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Palatino Linotype" svg:font-family="Palatino Linotype" style:font-family-generic="roman" style:font-pitch="variable" svg:panose-1="2 4 5 2 5 5 5 3 3 4"/>
    <style:font-face style:name="Tahoma" svg:font-family="Tahoma" style:font-family-generic="swiss" style:font-pitch="variable" svg:panose-1="2 11 6 4 3 5 4 4 2 4"/>
    <style:font-face style:name="Gill Sans MT" svg:font-family="Gill Sans MT" style:font-family-generic="swiss" style:font-pitch="variable" svg:panose-1="2 11 5 2 2 1 4 2 2 3"/>
    <style:font-face style:name="Segoe UI Symbol" svg:font-family="Segoe UI Symbol" style:font-family-generic="swiss" style:font-pitch="variable" svg:panose-1="2 11 5 2 4 2 4 2 2 3"/>
    <style:font-face style:name="Lucida Sans" svg:font-family="Lucida Sans" style:font-family-generic="swiss" style:font-pitch="variable" svg:panose-1="2 11 6 2 3 5 4 2 2 4"/>
    <style:font-face style:name="Lucida Sans Unicode" svg:font-family="Lucida Sans Unicode" style:font-family-generic="swiss" style:font-pitch="variable" svg:panose-1="2 11 6 2 3 5 4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4743in" text:min-label-width="0.1187in" text:list-level-position-and-space-mode="label-alignment">
          <style:list-level-label-alignment text:label-followed-by="listtab" fo:margin-left="0.593in" fo:text-indent="-0.1187in"/>
        </style:list-level-properties>
        <style:text-properties style:font-name="Gill Sans MT"/>
      </text:list-level-style-bullet>
      <text:list-level-style-bullet text:level="2" text:style-name="WW_CharLFO1LVL2" text:bullet-char="•">
        <style:list-level-properties text:space-before="1.0763in" text:min-label-width="0.1187in" text:list-level-position-and-space-mode="label-alignment">
          <style:list-level-label-alignment text:label-followed-by="listtab" fo:margin-left="1.1951in" fo:text-indent="-0.1187in"/>
        </style:list-level-properties>
      </text:list-level-style-bullet>
      <text:list-level-style-bullet text:level="3" text:style-name="WW_CharLFO1LVL3" text:bullet-char="•">
        <style:list-level-properties text:space-before="1.6743in" text:min-label-width="0.1187in" text:list-level-position-and-space-mode="label-alignment">
          <style:list-level-label-alignment text:label-followed-by="listtab" fo:margin-left="1.793in" fo:text-indent="-0.1187in"/>
        </style:list-level-properties>
      </text:list-level-style-bullet>
      <text:list-level-style-bullet text:level="4" text:style-name="WW_CharLFO1LVL4" text:bullet-char="•">
        <style:list-level-properties text:space-before="2.2722in" text:min-label-width="0.1187in" text:list-level-position-and-space-mode="label-alignment">
          <style:list-level-label-alignment text:label-followed-by="listtab" fo:margin-left="2.3909in" fo:text-indent="-0.1187in"/>
        </style:list-level-properties>
      </text:list-level-style-bullet>
      <text:list-level-style-bullet text:level="5" text:style-name="WW_CharLFO1LVL5" text:bullet-char="•">
        <style:list-level-properties text:space-before="2.8701in" text:min-label-width="0.1187in" text:list-level-position-and-space-mode="label-alignment">
          <style:list-level-label-alignment text:label-followed-by="listtab" fo:margin-left="2.9888in" fo:text-indent="-0.1187in"/>
        </style:list-level-properties>
      </text:list-level-style-bullet>
      <text:list-level-style-bullet text:level="6" text:style-name="WW_CharLFO1LVL6" text:bullet-char="•">
        <style:list-level-properties text:space-before="3.468in" text:min-label-width="0.1187in" text:list-level-position-and-space-mode="label-alignment">
          <style:list-level-label-alignment text:label-followed-by="listtab" fo:margin-left="3.5868in" fo:text-indent="-0.1187in"/>
        </style:list-level-properties>
      </text:list-level-style-bullet>
      <text:list-level-style-bullet text:level="7" text:style-name="WW_CharLFO1LVL7" text:bullet-char="•">
        <style:list-level-properties text:space-before="4.0666in" text:min-label-width="0.1187in" text:list-level-position-and-space-mode="label-alignment">
          <style:list-level-label-alignment text:label-followed-by="listtab" fo:margin-left="4.1854in" fo:text-indent="-0.1187in"/>
        </style:list-level-properties>
      </text:list-level-style-bullet>
      <text:list-level-style-bullet text:level="8" text:style-name="WW_CharLFO1LVL8" text:bullet-char="•">
        <style:list-level-properties text:space-before="4.6645in" text:min-label-width="0.1187in" text:list-level-position-and-space-mode="label-alignment">
          <style:list-level-label-alignment text:label-followed-by="listtab" fo:margin-left="4.7833in" fo:text-indent="-0.1187in"/>
        </style:list-level-properties>
      </text:list-level-style-bullet>
      <text:list-level-style-bullet text:level="9" text:style-name="WW_CharLFO1LVL9" text:bullet-char="•">
        <style:list-level-properties text:space-before="5.2625in" text:min-label-width="0.1187in" text:list-level-position-and-space-mode="label-alignment">
          <style:list-level-label-alignment text:label-followed-by="listtab" fo:margin-left="5.3812in" fo:text-indent="-0.1187in"/>
        </style:list-level-properties>
      </text:list-level-style-bullet>
    </text:list-style>
    <text:list-style style:name="LFO2">
      <text:list-level-style-bullet text:level="1" text:style-name="WW_CharLFO2LVL1" text:bullet-char="•">
        <style:list-level-properties text:space-before="0.4743in" text:min-label-width="0.1187in" text:list-level-position-and-space-mode="label-alignment">
          <style:list-level-label-alignment text:label-followed-by="listtab" fo:margin-left="0.593in" fo:text-indent="-0.1187in"/>
        </style:list-level-properties>
        <style:text-properties style:font-name="Tahoma"/>
      </text:list-level-style-bullet>
      <text:list-level-style-bullet text:level="2" text:style-name="WW_CharLFO2LVL2" text:bullet-char="•">
        <style:list-level-properties text:space-before="1.0763in" text:min-label-width="0.1187in" text:list-level-position-and-space-mode="label-alignment">
          <style:list-level-label-alignment text:label-followed-by="listtab" fo:margin-left="1.1951in" fo:text-indent="-0.1187in"/>
        </style:list-level-properties>
      </text:list-level-style-bullet>
      <text:list-level-style-bullet text:level="3" text:style-name="WW_CharLFO2LVL3" text:bullet-char="•">
        <style:list-level-properties text:space-before="1.6743in" text:min-label-width="0.1187in" text:list-level-position-and-space-mode="label-alignment">
          <style:list-level-label-alignment text:label-followed-by="listtab" fo:margin-left="1.793in" fo:text-indent="-0.1187in"/>
        </style:list-level-properties>
      </text:list-level-style-bullet>
      <text:list-level-style-bullet text:level="4" text:style-name="WW_CharLFO2LVL4" text:bullet-char="•">
        <style:list-level-properties text:space-before="2.2722in" text:min-label-width="0.1187in" text:list-level-position-and-space-mode="label-alignment">
          <style:list-level-label-alignment text:label-followed-by="listtab" fo:margin-left="2.3909in" fo:text-indent="-0.1187in"/>
        </style:list-level-properties>
      </text:list-level-style-bullet>
      <text:list-level-style-bullet text:level="5" text:style-name="WW_CharLFO2LVL5" text:bullet-char="•">
        <style:list-level-properties text:space-before="2.8701in" text:min-label-width="0.1187in" text:list-level-position-and-space-mode="label-alignment">
          <style:list-level-label-alignment text:label-followed-by="listtab" fo:margin-left="2.9888in" fo:text-indent="-0.1187in"/>
        </style:list-level-properties>
      </text:list-level-style-bullet>
      <text:list-level-style-bullet text:level="6" text:style-name="WW_CharLFO2LVL6" text:bullet-char="•">
        <style:list-level-properties text:space-before="3.468in" text:min-label-width="0.1187in" text:list-level-position-and-space-mode="label-alignment">
          <style:list-level-label-alignment text:label-followed-by="listtab" fo:margin-left="3.5868in" fo:text-indent="-0.1187in"/>
        </style:list-level-properties>
      </text:list-level-style-bullet>
      <text:list-level-style-bullet text:level="7" text:style-name="WW_CharLFO2LVL7" text:bullet-char="•">
        <style:list-level-properties text:space-before="4.0666in" text:min-label-width="0.1187in" text:list-level-position-and-space-mode="label-alignment">
          <style:list-level-label-alignment text:label-followed-by="listtab" fo:margin-left="4.1854in" fo:text-indent="-0.1187in"/>
        </style:list-level-properties>
      </text:list-level-style-bullet>
      <text:list-level-style-bullet text:level="8" text:style-name="WW_CharLFO2LVL8" text:bullet-char="•">
        <style:list-level-properties text:space-before="4.6645in" text:min-label-width="0.1187in" text:list-level-position-and-space-mode="label-alignment">
          <style:list-level-label-alignment text:label-followed-by="listtab" fo:margin-left="4.7833in" fo:text-indent="-0.1187in"/>
        </style:list-level-properties>
      </text:list-level-style-bullet>
      <text:list-level-style-bullet text:level="9" text:style-name="WW_CharLFO2LVL9" text:bullet-char="•">
        <style:list-level-properties text:space-before="5.2625in" text:min-label-width="0.1187in" text:list-level-position-and-space-mode="label-alignment">
          <style:list-level-label-alignment text:label-followed-by="listtab" fo:margin-left="5.3812in" fo:text-indent="-0.1187in"/>
        </style:list-level-properties>
      </text:list-level-style-bullet>
    </text:list-style>
    <text:list-style style:name="LFO3">
      <text:list-level-style-bullet text:level="1" text:style-name="WW_CharLFO3LVL1" text:bullet-char="•">
        <style:list-level-properties text:space-before="0.277in" text:min-label-width="0.1187in" text:list-level-position-and-space-mode="label-alignment">
          <style:list-level-label-alignment text:label-followed-by="listtab" fo:margin-left="0.3958in" fo:text-indent="-0.1187in"/>
        </style:list-level-properties>
        <style:text-properties style:font-name="Gill Sans MT"/>
      </text:list-level-style-bullet>
      <text:list-level-style-bullet text:level="2" text:style-name="WW_CharLFO3LVL2" text:bullet-char="•">
        <style:list-level-properties text:space-before="0.9013in" text:min-label-width="0.1187in" text:list-level-position-and-space-mode="label-alignment">
          <style:list-level-label-alignment text:label-followed-by="listtab" fo:margin-left="1.0201in" fo:text-indent="-0.1187in"/>
        </style:list-level-properties>
      </text:list-level-style-bullet>
      <text:list-level-style-bullet text:level="3" text:style-name="WW_CharLFO3LVL3" text:bullet-char="•">
        <style:list-level-properties text:space-before="1.5187in" text:min-label-width="0.1187in" text:list-level-position-and-space-mode="label-alignment">
          <style:list-level-label-alignment text:label-followed-by="listtab" fo:margin-left="1.6375in" fo:text-indent="-0.1187in"/>
        </style:list-level-properties>
      </text:list-level-style-bullet>
      <text:list-level-style-bullet text:level="4" text:style-name="WW_CharLFO3LVL4" text:bullet-char="•">
        <style:list-level-properties text:space-before="2.1361in" text:min-label-width="0.1187in" text:list-level-position-and-space-mode="label-alignment">
          <style:list-level-label-alignment text:label-followed-by="listtab" fo:margin-left="2.2548in" fo:text-indent="-0.1187in"/>
        </style:list-level-properties>
      </text:list-level-style-bullet>
      <text:list-level-style-bullet text:level="5" text:style-name="WW_CharLFO3LVL5" text:bullet-char="•">
        <style:list-level-properties text:space-before="2.7534in" text:min-label-width="0.1187in" text:list-level-position-and-space-mode="label-alignment">
          <style:list-level-label-alignment text:label-followed-by="listtab" fo:margin-left="2.8722in" fo:text-indent="-0.1187in"/>
        </style:list-level-properties>
      </text:list-level-style-bullet>
      <text:list-level-style-bullet text:level="6" text:style-name="WW_CharLFO3LVL6" text:bullet-char="•">
        <style:list-level-properties text:space-before="3.3708in" text:min-label-width="0.1187in" text:list-level-position-and-space-mode="label-alignment">
          <style:list-level-label-alignment text:label-followed-by="listtab" fo:margin-left="3.4895in" fo:text-indent="-0.1187in"/>
        </style:list-level-properties>
      </text:list-level-style-bullet>
      <text:list-level-style-bullet text:level="7" text:style-name="WW_CharLFO3LVL7" text:bullet-char="•">
        <style:list-level-properties text:space-before="3.9888in" text:min-label-width="0.1187in" text:list-level-position-and-space-mode="label-alignment">
          <style:list-level-label-alignment text:label-followed-by="listtab" fo:margin-left="4.1076in" fo:text-indent="-0.1187in"/>
        </style:list-level-properties>
      </text:list-level-style-bullet>
      <text:list-level-style-bullet text:level="8" text:style-name="WW_CharLFO3LVL8" text:bullet-char="•">
        <style:list-level-properties text:space-before="4.6062in" text:min-label-width="0.1187in" text:list-level-position-and-space-mode="label-alignment">
          <style:list-level-label-alignment text:label-followed-by="listtab" fo:margin-left="4.725in" fo:text-indent="-0.1187in"/>
        </style:list-level-properties>
      </text:list-level-style-bullet>
      <text:list-level-style-bullet text:level="9" text:style-name="WW_CharLFO3LVL9" text:bullet-char="•">
        <style:list-level-properties text:space-before="5.2236in" text:min-label-width="0.1187in" text:list-level-position-and-space-mode="label-alignment">
          <style:list-level-label-alignment text:label-followed-by="listtab" fo:margin-left="5.3423in" fo:text-indent="-0.1187in"/>
        </style:list-level-properties>
      </text:list-level-style-bullet>
    </text:list-style>
    <text:list-style style:name="LFO4">
      <text:list-level-style-bullet text:level="1" text:style-name="WW_CharLFO4LVL1" text:bullet-char="-">
        <style:list-level-properties text:space-before="0.4743in" text:min-label-width="0.1187in" text:list-level-position-and-space-mode="label-alignment">
          <style:list-level-label-alignment text:label-followed-by="listtab" fo:margin-left="0.593in" fo:text-indent="-0.1187in"/>
        </style:list-level-properties>
        <style:text-properties style:font-name="Tahoma"/>
      </text:list-level-style-bullet>
      <text:list-level-style-bullet text:level="2" text:style-name="WW_CharLFO4LVL2" text:bullet-char="•">
        <style:list-level-properties text:space-before="1.0763in" text:min-label-width="0.1187in" text:list-level-position-and-space-mode="label-alignment">
          <style:list-level-label-alignment text:label-followed-by="listtab" fo:margin-left="1.1951in" fo:text-indent="-0.1187in"/>
        </style:list-level-properties>
      </text:list-level-style-bullet>
      <text:list-level-style-bullet text:level="3" text:style-name="WW_CharLFO4LVL3" text:bullet-char="•">
        <style:list-level-properties text:space-before="1.6743in" text:min-label-width="0.1187in" text:list-level-position-and-space-mode="label-alignment">
          <style:list-level-label-alignment text:label-followed-by="listtab" fo:margin-left="1.793in" fo:text-indent="-0.1187in"/>
        </style:list-level-properties>
      </text:list-level-style-bullet>
      <text:list-level-style-bullet text:level="4" text:style-name="WW_CharLFO4LVL4" text:bullet-char="•">
        <style:list-level-properties text:space-before="2.2722in" text:min-label-width="0.1187in" text:list-level-position-and-space-mode="label-alignment">
          <style:list-level-label-alignment text:label-followed-by="listtab" fo:margin-left="2.3909in" fo:text-indent="-0.1187in"/>
        </style:list-level-properties>
      </text:list-level-style-bullet>
      <text:list-level-style-bullet text:level="5" text:style-name="WW_CharLFO4LVL5" text:bullet-char="•">
        <style:list-level-properties text:space-before="2.8701in" text:min-label-width="0.1187in" text:list-level-position-and-space-mode="label-alignment">
          <style:list-level-label-alignment text:label-followed-by="listtab" fo:margin-left="2.9888in" fo:text-indent="-0.1187in"/>
        </style:list-level-properties>
      </text:list-level-style-bullet>
      <text:list-level-style-bullet text:level="6" text:style-name="WW_CharLFO4LVL6" text:bullet-char="•">
        <style:list-level-properties text:space-before="3.468in" text:min-label-width="0.1187in" text:list-level-position-and-space-mode="label-alignment">
          <style:list-level-label-alignment text:label-followed-by="listtab" fo:margin-left="3.5868in" fo:text-indent="-0.1187in"/>
        </style:list-level-properties>
      </text:list-level-style-bullet>
      <text:list-level-style-bullet text:level="7" text:style-name="WW_CharLFO4LVL7" text:bullet-char="•">
        <style:list-level-properties text:space-before="4.0666in" text:min-label-width="0.1187in" text:list-level-position-and-space-mode="label-alignment">
          <style:list-level-label-alignment text:label-followed-by="listtab" fo:margin-left="4.1854in" fo:text-indent="-0.1187in"/>
        </style:list-level-properties>
      </text:list-level-style-bullet>
      <text:list-level-style-bullet text:level="8" text:style-name="WW_CharLFO4LVL8" text:bullet-char="•">
        <style:list-level-properties text:space-before="4.6645in" text:min-label-width="0.1187in" text:list-level-position-and-space-mode="label-alignment">
          <style:list-level-label-alignment text:label-followed-by="listtab" fo:margin-left="4.7833in" fo:text-indent="-0.1187in"/>
        </style:list-level-properties>
      </text:list-level-style-bullet>
      <text:list-level-style-bullet text:level="9" text:style-name="WW_CharLFO4LVL9" text:bullet-char="•">
        <style:list-level-properties text:space-before="5.2625in" text:min-label-width="0.1187in" text:list-level-position-and-space-mode="label-alignment">
          <style:list-level-label-alignment text:label-followed-by="listtab" fo:margin-left="5.3812in" fo:text-indent="-0.1187in"/>
        </style:list-level-properties>
      </text:list-level-style-bullet>
    </text:list-style>
    <text:list-style style:name="LFO5">
      <text:list-level-style-bullet text:level="1" text:style-name="WW_CharLFO5LVL1" text:bullet-char="•">
        <style:list-level-properties text:space-before="0.277in" text:min-label-width="0.1187in" text:list-level-position-and-space-mode="label-alignment">
          <style:list-level-label-alignment text:label-followed-by="listtab" fo:margin-left="0.3958in" fo:text-indent="-0.1187in"/>
        </style:list-level-properties>
        <style:text-properties style:font-name="Gill Sans MT"/>
      </text:list-level-style-bullet>
      <text:list-level-style-bullet text:level="2" text:style-name="WW_CharLFO5LVL2" text:bullet-char="•">
        <style:list-level-properties text:space-before="0.4743in" text:min-label-width="0.1187in" text:list-level-position-and-space-mode="label-alignment">
          <style:list-level-label-alignment text:label-followed-by="listtab" fo:margin-left="0.593in" fo:text-indent="-0.1187in"/>
        </style:list-level-properties>
        <style:text-properties style:font-name="Gill Sans MT"/>
      </text:list-level-style-bullet>
      <text:list-level-style-bullet text:level="3" text:style-name="WW_CharLFO5LVL3" text:bullet-char="•">
        <style:list-level-properties text:space-before="1.1423in" text:min-label-width="0.1187in" text:list-level-position-and-space-mode="label-alignment">
          <style:list-level-label-alignment text:label-followed-by="listtab" fo:margin-left="1.2611in" fo:text-indent="-0.1187in"/>
        </style:list-level-properties>
      </text:list-level-style-bullet>
      <text:list-level-style-bullet text:level="4" text:style-name="WW_CharLFO5LVL4" text:bullet-char="•">
        <style:list-level-properties text:space-before="1.8069in" text:min-label-width="0.1187in" text:list-level-position-and-space-mode="label-alignment">
          <style:list-level-label-alignment text:label-followed-by="listtab" fo:margin-left="1.9256in" fo:text-indent="-0.1187in"/>
        </style:list-level-properties>
      </text:list-level-style-bullet>
      <text:list-level-style-bullet text:level="5" text:style-name="WW_CharLFO5LVL5" text:bullet-char="•">
        <style:list-level-properties text:space-before="2.4715in" text:min-label-width="0.1187in" text:list-level-position-and-space-mode="label-alignment">
          <style:list-level-label-alignment text:label-followed-by="listtab" fo:margin-left="2.5902in" fo:text-indent="-0.1187in"/>
        </style:list-level-properties>
      </text:list-level-style-bullet>
      <text:list-level-style-bullet text:level="6" text:style-name="WW_CharLFO5LVL6" text:bullet-char="•">
        <style:list-level-properties text:space-before="3.1361in" text:min-label-width="0.1187in" text:list-level-position-and-space-mode="label-alignment">
          <style:list-level-label-alignment text:label-followed-by="listtab" fo:margin-left="3.2548in" fo:text-indent="-0.1187in"/>
        </style:list-level-properties>
      </text:list-level-style-bullet>
      <text:list-level-style-bullet text:level="7" text:style-name="WW_CharLFO5LVL7" text:bullet-char="•">
        <style:list-level-properties text:space-before="3.8006in" text:min-label-width="0.1187in" text:list-level-position-and-space-mode="label-alignment">
          <style:list-level-label-alignment text:label-followed-by="listtab" fo:margin-left="3.9194in" fo:text-indent="-0.1187in"/>
        </style:list-level-properties>
      </text:list-level-style-bullet>
      <text:list-level-style-bullet text:level="8" text:style-name="WW_CharLFO5LVL8" text:bullet-char="•">
        <style:list-level-properties text:space-before="4.4652in" text:min-label-width="0.1187in" text:list-level-position-and-space-mode="label-alignment">
          <style:list-level-label-alignment text:label-followed-by="listtab" fo:margin-left="4.584in" fo:text-indent="-0.1187in"/>
        </style:list-level-properties>
      </text:list-level-style-bullet>
      <text:list-level-style-bullet text:level="9" text:style-name="WW_CharLFO5LVL9" text:bullet-char="•">
        <style:list-level-properties text:space-before="5.1291in" text:min-label-width="0.1187in" text:list-level-position-and-space-mode="label-alignment">
          <style:list-level-label-alignment text:label-followed-by="listtab" fo:margin-left="5.2479in" fo:text-indent="-0.1187in"/>
        </style:list-level-properties>
      </text:list-level-style-bullet>
    </text:list-style>
    <style:style style:name="P1" style:parent-style-name="Corpodetexto" style:master-page-name="MP0" style:family="paragraph">
      <style:paragraph-properties style:page-number="77"/>
    </style:style>
    <style:style style:name="T23" style:parent-style-name="Fonteparág.padrão" style:family="text">
      <style:text-properties fo:language="en" fo:country="US" style:language-asian="en" style:country-asian="US" style:language-complex="ar" style:country-complex="SA"/>
    </style:style>
    <style:style style:name="P24" style:parent-style-name="Corpodetexto" style:family="paragraph">
      <style:text-properties style:font-name="Times New Roman" fo:font-size="10pt" style:font-size-asian="10pt"/>
    </style:style>
    <style:style style:name="P25" style:parent-style-name="Corpodetexto" style:family="paragraph">
      <style:text-properties style:font-name="Times New Roman" fo:font-size="10pt" style:font-size-asian="10pt"/>
    </style:style>
    <style:style style:name="P26" style:parent-style-name="Corpodetexto" style:family="paragraph">
      <style:text-properties style:font-name="Times New Roman" fo:font-size="10pt" style:font-size-asian="10pt"/>
    </style:style>
    <style:style style:name="P27" style:parent-style-name="Corpodetexto" style:family="paragraph">
      <style:text-properties style:font-name="Times New Roman" fo:font-size="10pt" style:font-size-asian="10pt"/>
    </style:style>
    <style:style style:name="P28" style:parent-style-name="Corpodetexto" style:family="paragraph">
      <style:text-properties style:font-name="Times New Roman" fo:font-size="10pt" style:font-size-asian="10pt"/>
    </style:style>
    <style:style style:name="P29" style:parent-style-name="Corpodetexto" style:family="paragraph">
      <style:text-properties style:font-name="Times New Roman" fo:font-size="10pt" style:font-size-asian="10pt"/>
    </style:style>
    <style:style style:name="P30" style:parent-style-name="Corpodetexto" style:family="paragraph">
      <style:text-properties style:font-name="Times New Roman" fo:font-size="10pt" style:font-size-asian="10pt"/>
    </style:style>
    <style:style style:name="P31" style:parent-style-name="Corpodetexto" style:family="paragraph">
      <style:text-properties style:font-name="Times New Roman" fo:font-size="10pt" style:font-size-asian="10pt"/>
    </style:style>
    <style:style style:name="P32" style:parent-style-name="Corpodetexto" style:family="paragraph">
      <style:paragraph-properties fo:margin-top="0.0055in"/>
      <style:text-properties style:font-name="Times New Roman" fo:font-size="13pt" style:font-size-asian="13pt"/>
    </style:style>
    <style:style style:name="P33" style:parent-style-name="Normal" style:family="paragraph">
      <style:paragraph-properties fo:margin-top="0.0687in" fo:line-height="97%" fo:margin-left="0.2777in" fo:margin-right="3.2715in">
        <style:tab-stops/>
      </style:paragraph-properties>
    </style:style>
    <style:style style:name="T34" style:parent-style-name="Fonteparág.padrão" style:family="text">
      <style:text-properties fo:language="en" fo:country="US" style:language-asian="en" style:country-asian="US" style:language-complex="ar" style:country-complex="SA"/>
    </style:style>
    <style:style style:name="T35" style:parent-style-name="Fonteparág.padrão" style:family="text">
      <style:text-properties fo:language="en" fo:country="US" style:language-asian="en" style:country-asian="US" style:language-complex="ar" style:country-complex="SA"/>
    </style:style>
    <style:style style:name="P36" style:parent-style-name="Normal" style:family="paragraph">
      <style:paragraph-properties fo:margin-top="0.0104in" fo:margin-left="0.0138in">
        <style:tab-stops/>
      </style:paragraph-properties>
    </style:style>
    <style:style style:name="T37" style:parent-style-name="Fonteparág.padrão" style:family="text">
      <style:text-properties style:font-name="Gill Sans MT" fo:color="#EAAF9D" style:text-scale="95%" fo:font-size="6pt" style:font-size-asian="6pt"/>
    </style:style>
    <style:style style:name="T38" style:parent-style-name="Fonteparág.padrão" style:family="text">
      <style:text-properties style:font-name="Arial" fo:color="#C9302E" style:text-scale="85%" fo:font-size="16pt" style:font-size-asian="16pt"/>
    </style:style>
    <style:style style:name="T39" style:parent-style-name="Fonteparág.padrão" style:family="text">
      <style:text-properties style:font-name="Arial" fo:color="#C9302E" style:text-scale="95%" fo:font-size="16pt" style:font-size-asian="16pt"/>
    </style:style>
    <style:style style:name="P40" style:parent-style-name="Corpodetexto" style:family="paragraph">
      <style:paragraph-properties fo:margin-top="0.0006in"/>
      <style:text-properties style:font-name="Arial" fo:font-size="24pt" style:font-size-asian="24pt"/>
    </style:style>
    <style:style style:name="P41" style:parent-style-name="Título2" style:family="paragraph">
      <style:paragraph-properties fo:margin-left="0.2777in">
        <style:tab-stops/>
      </style:paragraph-properties>
    </style:style>
    <style:style style:name="T42" style:parent-style-name="Fonteparág.padrão" style:family="text">
      <style:text-properties fo:color="#C9302E" style:text-scale="95%"/>
    </style:style>
    <style:style style:name="P43" style:parent-style-name="Corpodetexto" style:family="paragraph">
      <style:paragraph-properties fo:margin-top="0.0041in"/>
      <style:text-properties style:font-name="Arial" fo:font-size="13.5pt" style:font-size-asian="13.5pt"/>
    </style:style>
    <style:style style:name="P44" style:parent-style-name="Corpodetexto" style:family="paragraph">
      <style:paragraph-properties fo:text-align="justify" fo:margin-top="0.0006in" fo:line-height="120%" fo:margin-left="0.2777in" fo:margin-right="0.9791in">
        <style:tab-stops/>
      </style:paragraph-properties>
    </style:style>
    <style:style style:name="T45" style:parent-style-name="Fonteparág.padrão" style:family="text">
      <style:text-properties fo:color="#231F20"/>
    </style:style>
    <style:style style:name="T46" style:parent-style-name="Fonteparág.padrão" style:family="text">
      <style:text-properties fo:color="#231F20" fo:letter-spacing="0.002in"/>
    </style:style>
    <style:style style:name="T47" style:parent-style-name="Fonteparág.padrão" style:family="text">
      <style:text-properties fo:color="#231F20"/>
    </style:style>
    <style:style style:name="T48" style:parent-style-name="Fonteparág.padrão" style:family="text">
      <style:text-properties fo:color="#231F20" fo:letter-spacing="0.002in"/>
    </style:style>
    <style:style style:name="T49" style:parent-style-name="Fonteparág.padrão" style:family="text">
      <style:text-properties fo:color="#231F20"/>
    </style:style>
    <style:style style:name="T50" style:parent-style-name="Fonteparág.padrão" style:family="text">
      <style:text-properties fo:color="#231F20" fo:letter-spacing="0.002in"/>
    </style:style>
    <style:style style:name="T51" style:parent-style-name="Fonteparág.padrão" style:family="text">
      <style:text-properties fo:color="#231F20" fo:letter-spacing="0.002in"/>
    </style:style>
    <style:style style:name="T52" style:parent-style-name="Fonteparág.padrão" style:family="text">
      <style:text-properties fo:color="#231F20" fo:letter-spacing="0.002in"/>
    </style:style>
    <style:style style:name="T53" style:parent-style-name="Fonteparág.padrão" style:family="text">
      <style:text-properties fo:color="#231F20" fo:letter-spacing="0.0013in"/>
    </style:style>
    <style:style style:name="T54" style:parent-style-name="Fonteparág.padrão" style:family="text">
      <style:text-properties fo:color="#231F20" fo:letter-spacing="0.002in"/>
    </style:style>
    <style:style style:name="T55" style:parent-style-name="Fonteparág.padrão" style:family="text">
      <style:text-properties fo:color="#231F20"/>
    </style:style>
    <style:style style:name="T56" style:parent-style-name="Fonteparág.padrão" style:family="text">
      <style:text-properties fo:color="#231F20" fo:letter-spacing="0.002in"/>
    </style:style>
    <style:style style:name="T57" style:parent-style-name="Fonteparág.padrão" style:family="text">
      <style:text-properties fo:color="#231F20"/>
    </style:style>
    <style:style style:name="T58" style:parent-style-name="Fonteparág.padrão" style:family="text">
      <style:text-properties fo:color="#231F20" fo:letter-spacing="0.0027in"/>
    </style:style>
    <style:style style:name="T59" style:parent-style-name="Fonteparág.padrão" style:family="text">
      <style:text-properties fo:color="#231F20" fo:letter-spacing="0.0013in"/>
    </style:style>
    <style:style style:name="T60" style:parent-style-name="Fonteparág.padrão" style:family="text">
      <style:text-properties fo:color="#231F20"/>
    </style:style>
    <style:style style:name="T61" style:parent-style-name="Fonteparág.padrão" style:family="text">
      <style:text-properties fo:color="#231F20" fo:letter-spacing="0.002in"/>
    </style:style>
    <style:style style:name="T62" style:parent-style-name="Fonteparág.padrão" style:family="text">
      <style:text-properties fo:color="#231F20"/>
    </style:style>
    <style:style style:name="T63" style:parent-style-name="Fonteparág.padrão" style:family="text">
      <style:text-properties fo:color="#231F20" fo:letter-spacing="0.002in"/>
    </style:style>
    <style:style style:name="T64" style:parent-style-name="Fonteparág.padrão" style:family="text">
      <style:text-properties fo:color="#231F20"/>
    </style:style>
    <style:style style:name="T65" style:parent-style-name="Fonteparág.padrão" style:family="text">
      <style:text-properties fo:color="#231F20" fo:letter-spacing="0.002in"/>
    </style:style>
    <style:style style:name="T66" style:parent-style-name="Fonteparág.padrão" style:family="text">
      <style:text-properties fo:color="#231F20" fo:letter-spacing="0.002in"/>
    </style:style>
    <style:style style:name="T67" style:parent-style-name="Fonteparág.padrão" style:family="text">
      <style:text-properties fo:color="#231F20" fo:letter-spacing="0.002in"/>
    </style:style>
    <style:style style:name="T68" style:parent-style-name="Fonteparág.padrão" style:family="text">
      <style:text-properties fo:color="#231F20"/>
    </style:style>
    <style:style style:name="T69" style:parent-style-name="Fonteparág.padrão" style:family="text">
      <style:text-properties fo:color="#231F20" fo:letter-spacing="0.002in"/>
    </style:style>
    <style:style style:name="T70" style:parent-style-name="Fonteparág.padrão" style:family="text">
      <style:text-properties fo:color="#231F20"/>
    </style:style>
    <style:style style:name="T71" style:parent-style-name="Fonteparág.padrão" style:family="text">
      <style:text-properties fo:color="#231F20" fo:letter-spacing="0.0027in"/>
    </style:style>
    <style:style style:name="T72" style:parent-style-name="Fonteparág.padrão" style:family="text">
      <style:text-properties fo:color="#231F20"/>
    </style:style>
    <style:style style:name="T73" style:parent-style-name="Fonteparág.padrão" style:family="text">
      <style:text-properties fo:color="#231F20" fo:letter-spacing="0.002in"/>
    </style:style>
    <style:style style:name="T74" style:parent-style-name="Fonteparág.padrão" style:family="text">
      <style:text-properties fo:color="#231F20"/>
    </style:style>
    <style:style style:name="T75" style:parent-style-name="Fonteparág.padrão" style:family="text">
      <style:text-properties fo:color="#231F20" fo:letter-spacing="0.002in"/>
    </style:style>
    <style:style style:name="T76" style:parent-style-name="Fonteparág.padrão" style:family="text">
      <style:text-properties fo:color="#231F20"/>
    </style:style>
    <style:style style:name="T77" style:parent-style-name="Fonteparág.padrão" style:family="text">
      <style:text-properties fo:color="#231F20" fo:letter-spacing="0.002in"/>
    </style:style>
    <style:style style:name="T78" style:parent-style-name="Fonteparág.padrão" style:family="text">
      <style:text-properties fo:color="#231F20"/>
    </style:style>
    <style:style style:name="T79" style:parent-style-name="Fonteparág.padrão" style:family="text">
      <style:text-properties fo:color="#231F20" fo:letter-spacing="0.0013in"/>
    </style:style>
    <style:style style:name="T80" style:parent-style-name="Fonteparág.padrão" style:family="text">
      <style:text-properties fo:color="#231F20" fo:letter-spacing="0.002in"/>
    </style:style>
    <style:style style:name="T81" style:parent-style-name="Fonteparág.padrão" style:family="text">
      <style:text-properties fo:color="#231F20"/>
    </style:style>
    <style:style style:name="T82" style:parent-style-name="Fonteparág.padrão" style:family="text">
      <style:text-properties fo:color="#231F20" fo:letter-spacing="0.0013in"/>
    </style:style>
    <style:style style:name="T83" style:parent-style-name="Fonteparág.padrão" style:family="text">
      <style:text-properties fo:color="#231F20" fo:letter-spacing="0.0027in"/>
    </style:style>
    <style:style style:name="T84" style:parent-style-name="Fonteparág.padrão" style:family="text">
      <style:text-properties fo:color="#231F20" fo:letter-spacing="0.002in"/>
    </style:style>
    <style:style style:name="T85" style:parent-style-name="Fonteparág.padrão" style:family="text">
      <style:text-properties fo:color="#231F20"/>
    </style:style>
    <style:style style:name="T86" style:parent-style-name="Fonteparág.padrão" style:family="text">
      <style:text-properties fo:color="#231F20" fo:letter-spacing="0.002in"/>
    </style:style>
    <style:style style:name="T87" style:parent-style-name="Fonteparág.padrão" style:family="text">
      <style:text-properties fo:color="#231F20"/>
    </style:style>
    <style:style style:name="T88" style:parent-style-name="Fonteparág.padrão" style:family="text">
      <style:text-properties fo:color="#231F20" fo:letter-spacing="0.002in"/>
    </style:style>
    <style:style style:name="T89" style:parent-style-name="Fonteparág.padrão" style:family="text">
      <style:text-properties fo:color="#231F20" fo:letter-spacing="0.0013in"/>
    </style:style>
    <style:style style:name="T90" style:parent-style-name="Fonteparág.padrão" style:family="text">
      <style:text-properties fo:color="#231F20" fo:letter-spacing="0.002in"/>
    </style:style>
    <style:style style:name="T91" style:parent-style-name="Fonteparág.padrão" style:family="text">
      <style:text-properties fo:color="#231F20"/>
    </style:style>
    <style:style style:name="T92" style:parent-style-name="Fonteparág.padrão" style:family="text">
      <style:text-properties fo:color="#231F20" fo:letter-spacing="0.0013in"/>
    </style:style>
    <style:style style:name="T93" style:parent-style-name="Fonteparág.padrão" style:family="text">
      <style:text-properties fo:color="#231F20" fo:letter-spacing="-0.0152in"/>
    </style:style>
    <style:style style:name="T94" style:parent-style-name="Fonteparág.padrão" style:family="text">
      <style:text-properties fo:color="#231F20" fo:letter-spacing="0.0027in"/>
    </style:style>
    <style:style style:name="P95" style:parent-style-name="Corpodetexto" style:family="paragraph">
      <style:paragraph-properties fo:text-align="justify" fo:margin-top="0.0687in" fo:line-height="120%" fo:margin-left="0.2777in" fo:margin-right="0.9791in">
        <style:tab-stops/>
      </style:paragraph-properties>
    </style:style>
    <style:style style:name="T96" style:parent-style-name="Fonteparág.padrão" style:family="text">
      <style:text-properties fo:color="#231F20"/>
    </style:style>
    <style:style style:name="T97" style:parent-style-name="Fonteparág.padrão" style:family="text">
      <style:text-properties fo:color="#231F20" fo:letter-spacing="-0.0048in"/>
    </style:style>
    <style:style style:name="T98" style:parent-style-name="Fonteparág.padrão" style:family="text">
      <style:text-properties fo:color="#231F20" fo:letter-spacing="0.002in"/>
    </style:style>
    <style:style style:name="T99" style:parent-style-name="Fonteparág.padrão" style:family="text">
      <style:text-properties fo:color="#231F20" fo:letter-spacing="-0.0041in"/>
    </style:style>
    <style:style style:name="T100" style:parent-style-name="Fonteparág.padrão" style:family="text">
      <style:text-properties fo:color="#231F20" fo:letter-spacing="0.0013in"/>
    </style:style>
    <style:style style:name="T101" style:parent-style-name="Fonteparág.padrão" style:family="text">
      <style:text-properties fo:color="#231F20" fo:letter-spacing="-0.0041in"/>
    </style:style>
    <style:style style:name="T102" style:parent-style-name="Fonteparág.padrão" style:family="text">
      <style:text-properties fo:color="#231F20" fo:letter-spacing="0.002in"/>
    </style:style>
    <style:style style:name="T103" style:parent-style-name="Fonteparág.padrão" style:family="text">
      <style:text-properties fo:color="#231F20" fo:letter-spacing="0.002in"/>
    </style:style>
    <style:style style:name="T104" style:parent-style-name="Fonteparág.padrão" style:family="text">
      <style:text-properties fo:color="#231F20" fo:letter-spacing="-0.0041in"/>
    </style:style>
    <style:style style:name="T105" style:parent-style-name="Fonteparág.padrão" style:family="text">
      <style:text-properties fo:color="#231F20"/>
    </style:style>
    <style:style style:name="T106" style:parent-style-name="Fonteparág.padrão" style:family="text">
      <style:text-properties fo:color="#231F20" fo:letter-spacing="-0.0041in"/>
    </style:style>
    <style:style style:name="T107" style:parent-style-name="Fonteparág.padrão" style:family="text">
      <style:text-properties fo:color="#231F20" fo:letter-spacing="0.002in"/>
    </style:style>
    <style:style style:name="T108" style:parent-style-name="Fonteparág.padrão" style:family="text">
      <style:text-properties fo:color="#231F20" fo:letter-spacing="-0.0041in"/>
    </style:style>
    <style:style style:name="T109" style:parent-style-name="Fonteparág.padrão" style:family="text">
      <style:text-properties fo:color="#231F20" fo:letter-spacing="0.002in"/>
    </style:style>
    <style:style style:name="T110" style:parent-style-name="Fonteparág.padrão" style:family="text">
      <style:text-properties fo:color="#231F20" fo:letter-spacing="-0.0041in"/>
    </style:style>
    <style:style style:name="T111" style:parent-style-name="Fonteparág.padrão" style:family="text">
      <style:text-properties fo:color="#231F20" fo:letter-spacing="0.0013in"/>
    </style:style>
    <style:style style:name="T112" style:parent-style-name="Fonteparág.padrão" style:family="text">
      <style:text-properties fo:color="#231F20" fo:letter-spacing="-0.0041in"/>
    </style:style>
    <style:style style:name="T113" style:parent-style-name="Fonteparág.padrão" style:family="text">
      <style:text-properties fo:color="#231F20" fo:letter-spacing="0.002in"/>
    </style:style>
    <style:style style:name="T114" style:parent-style-name="Fonteparág.padrão" style:family="text">
      <style:text-properties fo:color="#231F20" fo:letter-spacing="-0.0041in"/>
    </style:style>
    <style:style style:name="T115" style:parent-style-name="Fonteparág.padrão" style:family="text">
      <style:text-properties fo:color="#231F20" fo:letter-spacing="0.002in"/>
    </style:style>
    <style:style style:name="T116" style:parent-style-name="Fonteparág.padrão" style:family="text">
      <style:text-properties fo:color="#231F20" fo:letter-spacing="-0.0041in"/>
    </style:style>
    <style:style style:name="T117" style:parent-style-name="Fonteparág.padrão" style:family="text">
      <style:text-properties fo:color="#231F20" fo:letter-spacing="0.002in"/>
    </style:style>
    <style:style style:name="T118" style:parent-style-name="Fonteparág.padrão" style:family="text">
      <style:text-properties fo:color="#231F20" fo:letter-spacing="-0.0041in"/>
    </style:style>
    <style:style style:name="T119" style:parent-style-name="Fonteparág.padrão" style:family="text">
      <style:text-properties fo:color="#231F20" fo:letter-spacing="0.002in"/>
    </style:style>
    <style:style style:name="T120" style:parent-style-name="Fonteparág.padrão" style:family="text">
      <style:text-properties fo:color="#231F20" fo:letter-spacing="-0.0041in"/>
    </style:style>
    <style:style style:name="T121" style:parent-style-name="Fonteparág.padrão" style:family="text">
      <style:text-properties fo:color="#231F20" fo:letter-spacing="0.0027in"/>
    </style:style>
    <style:style style:name="T122" style:parent-style-name="Fonteparág.padrão" style:family="text">
      <style:text-properties fo:color="#231F20"/>
    </style:style>
    <style:style style:name="T123" style:parent-style-name="Fonteparág.padrão" style:family="text">
      <style:text-properties fo:color="#231F20" fo:letter-spacing="0.002in"/>
    </style:style>
    <style:style style:name="T124" style:parent-style-name="Fonteparág.padrão" style:family="text">
      <style:text-properties fo:color="#231F20" fo:letter-spacing="0.0013in"/>
    </style:style>
    <style:style style:name="T125" style:parent-style-name="Fonteparág.padrão" style:family="text">
      <style:text-properties fo:color="#231F20" fo:letter-spacing="0.002in"/>
    </style:style>
    <style:style style:name="T126" style:parent-style-name="Fonteparág.padrão" style:family="text">
      <style:text-properties fo:color="#231F20"/>
    </style:style>
    <style:style style:name="T127" style:parent-style-name="Fonteparág.padrão" style:family="text">
      <style:text-properties fo:color="#231F20" fo:letter-spacing="0.0027in"/>
    </style:style>
    <style:style style:name="T128" style:parent-style-name="Fonteparág.padrão" style:family="text">
      <style:text-properties fo:color="#231F20" fo:letter-spacing="0.002in"/>
    </style:style>
    <style:style style:name="T129" style:parent-style-name="Fonteparág.padrão" style:family="text">
      <style:text-properties fo:color="#231F20"/>
    </style:style>
    <style:style style:name="T130" style:parent-style-name="Fonteparág.padrão" style:family="text">
      <style:text-properties fo:color="#231F20" fo:letter-spacing="0.0013in"/>
    </style:style>
    <style:style style:name="T131" style:parent-style-name="Fonteparág.padrão" style:family="text">
      <style:text-properties fo:color="#231F20" fo:letter-spacing="0.002in"/>
    </style:style>
    <style:style style:name="T132" style:parent-style-name="Fonteparág.padrão" style:family="text">
      <style:text-properties fo:color="#231F20"/>
    </style:style>
    <style:style style:name="T133" style:parent-style-name="Fonteparág.padrão" style:family="text">
      <style:text-properties fo:color="#231F20" fo:letter-spacing="0.002in"/>
    </style:style>
    <style:style style:name="T134" style:parent-style-name="Fonteparág.padrão" style:family="text">
      <style:text-properties fo:color="#231F20" fo:letter-spacing="-0.0013in"/>
    </style:style>
    <style:style style:name="T135" style:parent-style-name="Fonteparág.padrão" style:family="text">
      <style:text-properties style:font-name="Calibri" fo:font-style="italic" style:font-style-asian="italic" fo:color="#231F20" fo:letter-spacing="0.002in"/>
    </style:style>
    <style:style style:name="T136" style:parent-style-name="Fonteparág.padrão" style:family="text">
      <style:text-properties fo:color="#231F20" fo:letter-spacing="0.0013in"/>
    </style:style>
    <style:style style:name="T137" style:parent-style-name="Fonteparág.padrão" style:family="text">
      <style:text-properties style:font-name="Calibri" fo:font-style="italic" style:font-style-asian="italic" fo:color="#231F20" fo:letter-spacing="0.0013in"/>
    </style:style>
    <style:style style:name="T138" style:parent-style-name="Fonteparág.padrão" style:family="text">
      <style:text-properties style:font-name="Calibri" fo:font-style="italic" style:font-style-asian="italic" fo:color="#231F20" fo:letter-spacing="0.002in"/>
    </style:style>
    <style:style style:name="P139" style:parent-style-name="Normal" style:family="paragraph">
      <style:paragraph-properties fo:text-align="justify" fo:line-height="0.1493in" fo:margin-left="0.2777in">
        <style:tab-stops/>
      </style:paragraph-properties>
    </style:style>
    <style:style style:name="T140" style:parent-style-name="Fonteparág.padrão" style:family="text">
      <style:text-properties style:font-name="Calibri" fo:font-style="italic" style:font-style-asian="italic" fo:color="#231F20" style:text-scale="105%" fo:font-size="9pt" style:font-size-asian="9pt" fo:language="en" fo:country="US"/>
    </style:style>
    <style:style style:name="T141" style:parent-style-name="Fonteparág.padrão" style:family="text">
      <style:text-properties style:font-name="Calibri" fo:font-style="italic" style:font-style-asian="italic" fo:color="#231F20" fo:letter-spacing="0.002in" style:text-scale="105%" fo:font-size="9pt" style:font-size-asian="9pt" fo:language="en" fo:country="US"/>
    </style:style>
    <style:style style:name="T142" style:parent-style-name="Fonteparág.padrão" style:family="text">
      <style:text-properties style:font-name="Calibri" fo:font-style="italic" style:font-style-asian="italic" fo:color="#231F20" style:text-scale="105%" fo:font-size="9pt" style:font-size-asian="9pt" fo:language="en" fo:country="US"/>
    </style:style>
    <style:style style:name="T143" style:parent-style-name="Fonteparág.padrão" style:family="text">
      <style:text-properties style:font-name="Calibri" fo:font-style="italic" style:font-style-asian="italic" fo:color="#231F20" fo:letter-spacing="0.002in" style:text-scale="105%" fo:font-size="9pt" style:font-size-asian="9pt" fo:language="en" fo:country="US"/>
    </style:style>
    <style:style style:name="T144" style:parent-style-name="Fonteparág.padrão" style:family="text">
      <style:text-properties fo:color="#231F20" fo:letter-spacing="0.002in" style:text-scale="105%" fo:font-size="9pt" style:font-size-asian="9pt" fo:language="en" fo:country="US"/>
    </style:style>
    <style:style style:name="T145" style:parent-style-name="Fonteparág.padrão" style:family="text">
      <style:text-properties fo:color="#231F20" style:text-scale="105%" fo:font-size="9pt" style:font-size-asian="9pt" fo:language="en" fo:country="US"/>
    </style:style>
    <style:style style:name="T146" style:parent-style-name="Fonteparág.padrão" style:family="text">
      <style:text-properties style:font-name="Calibri" fo:font-style="italic" style:font-style-asian="italic" fo:color="#231F20" fo:letter-spacing="0.002in" style:text-scale="105%" fo:font-size="9pt" style:font-size-asian="9pt" fo:language="en" fo:country="US"/>
    </style:style>
    <style:style style:name="T147" style:parent-style-name="Fonteparág.padrão" style:family="text">
      <style:text-properties fo:color="#231F20" fo:letter-spacing="0.002in" style:text-scale="105%" fo:font-size="9pt" style:font-size-asian="9pt" fo:language="en" fo:country="US"/>
    </style:style>
    <style:style style:name="T148" style:parent-style-name="Fonteparág.padrão" style:family="text">
      <style:text-properties style:font-name="Calibri" fo:font-style="italic" style:font-style-asian="italic" fo:color="#231F20" fo:letter-spacing="0.002in" style:text-scale="105%" fo:font-size="9pt" style:font-size-asian="9pt" fo:language="en" fo:country="US"/>
    </style:style>
    <style:style style:name="T149" style:parent-style-name="Fonteparág.padrão" style:family="text">
      <style:text-properties style:font-name="Calibri" fo:font-style="italic" style:font-style-asian="italic" fo:color="#231F20" fo:letter-spacing="0.0305in" style:text-scale="105%" fo:font-size="9pt" style:font-size-asian="9pt" fo:language="en" fo:country="US"/>
    </style:style>
    <style:style style:name="T150" style:parent-style-name="Fonteparág.padrão" style:family="text">
      <style:text-properties style:font-name="Calibri" fo:font-style="italic" style:font-style-asian="italic" fo:color="#231F20" fo:letter-spacing="0.0013in" style:text-scale="105%" fo:font-size="9pt" style:font-size-asian="9pt" fo:language="en" fo:country="US"/>
    </style:style>
    <style:style style:name="T151" style:parent-style-name="Fonteparág.padrão" style:family="text">
      <style:text-properties style:font-name="Calibri" fo:font-style="italic" style:font-style-asian="italic" fo:color="#231F20" fo:letter-spacing="0.0027in" style:text-scale="105%" fo:font-size="9pt" style:font-size-asian="9pt" fo:language="en" fo:country="US"/>
    </style:style>
    <style:style style:name="P152" style:parent-style-name="Corpodetexto" style:family="paragraph">
      <style:paragraph-properties fo:text-align="justify" fo:margin-top="0.0215in" fo:line-height="117%" fo:margin-left="0.2777in" fo:margin-right="0.9784in">
        <style:tab-stops/>
      </style:paragraph-properties>
    </style:style>
    <style:style style:name="T153" style:parent-style-name="Fonteparág.padrão" style:family="text">
      <style:text-properties style:font-name="Calibri" fo:font-style="italic" style:font-style-asian="italic" fo:color="#231F20"/>
    </style:style>
    <style:style style:name="T154" style:parent-style-name="Fonteparág.padrão" style:family="text">
      <style:text-properties fo:color="#231F20"/>
    </style:style>
    <style:style style:name="T155" style:parent-style-name="Fonteparág.padrão" style:family="text">
      <style:text-properties fo:color="#231F20"/>
    </style:style>
    <style:style style:name="P156" style:parent-style-name="Corpodetexto" style:family="paragraph">
      <style:paragraph-properties fo:text-align="justify" fo:margin-top="0.0729in" fo:line-height="120%" fo:margin-left="0.2777in" fo:margin-right="0.9791in">
        <style:tab-stops/>
      </style:paragraph-properties>
    </style:style>
    <style:style style:name="T157" style:parent-style-name="Fonteparág.padrão" style:family="text">
      <style:text-properties fo:color="#231F20"/>
    </style:style>
    <style:style style:name="T158" style:parent-style-name="Fonteparág.padrão" style:family="text">
      <style:text-properties fo:color="#231F20"/>
    </style:style>
    <style:style style:name="P159" style:parent-style-name="Corpodetexto" style:family="paragraph">
      <style:text-properties fo:font-size="10pt" style:font-size-asian="10pt"/>
    </style:style>
    <style:style style:name="P160" style:parent-style-name="Corpodetexto" style:family="paragraph">
      <style:text-properties fo:font-size="10pt" style:font-size-asian="10pt"/>
    </style:style>
    <style:style style:name="P161" style:parent-style-name="Título2" style:family="paragraph">
      <style:paragraph-properties fo:margin-top="0.1097in" fo:margin-left="0.2777in">
        <style:tab-stops/>
      </style:paragraph-properties>
    </style:style>
    <style:style style:name="T162" style:parent-style-name="Fonteparág.padrão" style:family="text">
      <style:text-properties fo:color="#C9302E" style:text-scale="95%"/>
    </style:style>
    <style:style style:name="P163" style:parent-style-name="Corpodetexto" style:family="paragraph">
      <style:paragraph-properties fo:margin-top="0.0041in"/>
      <style:text-properties style:font-name="Arial" fo:font-size="13.5pt" style:font-size-asian="13.5pt"/>
    </style:style>
    <style:style style:name="P164" style:parent-style-name="Corpodetexto" style:family="paragraph">
      <style:paragraph-properties fo:text-align="justify" fo:line-height="120%" fo:margin-left="0.2777in" fo:margin-right="0.9791in">
        <style:tab-stops/>
      </style:paragraph-properties>
    </style:style>
    <style:style style:name="T165" style:parent-style-name="Fonteparág.padrão" style:family="text">
      <style:text-properties fo:color="#231F20"/>
    </style:style>
    <style:style style:name="P166" style:parent-style-name="Corpodetexto" style:master-page-name="MP1" style:family="paragraph">
      <style:paragraph-properties fo:break-before="page"/>
    </style:style>
    <style:style style:name="T188" style:parent-style-name="Fonteparág.padrão" style:family="text">
      <style:text-properties fo:language="en" fo:country="US" style:language-asian="en" style:country-asian="US" style:language-complex="ar" style:country-complex="SA"/>
    </style:style>
    <style:style style:name="T189" style:parent-style-name="Fonteparág.padrão" style:family="text">
      <style:text-properties fo:language="en" fo:country="US" style:language-asian="en" style:country-asian="US" style:language-complex="ar" style:country-complex="SA"/>
    </style:style>
    <style:style style:name="P190" style:parent-style-name="Normal" style:family="paragraph">
      <style:paragraph-properties fo:margin-top="0.0104in" fo:margin-left="0.0138in">
        <style:tab-stops/>
      </style:paragraph-properties>
    </style:style>
    <style:style style:name="T191" style:parent-style-name="Fonteparág.padrão" style:family="text">
      <style:text-properties style:font-name="Gill Sans MT" fo:color="#EAAF9D" style:text-scale="95%" fo:font-size="6pt" style:font-size-asian="6pt"/>
    </style:style>
    <style:style style:name="P192" style:parent-style-name="Corpodetexto" style:family="paragraph">
      <style:text-properties fo:font-size="10pt" style:font-size-asian="10pt"/>
    </style:style>
    <style:style style:name="P193" style:parent-style-name="Título2" style:family="paragraph">
      <style:paragraph-properties fo:margin-top="0.159in"/>
    </style:style>
    <style:style style:name="T194" style:parent-style-name="Fonteparág.padrão" style:family="text">
      <style:text-properties fo:color="#C9302E"/>
    </style:style>
    <style:style style:name="P195" style:parent-style-name="Corpodetexto" style:family="paragraph">
      <style:text-properties style:font-name="Arial" fo:font-size="13pt" style:font-size-asian="13pt"/>
    </style:style>
    <style:style style:name="P196" style:parent-style-name="Corpodetexto" style:family="paragraph">
      <style:paragraph-properties fo:margin-top="0.0076in"/>
      <style:text-properties style:font-name="Arial" fo:font-size="11.5pt" style:font-size-asian="11.5pt"/>
    </style:style>
    <style:style style:name="P197" style:parent-style-name="Normal" style:family="paragraph">
      <style:paragraph-properties fo:margin-left="0.0812in">
        <style:tab-stops/>
      </style:paragraph-properties>
    </style:style>
    <style:style style:name="T198" style:parent-style-name="Fonteparág.padrão" style:family="text">
      <style:text-properties style:font-name="Arial" fo:color="#C9302E" style:text-scale="95%"/>
    </style:style>
    <style:style style:name="P199" style:parent-style-name="Corpodetexto" style:family="paragraph">
      <style:paragraph-properties fo:margin-top="0.1493in" fo:margin-left="0.0812in">
        <style:tab-stops/>
      </style:paragraph-properties>
    </style:style>
    <style:style style:name="T200" style:parent-style-name="Fonteparág.padrão" style:family="text">
      <style:text-properties style:font-name="Arial" fo:color="#C9302E" style:text-scale="95%"/>
    </style:style>
    <style:style style:name="P201" style:parent-style-name="Corpodetexto" style:family="paragraph">
      <style:paragraph-properties fo:margin-top="0.0027in"/>
      <style:text-properties style:font-name="Arial"/>
    </style:style>
    <style:style style:name="P202" style:parent-style-name="Corpodetexto" style:family="paragraph">
      <style:paragraph-properties fo:text-align="justify" fo:line-height="120%" fo:margin-left="0.0812in" fo:margin-right="1.1756in">
        <style:tab-stops/>
      </style:paragraph-properties>
    </style:style>
    <style:style style:name="T203" style:parent-style-name="Fonteparág.padrão" style:family="text">
      <style:text-properties fo:language="en" fo:country="US" style:language-asian="en" style:country-asian="US" style:language-complex="ar" style:country-complex="SA"/>
    </style:style>
    <style:style style:name="T204" style:parent-style-name="Fonteparág.padrão" style:family="text">
      <style:text-properties fo:language="en" fo:country="US" style:language-asian="en" style:country-asian="US" style:language-complex="ar" style:country-complex="SA"/>
    </style:style>
    <style:style style:name="T205" style:parent-style-name="Fonteparág.padrão" style:family="text">
      <style:text-properties fo:language="en" fo:country="US" style:language-asian="en" style:country-asian="US" style:language-complex="ar" style:country-complex="SA"/>
    </style:style>
    <style:style style:name="T206" style:parent-style-name="Fonteparág.padrão" style:family="text">
      <style:text-properties fo:language="en" fo:country="US" style:language-asian="en" style:country-asian="US" style:language-complex="ar" style:country-complex="SA"/>
    </style:style>
    <style:style style:name="T207" style:parent-style-name="Fonteparág.padrão" style:family="text">
      <style:text-properties fo:language="en" fo:country="US" style:language-asian="en" style:country-asian="US" style:language-complex="ar" style:country-complex="SA"/>
    </style:style>
    <style:style style:name="T208" style:parent-style-name="Fonteparág.padrão" style:family="text">
      <style:text-properties fo:color="#231F20"/>
    </style:style>
    <style:style style:name="T209" style:parent-style-name="Fonteparág.padrão" style:family="text">
      <style:text-properties fo:color="#231F20" fo:letter-spacing="0.002in"/>
    </style:style>
    <style:style style:name="T210" style:parent-style-name="Fonteparág.padrão" style:family="text">
      <style:text-properties fo:color="#231F20"/>
    </style:style>
    <style:style style:name="T211" style:parent-style-name="Fonteparág.padrão" style:family="text">
      <style:text-properties fo:color="#231F20" fo:letter-spacing="0.002in"/>
    </style:style>
    <style:style style:name="T212" style:parent-style-name="Fonteparág.padrão" style:family="text">
      <style:text-properties fo:color="#231F20"/>
    </style:style>
    <style:style style:name="T213" style:parent-style-name="Fonteparág.padrão" style:family="text">
      <style:text-properties fo:color="#231F20" fo:letter-spacing="0.002in"/>
    </style:style>
    <style:style style:name="T214" style:parent-style-name="Fonteparág.padrão" style:family="text">
      <style:text-properties fo:color="#231F20"/>
    </style:style>
    <style:style style:name="T215" style:parent-style-name="Fonteparág.padrão" style:family="text">
      <style:text-properties fo:color="#231F20" fo:letter-spacing="0.002in"/>
    </style:style>
    <style:style style:name="T216" style:parent-style-name="Fonteparág.padrão" style:family="text">
      <style:text-properties fo:color="#231F20"/>
    </style:style>
    <style:style style:name="T217" style:parent-style-name="Fonteparág.padrão" style:family="text">
      <style:text-properties fo:color="#231F20" fo:letter-spacing="0.002in"/>
    </style:style>
    <style:style style:name="T218" style:parent-style-name="Fonteparág.padrão" style:family="text">
      <style:text-properties fo:color="#231F20"/>
    </style:style>
    <style:style style:name="T219" style:parent-style-name="Fonteparág.padrão" style:family="text">
      <style:text-properties fo:color="#231F20" fo:letter-spacing="0.002in"/>
    </style:style>
    <style:style style:name="T220" style:parent-style-name="Fonteparág.padrão" style:family="text">
      <style:text-properties fo:color="#231F20"/>
    </style:style>
    <style:style style:name="T221" style:parent-style-name="Fonteparág.padrão" style:family="text">
      <style:text-properties fo:color="#231F20" fo:letter-spacing="0.002in"/>
    </style:style>
    <style:style style:name="T222" style:parent-style-name="Fonteparág.padrão" style:family="text">
      <style:text-properties fo:color="#231F20"/>
    </style:style>
    <style:style style:name="T223" style:parent-style-name="Fonteparág.padrão" style:family="text">
      <style:text-properties fo:color="#231F20" fo:letter-spacing="0.002in"/>
    </style:style>
    <style:style style:name="T224" style:parent-style-name="Fonteparág.padrão" style:family="text">
      <style:text-properties fo:color="#231F20"/>
    </style:style>
    <style:style style:name="T225" style:parent-style-name="Fonteparág.padrão" style:family="text">
      <style:text-properties fo:color="#231F20" fo:letter-spacing="0.0013in"/>
    </style:style>
    <style:style style:name="T226" style:parent-style-name="Fonteparág.padrão" style:family="text">
      <style:text-properties fo:color="#231F20" fo:letter-spacing="0.002in"/>
    </style:style>
    <style:style style:name="T227" style:parent-style-name="Fonteparág.padrão" style:family="text">
      <style:text-properties fo:color="#231F20" fo:letter-spacing="0.0027in"/>
    </style:style>
    <style:style style:name="T228" style:parent-style-name="Fonteparág.padrão" style:family="text">
      <style:text-properties fo:color="#231F20" fo:letter-spacing="0.002in"/>
    </style:style>
    <style:style style:name="T229" style:parent-style-name="Fonteparág.padrão" style:family="text">
      <style:text-properties fo:color="#231F20" fo:letter-spacing="-0.018in"/>
    </style:style>
    <style:style style:name="T230" style:parent-style-name="Fonteparág.padrão" style:family="text">
      <style:text-properties fo:color="#231F20" fo:letter-spacing="0.002in"/>
    </style:style>
    <style:style style:name="T231" style:parent-style-name="Fonteparág.padrão" style:family="text">
      <style:text-properties fo:color="#231F20" fo:letter-spacing="-0.0173in"/>
    </style:style>
    <style:style style:name="T232" style:parent-style-name="Fonteparág.padrão" style:family="text">
      <style:text-properties fo:color="#231F20"/>
    </style:style>
    <style:style style:name="T233" style:parent-style-name="Fonteparág.padrão" style:family="text">
      <style:text-properties fo:color="#231F20" fo:letter-spacing="-0.0173in"/>
    </style:style>
    <style:style style:name="T234" style:parent-style-name="Fonteparág.padrão" style:family="text">
      <style:text-properties fo:color="#231F20" fo:letter-spacing="0.002in"/>
    </style:style>
    <style:style style:name="T235" style:parent-style-name="Fonteparág.padrão" style:family="text">
      <style:text-properties fo:color="#231F20" fo:letter-spacing="-0.0173in"/>
    </style:style>
    <style:style style:name="T236" style:parent-style-name="Fonteparág.padrão" style:family="text">
      <style:text-properties fo:color="#231F20" fo:letter-spacing="0.002in"/>
    </style:style>
    <style:style style:name="T237" style:parent-style-name="Fonteparág.padrão" style:family="text">
      <style:text-properties fo:color="#231F20" fo:letter-spacing="-0.0173in"/>
    </style:style>
    <style:style style:name="T238" style:parent-style-name="Fonteparág.padrão" style:family="text">
      <style:text-properties fo:color="#231F20"/>
    </style:style>
    <style:style style:name="T239" style:parent-style-name="Fonteparág.padrão" style:family="text">
      <style:text-properties fo:color="#231F20" fo:letter-spacing="-0.0173in"/>
    </style:style>
    <style:style style:name="T240" style:parent-style-name="Fonteparág.padrão" style:family="text">
      <style:text-properties fo:color="#231F20" fo:letter-spacing="0.0013in"/>
    </style:style>
    <style:style style:name="T241" style:parent-style-name="Fonteparág.padrão" style:family="text">
      <style:text-properties fo:color="#231F20" fo:letter-spacing="-0.018in"/>
    </style:style>
    <style:style style:name="T242" style:parent-style-name="Fonteparág.padrão" style:family="text">
      <style:text-properties fo:color="#231F20" fo:letter-spacing="0.0013in"/>
    </style:style>
    <style:style style:name="T243" style:parent-style-name="Fonteparág.padrão" style:family="text">
      <style:text-properties fo:color="#231F20" fo:letter-spacing="-0.0173in"/>
    </style:style>
    <style:style style:name="T244" style:parent-style-name="Fonteparág.padrão" style:family="text">
      <style:text-properties fo:color="#231F20"/>
    </style:style>
    <style:style style:name="T245" style:parent-style-name="Fonteparág.padrão" style:family="text">
      <style:text-properties fo:color="#231F20" fo:letter-spacing="-0.0173in"/>
    </style:style>
    <style:style style:name="T246" style:parent-style-name="Fonteparág.padrão" style:family="text">
      <style:text-properties fo:color="#231F20" fo:letter-spacing="0.002in"/>
    </style:style>
    <style:style style:name="T247" style:parent-style-name="Fonteparág.padrão" style:family="text">
      <style:text-properties fo:color="#231F20" fo:letter-spacing="-0.0173in"/>
    </style:style>
    <style:style style:name="T248" style:parent-style-name="Fonteparág.padrão" style:family="text">
      <style:text-properties fo:color="#231F20"/>
    </style:style>
    <style:style style:name="T249" style:parent-style-name="Fonteparág.padrão" style:family="text">
      <style:text-properties fo:color="#231F20" fo:letter-spacing="-0.0173in"/>
    </style:style>
    <style:style style:name="T250" style:parent-style-name="Fonteparág.padrão" style:family="text">
      <style:text-properties fo:color="#231F20" fo:letter-spacing="0.002in"/>
    </style:style>
    <style:style style:name="T251" style:parent-style-name="Fonteparág.padrão" style:family="text">
      <style:text-properties fo:color="#231F20" fo:letter-spacing="-0.025in"/>
    </style:style>
    <style:style style:name="T252" style:parent-style-name="Fonteparág.padrão" style:family="text">
      <style:text-properties fo:color="#231F20"/>
    </style:style>
    <style:style style:name="T253" style:parent-style-name="Fonteparág.padrão" style:family="text">
      <style:text-properties fo:color="#231F20" fo:letter-spacing="-0.0173in"/>
    </style:style>
    <style:style style:name="T254" style:parent-style-name="Fonteparág.padrão" style:family="text">
      <style:text-properties fo:color="#231F20" fo:letter-spacing="0.002in"/>
    </style:style>
    <style:style style:name="T255" style:parent-style-name="Fonteparág.padrão" style:family="text">
      <style:text-properties fo:color="#231F20" fo:letter-spacing="-0.018in"/>
    </style:style>
    <style:style style:name="T256" style:parent-style-name="Fonteparág.padrão" style:family="text">
      <style:text-properties fo:color="#231F20" fo:letter-spacing="0.0013in"/>
    </style:style>
    <style:style style:name="T257" style:parent-style-name="Fonteparág.padrão" style:family="text">
      <style:text-properties fo:color="#231F20" fo:letter-spacing="-0.0173in"/>
    </style:style>
    <style:style style:name="T258" style:parent-style-name="Fonteparág.padrão" style:family="text">
      <style:text-properties fo:color="#231F20" fo:letter-spacing="0.002in"/>
    </style:style>
    <style:style style:name="T259" style:parent-style-name="Fonteparág.padrão" style:family="text">
      <style:text-properties fo:color="#231F20"/>
    </style:style>
    <style:style style:name="T260" style:parent-style-name="Fonteparág.padrão" style:family="text">
      <style:text-properties fo:color="#231F20" style:text-position="60% 100%" fo:font-size="5pt" style:font-size-asian="5pt"/>
    </style:style>
    <style:style style:name="T261" style:parent-style-name="Fonteparág.padrão" style:family="text">
      <style:text-properties fo:color="#231F20" fo:letter-spacing="0.002in"/>
    </style:style>
    <style:style style:name="T262" style:parent-style-name="Fonteparág.padrão" style:family="text">
      <style:text-properties fo:color="#231F20"/>
    </style:style>
    <style:style style:name="T263" style:parent-style-name="Fonteparág.padrão" style:family="text">
      <style:text-properties fo:color="#231F20" style:text-position="60% 100%" fo:font-size="5pt" style:font-size-asian="5pt"/>
    </style:style>
    <style:style style:name="T264" style:parent-style-name="Fonteparág.padrão" style:family="text">
      <style:text-properties fo:color="#231F20" fo:letter-spacing="0.0013in"/>
    </style:style>
    <style:style style:name="T265" style:parent-style-name="Fonteparág.padrão" style:family="text">
      <style:text-properties fo:color="#231F20"/>
    </style:style>
    <style:style style:name="T266" style:parent-style-name="Fonteparág.padrão" style:family="text">
      <style:text-properties fo:color="#231F20" fo:letter-spacing="0.002in"/>
    </style:style>
    <style:style style:name="T267" style:parent-style-name="Fonteparág.padrão" style:family="text">
      <style:text-properties fo:color="#231F20"/>
    </style:style>
    <style:style style:name="T268" style:parent-style-name="Fonteparág.padrão" style:family="text">
      <style:text-properties fo:color="#231F20" style:text-position="60% 100%" fo:font-size="5pt" style:font-size-asian="5pt"/>
    </style:style>
    <style:style style:name="T269" style:parent-style-name="Fonteparág.padrão" style:family="text">
      <style:text-properties fo:color="#231F20" fo:letter-spacing="0.002in"/>
    </style:style>
    <style:style style:name="T270" style:parent-style-name="Fonteparág.padrão" style:family="text">
      <style:text-properties fo:color="#231F20"/>
    </style:style>
    <style:style style:name="T271" style:parent-style-name="Fonteparág.padrão" style:family="text">
      <style:text-properties fo:color="#231F20" style:text-position="60% 100%" fo:font-size="5pt" style:font-size-asian="5pt"/>
    </style:style>
    <style:style style:name="T272" style:parent-style-name="Fonteparág.padrão" style:family="text">
      <style:text-properties fo:color="#231F20" fo:letter-spacing="0.0013in"/>
    </style:style>
    <style:style style:name="T273" style:parent-style-name="Fonteparág.padrão" style:family="text">
      <style:text-properties fo:color="#231F20"/>
    </style:style>
    <style:style style:name="T274" style:parent-style-name="Fonteparág.padrão" style:family="text">
      <style:text-properties fo:color="#231F20" fo:letter-spacing="0.002in"/>
    </style:style>
    <style:style style:name="T275" style:parent-style-name="Fonteparág.padrão" style:family="text">
      <style:text-properties fo:color="#231F20"/>
    </style:style>
    <style:style style:name="T276" style:parent-style-name="Fonteparág.padrão" style:family="text">
      <style:text-properties fo:color="#231F20" style:text-position="60% 100%" fo:font-size="5pt" style:font-size-asian="5pt"/>
    </style:style>
    <style:style style:name="T277" style:parent-style-name="Fonteparág.padrão" style:family="text">
      <style:text-properties fo:color="#231F20" fo:letter-spacing="0.0027in"/>
    </style:style>
    <style:style style:name="T278" style:parent-style-name="Fonteparág.padrão" style:family="text">
      <style:text-properties fo:color="#231F20"/>
    </style:style>
    <style:style style:name="T279" style:parent-style-name="Fonteparág.padrão" style:family="text">
      <style:text-properties fo:color="#231F20" fo:letter-spacing="0.002in"/>
    </style:style>
    <style:style style:name="T280" style:parent-style-name="Fonteparág.padrão" style:family="text">
      <style:text-properties fo:color="#231F20" fo:letter-spacing="0.0027in"/>
    </style:style>
    <style:style style:name="P281" style:parent-style-name="Corpodetexto" style:family="paragraph">
      <style:paragraph-properties fo:text-align="justify" fo:margin-top="0.0687in" fo:line-height="120%" fo:margin-left="0.0812in" fo:margin-right="1.1756in">
        <style:tab-stops/>
      </style:paragraph-properties>
    </style:style>
    <style:style style:name="T282" style:parent-style-name="Fonteparág.padrão" style:family="text">
      <style:text-properties fo:color="#231F20"/>
    </style:style>
    <style:style style:name="T283" style:parent-style-name="Fonteparág.padrão" style:family="text">
      <style:text-properties fo:color="#231F20" fo:letter-spacing="0.002in"/>
    </style:style>
    <style:style style:name="T284" style:parent-style-name="Fonteparág.padrão" style:family="text">
      <style:text-properties fo:color="#231F20"/>
    </style:style>
    <style:style style:name="T285" style:parent-style-name="Fonteparág.padrão" style:family="text">
      <style:text-properties fo:color="#231F20" fo:letter-spacing="0.002in"/>
    </style:style>
    <style:style style:name="T286" style:parent-style-name="Fonteparág.padrão" style:family="text">
      <style:text-properties fo:color="#231F20"/>
    </style:style>
    <style:style style:name="T287" style:parent-style-name="Fonteparág.padrão" style:family="text">
      <style:text-properties fo:color="#231F20" fo:letter-spacing="0.002in"/>
    </style:style>
    <style:style style:name="T288" style:parent-style-name="Fonteparág.padrão" style:family="text">
      <style:text-properties fo:color="#231F20" fo:letter-spacing="0.0013in"/>
    </style:style>
    <style:style style:name="T289" style:parent-style-name="Fonteparág.padrão" style:family="text">
      <style:text-properties fo:color="#231F20" fo:letter-spacing="0.002in"/>
    </style:style>
    <style:style style:name="T290" style:parent-style-name="Fonteparág.padrão" style:family="text">
      <style:text-properties fo:color="#231F20" fo:letter-spacing="0.0013in"/>
    </style:style>
    <style:style style:name="T291" style:parent-style-name="Fonteparág.padrão" style:family="text">
      <style:text-properties fo:color="#231F20" fo:letter-spacing="0.002in"/>
    </style:style>
    <style:style style:name="T292" style:parent-style-name="Fonteparág.padrão" style:family="text">
      <style:text-properties fo:color="#231F20" fo:letter-spacing="0.0027in"/>
    </style:style>
    <style:style style:name="T293" style:parent-style-name="Fonteparág.padrão" style:family="text">
      <style:text-properties fo:color="#231F20" fo:letter-spacing="0.002in"/>
    </style:style>
    <style:style style:name="T294" style:parent-style-name="Fonteparág.padrão" style:family="text">
      <style:text-properties fo:color="#231F20"/>
    </style:style>
    <style:style style:name="T295" style:parent-style-name="Fonteparág.padrão" style:family="text">
      <style:text-properties fo:color="#231F20" fo:letter-spacing="0.002in"/>
    </style:style>
    <style:style style:name="T296" style:parent-style-name="Fonteparág.padrão" style:family="text">
      <style:text-properties fo:color="#231F20" fo:letter-spacing="0.0013in"/>
    </style:style>
    <style:style style:name="T297" style:parent-style-name="Fonteparág.padrão" style:family="text">
      <style:text-properties fo:color="#231F20" fo:letter-spacing="0.002in"/>
    </style:style>
    <style:style style:name="T298" style:parent-style-name="Fonteparág.padrão" style:family="text">
      <style:text-properties fo:color="#231F20"/>
    </style:style>
    <style:style style:name="T299" style:parent-style-name="Fonteparág.padrão" style:family="text">
      <style:text-properties fo:color="#231F20" fo:letter-spacing="0.002in"/>
    </style:style>
    <style:style style:name="T300" style:parent-style-name="Fonteparág.padrão" style:family="text">
      <style:text-properties fo:color="#231F20"/>
    </style:style>
    <style:style style:name="T301" style:parent-style-name="Fonteparág.padrão" style:family="text">
      <style:text-properties fo:color="#231F20" fo:letter-spacing="0.002in"/>
    </style:style>
    <style:style style:name="T302" style:parent-style-name="Fonteparág.padrão" style:family="text">
      <style:text-properties fo:color="#231F20" fo:letter-spacing="0.0027in"/>
    </style:style>
    <style:style style:name="T303" style:parent-style-name="Fonteparág.padrão" style:family="text">
      <style:text-properties fo:color="#231F20" fo:letter-spacing="0.002in"/>
    </style:style>
    <style:style style:name="T304" style:parent-style-name="Fonteparág.padrão" style:family="text">
      <style:text-properties fo:color="#231F20"/>
    </style:style>
    <style:style style:name="T305" style:parent-style-name="Fonteparág.padrão" style:family="text">
      <style:text-properties fo:color="#231F20" fo:letter-spacing="0.002in"/>
    </style:style>
    <style:style style:name="T306" style:parent-style-name="Fonteparág.padrão" style:family="text">
      <style:text-properties fo:color="#231F20" fo:letter-spacing="0.0013in"/>
    </style:style>
    <style:style style:name="T307" style:parent-style-name="Fonteparág.padrão" style:family="text">
      <style:text-properties fo:color="#231F20"/>
    </style:style>
    <style:style style:name="T308" style:parent-style-name="Fonteparág.padrão" style:family="text">
      <style:text-properties fo:color="#231F20" fo:letter-spacing="0.002in"/>
    </style:style>
    <style:style style:name="T309" style:parent-style-name="Fonteparág.padrão" style:family="text">
      <style:text-properties fo:color="#231F20" fo:letter-spacing="0.0027in"/>
    </style:style>
    <style:style style:name="T310" style:parent-style-name="Fonteparág.padrão" style:family="text">
      <style:text-properties fo:color="#231F20" fo:letter-spacing="0.002in"/>
    </style:style>
    <style:style style:name="T311" style:parent-style-name="Fonteparág.padrão" style:family="text">
      <style:text-properties fo:color="#231F20"/>
    </style:style>
    <style:style style:name="T312" style:parent-style-name="Fonteparág.padrão" style:family="text">
      <style:text-properties fo:color="#231F20" fo:letter-spacing="0.0013in"/>
    </style:style>
    <style:style style:name="T313" style:parent-style-name="Fonteparág.padrão" style:family="text">
      <style:text-properties fo:color="#231F20"/>
    </style:style>
    <style:style style:name="T314" style:parent-style-name="Fonteparág.padrão" style:family="text">
      <style:text-properties fo:color="#231F20" fo:letter-spacing="0.002in"/>
    </style:style>
    <style:style style:name="T315" style:parent-style-name="Fonteparág.padrão" style:family="text">
      <style:text-properties fo:color="#231F20"/>
    </style:style>
    <style:style style:name="T316" style:parent-style-name="Fonteparág.padrão" style:family="text">
      <style:text-properties fo:color="#231F20" fo:letter-spacing="-0.0041in"/>
    </style:style>
    <style:style style:name="T317" style:parent-style-name="Fonteparág.padrão" style:family="text">
      <style:text-properties fo:color="#231F20" fo:letter-spacing="0.0027in"/>
    </style:style>
    <style:style style:name="P318" style:parent-style-name="Corpodetexto" style:family="paragraph">
      <style:text-properties fo:font-size="10pt" style:font-size-asian="10pt"/>
    </style:style>
    <style:style style:name="P319" style:parent-style-name="Corpodetexto" style:family="paragraph">
      <style:text-properties fo:font-size="11pt" style:font-size-asian="11pt"/>
    </style:style>
    <style:style style:name="P320" style:parent-style-name="Corpodetexto" style:family="paragraph">
      <style:paragraph-properties fo:margin-left="0.0812in">
        <style:tab-stops/>
      </style:paragraph-properties>
    </style:style>
    <style:style style:name="T321" style:parent-style-name="Fonteparág.padrão" style:family="text">
      <style:text-properties style:font-name="Arial" fo:color="#C9302E" style:text-scale="95%"/>
    </style:style>
    <style:style style:name="P322" style:parent-style-name="Corpodetexto" style:family="paragraph">
      <style:paragraph-properties fo:margin-top="0.0034in"/>
      <style:text-properties style:font-name="Arial"/>
    </style:style>
    <style:style style:name="P323" style:parent-style-name="Corpodetexto" style:family="paragraph">
      <style:paragraph-properties fo:text-align="justify" fo:line-height="120%" fo:margin-left="0.0812in" fo:margin-right="1.1763in">
        <style:tab-stops/>
      </style:paragraph-properties>
    </style:style>
    <style:style style:name="T324" style:parent-style-name="Fonteparág.padrão" style:family="text">
      <style:text-properties fo:color="#231F20"/>
    </style:style>
    <style:style style:name="P325" style:parent-style-name="ParágrafodaLista" style:family="paragraph">
      <style:paragraph-properties fo:margin-top="0.109in" fo:line-height="116%" fo:margin-right="1.1763in">
        <style:tab-stops>
          <style:tab-stop style:type="left" style:position="0.0006in"/>
        </style:tab-stops>
      </style:paragraph-properties>
    </style:style>
    <style:style style:name="T326" style:parent-style-name="Fonteparág.padrão" style:family="text">
      <style:text-properties style:font-name="Gill Sans MT" fo:font-weight="bold" style:font-weight-asian="bold" fo:color="#231F20" fo:letter-spacing="0.002in" fo:font-size="9pt" style:font-size-asian="9pt"/>
    </style:style>
    <style:style style:name="T327" style:parent-style-name="Fonteparág.padrão" style:family="text">
      <style:text-properties style:font-name="Gill Sans MT" fo:font-weight="bold" style:font-weight-asian="bold" fo:color="#231F20" fo:letter-spacing="0.0027in" fo:font-size="9pt" style:font-size-asian="9pt"/>
    </style:style>
    <style:style style:name="T328" style:parent-style-name="Fonteparág.padrão" style:family="text">
      <style:text-properties style:font-name="Gill Sans MT" fo:font-weight="bold" style:font-weight-asian="bold" fo:color="#231F20" fo:font-size="9pt" style:font-size-asian="9pt"/>
    </style:style>
    <style:style style:name="T329" style:parent-style-name="Fonteparág.padrão" style:family="text">
      <style:text-properties style:font-name="Gill Sans MT" fo:font-weight="bold" style:font-weight-asian="bold" fo:color="#231F20" fo:letter-spacing="0.002in" fo:font-size="9pt" style:font-size-asian="9pt"/>
    </style:style>
    <style:style style:name="T330" style:parent-style-name="Fonteparág.padrão" style:family="text">
      <style:text-properties fo:color="#231F20" fo:letter-spacing="0.002in" fo:font-size="9pt" style:font-size-asian="9pt"/>
    </style:style>
    <style:style style:name="T331" style:parent-style-name="Fonteparág.padrão" style:family="text">
      <style:text-properties fo:color="#231F20" fo:font-size="9pt" style:font-size-asian="9pt"/>
    </style:style>
    <style:style style:name="T332" style:parent-style-name="Fonteparág.padrão" style:family="text">
      <style:text-properties fo:color="#231F20" fo:letter-spacing="0.002in" fo:font-size="9pt" style:font-size-asian="9pt"/>
    </style:style>
    <style:style style:name="T333" style:parent-style-name="Fonteparág.padrão" style:family="text">
      <style:text-properties fo:color="#231F20" fo:font-size="9pt" style:font-size-asian="9pt"/>
    </style:style>
    <style:style style:name="T334" style:parent-style-name="Fonteparág.padrão" style:family="text">
      <style:text-properties fo:color="#231F20" fo:letter-spacing="0.002in" fo:font-size="9pt" style:font-size-asian="9pt"/>
    </style:style>
    <style:style style:name="T335" style:parent-style-name="Fonteparág.padrão" style:family="text">
      <style:text-properties fo:color="#231F20" fo:font-size="9pt" style:font-size-asian="9pt"/>
    </style:style>
    <style:style style:name="T336" style:parent-style-name="Fonteparág.padrão" style:family="text">
      <style:text-properties fo:color="#231F20" fo:letter-spacing="0.002in" fo:font-size="9pt" style:font-size-asian="9pt"/>
    </style:style>
    <style:style style:name="T337" style:parent-style-name="Fonteparág.padrão" style:family="text">
      <style:text-properties fo:color="#231F20" fo:letter-spacing="0.0013in" fo:font-size="9pt" style:font-size-asian="9pt"/>
    </style:style>
    <style:style style:name="T338" style:parent-style-name="Fonteparág.padrão" style:family="text">
      <style:text-properties fo:color="#231F20" fo:letter-spacing="-0.0083in" fo:font-size="9pt" style:font-size-asian="9pt"/>
    </style:style>
    <style:style style:name="T339" style:parent-style-name="Fonteparág.padrão" style:family="text">
      <style:text-properties fo:color="#231F20" fo:letter-spacing="0.0027in" fo:font-size="9pt" style:font-size-asian="9pt"/>
    </style:style>
    <style:style style:name="P340" style:parent-style-name="ParágrafodaLista" style:family="paragraph">
      <style:paragraph-properties fo:margin-top="0.0444in" fo:line-height="118%" fo:margin-right="1.1791in">
        <style:tab-stops>
          <style:tab-stop style:type="left" style:position="0.0006in"/>
        </style:tab-stops>
      </style:paragraph-properties>
    </style:style>
    <style:style style:name="T341" style:parent-style-name="Fonteparág.padrão" style:family="text">
      <style:text-properties style:font-name="Gill Sans MT" fo:font-weight="bold" style:font-weight-asian="bold" fo:color="#231F20" fo:letter-spacing="0.002in" fo:font-size="9pt" style:font-size-asian="9pt"/>
    </style:style>
    <style:style style:name="T342" style:parent-style-name="Fonteparág.padrão" style:family="text">
      <style:text-properties style:font-name="Gill Sans MT" fo:font-weight="bold" style:font-weight-asian="bold" fo:color="#231F20" fo:font-size="9pt" style:font-size-asian="9pt"/>
    </style:style>
    <style:style style:name="T343" style:parent-style-name="Fonteparág.padrão" style:family="text">
      <style:text-properties style:font-name="Gill Sans MT" fo:font-weight="bold" style:font-weight-asian="bold" fo:color="#231F20" fo:letter-spacing="0.002in" fo:font-size="9pt" style:font-size-asian="9pt"/>
    </style:style>
    <style:style style:name="T344" style:parent-style-name="Fonteparág.padrão" style:family="text">
      <style:text-properties style:font-name="Gill Sans MT" fo:font-weight="bold" style:font-weight-asian="bold" fo:color="#231F20" fo:letter-spacing="0.0027in" fo:font-size="9pt" style:font-size-asian="9pt"/>
    </style:style>
    <style:style style:name="T345" style:parent-style-name="Fonteparág.padrão" style:family="text">
      <style:text-properties style:font-name="Gill Sans MT" fo:font-weight="bold" style:font-weight-asian="bold" fo:color="#231F20" fo:font-size="9pt" style:font-size-asian="9pt"/>
    </style:style>
    <style:style style:name="T346" style:parent-style-name="Fonteparág.padrão" style:family="text">
      <style:text-properties style:font-name="Gill Sans MT" fo:font-weight="bold" style:font-weight-asian="bold" fo:color="#231F20" fo:letter-spacing="0.002in" fo:font-size="9pt" style:font-size-asian="9pt"/>
    </style:style>
    <style:style style:name="T347" style:parent-style-name="Fonteparág.padrão" style:family="text">
      <style:text-properties fo:color="#231F20" fo:letter-spacing="0.002in" fo:font-size="9pt" style:font-size-asian="9pt"/>
    </style:style>
    <style:style style:name="T348" style:parent-style-name="Fonteparág.padrão" style:family="text">
      <style:text-properties fo:color="#231F20" fo:font-size="9pt" style:font-size-asian="9pt"/>
    </style:style>
    <style:style style:name="T349" style:parent-style-name="Fonteparág.padrão" style:family="text">
      <style:text-properties fo:color="#231F20" fo:letter-spacing="0.0013in" fo:font-size="9pt" style:font-size-asian="9pt"/>
    </style:style>
    <style:style style:name="T350" style:parent-style-name="Fonteparág.padrão" style:family="text">
      <style:text-properties fo:color="#231F20" fo:font-size="9pt" style:font-size-asian="9pt"/>
    </style:style>
    <style:style style:name="T351" style:parent-style-name="Fonteparág.padrão" style:family="text">
      <style:text-properties fo:color="#231F20" fo:letter-spacing="0.002in" fo:font-size="9pt" style:font-size-asian="9pt"/>
    </style:style>
    <style:style style:name="T352" style:parent-style-name="Fonteparág.padrão" style:family="text">
      <style:text-properties fo:color="#231F20" fo:font-size="9pt" style:font-size-asian="9pt"/>
    </style:style>
    <style:style style:name="T353" style:parent-style-name="Fonteparág.padrão" style:family="text">
      <style:text-properties fo:color="#231F20" fo:letter-spacing="0.002in" fo:font-size="9pt" style:font-size-asian="9pt"/>
    </style:style>
    <style:style style:name="T354" style:parent-style-name="Fonteparág.padrão" style:family="text">
      <style:text-properties fo:color="#231F20" fo:letter-spacing="0.0013in" fo:font-size="9pt" style:font-size-asian="9pt"/>
    </style:style>
    <style:style style:name="T355" style:parent-style-name="Fonteparág.padrão" style:family="text">
      <style:text-properties fo:color="#231F20" fo:letter-spacing="0.002in" fo:font-size="9pt" style:font-size-asian="9pt"/>
    </style:style>
    <style:style style:name="T356" style:parent-style-name="Fonteparág.padrão" style:family="text">
      <style:text-properties fo:color="#231F20" fo:font-size="9pt" style:font-size-asian="9pt"/>
    </style:style>
    <style:style style:name="T357" style:parent-style-name="Fonteparág.padrão" style:family="text">
      <style:text-properties fo:color="#231F20" fo:letter-spacing="0.002in" fo:font-size="9pt" style:font-size-asian="9pt"/>
    </style:style>
    <style:style style:name="T358" style:parent-style-name="Fonteparág.padrão" style:family="text">
      <style:text-properties fo:color="#231F20" fo:letter-spacing="0.0013in" fo:font-size="9pt" style:font-size-asian="9pt"/>
    </style:style>
    <style:style style:name="T359" style:parent-style-name="Fonteparág.padrão" style:family="text">
      <style:text-properties fo:color="#231F20" fo:font-size="9pt" style:font-size-asian="9pt"/>
    </style:style>
    <style:style style:name="T360" style:parent-style-name="Fonteparág.padrão" style:family="text">
      <style:text-properties fo:color="#231F20" fo:letter-spacing="0.002in" fo:font-size="9pt" style:font-size-asian="9pt"/>
    </style:style>
    <style:style style:name="T361" style:parent-style-name="Fonteparág.padrão" style:family="text">
      <style:text-properties fo:color="#231F20" fo:letter-spacing="-0.0013in" fo:font-size="9pt" style:font-size-asian="9pt"/>
    </style:style>
    <style:style style:name="T362" style:parent-style-name="Fonteparág.padrão" style:family="text">
      <style:text-properties fo:color="#231F20" fo:font-size="9pt" style:font-size-asian="9pt"/>
    </style:style>
    <style:style style:name="T363" style:parent-style-name="Fonteparág.padrão" style:family="text">
      <style:text-properties fo:color="#231F20" fo:letter-spacing="-0.0013in" fo:font-size="9pt" style:font-size-asian="9pt"/>
    </style:style>
    <style:style style:name="T364" style:parent-style-name="Fonteparág.padrão" style:family="text">
      <style:text-properties fo:color="#231F20" fo:letter-spacing="0.002in" fo:font-size="9pt" style:font-size-asian="9pt"/>
    </style:style>
    <style:style style:name="T365" style:parent-style-name="Fonteparág.padrão" style:family="text">
      <style:text-properties fo:color="#231F20" fo:letter-spacing="-0.0013in" fo:font-size="9pt" style:font-size-asian="9pt"/>
    </style:style>
    <style:style style:name="T366" style:parent-style-name="Fonteparág.padrão" style:family="text">
      <style:text-properties fo:color="#231F20" fo:letter-spacing="0.002in" fo:font-size="9pt" style:font-size-asian="9pt"/>
    </style:style>
    <style:style style:name="T367" style:parent-style-name="Fonteparág.padrão" style:family="text">
      <style:text-properties fo:color="#231F20" fo:letter-spacing="-0.0013in" fo:font-size="9pt" style:font-size-asian="9pt"/>
    </style:style>
    <style:style style:name="T368" style:parent-style-name="Fonteparág.padrão" style:family="text">
      <style:text-properties fo:color="#231F20" fo:font-size="9pt" style:font-size-asian="9pt"/>
    </style:style>
    <style:style style:name="T369" style:parent-style-name="Fonteparág.padrão" style:family="text">
      <style:text-properties fo:color="#231F20" fo:letter-spacing="-0.0013in" fo:font-size="9pt" style:font-size-asian="9pt"/>
    </style:style>
    <style:style style:name="T370" style:parent-style-name="Fonteparág.padrão" style:family="text">
      <style:text-properties fo:color="#231F20" fo:letter-spacing="0.002in" fo:font-size="9pt" style:font-size-asian="9pt"/>
    </style:style>
    <style:style style:name="T371" style:parent-style-name="Fonteparág.padrão" style:family="text">
      <style:text-properties fo:color="#231F20" fo:letter-spacing="0.002in" fo:font-size="9pt" style:font-size-asian="9pt"/>
    </style:style>
    <style:style style:name="T372" style:parent-style-name="Fonteparág.padrão" style:family="text">
      <style:text-properties fo:color="#231F20" fo:letter-spacing="-0.0013in" fo:font-size="9pt" style:font-size-asian="9pt"/>
    </style:style>
    <style:style style:name="T373" style:parent-style-name="Fonteparág.padrão" style:family="text">
      <style:text-properties fo:color="#231F20" fo:letter-spacing="0.0013in" fo:font-size="9pt" style:font-size-asian="9pt"/>
    </style:style>
    <style:style style:name="T374" style:parent-style-name="Fonteparág.padrão" style:family="text">
      <style:text-properties fo:color="#231F20" fo:letter-spacing="-0.0013in" fo:font-size="9pt" style:font-size-asian="9pt"/>
    </style:style>
    <style:style style:name="T375" style:parent-style-name="Fonteparág.padrão" style:family="text">
      <style:text-properties fo:color="#231F20" fo:font-size="9pt" style:font-size-asian="9pt"/>
    </style:style>
    <style:style style:name="T376" style:parent-style-name="Fonteparág.padrão" style:family="text">
      <style:text-properties fo:color="#231F20" fo:letter-spacing="-0.0006in" fo:font-size="9pt" style:font-size-asian="9pt"/>
    </style:style>
    <style:style style:name="T377" style:parent-style-name="Fonteparág.padrão" style:family="text">
      <style:text-properties fo:color="#231F20" fo:letter-spacing="0.002in" fo:font-size="9pt" style:font-size-asian="9pt"/>
    </style:style>
    <style:style style:name="T378" style:parent-style-name="Fonteparág.padrão" style:family="text">
      <style:text-properties fo:color="#231F20" fo:letter-spacing="-0.0013in" fo:font-size="9pt" style:font-size-asian="9pt"/>
    </style:style>
    <style:style style:name="T379" style:parent-style-name="Fonteparág.padrão" style:family="text">
      <style:text-properties fo:color="#231F20" fo:letter-spacing="0.0013in" fo:font-size="9pt" style:font-size-asian="9pt"/>
    </style:style>
    <style:style style:name="T380" style:parent-style-name="Fonteparág.padrão" style:family="text">
      <style:text-properties fo:color="#231F20" fo:letter-spacing="-0.0097in" fo:font-size="9pt" style:font-size-asian="9pt"/>
    </style:style>
    <style:style style:name="T381" style:parent-style-name="Fonteparág.padrão" style:family="text">
      <style:text-properties fo:color="#231F20" fo:letter-spacing="0.0013in" fo:font-size="9pt" style:font-size-asian="9pt"/>
    </style:style>
    <style:style style:name="T382" style:parent-style-name="Fonteparág.padrão" style:family="text">
      <style:text-properties fo:color="#231F20" fo:letter-spacing="-0.0013in" fo:font-size="9pt" style:font-size-asian="9pt"/>
    </style:style>
    <style:style style:name="T383" style:parent-style-name="Fonteparág.padrão" style:family="text">
      <style:text-properties fo:color="#231F20" fo:font-size="9pt" style:font-size-asian="9pt"/>
    </style:style>
    <style:style style:name="T384" style:parent-style-name="Fonteparág.padrão" style:family="text">
      <style:text-properties fo:color="#231F20" fo:letter-spacing="-0.0013in" fo:font-size="9pt" style:font-size-asian="9pt"/>
    </style:style>
    <style:style style:name="T385" style:parent-style-name="Fonteparág.padrão" style:family="text">
      <style:text-properties fo:color="#231F20" fo:letter-spacing="0.0027in" fo:font-size="9pt" style:font-size-asian="9pt"/>
    </style:style>
    <style:style style:name="P386" style:parent-style-name="ParágrafodaLista" style:family="paragraph">
      <style:paragraph-properties fo:margin-top="0.0486in" fo:line-height="117%" fo:margin-right="1.1756in">
        <style:tab-stops>
          <style:tab-stop style:type="left" style:position="0.0006in"/>
        </style:tab-stops>
      </style:paragraph-properties>
    </style:style>
    <style:style style:name="T387" style:parent-style-name="Fonteparág.padrão" style:family="text">
      <style:text-properties style:font-name="Gill Sans MT" fo:font-weight="bold" style:font-weight-asian="bold" fo:color="#231F20" fo:letter-spacing="0.002in" fo:font-size="9pt" style:font-size-asian="9pt"/>
    </style:style>
    <style:style style:name="T388" style:parent-style-name="Fonteparág.padrão" style:family="text">
      <style:text-properties style:font-name="Gill Sans MT" fo:font-weight="bold" style:font-weight-asian="bold" fo:color="#231F20" fo:font-size="9pt" style:font-size-asian="9pt"/>
    </style:style>
    <style:style style:name="T389" style:parent-style-name="Fonteparág.padrão" style:family="text">
      <style:text-properties style:font-name="Gill Sans MT" fo:font-weight="bold" style:font-weight-asian="bold" fo:color="#231F20" fo:letter-spacing="0.002in" fo:font-size="9pt" style:font-size-asian="9pt"/>
    </style:style>
    <style:style style:name="T390" style:parent-style-name="Fonteparág.padrão" style:family="text">
      <style:text-properties style:font-name="Gill Sans MT" fo:font-weight="bold" style:font-weight-asian="bold" fo:color="#231F20" fo:font-size="9pt" style:font-size-asian="9pt"/>
    </style:style>
    <style:style style:name="T391" style:parent-style-name="Fonteparág.padrão" style:family="text">
      <style:text-properties style:font-name="Gill Sans MT" fo:font-weight="bold" style:font-weight-asian="bold" fo:color="#231F20" fo:letter-spacing="0.002in" fo:font-size="9pt" style:font-size-asian="9pt"/>
    </style:style>
    <style:style style:name="T392" style:parent-style-name="Fonteparág.padrão" style:family="text">
      <style:text-properties style:font-name="Gill Sans MT" fo:font-weight="bold" style:font-weight-asian="bold" fo:color="#231F20" fo:letter-spacing="0.0027in" fo:font-size="9pt" style:font-size-asian="9pt"/>
    </style:style>
    <style:style style:name="T393" style:parent-style-name="Fonteparág.padrão" style:family="text">
      <style:text-properties style:font-name="Gill Sans MT" fo:font-weight="bold" style:font-weight-asian="bold" fo:color="#231F20" fo:letter-spacing="0.002in" fo:font-size="9pt" style:font-size-asian="9pt"/>
    </style:style>
    <style:style style:name="T394" style:parent-style-name="Fonteparág.padrão" style:family="text">
      <style:text-properties style:font-name="Gill Sans MT" fo:font-weight="bold" style:font-weight-asian="bold" fo:color="#231F20" fo:letter-spacing="-0.0125in" fo:font-size="9pt" style:font-size-asian="9pt"/>
    </style:style>
    <style:style style:name="T395" style:parent-style-name="Fonteparág.padrão" style:family="text">
      <style:text-properties style:font-name="Gill Sans MT" fo:font-weight="bold" style:font-weight-asian="bold" fo:color="#231F20" fo:letter-spacing="0.0027in" fo:font-size="9pt" style:font-size-asian="9pt"/>
    </style:style>
    <style:style style:name="T396" style:parent-style-name="Fonteparág.padrão" style:family="text">
      <style:text-properties style:font-name="Gill Sans MT" fo:font-weight="bold" style:font-weight-asian="bold" fo:color="#231F20" fo:letter-spacing="-0.0118in" fo:font-size="9pt" style:font-size-asian="9pt"/>
    </style:style>
    <style:style style:name="T397" style:parent-style-name="Fonteparág.padrão" style:family="text">
      <style:text-properties style:font-name="Gill Sans MT" fo:font-weight="bold" style:font-weight-asian="bold" fo:color="#231F20" fo:font-size="9pt" style:font-size-asian="9pt"/>
    </style:style>
    <style:style style:name="T398" style:parent-style-name="Fonteparág.padrão" style:family="text">
      <style:text-properties style:font-name="Gill Sans MT" fo:font-weight="bold" style:font-weight-asian="bold" fo:color="#231F20" fo:letter-spacing="-0.0118in" fo:font-size="9pt" style:font-size-asian="9pt"/>
    </style:style>
    <style:style style:name="T399" style:parent-style-name="Fonteparág.padrão" style:family="text">
      <style:text-properties style:font-name="Gill Sans MT" fo:font-weight="bold" style:font-weight-asian="bold" fo:color="#231F20" fo:letter-spacing="0.002in" fo:font-size="9pt" style:font-size-asian="9pt"/>
    </style:style>
    <style:style style:name="T400" style:parent-style-name="Fonteparág.padrão" style:family="text">
      <style:text-properties style:font-name="Gill Sans MT" fo:font-weight="bold" style:font-weight-asian="bold" fo:color="#231F20" fo:letter-spacing="-0.0118in" fo:font-size="9pt" style:font-size-asian="9pt"/>
    </style:style>
    <style:style style:name="T401" style:parent-style-name="Fonteparág.padrão" style:family="text">
      <style:text-properties style:font-name="Gill Sans MT" fo:font-weight="bold" style:font-weight-asian="bold" fo:color="#231F20" fo:letter-spacing="0.002in" fo:font-size="9pt" style:font-size-asian="9pt"/>
    </style:style>
    <style:style style:name="T402" style:parent-style-name="Fonteparág.padrão" style:family="text">
      <style:text-properties style:font-name="Gill Sans MT" fo:font-weight="bold" style:font-weight-asian="bold" fo:color="#231F20" fo:letter-spacing="-0.0111in" fo:font-size="9pt" style:font-size-asian="9pt"/>
    </style:style>
    <style:style style:name="T403" style:parent-style-name="Fonteparág.padrão" style:family="text">
      <style:text-properties fo:color="#231F20" fo:letter-spacing="0.002in" fo:font-size="9pt" style:font-size-asian="9pt"/>
    </style:style>
    <style:style style:name="T404" style:parent-style-name="Fonteparág.padrão" style:family="text">
      <style:text-properties fo:color="#231F20" fo:letter-spacing="-0.0145in" fo:font-size="9pt" style:font-size-asian="9pt"/>
    </style:style>
    <style:style style:name="T405" style:parent-style-name="Fonteparág.padrão" style:family="text">
      <style:text-properties fo:color="#231F20" fo:font-size="9pt" style:font-size-asian="9pt"/>
    </style:style>
    <style:style style:name="T406" style:parent-style-name="Fonteparág.padrão" style:family="text">
      <style:text-properties fo:color="#231F20" fo:letter-spacing="-0.0145in" fo:font-size="9pt" style:font-size-asian="9pt"/>
    </style:style>
    <style:style style:name="T407" style:parent-style-name="Fonteparág.padrão" style:family="text">
      <style:text-properties fo:color="#231F20" fo:letter-spacing="0.0013in" fo:font-size="9pt" style:font-size-asian="9pt"/>
    </style:style>
    <style:style style:name="T408" style:parent-style-name="Fonteparág.padrão" style:family="text">
      <style:text-properties fo:color="#231F20" fo:letter-spacing="-0.0145in" fo:font-size="9pt" style:font-size-asian="9pt"/>
    </style:style>
    <style:style style:name="T409" style:parent-style-name="Fonteparág.padrão" style:family="text">
      <style:text-properties fo:color="#231F20" fo:font-size="9pt" style:font-size-asian="9pt"/>
    </style:style>
    <style:style style:name="T410" style:parent-style-name="Fonteparág.padrão" style:family="text">
      <style:text-properties fo:color="#231F20" fo:letter-spacing="-0.0145in" fo:font-size="9pt" style:font-size-asian="9pt"/>
    </style:style>
    <style:style style:name="T411" style:parent-style-name="Fonteparág.padrão" style:family="text">
      <style:text-properties fo:color="#231F20" fo:letter-spacing="0.002in" fo:font-size="9pt" style:font-size-asian="9pt"/>
    </style:style>
    <style:style style:name="T412" style:parent-style-name="Fonteparág.padrão" style:family="text">
      <style:text-properties fo:color="#231F20" fo:letter-spacing="-0.0145in" fo:font-size="9pt" style:font-size-asian="9pt"/>
    </style:style>
    <style:style style:name="T413" style:parent-style-name="Fonteparág.padrão" style:family="text">
      <style:text-properties fo:color="#231F20" fo:font-size="9pt" style:font-size-asian="9pt"/>
    </style:style>
    <style:style style:name="T414" style:parent-style-name="Fonteparág.padrão" style:family="text">
      <style:text-properties fo:color="#231F20" fo:letter-spacing="-0.0152in" fo:font-size="9pt" style:font-size-asian="9pt"/>
    </style:style>
    <style:style style:name="T415" style:parent-style-name="Fonteparág.padrão" style:family="text">
      <style:text-properties fo:color="#231F20" fo:font-size="9pt" style:font-size-asian="9pt"/>
    </style:style>
    <style:style style:name="T416" style:parent-style-name="Fonteparág.padrão" style:family="text">
      <style:text-properties fo:color="#231F20" fo:letter-spacing="-0.0145in" fo:font-size="9pt" style:font-size-asian="9pt"/>
    </style:style>
    <style:style style:name="T417" style:parent-style-name="Fonteparág.padrão" style:family="text">
      <style:text-properties fo:color="#231F20" fo:letter-spacing="0.002in" fo:font-size="9pt" style:font-size-asian="9pt"/>
    </style:style>
    <style:style style:name="T418" style:parent-style-name="Fonteparág.padrão" style:family="text">
      <style:text-properties fo:color="#231F20" fo:letter-spacing="-0.0145in" fo:font-size="9pt" style:font-size-asian="9pt"/>
    </style:style>
    <style:style style:name="T419" style:parent-style-name="Fonteparág.padrão" style:family="text">
      <style:text-properties fo:color="#231F20" fo:letter-spacing="0.0013in" fo:font-size="9pt" style:font-size-asian="9pt"/>
    </style:style>
    <style:style style:name="T420" style:parent-style-name="Fonteparág.padrão" style:family="text">
      <style:text-properties fo:color="#231F20" fo:letter-spacing="-0.0145in" fo:font-size="9pt" style:font-size-asian="9pt"/>
    </style:style>
    <style:style style:name="T421" style:parent-style-name="Fonteparág.padrão" style:family="text">
      <style:text-properties fo:color="#231F20" fo:letter-spacing="0.0027in" fo:font-size="9pt" style:font-size-asian="9pt"/>
    </style:style>
    <style:style style:name="T422" style:parent-style-name="Fonteparág.padrão" style:family="text">
      <style:text-properties fo:color="#231F20" fo:letter-spacing="0.0013in" fo:font-size="9pt" style:font-size-asian="9pt"/>
    </style:style>
    <style:style style:name="T423" style:parent-style-name="Fonteparág.padrão" style:family="text">
      <style:text-properties fo:color="#231F20" fo:letter-spacing="-0.0048in" fo:font-size="9pt" style:font-size-asian="9pt"/>
    </style:style>
    <style:style style:name="T424" style:parent-style-name="Fonteparág.padrão" style:family="text">
      <style:text-properties fo:color="#231F20" fo:letter-spacing="0.0013in" fo:font-size="9pt" style:font-size-asian="9pt"/>
    </style:style>
    <style:style style:name="T425" style:parent-style-name="Fonteparág.padrão" style:family="text">
      <style:text-properties fo:color="#231F20" fo:letter-spacing="-0.0048in" fo:font-size="9pt" style:font-size-asian="9pt"/>
    </style:style>
    <style:style style:name="T426" style:parent-style-name="Fonteparág.padrão" style:family="text">
      <style:text-properties fo:color="#231F20" fo:letter-spacing="0.002in" fo:font-size="9pt" style:font-size-asian="9pt"/>
    </style:style>
    <style:style style:name="T427" style:parent-style-name="Fonteparág.padrão" style:family="text">
      <style:text-properties fo:color="#231F20" fo:letter-spacing="-0.0048in" fo:font-size="9pt" style:font-size-asian="9pt"/>
    </style:style>
    <style:style style:name="T428" style:parent-style-name="Fonteparág.padrão" style:family="text">
      <style:text-properties fo:color="#231F20" fo:letter-spacing="0.002in" fo:font-size="9pt" style:font-size-asian="9pt"/>
    </style:style>
    <style:style style:name="T429" style:parent-style-name="Fonteparág.padrão" style:family="text">
      <style:text-properties fo:color="#231F20" fo:letter-spacing="-0.0041in" fo:font-size="9pt" style:font-size-asian="9pt"/>
    </style:style>
    <style:style style:name="T430" style:parent-style-name="Fonteparág.padrão" style:family="text">
      <style:text-properties fo:color="#231F20" fo:font-size="9pt" style:font-size-asian="9pt"/>
    </style:style>
    <style:style style:name="T431" style:parent-style-name="Fonteparág.padrão" style:family="text">
      <style:text-properties fo:color="#231F20" fo:letter-spacing="-0.0048in" fo:font-size="9pt" style:font-size-asian="9pt"/>
    </style:style>
    <style:style style:name="T432" style:parent-style-name="Fonteparág.padrão" style:family="text">
      <style:text-properties fo:color="#231F20" fo:letter-spacing="0.002in" fo:font-size="9pt" style:font-size-asian="9pt"/>
    </style:style>
    <style:style style:name="T433" style:parent-style-name="Fonteparág.padrão" style:family="text">
      <style:text-properties fo:color="#231F20" fo:letter-spacing="-0.0048in" fo:font-size="9pt" style:font-size-asian="9pt"/>
    </style:style>
    <style:style style:name="T434" style:parent-style-name="Fonteparág.padrão" style:family="text">
      <style:text-properties fo:color="#231F20" fo:letter-spacing="0.002in" fo:font-size="9pt" style:font-size-asian="9pt"/>
    </style:style>
    <style:style style:name="T435" style:parent-style-name="Fonteparág.padrão" style:family="text">
      <style:text-properties fo:color="#231F20" fo:letter-spacing="-0.0041in" fo:font-size="9pt" style:font-size-asian="9pt"/>
    </style:style>
    <style:style style:name="T436" style:parent-style-name="Fonteparág.padrão" style:family="text">
      <style:text-properties fo:color="#231F20" fo:font-size="9pt" style:font-size-asian="9pt"/>
    </style:style>
    <style:style style:name="T437" style:parent-style-name="Fonteparág.padrão" style:family="text">
      <style:text-properties fo:color="#231F20" fo:letter-spacing="-0.0048in" fo:font-size="9pt" style:font-size-asian="9pt"/>
    </style:style>
    <style:style style:name="T438" style:parent-style-name="Fonteparág.padrão" style:family="text">
      <style:text-properties fo:color="#231F20" fo:font-size="9pt" style:font-size-asian="9pt"/>
    </style:style>
    <style:style style:name="T439" style:parent-style-name="Fonteparág.padrão" style:family="text">
      <style:text-properties fo:color="#231F20" fo:letter-spacing="-0.0048in" fo:font-size="9pt" style:font-size-asian="9pt"/>
    </style:style>
    <style:style style:name="T440" style:parent-style-name="Fonteparág.padrão" style:family="text">
      <style:text-properties fo:color="#231F20" fo:letter-spacing="0.002in" fo:font-size="9pt" style:font-size-asian="9pt"/>
    </style:style>
    <style:style style:name="T441" style:parent-style-name="Fonteparág.padrão" style:family="text">
      <style:text-properties fo:color="#231F20" fo:letter-spacing="-0.0048in" fo:font-size="9pt" style:font-size-asian="9pt"/>
    </style:style>
    <style:style style:name="T442" style:parent-style-name="Fonteparág.padrão" style:family="text">
      <style:text-properties fo:color="#231F20" fo:letter-spacing="0.0027in" fo:font-size="9pt" style:font-size-asian="9pt"/>
    </style:style>
    <style:style style:name="T443" style:parent-style-name="Fonteparág.padrão" style:family="text">
      <style:text-properties fo:color="#231F20" fo:font-size="9pt" style:font-size-asian="9pt"/>
    </style:style>
    <style:style style:name="T444" style:parent-style-name="Fonteparág.padrão" style:family="text">
      <style:text-properties fo:color="#231F20" fo:letter-spacing="-0.002in" fo:font-size="9pt" style:font-size-asian="9pt"/>
    </style:style>
    <style:style style:name="T445" style:parent-style-name="Fonteparág.padrão" style:family="text">
      <style:text-properties fo:color="#231F20" fo:letter-spacing="0.002in" fo:font-size="9pt" style:font-size-asian="9pt"/>
    </style:style>
    <style:style style:name="T446" style:parent-style-name="Fonteparág.padrão" style:family="text">
      <style:text-properties fo:color="#231F20" fo:letter-spacing="-0.0013in" fo:font-size="9pt" style:font-size-asian="9pt"/>
    </style:style>
    <style:style style:name="T447" style:parent-style-name="Fonteparág.padrão" style:family="text">
      <style:text-properties fo:color="#231F20" fo:font-size="9pt" style:font-size-asian="9pt"/>
    </style:style>
    <style:style style:name="T448" style:parent-style-name="Fonteparág.padrão" style:family="text">
      <style:text-properties fo:color="#231F20" fo:letter-spacing="-0.0013in" fo:font-size="9pt" style:font-size-asian="9pt"/>
    </style:style>
    <style:style style:name="T449" style:parent-style-name="Fonteparág.padrão" style:family="text">
      <style:text-properties fo:color="#231F20" fo:letter-spacing="0.002in" fo:font-size="9pt" style:font-size-asian="9pt"/>
    </style:style>
    <style:style style:name="T450" style:parent-style-name="Fonteparág.padrão" style:family="text">
      <style:text-properties fo:color="#231F20" fo:letter-spacing="-0.002in" fo:font-size="9pt" style:font-size-asian="9pt"/>
    </style:style>
    <style:style style:name="T451" style:parent-style-name="Fonteparág.padrão" style:family="text">
      <style:text-properties fo:color="#231F20" fo:letter-spacing="0.002in" fo:font-size="9pt" style:font-size-asian="9pt"/>
    </style:style>
    <style:style style:name="T452" style:parent-style-name="Fonteparág.padrão" style:family="text">
      <style:text-properties fo:color="#231F20" fo:letter-spacing="-0.0013in" fo:font-size="9pt" style:font-size-asian="9pt"/>
    </style:style>
    <style:style style:name="T453" style:parent-style-name="Fonteparág.padrão" style:family="text">
      <style:text-properties fo:color="#231F20" fo:font-size="9pt" style:font-size-asian="9pt"/>
    </style:style>
    <style:style style:name="T454" style:parent-style-name="Fonteparág.padrão" style:family="text">
      <style:text-properties fo:color="#231F20" fo:letter-spacing="-0.0013in" fo:font-size="9pt" style:font-size-asian="9pt"/>
    </style:style>
    <style:style style:name="T455" style:parent-style-name="Fonteparág.padrão" style:family="text">
      <style:text-properties fo:color="#231F20" fo:letter-spacing="0.002in" fo:font-size="9pt" style:font-size-asian="9pt"/>
    </style:style>
    <style:style style:name="T456" style:parent-style-name="Fonteparág.padrão" style:family="text">
      <style:text-properties fo:color="#231F20" fo:letter-spacing="-0.0013in" fo:font-size="9pt" style:font-size-asian="9pt"/>
    </style:style>
    <style:style style:name="T457" style:parent-style-name="Fonteparág.padrão" style:family="text">
      <style:text-properties fo:color="#231F20" fo:letter-spacing="0.0013in" fo:font-size="9pt" style:font-size-asian="9pt"/>
    </style:style>
    <style:style style:name="T458" style:parent-style-name="Fonteparág.padrão" style:family="text">
      <style:text-properties fo:color="#231F20" fo:letter-spacing="-0.002in" fo:font-size="9pt" style:font-size-asian="9pt"/>
    </style:style>
    <style:style style:name="T459" style:parent-style-name="Fonteparág.padrão" style:family="text">
      <style:text-properties fo:color="#231F20" fo:font-size="9pt" style:font-size-asian="9pt"/>
    </style:style>
    <style:style style:name="T460" style:parent-style-name="Fonteparág.padrão" style:family="text">
      <style:text-properties fo:color="#231F20" fo:letter-spacing="-0.0013in" fo:font-size="9pt" style:font-size-asian="9pt"/>
    </style:style>
    <style:style style:name="T461" style:parent-style-name="Fonteparág.padrão" style:family="text">
      <style:text-properties fo:color="#231F20" fo:letter-spacing="0.002in" fo:font-size="9pt" style:font-size-asian="9pt"/>
    </style:style>
    <style:style style:name="T462" style:parent-style-name="Fonteparág.padrão" style:family="text">
      <style:text-properties fo:color="#231F20" fo:letter-spacing="-0.0013in" fo:font-size="9pt" style:font-size-asian="9pt"/>
    </style:style>
    <style:style style:name="T463" style:parent-style-name="Fonteparág.padrão" style:family="text">
      <style:text-properties fo:color="#231F20" fo:letter-spacing="0.0013in" fo:font-size="9pt" style:font-size-asian="9pt"/>
    </style:style>
    <style:style style:name="T464" style:parent-style-name="Fonteparág.padrão" style:family="text">
      <style:text-properties fo:color="#231F20" fo:letter-spacing="-0.0104in" fo:font-size="9pt" style:font-size-asian="9pt"/>
    </style:style>
    <style:style style:name="T465" style:parent-style-name="Fonteparág.padrão" style:family="text">
      <style:text-properties fo:color="#231F20" fo:letter-spacing="0.0013in" fo:font-size="9pt" style:font-size-asian="9pt"/>
    </style:style>
    <style:style style:name="T466" style:parent-style-name="Fonteparág.padrão" style:family="text">
      <style:text-properties fo:color="#231F20" fo:letter-spacing="-0.0013in" fo:font-size="9pt" style:font-size-asian="9pt"/>
    </style:style>
    <style:style style:name="T467" style:parent-style-name="Fonteparág.padrão" style:family="text">
      <style:text-properties fo:color="#231F20" fo:font-size="9pt" style:font-size-asian="9pt"/>
    </style:style>
    <style:style style:name="T468" style:parent-style-name="Fonteparág.padrão" style:family="text">
      <style:text-properties fo:color="#231F20" fo:letter-spacing="-0.0013in" fo:font-size="9pt" style:font-size-asian="9pt"/>
    </style:style>
    <style:style style:name="T469" style:parent-style-name="Fonteparág.padrão" style:family="text">
      <style:text-properties fo:color="#231F20" fo:letter-spacing="0.0027in" fo:font-size="9pt" style:font-size-asian="9pt"/>
    </style:style>
    <style:style style:name="P470" style:parent-style-name="ParágrafodaLista" style:family="paragraph">
      <style:paragraph-properties fo:margin-top="0.0534in" fo:line-height="118%" fo:margin-right="1.1736in">
        <style:tab-stops>
          <style:tab-stop style:type="left" style:position="0.0006in"/>
        </style:tab-stops>
      </style:paragraph-properties>
    </style:style>
    <style:style style:name="T471" style:parent-style-name="Fonteparág.padrão" style:family="text">
      <style:text-properties style:font-name="Gill Sans MT" fo:font-weight="bold" style:font-weight-asian="bold" fo:color="#231F20" fo:letter-spacing="0.002in" fo:font-size="9pt" style:font-size-asian="9pt"/>
    </style:style>
    <style:style style:name="T472" style:parent-style-name="Fonteparág.padrão" style:family="text">
      <style:text-properties style:font-name="Gill Sans MT" fo:font-weight="bold" style:font-weight-asian="bold" fo:color="#231F20" fo:letter-spacing="-0.0055in" fo:font-size="9pt" style:font-size-asian="9pt"/>
    </style:style>
    <style:style style:name="T473" style:parent-style-name="Fonteparág.padrão" style:family="text">
      <style:text-properties style:font-name="Gill Sans MT" fo:font-weight="bold" style:font-weight-asian="bold" fo:color="#231F20" fo:letter-spacing="0.002in" fo:font-size="9pt" style:font-size-asian="9pt"/>
    </style:style>
    <style:style style:name="T474" style:parent-style-name="Fonteparág.padrão" style:family="text">
      <style:text-properties style:font-name="Gill Sans MT" fo:font-weight="bold" style:font-weight-asian="bold" fo:color="#231F20" fo:letter-spacing="-0.0055in" fo:font-size="9pt" style:font-size-asian="9pt"/>
    </style:style>
    <style:style style:name="T475" style:parent-style-name="Fonteparág.padrão" style:family="text">
      <style:text-properties style:font-name="Gill Sans MT" fo:font-weight="bold" style:font-weight-asian="bold" fo:color="#231F20" fo:font-size="9pt" style:font-size-asian="9pt"/>
    </style:style>
    <style:style style:name="T476" style:parent-style-name="Fonteparág.padrão" style:family="text">
      <style:text-properties style:font-name="Gill Sans MT" fo:font-weight="bold" style:font-weight-asian="bold" fo:color="#231F20" fo:letter-spacing="-0.0055in" fo:font-size="9pt" style:font-size-asian="9pt"/>
    </style:style>
    <style:style style:name="T477" style:parent-style-name="Fonteparág.padrão" style:family="text">
      <style:text-properties style:font-name="Gill Sans MT" fo:font-weight="bold" style:font-weight-asian="bold" fo:color="#231F20" fo:letter-spacing="0.002in" fo:font-size="9pt" style:font-size-asian="9pt"/>
    </style:style>
    <style:style style:name="T478" style:parent-style-name="Fonteparág.padrão" style:family="text">
      <style:text-properties style:font-name="Gill Sans MT" fo:font-weight="bold" style:font-weight-asian="bold" fo:color="#231F20" fo:letter-spacing="-0.0048in" fo:font-size="9pt" style:font-size-asian="9pt"/>
    </style:style>
    <style:style style:name="T479" style:parent-style-name="Fonteparág.padrão" style:family="text">
      <style:text-properties style:font-name="Gill Sans MT" fo:font-weight="bold" style:font-weight-asian="bold" fo:color="#231F20" fo:letter-spacing="0.002in" fo:font-size="9pt" style:font-size-asian="9pt"/>
    </style:style>
    <style:style style:name="T480" style:parent-style-name="Fonteparág.padrão" style:family="text">
      <style:text-properties style:font-name="Gill Sans MT" fo:font-weight="bold" style:font-weight-asian="bold" fo:color="#231F20" fo:letter-spacing="-0.0055in" fo:font-size="9pt" style:font-size-asian="9pt"/>
    </style:style>
    <style:style style:name="T481" style:parent-style-name="Fonteparág.padrão" style:family="text">
      <style:text-properties style:font-name="Gill Sans MT" fo:font-weight="bold" style:font-weight-asian="bold" fo:color="#231F20" fo:font-size="9pt" style:font-size-asian="9pt"/>
    </style:style>
    <style:style style:name="T482" style:parent-style-name="Fonteparág.padrão" style:family="text">
      <style:text-properties style:font-name="Gill Sans MT" fo:font-weight="bold" style:font-weight-asian="bold" fo:color="#231F20" fo:letter-spacing="-0.0055in" fo:font-size="9pt" style:font-size-asian="9pt"/>
    </style:style>
    <style:style style:name="T483" style:parent-style-name="Fonteparág.padrão" style:family="text">
      <style:text-properties style:font-name="Gill Sans MT" fo:font-weight="bold" style:font-weight-asian="bold" fo:color="#231F20" fo:letter-spacing="0.002in" fo:font-size="9pt" style:font-size-asian="9pt"/>
    </style:style>
    <style:style style:name="T484" style:parent-style-name="Fonteparág.padrão" style:family="text">
      <style:text-properties style:font-name="Gill Sans MT" fo:font-weight="bold" style:font-weight-asian="bold" fo:color="#231F20" fo:letter-spacing="-0.0055in" fo:font-size="9pt" style:font-size-asian="9pt"/>
    </style:style>
    <style:style style:name="T485" style:parent-style-name="Fonteparág.padrão" style:family="text">
      <style:text-properties style:font-name="Gill Sans MT" fo:font-weight="bold" style:font-weight-asian="bold" fo:color="#231F20" fo:letter-spacing="0.0027in" fo:font-size="9pt" style:font-size-asian="9pt"/>
    </style:style>
    <style:style style:name="T486" style:parent-style-name="Fonteparág.padrão" style:family="text">
      <style:text-properties style:font-name="Gill Sans MT" fo:font-weight="bold" style:font-weight-asian="bold" fo:color="#231F20" fo:letter-spacing="-0.0048in" fo:font-size="9pt" style:font-size-asian="9pt"/>
    </style:style>
    <style:style style:name="T487" style:parent-style-name="Fonteparág.padrão" style:family="text">
      <style:text-properties style:font-name="Gill Sans MT" fo:font-weight="bold" style:font-weight-asian="bold" fo:color="#231F20" fo:font-size="9pt" style:font-size-asian="9pt"/>
    </style:style>
    <style:style style:name="T488" style:parent-style-name="Fonteparág.padrão" style:family="text">
      <style:text-properties style:font-name="Gill Sans MT" fo:font-weight="bold" style:font-weight-asian="bold" fo:color="#231F20" fo:letter-spacing="-0.0055in" fo:font-size="9pt" style:font-size-asian="9pt"/>
    </style:style>
    <style:style style:name="T489" style:parent-style-name="Fonteparág.padrão" style:family="text">
      <style:text-properties style:font-name="Gill Sans MT" fo:font-weight="bold" style:font-weight-asian="bold" fo:color="#231F20" fo:letter-spacing="0.002in" fo:font-size="9pt" style:font-size-asian="9pt"/>
    </style:style>
    <style:style style:name="T490" style:parent-style-name="Fonteparág.padrão" style:family="text">
      <style:text-properties style:font-name="Gill Sans MT" fo:font-weight="bold" style:font-weight-asian="bold" fo:color="#231F20" fo:letter-spacing="-0.0055in" fo:font-size="9pt" style:font-size-asian="9pt"/>
    </style:style>
    <style:style style:name="T491" style:parent-style-name="Fonteparág.padrão" style:family="text">
      <style:text-properties style:font-name="Gill Sans MT" fo:font-weight="bold" style:font-weight-asian="bold" fo:color="#231F20" fo:letter-spacing="0.0027in" fo:font-size="9pt" style:font-size-asian="9pt"/>
    </style:style>
    <style:style style:name="T492" style:parent-style-name="Fonteparág.padrão" style:family="text">
      <style:text-properties fo:color="#231F20" fo:letter-spacing="0.002in" fo:font-size="9pt" style:font-size-asian="9pt"/>
    </style:style>
    <style:style style:name="T493" style:parent-style-name="Fonteparág.padrão" style:family="text">
      <style:text-properties fo:color="#231F20" fo:font-size="9pt" style:font-size-asian="9pt"/>
    </style:style>
    <style:style style:name="T494" style:parent-style-name="Fonteparág.padrão" style:family="text">
      <style:text-properties fo:color="#231F20" fo:letter-spacing="0.0013in" fo:font-size="9pt" style:font-size-asian="9pt"/>
    </style:style>
    <style:style style:name="T495" style:parent-style-name="Fonteparág.padrão" style:family="text">
      <style:text-properties fo:color="#231F20" fo:font-size="9pt" style:font-size-asian="9pt"/>
    </style:style>
    <style:style style:name="T496" style:parent-style-name="Fonteparág.padrão" style:family="text">
      <style:text-properties fo:color="#231F20" fo:letter-spacing="0.002in" fo:font-size="9pt" style:font-size-asian="9pt"/>
    </style:style>
    <style:style style:name="T497" style:parent-style-name="Fonteparág.padrão" style:family="text">
      <style:text-properties fo:color="#231F20" fo:font-size="9pt" style:font-size-asian="9pt"/>
    </style:style>
    <style:style style:name="T498" style:parent-style-name="Fonteparág.padrão" style:family="text">
      <style:text-properties fo:color="#231F20" fo:letter-spacing="0.002in" fo:font-size="9pt" style:font-size-asian="9pt"/>
    </style:style>
    <style:style style:name="T499" style:parent-style-name="Fonteparág.padrão" style:family="text">
      <style:text-properties fo:color="#231F20" fo:font-size="9pt" style:font-size-asian="9pt"/>
    </style:style>
    <style:style style:name="T500" style:parent-style-name="Fonteparág.padrão" style:family="text">
      <style:text-properties fo:color="#231F20" fo:letter-spacing="0.0027in" fo:font-size="9pt" style:font-size-asian="9pt"/>
    </style:style>
    <style:style style:name="T501" style:parent-style-name="Fonteparág.padrão" style:family="text">
      <style:text-properties fo:color="#231F20" fo:letter-spacing="0.0013in" fo:font-size="9pt" style:font-size-asian="9pt"/>
    </style:style>
    <style:style style:name="T502" style:parent-style-name="Fonteparág.padrão" style:family="text">
      <style:text-properties fo:color="#231F20" fo:letter-spacing="-0.0034in" fo:font-size="9pt" style:font-size-asian="9pt"/>
    </style:style>
    <style:style style:name="T503" style:parent-style-name="Fonteparág.padrão" style:family="text">
      <style:text-properties fo:color="#231F20" fo:font-size="9pt" style:font-size-asian="9pt"/>
    </style:style>
    <style:style style:name="T504" style:parent-style-name="Fonteparág.padrão" style:family="text">
      <style:text-properties fo:color="#231F20" fo:letter-spacing="-0.0034in" fo:font-size="9pt" style:font-size-asian="9pt"/>
    </style:style>
    <style:style style:name="T505" style:parent-style-name="Fonteparág.padrão" style:family="text">
      <style:text-properties fo:color="#231F20" fo:letter-spacing="0.0013in" fo:font-size="9pt" style:font-size-asian="9pt"/>
    </style:style>
    <style:style style:name="T506" style:parent-style-name="Fonteparág.padrão" style:family="text">
      <style:text-properties fo:color="#231F20" fo:letter-spacing="-0.0034in" fo:font-size="9pt" style:font-size-asian="9pt"/>
    </style:style>
    <style:style style:name="T507" style:parent-style-name="Fonteparág.padrão" style:family="text">
      <style:text-properties fo:color="#231F20" fo:letter-spacing="0.0013in" fo:font-size="9pt" style:font-size-asian="9pt"/>
    </style:style>
    <style:style style:name="T508" style:parent-style-name="Fonteparág.padrão" style:family="text">
      <style:text-properties fo:color="#231F20" fo:letter-spacing="-0.0104in" fo:font-size="9pt" style:font-size-asian="9pt"/>
    </style:style>
    <style:style style:name="T509" style:parent-style-name="Fonteparág.padrão" style:family="text">
      <style:text-properties fo:color="#231F20" fo:letter-spacing="0.002in" fo:font-size="9pt" style:font-size-asian="9pt"/>
    </style:style>
    <style:style style:name="T510" style:parent-style-name="Fonteparág.padrão" style:family="text">
      <style:text-properties fo:color="#231F20" fo:letter-spacing="-0.0034in" fo:font-size="9pt" style:font-size-asian="9pt"/>
    </style:style>
    <style:style style:name="T511" style:parent-style-name="Fonteparág.padrão" style:family="text">
      <style:text-properties fo:color="#231F20" fo:letter-spacing="0.0013in" fo:font-size="9pt" style:font-size-asian="9pt"/>
    </style:style>
    <style:style style:name="T512" style:parent-style-name="Fonteparág.padrão" style:family="text">
      <style:text-properties fo:color="#231F20" fo:letter-spacing="-0.0027in" fo:font-size="9pt" style:font-size-asian="9pt"/>
    </style:style>
    <style:style style:name="T513" style:parent-style-name="Fonteparág.padrão" style:family="text">
      <style:text-properties fo:color="#231F20" fo:letter-spacing="0.0013in" fo:font-size="9pt" style:font-size-asian="9pt"/>
    </style:style>
    <style:style style:name="T514" style:parent-style-name="Fonteparág.padrão" style:family="text">
      <style:text-properties fo:color="#231F20" fo:letter-spacing="-0.0111in" fo:font-size="9pt" style:font-size-asian="9pt"/>
    </style:style>
    <style:style style:name="T515" style:parent-style-name="Fonteparág.padrão" style:family="text">
      <style:text-properties fo:color="#231F20" fo:letter-spacing="0.0013in" fo:font-size="9pt" style:font-size-asian="9pt"/>
    </style:style>
    <style:style style:name="T516" style:parent-style-name="Fonteparág.padrão" style:family="text">
      <style:text-properties fo:color="#231F20" fo:letter-spacing="-0.0027in" fo:font-size="9pt" style:font-size-asian="9pt"/>
    </style:style>
    <style:style style:name="T517" style:parent-style-name="Fonteparág.padrão" style:family="text">
      <style:text-properties fo:color="#231F20" fo:letter-spacing="0.0013in" fo:font-size="9pt" style:font-size-asian="9pt"/>
    </style:style>
    <style:style style:name="T518" style:parent-style-name="Fonteparág.padrão" style:family="text">
      <style:text-properties fo:color="#231F20" fo:letter-spacing="-0.0034in" fo:font-size="9pt" style:font-size-asian="9pt"/>
    </style:style>
    <style:style style:name="T519" style:parent-style-name="Fonteparág.padrão" style:family="text">
      <style:text-properties fo:color="#231F20" fo:letter-spacing="0.002in" fo:font-size="9pt" style:font-size-asian="9pt"/>
    </style:style>
    <style:style style:name="T520" style:parent-style-name="Fonteparág.padrão" style:family="text">
      <style:text-properties fo:color="#231F20" fo:letter-spacing="-0.0034in" fo:font-size="9pt" style:font-size-asian="9pt"/>
    </style:style>
    <style:style style:name="T521" style:parent-style-name="Fonteparág.padrão" style:family="text">
      <style:text-properties fo:color="#231F20" fo:letter-spacing="0.002in" fo:font-size="9pt" style:font-size-asian="9pt"/>
    </style:style>
    <style:style style:name="T522" style:parent-style-name="Fonteparág.padrão" style:family="text">
      <style:text-properties fo:color="#231F20" fo:letter-spacing="-0.0034in" fo:font-size="9pt" style:font-size-asian="9pt"/>
    </style:style>
    <style:style style:name="T523" style:parent-style-name="Fonteparág.padrão" style:family="text">
      <style:text-properties fo:color="#231F20" fo:font-size="9pt" style:font-size-asian="9pt"/>
    </style:style>
    <style:style style:name="T524" style:parent-style-name="Fonteparág.padrão" style:family="text">
      <style:text-properties fo:color="#231F20" fo:letter-spacing="-0.0027in" fo:font-size="9pt" style:font-size-asian="9pt"/>
    </style:style>
    <style:style style:name="T525" style:parent-style-name="Fonteparág.padrão" style:family="text">
      <style:text-properties fo:color="#231F20" fo:font-size="9pt" style:font-size-asian="9pt"/>
    </style:style>
    <style:style style:name="T526" style:parent-style-name="Fonteparág.padrão" style:family="text">
      <style:text-properties fo:color="#231F20" fo:letter-spacing="-0.0034in" fo:font-size="9pt" style:font-size-asian="9pt"/>
    </style:style>
    <style:style style:name="T527" style:parent-style-name="Fonteparág.padrão" style:family="text">
      <style:text-properties fo:color="#231F20" fo:letter-spacing="0.002in" fo:font-size="9pt" style:font-size-asian="9pt"/>
    </style:style>
    <style:style style:name="T528" style:parent-style-name="Fonteparág.padrão" style:family="text">
      <style:text-properties fo:color="#231F20" fo:letter-spacing="-0.0034in" fo:font-size="9pt" style:font-size-asian="9pt"/>
    </style:style>
    <style:style style:name="T529" style:parent-style-name="Fonteparág.padrão" style:family="text">
      <style:text-properties fo:color="#231F20" fo:letter-spacing="0.0013in" fo:font-size="9pt" style:font-size-asian="9pt"/>
    </style:style>
    <style:style style:name="T530" style:parent-style-name="Fonteparág.padrão" style:family="text">
      <style:text-properties fo:color="#231F20" fo:letter-spacing="-0.0027in" fo:font-size="9pt" style:font-size-asian="9pt"/>
    </style:style>
    <style:style style:name="T531" style:parent-style-name="Fonteparág.padrão" style:family="text">
      <style:text-properties fo:color="#231F20" fo:letter-spacing="0.0027in" fo:font-size="9pt" style:font-size-asian="9pt"/>
    </style:style>
    <style:style style:name="T532" style:parent-style-name="Fonteparág.padrão" style:family="text">
      <style:text-properties fo:color="#231F20" fo:letter-spacing="0.002in" fo:font-size="9pt" style:font-size-asian="9pt"/>
    </style:style>
    <style:style style:name="T533" style:parent-style-name="Fonteparág.padrão" style:family="text">
      <style:text-properties fo:color="#231F20" fo:font-size="9pt" style:font-size-asian="9pt"/>
    </style:style>
    <style:style style:name="T534" style:parent-style-name="Fonteparág.padrão" style:family="text">
      <style:text-properties fo:color="#231F20" fo:letter-spacing="0.002in" fo:font-size="9pt" style:font-size-asian="9pt"/>
    </style:style>
    <style:style style:name="T535" style:parent-style-name="Fonteparág.padrão" style:family="text">
      <style:text-properties fo:color="#231F20" fo:font-size="9pt" style:font-size-asian="9pt"/>
    </style:style>
    <style:style style:name="T536" style:parent-style-name="Fonteparág.padrão" style:family="text">
      <style:text-properties fo:color="#231F20" fo:letter-spacing="0.002in" fo:font-size="9pt" style:font-size-asian="9pt"/>
    </style:style>
    <style:style style:name="T537" style:parent-style-name="Fonteparág.padrão" style:family="text">
      <style:text-properties fo:color="#231F20" fo:letter-spacing="0.0013in" fo:font-size="9pt" style:font-size-asian="9pt"/>
    </style:style>
    <style:style style:name="T538" style:parent-style-name="Fonteparág.padrão" style:family="text">
      <style:text-properties fo:color="#231F20" fo:font-size="9pt" style:font-size-asian="9pt"/>
    </style:style>
    <style:style style:name="T539" style:parent-style-name="Fonteparág.padrão" style:family="text">
      <style:text-properties fo:color="#231F20" fo:letter-spacing="0.002in" fo:font-size="9pt" style:font-size-asian="9pt"/>
    </style:style>
    <style:style style:name="T540" style:parent-style-name="Fonteparág.padrão" style:family="text">
      <style:text-properties fo:color="#231F20" fo:letter-spacing="0.0027in" fo:font-size="9pt" style:font-size-asian="9pt"/>
    </style:style>
    <style:style style:name="T541" style:parent-style-name="Fonteparág.padrão" style:family="text">
      <style:text-properties fo:color="#231F20" fo:letter-spacing="0.0013in" fo:font-size="9pt" style:font-size-asian="9pt"/>
    </style:style>
    <style:style style:name="T542" style:parent-style-name="Fonteparág.padrão" style:family="text">
      <style:text-properties fo:color="#231F20" fo:font-size="9pt" style:font-size-asian="9pt"/>
    </style:style>
    <style:style style:name="T543" style:parent-style-name="Fonteparág.padrão" style:family="text">
      <style:text-properties fo:color="#231F20" fo:letter-spacing="0.0006in" fo:font-size="9pt" style:font-size-asian="9pt"/>
    </style:style>
    <style:style style:name="T544" style:parent-style-name="Fonteparág.padrão" style:family="text">
      <style:text-properties fo:color="#231F20" fo:letter-spacing="0.0027in" fo:font-size="9pt" style:font-size-asian="9pt"/>
    </style:style>
    <style:style style:name="P545" style:parent-style-name="ParágrafodaLista" style:family="paragraph">
      <style:paragraph-properties fo:margin-top="0.0423in" fo:line-height="118%" fo:margin-right="1.1756in">
        <style:tab-stops>
          <style:tab-stop style:type="left" style:position="0.0006in"/>
        </style:tab-stops>
      </style:paragraph-properties>
    </style:style>
    <style:style style:name="T546" style:parent-style-name="Fonteparág.padrão" style:family="text">
      <style:text-properties style:font-name="Gill Sans MT" fo:font-weight="bold" style:font-weight-asian="bold" fo:color="#231F20" fo:letter-spacing="0.002in" fo:font-size="9pt" style:font-size-asian="9pt"/>
    </style:style>
    <style:style style:name="T547" style:parent-style-name="Fonteparág.padrão" style:family="text">
      <style:text-properties style:font-name="Gill Sans MT" fo:font-weight="bold" style:font-weight-asian="bold" fo:color="#231F20" fo:font-size="9pt" style:font-size-asian="9pt"/>
    </style:style>
    <style:style style:name="T548" style:parent-style-name="Fonteparág.padrão" style:family="text">
      <style:text-properties style:font-name="Gill Sans MT" fo:font-weight="bold" style:font-weight-asian="bold" fo:color="#231F20" fo:letter-spacing="0.002in" fo:font-size="9pt" style:font-size-asian="9pt"/>
    </style:style>
    <style:style style:name="T549" style:parent-style-name="Fonteparág.padrão" style:family="text">
      <style:text-properties style:font-name="Gill Sans MT" fo:font-weight="bold" style:font-weight-asian="bold" fo:color="#231F20" fo:letter-spacing="0.0027in" fo:font-size="9pt" style:font-size-asian="9pt"/>
    </style:style>
    <style:style style:name="T550" style:parent-style-name="Fonteparág.padrão" style:family="text">
      <style:text-properties style:font-name="Gill Sans MT" fo:font-weight="bold" style:font-weight-asian="bold" fo:color="#231F20" fo:font-size="9pt" style:font-size-asian="9pt"/>
    </style:style>
    <style:style style:name="T551" style:parent-style-name="Fonteparág.padrão" style:family="text">
      <style:text-properties style:font-name="Gill Sans MT" fo:font-weight="bold" style:font-weight-asian="bold" fo:color="#231F20" fo:letter-spacing="0.002in" fo:font-size="9pt" style:font-size-asian="9pt"/>
    </style:style>
    <style:style style:name="T552" style:parent-style-name="Fonteparág.padrão" style:family="text">
      <style:text-properties fo:color="#231F20" fo:letter-spacing="0.002in" fo:font-size="9pt" style:font-size-asian="9pt"/>
    </style:style>
    <style:style style:name="T553" style:parent-style-name="Fonteparág.padrão" style:family="text">
      <style:text-properties fo:color="#231F20" fo:font-size="9pt" style:font-size-asian="9pt"/>
    </style:style>
    <style:style style:name="T554" style:parent-style-name="Fonteparág.padrão" style:family="text">
      <style:text-properties fo:color="#231F20" fo:letter-spacing="0.0013in" fo:font-size="9pt" style:font-size-asian="9pt"/>
    </style:style>
    <style:style style:name="T555" style:parent-style-name="Fonteparág.padrão" style:family="text">
      <style:text-properties fo:color="#231F20" fo:font-size="9pt" style:font-size-asian="9pt"/>
    </style:style>
    <style:style style:name="T556" style:parent-style-name="Fonteparág.padrão" style:family="text">
      <style:text-properties fo:color="#231F20" fo:letter-spacing="0.002in" fo:font-size="9pt" style:font-size-asian="9pt"/>
    </style:style>
    <style:style style:name="T557" style:parent-style-name="Fonteparág.padrão" style:family="text">
      <style:text-properties fo:color="#231F20" fo:font-size="9pt" style:font-size-asian="9pt"/>
    </style:style>
    <style:style style:name="T558" style:parent-style-name="Fonteparág.padrão" style:family="text">
      <style:text-properties fo:color="#231F20" fo:letter-spacing="0.0027in" fo:font-size="9pt" style:font-size-asian="9pt"/>
    </style:style>
    <style:style style:name="T559" style:parent-style-name="Fonteparág.padrão" style:family="text">
      <style:text-properties fo:color="#231F20" fo:letter-spacing="0.002in" fo:font-size="9pt" style:font-size-asian="9pt"/>
    </style:style>
    <style:style style:name="T560" style:parent-style-name="Fonteparág.padrão" style:family="text">
      <style:text-properties fo:color="#231F20" fo:letter-spacing="0.0013in" fo:font-size="9pt" style:font-size-asian="9pt"/>
    </style:style>
    <style:style style:name="T561" style:parent-style-name="Fonteparág.padrão" style:family="text">
      <style:text-properties fo:color="#231F20" fo:font-size="9pt" style:font-size-asian="9pt"/>
    </style:style>
    <style:style style:name="T562" style:parent-style-name="Fonteparág.padrão" style:family="text">
      <style:text-properties fo:color="#231F20" fo:letter-spacing="0.0013in" fo:font-size="9pt" style:font-size-asian="9pt"/>
    </style:style>
    <style:style style:name="T563" style:parent-style-name="Fonteparág.padrão" style:family="text">
      <style:text-properties fo:color="#231F20" fo:letter-spacing="0.002in" fo:font-size="9pt" style:font-size-asian="9pt"/>
    </style:style>
    <style:style style:name="T564" style:parent-style-name="Fonteparág.padrão" style:family="text">
      <style:text-properties fo:color="#231F20" fo:letter-spacing="0.0013in" fo:font-size="9pt" style:font-size-asian="9pt"/>
    </style:style>
    <style:style style:name="T565" style:parent-style-name="Fonteparág.padrão" style:family="text">
      <style:text-properties fo:color="#231F20" fo:font-size="9pt" style:font-size-asian="9pt"/>
    </style:style>
    <style:style style:name="T566" style:parent-style-name="Fonteparág.padrão" style:family="text">
      <style:text-properties fo:color="#231F20" fo:letter-spacing="0.0013in" fo:font-size="9pt" style:font-size-asian="9pt"/>
    </style:style>
    <style:style style:name="T567" style:parent-style-name="Fonteparág.padrão" style:family="text">
      <style:text-properties fo:color="#231F20" fo:letter-spacing="0.002in" fo:font-size="9pt" style:font-size-asian="9pt"/>
    </style:style>
    <style:style style:name="T568" style:parent-style-name="Fonteparág.padrão" style:family="text">
      <style:text-properties fo:color="#231F20" fo:letter-spacing="0.0013in" fo:font-size="9pt" style:font-size-asian="9pt"/>
    </style:style>
    <style:style style:name="T569" style:parent-style-name="Fonteparág.padrão" style:family="text">
      <style:text-properties fo:color="#231F20" fo:font-size="9pt" style:font-size-asian="9pt"/>
    </style:style>
    <style:style style:name="T570" style:parent-style-name="Fonteparág.padrão" style:family="text">
      <style:text-properties fo:color="#231F20" fo:letter-spacing="0.0013in" fo:font-size="9pt" style:font-size-asian="9pt"/>
    </style:style>
    <style:style style:name="T571" style:parent-style-name="Fonteparág.padrão" style:family="text">
      <style:text-properties fo:color="#231F20" fo:font-size="9pt" style:font-size-asian="9pt"/>
    </style:style>
    <style:style style:name="T572" style:parent-style-name="Fonteparág.padrão" style:family="text">
      <style:text-properties fo:color="#231F20" fo:letter-spacing="0.002in" fo:font-size="9pt" style:font-size-asian="9pt"/>
    </style:style>
    <style:style style:name="T573" style:parent-style-name="Fonteparág.padrão" style:family="text">
      <style:text-properties fo:color="#231F20" fo:font-size="9pt" style:font-size-asian="9pt"/>
    </style:style>
    <style:style style:name="T574" style:parent-style-name="Fonteparág.padrão" style:family="text">
      <style:text-properties fo:color="#231F20" fo:letter-spacing="-0.0083in" fo:font-size="9pt" style:font-size-asian="9pt"/>
    </style:style>
    <style:style style:name="T575" style:parent-style-name="Fonteparág.padrão" style:family="text">
      <style:text-properties fo:color="#231F20" fo:letter-spacing="0.0027in" fo:font-size="9pt" style:font-size-asian="9pt"/>
    </style:style>
    <style:style style:name="P576" style:parent-style-name="Corpodetexto" style:master-page-name="MP2" style:family="paragraph">
      <style:paragraph-properties fo:break-before="page"/>
      <style:text-properties fo:font-size="10pt" style:font-size-asian="10pt"/>
    </style:style>
    <style:style style:name="P598" style:parent-style-name="Corpodetexto" style:family="paragraph">
      <style:text-properties fo:font-size="10pt" style:font-size-asian="10pt"/>
    </style:style>
    <style:style style:name="P599" style:parent-style-name="Corpodetexto" style:family="paragraph">
      <style:paragraph-properties fo:margin-top="0.0027in"/>
      <style:text-properties fo:font-size="10pt" style:font-size-asian="10pt"/>
    </style:style>
    <style:style style:name="P600" style:parent-style-name="Corpodetexto" style:family="paragraph">
      <style:paragraph-properties fo:text-align="justify" fo:margin-left="0.2777in">
        <style:tab-stops/>
      </style:paragraph-properties>
    </style:style>
    <style:style style:name="T601" style:parent-style-name="Fonteparág.padrão" style:family="text">
      <style:text-properties fo:language="en" fo:country="US" style:language-asian="en" style:country-asian="US" style:language-complex="ar" style:country-complex="SA"/>
    </style:style>
    <style:style style:name="T602" style:parent-style-name="Fonteparág.padrão" style:family="text">
      <style:text-properties fo:language="en" fo:country="US" style:language-asian="en" style:country-asian="US" style:language-complex="ar" style:country-complex="SA"/>
    </style:style>
    <style:style style:name="P603" style:parent-style-name="Normal" style:family="paragraph">
      <style:paragraph-properties fo:margin-top="0.0104in" fo:margin-left="0.0138in">
        <style:tab-stops/>
      </style:paragraph-properties>
    </style:style>
    <style:style style:name="T604" style:parent-style-name="Fonteparág.padrão" style:family="text">
      <style:text-properties style:font-name="Gill Sans MT" fo:color="#EAAF9D" style:text-scale="95%" fo:font-size="6pt" style:font-size-asian="6pt"/>
    </style:style>
    <style:style style:name="T605" style:parent-style-name="Fonteparág.padrão" style:family="text">
      <style:text-properties style:font-name="Arial" fo:color="#C9302E" style:text-scale="95%"/>
    </style:style>
    <style:style style:name="P606" style:parent-style-name="Corpodetexto" style:family="paragraph">
      <style:paragraph-properties fo:margin-top="0.0027in"/>
      <style:text-properties style:font-name="Arial"/>
    </style:style>
    <style:style style:name="P607" style:parent-style-name="Corpodetexto" style:family="paragraph">
      <style:paragraph-properties fo:text-align="justify" fo:margin-top="0.0006in" fo:line-height="120%" fo:margin-left="0.2777in" fo:margin-right="0.9791in">
        <style:tab-stops/>
      </style:paragraph-properties>
    </style:style>
    <style:style style:name="T608" style:parent-style-name="Fonteparág.padrão" style:family="text">
      <style:text-properties fo:color="#231F20"/>
    </style:style>
    <style:style style:name="P609" style:parent-style-name="Corpodetexto" style:family="paragraph">
      <style:paragraph-properties fo:margin-top="0.0694in" fo:margin-left="0.2777in">
        <style:tab-stops/>
      </style:paragraph-properties>
    </style:style>
    <style:style style:name="T610" style:parent-style-name="Fonteparág.padrão" style:family="text">
      <style:text-properties fo:color="#231F20"/>
    </style:style>
    <style:style style:name="P611" style:parent-style-name="Corpodetexto" style:family="paragraph">
      <style:paragraph-properties fo:margin-top="0.0055in"/>
      <style:text-properties fo:font-size="8pt" style:font-size-asian="8pt"/>
    </style:style>
    <style:style style:name="P612" style:parent-style-name="ParágrafodaLista" style:family="paragraph">
      <style:paragraph-properties fo:margin-top="0.0006in" fo:line-height="118%">
        <style:tab-stops>
          <style:tab-stop style:type="left" style:position="0.0006in"/>
        </style:tab-stops>
      </style:paragraph-properties>
    </style:style>
    <style:style style:name="T613" style:parent-style-name="Fonteparág.padrão" style:family="text">
      <style:text-properties style:font-name="Gill Sans MT" fo:font-weight="bold" style:font-weight-asian="bold" fo:color="#231F20" fo:letter-spacing="0.0013in" fo:font-size="9pt" style:font-size-asian="9pt"/>
    </style:style>
    <style:style style:name="T614" style:parent-style-name="Fonteparág.padrão" style:family="text">
      <style:text-properties style:font-name="Gill Sans MT" fo:font-weight="bold" style:font-weight-asian="bold" fo:color="#231F20" fo:letter-spacing="-0.0027in" fo:font-size="9pt" style:font-size-asian="9pt"/>
    </style:style>
    <style:style style:name="T615" style:parent-style-name="Fonteparág.padrão" style:family="text">
      <style:text-properties fo:color="#231F20" fo:letter-spacing="0.002in" fo:font-size="9pt" style:font-size-asian="9pt"/>
    </style:style>
    <style:style style:name="T616" style:parent-style-name="Fonteparág.padrão" style:family="text">
      <style:text-properties fo:color="#231F20" fo:letter-spacing="-0.0062in" fo:font-size="9pt" style:font-size-asian="9pt"/>
    </style:style>
    <style:style style:name="T617" style:parent-style-name="Fonteparág.padrão" style:family="text">
      <style:text-properties fo:color="#231F20" fo:font-size="9pt" style:font-size-asian="9pt"/>
    </style:style>
    <style:style style:name="T618" style:parent-style-name="Fonteparág.padrão" style:family="text">
      <style:text-properties fo:color="#231F20" fo:letter-spacing="-0.0069in" fo:font-size="9pt" style:font-size-asian="9pt"/>
    </style:style>
    <style:style style:name="T619" style:parent-style-name="Fonteparág.padrão" style:family="text">
      <style:text-properties fo:color="#231F20" fo:letter-spacing="0.002in" fo:font-size="9pt" style:font-size-asian="9pt"/>
    </style:style>
    <style:style style:name="T620" style:parent-style-name="Fonteparág.padrão" style:family="text">
      <style:text-properties fo:color="#231F20" fo:letter-spacing="-0.0062in" fo:font-size="9pt" style:font-size-asian="9pt"/>
    </style:style>
    <style:style style:name="T621" style:parent-style-name="Fonteparág.padrão" style:family="text">
      <style:text-properties fo:color="#231F20" fo:letter-spacing="0.002in" fo:font-size="9pt" style:font-size-asian="9pt"/>
    </style:style>
    <style:style style:name="T622" style:parent-style-name="Fonteparág.padrão" style:family="text">
      <style:text-properties fo:color="#231F20" fo:letter-spacing="-0.0069in" fo:font-size="9pt" style:font-size-asian="9pt"/>
    </style:style>
    <style:style style:name="T623" style:parent-style-name="Fonteparág.padrão" style:family="text">
      <style:text-properties fo:color="#231F20" fo:font-size="9pt" style:font-size-asian="9pt"/>
    </style:style>
    <style:style style:name="T624" style:parent-style-name="Fonteparág.padrão" style:family="text">
      <style:text-properties fo:color="#231F20" fo:letter-spacing="-0.0062in" fo:font-size="9pt" style:font-size-asian="9pt"/>
    </style:style>
    <style:style style:name="T625" style:parent-style-name="Fonteparág.padrão" style:family="text">
      <style:text-properties fo:color="#231F20" fo:letter-spacing="0.002in" fo:font-size="9pt" style:font-size-asian="9pt"/>
    </style:style>
    <style:style style:name="T626" style:parent-style-name="Fonteparág.padrão" style:family="text">
      <style:text-properties fo:color="#231F20" fo:letter-spacing="-0.0069in" fo:font-size="9pt" style:font-size-asian="9pt"/>
    </style:style>
    <style:style style:name="T627" style:parent-style-name="Fonteparág.padrão" style:family="text">
      <style:text-properties fo:color="#231F20" fo:letter-spacing="0.002in" fo:font-size="9pt" style:font-size-asian="9pt"/>
    </style:style>
    <style:style style:name="T628" style:parent-style-name="Fonteparág.padrão" style:family="text">
      <style:text-properties fo:color="#231F20" fo:letter-spacing="-0.0062in" fo:font-size="9pt" style:font-size-asian="9pt"/>
    </style:style>
    <style:style style:name="T629" style:parent-style-name="Fonteparág.padrão" style:family="text">
      <style:text-properties fo:color="#231F20" fo:letter-spacing="0.002in" fo:font-size="9pt" style:font-size-asian="9pt"/>
    </style:style>
    <style:style style:name="T630" style:parent-style-name="Fonteparág.padrão" style:family="text">
      <style:text-properties fo:color="#231F20" fo:letter-spacing="-0.0069in" fo:font-size="9pt" style:font-size-asian="9pt"/>
    </style:style>
    <style:style style:name="T631" style:parent-style-name="Fonteparág.padrão" style:family="text">
      <style:text-properties fo:color="#231F20" fo:font-size="9pt" style:font-size-asian="9pt"/>
    </style:style>
    <style:style style:name="T632" style:parent-style-name="Fonteparág.padrão" style:family="text">
      <style:text-properties fo:color="#231F20" fo:letter-spacing="-0.0062in" fo:font-size="9pt" style:font-size-asian="9pt"/>
    </style:style>
    <style:style style:name="T633" style:parent-style-name="Fonteparág.padrão" style:family="text">
      <style:text-properties fo:color="#231F20" fo:letter-spacing="0.002in" fo:font-size="9pt" style:font-size-asian="9pt"/>
    </style:style>
    <style:style style:name="T634" style:parent-style-name="Fonteparág.padrão" style:family="text">
      <style:text-properties fo:color="#231F20" fo:letter-spacing="-0.0069in" fo:font-size="9pt" style:font-size-asian="9pt"/>
    </style:style>
    <style:style style:name="T635" style:parent-style-name="Fonteparág.padrão" style:family="text">
      <style:text-properties fo:color="#231F20" fo:letter-spacing="0.002in" fo:font-size="9pt" style:font-size-asian="9pt"/>
    </style:style>
    <style:style style:name="T636" style:parent-style-name="Fonteparág.padrão" style:family="text">
      <style:text-properties fo:color="#231F20" fo:font-size="9pt" style:font-size-asian="9pt"/>
    </style:style>
    <style:style style:name="T637" style:parent-style-name="Fonteparág.padrão" style:family="text">
      <style:text-properties fo:color="#231F20" fo:letter-spacing="0.002in" fo:font-size="9pt" style:font-size-asian="9pt"/>
    </style:style>
    <style:style style:name="T638" style:parent-style-name="Fonteparág.padrão" style:family="text">
      <style:text-properties fo:color="#231F20" fo:font-size="9pt" style:font-size-asian="9pt"/>
    </style:style>
    <style:style style:name="T639" style:parent-style-name="Fonteparág.padrão" style:family="text">
      <style:text-properties fo:color="#231F20" fo:letter-spacing="0.002in" fo:font-size="9pt" style:font-size-asian="9pt"/>
    </style:style>
    <style:style style:name="T640" style:parent-style-name="Fonteparág.padrão" style:family="text">
      <style:text-properties fo:color="#231F20" fo:letter-spacing="0.0013in" fo:font-size="9pt" style:font-size-asian="9pt"/>
    </style:style>
    <style:style style:name="T641" style:parent-style-name="Fonteparág.padrão" style:family="text">
      <style:text-properties fo:color="#231F20" fo:letter-spacing="0.002in" fo:font-size="9pt" style:font-size-asian="9pt"/>
    </style:style>
    <style:style style:name="T642" style:parent-style-name="Fonteparág.padrão" style:family="text">
      <style:text-properties fo:color="#231F20" fo:letter-spacing="0.0027in" fo:font-size="9pt" style:font-size-asian="9pt"/>
    </style:style>
    <style:style style:name="T643" style:parent-style-name="Fonteparág.padrão" style:family="text">
      <style:text-properties fo:color="#231F20" fo:letter-spacing="0.002in" fo:font-size="9pt" style:font-size-asian="9pt"/>
    </style:style>
    <style:style style:name="T644" style:parent-style-name="Fonteparág.padrão" style:family="text">
      <style:text-properties fo:color="#231F20" fo:font-size="9pt" style:font-size-asian="9pt"/>
    </style:style>
    <style:style style:name="T645" style:parent-style-name="Fonteparág.padrão" style:family="text">
      <style:text-properties fo:color="#231F20" fo:letter-spacing="-0.0006in" fo:font-size="9pt" style:font-size-asian="9pt"/>
    </style:style>
    <style:style style:name="T646" style:parent-style-name="Fonteparág.padrão" style:family="text">
      <style:text-properties fo:color="#231F20" fo:letter-spacing="0.0027in" fo:font-size="9pt" style:font-size-asian="9pt"/>
    </style:style>
    <style:style style:name="P647" style:parent-style-name="ParágrafodaLista" style:family="paragraph">
      <style:paragraph-properties fo:margin-top="0.0388in" fo:line-height="116%">
        <style:tab-stops>
          <style:tab-stop style:type="left" style:position="0.0006in"/>
        </style:tab-stops>
      </style:paragraph-properties>
    </style:style>
    <style:style style:name="T648" style:parent-style-name="Fonteparág.padrão" style:family="text">
      <style:text-properties style:font-name="Gill Sans MT" fo:font-weight="bold" style:font-weight-asian="bold" fo:color="#231F20" fo:letter-spacing="0.002in" fo:font-size="9pt" style:font-size-asian="9pt"/>
    </style:style>
    <style:style style:name="T649" style:parent-style-name="Fonteparág.padrão" style:family="text">
      <style:text-properties fo:color="#231F20" fo:letter-spacing="0.002in" fo:font-size="9pt" style:font-size-asian="9pt"/>
    </style:style>
    <style:style style:name="T650" style:parent-style-name="Fonteparág.padrão" style:family="text">
      <style:text-properties fo:color="#231F20" fo:font-size="9pt" style:font-size-asian="9pt"/>
    </style:style>
    <style:style style:name="T651" style:parent-style-name="Fonteparág.padrão" style:family="text">
      <style:text-properties fo:color="#231F20" fo:letter-spacing="0.002in" fo:font-size="9pt" style:font-size-asian="9pt"/>
    </style:style>
    <style:style style:name="T652" style:parent-style-name="Fonteparág.padrão" style:family="text">
      <style:text-properties fo:color="#231F20" fo:font-size="9pt" style:font-size-asian="9pt"/>
    </style:style>
    <style:style style:name="T653" style:parent-style-name="Fonteparág.padrão" style:family="text">
      <style:text-properties fo:color="#231F20" fo:letter-spacing="0.002in" fo:font-size="9pt" style:font-size-asian="9pt"/>
    </style:style>
    <style:style style:name="T654" style:parent-style-name="Fonteparág.padrão" style:family="text">
      <style:text-properties fo:color="#231F20" fo:letter-spacing="0.0027in" fo:font-size="9pt" style:font-size-asian="9pt"/>
    </style:style>
    <style:style style:name="T655" style:parent-style-name="Fonteparág.padrão" style:family="text">
      <style:text-properties fo:color="#231F20" fo:letter-spacing="0.002in" fo:font-size="9pt" style:font-size-asian="9pt"/>
    </style:style>
    <style:style style:name="T656" style:parent-style-name="Fonteparág.padrão" style:family="text">
      <style:text-properties fo:color="#231F20" fo:font-size="9pt" style:font-size-asian="9pt"/>
    </style:style>
    <style:style style:name="T657" style:parent-style-name="Fonteparág.padrão" style:family="text">
      <style:text-properties fo:color="#231F20" fo:letter-spacing="0.002in" fo:font-size="9pt" style:font-size-asian="9pt"/>
    </style:style>
    <style:style style:name="T658" style:parent-style-name="Fonteparág.padrão" style:family="text">
      <style:text-properties fo:color="#231F20" fo:font-size="9pt" style:font-size-asian="9pt"/>
    </style:style>
    <style:style style:name="T659" style:parent-style-name="Fonteparág.padrão" style:family="text">
      <style:text-properties fo:color="#231F20" fo:letter-spacing="0.0041in" fo:font-size="9pt" style:font-size-asian="9pt"/>
    </style:style>
    <style:style style:name="T660" style:parent-style-name="Fonteparág.padrão" style:family="text">
      <style:text-properties fo:color="#231F20" fo:letter-spacing="0.0013in" fo:font-size="9pt" style:font-size-asian="9pt"/>
    </style:style>
    <style:style style:name="P661" style:parent-style-name="Corpodetexto" style:family="paragraph">
      <style:paragraph-properties fo:margin-top="0.0034in"/>
      <style:text-properties fo:font-size="9.5pt" style:font-size-asian="9.5pt"/>
    </style:style>
    <style:style style:name="P662" style:parent-style-name="Corpodetexto" style:family="paragraph">
      <style:paragraph-properties fo:margin-left="0.2777in">
        <style:tab-stops/>
      </style:paragraph-properties>
    </style:style>
    <style:style style:name="T663" style:parent-style-name="Fonteparág.padrão" style:family="text">
      <style:text-properties fo:color="#231F20"/>
    </style:style>
    <style:style style:name="P664" style:parent-style-name="Corpodetexto" style:family="paragraph">
      <style:paragraph-properties fo:margin-top="0.0055in"/>
      <style:text-properties fo:font-size="8pt" style:font-size-asian="8pt"/>
    </style:style>
    <style:style style:name="P665" style:parent-style-name="ParágrafodaLista" style:family="paragraph">
      <style:paragraph-properties fo:text-align="start" fo:margin-right="0in">
        <style:tab-stops>
          <style:tab-stop style:type="left" style:position="0.0006in"/>
        </style:tab-stops>
      </style:paragraph-properties>
    </style:style>
    <style:style style:name="T666" style:parent-style-name="Fonteparág.padrão" style:family="text">
      <style:text-properties style:font-name="Gill Sans MT" fo:font-weight="bold" style:font-weight-asian="bold" fo:color="#231F20" fo:font-size="9pt" style:font-size-asian="9pt"/>
    </style:style>
    <style:style style:name="T667" style:parent-style-name="Fonteparág.padrão" style:family="text">
      <style:text-properties fo:color="#231F20" fo:letter-spacing="0.002in" fo:font-size="9pt" style:font-size-asian="9pt"/>
    </style:style>
    <style:style style:name="T668" style:parent-style-name="Fonteparág.padrão" style:family="text">
      <style:text-properties fo:color="#231F20" fo:font-size="9pt" style:font-size-asian="9pt"/>
    </style:style>
    <style:style style:name="T669" style:parent-style-name="Fonteparág.padrão" style:family="text">
      <style:text-properties fo:color="#231F20" fo:letter-spacing="0.002in" fo:font-size="9pt" style:font-size-asian="9pt"/>
    </style:style>
    <style:style style:name="T670" style:parent-style-name="Fonteparág.padrão" style:family="text">
      <style:text-properties fo:color="#231F20" fo:font-size="9pt" style:font-size-asian="9pt"/>
    </style:style>
    <style:style style:name="T671" style:parent-style-name="Fonteparág.padrão" style:family="text">
      <style:text-properties fo:color="#231F20" fo:letter-spacing="0.002in" fo:font-size="9pt" style:font-size-asian="9pt"/>
    </style:style>
    <style:style style:name="T672" style:parent-style-name="Fonteparág.padrão" style:family="text">
      <style:text-properties fo:color="#231F20" fo:font-size="9pt" style:font-size-asian="9pt"/>
    </style:style>
    <style:style style:name="T673" style:parent-style-name="Fonteparág.padrão" style:family="text">
      <style:text-properties fo:color="#231F20" fo:letter-spacing="0.0027in" fo:font-size="9pt" style:font-size-asian="9pt"/>
    </style:style>
    <style:style style:name="P674" style:parent-style-name="Corpodetexto" style:family="paragraph">
      <style:text-properties fo:font-size="11pt" style:font-size-asian="11pt"/>
    </style:style>
    <style:style style:name="P675" style:parent-style-name="Corpodetexto" style:family="paragraph">
      <style:paragraph-properties fo:margin-left="0.2777in">
        <style:tab-stops/>
      </style:paragraph-properties>
    </style:style>
    <style:style style:name="T676" style:parent-style-name="Fonteparág.padrão" style:family="text">
      <style:text-properties fo:color="#231F20"/>
    </style:style>
    <style:style style:name="P677" style:parent-style-name="Corpodetexto" style:family="paragraph">
      <style:paragraph-properties fo:margin-top="0.0055in"/>
      <style:text-properties fo:font-size="8pt" style:font-size-asian="8pt"/>
    </style:style>
    <style:style style:name="P678" style:parent-style-name="ParágrafodaLista" style:family="paragraph">
      <style:paragraph-properties fo:line-height="116%">
        <style:tab-stops>
          <style:tab-stop style:type="left" style:position="0.0006in"/>
        </style:tab-stops>
      </style:paragraph-properties>
    </style:style>
    <style:style style:name="T679" style:parent-style-name="Fonteparág.padrão" style:family="text">
      <style:text-properties style:font-name="Gill Sans MT" fo:font-weight="bold" style:font-weight-asian="bold" fo:color="#231F20" fo:letter-spacing="0.002in" fo:font-size="9pt" style:font-size-asian="9pt"/>
    </style:style>
    <style:style style:name="T680" style:parent-style-name="Fonteparág.padrão" style:family="text">
      <style:text-properties fo:color="#231F20" fo:letter-spacing="0.002in" fo:font-size="9pt" style:font-size-asian="9pt"/>
    </style:style>
    <style:style style:name="T681" style:parent-style-name="Fonteparág.padrão" style:family="text">
      <style:text-properties fo:color="#231F20" fo:font-size="9pt" style:font-size-asian="9pt"/>
    </style:style>
    <style:style style:name="T682" style:parent-style-name="Fonteparág.padrão" style:family="text">
      <style:text-properties fo:color="#231F20" fo:letter-spacing="0.0013in" fo:font-size="9pt" style:font-size-asian="9pt"/>
    </style:style>
    <style:style style:name="T683" style:parent-style-name="Fonteparág.padrão" style:family="text">
      <style:text-properties fo:color="#231F20" fo:font-size="9pt" style:font-size-asian="9pt"/>
    </style:style>
    <style:style style:name="T684" style:parent-style-name="Fonteparág.padrão" style:family="text">
      <style:text-properties fo:color="#231F20" fo:letter-spacing="0.002in" fo:font-size="9pt" style:font-size-asian="9pt"/>
    </style:style>
    <style:style style:name="T685" style:parent-style-name="Fonteparág.padrão" style:family="text">
      <style:text-properties fo:color="#231F20" fo:font-size="9pt" style:font-size-asian="9pt"/>
    </style:style>
    <style:style style:name="T686" style:parent-style-name="Fonteparág.padrão" style:family="text">
      <style:text-properties fo:color="#231F20" fo:letter-spacing="0.002in" fo:font-size="9pt" style:font-size-asian="9pt"/>
    </style:style>
    <style:style style:name="T687" style:parent-style-name="Fonteparág.padrão" style:family="text">
      <style:text-properties fo:color="#231F20" fo:font-size="9pt" style:font-size-asian="9pt"/>
    </style:style>
    <style:style style:name="T688" style:parent-style-name="Fonteparág.padrão" style:family="text">
      <style:text-properties fo:color="#231F20" fo:letter-spacing="0.0013in" fo:font-size="9pt" style:font-size-asian="9pt"/>
    </style:style>
    <style:style style:name="T689" style:parent-style-name="Fonteparág.padrão" style:family="text">
      <style:text-properties fo:color="#231F20" fo:font-size="9pt" style:font-size-asian="9pt"/>
    </style:style>
    <style:style style:name="T690" style:parent-style-name="Fonteparág.padrão" style:family="text">
      <style:text-properties fo:color="#231F20" fo:letter-spacing="0.0027in" fo:font-size="9pt" style:font-size-asian="9pt"/>
    </style:style>
    <style:style style:name="T691" style:parent-style-name="Fonteparág.padrão" style:family="text">
      <style:text-properties fo:color="#231F20" fo:letter-spacing="0.002in" fo:font-size="9pt" style:font-size-asian="9pt"/>
    </style:style>
    <style:style style:name="T692" style:parent-style-name="Fonteparág.padrão" style:family="text">
      <style:text-properties fo:color="#231F20" fo:font-size="9pt" style:font-size-asian="9pt"/>
    </style:style>
    <style:style style:name="T693" style:parent-style-name="Fonteparág.padrão" style:family="text">
      <style:text-properties fo:color="#231F20" fo:letter-spacing="0.0027in" fo:font-size="9pt" style:font-size-asian="9pt"/>
    </style:style>
    <style:style style:name="P694" style:parent-style-name="Corpodetexto" style:family="paragraph">
      <style:paragraph-properties fo:margin-top="0.0034in"/>
      <style:text-properties fo:font-size="9.5pt" style:font-size-asian="9.5pt"/>
    </style:style>
    <style:style style:name="P695" style:parent-style-name="Corpodetexto" style:family="paragraph">
      <style:paragraph-properties fo:margin-left="0.2777in">
        <style:tab-stops/>
      </style:paragraph-properties>
    </style:style>
    <style:style style:name="T696" style:parent-style-name="Fonteparág.padrão" style:family="text">
      <style:text-properties fo:color="#231F20"/>
    </style:style>
    <style:style style:name="P697" style:parent-style-name="Corpodetexto" style:family="paragraph">
      <style:paragraph-properties fo:margin-top="0.0055in"/>
      <style:text-properties fo:font-size="8pt" style:font-size-asian="8pt"/>
    </style:style>
    <style:style style:name="P698" style:parent-style-name="ParágrafodaLista" style:family="paragraph">
      <style:paragraph-properties fo:line-height="116%" fo:margin-right="0.9798in">
        <style:tab-stops>
          <style:tab-stop style:type="left" style:position="0.0006in"/>
        </style:tab-stops>
      </style:paragraph-properties>
    </style:style>
    <style:style style:name="T699" style:parent-style-name="Fonteparág.padrão" style:family="text">
      <style:text-properties style:font-name="Gill Sans MT" fo:font-weight="bold" style:font-weight-asian="bold" fo:color="#231F20" fo:letter-spacing="0.002in" fo:font-size="9pt" style:font-size-asian="9pt"/>
    </style:style>
    <style:style style:name="T700" style:parent-style-name="Fonteparág.padrão" style:family="text">
      <style:text-properties style:font-name="Gill Sans MT" fo:font-weight="bold" style:font-weight-asian="bold" fo:color="#231F20" fo:letter-spacing="0.0027in" fo:font-size="9pt" style:font-size-asian="9pt"/>
    </style:style>
    <style:style style:name="T701" style:parent-style-name="Fonteparág.padrão" style:family="text">
      <style:text-properties fo:color="#231F20" fo:letter-spacing="0.002in" fo:font-size="9pt" style:font-size-asian="9pt"/>
    </style:style>
    <style:style style:name="T702" style:parent-style-name="Fonteparág.padrão" style:family="text">
      <style:text-properties fo:color="#231F20" fo:font-size="9pt" style:font-size-asian="9pt"/>
    </style:style>
    <style:style style:name="T703" style:parent-style-name="Fonteparág.padrão" style:family="text">
      <style:text-properties fo:color="#231F20" fo:letter-spacing="0.002in" fo:font-size="9pt" style:font-size-asian="9pt"/>
    </style:style>
    <style:style style:name="T704" style:parent-style-name="Fonteparág.padrão" style:family="text">
      <style:text-properties fo:color="#231F20" fo:font-size="9pt" style:font-size-asian="9pt"/>
    </style:style>
    <style:style style:name="T705" style:parent-style-name="Fonteparág.padrão" style:family="text">
      <style:text-properties fo:color="#231F20" fo:letter-spacing="0.002in" fo:font-size="9pt" style:font-size-asian="9pt"/>
    </style:style>
    <style:style style:name="T706" style:parent-style-name="Fonteparág.padrão" style:family="text">
      <style:text-properties fo:color="#231F20" fo:font-size="9pt" style:font-size-asian="9pt"/>
    </style:style>
    <style:style style:name="T707" style:parent-style-name="Fonteparág.padrão" style:family="text">
      <style:text-properties fo:color="#231F20" fo:letter-spacing="0.002in" fo:font-size="9pt" style:font-size-asian="9pt"/>
    </style:style>
    <style:style style:name="T708" style:parent-style-name="Fonteparág.padrão" style:family="text">
      <style:text-properties fo:color="#231F20" fo:font-size="9pt" style:font-size-asian="9pt"/>
    </style:style>
    <style:style style:name="T709" style:parent-style-name="Fonteparág.padrão" style:family="text">
      <style:text-properties fo:color="#231F20" fo:letter-spacing="0.002in" fo:font-size="9pt" style:font-size-asian="9pt"/>
    </style:style>
    <style:style style:name="T710" style:parent-style-name="Fonteparág.padrão" style:family="text">
      <style:text-properties fo:color="#231F20" fo:font-size="9pt" style:font-size-asian="9pt"/>
    </style:style>
    <style:style style:name="T711" style:parent-style-name="Fonteparág.padrão" style:family="text">
      <style:text-properties fo:color="#231F20" fo:letter-spacing="0.0027in" fo:font-size="9pt" style:font-size-asian="9pt"/>
    </style:style>
    <style:style style:name="T712" style:parent-style-name="Fonteparág.padrão" style:family="text">
      <style:text-properties fo:color="#231F20" fo:font-size="9pt" style:font-size-asian="9pt"/>
    </style:style>
    <style:style style:name="T713" style:parent-style-name="Fonteparág.padrão" style:family="text">
      <style:text-properties fo:color="#231F20" fo:letter-spacing="0.002in" fo:font-size="9pt" style:font-size-asian="9pt"/>
    </style:style>
    <style:style style:name="T714" style:parent-style-name="Fonteparág.padrão" style:family="text">
      <style:text-properties fo:color="#231F20" fo:font-size="9pt" style:font-size-asian="9pt"/>
    </style:style>
    <style:style style:name="T715" style:parent-style-name="Fonteparág.padrão" style:family="text">
      <style:text-properties fo:color="#231F20" fo:letter-spacing="0.002in" fo:font-size="9pt" style:font-size-asian="9pt"/>
    </style:style>
    <style:style style:name="T716" style:parent-style-name="Fonteparág.padrão" style:family="text">
      <style:text-properties fo:color="#231F20" fo:letter-spacing="-0.0027in" fo:font-size="9pt" style:font-size-asian="9pt"/>
    </style:style>
    <style:style style:name="T717" style:parent-style-name="Fonteparág.padrão" style:family="text">
      <style:text-properties fo:color="#231F20" fo:letter-spacing="0.0027in" fo:font-size="9pt" style:font-size-asian="9pt"/>
    </style:style>
    <style:style style:name="P718" style:parent-style-name="ParágrafodaLista" style:family="paragraph">
      <style:paragraph-properties fo:margin-top="0.0444in" fo:line-height="118%" fo:margin-right="0.9784in">
        <style:tab-stops>
          <style:tab-stop style:type="left" style:position="0.0006in"/>
        </style:tab-stops>
      </style:paragraph-properties>
    </style:style>
    <style:style style:name="T719" style:parent-style-name="Fonteparág.padrão" style:family="text">
      <style:text-properties style:font-name="Gill Sans MT" fo:font-weight="bold" style:font-weight-asian="bold" fo:color="#231F20" fo:letter-spacing="0.0013in" fo:font-size="9pt" style:font-size-asian="9pt"/>
    </style:style>
    <style:style style:name="T720" style:parent-style-name="Fonteparág.padrão" style:family="text">
      <style:text-properties style:font-name="Gill Sans MT" fo:font-weight="bold" style:font-weight-asian="bold" fo:color="#231F20" fo:letter-spacing="-0.0034in" fo:font-size="9pt" style:font-size-asian="9pt"/>
    </style:style>
    <style:style style:name="T721" style:parent-style-name="Fonteparág.padrão" style:family="text">
      <style:text-properties style:font-name="Gill Sans MT" fo:font-weight="bold" style:font-weight-asian="bold" fo:color="#231F20" fo:letter-spacing="0.002in" fo:font-size="9pt" style:font-size-asian="9pt"/>
    </style:style>
    <style:style style:name="T722" style:parent-style-name="Fonteparág.padrão" style:family="text">
      <style:text-properties style:font-name="Gill Sans MT" fo:font-weight="bold" style:font-weight-asian="bold" fo:color="#231F20" fo:letter-spacing="-0.0006in" fo:font-size="9pt" style:font-size-asian="9pt"/>
    </style:style>
    <style:style style:name="T723" style:parent-style-name="Fonteparág.padrão" style:family="text">
      <style:text-properties fo:color="#231F20" fo:letter-spacing="0.002in" fo:font-size="9pt" style:font-size-asian="9pt"/>
    </style:style>
    <style:style style:name="T724" style:parent-style-name="Fonteparág.padrão" style:family="text">
      <style:text-properties fo:color="#231F20" fo:letter-spacing="-0.0055in" fo:font-size="9pt" style:font-size-asian="9pt"/>
    </style:style>
    <style:style style:name="T725" style:parent-style-name="Fonteparág.padrão" style:family="text">
      <style:text-properties fo:color="#231F20" fo:font-size="9pt" style:font-size-asian="9pt"/>
    </style:style>
    <style:style style:name="T726" style:parent-style-name="Fonteparág.padrão" style:family="text">
      <style:text-properties fo:color="#231F20" fo:letter-spacing="-0.0062in" fo:font-size="9pt" style:font-size-asian="9pt"/>
    </style:style>
    <style:style style:name="T727" style:parent-style-name="Fonteparág.padrão" style:family="text">
      <style:text-properties fo:color="#231F20" fo:letter-spacing="0.002in" fo:font-size="9pt" style:font-size-asian="9pt"/>
    </style:style>
    <style:style style:name="T728" style:parent-style-name="Fonteparág.padrão" style:family="text">
      <style:text-properties fo:color="#231F20" fo:letter-spacing="-0.0055in" fo:font-size="9pt" style:font-size-asian="9pt"/>
    </style:style>
    <style:style style:name="T729" style:parent-style-name="Fonteparág.padrão" style:family="text">
      <style:text-properties fo:color="#231F20" fo:font-size="9pt" style:font-size-asian="9pt"/>
    </style:style>
    <style:style style:name="T730" style:parent-style-name="Fonteparág.padrão" style:family="text">
      <style:text-properties fo:color="#231F20" fo:letter-spacing="-0.0062in" fo:font-size="9pt" style:font-size-asian="9pt"/>
    </style:style>
    <style:style style:name="T731" style:parent-style-name="Fonteparág.padrão" style:family="text">
      <style:text-properties fo:color="#231F20" fo:letter-spacing="0.002in" fo:font-size="9pt" style:font-size-asian="9pt"/>
    </style:style>
    <style:style style:name="T732" style:parent-style-name="Fonteparág.padrão" style:family="text">
      <style:text-properties fo:color="#231F20" fo:letter-spacing="-0.0055in" fo:font-size="9pt" style:font-size-asian="9pt"/>
    </style:style>
    <style:style style:name="T733" style:parent-style-name="Fonteparág.padrão" style:family="text">
      <style:text-properties fo:color="#231F20" fo:letter-spacing="0.002in" fo:font-size="9pt" style:font-size-asian="9pt"/>
    </style:style>
    <style:style style:name="T734" style:parent-style-name="Fonteparág.padrão" style:family="text">
      <style:text-properties fo:color="#231F20" fo:letter-spacing="-0.0055in" fo:font-size="9pt" style:font-size-asian="9pt"/>
    </style:style>
    <style:style style:name="T735" style:parent-style-name="Fonteparág.padrão" style:family="text">
      <style:text-properties fo:color="#231F20" fo:font-size="9pt" style:font-size-asian="9pt"/>
    </style:style>
    <style:style style:name="T736" style:parent-style-name="Fonteparág.padrão" style:family="text">
      <style:text-properties fo:color="#231F20" fo:letter-spacing="-0.0062in" fo:font-size="9pt" style:font-size-asian="9pt"/>
    </style:style>
    <style:style style:name="T737" style:parent-style-name="Fonteparág.padrão" style:family="text">
      <style:text-properties fo:color="#231F20" fo:letter-spacing="0.002in" fo:font-size="9pt" style:font-size-asian="9pt"/>
    </style:style>
    <style:style style:name="T738" style:parent-style-name="Fonteparág.padrão" style:family="text">
      <style:text-properties fo:color="#231F20" fo:letter-spacing="-0.0055in" fo:font-size="9pt" style:font-size-asian="9pt"/>
    </style:style>
    <style:style style:name="T739" style:parent-style-name="Fonteparág.padrão" style:family="text">
      <style:text-properties fo:color="#231F20" fo:font-size="9pt" style:font-size-asian="9pt"/>
    </style:style>
    <style:style style:name="T740" style:parent-style-name="Fonteparág.padrão" style:family="text">
      <style:text-properties fo:color="#231F20" fo:letter-spacing="-0.0062in" fo:font-size="9pt" style:font-size-asian="9pt"/>
    </style:style>
    <style:style style:name="T741" style:parent-style-name="Fonteparág.padrão" style:family="text">
      <style:text-properties fo:color="#231F20" fo:letter-spacing="0.002in" fo:font-size="9pt" style:font-size-asian="9pt"/>
    </style:style>
    <style:style style:name="T742" style:parent-style-name="Fonteparág.padrão" style:family="text">
      <style:text-properties fo:color="#231F20" fo:letter-spacing="-0.0055in" fo:font-size="9pt" style:font-size-asian="9pt"/>
    </style:style>
    <style:style style:name="T743" style:parent-style-name="Fonteparág.padrão" style:family="text">
      <style:text-properties fo:color="#231F20" fo:font-size="9pt" style:font-size-asian="9pt"/>
    </style:style>
    <style:style style:name="T744" style:parent-style-name="Fonteparág.padrão" style:family="text">
      <style:text-properties fo:color="#231F20" fo:letter-spacing="-0.0055in" fo:font-size="9pt" style:font-size-asian="9pt"/>
    </style:style>
    <style:style style:name="T745" style:parent-style-name="Fonteparág.padrão" style:family="text">
      <style:text-properties fo:color="#231F20" fo:letter-spacing="0.0027in" fo:font-size="9pt" style:font-size-asian="9pt"/>
    </style:style>
    <style:style style:name="T746" style:parent-style-name="Fonteparág.padrão" style:family="text">
      <style:text-properties fo:color="#231F20" fo:font-size="9pt" style:font-size-asian="9pt"/>
    </style:style>
    <style:style style:name="T747" style:parent-style-name="Fonteparág.padrão" style:family="text">
      <style:text-properties fo:color="#231F20" fo:letter-spacing="0.002in" fo:font-size="9pt" style:font-size-asian="9pt"/>
    </style:style>
    <style:style style:name="T748" style:parent-style-name="Fonteparág.padrão" style:family="text">
      <style:text-properties fo:color="#231F20" fo:font-size="9pt" style:font-size-asian="9pt"/>
    </style:style>
    <style:style style:name="T749" style:parent-style-name="Fonteparág.padrão" style:family="text">
      <style:text-properties fo:color="#231F20" fo:letter-spacing="0.002in" fo:font-size="9pt" style:font-size-asian="9pt"/>
    </style:style>
    <style:style style:name="T750" style:parent-style-name="Fonteparág.padrão" style:family="text">
      <style:text-properties fo:color="#231F20" fo:font-size="9pt" style:font-size-asian="9pt"/>
    </style:style>
    <style:style style:name="T751" style:parent-style-name="Fonteparág.padrão" style:family="text">
      <style:text-properties fo:color="#231F20" fo:letter-spacing="0.002in" fo:font-size="9pt" style:font-size-asian="9pt"/>
    </style:style>
    <style:style style:name="T752" style:parent-style-name="Fonteparág.padrão" style:family="text">
      <style:text-properties fo:color="#231F20" fo:font-size="9pt" style:font-size-asian="9pt"/>
    </style:style>
    <style:style style:name="T753" style:parent-style-name="Fonteparág.padrão" style:family="text">
      <style:text-properties fo:color="#231F20" fo:letter-spacing="0.0013in" fo:font-size="9pt" style:font-size-asian="9pt"/>
    </style:style>
    <style:style style:name="T754" style:parent-style-name="Fonteparág.padrão" style:family="text">
      <style:text-properties fo:color="#231F20" fo:letter-spacing="0.002in" fo:font-size="9pt" style:font-size-asian="9pt"/>
    </style:style>
    <style:style style:name="T755" style:parent-style-name="Fonteparág.padrão" style:family="text">
      <style:text-properties fo:color="#231F20" fo:font-size="9pt" style:font-size-asian="9pt"/>
    </style:style>
    <style:style style:name="T756" style:parent-style-name="Fonteparág.padrão" style:family="text">
      <style:text-properties fo:color="#231F20" fo:letter-spacing="0.0027in" fo:font-size="9pt" style:font-size-asian="9pt"/>
    </style:style>
    <style:style style:name="T757" style:parent-style-name="Fonteparág.padrão" style:family="text">
      <style:text-properties fo:color="#231F20" fo:letter-spacing="0.002in" fo:font-size="9pt" style:font-size-asian="9pt"/>
    </style:style>
    <style:style style:name="T758" style:parent-style-name="Fonteparág.padrão" style:family="text">
      <style:text-properties fo:color="#231F20" fo:font-size="9pt" style:font-size-asian="9pt"/>
    </style:style>
    <style:style style:name="T759" style:parent-style-name="Fonteparág.padrão" style:family="text">
      <style:text-properties fo:color="#231F20" fo:letter-spacing="0.002in" fo:font-size="9pt" style:font-size-asian="9pt"/>
    </style:style>
    <style:style style:name="T760" style:parent-style-name="Fonteparág.padrão" style:family="text">
      <style:text-properties fo:color="#231F20" fo:font-size="9pt" style:font-size-asian="9pt"/>
    </style:style>
    <style:style style:name="T761" style:parent-style-name="Fonteparág.padrão" style:family="text">
      <style:text-properties fo:color="#231F20" fo:letter-spacing="0.0013in" fo:font-size="9pt" style:font-size-asian="9pt"/>
    </style:style>
    <style:style style:name="T762" style:parent-style-name="Fonteparág.padrão" style:family="text">
      <style:text-properties fo:color="#231F20" fo:letter-spacing="0.002in" fo:font-size="9pt" style:font-size-asian="9pt"/>
    </style:style>
    <style:style style:name="T763" style:parent-style-name="Fonteparág.padrão" style:family="text">
      <style:text-properties fo:color="#231F20" fo:font-size="9pt" style:font-size-asian="9pt"/>
    </style:style>
    <style:style style:name="T764" style:parent-style-name="Fonteparág.padrão" style:family="text">
      <style:text-properties fo:color="#231F20" fo:letter-spacing="0.0013in" fo:font-size="9pt" style:font-size-asian="9pt"/>
    </style:style>
    <style:style style:name="T765" style:parent-style-name="Fonteparág.padrão" style:family="text">
      <style:text-properties fo:color="#231F20" fo:font-size="9pt" style:font-size-asian="9pt"/>
    </style:style>
    <style:style style:name="T766" style:parent-style-name="Fonteparág.padrão" style:family="text">
      <style:text-properties fo:color="#231F20" fo:letter-spacing="-0.0243in" fo:font-size="9pt" style:font-size-asian="9pt"/>
    </style:style>
    <style:style style:name="T767" style:parent-style-name="Fonteparág.padrão" style:family="text">
      <style:text-properties fo:color="#231F20" fo:letter-spacing="0.0027in" fo:font-size="9pt" style:font-size-asian="9pt"/>
    </style:style>
    <style:style style:name="P768" style:parent-style-name="ParágrafodaLista" style:family="paragraph">
      <style:paragraph-properties fo:margin-top="0.0395in" fo:line-height="118%">
        <style:tab-stops>
          <style:tab-stop style:type="left" style:position="0.0006in"/>
        </style:tab-stops>
      </style:paragraph-properties>
    </style:style>
    <style:style style:name="T769" style:parent-style-name="Fonteparág.padrão" style:family="text">
      <style:text-properties style:font-name="Gill Sans MT" fo:font-weight="bold" style:font-weight-asian="bold" fo:color="#231F20" fo:letter-spacing="0.0013in" fo:font-size="9pt" style:font-size-asian="9pt"/>
    </style:style>
    <style:style style:name="T770" style:parent-style-name="Fonteparág.padrão" style:family="text">
      <style:text-properties style:font-name="Gill Sans MT" fo:font-weight="bold" style:font-weight-asian="bold" fo:color="#231F20" fo:letter-spacing="-0.0013in" fo:font-size="9pt" style:font-size-asian="9pt"/>
    </style:style>
    <style:style style:name="T771" style:parent-style-name="Fonteparág.padrão" style:family="text">
      <style:text-properties style:font-name="Gill Sans MT" fo:font-weight="bold" style:font-weight-asian="bold" fo:color="#231F20" fo:letter-spacing="0.002in" fo:font-size="9pt" style:font-size-asian="9pt"/>
    </style:style>
    <style:style style:name="T772" style:parent-style-name="Fonteparág.padrão" style:family="text">
      <style:text-properties style:font-name="Gill Sans MT" fo:font-weight="bold" style:font-weight-asian="bold" fo:color="#231F20" fo:letter-spacing="0.0006in" fo:font-size="9pt" style:font-size-asian="9pt"/>
    </style:style>
    <style:style style:name="T773" style:parent-style-name="Fonteparág.padrão" style:family="text">
      <style:text-properties fo:color="#231F20" fo:letter-spacing="0.002in" fo:font-size="9pt" style:font-size-asian="9pt"/>
    </style:style>
    <style:style style:name="T774" style:parent-style-name="Fonteparág.padrão" style:family="text">
      <style:text-properties fo:color="#231F20" fo:letter-spacing="-0.0034in" fo:font-size="9pt" style:font-size-asian="9pt"/>
    </style:style>
    <style:style style:name="T775" style:parent-style-name="Fonteparág.padrão" style:family="text">
      <style:text-properties fo:color="#231F20" fo:font-size="9pt" style:font-size-asian="9pt"/>
    </style:style>
    <style:style style:name="T776" style:parent-style-name="Fonteparág.padrão" style:family="text">
      <style:text-properties fo:color="#231F20" fo:letter-spacing="-0.0034in" fo:font-size="9pt" style:font-size-asian="9pt"/>
    </style:style>
    <style:style style:name="T777" style:parent-style-name="Fonteparág.padrão" style:family="text">
      <style:text-properties fo:color="#231F20" fo:letter-spacing="0.002in" fo:font-size="9pt" style:font-size-asian="9pt"/>
    </style:style>
    <style:style style:name="T778" style:parent-style-name="Fonteparág.padrão" style:family="text">
      <style:text-properties fo:color="#231F20" fo:letter-spacing="-0.0034in" fo:font-size="9pt" style:font-size-asian="9pt"/>
    </style:style>
    <style:style style:name="T779" style:parent-style-name="Fonteparág.padrão" style:family="text">
      <style:text-properties fo:color="#231F20" fo:font-size="9pt" style:font-size-asian="9pt"/>
    </style:style>
    <style:style style:name="T780" style:parent-style-name="Fonteparág.padrão" style:family="text">
      <style:text-properties fo:color="#231F20" fo:letter-spacing="-0.0034in" fo:font-size="9pt" style:font-size-asian="9pt"/>
    </style:style>
    <style:style style:name="T781" style:parent-style-name="Fonteparág.padrão" style:family="text">
      <style:text-properties fo:color="#231F20" fo:letter-spacing="0.002in" fo:font-size="9pt" style:font-size-asian="9pt"/>
    </style:style>
    <style:style style:name="T782" style:parent-style-name="Fonteparág.padrão" style:family="text">
      <style:text-properties fo:color="#231F20" fo:letter-spacing="-0.0034in" fo:font-size="9pt" style:font-size-asian="9pt"/>
    </style:style>
    <style:style style:name="T783" style:parent-style-name="Fonteparág.padrão" style:family="text">
      <style:text-properties fo:color="#231F20" fo:letter-spacing="0.002in" fo:font-size="9pt" style:font-size-asian="9pt"/>
    </style:style>
    <style:style style:name="T784" style:parent-style-name="Fonteparág.padrão" style:family="text">
      <style:text-properties fo:color="#231F20" fo:letter-spacing="-0.0034in" fo:font-size="9pt" style:font-size-asian="9pt"/>
    </style:style>
    <style:style style:name="T785" style:parent-style-name="Fonteparág.padrão" style:family="text">
      <style:text-properties fo:color="#231F20" fo:letter-spacing="0.002in" fo:font-size="9pt" style:font-size-asian="9pt"/>
    </style:style>
    <style:style style:name="T786" style:parent-style-name="Fonteparág.padrão" style:family="text">
      <style:text-properties fo:color="#231F20" fo:letter-spacing="-0.0034in" fo:font-size="9pt" style:font-size-asian="9pt"/>
    </style:style>
    <style:style style:name="T787" style:parent-style-name="Fonteparág.padrão" style:family="text">
      <style:text-properties fo:color="#231F20" fo:font-size="9pt" style:font-size-asian="9pt"/>
    </style:style>
    <style:style style:name="T788" style:parent-style-name="Fonteparág.padrão" style:family="text">
      <style:text-properties fo:color="#231F20" fo:letter-spacing="-0.0034in" fo:font-size="9pt" style:font-size-asian="9pt"/>
    </style:style>
    <style:style style:name="T789" style:parent-style-name="Fonteparág.padrão" style:family="text">
      <style:text-properties fo:color="#231F20" fo:letter-spacing="0.002in" fo:font-size="9pt" style:font-size-asian="9pt"/>
    </style:style>
    <style:style style:name="T790" style:parent-style-name="Fonteparág.padrão" style:family="text">
      <style:text-properties fo:color="#231F20" fo:letter-spacing="-0.0034in" fo:font-size="9pt" style:font-size-asian="9pt"/>
    </style:style>
    <style:style style:name="T791" style:parent-style-name="Fonteparág.padrão" style:family="text">
      <style:text-properties fo:color="#231F20" fo:letter-spacing="0.002in" fo:font-size="9pt" style:font-size-asian="9pt"/>
    </style:style>
    <style:style style:name="T792" style:parent-style-name="Fonteparág.padrão" style:family="text">
      <style:text-properties fo:color="#231F20" fo:letter-spacing="-0.0034in" fo:font-size="9pt" style:font-size-asian="9pt"/>
    </style:style>
    <style:style style:name="T793" style:parent-style-name="Fonteparág.padrão" style:family="text">
      <style:text-properties fo:color="#231F20" fo:letter-spacing="0.0027in" fo:font-size="9pt" style:font-size-asian="9pt"/>
    </style:style>
    <style:style style:name="T794" style:parent-style-name="Fonteparág.padrão" style:family="text">
      <style:text-properties fo:color="#231F20" fo:letter-spacing="0.002in" fo:font-size="9pt" style:font-size-asian="9pt"/>
    </style:style>
    <style:style style:name="T795" style:parent-style-name="Fonteparág.padrão" style:family="text">
      <style:text-properties fo:color="#231F20" fo:font-size="9pt" style:font-size-asian="9pt"/>
    </style:style>
    <style:style style:name="T796" style:parent-style-name="Fonteparág.padrão" style:family="text">
      <style:text-properties fo:color="#231F20" fo:letter-spacing="0.002in" fo:font-size="9pt" style:font-size-asian="9pt"/>
    </style:style>
    <style:style style:name="T797" style:parent-style-name="Fonteparág.padrão" style:family="text">
      <style:text-properties fo:color="#231F20" fo:font-size="9pt" style:font-size-asian="9pt"/>
    </style:style>
    <style:style style:name="T798" style:parent-style-name="Fonteparág.padrão" style:family="text">
      <style:text-properties fo:color="#231F20" fo:letter-spacing="0.0013in" fo:font-size="9pt" style:font-size-asian="9pt"/>
    </style:style>
    <style:style style:name="T799" style:parent-style-name="Fonteparág.padrão" style:family="text">
      <style:text-properties fo:color="#231F20" fo:letter-spacing="0.002in" fo:font-size="9pt" style:font-size-asian="9pt"/>
    </style:style>
    <style:style style:name="T800" style:parent-style-name="Fonteparág.padrão" style:family="text">
      <style:text-properties fo:color="#231F20" fo:font-size="9pt" style:font-size-asian="9pt"/>
    </style:style>
    <style:style style:name="T801" style:parent-style-name="Fonteparág.padrão" style:family="text">
      <style:text-properties fo:color="#231F20" fo:letter-spacing="0.002in" fo:font-size="9pt" style:font-size-asian="9pt"/>
    </style:style>
    <style:style style:name="T802" style:parent-style-name="Fonteparág.padrão" style:family="text">
      <style:text-properties fo:color="#231F20" fo:letter-spacing="0.0027in" fo:font-size="9pt" style:font-size-asian="9pt"/>
    </style:style>
    <style:style style:name="T803" style:parent-style-name="Fonteparág.padrão" style:family="text">
      <style:text-properties fo:color="#231F20" fo:font-size="9pt" style:font-size-asian="9pt"/>
    </style:style>
    <style:style style:name="T804" style:parent-style-name="Fonteparág.padrão" style:family="text">
      <style:text-properties fo:color="#231F20" fo:letter-spacing="0.002in" fo:font-size="9pt" style:font-size-asian="9pt"/>
    </style:style>
    <style:style style:name="T805" style:parent-style-name="Fonteparág.padrão" style:family="text">
      <style:text-properties fo:color="#231F20" fo:font-size="9pt" style:font-size-asian="9pt"/>
    </style:style>
    <style:style style:name="T806" style:parent-style-name="Fonteparág.padrão" style:family="text">
      <style:text-properties fo:color="#231F20" fo:letter-spacing="0.0013in" fo:font-size="9pt" style:font-size-asian="9pt"/>
    </style:style>
    <style:style style:name="T807" style:parent-style-name="Fonteparág.padrão" style:family="text">
      <style:text-properties fo:color="#231F20" fo:letter-spacing="0.002in" fo:font-size="9pt" style:font-size-asian="9pt"/>
    </style:style>
    <style:style style:name="T808" style:parent-style-name="Fonteparág.padrão" style:family="text">
      <style:text-properties fo:color="#231F20" fo:font-size="9pt" style:font-size-asian="9pt"/>
    </style:style>
    <style:style style:name="T809" style:parent-style-name="Fonteparág.padrão" style:family="text">
      <style:text-properties fo:color="#231F20" fo:letter-spacing="0.0013in" fo:font-size="9pt" style:font-size-asian="9pt"/>
    </style:style>
    <style:style style:name="T810" style:parent-style-name="Fonteparág.padrão" style:family="text">
      <style:text-properties fo:color="#231F20" fo:font-size="9pt" style:font-size-asian="9pt"/>
    </style:style>
    <style:style style:name="T811" style:parent-style-name="Fonteparág.padrão" style:family="text">
      <style:text-properties fo:color="#231F20" fo:letter-spacing="-0.0041in" fo:font-size="9pt" style:font-size-asian="9pt"/>
    </style:style>
    <style:style style:name="T812" style:parent-style-name="Fonteparág.padrão" style:family="text">
      <style:text-properties fo:color="#231F20" fo:letter-spacing="0.0027in" fo:font-size="9pt" style:font-size-asian="9pt"/>
    </style:style>
    <style:style style:name="P813" style:parent-style-name="Corpodetexto" style:family="paragraph">
      <style:text-properties fo:font-size="10pt" style:font-size-asian="10pt"/>
    </style:style>
    <style:style style:name="P814" style:parent-style-name="Corpodetexto" style:family="paragraph">
      <style:paragraph-properties fo:margin-top="0.0069in"/>
      <style:text-properties fo:font-size="12pt" style:font-size-asian="12pt"/>
    </style:style>
    <style:style style:name="P815" style:parent-style-name="Título2" style:family="paragraph">
      <style:paragraph-properties fo:margin-left="0.2777in">
        <style:tab-stops/>
      </style:paragraph-properties>
    </style:style>
    <style:style style:name="T816" style:parent-style-name="Fonteparág.padrão" style:family="text">
      <style:text-properties fo:color="#C9302E" style:text-scale="95%"/>
    </style:style>
    <style:style style:name="P817" style:parent-style-name="Corpodetexto" style:family="paragraph">
      <style:paragraph-properties fo:margin-top="0.0027in"/>
      <style:text-properties style:font-name="Arial" fo:font-size="19pt" style:font-size-asian="19pt"/>
    </style:style>
    <style:style style:name="P818" style:parent-style-name="Corpodetexto" style:family="paragraph">
      <style:paragraph-properties fo:margin-left="0.2777in">
        <style:tab-stops/>
      </style:paragraph-properties>
    </style:style>
    <style:style style:name="T819" style:parent-style-name="Fonteparág.padrão" style:family="text">
      <style:text-properties style:font-name="Arial" fo:color="#C9302E"/>
    </style:style>
    <style:style style:name="P820" style:parent-style-name="Corpodetexto" style:family="paragraph">
      <style:paragraph-properties fo:margin-top="0.0034in"/>
      <style:text-properties style:font-name="Arial"/>
    </style:style>
    <style:style style:name="P821" style:parent-style-name="Corpodetexto" style:family="paragraph">
      <style:paragraph-properties fo:text-align="justify" fo:line-height="120%" fo:margin-left="0.2777in" fo:margin-right="0.9791in">
        <style:tab-stops/>
      </style:paragraph-properties>
    </style:style>
    <style:style style:name="T822" style:parent-style-name="Fonteparág.padrão" style:family="text">
      <style:text-properties fo:color="#231F20"/>
    </style:style>
    <style:style style:name="T823" style:parent-style-name="Fonteparág.padrão" style:family="text">
      <style:text-properties fo:color="#231F20"/>
    </style:style>
    <style:style style:name="P824" style:parent-style-name="Corpodetexto" style:master-page-name="MP3" style:family="paragraph">
      <style:paragraph-properties fo:break-before="page"/>
    </style:style>
    <style:style style:name="T846" style:parent-style-name="Fonteparág.padrão" style:family="text">
      <style:text-properties fo:language="en" fo:country="US" style:language-asian="en" style:country-asian="US" style:language-complex="ar" style:country-complex="SA"/>
    </style:style>
    <style:style style:name="T847" style:parent-style-name="Fonteparág.padrão" style:family="text">
      <style:text-properties fo:language="en" fo:country="US" style:language-asian="en" style:country-asian="US" style:language-complex="ar" style:country-complex="SA"/>
    </style:style>
    <style:style style:name="P848" style:parent-style-name="Normal" style:family="paragraph">
      <style:paragraph-properties fo:margin-top="0.0104in" fo:margin-left="0.0138in">
        <style:tab-stops/>
      </style:paragraph-properties>
    </style:style>
    <style:style style:name="T849" style:parent-style-name="Fonteparág.padrão" style:family="text">
      <style:text-properties style:font-name="Gill Sans MT" fo:color="#EAAF9D" style:text-scale="95%" fo:font-size="6pt" style:font-size-asian="6pt"/>
    </style:style>
    <style:style style:name="P850" style:parent-style-name="Corpodetexto" style:family="paragraph">
      <style:text-properties fo:font-size="10pt" style:font-size-asian="10pt"/>
    </style:style>
    <style:style style:name="P851" style:parent-style-name="Título2" style:family="paragraph">
      <style:paragraph-properties fo:text-align="justify" fo:margin-top="0.159in"/>
    </style:style>
    <style:style style:name="T852" style:parent-style-name="Fonteparág.padrão" style:family="text">
      <style:text-properties fo:color="#C9302E" style:text-scale="95%"/>
    </style:style>
    <style:style style:name="P853" style:parent-style-name="Corpodetexto" style:family="paragraph">
      <style:paragraph-properties fo:margin-top="0.0048in"/>
      <style:text-properties style:font-name="Arial" fo:font-size="13.5pt" style:font-size-asian="13.5pt"/>
    </style:style>
    <style:style style:name="P854" style:parent-style-name="Corpodetexto" style:family="paragraph">
      <style:paragraph-properties fo:text-align="justify" fo:line-height="120%" fo:margin-left="0.0812in" fo:margin-right="1.1763in">
        <style:tab-stops/>
      </style:paragraph-properties>
    </style:style>
    <style:style style:name="T855" style:parent-style-name="Fonteparág.padrão" style:family="text">
      <style:text-properties fo:color="#231F20"/>
    </style:style>
    <style:style style:name="T856" style:parent-style-name="Fonteparág.padrão" style:family="text">
      <style:text-properties fo:color="#231F20"/>
    </style:style>
    <style:style style:name="T857" style:parent-style-name="Fonteparág.padrão" style:family="text">
      <style:text-properties fo:color="#231F20"/>
    </style:style>
    <style:style style:name="P858" style:parent-style-name="Corpodetexto" style:family="paragraph">
      <style:paragraph-properties fo:text-align="justify" fo:margin-top="0.0673in" fo:line-height="120%" fo:margin-left="0.0812in" fo:margin-right="1.1756in">
        <style:tab-stops/>
      </style:paragraph-properties>
    </style:style>
    <style:style style:name="T859" style:parent-style-name="Fonteparág.padrão" style:family="text">
      <style:text-properties fo:language="en" fo:country="US" style:language-asian="en" style:country-asian="US" style:language-complex="ar" style:country-complex="SA"/>
    </style:style>
    <style:style style:name="T860" style:parent-style-name="Fonteparág.padrão" style:family="text">
      <style:text-properties fo:language="en" fo:country="US" style:language-asian="en" style:country-asian="US" style:language-complex="ar" style:country-complex="SA"/>
    </style:style>
    <style:style style:name="T861" style:parent-style-name="Fonteparág.padrão" style:family="text">
      <style:text-properties fo:language="en" fo:country="US" style:language-asian="en" style:country-asian="US" style:language-complex="ar" style:country-complex="SA"/>
    </style:style>
    <style:style style:name="T862" style:parent-style-name="Fonteparág.padrão" style:family="text">
      <style:text-properties fo:language="en" fo:country="US" style:language-asian="en" style:country-asian="US" style:language-complex="ar" style:country-complex="SA"/>
    </style:style>
    <style:style style:name="T863" style:parent-style-name="Fonteparág.padrão" style:family="text">
      <style:text-properties fo:language="en" fo:country="US" style:language-asian="en" style:country-asian="US" style:language-complex="ar" style:country-complex="SA"/>
    </style:style>
    <style:style style:name="T864" style:parent-style-name="Fonteparág.padrão" style:family="text">
      <style:text-properties fo:language="en" fo:country="US" style:language-asian="en" style:country-asian="US" style:language-complex="ar" style:country-complex="SA"/>
    </style:style>
    <style:style style:name="T865" style:parent-style-name="Fonteparág.padrão" style:family="text">
      <style:text-properties fo:language="en" fo:country="US" style:language-asian="en" style:country-asian="US" style:language-complex="ar" style:country-complex="SA"/>
    </style:style>
    <style:style style:name="T866" style:parent-style-name="Fonteparág.padrão" style:family="text">
      <style:text-properties fo:language="en" fo:country="US" style:language-asian="en" style:country-asian="US" style:language-complex="ar" style:country-complex="SA"/>
    </style:style>
    <style:style style:name="T867" style:parent-style-name="Fonteparág.padrão" style:family="text">
      <style:text-properties fo:color="#231F20"/>
    </style:style>
    <style:style style:name="T868" style:parent-style-name="Fonteparág.padrão" style:family="text">
      <style:text-properties fo:color="#231F20"/>
    </style:style>
    <style:style style:name="T869" style:parent-style-name="Fonteparág.padrão" style:family="text">
      <style:text-properties fo:color="#231F20" style:text-position="60% 100%" fo:font-size="5pt" style:font-size-asian="5pt"/>
    </style:style>
    <style:style style:name="T870" style:parent-style-name="Fonteparág.padrão" style:family="text">
      <style:text-properties fo:color="#231F20"/>
    </style:style>
    <style:style style:name="T871" style:parent-style-name="Fonteparág.padrão" style:family="text">
      <style:text-properties fo:color="#231F20" style:text-position="60% 100%" fo:font-size="5pt" style:font-size-asian="5pt"/>
    </style:style>
    <style:style style:name="T872" style:parent-style-name="Fonteparág.padrão" style:family="text">
      <style:text-properties fo:color="#231F20"/>
    </style:style>
    <style:style style:name="T873" style:parent-style-name="Fonteparág.padrão" style:family="text">
      <style:text-properties fo:color="#231F20" style:text-position="60% 100%" fo:font-size="5pt" style:font-size-asian="5pt"/>
    </style:style>
    <style:style style:name="T874" style:parent-style-name="Fonteparág.padrão" style:family="text">
      <style:text-properties fo:color="#231F20"/>
    </style:style>
    <style:style style:name="T875" style:parent-style-name="Fonteparág.padrão" style:family="text">
      <style:text-properties fo:color="#231F20" style:text-position="60% 100%" fo:font-size="5pt" style:font-size-asian="5pt"/>
    </style:style>
    <style:style style:name="T876" style:parent-style-name="Fonteparág.padrão" style:family="text">
      <style:text-properties fo:color="#231F20"/>
    </style:style>
    <style:style style:name="T877" style:parent-style-name="Fonteparág.padrão" style:family="text">
      <style:text-properties fo:color="#231F20" style:text-position="60% 100%" fo:font-size="5pt" style:font-size-asian="5pt"/>
    </style:style>
    <style:style style:name="T878" style:parent-style-name="Fonteparág.padrão" style:family="text">
      <style:text-properties fo:color="#231F20"/>
    </style:style>
    <style:style style:name="T879" style:parent-style-name="Fonteparág.padrão" style:family="text">
      <style:text-properties fo:color="#231F20"/>
    </style:style>
    <style:style style:name="T880" style:parent-style-name="Fonteparág.padrão" style:family="text">
      <style:text-properties fo:color="#231F20" style:text-position="60% 100%" fo:font-size="5pt" style:font-size-asian="5pt"/>
    </style:style>
    <style:style style:name="T881" style:parent-style-name="Fonteparág.padrão" style:family="text">
      <style:text-properties fo:color="#231F20"/>
    </style:style>
    <style:style style:name="T882" style:parent-style-name="Fonteparág.padrão" style:family="text">
      <style:text-properties fo:color="#231F20" style:text-position="60% 100%" fo:font-size="5pt" style:font-size-asian="5pt"/>
    </style:style>
    <style:style style:name="T883" style:parent-style-name="Fonteparág.padrão" style:family="text">
      <style:text-properties fo:color="#231F20"/>
    </style:style>
    <style:style style:name="T884" style:parent-style-name="Fonteparág.padrão" style:family="text">
      <style:text-properties fo:color="#231F20"/>
    </style:style>
    <style:style style:name="T885" style:parent-style-name="Fonteparág.padrão" style:family="text">
      <style:text-properties fo:color="#231F20" style:text-position="60% 100%" fo:font-size="5pt" style:font-size-asian="5pt"/>
    </style:style>
    <style:style style:name="T886" style:parent-style-name="Fonteparág.padrão" style:family="text">
      <style:text-properties fo:color="#231F20"/>
    </style:style>
    <style:style style:name="P887" style:parent-style-name="Corpodetexto" style:family="paragraph">
      <style:paragraph-properties fo:text-align="justify" fo:margin-top="0.0659in" fo:line-height="120%" fo:margin-left="0.0812in" fo:margin-right="1.1756in">
        <style:tab-stops/>
      </style:paragraph-properties>
    </style:style>
    <style:style style:name="T888" style:parent-style-name="Fonteparág.padrão" style:family="text">
      <style:text-properties fo:language="en" fo:country="US" style:language-asian="en" style:country-asian="US" style:language-complex="ar" style:country-complex="SA"/>
    </style:style>
    <style:style style:name="T889" style:parent-style-name="Fonteparág.padrão" style:family="text">
      <style:text-properties fo:language="en" fo:country="US" style:language-asian="en" style:country-asian="US" style:language-complex="ar" style:country-complex="SA"/>
    </style:style>
    <style:style style:name="T890" style:parent-style-name="Fonteparág.padrão" style:family="text">
      <style:text-properties fo:color="#231F20" fo:letter-spacing="0.0013in"/>
    </style:style>
    <style:style style:name="T891" style:parent-style-name="Fonteparág.padrão" style:family="text">
      <style:text-properties fo:color="#231F20" fo:letter-spacing="0.002in"/>
    </style:style>
    <style:style style:name="T892" style:parent-style-name="Fonteparág.padrão" style:family="text">
      <style:text-properties fo:color="#231F20" fo:letter-spacing="0.0013in"/>
    </style:style>
    <style:style style:name="T893" style:parent-style-name="Fonteparág.padrão" style:family="text">
      <style:text-properties fo:color="#231F20" fo:letter-spacing="0.002in"/>
    </style:style>
    <style:style style:name="T894" style:parent-style-name="Fonteparág.padrão" style:family="text">
      <style:text-properties fo:color="#231F20"/>
    </style:style>
    <style:style style:name="T895" style:parent-style-name="Fonteparág.padrão" style:family="text">
      <style:text-properties fo:color="#231F20" fo:letter-spacing="0.002in"/>
    </style:style>
    <style:style style:name="T896" style:parent-style-name="Fonteparág.padrão" style:family="text">
      <style:text-properties fo:color="#231F20"/>
    </style:style>
    <style:style style:name="T897" style:parent-style-name="Fonteparág.padrão" style:family="text">
      <style:text-properties fo:color="#231F20" fo:letter-spacing="0.002in"/>
    </style:style>
    <style:style style:name="T898" style:parent-style-name="Fonteparág.padrão" style:family="text">
      <style:text-properties fo:color="#231F20" fo:letter-spacing="0.0027in"/>
    </style:style>
    <style:style style:name="T899" style:parent-style-name="Fonteparág.padrão" style:family="text">
      <style:text-properties fo:color="#231F20" fo:letter-spacing="0.002in"/>
    </style:style>
    <style:style style:name="T900" style:parent-style-name="Fonteparág.padrão" style:family="text">
      <style:text-properties fo:color="#231F20"/>
    </style:style>
    <style:style style:name="T901" style:parent-style-name="Fonteparág.padrão" style:family="text">
      <style:text-properties fo:color="#231F20" fo:letter-spacing="0.002in"/>
    </style:style>
    <style:style style:name="T902" style:parent-style-name="Fonteparág.padrão" style:family="text">
      <style:text-properties fo:color="#231F20"/>
    </style:style>
    <style:style style:name="T903" style:parent-style-name="Fonteparág.padrão" style:family="text">
      <style:text-properties fo:color="#231F20" fo:letter-spacing="0.002in"/>
    </style:style>
    <style:style style:name="T904" style:parent-style-name="Fonteparág.padrão" style:family="text">
      <style:text-properties fo:color="#231F20" fo:letter-spacing="0.0013in"/>
    </style:style>
    <style:style style:name="T905" style:parent-style-name="Fonteparág.padrão" style:family="text">
      <style:text-properties fo:color="#231F20" fo:letter-spacing="0.002in"/>
    </style:style>
    <style:style style:name="T906" style:parent-style-name="Fonteparág.padrão" style:family="text">
      <style:text-properties fo:color="#231F20"/>
    </style:style>
    <style:style style:name="T907" style:parent-style-name="Fonteparág.padrão" style:family="text">
      <style:text-properties fo:color="#231F20" fo:letter-spacing="0.002in"/>
    </style:style>
    <style:style style:name="T908" style:parent-style-name="Fonteparág.padrão" style:family="text">
      <style:text-properties fo:color="#231F20"/>
    </style:style>
    <style:style style:name="T909" style:parent-style-name="Fonteparág.padrão" style:family="text">
      <style:text-properties fo:color="#231F20" fo:letter-spacing="0.0027in"/>
    </style:style>
    <style:style style:name="T910" style:parent-style-name="Fonteparág.padrão" style:family="text">
      <style:text-properties fo:color="#231F20" fo:letter-spacing="0.002in"/>
    </style:style>
    <style:style style:name="T911" style:parent-style-name="Fonteparág.padrão" style:family="text">
      <style:text-properties fo:color="#231F20" fo:letter-spacing="-0.0229in"/>
    </style:style>
    <style:style style:name="T912" style:parent-style-name="Fonteparág.padrão" style:family="text">
      <style:text-properties fo:color="#231F20" fo:letter-spacing="0.0013in"/>
    </style:style>
    <style:style style:name="T913" style:parent-style-name="Fonteparág.padrão" style:family="text">
      <style:text-properties fo:color="#231F20" fo:letter-spacing="-0.0229in"/>
    </style:style>
    <style:style style:name="T914" style:parent-style-name="Fonteparág.padrão" style:family="text">
      <style:text-properties fo:color="#231F20"/>
    </style:style>
    <style:style style:name="T915" style:parent-style-name="Fonteparág.padrão" style:family="text">
      <style:text-properties fo:color="#231F20" fo:letter-spacing="-0.0229in"/>
    </style:style>
    <style:style style:name="T916" style:parent-style-name="Fonteparág.padrão" style:family="text">
      <style:text-properties fo:color="#231F20" fo:letter-spacing="0.002in"/>
    </style:style>
    <style:style style:name="T917" style:parent-style-name="Fonteparág.padrão" style:family="text">
      <style:text-properties fo:color="#231F20" fo:letter-spacing="-0.0229in"/>
    </style:style>
    <style:style style:name="T918" style:parent-style-name="Fonteparág.padrão" style:family="text">
      <style:text-properties fo:color="#231F20"/>
    </style:style>
    <style:style style:name="T919" style:parent-style-name="Fonteparág.padrão" style:family="text">
      <style:text-properties fo:color="#231F20" fo:letter-spacing="-0.0229in"/>
    </style:style>
    <style:style style:name="T920" style:parent-style-name="Fonteparág.padrão" style:family="text">
      <style:text-properties fo:color="#231F20"/>
    </style:style>
    <style:style style:name="T921" style:parent-style-name="Fonteparág.padrão" style:family="text">
      <style:text-properties fo:color="#231F20" style:text-position="60% 100%" fo:font-size="5pt" style:font-size-asian="5pt"/>
    </style:style>
    <style:style style:name="T922" style:parent-style-name="Fonteparág.padrão" style:family="text">
      <style:text-properties fo:color="#231F20" fo:letter-spacing="-0.0062in" style:text-position="60% 100%" fo:font-size="5pt" style:font-size-asian="5pt"/>
    </style:style>
    <style:style style:name="T923" style:parent-style-name="Fonteparág.padrão" style:family="text">
      <style:text-properties fo:color="#231F20" fo:letter-spacing="0.002in"/>
    </style:style>
    <style:style style:name="T924" style:parent-style-name="Fonteparág.padrão" style:family="text">
      <style:text-properties fo:color="#231F20" fo:letter-spacing="-0.0256in"/>
    </style:style>
    <style:style style:name="T925" style:parent-style-name="Fonteparág.padrão" style:family="text">
      <style:text-properties fo:color="#231F20"/>
    </style:style>
    <style:style style:name="T926" style:parent-style-name="Fonteparág.padrão" style:family="text">
      <style:text-properties fo:color="#231F20" fo:letter-spacing="-0.0229in"/>
    </style:style>
    <style:style style:name="T927" style:parent-style-name="Fonteparág.padrão" style:family="text">
      <style:text-properties fo:color="#231F20" fo:letter-spacing="0.002in"/>
    </style:style>
    <style:style style:name="T928" style:parent-style-name="Fonteparág.padrão" style:family="text">
      <style:text-properties fo:color="#231F20" fo:letter-spacing="-0.0229in"/>
    </style:style>
    <style:style style:name="T929" style:parent-style-name="Fonteparág.padrão" style:family="text">
      <style:text-properties fo:color="#231F20" fo:letter-spacing="0.002in"/>
    </style:style>
    <style:style style:name="T930" style:parent-style-name="Fonteparág.padrão" style:family="text">
      <style:text-properties fo:color="#231F20" fo:letter-spacing="-0.0222in"/>
    </style:style>
    <style:style style:name="T931" style:parent-style-name="Fonteparág.padrão" style:family="text">
      <style:text-properties fo:color="#231F20" fo:letter-spacing="0.002in"/>
    </style:style>
    <style:style style:name="T932" style:parent-style-name="Fonteparág.padrão" style:family="text">
      <style:text-properties fo:color="#231F20" fo:letter-spacing="-0.0229in"/>
    </style:style>
    <style:style style:name="T933" style:parent-style-name="Fonteparág.padrão" style:family="text">
      <style:text-properties fo:color="#231F20" fo:letter-spacing="0.0013in"/>
    </style:style>
    <style:style style:name="T934" style:parent-style-name="Fonteparág.padrão" style:family="text">
      <style:text-properties fo:color="#231F20" fo:letter-spacing="-0.0229in"/>
    </style:style>
    <style:style style:name="T935" style:parent-style-name="Fonteparág.padrão" style:family="text">
      <style:text-properties fo:color="#231F20" fo:letter-spacing="0.002in"/>
    </style:style>
    <style:style style:name="T936" style:parent-style-name="Fonteparág.padrão" style:family="text">
      <style:text-properties fo:color="#231F20" fo:letter-spacing="-0.0229in"/>
    </style:style>
    <style:style style:name="T937" style:parent-style-name="Fonteparág.padrão" style:family="text">
      <style:text-properties fo:color="#231F20"/>
    </style:style>
    <style:style style:name="T938" style:parent-style-name="Fonteparág.padrão" style:family="text">
      <style:text-properties fo:color="#231F20" fo:letter-spacing="-0.0229in"/>
    </style:style>
    <style:style style:name="T939" style:parent-style-name="Fonteparág.padrão" style:family="text">
      <style:text-properties fo:color="#231F20" fo:letter-spacing="0.0027in"/>
    </style:style>
    <style:style style:name="T940" style:parent-style-name="Fonteparág.padrão" style:family="text">
      <style:text-properties fo:color="#231F20" fo:letter-spacing="0.002in"/>
    </style:style>
    <style:style style:name="T941" style:parent-style-name="Fonteparág.padrão" style:family="text">
      <style:text-properties fo:color="#231F20"/>
    </style:style>
    <style:style style:name="T942" style:parent-style-name="Fonteparág.padrão" style:family="text">
      <style:text-properties fo:color="#231F20" fo:letter-spacing="0.002in"/>
    </style:style>
    <style:style style:name="T943" style:parent-style-name="Fonteparág.padrão" style:family="text">
      <style:text-properties fo:color="#231F20" fo:letter-spacing="0.0013in"/>
    </style:style>
    <style:style style:name="T944" style:parent-style-name="Fonteparág.padrão" style:family="text">
      <style:text-properties fo:color="#231F20" fo:letter-spacing="0.002in"/>
    </style:style>
    <style:style style:name="T945" style:parent-style-name="Fonteparág.padrão" style:family="text">
      <style:text-properties fo:color="#231F20"/>
    </style:style>
    <style:style style:name="T946" style:parent-style-name="Fonteparág.padrão" style:family="text">
      <style:text-properties fo:color="#231F20" fo:letter-spacing="0.002in"/>
    </style:style>
    <style:style style:name="T947" style:parent-style-name="Fonteparág.padrão" style:family="text">
      <style:text-properties fo:color="#231F20"/>
    </style:style>
    <style:style style:name="T948" style:parent-style-name="Fonteparág.padrão" style:family="text">
      <style:text-properties fo:color="#231F20" style:text-position="60% 100%" fo:font-size="5pt" style:font-size-asian="5pt"/>
    </style:style>
    <style:style style:name="T949" style:parent-style-name="Fonteparág.padrão" style:family="text">
      <style:text-properties fo:color="#231F20" fo:letter-spacing="0.002in"/>
    </style:style>
    <style:style style:name="T950" style:parent-style-name="Fonteparág.padrão" style:family="text">
      <style:text-properties fo:color="#231F20"/>
    </style:style>
    <style:style style:name="T951" style:parent-style-name="Fonteparág.padrão" style:family="text">
      <style:text-properties fo:color="#231F20" fo:letter-spacing="-0.0125in"/>
    </style:style>
    <style:style style:name="T952" style:parent-style-name="Fonteparág.padrão" style:family="text">
      <style:text-properties fo:color="#231F20" fo:letter-spacing="0.0027in"/>
    </style:style>
    <style:style style:name="P953" style:parent-style-name="Corpodetexto" style:family="paragraph">
      <style:paragraph-properties fo:text-align="justify" fo:margin-top="0.0687in" fo:line-height="120%" fo:margin-left="0.0812in" fo:margin-right="1.1763in">
        <style:tab-stops/>
      </style:paragraph-properties>
    </style:style>
    <style:style style:name="T954" style:parent-style-name="Fonteparág.padrão" style:family="text">
      <style:text-properties fo:language="en" fo:country="US" style:language-asian="en" style:country-asian="US" style:language-complex="ar" style:country-complex="SA"/>
    </style:style>
    <style:style style:name="T955" style:parent-style-name="Fonteparág.padrão" style:family="text">
      <style:text-properties fo:color="#231F20"/>
    </style:style>
    <style:style style:name="T956" style:parent-style-name="Fonteparág.padrão" style:family="text">
      <style:text-properties fo:color="#231F20" style:text-position="60% 100%" fo:font-size="5pt" style:font-size-asian="5pt"/>
    </style:style>
    <style:style style:name="T957" style:parent-style-name="Fonteparág.padrão" style:family="text">
      <style:text-properties fo:color="#231F20"/>
    </style:style>
    <style:style style:name="T958" style:parent-style-name="Fonteparág.padrão" style:family="text">
      <style:text-properties fo:color="#231F20"/>
    </style:style>
    <style:style style:name="P959" style:parent-style-name="Corpodetexto" style:family="paragraph">
      <style:text-properties fo:font-size="10pt" style:font-size-asian="10pt"/>
    </style:style>
    <style:style style:name="P960" style:parent-style-name="Corpodetexto" style:family="paragraph">
      <style:paragraph-properties fo:margin-top="0.0006in"/>
      <style:text-properties fo:font-size="11pt" style:font-size-asian="11pt"/>
    </style:style>
    <style:style style:name="P961" style:parent-style-name="Corpodetexto" style:family="paragraph">
      <style:paragraph-properties fo:text-align="justify" fo:margin-left="0.0812in">
        <style:tab-stops/>
      </style:paragraph-properties>
    </style:style>
    <style:style style:name="T962" style:parent-style-name="Fonteparág.padrão" style:family="text">
      <style:text-properties style:font-name="Arial" fo:color="#C9302E" style:text-scale="95%"/>
    </style:style>
    <style:style style:name="P963" style:parent-style-name="Corpodetexto" style:family="paragraph">
      <style:paragraph-properties fo:margin-top="0.0027in"/>
      <style:text-properties style:font-name="Arial"/>
    </style:style>
    <style:style style:name="P964" style:parent-style-name="Corpodetexto" style:family="paragraph">
      <style:paragraph-properties fo:text-align="justify" fo:margin-top="0.0006in" fo:line-height="120%" fo:margin-left="0.0812in" fo:margin-right="1.1756in">
        <style:tab-stops/>
      </style:paragraph-properties>
    </style:style>
    <style:style style:name="T965" style:parent-style-name="Fonteparág.padrão" style:family="text">
      <style:text-properties fo:color="#231F20"/>
    </style:style>
    <style:style style:name="T966" style:parent-style-name="Fonteparág.padrão" style:family="text">
      <style:text-properties fo:color="#231F20" fo:letter-spacing="0.002in"/>
    </style:style>
    <style:style style:name="T967" style:parent-style-name="Fonteparág.padrão" style:family="text">
      <style:text-properties fo:color="#231F20" fo:letter-spacing="0.0013in"/>
    </style:style>
    <style:style style:name="T968" style:parent-style-name="Fonteparág.padrão" style:family="text">
      <style:text-properties fo:color="#231F20" fo:letter-spacing="0.002in"/>
    </style:style>
    <style:style style:name="T969" style:parent-style-name="Fonteparág.padrão" style:family="text">
      <style:text-properties fo:color="#231F20" fo:letter-spacing="0.0013in"/>
    </style:style>
    <style:style style:name="T970" style:parent-style-name="Fonteparág.padrão" style:family="text">
      <style:text-properties fo:color="#231F20" fo:letter-spacing="0.002in"/>
    </style:style>
    <style:style style:name="T971" style:parent-style-name="Fonteparág.padrão" style:family="text">
      <style:text-properties fo:color="#231F20"/>
    </style:style>
    <style:style style:name="T972" style:parent-style-name="Fonteparág.padrão" style:family="text">
      <style:text-properties fo:color="#231F20" fo:letter-spacing="0.002in"/>
    </style:style>
    <style:style style:name="T973" style:parent-style-name="Fonteparág.padrão" style:family="text">
      <style:text-properties fo:color="#231F20"/>
    </style:style>
    <style:style style:name="T974" style:parent-style-name="Fonteparág.padrão" style:family="text">
      <style:text-properties fo:color="#231F20" fo:letter-spacing="0.002in"/>
    </style:style>
    <style:style style:name="T975" style:parent-style-name="Fonteparág.padrão" style:family="text">
      <style:text-properties fo:color="#231F20" fo:letter-spacing="0.0027in"/>
    </style:style>
    <style:style style:name="T976" style:parent-style-name="Fonteparág.padrão" style:family="text">
      <style:text-properties fo:color="#231F20" fo:letter-spacing="0.002in"/>
    </style:style>
    <style:style style:name="T977" style:parent-style-name="Fonteparág.padrão" style:family="text">
      <style:text-properties fo:color="#231F20" fo:letter-spacing="-0.009in"/>
    </style:style>
    <style:style style:name="T978" style:parent-style-name="Fonteparág.padrão" style:family="text">
      <style:text-properties fo:color="#231F20" fo:letter-spacing="0.002in"/>
    </style:style>
    <style:style style:name="T979" style:parent-style-name="Fonteparág.padrão" style:family="text">
      <style:text-properties fo:color="#231F20" fo:letter-spacing="-0.009in"/>
    </style:style>
    <style:style style:name="T980" style:parent-style-name="Fonteparág.padrão" style:family="text">
      <style:text-properties fo:color="#231F20" fo:letter-spacing="0.002in"/>
    </style:style>
    <style:style style:name="T981" style:parent-style-name="Fonteparág.padrão" style:family="text">
      <style:text-properties fo:color="#231F20" fo:letter-spacing="-0.0083in"/>
    </style:style>
    <style:style style:name="T982" style:parent-style-name="Fonteparág.padrão" style:family="text">
      <style:text-properties fo:color="#231F20" fo:letter-spacing="0.002in"/>
    </style:style>
    <style:style style:name="T983" style:parent-style-name="Fonteparág.padrão" style:family="text">
      <style:text-properties fo:color="#231F20" fo:letter-spacing="-0.009in"/>
    </style:style>
    <style:style style:name="T984" style:parent-style-name="Fonteparág.padrão" style:family="text">
      <style:text-properties fo:color="#231F20"/>
    </style:style>
    <style:style style:name="T985" style:parent-style-name="Fonteparág.padrão" style:family="text">
      <style:text-properties fo:color="#231F20" fo:letter-spacing="-0.009in"/>
    </style:style>
    <style:style style:name="T986" style:parent-style-name="Fonteparág.padrão" style:family="text">
      <style:text-properties fo:color="#231F20" fo:letter-spacing="0.002in"/>
    </style:style>
    <style:style style:name="T987" style:parent-style-name="Fonteparág.padrão" style:family="text">
      <style:text-properties fo:color="#231F20" fo:letter-spacing="-0.0083in"/>
    </style:style>
    <style:style style:name="T988" style:parent-style-name="Fonteparág.padrão" style:family="text">
      <style:text-properties fo:color="#231F20"/>
    </style:style>
    <style:style style:name="T989" style:parent-style-name="Fonteparág.padrão" style:family="text">
      <style:text-properties fo:color="#231F20" fo:letter-spacing="-0.009in"/>
    </style:style>
    <style:style style:name="T990" style:parent-style-name="Fonteparág.padrão" style:family="text">
      <style:text-properties fo:color="#231F20" fo:letter-spacing="0.0013in"/>
    </style:style>
    <style:style style:name="T991" style:parent-style-name="Fonteparág.padrão" style:family="text">
      <style:text-properties fo:color="#231F20" fo:letter-spacing="-0.0083in"/>
    </style:style>
    <style:style style:name="T992" style:parent-style-name="Fonteparág.padrão" style:family="text">
      <style:text-properties fo:color="#231F20" fo:letter-spacing="0.002in"/>
    </style:style>
    <style:style style:name="T993" style:parent-style-name="Fonteparág.padrão" style:family="text">
      <style:text-properties fo:color="#231F20" fo:letter-spacing="-0.0131in"/>
    </style:style>
    <style:style style:name="T994" style:parent-style-name="Fonteparág.padrão" style:family="text">
      <style:text-properties fo:color="#231F20" fo:letter-spacing="0.002in"/>
    </style:style>
    <style:style style:name="T995" style:parent-style-name="Fonteparág.padrão" style:family="text">
      <style:text-properties fo:color="#231F20" fo:letter-spacing="-0.0166in"/>
    </style:style>
    <style:style style:name="T996" style:parent-style-name="Fonteparág.padrão" style:family="text">
      <style:text-properties fo:color="#231F20"/>
    </style:style>
    <style:style style:name="T997" style:parent-style-name="Fonteparág.padrão" style:family="text">
      <style:text-properties fo:color="#231F20" fo:letter-spacing="-0.009in"/>
    </style:style>
    <style:style style:name="T998" style:parent-style-name="Fonteparág.padrão" style:family="text">
      <style:text-properties fo:color="#231F20" fo:letter-spacing="0.0027in"/>
    </style:style>
    <style:style style:name="T999" style:parent-style-name="Fonteparág.padrão" style:family="text">
      <style:text-properties fo:color="#231F20" fo:letter-spacing="0.002in"/>
    </style:style>
    <style:style style:name="T1000" style:parent-style-name="Fonteparág.padrão" style:family="text">
      <style:text-properties fo:color="#231F20" fo:letter-spacing="-0.0125in"/>
    </style:style>
    <style:style style:name="T1001" style:parent-style-name="Fonteparág.padrão" style:family="text">
      <style:text-properties fo:color="#231F20" fo:letter-spacing="0.002in"/>
    </style:style>
    <style:style style:name="T1002" style:parent-style-name="Fonteparág.padrão" style:family="text">
      <style:text-properties fo:color="#231F20" fo:letter-spacing="-0.0118in"/>
    </style:style>
    <style:style style:name="T1003" style:parent-style-name="Fonteparág.padrão" style:family="text">
      <style:text-properties fo:color="#231F20" fo:letter-spacing="0.002in"/>
    </style:style>
    <style:style style:name="T1004" style:parent-style-name="Fonteparág.padrão" style:family="text">
      <style:text-properties fo:color="#231F20" fo:letter-spacing="-0.0118in"/>
    </style:style>
    <style:style style:name="T1005" style:parent-style-name="Fonteparág.padrão" style:family="text">
      <style:text-properties fo:color="#231F20" fo:letter-spacing="0.002in"/>
    </style:style>
    <style:style style:name="T1006" style:parent-style-name="Fonteparág.padrão" style:family="text">
      <style:text-properties fo:color="#231F20" fo:letter-spacing="-0.0125in"/>
    </style:style>
    <style:style style:name="T1007" style:parent-style-name="Fonteparág.padrão" style:family="text">
      <style:text-properties fo:color="#231F20" fo:letter-spacing="0.002in"/>
    </style:style>
    <style:style style:name="T1008" style:parent-style-name="Fonteparág.padrão" style:family="text">
      <style:text-properties fo:color="#231F20" fo:letter-spacing="-0.0118in"/>
    </style:style>
    <style:style style:name="T1009" style:parent-style-name="Fonteparág.padrão" style:family="text">
      <style:text-properties fo:color="#231F20"/>
    </style:style>
    <style:style style:name="T1010" style:parent-style-name="Fonteparág.padrão" style:family="text">
      <style:text-properties fo:color="#231F20" fo:letter-spacing="-0.0118in"/>
    </style:style>
    <style:style style:name="T1011" style:parent-style-name="Fonteparág.padrão" style:family="text">
      <style:text-properties fo:color="#231F20" fo:letter-spacing="0.002in"/>
    </style:style>
    <style:style style:name="T1012" style:parent-style-name="Fonteparág.padrão" style:family="text">
      <style:text-properties fo:color="#231F20" fo:letter-spacing="-0.0125in"/>
    </style:style>
    <style:style style:name="T1013" style:parent-style-name="Fonteparág.padrão" style:family="text">
      <style:text-properties fo:color="#231F20"/>
    </style:style>
    <style:style style:name="T1014" style:parent-style-name="Fonteparág.padrão" style:family="text">
      <style:text-properties fo:color="#231F20" fo:letter-spacing="-0.0118in"/>
    </style:style>
    <style:style style:name="T1015" style:parent-style-name="Fonteparág.padrão" style:family="text">
      <style:text-properties fo:color="#231F20" fo:letter-spacing="0.002in"/>
    </style:style>
    <style:style style:name="T1016" style:parent-style-name="Fonteparág.padrão" style:family="text">
      <style:text-properties fo:color="#231F20" fo:letter-spacing="-0.0118in"/>
    </style:style>
    <style:style style:name="T1017" style:parent-style-name="Fonteparág.padrão" style:family="text">
      <style:text-properties fo:color="#231F20"/>
    </style:style>
    <style:style style:name="T1018" style:parent-style-name="Fonteparág.padrão" style:family="text">
      <style:text-properties fo:color="#231F20" fo:letter-spacing="-0.0125in"/>
    </style:style>
    <style:style style:name="T1019" style:parent-style-name="Fonteparág.padrão" style:family="text">
      <style:text-properties fo:color="#231F20" fo:letter-spacing="0.002in"/>
    </style:style>
    <style:style style:name="T1020" style:parent-style-name="Fonteparág.padrão" style:family="text">
      <style:text-properties fo:color="#231F20" fo:letter-spacing="-0.0118in"/>
    </style:style>
    <style:style style:name="T1021" style:parent-style-name="Fonteparág.padrão" style:family="text">
      <style:text-properties fo:color="#231F20" fo:letter-spacing="0.002in"/>
    </style:style>
    <style:style style:name="T1022" style:parent-style-name="Fonteparág.padrão" style:family="text">
      <style:text-properties fo:color="#231F20" fo:letter-spacing="-0.0118in"/>
    </style:style>
    <style:style style:name="T1023" style:parent-style-name="Fonteparág.padrão" style:family="text">
      <style:text-properties fo:color="#231F20"/>
    </style:style>
    <style:style style:name="T1024" style:parent-style-name="Fonteparág.padrão" style:family="text">
      <style:text-properties fo:color="#231F20" fo:letter-spacing="-0.0125in"/>
    </style:style>
    <style:style style:name="T1025" style:parent-style-name="Fonteparág.padrão" style:family="text">
      <style:text-properties fo:color="#231F20" fo:letter-spacing="0.002in"/>
    </style:style>
    <style:style style:name="T1026" style:parent-style-name="Fonteparág.padrão" style:family="text">
      <style:text-properties fo:color="#231F20" fo:letter-spacing="-0.0152in"/>
    </style:style>
    <style:style style:name="T1027" style:parent-style-name="Fonteparág.padrão" style:family="text">
      <style:text-properties fo:color="#231F20"/>
    </style:style>
    <style:style style:name="T1028" style:parent-style-name="Fonteparág.padrão" style:family="text">
      <style:text-properties fo:color="#231F20" fo:letter-spacing="-0.0125in"/>
    </style:style>
    <style:style style:name="T1029" style:parent-style-name="Fonteparág.padrão" style:family="text">
      <style:text-properties fo:color="#231F20" fo:letter-spacing="0.0027in"/>
    </style:style>
    <style:style style:name="T1030" style:parent-style-name="Fonteparág.padrão" style:family="text">
      <style:text-properties fo:color="#231F20"/>
    </style:style>
    <style:style style:name="T1031" style:parent-style-name="Fonteparág.padrão" style:family="text">
      <style:text-properties fo:color="#231F20" fo:letter-spacing="-0.009in"/>
    </style:style>
    <style:style style:name="T1032" style:parent-style-name="Fonteparág.padrão" style:family="text">
      <style:text-properties fo:color="#231F20" fo:letter-spacing="0.002in"/>
    </style:style>
    <style:style style:name="T1033" style:parent-style-name="Fonteparág.padrão" style:family="text">
      <style:text-properties fo:color="#231F20" fo:letter-spacing="-0.0083in"/>
    </style:style>
    <style:style style:name="T1034" style:parent-style-name="Fonteparág.padrão" style:family="text">
      <style:text-properties fo:color="#231F20" fo:letter-spacing="0.002in"/>
    </style:style>
    <style:style style:name="T1035" style:parent-style-name="Fonteparág.padrão" style:family="text">
      <style:text-properties fo:color="#231F20" fo:letter-spacing="-0.0083in"/>
    </style:style>
    <style:style style:name="T1036" style:parent-style-name="Fonteparág.padrão" style:family="text">
      <style:text-properties fo:color="#231F20" fo:letter-spacing="0.002in"/>
    </style:style>
    <style:style style:name="T1037" style:parent-style-name="Fonteparág.padrão" style:family="text">
      <style:text-properties fo:color="#231F20" fo:letter-spacing="-0.0083in"/>
    </style:style>
    <style:style style:name="T1038" style:parent-style-name="Fonteparág.padrão" style:family="text">
      <style:text-properties fo:color="#231F20"/>
    </style:style>
    <style:style style:name="T1039" style:parent-style-name="Fonteparág.padrão" style:family="text">
      <style:text-properties fo:color="#231F20" fo:letter-spacing="-0.0083in"/>
    </style:style>
    <style:style style:name="T1040" style:parent-style-name="Fonteparág.padrão" style:family="text">
      <style:text-properties fo:color="#231F20" fo:letter-spacing="0.002in"/>
    </style:style>
    <style:style style:name="T1041" style:parent-style-name="Fonteparág.padrão" style:family="text">
      <style:text-properties fo:color="#231F20" fo:letter-spacing="-0.0083in"/>
    </style:style>
    <style:style style:name="T1042" style:parent-style-name="Fonteparág.padrão" style:family="text">
      <style:text-properties fo:color="#231F20"/>
    </style:style>
    <style:style style:name="T1043" style:parent-style-name="Fonteparág.padrão" style:family="text">
      <style:text-properties fo:color="#231F20" fo:letter-spacing="-0.0083in"/>
    </style:style>
    <style:style style:name="T1044" style:parent-style-name="Fonteparág.padrão" style:family="text">
      <style:text-properties fo:color="#231F20" fo:letter-spacing="0.002in"/>
    </style:style>
    <style:style style:name="T1045" style:parent-style-name="Fonteparág.padrão" style:family="text">
      <style:text-properties fo:color="#231F20" fo:letter-spacing="-0.0083in"/>
    </style:style>
    <style:style style:name="T1046" style:parent-style-name="Fonteparág.padrão" style:family="text">
      <style:text-properties fo:color="#231F20" fo:letter-spacing="0.002in"/>
    </style:style>
    <style:style style:name="T1047" style:parent-style-name="Fonteparág.padrão" style:family="text">
      <style:text-properties fo:color="#231F20" fo:letter-spacing="-0.0083in"/>
    </style:style>
    <style:style style:name="T1048" style:parent-style-name="Fonteparág.padrão" style:family="text">
      <style:text-properties fo:color="#231F20"/>
    </style:style>
    <style:style style:name="T1049" style:parent-style-name="Fonteparág.padrão" style:family="text">
      <style:text-properties fo:color="#231F20" fo:letter-spacing="-0.009in"/>
    </style:style>
    <style:style style:name="T1050" style:parent-style-name="Fonteparág.padrão" style:family="text">
      <style:text-properties fo:color="#231F20" fo:letter-spacing="0.0013in"/>
    </style:style>
    <style:style style:name="T1051" style:parent-style-name="Fonteparág.padrão" style:family="text">
      <style:text-properties fo:color="#231F20" fo:letter-spacing="-0.0083in"/>
    </style:style>
    <style:style style:name="T1052" style:parent-style-name="Fonteparág.padrão" style:family="text">
      <style:text-properties fo:color="#231F20"/>
    </style:style>
    <style:style style:name="T1053" style:parent-style-name="Fonteparág.padrão" style:family="text">
      <style:text-properties fo:color="#231F20" fo:letter-spacing="-0.0083in"/>
    </style:style>
    <style:style style:name="T1054" style:parent-style-name="Fonteparág.padrão" style:family="text">
      <style:text-properties fo:color="#231F20" fo:letter-spacing="0.002in"/>
    </style:style>
    <style:style style:name="T1055" style:parent-style-name="Fonteparág.padrão" style:family="text">
      <style:text-properties fo:color="#231F20" fo:letter-spacing="-0.0083in"/>
    </style:style>
    <style:style style:name="T1056" style:parent-style-name="Fonteparág.padrão" style:family="text">
      <style:text-properties fo:color="#231F20" fo:letter-spacing="0.002in"/>
    </style:style>
    <style:style style:name="T1057" style:parent-style-name="Fonteparág.padrão" style:family="text">
      <style:text-properties fo:color="#231F20" fo:letter-spacing="-0.0083in"/>
    </style:style>
    <style:style style:name="T1058" style:parent-style-name="Fonteparág.padrão" style:family="text">
      <style:text-properties fo:color="#231F20" fo:letter-spacing="0.0013in"/>
    </style:style>
    <style:style style:name="T1059" style:parent-style-name="Fonteparág.padrão" style:family="text">
      <style:text-properties fo:color="#231F20" fo:letter-spacing="-0.0083in"/>
    </style:style>
    <style:style style:name="T1060" style:parent-style-name="Fonteparág.padrão" style:family="text">
      <style:text-properties fo:color="#231F20" fo:letter-spacing="0.002in"/>
    </style:style>
    <style:style style:name="T1061" style:parent-style-name="Fonteparág.padrão" style:family="text">
      <style:text-properties fo:color="#231F20" fo:letter-spacing="0.0013in"/>
    </style:style>
    <style:style style:name="T1062" style:parent-style-name="Fonteparág.padrão" style:family="text">
      <style:text-properties fo:color="#231F20" fo:letter-spacing="0.002in"/>
    </style:style>
    <style:style style:name="T1063" style:parent-style-name="Fonteparág.padrão" style:family="text">
      <style:text-properties fo:color="#231F20"/>
    </style:style>
    <style:style style:name="T1064" style:parent-style-name="Fonteparág.padrão" style:family="text">
      <style:text-properties fo:color="#231F20" fo:letter-spacing="0.002in"/>
    </style:style>
    <style:style style:name="T1065" style:parent-style-name="Fonteparág.padrão" style:family="text">
      <style:text-properties fo:color="#231F20"/>
    </style:style>
    <style:style style:name="T1066" style:parent-style-name="Fonteparág.padrão" style:family="text">
      <style:text-properties fo:color="#231F20" fo:letter-spacing="0.002in"/>
    </style:style>
    <style:style style:name="T1067" style:parent-style-name="Fonteparág.padrão" style:family="text">
      <style:text-properties fo:color="#231F20"/>
    </style:style>
    <style:style style:name="T1068" style:parent-style-name="Fonteparág.padrão" style:family="text">
      <style:text-properties fo:color="#231F20" fo:letter-spacing="0.002in"/>
    </style:style>
    <style:style style:name="T1069" style:parent-style-name="Fonteparág.padrão" style:family="text">
      <style:text-properties fo:color="#231F20" fo:letter-spacing="0.0013in"/>
    </style:style>
    <style:style style:name="T1070" style:parent-style-name="Fonteparág.padrão" style:family="text">
      <style:text-properties fo:color="#231F20" fo:letter-spacing="0.002in"/>
    </style:style>
    <style:style style:name="T1071" style:parent-style-name="Fonteparág.padrão" style:family="text">
      <style:text-properties fo:color="#231F20"/>
    </style:style>
    <style:style style:name="T1072" style:parent-style-name="Fonteparág.padrão" style:family="text">
      <style:text-properties fo:color="#231F20" fo:letter-spacing="0.002in"/>
    </style:style>
    <style:style style:name="T1073" style:parent-style-name="Fonteparág.padrão" style:family="text">
      <style:text-properties fo:color="#231F20" fo:letter-spacing="0.0027in"/>
    </style:style>
    <style:style style:name="T1074" style:parent-style-name="Fonteparág.padrão" style:family="text">
      <style:text-properties fo:color="#231F20" fo:letter-spacing="0.002in"/>
    </style:style>
    <style:style style:name="T1075" style:parent-style-name="Fonteparág.padrão" style:family="text">
      <style:text-properties fo:color="#231F20" fo:letter-spacing="-0.0111in"/>
    </style:style>
    <style:style style:name="T1076" style:parent-style-name="Fonteparág.padrão" style:family="text">
      <style:text-properties fo:color="#231F20"/>
    </style:style>
    <style:style style:name="T1077" style:parent-style-name="Fonteparág.padrão" style:family="text">
      <style:text-properties fo:color="#231F20" fo:letter-spacing="-0.0104in"/>
    </style:style>
    <style:style style:name="T1078" style:parent-style-name="Fonteparág.padrão" style:family="text">
      <style:text-properties fo:color="#231F20" fo:letter-spacing="0.002in"/>
    </style:style>
    <style:style style:name="T1079" style:parent-style-name="Fonteparág.padrão" style:family="text">
      <style:text-properties fo:color="#231F20" fo:letter-spacing="-0.0104in"/>
    </style:style>
    <style:style style:name="T1080" style:parent-style-name="Fonteparág.padrão" style:family="text">
      <style:text-properties fo:color="#231F20" fo:letter-spacing="0.002in"/>
    </style:style>
    <style:style style:name="T1081" style:parent-style-name="Fonteparág.padrão" style:family="text">
      <style:text-properties fo:color="#231F20" fo:letter-spacing="-0.0104in"/>
    </style:style>
    <style:style style:name="T1082" style:parent-style-name="Fonteparág.padrão" style:family="text">
      <style:text-properties fo:color="#231F20"/>
    </style:style>
    <style:style style:name="T1083" style:parent-style-name="Fonteparág.padrão" style:family="text">
      <style:text-properties fo:color="#231F20" fo:letter-spacing="-0.0104in"/>
    </style:style>
    <style:style style:name="T1084" style:parent-style-name="Fonteparág.padrão" style:family="text">
      <style:text-properties fo:color="#231F20" fo:letter-spacing="0.002in"/>
    </style:style>
    <style:style style:name="T1085" style:parent-style-name="Fonteparág.padrão" style:family="text">
      <style:text-properties fo:color="#231F20" fo:letter-spacing="-0.0104in"/>
    </style:style>
    <style:style style:name="T1086" style:parent-style-name="Fonteparág.padrão" style:family="text">
      <style:text-properties fo:color="#231F20" fo:letter-spacing="0.002in"/>
    </style:style>
    <style:style style:name="T1087" style:parent-style-name="Fonteparág.padrão" style:family="text">
      <style:text-properties fo:color="#231F20" fo:letter-spacing="-0.0104in"/>
    </style:style>
    <style:style style:name="T1088" style:parent-style-name="Fonteparág.padrão" style:family="text">
      <style:text-properties fo:color="#231F20"/>
    </style:style>
    <style:style style:name="T1089" style:parent-style-name="Fonteparág.padrão" style:family="text">
      <style:text-properties fo:color="#231F20" fo:letter-spacing="-0.0104in"/>
    </style:style>
    <style:style style:name="T1090" style:parent-style-name="Fonteparág.padrão" style:family="text">
      <style:text-properties fo:color="#231F20" fo:letter-spacing="0.002in"/>
    </style:style>
    <style:style style:name="T1091" style:parent-style-name="Fonteparág.padrão" style:family="text">
      <style:text-properties fo:color="#231F20" fo:letter-spacing="-0.0104in"/>
    </style:style>
    <style:style style:name="T1092" style:parent-style-name="Fonteparág.padrão" style:family="text">
      <style:text-properties fo:color="#231F20" fo:letter-spacing="0.002in"/>
    </style:style>
    <style:style style:name="T1093" style:parent-style-name="Fonteparág.padrão" style:family="text">
      <style:text-properties fo:color="#231F20" fo:letter-spacing="-0.0104in"/>
    </style:style>
    <style:style style:name="T1094" style:parent-style-name="Fonteparág.padrão" style:family="text">
      <style:text-properties fo:color="#231F20" fo:letter-spacing="0.0013in"/>
    </style:style>
    <style:style style:name="T1095" style:parent-style-name="Fonteparág.padrão" style:family="text">
      <style:text-properties fo:color="#231F20" fo:letter-spacing="-0.0104in"/>
    </style:style>
    <style:style style:name="T1096" style:parent-style-name="Fonteparág.padrão" style:family="text">
      <style:text-properties fo:color="#231F20" fo:letter-spacing="0.0013in"/>
    </style:style>
    <style:style style:name="T1097" style:parent-style-name="Fonteparág.padrão" style:family="text">
      <style:text-properties fo:color="#231F20" fo:letter-spacing="-0.0104in"/>
    </style:style>
    <style:style style:name="T1098" style:parent-style-name="Fonteparág.padrão" style:family="text">
      <style:text-properties fo:color="#231F20" fo:letter-spacing="0.002in"/>
    </style:style>
    <style:style style:name="T1099" style:parent-style-name="Fonteparág.padrão" style:family="text">
      <style:text-properties fo:color="#231F20" fo:letter-spacing="-0.0104in"/>
    </style:style>
    <style:style style:name="T1100" style:parent-style-name="Fonteparág.padrão" style:family="text">
      <style:text-properties fo:color="#231F20" fo:letter-spacing="0.0027in"/>
    </style:style>
    <style:style style:name="T1101" style:parent-style-name="Fonteparág.padrão" style:family="text">
      <style:text-properties fo:color="#231F20" fo:letter-spacing="0.002in"/>
    </style:style>
    <style:style style:name="T1102" style:parent-style-name="Fonteparág.padrão" style:family="text">
      <style:text-properties fo:color="#231F20"/>
    </style:style>
    <style:style style:name="T1103" style:parent-style-name="Fonteparág.padrão" style:family="text">
      <style:text-properties fo:color="#231F20" fo:letter-spacing="0.0013in"/>
    </style:style>
    <style:style style:name="T1104" style:parent-style-name="Fonteparág.padrão" style:family="text">
      <style:text-properties fo:color="#231F20" fo:letter-spacing="0.002in"/>
    </style:style>
    <style:style style:name="T1105" style:parent-style-name="Fonteparág.padrão" style:family="text">
      <style:text-properties fo:color="#231F20"/>
    </style:style>
    <style:style style:name="T1106" style:parent-style-name="Fonteparág.padrão" style:family="text">
      <style:text-properties fo:color="#231F20" fo:letter-spacing="0.002in"/>
    </style:style>
    <style:style style:name="T1107" style:parent-style-name="Fonteparág.padrão" style:family="text">
      <style:text-properties fo:color="#231F20"/>
    </style:style>
    <style:style style:name="T1108" style:parent-style-name="Fonteparág.padrão" style:family="text">
      <style:text-properties fo:color="#231F20" fo:letter-spacing="-0.0062in"/>
    </style:style>
    <style:style style:name="T1109" style:parent-style-name="Fonteparág.padrão" style:family="text">
      <style:text-properties fo:color="#231F20" fo:letter-spacing="0.0027in"/>
    </style:style>
    <style:style style:name="P1110" style:parent-style-name="Corpodetexto" style:family="paragraph">
      <style:paragraph-properties fo:text-align="justify" fo:margin-top="0.0673in" fo:line-height="120%" fo:margin-left="0.0812in" fo:margin-right="1.1763in">
        <style:tab-stops/>
      </style:paragraph-properties>
    </style:style>
    <style:style style:name="T1111" style:parent-style-name="Fonteparág.padrão" style:family="text">
      <style:text-properties fo:color="#231F20"/>
    </style:style>
    <style:style style:name="T1112" style:parent-style-name="Fonteparág.padrão" style:family="text">
      <style:text-properties fo:color="#231F20"/>
    </style:style>
    <style:style style:name="P1113" style:parent-style-name="Corpodetexto" style:family="paragraph">
      <style:paragraph-properties fo:text-align="justify" fo:margin-top="0.068in" fo:line-height="120%" fo:margin-left="0.0812in" fo:margin-right="1.1756in">
        <style:tab-stops/>
      </style:paragraph-properties>
    </style:style>
    <style:style style:name="T1114" style:parent-style-name="Fonteparág.padrão" style:family="text">
      <style:text-properties fo:color="#231F20"/>
    </style:style>
    <style:style style:name="T1115" style:parent-style-name="Fonteparág.padrão" style:family="text">
      <style:text-properties fo:color="#231F20"/>
    </style:style>
    <style:style style:name="P1116" style:parent-style-name="Corpodetexto" style:master-page-name="MP4" style:family="paragraph">
      <style:paragraph-properties fo:break-before="page"/>
      <style:text-properties fo:font-size="10pt" style:font-size-asian="10pt"/>
    </style:style>
    <style:style style:name="P1138" style:parent-style-name="Corpodetexto" style:family="paragraph">
      <style:text-properties fo:font-size="10pt" style:font-size-asian="10pt"/>
    </style:style>
    <style:style style:name="P1139" style:parent-style-name="Corpodetexto" style:family="paragraph">
      <style:paragraph-properties fo:margin-top="0.0006in"/>
      <style:text-properties fo:font-size="10pt" style:font-size-asian="10pt"/>
    </style:style>
    <style:style style:name="P1140" style:parent-style-name="Corpodetexto" style:family="paragraph">
      <style:paragraph-properties fo:text-align="justify" fo:line-height="120%" fo:margin-left="0.2777in" fo:margin-right="0.9798in">
        <style:tab-stops/>
      </style:paragraph-properties>
    </style:style>
    <style:style style:name="T1141" style:parent-style-name="Fonteparág.padrão" style:family="text">
      <style:text-properties fo:language="en" fo:country="US" style:language-asian="en" style:country-asian="US" style:language-complex="ar" style:country-complex="SA"/>
    </style:style>
    <style:style style:name="T1142" style:parent-style-name="Fonteparág.padrão" style:family="text">
      <style:text-properties fo:language="en" fo:country="US" style:language-asian="en" style:country-asian="US" style:language-complex="ar" style:country-complex="SA"/>
    </style:style>
    <style:style style:name="P1143" style:parent-style-name="Normal" style:family="paragraph">
      <style:paragraph-properties fo:margin-top="0.0104in" fo:margin-left="0.0138in">
        <style:tab-stops/>
      </style:paragraph-properties>
    </style:style>
    <style:style style:name="T1144" style:parent-style-name="Fonteparág.padrão" style:family="text">
      <style:text-properties style:font-name="Gill Sans MT" fo:color="#EAAF9D" style:text-scale="95%" fo:font-size="6pt" style:font-size-asian="6pt"/>
    </style:style>
    <style:style style:name="T1145" style:parent-style-name="Fonteparág.padrão" style:family="text">
      <style:text-properties fo:color="#231F20"/>
    </style:style>
    <style:style style:name="P1146" style:parent-style-name="Corpodetexto" style:family="paragraph">
      <style:text-properties fo:font-size="10pt" style:font-size-asian="10pt"/>
    </style:style>
    <style:style style:name="P1147" style:parent-style-name="Corpodetexto" style:family="paragraph">
      <style:paragraph-properties fo:margin-top="0.0006in"/>
      <style:text-properties fo:font-size="11pt" style:font-size-asian="11pt"/>
    </style:style>
    <style:style style:name="P1148" style:parent-style-name="Corpodetexto" style:family="paragraph">
      <style:paragraph-properties fo:text-align="justify" fo:margin-left="0.2777in">
        <style:tab-stops/>
      </style:paragraph-properties>
    </style:style>
    <style:style style:name="T1149" style:parent-style-name="Fonteparág.padrão" style:family="text">
      <style:text-properties style:font-name="Arial" fo:color="#C9302E"/>
    </style:style>
    <style:style style:name="T1150" style:parent-style-name="Fonteparág.padrão" style:family="text">
      <style:text-properties style:font-name="Arial" fo:color="#C9302E"/>
    </style:style>
    <style:style style:name="P1151" style:parent-style-name="Corpodetexto" style:family="paragraph">
      <style:paragraph-properties fo:margin-top="0.0034in"/>
      <style:text-properties style:font-name="Arial"/>
    </style:style>
    <style:style style:name="P1152" style:parent-style-name="Corpodetexto" style:family="paragraph">
      <style:paragraph-properties fo:text-align="justify" fo:line-height="120%" fo:margin-left="0.2777in" fo:margin-right="0.9791in">
        <style:tab-stops/>
      </style:paragraph-properties>
    </style:style>
    <style:style style:name="T1153" style:parent-style-name="Fonteparág.padrão" style:family="text">
      <style:text-properties fo:color="#231F20"/>
    </style:style>
    <style:style style:name="T1154" style:parent-style-name="Fonteparág.padrão" style:family="text">
      <style:text-properties fo:color="#231F20" fo:letter-spacing="0.002in"/>
    </style:style>
    <style:style style:name="T1155" style:parent-style-name="Fonteparág.padrão" style:family="text">
      <style:text-properties fo:color="#231F20" fo:letter-spacing="0.0013in"/>
    </style:style>
    <style:style style:name="T1156" style:parent-style-name="Fonteparág.padrão" style:family="text">
      <style:text-properties fo:color="#231F20" fo:letter-spacing="0.002in"/>
    </style:style>
    <style:style style:name="T1157" style:parent-style-name="Fonteparág.padrão" style:family="text">
      <style:text-properties fo:color="#231F20"/>
    </style:style>
    <style:style style:name="T1158" style:parent-style-name="Fonteparág.padrão" style:family="text">
      <style:text-properties fo:color="#231F20" fo:letter-spacing="0.002in"/>
    </style:style>
    <style:style style:name="T1159" style:parent-style-name="Fonteparág.padrão" style:family="text">
      <style:text-properties fo:color="#231F20"/>
    </style:style>
    <style:style style:name="T1160" style:parent-style-name="Fonteparág.padrão" style:family="text">
      <style:text-properties fo:color="#231F20" fo:letter-spacing="0.002in"/>
    </style:style>
    <style:style style:name="T1161" style:parent-style-name="Fonteparág.padrão" style:family="text">
      <style:text-properties fo:color="#231F20"/>
    </style:style>
    <style:style style:name="T1162" style:parent-style-name="Fonteparág.padrão" style:family="text">
      <style:text-properties fo:color="#231F20" fo:letter-spacing="0.002in"/>
    </style:style>
    <style:style style:name="T1163" style:parent-style-name="Fonteparág.padrão" style:family="text">
      <style:text-properties fo:color="#231F20" fo:letter-spacing="0.002in" style:text-position="60% 100%" fo:font-size="5pt" style:font-size-asian="5pt"/>
    </style:style>
    <style:style style:name="T1164" style:parent-style-name="Fonteparág.padrão" style:family="text">
      <style:text-properties fo:color="#231F20" fo:letter-spacing="0.0256in" style:text-position="60% 100%" fo:font-size="5pt" style:font-size-asian="5pt"/>
    </style:style>
    <style:style style:name="T1165" style:parent-style-name="Fonteparág.padrão" style:family="text">
      <style:text-properties fo:color="#231F20" fo:letter-spacing="0.002in"/>
    </style:style>
    <style:style style:name="T1166" style:parent-style-name="Fonteparág.padrão" style:family="text">
      <style:text-properties fo:color="#231F20"/>
    </style:style>
    <style:style style:name="T1167" style:parent-style-name="Fonteparág.padrão" style:family="text">
      <style:text-properties fo:color="#231F20" fo:letter-spacing="0.002in"/>
    </style:style>
    <style:style style:name="T1168" style:parent-style-name="Fonteparág.padrão" style:family="text">
      <style:text-properties fo:color="#231F20"/>
    </style:style>
    <style:style style:name="T1169" style:parent-style-name="Fonteparág.padrão" style:family="text">
      <style:text-properties fo:color="#231F20" style:text-position="60% 100%" fo:font-size="5pt" style:font-size-asian="5pt"/>
    </style:style>
    <style:style style:name="T1170" style:parent-style-name="Fonteparág.padrão" style:family="text">
      <style:text-properties fo:color="#231F20"/>
    </style:style>
    <style:style style:name="T1171" style:parent-style-name="Fonteparág.padrão" style:family="text">
      <style:text-properties fo:color="#231F20" fo:letter-spacing="0.002in"/>
    </style:style>
    <style:style style:name="T1172" style:parent-style-name="Fonteparág.padrão" style:family="text">
      <style:text-properties fo:color="#231F20"/>
    </style:style>
    <style:style style:name="T1173" style:parent-style-name="Fonteparág.padrão" style:family="text">
      <style:text-properties fo:color="#231F20" fo:letter-spacing="0.002in"/>
    </style:style>
    <style:style style:name="T1174" style:parent-style-name="Fonteparág.padrão" style:family="text">
      <style:text-properties fo:color="#231F20" fo:letter-spacing="0.0027in"/>
    </style:style>
    <style:style style:name="T1175" style:parent-style-name="Fonteparág.padrão" style:family="text">
      <style:text-properties fo:color="#231F20" fo:letter-spacing="0.002in"/>
    </style:style>
    <style:style style:name="T1176" style:parent-style-name="Fonteparág.padrão" style:family="text">
      <style:text-properties fo:color="#231F20" fo:letter-spacing="-0.0166in"/>
    </style:style>
    <style:style style:name="T1177" style:parent-style-name="Fonteparág.padrão" style:family="text">
      <style:text-properties fo:color="#231F20" fo:letter-spacing="0.0013in"/>
    </style:style>
    <style:style style:name="T1178" style:parent-style-name="Fonteparág.padrão" style:family="text">
      <style:text-properties fo:color="#231F20" fo:letter-spacing="-0.0159in"/>
    </style:style>
    <style:style style:name="T1179" style:parent-style-name="Fonteparág.padrão" style:family="text">
      <style:text-properties fo:color="#231F20"/>
    </style:style>
    <style:style style:name="T1180" style:parent-style-name="Fonteparág.padrão" style:family="text">
      <style:text-properties fo:color="#231F20" fo:letter-spacing="-0.0159in"/>
    </style:style>
    <style:style style:name="T1181" style:parent-style-name="Fonteparág.padrão" style:family="text">
      <style:text-properties fo:color="#231F20" fo:letter-spacing="0.002in"/>
    </style:style>
    <style:style style:name="T1182" style:parent-style-name="Fonteparág.padrão" style:family="text">
      <style:text-properties fo:color="#231F20" fo:letter-spacing="-0.0159in"/>
    </style:style>
    <style:style style:name="T1183" style:parent-style-name="Fonteparág.padrão" style:family="text">
      <style:text-properties fo:color="#231F20"/>
    </style:style>
    <style:style style:name="T1184" style:parent-style-name="Fonteparág.padrão" style:family="text">
      <style:text-properties fo:color="#231F20" fo:letter-spacing="-0.0159in"/>
    </style:style>
    <style:style style:name="T1185" style:parent-style-name="Fonteparág.padrão" style:family="text">
      <style:text-properties fo:color="#231F20" fo:letter-spacing="0.002in"/>
    </style:style>
    <style:style style:name="T1186" style:parent-style-name="Fonteparág.padrão" style:family="text">
      <style:text-properties fo:color="#231F20" fo:letter-spacing="-0.0159in"/>
    </style:style>
    <style:style style:name="T1187" style:parent-style-name="Fonteparág.padrão" style:family="text">
      <style:text-properties fo:color="#231F20" fo:letter-spacing="0.002in"/>
    </style:style>
    <style:style style:name="T1188" style:parent-style-name="Fonteparág.padrão" style:family="text">
      <style:text-properties fo:color="#231F20" fo:letter-spacing="-0.0166in"/>
    </style:style>
    <style:style style:name="T1189" style:parent-style-name="Fonteparág.padrão" style:family="text">
      <style:text-properties fo:color="#231F20" fo:letter-spacing="0.002in"/>
    </style:style>
    <style:style style:name="T1190" style:parent-style-name="Fonteparág.padrão" style:family="text">
      <style:text-properties fo:color="#231F20" fo:letter-spacing="-0.0159in"/>
    </style:style>
    <style:style style:name="T1191" style:parent-style-name="Fonteparág.padrão" style:family="text">
      <style:text-properties fo:color="#231F20" fo:letter-spacing="0.002in"/>
    </style:style>
    <style:style style:name="T1192" style:parent-style-name="Fonteparág.padrão" style:family="text">
      <style:text-properties fo:color="#231F20" fo:letter-spacing="-0.0159in"/>
    </style:style>
    <style:style style:name="T1193" style:parent-style-name="Fonteparág.padrão" style:family="text">
      <style:text-properties fo:color="#231F20" fo:letter-spacing="0.0013in"/>
    </style:style>
    <style:style style:name="T1194" style:parent-style-name="Fonteparág.padrão" style:family="text">
      <style:text-properties fo:color="#231F20" fo:letter-spacing="-0.0159in"/>
    </style:style>
    <style:style style:name="T1195" style:parent-style-name="Fonteparág.padrão" style:family="text">
      <style:text-properties fo:color="#231F20" fo:letter-spacing="0.002in"/>
    </style:style>
    <style:style style:name="T1196" style:parent-style-name="Fonteparág.padrão" style:family="text">
      <style:text-properties fo:color="#231F20" fo:letter-spacing="-0.0159in"/>
    </style:style>
    <style:style style:name="T1197" style:parent-style-name="Fonteparág.padrão" style:family="text">
      <style:text-properties fo:color="#231F20"/>
    </style:style>
    <style:style style:name="T1198" style:parent-style-name="Fonteparág.padrão" style:family="text">
      <style:text-properties fo:color="#231F20" fo:letter-spacing="-0.0159in"/>
    </style:style>
    <style:style style:name="T1199" style:parent-style-name="Fonteparág.padrão" style:family="text">
      <style:text-properties fo:color="#231F20" fo:letter-spacing="0.002in"/>
    </style:style>
    <style:style style:name="T1200" style:parent-style-name="Fonteparág.padrão" style:family="text">
      <style:text-properties fo:color="#231F20" fo:letter-spacing="-0.0159in"/>
    </style:style>
    <style:style style:name="T1201" style:parent-style-name="Fonteparág.padrão" style:family="text">
      <style:text-properties fo:color="#231F20" fo:letter-spacing="0.0027in"/>
    </style:style>
    <style:style style:name="T1202" style:parent-style-name="Fonteparág.padrão" style:family="text">
      <style:text-properties fo:color="#231F20" fo:letter-spacing="0.002in"/>
    </style:style>
    <style:style style:name="T1203" style:parent-style-name="Fonteparág.padrão" style:family="text">
      <style:text-properties fo:color="#231F20"/>
    </style:style>
    <style:style style:name="T1204" style:parent-style-name="Fonteparág.padrão" style:family="text">
      <style:text-properties fo:color="#231F20" fo:letter-spacing="0.002in"/>
    </style:style>
    <style:style style:name="T1205" style:parent-style-name="Fonteparág.padrão" style:family="text">
      <style:text-properties fo:color="#231F20"/>
    </style:style>
    <style:style style:name="T1206" style:parent-style-name="Fonteparág.padrão" style:family="text">
      <style:text-properties fo:color="#231F20" fo:letter-spacing="0.0027in"/>
    </style:style>
    <style:style style:name="P1207" style:parent-style-name="ParágrafodaLista" style:family="paragraph">
      <style:paragraph-properties fo:text-align="start" fo:margin-top="0.1083in" fo:margin-right="0in">
        <style:tab-stops>
          <style:tab-stop style:type="left" style:position="0.0006in"/>
        </style:tab-stops>
      </style:paragraph-properties>
    </style:style>
    <style:style style:name="T1208" style:parent-style-name="Fonteparág.padrão" style:family="text">
      <style:text-properties fo:color="#231F20" fo:letter-spacing="0.0013in" fo:font-size="9pt" style:font-size-asian="9pt"/>
    </style:style>
    <style:style style:name="T1209" style:parent-style-name="Fonteparág.padrão" style:family="text">
      <style:text-properties fo:color="#231F20" fo:letter-spacing="0.002in" fo:font-size="9pt" style:font-size-asian="9pt"/>
    </style:style>
    <style:style style:name="T1210" style:parent-style-name="Fonteparág.padrão" style:family="text">
      <style:text-properties fo:color="#231F20" fo:font-size="9pt" style:font-size-asian="9pt"/>
    </style:style>
    <style:style style:name="T1211" style:parent-style-name="Fonteparág.padrão" style:family="text">
      <style:text-properties fo:color="#231F20" fo:letter-spacing="0.0013in" fo:font-size="9pt" style:font-size-asian="9pt"/>
    </style:style>
    <style:style style:name="T1212" style:parent-style-name="Fonteparág.padrão" style:family="text">
      <style:text-properties fo:color="#231F20" fo:letter-spacing="-0.0006in" fo:font-size="9pt" style:font-size-asian="9pt"/>
    </style:style>
    <style:style style:name="T1213" style:parent-style-name="Fonteparág.padrão" style:family="text">
      <style:text-properties fo:color="#231F20" fo:letter-spacing="0.0027in" fo:font-size="9pt" style:font-size-asian="9pt"/>
    </style:style>
    <style:style style:name="P1214" style:parent-style-name="ParágrafodaLista" style:family="paragraph">
      <style:paragraph-properties fo:text-align="start" fo:margin-top="0.0687in" fo:line-height="120%">
        <style:tab-stops>
          <style:tab-stop style:type="left" style:position="0.0006in"/>
        </style:tab-stops>
      </style:paragraph-properties>
    </style:style>
    <style:style style:name="T1215" style:parent-style-name="Fonteparág.padrão" style:family="text">
      <style:text-properties fo:color="#231F20" style:text-scale="105%" fo:font-size="9pt" style:font-size-asian="9pt"/>
    </style:style>
    <style:style style:name="T1216" style:parent-style-name="Fonteparág.padrão" style:family="text">
      <style:text-properties fo:color="#231F20" fo:letter-spacing="-0.0215in" style:text-scale="105%" fo:font-size="9pt" style:font-size-asian="9pt"/>
    </style:style>
    <style:style style:name="T1217" style:parent-style-name="Fonteparág.padrão" style:family="text">
      <style:text-properties fo:color="#231F20" fo:letter-spacing="0.002in" style:text-scale="105%" fo:font-size="9pt" style:font-size-asian="9pt"/>
    </style:style>
    <style:style style:name="T1218" style:parent-style-name="Fonteparág.padrão" style:family="text">
      <style:text-properties fo:color="#231F20" fo:letter-spacing="-0.0215in" style:text-scale="105%" fo:font-size="9pt" style:font-size-asian="9pt"/>
    </style:style>
    <style:style style:name="T1219" style:parent-style-name="Fonteparág.padrão" style:family="text">
      <style:text-properties fo:color="#231F20" fo:letter-spacing="0.002in" style:text-scale="105%" fo:font-size="9pt" style:font-size-asian="9pt"/>
    </style:style>
    <style:style style:name="T1220" style:parent-style-name="Fonteparág.padrão" style:family="text">
      <style:text-properties fo:color="#231F20" fo:letter-spacing="-0.0215in" style:text-scale="105%" fo:font-size="9pt" style:font-size-asian="9pt"/>
    </style:style>
    <style:style style:name="T1221" style:parent-style-name="Fonteparág.padrão" style:family="text">
      <style:text-properties fo:color="#231F20" style:text-scale="105%" fo:font-size="9pt" style:font-size-asian="9pt"/>
    </style:style>
    <style:style style:name="T1222" style:parent-style-name="Fonteparág.padrão" style:family="text">
      <style:text-properties fo:color="#231F20" fo:letter-spacing="-0.0215in" style:text-scale="105%" fo:font-size="9pt" style:font-size-asian="9pt"/>
    </style:style>
    <style:style style:name="T1223" style:parent-style-name="Fonteparág.padrão" style:family="text">
      <style:text-properties fo:color="#231F20" fo:letter-spacing="0.002in" style:text-scale="105%" fo:font-size="9pt" style:font-size-asian="9pt"/>
    </style:style>
    <style:style style:name="T1224" style:parent-style-name="Fonteparág.padrão" style:family="text">
      <style:text-properties fo:color="#231F20" fo:letter-spacing="-0.0208in" style:text-scale="105%" fo:font-size="9pt" style:font-size-asian="9pt"/>
    </style:style>
    <style:style style:name="T1225" style:parent-style-name="Fonteparág.padrão" style:family="text">
      <style:text-properties fo:color="#231F20" style:text-scale="105%" fo:font-size="9pt" style:font-size-asian="9pt"/>
    </style:style>
    <style:style style:name="T1226" style:parent-style-name="Fonteparág.padrão" style:family="text">
      <style:text-properties fo:color="#231F20" fo:letter-spacing="-0.0215in" style:text-scale="105%" fo:font-size="9pt" style:font-size-asian="9pt"/>
    </style:style>
    <style:style style:name="T1227" style:parent-style-name="Fonteparág.padrão" style:family="text">
      <style:text-properties fo:color="#231F20" fo:letter-spacing="0.0013in" style:text-scale="105%" fo:font-size="9pt" style:font-size-asian="9pt"/>
    </style:style>
    <style:style style:name="T1228" style:parent-style-name="Fonteparág.padrão" style:family="text">
      <style:text-properties fo:color="#231F20" fo:letter-spacing="-0.0215in" style:text-scale="105%" fo:font-size="9pt" style:font-size-asian="9pt"/>
    </style:style>
    <style:style style:name="T1229" style:parent-style-name="Fonteparág.padrão" style:family="text">
      <style:text-properties fo:color="#231F20" fo:letter-spacing="0.002in" style:text-scale="105%" fo:font-size="9pt" style:font-size-asian="9pt"/>
    </style:style>
    <style:style style:name="T1230" style:parent-style-name="Fonteparág.padrão" style:family="text">
      <style:text-properties fo:color="#231F20" fo:letter-spacing="-0.0215in" style:text-scale="105%" fo:font-size="9pt" style:font-size-asian="9pt"/>
    </style:style>
    <style:style style:name="T1231" style:parent-style-name="Fonteparág.padrão" style:family="text">
      <style:text-properties fo:color="#231F20" fo:letter-spacing="0.0013in" style:text-scale="105%" fo:font-size="9pt" style:font-size-asian="9pt"/>
    </style:style>
    <style:style style:name="T1232" style:parent-style-name="Fonteparág.padrão" style:family="text">
      <style:text-properties fo:color="#231F20" fo:letter-spacing="-0.0208in" style:text-scale="105%" fo:font-size="9pt" style:font-size-asian="9pt"/>
    </style:style>
    <style:style style:name="T1233" style:parent-style-name="Fonteparág.padrão" style:family="text">
      <style:text-properties fo:color="#231F20" fo:letter-spacing="0.002in" style:text-scale="105%" fo:font-size="9pt" style:font-size-asian="9pt"/>
    </style:style>
    <style:style style:name="T1234" style:parent-style-name="Fonteparág.padrão" style:family="text">
      <style:text-properties fo:color="#231F20" fo:letter-spacing="-0.0215in" style:text-scale="105%" fo:font-size="9pt" style:font-size-asian="9pt"/>
    </style:style>
    <style:style style:name="T1235" style:parent-style-name="Fonteparág.padrão" style:family="text">
      <style:text-properties fo:color="#231F20" fo:letter-spacing="0.002in" style:text-scale="105%" fo:font-size="9pt" style:font-size-asian="9pt"/>
    </style:style>
    <style:style style:name="T1236" style:parent-style-name="Fonteparág.padrão" style:family="text">
      <style:text-properties fo:color="#231F20" fo:letter-spacing="-0.0215in" style:text-scale="105%" fo:font-size="9pt" style:font-size-asian="9pt"/>
    </style:style>
    <style:style style:name="T1237" style:parent-style-name="Fonteparág.padrão" style:family="text">
      <style:text-properties fo:color="#231F20" style:text-scale="105%" fo:font-size="9pt" style:font-size-asian="9pt"/>
    </style:style>
    <style:style style:name="T1238" style:parent-style-name="Fonteparág.padrão" style:family="text">
      <style:text-properties fo:color="#231F20" fo:letter-spacing="-0.0215in" style:text-scale="105%" fo:font-size="9pt" style:font-size-asian="9pt"/>
    </style:style>
    <style:style style:name="T1239" style:parent-style-name="Fonteparág.padrão" style:family="text">
      <style:text-properties fo:color="#231F20" fo:letter-spacing="0.002in" style:text-scale="105%" fo:font-size="9pt" style:font-size-asian="9pt"/>
    </style:style>
    <style:style style:name="T1240" style:parent-style-name="Fonteparág.padrão" style:family="text">
      <style:text-properties fo:color="#231F20" fo:letter-spacing="-0.0208in" style:text-scale="105%" fo:font-size="9pt" style:font-size-asian="9pt"/>
    </style:style>
    <style:style style:name="T1241" style:parent-style-name="Fonteparág.padrão" style:family="text">
      <style:text-properties fo:color="#231F20" fo:letter-spacing="0.002in" style:text-scale="105%" fo:font-size="9pt" style:font-size-asian="9pt"/>
    </style:style>
    <style:style style:name="T1242" style:parent-style-name="Fonteparág.padrão" style:family="text">
      <style:text-properties fo:color="#231F20" fo:letter-spacing="-0.0215in" style:text-scale="105%" fo:font-size="9pt" style:font-size-asian="9pt"/>
    </style:style>
    <style:style style:name="T1243" style:parent-style-name="Fonteparág.padrão" style:family="text">
      <style:text-properties fo:color="#231F20" fo:letter-spacing="0.0027in" style:text-scale="105%" fo:font-size="9pt" style:font-size-asian="9pt"/>
    </style:style>
    <style:style style:name="T1244" style:parent-style-name="Fonteparág.padrão" style:family="text">
      <style:text-properties fo:color="#231F20" fo:letter-spacing="0.002in" style:text-scale="105%" fo:font-size="9pt" style:font-size-asian="9pt"/>
    </style:style>
    <style:style style:name="T1245" style:parent-style-name="Fonteparág.padrão" style:family="text">
      <style:text-properties fo:color="#231F20" style:text-scale="105%" fo:font-size="9pt" style:font-size-asian="9pt"/>
    </style:style>
    <style:style style:name="T1246" style:parent-style-name="Fonteparág.padrão" style:family="text">
      <style:text-properties fo:color="#231F20" fo:letter-spacing="0.002in" style:text-scale="105%" fo:font-size="9pt" style:font-size-asian="9pt"/>
    </style:style>
    <style:style style:name="T1247" style:parent-style-name="Fonteparág.padrão" style:family="text">
      <style:text-properties fo:color="#231F20" fo:letter-spacing="0.0013in" style:text-scale="105%" fo:font-size="9pt" style:font-size-asian="9pt"/>
    </style:style>
    <style:style style:name="T1248" style:parent-style-name="Fonteparág.padrão" style:family="text">
      <style:text-properties fo:color="#231F20" fo:letter-spacing="0.002in" style:text-scale="105%" fo:font-size="9pt" style:font-size-asian="9pt"/>
    </style:style>
    <style:style style:name="T1249" style:parent-style-name="Fonteparág.padrão" style:family="text">
      <style:text-properties fo:color="#231F20" style:text-scale="105%" fo:font-size="9pt" style:font-size-asian="9pt"/>
    </style:style>
    <style:style style:name="T1250" style:parent-style-name="Fonteparág.padrão" style:family="text">
      <style:text-properties fo:color="#231F20" fo:letter-spacing="-0.0173in" style:text-scale="105%" fo:font-size="9pt" style:font-size-asian="9pt"/>
    </style:style>
    <style:style style:name="T1251" style:parent-style-name="Fonteparág.padrão" style:family="text">
      <style:text-properties fo:color="#231F20" fo:letter-spacing="0.0027in" style:text-scale="105%" fo:font-size="9pt" style:font-size-asian="9pt"/>
    </style:style>
    <style:style style:name="P1252" style:parent-style-name="ParágrafodaLista" style:family="paragraph">
      <style:paragraph-properties fo:text-align="start" fo:margin-top="0.0381in" fo:margin-right="0in">
        <style:tab-stops>
          <style:tab-stop style:type="left" style:position="0.0006in"/>
        </style:tab-stops>
      </style:paragraph-properties>
    </style:style>
    <style:style style:name="T1253" style:parent-style-name="Fonteparág.padrão" style:family="text">
      <style:text-properties fo:color="#231F20" fo:font-size="9pt" style:font-size-asian="9pt"/>
    </style:style>
    <style:style style:name="T1254" style:parent-style-name="Fonteparág.padrão" style:family="text">
      <style:text-properties fo:color="#231F20" fo:letter-spacing="0.002in" fo:font-size="9pt" style:font-size-asian="9pt"/>
    </style:style>
    <style:style style:name="T1255" style:parent-style-name="Fonteparág.padrão" style:family="text">
      <style:text-properties fo:color="#231F20" fo:font-size="9pt" style:font-size-asian="9pt"/>
    </style:style>
    <style:style style:name="T1256" style:parent-style-name="Fonteparág.padrão" style:family="text">
      <style:text-properties fo:color="#231F20" fo:letter-spacing="0.002in" fo:font-size="9pt" style:font-size-asian="9pt"/>
    </style:style>
    <style:style style:name="T1257" style:parent-style-name="Fonteparág.padrão" style:family="text">
      <style:text-properties fo:color="#231F20" fo:font-size="9pt" style:font-size-asian="9pt"/>
    </style:style>
    <style:style style:name="T1258" style:parent-style-name="Fonteparág.padrão" style:family="text">
      <style:text-properties fo:color="#231F20" fo:letter-spacing="0.002in" fo:font-size="9pt" style:font-size-asian="9pt"/>
    </style:style>
    <style:style style:name="T1259" style:parent-style-name="Fonteparág.padrão" style:family="text">
      <style:text-properties fo:color="#231F20" fo:letter-spacing="-0.0027in" fo:font-size="9pt" style:font-size-asian="9pt"/>
    </style:style>
    <style:style style:name="T1260" style:parent-style-name="Fonteparág.padrão" style:family="text">
      <style:text-properties fo:color="#231F20" fo:font-size="9pt" style:font-size-asian="9pt"/>
    </style:style>
    <style:style style:name="P1261" style:parent-style-name="ParágrafodaLista" style:family="paragraph">
      <style:paragraph-properties fo:text-align="start" fo:margin-top="0.0694in" fo:line-height="120%">
        <style:tab-stops>
          <style:tab-stop style:type="left" style:position="0.0006in"/>
        </style:tab-stops>
      </style:paragraph-properties>
    </style:style>
    <style:style style:name="T1262" style:parent-style-name="Fonteparág.padrão" style:family="text">
      <style:text-properties fo:color="#231F20" fo:font-size="9pt" style:font-size-asian="9pt"/>
    </style:style>
    <style:style style:name="T1263" style:parent-style-name="Fonteparág.padrão" style:family="text">
      <style:text-properties fo:color="#231F20" fo:letter-spacing="0.002in" fo:font-size="9pt" style:font-size-asian="9pt"/>
    </style:style>
    <style:style style:name="T1264" style:parent-style-name="Fonteparág.padrão" style:family="text">
      <style:text-properties fo:color="#231F20" fo:letter-spacing="0.0013in" fo:font-size="9pt" style:font-size-asian="9pt"/>
    </style:style>
    <style:style style:name="T1265" style:parent-style-name="Fonteparág.padrão" style:family="text">
      <style:text-properties fo:color="#231F20" fo:letter-spacing="0.002in" fo:font-size="9pt" style:font-size-asian="9pt"/>
    </style:style>
    <style:style style:name="T1266" style:parent-style-name="Fonteparág.padrão" style:family="text">
      <style:text-properties fo:color="#231F20" fo:font-size="9pt" style:font-size-asian="9pt"/>
    </style:style>
    <style:style style:name="T1267" style:parent-style-name="Fonteparág.padrão" style:family="text">
      <style:text-properties fo:color="#231F20" fo:letter-spacing="0.0027in" fo:font-size="9pt" style:font-size-asian="9pt"/>
    </style:style>
    <style:style style:name="T1268" style:parent-style-name="Fonteparág.padrão" style:family="text">
      <style:text-properties fo:color="#231F20" fo:letter-spacing="0.002in" fo:font-size="9pt" style:font-size-asian="9pt"/>
    </style:style>
    <style:style style:name="T1269" style:parent-style-name="Fonteparág.padrão" style:family="text">
      <style:text-properties fo:color="#231F20" fo:letter-spacing="0.0013in" fo:font-size="9pt" style:font-size-asian="9pt"/>
    </style:style>
    <style:style style:name="T1270" style:parent-style-name="Fonteparág.padrão" style:family="text">
      <style:text-properties fo:color="#231F20" fo:letter-spacing="0.002in" fo:font-size="9pt" style:font-size-asian="9pt"/>
    </style:style>
    <style:style style:name="T1271" style:parent-style-name="Fonteparág.padrão" style:family="text">
      <style:text-properties fo:color="#231F20" fo:font-size="9pt" style:font-size-asian="9pt"/>
    </style:style>
    <style:style style:name="T1272" style:parent-style-name="Fonteparág.padrão" style:family="text">
      <style:text-properties fo:color="#231F20" fo:letter-spacing="0.002in" fo:font-size="9pt" style:font-size-asian="9pt"/>
    </style:style>
    <style:style style:name="T1273" style:parent-style-name="Fonteparág.padrão" style:family="text">
      <style:text-properties fo:color="#231F20" fo:letter-spacing="0.0013in" fo:font-size="9pt" style:font-size-asian="9pt"/>
    </style:style>
    <style:style style:name="T1274" style:parent-style-name="Fonteparág.padrão" style:family="text">
      <style:text-properties fo:color="#231F20" fo:letter-spacing="0.002in" fo:font-size="9pt" style:font-size-asian="9pt"/>
    </style:style>
    <style:style style:name="T1275" style:parent-style-name="Fonteparág.padrão" style:family="text">
      <style:text-properties fo:color="#231F20" fo:letter-spacing="0.0041in" fo:font-size="9pt" style:font-size-asian="9pt"/>
    </style:style>
    <style:style style:name="T1276" style:parent-style-name="Fonteparág.padrão" style:family="text">
      <style:text-properties fo:color="#231F20" fo:letter-spacing="0.0027in" fo:font-size="9pt" style:font-size-asian="9pt"/>
    </style:style>
    <style:style style:name="P1277" style:parent-style-name="Corpodetexto" style:family="paragraph">
      <style:paragraph-properties fo:text-align="justify" fo:margin-top="0.1166in" fo:line-height="120%" fo:margin-left="0.2777in" fo:margin-right="0.9798in">
        <style:tab-stops/>
      </style:paragraph-properties>
    </style:style>
    <style:style style:name="T1278" style:parent-style-name="Fonteparág.padrão" style:family="text">
      <style:text-properties fo:color="#231F20"/>
    </style:style>
    <style:style style:name="T1279" style:parent-style-name="Fonteparág.padrão" style:family="text">
      <style:text-properties fo:color="#231F20" fo:letter-spacing="-0.0125in"/>
    </style:style>
    <style:style style:name="T1280" style:parent-style-name="Fonteparág.padrão" style:family="text">
      <style:text-properties fo:color="#231F20" fo:letter-spacing="0.002in"/>
    </style:style>
    <style:style style:name="T1281" style:parent-style-name="Fonteparág.padrão" style:family="text">
      <style:text-properties fo:color="#231F20" fo:letter-spacing="-0.0125in"/>
    </style:style>
    <style:style style:name="T1282" style:parent-style-name="Fonteparág.padrão" style:family="text">
      <style:text-properties fo:color="#231F20"/>
    </style:style>
    <style:style style:name="T1283" style:parent-style-name="Fonteparág.padrão" style:family="text">
      <style:text-properties fo:color="#231F20" fo:letter-spacing="-0.0118in"/>
    </style:style>
    <style:style style:name="T1284" style:parent-style-name="Fonteparág.padrão" style:family="text">
      <style:text-properties fo:color="#231F20" fo:letter-spacing="0.002in"/>
    </style:style>
    <style:style style:name="T1285" style:parent-style-name="Fonteparág.padrão" style:family="text">
      <style:text-properties fo:color="#231F20" fo:letter-spacing="-0.0125in"/>
    </style:style>
    <style:style style:name="T1286" style:parent-style-name="Fonteparág.padrão" style:family="text">
      <style:text-properties fo:color="#231F20" fo:letter-spacing="0.002in"/>
    </style:style>
    <style:style style:name="T1287" style:parent-style-name="Fonteparág.padrão" style:family="text">
      <style:text-properties fo:color="#231F20" fo:letter-spacing="-0.0125in"/>
    </style:style>
    <style:style style:name="T1288" style:parent-style-name="Fonteparág.padrão" style:family="text">
      <style:text-properties fo:color="#231F20" fo:letter-spacing="0.0013in"/>
    </style:style>
    <style:style style:name="T1289" style:parent-style-name="Fonteparág.padrão" style:family="text">
      <style:text-properties fo:color="#231F20" fo:letter-spacing="-0.0118in"/>
    </style:style>
    <style:style style:name="T1290" style:parent-style-name="Fonteparág.padrão" style:family="text">
      <style:text-properties fo:color="#231F20" fo:letter-spacing="-0.0027in"/>
    </style:style>
    <style:style style:name="T1291" style:parent-style-name="Fonteparág.padrão" style:family="text">
      <style:text-properties fo:color="#231F20" fo:letter-spacing="-0.0125in"/>
    </style:style>
    <style:style style:name="T1292" style:parent-style-name="Fonteparág.padrão" style:family="text">
      <style:text-properties fo:color="#231F20" fo:letter-spacing="0.002in"/>
    </style:style>
    <style:style style:name="T1293" style:parent-style-name="Fonteparág.padrão" style:family="text">
      <style:text-properties fo:color="#231F20" fo:letter-spacing="-0.0125in"/>
    </style:style>
    <style:style style:name="T1294" style:parent-style-name="Fonteparág.padrão" style:family="text">
      <style:text-properties fo:color="#231F20" fo:letter-spacing="0.0013in"/>
    </style:style>
    <style:style style:name="T1295" style:parent-style-name="Fonteparág.padrão" style:family="text">
      <style:text-properties fo:color="#231F20" fo:letter-spacing="-0.0118in"/>
    </style:style>
    <style:style style:name="T1296" style:parent-style-name="Fonteparág.padrão" style:family="text">
      <style:text-properties fo:color="#231F20" fo:letter-spacing="0.0013in"/>
    </style:style>
    <style:style style:name="T1297" style:parent-style-name="Fonteparág.padrão" style:family="text">
      <style:text-properties fo:color="#231F20" fo:letter-spacing="-0.0125in"/>
    </style:style>
    <style:style style:name="T1298" style:parent-style-name="Fonteparág.padrão" style:family="text">
      <style:text-properties fo:color="#231F20" fo:letter-spacing="0.002in"/>
    </style:style>
    <style:style style:name="T1299" style:parent-style-name="Fonteparág.padrão" style:family="text">
      <style:text-properties fo:color="#231F20" fo:letter-spacing="-0.0125in"/>
    </style:style>
    <style:style style:name="T1300" style:parent-style-name="Fonteparág.padrão" style:family="text">
      <style:text-properties fo:color="#231F20" fo:letter-spacing="0.002in"/>
    </style:style>
    <style:style style:name="T1301" style:parent-style-name="Fonteparág.padrão" style:family="text">
      <style:text-properties fo:color="#231F20" fo:letter-spacing="-0.0118in"/>
    </style:style>
    <style:style style:name="T1302" style:parent-style-name="Fonteparág.padrão" style:family="text">
      <style:text-properties fo:color="#231F20"/>
    </style:style>
    <style:style style:name="T1303" style:parent-style-name="Fonteparág.padrão" style:family="text">
      <style:text-properties fo:color="#231F20" fo:letter-spacing="-0.0125in"/>
    </style:style>
    <style:style style:name="T1304" style:parent-style-name="Fonteparág.padrão" style:family="text">
      <style:text-properties fo:color="#231F20" fo:letter-spacing="0.002in"/>
    </style:style>
    <style:style style:name="T1305" style:parent-style-name="Fonteparág.padrão" style:family="text">
      <style:text-properties fo:color="#231F20" fo:letter-spacing="0.0013in"/>
    </style:style>
    <style:style style:name="T1306" style:parent-style-name="Fonteparág.padrão" style:family="text">
      <style:text-properties fo:color="#231F20" fo:letter-spacing="0.002in"/>
    </style:style>
    <style:style style:name="T1307" style:parent-style-name="Fonteparág.padrão" style:family="text">
      <style:text-properties fo:color="#231F20"/>
    </style:style>
    <style:style style:name="T1308" style:parent-style-name="Fonteparág.padrão" style:family="text">
      <style:text-properties fo:color="#231F20" fo:letter-spacing="0.002in"/>
    </style:style>
    <style:style style:name="T1309" style:parent-style-name="Fonteparág.padrão" style:family="text">
      <style:text-properties fo:color="#231F20"/>
    </style:style>
    <style:style style:name="T1310" style:parent-style-name="Fonteparág.padrão" style:family="text">
      <style:text-properties fo:color="#231F20" fo:letter-spacing="0.002in"/>
    </style:style>
    <style:style style:name="T1311" style:parent-style-name="Fonteparág.padrão" style:family="text">
      <style:text-properties fo:color="#231F20"/>
    </style:style>
    <style:style style:name="T1312" style:parent-style-name="Fonteparág.padrão" style:family="text">
      <style:text-properties fo:color="#231F20" fo:letter-spacing="0.002in"/>
    </style:style>
    <style:style style:name="T1313" style:parent-style-name="Fonteparág.padrão" style:family="text">
      <style:text-properties fo:color="#231F20" fo:letter-spacing="-0.0194in"/>
    </style:style>
    <style:style style:name="T1314" style:parent-style-name="Fonteparág.padrão" style:family="text">
      <style:text-properties fo:color="#231F20" fo:letter-spacing="0.0027in"/>
    </style:style>
    <style:style style:name="P1315" style:parent-style-name="Corpodetexto" style:family="paragraph">
      <style:paragraph-properties fo:text-align="justify" fo:margin-top="0.0701in" fo:line-height="120%" fo:margin-left="0.2777in" fo:margin-right="0.9819in">
        <style:tab-stops/>
      </style:paragraph-properties>
    </style:style>
    <style:style style:name="T1316" style:parent-style-name="Fonteparág.padrão" style:family="text">
      <style:text-properties fo:color="#231F20"/>
    </style:style>
    <style:style style:name="P1317" style:parent-style-name="Corpodetexto" style:family="paragraph">
      <style:paragraph-properties fo:margin-top="0.0041in"/>
      <style:text-properties fo:font-size="6.5pt" style:font-size-asian="6.5pt"/>
    </style:style>
    <style:style style:name="S5" style:family="section">
      <style:section-properties fo:margin-left="0in" fo:margin-right="0in" style:writing-mode="lr-tb">
        <style:columns fo:column-count="2">
          <style:column style:rel-width="4428*" fo:start-indent="0in" fo:end-indent="0.0138in"/>
          <style:column style:rel-width="5052*" fo:start-indent="0.0138in" fo:end-indent="0in"/>
        </style:columns>
      </style:section-properties>
    </style:style>
    <style:style style:name="P1318" style:parent-style-name="Normal" style:family="paragraph">
      <style:paragraph-properties fo:text-align="end" fo:margin-top="0.1722in" fo:line-height="0.1437in"/>
    </style:style>
    <style:style style:name="T1319" style:parent-style-name="Fonteparág.padrão" style:family="text">
      <style:text-properties fo:language="en" fo:country="US" style:language-asian="en" style:country-asian="US" style:language-complex="ar" style:country-complex="SA"/>
    </style:style>
    <style:style style:name="T1320" style:parent-style-name="Fonteparág.padrão" style:family="text">
      <style:text-properties style:font-name="Palatino Linotype" fo:font-style="italic" style:font-style-asian="italic" fo:color="#C9302E" style:text-position="9% 100%"/>
    </style:style>
    <style:style style:name="T1321" style:parent-style-name="Fonteparág.padrão" style:family="text">
      <style:text-properties style:font-name="Palatino Linotype" fo:font-style="italic" style:font-style-asian="italic" fo:color="#C9302E"/>
    </style:style>
    <style:style style:name="T1322" style:parent-style-name="Fonteparág.padrão" style:family="text">
      <style:text-properties style:font-name="Times New Roman" fo:color="#C9302E" style:text-position="9% 100%" fo:font-size="12pt" style:font-size-asian="12pt"/>
    </style:style>
    <style:style style:name="T1323" style:parent-style-name="Fonteparág.padrão" style:family="text">
      <style:text-properties style:font-name="Times New Roman" fo:color="#C9302E" fo:font-size="15pt" style:font-size-asian="15pt"/>
    </style:style>
    <style:style style:name="P1324" style:parent-style-name="Normal" style:family="paragraph">
      <style:paragraph-properties fo:break-before="column" fo:margin-top="0.0645in" fo:line-height="0.252in" fo:margin-left="0.0638in">
        <style:tab-stops>
          <style:tab-stop style:type="left" style:position="0.3048in"/>
        </style:tab-stops>
      </style:paragraph-properties>
    </style:style>
    <style:style style:name="T1325" style:parent-style-name="Fonteparág.padrão" style:family="text">
      <style:text-properties style:font-name="Palatino Linotype" fo:font-style="italic" style:font-style-asian="italic" fo:color="#C9302E" style:text-position="31.8% 100%"/>
    </style:style>
    <style:style style:name="T1326" style:parent-style-name="Fonteparág.padrão" style:family="text">
      <style:text-properties style:font-name="Palatino Linotype" fo:font-style="italic" style:font-style-asian="italic" fo:color="#C9302E" fo:font-size="6.5pt" style:font-size-asian="6.5pt"/>
    </style:style>
    <style:style style:name="T1327" style:parent-style-name="Fonteparág.padrão" style:family="text">
      <style:text-properties style:font-name="Palatino Linotype" fo:font-style="italic" style:font-style-asian="italic" fo:color="#C9302E" fo:font-size="6.5pt" style:font-size-asian="6.5pt"/>
    </style:style>
    <style:style style:name="T1328" style:parent-style-name="Fonteparág.padrão" style:family="text">
      <style:text-properties fo:color="#231F20" style:text-position="-33.3% 100%" fo:font-size="9pt" style:font-size-asian="9pt"/>
    </style:style>
    <style:style style:name="P1329" style:parent-style-name="Corpodetexto" style:family="paragraph">
      <style:paragraph-properties fo:line-height="0.0138in" fo:margin-left="-0.009in">
        <style:tab-stops/>
      </style:paragraph-properties>
    </style:style>
    <style:style style:name="T1330" style:parent-style-name="Fonteparág.padrão" style:family="text">
      <style:text-properties fo:font-size="1pt" style:font-size-asian="1pt" fo:language="en" fo:country="US" style:language-asian="en" style:country-asian="US" style:language-complex="ar" style:country-complex="SA"/>
    </style:style>
    <style:style style:name="S6" style:family="section">
      <style:section-properties fo:margin-left="0in" fo:margin-right="0in" style:writing-mode="lr-tb">
        <style:columns fo:column-count="2">
          <style:column style:rel-width="4136*" fo:start-indent="0in" fo:end-indent="0.0138in"/>
          <style:column style:rel-width="5344*" fo:start-indent="0.0138in" fo:end-indent="0in"/>
        </style:columns>
      </style:section-properties>
    </style:style>
    <style:style style:name="P1331" style:parent-style-name="Normal" style:family="paragraph">
      <style:paragraph-properties fo:text-align="end" fo:line-height="0.1145in">
        <style:tab-stops>
          <style:tab-stop style:type="left" style:position="0.3229in"/>
        </style:tab-stops>
      </style:paragraph-properties>
    </style:style>
    <style:style style:name="T1332" style:parent-style-name="Fonteparág.padrão" style:family="text">
      <style:text-properties style:font-name="Palatino Linotype" fo:font-style="italic" style:font-style-asian="italic" fo:color="#C9302E" style:text-position="15.3% 100%" fo:font-size="6.5pt" style:font-size-asian="6.5pt"/>
    </style:style>
    <style:style style:name="T1333" style:parent-style-name="Fonteparág.padrão" style:family="text">
      <style:text-properties style:font-name="Palatino Linotype" fo:font-style="italic" style:font-style-asian="italic" fo:color="#C9302E" style:text-position="15.3% 100%" fo:font-size="6.5pt" style:font-size-asian="6.5pt"/>
    </style:style>
    <style:style style:name="T1334" style:parent-style-name="Fonteparág.padrão" style:family="text">
      <style:text-properties style:font-name="Palatino Linotype" fo:font-style="italic" style:font-style-asian="italic" fo:color="#C9302E" fo:letter-spacing="0.0027in" style:text-scale="95%" fo:font-size="6.5pt" style:font-size-asian="6.5pt"/>
    </style:style>
    <style:style style:name="P1335" style:parent-style-name="Normal" style:family="paragraph">
      <style:paragraph-properties fo:break-before="column" fo:margin-top="0.0104in" fo:line-height="80%" fo:margin-left="0.1062in">
        <style:tab-stops/>
      </style:paragraph-properties>
    </style:style>
    <style:style style:name="T1336" style:parent-style-name="Fonteparág.padrão" style:family="text">
      <style:text-properties style:font-name="Palatino Linotype" fo:font-style="italic" style:font-style-asian="italic" fo:color="#C9302E" fo:font-size="6.5pt" style:font-size-asian="6.5pt"/>
    </style:style>
    <style:style style:name="T1337" style:parent-style-name="Fonteparág.padrão" style:family="text">
      <style:text-properties style:font-name="Palatino Linotype" fo:font-style="italic" style:font-style-asian="italic" fo:color="#C9302E" style:text-position="-9% 100%"/>
    </style:style>
    <style:style style:name="T1338" style:parent-style-name="Fonteparág.padrão" style:family="text">
      <style:text-properties style:font-name="Palatino Linotype" fo:font-style="italic" style:font-style-asian="italic" fo:color="#C9302E" style:text-position="-69.2% 100%" fo:font-size="6.5pt" style:font-size-asian="6.5pt"/>
    </style:style>
    <style:style style:name="S7" style:family="section">
      <style:section-properties fo:margin-left="0in" fo:margin-right="0in" style:writing-mode="lr-tb"/>
    </style:style>
    <style:style style:name="P1339" style:parent-style-name="Corpodetexto" style:family="paragraph">
      <style:paragraph-properties fo:margin-top="0.0034in"/>
      <style:text-properties style:font-name="Palatino Linotype" fo:font-style="italic" style:font-style-asian="italic" fo:font-size="6pt" style:font-size-asian="6pt"/>
    </style:style>
    <style:style style:name="P1340" style:parent-style-name="Corpodetexto" style:family="paragraph">
      <style:paragraph-properties fo:margin-top="0.059in" fo:margin-left="0.2777in">
        <style:tab-stops/>
      </style:paragraph-properties>
    </style:style>
    <style:style style:name="T1341" style:parent-style-name="Fonteparág.padrão" style:family="text">
      <style:text-properties fo:language="en" fo:country="US" style:language-asian="en" style:country-asian="US" style:language-complex="ar" style:country-complex="SA"/>
    </style:style>
    <style:style style:name="T1342" style:parent-style-name="Fonteparág.padrão" style:family="text">
      <style:text-properties fo:color="#231F20"/>
    </style:style>
    <style:style style:name="P1343" style:parent-style-name="Corpodetexto" style:family="paragraph">
      <style:paragraph-properties fo:margin-top="0.1166in" fo:line-height="91%" fo:margin-left="0.3055in">
        <style:tab-stops/>
      </style:paragraph-properties>
    </style:style>
    <style:style style:name="T1344" style:parent-style-name="Fonteparág.padrão" style:family="text">
      <style:text-properties style:font-name="Palatino Linotype" fo:font-style="italic" style:font-style-asian="italic" fo:color="#C9302E" style:text-position="-5.5% 100%" fo:font-size="11pt" style:font-size-asian="11pt"/>
    </style:style>
    <style:style style:name="T1345" style:parent-style-name="Fonteparág.padrão" style:family="text">
      <style:text-properties style:font-name="Palatino Linotype" fo:font-style="italic" style:font-style-asian="italic" fo:color="#C9302E" style:text-position="-61.5% 100%" fo:font-size="6.5pt" style:font-size-asian="6.5pt"/>
    </style:style>
    <style:style style:name="T1346" style:parent-style-name="Fonteparág.padrão" style:family="text">
      <style:text-properties fo:color="#231F20"/>
    </style:style>
    <style:style style:name="T1347" style:parent-style-name="Fonteparág.padrão" style:family="text">
      <style:text-properties style:font-name="Palatino Linotype" fo:font-style="italic" style:font-style-asian="italic" fo:color="#C9302E" fo:font-size="11pt" style:font-size-asian="11pt"/>
    </style:style>
    <style:style style:name="T1348" style:parent-style-name="Fonteparág.padrão" style:family="text">
      <style:text-properties fo:color="#231F20"/>
    </style:style>
    <style:style style:name="T1349" style:parent-style-name="Fonteparág.padrão" style:family="text">
      <style:text-properties style:font-name="Palatino Linotype" fo:font-style="italic" style:font-style-asian="italic" fo:color="#C9302E" fo:font-size="11pt" style:font-size-asian="11pt"/>
    </style:style>
    <style:style style:name="T1350" style:parent-style-name="Fonteparág.padrão" style:family="text">
      <style:text-properties fo:color="#231F20"/>
    </style:style>
    <style:style style:name="P1351" style:parent-style-name="Corpodetexto" style:family="paragraph">
      <style:paragraph-properties fo:line-height="95%" fo:margin-left="0.2958in">
        <style:tab-stops/>
      </style:paragraph-properties>
    </style:style>
    <style:style style:name="T1352" style:parent-style-name="Fonteparág.padrão" style:family="text">
      <style:text-properties style:font-name="Palatino Linotype" fo:font-style="italic" style:font-style-asian="italic" fo:color="#C9302E" style:text-position="-5.5% 100%" fo:font-size="11pt" style:font-size-asian="11pt"/>
    </style:style>
    <style:style style:name="T1353" style:parent-style-name="Fonteparág.padrão" style:family="text">
      <style:text-properties style:font-name="Palatino Linotype" fo:font-style="italic" style:font-style-asian="italic" fo:color="#C9302E" style:text-position="-61.5% 100%" fo:font-size="6.5pt" style:font-size-asian="6.5pt"/>
    </style:style>
    <style:style style:name="T1354" style:parent-style-name="Fonteparág.padrão" style:family="text">
      <style:text-properties fo:color="#231F20"/>
    </style:style>
    <style:style style:name="T1355" style:parent-style-name="Fonteparág.padrão" style:family="text">
      <style:text-properties style:font-name="Palatino Linotype" fo:font-style="italic" style:font-style-asian="italic" fo:color="#C9302E" fo:font-size="11pt" style:font-size-asian="11pt"/>
    </style:style>
    <style:style style:name="T1356" style:parent-style-name="Fonteparág.padrão" style:family="text">
      <style:text-properties fo:color="#231F20"/>
    </style:style>
    <style:style style:name="P1357" style:parent-style-name="Corpodetexto" style:family="paragraph">
      <style:paragraph-properties fo:margin-top="0.1784in" fo:line-height="120%" fo:margin-left="0.2777in" fo:margin-right="0.9118in">
        <style:tab-stops/>
      </style:paragraph-properties>
    </style:style>
    <style:style style:name="T1358" style:parent-style-name="Fonteparág.padrão" style:family="text">
      <style:text-properties fo:color="#231F20"/>
    </style:style>
    <style:style style:name="P1359" style:parent-style-name="Corpodetexto" style:family="paragraph">
      <style:text-properties fo:font-size="10pt" style:font-size-asian="10pt"/>
    </style:style>
    <style:style style:name="P1360" style:parent-style-name="Normal" style:family="paragraph">
      <style:paragraph-properties fo:margin-top="0.0993in" fo:margin-left="1.4916in">
        <style:tab-stops/>
      </style:paragraph-properties>
    </style:style>
    <style:style style:name="T1361" style:parent-style-name="Fonteparág.padrão" style:family="text">
      <style:text-properties style:font-name="Palatino Linotype" fo:font-style="italic" style:font-style-asian="italic" fo:color="#C9302E"/>
    </style:style>
    <style:style style:name="T1362" style:parent-style-name="Fonteparág.padrão" style:family="text">
      <style:text-properties style:font-name="Times New Roman" fo:color="#C9302E"/>
    </style:style>
    <style:style style:name="T1363" style:parent-style-name="Fonteparág.padrão" style:family="text">
      <style:text-properties style:font-name="Segoe UI Symbol" fo:color="#C9302E"/>
    </style:style>
    <style:style style:name="T1364" style:parent-style-name="Fonteparág.padrão" style:family="text">
      <style:text-properties style:font-name="Times New Roman" fo:color="#C9302E"/>
    </style:style>
    <style:style style:name="T1365" style:parent-style-name="Fonteparág.padrão" style:family="text">
      <style:text-properties style:font-name="Palatino Linotype" fo:font-style="italic" style:font-style-asian="italic" fo:color="#C9302E"/>
    </style:style>
    <style:style style:name="T1366" style:parent-style-name="Fonteparág.padrão" style:family="text">
      <style:text-properties style:font-name="Times New Roman" fo:color="#C9302E"/>
    </style:style>
    <style:style style:name="T1367" style:parent-style-name="Fonteparág.padrão" style:family="text">
      <style:text-properties style:font-name="Palatino Linotype" fo:font-style="italic" style:font-style-asian="italic" fo:color="#C9302E"/>
    </style:style>
    <style:style style:name="T1368" style:parent-style-name="Fonteparág.padrão" style:family="text">
      <style:text-properties style:font-name="Times New Roman" fo:color="#C9302E"/>
    </style:style>
    <style:style style:name="T1369" style:parent-style-name="Fonteparág.padrão" style:family="text">
      <style:text-properties style:font-name="Palatino Linotype" fo:font-style="italic" style:font-style-asian="italic" fo:color="#C9302E"/>
    </style:style>
    <style:style style:name="T1370" style:parent-style-name="Fonteparág.padrão" style:family="text">
      <style:text-properties style:font-name="Times New Roman" fo:color="#C9302E"/>
    </style:style>
    <style:style style:name="T1371" style:parent-style-name="Fonteparág.padrão" style:family="text">
      <style:text-properties style:font-name="Palatino Linotype" fo:font-style="italic" style:font-style-asian="italic" fo:color="#C9302E"/>
    </style:style>
    <style:style style:name="T1372" style:parent-style-name="Fonteparág.padrão" style:family="text">
      <style:text-properties style:font-name="Times New Roman" fo:color="#C9302E"/>
    </style:style>
    <style:style style:name="T1373" style:parent-style-name="Fonteparág.padrão" style:family="text">
      <style:text-properties fo:color="#231F20"/>
    </style:style>
    <style:style style:name="P1374" style:parent-style-name="Corpodetexto" style:family="paragraph">
      <style:text-properties fo:font-size="10pt" style:font-size-asian="10pt"/>
    </style:style>
    <style:style style:name="P1375" style:parent-style-name="Corpodetexto" style:family="paragraph">
      <style:text-properties fo:font-size="10pt" style:font-size-asian="10pt"/>
    </style:style>
    <style:style style:name="P1376" style:parent-style-name="Corpodetexto" style:family="paragraph">
      <style:text-properties fo:font-size="10pt" style:font-size-asian="10pt"/>
    </style:style>
    <style:style style:name="P1377" style:parent-style-name="Corpodetexto" style:family="paragraph">
      <style:text-properties fo:font-size="10pt" style:font-size-asian="10pt"/>
    </style:style>
    <style:style style:name="P1378" style:parent-style-name="Corpodetexto" style:family="paragraph">
      <style:text-properties fo:font-size="10pt" style:font-size-asian="10pt"/>
    </style:style>
    <style:style style:name="P1379" style:parent-style-name="Corpodetexto" style:family="paragraph">
      <style:paragraph-properties fo:margin-top="0.0055in"/>
    </style:style>
    <style:style style:name="T1380" style:parent-style-name="Fonteparág.padrão" style:family="text">
      <style:text-properties fo:language="en" fo:country="US" style:language-asian="en" style:country-asian="US" style:language-complex="ar" style:country-complex="SA"/>
    </style:style>
    <style:style style:name="P1381" style:parent-style-name="Normal" style:family="paragraph">
      <style:paragraph-properties fo:margin-top="0.0631in" fo:line-height="106%" fo:margin-left="0.4027in" fo:margin-right="1.0298in" fo:text-indent="-0.125in">
        <style:tab-stops/>
      </style:paragraph-properties>
    </style:style>
    <style:style style:name="T1382" style:parent-style-name="Fonteparág.padrão" style:family="text">
      <style:text-properties fo:color="#6D6E71" style:text-position="62.5% 100%" fo:font-size="4pt" style:font-size-asian="4pt"/>
    </style:style>
    <style:style style:name="T1383" style:parent-style-name="Fonteparág.padrão" style:family="text">
      <style:text-properties fo:color="#6D6E71" fo:font-size="7pt" style:font-size-asian="7pt"/>
    </style:style>
    <style:style style:name="P1384" style:parent-style-name="Normal" style:family="paragraph">
      <style:paragraph-properties fo:margin-top="0.0381in" fo:line-height="100%" fo:margin-left="0.4027in" fo:margin-right="1.0298in" fo:text-indent="-0.125in">
        <style:tab-stops/>
      </style:paragraph-properties>
    </style:style>
    <style:style style:name="T1385" style:parent-style-name="Fonteparág.padrão" style:family="text">
      <style:text-properties fo:color="#6D6E71" style:text-position="62.5% 100%" fo:font-size="4pt" style:font-size-asian="4pt"/>
    </style:style>
    <style:style style:name="T1386" style:parent-style-name="Fonteparág.padrão" style:family="text">
      <style:text-properties fo:color="#6D6E71" fo:font-size="7pt" style:font-size-asian="7pt"/>
    </style:style>
    <style:style style:name="T1387" style:parent-style-name="Fonteparág.padrão" style:family="text">
      <style:text-properties style:font-name="Calibri" fo:font-style="italic" style:font-style-asian="italic" fo:color="#6D6E71" fo:font-size="7pt" style:font-size-asian="7pt"/>
    </style:style>
    <style:style style:name="T1388" style:parent-style-name="Fonteparág.padrão" style:family="text">
      <style:text-properties fo:color="#6D6E71" fo:font-size="7pt" style:font-size-asian="7pt"/>
    </style:style>
    <style:style style:name="T1389" style:parent-style-name="Fonteparág.padrão" style:family="text">
      <style:text-properties fo:color="#6D6E71" fo:font-size="7pt" style:font-size-asian="7pt"/>
    </style:style>
    <style:style style:name="P1390" style:parent-style-name="Corpodetexto" style:master-page-name="MP8" style:family="paragraph">
      <style:paragraph-properties fo:break-before="page"/>
    </style:style>
    <style:style style:name="T1412" style:parent-style-name="Fonteparág.padrão" style:family="text">
      <style:text-properties fo:language="en" fo:country="US" style:language-asian="en" style:country-asian="US" style:language-complex="ar" style:country-complex="SA"/>
    </style:style>
    <style:style style:name="T1413" style:parent-style-name="Fonteparág.padrão" style:family="text">
      <style:text-properties fo:language="en" fo:country="US" style:language-asian="en" style:country-asian="US" style:language-complex="ar" style:country-complex="SA"/>
    </style:style>
    <style:style style:name="P1414" style:parent-style-name="Normal" style:family="paragraph">
      <style:paragraph-properties fo:margin-top="0.0104in" fo:margin-left="0.0138in">
        <style:tab-stops/>
      </style:paragraph-properties>
    </style:style>
    <style:style style:name="T1415" style:parent-style-name="Fonteparág.padrão" style:family="text">
      <style:text-properties style:font-name="Gill Sans MT" fo:color="#EAAF9D" style:text-scale="95%" fo:font-size="6pt" style:font-size-asian="6pt"/>
    </style:style>
    <style:style style:name="P1416" style:parent-style-name="Corpodetexto" style:family="paragraph">
      <style:text-properties fo:font-size="10pt" style:font-size-asian="10pt"/>
    </style:style>
    <style:style style:name="P1417" style:parent-style-name="Corpodetexto" style:family="paragraph">
      <style:paragraph-properties fo:margin-top="0.0048in"/>
      <style:text-properties fo:font-size="9.5pt" style:font-size-asian="9.5pt"/>
    </style:style>
    <style:style style:name="P1418" style:parent-style-name="Corpodetexto" style:family="paragraph">
      <style:paragraph-properties fo:text-align="justify" fo:line-height="120%" fo:margin-left="0.0812in" fo:margin-right="1.1756in">
        <style:tab-stops/>
      </style:paragraph-properties>
    </style:style>
    <style:style style:name="T1419" style:parent-style-name="Fonteparág.padrão" style:family="text">
      <style:text-properties fo:color="#231F20"/>
    </style:style>
    <style:style style:name="T1420" style:parent-style-name="Fonteparág.padrão" style:family="text">
      <style:text-properties fo:color="#231F20"/>
    </style:style>
    <style:style style:name="P1421" style:parent-style-name="Corpodetexto" style:family="paragraph">
      <style:text-properties fo:font-size="10pt" style:font-size-asian="10pt"/>
    </style:style>
    <style:style style:name="P1422" style:parent-style-name="Normal" style:family="paragraph">
      <style:paragraph-properties fo:margin-top="0.0888in" fo:margin-left="1.5375in">
        <style:tab-stops/>
      </style:paragraph-properties>
    </style:style>
    <style:style style:name="T1423" style:parent-style-name="Fonteparág.padrão" style:family="text">
      <style:text-properties style:font-name="Arial" fo:color="#808285" fo:font-size="6pt" style:font-size-asian="6pt"/>
    </style:style>
    <style:style style:name="P1424" style:parent-style-name="Normal" style:family="paragraph">
      <style:paragraph-properties fo:margin-top="0.0173in" fo:margin-left="1.5375in">
        <style:tab-stops/>
      </style:paragraph-properties>
    </style:style>
    <style:style style:name="T1425" style:parent-style-name="Fonteparág.padrão" style:family="text">
      <style:text-properties style:font-name="Gill Sans MT" fo:color="#6D6E71" fo:font-size="7pt" style:font-size-asian="7pt"/>
    </style:style>
    <style:style style:name="P1426" style:parent-style-name="Corpodetexto" style:family="paragraph">
      <style:paragraph-properties fo:margin-top="0.0034in"/>
      <style:text-properties style:font-name="Gill Sans MT" fo:font-size="5.5pt" style:font-size-asian="5.5pt"/>
    </style:style>
    <style:style style:name="TableColumn1428" style:family="table-column">
      <style:table-column-properties style:column-width="1.102in" style:use-optimal-column-width="false"/>
    </style:style>
    <style:style style:name="TableColumn1429" style:family="table-column">
      <style:table-column-properties style:column-width="1.2986in" style:use-optimal-column-width="false"/>
    </style:style>
    <style:style style:name="Table1427" style:family="table">
      <style:table-properties style:width="2.4006in" fo:margin-left="1.5409in" table:align="left"/>
    </style:style>
    <style:style style:name="TableRow1430" style:family="table-row">
      <style:table-row-properties style:min-row-height="0.3076in" style:use-optimal-row-height="false"/>
    </style:style>
    <style:style style:name="TableCell1431" style:family="table-cell">
      <style:table-cell-properties fo:border="0.0069in solid #FFFFFF" fo:background-color="#F5D8CE" style:writing-mode="lr-tb" fo:padding-top="0in" fo:padding-left="0in" fo:padding-bottom="0in" fo:padding-right="0in"/>
    </style:style>
    <style:style style:name="P1432" style:parent-style-name="TableParagraph" style:family="paragraph">
      <style:paragraph-properties fo:text-align="start" fo:margin-top="0.0041in" fo:margin-left="0in">
        <style:tab-stops/>
      </style:paragraph-properties>
      <style:text-properties style:font-name="Gill Sans MT" fo:font-size="6pt" style:font-size-asian="6pt"/>
    </style:style>
    <style:style style:name="P1433" style:parent-style-name="TableParagraph" style:family="paragraph">
      <style:paragraph-properties fo:text-align="start" fo:margin-top="0in" fo:margin-left="0.2361in">
        <style:tab-stops/>
      </style:paragraph-properties>
    </style:style>
    <style:style style:name="T1434" style:parent-style-name="Fonteparág.padrão" style:family="text">
      <style:text-properties style:font-name="Gill Sans MT" fo:color="#58595B" style:text-scale="110%" fo:font-size="6.5pt" style:font-size-asian="6.5pt"/>
    </style:style>
    <style:style style:name="TableCell1435" style:family="table-cell">
      <style:table-cell-properties fo:border="0.0069in solid #FFFFFF" fo:background-color="#F5D8CE" style:writing-mode="lr-tb" fo:padding-top="0in" fo:padding-left="0in" fo:padding-bottom="0in" fo:padding-right="0in"/>
    </style:style>
    <style:style style:name="P1436" style:parent-style-name="TableParagraph" style:family="paragraph">
      <style:paragraph-properties fo:text-align="start" fo:margin-top="0.0041in" fo:margin-left="0in">
        <style:tab-stops/>
      </style:paragraph-properties>
      <style:text-properties style:font-name="Gill Sans MT" fo:font-size="6pt" style:font-size-asian="6pt"/>
    </style:style>
    <style:style style:name="P1437" style:parent-style-name="TableParagraph" style:family="paragraph">
      <style:paragraph-properties fo:text-align="start" fo:margin-top="0in" fo:margin-left="0.1826in">
        <style:tab-stops/>
      </style:paragraph-properties>
    </style:style>
    <style:style style:name="T1438" style:parent-style-name="Fonteparág.padrão" style:family="text">
      <style:text-properties style:font-name="Gill Sans MT" fo:color="#58595B" style:text-scale="110%" fo:font-size="6.5pt" style:font-size-asian="6.5pt"/>
    </style:style>
    <style:style style:name="TableRow1439" style:family="table-row">
      <style:table-row-properties style:min-row-height="0.2291in" style:use-optimal-row-height="false"/>
    </style:style>
    <style:style style:name="TableCell1440" style:family="table-cell">
      <style:table-cell-properties fo:border="0.0069in solid #FFFFFF" fo:background-color="#FBEFEA" style:writing-mode="lr-tb" fo:padding-top="0in" fo:padding-left="0in" fo:padding-bottom="0in" fo:padding-right="0in"/>
    </style:style>
    <style:style style:name="P1441" style:parent-style-name="TableParagraph" style:family="paragraph">
      <style:paragraph-properties fo:text-align="start" fo:margin-top="0.0604in" fo:margin-left="0.2361in">
        <style:tab-stops/>
      </style:paragraph-properties>
    </style:style>
    <style:style style:name="T1442" style:parent-style-name="Fonteparág.padrão" style:family="text">
      <style:text-properties fo:color="#414042" fo:font-size="6.5pt" style:font-size-asian="6.5pt"/>
    </style:style>
    <style:style style:name="TableCell1443" style:family="table-cell">
      <style:table-cell-properties fo:border="0.0069in solid #FFFFFF" fo:background-color="#FBEFEA" style:writing-mode="lr-tb" fo:padding-top="0in" fo:padding-left="0in" fo:padding-bottom="0in" fo:padding-right="0in"/>
    </style:style>
    <style:style style:name="P1444" style:parent-style-name="TableParagraph" style:family="paragraph">
      <style:paragraph-properties fo:margin-top="0.0604in" fo:margin-left="0.5243in" fo:margin-right="0.4055in">
        <style:tab-stops/>
      </style:paragraph-properties>
    </style:style>
    <style:style style:name="T1445" style:parent-style-name="Fonteparág.padrão" style:family="text">
      <style:text-properties fo:color="#414042" style:text-scale="110%" fo:font-size="6.5pt" style:font-size-asian="6.5pt"/>
    </style:style>
    <style:style style:name="TableRow1446" style:family="table-row">
      <style:table-row-properties style:min-row-height="0.2291in" style:use-optimal-row-height="false"/>
    </style:style>
    <style:style style:name="TableCell1447" style:family="table-cell">
      <style:table-cell-properties fo:border="0.0069in solid #FFFFFF" fo:background-color="#F8E3DB" style:writing-mode="lr-tb" fo:padding-top="0in" fo:padding-left="0in" fo:padding-bottom="0in" fo:padding-right="0in"/>
    </style:style>
    <style:style style:name="P1448" style:parent-style-name="TableParagraph" style:family="paragraph">
      <style:paragraph-properties fo:text-align="start" fo:margin-top="0.0604in" fo:margin-left="0.2361in">
        <style:tab-stops/>
      </style:paragraph-properties>
    </style:style>
    <style:style style:name="T1449" style:parent-style-name="Fonteparág.padrão" style:family="text">
      <style:text-properties fo:color="#414042" fo:font-size="6.5pt" style:font-size-asian="6.5pt"/>
    </style:style>
    <style:style style:name="TableCell1450" style:family="table-cell">
      <style:table-cell-properties fo:border="0.0069in solid #FFFFFF" fo:background-color="#F8E3DB" style:writing-mode="lr-tb" fo:padding-top="0in" fo:padding-left="0in" fo:padding-bottom="0in" fo:padding-right="0in"/>
    </style:style>
    <style:style style:name="P1451" style:parent-style-name="TableParagraph" style:family="paragraph">
      <style:paragraph-properties fo:margin-top="0.0604in" fo:margin-left="0.5243in" fo:margin-right="0.4055in">
        <style:tab-stops/>
      </style:paragraph-properties>
    </style:style>
    <style:style style:name="T1452" style:parent-style-name="Fonteparág.padrão" style:family="text">
      <style:text-properties fo:color="#414042" style:text-scale="110%" fo:font-size="6.5pt" style:font-size-asian="6.5pt"/>
    </style:style>
    <style:style style:name="TableRow1453" style:family="table-row">
      <style:table-row-properties style:min-row-height="0.2291in" style:use-optimal-row-height="false"/>
    </style:style>
    <style:style style:name="TableCell1454" style:family="table-cell">
      <style:table-cell-properties fo:border="0.0069in solid #FFFFFF" fo:background-color="#FBEFEA" style:writing-mode="lr-tb" fo:padding-top="0in" fo:padding-left="0in" fo:padding-bottom="0in" fo:padding-right="0in"/>
    </style:style>
    <style:style style:name="P1455" style:parent-style-name="TableParagraph" style:family="paragraph">
      <style:paragraph-properties fo:text-align="start" fo:margin-top="0.0604in" fo:margin-left="0.2361in">
        <style:tab-stops/>
      </style:paragraph-properties>
    </style:style>
    <style:style style:name="T1456" style:parent-style-name="Fonteparág.padrão" style:family="text">
      <style:text-properties fo:color="#414042" fo:font-size="6.5pt" style:font-size-asian="6.5pt"/>
    </style:style>
    <style:style style:name="TableCell1457" style:family="table-cell">
      <style:table-cell-properties fo:border="0.0069in solid #FFFFFF" fo:background-color="#FBEFEA" style:writing-mode="lr-tb" fo:padding-top="0in" fo:padding-left="0in" fo:padding-bottom="0in" fo:padding-right="0in"/>
    </style:style>
    <style:style style:name="P1458" style:parent-style-name="TableParagraph" style:family="paragraph">
      <style:paragraph-properties fo:margin-top="0.0604in" fo:margin-left="0.5243in" fo:margin-right="0.4055in">
        <style:tab-stops/>
      </style:paragraph-properties>
    </style:style>
    <style:style style:name="T1459" style:parent-style-name="Fonteparág.padrão" style:family="text">
      <style:text-properties fo:color="#414042" style:text-scale="110%" fo:font-size="6.5pt" style:font-size-asian="6.5pt"/>
    </style:style>
    <style:style style:name="TableRow1460" style:family="table-row">
      <style:table-row-properties style:min-row-height="0.2291in" style:use-optimal-row-height="false"/>
    </style:style>
    <style:style style:name="TableCell1461" style:family="table-cell">
      <style:table-cell-properties fo:border="0.0069in solid #FFFFFF" fo:background-color="#F8E3DB" style:writing-mode="lr-tb" fo:padding-top="0in" fo:padding-left="0in" fo:padding-bottom="0in" fo:padding-right="0in"/>
    </style:style>
    <style:style style:name="P1462" style:parent-style-name="TableParagraph" style:family="paragraph">
      <style:paragraph-properties fo:text-align="start" fo:margin-top="0.0604in" fo:margin-left="0.2361in">
        <style:tab-stops/>
      </style:paragraph-properties>
    </style:style>
    <style:style style:name="T1463" style:parent-style-name="Fonteparág.padrão" style:family="text">
      <style:text-properties fo:color="#414042" fo:font-size="6.5pt" style:font-size-asian="6.5pt"/>
    </style:style>
    <style:style style:name="TableCell1464" style:family="table-cell">
      <style:table-cell-properties fo:border="0.0069in solid #FFFFFF" fo:background-color="#F8E3DB" style:writing-mode="lr-tb" fo:padding-top="0in" fo:padding-left="0in" fo:padding-bottom="0in" fo:padding-right="0in"/>
    </style:style>
    <style:style style:name="P1465" style:parent-style-name="TableParagraph" style:family="paragraph">
      <style:paragraph-properties fo:margin-top="0.0604in" fo:margin-left="0.5243in" fo:margin-right="0.4055in">
        <style:tab-stops/>
      </style:paragraph-properties>
    </style:style>
    <style:style style:name="T1466" style:parent-style-name="Fonteparág.padrão" style:family="text">
      <style:text-properties fo:color="#414042" style:text-scale="110%" fo:font-size="6.5pt" style:font-size-asian="6.5pt"/>
    </style:style>
    <style:style style:name="TableRow1467" style:family="table-row">
      <style:table-row-properties style:min-row-height="0.2291in" style:use-optimal-row-height="false"/>
    </style:style>
    <style:style style:name="TableCell1468" style:family="table-cell">
      <style:table-cell-properties fo:border="0.0069in solid #FFFFFF" fo:background-color="#FBEFEA" style:writing-mode="lr-tb" fo:padding-top="0in" fo:padding-left="0in" fo:padding-bottom="0in" fo:padding-right="0in"/>
    </style:style>
    <style:style style:name="P1469" style:parent-style-name="TableParagraph" style:family="paragraph">
      <style:paragraph-properties fo:text-align="start" fo:margin-top="0.0604in" fo:margin-left="0.2361in">
        <style:tab-stops/>
      </style:paragraph-properties>
    </style:style>
    <style:style style:name="T1470" style:parent-style-name="Fonteparág.padrão" style:family="text">
      <style:text-properties fo:color="#414042" fo:font-size="6.5pt" style:font-size-asian="6.5pt"/>
    </style:style>
    <style:style style:name="TableCell1471" style:family="table-cell">
      <style:table-cell-properties fo:border="0.0069in solid #FFFFFF" fo:background-color="#FBEFEA" style:writing-mode="lr-tb" fo:padding-top="0in" fo:padding-left="0in" fo:padding-bottom="0in" fo:padding-right="0in"/>
    </style:style>
    <style:style style:name="P1472" style:parent-style-name="TableParagraph" style:family="paragraph">
      <style:paragraph-properties fo:margin-top="0.0604in" fo:margin-left="0.5243in" fo:margin-right="0.4055in">
        <style:tab-stops/>
      </style:paragraph-properties>
    </style:style>
    <style:style style:name="T1473" style:parent-style-name="Fonteparág.padrão" style:family="text">
      <style:text-properties fo:color="#414042" style:text-scale="110%" fo:font-size="6.5pt" style:font-size-asian="6.5pt"/>
    </style:style>
    <style:style style:name="TableRow1474" style:family="table-row">
      <style:table-row-properties style:min-row-height="0.2291in" style:use-optimal-row-height="false"/>
    </style:style>
    <style:style style:name="TableCell1475" style:family="table-cell">
      <style:table-cell-properties fo:border="0.0069in solid #FFFFFF" fo:background-color="#F5D8CE" style:writing-mode="lr-tb" fo:padding-top="0in" fo:padding-left="0in" fo:padding-bottom="0in" fo:padding-right="0in"/>
    </style:style>
    <style:style style:name="P1476" style:parent-style-name="TableParagraph" style:family="paragraph">
      <style:paragraph-properties fo:text-align="start" fo:margin-top="0.0604in" fo:margin-left="0.2361in">
        <style:tab-stops/>
      </style:paragraph-properties>
    </style:style>
    <style:style style:name="T1477" style:parent-style-name="Fonteparág.padrão" style:family="text">
      <style:text-properties fo:color="#414042" fo:font-size="6.5pt" style:font-size-asian="6.5pt"/>
    </style:style>
    <style:style style:name="TableCell1478" style:family="table-cell">
      <style:table-cell-properties fo:border="0.0069in solid #FFFFFF" fo:background-color="#F5D8CE" style:writing-mode="lr-tb" fo:padding-top="0in" fo:padding-left="0in" fo:padding-bottom="0in" fo:padding-right="0in"/>
    </style:style>
    <style:style style:name="P1479" style:parent-style-name="TableParagraph" style:family="paragraph">
      <style:paragraph-properties fo:margin-top="0.0604in" fo:margin-left="0.5236in" fo:margin-right="0.4895in">
        <style:tab-stops/>
      </style:paragraph-properties>
    </style:style>
    <style:style style:name="T1480" style:parent-style-name="Fonteparág.padrão" style:family="text">
      <style:text-properties fo:color="#414042" style:text-scale="110%" fo:font-size="6.5pt" style:font-size-asian="6.5pt"/>
    </style:style>
    <style:style style:name="P1481" style:parent-style-name="Corpodetexto" style:family="paragraph">
      <style:text-properties style:font-name="Gill Sans MT" fo:font-size="8pt" style:font-size-asian="8pt"/>
    </style:style>
    <style:style style:name="P1482" style:parent-style-name="Corpodetexto" style:family="paragraph">
      <style:text-properties style:font-name="Gill Sans MT" fo:font-size="8pt" style:font-size-asian="8pt"/>
    </style:style>
    <style:style style:name="P1483" style:parent-style-name="Corpodetexto" style:family="paragraph">
      <style:paragraph-properties fo:margin-top="0.0055in"/>
      <style:text-properties style:font-name="Gill Sans MT" fo:font-size="10.5pt" style:font-size-asian="10.5pt"/>
    </style:style>
    <style:style style:name="P1484" style:parent-style-name="Corpodetexto" style:family="paragraph">
      <style:paragraph-properties fo:margin-top="0.0006in" fo:margin-left="0.0812in">
        <style:tab-stops/>
      </style:paragraph-properties>
    </style:style>
    <style:style style:name="T1485" style:parent-style-name="Fonteparág.padrão" style:family="text">
      <style:text-properties style:font-name="Arial" fo:color="#C9302E"/>
    </style:style>
    <style:style style:name="P1486" style:parent-style-name="Corpodetexto" style:family="paragraph">
      <style:paragraph-properties fo:margin-top="0.0027in"/>
      <style:text-properties style:font-name="Arial"/>
    </style:style>
    <style:style style:name="P1487" style:parent-style-name="Corpodetexto" style:family="paragraph">
      <style:paragraph-properties fo:text-align="justify" fo:line-height="120%" fo:margin-left="0.0812in" fo:margin-right="1.1756in">
        <style:tab-stops/>
      </style:paragraph-properties>
    </style:style>
    <style:style style:name="T1488" style:parent-style-name="Fonteparág.padrão" style:family="text">
      <style:text-properties fo:color="#231F20"/>
    </style:style>
    <style:style style:name="T1489" style:parent-style-name="Fonteparág.padrão" style:family="text">
      <style:text-properties fo:color="#231F20"/>
    </style:style>
    <style:style style:name="P1490" style:parent-style-name="Corpodetexto" style:family="paragraph">
      <style:text-properties fo:font-size="10pt" style:font-size-asian="10pt"/>
    </style:style>
    <style:style style:name="P1491" style:parent-style-name="Corpodetexto" style:family="paragraph">
      <style:paragraph-properties fo:margin-top="0.0006in"/>
      <style:text-properties fo:font-size="11pt" style:font-size-asian="11pt"/>
    </style:style>
    <style:style style:name="P1492" style:parent-style-name="Corpodetexto" style:family="paragraph">
      <style:paragraph-properties fo:margin-left="0.0812in">
        <style:tab-stops/>
      </style:paragraph-properties>
    </style:style>
    <style:style style:name="T1493" style:parent-style-name="Fonteparág.padrão" style:family="text">
      <style:text-properties style:font-name="Arial" fo:color="#C9302E" style:text-scale="95%"/>
    </style:style>
    <style:style style:name="P1494" style:parent-style-name="Corpodetexto" style:family="paragraph">
      <style:paragraph-properties fo:margin-top="0.0027in"/>
      <style:text-properties style:font-name="Arial"/>
    </style:style>
    <style:style style:name="P1495" style:parent-style-name="Corpodetexto" style:family="paragraph">
      <style:paragraph-properties fo:text-align="justify" fo:margin-top="0.0006in" fo:line-height="120%" fo:margin-left="0.0812in" fo:margin-right="1.1763in">
        <style:tab-stops/>
      </style:paragraph-properties>
    </style:style>
    <style:style style:name="T1496" style:parent-style-name="Fonteparág.padrão" style:family="text">
      <style:text-properties fo:color="#231F20"/>
    </style:style>
    <style:style style:name="P1497" style:parent-style-name="Corpodetexto" style:family="paragraph">
      <style:text-properties fo:font-size="10pt" style:font-size-asian="10pt"/>
    </style:style>
    <style:style style:name="P1498" style:parent-style-name="Corpodetexto" style:family="paragraph">
      <style:paragraph-properties fo:margin-top="0.0006in"/>
      <style:text-properties fo:font-size="11pt" style:font-size-asian="11pt"/>
    </style:style>
    <style:style style:name="P1499" style:parent-style-name="Corpodetexto" style:family="paragraph">
      <style:paragraph-properties fo:margin-left="0.0812in">
        <style:tab-stops/>
      </style:paragraph-properties>
    </style:style>
    <style:style style:name="T1500" style:parent-style-name="Fonteparág.padrão" style:family="text">
      <style:text-properties style:font-name="Arial" fo:color="#C9302E" style:text-scale="95%"/>
    </style:style>
    <style:style style:name="P1501" style:parent-style-name="Corpodetexto" style:family="paragraph">
      <style:paragraph-properties fo:margin-top="0.0034in"/>
      <style:text-properties style:font-name="Arial"/>
    </style:style>
    <style:style style:name="P1502" style:parent-style-name="Corpodetexto" style:family="paragraph">
      <style:paragraph-properties fo:text-align="justify" fo:line-height="120%" fo:margin-left="0.0812in" fo:margin-right="1.1756in">
        <style:tab-stops/>
      </style:paragraph-properties>
    </style:style>
    <style:style style:name="T1503" style:parent-style-name="Fonteparág.padrão" style:family="text">
      <style:text-properties fo:color="#231F20"/>
    </style:style>
    <style:style style:name="T1504" style:parent-style-name="Fonteparág.padrão" style:family="text">
      <style:text-properties fo:color="#231F20" fo:letter-spacing="-0.0111in"/>
    </style:style>
    <style:style style:name="T1505" style:parent-style-name="Fonteparág.padrão" style:family="text">
      <style:text-properties fo:color="#231F20" fo:letter-spacing="0.002in"/>
    </style:style>
    <style:style style:name="T1506" style:parent-style-name="Fonteparág.padrão" style:family="text">
      <style:text-properties fo:color="#231F20" fo:letter-spacing="-0.0104in"/>
    </style:style>
    <style:style style:name="T1507" style:parent-style-name="Fonteparág.padrão" style:family="text">
      <style:text-properties fo:color="#231F20" fo:letter-spacing="0.0013in"/>
    </style:style>
    <style:style style:name="T1508" style:parent-style-name="Fonteparág.padrão" style:family="text">
      <style:text-properties fo:color="#231F20" fo:letter-spacing="-0.0111in"/>
    </style:style>
    <style:style style:name="T1509" style:parent-style-name="Fonteparág.padrão" style:family="text">
      <style:text-properties fo:color="#231F20"/>
    </style:style>
    <style:style style:name="T1510" style:parent-style-name="Fonteparág.padrão" style:family="text">
      <style:text-properties fo:color="#231F20" fo:letter-spacing="-0.0104in"/>
    </style:style>
    <style:style style:name="T1511" style:parent-style-name="Fonteparág.padrão" style:family="text">
      <style:text-properties fo:color="#231F20" fo:letter-spacing="0.002in"/>
    </style:style>
    <style:style style:name="T1512" style:parent-style-name="Fonteparág.padrão" style:family="text">
      <style:text-properties fo:color="#231F20" fo:letter-spacing="-0.0104in"/>
    </style:style>
    <style:style style:name="T1513" style:parent-style-name="Fonteparág.padrão" style:family="text">
      <style:text-properties fo:color="#231F20"/>
    </style:style>
    <style:style style:name="T1514" style:parent-style-name="Fonteparág.padrão" style:family="text">
      <style:text-properties fo:color="#231F20" fo:letter-spacing="-0.0111in"/>
    </style:style>
    <style:style style:name="T1515" style:parent-style-name="Fonteparág.padrão" style:family="text">
      <style:text-properties fo:color="#231F20" fo:letter-spacing="0.002in"/>
    </style:style>
    <style:style style:name="T1516" style:parent-style-name="Fonteparág.padrão" style:family="text">
      <style:text-properties fo:color="#231F20" fo:letter-spacing="-0.0104in"/>
    </style:style>
    <style:style style:name="T1517" style:parent-style-name="Fonteparág.padrão" style:family="text">
      <style:text-properties fo:color="#231F20" fo:letter-spacing="0.0013in"/>
    </style:style>
    <style:style style:name="T1518" style:parent-style-name="Fonteparág.padrão" style:family="text">
      <style:text-properties fo:color="#231F20" fo:letter-spacing="-0.0104in"/>
    </style:style>
    <style:style style:name="T1519" style:parent-style-name="Fonteparág.padrão" style:family="text">
      <style:text-properties fo:color="#231F20"/>
    </style:style>
    <style:style style:name="T1520" style:parent-style-name="Fonteparág.padrão" style:family="text">
      <style:text-properties fo:color="#231F20" fo:letter-spacing="-0.0111in"/>
    </style:style>
    <style:style style:name="T1521" style:parent-style-name="Fonteparág.padrão" style:family="text">
      <style:text-properties fo:color="#231F20" fo:letter-spacing="0.002in"/>
    </style:style>
    <style:style style:name="T1522" style:parent-style-name="Fonteparág.padrão" style:family="text">
      <style:text-properties fo:color="#231F20" fo:letter-spacing="-0.0104in"/>
    </style:style>
    <style:style style:name="T1523" style:parent-style-name="Fonteparág.padrão" style:family="text">
      <style:text-properties fo:color="#231F20"/>
    </style:style>
    <style:style style:name="T1524" style:parent-style-name="Fonteparág.padrão" style:family="text">
      <style:text-properties fo:color="#231F20" fo:letter-spacing="-0.0104in"/>
    </style:style>
    <style:style style:name="T1525" style:parent-style-name="Fonteparág.padrão" style:family="text">
      <style:text-properties fo:color="#231F20" fo:letter-spacing="0.0013in"/>
    </style:style>
    <style:style style:name="T1526" style:parent-style-name="Fonteparág.padrão" style:family="text">
      <style:text-properties fo:color="#231F20" fo:letter-spacing="-0.0111in"/>
    </style:style>
    <style:style style:name="T1527" style:parent-style-name="Fonteparág.padrão" style:family="text">
      <style:text-properties fo:color="#231F20" fo:letter-spacing="0.002in"/>
    </style:style>
    <style:style style:name="T1528" style:parent-style-name="Fonteparág.padrão" style:family="text">
      <style:text-properties fo:color="#231F20" fo:letter-spacing="-0.0104in"/>
    </style:style>
    <style:style style:name="T1529" style:parent-style-name="Fonteparág.padrão" style:family="text">
      <style:text-properties fo:color="#231F20"/>
    </style:style>
    <style:style style:name="T1530" style:parent-style-name="Fonteparág.padrão" style:family="text">
      <style:text-properties fo:color="#231F20" fo:letter-spacing="-0.0104in"/>
    </style:style>
    <style:style style:name="T1531" style:parent-style-name="Fonteparág.padrão" style:family="text">
      <style:text-properties fo:color="#231F20" fo:letter-spacing="0.002in"/>
    </style:style>
    <style:style style:name="T1532" style:parent-style-name="Fonteparág.padrão" style:family="text">
      <style:text-properties fo:color="#231F20" fo:letter-spacing="-0.0111in"/>
    </style:style>
    <style:style style:name="T1533" style:parent-style-name="Fonteparág.padrão" style:family="text">
      <style:text-properties fo:color="#231F20" fo:letter-spacing="0.0027in"/>
    </style:style>
    <style:style style:name="T1534" style:parent-style-name="Fonteparág.padrão" style:family="text">
      <style:text-properties fo:color="#231F20" fo:letter-spacing="0.002in"/>
    </style:style>
    <style:style style:name="T1535" style:parent-style-name="Fonteparág.padrão" style:family="text">
      <style:text-properties fo:color="#231F20" fo:letter-spacing="-0.0159in"/>
    </style:style>
    <style:style style:name="T1536" style:parent-style-name="Fonteparág.padrão" style:family="text">
      <style:text-properties fo:color="#231F20" fo:letter-spacing="0.002in"/>
    </style:style>
    <style:style style:name="T1537" style:parent-style-name="Fonteparág.padrão" style:family="text">
      <style:text-properties fo:color="#231F20" fo:letter-spacing="-0.0152in"/>
    </style:style>
    <style:style style:name="T1538" style:parent-style-name="Fonteparág.padrão" style:family="text">
      <style:text-properties fo:color="#231F20"/>
    </style:style>
    <style:style style:name="T1539" style:parent-style-name="Fonteparág.padrão" style:family="text">
      <style:text-properties fo:color="#231F20" fo:letter-spacing="-0.0159in"/>
    </style:style>
    <style:style style:name="T1540" style:parent-style-name="Fonteparág.padrão" style:family="text">
      <style:text-properties fo:color="#231F20" fo:letter-spacing="0.002in"/>
    </style:style>
    <style:style style:name="T1541" style:parent-style-name="Fonteparág.padrão" style:family="text">
      <style:text-properties fo:color="#231F20" fo:letter-spacing="-0.0152in"/>
    </style:style>
    <style:style style:name="T1542" style:parent-style-name="Fonteparág.padrão" style:family="text">
      <style:text-properties fo:color="#231F20"/>
    </style:style>
    <style:style style:name="T1543" style:parent-style-name="Fonteparág.padrão" style:family="text">
      <style:text-properties fo:color="#231F20" fo:letter-spacing="-0.0152in"/>
    </style:style>
    <style:style style:name="T1544" style:parent-style-name="Fonteparág.padrão" style:family="text">
      <style:text-properties fo:color="#231F20" fo:letter-spacing="0.002in"/>
    </style:style>
    <style:style style:name="T1545" style:parent-style-name="Fonteparág.padrão" style:family="text">
      <style:text-properties fo:color="#231F20" fo:letter-spacing="-0.0159in"/>
    </style:style>
    <style:style style:name="T1546" style:parent-style-name="Fonteparág.padrão" style:family="text">
      <style:text-properties fo:color="#231F20"/>
    </style:style>
    <style:style style:name="T1547" style:parent-style-name="Fonteparág.padrão" style:family="text">
      <style:text-properties fo:color="#231F20" fo:letter-spacing="-0.0152in"/>
    </style:style>
    <style:style style:name="T1548" style:parent-style-name="Fonteparág.padrão" style:family="text">
      <style:text-properties fo:color="#231F20" fo:letter-spacing="0.002in"/>
    </style:style>
    <style:style style:name="T1549" style:parent-style-name="Fonteparág.padrão" style:family="text">
      <style:text-properties fo:color="#231F20" fo:letter-spacing="-0.0159in"/>
    </style:style>
    <style:style style:name="T1550" style:parent-style-name="Fonteparág.padrão" style:family="text">
      <style:text-properties fo:color="#231F20"/>
    </style:style>
    <style:style style:name="T1551" style:parent-style-name="Fonteparág.padrão" style:family="text">
      <style:text-properties fo:color="#231F20" fo:letter-spacing="-0.0159in"/>
    </style:style>
    <style:style style:name="T1552" style:parent-style-name="Fonteparág.padrão" style:family="text">
      <style:text-properties fo:color="#231F20" fo:letter-spacing="0.002in"/>
    </style:style>
    <style:style style:name="T1553" style:parent-style-name="Fonteparág.padrão" style:family="text">
      <style:text-properties fo:color="#231F20" fo:letter-spacing="-0.0152in"/>
    </style:style>
    <style:style style:name="T1554" style:parent-style-name="Fonteparág.padrão" style:family="text">
      <style:text-properties fo:color="#231F20"/>
    </style:style>
    <style:style style:name="T1555" style:parent-style-name="Fonteparág.padrão" style:family="text">
      <style:text-properties fo:color="#231F20" fo:letter-spacing="-0.0159in"/>
    </style:style>
    <style:style style:name="T1556" style:parent-style-name="Fonteparág.padrão" style:family="text">
      <style:text-properties fo:color="#231F20" fo:letter-spacing="0.002in"/>
    </style:style>
    <style:style style:name="T1557" style:parent-style-name="Fonteparág.padrão" style:family="text">
      <style:text-properties fo:color="#231F20" fo:letter-spacing="-0.0159in"/>
    </style:style>
    <style:style style:name="T1558" style:parent-style-name="Fonteparág.padrão" style:family="text">
      <style:text-properties fo:color="#231F20" fo:letter-spacing="0.0013in"/>
    </style:style>
    <style:style style:name="T1559" style:parent-style-name="Fonteparág.padrão" style:family="text">
      <style:text-properties fo:color="#231F20" fo:letter-spacing="-0.0152in"/>
    </style:style>
    <style:style style:name="T1560" style:parent-style-name="Fonteparág.padrão" style:family="text">
      <style:text-properties fo:color="#231F20" fo:letter-spacing="0.002in"/>
    </style:style>
    <style:style style:name="T1561" style:parent-style-name="Fonteparág.padrão" style:family="text">
      <style:text-properties fo:color="#231F20" fo:letter-spacing="-0.0152in"/>
    </style:style>
    <style:style style:name="T1562" style:parent-style-name="Fonteparág.padrão" style:family="text">
      <style:text-properties fo:color="#231F20"/>
    </style:style>
    <style:style style:name="T1563" style:parent-style-name="Fonteparág.padrão" style:family="text">
      <style:text-properties fo:color="#231F20" fo:letter-spacing="-0.0159in"/>
    </style:style>
    <style:style style:name="T1564" style:parent-style-name="Fonteparág.padrão" style:family="text">
      <style:text-properties fo:color="#231F20" fo:letter-spacing="0.0027in"/>
    </style:style>
    <style:style style:name="T1565" style:parent-style-name="Fonteparág.padrão" style:family="text">
      <style:text-properties fo:color="#231F20"/>
    </style:style>
    <style:style style:name="T1566" style:parent-style-name="Fonteparág.padrão" style:family="text">
      <style:text-properties fo:color="#231F20" fo:letter-spacing="0.002in"/>
    </style:style>
    <style:style style:name="T1567" style:parent-style-name="Fonteparág.padrão" style:family="text">
      <style:text-properties fo:color="#231F20" fo:letter-spacing="0.0013in"/>
    </style:style>
    <style:style style:name="T1568" style:parent-style-name="Fonteparág.padrão" style:family="text">
      <style:text-properties fo:color="#231F20" fo:letter-spacing="0.002in"/>
    </style:style>
    <style:style style:name="T1569" style:parent-style-name="Fonteparág.padrão" style:family="text">
      <style:text-properties fo:color="#231F20"/>
    </style:style>
    <style:style style:name="T1570" style:parent-style-name="Fonteparág.padrão" style:family="text">
      <style:text-properties fo:color="#231F20" fo:letter-spacing="0.002in"/>
    </style:style>
    <style:style style:name="T1571" style:parent-style-name="Fonteparág.padrão" style:family="text">
      <style:text-properties fo:color="#231F20"/>
    </style:style>
    <style:style style:name="T1572" style:parent-style-name="Fonteparág.padrão" style:family="text">
      <style:text-properties fo:color="#231F20" fo:letter-spacing="0.002in"/>
    </style:style>
    <style:style style:name="T1573" style:parent-style-name="Fonteparág.padrão" style:family="text">
      <style:text-properties fo:color="#231F20"/>
    </style:style>
    <style:style style:name="T1574" style:parent-style-name="Fonteparág.padrão" style:family="text">
      <style:text-properties fo:color="#231F20" fo:letter-spacing="0.002in"/>
    </style:style>
    <style:style style:name="T1575" style:parent-style-name="Fonteparág.padrão" style:family="text">
      <style:text-properties fo:color="#231F20" fo:letter-spacing="0.0013in"/>
    </style:style>
    <style:style style:name="T1576" style:parent-style-name="Fonteparág.padrão" style:family="text">
      <style:text-properties fo:color="#231F20" fo:letter-spacing="0.002in"/>
    </style:style>
    <style:style style:name="T1577" style:parent-style-name="Fonteparág.padrão" style:family="text">
      <style:text-properties fo:color="#231F20"/>
    </style:style>
    <style:style style:name="T1578" style:parent-style-name="Fonteparág.padrão" style:family="text">
      <style:text-properties fo:color="#231F20" fo:letter-spacing="0.002in"/>
    </style:style>
    <style:style style:name="T1579" style:parent-style-name="Fonteparág.padrão" style:family="text">
      <style:text-properties fo:color="#231F20"/>
    </style:style>
    <style:style style:name="T1580" style:parent-style-name="Fonteparág.padrão" style:family="text">
      <style:text-properties fo:color="#231F20" fo:letter-spacing="0.002in"/>
    </style:style>
    <style:style style:name="T1581" style:parent-style-name="Fonteparág.padrão" style:family="text">
      <style:text-properties fo:color="#231F20" fo:letter-spacing="0.0013in"/>
    </style:style>
    <style:style style:name="T1582" style:parent-style-name="Fonteparág.padrão" style:family="text">
      <style:text-properties fo:color="#231F20" fo:letter-spacing="0.002in"/>
    </style:style>
    <style:style style:name="T1583" style:parent-style-name="Fonteparág.padrão" style:family="text">
      <style:text-properties fo:color="#231F20"/>
    </style:style>
    <style:style style:name="T1584" style:parent-style-name="Fonteparág.padrão" style:family="text">
      <style:text-properties fo:color="#231F20" fo:letter-spacing="0.002in"/>
    </style:style>
    <style:style style:name="T1585" style:parent-style-name="Fonteparág.padrão" style:family="text">
      <style:text-properties fo:color="#231F20"/>
    </style:style>
    <style:style style:name="T1586" style:parent-style-name="Fonteparág.padrão" style:family="text">
      <style:text-properties fo:color="#231F20" fo:letter-spacing="0.002in"/>
    </style:style>
    <style:style style:name="T1587" style:parent-style-name="Fonteparág.padrão" style:family="text">
      <style:text-properties fo:color="#231F20"/>
    </style:style>
    <style:style style:name="T1588" style:parent-style-name="Fonteparág.padrão" style:family="text">
      <style:text-properties fo:color="#231F20" fo:letter-spacing="0.002in"/>
    </style:style>
    <style:style style:name="T1589" style:parent-style-name="Fonteparág.padrão" style:family="text">
      <style:text-properties fo:color="#231F20"/>
    </style:style>
    <style:style style:name="T1590" style:parent-style-name="Fonteparág.padrão" style:family="text">
      <style:text-properties fo:color="#231F20" fo:letter-spacing="0.002in"/>
    </style:style>
    <style:style style:name="T1591" style:parent-style-name="Fonteparág.padrão" style:family="text">
      <style:text-properties fo:color="#231F20" fo:letter-spacing="0.0013in"/>
    </style:style>
    <style:style style:name="T1592" style:parent-style-name="Fonteparág.padrão" style:family="text">
      <style:text-properties fo:color="#231F20" fo:letter-spacing="-0.0034in"/>
    </style:style>
    <style:style style:name="T1593" style:parent-style-name="Fonteparág.padrão" style:family="text">
      <style:text-properties fo:color="#231F20" fo:letter-spacing="0.0027in"/>
    </style:style>
    <style:style style:name="P1594" style:parent-style-name="Corpodetexto" style:master-page-name="MP9" style:family="paragraph">
      <style:paragraph-properties fo:break-before="page"/>
      <style:text-properties fo:font-size="10pt" style:font-size-asian="10pt"/>
    </style:style>
    <style:style style:name="P1616" style:parent-style-name="Corpodetexto" style:family="paragraph">
      <style:text-properties fo:font-size="10pt" style:font-size-asian="10pt"/>
    </style:style>
    <style:style style:name="P1617" style:parent-style-name="Corpodetexto" style:family="paragraph">
      <style:text-properties fo:font-size="7pt" style:font-size-asian="7pt"/>
    </style:style>
    <style:style style:name="P1618" style:parent-style-name="Normal" style:family="paragraph">
      <style:paragraph-properties fo:margin-top="0.0631in" fo:margin-left="1.4986in">
        <style:tab-stops/>
      </style:paragraph-properties>
    </style:style>
    <style:style style:name="T1619" style:parent-style-name="Fonteparág.padrão" style:family="text">
      <style:text-properties fo:language="en" fo:country="US" style:language-asian="en" style:country-asian="US" style:language-complex="ar" style:country-complex="SA"/>
    </style:style>
    <style:style style:name="T1620" style:parent-style-name="Fonteparág.padrão" style:family="text">
      <style:text-properties style:font-name="Arial" fo:color="#808285" fo:font-size="6pt" style:font-size-asian="6pt"/>
    </style:style>
    <style:style style:name="P1621" style:parent-style-name="Normal" style:family="paragraph">
      <style:paragraph-properties fo:margin-top="0.0173in" fo:margin-left="1.4986in">
        <style:tab-stops/>
      </style:paragraph-properties>
    </style:style>
    <style:style style:name="T1622" style:parent-style-name="Fonteparág.padrão" style:family="text">
      <style:text-properties fo:language="en" fo:country="US" style:language-asian="en" style:country-asian="US" style:language-complex="ar" style:country-complex="SA"/>
    </style:style>
    <style:style style:name="P1623" style:parent-style-name="Normal" style:family="paragraph">
      <style:paragraph-properties fo:margin-top="0.0104in" fo:margin-left="0.0138in">
        <style:tab-stops/>
      </style:paragraph-properties>
    </style:style>
    <style:style style:name="T1624" style:parent-style-name="Fonteparág.padrão" style:family="text">
      <style:text-properties style:font-name="Gill Sans MT" fo:color="#EAAF9D" style:text-scale="95%" fo:font-size="6pt" style:font-size-asian="6pt"/>
    </style:style>
    <style:style style:name="T1625" style:parent-style-name="Fonteparág.padrão" style:family="text">
      <style:text-properties style:font-name="Gill Sans MT" fo:color="#6D6E71" fo:font-size="7pt" style:font-size-asian="7pt"/>
    </style:style>
    <style:style style:name="P1626" style:parent-style-name="Corpodetexto" style:family="paragraph">
      <style:paragraph-properties fo:margin-top="0.0062in"/>
      <style:text-properties style:font-name="Gill Sans MT"/>
    </style:style>
    <style:style style:name="TableColumn1628" style:family="table-column">
      <style:table-column-properties style:column-width="1.1812in" style:use-optimal-column-width="false"/>
    </style:style>
    <style:style style:name="TableColumn1629" style:family="table-column">
      <style:table-column-properties style:column-width="1.3777in" style:use-optimal-column-width="false"/>
    </style:style>
    <style:style style:name="Table1627" style:family="table">
      <style:table-properties style:width="2.559in" fo:margin-left="1.6597in" table:align="left"/>
    </style:style>
    <style:style style:name="TableRow1630" style:family="table-row">
      <style:table-row-properties style:min-row-height="0.3076in" style:use-optimal-row-height="false"/>
    </style:style>
    <style:style style:name="TableCell1631" style:family="table-cell">
      <style:table-cell-properties fo:border="0.0069in solid #FFFFFF" fo:background-color="#F5D8CE" style:writing-mode="lr-tb" fo:padding-top="0in" fo:padding-left="0in" fo:padding-bottom="0in" fo:padding-right="0in"/>
    </style:style>
    <style:style style:name="P1632" style:parent-style-name="TableParagraph" style:family="paragraph">
      <style:paragraph-properties fo:text-align="start" fo:margin-top="0.0041in" fo:margin-left="0in">
        <style:tab-stops/>
      </style:paragraph-properties>
      <style:text-properties style:font-name="Gill Sans MT" fo:font-size="6pt" style:font-size-asian="6pt"/>
    </style:style>
    <style:style style:name="P1633" style:parent-style-name="TableParagraph" style:family="paragraph">
      <style:paragraph-properties fo:text-align="start" fo:margin-top="0in" fo:margin-left="0.2361in">
        <style:tab-stops/>
      </style:paragraph-properties>
    </style:style>
    <style:style style:name="T1634" style:parent-style-name="Fonteparág.padrão" style:family="text">
      <style:text-properties style:font-name="Gill Sans MT" fo:color="#58595B" style:text-scale="105%" fo:font-size="6.5pt" style:font-size-asian="6.5pt"/>
    </style:style>
    <style:style style:name="TableCell1635" style:family="table-cell">
      <style:table-cell-properties fo:border="0.0069in solid #FFFFFF" fo:background-color="#F5D8CE" style:writing-mode="lr-tb" fo:padding-top="0in" fo:padding-left="0in" fo:padding-bottom="0in" fo:padding-right="0in"/>
    </style:style>
    <style:style style:name="P1636" style:parent-style-name="TableParagraph" style:family="paragraph">
      <style:paragraph-properties fo:text-align="start" fo:margin-top="0.0041in" fo:margin-left="0in">
        <style:tab-stops/>
      </style:paragraph-properties>
      <style:text-properties style:font-name="Gill Sans MT" fo:font-size="6pt" style:font-size-asian="6pt"/>
    </style:style>
    <style:style style:name="P1637" style:parent-style-name="TableParagraph" style:family="paragraph">
      <style:paragraph-properties fo:margin-top="0in" fo:margin-left="0.2083in" fo:margin-right="0.2in">
        <style:tab-stops/>
      </style:paragraph-properties>
    </style:style>
    <style:style style:name="T1638" style:parent-style-name="Fonteparág.padrão" style:family="text">
      <style:text-properties style:font-name="Gill Sans MT" fo:color="#58595B" style:text-scale="110%" fo:font-size="6.5pt" style:font-size-asian="6.5pt"/>
    </style:style>
    <style:style style:name="TableRow1639" style:family="table-row">
      <style:table-row-properties style:min-row-height="0.2291in" style:use-optimal-row-height="false"/>
    </style:style>
    <style:style style:name="TableCell1640" style:family="table-cell">
      <style:table-cell-properties fo:border="0.0069in solid #FFFFFF" fo:background-color="#FBEFEA" style:writing-mode="lr-tb" fo:padding-top="0in" fo:padding-left="0in" fo:padding-bottom="0in" fo:padding-right="0in"/>
    </style:style>
    <style:style style:name="P1641" style:parent-style-name="TableParagraph" style:family="paragraph">
      <style:paragraph-properties fo:text-align="start" fo:margin-top="0.0604in" fo:margin-left="0.2361in">
        <style:tab-stops/>
      </style:paragraph-properties>
    </style:style>
    <style:style style:name="T1642" style:parent-style-name="Fonteparág.padrão" style:family="text">
      <style:text-properties fo:color="#414042" fo:font-size="6.5pt" style:font-size-asian="6.5pt"/>
    </style:style>
    <style:style style:name="TableCell1643" style:family="table-cell">
      <style:table-cell-properties fo:border="0.0069in solid #FFFFFF" fo:background-color="#FBEFEA" style:writing-mode="lr-tb" fo:padding-top="0in" fo:padding-left="0in" fo:padding-bottom="0in" fo:padding-right="0in"/>
    </style:style>
    <style:style style:name="P1644" style:parent-style-name="TableParagraph" style:family="paragraph">
      <style:paragraph-properties fo:margin-top="0.0604in" fo:margin-left="0.2083in" fo:margin-right="0.1923in">
        <style:tab-stops/>
      </style:paragraph-properties>
    </style:style>
    <style:style style:name="T1645" style:parent-style-name="Fonteparág.padrão" style:family="text">
      <style:text-properties fo:color="#414042" style:text-scale="110%" fo:font-size="6.5pt" style:font-size-asian="6.5pt"/>
    </style:style>
    <style:style style:name="TableRow1646" style:family="table-row">
      <style:table-row-properties style:min-row-height="0.2291in" style:use-optimal-row-height="false"/>
    </style:style>
    <style:style style:name="TableCell1647" style:family="table-cell">
      <style:table-cell-properties fo:border="0.0069in solid #FFFFFF" fo:background-color="#F8E3DB" style:writing-mode="lr-tb" fo:padding-top="0in" fo:padding-left="0in" fo:padding-bottom="0in" fo:padding-right="0in"/>
    </style:style>
    <style:style style:name="P1648" style:parent-style-name="TableParagraph" style:family="paragraph">
      <style:paragraph-properties fo:text-align="start" fo:margin-top="0.0604in" fo:margin-left="0.2361in">
        <style:tab-stops/>
      </style:paragraph-properties>
    </style:style>
    <style:style style:name="T1649" style:parent-style-name="Fonteparág.padrão" style:family="text">
      <style:text-properties fo:color="#414042" fo:font-size="6.5pt" style:font-size-asian="6.5pt"/>
    </style:style>
    <style:style style:name="TableCell1650" style:family="table-cell">
      <style:table-cell-properties fo:border="0.0069in solid #FFFFFF" fo:background-color="#F8E3DB" style:writing-mode="lr-tb" fo:padding-top="0in" fo:padding-left="0in" fo:padding-bottom="0in" fo:padding-right="0in"/>
    </style:style>
    <style:style style:name="P1651" style:parent-style-name="TableParagraph" style:family="paragraph">
      <style:paragraph-properties fo:margin-top="0.0604in" fo:margin-left="0.2083in" fo:margin-right="0.1923in">
        <style:tab-stops/>
      </style:paragraph-properties>
    </style:style>
    <style:style style:name="T1652" style:parent-style-name="Fonteparág.padrão" style:family="text">
      <style:text-properties fo:color="#414042" style:text-scale="110%" fo:font-size="6.5pt" style:font-size-asian="6.5pt"/>
    </style:style>
    <style:style style:name="TableRow1653" style:family="table-row">
      <style:table-row-properties style:min-row-height="0.2291in" style:use-optimal-row-height="false"/>
    </style:style>
    <style:style style:name="TableCell1654" style:family="table-cell">
      <style:table-cell-properties fo:border="0.0069in solid #FFFFFF" fo:background-color="#FBEFEA" style:writing-mode="lr-tb" fo:padding-top="0in" fo:padding-left="0in" fo:padding-bottom="0in" fo:padding-right="0in"/>
    </style:style>
    <style:style style:name="P1655" style:parent-style-name="TableParagraph" style:family="paragraph">
      <style:paragraph-properties fo:text-align="start" fo:margin-top="0.0604in" fo:margin-left="0.2361in">
        <style:tab-stops/>
      </style:paragraph-properties>
    </style:style>
    <style:style style:name="T1656" style:parent-style-name="Fonteparág.padrão" style:family="text">
      <style:text-properties fo:color="#414042" fo:font-size="6.5pt" style:font-size-asian="6.5pt"/>
    </style:style>
    <style:style style:name="TableCell1657" style:family="table-cell">
      <style:table-cell-properties fo:border="0.0069in solid #FFFFFF" fo:background-color="#FBEFEA" style:writing-mode="lr-tb" fo:padding-top="0in" fo:padding-left="0in" fo:padding-bottom="0in" fo:padding-right="0in"/>
    </style:style>
    <style:style style:name="P1658" style:parent-style-name="TableParagraph" style:family="paragraph">
      <style:paragraph-properties fo:margin-top="0.0604in" fo:margin-left="0.2083in" fo:margin-right="0.1923in">
        <style:tab-stops/>
      </style:paragraph-properties>
    </style:style>
    <style:style style:name="T1659" style:parent-style-name="Fonteparág.padrão" style:family="text">
      <style:text-properties fo:color="#414042" style:text-scale="110%" fo:font-size="6.5pt" style:font-size-asian="6.5pt"/>
    </style:style>
    <style:style style:name="TableRow1660" style:family="table-row">
      <style:table-row-properties style:min-row-height="0.2291in" style:use-optimal-row-height="false"/>
    </style:style>
    <style:style style:name="TableCell1661" style:family="table-cell">
      <style:table-cell-properties fo:border="0.0069in solid #FFFFFF" fo:background-color="#F8E3DB" style:writing-mode="lr-tb" fo:padding-top="0in" fo:padding-left="0in" fo:padding-bottom="0in" fo:padding-right="0in"/>
    </style:style>
    <style:style style:name="P1662" style:parent-style-name="TableParagraph" style:family="paragraph">
      <style:paragraph-properties fo:text-align="start" fo:margin-top="0.0604in" fo:margin-left="0.2361in">
        <style:tab-stops/>
      </style:paragraph-properties>
    </style:style>
    <style:style style:name="T1663" style:parent-style-name="Fonteparág.padrão" style:family="text">
      <style:text-properties fo:color="#414042" fo:font-size="6.5pt" style:font-size-asian="6.5pt"/>
    </style:style>
    <style:style style:name="TableCell1664" style:family="table-cell">
      <style:table-cell-properties fo:border="0.0069in solid #FFFFFF" fo:background-color="#F8E3DB" style:writing-mode="lr-tb" fo:padding-top="0in" fo:padding-left="0in" fo:padding-bottom="0in" fo:padding-right="0in"/>
    </style:style>
    <style:style style:name="P1665" style:parent-style-name="TableParagraph" style:family="paragraph">
      <style:paragraph-properties fo:margin-top="0.0604in" fo:margin-left="0.2083in" fo:margin-right="0.1923in">
        <style:tab-stops/>
      </style:paragraph-properties>
    </style:style>
    <style:style style:name="T1666" style:parent-style-name="Fonteparág.padrão" style:family="text">
      <style:text-properties fo:color="#414042" style:text-scale="110%" fo:font-size="6.5pt" style:font-size-asian="6.5pt"/>
    </style:style>
    <style:style style:name="TableRow1667" style:family="table-row">
      <style:table-row-properties style:min-row-height="0.2291in" style:use-optimal-row-height="false"/>
    </style:style>
    <style:style style:name="TableCell1668" style:family="table-cell">
      <style:table-cell-properties fo:border="0.0069in solid #FFFFFF" fo:background-color="#FBEFEA" style:writing-mode="lr-tb" fo:padding-top="0in" fo:padding-left="0in" fo:padding-bottom="0in" fo:padding-right="0in"/>
    </style:style>
    <style:style style:name="P1669" style:parent-style-name="TableParagraph" style:family="paragraph">
      <style:paragraph-properties fo:text-align="start" fo:margin-top="0.0604in" fo:margin-left="0.2361in">
        <style:tab-stops/>
      </style:paragraph-properties>
    </style:style>
    <style:style style:name="T1670" style:parent-style-name="Fonteparág.padrão" style:family="text">
      <style:text-properties fo:color="#414042" fo:font-size="6.5pt" style:font-size-asian="6.5pt"/>
    </style:style>
    <style:style style:name="TableCell1671" style:family="table-cell">
      <style:table-cell-properties fo:border="0.0069in solid #FFFFFF" fo:background-color="#FBEFEA" style:writing-mode="lr-tb" fo:padding-top="0in" fo:padding-left="0in" fo:padding-bottom="0in" fo:padding-right="0in"/>
    </style:style>
    <style:style style:name="P1672" style:parent-style-name="TableParagraph" style:family="paragraph">
      <style:paragraph-properties fo:margin-top="0.0604in" fo:margin-left="0.2083in" fo:margin-right="0.1923in">
        <style:tab-stops/>
      </style:paragraph-properties>
    </style:style>
    <style:style style:name="T1673" style:parent-style-name="Fonteparág.padrão" style:family="text">
      <style:text-properties fo:color="#414042" style:text-scale="110%" fo:font-size="6.5pt" style:font-size-asian="6.5pt"/>
    </style:style>
    <style:style style:name="TableRow1674" style:family="table-row">
      <style:table-row-properties style:min-row-height="0.2291in" style:use-optimal-row-height="false"/>
    </style:style>
    <style:style style:name="TableCell1675" style:family="table-cell">
      <style:table-cell-properties fo:border="0.0069in solid #FFFFFF" fo:background-color="#F8E3DB" style:writing-mode="lr-tb" fo:padding-top="0in" fo:padding-left="0in" fo:padding-bottom="0in" fo:padding-right="0in"/>
    </style:style>
    <style:style style:name="P1676" style:parent-style-name="TableParagraph" style:family="paragraph">
      <style:paragraph-properties fo:text-align="start" fo:margin-top="0.0604in" fo:margin-left="0.2361in">
        <style:tab-stops/>
      </style:paragraph-properties>
    </style:style>
    <style:style style:name="T1677" style:parent-style-name="Fonteparág.padrão" style:family="text">
      <style:text-properties fo:color="#414042" fo:font-size="6.5pt" style:font-size-asian="6.5pt"/>
    </style:style>
    <style:style style:name="TableCell1678" style:family="table-cell">
      <style:table-cell-properties fo:border="0.0069in solid #FFFFFF" fo:background-color="#F8E3DB" style:writing-mode="lr-tb" fo:padding-top="0in" fo:padding-left="0in" fo:padding-bottom="0in" fo:padding-right="0in"/>
    </style:style>
    <style:style style:name="P1679" style:parent-style-name="TableParagraph" style:family="paragraph">
      <style:paragraph-properties fo:margin-top="0.0604in" fo:margin-left="0.2083in" fo:margin-right="0.1923in">
        <style:tab-stops/>
      </style:paragraph-properties>
    </style:style>
    <style:style style:name="T1680" style:parent-style-name="Fonteparág.padrão" style:family="text">
      <style:text-properties fo:color="#414042" style:text-scale="110%" fo:font-size="6.5pt" style:font-size-asian="6.5pt"/>
    </style:style>
    <style:style style:name="TableRow1681" style:family="table-row">
      <style:table-row-properties style:min-row-height="0.2291in" style:use-optimal-row-height="false"/>
    </style:style>
    <style:style style:name="TableCell1682" style:family="table-cell">
      <style:table-cell-properties fo:border="0.0069in solid #FFFFFF" fo:background-color="#F5D8CE" style:writing-mode="lr-tb" fo:padding-top="0in" fo:padding-left="0in" fo:padding-bottom="0in" fo:padding-right="0in"/>
    </style:style>
    <style:style style:name="P1683" style:parent-style-name="TableParagraph" style:family="paragraph">
      <style:paragraph-properties fo:text-align="start" fo:margin-top="0.0604in" fo:margin-left="0.2361in">
        <style:tab-stops/>
      </style:paragraph-properties>
    </style:style>
    <style:style style:name="T1684" style:parent-style-name="Fonteparág.padrão" style:family="text">
      <style:text-properties fo:color="#414042" fo:font-size="6.5pt" style:font-size-asian="6.5pt"/>
    </style:style>
    <style:style style:name="TableCell1685" style:family="table-cell">
      <style:table-cell-properties fo:border="0.0069in solid #FFFFFF" fo:background-color="#F5D8CE" style:writing-mode="lr-tb" fo:padding-top="0in" fo:padding-left="0in" fo:padding-bottom="0in" fo:padding-right="0in"/>
    </style:style>
    <style:style style:name="P1686" style:parent-style-name="TableParagraph" style:family="paragraph">
      <style:paragraph-properties fo:margin-top="0.0604in" fo:margin-left="0.1625in" fo:margin-right="0.2in">
        <style:tab-stops/>
      </style:paragraph-properties>
    </style:style>
    <style:style style:name="T1687" style:parent-style-name="Fonteparág.padrão" style:family="text">
      <style:text-properties fo:color="#414042" style:text-scale="110%" fo:font-size="6.5pt" style:font-size-asian="6.5pt"/>
    </style:style>
    <style:style style:name="P1688" style:parent-style-name="Corpodetexto" style:family="paragraph">
      <style:text-properties style:font-name="Gill Sans MT" fo:font-size="8pt" style:font-size-asian="8pt"/>
    </style:style>
    <style:style style:name="P1689" style:parent-style-name="Corpodetexto" style:family="paragraph">
      <style:text-properties style:font-name="Gill Sans MT" fo:font-size="8pt" style:font-size-asian="8pt"/>
    </style:style>
    <style:style style:name="P1690" style:parent-style-name="Corpodetexto" style:family="paragraph">
      <style:paragraph-properties fo:margin-top="0.0069in"/>
      <style:text-properties style:font-name="Gill Sans MT" fo:font-size="6.5pt" style:font-size-asian="6.5pt"/>
    </style:style>
    <style:style style:name="P1691" style:parent-style-name="Corpodetexto" style:family="paragraph">
      <style:paragraph-properties fo:text-align="justify" fo:line-height="120%" fo:margin-left="0.2777in" fo:margin-right="0.9791in">
        <style:tab-stops/>
      </style:paragraph-properties>
    </style:style>
    <style:style style:name="T1692" style:parent-style-name="Fonteparág.padrão" style:family="text">
      <style:text-properties fo:color="#231F20"/>
    </style:style>
    <style:style style:name="P1693" style:parent-style-name="ParágrafodaLista" style:family="paragraph">
      <style:paragraph-properties fo:text-align="start" fo:margin-top="0.1083in" fo:margin-right="0in">
        <style:tab-stops>
          <style:tab-stop style:type="left" style:position="0.0006in"/>
        </style:tab-stops>
      </style:paragraph-properties>
    </style:style>
    <style:style style:name="T1694" style:parent-style-name="Fonteparág.padrão" style:family="text">
      <style:text-properties fo:color="#231F20" fo:letter-spacing="0.002in" fo:font-size="9pt" style:font-size-asian="9pt"/>
    </style:style>
    <style:style style:name="T1695" style:parent-style-name="Fonteparág.padrão" style:family="text">
      <style:text-properties fo:color="#231F20" fo:letter-spacing="0.0013in" fo:font-size="9pt" style:font-size-asian="9pt"/>
    </style:style>
    <style:style style:name="T1696" style:parent-style-name="Fonteparág.padrão" style:family="text">
      <style:text-properties fo:color="#231F20" fo:letter-spacing="0.002in" fo:font-size="9pt" style:font-size-asian="9pt"/>
    </style:style>
    <style:style style:name="T1697" style:parent-style-name="Fonteparág.padrão" style:family="text">
      <style:text-properties fo:color="#231F20" fo:font-size="9pt" style:font-size-asian="9pt"/>
    </style:style>
    <style:style style:name="T1698" style:parent-style-name="Fonteparág.padrão" style:family="text">
      <style:text-properties fo:color="#231F20" fo:letter-spacing="0.002in" fo:font-size="9pt" style:font-size-asian="9pt"/>
    </style:style>
    <style:style style:name="T1699" style:parent-style-name="Fonteparág.padrão" style:family="text">
      <style:text-properties fo:color="#231F20" fo:letter-spacing="0.0013in" fo:font-size="9pt" style:font-size-asian="9pt"/>
    </style:style>
    <style:style style:name="T1700" style:parent-style-name="Fonteparág.padrão" style:family="text">
      <style:text-properties fo:color="#231F20" fo:font-size="9pt" style:font-size-asian="9pt"/>
    </style:style>
    <style:style style:name="T1701" style:parent-style-name="Fonteparág.padrão" style:family="text">
      <style:text-properties fo:color="#231F20" fo:letter-spacing="0.002in" fo:font-size="9pt" style:font-size-asian="9pt"/>
    </style:style>
    <style:style style:name="T1702" style:parent-style-name="Fonteparág.padrão" style:family="text">
      <style:text-properties fo:color="#231F20" fo:font-size="9pt" style:font-size-asian="9pt"/>
    </style:style>
    <style:style style:name="T1703" style:parent-style-name="Fonteparág.padrão" style:family="text">
      <style:text-properties fo:color="#231F20" fo:letter-spacing="-0.0111in" fo:font-size="9pt" style:font-size-asian="9pt"/>
    </style:style>
    <style:style style:name="T1704" style:parent-style-name="Fonteparág.padrão" style:family="text">
      <style:text-properties fo:color="#231F20" fo:letter-spacing="0.002in" fo:font-size="9pt" style:font-size-asian="9pt"/>
    </style:style>
    <style:style style:name="P1705" style:parent-style-name="ParágrafodaLista" style:family="paragraph">
      <style:paragraph-properties fo:text-align="start" fo:margin-top="0.0694in" fo:margin-right="0in">
        <style:tab-stops>
          <style:tab-stop style:type="left" style:position="0.0006in"/>
        </style:tab-stops>
      </style:paragraph-properties>
    </style:style>
    <style:style style:name="T1706" style:parent-style-name="Fonteparág.padrão" style:family="text">
      <style:text-properties fo:color="#231F20" fo:letter-spacing="0.002in" fo:font-size="9pt" style:font-size-asian="9pt"/>
    </style:style>
    <style:style style:name="T1707" style:parent-style-name="Fonteparág.padrão" style:family="text">
      <style:text-properties fo:color="#231F20" fo:font-size="9pt" style:font-size-asian="9pt"/>
    </style:style>
    <style:style style:name="T1708" style:parent-style-name="Fonteparág.padrão" style:family="text">
      <style:text-properties fo:color="#231F20" fo:letter-spacing="0.002in" fo:font-size="9pt" style:font-size-asian="9pt"/>
    </style:style>
    <style:style style:name="T1709" style:parent-style-name="Fonteparág.padrão" style:family="text">
      <style:text-properties fo:color="#231F20" fo:letter-spacing="0.0006in" fo:font-size="9pt" style:font-size-asian="9pt"/>
    </style:style>
    <style:style style:name="T1710" style:parent-style-name="Fonteparág.padrão" style:family="text">
      <style:text-properties fo:color="#231F20" fo:letter-spacing="0.0027in" fo:font-size="9pt" style:font-size-asian="9pt"/>
    </style:style>
    <style:style style:name="P1711" style:parent-style-name="Corpodetexto" style:family="paragraph">
      <style:paragraph-properties fo:margin-top="0.0048in"/>
      <style:text-properties fo:font-size="8.5pt" style:font-size-asian="8.5pt"/>
    </style:style>
    <style:style style:name="P1712" style:parent-style-name="Corpodetexto" style:family="paragraph">
      <style:paragraph-properties fo:text-align="justify" fo:margin-top="0.0006in" fo:line-height="120%" fo:margin-left="0.2777in" fo:margin-right="0.9791in">
        <style:tab-stops/>
      </style:paragraph-properties>
    </style:style>
    <style:style style:name="T1713" style:parent-style-name="Fonteparág.padrão" style:family="text">
      <style:text-properties fo:color="#231F20"/>
    </style:style>
    <style:style style:name="P1714" style:parent-style-name="Corpodetexto" style:family="paragraph">
      <style:paragraph-properties fo:text-align="justify" fo:margin-top="0.0694in" fo:line-height="120%" fo:margin-left="0.2777in" fo:margin-right="0.9798in">
        <style:tab-stops/>
      </style:paragraph-properties>
    </style:style>
    <style:style style:name="T1715" style:parent-style-name="Fonteparág.padrão" style:family="text">
      <style:text-properties fo:color="#231F20"/>
    </style:style>
    <style:style style:name="T1716" style:parent-style-name="Fonteparág.padrão" style:family="text">
      <style:text-properties fo:color="#231F20" fo:letter-spacing="0.002in"/>
    </style:style>
    <style:style style:name="T1717" style:parent-style-name="Fonteparág.padrão" style:family="text">
      <style:text-properties fo:color="#231F20"/>
    </style:style>
    <style:style style:name="T1718" style:parent-style-name="Fonteparág.padrão" style:family="text">
      <style:text-properties fo:color="#231F20" fo:letter-spacing="0.002in"/>
    </style:style>
    <style:style style:name="T1719" style:parent-style-name="Fonteparág.padrão" style:family="text">
      <style:text-properties fo:color="#231F20"/>
    </style:style>
    <style:style style:name="T1720" style:parent-style-name="Fonteparág.padrão" style:family="text">
      <style:text-properties fo:color="#231F20" fo:letter-spacing="0.002in"/>
    </style:style>
    <style:style style:name="T1721" style:parent-style-name="Fonteparág.padrão" style:family="text">
      <style:text-properties fo:color="#231F20" fo:letter-spacing="0.0013in"/>
    </style:style>
    <style:style style:name="T1722" style:parent-style-name="Fonteparág.padrão" style:family="text">
      <style:text-properties fo:color="#231F20"/>
    </style:style>
    <style:style style:name="T1723" style:parent-style-name="Fonteparág.padrão" style:family="text">
      <style:text-properties fo:color="#231F20" fo:letter-spacing="0.002in"/>
    </style:style>
    <style:style style:name="T1724" style:parent-style-name="Fonteparág.padrão" style:family="text">
      <style:text-properties fo:color="#231F20"/>
    </style:style>
    <style:style style:name="T1725" style:parent-style-name="Fonteparág.padrão" style:family="text">
      <style:text-properties fo:color="#231F20" fo:letter-spacing="0.002in"/>
    </style:style>
    <style:style style:name="T1726" style:parent-style-name="Fonteparág.padrão" style:family="text">
      <style:text-properties fo:color="#231F20" fo:letter-spacing="0.0027in"/>
    </style:style>
    <style:style style:name="T1727" style:parent-style-name="Fonteparág.padrão" style:family="text">
      <style:text-properties fo:color="#231F20"/>
    </style:style>
    <style:style style:name="T1728" style:parent-style-name="Fonteparág.padrão" style:family="text">
      <style:text-properties fo:color="#231F20" fo:letter-spacing="0.002in"/>
    </style:style>
    <style:style style:name="T1729" style:parent-style-name="Fonteparág.padrão" style:family="text">
      <style:text-properties fo:color="#231F20"/>
    </style:style>
    <style:style style:name="T1730" style:parent-style-name="Fonteparág.padrão" style:family="text">
      <style:text-properties fo:color="#231F20" fo:letter-spacing="0.002in"/>
    </style:style>
    <style:style style:name="T1731" style:parent-style-name="Fonteparág.padrão" style:family="text">
      <style:text-properties fo:color="#231F20"/>
    </style:style>
    <style:style style:name="T1732" style:parent-style-name="Fonteparág.padrão" style:family="text">
      <style:text-properties fo:color="#231F20" fo:letter-spacing="0.002in"/>
    </style:style>
    <style:style style:name="T1733" style:parent-style-name="Fonteparág.padrão" style:family="text">
      <style:text-properties fo:color="#231F20"/>
    </style:style>
    <style:style style:name="T1734" style:parent-style-name="Fonteparág.padrão" style:family="text">
      <style:text-properties fo:color="#231F20" fo:letter-spacing="0.0013in"/>
    </style:style>
    <style:style style:name="T1735" style:parent-style-name="Fonteparág.padrão" style:family="text">
      <style:text-properties fo:color="#231F20" fo:letter-spacing="0.002in"/>
    </style:style>
    <style:style style:name="T1736" style:parent-style-name="Fonteparág.padrão" style:family="text">
      <style:text-properties fo:color="#231F20" fo:letter-spacing="0.0041in"/>
    </style:style>
    <style:style style:name="T1737" style:parent-style-name="Fonteparág.padrão" style:family="text">
      <style:text-properties fo:color="#231F20" fo:letter-spacing="0.0027in"/>
    </style:style>
    <style:style style:name="P1738" style:parent-style-name="Corpodetexto" style:family="paragraph">
      <style:paragraph-properties fo:margin-top="0.0041in"/>
      <style:text-properties fo:font-size="6.5pt" style:font-size-asian="6.5pt"/>
    </style:style>
    <style:style style:name="P1739" style:parent-style-name="Normal" style:family="paragraph">
      <style:paragraph-properties fo:margin-top="0.0597in" fo:line-height="0.2944in" fo:margin-left="2.4097in">
        <style:tab-stops>
          <style:tab-stop style:type="left" style:position="0.9881in"/>
        </style:tab-stops>
      </style:paragraph-properties>
    </style:style>
    <style:style style:name="T1740" style:parent-style-name="Fonteparág.padrão" style:family="text">
      <style:text-properties fo:language="en" fo:country="US" style:language-asian="en" style:country-asian="US" style:language-complex="ar" style:country-complex="SA"/>
    </style:style>
    <style:style style:name="T1741" style:parent-style-name="Fonteparág.padrão" style:family="text">
      <style:text-properties style:font-name="Palatino Linotype" fo:font-style="italic" style:font-style-asian="italic" fo:color="#C9302E" style:text-position="13.6% 100%"/>
    </style:style>
    <style:style style:name="T1742" style:parent-style-name="Fonteparág.padrão" style:family="text">
      <style:text-properties style:font-name="Palatino Linotype" fo:font-style="italic" style:font-style-asian="italic" fo:color="#C9302E" style:text-position="4.5% 100%"/>
    </style:style>
    <style:style style:name="T1743" style:parent-style-name="Fonteparág.padrão" style:family="text">
      <style:text-properties style:font-name="Times New Roman" fo:color="#C9302E"/>
    </style:style>
    <style:style style:name="T1744" style:parent-style-name="Fonteparág.padrão" style:family="text">
      <style:text-properties style:font-name="Times New Roman" fo:color="#C9302E" fo:letter-spacing="-0.0201in"/>
    </style:style>
    <style:style style:name="T1745" style:parent-style-name="Fonteparág.padrão" style:family="text">
      <style:text-properties style:font-name="Times New Roman" fo:color="#C9302E" fo:font-size="12pt" style:font-size-asian="12pt"/>
    </style:style>
    <style:style style:name="T1746" style:parent-style-name="Fonteparág.padrão" style:family="text">
      <style:text-properties style:font-name="Times New Roman" fo:color="#C9302E" fo:letter-spacing="0.0131in" fo:font-size="12pt" style:font-size-asian="12pt"/>
    </style:style>
    <style:style style:name="T1747" style:parent-style-name="Fonteparág.padrão" style:family="text">
      <style:text-properties style:font-name="Palatino Linotype" fo:font-style="italic" style:font-style-asian="italic" fo:color="#C9302E" fo:letter-spacing="-0.0041in" style:text-position="95.4% 100%"/>
    </style:style>
    <style:style style:name="T1748" style:parent-style-name="Fonteparág.padrão" style:family="text">
      <style:text-properties style:font-name="Palatino Linotype" fo:font-style="italic" style:font-style-asian="italic" fo:color="#C9302E" fo:letter-spacing="-0.0041in" style:text-position="100% 100%" fo:font-size="6.5pt" style:font-size-asian="6.5pt"/>
    </style:style>
    <style:style style:name="T1749" style:parent-style-name="Fonteparág.padrão" style:family="text">
      <style:text-properties style:font-name="Palatino Linotype" fo:font-style="italic" style:font-style-asian="italic" fo:color="#C9302E" fo:letter-spacing="-0.0041in" style:text-position="100% 100%" fo:font-size="6.5pt" style:font-size-asian="6.5pt"/>
    </style:style>
    <style:style style:name="T1750" style:parent-style-name="Fonteparág.padrão" style:family="text">
      <style:text-properties fo:color="#231F20" style:text-position="33.3% 100%" fo:font-size="9pt" style:font-size-asian="9pt"/>
    </style:style>
    <style:style style:name="P1751" style:parent-style-name="Normal" style:family="paragraph">
      <style:paragraph-properties fo:margin-top="0.0076in" fo:line-height="21%" fo:margin-left="2.4909in">
        <style:tab-stops>
          <style:tab-stop style:type="left" style:position="0.5534in"/>
        </style:tab-stops>
      </style:paragraph-properties>
    </style:style>
    <style:style style:name="T1752" style:parent-style-name="Fonteparág.padrão" style:family="text">
      <style:text-properties style:font-name="Palatino Linotype" fo:font-style="italic" style:font-style-asian="italic" fo:color="#C9302E" fo:font-size="6.5pt" style:font-size-asian="6.5pt"/>
    </style:style>
    <style:style style:name="T1753" style:parent-style-name="Fonteparág.padrão" style:family="text">
      <style:text-properties style:font-name="Palatino Linotype" fo:font-style="italic" style:font-style-asian="italic" fo:color="#C9302E" fo:font-size="6.5pt" style:font-size-asian="6.5pt"/>
    </style:style>
    <style:style style:name="T1754" style:parent-style-name="Fonteparág.padrão" style:family="text">
      <style:text-properties style:font-name="Times New Roman" fo:color="#C9302E" style:text-position="-72.7% 100%" fo:font-size="15pt" style:font-size-asian="15pt"/>
    </style:style>
    <style:style style:name="T1755" style:parent-style-name="Fonteparág.padrão" style:family="text">
      <style:text-properties style:font-name="Palatino Linotype" fo:font-style="italic" style:font-style-asian="italic" fo:color="#C9302E" style:text-position="-63.6% 100%"/>
    </style:style>
    <style:style style:name="S10" style:family="section">
      <style:section-properties fo:margin-left="0in" fo:margin-right="0in" style:writing-mode="lr-tb">
        <style:columns fo:column-count="2">
          <style:column style:rel-width="2474*" fo:start-indent="0in" fo:end-indent="1.0902in"/>
          <style:column style:rel-width="7006*" fo:start-indent="1.0909in" fo:end-indent="0in"/>
        </style:columns>
      </style:section-properties>
    </style:style>
    <style:style style:name="P1756" style:parent-style-name="Corpodetexto" style:family="paragraph">
      <style:text-properties style:font-name="Palatino Linotype" fo:font-style="italic" style:font-style-asian="italic" fo:font-size="10pt" style:font-size-asian="10pt"/>
    </style:style>
    <style:style style:name="P1757" style:parent-style-name="Corpodetexto" style:family="paragraph">
      <style:paragraph-properties fo:margin-top="0.0076in"/>
      <style:text-properties style:font-name="Palatino Linotype" fo:font-style="italic" style:font-style-asian="italic" fo:font-size="6.5pt" style:font-size-asian="6.5pt"/>
    </style:style>
    <style:style style:name="P1758" style:parent-style-name="Corpodetexto" style:family="paragraph">
      <style:paragraph-properties fo:margin-left="0.2777in">
        <style:tab-stops/>
      </style:paragraph-properties>
    </style:style>
    <style:style style:name="T1759" style:parent-style-name="Fonteparág.padrão" style:family="text">
      <style:text-properties fo:color="#231F20"/>
    </style:style>
    <style:style style:name="P1760" style:parent-style-name="Normal" style:family="paragraph">
      <style:paragraph-properties fo:break-before="column" fo:margin-top="0.0229in" fo:margin-left="0.2777in">
        <style:tab-stops/>
      </style:paragraph-properties>
    </style:style>
    <style:style style:name="T1761" style:parent-style-name="Fonteparág.padrão" style:family="text">
      <style:text-properties style:font-name="Palatino Linotype" fo:font-style="italic" style:font-style-asian="italic" fo:color="#C9302E" style:text-position="-61.5% 100%" fo:font-size="6.5pt" style:font-size-asian="6.5pt"/>
    </style:style>
    <style:style style:name="T1762" style:parent-style-name="Fonteparág.padrão" style:family="text">
      <style:text-properties style:font-name="Palatino Linotype" fo:font-style="italic" style:font-style-asian="italic" fo:color="#C9302E" fo:font-size="6.5pt" style:font-size-asian="6.5pt"/>
    </style:style>
    <style:style style:name="S11" style:family="section">
      <style:section-properties fo:margin-left="0in" fo:margin-right="0in" style:writing-mode="lr-tb"/>
    </style:style>
    <style:style style:name="P1763" style:parent-style-name="Corpodetexto" style:family="paragraph">
      <style:paragraph-properties fo:margin-top="0.0618in" fo:margin-left="0.3034in">
        <style:tab-stops/>
      </style:paragraph-properties>
    </style:style>
    <style:style style:name="T1764" style:parent-style-name="Fonteparág.padrão" style:family="text">
      <style:text-properties style:font-name="Palatino Linotype" fo:font-style="italic" style:font-style-asian="italic" fo:color="#C9302E" style:text-position="11.1% 100%" fo:font-size="11pt" style:font-size-asian="11pt"/>
    </style:style>
    <style:style style:name="T1765" style:parent-style-name="Fonteparág.padrão" style:family="text">
      <style:text-properties style:font-name="Palatino Linotype" fo:font-style="italic" style:font-style-asian="italic" fo:color="#C9302E" style:text-position="-30.7% 100%" fo:font-size="6.5pt" style:font-size-asian="6.5pt"/>
    </style:style>
    <style:style style:name="T1766" style:parent-style-name="Fonteparág.padrão" style:family="text">
      <style:text-properties fo:color="#231F20"/>
    </style:style>
    <style:style style:name="T1767" style:parent-style-name="Fonteparág.padrão" style:family="text">
      <style:text-properties style:font-name="Palatino Linotype" fo:font-style="italic" style:font-style-asian="italic" fo:color="#C9302E" fo:font-size="11pt" style:font-size-asian="11pt"/>
    </style:style>
    <style:style style:name="T1768" style:parent-style-name="Fonteparág.padrão" style:family="text">
      <style:text-properties fo:color="#231F20"/>
    </style:style>
    <style:style style:name="P1769" style:parent-style-name="Corpodetexto" style:family="paragraph">
      <style:paragraph-properties fo:margin-top="0.0138in" fo:margin-left="0.2965in">
        <style:tab-stops/>
      </style:paragraph-properties>
    </style:style>
    <style:style style:name="T1770" style:parent-style-name="Fonteparág.padrão" style:family="text">
      <style:text-properties style:font-name="Palatino Linotype" fo:font-style="italic" style:font-style-asian="italic" fo:color="#C9302E" fo:font-size="11pt" style:font-size-asian="11pt"/>
    </style:style>
    <style:style style:name="T1771" style:parent-style-name="Fonteparág.padrão" style:family="text">
      <style:text-properties style:font-name="Palatino Linotype" fo:font-style="italic" style:font-style-asian="italic" fo:color="#C9302E" style:text-position="-46.1% 100%" fo:font-size="6.5pt" style:font-size-asian="6.5pt"/>
    </style:style>
    <style:style style:name="T1772" style:parent-style-name="Fonteparág.padrão" style:family="text">
      <style:text-properties fo:color="#231F20"/>
    </style:style>
    <style:style style:name="T1773" style:parent-style-name="Fonteparág.padrão" style:family="text">
      <style:text-properties style:font-name="Palatino Linotype" fo:font-style="italic" style:font-style-asian="italic" fo:color="#C9302E" fo:font-size="11pt" style:font-size-asian="11pt"/>
    </style:style>
    <style:style style:name="T1774" style:parent-style-name="Fonteparág.padrão" style:family="text">
      <style:text-properties fo:color="#231F20"/>
    </style:style>
    <style:style style:name="T1775" style:parent-style-name="Fonteparág.padrão" style:family="text">
      <style:text-properties style:font-name="Palatino Linotype" fo:font-style="italic" style:font-style-asian="italic" fo:color="#C9302E" fo:font-size="11pt" style:font-size-asian="11pt"/>
    </style:style>
    <style:style style:name="T1776" style:parent-style-name="Fonteparág.padrão" style:family="text">
      <style:text-properties fo:color="#231F20"/>
    </style:style>
    <style:style style:name="P1777" style:parent-style-name="Corpodetexto" style:family="paragraph">
      <style:paragraph-properties fo:margin-top="0.1513in" fo:margin-left="0.2777in">
        <style:tab-stops/>
      </style:paragraph-properties>
    </style:style>
    <style:style style:name="T1778" style:parent-style-name="Fonteparág.padrão" style:family="text">
      <style:text-properties fo:color="#231F20"/>
    </style:style>
    <style:style style:name="P1779" style:parent-style-name="Corpodetexto" style:master-page-name="MP12" style:family="paragraph">
      <style:paragraph-properties fo:break-before="page"/>
    </style:style>
    <style:style style:name="T1801" style:parent-style-name="Fonteparág.padrão" style:family="text">
      <style:text-properties fo:language="en" fo:country="US" style:language-asian="en" style:country-asian="US" style:language-complex="ar" style:country-complex="SA"/>
    </style:style>
    <style:style style:name="T1802" style:parent-style-name="Fonteparág.padrão" style:family="text">
      <style:text-properties fo:language="en" fo:country="US" style:language-asian="en" style:country-asian="US" style:language-complex="ar" style:country-complex="SA"/>
    </style:style>
    <style:style style:name="P1803" style:parent-style-name="Normal" style:family="paragraph">
      <style:paragraph-properties fo:margin-top="0.0104in" fo:margin-left="0.0138in">
        <style:tab-stops/>
      </style:paragraph-properties>
    </style:style>
    <style:style style:name="T1804" style:parent-style-name="Fonteparág.padrão" style:family="text">
      <style:text-properties style:font-name="Gill Sans MT" fo:color="#EAAF9D" style:text-scale="95%" fo:font-size="6pt" style:font-size-asian="6pt"/>
    </style:style>
    <style:style style:name="P1805" style:parent-style-name="Corpodetexto" style:family="paragraph">
      <style:text-properties fo:font-size="10pt" style:font-size-asian="10pt"/>
    </style:style>
    <style:style style:name="P1806" style:parent-style-name="Corpodetexto" style:family="paragraph">
      <style:text-properties fo:font-size="7pt" style:font-size-asian="7pt"/>
    </style:style>
    <style:style style:name="P1807" style:parent-style-name="Normal" style:family="paragraph">
      <style:paragraph-properties fo:margin-top="0.0597in" fo:margin-left="0.9868in">
        <style:tab-stops/>
      </style:paragraph-properties>
    </style:style>
    <style:style style:name="T1808" style:parent-style-name="Fonteparág.padrão" style:family="text">
      <style:text-properties style:font-name="Arial" fo:color="#808285" fo:font-size="6pt" style:font-size-asian="6pt"/>
    </style:style>
    <style:style style:name="P1809" style:parent-style-name="Normal" style:family="paragraph">
      <style:paragraph-properties fo:margin-top="0.0166in" fo:margin-left="0.9868in">
        <style:tab-stops/>
      </style:paragraph-properties>
    </style:style>
    <style:style style:name="T1810" style:parent-style-name="Fonteparág.padrão" style:family="text">
      <style:text-properties style:font-name="Gill Sans MT" fo:color="#6D6E71" fo:font-size="7pt" style:font-size-asian="7pt"/>
    </style:style>
    <style:style style:name="P1811" style:parent-style-name="Corpodetexto" style:family="paragraph">
      <style:paragraph-properties fo:margin-top="0.0034in"/>
      <style:text-properties style:font-name="Gill Sans MT" fo:font-size="5.5pt" style:font-size-asian="5.5pt"/>
    </style:style>
    <style:style style:name="TableColumn1813" style:family="table-column">
      <style:table-column-properties style:column-width="1.3777in" style:use-optimal-column-width="false"/>
    </style:style>
    <style:style style:name="TableColumn1814" style:family="table-column">
      <style:table-column-properties style:column-width="0.9444in" style:use-optimal-column-width="false"/>
    </style:style>
    <style:style style:name="TableColumn1815" style:family="table-column">
      <style:table-column-properties style:column-width="0.9444in" style:use-optimal-column-width="false"/>
    </style:style>
    <style:style style:name="Table1812" style:family="table">
      <style:table-properties style:width="3.2666in" fo:margin-left="1.1083in" table:align="left"/>
    </style:style>
    <style:style style:name="TableRow1816" style:family="table-row">
      <style:table-row-properties style:min-row-height="0.1895in" style:use-optimal-row-height="false"/>
    </style:style>
    <style:style style:name="TableCell1817" style:family="table-cell">
      <style:table-cell-properties fo:border="0.0069in solid #FFFFFF" fo:background-color="#F5D8CE" style:writing-mode="lr-tb" fo:padding-top="0in" fo:padding-left="0in" fo:padding-bottom="0in" fo:padding-right="0in"/>
    </style:style>
    <style:style style:name="P1818" style:parent-style-name="TableParagraph" style:family="paragraph">
      <style:paragraph-properties fo:text-align="start" fo:margin-top="0.0416in"/>
    </style:style>
    <style:style style:name="T1819" style:parent-style-name="Fonteparág.padrão" style:family="text">
      <style:text-properties style:font-name="Gill Sans MT" fo:color="#58595B" fo:font-size="6.5pt" style:font-size-asian="6.5pt"/>
    </style:style>
    <style:style style:name="TableCell1820" style:family="table-cell">
      <style:table-cell-properties fo:border="0.0069in solid #FFFFFF" fo:background-color="#F5D8CE" style:writing-mode="lr-tb" fo:padding-top="0in" fo:padding-left="0in" fo:padding-bottom="0in" fo:padding-right="0in"/>
    </style:style>
    <style:style style:name="P1821" style:parent-style-name="TableParagraph" style:family="paragraph">
      <style:paragraph-properties fo:margin-top="0.0416in" fo:margin-left="0.3173in" fo:margin-right="0.3083in">
        <style:tab-stops/>
      </style:paragraph-properties>
    </style:style>
    <style:style style:name="T1822" style:parent-style-name="Fonteparág.padrão" style:family="text">
      <style:text-properties style:font-name="Gill Sans MT" fo:color="#58595B" style:text-scale="105%" fo:font-size="6.5pt" style:font-size-asian="6.5pt"/>
    </style:style>
    <style:style style:name="TableCell1823" style:family="table-cell">
      <style:table-cell-properties fo:border="0.0069in solid #FFFFFF" fo:background-color="#F5D8CE" style:writing-mode="lr-tb" fo:padding-top="0in" fo:padding-left="0in" fo:padding-bottom="0in" fo:padding-right="0in"/>
    </style:style>
    <style:style style:name="P1824" style:parent-style-name="TableParagraph" style:family="paragraph">
      <style:paragraph-properties fo:margin-top="0.0416in" fo:margin-left="0.3187in" fo:margin-right="0.3083in">
        <style:tab-stops/>
      </style:paragraph-properties>
    </style:style>
    <style:style style:name="T1825" style:parent-style-name="Fonteparág.padrão" style:family="text">
      <style:text-properties style:font-name="Gill Sans MT" fo:color="#58595B" fo:font-size="6.5pt" style:font-size-asian="6.5pt"/>
    </style:style>
    <style:style style:name="TableRow1826" style:family="table-row">
      <style:table-row-properties style:min-row-height="0.1895in" style:use-optimal-row-height="false"/>
    </style:style>
    <style:style style:name="TableCell1827" style:family="table-cell">
      <style:table-cell-properties fo:border="0.0069in solid #FFFFFF" fo:background-color="#FBEFEA" style:writing-mode="lr-tb" fo:padding-top="0in" fo:padding-left="0in" fo:padding-bottom="0in" fo:padding-right="0in"/>
    </style:style>
    <style:style style:name="P1828" style:parent-style-name="TableParagraph" style:family="paragraph">
      <style:paragraph-properties fo:text-align="start"/>
    </style:style>
    <style:style style:name="T1829" style:parent-style-name="Fonteparág.padrão" style:family="text">
      <style:text-properties fo:color="#414042" fo:font-size="6.5pt" style:font-size-asian="6.5pt"/>
    </style:style>
    <style:style style:name="TableCell1830" style:family="table-cell">
      <style:table-cell-properties fo:border="0.0069in solid #FFFFFF" fo:background-color="#FBEFEA" style:writing-mode="lr-tb" fo:padding-top="0in" fo:padding-left="0in" fo:padding-bottom="0in" fo:padding-right="0in"/>
    </style:style>
    <style:style style:name="P1831" style:parent-style-name="TableParagraph" style:family="paragraph">
      <style:paragraph-properties fo:margin-left="0.1104in">
        <style:tab-stops/>
      </style:paragraph-properties>
    </style:style>
    <style:style style:name="T1832" style:parent-style-name="Fonteparág.padrão" style:family="text">
      <style:text-properties fo:color="#414042" style:text-scale="107%" fo:font-size="6.5pt" style:font-size-asian="6.5pt"/>
    </style:style>
    <style:style style:name="TableCell1833" style:family="table-cell">
      <style:table-cell-properties fo:border="0.0069in solid #FFFFFF" fo:background-color="#FBEFEA" style:writing-mode="lr-tb" fo:padding-top="0in" fo:padding-left="0in" fo:padding-bottom="0in" fo:padding-right="0in"/>
    </style:style>
    <style:style style:name="P1834" style:parent-style-name="TableParagraph" style:family="paragraph">
      <style:paragraph-properties fo:margin-left="0.1118in">
        <style:tab-stops/>
      </style:paragraph-properties>
    </style:style>
    <style:style style:name="T1835" style:parent-style-name="Fonteparág.padrão" style:family="text">
      <style:text-properties fo:color="#414042" style:text-scale="107%" fo:font-size="6.5pt" style:font-size-asian="6.5pt"/>
    </style:style>
    <style:style style:name="TableRow1836" style:family="table-row">
      <style:table-row-properties style:min-row-height="0.1895in" style:use-optimal-row-height="false"/>
    </style:style>
    <style:style style:name="TableCell1837" style:family="table-cell">
      <style:table-cell-properties fo:border="0.0069in solid #FFFFFF" fo:background-color="#F8E3DB" style:writing-mode="lr-tb" fo:padding-top="0in" fo:padding-left="0in" fo:padding-bottom="0in" fo:padding-right="0in"/>
    </style:style>
    <style:style style:name="P1838" style:parent-style-name="TableParagraph" style:family="paragraph">
      <style:paragraph-properties fo:text-align="start"/>
    </style:style>
    <style:style style:name="T1839" style:parent-style-name="Fonteparág.padrão" style:family="text">
      <style:text-properties fo:color="#414042" fo:font-size="6.5pt" style:font-size-asian="6.5pt"/>
    </style:style>
    <style:style style:name="TableCell1840" style:family="table-cell">
      <style:table-cell-properties fo:border="0.0069in solid #FFFFFF" fo:background-color="#F8E3DB" style:writing-mode="lr-tb" fo:padding-top="0in" fo:padding-left="0in" fo:padding-bottom="0in" fo:padding-right="0in"/>
    </style:style>
    <style:style style:name="P1841" style:parent-style-name="TableParagraph" style:family="paragraph">
      <style:paragraph-properties fo:margin-left="0.1104in">
        <style:tab-stops/>
      </style:paragraph-properties>
    </style:style>
    <style:style style:name="T1842" style:parent-style-name="Fonteparág.padrão" style:family="text">
      <style:text-properties fo:color="#414042" style:text-scale="107%" fo:font-size="6.5pt" style:font-size-asian="6.5pt"/>
    </style:style>
    <style:style style:name="TableCell1843" style:family="table-cell">
      <style:table-cell-properties fo:border="0.0069in solid #FFFFFF" fo:background-color="#F8E3DB" style:writing-mode="lr-tb" fo:padding-top="0in" fo:padding-left="0in" fo:padding-bottom="0in" fo:padding-right="0in"/>
    </style:style>
    <style:style style:name="P1844" style:parent-style-name="TableParagraph" style:family="paragraph">
      <style:paragraph-properties fo:margin-left="0.1118in">
        <style:tab-stops/>
      </style:paragraph-properties>
    </style:style>
    <style:style style:name="T1845" style:parent-style-name="Fonteparág.padrão" style:family="text">
      <style:text-properties fo:color="#414042" style:text-scale="107%" fo:font-size="6.5pt" style:font-size-asian="6.5pt"/>
    </style:style>
    <style:style style:name="TableRow1846" style:family="table-row">
      <style:table-row-properties style:min-row-height="0.1895in" style:use-optimal-row-height="false"/>
    </style:style>
    <style:style style:name="TableCell1847" style:family="table-cell">
      <style:table-cell-properties fo:border="0.0069in solid #FFFFFF" fo:background-color="#FBEFEA" style:writing-mode="lr-tb" fo:padding-top="0in" fo:padding-left="0in" fo:padding-bottom="0in" fo:padding-right="0in"/>
    </style:style>
    <style:style style:name="P1848" style:parent-style-name="TableParagraph" style:family="paragraph">
      <style:paragraph-properties fo:text-align="start"/>
    </style:style>
    <style:style style:name="T1849" style:parent-style-name="Fonteparág.padrão" style:family="text">
      <style:text-properties fo:color="#414042" fo:font-size="6.5pt" style:font-size-asian="6.5pt"/>
    </style:style>
    <style:style style:name="TableCell1850" style:family="table-cell">
      <style:table-cell-properties fo:border="0.0069in solid #FFFFFF" fo:background-color="#FBEFEA" style:writing-mode="lr-tb" fo:padding-top="0in" fo:padding-left="0in" fo:padding-bottom="0in" fo:padding-right="0in"/>
    </style:style>
    <style:style style:name="P1851" style:parent-style-name="TableParagraph" style:family="paragraph">
      <style:paragraph-properties fo:margin-left="0.1104in">
        <style:tab-stops/>
      </style:paragraph-properties>
    </style:style>
    <style:style style:name="T1852" style:parent-style-name="Fonteparág.padrão" style:family="text">
      <style:text-properties fo:color="#414042" style:text-scale="107%" fo:font-size="6.5pt" style:font-size-asian="6.5pt"/>
    </style:style>
    <style:style style:name="TableCell1853" style:family="table-cell">
      <style:table-cell-properties fo:border="0.0069in solid #FFFFFF" fo:background-color="#FBEFEA" style:writing-mode="lr-tb" fo:padding-top="0in" fo:padding-left="0in" fo:padding-bottom="0in" fo:padding-right="0in"/>
    </style:style>
    <style:style style:name="P1854" style:parent-style-name="TableParagraph" style:family="paragraph">
      <style:paragraph-properties fo:margin-left="0.1118in">
        <style:tab-stops/>
      </style:paragraph-properties>
    </style:style>
    <style:style style:name="T1855" style:parent-style-name="Fonteparág.padrão" style:family="text">
      <style:text-properties fo:color="#414042" style:text-scale="107%" fo:font-size="6.5pt" style:font-size-asian="6.5pt"/>
    </style:style>
    <style:style style:name="TableRow1856" style:family="table-row">
      <style:table-row-properties style:min-row-height="0.1895in" style:use-optimal-row-height="false"/>
    </style:style>
    <style:style style:name="TableCell1857" style:family="table-cell">
      <style:table-cell-properties fo:border="0.0069in solid #FFFFFF" fo:background-color="#F8E3DB" style:writing-mode="lr-tb" fo:padding-top="0in" fo:padding-left="0in" fo:padding-bottom="0in" fo:padding-right="0in"/>
    </style:style>
    <style:style style:name="P1858" style:parent-style-name="TableParagraph" style:family="paragraph">
      <style:paragraph-properties fo:text-align="start"/>
    </style:style>
    <style:style style:name="T1859" style:parent-style-name="Fonteparág.padrão" style:family="text">
      <style:text-properties fo:color="#414042" fo:font-size="6.5pt" style:font-size-asian="6.5pt"/>
    </style:style>
    <style:style style:name="TableCell1860" style:family="table-cell">
      <style:table-cell-properties fo:border="0.0069in solid #FFFFFF" fo:background-color="#F8E3DB" style:writing-mode="lr-tb" fo:padding-top="0in" fo:padding-left="0in" fo:padding-bottom="0in" fo:padding-right="0in"/>
    </style:style>
    <style:style style:name="P1861" style:parent-style-name="TableParagraph" style:family="paragraph">
      <style:paragraph-properties fo:margin-left="0.1104in">
        <style:tab-stops/>
      </style:paragraph-properties>
    </style:style>
    <style:style style:name="T1862" style:parent-style-name="Fonteparág.padrão" style:family="text">
      <style:text-properties fo:color="#414042" style:text-scale="107%" fo:font-size="6.5pt" style:font-size-asian="6.5pt"/>
    </style:style>
    <style:style style:name="TableCell1863" style:family="table-cell">
      <style:table-cell-properties fo:border="0.0069in solid #FFFFFF" fo:background-color="#F8E3DB" style:writing-mode="lr-tb" fo:padding-top="0in" fo:padding-left="0in" fo:padding-bottom="0in" fo:padding-right="0in"/>
    </style:style>
    <style:style style:name="P1864" style:parent-style-name="TableParagraph" style:family="paragraph">
      <style:paragraph-properties fo:margin-left="0.1118in">
        <style:tab-stops/>
      </style:paragraph-properties>
    </style:style>
    <style:style style:name="T1865" style:parent-style-name="Fonteparág.padrão" style:family="text">
      <style:text-properties fo:color="#414042" style:text-scale="107%" fo:font-size="6.5pt" style:font-size-asian="6.5pt"/>
    </style:style>
    <style:style style:name="TableRow1866" style:family="table-row">
      <style:table-row-properties style:min-row-height="0.1895in" style:use-optimal-row-height="false"/>
    </style:style>
    <style:style style:name="TableCell1867" style:family="table-cell">
      <style:table-cell-properties fo:border="0.0069in solid #FFFFFF" fo:background-color="#FBEFEA" style:writing-mode="lr-tb" fo:padding-top="0in" fo:padding-left="0in" fo:padding-bottom="0in" fo:padding-right="0in"/>
    </style:style>
    <style:style style:name="P1868" style:parent-style-name="TableParagraph" style:family="paragraph">
      <style:paragraph-properties fo:text-align="start"/>
    </style:style>
    <style:style style:name="T1869" style:parent-style-name="Fonteparág.padrão" style:family="text">
      <style:text-properties fo:color="#414042" fo:font-size="6.5pt" style:font-size-asian="6.5pt"/>
    </style:style>
    <style:style style:name="TableCell1870" style:family="table-cell">
      <style:table-cell-properties fo:border="0.0069in solid #FFFFFF" fo:background-color="#FBEFEA" style:writing-mode="lr-tb" fo:padding-top="0in" fo:padding-left="0in" fo:padding-bottom="0in" fo:padding-right="0in"/>
    </style:style>
    <style:style style:name="P1871" style:parent-style-name="TableParagraph" style:family="paragraph">
      <style:paragraph-properties fo:margin-left="0.1104in">
        <style:tab-stops/>
      </style:paragraph-properties>
    </style:style>
    <style:style style:name="T1872" style:parent-style-name="Fonteparág.padrão" style:family="text">
      <style:text-properties fo:color="#414042" style:text-scale="107%" fo:font-size="6.5pt" style:font-size-asian="6.5pt"/>
    </style:style>
    <style:style style:name="TableCell1873" style:family="table-cell">
      <style:table-cell-properties fo:border="0.0069in solid #FFFFFF" fo:background-color="#FBEFEA" style:writing-mode="lr-tb" fo:padding-top="0in" fo:padding-left="0in" fo:padding-bottom="0in" fo:padding-right="0in"/>
    </style:style>
    <style:style style:name="P1874" style:parent-style-name="TableParagraph" style:family="paragraph">
      <style:paragraph-properties fo:margin-left="0.3187in" fo:margin-right="0.2611in">
        <style:tab-stops/>
      </style:paragraph-properties>
    </style:style>
    <style:style style:name="T1875" style:parent-style-name="Fonteparág.padrão" style:family="text">
      <style:text-properties fo:color="#414042" style:text-scale="110%" fo:font-size="6.5pt" style:font-size-asian="6.5pt"/>
    </style:style>
    <style:style style:name="TableRow1876" style:family="table-row">
      <style:table-row-properties style:min-row-height="0.1895in" style:use-optimal-row-height="false"/>
    </style:style>
    <style:style style:name="TableCell1877" style:family="table-cell">
      <style:table-cell-properties fo:border="0.0069in solid #FFFFFF" fo:background-color="#F8E3DB" style:writing-mode="lr-tb" fo:padding-top="0in" fo:padding-left="0in" fo:padding-bottom="0in" fo:padding-right="0in"/>
    </style:style>
    <style:style style:name="P1878" style:parent-style-name="TableParagraph" style:family="paragraph">
      <style:paragraph-properties fo:text-align="start"/>
    </style:style>
    <style:style style:name="T1879" style:parent-style-name="Fonteparág.padrão" style:family="text">
      <style:text-properties fo:color="#414042" fo:font-size="6.5pt" style:font-size-asian="6.5pt"/>
    </style:style>
    <style:style style:name="TableCell1880" style:family="table-cell">
      <style:table-cell-properties fo:border="0.0069in solid #FFFFFF" fo:background-color="#F8E3DB" style:writing-mode="lr-tb" fo:padding-top="0in" fo:padding-left="0in" fo:padding-bottom="0in" fo:padding-right="0in"/>
    </style:style>
    <style:style style:name="P1881" style:parent-style-name="TableParagraph" style:family="paragraph">
      <style:paragraph-properties fo:margin-left="0.1104in">
        <style:tab-stops/>
      </style:paragraph-properties>
    </style:style>
    <style:style style:name="T1882" style:parent-style-name="Fonteparág.padrão" style:family="text">
      <style:text-properties fo:color="#414042" style:text-scale="107%" fo:font-size="6.5pt" style:font-size-asian="6.5pt"/>
    </style:style>
    <style:style style:name="TableCell1883" style:family="table-cell">
      <style:table-cell-properties fo:border="0.0069in solid #FFFFFF" fo:background-color="#F8E3DB" style:writing-mode="lr-tb" fo:padding-top="0in" fo:padding-left="0in" fo:padding-bottom="0in" fo:padding-right="0in"/>
    </style:style>
    <style:style style:name="P1884" style:parent-style-name="TableParagraph" style:family="paragraph">
      <style:paragraph-properties fo:margin-left="0.1118in">
        <style:tab-stops/>
      </style:paragraph-properties>
    </style:style>
    <style:style style:name="T1885" style:parent-style-name="Fonteparág.padrão" style:family="text">
      <style:text-properties fo:color="#414042" style:text-scale="107%" fo:font-size="6.5pt" style:font-size-asian="6.5pt"/>
    </style:style>
    <style:style style:name="TableRow1886" style:family="table-row">
      <style:table-row-properties style:min-row-height="0.1895in" style:use-optimal-row-height="false"/>
    </style:style>
    <style:style style:name="TableCell1887" style:family="table-cell">
      <style:table-cell-properties fo:border="0.0069in solid #FFFFFF" fo:background-color="#FBEFEA" style:writing-mode="lr-tb" fo:padding-top="0in" fo:padding-left="0in" fo:padding-bottom="0in" fo:padding-right="0in"/>
    </style:style>
    <style:style style:name="P1888" style:parent-style-name="TableParagraph" style:family="paragraph">
      <style:paragraph-properties fo:text-align="start"/>
    </style:style>
    <style:style style:name="T1889" style:parent-style-name="Fonteparág.padrão" style:family="text">
      <style:text-properties fo:color="#414042" fo:font-size="6.5pt" style:font-size-asian="6.5pt"/>
    </style:style>
    <style:style style:name="TableCell1890" style:family="table-cell">
      <style:table-cell-properties fo:border="0.0069in solid #FFFFFF" fo:background-color="#FBEFEA" style:writing-mode="lr-tb" fo:padding-top="0in" fo:padding-left="0in" fo:padding-bottom="0in" fo:padding-right="0in"/>
    </style:style>
    <style:style style:name="P1891" style:parent-style-name="TableParagraph" style:family="paragraph">
      <style:paragraph-properties fo:margin-left="0.1104in">
        <style:tab-stops/>
      </style:paragraph-properties>
    </style:style>
    <style:style style:name="T1892" style:parent-style-name="Fonteparág.padrão" style:family="text">
      <style:text-properties fo:color="#414042" style:text-scale="107%" fo:font-size="6.5pt" style:font-size-asian="6.5pt"/>
    </style:style>
    <style:style style:name="TableCell1893" style:family="table-cell">
      <style:table-cell-properties fo:border="0.0069in solid #FFFFFF" fo:background-color="#FBEFEA" style:writing-mode="lr-tb" fo:padding-top="0in" fo:padding-left="0in" fo:padding-bottom="0in" fo:padding-right="0in"/>
    </style:style>
    <style:style style:name="P1894" style:parent-style-name="TableParagraph" style:family="paragraph">
      <style:paragraph-properties fo:margin-left="0.1118in">
        <style:tab-stops/>
      </style:paragraph-properties>
    </style:style>
    <style:style style:name="T1895" style:parent-style-name="Fonteparág.padrão" style:family="text">
      <style:text-properties fo:color="#414042" style:text-scale="107%" fo:font-size="6.5pt" style:font-size-asian="6.5pt"/>
    </style:style>
    <style:style style:name="TableRow1896" style:family="table-row">
      <style:table-row-properties style:min-row-height="0.1895in" style:use-optimal-row-height="false"/>
    </style:style>
    <style:style style:name="TableCell1897" style:family="table-cell">
      <style:table-cell-properties fo:border="0.0069in solid #FFFFFF" fo:background-color="#F8E3DB" style:writing-mode="lr-tb" fo:padding-top="0in" fo:padding-left="0in" fo:padding-bottom="0in" fo:padding-right="0in"/>
    </style:style>
    <style:style style:name="P1898" style:parent-style-name="TableParagraph" style:family="paragraph">
      <style:paragraph-properties fo:text-align="start"/>
    </style:style>
    <style:style style:name="T1899" style:parent-style-name="Fonteparág.padrão" style:family="text">
      <style:text-properties fo:color="#414042" fo:font-size="6.5pt" style:font-size-asian="6.5pt"/>
    </style:style>
    <style:style style:name="TableCell1900" style:family="table-cell">
      <style:table-cell-properties fo:border="0.0069in solid #FFFFFF" fo:background-color="#F8E3DB" style:writing-mode="lr-tb" fo:padding-top="0in" fo:padding-left="0in" fo:padding-bottom="0in" fo:padding-right="0in"/>
    </style:style>
    <style:style style:name="P1901" style:parent-style-name="TableParagraph" style:family="paragraph">
      <style:paragraph-properties fo:margin-left="0.1104in">
        <style:tab-stops/>
      </style:paragraph-properties>
    </style:style>
    <style:style style:name="T1902" style:parent-style-name="Fonteparág.padrão" style:family="text">
      <style:text-properties fo:color="#414042" style:text-scale="107%" fo:font-size="6.5pt" style:font-size-asian="6.5pt"/>
    </style:style>
    <style:style style:name="TableCell1903" style:family="table-cell">
      <style:table-cell-properties fo:border="0.0069in solid #FFFFFF" fo:background-color="#F8E3DB" style:writing-mode="lr-tb" fo:padding-top="0in" fo:padding-left="0in" fo:padding-bottom="0in" fo:padding-right="0in"/>
    </style:style>
    <style:style style:name="P1904" style:parent-style-name="TableParagraph" style:family="paragraph">
      <style:paragraph-properties fo:margin-left="0.1118in">
        <style:tab-stops/>
      </style:paragraph-properties>
    </style:style>
    <style:style style:name="T1905" style:parent-style-name="Fonteparág.padrão" style:family="text">
      <style:text-properties fo:color="#414042" style:text-scale="107%" fo:font-size="6.5pt" style:font-size-asian="6.5pt"/>
    </style:style>
    <style:style style:name="TableRow1906" style:family="table-row">
      <style:table-row-properties style:min-row-height="0.1895in" style:use-optimal-row-height="false"/>
    </style:style>
    <style:style style:name="TableCell1907" style:family="table-cell">
      <style:table-cell-properties fo:border="0.0069in solid #FFFFFF" fo:background-color="#FBEFEA" style:writing-mode="lr-tb" fo:padding-top="0in" fo:padding-left="0in" fo:padding-bottom="0in" fo:padding-right="0in"/>
    </style:style>
    <style:style style:name="P1908" style:parent-style-name="TableParagraph" style:family="paragraph">
      <style:paragraph-properties fo:text-align="start"/>
    </style:style>
    <style:style style:name="T1909" style:parent-style-name="Fonteparág.padrão" style:family="text">
      <style:text-properties fo:color="#414042" fo:font-size="6.5pt" style:font-size-asian="6.5pt"/>
    </style:style>
    <style:style style:name="TableCell1910" style:family="table-cell">
      <style:table-cell-properties fo:border="0.0069in solid #FFFFFF" fo:background-color="#FBEFEA" style:writing-mode="lr-tb" fo:padding-top="0in" fo:padding-left="0in" fo:padding-bottom="0in" fo:padding-right="0in"/>
    </style:style>
    <style:style style:name="P1911" style:parent-style-name="TableParagraph" style:family="paragraph">
      <style:paragraph-properties fo:margin-left="0.1104in">
        <style:tab-stops/>
      </style:paragraph-properties>
    </style:style>
    <style:style style:name="T1912" style:parent-style-name="Fonteparág.padrão" style:family="text">
      <style:text-properties fo:color="#414042" style:text-scale="107%" fo:font-size="6.5pt" style:font-size-asian="6.5pt"/>
    </style:style>
    <style:style style:name="TableCell1913" style:family="table-cell">
      <style:table-cell-properties fo:border="0.0069in solid #FFFFFF" fo:background-color="#FBEFEA" style:writing-mode="lr-tb" fo:padding-top="0in" fo:padding-left="0in" fo:padding-bottom="0in" fo:padding-right="0in"/>
    </style:style>
    <style:style style:name="P1914" style:parent-style-name="TableParagraph" style:family="paragraph">
      <style:paragraph-properties fo:margin-left="0.1118in">
        <style:tab-stops/>
      </style:paragraph-properties>
    </style:style>
    <style:style style:name="T1915" style:parent-style-name="Fonteparág.padrão" style:family="text">
      <style:text-properties fo:color="#414042" style:text-scale="107%" fo:font-size="6.5pt" style:font-size-asian="6.5pt"/>
    </style:style>
    <style:style style:name="TableRow1916" style:family="table-row">
      <style:table-row-properties style:min-row-height="0.1895in" style:use-optimal-row-height="false"/>
    </style:style>
    <style:style style:name="TableCell1917" style:family="table-cell">
      <style:table-cell-properties fo:border="0.0069in solid #FFFFFF" fo:background-color="#F8E3DB" style:writing-mode="lr-tb" fo:padding-top="0in" fo:padding-left="0in" fo:padding-bottom="0in" fo:padding-right="0in"/>
    </style:style>
    <style:style style:name="P1918" style:parent-style-name="TableParagraph" style:family="paragraph">
      <style:paragraph-properties fo:text-align="start"/>
    </style:style>
    <style:style style:name="T1919" style:parent-style-name="Fonteparág.padrão" style:family="text">
      <style:text-properties fo:color="#414042" fo:font-size="6.5pt" style:font-size-asian="6.5pt"/>
    </style:style>
    <style:style style:name="TableCell1920" style:family="table-cell">
      <style:table-cell-properties fo:border="0.0069in solid #FFFFFF" fo:background-color="#F8E3DB" style:writing-mode="lr-tb" fo:padding-top="0in" fo:padding-left="0in" fo:padding-bottom="0in" fo:padding-right="0in"/>
    </style:style>
    <style:style style:name="P1921" style:parent-style-name="TableParagraph" style:family="paragraph">
      <style:paragraph-properties fo:margin-left="0.1104in">
        <style:tab-stops/>
      </style:paragraph-properties>
    </style:style>
    <style:style style:name="T1922" style:parent-style-name="Fonteparág.padrão" style:family="text">
      <style:text-properties fo:color="#414042" style:text-scale="107%" fo:font-size="6.5pt" style:font-size-asian="6.5pt"/>
    </style:style>
    <style:style style:name="TableCell1923" style:family="table-cell">
      <style:table-cell-properties fo:border="0.0069in solid #FFFFFF" fo:background-color="#F8E3DB" style:writing-mode="lr-tb" fo:padding-top="0in" fo:padding-left="0in" fo:padding-bottom="0in" fo:padding-right="0in"/>
    </style:style>
    <style:style style:name="P1924" style:parent-style-name="TableParagraph" style:family="paragraph">
      <style:paragraph-properties fo:margin-left="0.1118in">
        <style:tab-stops/>
      </style:paragraph-properties>
    </style:style>
    <style:style style:name="T1925" style:parent-style-name="Fonteparág.padrão" style:family="text">
      <style:text-properties fo:color="#414042" style:text-scale="107%" fo:font-size="6.5pt" style:font-size-asian="6.5pt"/>
    </style:style>
    <style:style style:name="TableRow1926" style:family="table-row">
      <style:table-row-properties style:min-row-height="0.1895in" style:use-optimal-row-height="false"/>
    </style:style>
    <style:style style:name="TableCell1927" style:family="table-cell">
      <style:table-cell-properties fo:border="0.0069in solid #FFFFFF" fo:background-color="#FBEFEA" style:writing-mode="lr-tb" fo:padding-top="0in" fo:padding-left="0in" fo:padding-bottom="0in" fo:padding-right="0in"/>
    </style:style>
    <style:style style:name="P1928" style:parent-style-name="TableParagraph" style:family="paragraph">
      <style:paragraph-properties fo:text-align="start"/>
    </style:style>
    <style:style style:name="T1929" style:parent-style-name="Fonteparág.padrão" style:family="text">
      <style:text-properties fo:color="#414042" fo:font-size="6.5pt" style:font-size-asian="6.5pt"/>
    </style:style>
    <style:style style:name="TableCell1930" style:family="table-cell">
      <style:table-cell-properties fo:border="0.0069in solid #FFFFFF" fo:background-color="#FBEFEA" style:writing-mode="lr-tb" fo:padding-top="0in" fo:padding-left="0in" fo:padding-bottom="0in" fo:padding-right="0in"/>
    </style:style>
    <style:style style:name="P1931" style:parent-style-name="TableParagraph" style:family="paragraph">
      <style:paragraph-properties fo:margin-left="0.1104in">
        <style:tab-stops/>
      </style:paragraph-properties>
    </style:style>
    <style:style style:name="T1932" style:parent-style-name="Fonteparág.padrão" style:family="text">
      <style:text-properties fo:color="#414042" style:text-scale="107%" fo:font-size="6.5pt" style:font-size-asian="6.5pt"/>
    </style:style>
    <style:style style:name="TableCell1933" style:family="table-cell">
      <style:table-cell-properties fo:border="0.0069in solid #FFFFFF" fo:background-color="#FBEFEA" style:writing-mode="lr-tb" fo:padding-top="0in" fo:padding-left="0in" fo:padding-bottom="0in" fo:padding-right="0in"/>
    </style:style>
    <style:style style:name="P1934" style:parent-style-name="TableParagraph" style:family="paragraph">
      <style:paragraph-properties fo:margin-left="0.1118in">
        <style:tab-stops/>
      </style:paragraph-properties>
    </style:style>
    <style:style style:name="T1935" style:parent-style-name="Fonteparág.padrão" style:family="text">
      <style:text-properties fo:color="#414042" style:text-scale="107%" fo:font-size="6.5pt" style:font-size-asian="6.5pt"/>
    </style:style>
    <style:style style:name="TableRow1936" style:family="table-row">
      <style:table-row-properties style:min-row-height="0.1895in" style:use-optimal-row-height="false"/>
    </style:style>
    <style:style style:name="TableCell1937" style:family="table-cell">
      <style:table-cell-properties fo:border="0.0069in solid #FFFFFF" fo:background-color="#F8E3DB" style:writing-mode="lr-tb" fo:padding-top="0in" fo:padding-left="0in" fo:padding-bottom="0in" fo:padding-right="0in"/>
    </style:style>
    <style:style style:name="P1938" style:parent-style-name="TableParagraph" style:family="paragraph">
      <style:paragraph-properties fo:text-align="start"/>
    </style:style>
    <style:style style:name="T1939" style:parent-style-name="Fonteparág.padrão" style:family="text">
      <style:text-properties fo:color="#414042" fo:font-size="6.5pt" style:font-size-asian="6.5pt"/>
    </style:style>
    <style:style style:name="TableCell1940" style:family="table-cell">
      <style:table-cell-properties fo:border="0.0069in solid #FFFFFF" fo:background-color="#F8E3DB" style:writing-mode="lr-tb" fo:padding-top="0in" fo:padding-left="0in" fo:padding-bottom="0in" fo:padding-right="0in"/>
    </style:style>
    <style:style style:name="P1941" style:parent-style-name="TableParagraph" style:family="paragraph">
      <style:paragraph-properties fo:margin-left="0.1104in">
        <style:tab-stops/>
      </style:paragraph-properties>
    </style:style>
    <style:style style:name="T1942" style:parent-style-name="Fonteparág.padrão" style:family="text">
      <style:text-properties fo:color="#414042" style:text-scale="107%" fo:font-size="6.5pt" style:font-size-asian="6.5pt"/>
    </style:style>
    <style:style style:name="TableCell1943" style:family="table-cell">
      <style:table-cell-properties fo:border="0.0069in solid #FFFFFF" fo:background-color="#F8E3DB" style:writing-mode="lr-tb" fo:padding-top="0in" fo:padding-left="0in" fo:padding-bottom="0in" fo:padding-right="0in"/>
    </style:style>
    <style:style style:name="P1944" style:parent-style-name="TableParagraph" style:family="paragraph">
      <style:paragraph-properties fo:margin-left="0.1118in">
        <style:tab-stops/>
      </style:paragraph-properties>
    </style:style>
    <style:style style:name="T1945" style:parent-style-name="Fonteparág.padrão" style:family="text">
      <style:text-properties fo:color="#414042" style:text-scale="107%" fo:font-size="6.5pt" style:font-size-asian="6.5pt"/>
    </style:style>
    <style:style style:name="TableRow1946" style:family="table-row">
      <style:table-row-properties style:min-row-height="0.1895in" style:use-optimal-row-height="false"/>
    </style:style>
    <style:style style:name="TableCell1947" style:family="table-cell">
      <style:table-cell-properties fo:border="0.0069in solid #FFFFFF" fo:background-color="#FBEFEA" style:writing-mode="lr-tb" fo:padding-top="0in" fo:padding-left="0in" fo:padding-bottom="0in" fo:padding-right="0in"/>
    </style:style>
    <style:style style:name="P1948" style:parent-style-name="TableParagraph" style:family="paragraph">
      <style:paragraph-properties fo:text-align="start"/>
    </style:style>
    <style:style style:name="T1949" style:parent-style-name="Fonteparág.padrão" style:family="text">
      <style:text-properties fo:color="#414042" fo:font-size="6.5pt" style:font-size-asian="6.5pt"/>
    </style:style>
    <style:style style:name="TableCell1950" style:family="table-cell">
      <style:table-cell-properties fo:border="0.0069in solid #FFFFFF" fo:background-color="#FBEFEA" style:writing-mode="lr-tb" fo:padding-top="0in" fo:padding-left="0in" fo:padding-bottom="0in" fo:padding-right="0in"/>
    </style:style>
    <style:style style:name="P1951" style:parent-style-name="TableParagraph" style:family="paragraph">
      <style:paragraph-properties fo:margin-left="0.1104in">
        <style:tab-stops/>
      </style:paragraph-properties>
    </style:style>
    <style:style style:name="T1952" style:parent-style-name="Fonteparág.padrão" style:family="text">
      <style:text-properties fo:color="#414042" style:text-scale="107%" fo:font-size="6.5pt" style:font-size-asian="6.5pt"/>
    </style:style>
    <style:style style:name="TableCell1953" style:family="table-cell">
      <style:table-cell-properties fo:border="0.0069in solid #FFFFFF" fo:background-color="#FBEFEA" style:writing-mode="lr-tb" fo:padding-top="0in" fo:padding-left="0in" fo:padding-bottom="0in" fo:padding-right="0in"/>
    </style:style>
    <style:style style:name="P1954" style:parent-style-name="TableParagraph" style:family="paragraph">
      <style:paragraph-properties fo:margin-left="0.1118in">
        <style:tab-stops/>
      </style:paragraph-properties>
    </style:style>
    <style:style style:name="T1955" style:parent-style-name="Fonteparág.padrão" style:family="text">
      <style:text-properties fo:color="#414042" style:text-scale="107%" fo:font-size="6.5pt" style:font-size-asian="6.5pt"/>
    </style:style>
    <style:style style:name="TableRow1956" style:family="table-row">
      <style:table-row-properties style:min-row-height="0.1895in" style:use-optimal-row-height="false"/>
    </style:style>
    <style:style style:name="TableCell1957" style:family="table-cell">
      <style:table-cell-properties fo:border="0.0069in solid #FFFFFF" fo:background-color="#F8E3DB" style:writing-mode="lr-tb" fo:padding-top="0in" fo:padding-left="0in" fo:padding-bottom="0in" fo:padding-right="0in"/>
    </style:style>
    <style:style style:name="P1958" style:parent-style-name="TableParagraph" style:family="paragraph">
      <style:paragraph-properties fo:text-align="start"/>
    </style:style>
    <style:style style:name="T1959" style:parent-style-name="Fonteparág.padrão" style:family="text">
      <style:text-properties fo:color="#414042" fo:font-size="6.5pt" style:font-size-asian="6.5pt"/>
    </style:style>
    <style:style style:name="TableCell1960" style:family="table-cell">
      <style:table-cell-properties fo:border="0.0069in solid #FFFFFF" fo:background-color="#F8E3DB" style:writing-mode="lr-tb" fo:padding-top="0in" fo:padding-left="0in" fo:padding-bottom="0in" fo:padding-right="0in"/>
    </style:style>
    <style:style style:name="P1961" style:parent-style-name="TableParagraph" style:family="paragraph">
      <style:paragraph-properties fo:margin-left="0.1104in">
        <style:tab-stops/>
      </style:paragraph-properties>
    </style:style>
    <style:style style:name="T1962" style:parent-style-name="Fonteparág.padrão" style:family="text">
      <style:text-properties fo:color="#414042" style:text-scale="107%" fo:font-size="6.5pt" style:font-size-asian="6.5pt"/>
    </style:style>
    <style:style style:name="TableCell1963" style:family="table-cell">
      <style:table-cell-properties fo:border="0.0069in solid #FFFFFF" fo:background-color="#F8E3DB" style:writing-mode="lr-tb" fo:padding-top="0in" fo:padding-left="0in" fo:padding-bottom="0in" fo:padding-right="0in"/>
    </style:style>
    <style:style style:name="P1964" style:parent-style-name="TableParagraph" style:family="paragraph">
      <style:paragraph-properties fo:margin-left="0.1118in">
        <style:tab-stops/>
      </style:paragraph-properties>
    </style:style>
    <style:style style:name="T1965" style:parent-style-name="Fonteparág.padrão" style:family="text">
      <style:text-properties fo:color="#414042" style:text-scale="107%" fo:font-size="6.5pt" style:font-size-asian="6.5pt"/>
    </style:style>
    <style:style style:name="TableRow1966" style:family="table-row">
      <style:table-row-properties style:min-row-height="0.1895in" style:use-optimal-row-height="false"/>
    </style:style>
    <style:style style:name="TableCell1967" style:family="table-cell">
      <style:table-cell-properties fo:border="0.0069in solid #FFFFFF" fo:background-color="#FBEFEA" style:writing-mode="lr-tb" fo:padding-top="0in" fo:padding-left="0in" fo:padding-bottom="0in" fo:padding-right="0in"/>
    </style:style>
    <style:style style:name="P1968" style:parent-style-name="TableParagraph" style:family="paragraph">
      <style:paragraph-properties fo:text-align="start"/>
    </style:style>
    <style:style style:name="T1969" style:parent-style-name="Fonteparág.padrão" style:family="text">
      <style:text-properties fo:color="#414042" fo:font-size="6.5pt" style:font-size-asian="6.5pt"/>
    </style:style>
    <style:style style:name="TableCell1970" style:family="table-cell">
      <style:table-cell-properties fo:border="0.0069in solid #FFFFFF" fo:background-color="#FBEFEA" style:writing-mode="lr-tb" fo:padding-top="0in" fo:padding-left="0in" fo:padding-bottom="0in" fo:padding-right="0in"/>
    </style:style>
    <style:style style:name="P1971" style:parent-style-name="TableParagraph" style:family="paragraph">
      <style:paragraph-properties fo:margin-left="0.1104in">
        <style:tab-stops/>
      </style:paragraph-properties>
    </style:style>
    <style:style style:name="T1972" style:parent-style-name="Fonteparág.padrão" style:family="text">
      <style:text-properties fo:color="#414042" style:text-scale="107%" fo:font-size="6.5pt" style:font-size-asian="6.5pt"/>
    </style:style>
    <style:style style:name="TableCell1973" style:family="table-cell">
      <style:table-cell-properties fo:border="0.0069in solid #FFFFFF" fo:background-color="#FBEFEA" style:writing-mode="lr-tb" fo:padding-top="0in" fo:padding-left="0in" fo:padding-bottom="0in" fo:padding-right="0in"/>
    </style:style>
    <style:style style:name="P1974" style:parent-style-name="TableParagraph" style:family="paragraph">
      <style:paragraph-properties fo:margin-left="0.1118in">
        <style:tab-stops/>
      </style:paragraph-properties>
    </style:style>
    <style:style style:name="T1975" style:parent-style-name="Fonteparág.padrão" style:family="text">
      <style:text-properties fo:color="#414042" style:text-scale="107%" fo:font-size="6.5pt" style:font-size-asian="6.5pt"/>
    </style:style>
    <style:style style:name="TableRow1976" style:family="table-row">
      <style:table-row-properties style:min-row-height="0.1895in" style:use-optimal-row-height="false"/>
    </style:style>
    <style:style style:name="TableCell1977" style:family="table-cell">
      <style:table-cell-properties fo:border="0.0069in solid #FFFFFF" fo:background-color="#F8E3DB" style:writing-mode="lr-tb" fo:padding-top="0in" fo:padding-left="0in" fo:padding-bottom="0in" fo:padding-right="0in"/>
    </style:style>
    <style:style style:name="P1978" style:parent-style-name="TableParagraph" style:family="paragraph">
      <style:paragraph-properties fo:text-align="start"/>
    </style:style>
    <style:style style:name="T1979" style:parent-style-name="Fonteparág.padrão" style:family="text">
      <style:text-properties fo:color="#414042" fo:font-size="6.5pt" style:font-size-asian="6.5pt"/>
    </style:style>
    <style:style style:name="TableCell1980" style:family="table-cell">
      <style:table-cell-properties fo:border="0.0069in solid #FFFFFF" fo:background-color="#F8E3DB" style:writing-mode="lr-tb" fo:padding-top="0in" fo:padding-left="0in" fo:padding-bottom="0in" fo:padding-right="0in"/>
    </style:style>
    <style:style style:name="P1981" style:parent-style-name="TableParagraph" style:family="paragraph">
      <style:paragraph-properties fo:margin-left="0.1104in">
        <style:tab-stops/>
      </style:paragraph-properties>
    </style:style>
    <style:style style:name="T1982" style:parent-style-name="Fonteparág.padrão" style:family="text">
      <style:text-properties fo:color="#414042" style:text-scale="107%" fo:font-size="6.5pt" style:font-size-asian="6.5pt"/>
    </style:style>
    <style:style style:name="TableCell1983" style:family="table-cell">
      <style:table-cell-properties fo:border="0.0069in solid #FFFFFF" fo:background-color="#F8E3DB" style:writing-mode="lr-tb" fo:padding-top="0in" fo:padding-left="0in" fo:padding-bottom="0in" fo:padding-right="0in"/>
    </style:style>
    <style:style style:name="P1984" style:parent-style-name="TableParagraph" style:family="paragraph">
      <style:paragraph-properties fo:margin-left="0.1118in">
        <style:tab-stops/>
      </style:paragraph-properties>
    </style:style>
    <style:style style:name="T1985" style:parent-style-name="Fonteparág.padrão" style:family="text">
      <style:text-properties fo:color="#414042" style:text-scale="107%" fo:font-size="6.5pt" style:font-size-asian="6.5pt"/>
    </style:style>
    <style:style style:name="TableRow1986" style:family="table-row">
      <style:table-row-properties style:min-row-height="0.1895in" style:use-optimal-row-height="false"/>
    </style:style>
    <style:style style:name="TableCell1987" style:family="table-cell">
      <style:table-cell-properties fo:border="0.0069in solid #FFFFFF" fo:background-color="#FBEFEA" style:writing-mode="lr-tb" fo:padding-top="0in" fo:padding-left="0in" fo:padding-bottom="0in" fo:padding-right="0in"/>
    </style:style>
    <style:style style:name="P1988" style:parent-style-name="TableParagraph" style:family="paragraph">
      <style:paragraph-properties fo:text-align="start"/>
    </style:style>
    <style:style style:name="T1989" style:parent-style-name="Fonteparág.padrão" style:family="text">
      <style:text-properties fo:color="#414042" fo:font-size="6.5pt" style:font-size-asian="6.5pt"/>
    </style:style>
    <style:style style:name="TableCell1990" style:family="table-cell">
      <style:table-cell-properties fo:border="0.0069in solid #FFFFFF" fo:background-color="#FBEFEA" style:writing-mode="lr-tb" fo:padding-top="0in" fo:padding-left="0in" fo:padding-bottom="0in" fo:padding-right="0in"/>
    </style:style>
    <style:style style:name="P1991" style:parent-style-name="TableParagraph" style:family="paragraph">
      <style:paragraph-properties fo:margin-left="0.1104in">
        <style:tab-stops/>
      </style:paragraph-properties>
    </style:style>
    <style:style style:name="T1992" style:parent-style-name="Fonteparág.padrão" style:family="text">
      <style:text-properties fo:color="#414042" style:text-scale="107%" fo:font-size="6.5pt" style:font-size-asian="6.5pt"/>
    </style:style>
    <style:style style:name="TableCell1993" style:family="table-cell">
      <style:table-cell-properties fo:border="0.0069in solid #FFFFFF" fo:background-color="#FBEFEA" style:writing-mode="lr-tb" fo:padding-top="0in" fo:padding-left="0in" fo:padding-bottom="0in" fo:padding-right="0in"/>
    </style:style>
    <style:style style:name="P1994" style:parent-style-name="TableParagraph" style:family="paragraph">
      <style:paragraph-properties fo:margin-left="0.1118in">
        <style:tab-stops/>
      </style:paragraph-properties>
    </style:style>
    <style:style style:name="T1995" style:parent-style-name="Fonteparág.padrão" style:family="text">
      <style:text-properties fo:color="#414042" style:text-scale="107%" fo:font-size="6.5pt" style:font-size-asian="6.5pt"/>
    </style:style>
    <style:style style:name="TableRow1996" style:family="table-row">
      <style:table-row-properties style:min-row-height="0.1895in" style:use-optimal-row-height="false"/>
    </style:style>
    <style:style style:name="TableCell1997" style:family="table-cell">
      <style:table-cell-properties fo:border="0.0069in solid #FFFFFF" fo:background-color="#F8E3DB" style:writing-mode="lr-tb" fo:padding-top="0in" fo:padding-left="0in" fo:padding-bottom="0in" fo:padding-right="0in"/>
    </style:style>
    <style:style style:name="P1998" style:parent-style-name="TableParagraph" style:family="paragraph">
      <style:paragraph-properties fo:text-align="start"/>
    </style:style>
    <style:style style:name="T1999" style:parent-style-name="Fonteparág.padrão" style:family="text">
      <style:text-properties fo:color="#414042" fo:font-size="6.5pt" style:font-size-asian="6.5pt"/>
    </style:style>
    <style:style style:name="TableCell2000" style:family="table-cell">
      <style:table-cell-properties fo:border="0.0069in solid #FFFFFF" fo:background-color="#F8E3DB" style:writing-mode="lr-tb" fo:padding-top="0in" fo:padding-left="0in" fo:padding-bottom="0in" fo:padding-right="0in"/>
    </style:style>
    <style:style style:name="P2001" style:parent-style-name="TableParagraph" style:family="paragraph">
      <style:paragraph-properties fo:margin-left="0.1104in">
        <style:tab-stops/>
      </style:paragraph-properties>
    </style:style>
    <style:style style:name="T2002" style:parent-style-name="Fonteparág.padrão" style:family="text">
      <style:text-properties fo:color="#414042" style:text-scale="107%" fo:font-size="6.5pt" style:font-size-asian="6.5pt"/>
    </style:style>
    <style:style style:name="TableCell2003" style:family="table-cell">
      <style:table-cell-properties fo:border="0.0069in solid #FFFFFF" fo:background-color="#F8E3DB" style:writing-mode="lr-tb" fo:padding-top="0in" fo:padding-left="0in" fo:padding-bottom="0in" fo:padding-right="0in"/>
    </style:style>
    <style:style style:name="P2004" style:parent-style-name="TableParagraph" style:family="paragraph">
      <style:paragraph-properties fo:margin-left="0.1118in">
        <style:tab-stops/>
      </style:paragraph-properties>
    </style:style>
    <style:style style:name="T2005" style:parent-style-name="Fonteparág.padrão" style:family="text">
      <style:text-properties fo:color="#414042" style:text-scale="107%" fo:font-size="6.5pt" style:font-size-asian="6.5pt"/>
    </style:style>
    <style:style style:name="TableRow2006" style:family="table-row">
      <style:table-row-properties style:min-row-height="0.1895in" style:use-optimal-row-height="false"/>
    </style:style>
    <style:style style:name="TableCell2007" style:family="table-cell">
      <style:table-cell-properties fo:border="0.0069in solid #FFFFFF" fo:background-color="#FBEFEA" style:writing-mode="lr-tb" fo:padding-top="0in" fo:padding-left="0in" fo:padding-bottom="0in" fo:padding-right="0in"/>
    </style:style>
    <style:style style:name="P2008" style:parent-style-name="TableParagraph" style:family="paragraph">
      <style:paragraph-properties fo:text-align="start"/>
    </style:style>
    <style:style style:name="T2009" style:parent-style-name="Fonteparág.padrão" style:family="text">
      <style:text-properties fo:color="#414042" fo:font-size="6.5pt" style:font-size-asian="6.5pt"/>
    </style:style>
    <style:style style:name="TableCell2010" style:family="table-cell">
      <style:table-cell-properties fo:border="0.0069in solid #FFFFFF" fo:background-color="#FBEFEA" style:writing-mode="lr-tb" fo:padding-top="0in" fo:padding-left="0in" fo:padding-bottom="0in" fo:padding-right="0in"/>
    </style:style>
    <style:style style:name="P2011" style:parent-style-name="TableParagraph" style:family="paragraph">
      <style:paragraph-properties fo:margin-left="0.1104in">
        <style:tab-stops/>
      </style:paragraph-properties>
    </style:style>
    <style:style style:name="T2012" style:parent-style-name="Fonteparág.padrão" style:family="text">
      <style:text-properties fo:color="#414042" style:text-scale="107%" fo:font-size="6.5pt" style:font-size-asian="6.5pt"/>
    </style:style>
    <style:style style:name="TableCell2013" style:family="table-cell">
      <style:table-cell-properties fo:border="0.0069in solid #FFFFFF" fo:background-color="#FBEFEA" style:writing-mode="lr-tb" fo:padding-top="0in" fo:padding-left="0in" fo:padding-bottom="0in" fo:padding-right="0in"/>
    </style:style>
    <style:style style:name="P2014" style:parent-style-name="TableParagraph" style:family="paragraph">
      <style:paragraph-properties fo:margin-left="0.1118in">
        <style:tab-stops/>
      </style:paragraph-properties>
    </style:style>
    <style:style style:name="T2015" style:parent-style-name="Fonteparág.padrão" style:family="text">
      <style:text-properties fo:color="#414042" style:text-scale="107%" fo:font-size="6.5pt" style:font-size-asian="6.5pt"/>
    </style:style>
    <style:style style:name="TableRow2016" style:family="table-row">
      <style:table-row-properties style:min-row-height="0.1895in" style:use-optimal-row-height="false"/>
    </style:style>
    <style:style style:name="TableCell2017" style:family="table-cell">
      <style:table-cell-properties fo:border="0.0069in solid #FFFFFF" fo:background-color="#F8E3DB" style:writing-mode="lr-tb" fo:padding-top="0in" fo:padding-left="0in" fo:padding-bottom="0in" fo:padding-right="0in"/>
    </style:style>
    <style:style style:name="P2018" style:parent-style-name="TableParagraph" style:family="paragraph">
      <style:paragraph-properties fo:text-align="start"/>
    </style:style>
    <style:style style:name="T2019" style:parent-style-name="Fonteparág.padrão" style:family="text">
      <style:text-properties fo:color="#414042" fo:font-size="6.5pt" style:font-size-asian="6.5pt"/>
    </style:style>
    <style:style style:name="TableCell2020" style:family="table-cell">
      <style:table-cell-properties fo:border="0.0069in solid #FFFFFF" fo:background-color="#F8E3DB" style:writing-mode="lr-tb" fo:padding-top="0in" fo:padding-left="0in" fo:padding-bottom="0in" fo:padding-right="0in"/>
    </style:style>
    <style:style style:name="P2021" style:parent-style-name="TableParagraph" style:family="paragraph">
      <style:paragraph-properties fo:margin-left="0.1104in">
        <style:tab-stops/>
      </style:paragraph-properties>
    </style:style>
    <style:style style:name="T2022" style:parent-style-name="Fonteparág.padrão" style:family="text">
      <style:text-properties fo:color="#414042" style:text-scale="107%" fo:font-size="6.5pt" style:font-size-asian="6.5pt"/>
    </style:style>
    <style:style style:name="TableCell2023" style:family="table-cell">
      <style:table-cell-properties fo:border="0.0069in solid #FFFFFF" fo:background-color="#F8E3DB" style:writing-mode="lr-tb" fo:padding-top="0in" fo:padding-left="0in" fo:padding-bottom="0in" fo:padding-right="0in"/>
    </style:style>
    <style:style style:name="P2024" style:parent-style-name="TableParagraph" style:family="paragraph">
      <style:paragraph-properties fo:margin-left="0.3187in" fo:margin-right="0.2611in">
        <style:tab-stops/>
      </style:paragraph-properties>
    </style:style>
    <style:style style:name="T2025" style:parent-style-name="Fonteparág.padrão" style:family="text">
      <style:text-properties fo:color="#414042" style:text-scale="110%" fo:font-size="6.5pt" style:font-size-asian="6.5pt"/>
    </style:style>
    <style:style style:name="TableRow2026" style:family="table-row">
      <style:table-row-properties style:min-row-height="0.1895in" style:use-optimal-row-height="false"/>
    </style:style>
    <style:style style:name="TableCell2027" style:family="table-cell">
      <style:table-cell-properties fo:border="0.0069in solid #FFFFFF" fo:background-color="#FBEFEA" style:writing-mode="lr-tb" fo:padding-top="0in" fo:padding-left="0in" fo:padding-bottom="0in" fo:padding-right="0in"/>
    </style:style>
    <style:style style:name="P2028" style:parent-style-name="TableParagraph" style:family="paragraph">
      <style:paragraph-properties fo:text-align="start"/>
    </style:style>
    <style:style style:name="T2029" style:parent-style-name="Fonteparág.padrão" style:family="text">
      <style:text-properties fo:color="#414042" fo:font-size="6.5pt" style:font-size-asian="6.5pt"/>
    </style:style>
    <style:style style:name="TableCell2030" style:family="table-cell">
      <style:table-cell-properties fo:border="0.0069in solid #FFFFFF" fo:background-color="#FBEFEA" style:writing-mode="lr-tb" fo:padding-top="0in" fo:padding-left="0in" fo:padding-bottom="0in" fo:padding-right="0in"/>
    </style:style>
    <style:style style:name="P2031" style:parent-style-name="TableParagraph" style:family="paragraph">
      <style:paragraph-properties fo:margin-left="0.1104in">
        <style:tab-stops/>
      </style:paragraph-properties>
    </style:style>
    <style:style style:name="T2032" style:parent-style-name="Fonteparág.padrão" style:family="text">
      <style:text-properties fo:color="#414042" style:text-scale="107%" fo:font-size="6.5pt" style:font-size-asian="6.5pt"/>
    </style:style>
    <style:style style:name="TableCell2033" style:family="table-cell">
      <style:table-cell-properties fo:border="0.0069in solid #FFFFFF" fo:background-color="#FBEFEA" style:writing-mode="lr-tb" fo:padding-top="0in" fo:padding-left="0in" fo:padding-bottom="0in" fo:padding-right="0in"/>
    </style:style>
    <style:style style:name="P2034" style:parent-style-name="TableParagraph" style:family="paragraph">
      <style:paragraph-properties fo:margin-left="0.3187in" fo:margin-right="0.2611in">
        <style:tab-stops/>
      </style:paragraph-properties>
    </style:style>
    <style:style style:name="T2035" style:parent-style-name="Fonteparág.padrão" style:family="text">
      <style:text-properties fo:color="#414042" style:text-scale="110%" fo:font-size="6.5pt" style:font-size-asian="6.5pt"/>
    </style:style>
    <style:style style:name="TableRow2036" style:family="table-row">
      <style:table-row-properties style:min-row-height="0.1895in" style:use-optimal-row-height="false"/>
    </style:style>
    <style:style style:name="TableCell2037" style:family="table-cell">
      <style:table-cell-properties fo:border="0.0069in solid #FFFFFF" fo:background-color="#F8E3DB" style:writing-mode="lr-tb" fo:padding-top="0in" fo:padding-left="0in" fo:padding-bottom="0in" fo:padding-right="0in"/>
    </style:style>
    <style:style style:name="P2038" style:parent-style-name="TableParagraph" style:family="paragraph">
      <style:paragraph-properties fo:text-align="start"/>
    </style:style>
    <style:style style:name="T2039" style:parent-style-name="Fonteparág.padrão" style:family="text">
      <style:text-properties fo:color="#414042" fo:font-size="6.5pt" style:font-size-asian="6.5pt"/>
    </style:style>
    <style:style style:name="TableCell2040" style:family="table-cell">
      <style:table-cell-properties fo:border="0.0069in solid #FFFFFF" fo:background-color="#F8E3DB" style:writing-mode="lr-tb" fo:padding-top="0in" fo:padding-left="0in" fo:padding-bottom="0in" fo:padding-right="0in"/>
    </style:style>
    <style:style style:name="P2041" style:parent-style-name="TableParagraph" style:family="paragraph">
      <style:paragraph-properties fo:margin-left="0.1104in">
        <style:tab-stops/>
      </style:paragraph-properties>
    </style:style>
    <style:style style:name="T2042" style:parent-style-name="Fonteparág.padrão" style:family="text">
      <style:text-properties fo:color="#414042" style:text-scale="107%" fo:font-size="6.5pt" style:font-size-asian="6.5pt"/>
    </style:style>
    <style:style style:name="TableCell2043" style:family="table-cell">
      <style:table-cell-properties fo:border="0.0069in solid #FFFFFF" fo:background-color="#F8E3DB" style:writing-mode="lr-tb" fo:padding-top="0in" fo:padding-left="0in" fo:padding-bottom="0in" fo:padding-right="0in"/>
    </style:style>
    <style:style style:name="P2044" style:parent-style-name="TableParagraph" style:family="paragraph">
      <style:paragraph-properties fo:margin-left="0.1118in">
        <style:tab-stops/>
      </style:paragraph-properties>
    </style:style>
    <style:style style:name="T2045" style:parent-style-name="Fonteparág.padrão" style:family="text">
      <style:text-properties fo:color="#414042" style:text-scale="107%" fo:font-size="6.5pt" style:font-size-asian="6.5pt"/>
    </style:style>
    <style:style style:name="TableRow2046" style:family="table-row">
      <style:table-row-properties style:min-row-height="0.1895in" style:use-optimal-row-height="false"/>
    </style:style>
    <style:style style:name="TableCell2047" style:family="table-cell">
      <style:table-cell-properties fo:border="0.0069in solid #FFFFFF" fo:background-color="#FBEFEA" style:writing-mode="lr-tb" fo:padding-top="0in" fo:padding-left="0in" fo:padding-bottom="0in" fo:padding-right="0in"/>
    </style:style>
    <style:style style:name="P2048" style:parent-style-name="TableParagraph" style:family="paragraph">
      <style:paragraph-properties fo:text-align="start"/>
    </style:style>
    <style:style style:name="T2049" style:parent-style-name="Fonteparág.padrão" style:family="text">
      <style:text-properties fo:color="#414042" fo:font-size="6.5pt" style:font-size-asian="6.5pt"/>
    </style:style>
    <style:style style:name="TableCell2050" style:family="table-cell">
      <style:table-cell-properties fo:border="0.0069in solid #FFFFFF" fo:background-color="#FBEFEA" style:writing-mode="lr-tb" fo:padding-top="0in" fo:padding-left="0in" fo:padding-bottom="0in" fo:padding-right="0in"/>
    </style:style>
    <style:style style:name="P2051" style:parent-style-name="TableParagraph" style:family="paragraph">
      <style:paragraph-properties fo:margin-left="0.1104in">
        <style:tab-stops/>
      </style:paragraph-properties>
    </style:style>
    <style:style style:name="T2052" style:parent-style-name="Fonteparág.padrão" style:family="text">
      <style:text-properties fo:color="#414042" style:text-scale="107%" fo:font-size="6.5pt" style:font-size-asian="6.5pt"/>
    </style:style>
    <style:style style:name="TableCell2053" style:family="table-cell">
      <style:table-cell-properties fo:border="0.0069in solid #FFFFFF" fo:background-color="#FBEFEA" style:writing-mode="lr-tb" fo:padding-top="0in" fo:padding-left="0in" fo:padding-bottom="0in" fo:padding-right="0in"/>
    </style:style>
    <style:style style:name="P2054" style:parent-style-name="TableParagraph" style:family="paragraph">
      <style:paragraph-properties fo:margin-left="0.3187in" fo:margin-right="0.2611in">
        <style:tab-stops/>
      </style:paragraph-properties>
    </style:style>
    <style:style style:name="T2055" style:parent-style-name="Fonteparág.padrão" style:family="text">
      <style:text-properties fo:color="#414042" style:text-scale="110%" fo:font-size="6.5pt" style:font-size-asian="6.5pt"/>
    </style:style>
    <style:style style:name="TableRow2056" style:family="table-row">
      <style:table-row-properties style:min-row-height="0.1895in" style:use-optimal-row-height="false"/>
    </style:style>
    <style:style style:name="TableCell2057" style:family="table-cell">
      <style:table-cell-properties fo:border="0.0069in solid #FFFFFF" fo:background-color="#F8E3DB" style:writing-mode="lr-tb" fo:padding-top="0in" fo:padding-left="0in" fo:padding-bottom="0in" fo:padding-right="0in"/>
    </style:style>
    <style:style style:name="P2058" style:parent-style-name="TableParagraph" style:family="paragraph">
      <style:paragraph-properties fo:text-align="start"/>
    </style:style>
    <style:style style:name="T2059" style:parent-style-name="Fonteparág.padrão" style:family="text">
      <style:text-properties fo:color="#414042" fo:font-size="6.5pt" style:font-size-asian="6.5pt"/>
    </style:style>
    <style:style style:name="TableCell2060" style:family="table-cell">
      <style:table-cell-properties fo:border="0.0069in solid #FFFFFF" fo:background-color="#F8E3DB" style:writing-mode="lr-tb" fo:padding-top="0in" fo:padding-left="0in" fo:padding-bottom="0in" fo:padding-right="0in"/>
    </style:style>
    <style:style style:name="P2061" style:parent-style-name="TableParagraph" style:family="paragraph">
      <style:paragraph-properties fo:margin-left="0.1104in">
        <style:tab-stops/>
      </style:paragraph-properties>
    </style:style>
    <style:style style:name="T2062" style:parent-style-name="Fonteparág.padrão" style:family="text">
      <style:text-properties fo:color="#414042" style:text-scale="107%" fo:font-size="6.5pt" style:font-size-asian="6.5pt"/>
    </style:style>
    <style:style style:name="TableCell2063" style:family="table-cell">
      <style:table-cell-properties fo:border="0.0069in solid #FFFFFF" fo:background-color="#F8E3DB" style:writing-mode="lr-tb" fo:padding-top="0in" fo:padding-left="0in" fo:padding-bottom="0in" fo:padding-right="0in"/>
    </style:style>
    <style:style style:name="P2064" style:parent-style-name="TableParagraph" style:family="paragraph">
      <style:paragraph-properties fo:margin-left="0.1118in">
        <style:tab-stops/>
      </style:paragraph-properties>
    </style:style>
    <style:style style:name="T2065" style:parent-style-name="Fonteparág.padrão" style:family="text">
      <style:text-properties fo:color="#414042" style:text-scale="107%" fo:font-size="6.5pt" style:font-size-asian="6.5pt"/>
    </style:style>
    <style:style style:name="TableRow2066" style:family="table-row">
      <style:table-row-properties style:min-row-height="0.1895in" style:use-optimal-row-height="false"/>
    </style:style>
    <style:style style:name="TableCell2067" style:family="table-cell">
      <style:table-cell-properties fo:border="0.0069in solid #FFFFFF" fo:background-color="#FBEFEA" style:writing-mode="lr-tb" fo:padding-top="0in" fo:padding-left="0in" fo:padding-bottom="0in" fo:padding-right="0in"/>
    </style:style>
    <style:style style:name="P2068" style:parent-style-name="TableParagraph" style:family="paragraph">
      <style:paragraph-properties fo:text-align="start"/>
    </style:style>
    <style:style style:name="T2069" style:parent-style-name="Fonteparág.padrão" style:family="text">
      <style:text-properties fo:color="#414042" fo:font-size="6.5pt" style:font-size-asian="6.5pt"/>
    </style:style>
    <style:style style:name="TableCell2070" style:family="table-cell">
      <style:table-cell-properties fo:border="0.0069in solid #FFFFFF" fo:background-color="#FBEFEA" style:writing-mode="lr-tb" fo:padding-top="0in" fo:padding-left="0in" fo:padding-bottom="0in" fo:padding-right="0in"/>
    </style:style>
    <style:style style:name="P2071" style:parent-style-name="TableParagraph" style:family="paragraph">
      <style:paragraph-properties fo:margin-left="0.1104in">
        <style:tab-stops/>
      </style:paragraph-properties>
    </style:style>
    <style:style style:name="T2072" style:parent-style-name="Fonteparág.padrão" style:family="text">
      <style:text-properties fo:color="#414042" style:text-scale="107%" fo:font-size="6.5pt" style:font-size-asian="6.5pt"/>
    </style:style>
    <style:style style:name="TableCell2073" style:family="table-cell">
      <style:table-cell-properties fo:border="0.0069in solid #FFFFFF" fo:background-color="#FBEFEA" style:writing-mode="lr-tb" fo:padding-top="0in" fo:padding-left="0in" fo:padding-bottom="0in" fo:padding-right="0in"/>
    </style:style>
    <style:style style:name="P2074" style:parent-style-name="TableParagraph" style:family="paragraph">
      <style:paragraph-properties fo:margin-left="0.1118in">
        <style:tab-stops/>
      </style:paragraph-properties>
    </style:style>
    <style:style style:name="T2075" style:parent-style-name="Fonteparág.padrão" style:family="text">
      <style:text-properties fo:color="#414042" style:text-scale="107%" fo:font-size="6.5pt" style:font-size-asian="6.5pt"/>
    </style:style>
    <style:style style:name="TableRow2076" style:family="table-row">
      <style:table-row-properties style:min-row-height="0.1895in" style:use-optimal-row-height="false"/>
    </style:style>
    <style:style style:name="TableCell2077" style:family="table-cell">
      <style:table-cell-properties fo:border="0.0069in solid #FFFFFF" fo:background-color="#F8E3DB" style:writing-mode="lr-tb" fo:padding-top="0in" fo:padding-left="0in" fo:padding-bottom="0in" fo:padding-right="0in"/>
    </style:style>
    <style:style style:name="P2078" style:parent-style-name="TableParagraph" style:family="paragraph">
      <style:paragraph-properties fo:text-align="start"/>
    </style:style>
    <style:style style:name="T2079" style:parent-style-name="Fonteparág.padrão" style:family="text">
      <style:text-properties fo:color="#414042" fo:font-size="6.5pt" style:font-size-asian="6.5pt"/>
    </style:style>
    <style:style style:name="TableCell2080" style:family="table-cell">
      <style:table-cell-properties fo:border="0.0069in solid #FFFFFF" fo:background-color="#F8E3DB" style:writing-mode="lr-tb" fo:padding-top="0in" fo:padding-left="0in" fo:padding-bottom="0in" fo:padding-right="0in"/>
    </style:style>
    <style:style style:name="P2081" style:parent-style-name="TableParagraph" style:family="paragraph">
      <style:paragraph-properties fo:margin-left="0.1104in">
        <style:tab-stops/>
      </style:paragraph-properties>
    </style:style>
    <style:style style:name="T2082" style:parent-style-name="Fonteparág.padrão" style:family="text">
      <style:text-properties fo:color="#414042" style:text-scale="107%" fo:font-size="6.5pt" style:font-size-asian="6.5pt"/>
    </style:style>
    <style:style style:name="TableCell2083" style:family="table-cell">
      <style:table-cell-properties fo:border="0.0069in solid #FFFFFF" fo:background-color="#F8E3DB" style:writing-mode="lr-tb" fo:padding-top="0in" fo:padding-left="0in" fo:padding-bottom="0in" fo:padding-right="0in"/>
    </style:style>
    <style:style style:name="P2084" style:parent-style-name="TableParagraph" style:family="paragraph">
      <style:paragraph-properties fo:margin-left="0.3187in" fo:margin-right="0.2611in">
        <style:tab-stops/>
      </style:paragraph-properties>
    </style:style>
    <style:style style:name="T2085" style:parent-style-name="Fonteparág.padrão" style:family="text">
      <style:text-properties fo:color="#414042" style:text-scale="110%" fo:font-size="6.5pt" style:font-size-asian="6.5pt"/>
    </style:style>
    <style:style style:name="TableRow2086" style:family="table-row">
      <style:table-row-properties style:min-row-height="0.1895in" style:use-optimal-row-height="false"/>
    </style:style>
    <style:style style:name="TableCell2087" style:family="table-cell">
      <style:table-cell-properties fo:border="0.0069in solid #FFFFFF" fo:background-color="#FBEFEA" style:writing-mode="lr-tb" fo:padding-top="0in" fo:padding-left="0in" fo:padding-bottom="0in" fo:padding-right="0in"/>
    </style:style>
    <style:style style:name="P2088" style:parent-style-name="TableParagraph" style:family="paragraph">
      <style:paragraph-properties fo:text-align="start"/>
    </style:style>
    <style:style style:name="T2089" style:parent-style-name="Fonteparág.padrão" style:family="text">
      <style:text-properties fo:color="#414042" fo:font-size="6.5pt" style:font-size-asian="6.5pt"/>
    </style:style>
    <style:style style:name="TableCell2090" style:family="table-cell">
      <style:table-cell-properties fo:border="0.0069in solid #FFFFFF" fo:background-color="#FBEFEA" style:writing-mode="lr-tb" fo:padding-top="0in" fo:padding-left="0in" fo:padding-bottom="0in" fo:padding-right="0in"/>
    </style:style>
    <style:style style:name="P2091" style:parent-style-name="TableParagraph" style:family="paragraph">
      <style:paragraph-properties fo:margin-left="0.1104in">
        <style:tab-stops/>
      </style:paragraph-properties>
    </style:style>
    <style:style style:name="T2092" style:parent-style-name="Fonteparág.padrão" style:family="text">
      <style:text-properties fo:color="#414042" style:text-scale="107%" fo:font-size="6.5pt" style:font-size-asian="6.5pt"/>
    </style:style>
    <style:style style:name="TableCell2093" style:family="table-cell">
      <style:table-cell-properties fo:border="0.0069in solid #FFFFFF" fo:background-color="#FBEFEA" style:writing-mode="lr-tb" fo:padding-top="0in" fo:padding-left="0in" fo:padding-bottom="0in" fo:padding-right="0in"/>
    </style:style>
    <style:style style:name="P2094" style:parent-style-name="TableParagraph" style:family="paragraph">
      <style:paragraph-properties fo:margin-left="0.1118in">
        <style:tab-stops/>
      </style:paragraph-properties>
    </style:style>
    <style:style style:name="T2095" style:parent-style-name="Fonteparág.padrão" style:family="text">
      <style:text-properties fo:color="#414042" style:text-scale="107%" fo:font-size="6.5pt" style:font-size-asian="6.5pt"/>
    </style:style>
    <style:style style:name="TableRow2096" style:family="table-row">
      <style:table-row-properties style:min-row-height="0.1895in" style:use-optimal-row-height="false"/>
    </style:style>
    <style:style style:name="TableCell2097" style:family="table-cell">
      <style:table-cell-properties fo:border="0.0069in solid #FFFFFF" fo:background-color="#F5D8CE" style:writing-mode="lr-tb" fo:padding-top="0in" fo:padding-left="0in" fo:padding-bottom="0in" fo:padding-right="0in"/>
    </style:style>
    <style:style style:name="P2098" style:parent-style-name="TableParagraph" style:family="paragraph">
      <style:paragraph-properties fo:text-align="start"/>
    </style:style>
    <style:style style:name="T2099" style:parent-style-name="Fonteparág.padrão" style:family="text">
      <style:text-properties fo:color="#414042" fo:font-size="6.5pt" style:font-size-asian="6.5pt"/>
    </style:style>
    <style:style style:name="TableCell2100" style:family="table-cell">
      <style:table-cell-properties fo:border="0.0069in solid #FFFFFF" fo:background-color="#F5D8CE" style:writing-mode="lr-tb" fo:padding-top="0in" fo:padding-left="0in" fo:padding-bottom="0in" fo:padding-right="0in"/>
    </style:style>
    <style:style style:name="P2101" style:parent-style-name="TableParagraph" style:family="paragraph">
      <style:paragraph-properties fo:margin-left="0.3187in" fo:margin-right="0.2625in">
        <style:tab-stops/>
      </style:paragraph-properties>
    </style:style>
    <style:style style:name="T2102" style:parent-style-name="Fonteparág.padrão" style:family="text">
      <style:text-properties fo:color="#414042" style:text-scale="110%" fo:font-size="6.5pt" style:font-size-asian="6.5pt"/>
    </style:style>
    <style:style style:name="TableCell2103" style:family="table-cell">
      <style:table-cell-properties fo:border="0.0069in solid #FFFFFF" fo:background-color="#F5D8CE" style:writing-mode="lr-tb" fo:padding-top="0in" fo:padding-left="0in" fo:padding-bottom="0in" fo:padding-right="0in"/>
    </style:style>
    <style:style style:name="P2104" style:parent-style-name="TableParagraph" style:family="paragraph">
      <style:paragraph-properties fo:margin-left="0.3097in" fo:margin-right="0.3083in">
        <style:tab-stops/>
      </style:paragraph-properties>
    </style:style>
    <style:style style:name="T2105" style:parent-style-name="Fonteparág.padrão" style:family="text">
      <style:text-properties fo:color="#414042" style:text-scale="110%" fo:font-size="6.5pt" style:font-size-asian="6.5pt"/>
    </style:style>
    <style:style style:name="P2106" style:parent-style-name="Corpodetexto" style:family="paragraph">
      <style:text-properties style:font-name="Gill Sans MT" fo:font-size="8pt" style:font-size-asian="8pt"/>
    </style:style>
    <style:style style:name="P2107" style:parent-style-name="Corpodetexto" style:family="paragraph">
      <style:text-properties style:font-name="Gill Sans MT" fo:font-size="8pt" style:font-size-asian="8pt"/>
    </style:style>
    <style:style style:name="P2108" style:parent-style-name="Corpodetexto" style:family="paragraph">
      <style:paragraph-properties fo:text-align="justify" fo:margin-top="0.0645in" fo:line-height="120%" fo:margin-left="0.0812in" fo:margin-right="1.1756in">
        <style:tab-stops/>
      </style:paragraph-properties>
    </style:style>
    <style:style style:name="T2109" style:parent-style-name="Fonteparág.padrão" style:family="text">
      <style:text-properties fo:language="en" fo:country="US" style:language-asian="en" style:country-asian="US" style:language-complex="ar" style:country-complex="SA"/>
    </style:style>
    <style:style style:name="T2110" style:parent-style-name="Fonteparág.padrão" style:family="text">
      <style:text-properties fo:language="en" fo:country="US" style:language-asian="en" style:country-asian="US" style:language-complex="ar" style:country-complex="SA"/>
    </style:style>
    <style:style style:name="T2111" style:parent-style-name="Fonteparág.padrão" style:family="text">
      <style:text-properties fo:language="en" fo:country="US" style:language-asian="en" style:country-asian="US" style:language-complex="ar" style:country-complex="SA"/>
    </style:style>
    <style:style style:name="T2112" style:parent-style-name="Fonteparág.padrão" style:family="text">
      <style:text-properties fo:color="#231F20" fo:letter-spacing="0.002in"/>
    </style:style>
    <style:style style:name="T2113" style:parent-style-name="Fonteparág.padrão" style:family="text">
      <style:text-properties fo:color="#231F20"/>
    </style:style>
    <style:style style:name="T2114" style:parent-style-name="Fonteparág.padrão" style:family="text">
      <style:text-properties fo:color="#231F20" fo:letter-spacing="0.002in"/>
    </style:style>
    <style:style style:name="T2115" style:parent-style-name="Fonteparág.padrão" style:family="text">
      <style:text-properties fo:color="#231F20" fo:letter-spacing="0.0013in"/>
    </style:style>
    <style:style style:name="T2116" style:parent-style-name="Fonteparág.padrão" style:family="text">
      <style:text-properties fo:color="#231F20" fo:letter-spacing="0.002in"/>
    </style:style>
    <style:style style:name="T2117" style:parent-style-name="Fonteparág.padrão" style:family="text">
      <style:text-properties fo:color="#231F20"/>
    </style:style>
    <style:style style:name="T2118" style:parent-style-name="Fonteparág.padrão" style:family="text">
      <style:text-properties fo:color="#231F20" fo:letter-spacing="0.002in"/>
    </style:style>
    <style:style style:name="T2119" style:parent-style-name="Fonteparág.padrão" style:family="text">
      <style:text-properties fo:color="#231F20"/>
    </style:style>
    <style:style style:name="T2120" style:parent-style-name="Fonteparág.padrão" style:family="text">
      <style:text-properties fo:color="#231F20" fo:letter-spacing="0.002in"/>
    </style:style>
    <style:style style:name="T2121" style:parent-style-name="Fonteparág.padrão" style:family="text">
      <style:text-properties fo:color="#231F20" fo:letter-spacing="0.0013in"/>
    </style:style>
    <style:style style:name="T2122" style:parent-style-name="Fonteparág.padrão" style:family="text">
      <style:text-properties fo:color="#231F20" fo:letter-spacing="0.0027in"/>
    </style:style>
    <style:style style:name="T2123" style:parent-style-name="Fonteparág.padrão" style:family="text">
      <style:text-properties fo:color="#231F20" fo:letter-spacing="0.0013in"/>
    </style:style>
    <style:style style:name="T2124" style:parent-style-name="Fonteparág.padrão" style:family="text">
      <style:text-properties fo:color="#231F20" fo:letter-spacing="0.002in"/>
    </style:style>
    <style:style style:name="T2125" style:parent-style-name="Fonteparág.padrão" style:family="text">
      <style:text-properties fo:color="#231F20"/>
    </style:style>
    <style:style style:name="T2126" style:parent-style-name="Fonteparág.padrão" style:family="text">
      <style:text-properties fo:color="#231F20" fo:letter-spacing="0.002in"/>
    </style:style>
    <style:style style:name="T2127" style:parent-style-name="Fonteparág.padrão" style:family="text">
      <style:text-properties fo:color="#231F20"/>
    </style:style>
    <style:style style:name="T2128" style:parent-style-name="Fonteparág.padrão" style:family="text">
      <style:text-properties fo:color="#231F20" fo:letter-spacing="0.002in"/>
    </style:style>
    <style:style style:name="T2129" style:parent-style-name="Fonteparág.padrão" style:family="text">
      <style:text-properties fo:color="#231F20"/>
    </style:style>
    <style:style style:name="T2130" style:parent-style-name="Fonteparág.padrão" style:family="text">
      <style:text-properties fo:color="#231F20" fo:letter-spacing="0.002in"/>
    </style:style>
    <style:style style:name="T2131" style:parent-style-name="Fonteparág.padrão" style:family="text">
      <style:text-properties fo:color="#231F20"/>
    </style:style>
    <style:style style:name="T2132" style:parent-style-name="Fonteparág.padrão" style:family="text">
      <style:text-properties fo:color="#231F20" fo:letter-spacing="0.002in"/>
    </style:style>
    <style:style style:name="T2133" style:parent-style-name="Fonteparág.padrão" style:family="text">
      <style:text-properties fo:color="#231F20" fo:letter-spacing="0.0013in"/>
    </style:style>
    <style:style style:name="T2134" style:parent-style-name="Fonteparág.padrão" style:family="text">
      <style:text-properties fo:color="#231F20" fo:letter-spacing="0.002in"/>
    </style:style>
    <style:style style:name="T2135" style:parent-style-name="Fonteparág.padrão" style:family="text">
      <style:text-properties fo:color="#231F20"/>
    </style:style>
    <style:style style:name="T2136" style:parent-style-name="Fonteparág.padrão" style:family="text">
      <style:text-properties fo:color="#231F20" fo:letter-spacing="0.002in"/>
    </style:style>
    <style:style style:name="T2137" style:parent-style-name="Fonteparág.padrão" style:family="text">
      <style:text-properties fo:color="#231F20" fo:letter-spacing="0.0013in"/>
    </style:style>
    <style:style style:name="T2138" style:parent-style-name="Fonteparág.padrão" style:family="text">
      <style:text-properties fo:color="#231F20" fo:letter-spacing="0.002in"/>
    </style:style>
    <style:style style:name="T2139" style:parent-style-name="Fonteparág.padrão" style:family="text">
      <style:text-properties fo:color="#231F20"/>
    </style:style>
    <style:style style:name="T2140" style:parent-style-name="Fonteparág.padrão" style:family="text">
      <style:text-properties fo:color="#231F20" fo:letter-spacing="0.002in"/>
    </style:style>
    <style:style style:name="T2141" style:parent-style-name="Fonteparág.padrão" style:family="text">
      <style:text-properties fo:color="#231F20" fo:letter-spacing="0.0013in"/>
    </style:style>
    <style:style style:name="T2142" style:parent-style-name="Fonteparág.padrão" style:family="text">
      <style:text-properties fo:color="#231F20"/>
    </style:style>
    <style:style style:name="T2143" style:parent-style-name="Fonteparág.padrão" style:family="text">
      <style:text-properties fo:color="#231F20" style:text-position="60% 100%" fo:font-size="5pt" style:font-size-asian="5pt"/>
    </style:style>
    <style:style style:name="T2144" style:parent-style-name="Fonteparág.padrão" style:family="text">
      <style:text-properties fo:color="#231F20" fo:letter-spacing="0.0027in"/>
    </style:style>
    <style:style style:name="T2145" style:parent-style-name="Fonteparág.padrão" style:family="text">
      <style:text-properties fo:color="#231F20"/>
    </style:style>
    <style:style style:name="T2146" style:parent-style-name="Fonteparág.padrão" style:family="text">
      <style:text-properties fo:color="#231F20" fo:letter-spacing="0.002in"/>
    </style:style>
    <style:style style:name="T2147" style:parent-style-name="Fonteparág.padrão" style:family="text">
      <style:text-properties fo:color="#231F20" fo:letter-spacing="0.0013in"/>
    </style:style>
    <style:style style:name="T2148" style:parent-style-name="Fonteparág.padrão" style:family="text">
      <style:text-properties fo:color="#231F20"/>
    </style:style>
    <style:style style:name="T2149" style:parent-style-name="Fonteparág.padrão" style:family="text">
      <style:text-properties fo:color="#231F20" style:text-position="60% 100%" fo:font-size="5pt" style:font-size-asian="5pt"/>
    </style:style>
    <style:style style:name="T2150" style:parent-style-name="Fonteparág.padrão" style:family="text">
      <style:text-properties fo:color="#231F20" fo:letter-spacing="0.0013in"/>
    </style:style>
    <style:style style:name="T2151" style:parent-style-name="Fonteparág.padrão" style:family="text">
      <style:text-properties fo:color="#231F20"/>
    </style:style>
    <style:style style:name="T2152" style:parent-style-name="Fonteparág.padrão" style:family="text">
      <style:text-properties fo:color="#231F20" fo:letter-spacing="0.002in"/>
    </style:style>
    <style:style style:name="T2153" style:parent-style-name="Fonteparág.padrão" style:family="text">
      <style:text-properties fo:color="#231F20"/>
    </style:style>
    <style:style style:name="T2154" style:parent-style-name="Fonteparág.padrão" style:family="text">
      <style:text-properties fo:color="#231F20" fo:letter-spacing="0.002in"/>
    </style:style>
    <style:style style:name="T2155" style:parent-style-name="Fonteparág.padrão" style:family="text">
      <style:text-properties fo:color="#231F20" fo:letter-spacing="0.0013in"/>
    </style:style>
    <style:style style:name="T2156" style:parent-style-name="Fonteparág.padrão" style:family="text">
      <style:text-properties fo:color="#231F20"/>
    </style:style>
    <style:style style:name="T2157" style:parent-style-name="Fonteparág.padrão" style:family="text">
      <style:text-properties fo:color="#231F20" style:text-position="60% 100%" fo:font-size="5pt" style:font-size-asian="5pt"/>
    </style:style>
    <style:style style:name="T2158" style:parent-style-name="Fonteparág.padrão" style:family="text">
      <style:text-properties fo:color="#231F20" fo:letter-spacing="0.0027in"/>
    </style:style>
    <style:style style:name="T2159" style:parent-style-name="Fonteparág.padrão" style:family="text">
      <style:text-properties fo:color="#231F20"/>
    </style:style>
    <style:style style:name="T2160" style:parent-style-name="Fonteparág.padrão" style:family="text">
      <style:text-properties fo:color="#231F20" fo:letter-spacing="0.002in"/>
    </style:style>
    <style:style style:name="T2161" style:parent-style-name="Fonteparág.padrão" style:family="text">
      <style:text-properties fo:color="#231F20"/>
    </style:style>
    <style:style style:name="T2162" style:parent-style-name="Fonteparág.padrão" style:family="text">
      <style:text-properties fo:color="#231F20" fo:letter-spacing="0.002in"/>
    </style:style>
    <style:style style:name="T2163" style:parent-style-name="Fonteparág.padrão" style:family="text">
      <style:text-properties fo:color="#231F20" fo:letter-spacing="0.0013in"/>
    </style:style>
    <style:style style:name="T2164" style:parent-style-name="Fonteparág.padrão" style:family="text">
      <style:text-properties fo:color="#231F20" fo:letter-spacing="0.002in"/>
    </style:style>
    <style:style style:name="T2165" style:parent-style-name="Fonteparág.padrão" style:family="text">
      <style:text-properties fo:color="#231F20" fo:letter-spacing="0.0013in"/>
    </style:style>
    <style:style style:name="T2166" style:parent-style-name="Fonteparág.padrão" style:family="text">
      <style:text-properties fo:color="#231F20" fo:letter-spacing="0.002in"/>
    </style:style>
    <style:style style:name="T2167" style:parent-style-name="Fonteparág.padrão" style:family="text">
      <style:text-properties fo:color="#231F20"/>
    </style:style>
    <style:style style:name="T2168" style:parent-style-name="Fonteparág.padrão" style:family="text">
      <style:text-properties fo:color="#231F20" fo:letter-spacing="0.0027in"/>
    </style:style>
    <style:style style:name="T2169" style:parent-style-name="Fonteparág.padrão" style:family="text">
      <style:text-properties fo:color="#231F20"/>
    </style:style>
    <style:style style:name="T2170" style:parent-style-name="Fonteparág.padrão" style:family="text">
      <style:text-properties fo:color="#231F20" fo:letter-spacing="0.002in"/>
    </style:style>
    <style:style style:name="T2171" style:parent-style-name="Fonteparág.padrão" style:family="text">
      <style:text-properties fo:color="#231F20" fo:letter-spacing="0.002in"/>
    </style:style>
    <style:style style:name="T2172" style:parent-style-name="Fonteparág.padrão" style:family="text">
      <style:text-properties fo:color="#231F20" fo:letter-spacing="0.0013in"/>
    </style:style>
    <style:style style:name="T2173" style:parent-style-name="Fonteparág.padrão" style:family="text">
      <style:text-properties fo:color="#231F20" fo:letter-spacing="0.002in"/>
    </style:style>
    <style:style style:name="T2174" style:parent-style-name="Fonteparág.padrão" style:family="text">
      <style:text-properties fo:color="#231F20" fo:letter-spacing="0.0013in"/>
    </style:style>
    <style:style style:name="T2175" style:parent-style-name="Fonteparág.padrão" style:family="text">
      <style:text-properties fo:color="#231F20" fo:letter-spacing="0.002in"/>
    </style:style>
    <style:style style:name="T2176" style:parent-style-name="Fonteparág.padrão" style:family="text">
      <style:text-properties fo:color="#231F20"/>
    </style:style>
    <style:style style:name="T2177" style:parent-style-name="Fonteparág.padrão" style:family="text">
      <style:text-properties fo:color="#231F20" fo:letter-spacing="0.002in"/>
    </style:style>
    <style:style style:name="T2178" style:parent-style-name="Fonteparág.padrão" style:family="text">
      <style:text-properties fo:color="#231F20"/>
    </style:style>
    <style:style style:name="T2179" style:parent-style-name="Fonteparág.padrão" style:family="text">
      <style:text-properties fo:color="#231F20" fo:letter-spacing="0.0013in"/>
    </style:style>
    <style:style style:name="T2180" style:parent-style-name="Fonteparág.padrão" style:family="text">
      <style:text-properties fo:color="#231F20"/>
    </style:style>
    <style:style style:name="T2181" style:parent-style-name="Fonteparág.padrão" style:family="text">
      <style:text-properties fo:color="#231F20" fo:letter-spacing="0.0027in"/>
    </style:style>
    <style:style style:name="T2182" style:parent-style-name="Fonteparág.padrão" style:family="text">
      <style:text-properties fo:color="#231F20" fo:letter-spacing="0.002in"/>
    </style:style>
    <style:style style:name="T2183" style:parent-style-name="Fonteparág.padrão" style:family="text">
      <style:text-properties fo:color="#231F20" fo:letter-spacing="-0.0034in"/>
    </style:style>
    <style:style style:name="T2184" style:parent-style-name="Fonteparág.padrão" style:family="text">
      <style:text-properties fo:color="#231F20" fo:letter-spacing="0.0013in"/>
    </style:style>
    <style:style style:name="T2185" style:parent-style-name="Fonteparág.padrão" style:family="text">
      <style:text-properties fo:color="#231F20" fo:letter-spacing="-0.0034in"/>
    </style:style>
    <style:style style:name="T2186" style:parent-style-name="Fonteparág.padrão" style:family="text">
      <style:text-properties fo:color="#231F20" fo:letter-spacing="0.002in"/>
    </style:style>
    <style:style style:name="T2187" style:parent-style-name="Fonteparág.padrão" style:family="text">
      <style:text-properties fo:color="#231F20" fo:letter-spacing="-0.0027in"/>
    </style:style>
    <style:style style:name="T2188" style:parent-style-name="Fonteparág.padrão" style:family="text">
      <style:text-properties fo:color="#231F20" fo:letter-spacing="0.0013in"/>
    </style:style>
    <style:style style:name="T2189" style:parent-style-name="Fonteparág.padrão" style:family="text">
      <style:text-properties fo:color="#231F20" fo:letter-spacing="-0.0034in"/>
    </style:style>
    <style:style style:name="T2190" style:parent-style-name="Fonteparág.padrão" style:family="text">
      <style:text-properties fo:color="#231F20"/>
    </style:style>
    <style:style style:name="T2191" style:parent-style-name="Fonteparág.padrão" style:family="text">
      <style:text-properties fo:color="#231F20" fo:letter-spacing="-0.0027in"/>
    </style:style>
    <style:style style:name="T2192" style:parent-style-name="Fonteparág.padrão" style:family="text">
      <style:text-properties fo:color="#231F20" fo:letter-spacing="0.002in"/>
    </style:style>
    <style:style style:name="T2193" style:parent-style-name="Fonteparág.padrão" style:family="text">
      <style:text-properties fo:color="#231F20" fo:letter-spacing="-0.0034in"/>
    </style:style>
    <style:style style:name="T2194" style:parent-style-name="Fonteparág.padrão" style:family="text">
      <style:text-properties fo:color="#231F20"/>
    </style:style>
    <style:style style:name="T2195" style:parent-style-name="Fonteparág.padrão" style:family="text">
      <style:text-properties fo:color="#231F20" fo:letter-spacing="-0.0027in"/>
    </style:style>
    <style:style style:name="T2196" style:parent-style-name="Fonteparág.padrão" style:family="text">
      <style:text-properties fo:color="#231F20" fo:letter-spacing="0.002in"/>
    </style:style>
    <style:style style:name="T2197" style:parent-style-name="Fonteparág.padrão" style:family="text">
      <style:text-properties fo:color="#231F20" fo:letter-spacing="-0.0034in"/>
    </style:style>
    <style:style style:name="T2198" style:parent-style-name="Fonteparág.padrão" style:family="text">
      <style:text-properties fo:color="#231F20" fo:letter-spacing="0.002in"/>
    </style:style>
    <style:style style:name="T2199" style:parent-style-name="Fonteparág.padrão" style:family="text">
      <style:text-properties fo:color="#231F20" fo:letter-spacing="-0.0027in"/>
    </style:style>
    <style:style style:name="T2200" style:parent-style-name="Fonteparág.padrão" style:family="text">
      <style:text-properties fo:color="#231F20"/>
    </style:style>
    <style:style style:name="T2201" style:parent-style-name="Fonteparág.padrão" style:family="text">
      <style:text-properties fo:color="#231F20" fo:letter-spacing="-0.0034in"/>
    </style:style>
    <style:style style:name="T2202" style:parent-style-name="Fonteparág.padrão" style:family="text">
      <style:text-properties fo:color="#231F20" fo:letter-spacing="0.002in"/>
    </style:style>
    <style:style style:name="T2203" style:parent-style-name="Fonteparág.padrão" style:family="text">
      <style:text-properties fo:color="#231F20" fo:letter-spacing="-0.0027in"/>
    </style:style>
    <style:style style:name="T2204" style:parent-style-name="Fonteparág.padrão" style:family="text">
      <style:text-properties fo:color="#231F20" fo:letter-spacing="0.002in"/>
    </style:style>
    <style:style style:name="T2205" style:parent-style-name="Fonteparág.padrão" style:family="text">
      <style:text-properties fo:color="#231F20" fo:letter-spacing="-0.0034in"/>
    </style:style>
    <style:style style:name="T2206" style:parent-style-name="Fonteparág.padrão" style:family="text">
      <style:text-properties fo:color="#231F20" fo:letter-spacing="0.002in"/>
    </style:style>
    <style:style style:name="T2207" style:parent-style-name="Fonteparág.padrão" style:family="text">
      <style:text-properties fo:color="#231F20" fo:letter-spacing="-0.0027in"/>
    </style:style>
    <style:style style:name="T2208" style:parent-style-name="Fonteparág.padrão" style:family="text">
      <style:text-properties fo:color="#231F20" fo:letter-spacing="0.002in"/>
    </style:style>
    <style:style style:name="T2209" style:parent-style-name="Fonteparág.padrão" style:family="text">
      <style:text-properties fo:color="#231F20" fo:letter-spacing="-0.0034in"/>
    </style:style>
    <style:style style:name="T2210" style:parent-style-name="Fonteparág.padrão" style:family="text">
      <style:text-properties fo:color="#231F20" fo:letter-spacing="0.0027in"/>
    </style:style>
    <style:style style:name="T2211" style:parent-style-name="Fonteparág.padrão" style:family="text">
      <style:text-properties fo:color="#231F20" fo:letter-spacing="0.0013in"/>
    </style:style>
    <style:style style:name="T2212" style:parent-style-name="Fonteparág.padrão" style:family="text">
      <style:text-properties fo:color="#231F20"/>
    </style:style>
    <style:style style:name="T2213" style:parent-style-name="Fonteparág.padrão" style:family="text">
      <style:text-properties fo:color="#231F20" fo:letter-spacing="0.002in"/>
    </style:style>
    <style:style style:name="T2214" style:parent-style-name="Fonteparág.padrão" style:family="text">
      <style:text-properties fo:color="#231F20"/>
    </style:style>
    <style:style style:name="T2215" style:parent-style-name="Fonteparág.padrão" style:family="text">
      <style:text-properties fo:color="#231F20" fo:letter-spacing="0.002in"/>
    </style:style>
    <style:style style:name="P2216" style:parent-style-name="Corpodetexto" style:family="paragraph">
      <style:paragraph-properties fo:text-align="justify" fo:margin-top="0.0666in" fo:line-height="120%" fo:margin-left="0.0812in" fo:margin-right="1.1756in">
        <style:tab-stops/>
      </style:paragraph-properties>
    </style:style>
    <style:style style:name="T2217" style:parent-style-name="Fonteparág.padrão" style:family="text">
      <style:text-properties fo:color="#231F20"/>
    </style:style>
    <style:style style:name="P2218" style:parent-style-name="Corpodetexto" style:master-page-name="MP13" style:family="paragraph">
      <style:paragraph-properties fo:break-before="page"/>
      <style:text-properties fo:font-size="10pt" style:font-size-asian="10pt"/>
    </style:style>
    <style:style style:name="P2240" style:parent-style-name="Corpodetexto" style:family="paragraph">
      <style:text-properties fo:font-size="10pt" style:font-size-asian="10pt"/>
    </style:style>
    <style:style style:name="P2241" style:parent-style-name="Corpodetexto" style:family="paragraph">
      <style:paragraph-properties fo:margin-top="0.0006in"/>
      <style:text-properties fo:font-size="10pt" style:font-size-asian="10pt"/>
    </style:style>
    <style:style style:name="P2242" style:parent-style-name="Corpodetexto" style:family="paragraph">
      <style:paragraph-properties fo:text-align="justify" fo:line-height="120%" fo:margin-left="0.2777in" fo:margin-right="0.9798in">
        <style:tab-stops/>
      </style:paragraph-properties>
    </style:style>
    <style:style style:name="T2243" style:parent-style-name="Fonteparág.padrão" style:family="text">
      <style:text-properties fo:language="en" fo:country="US" style:language-asian="en" style:country-asian="US" style:language-complex="ar" style:country-complex="SA"/>
    </style:style>
    <style:style style:name="T2244" style:parent-style-name="Fonteparág.padrão" style:family="text">
      <style:text-properties fo:language="en" fo:country="US" style:language-asian="en" style:country-asian="US" style:language-complex="ar" style:country-complex="SA"/>
    </style:style>
    <style:style style:name="P2245" style:parent-style-name="Normal" style:family="paragraph">
      <style:paragraph-properties fo:margin-top="0.0104in" fo:margin-left="0.0138in">
        <style:tab-stops/>
      </style:paragraph-properties>
    </style:style>
    <style:style style:name="T2246" style:parent-style-name="Fonteparág.padrão" style:family="text">
      <style:text-properties style:font-name="Gill Sans MT" fo:color="#EAAF9D" style:text-scale="95%" fo:font-size="6pt" style:font-size-asian="6pt"/>
    </style:style>
    <style:style style:name="T2247" style:parent-style-name="Fonteparág.padrão" style:family="text">
      <style:text-properties fo:color="#231F20"/>
    </style:style>
    <style:style style:name="P2248" style:parent-style-name="Corpodetexto" style:family="paragraph">
      <style:paragraph-properties fo:text-align="justify" fo:margin-top="0.0701in" fo:line-height="120%" fo:margin-left="0.2777in" fo:margin-right="0.9791in">
        <style:tab-stops/>
      </style:paragraph-properties>
    </style:style>
    <style:style style:name="T2249" style:parent-style-name="Fonteparág.padrão" style:family="text">
      <style:text-properties fo:color="#231F20" fo:letter-spacing="0.002in"/>
    </style:style>
    <style:style style:name="T2250" style:parent-style-name="Fonteparág.padrão" style:family="text">
      <style:text-properties fo:color="#231F20" fo:letter-spacing="-0.0048in"/>
    </style:style>
    <style:style style:name="T2251" style:parent-style-name="Fonteparág.padrão" style:family="text">
      <style:text-properties fo:color="#231F20"/>
    </style:style>
    <style:style style:name="T2252" style:parent-style-name="Fonteparág.padrão" style:family="text">
      <style:text-properties fo:color="#231F20" fo:letter-spacing="-0.0041in"/>
    </style:style>
    <style:style style:name="T2253" style:parent-style-name="Fonteparág.padrão" style:family="text">
      <style:text-properties fo:color="#231F20" fo:letter-spacing="0.002in"/>
    </style:style>
    <style:style style:name="T2254" style:parent-style-name="Fonteparág.padrão" style:family="text">
      <style:text-properties fo:color="#231F20" fo:letter-spacing="-0.0048in"/>
    </style:style>
    <style:style style:name="T2255" style:parent-style-name="Fonteparág.padrão" style:family="text">
      <style:text-properties fo:color="#231F20" fo:letter-spacing="0.0013in"/>
    </style:style>
    <style:style style:name="T2256" style:parent-style-name="Fonteparág.padrão" style:family="text">
      <style:text-properties fo:color="#231F20" fo:letter-spacing="-0.0041in"/>
    </style:style>
    <style:style style:name="T2257" style:parent-style-name="Fonteparág.padrão" style:family="text">
      <style:text-properties fo:color="#231F20" fo:letter-spacing="0.002in"/>
    </style:style>
    <style:style style:name="T2258" style:parent-style-name="Fonteparág.padrão" style:family="text">
      <style:text-properties fo:color="#231F20" fo:letter-spacing="-0.0041in"/>
    </style:style>
    <style:style style:name="T2259" style:parent-style-name="Fonteparág.padrão" style:family="text">
      <style:text-properties fo:color="#231F20"/>
    </style:style>
    <style:style style:name="T2260" style:parent-style-name="Fonteparág.padrão" style:family="text">
      <style:text-properties fo:color="#231F20" fo:letter-spacing="-0.0048in"/>
    </style:style>
    <style:style style:name="T2261" style:parent-style-name="Fonteparág.padrão" style:family="text">
      <style:text-properties fo:color="#231F20" fo:letter-spacing="0.002in"/>
    </style:style>
    <style:style style:name="T2262" style:parent-style-name="Fonteparág.padrão" style:family="text">
      <style:text-properties fo:color="#231F20" fo:letter-spacing="-0.0041in"/>
    </style:style>
    <style:style style:name="T2263" style:parent-style-name="Fonteparág.padrão" style:family="text">
      <style:text-properties fo:color="#231F20" fo:letter-spacing="0.002in"/>
    </style:style>
    <style:style style:name="T2264" style:parent-style-name="Fonteparág.padrão" style:family="text">
      <style:text-properties fo:color="#231F20" fo:letter-spacing="-0.0048in"/>
    </style:style>
    <style:style style:name="T2265" style:parent-style-name="Fonteparág.padrão" style:family="text">
      <style:text-properties fo:color="#231F20"/>
    </style:style>
    <style:style style:name="T2266" style:parent-style-name="Fonteparág.padrão" style:family="text">
      <style:text-properties fo:color="#231F20" fo:letter-spacing="-0.0041in"/>
    </style:style>
    <style:style style:name="T2267" style:parent-style-name="Fonteparág.padrão" style:family="text">
      <style:text-properties fo:color="#231F20" fo:letter-spacing="0.002in"/>
    </style:style>
    <style:style style:name="T2268" style:parent-style-name="Fonteparág.padrão" style:family="text">
      <style:text-properties fo:color="#231F20" fo:letter-spacing="-0.0041in"/>
    </style:style>
    <style:style style:name="T2269" style:parent-style-name="Fonteparág.padrão" style:family="text">
      <style:text-properties fo:color="#231F20" fo:letter-spacing="0.0013in"/>
    </style:style>
    <style:style style:name="T2270" style:parent-style-name="Fonteparág.padrão" style:family="text">
      <style:text-properties fo:color="#231F20" fo:letter-spacing="-0.0048in"/>
    </style:style>
    <style:style style:name="T2271" style:parent-style-name="Fonteparág.padrão" style:family="text">
      <style:text-properties fo:color="#231F20" fo:letter-spacing="0.002in"/>
    </style:style>
    <style:style style:name="T2272" style:parent-style-name="Fonteparág.padrão" style:family="text">
      <style:text-properties fo:color="#231F20" fo:letter-spacing="-0.0041in"/>
    </style:style>
    <style:style style:name="T2273" style:parent-style-name="Fonteparág.padrão" style:family="text">
      <style:text-properties fo:color="#231F20" fo:letter-spacing="0.0027in"/>
    </style:style>
    <style:style style:name="T2274" style:parent-style-name="Fonteparág.padrão" style:family="text">
      <style:text-properties fo:color="#231F20"/>
    </style:style>
    <style:style style:name="T2275" style:parent-style-name="Fonteparág.padrão" style:family="text">
      <style:text-properties fo:color="#231F20" fo:letter-spacing="0.002in"/>
    </style:style>
    <style:style style:name="T2276" style:parent-style-name="Fonteparág.padrão" style:family="text">
      <style:text-properties fo:color="#231F20" fo:letter-spacing="0.002in"/>
    </style:style>
    <style:style style:name="T2277" style:parent-style-name="Fonteparág.padrão" style:family="text">
      <style:text-properties fo:color="#231F20"/>
    </style:style>
    <style:style style:name="T2278" style:parent-style-name="Fonteparág.padrão" style:family="text">
      <style:text-properties fo:color="#231F20" fo:letter-spacing="0.002in"/>
    </style:style>
    <style:style style:name="T2279" style:parent-style-name="Fonteparág.padrão" style:family="text">
      <style:text-properties fo:color="#231F20"/>
    </style:style>
    <style:style style:name="T2280" style:parent-style-name="Fonteparág.padrão" style:family="text">
      <style:text-properties fo:color="#231F20" fo:letter-spacing="0.0027in"/>
    </style:style>
    <style:style style:name="T2281" style:parent-style-name="Fonteparág.padrão" style:family="text">
      <style:text-properties fo:color="#231F20"/>
    </style:style>
    <style:style style:name="T2282" style:parent-style-name="Fonteparág.padrão" style:family="text">
      <style:text-properties fo:color="#231F20" fo:letter-spacing="0.002in"/>
    </style:style>
    <style:style style:name="T2283" style:parent-style-name="Fonteparág.padrão" style:family="text">
      <style:text-properties fo:color="#231F20"/>
    </style:style>
    <style:style style:name="T2284" style:parent-style-name="Fonteparág.padrão" style:family="text">
      <style:text-properties fo:color="#231F20" fo:letter-spacing="0.002in"/>
    </style:style>
    <style:style style:name="T2285" style:parent-style-name="Fonteparág.padrão" style:family="text">
      <style:text-properties fo:color="#231F20"/>
    </style:style>
    <style:style style:name="T2286" style:parent-style-name="Fonteparág.padrão" style:family="text">
      <style:text-properties fo:color="#231F20" fo:letter-spacing="0.002in"/>
    </style:style>
    <style:style style:name="T2287" style:parent-style-name="Fonteparág.padrão" style:family="text">
      <style:text-properties fo:color="#231F20"/>
    </style:style>
    <style:style style:name="T2288" style:parent-style-name="Fonteparág.padrão" style:family="text">
      <style:text-properties fo:color="#231F20" fo:letter-spacing="0.002in"/>
    </style:style>
    <style:style style:name="T2289" style:parent-style-name="Fonteparág.padrão" style:family="text">
      <style:text-properties fo:color="#231F20" fo:letter-spacing="0.0013in"/>
    </style:style>
    <style:style style:name="T2290" style:parent-style-name="Fonteparág.padrão" style:family="text">
      <style:text-properties fo:color="#231F20" fo:letter-spacing="0.002in"/>
    </style:style>
    <style:style style:name="T2291" style:parent-style-name="Fonteparág.padrão" style:family="text">
      <style:text-properties fo:color="#231F20"/>
    </style:style>
    <style:style style:name="T2292" style:parent-style-name="Fonteparág.padrão" style:family="text">
      <style:text-properties fo:color="#231F20" fo:letter-spacing="0.002in"/>
    </style:style>
    <style:style style:name="T2293" style:parent-style-name="Fonteparág.padrão" style:family="text">
      <style:text-properties fo:color="#231F20" fo:letter-spacing="0.0027in"/>
    </style:style>
    <style:style style:name="T2294" style:parent-style-name="Fonteparág.padrão" style:family="text">
      <style:text-properties fo:color="#231F20" fo:letter-spacing="0.002in"/>
    </style:style>
    <style:style style:name="T2295" style:parent-style-name="Fonteparág.padrão" style:family="text">
      <style:text-properties fo:color="#231F20" fo:letter-spacing="0.0006in"/>
    </style:style>
    <style:style style:name="T2296" style:parent-style-name="Fonteparág.padrão" style:family="text">
      <style:text-properties fo:color="#231F20" fo:letter-spacing="0.0027in"/>
    </style:style>
    <style:style style:name="P2297" style:parent-style-name="Corpodetexto" style:family="paragraph">
      <style:paragraph-properties fo:text-align="justify" fo:margin-top="0.0687in" fo:line-height="120%" fo:margin-left="0.2777in" fo:margin-right="0.9791in">
        <style:tab-stops/>
      </style:paragraph-properties>
    </style:style>
    <style:style style:name="T2298" style:parent-style-name="Fonteparág.padrão" style:family="text">
      <style:text-properties fo:color="#231F20"/>
    </style:style>
    <style:style style:name="T2299" style:parent-style-name="Fonteparág.padrão" style:family="text">
      <style:text-properties fo:color="#231F20"/>
    </style:style>
    <style:style style:name="T2300" style:parent-style-name="Fonteparág.padrão" style:family="text">
      <style:text-properties fo:color="#231F20"/>
    </style:style>
    <style:style style:name="P2301" style:parent-style-name="Corpodetexto" style:family="paragraph">
      <style:paragraph-properties fo:text-align="justify" fo:margin-top="0.0673in" fo:line-height="120%" fo:margin-left="0.2777in" fo:margin-right="0.9791in">
        <style:tab-stops/>
      </style:paragraph-properties>
    </style:style>
    <style:style style:name="T2302" style:parent-style-name="Fonteparág.padrão" style:family="text">
      <style:text-properties fo:color="#231F20"/>
    </style:style>
    <style:style style:name="T2303" style:parent-style-name="Fonteparág.padrão" style:family="text">
      <style:text-properties fo:color="#231F20"/>
    </style:style>
    <style:style style:name="P2304" style:parent-style-name="Corpodetexto" style:family="paragraph">
      <style:text-properties fo:font-size="10pt" style:font-size-asian="10pt"/>
    </style:style>
    <style:style style:name="P2305" style:parent-style-name="Corpodetexto" style:family="paragraph">
      <style:text-properties fo:font-size="10pt" style:font-size-asian="10pt"/>
    </style:style>
    <style:style style:name="P2306" style:parent-style-name="Título2" style:family="paragraph">
      <style:paragraph-properties fo:text-align="justify" fo:margin-top="0.109in" fo:margin-left="0.2777in">
        <style:tab-stops/>
      </style:paragraph-properties>
    </style:style>
    <style:style style:name="T2307" style:parent-style-name="Fonteparág.padrão" style:family="text">
      <style:text-properties fo:color="#C9302E" style:text-scale="95%"/>
    </style:style>
    <style:style style:name="P2308" style:parent-style-name="Corpodetexto" style:family="paragraph">
      <style:text-properties style:font-name="Arial" fo:font-size="13pt" style:font-size-asian="13pt"/>
    </style:style>
    <style:style style:name="P2309" style:parent-style-name="Normal" style:family="paragraph">
      <style:paragraph-properties fo:text-align="justify" fo:margin-top="0.1118in" fo:margin-left="0.2777in">
        <style:tab-stops/>
      </style:paragraph-properties>
    </style:style>
    <style:style style:name="T2310" style:parent-style-name="Fonteparág.padrão" style:family="text">
      <style:text-properties style:font-name="Arial" fo:color="#C9302E" fo:font-size="8pt" style:font-size-asian="8pt"/>
    </style:style>
    <style:style style:name="P2311" style:parent-style-name="Corpodetexto" style:family="paragraph">
      <style:paragraph-properties fo:text-align="justify" fo:margin-top="0.1104in" fo:line-height="120%" fo:margin-left="0.2777in" fo:margin-right="0.9791in">
        <style:tab-stops/>
      </style:paragraph-properties>
    </style:style>
    <style:style style:name="T2312" style:parent-style-name="Fonteparág.padrão" style:family="text">
      <style:text-properties fo:color="#231F20"/>
    </style:style>
    <style:style style:name="T2313" style:parent-style-name="Fonteparág.padrão" style:family="text">
      <style:text-properties fo:color="#231F20"/>
    </style:style>
    <style:style style:name="T2314" style:parent-style-name="Fonteparág.padrão" style:family="text">
      <style:text-properties fo:color="#231F20"/>
    </style:style>
    <style:style style:name="P2315" style:parent-style-name="Corpodetexto" style:family="paragraph">
      <style:paragraph-properties fo:margin-top="0.0062in"/>
      <style:text-properties fo:font-size="7pt" style:font-size-asian="7pt"/>
    </style:style>
    <style:style style:name="P2316" style:parent-style-name="Normal" style:family="paragraph">
      <style:paragraph-properties fo:margin-top="0.0833in" fo:line-height="0.0833in" fo:margin-left="1.9416in">
        <style:tab-stops/>
      </style:paragraph-properties>
    </style:style>
    <style:style style:name="T2317" style:parent-style-name="Fonteparág.padrão" style:family="text">
      <style:text-properties fo:language="en" fo:country="US" style:language-asian="en" style:country-asian="US" style:language-complex="ar" style:country-complex="SA"/>
    </style:style>
    <style:style style:name="P2318" style:parent-style-name="Normal" style:family="paragraph">
      <style:paragraph-properties fo:line-height="0.2166in"/>
    </style:style>
    <style:style style:name="T2319" style:parent-style-name="Fonteparág.padrão" style:family="text">
      <style:text-properties style:font-name="Palatino Linotype" fo:font-style="italic" style:font-style-asian="italic" fo:color="#C9302E" style:text-scale="95%" fo:font-size="12pt" style:font-size-asian="12pt"/>
    </style:style>
    <style:style style:name="T2320" style:parent-style-name="Fonteparág.padrão" style:family="text">
      <style:text-properties style:font-name="Segoe UI Symbol" fo:color="#C9302E" style:text-scale="163%" fo:font-size="6pt" style:font-size-asian="6pt"/>
    </style:style>
    <style:style style:name="P2321" style:parent-style-name="Normal" style:family="paragraph">
      <style:paragraph-properties fo:line-height="0.0284in" fo:margin-left="1.9416in">
        <style:tab-stops/>
      </style:paragraph-properties>
    </style:style>
    <style:style style:name="T2322" style:parent-style-name="Fonteparág.padrão" style:family="text">
      <style:text-properties style:font-name="Segoe UI Symbol" fo:color="#C9302E" style:text-scale="163%" fo:font-size="6pt" style:font-size-asian="6pt"/>
    </style:style>
    <style:style style:name="P2323" style:parent-style-name="Corpodetexto" style:family="paragraph">
      <style:paragraph-properties fo:line-height="0.1166in" fo:margin-left="1.9416in">
        <style:tab-stops>
          <style:tab-stop style:type="left" style:position="0.2645in"/>
        </style:tab-stops>
      </style:paragraph-properties>
    </style:style>
    <style:style style:name="T2324" style:parent-style-name="Fonteparág.padrão" style:family="text">
      <style:text-properties fo:language="en" fo:country="US" style:language-asian="en" style:country-asian="US" style:language-complex="ar" style:country-complex="SA"/>
    </style:style>
    <style:style style:name="P2325" style:parent-style-name="Normal" style:family="paragraph">
      <style:paragraph-properties fo:line-height="0.1048in"/>
    </style:style>
    <style:style style:name="T2326" style:parent-style-name="Fonteparág.padrão" style:family="text">
      <style:text-properties style:font-name="Segoe UI Symbol" fo:color="#C9302E" style:text-scale="163%" fo:font-size="6pt" style:font-size-asian="6pt"/>
    </style:style>
    <style:style style:name="T2327" style:parent-style-name="Fonteparág.padrão" style:family="text">
      <style:text-properties fo:language="en" fo:country="US" style:language-asian="en" style:country-asian="US" style:language-complex="ar" style:country-complex="SA"/>
    </style:style>
    <style:style style:name="P2328" style:parent-style-name="Normal" style:family="paragraph">
      <style:paragraph-properties fo:line-height="0.2166in"/>
    </style:style>
    <style:style style:name="T2329" style:parent-style-name="Fonteparág.padrão" style:family="text">
      <style:text-properties style:font-name="Palatino Linotype" fo:font-style="italic" style:font-style-asian="italic" fo:color="#C9302E" style:text-scale="95%" fo:font-size="12pt" style:font-size-asian="12pt"/>
    </style:style>
    <style:style style:name="T2330" style:parent-style-name="Fonteparág.padrão" style:family="text">
      <style:text-properties style:font-name="Segoe UI Symbol" fo:color="#C9302E" style:text-scale="135%" style:text-position="58.3% 100%" fo:font-size="6pt" style:font-size-asian="6pt"/>
    </style:style>
    <style:style style:name="T2331" style:parent-style-name="Fonteparág.padrão" style:family="text">
      <style:text-properties style:font-name="Segoe UI Symbol" fo:color="#C9302E" style:text-scale="135%" style:text-position="50% 100%" fo:font-size="6pt" style:font-size-asian="6pt" style:text-underline-type="single" style:text-underline-style="solid" style:text-underline-width="auto" style:text-underline-mode="continuous" style:text-underline-color="#C9302E"/>
    </style:style>
    <style:style style:name="T2332" style:parent-style-name="Fonteparág.padrão" style:family="text">
      <style:text-properties style:font-name="Segoe UI Symbol" fo:color="#C9302E" style:text-scale="135%" style:text-position="50% 100%" fo:font-size="6pt" style:font-size-asian="6pt" style:text-underline-type="single" style:text-underline-style="solid" style:text-underline-width="auto" style:text-underline-mode="continuous" style:text-underline-color="#C9302E"/>
    </style:style>
    <style:style style:name="T2333" style:parent-style-name="Fonteparág.padrão" style:family="text">
      <style:text-properties style:font-name="Palatino Linotype" fo:font-style="italic" style:font-style-asian="italic" fo:color="#C9302E" style:text-scale="105%" style:text-position="42.8% 100%" fo:font-size="7pt" style:font-size-asian="7pt" style:text-underline-type="single" style:text-underline-style="solid" style:text-underline-width="auto" style:text-underline-mode="continuous" style:text-underline-color="#C9302E"/>
    </style:style>
    <style:style style:name="T2334" style:parent-style-name="Fonteparág.padrão" style:family="text">
      <style:text-properties style:font-name="Palatino Linotype" fo:font-style="italic" style:font-style-asian="italic" fo:color="#C9302E" style:text-scale="105%" style:text-position="42.8% 100%" fo:font-size="7pt" style:font-size-asian="7pt"/>
    </style:style>
    <style:style style:name="T2335" style:parent-style-name="Fonteparág.padrão" style:family="text">
      <style:text-properties fo:color="#231F20" style:text-scale="105%"/>
    </style:style>
    <style:style style:name="T2336" style:parent-style-name="Fonteparág.padrão" style:family="text">
      <style:text-properties fo:color="#231F20" fo:letter-spacing="0.0013in" style:text-scale="105%"/>
    </style:style>
    <style:style style:name="T2337" style:parent-style-name="Fonteparág.padrão" style:family="text">
      <style:text-properties fo:color="#231F20" style:text-scale="105%"/>
    </style:style>
    <style:style style:name="T2338" style:parent-style-name="Fonteparág.padrão" style:family="text">
      <style:text-properties fo:color="#231F20" fo:letter-spacing="0.002in" style:text-scale="105%"/>
    </style:style>
    <style:style style:name="T2339" style:parent-style-name="Fonteparág.padrão" style:family="text">
      <style:text-properties fo:color="#231F20" style:text-scale="105%"/>
    </style:style>
    <style:style style:name="T2340" style:parent-style-name="Fonteparág.padrão" style:family="text">
      <style:text-properties fo:color="#231F20" fo:letter-spacing="-0.0118in" style:text-scale="105%"/>
    </style:style>
    <style:style style:name="T2341" style:parent-style-name="Fonteparág.padrão" style:family="text">
      <style:text-properties fo:color="#231F20" fo:letter-spacing="0.0027in" style:text-scale="105%"/>
    </style:style>
    <style:style style:name="P2342" style:parent-style-name="Normal" style:family="paragraph">
      <style:paragraph-properties fo:line-height="0.0777in" fo:margin-left="1.9416in">
        <style:tab-stops/>
      </style:paragraph-properties>
    </style:style>
    <style:style style:name="T2343" style:parent-style-name="Fonteparág.padrão" style:family="text">
      <style:text-properties fo:language="en" fo:country="US" style:language-asian="en" style:country-asian="US" style:language-complex="ar" style:country-complex="SA"/>
    </style:style>
    <style:style style:name="P2344" style:parent-style-name="Normal" style:family="paragraph">
      <style:paragraph-properties fo:margin-top="0.0076in"/>
    </style:style>
    <style:style style:name="T2345" style:parent-style-name="Fonteparág.padrão" style:family="text">
      <style:text-properties style:font-name="Palatino Linotype" fo:font-style="italic" style:font-style-asian="italic" fo:color="#C9302E" style:text-position="31.8% 100%"/>
    </style:style>
    <style:style style:name="T2346" style:parent-style-name="Fonteparág.padrão" style:family="text">
      <style:text-properties style:font-name="Palatino Linotype" fo:font-style="italic" style:font-style-asian="italic" fo:color="#C9302E" fo:font-size="6.5pt" style:font-size-asian="6.5pt"/>
    </style:style>
    <style:style style:name="T2347" style:parent-style-name="Fonteparág.padrão" style:family="text">
      <style:text-properties style:font-name="Times New Roman" fo:color="#C9302E" style:text-position="36.3% 100%" fo:font-size="12pt" style:font-size-asian="12pt"/>
    </style:style>
    <style:style style:name="T2348" style:parent-style-name="Fonteparág.padrão" style:family="text">
      <style:text-properties style:font-name="Segoe UI Symbol" fo:color="#C9302E" style:text-scale="163%" fo:font-size="6pt" style:font-size-asian="6pt"/>
    </style:style>
    <style:style style:name="P2349" style:parent-style-name="Normal" style:family="paragraph">
      <style:paragraph-properties fo:line-height="0.0555in" fo:margin-left="1.9416in">
        <style:tab-stops/>
      </style:paragraph-properties>
    </style:style>
    <style:style style:name="T2350" style:parent-style-name="Fonteparág.padrão" style:family="text">
      <style:text-properties fo:language="en" fo:country="US" style:language-asian="en" style:country-asian="US" style:language-complex="ar" style:country-complex="SA"/>
    </style:style>
    <style:style style:name="P2351" style:parent-style-name="Normal" style:family="paragraph">
      <style:paragraph-properties fo:line-height="0.1263in"/>
    </style:style>
    <style:style style:name="T2352" style:parent-style-name="Fonteparág.padrão" style:family="text">
      <style:text-properties style:font-name="Palatino Linotype" fo:font-style="italic" style:font-style-asian="italic" fo:color="#C9302E" style:text-scale="102%" fo:font-size="7pt" style:font-size-asian="7pt"/>
    </style:style>
    <style:style style:name="T2353" style:parent-style-name="Fonteparág.padrão" style:family="text">
      <style:text-properties style:font-name="Segoe UI Symbol" fo:color="#C9302E" style:text-scale="163%" fo:font-size="6pt" style:font-size-asian="6pt"/>
    </style:style>
    <style:style style:name="P2354" style:parent-style-name="Normal" style:family="paragraph">
      <style:paragraph-properties fo:line-height="0.0555in" fo:margin-left="1.9416in">
        <style:tab-stops/>
      </style:paragraph-properties>
    </style:style>
    <style:style style:name="T2355" style:parent-style-name="Fonteparág.padrão" style:family="text">
      <style:text-properties style:font-name="Segoe UI Symbol" fo:color="#C9302E" style:text-scale="163%" fo:font-size="6pt" style:font-size-asian="6pt"/>
    </style:style>
    <style:style style:name="P2356" style:parent-style-name="Normal" style:family="paragraph">
      <style:paragraph-properties fo:line-height="0.0555in" fo:margin-left="1.9416in">
        <style:tab-stops/>
      </style:paragraph-properties>
    </style:style>
    <style:style style:name="T2357" style:parent-style-name="Fonteparág.padrão" style:family="text">
      <style:text-properties style:font-name="Segoe UI Symbol" fo:color="#C9302E" style:text-scale="163%" fo:font-size="6pt" style:font-size-asian="6pt"/>
    </style:style>
    <style:style style:name="P2358" style:parent-style-name="Normal" style:family="paragraph">
      <style:paragraph-properties fo:line-height="0.0555in" fo:margin-left="1.9416in">
        <style:tab-stops/>
      </style:paragraph-properties>
    </style:style>
    <style:style style:name="T2359" style:parent-style-name="Fonteparág.padrão" style:family="text">
      <style:text-properties style:font-name="Segoe UI Symbol" fo:color="#C9302E" style:text-scale="163%" fo:font-size="6pt" style:font-size-asian="6pt"/>
    </style:style>
    <style:style style:name="P2360" style:parent-style-name="Normal" style:family="paragraph">
      <style:paragraph-properties fo:line-height="0.0263in" fo:margin-left="1.9416in">
        <style:tab-stops/>
      </style:paragraph-properties>
    </style:style>
    <style:style style:name="T2361" style:parent-style-name="Fonteparág.padrão" style:family="text">
      <style:text-properties style:font-name="Segoe UI Symbol" fo:color="#C9302E" style:text-scale="163%" fo:font-size="6pt" style:font-size-asian="6pt"/>
    </style:style>
    <style:style style:name="P2362" style:parent-style-name="Corpodetexto" style:family="paragraph">
      <style:paragraph-properties fo:margin-top="0.0027in" fo:margin-left="1.9416in">
        <style:tab-stops>
          <style:tab-stop style:type="left" style:position="0.209in"/>
          <style:tab-stop style:type="left" style:position="0.4722in"/>
        </style:tab-stops>
      </style:paragraph-properties>
    </style:style>
    <style:style style:name="T2363" style:parent-style-name="Fonteparág.padrão" style:family="text">
      <style:text-properties fo:language="en" fo:country="US" style:language-asian="en" style:country-asian="US" style:language-complex="ar" style:country-complex="SA"/>
    </style:style>
    <style:style style:name="P2364" style:parent-style-name="Normal" style:family="paragraph">
      <style:paragraph-properties fo:line-height="0.1048in"/>
    </style:style>
    <style:style style:name="T2365" style:parent-style-name="Fonteparág.padrão" style:family="text">
      <style:text-properties style:font-name="Segoe UI Symbol" fo:color="#C9302E" style:text-scale="163%" fo:font-size="6pt" style:font-size-asian="6pt"/>
    </style:style>
    <style:style style:name="T2366" style:parent-style-name="Fonteparág.padrão" style:family="text">
      <style:text-properties fo:language="en" fo:country="US" style:language-asian="en" style:country-asian="US" style:language-complex="ar" style:country-complex="SA"/>
    </style:style>
    <style:style style:name="P2367" style:parent-style-name="Normal" style:family="paragraph">
      <style:paragraph-properties fo:line-height="0.1048in"/>
    </style:style>
    <style:style style:name="T2368" style:parent-style-name="Fonteparág.padrão" style:family="text">
      <style:text-properties style:font-name="Segoe UI Symbol" fo:color="#C9302E" style:text-scale="163%" fo:font-size="6pt" style:font-size-asian="6pt"/>
    </style:style>
    <style:style style:name="T2369" style:parent-style-name="Fonteparág.padrão" style:family="text">
      <style:text-properties style:font-name="Segoe UI Symbol" fo:color="#C9302E" style:text-scale="135%" style:text-position="91.6% 100%" fo:font-size="6pt" style:font-size-asian="6pt"/>
    </style:style>
    <style:style style:name="T2370" style:parent-style-name="Fonteparág.padrão" style:family="text">
      <style:text-properties style:font-name="Segoe UI Symbol" fo:color="#C9302E" style:text-scale="135%" style:text-position="91.6% 100%" fo:font-size="6pt" style:font-size-asian="6pt"/>
    </style:style>
    <style:style style:name="T2371" style:parent-style-name="Fonteparág.padrão" style:family="text">
      <style:text-properties style:font-name="Times New Roman" fo:color="#C9302E" style:text-scale="105%" style:text-position="16.6% 100%" fo:font-size="11pt" style:font-size-asian="11pt"/>
    </style:style>
    <style:style style:name="T2372" style:parent-style-name="Fonteparág.padrão" style:family="text">
      <style:text-properties style:font-name="Times New Roman" fo:color="#C9302E" style:text-scale="105%" style:text-position="16.6% 100%" fo:font-size="11pt" style:font-size-asian="11pt"/>
    </style:style>
    <style:style style:name="T2373" style:parent-style-name="Fonteparág.padrão" style:family="text">
      <style:text-properties fo:color="#231F20" style:text-scale="105%"/>
    </style:style>
    <style:style style:name="T2374" style:parent-style-name="Fonteparág.padrão" style:family="text">
      <style:text-properties fo:color="#231F20" fo:letter-spacing="0.002in" style:text-scale="105%"/>
    </style:style>
    <style:style style:name="T2375" style:parent-style-name="Fonteparág.padrão" style:family="text">
      <style:text-properties fo:color="#231F20" style:text-scale="105%"/>
    </style:style>
    <style:style style:name="T2376" style:parent-style-name="Fonteparág.padrão" style:family="text">
      <style:text-properties fo:color="#231F20" fo:letter-spacing="-0.009in" style:text-scale="105%"/>
    </style:style>
    <style:style style:name="T2377" style:parent-style-name="Fonteparág.padrão" style:family="text">
      <style:text-properties fo:color="#231F20" fo:letter-spacing="0.0027in" style:text-scale="105%"/>
    </style:style>
    <style:style style:name="P2378" style:parent-style-name="Corpodetexto" style:family="paragraph">
      <style:paragraph-properties fo:margin-top="0.0048in"/>
      <style:text-properties fo:font-size="9.5pt" style:font-size-asian="9.5pt"/>
    </style:style>
    <style:style style:name="P2379" style:parent-style-name="Corpodetexto" style:family="paragraph">
      <style:paragraph-properties fo:margin-top="0.059in" fo:margin-left="0.2777in">
        <style:tab-stops/>
      </style:paragraph-properties>
    </style:style>
    <style:style style:name="T2380" style:parent-style-name="Fonteparág.padrão" style:family="text">
      <style:text-properties fo:color="#231F20"/>
    </style:style>
    <style:style style:name="P2381" style:parent-style-name="Corpodetexto" style:family="paragraph">
      <style:paragraph-properties fo:margin-top="0.0756in" fo:margin-left="0.2902in" fo:margin-right="2.818in" fo:text-indent="-0.0111in">
        <style:tab-stops/>
      </style:paragraph-properties>
    </style:style>
    <style:style style:name="T2382" style:parent-style-name="Fonteparág.padrão" style:family="text">
      <style:text-properties style:font-name="Palatino Linotype" fo:font-style="italic" style:font-style-asian="italic" fo:color="#C9302E" fo:font-size="11pt" style:font-size-asian="11pt"/>
    </style:style>
    <style:style style:name="T2383" style:parent-style-name="Fonteparág.padrão" style:family="text">
      <style:text-properties style:font-name="Palatino Linotype" fo:font-style="italic" style:font-style-asian="italic" fo:color="#C9302E" style:text-position="-46.1% 100%" fo:font-size="6.5pt" style:font-size-asian="6.5pt"/>
    </style:style>
    <style:style style:name="T2384" style:parent-style-name="Fonteparág.padrão" style:family="text">
      <style:text-properties fo:color="#231F20"/>
    </style:style>
    <style:style style:name="T2385" style:parent-style-name="Fonteparág.padrão" style:family="text">
      <style:text-properties style:font-name="Palatino Linotype" fo:font-style="italic" style:font-style-asian="italic" fo:color="#C9302E" fo:font-size="11pt" style:font-size-asian="11pt"/>
    </style:style>
    <style:style style:name="T2386" style:parent-style-name="Fonteparág.padrão" style:family="text">
      <style:text-properties fo:color="#231F20"/>
    </style:style>
    <style:style style:name="T2387" style:parent-style-name="Fonteparág.padrão" style:family="text">
      <style:text-properties style:font-name="Palatino Linotype" fo:font-style="italic" style:font-style-asian="italic" fo:color="#C9302E" fo:font-size="11pt" style:font-size-asian="11pt"/>
    </style:style>
    <style:style style:name="T2388" style:parent-style-name="Fonteparág.padrão" style:family="text">
      <style:text-properties fo:color="#231F20"/>
    </style:style>
    <style:style style:name="T2389" style:parent-style-name="Fonteparág.padrão" style:family="text">
      <style:text-properties style:font-name="Palatino Linotype" fo:font-style="italic" style:font-style-asian="italic" fo:color="#C9302E" fo:font-size="11pt" style:font-size-asian="11pt"/>
    </style:style>
    <style:style style:name="T2390" style:parent-style-name="Fonteparág.padrão" style:family="text">
      <style:text-properties style:font-name="Palatino Linotype" fo:font-style="italic" style:font-style-asian="italic" fo:color="#C9302E" style:text-position="-46.1% 100%" fo:font-size="6.5pt" style:font-size-asian="6.5pt"/>
    </style:style>
    <style:style style:name="T2391" style:parent-style-name="Fonteparág.padrão" style:family="text">
      <style:text-properties fo:color="#231F20"/>
    </style:style>
    <style:style style:name="T2392" style:parent-style-name="Fonteparág.padrão" style:family="text">
      <style:text-properties style:font-name="Palatino Linotype" fo:font-style="italic" style:font-style-asian="italic" fo:color="#C9302E" fo:font-size="11pt" style:font-size-asian="11pt"/>
    </style:style>
    <style:style style:name="T2393" style:parent-style-name="Fonteparág.padrão" style:family="text">
      <style:text-properties fo:color="#231F20"/>
    </style:style>
    <style:style style:name="P2394" style:parent-style-name="Corpodetexto" style:family="paragraph">
      <style:paragraph-properties fo:margin-top="0.0006in" fo:margin-left="0.2902in">
        <style:tab-stops/>
      </style:paragraph-properties>
    </style:style>
    <style:style style:name="T2395" style:parent-style-name="Fonteparág.padrão" style:family="text">
      <style:text-properties style:font-name="Palatino Linotype" fo:font-style="italic" style:font-style-asian="italic" fo:color="#C9302E" fo:font-size="11pt" style:font-size-asian="11pt"/>
    </style:style>
    <style:style style:name="T2396" style:parent-style-name="Fonteparág.padrão" style:family="text">
      <style:text-properties style:font-name="Palatino Linotype" fo:font-style="italic" style:font-style-asian="italic" fo:color="#C9302E" style:text-position="-46.1% 100%" fo:font-size="6.5pt" style:font-size-asian="6.5pt"/>
    </style:style>
    <style:style style:name="T2397" style:parent-style-name="Fonteparág.padrão" style:family="text">
      <style:text-properties fo:color="#231F20"/>
    </style:style>
    <style:style style:name="T2398" style:parent-style-name="Fonteparág.padrão" style:family="text">
      <style:text-properties style:font-name="Palatino Linotype" fo:font-style="italic" style:font-style-asian="italic" fo:color="#C9302E" fo:font-size="11pt" style:font-size-asian="11pt"/>
    </style:style>
    <style:style style:name="T2399" style:parent-style-name="Fonteparág.padrão" style:family="text">
      <style:text-properties fo:color="#231F20"/>
    </style:style>
    <style:style style:name="P2400" style:parent-style-name="Corpodetexto" style:family="paragraph">
      <style:paragraph-properties fo:margin-top="0.0048in"/>
      <style:text-properties fo:font-size="17pt" style:font-size-asian="17pt"/>
    </style:style>
    <style:style style:name="P2401" style:parent-style-name="Normal" style:family="paragraph">
      <style:paragraph-properties fo:margin-left="0.2777in">
        <style:tab-stops/>
      </style:paragraph-properties>
    </style:style>
    <style:style style:name="T2402" style:parent-style-name="Fonteparág.padrão" style:family="text">
      <style:text-properties style:font-name="Arial" fo:color="#C9302E" fo:font-size="8pt" style:font-size-asian="8pt"/>
    </style:style>
    <style:style style:name="P2403" style:parent-style-name="Corpodetexto" style:family="paragraph">
      <style:paragraph-properties fo:margin-top="0.1111in" fo:line-height="120%" fo:margin-left="0.2777in" fo:margin-right="1.0298in">
        <style:tab-stops/>
      </style:paragraph-properties>
    </style:style>
    <style:style style:name="T2404" style:parent-style-name="Fonteparág.padrão" style:family="text">
      <style:text-properties fo:color="#231F20"/>
    </style:style>
    <style:style style:name="T2405" style:parent-style-name="Fonteparág.padrão" style:family="text">
      <style:text-properties fo:color="#231F20"/>
    </style:style>
    <style:style style:name="P2406" style:parent-style-name="Corpodetexto" style:master-page-name="MP14" style:family="paragraph">
      <style:paragraph-properties fo:break-before="page"/>
      <style:text-properties fo:font-size="10pt" style:font-size-asian="10pt"/>
    </style:style>
    <style:style style:name="P2428" style:parent-style-name="Corpodetexto" style:family="paragraph">
      <style:text-properties fo:font-size="10pt" style:font-size-asian="10pt"/>
    </style:style>
    <style:style style:name="P2429" style:parent-style-name="Corpodetexto" style:family="paragraph">
      <style:paragraph-properties fo:margin-top="0.0048in"/>
      <style:text-properties fo:font-size="9.5pt" style:font-size-asian="9.5pt"/>
    </style:style>
    <style:style style:name="P2430" style:parent-style-name="Corpodetexto" style:family="paragraph">
      <style:paragraph-properties fo:text-align="justify" fo:line-height="120%" fo:margin-left="0.0812in" fo:margin-right="1.1756in">
        <style:tab-stops/>
      </style:paragraph-properties>
    </style:style>
    <style:style style:name="T2431" style:parent-style-name="Fonteparág.padrão" style:family="text">
      <style:text-properties fo:color="#231F20" fo:letter-spacing="0.002in"/>
    </style:style>
    <style:style style:name="T2432" style:parent-style-name="Fonteparág.padrão" style:family="text">
      <style:text-properties fo:color="#231F20" fo:letter-spacing="-0.009in"/>
    </style:style>
    <style:style style:name="T2433" style:parent-style-name="Fonteparág.padrão" style:family="text">
      <style:text-properties fo:color="#231F20"/>
    </style:style>
    <style:style style:name="T2434" style:parent-style-name="Fonteparág.padrão" style:family="text">
      <style:text-properties fo:color="#231F20" fo:letter-spacing="-0.009in"/>
    </style:style>
    <style:style style:name="T2435" style:parent-style-name="Fonteparág.padrão" style:family="text">
      <style:text-properties fo:color="#231F20" fo:letter-spacing="0.002in"/>
    </style:style>
    <style:style style:name="T2436" style:parent-style-name="Fonteparág.padrão" style:family="text">
      <style:text-properties fo:color="#231F20" fo:letter-spacing="-0.0083in"/>
    </style:style>
    <style:style style:name="T2437" style:parent-style-name="Fonteparág.padrão" style:family="text">
      <style:text-properties fo:color="#231F20"/>
    </style:style>
    <style:style style:name="T2438" style:parent-style-name="Fonteparág.padrão" style:family="text">
      <style:text-properties fo:color="#231F20" fo:letter-spacing="-0.009in"/>
    </style:style>
    <style:style style:name="T2439" style:parent-style-name="Fonteparág.padrão" style:family="text">
      <style:text-properties fo:color="#231F20" fo:letter-spacing="0.002in"/>
    </style:style>
    <style:style style:name="T2440" style:parent-style-name="Fonteparág.padrão" style:family="text">
      <style:text-properties fo:color="#231F20" fo:letter-spacing="-0.009in"/>
    </style:style>
    <style:style style:name="T2441" style:parent-style-name="Fonteparág.padrão" style:family="text">
      <style:text-properties fo:color="#231F20"/>
    </style:style>
    <style:style style:name="T2442" style:parent-style-name="Fonteparág.padrão" style:family="text">
      <style:text-properties fo:color="#231F20" fo:letter-spacing="-0.0083in"/>
    </style:style>
    <style:style style:name="T2443" style:parent-style-name="Fonteparág.padrão" style:family="text">
      <style:text-properties fo:color="#231F20" fo:letter-spacing="0.002in"/>
    </style:style>
    <style:style style:name="T2444" style:parent-style-name="Fonteparág.padrão" style:family="text">
      <style:text-properties fo:color="#231F20" fo:letter-spacing="-0.009in"/>
    </style:style>
    <style:style style:name="T2445" style:parent-style-name="Fonteparág.padrão" style:family="text">
      <style:text-properties fo:color="#231F20"/>
    </style:style>
    <style:style style:name="T2446" style:parent-style-name="Fonteparág.padrão" style:family="text">
      <style:text-properties fo:color="#231F20" fo:letter-spacing="-0.009in"/>
    </style:style>
    <style:style style:name="T2447" style:parent-style-name="Fonteparág.padrão" style:family="text">
      <style:text-properties fo:color="#231F20" fo:letter-spacing="0.002in"/>
    </style:style>
    <style:style style:name="T2448" style:parent-style-name="Fonteparág.padrão" style:family="text">
      <style:text-properties fo:color="#231F20" fo:letter-spacing="-0.0083in"/>
    </style:style>
    <style:style style:name="T2449" style:parent-style-name="Fonteparág.padrão" style:family="text">
      <style:text-properties fo:color="#231F20"/>
    </style:style>
    <style:style style:name="T2450" style:parent-style-name="Fonteparág.padrão" style:family="text">
      <style:text-properties fo:color="#231F20" fo:letter-spacing="-0.009in"/>
    </style:style>
    <style:style style:name="T2451" style:parent-style-name="Fonteparág.padrão" style:family="text">
      <style:text-properties fo:color="#231F20" fo:letter-spacing="0.002in"/>
    </style:style>
    <style:style style:name="T2452" style:parent-style-name="Fonteparág.padrão" style:family="text">
      <style:text-properties fo:color="#231F20" fo:letter-spacing="-0.009in"/>
    </style:style>
    <style:style style:name="T2453" style:parent-style-name="Fonteparág.padrão" style:family="text">
      <style:text-properties fo:color="#231F20"/>
    </style:style>
    <style:style style:name="T2454" style:parent-style-name="Fonteparág.padrão" style:family="text">
      <style:text-properties fo:color="#231F20" fo:letter-spacing="-0.0083in"/>
    </style:style>
    <style:style style:name="T2455" style:parent-style-name="Fonteparág.padrão" style:family="text">
      <style:text-properties fo:color="#231F20" fo:letter-spacing="0.002in"/>
    </style:style>
    <style:style style:name="T2456" style:parent-style-name="Fonteparág.padrão" style:family="text">
      <style:text-properties fo:color="#231F20" fo:letter-spacing="-0.009in"/>
    </style:style>
    <style:style style:name="T2457" style:parent-style-name="Fonteparág.padrão" style:family="text">
      <style:text-properties fo:color="#231F20" fo:letter-spacing="0.0027in"/>
    </style:style>
    <style:style style:name="T2458" style:parent-style-name="Fonteparág.padrão" style:family="text">
      <style:text-properties fo:color="#231F20"/>
    </style:style>
    <style:style style:name="T2459" style:parent-style-name="Fonteparág.padrão" style:family="text">
      <style:text-properties fo:color="#231F20" fo:letter-spacing="0.002in"/>
    </style:style>
    <style:style style:name="T2460" style:parent-style-name="Fonteparág.padrão" style:family="text">
      <style:text-properties fo:color="#231F20" fo:letter-spacing="0.0013in"/>
    </style:style>
    <style:style style:name="T2461" style:parent-style-name="Fonteparág.padrão" style:family="text">
      <style:text-properties fo:color="#231F20" fo:letter-spacing="0.002in"/>
    </style:style>
    <style:style style:name="T2462" style:parent-style-name="Fonteparág.padrão" style:family="text">
      <style:text-properties fo:color="#231F20"/>
    </style:style>
    <style:style style:name="T2463" style:parent-style-name="Fonteparág.padrão" style:family="text">
      <style:text-properties fo:color="#231F20" fo:letter-spacing="0.002in"/>
    </style:style>
    <style:style style:name="T2464" style:parent-style-name="Fonteparág.padrão" style:family="text">
      <style:text-properties fo:color="#231F20"/>
    </style:style>
    <style:style style:name="T2465" style:parent-style-name="Fonteparág.padrão" style:family="text">
      <style:text-properties fo:color="#231F20" fo:letter-spacing="0.002in"/>
    </style:style>
    <style:style style:name="T2466" style:parent-style-name="Fonteparág.padrão" style:family="text">
      <style:text-properties fo:color="#231F20"/>
    </style:style>
    <style:style style:name="T2467" style:parent-style-name="Fonteparág.padrão" style:family="text">
      <style:text-properties fo:color="#231F20" fo:letter-spacing="0.002in"/>
    </style:style>
    <style:style style:name="T2468" style:parent-style-name="Fonteparág.padrão" style:family="text">
      <style:text-properties fo:color="#231F20" fo:letter-spacing="0.0027in"/>
    </style:style>
    <style:style style:name="T2469" style:parent-style-name="Fonteparág.padrão" style:family="text">
      <style:text-properties fo:color="#231F20" fo:letter-spacing="0.002in"/>
    </style:style>
    <style:style style:name="T2470" style:parent-style-name="Fonteparág.padrão" style:family="text">
      <style:text-properties fo:color="#231F20"/>
    </style:style>
    <style:style style:name="T2471" style:parent-style-name="Fonteparág.padrão" style:family="text">
      <style:text-properties fo:color="#231F20" fo:letter-spacing="0.002in"/>
    </style:style>
    <style:style style:name="T2472" style:parent-style-name="Fonteparág.padrão" style:family="text">
      <style:text-properties fo:color="#231F20"/>
    </style:style>
    <style:style style:name="T2473" style:parent-style-name="Fonteparág.padrão" style:family="text">
      <style:text-properties fo:color="#231F20" fo:letter-spacing="0.002in"/>
    </style:style>
    <style:style style:name="T2474" style:parent-style-name="Fonteparág.padrão" style:family="text">
      <style:text-properties fo:color="#231F20"/>
    </style:style>
    <style:style style:name="T2475" style:parent-style-name="Fonteparág.padrão" style:family="text">
      <style:text-properties fo:color="#231F20" fo:letter-spacing="0.0013in"/>
    </style:style>
    <style:style style:name="T2476" style:parent-style-name="Fonteparág.padrão" style:family="text">
      <style:text-properties fo:color="#231F20" fo:letter-spacing="0.002in"/>
    </style:style>
    <style:style style:name="T2477" style:parent-style-name="Fonteparág.padrão" style:family="text">
      <style:text-properties fo:color="#231F20"/>
    </style:style>
    <style:style style:name="T2478" style:parent-style-name="Fonteparág.padrão" style:family="text">
      <style:text-properties fo:color="#231F20" fo:letter-spacing="0.002in"/>
    </style:style>
    <style:style style:name="T2479" style:parent-style-name="Fonteparág.padrão" style:family="text">
      <style:text-properties fo:color="#231F20" fo:letter-spacing="0.0027in"/>
    </style:style>
    <style:style style:name="T2480" style:parent-style-name="Fonteparág.padrão" style:family="text">
      <style:text-properties fo:color="#231F20" fo:letter-spacing="0.002in"/>
    </style:style>
    <style:style style:name="T2481" style:parent-style-name="Fonteparág.padrão" style:family="text">
      <style:text-properties fo:color="#231F20"/>
    </style:style>
    <style:style style:name="T2482" style:parent-style-name="Fonteparág.padrão" style:family="text">
      <style:text-properties fo:color="#231F20" fo:letter-spacing="0.002in"/>
    </style:style>
    <style:style style:name="T2483" style:parent-style-name="Fonteparág.padrão" style:family="text">
      <style:text-properties fo:color="#231F20"/>
    </style:style>
    <style:style style:name="T2484" style:parent-style-name="Fonteparág.padrão" style:family="text">
      <style:text-properties fo:color="#231F20" fo:letter-spacing="0.002in"/>
    </style:style>
    <style:style style:name="T2485" style:parent-style-name="Fonteparág.padrão" style:family="text">
      <style:text-properties fo:color="#231F20"/>
    </style:style>
    <style:style style:name="T2486" style:parent-style-name="Fonteparág.padrão" style:family="text">
      <style:text-properties fo:color="#231F20" fo:letter-spacing="0.002in"/>
    </style:style>
    <style:style style:name="T2487" style:parent-style-name="Fonteparág.padrão" style:family="text">
      <style:text-properties fo:color="#231F20"/>
    </style:style>
    <style:style style:name="T2488" style:parent-style-name="Fonteparág.padrão" style:family="text">
      <style:text-properties fo:color="#231F20" fo:letter-spacing="0.002in"/>
    </style:style>
    <style:style style:name="T2489" style:parent-style-name="Fonteparág.padrão" style:family="text">
      <style:text-properties fo:color="#231F20"/>
    </style:style>
    <style:style style:name="T2490" style:parent-style-name="Fonteparág.padrão" style:family="text">
      <style:text-properties fo:color="#231F20" fo:letter-spacing="0.002in"/>
    </style:style>
    <style:style style:name="T2491" style:parent-style-name="Fonteparág.padrão" style:family="text">
      <style:text-properties fo:color="#231F20" fo:letter-spacing="0.0027in"/>
    </style:style>
    <style:style style:name="P2492" style:parent-style-name="Corpodetexto" style:family="paragraph">
      <style:paragraph-properties fo:text-align="justify" fo:margin-top="0.0687in" fo:line-height="117%" fo:margin-left="0.0812in" fo:margin-right="1.1763in">
        <style:tab-stops/>
      </style:paragraph-properties>
    </style:style>
    <style:style style:name="T2493" style:parent-style-name="Fonteparág.padrão" style:family="text">
      <style:text-properties fo:language="en" fo:country="US" style:language-asian="en" style:country-asian="US" style:language-complex="ar" style:country-complex="SA"/>
    </style:style>
    <style:style style:name="T2494" style:parent-style-name="Fonteparág.padrão" style:family="text">
      <style:text-properties fo:language="en" fo:country="US" style:language-asian="en" style:country-asian="US" style:language-complex="ar" style:country-complex="SA"/>
    </style:style>
    <style:style style:name="T2495" style:parent-style-name="Fonteparág.padrão" style:family="text">
      <style:text-properties fo:language="en" fo:country="US" style:language-asian="en" style:country-asian="US" style:language-complex="ar" style:country-complex="SA"/>
    </style:style>
    <style:style style:name="T2496" style:parent-style-name="Fonteparág.padrão" style:family="text">
      <style:text-properties fo:language="en" fo:country="US" style:language-asian="en" style:country-asian="US" style:language-complex="ar" style:country-complex="SA"/>
    </style:style>
    <style:style style:name="P2497" style:parent-style-name="Normal" style:family="paragraph">
      <style:paragraph-properties fo:line-height="0.1986in"/>
    </style:style>
    <style:style style:name="T2498" style:parent-style-name="Fonteparág.padrão" style:family="text">
      <style:text-properties style:font-name="Palatino Linotype" fo:font-style="italic" style:font-style-asian="italic" fo:color="#C9302E" style:text-scale="101%"/>
    </style:style>
    <style:style style:name="T2499" style:parent-style-name="Fonteparág.padrão" style:family="text">
      <style:text-properties fo:color="#231F20"/>
    </style:style>
    <style:style style:name="T2500" style:parent-style-name="Fonteparág.padrão" style:family="text">
      <style:text-properties fo:color="#231F20" fo:letter-spacing="0.002in"/>
    </style:style>
    <style:style style:name="T2501" style:parent-style-name="Fonteparág.padrão" style:family="text">
      <style:text-properties fo:color="#231F20"/>
    </style:style>
    <style:style style:name="T2502" style:parent-style-name="Fonteparág.padrão" style:family="text">
      <style:text-properties fo:color="#231F20" fo:letter-spacing="0.002in"/>
    </style:style>
    <style:style style:name="T2503" style:parent-style-name="Fonteparág.padrão" style:family="text">
      <style:text-properties fo:color="#231F20"/>
    </style:style>
    <style:style style:name="T2504" style:parent-style-name="Fonteparág.padrão" style:family="text">
      <style:text-properties fo:color="#231F20"/>
    </style:style>
    <style:style style:name="T2505" style:parent-style-name="Fonteparág.padrão" style:family="text">
      <style:text-properties fo:color="#231F20" fo:letter-spacing="0.002in"/>
    </style:style>
    <style:style style:name="T2506" style:parent-style-name="Fonteparág.padrão" style:family="text">
      <style:text-properties fo:color="#231F20"/>
    </style:style>
    <style:style style:name="T2507" style:parent-style-name="Fonteparág.padrão" style:family="text">
      <style:text-properties fo:color="#231F20" fo:letter-spacing="0.002in"/>
    </style:style>
    <style:style style:name="T2508" style:parent-style-name="Fonteparág.padrão" style:family="text">
      <style:text-properties fo:color="#231F20"/>
    </style:style>
    <style:style style:name="T2509" style:parent-style-name="Fonteparág.padrão" style:family="text">
      <style:text-properties fo:color="#231F20" fo:letter-spacing="0.002in"/>
    </style:style>
    <style:style style:name="T2510" style:parent-style-name="Fonteparág.padrão" style:family="text">
      <style:text-properties fo:color="#231F20"/>
    </style:style>
    <style:style style:name="T2511" style:parent-style-name="Fonteparág.padrão" style:family="text">
      <style:text-properties fo:color="#231F20" fo:letter-spacing="0.0027in"/>
    </style:style>
    <style:style style:name="T2512" style:parent-style-name="Fonteparág.padrão" style:family="text">
      <style:text-properties fo:color="#231F20" fo:letter-spacing="0.002in"/>
    </style:style>
    <style:style style:name="T2513" style:parent-style-name="Fonteparág.padrão" style:family="text">
      <style:text-properties fo:color="#231F20" fo:letter-spacing="0.0013in"/>
    </style:style>
    <style:style style:name="T2514" style:parent-style-name="Fonteparág.padrão" style:family="text">
      <style:text-properties fo:color="#231F20" fo:letter-spacing="0.002in"/>
    </style:style>
    <style:style style:name="T2515" style:parent-style-name="Fonteparág.padrão" style:family="text">
      <style:text-properties fo:color="#231F20"/>
    </style:style>
    <style:style style:name="T2516" style:parent-style-name="Fonteparág.padrão" style:family="text">
      <style:text-properties fo:color="#231F20" fo:letter-spacing="0.002in"/>
    </style:style>
    <style:style style:name="T2517" style:parent-style-name="Fonteparág.padrão" style:family="text">
      <style:text-properties fo:color="#231F20"/>
    </style:style>
    <style:style style:name="T2518" style:parent-style-name="Fonteparág.padrão" style:family="text">
      <style:text-properties fo:color="#231F20" fo:letter-spacing="0.002in"/>
    </style:style>
    <style:style style:name="T2519" style:parent-style-name="Fonteparág.padrão" style:family="text">
      <style:text-properties fo:color="#231F20"/>
    </style:style>
    <style:style style:name="T2520" style:parent-style-name="Fonteparág.padrão" style:family="text">
      <style:text-properties fo:color="#231F20" style:text-position="60% 100%" fo:font-size="5pt" style:font-size-asian="5pt"/>
    </style:style>
    <style:style style:name="T2521" style:parent-style-name="Fonteparág.padrão" style:family="text">
      <style:text-properties fo:color="#231F20" fo:letter-spacing="0.0013in"/>
    </style:style>
    <style:style style:name="T2522" style:parent-style-name="Fonteparág.padrão" style:family="text">
      <style:text-properties fo:color="#231F20"/>
    </style:style>
    <style:style style:name="T2523" style:parent-style-name="Fonteparág.padrão" style:family="text">
      <style:text-properties fo:color="#231F20" style:text-position="60% 100%" fo:font-size="5pt" style:font-size-asian="5pt"/>
    </style:style>
    <style:style style:name="T2524" style:parent-style-name="Fonteparág.padrão" style:family="text">
      <style:text-properties fo:color="#231F20" fo:letter-spacing="0.0013in"/>
    </style:style>
    <style:style style:name="T2525" style:parent-style-name="Fonteparág.padrão" style:family="text">
      <style:text-properties fo:color="#231F20"/>
    </style:style>
    <style:style style:name="T2526" style:parent-style-name="Fonteparág.padrão" style:family="text">
      <style:text-properties fo:color="#231F20" fo:letter-spacing="0.0027in"/>
    </style:style>
    <style:style style:name="T2527" style:parent-style-name="Fonteparág.padrão" style:family="text">
      <style:text-properties fo:color="#231F20" fo:letter-spacing="0.002in"/>
    </style:style>
    <style:style style:name="T2528" style:parent-style-name="Fonteparág.padrão" style:family="text">
      <style:text-properties fo:color="#231F20"/>
    </style:style>
    <style:style style:name="T2529" style:parent-style-name="Fonteparág.padrão" style:family="text">
      <style:text-properties fo:color="#231F20" style:text-position="60% 100%" fo:font-size="5pt" style:font-size-asian="5pt"/>
    </style:style>
    <style:style style:name="T2530" style:parent-style-name="Fonteparág.padrão" style:family="text">
      <style:text-properties fo:color="#231F20" fo:letter-spacing="0.0013in"/>
    </style:style>
    <style:style style:name="T2531" style:parent-style-name="Fonteparág.padrão" style:family="text">
      <style:text-properties fo:color="#231F20"/>
    </style:style>
    <style:style style:name="T2532" style:parent-style-name="Fonteparág.padrão" style:family="text">
      <style:text-properties fo:color="#231F20" fo:letter-spacing="0.002in"/>
    </style:style>
    <style:style style:name="T2533" style:parent-style-name="Fonteparág.padrão" style:family="text">
      <style:text-properties fo:color="#231F20"/>
    </style:style>
    <style:style style:name="T2534" style:parent-style-name="Fonteparág.padrão" style:family="text">
      <style:text-properties fo:color="#231F20" fo:letter-spacing="0.002in"/>
    </style:style>
    <style:style style:name="T2535" style:parent-style-name="Fonteparág.padrão" style:family="text">
      <style:text-properties fo:color="#231F20" fo:letter-spacing="0.0013in"/>
    </style:style>
    <style:style style:name="T2536" style:parent-style-name="Fonteparág.padrão" style:family="text">
      <style:text-properties fo:color="#231F20" fo:letter-spacing="0.002in"/>
    </style:style>
    <style:style style:name="T2537" style:parent-style-name="Fonteparág.padrão" style:family="text">
      <style:text-properties fo:color="#231F20"/>
    </style:style>
    <style:style style:name="T2538" style:parent-style-name="Fonteparág.padrão" style:family="text">
      <style:text-properties fo:color="#231F20" fo:letter-spacing="0.002in"/>
    </style:style>
    <style:style style:name="T2539" style:parent-style-name="Fonteparág.padrão" style:family="text">
      <style:text-properties fo:color="#231F20" fo:letter-spacing="0.0013in"/>
    </style:style>
    <style:style style:name="T2540" style:parent-style-name="Fonteparág.padrão" style:family="text">
      <style:text-properties fo:color="#231F20" fo:letter-spacing="0.0027in"/>
    </style:style>
    <style:style style:name="T2541" style:parent-style-name="Fonteparág.padrão" style:family="text">
      <style:text-properties fo:color="#231F20" fo:letter-spacing="0.002in"/>
    </style:style>
    <style:style style:name="T2542" style:parent-style-name="Fonteparág.padrão" style:family="text">
      <style:text-properties fo:color="#231F20"/>
    </style:style>
    <style:style style:name="T2543" style:parent-style-name="Fonteparág.padrão" style:family="text">
      <style:text-properties fo:color="#231F20" fo:letter-spacing="0.002in"/>
    </style:style>
    <style:style style:name="T2544" style:parent-style-name="Fonteparág.padrão" style:family="text">
      <style:text-properties fo:color="#231F20" fo:letter-spacing="0.0013in"/>
    </style:style>
    <style:style style:name="T2545" style:parent-style-name="Fonteparág.padrão" style:family="text">
      <style:text-properties fo:color="#231F20" fo:letter-spacing="0.002in"/>
    </style:style>
    <style:style style:name="T2546" style:parent-style-name="Fonteparág.padrão" style:family="text">
      <style:text-properties fo:color="#231F20"/>
    </style:style>
    <style:style style:name="T2547" style:parent-style-name="Fonteparág.padrão" style:family="text">
      <style:text-properties fo:color="#231F20" fo:letter-spacing="0.002in"/>
    </style:style>
    <style:style style:name="T2548" style:parent-style-name="Fonteparág.padrão" style:family="text">
      <style:text-properties fo:color="#231F20"/>
    </style:style>
    <style:style style:name="T2549" style:parent-style-name="Fonteparág.padrão" style:family="text">
      <style:text-properties fo:color="#231F20" fo:letter-spacing="0.002in"/>
    </style:style>
    <style:style style:name="T2550" style:parent-style-name="Fonteparág.padrão" style:family="text">
      <style:text-properties fo:color="#231F20"/>
    </style:style>
    <style:style style:name="T2551" style:parent-style-name="Fonteparág.padrão" style:family="text">
      <style:text-properties fo:color="#231F20" fo:letter-spacing="0.002in"/>
    </style:style>
    <style:style style:name="T2552" style:parent-style-name="Fonteparág.padrão" style:family="text">
      <style:text-properties fo:color="#231F20"/>
    </style:style>
    <style:style style:name="T2553" style:parent-style-name="Fonteparág.padrão" style:family="text">
      <style:text-properties fo:color="#231F20" fo:letter-spacing="0.0027in"/>
    </style:style>
    <style:style style:name="T2554" style:parent-style-name="Fonteparág.padrão" style:family="text">
      <style:text-properties fo:color="#231F20"/>
    </style:style>
    <style:style style:name="T2555" style:parent-style-name="Fonteparág.padrão" style:family="text">
      <style:text-properties fo:color="#231F20" fo:letter-spacing="0.002in"/>
    </style:style>
    <style:style style:name="T2556" style:parent-style-name="Fonteparág.padrão" style:family="text">
      <style:text-properties fo:color="#231F20"/>
    </style:style>
    <style:style style:name="T2557" style:parent-style-name="Fonteparág.padrão" style:family="text">
      <style:text-properties fo:color="#231F20" fo:letter-spacing="0.0013in"/>
    </style:style>
    <style:style style:name="T2558" style:parent-style-name="Fonteparág.padrão" style:family="text">
      <style:text-properties fo:color="#231F20"/>
    </style:style>
    <style:style style:name="T2559" style:parent-style-name="Fonteparág.padrão" style:family="text">
      <style:text-properties fo:color="#231F20" fo:letter-spacing="0.002in"/>
    </style:style>
    <style:style style:name="T2560" style:parent-style-name="Fonteparág.padrão" style:family="text">
      <style:text-properties style:font-name="Calibri" fo:font-style="italic" style:font-style-asian="italic" fo:color="#231F20" fo:letter-spacing="0.002in"/>
    </style:style>
    <style:style style:name="T2561" style:parent-style-name="Fonteparág.padrão" style:family="text">
      <style:text-properties style:font-name="Calibri" fo:font-style="italic" style:font-style-asian="italic" fo:color="#231F20" fo:letter-spacing="0.0013in"/>
    </style:style>
    <style:style style:name="T2562" style:parent-style-name="Fonteparág.padrão" style:family="text">
      <style:text-properties style:font-name="Calibri" fo:font-style="italic" style:font-style-asian="italic" fo:color="#231F20" fo:letter-spacing="0.002in"/>
    </style:style>
    <style:style style:name="T2563" style:parent-style-name="Fonteparág.padrão" style:family="text">
      <style:text-properties fo:color="#231F20" fo:letter-spacing="0.0027in"/>
    </style:style>
    <style:style style:name="T2564" style:parent-style-name="Fonteparág.padrão" style:family="text">
      <style:text-properties fo:color="#231F20" fo:letter-spacing="0.002in"/>
    </style:style>
    <style:style style:name="T2565" style:parent-style-name="Fonteparág.padrão" style:family="text">
      <style:text-properties fo:color="#231F20"/>
    </style:style>
    <style:style style:name="T2566" style:parent-style-name="Fonteparág.padrão" style:family="text">
      <style:text-properties fo:color="#231F20" fo:letter-spacing="0.002in"/>
    </style:style>
    <style:style style:name="T2567" style:parent-style-name="Fonteparág.padrão" style:family="text">
      <style:text-properties fo:color="#231F20"/>
    </style:style>
    <style:style style:name="T2568" style:parent-style-name="Fonteparág.padrão" style:family="text">
      <style:text-properties fo:color="#231F20" fo:letter-spacing="0.002in"/>
    </style:style>
    <style:style style:name="T2569" style:parent-style-name="Fonteparág.padrão" style:family="text">
      <style:text-properties fo:color="#231F20" fo:letter-spacing="0.0013in"/>
    </style:style>
    <style:style style:name="T2570" style:parent-style-name="Fonteparág.padrão" style:family="text">
      <style:text-properties fo:color="#231F20" fo:letter-spacing="0.002in"/>
    </style:style>
    <style:style style:name="T2571" style:parent-style-name="Fonteparág.padrão" style:family="text">
      <style:text-properties fo:color="#231F20"/>
    </style:style>
    <style:style style:name="T2572" style:parent-style-name="Fonteparág.padrão" style:family="text">
      <style:text-properties fo:color="#231F20" fo:letter-spacing="0.002in"/>
    </style:style>
    <style:style style:name="T2573" style:parent-style-name="Fonteparág.padrão" style:family="text">
      <style:text-properties fo:color="#231F20"/>
    </style:style>
    <style:style style:name="T2574" style:parent-style-name="Fonteparág.padrão" style:family="text">
      <style:text-properties fo:color="#231F20" fo:letter-spacing="0.002in"/>
    </style:style>
    <style:style style:name="T2575" style:parent-style-name="Fonteparág.padrão" style:family="text">
      <style:text-properties fo:color="#231F20"/>
    </style:style>
    <style:style style:name="T2576" style:parent-style-name="Fonteparág.padrão" style:family="text">
      <style:text-properties fo:color="#231F20" fo:letter-spacing="0.0354in"/>
    </style:style>
    <style:style style:name="T2577" style:parent-style-name="Fonteparág.padrão" style:family="text">
      <style:text-properties fo:color="#231F20" fo:letter-spacing="0.002in"/>
    </style:style>
    <style:style style:name="S15" style:family="section">
      <style:section-properties fo:margin-left="0in" fo:margin-right="0in" style:writing-mode="lr-tb">
        <style:columns fo:column-count="2">
          <style:column style:rel-width="569*" fo:start-indent="0in" fo:end-indent="0.0138in"/>
          <style:column style:rel-width="8911*" fo:start-indent="0.0138in" fo:end-indent="0in"/>
        </style:columns>
      </style:section-properties>
    </style:style>
    <style:style style:name="P2578" style:parent-style-name="Normal" style:family="paragraph">
      <style:paragraph-properties fo:line-height="0.0847in" fo:margin-left="0.2118in">
        <style:tab-stops/>
      </style:paragraph-properties>
    </style:style>
    <style:style style:name="T2579" style:parent-style-name="Fonteparág.padrão" style:family="text">
      <style:text-properties style:font-name="Palatino Linotype" fo:font-style="italic" style:font-style-asian="italic" fo:color="#C9302E" fo:font-size="6.5pt" style:font-size-asian="6.5pt"/>
    </style:style>
    <style:style style:name="P2580" style:parent-style-name="Normal" style:family="paragraph">
      <style:paragraph-properties fo:line-height="0.1118in" fo:margin-left="0.2145in">
        <style:tab-stops/>
      </style:paragraph-properties>
    </style:style>
    <style:style style:name="T2581" style:parent-style-name="Fonteparág.padrão" style:family="text">
      <style:text-properties style:font-name="Palatino Linotype" fo:font-style="italic" style:font-style-asian="italic" fo:color="#C9302E" fo:font-size="6.5pt" style:font-size-asian="6.5pt"/>
    </style:style>
    <style:style style:name="P2582" style:parent-style-name="Corpodetexto" style:family="paragraph">
      <style:paragraph-properties fo:break-before="column" fo:margin-top="0.0069in" fo:margin-left="0.027in">
        <style:tab-stops/>
      </style:paragraph-properties>
    </style:style>
    <style:style style:name="T2583" style:parent-style-name="Fonteparág.padrão" style:family="text">
      <style:text-properties fo:color="#231F20" fo:letter-spacing="0.002in"/>
    </style:style>
    <style:style style:name="T2584" style:parent-style-name="Fonteparág.padrão" style:family="text">
      <style:text-properties fo:color="#231F20"/>
    </style:style>
    <style:style style:name="T2585" style:parent-style-name="Fonteparág.padrão" style:family="text">
      <style:text-properties fo:color="#231F20" fo:letter-spacing="0.002in"/>
    </style:style>
    <style:style style:name="T2586" style:parent-style-name="Fonteparág.padrão" style:family="text">
      <style:text-properties fo:color="#231F20" fo:letter-spacing="0.0013in"/>
    </style:style>
    <style:style style:name="T2587" style:parent-style-name="Fonteparág.padrão" style:family="text">
      <style:text-properties fo:color="#231F20" fo:letter-spacing="0.002in"/>
    </style:style>
    <style:style style:name="T2588" style:parent-style-name="Fonteparág.padrão" style:family="text">
      <style:text-properties fo:color="#231F20"/>
    </style:style>
    <style:style style:name="T2589" style:parent-style-name="Fonteparág.padrão" style:family="text">
      <style:text-properties fo:color="#231F20" fo:letter-spacing="0.002in"/>
    </style:style>
    <style:style style:name="T2590" style:parent-style-name="Fonteparág.padrão" style:family="text">
      <style:text-properties fo:color="#231F20" fo:letter-spacing="0.0402in"/>
    </style:style>
    <style:style style:name="T2591" style:parent-style-name="Fonteparág.padrão" style:family="text">
      <style:text-properties fo:color="#231F20"/>
    </style:style>
    <style:style style:name="S16" style:family="section">
      <style:section-properties fo:margin-left="0in" fo:margin-right="0in" style:writing-mode="lr-tb"/>
    </style:style>
    <style:style style:name="P2592" style:parent-style-name="Corpodetexto" style:family="paragraph">
      <style:paragraph-properties fo:line-height="0.1423in" fo:margin-left="0.0812in">
        <style:tab-stops/>
      </style:paragraph-properties>
    </style:style>
    <style:style style:name="T2593" style:parent-style-name="Fonteparág.padrão" style:family="text">
      <style:text-properties fo:color="#231F20"/>
    </style:style>
    <style:style style:name="P2594" style:parent-style-name="Corpodetexto" style:family="paragraph">
      <style:paragraph-properties fo:margin-top="0.0291in" fo:margin-left="0.0812in">
        <style:tab-stops/>
      </style:paragraph-properties>
    </style:style>
    <style:style style:name="T2595" style:parent-style-name="Fonteparág.padrão" style:family="text">
      <style:text-properties fo:color="#231F20"/>
    </style:style>
    <style:style style:name="P2596" style:parent-style-name="Normal" style:family="paragraph">
      <style:paragraph-properties fo:text-align="center" fo:margin-top="0.0895in" fo:line-height="0.1583in" fo:margin-right="0.8409in"/>
    </style:style>
    <style:style style:name="T2597" style:parent-style-name="Fonteparág.padrão" style:family="text">
      <style:text-properties fo:language="en" fo:country="US" style:language-asian="en" style:country-asian="US" style:language-complex="ar" style:country-complex="SA"/>
    </style:style>
    <style:style style:name="P2598" style:parent-style-name="Normal" style:family="paragraph">
      <style:paragraph-properties fo:line-height="0.1986in"/>
    </style:style>
    <style:style style:name="T2599" style:parent-style-name="Fonteparág.padrão" style:family="text">
      <style:text-properties style:font-name="Palatino Linotype" fo:font-style="italic" style:font-style-asian="italic" fo:color="#C9302E" style:text-scale="101%"/>
    </style:style>
    <style:style style:name="T2600" style:parent-style-name="Fonteparág.padrão" style:family="text">
      <style:text-properties fo:language="en" fo:country="US" style:language-asian="en" style:country-asian="US" style:language-complex="ar" style:country-complex="SA"/>
    </style:style>
    <style:style style:name="P2601" style:parent-style-name="Normal" style:family="paragraph">
      <style:paragraph-properties fo:line-height="0.1986in"/>
    </style:style>
    <style:style style:name="T2602" style:parent-style-name="Fonteparág.padrão" style:family="text">
      <style:text-properties style:font-name="Palatino Linotype" fo:font-style="italic" style:font-style-asian="italic" fo:color="#C9302E" style:text-scale="119%"/>
    </style:style>
    <style:style style:name="T2603" style:parent-style-name="Fonteparág.padrão" style:family="text">
      <style:text-properties fo:language="en" fo:country="US" style:language-asian="en" style:country-asian="US" style:language-complex="ar" style:country-complex="SA"/>
    </style:style>
    <style:style style:name="P2604" style:parent-style-name="Normal" style:family="paragraph">
      <style:paragraph-properties fo:margin-top="0.0111in"/>
    </style:style>
    <style:style style:name="T2605" style:parent-style-name="Fonteparág.padrão" style:family="text">
      <style:text-properties style:font-name="Times New Roman" fo:color="#C9302E" style:text-scale="75%" fo:font-size="15pt" style:font-size-asian="15pt"/>
    </style:style>
    <style:style style:name="T2606" style:parent-style-name="Fonteparág.padrão" style:family="text">
      <style:text-properties style:font-name="Times New Roman" fo:color="#C9302E" fo:letter-spacing="0.0041in" style:text-scale="75%" style:text-position="-36.3% 100%" fo:font-size="15pt" style:font-size-asian="15pt"/>
    </style:style>
    <style:style style:name="T2607" style:parent-style-name="Fonteparág.padrão" style:family="text">
      <style:text-properties style:font-name="Palatino Linotype" fo:font-style="italic" style:font-style-asian="italic" fo:color="#C9302E" style:text-position="-123% 100%" fo:font-size="6.5pt" style:font-size-asian="6.5pt"/>
    </style:style>
    <style:style style:name="T2608" style:parent-style-name="Fonteparág.padrão" style:family="text">
      <style:text-properties style:font-name="Palatino Linotype" fo:font-style="italic" style:font-style-asian="italic" fo:color="#C9302E" fo:letter-spacing="0.0062in" style:text-position="-123% 100%" fo:font-size="6.5pt" style:font-size-asian="6.5pt"/>
    </style:style>
    <style:style style:name="T2609" style:parent-style-name="Fonteparág.padrão" style:family="text">
      <style:text-properties style:font-name="Palatino Linotype" fo:font-style="italic" style:font-style-asian="italic" fo:color="#C9302E" style:text-scale="98%" style:text-position="-36.3% 100%"/>
    </style:style>
    <style:style style:name="T2610" style:parent-style-name="Fonteparág.padrão" style:family="text">
      <style:text-properties style:font-name="Palatino Linotype" fo:font-style="italic" style:font-style-asian="italic" fo:color="#C9302E" fo:letter-spacing="-0.0166in" style:text-position="-36.3% 100%"/>
    </style:style>
    <style:style style:name="T2611" style:parent-style-name="Fonteparág.padrão" style:family="text">
      <style:text-properties style:font-name="Palatino Linotype" fo:font-style="italic" style:font-style-asian="italic" fo:color="#C9302E" fo:letter-spacing="-0.0013in" style:text-scale="101%" fo:font-size="6.5pt" style:font-size-asian="6.5pt"/>
    </style:style>
    <style:style style:name="T2612" style:parent-style-name="Fonteparág.padrão" style:family="text">
      <style:text-properties style:font-name="Palatino Linotype" fo:font-style="italic" style:font-style-asian="italic" fo:color="#C9302E" style:text-scale="85%" fo:font-size="6.5pt" style:font-size-asian="6.5pt"/>
    </style:style>
    <style:style style:name="P2613" style:parent-style-name="Corpodetexto" style:family="paragraph">
      <style:paragraph-properties fo:margin-top="0.0041in"/>
    </style:style>
    <style:style style:name="T2614" style:parent-style-name="Fonteparág.padrão" style:family="text">
      <style:text-properties fo:language="en" fo:country="US" style:language-asian="en" style:country-asian="US" style:language-complex="ar" style:country-complex="SA"/>
    </style:style>
    <style:style style:name="S17" style:family="section">
      <style:section-properties fo:margin-left="0in" fo:margin-right="0in" style:writing-mode="lr-tb">
        <style:columns fo:column-count="3">
          <style:column style:rel-width="1943*" fo:start-indent="0in" fo:end-indent="0.918in"/>
          <style:column style:rel-width="2196*" fo:start-indent="0.9187in" fo:end-indent="0.0215in"/>
          <style:column style:rel-width="5341*" fo:start-indent="0.0222in" fo:end-indent="0in"/>
        </style:columns>
      </style:section-properties>
    </style:style>
    <style:style style:name="P2615" style:parent-style-name="Corpodetexto" style:family="paragraph">
      <style:text-properties style:font-name="Palatino Linotype" fo:font-style="italic" style:font-style-asian="italic" fo:font-size="10pt" style:font-size-asian="10pt"/>
    </style:style>
    <style:style style:name="P2616" style:parent-style-name="Corpodetexto" style:family="paragraph">
      <style:paragraph-properties fo:margin-top="0.002in"/>
      <style:text-properties style:font-name="Palatino Linotype" fo:font-style="italic" style:font-style-asian="italic" fo:font-size="7.5pt" style:font-size-asian="7.5pt"/>
    </style:style>
    <style:style style:name="P2617" style:parent-style-name="Corpodetexto" style:family="paragraph">
      <style:paragraph-properties fo:margin-top="0.0006in" fo:margin-left="0.0812in">
        <style:tab-stops/>
      </style:paragraph-properties>
    </style:style>
    <style:style style:name="T2618" style:parent-style-name="Fonteparág.padrão" style:family="text">
      <style:text-properties fo:color="#231F20"/>
    </style:style>
    <style:style style:name="P2619" style:parent-style-name="Normal" style:family="paragraph">
      <style:paragraph-properties fo:break-before="column" fo:line-height="0.0159in" fo:margin-left="0.0812in">
        <style:tab-stops/>
      </style:paragraph-properties>
    </style:style>
    <style:style style:name="T2620" style:parent-style-name="Fonteparág.padrão" style:family="text">
      <style:text-properties style:font-name="Palatino Linotype" fo:font-style="italic" style:font-style-asian="italic" fo:color="#C9302E" fo:font-size="6.5pt" style:font-size-asian="6.5pt"/>
    </style:style>
    <style:style style:name="P2621" style:parent-style-name="Normal" style:family="paragraph">
      <style:paragraph-properties fo:line-height="0.0958in" fo:margin-left="0.084in">
        <style:tab-stops/>
      </style:paragraph-properties>
    </style:style>
    <style:style style:name="T2622" style:parent-style-name="Fonteparág.padrão" style:family="text">
      <style:text-properties style:font-name="Palatino Linotype" fo:font-style="italic" style:font-style-asian="italic" fo:color="#C9302E" fo:font-size="6.5pt" style:font-size-asian="6.5pt"/>
    </style:style>
    <style:style style:name="P2623" style:parent-style-name="Normal" style:family="paragraph">
      <style:paragraph-properties fo:margin-top="0.0173in" fo:margin-left="0.5388in">
        <style:tab-stops/>
      </style:paragraph-properties>
    </style:style>
    <style:style style:name="T2624" style:parent-style-name="Fonteparág.padrão" style:family="text">
      <style:text-properties style:font-name="Palatino Linotype" fo:font-style="italic" style:font-style-asian="italic" fo:color="#C9302E" fo:font-size="6.5pt" style:font-size-asian="6.5pt" style:rfc-language-tag="es-ES_tradnl" fo:language="es"/>
    </style:style>
    <style:style style:name="P2625" style:parent-style-name="Normal" style:family="paragraph">
      <style:paragraph-properties fo:break-before="column" fo:line-height="-50%" fo:margin-left="0.0923in">
        <style:tab-stops/>
      </style:paragraph-properties>
    </style:style>
    <style:style style:name="T2626" style:parent-style-name="Fonteparág.padrão" style:family="text">
      <style:text-properties style:font-name="Palatino Linotype" fo:font-style="italic" style:font-style-asian="italic" fo:color="#C9302E" fo:font-size="6.5pt" style:font-size-asian="6.5pt" style:rfc-language-tag="es-ES_tradnl" fo:language="es"/>
    </style:style>
    <style:style style:name="T2627" style:parent-style-name="Fonteparág.padrão" style:family="text">
      <style:text-properties fo:color="#231F20" style:text-position="-27.7% 100%" fo:font-size="9pt" style:font-size-asian="9pt" style:rfc-language-tag="es-ES_tradnl" fo:language="es"/>
    </style:style>
    <style:style style:name="P2628" style:parent-style-name="Normal" style:family="paragraph">
      <style:paragraph-properties fo:margin-top="0.0805in" fo:line-height="95%" fo:margin-left="0.084in" fo:margin-right="3.4729in" fo:text-indent="-0.0027in">
        <style:tab-stops/>
      </style:paragraph-properties>
    </style:style>
    <style:style style:name="T2629" style:parent-style-name="Fonteparág.padrão" style:family="text">
      <style:text-properties fo:language="en" fo:country="US" style:language-asian="en" style:country-asian="US" style:language-complex="ar" style:country-complex="SA"/>
    </style:style>
    <style:style style:name="P2630" style:parent-style-name="Normal" style:family="paragraph">
      <style:paragraph-properties fo:line-height="0.1986in"/>
    </style:style>
    <style:style style:name="T2631" style:parent-style-name="Fonteparág.padrão" style:family="text">
      <style:text-properties style:font-name="Palatino Linotype" fo:font-style="italic" style:font-style-asian="italic" fo:color="#C9302E" style:text-scale="91%"/>
    </style:style>
    <style:style style:name="T2632" style:parent-style-name="Fonteparág.padrão" style:family="text">
      <style:text-properties style:font-name="Palatino Linotype" fo:font-style="italic" style:font-style-asian="italic" fo:color="#C9302E" fo:font-size="6.5pt" style:font-size-asian="6.5pt" style:rfc-language-tag="es-ES_tradnl" fo:language="es"/>
    </style:style>
    <style:style style:name="S18" style:family="section">
      <style:section-properties fo:margin-left="0in" fo:margin-right="0in" style:writing-mode="lr-tb">
        <style:columns fo:column-count="2">
          <style:column style:rel-width="505*" fo:start-indent="0in" fo:end-indent="0.0138in"/>
          <style:column style:rel-width="8975*" fo:start-indent="0.0138in" fo:end-indent="0in"/>
        </style:columns>
      </style:section-properties>
    </style:style>
    <style:style style:name="P2633" style:parent-style-name="Corpodetexto" style:family="paragraph">
      <style:paragraph-properties fo:margin-top="0.002in"/>
      <style:text-properties style:font-name="Palatino Linotype" fo:font-style="italic" style:font-style-asian="italic" fo:font-size="5.5pt" style:font-size-asian="5.5pt" style:rfc-language-tag="es-ES_tradnl" fo:language="es"/>
    </style:style>
    <style:style style:name="P2634" style:parent-style-name="Normal" style:family="paragraph">
      <style:paragraph-properties fo:line-height="83%" fo:margin-left="0.2152in" fo:margin-right="-0.0083in" fo:text-indent="-0.0027in">
        <style:tab-stops/>
      </style:paragraph-properties>
    </style:style>
    <style:style style:name="T2635" style:parent-style-name="Fonteparág.padrão" style:family="text">
      <style:text-properties fo:language="en" fo:country="US" style:language-asian="en" style:country-asian="US" style:language-complex="ar" style:country-complex="SA"/>
    </style:style>
    <style:style style:name="P2636" style:parent-style-name="Normal" style:family="paragraph">
      <style:paragraph-properties fo:line-height="0.1986in"/>
    </style:style>
    <style:style style:name="T2637" style:parent-style-name="Fonteparág.padrão" style:family="text">
      <style:text-properties style:font-name="Palatino Linotype" fo:font-style="italic" style:font-style-asian="italic" fo:color="#C9302E" style:text-scale="101%"/>
    </style:style>
    <style:style style:name="T2638" style:parent-style-name="Fonteparág.padrão" style:family="text">
      <style:text-properties fo:language="en" fo:country="US" style:language-asian="en" style:country-asian="US" style:language-complex="ar" style:country-complex="SA"/>
    </style:style>
    <style:style style:name="P2639" style:parent-style-name="Normal" style:family="paragraph">
      <style:paragraph-properties fo:line-height="0.1986in"/>
    </style:style>
    <style:style style:name="T2640" style:parent-style-name="Fonteparág.padrão" style:family="text">
      <style:text-properties style:font-name="Palatino Linotype" fo:font-style="italic" style:font-style-asian="italic" fo:color="#C9302E" style:text-scale="98%"/>
    </style:style>
    <style:style style:name="T2641" style:parent-style-name="Fonteparág.padrão" style:family="text">
      <style:text-properties style:font-name="Palatino Linotype" fo:font-style="italic" style:font-style-asian="italic" fo:color="#C9302E" fo:font-size="6.5pt" style:font-size-asian="6.5pt" style:rfc-language-tag="es-ES_tradnl" fo:language="es"/>
    </style:style>
    <style:style style:name="T2642" style:parent-style-name="Fonteparág.padrão" style:family="text">
      <style:text-properties style:font-name="Palatino Linotype" fo:font-style="italic" style:font-style-asian="italic" fo:color="#C9302E" fo:letter-spacing="0.002in" style:text-scale="95%" fo:font-size="6.5pt" style:font-size-asian="6.5pt" style:rfc-language-tag="es-ES_tradnl" fo:language="es"/>
    </style:style>
    <style:style style:name="P2643" style:parent-style-name="Normal" style:family="paragraph">
      <style:paragraph-properties fo:margin-top="0.0319in" fo:line-height="83%" fo:margin-left="0.2069in" fo:margin-right="-0.0062in" fo:text-indent="-0.0027in">
        <style:tab-stops/>
      </style:paragraph-properties>
    </style:style>
    <style:style style:name="T2644" style:parent-style-name="Fonteparág.padrão" style:family="text">
      <style:text-properties fo:language="en" fo:country="US" style:language-asian="en" style:country-asian="US" style:language-complex="ar" style:country-complex="SA"/>
    </style:style>
    <style:style style:name="P2645" style:parent-style-name="Normal" style:family="paragraph">
      <style:paragraph-properties fo:line-height="0.1986in"/>
    </style:style>
    <style:style style:name="T2646" style:parent-style-name="Fonteparág.padrão" style:family="text">
      <style:text-properties style:font-name="Palatino Linotype" fo:font-style="italic" style:font-style-asian="italic" fo:color="#C9302E" style:text-scale="101%"/>
    </style:style>
    <style:style style:name="T2647" style:parent-style-name="Fonteparág.padrão" style:family="text">
      <style:text-properties style:font-name="Palatino Linotype" fo:font-style="italic" style:font-style-asian="italic" fo:color="#C9302E" fo:font-size="6.5pt" style:font-size-asian="6.5pt"/>
    </style:style>
    <style:style style:name="T2648" style:parent-style-name="Fonteparág.padrão" style:family="text">
      <style:text-properties style:font-name="Palatino Linotype" fo:font-style="italic" style:font-style-asian="italic" fo:color="#C9302E" fo:letter-spacing="0.002in" fo:font-size="6.5pt" style:font-size-asian="6.5pt"/>
    </style:style>
    <style:style style:name="P2649" style:parent-style-name="Normal" style:family="paragraph">
      <style:paragraph-properties fo:margin-top="0.0312in" fo:line-height="83%" fo:margin-left="0.2152in" fo:margin-right="-0.0083in" fo:text-indent="-0.0027in">
        <style:tab-stops/>
      </style:paragraph-properties>
    </style:style>
    <style:style style:name="T2650" style:parent-style-name="Fonteparág.padrão" style:family="text">
      <style:text-properties style:font-name="Palatino Linotype" fo:font-style="italic" style:font-style-asian="italic" fo:color="#C9302E" fo:font-size="6.5pt" style:font-size-asian="6.5pt"/>
    </style:style>
    <style:style style:name="T2651" style:parent-style-name="Fonteparág.padrão" style:family="text">
      <style:text-properties style:font-name="Palatino Linotype" fo:font-style="italic" style:font-style-asian="italic" fo:color="#C9302E" fo:letter-spacing="0.002in" style:text-scale="95%" fo:font-size="6.5pt" style:font-size-asian="6.5pt"/>
    </style:style>
    <style:style style:name="P2652" style:parent-style-name="Corpodetexto" style:family="paragraph">
      <style:paragraph-properties fo:break-before="column" fo:margin-top="0.075in" fo:line-height="115%" fo:margin-left="0.0319in" fo:margin-right="1.6673in">
        <style:tab-stops/>
      </style:paragraph-properties>
    </style:style>
    <style:style style:name="T2653" style:parent-style-name="Fonteparág.padrão" style:family="text">
      <style:text-properties fo:color="#231F20"/>
    </style:style>
    <style:style style:name="T2654" style:parent-style-name="Fonteparág.padrão" style:family="text">
      <style:text-properties style:font-name="Palatino Linotype" fo:font-style="italic" style:font-style-asian="italic" fo:color="#C9302E" fo:font-size="11pt" style:font-size-asian="11pt"/>
    </style:style>
    <style:style style:name="T2655" style:parent-style-name="Fonteparág.padrão" style:family="text">
      <style:text-properties fo:color="#231F20"/>
    </style:style>
    <style:style style:name="T2656" style:parent-style-name="Fonteparág.padrão" style:family="text">
      <style:text-properties style:font-name="Palatino Linotype" fo:font-style="italic" style:font-style-asian="italic" fo:color="#C9302E" fo:font-size="11pt" style:font-size-asian="11pt"/>
    </style:style>
    <style:style style:name="T2657" style:parent-style-name="Fonteparág.padrão" style:family="text">
      <style:text-properties fo:color="#231F20"/>
    </style:style>
    <style:style style:name="T2658" style:parent-style-name="Fonteparág.padrão" style:family="text">
      <style:text-properties style:font-name="Palatino Linotype" fo:font-style="italic" style:font-style-asian="italic" fo:color="#C9302E" fo:font-size="11pt" style:font-size-asian="11pt"/>
    </style:style>
    <style:style style:name="T2659" style:parent-style-name="Fonteparág.padrão" style:family="text">
      <style:text-properties fo:color="#231F20"/>
    </style:style>
    <style:style style:name="T2660" style:parent-style-name="Fonteparág.padrão" style:family="text">
      <style:text-properties style:font-name="Palatino Linotype" fo:font-style="italic" style:font-style-asian="italic" fo:color="#C9302E" fo:font-size="11pt" style:font-size-asian="11pt"/>
    </style:style>
    <style:style style:name="T2661" style:parent-style-name="Fonteparág.padrão" style:family="text">
      <style:text-properties fo:color="#231F20"/>
    </style:style>
    <style:style style:name="T2662" style:parent-style-name="Fonteparág.padrão" style:family="text">
      <style:text-properties style:font-name="Palatino Linotype" fo:font-style="italic" style:font-style-asian="italic" fo:color="#C9302E" fo:font-size="11pt" style:font-size-asian="11pt"/>
    </style:style>
    <style:style style:name="T2663" style:parent-style-name="Fonteparág.padrão" style:family="text">
      <style:text-properties fo:color="#231F20"/>
    </style:style>
    <style:style style:name="T2664" style:parent-style-name="Fonteparág.padrão" style:family="text">
      <style:text-properties style:font-name="Palatino Linotype" fo:font-style="italic" style:font-style-asian="italic" fo:color="#C9302E" fo:font-size="11pt" style:font-size-asian="11pt"/>
    </style:style>
    <style:style style:name="T2665" style:parent-style-name="Fonteparág.padrão" style:family="text">
      <style:text-properties fo:color="#231F20"/>
    </style:style>
    <style:style style:name="P2666" style:parent-style-name="Corpodetexto" style:family="paragraph">
      <style:paragraph-properties fo:line-height="0.2041in" fo:margin-left="0.0319in">
        <style:tab-stops/>
      </style:paragraph-properties>
    </style:style>
    <style:style style:name="T2667" style:parent-style-name="Fonteparág.padrão" style:family="text">
      <style:text-properties fo:color="#231F20"/>
    </style:style>
    <style:style style:name="T2668" style:parent-style-name="Fonteparág.padrão" style:family="text">
      <style:text-properties style:font-name="Palatino Linotype" fo:font-style="italic" style:font-style-asian="italic" fo:color="#C9302E" fo:font-size="11pt" style:font-size-asian="11pt"/>
    </style:style>
    <style:style style:name="T2669" style:parent-style-name="Fonteparág.padrão" style:family="text">
      <style:text-properties fo:color="#231F20"/>
    </style:style>
    <style:style style:name="T2670" style:parent-style-name="Fonteparág.padrão" style:family="text">
      <style:text-properties style:font-name="Palatino Linotype" fo:font-style="italic" style:font-style-asian="italic" fo:color="#C9302E" fo:font-size="11pt" style:font-size-asian="11pt"/>
    </style:style>
    <style:style style:name="T2671" style:parent-style-name="Fonteparág.padrão" style:family="text">
      <style:text-properties fo:color="#231F20"/>
    </style:style>
    <style:style style:name="T2672" style:parent-style-name="Fonteparág.padrão" style:family="text">
      <style:text-properties style:font-name="Palatino Linotype" fo:font-style="italic" style:font-style-asian="italic" fo:color="#C9302E" fo:font-size="11pt" style:font-size-asian="11pt"/>
    </style:style>
    <style:style style:name="T2673" style:parent-style-name="Fonteparág.padrão" style:family="text">
      <style:text-properties fo:color="#231F20"/>
    </style:style>
    <style:style style:name="S19" style:family="section">
      <style:section-properties fo:margin-left="0in" fo:margin-right="0in" style:writing-mode="lr-tb"/>
    </style:style>
    <style:style style:name="P2674" style:parent-style-name="Corpodetexto" style:family="paragraph">
      <style:paragraph-properties fo:margin-top="0.002in"/>
      <style:text-properties fo:font-size="12.5pt" style:font-size-asian="12.5pt"/>
    </style:style>
    <style:style style:name="P2675" style:parent-style-name="Corpodetexto" style:family="paragraph">
      <style:paragraph-properties fo:margin-top="0.059in" fo:margin-left="0.0812in">
        <style:tab-stops/>
      </style:paragraph-properties>
    </style:style>
    <style:style style:name="T2676" style:parent-style-name="Fonteparág.padrão" style:family="text">
      <style:text-properties fo:color="#231F20"/>
    </style:style>
    <style:style style:name="P2677" style:parent-style-name="Corpodetexto" style:family="paragraph">
      <style:paragraph-properties fo:margin-top="0.0055in"/>
      <style:text-properties fo:font-size="9.5pt" style:font-size-asian="9.5pt"/>
    </style:style>
    <style:style style:name="P2678" style:parent-style-name="Normal" style:family="paragraph">
      <style:paragraph-properties fo:text-align="center" fo:line-height="0.1243in" fo:margin-right="0.8479in"/>
    </style:style>
    <style:style style:name="T2679" style:parent-style-name="Fonteparág.padrão" style:family="text">
      <style:text-properties style:font-name="Palatino Linotype" fo:font-style="italic" style:font-style-asian="italic" fo:color="#C9302E" style:text-position="-27.2% 100%" style:rfc-language-tag="es-ES_tradnl" fo:language="es"/>
    </style:style>
    <style:style style:name="T2680" style:parent-style-name="Fonteparág.padrão" style:family="text">
      <style:text-properties style:font-name="Palatino Linotype" fo:font-style="italic" style:font-style-asian="italic" fo:color="#C9302E" fo:font-size="6.5pt" style:font-size-asian="6.5pt" style:rfc-language-tag="es-ES_tradnl" fo:language="es"/>
    </style:style>
    <style:style style:name="S20" style:family="section">
      <style:section-properties fo:margin-left="0in" fo:margin-right="0in" style:writing-mode="lr-tb">
        <style:columns fo:column-count="2">
          <style:column style:rel-width="3699*" fo:start-indent="0in" fo:end-indent="0.0138in"/>
          <style:column style:rel-width="5781*" fo:start-indent="0.0138in" fo:end-indent="0in"/>
        </style:columns>
      </style:section-properties>
    </style:style>
    <style:style style:name="P2681" style:parent-style-name="Normal" style:family="paragraph">
      <style:paragraph-properties fo:margin-top="0.0305in" fo:line-height="0.1118in" fo:margin-left="2.3847in">
        <style:tab-stops/>
      </style:paragraph-properties>
    </style:style>
    <style:style style:name="T2682" style:parent-style-name="Fonteparág.padrão" style:family="text">
      <style:text-properties fo:language="en" fo:country="US" style:language-asian="en" style:country-asian="US" style:language-complex="ar" style:country-complex="SA"/>
    </style:style>
    <style:style style:name="P2683" style:parent-style-name="Normal" style:family="paragraph">
      <style:paragraph-properties fo:line-height="0.1986in"/>
    </style:style>
    <style:style style:name="T2684" style:parent-style-name="Fonteparág.padrão" style:family="text">
      <style:text-properties style:font-name="Palatino Linotype" fo:font-style="italic" style:font-style-asian="italic" fo:color="#C9302E" style:text-scale="101%"/>
    </style:style>
    <style:style style:name="T2685" style:parent-style-name="Fonteparág.padrão" style:family="text">
      <style:text-properties style:font-name="Palatino Linotype" fo:font-style="italic" style:font-style-asian="italic" fo:color="#C9302E" fo:font-size="6.5pt" style:font-size-asian="6.5pt" style:rfc-language-tag="es-ES_tradnl" fo:language="es"/>
    </style:style>
    <style:style style:name="P2686" style:parent-style-name="Normal" style:family="paragraph">
      <style:paragraph-properties fo:line-height="0.1118in" fo:margin-left="2.3875in">
        <style:tab-stops/>
      </style:paragraph-properties>
    </style:style>
    <style:style style:name="T2687" style:parent-style-name="Fonteparág.padrão" style:family="text">
      <style:text-properties style:font-name="Palatino Linotype" fo:font-style="italic" style:font-style-asian="italic" fo:color="#C9302E" fo:font-size="6.5pt" style:font-size-asian="6.5pt" style:rfc-language-tag="es-ES_tradnl" fo:language="es"/>
    </style:style>
    <style:style style:name="P2688" style:parent-style-name="Normal" style:family="paragraph">
      <style:paragraph-properties fo:break-before="column" fo:margin-top="0.0256in" fo:line-height="55%" fo:margin-left="-0.0013in">
        <style:tab-stops>
          <style:tab-stop style:type="left" style:position="0.3097in"/>
        </style:tab-stops>
      </style:paragraph-properties>
    </style:style>
    <style:style style:name="T2689" style:parent-style-name="Fonteparág.padrão" style:family="text">
      <style:text-properties style:font-name="Palatino Linotype" fo:font-style="italic" style:font-style-asian="italic" fo:color="#C9302E" style:text-scale="105%" style:text-position="-54.5% 100%" style:rfc-language-tag="es-ES_tradnl" fo:language="es"/>
    </style:style>
    <style:style style:name="T2690" style:parent-style-name="Fonteparág.padrão" style:family="text">
      <style:text-properties style:font-name="Palatino Linotype" fo:font-style="italic" style:font-style-asian="italic" fo:color="#C9302E" style:text-scale="105%" style:text-underline-type="single" style:text-underline-style="solid" style:text-underline-width="auto" style:text-underline-mode="continuous" style:text-underline-color="#C9302E" style:rfc-language-tag="es-ES_tradnl" fo:language="es"/>
    </style:style>
    <style:style style:name="T2691" style:parent-style-name="Fonteparág.padrão" style:family="text">
      <style:text-properties style:font-name="Palatino Linotype" fo:font-style="italic" style:font-style-asian="italic" fo:color="#C9302E" style:text-scale="105%" style:text-underline-type="single" style:text-underline-style="solid" style:text-underline-width="auto" style:text-underline-mode="continuous" style:text-underline-color="#C9302E" style:rfc-language-tag="es-ES_tradnl" fo:language="es"/>
    </style:style>
    <style:style style:name="T2692" style:parent-style-name="Fonteparág.padrão" style:family="text">
      <style:text-properties style:font-name="Palatino Linotype" fo:font-style="italic" style:font-style-asian="italic" fo:color="#C9302E" fo:letter-spacing="0.002in" style:text-scale="105%" fo:font-size="6.5pt" style:font-size-asian="6.5pt" style:text-underline-type="single" style:text-underline-style="solid" style:text-underline-width="auto" style:text-underline-mode="continuous" style:text-underline-color="#C9302E" style:rfc-language-tag="es-ES_tradnl" fo:language="es"/>
    </style:style>
    <style:style style:name="T2693" style:parent-style-name="Fonteparág.padrão" style:family="text">
      <style:text-properties style:font-name="Palatino Linotype" fo:font-style="italic" style:font-style-asian="italic" fo:color="#C9302E" fo:letter-spacing="0.0118in" style:text-scale="105%" fo:font-size="6.5pt" style:font-size-asian="6.5pt" style:rfc-language-tag="es-ES_tradnl" fo:language="es"/>
    </style:style>
    <style:style style:name="T2694" style:parent-style-name="Fonteparág.padrão" style:family="text">
      <style:text-properties fo:color="#231F20" style:text-scale="105%" style:text-position="-33.3% 100%" fo:font-size="9pt" style:font-size-asian="9pt" style:rfc-language-tag="es-ES_tradnl" fo:language="es"/>
    </style:style>
    <style:style style:name="P2695" style:parent-style-name="Normal" style:family="paragraph">
      <style:paragraph-properties fo:margin-top="0.0659in" fo:margin-left="0.3395in">
        <style:tab-stops/>
      </style:paragraph-properties>
    </style:style>
    <style:style style:name="T2696" style:parent-style-name="Fonteparág.padrão" style:family="text">
      <style:text-properties fo:language="en" fo:country="US" style:language-asian="en" style:country-asian="US" style:language-complex="ar" style:country-complex="SA"/>
    </style:style>
    <style:style style:name="P2697" style:parent-style-name="Normal" style:family="paragraph">
      <style:paragraph-properties fo:line-height="0.1965in"/>
    </style:style>
    <style:style style:name="T2698" style:parent-style-name="Fonteparág.padrão" style:family="text">
      <style:text-properties style:font-name="Palatino Linotype" fo:font-style="italic" style:font-style-asian="italic" fo:color="#C9302E" style:text-scale="95%" style:text-position="-27.2% 100%"/>
    </style:style>
    <style:style style:name="T2699" style:parent-style-name="Fonteparág.padrão" style:family="text">
      <style:text-properties style:font-name="Palatino Linotype" fo:font-style="italic" style:font-style-asian="italic" fo:color="#C9302E" style:text-scale="95%" fo:font-size="6.5pt" style:font-size-asian="6.5pt"/>
    </style:style>
    <style:style style:name="T2700" style:parent-style-name="Fonteparág.padrão" style:family="text">
      <style:text-properties style:font-name="Palatino Linotype" fo:font-style="italic" style:font-style-asian="italic" fo:color="#C9302E" fo:font-size="6.5pt" style:font-size-asian="6.5pt"/>
    </style:style>
    <style:style style:name="S21" style:family="section">
      <style:section-properties fo:margin-left="0in" fo:margin-right="0in" style:writing-mode="lr-tb"/>
    </style:style>
    <style:style style:name="P2701" style:parent-style-name="Corpodetexto" style:family="paragraph">
      <style:paragraph-properties fo:margin-top="0.0027in"/>
      <style:text-properties style:font-name="Palatino Linotype" fo:font-style="italic" style:font-style-asian="italic" fo:font-size="6pt" style:font-size-asian="6pt"/>
    </style:style>
    <style:style style:name="S22" style:family="section">
      <style:section-properties fo:margin-left="0in" fo:margin-right="0in" style:writing-mode="lr-tb">
        <style:columns fo:column-count="2">
          <style:column style:rel-width="601*" fo:start-indent="0in" fo:end-indent="0.0138in"/>
          <style:column style:rel-width="8879*" fo:start-indent="0.0138in" fo:end-indent="0in"/>
        </style:columns>
      </style:section-properties>
    </style:style>
    <style:style style:name="P2702" style:parent-style-name="Corpodetexto" style:family="paragraph">
      <style:paragraph-properties fo:margin-top="0.0597in" fo:margin-left="0.0812in">
        <style:tab-stops/>
      </style:paragraph-properties>
    </style:style>
    <style:style style:name="T2703" style:parent-style-name="Fonteparág.padrão" style:family="text">
      <style:text-properties fo:color="#231F20" style:text-scale="95%"/>
    </style:style>
    <style:style style:name="P2704" style:parent-style-name="Normal" style:family="paragraph">
      <style:paragraph-properties fo:margin-top="0.1215in" fo:line-height="0.1118in" fo:margin-left="0.1951in">
        <style:tab-stops/>
      </style:paragraph-properties>
    </style:style>
    <style:style style:name="T2705" style:parent-style-name="Fonteparág.padrão" style:family="text">
      <style:text-properties fo:language="en" fo:country="US" style:language-asian="en" style:country-asian="US" style:language-complex="ar" style:country-complex="SA"/>
    </style:style>
    <style:style style:name="P2706" style:parent-style-name="Normal" style:family="paragraph">
      <style:paragraph-properties fo:line-height="0.1986in"/>
    </style:style>
    <style:style style:name="T2707" style:parent-style-name="Fonteparág.padrão" style:family="text">
      <style:text-properties style:font-name="Palatino Linotype" fo:font-style="italic" style:font-style-asian="italic" fo:color="#C9302E" style:text-scale="98%"/>
    </style:style>
    <style:style style:name="T2708" style:parent-style-name="Fonteparág.padrão" style:family="text">
      <style:text-properties style:font-name="Palatino Linotype" fo:font-style="italic" style:font-style-asian="italic" fo:color="#C9302E" fo:font-size="6.5pt" style:font-size-asian="6.5pt"/>
    </style:style>
    <style:style style:name="P2709" style:parent-style-name="Normal" style:family="paragraph">
      <style:paragraph-properties fo:line-height="0.1118in" fo:margin-left="0.1979in">
        <style:tab-stops/>
      </style:paragraph-properties>
    </style:style>
    <style:style style:name="T2710" style:parent-style-name="Fonteparág.padrão" style:family="text">
      <style:text-properties style:font-name="Palatino Linotype" fo:font-style="italic" style:font-style-asian="italic" fo:color="#C9302E" fo:font-size="6.5pt" style:font-size-asian="6.5pt"/>
    </style:style>
    <style:style style:name="P2711" style:parent-style-name="Corpodetexto" style:family="paragraph">
      <style:paragraph-properties fo:break-before="column" fo:margin-top="0.0076in"/>
    </style:style>
    <style:style style:name="P2712" style:parent-style-name="Corpodetexto" style:family="paragraph">
      <style:paragraph-properties fo:margin-left="0.0048in">
        <style:tab-stops/>
      </style:paragraph-properties>
    </style:style>
    <style:style style:name="T2713" style:parent-style-name="Fonteparág.padrão" style:family="text">
      <style:text-properties fo:color="#231F20"/>
    </style:style>
    <style:style style:name="T2714" style:parent-style-name="Fonteparág.padrão" style:family="text">
      <style:text-properties style:font-name="Palatino Linotype" fo:font-style="italic" style:font-style-asian="italic" fo:color="#C9302E" fo:font-size="11pt" style:font-size-asian="11pt"/>
    </style:style>
    <style:style style:name="T2715" style:parent-style-name="Fonteparág.padrão" style:family="text">
      <style:text-properties fo:color="#231F20"/>
    </style:style>
    <style:style style:name="T2716" style:parent-style-name="Fonteparág.padrão" style:family="text">
      <style:text-properties style:font-name="Palatino Linotype" fo:font-style="italic" style:font-style-asian="italic" fo:color="#C9302E" fo:font-size="11pt" style:font-size-asian="11pt"/>
    </style:style>
    <style:style style:name="T2717" style:parent-style-name="Fonteparág.padrão" style:family="text">
      <style:text-properties fo:color="#231F20"/>
    </style:style>
    <style:style style:name="T2718" style:parent-style-name="Fonteparág.padrão" style:family="text">
      <style:text-properties style:font-name="Palatino Linotype" fo:font-style="italic" style:font-style-asian="italic" fo:color="#C9302E" fo:font-size="11pt" style:font-size-asian="11pt"/>
    </style:style>
    <style:style style:name="T2719" style:parent-style-name="Fonteparág.padrão" style:family="text">
      <style:text-properties fo:color="#231F20"/>
    </style:style>
    <style:style style:name="T2720" style:parent-style-name="Fonteparág.padrão" style:family="text">
      <style:text-properties style:font-name="Palatino Linotype" fo:font-style="italic" style:font-style-asian="italic" fo:color="#C9302E" fo:font-size="11pt" style:font-size-asian="11pt"/>
    </style:style>
    <style:style style:name="T2721" style:parent-style-name="Fonteparág.padrão" style:family="text">
      <style:text-properties fo:color="#231F20"/>
    </style:style>
    <style:style style:name="S23" style:family="section">
      <style:section-properties fo:margin-left="0in" fo:margin-right="0in" style:writing-mode="lr-tb"/>
    </style:style>
    <style:style style:name="P2722" style:parent-style-name="Corpodetexto" style:family="paragraph">
      <style:paragraph-properties fo:margin-top="0.0041in"/>
      <style:text-properties fo:font-size="7.5pt" style:font-size-asian="7.5pt"/>
    </style:style>
    <style:style style:name="P2723" style:parent-style-name="Corpodetexto" style:family="paragraph">
      <style:paragraph-properties fo:margin-top="0.0625in" fo:margin-left="0.0812in">
        <style:tab-stops/>
      </style:paragraph-properties>
    </style:style>
    <style:style style:name="T2724" style:parent-style-name="Fonteparág.padrão" style:family="text">
      <style:text-properties fo:color="#231F20"/>
    </style:style>
    <style:style style:name="T2725" style:parent-style-name="Fonteparág.padrão" style:family="text">
      <style:text-properties style:font-name="Palatino Linotype" fo:font-style="italic" style:font-style-asian="italic" fo:color="#C9302E" fo:font-size="11pt" style:font-size-asian="11pt"/>
    </style:style>
    <style:style style:name="T2726" style:parent-style-name="Fonteparág.padrão" style:family="text">
      <style:text-properties fo:color="#231F20"/>
    </style:style>
    <style:style style:name="P2727" style:parent-style-name="Normal" style:family="paragraph">
      <style:paragraph-properties fo:text-align="center" fo:margin-top="0.1444in" fo:line-height="0.1243in" fo:margin-right="0.5326in"/>
    </style:style>
    <style:style style:name="T2728" style:parent-style-name="Fonteparág.padrão" style:family="text">
      <style:text-properties fo:language="en" fo:country="US" style:language-asian="en" style:country-asian="US" style:language-complex="ar" style:country-complex="SA"/>
    </style:style>
    <style:style style:name="P2729" style:parent-style-name="Normal" style:family="paragraph">
      <style:paragraph-properties fo:line-height="0.1986in"/>
    </style:style>
    <style:style style:name="T2730" style:parent-style-name="Fonteparág.padrão" style:family="text">
      <style:text-properties style:font-name="Palatino Linotype" fo:font-style="italic" style:font-style-asian="italic" fo:color="#C9302E" style:text-scale="101%"/>
    </style:style>
    <style:style style:name="T2731" style:parent-style-name="Fonteparág.padrão" style:family="text">
      <style:text-properties fo:language="en" fo:country="US" style:language-asian="en" style:country-asian="US" style:language-complex="ar" style:country-complex="SA"/>
    </style:style>
    <style:style style:name="P2732" style:parent-style-name="Normal" style:family="paragraph">
      <style:paragraph-properties fo:margin-top="0.0111in"/>
    </style:style>
    <style:style style:name="T2733" style:parent-style-name="Fonteparág.padrão" style:family="text">
      <style:text-properties style:font-name="Times New Roman" fo:color="#C9302E" style:text-scale="75%" fo:font-size="15pt" style:font-size-asian="15pt"/>
    </style:style>
    <style:style style:name="T2734" style:parent-style-name="Fonteparág.padrão" style:family="text">
      <style:text-properties fo:language="en" fo:country="US" style:language-asian="en" style:country-asian="US" style:language-complex="ar" style:country-complex="SA"/>
    </style:style>
    <style:style style:name="P2735" style:parent-style-name="Normal" style:family="paragraph">
      <style:paragraph-properties fo:margin-top="0.0111in"/>
    </style:style>
    <style:style style:name="T2736" style:parent-style-name="Fonteparág.padrão" style:family="text">
      <style:text-properties style:font-name="Palatino Linotype" fo:font-style="italic" style:font-style-asian="italic" fo:color="#C9302E" style:text-scale="95%" style:text-position="-46.1% 100%" fo:font-size="6.5pt" style:font-size-asian="6.5pt"/>
    </style:style>
    <style:style style:name="T2737" style:parent-style-name="Fonteparág.padrão" style:family="text">
      <style:text-properties style:font-name="Palatino Linotype" fo:font-style="italic" style:font-style-asian="italic" fo:color="#C9302E" fo:letter-spacing="-0.0104in" style:text-scale="95%" style:text-position="-46.1% 100%" fo:font-size="6.5pt" style:font-size-asian="6.5pt"/>
    </style:style>
    <style:style style:name="T2738" style:parent-style-name="Fonteparág.padrão" style:family="text">
      <style:text-properties style:font-name="Times New Roman" fo:color="#C9302E" fo:letter-spacing="-0.0138in" style:text-scale="95%" fo:font-size="15pt" style:font-size-asian="15pt"/>
    </style:style>
    <style:style style:name="T2739" style:parent-style-name="Fonteparág.padrão" style:family="text">
      <style:text-properties style:font-name="Palatino Linotype" fo:font-style="italic" style:font-style-asian="italic" fo:color="#C9302E" style:text-position="-27.2% 100%"/>
    </style:style>
    <style:style style:name="T2740" style:parent-style-name="Fonteparág.padrão" style:family="text">
      <style:text-properties style:font-name="Palatino Linotype" fo:font-style="italic" style:font-style-asian="italic" fo:color="#C9302E" fo:font-size="6.5pt" style:font-size-asian="6.5pt"/>
    </style:style>
    <style:style style:name="S24" style:family="section">
      <style:section-properties fo:margin-left="0in" fo:margin-right="0in" style:writing-mode="lr-tb">
        <style:columns fo:column-count="2">
          <style:column style:rel-width="2977*" fo:start-indent="0in" fo:end-indent="0.0138in"/>
          <style:column style:rel-width="6503*" fo:start-indent="0.0138in" fo:end-indent="0in"/>
        </style:columns>
      </style:section-properties>
    </style:style>
    <style:style style:name="P2741" style:parent-style-name="Normal" style:family="paragraph">
      <style:paragraph-properties fo:text-align="end" fo:margin-top="0.0138in" fo:line-height="0.1118in"/>
    </style:style>
    <style:style style:name="T2742" style:parent-style-name="Fonteparág.padrão" style:family="text">
      <style:text-properties style:font-name="Palatino Linotype" fo:font-style="italic" style:font-style-asian="italic" fo:color="#C9302E" style:text-scale="95%" style:text-position="-27.2% 100%"/>
    </style:style>
    <style:style style:name="T2743" style:parent-style-name="Fonteparág.padrão" style:family="text">
      <style:text-properties style:font-name="Palatino Linotype" fo:font-style="italic" style:font-style-asian="italic" fo:color="#C9302E" style:text-scale="95%" fo:font-size="6.5pt" style:font-size-asian="6.5pt"/>
    </style:style>
    <style:style style:name="P2744" style:parent-style-name="Normal" style:family="paragraph">
      <style:paragraph-properties fo:break-before="column" fo:margin-top="0.0458in" fo:line-height="25%" fo:margin-left="0.1027in">
        <style:tab-stops>
          <style:tab-stop style:type="left" style:position="0.8722in"/>
          <style:tab-stop style:type="left" style:position="1.2826in"/>
        </style:tab-stops>
      </style:paragraph-properties>
    </style:style>
    <style:style style:name="T2745" style:parent-style-name="Fonteparág.padrão" style:family="text">
      <style:text-properties style:font-name="Palatino Linotype" fo:font-style="italic" style:font-style-asian="italic" fo:color="#C9302E" style:text-position="-54.5% 100%"/>
    </style:style>
    <style:style style:name="T2746" style:parent-style-name="Fonteparág.padrão" style:family="text">
      <style:text-properties style:font-name="Palatino Linotype" fo:font-style="italic" style:font-style-asian="italic" fo:color="#C9302E" fo:letter-spacing="0.0187in" style:text-position="-54.5% 100%"/>
    </style:style>
    <style:style style:name="T2747" style:parent-style-name="Fonteparág.padrão" style:family="text">
      <style:text-properties style:font-name="Palatino Linotype" fo:font-style="italic" style:font-style-asian="italic" fo:color="#C9302E" fo:letter-spacing="0.0027in" style:text-position="-54.5% 100%"/>
    </style:style>
    <style:style style:name="T2748" style:parent-style-name="Fonteparág.padrão" style:family="text">
      <style:text-properties style:font-name="Palatino Linotype" fo:font-style="italic" style:font-style-asian="italic" fo:color="#C9302E" fo:letter-spacing="0.0027in" style:text-position="-38.4% 100%" fo:font-size="6.5pt" style:font-size-asian="6.5pt"/>
    </style:style>
    <style:style style:name="T2749" style:parent-style-name="Fonteparág.padrão" style:family="text">
      <style:text-properties style:font-name="Palatino Linotype" fo:font-style="italic" style:font-style-asian="italic" fo:color="#C9302E" fo:letter-spacing="0.0048in" style:text-position="-38.4% 100%" fo:font-size="6.5pt" style:font-size-asian="6.5pt"/>
    </style:style>
    <style:style style:name="T2750" style:parent-style-name="Fonteparág.padrão" style:family="text">
      <style:text-properties style:font-name="Times New Roman" fo:color="#C9302E" style:text-position="-54.5% 100%" fo:font-size="12pt" style:font-size-asian="12pt"/>
    </style:style>
    <style:style style:name="T2751" style:parent-style-name="Fonteparág.padrão" style:family="text">
      <style:text-properties style:font-name="Times New Roman" fo:color="#C9302E" fo:font-size="12pt" style:font-size-asian="12pt" style:text-underline-type="single" style:text-underline-style="solid" style:text-underline-width="auto" style:text-underline-mode="continuous" style:text-underline-color="#C9302E"/>
    </style:style>
    <style:style style:name="T2752" style:parent-style-name="Fonteparág.padrão" style:family="text">
      <style:text-properties style:font-name="Times New Roman" fo:color="#C9302E" fo:font-size="12pt" style:font-size-asian="12pt" style:text-underline-type="single" style:text-underline-style="solid" style:text-underline-width="auto" style:text-underline-mode="continuous" style:text-underline-color="#C9302E"/>
    </style:style>
    <style:style style:name="T2753" style:parent-style-name="Fonteparág.padrão" style:family="text">
      <style:text-properties style:font-name="Palatino Linotype" fo:font-style="italic" style:font-style-asian="italic" fo:color="#C9302E" fo:letter-spacing="0.002in" fo:font-size="6.5pt" style:font-size-asian="6.5pt" style:text-underline-type="single" style:text-underline-style="solid" style:text-underline-width="auto" style:text-underline-mode="continuous" style:text-underline-color="#C9302E"/>
    </style:style>
    <style:style style:name="T2754" style:parent-style-name="Fonteparág.padrão" style:family="text">
      <style:text-properties style:font-name="Palatino Linotype" fo:font-style="italic" style:font-style-asian="italic" fo:color="#C9302E" fo:letter-spacing="0.002in" fo:font-size="6.5pt" style:font-size-asian="6.5pt" style:text-underline-type="single" style:text-underline-style="solid" style:text-underline-width="auto" style:text-underline-mode="continuous" style:text-underline-color="#C9302E"/>
    </style:style>
    <style:style style:name="T2755" style:parent-style-name="Fonteparág.padrão" style:family="text">
      <style:text-properties fo:color="#231F20" style:text-position="-33.3% 100%" fo:font-size="9pt" style:font-size-asian="9pt"/>
    </style:style>
    <style:style style:name="S25" style:family="section">
      <style:section-properties fo:margin-left="0in" fo:margin-right="0in" style:writing-mode="lr-tb">
        <style:columns fo:column-count="4">
          <style:column style:rel-width="1685*" fo:start-indent="0in" fo:end-indent="0.7388in"/>
          <style:column style:rel-width="1576*" fo:start-indent="0.7395in" fo:end-indent="0.0784in"/>
          <style:column style:rel-width="1255*" fo:start-indent="0.0791in" fo:end-indent="0.025in"/>
          <style:column style:rel-width="4964*" fo:start-indent="0.025in" fo:end-indent="0in"/>
        </style:columns>
      </style:section-properties>
    </style:style>
    <style:style style:name="P2756" style:parent-style-name="Corpodetexto" style:family="paragraph">
      <style:text-properties fo:font-size="10pt" style:font-size-asian="10pt"/>
    </style:style>
    <style:style style:name="P2757" style:parent-style-name="Corpodetexto" style:family="paragraph">
      <style:paragraph-properties fo:margin-top="0.002in"/>
      <style:text-properties fo:font-size="11.5pt" style:font-size-asian="11.5pt"/>
    </style:style>
    <style:style style:name="P2758" style:parent-style-name="Corpodetexto" style:family="paragraph">
      <style:paragraph-properties fo:margin-left="0.0812in">
        <style:tab-stops/>
      </style:paragraph-properties>
    </style:style>
    <style:style style:name="T2759" style:parent-style-name="Fonteparág.padrão" style:family="text">
      <style:text-properties fo:color="#231F20"/>
    </style:style>
    <style:style style:name="P2760" style:parent-style-name="Normal" style:family="paragraph">
      <style:paragraph-properties fo:break-before="column" fo:margin-top="0.0062in" fo:margin-left="0.0812in">
        <style:tab-stops/>
      </style:paragraph-properties>
    </style:style>
    <style:style style:name="T2761" style:parent-style-name="Fonteparág.padrão" style:family="text">
      <style:text-properties style:font-name="Palatino Linotype" fo:font-style="italic" style:font-style-asian="italic" fo:color="#C9302E" fo:font-size="6.5pt" style:font-size-asian="6.5pt" style:rfc-language-tag="es-ES_tradnl" fo:language="es"/>
    </style:style>
    <style:style style:name="P2762" style:parent-style-name="Normal" style:family="paragraph">
      <style:paragraph-properties fo:break-before="column" fo:margin-top="0.0111in" fo:margin-left="0.0812in">
        <style:tab-stops/>
      </style:paragraph-properties>
    </style:style>
    <style:style style:name="T2763" style:parent-style-name="Fonteparág.padrão" style:family="text">
      <style:text-properties style:font-name="Palatino Linotype" fo:font-style="italic" style:font-style-asian="italic" fo:color="#C9302E" fo:font-size="6.5pt" style:font-size-asian="6.5pt" style:rfc-language-tag="es-ES_tradnl" fo:language="es"/>
    </style:style>
    <style:style style:name="P2764" style:parent-style-name="Normal" style:family="paragraph">
      <style:paragraph-properties fo:margin-top="0.0284in" fo:margin-left="0.6972in">
        <style:tab-stops/>
      </style:paragraph-properties>
    </style:style>
    <style:style style:name="T2765" style:parent-style-name="Fonteparág.padrão" style:family="text">
      <style:text-properties style:font-name="Palatino Linotype" fo:font-style="italic" style:font-style-asian="italic" fo:color="#C9302E" style:text-scale="104%" fo:font-size="6.5pt" style:font-size-asian="6.5pt" style:rfc-language-tag="es-ES_tradnl" fo:language="es"/>
    </style:style>
    <style:style style:name="P2766" style:parent-style-name="Normal" style:family="paragraph">
      <style:paragraph-properties fo:break-before="column" fo:margin-top="0.0597in" fo:line-height="0.1118in" fo:margin-left="0.0812in">
        <style:tab-stops/>
      </style:paragraph-properties>
    </style:style>
    <style:style style:name="T2767" style:parent-style-name="Fonteparág.padrão" style:family="text">
      <style:text-properties style:font-name="Palatino Linotype" fo:font-style="italic" style:font-style-asian="italic" fo:color="#C9302E" fo:font-size="6.5pt" style:font-size-asian="6.5pt" style:rfc-language-tag="es-ES_tradnl" fo:language="es"/>
    </style:style>
    <style:style style:name="P2768" style:parent-style-name="Normal" style:family="paragraph">
      <style:paragraph-properties fo:line-height="0.1118in" fo:margin-left="0.084in">
        <style:tab-stops/>
      </style:paragraph-properties>
    </style:style>
    <style:style style:name="T2769" style:parent-style-name="Fonteparág.padrão" style:family="text">
      <style:text-properties style:font-name="Palatino Linotype" fo:font-style="italic" style:font-style-asian="italic" fo:color="#C9302E" fo:font-size="6.5pt" style:font-size-asian="6.5pt" style:rfc-language-tag="es-ES_tradnl" fo:language="es"/>
    </style:style>
    <style:style style:name="S26" style:family="section">
      <style:section-properties fo:margin-left="0in" fo:margin-right="0in" style:writing-mode="lr-tb">
        <style:columns fo:column-count="2">
          <style:column style:rel-width="505*" fo:start-indent="0in" fo:end-indent="0.0138in"/>
          <style:column style:rel-width="8975*" fo:start-indent="0.0138in" fo:end-indent="0in"/>
        </style:columns>
      </style:section-properties>
    </style:style>
    <style:style style:name="P2770" style:parent-style-name="Corpodetexto" style:family="paragraph">
      <style:paragraph-properties fo:margin-top="0.0048in"/>
    </style:style>
    <style:style style:name="T2771" style:parent-style-name="Fonteparág.padrão" style:family="text">
      <style:text-properties fo:language="en" fo:country="US" style:language-asian="en" style:country-asian="US" style:language-complex="ar" style:country-complex="SA"/>
    </style:style>
    <style:style style:name="T2772" style:parent-style-name="Fonteparág.padrão" style:family="text">
      <style:text-properties fo:language="en" fo:country="US" style:language-asian="en" style:country-asian="US" style:language-complex="ar" style:country-complex="SA"/>
    </style:style>
    <style:style style:name="P2773" style:parent-style-name="Normal" style:family="paragraph">
      <style:paragraph-properties fo:margin-top="0.0104in" fo:margin-left="0.0138in">
        <style:tab-stops/>
      </style:paragraph-properties>
    </style:style>
    <style:style style:name="T2774" style:parent-style-name="Fonteparág.padrão" style:family="text">
      <style:text-properties style:font-name="Gill Sans MT" fo:color="#EAAF9D" style:text-scale="95%" fo:font-size="6pt" style:font-size-asian="6pt"/>
    </style:style>
    <style:style style:name="P2775" style:parent-style-name="Normal" style:family="paragraph">
      <style:paragraph-properties fo:line-height="0.1118in" fo:margin-left="0.1673in">
        <style:tab-stops/>
      </style:paragraph-properties>
    </style:style>
    <style:style style:name="T2776" style:parent-style-name="Fonteparág.padrão" style:family="text">
      <style:text-properties fo:language="en" fo:country="US" style:language-asian="en" style:country-asian="US" style:language-complex="ar" style:country-complex="SA"/>
    </style:style>
    <style:style style:name="P2777" style:parent-style-name="Normal" style:family="paragraph">
      <style:paragraph-properties fo:line-height="0.1986in"/>
    </style:style>
    <style:style style:name="T2778" style:parent-style-name="Fonteparág.padrão" style:family="text">
      <style:text-properties style:font-name="Palatino Linotype" fo:font-style="italic" style:font-style-asian="italic" fo:color="#C9302E" style:text-scale="97%"/>
    </style:style>
    <style:style style:name="T2779" style:parent-style-name="Fonteparág.padrão" style:family="text">
      <style:text-properties style:font-name="Palatino Linotype" fo:font-style="italic" style:font-style-asian="italic" fo:color="#C9302E" fo:font-size="6.5pt" style:font-size-asian="6.5pt" style:rfc-language-tag="es-ES_tradnl" fo:language="es"/>
    </style:style>
    <style:style style:name="P2780" style:parent-style-name="Normal" style:family="paragraph">
      <style:paragraph-properties fo:line-height="0.1118in" fo:margin-left="0.1694in">
        <style:tab-stops/>
      </style:paragraph-properties>
    </style:style>
    <style:style style:name="T2781" style:parent-style-name="Fonteparág.padrão" style:family="text">
      <style:text-properties fo:language="en" fo:country="US" style:language-asian="en" style:country-asian="US" style:language-complex="ar" style:country-complex="SA"/>
    </style:style>
    <style:style style:name="P2782" style:parent-style-name="Normal" style:family="paragraph">
      <style:paragraph-properties fo:line-height="0.1986in"/>
    </style:style>
    <style:style style:name="T2783" style:parent-style-name="Fonteparág.padrão" style:family="text">
      <style:text-properties style:font-name="Palatino Linotype" fo:font-style="italic" style:font-style-asian="italic" fo:color="#C9302E" style:text-scale="95%"/>
    </style:style>
    <style:style style:name="T2784" style:parent-style-name="Fonteparág.padrão" style:family="text">
      <style:text-properties style:font-name="Palatino Linotype" fo:font-style="italic" style:font-style-asian="italic" fo:color="#C9302E" fo:font-size="6.5pt" style:font-size-asian="6.5pt"/>
    </style:style>
    <style:style style:name="P2785" style:parent-style-name="Normal" style:family="paragraph">
      <style:paragraph-properties fo:margin-top="0.0277in" fo:line-height="83%" fo:margin-left="0.2208in" fo:margin-right="0.034in" fo:text-indent="-0.0027in">
        <style:tab-stops/>
      </style:paragraph-properties>
    </style:style>
    <style:style style:name="T2786" style:parent-style-name="Fonteparág.padrão" style:family="text">
      <style:text-properties style:font-name="Palatino Linotype" fo:font-style="italic" style:font-style-asian="italic" fo:color="#C9302E" fo:font-size="6.5pt" style:font-size-asian="6.5pt"/>
    </style:style>
    <style:style style:name="T2787" style:parent-style-name="Fonteparág.padrão" style:family="text">
      <style:text-properties style:font-name="Palatino Linotype" fo:font-style="italic" style:font-style-asian="italic" fo:color="#C9302E" style:text-scale="95%" fo:font-size="6.5pt" style:font-size-asian="6.5pt"/>
    </style:style>
    <style:style style:name="P2788" style:parent-style-name="Corpodetexto" style:family="paragraph">
      <style:paragraph-properties fo:break-before="column" fo:margin-top="0.1069in" fo:line-height="115%" fo:margin-left="0.0319in" fo:margin-right="1.1756in">
        <style:tab-stops/>
      </style:paragraph-properties>
    </style:style>
    <style:style style:name="T2789" style:parent-style-name="Fonteparág.padrão" style:family="text">
      <style:text-properties fo:color="#231F20"/>
    </style:style>
    <style:style style:name="T2790" style:parent-style-name="Fonteparág.padrão" style:family="text">
      <style:text-properties style:font-name="Palatino Linotype" fo:font-style="italic" style:font-style-asian="italic" fo:color="#C9302E" fo:font-size="11pt" style:font-size-asian="11pt"/>
    </style:style>
    <style:style style:name="T2791" style:parent-style-name="Fonteparág.padrão" style:family="text">
      <style:text-properties fo:color="#231F20"/>
    </style:style>
    <style:style style:name="T2792" style:parent-style-name="Fonteparág.padrão" style:family="text">
      <style:text-properties style:font-name="Palatino Linotype" fo:font-style="italic" style:font-style-asian="italic" fo:color="#C9302E" fo:font-size="11pt" style:font-size-asian="11pt"/>
    </style:style>
    <style:style style:name="T2793" style:parent-style-name="Fonteparág.padrão" style:family="text">
      <style:text-properties fo:color="#231F20"/>
    </style:style>
    <style:style style:name="T2794" style:parent-style-name="Fonteparág.padrão" style:family="text">
      <style:text-properties style:font-name="Palatino Linotype" fo:font-style="italic" style:font-style-asian="italic" fo:color="#C9302E" fo:font-size="11pt" style:font-size-asian="11pt"/>
    </style:style>
    <style:style style:name="T2795" style:parent-style-name="Fonteparág.padrão" style:family="text">
      <style:text-properties fo:color="#231F20"/>
    </style:style>
    <style:style style:name="T2796" style:parent-style-name="Fonteparág.padrão" style:family="text">
      <style:text-properties style:font-name="Palatino Linotype" fo:font-style="italic" style:font-style-asian="italic" fo:color="#C9302E" fo:font-size="11pt" style:font-size-asian="11pt"/>
    </style:style>
    <style:style style:name="T2797" style:parent-style-name="Fonteparág.padrão" style:family="text">
      <style:text-properties fo:color="#231F20"/>
    </style:style>
    <style:style style:name="T2798" style:parent-style-name="Fonteparág.padrão" style:family="text">
      <style:text-properties style:font-name="Palatino Linotype" fo:font-style="italic" style:font-style-asian="italic" fo:color="#C9302E" fo:font-size="11pt" style:font-size-asian="11pt"/>
    </style:style>
    <style:style style:name="T2799" style:parent-style-name="Fonteparág.padrão" style:family="text">
      <style:text-properties fo:color="#231F20"/>
    </style:style>
    <style:style style:name="T2800" style:parent-style-name="Fonteparág.padrão" style:family="text">
      <style:text-properties style:font-name="Palatino Linotype" fo:font-style="italic" style:font-style-asian="italic" fo:color="#C9302E" fo:font-size="11pt" style:font-size-asian="11pt"/>
    </style:style>
    <style:style style:name="T2801" style:parent-style-name="Fonteparág.padrão" style:family="text">
      <style:text-properties fo:color="#231F20"/>
    </style:style>
    <style:style style:name="P2802" style:parent-style-name="Corpodetexto" style:master-page-name="MP27" style:family="paragraph">
      <style:paragraph-properties fo:break-before="page"/>
      <style:text-properties fo:font-size="10pt" style:font-size-asian="10pt"/>
    </style:style>
    <style:style style:name="P2824" style:parent-style-name="Corpodetexto" style:family="paragraph">
      <style:text-properties fo:font-size="10pt" style:font-size-asian="10pt"/>
    </style:style>
    <style:style style:name="P2825" style:parent-style-name="Corpodetexto" style:family="paragraph">
      <style:paragraph-properties fo:margin-top="0.0062in"/>
      <style:text-properties fo:font-size="10pt" style:font-size-asian="10pt"/>
    </style:style>
    <style:style style:name="P2826" style:parent-style-name="Normal" style:family="paragraph">
      <style:paragraph-properties fo:text-align="justify" fo:margin-left="0.2777in">
        <style:tab-stops/>
      </style:paragraph-properties>
    </style:style>
    <style:style style:name="T2827" style:parent-style-name="Fonteparág.padrão" style:family="text">
      <style:text-properties fo:language="en" fo:country="US" style:language-asian="en" style:country-asian="US" style:language-complex="ar" style:country-complex="SA"/>
    </style:style>
    <style:style style:name="T2828" style:parent-style-name="Fonteparág.padrão" style:family="text">
      <style:text-properties fo:language="en" fo:country="US" style:language-asian="en" style:country-asian="US" style:language-complex="ar" style:country-complex="SA"/>
    </style:style>
    <style:style style:name="P2829" style:parent-style-name="Normal" style:family="paragraph">
      <style:paragraph-properties fo:margin-top="0.0104in" fo:margin-left="0.0138in">
        <style:tab-stops/>
      </style:paragraph-properties>
    </style:style>
    <style:style style:name="T2830" style:parent-style-name="Fonteparág.padrão" style:family="text">
      <style:text-properties style:font-name="Gill Sans MT" fo:color="#EAAF9D" style:text-scale="95%" fo:font-size="6pt" style:font-size-asian="6pt"/>
    </style:style>
    <style:style style:name="T2831" style:parent-style-name="Fonteparág.padrão" style:family="text">
      <style:text-properties style:font-name="Arial" fo:color="#C9302E" style:text-scale="95%" fo:font-size="8pt" style:font-size-asian="8pt"/>
    </style:style>
    <style:style style:name="P2832" style:parent-style-name="Corpodetexto" style:family="paragraph">
      <style:paragraph-properties fo:text-align="justify" fo:margin-top="0.1104in" fo:line-height="120%" fo:margin-left="0.2777in" fo:margin-right="0.9791in">
        <style:tab-stops/>
      </style:paragraph-properties>
    </style:style>
    <style:style style:name="T2833" style:parent-style-name="Fonteparág.padrão" style:family="text">
      <style:text-properties fo:color="#231F20"/>
    </style:style>
    <style:style style:name="T2834" style:parent-style-name="Fonteparág.padrão" style:family="text">
      <style:text-properties fo:color="#231F20" fo:letter-spacing="0.002in"/>
    </style:style>
    <style:style style:name="T2835" style:parent-style-name="Fonteparág.padrão" style:family="text">
      <style:text-properties fo:color="#231F20"/>
    </style:style>
    <style:style style:name="T2836" style:parent-style-name="Fonteparág.padrão" style:family="text">
      <style:text-properties fo:color="#231F20" fo:letter-spacing="0.002in"/>
    </style:style>
    <style:style style:name="T2837" style:parent-style-name="Fonteparág.padrão" style:family="text">
      <style:text-properties fo:color="#231F20"/>
    </style:style>
    <style:style style:name="T2838" style:parent-style-name="Fonteparág.padrão" style:family="text">
      <style:text-properties fo:color="#231F20" fo:letter-spacing="0.002in"/>
    </style:style>
    <style:style style:name="T2839" style:parent-style-name="Fonteparág.padrão" style:family="text">
      <style:text-properties fo:color="#231F20"/>
    </style:style>
    <style:style style:name="T2840" style:parent-style-name="Fonteparág.padrão" style:family="text">
      <style:text-properties fo:color="#231F20" fo:letter-spacing="0.002in"/>
    </style:style>
    <style:style style:name="T2841" style:parent-style-name="Fonteparág.padrão" style:family="text">
      <style:text-properties fo:color="#231F20"/>
    </style:style>
    <style:style style:name="T2842" style:parent-style-name="Fonteparág.padrão" style:family="text">
      <style:text-properties fo:color="#231F20" fo:letter-spacing="0.002in"/>
    </style:style>
    <style:style style:name="T2843" style:parent-style-name="Fonteparág.padrão" style:family="text">
      <style:text-properties fo:color="#231F20"/>
    </style:style>
    <style:style style:name="T2844" style:parent-style-name="Fonteparág.padrão" style:family="text">
      <style:text-properties fo:color="#231F20" fo:letter-spacing="0.002in"/>
    </style:style>
    <style:style style:name="T2845" style:parent-style-name="Fonteparág.padrão" style:family="text">
      <style:text-properties fo:color="#231F20"/>
    </style:style>
    <style:style style:name="T2846" style:parent-style-name="Fonteparág.padrão" style:family="text">
      <style:text-properties fo:color="#231F20" fo:letter-spacing="0.002in"/>
    </style:style>
    <style:style style:name="T2847" style:parent-style-name="Fonteparág.padrão" style:family="text">
      <style:text-properties fo:color="#231F20" fo:letter-spacing="0.0013in"/>
    </style:style>
    <style:style style:name="T2848" style:parent-style-name="Fonteparág.padrão" style:family="text">
      <style:text-properties fo:color="#231F20" fo:letter-spacing="0.002in"/>
    </style:style>
    <style:style style:name="T2849" style:parent-style-name="Fonteparág.padrão" style:family="text">
      <style:text-properties fo:color="#231F20"/>
    </style:style>
    <style:style style:name="T2850" style:parent-style-name="Fonteparág.padrão" style:family="text">
      <style:text-properties fo:color="#231F20" fo:letter-spacing="0.002in"/>
    </style:style>
    <style:style style:name="T2851" style:parent-style-name="Fonteparág.padrão" style:family="text">
      <style:text-properties fo:color="#231F20" fo:letter-spacing="0.0013in"/>
    </style:style>
    <style:style style:name="T2852" style:parent-style-name="Fonteparág.padrão" style:family="text">
      <style:text-properties fo:color="#231F20" fo:letter-spacing="0.002in"/>
    </style:style>
    <style:style style:name="T2853" style:parent-style-name="Fonteparág.padrão" style:family="text">
      <style:text-properties fo:color="#231F20"/>
    </style:style>
    <style:style style:name="T2854" style:parent-style-name="Fonteparág.padrão" style:family="text">
      <style:text-properties fo:color="#231F20" fo:letter-spacing="0.002in"/>
    </style:style>
    <style:style style:name="T2855" style:parent-style-name="Fonteparág.padrão" style:family="text">
      <style:text-properties fo:color="#231F20"/>
    </style:style>
    <style:style style:name="T2856" style:parent-style-name="Fonteparág.padrão" style:family="text">
      <style:text-properties fo:color="#231F20" fo:letter-spacing="0.0027in"/>
    </style:style>
    <style:style style:name="T2857" style:parent-style-name="Fonteparág.padrão" style:family="text">
      <style:text-properties fo:color="#231F20"/>
    </style:style>
    <style:style style:name="T2858" style:parent-style-name="Fonteparág.padrão" style:family="text">
      <style:text-properties fo:color="#231F20" fo:letter-spacing="0.002in"/>
    </style:style>
    <style:style style:name="T2859" style:parent-style-name="Fonteparág.padrão" style:family="text">
      <style:text-properties fo:color="#231F20"/>
    </style:style>
    <style:style style:name="T2860" style:parent-style-name="Fonteparág.padrão" style:family="text">
      <style:text-properties fo:color="#231F20" fo:letter-spacing="0.0013in"/>
    </style:style>
    <style:style style:name="T2861" style:parent-style-name="Fonteparág.padrão" style:family="text">
      <style:text-properties fo:color="#231F20"/>
    </style:style>
    <style:style style:name="T2862" style:parent-style-name="Fonteparág.padrão" style:family="text">
      <style:text-properties fo:color="#231F20" fo:letter-spacing="0.002in"/>
    </style:style>
    <style:style style:name="T2863" style:parent-style-name="Fonteparág.padrão" style:family="text">
      <style:text-properties fo:color="#231F20" fo:letter-spacing="0.0013in"/>
    </style:style>
    <style:style style:name="T2864" style:parent-style-name="Fonteparág.padrão" style:family="text">
      <style:text-properties fo:color="#231F20" fo:letter-spacing="0.002in"/>
    </style:style>
    <style:style style:name="T2865" style:parent-style-name="Fonteparág.padrão" style:family="text">
      <style:text-properties fo:color="#231F20"/>
    </style:style>
    <style:style style:name="T2866" style:parent-style-name="Fonteparág.padrão" style:family="text">
      <style:text-properties fo:color="#231F20" fo:letter-spacing="0.002in"/>
    </style:style>
    <style:style style:name="T2867" style:parent-style-name="Fonteparág.padrão" style:family="text">
      <style:text-properties fo:color="#231F20"/>
    </style:style>
    <style:style style:name="T2868" style:parent-style-name="Fonteparág.padrão" style:family="text">
      <style:text-properties fo:color="#231F20" fo:letter-spacing="0.0027in"/>
    </style:style>
    <style:style style:name="T2869" style:parent-style-name="Fonteparág.padrão" style:family="text">
      <style:text-properties fo:color="#231F20" fo:letter-spacing="0.002in"/>
    </style:style>
    <style:style style:name="T2870" style:parent-style-name="Fonteparág.padrão" style:family="text">
      <style:text-properties fo:color="#231F20"/>
    </style:style>
    <style:style style:name="T2871" style:parent-style-name="Fonteparág.padrão" style:family="text">
      <style:text-properties fo:color="#231F20" fo:letter-spacing="0.002in"/>
    </style:style>
    <style:style style:name="T2872" style:parent-style-name="Fonteparág.padrão" style:family="text">
      <style:text-properties fo:color="#231F20" fo:letter-spacing="0.002in"/>
    </style:style>
    <style:style style:name="T2873" style:parent-style-name="Fonteparág.padrão" style:family="text">
      <style:text-properties fo:color="#231F20"/>
    </style:style>
    <style:style style:name="T2874" style:parent-style-name="Fonteparág.padrão" style:family="text">
      <style:text-properties fo:color="#231F20" fo:letter-spacing="0.002in"/>
    </style:style>
    <style:style style:name="T2875" style:parent-style-name="Fonteparág.padrão" style:family="text">
      <style:text-properties fo:color="#231F20"/>
    </style:style>
    <style:style style:name="T2876" style:parent-style-name="Fonteparág.padrão" style:family="text">
      <style:text-properties fo:color="#231F20" fo:letter-spacing="0.002in"/>
    </style:style>
    <style:style style:name="T2877" style:parent-style-name="Fonteparág.padrão" style:family="text">
      <style:text-properties fo:color="#231F20" fo:letter-spacing="0.0027in"/>
    </style:style>
    <style:style style:name="T2878" style:parent-style-name="Fonteparág.padrão" style:family="text">
      <style:text-properties fo:color="#231F20" fo:letter-spacing="0.002in"/>
    </style:style>
    <style:style style:name="T2879" style:parent-style-name="Fonteparág.padrão" style:family="text">
      <style:text-properties fo:color="#231F20" fo:letter-spacing="0.0013in"/>
    </style:style>
    <style:style style:name="T2880" style:parent-style-name="Fonteparág.padrão" style:family="text">
      <style:text-properties fo:color="#231F20" fo:letter-spacing="0.002in"/>
    </style:style>
    <style:style style:name="T2881" style:parent-style-name="Fonteparág.padrão" style:family="text">
      <style:text-properties fo:color="#231F20" fo:letter-spacing="0.0013in"/>
    </style:style>
    <style:style style:name="T2882" style:parent-style-name="Fonteparág.padrão" style:family="text">
      <style:text-properties fo:color="#231F20"/>
    </style:style>
    <style:style style:name="T2883" style:parent-style-name="Fonteparág.padrão" style:family="text">
      <style:text-properties fo:color="#231F20" fo:letter-spacing="0.002in"/>
    </style:style>
    <style:style style:name="T2884" style:parent-style-name="Fonteparág.padrão" style:family="text">
      <style:text-properties fo:color="#231F20"/>
    </style:style>
    <style:style style:name="T2885" style:parent-style-name="Fonteparág.padrão" style:family="text">
      <style:text-properties fo:color="#231F20" fo:letter-spacing="0.002in"/>
    </style:style>
    <style:style style:name="T2886" style:parent-style-name="Fonteparág.padrão" style:family="text">
      <style:text-properties fo:color="#231F20" fo:letter-spacing="0.0013in"/>
    </style:style>
    <style:style style:name="T2887" style:parent-style-name="Fonteparág.padrão" style:family="text">
      <style:text-properties fo:color="#231F20" fo:letter-spacing="-0.0111in"/>
    </style:style>
    <style:style style:name="T2888" style:parent-style-name="Fonteparág.padrão" style:family="text">
      <style:text-properties fo:color="#231F20" fo:letter-spacing="0.0027in"/>
    </style:style>
    <style:style style:name="P2889" style:parent-style-name="Corpodetexto" style:family="paragraph">
      <style:paragraph-properties fo:text-align="justify" fo:margin-top="0.0687in" fo:line-height="120%" fo:margin-left="0.2777in" fo:margin-right="0.9798in">
        <style:tab-stops/>
      </style:paragraph-properties>
    </style:style>
    <style:style style:name="T2890" style:parent-style-name="Fonteparág.padrão" style:family="text">
      <style:text-properties fo:color="#231F20"/>
    </style:style>
    <style:style style:name="T2891" style:parent-style-name="Fonteparág.padrão" style:family="text">
      <style:text-properties fo:color="#231F20" fo:letter-spacing="0.002in"/>
    </style:style>
    <style:style style:name="T2892" style:parent-style-name="Fonteparág.padrão" style:family="text">
      <style:text-properties fo:color="#231F20" fo:letter-spacing="0.0013in"/>
    </style:style>
    <style:style style:name="T2893" style:parent-style-name="Fonteparág.padrão" style:family="text">
      <style:text-properties fo:color="#231F20" fo:letter-spacing="0.002in"/>
    </style:style>
    <style:style style:name="T2894" style:parent-style-name="Fonteparág.padrão" style:family="text">
      <style:text-properties fo:color="#231F20"/>
    </style:style>
    <style:style style:name="T2895" style:parent-style-name="Fonteparág.padrão" style:family="text">
      <style:text-properties fo:color="#231F20" fo:letter-spacing="0.002in"/>
    </style:style>
    <style:style style:name="T2896" style:parent-style-name="Fonteparág.padrão" style:family="text">
      <style:text-properties fo:color="#231F20"/>
    </style:style>
    <style:style style:name="T2897" style:parent-style-name="Fonteparág.padrão" style:family="text">
      <style:text-properties fo:color="#231F20" fo:letter-spacing="0.002in"/>
    </style:style>
    <style:style style:name="T2898" style:parent-style-name="Fonteparág.padrão" style:family="text">
      <style:text-properties fo:color="#231F20"/>
    </style:style>
    <style:style style:name="T2899" style:parent-style-name="Fonteparág.padrão" style:family="text">
      <style:text-properties fo:color="#231F20" fo:letter-spacing="0.002in"/>
    </style:style>
    <style:style style:name="T2900" style:parent-style-name="Fonteparág.padrão" style:family="text">
      <style:text-properties fo:color="#231F20"/>
    </style:style>
    <style:style style:name="T2901" style:parent-style-name="Fonteparág.padrão" style:family="text">
      <style:text-properties fo:color="#231F20" fo:letter-spacing="0.002in"/>
    </style:style>
    <style:style style:name="T2902" style:parent-style-name="Fonteparág.padrão" style:family="text">
      <style:text-properties fo:color="#231F20" fo:letter-spacing="0.0027in"/>
    </style:style>
    <style:style style:name="T2903" style:parent-style-name="Fonteparág.padrão" style:family="text">
      <style:text-properties fo:color="#231F20" fo:letter-spacing="0.0013in"/>
    </style:style>
    <style:style style:name="T2904" style:parent-style-name="Fonteparág.padrão" style:family="text">
      <style:text-properties fo:color="#231F20" fo:letter-spacing="0.002in"/>
    </style:style>
    <style:style style:name="T2905" style:parent-style-name="Fonteparág.padrão" style:family="text">
      <style:text-properties fo:color="#231F20"/>
    </style:style>
    <style:style style:name="T2906" style:parent-style-name="Fonteparág.padrão" style:family="text">
      <style:text-properties fo:color="#231F20" fo:letter-spacing="0.002in"/>
    </style:style>
    <style:style style:name="T2907" style:parent-style-name="Fonteparág.padrão" style:family="text">
      <style:text-properties fo:color="#231F20"/>
    </style:style>
    <style:style style:name="T2908" style:parent-style-name="Fonteparág.padrão" style:family="text">
      <style:text-properties fo:color="#231F20" fo:letter-spacing="0.002in"/>
    </style:style>
    <style:style style:name="T2909" style:parent-style-name="Fonteparág.padrão" style:family="text">
      <style:text-properties fo:color="#231F20" fo:letter-spacing="0.0013in"/>
    </style:style>
    <style:style style:name="T2910" style:parent-style-name="Fonteparág.padrão" style:family="text">
      <style:text-properties fo:color="#231F20" fo:letter-spacing="0.002in"/>
    </style:style>
    <style:style style:name="T2911" style:parent-style-name="Fonteparág.padrão" style:family="text">
      <style:text-properties fo:color="#231F20"/>
    </style:style>
    <style:style style:name="T2912" style:parent-style-name="Fonteparág.padrão" style:family="text">
      <style:text-properties fo:color="#231F20" fo:letter-spacing="0.002in"/>
    </style:style>
    <style:style style:name="T2913" style:parent-style-name="Fonteparág.padrão" style:family="text">
      <style:text-properties fo:color="#231F20" fo:letter-spacing="0.0013in"/>
    </style:style>
    <style:style style:name="T2914" style:parent-style-name="Fonteparág.padrão" style:family="text">
      <style:text-properties fo:color="#231F20" fo:letter-spacing="0.002in"/>
    </style:style>
    <style:style style:name="T2915" style:parent-style-name="Fonteparág.padrão" style:family="text">
      <style:text-properties fo:color="#231F20" fo:letter-spacing="0.0027in"/>
    </style:style>
    <style:style style:name="T2916" style:parent-style-name="Fonteparág.padrão" style:family="text">
      <style:text-properties fo:color="#231F20"/>
    </style:style>
    <style:style style:name="T2917" style:parent-style-name="Fonteparág.padrão" style:family="text">
      <style:text-properties fo:color="#231F20" fo:letter-spacing="0.002in"/>
    </style:style>
    <style:style style:name="T2918" style:parent-style-name="Fonteparág.padrão" style:family="text">
      <style:text-properties fo:color="#231F20" fo:letter-spacing="0.0013in"/>
    </style:style>
    <style:style style:name="T2919" style:parent-style-name="Fonteparág.padrão" style:family="text">
      <style:text-properties fo:color="#231F20" fo:letter-spacing="0.002in"/>
    </style:style>
    <style:style style:name="T2920" style:parent-style-name="Fonteparág.padrão" style:family="text">
      <style:text-properties fo:color="#231F20"/>
    </style:style>
    <style:style style:name="T2921" style:parent-style-name="Fonteparág.padrão" style:family="text">
      <style:text-properties fo:color="#231F20" fo:letter-spacing="0.002in"/>
    </style:style>
    <style:style style:name="T2922" style:parent-style-name="Fonteparág.padrão" style:family="text">
      <style:text-properties fo:color="#231F20"/>
    </style:style>
    <style:style style:name="T2923" style:parent-style-name="Fonteparág.padrão" style:family="text">
      <style:text-properties fo:color="#231F20" fo:letter-spacing="0.002in"/>
    </style:style>
    <style:style style:name="T2924" style:parent-style-name="Fonteparág.padrão" style:family="text">
      <style:text-properties fo:color="#231F20"/>
    </style:style>
    <style:style style:name="T2925" style:parent-style-name="Fonteparág.padrão" style:family="text">
      <style:text-properties fo:color="#231F20" fo:letter-spacing="0.002in"/>
    </style:style>
    <style:style style:name="T2926" style:parent-style-name="Fonteparág.padrão" style:family="text">
      <style:text-properties fo:color="#231F20"/>
    </style:style>
    <style:style style:name="T2927" style:parent-style-name="Fonteparág.padrão" style:family="text">
      <style:text-properties fo:color="#231F20" fo:letter-spacing="0.002in"/>
    </style:style>
    <style:style style:name="T2928" style:parent-style-name="Fonteparág.padrão" style:family="text">
      <style:text-properties fo:color="#231F20"/>
    </style:style>
    <style:style style:name="T2929" style:parent-style-name="Fonteparág.padrão" style:family="text">
      <style:text-properties fo:color="#231F20" fo:letter-spacing="0.002in"/>
    </style:style>
    <style:style style:name="T2930" style:parent-style-name="Fonteparág.padrão" style:family="text">
      <style:text-properties fo:color="#231F20"/>
    </style:style>
    <style:style style:name="T2931" style:parent-style-name="Fonteparág.padrão" style:family="text">
      <style:text-properties fo:color="#231F20" fo:letter-spacing="0.002in"/>
    </style:style>
    <style:style style:name="T2932" style:parent-style-name="Fonteparág.padrão" style:family="text">
      <style:text-properties fo:color="#231F20" fo:letter-spacing="-0.0013in"/>
    </style:style>
    <style:style style:name="T2933" style:parent-style-name="Fonteparág.padrão" style:family="text">
      <style:text-properties fo:color="#231F20" fo:letter-spacing="0.0027in"/>
    </style:style>
    <style:style style:name="P2934" style:parent-style-name="Corpodetexto" style:family="paragraph">
      <style:text-properties fo:font-size="10pt" style:font-size-asian="10pt"/>
    </style:style>
    <style:style style:name="P2935" style:parent-style-name="Corpodetexto" style:family="paragraph">
      <style:paragraph-properties fo:margin-top="0.0041in"/>
      <style:text-properties fo:font-size="11.5pt" style:font-size-asian="11.5pt"/>
    </style:style>
    <style:style style:name="P2936" style:parent-style-name="Normal" style:family="paragraph">
      <style:paragraph-properties fo:text-align="justify" fo:margin-top="0.0006in" fo:margin-left="0.2777in">
        <style:tab-stops/>
      </style:paragraph-properties>
    </style:style>
    <style:style style:name="T2937" style:parent-style-name="Fonteparág.padrão" style:family="text">
      <style:text-properties style:font-name="Arial" fo:color="#C9302E" style:text-scale="95%" fo:font-size="8pt" style:font-size-asian="8pt"/>
    </style:style>
    <style:style style:name="P2938" style:parent-style-name="Corpodetexto" style:family="paragraph">
      <style:paragraph-properties fo:margin-top="0.0048in"/>
      <style:text-properties style:font-name="Arial" fo:font-size="11pt" style:font-size-asian="11pt"/>
    </style:style>
    <style:style style:name="P2939" style:parent-style-name="Normal" style:family="paragraph">
      <style:paragraph-properties fo:text-align="justify" fo:margin-left="0.2777in">
        <style:tab-stops/>
      </style:paragraph-properties>
    </style:style>
    <style:style style:name="T2940" style:parent-style-name="Fonteparág.padrão" style:family="text">
      <style:text-properties style:font-name="Lucida Sans" fo:color="#58595B" fo:font-size="7pt" style:font-size-asian="7pt"/>
    </style:style>
    <style:style style:name="P2941" style:parent-style-name="Corpodetexto" style:family="paragraph">
      <style:paragraph-properties fo:margin-top="0.0076in"/>
      <style:text-properties style:font-name="Lucida Sans" fo:font-size="6.5pt" style:font-size-asian="6.5pt"/>
    </style:style>
    <style:style style:name="P2942" style:parent-style-name="Corpodetexto" style:family="paragraph">
      <style:paragraph-properties fo:text-align="justify" fo:line-height="120%" fo:margin-left="0.2777in" fo:margin-right="0.9784in">
        <style:tab-stops/>
      </style:paragraph-properties>
    </style:style>
    <style:style style:name="T2943" style:parent-style-name="Fonteparág.padrão" style:family="text">
      <style:text-properties fo:color="#231F20" fo:letter-spacing="0.002in"/>
    </style:style>
    <style:style style:name="T2944" style:parent-style-name="Fonteparág.padrão" style:family="text">
      <style:text-properties fo:color="#231F20"/>
    </style:style>
    <style:style style:name="T2945" style:parent-style-name="Fonteparág.padrão" style:family="text">
      <style:text-properties fo:color="#231F20" fo:letter-spacing="0.0013in"/>
    </style:style>
    <style:style style:name="T2946" style:parent-style-name="Fonteparág.padrão" style:family="text">
      <style:text-properties fo:color="#231F20"/>
    </style:style>
    <style:style style:name="T2947" style:parent-style-name="Fonteparág.padrão" style:family="text">
      <style:text-properties fo:color="#231F20" fo:letter-spacing="0.002in"/>
    </style:style>
    <style:style style:name="T2948" style:parent-style-name="Fonteparág.padrão" style:family="text">
      <style:text-properties fo:color="#231F20"/>
    </style:style>
    <style:style style:name="T2949" style:parent-style-name="Fonteparág.padrão" style:family="text">
      <style:text-properties fo:color="#231F20" fo:letter-spacing="0.002in"/>
    </style:style>
    <style:style style:name="T2950" style:parent-style-name="Fonteparág.padrão" style:family="text">
      <style:text-properties fo:color="#231F20"/>
    </style:style>
    <style:style style:name="T2951" style:parent-style-name="Fonteparág.padrão" style:family="text">
      <style:text-properties fo:color="#231F20" fo:letter-spacing="0.002in"/>
    </style:style>
    <style:style style:name="T2952" style:parent-style-name="Fonteparág.padrão" style:family="text">
      <style:text-properties fo:color="#231F20"/>
    </style:style>
    <style:style style:name="T2953" style:parent-style-name="Fonteparág.padrão" style:family="text">
      <style:text-properties fo:color="#231F20" fo:letter-spacing="0.002in"/>
    </style:style>
    <style:style style:name="T2954" style:parent-style-name="Fonteparág.padrão" style:family="text">
      <style:text-properties fo:color="#231F20"/>
    </style:style>
    <style:style style:name="T2955" style:parent-style-name="Fonteparág.padrão" style:family="text">
      <style:text-properties fo:color="#231F20" fo:letter-spacing="0.002in"/>
    </style:style>
    <style:style style:name="T2956" style:parent-style-name="Fonteparág.padrão" style:family="text">
      <style:text-properties fo:color="#231F20" fo:letter-spacing="0.0027in"/>
    </style:style>
    <style:style style:name="T2957" style:parent-style-name="Fonteparág.padrão" style:family="text">
      <style:text-properties fo:color="#231F20" fo:letter-spacing="0.0013in"/>
    </style:style>
    <style:style style:name="T2958" style:parent-style-name="Fonteparág.padrão" style:family="text">
      <style:text-properties fo:color="#231F20" fo:letter-spacing="0.002in"/>
    </style:style>
    <style:style style:name="T2959" style:parent-style-name="Fonteparág.padrão" style:family="text">
      <style:text-properties fo:color="#231F20" fo:letter-spacing="0.0013in"/>
    </style:style>
    <style:style style:name="T2960" style:parent-style-name="Fonteparág.padrão" style:family="text">
      <style:text-properties fo:color="#231F20" fo:letter-spacing="0.002in"/>
    </style:style>
    <style:style style:name="T2961" style:parent-style-name="Fonteparág.padrão" style:family="text">
      <style:text-properties fo:color="#231F20"/>
    </style:style>
    <style:style style:name="T2962" style:parent-style-name="Fonteparág.padrão" style:family="text">
      <style:text-properties fo:color="#231F20" fo:letter-spacing="0.0013in"/>
    </style:style>
    <style:style style:name="T2963" style:parent-style-name="Fonteparág.padrão" style:family="text">
      <style:text-properties fo:color="#231F20"/>
    </style:style>
    <style:style style:name="T2964" style:parent-style-name="Fonteparág.padrão" style:family="text">
      <style:text-properties fo:color="#231F20" fo:letter-spacing="0.002in"/>
    </style:style>
    <style:style style:name="T2965" style:parent-style-name="Fonteparág.padrão" style:family="text">
      <style:text-properties fo:color="#231F20" fo:letter-spacing="0.0013in"/>
    </style:style>
    <style:style style:name="T2966" style:parent-style-name="Fonteparág.padrão" style:family="text">
      <style:text-properties fo:color="#231F20" fo:letter-spacing="0.002in"/>
    </style:style>
    <style:style style:name="T2967" style:parent-style-name="Fonteparág.padrão" style:family="text">
      <style:text-properties fo:color="#231F20" fo:letter-spacing="0.0013in"/>
    </style:style>
    <style:style style:name="T2968" style:parent-style-name="Fonteparág.padrão" style:family="text">
      <style:text-properties fo:color="#231F20"/>
    </style:style>
    <style:style style:name="T2969" style:parent-style-name="Fonteparág.padrão" style:family="text">
      <style:text-properties fo:color="#231F20" fo:letter-spacing="0.002in"/>
    </style:style>
    <style:style style:name="T2970" style:parent-style-name="Fonteparág.padrão" style:family="text">
      <style:text-properties fo:color="#231F20" fo:letter-spacing="0.0027in"/>
    </style:style>
    <style:style style:name="T2971" style:parent-style-name="Fonteparág.padrão" style:family="text">
      <style:text-properties fo:color="#231F20"/>
    </style:style>
    <style:style style:name="T2972" style:parent-style-name="Fonteparág.padrão" style:family="text">
      <style:text-properties fo:color="#231F20" fo:letter-spacing="0.0013in"/>
    </style:style>
    <style:style style:name="T2973" style:parent-style-name="Fonteparág.padrão" style:family="text">
      <style:text-properties fo:color="#231F20" fo:letter-spacing="0.002in"/>
    </style:style>
    <style:style style:name="T2974" style:parent-style-name="Fonteparág.padrão" style:family="text">
      <style:text-properties fo:color="#231F20" fo:letter-spacing="0.0013in"/>
    </style:style>
    <style:style style:name="T2975" style:parent-style-name="Fonteparág.padrão" style:family="text">
      <style:text-properties fo:color="#231F20" fo:letter-spacing="0.002in"/>
    </style:style>
    <style:style style:name="T2976" style:parent-style-name="Fonteparág.padrão" style:family="text">
      <style:text-properties fo:color="#231F20" fo:letter-spacing="0.0013in"/>
    </style:style>
    <style:style style:name="T2977" style:parent-style-name="Fonteparág.padrão" style:family="text">
      <style:text-properties fo:color="#231F20" fo:letter-spacing="0.002in"/>
    </style:style>
    <style:style style:name="T2978" style:parent-style-name="Fonteparág.padrão" style:family="text">
      <style:text-properties fo:color="#231F20" fo:letter-spacing="0.0013in"/>
    </style:style>
    <style:style style:name="T2979" style:parent-style-name="Fonteparág.padrão" style:family="text">
      <style:text-properties fo:color="#231F20" fo:letter-spacing="0.002in"/>
    </style:style>
    <style:style style:name="T2980" style:parent-style-name="Fonteparág.padrão" style:family="text">
      <style:text-properties fo:color="#231F20"/>
    </style:style>
    <style:style style:name="T2981" style:parent-style-name="Fonteparág.padrão" style:family="text">
      <style:text-properties fo:color="#231F20" fo:letter-spacing="0.002in"/>
    </style:style>
    <style:style style:name="T2982" style:parent-style-name="Fonteparág.padrão" style:family="text">
      <style:text-properties fo:color="#231F20" fo:letter-spacing="0.002in"/>
    </style:style>
    <style:style style:name="T2983" style:parent-style-name="Fonteparág.padrão" style:family="text">
      <style:text-properties fo:color="#231F20" fo:letter-spacing="0.0027in"/>
    </style:style>
    <style:style style:name="T2984" style:parent-style-name="Fonteparág.padrão" style:family="text">
      <style:text-properties fo:color="#231F20" fo:letter-spacing="0.002in"/>
    </style:style>
    <style:style style:name="T2985" style:parent-style-name="Fonteparág.padrão" style:family="text">
      <style:text-properties fo:color="#231F20"/>
    </style:style>
    <style:style style:name="T2986" style:parent-style-name="Fonteparág.padrão" style:family="text">
      <style:text-properties fo:color="#231F20" fo:letter-spacing="0.002in"/>
    </style:style>
    <style:style style:name="T2987" style:parent-style-name="Fonteparág.padrão" style:family="text">
      <style:text-properties fo:color="#231F20" fo:letter-spacing="0.0013in"/>
    </style:style>
    <style:style style:name="T2988" style:parent-style-name="Fonteparág.padrão" style:family="text">
      <style:text-properties fo:color="#231F20" fo:letter-spacing="0.002in"/>
    </style:style>
    <style:style style:name="T2989" style:parent-style-name="Fonteparág.padrão" style:family="text">
      <style:text-properties fo:color="#231F20"/>
    </style:style>
    <style:style style:name="T2990" style:parent-style-name="Fonteparág.padrão" style:family="text">
      <style:text-properties fo:color="#231F20" fo:letter-spacing="0.002in"/>
    </style:style>
    <style:style style:name="T2991" style:parent-style-name="Fonteparág.padrão" style:family="text">
      <style:text-properties fo:color="#231F20"/>
    </style:style>
    <style:style style:name="T2992" style:parent-style-name="Fonteparág.padrão" style:family="text">
      <style:text-properties fo:color="#231F20" fo:letter-spacing="0.002in"/>
    </style:style>
    <style:style style:name="T2993" style:parent-style-name="Fonteparág.padrão" style:family="text">
      <style:text-properties fo:color="#231F20"/>
    </style:style>
    <style:style style:name="T2994" style:parent-style-name="Fonteparág.padrão" style:family="text">
      <style:text-properties fo:color="#231F20" fo:letter-spacing="0.002in"/>
    </style:style>
    <style:style style:name="T2995" style:parent-style-name="Fonteparág.padrão" style:family="text">
      <style:text-properties fo:color="#231F20"/>
    </style:style>
    <style:style style:name="T2996" style:parent-style-name="Fonteparág.padrão" style:family="text">
      <style:text-properties fo:color="#231F20" fo:letter-spacing="0.002in"/>
    </style:style>
    <style:style style:name="T2997" style:parent-style-name="Fonteparág.padrão" style:family="text">
      <style:text-properties fo:color="#231F20"/>
    </style:style>
    <style:style style:name="T2998" style:parent-style-name="Fonteparág.padrão" style:family="text">
      <style:text-properties fo:color="#231F20" fo:letter-spacing="0.0027in"/>
    </style:style>
    <style:style style:name="T2999" style:parent-style-name="Fonteparág.padrão" style:family="text">
      <style:text-properties fo:color="#231F20" fo:letter-spacing="0.002in"/>
    </style:style>
    <style:style style:name="T3000" style:parent-style-name="Fonteparág.padrão" style:family="text">
      <style:text-properties fo:color="#231F20" fo:letter-spacing="-0.0041in"/>
    </style:style>
    <style:style style:name="T3001" style:parent-style-name="Fonteparág.padrão" style:family="text">
      <style:text-properties fo:color="#231F20" fo:letter-spacing="0.002in"/>
    </style:style>
    <style:style style:name="T3002" style:parent-style-name="Fonteparág.padrão" style:family="text">
      <style:text-properties fo:color="#231F20" fo:letter-spacing="-0.0034in"/>
    </style:style>
    <style:style style:name="T3003" style:parent-style-name="Fonteparág.padrão" style:family="text">
      <style:text-properties fo:color="#231F20"/>
    </style:style>
    <style:style style:name="T3004" style:parent-style-name="Fonteparág.padrão" style:family="text">
      <style:text-properties fo:color="#231F20" fo:letter-spacing="-0.0041in"/>
    </style:style>
    <style:style style:name="T3005" style:parent-style-name="Fonteparág.padrão" style:family="text">
      <style:text-properties fo:color="#231F20" fo:letter-spacing="0.002in"/>
    </style:style>
    <style:style style:name="T3006" style:parent-style-name="Fonteparág.padrão" style:family="text">
      <style:text-properties fo:color="#231F20" fo:letter-spacing="-0.0034in"/>
    </style:style>
    <style:style style:name="T3007" style:parent-style-name="Fonteparág.padrão" style:family="text">
      <style:text-properties fo:color="#231F20" fo:letter-spacing="0.002in"/>
    </style:style>
    <style:style style:name="T3008" style:parent-style-name="Fonteparág.padrão" style:family="text">
      <style:text-properties fo:color="#231F20" fo:letter-spacing="-0.0041in"/>
    </style:style>
    <style:style style:name="T3009" style:parent-style-name="Fonteparág.padrão" style:family="text">
      <style:text-properties fo:color="#231F20" fo:letter-spacing="0.0013in"/>
    </style:style>
    <style:style style:name="T3010" style:parent-style-name="Fonteparág.padrão" style:family="text">
      <style:text-properties fo:color="#231F20" fo:letter-spacing="-0.0034in"/>
    </style:style>
    <style:style style:name="T3011" style:parent-style-name="Fonteparág.padrão" style:family="text">
      <style:text-properties fo:color="#231F20" fo:letter-spacing="0.002in"/>
    </style:style>
    <style:style style:name="T3012" style:parent-style-name="Fonteparág.padrão" style:family="text">
      <style:text-properties fo:color="#231F20" fo:letter-spacing="-0.0041in"/>
    </style:style>
    <style:style style:name="T3013" style:parent-style-name="Fonteparág.padrão" style:family="text">
      <style:text-properties fo:color="#231F20" fo:letter-spacing="0.0013in"/>
    </style:style>
    <style:style style:name="T3014" style:parent-style-name="Fonteparág.padrão" style:family="text">
      <style:text-properties fo:color="#231F20" fo:letter-spacing="-0.0034in"/>
    </style:style>
    <style:style style:name="T3015" style:parent-style-name="Fonteparág.padrão" style:family="text">
      <style:text-properties fo:color="#231F20"/>
    </style:style>
    <style:style style:name="T3016" style:parent-style-name="Fonteparág.padrão" style:family="text">
      <style:text-properties fo:color="#231F20" fo:letter-spacing="-0.0034in"/>
    </style:style>
    <style:style style:name="T3017" style:parent-style-name="Fonteparág.padrão" style:family="text">
      <style:text-properties fo:color="#231F20" fo:letter-spacing="0.002in"/>
    </style:style>
    <style:style style:name="T3018" style:parent-style-name="Fonteparág.padrão" style:family="text">
      <style:text-properties fo:color="#231F20" fo:letter-spacing="-0.0041in"/>
    </style:style>
    <style:style style:name="T3019" style:parent-style-name="Fonteparág.padrão" style:family="text">
      <style:text-properties fo:color="#231F20" fo:letter-spacing="0.0013in"/>
    </style:style>
    <style:style style:name="T3020" style:parent-style-name="Fonteparág.padrão" style:family="text">
      <style:text-properties fo:color="#231F20" fo:letter-spacing="-0.0034in"/>
    </style:style>
    <style:style style:name="T3021" style:parent-style-name="Fonteparág.padrão" style:family="text">
      <style:text-properties fo:color="#231F20" fo:letter-spacing="0.0013in"/>
    </style:style>
    <style:style style:name="T3022" style:parent-style-name="Fonteparág.padrão" style:family="text">
      <style:text-properties fo:color="#231F20" fo:letter-spacing="-0.0041in"/>
    </style:style>
    <style:style style:name="T3023" style:parent-style-name="Fonteparág.padrão" style:family="text">
      <style:text-properties fo:color="#231F20" fo:letter-spacing="0.002in"/>
    </style:style>
    <style:style style:name="T3024" style:parent-style-name="Fonteparág.padrão" style:family="text">
      <style:text-properties fo:color="#231F20" fo:letter-spacing="-0.0034in"/>
    </style:style>
    <style:style style:name="T3025" style:parent-style-name="Fonteparág.padrão" style:family="text">
      <style:text-properties fo:color="#231F20" fo:letter-spacing="0.0027in"/>
    </style:style>
    <style:style style:name="T3026" style:parent-style-name="Fonteparág.padrão" style:family="text">
      <style:text-properties fo:color="#231F20" fo:letter-spacing="0.002in"/>
    </style:style>
    <style:style style:name="T3027" style:parent-style-name="Fonteparág.padrão" style:family="text">
      <style:text-properties fo:color="#231F20"/>
    </style:style>
    <style:style style:name="T3028" style:parent-style-name="Fonteparág.padrão" style:family="text">
      <style:text-properties fo:color="#231F20" fo:letter-spacing="0.002in"/>
    </style:style>
    <style:style style:name="T3029" style:parent-style-name="Fonteparág.padrão" style:family="text">
      <style:text-properties fo:color="#231F20"/>
    </style:style>
    <style:style style:name="T3030" style:parent-style-name="Fonteparág.padrão" style:family="text">
      <style:text-properties fo:color="#231F20" fo:letter-spacing="0.002in"/>
    </style:style>
    <style:style style:name="T3031" style:parent-style-name="Fonteparág.padrão" style:family="text">
      <style:text-properties fo:color="#231F20"/>
    </style:style>
    <style:style style:name="T3032" style:parent-style-name="Fonteparág.padrão" style:family="text">
      <style:text-properties fo:color="#231F20" fo:letter-spacing="0.002in"/>
    </style:style>
    <style:style style:name="T3033" style:parent-style-name="Fonteparág.padrão" style:family="text">
      <style:text-properties fo:color="#231F20"/>
    </style:style>
    <style:style style:name="T3034" style:parent-style-name="Fonteparág.padrão" style:family="text">
      <style:text-properties fo:color="#231F20" fo:letter-spacing="0.002in"/>
    </style:style>
    <style:style style:name="T3035" style:parent-style-name="Fonteparág.padrão" style:family="text">
      <style:text-properties fo:color="#231F20" fo:letter-spacing="0.0027in"/>
    </style:style>
    <style:style style:name="T3036" style:parent-style-name="Fonteparág.padrão" style:family="text">
      <style:text-properties fo:color="#231F20" fo:letter-spacing="0.002in"/>
    </style:style>
    <style:style style:name="T3037" style:parent-style-name="Fonteparág.padrão" style:family="text">
      <style:text-properties fo:color="#231F20"/>
    </style:style>
    <style:style style:name="T3038" style:parent-style-name="Fonteparág.padrão" style:family="text">
      <style:text-properties fo:color="#231F20" fo:letter-spacing="0.002in"/>
    </style:style>
    <style:style style:name="T3039" style:parent-style-name="Fonteparág.padrão" style:family="text">
      <style:text-properties fo:color="#231F20"/>
    </style:style>
    <style:style style:name="T3040" style:parent-style-name="Fonteparág.padrão" style:family="text">
      <style:text-properties fo:color="#231F20" fo:letter-spacing="0.002in"/>
    </style:style>
    <style:style style:name="T3041" style:parent-style-name="Fonteparág.padrão" style:family="text">
      <style:text-properties fo:color="#231F20"/>
    </style:style>
    <style:style style:name="T3042" style:parent-style-name="Fonteparág.padrão" style:family="text">
      <style:text-properties fo:color="#231F20" fo:letter-spacing="0.002in"/>
    </style:style>
    <style:style style:name="T3043" style:parent-style-name="Fonteparág.padrão" style:family="text">
      <style:text-properties fo:color="#231F20" fo:letter-spacing="0.0013in"/>
    </style:style>
    <style:style style:name="T3044" style:parent-style-name="Fonteparág.padrão" style:family="text">
      <style:text-properties fo:color="#231F20"/>
    </style:style>
    <style:style style:name="T3045" style:parent-style-name="Fonteparág.padrão" style:family="text">
      <style:text-properties fo:color="#231F20" fo:letter-spacing="0.002in"/>
    </style:style>
    <style:style style:name="T3046" style:parent-style-name="Fonteparág.padrão" style:family="text">
      <style:text-properties fo:color="#231F20" fo:letter-spacing="0.0013in"/>
    </style:style>
    <style:style style:name="T3047" style:parent-style-name="Fonteparág.padrão" style:family="text">
      <style:text-properties fo:color="#231F20" fo:letter-spacing="0.002in"/>
    </style:style>
    <style:style style:name="T3048" style:parent-style-name="Fonteparág.padrão" style:family="text">
      <style:text-properties fo:color="#231F20"/>
    </style:style>
    <style:style style:name="T3049" style:parent-style-name="Fonteparág.padrão" style:family="text">
      <style:text-properties fo:color="#231F20" fo:letter-spacing="0.0027in"/>
    </style:style>
    <style:style style:name="T3050" style:parent-style-name="Fonteparág.padrão" style:family="text">
      <style:text-properties fo:color="#231F20" fo:letter-spacing="0.002in"/>
    </style:style>
    <style:style style:name="T3051" style:parent-style-name="Fonteparág.padrão" style:family="text">
      <style:text-properties fo:color="#231F20"/>
    </style:style>
    <style:style style:name="T3052" style:parent-style-name="Fonteparág.padrão" style:family="text">
      <style:text-properties fo:color="#231F20" fo:letter-spacing="0.002in"/>
    </style:style>
    <style:style style:name="T3053" style:parent-style-name="Fonteparág.padrão" style:family="text">
      <style:text-properties fo:color="#231F20"/>
    </style:style>
    <style:style style:name="T3054" style:parent-style-name="Fonteparág.padrão" style:family="text">
      <style:text-properties fo:color="#231F20" fo:letter-spacing="0.002in"/>
    </style:style>
    <style:style style:name="T3055" style:parent-style-name="Fonteparág.padrão" style:family="text">
      <style:text-properties fo:color="#231F20"/>
    </style:style>
    <style:style style:name="T3056" style:parent-style-name="Fonteparág.padrão" style:family="text">
      <style:text-properties fo:color="#231F20" fo:letter-spacing="0.0013in"/>
    </style:style>
    <style:style style:name="T3057" style:parent-style-name="Fonteparág.padrão" style:family="text">
      <style:text-properties fo:color="#231F20"/>
    </style:style>
    <style:style style:name="T3058" style:parent-style-name="Fonteparág.padrão" style:family="text">
      <style:text-properties fo:color="#231F20" fo:letter-spacing="-0.0041in"/>
    </style:style>
    <style:style style:name="T3059" style:parent-style-name="Fonteparág.padrão" style:family="text">
      <style:text-properties fo:color="#231F20" fo:letter-spacing="0.0013in"/>
    </style:style>
    <style:style style:name="P3060" style:parent-style-name="Corpodetexto" style:family="paragraph">
      <style:paragraph-properties fo:text-align="justify" fo:margin-top="0.0666in" fo:line-height="120%" fo:margin-left="0.2777in" fo:margin-right="0.9784in">
        <style:tab-stops/>
      </style:paragraph-properties>
    </style:style>
    <style:style style:name="T3061" style:parent-style-name="Fonteparág.padrão" style:family="text">
      <style:text-properties fo:color="#231F20"/>
    </style:style>
    <style:style style:name="T3062" style:parent-style-name="Fonteparág.padrão" style:family="text">
      <style:text-properties fo:color="#231F20" fo:letter-spacing="-0.0145in"/>
    </style:style>
    <style:style style:name="T3063" style:parent-style-name="Fonteparág.padrão" style:family="text">
      <style:text-properties fo:color="#231F20" fo:letter-spacing="0.002in"/>
    </style:style>
    <style:style style:name="T3064" style:parent-style-name="Fonteparág.padrão" style:family="text">
      <style:text-properties fo:color="#231F20" fo:letter-spacing="-0.0138in"/>
    </style:style>
    <style:style style:name="T3065" style:parent-style-name="Fonteparág.padrão" style:family="text">
      <style:text-properties fo:color="#231F20"/>
    </style:style>
    <style:style style:name="T3066" style:parent-style-name="Fonteparág.padrão" style:family="text">
      <style:text-properties fo:color="#231F20" fo:letter-spacing="-0.0145in"/>
    </style:style>
    <style:style style:name="T3067" style:parent-style-name="Fonteparág.padrão" style:family="text">
      <style:text-properties fo:color="#231F20" fo:letter-spacing="0.002in"/>
    </style:style>
    <style:style style:name="T3068" style:parent-style-name="Fonteparág.padrão" style:family="text">
      <style:text-properties fo:color="#231F20" fo:letter-spacing="-0.0138in"/>
    </style:style>
    <style:style style:name="T3069" style:parent-style-name="Fonteparág.padrão" style:family="text">
      <style:text-properties fo:color="#231F20"/>
    </style:style>
    <style:style style:name="T3070" style:parent-style-name="Fonteparág.padrão" style:family="text">
      <style:text-properties fo:color="#231F20" fo:letter-spacing="-0.0138in"/>
    </style:style>
    <style:style style:name="T3071" style:parent-style-name="Fonteparág.padrão" style:family="text">
      <style:text-properties fo:color="#231F20" fo:letter-spacing="0.002in"/>
    </style:style>
    <style:style style:name="T3072" style:parent-style-name="Fonteparág.padrão" style:family="text">
      <style:text-properties fo:color="#231F20" fo:letter-spacing="-0.0145in"/>
    </style:style>
    <style:style style:name="T3073" style:parent-style-name="Fonteparág.padrão" style:family="text">
      <style:text-properties fo:color="#231F20"/>
    </style:style>
    <style:style style:name="T3074" style:parent-style-name="Fonteparág.padrão" style:family="text">
      <style:text-properties fo:color="#231F20" fo:letter-spacing="-0.0138in"/>
    </style:style>
    <style:style style:name="T3075" style:parent-style-name="Fonteparág.padrão" style:family="text">
      <style:text-properties fo:color="#231F20" fo:letter-spacing="0.0013in"/>
    </style:style>
    <style:style style:name="T3076" style:parent-style-name="Fonteparág.padrão" style:family="text">
      <style:text-properties fo:color="#231F20" fo:letter-spacing="-0.0138in"/>
    </style:style>
    <style:style style:name="T3077" style:parent-style-name="Fonteparág.padrão" style:family="text">
      <style:text-properties fo:color="#231F20" fo:letter-spacing="0.002in"/>
    </style:style>
    <style:style style:name="T3078" style:parent-style-name="Fonteparág.padrão" style:family="text">
      <style:text-properties fo:color="#231F20" fo:letter-spacing="-0.0145in"/>
    </style:style>
    <style:style style:name="T3079" style:parent-style-name="Fonteparág.padrão" style:family="text">
      <style:text-properties fo:color="#231F20" fo:letter-spacing="0.002in"/>
    </style:style>
    <style:style style:name="T3080" style:parent-style-name="Fonteparág.padrão" style:family="text">
      <style:text-properties fo:color="#231F20" fo:letter-spacing="-0.0138in"/>
    </style:style>
    <style:style style:name="T3081" style:parent-style-name="Fonteparág.padrão" style:family="text">
      <style:text-properties fo:color="#231F20"/>
    </style:style>
    <style:style style:name="T3082" style:parent-style-name="Fonteparág.padrão" style:family="text">
      <style:text-properties fo:color="#231F20" fo:letter-spacing="-0.0138in"/>
    </style:style>
    <style:style style:name="T3083" style:parent-style-name="Fonteparág.padrão" style:family="text">
      <style:text-properties fo:color="#231F20" fo:letter-spacing="0.002in"/>
    </style:style>
    <style:style style:name="T3084" style:parent-style-name="Fonteparág.padrão" style:family="text">
      <style:text-properties fo:color="#231F20" fo:letter-spacing="-0.0145in"/>
    </style:style>
    <style:style style:name="T3085" style:parent-style-name="Fonteparág.padrão" style:family="text">
      <style:text-properties fo:color="#231F20" fo:letter-spacing="0.002in"/>
    </style:style>
    <style:style style:name="T3086" style:parent-style-name="Fonteparág.padrão" style:family="text">
      <style:text-properties fo:color="#231F20" fo:letter-spacing="-0.0138in"/>
    </style:style>
    <style:style style:name="T3087" style:parent-style-name="Fonteparág.padrão" style:family="text">
      <style:text-properties fo:color="#231F20" fo:letter-spacing="0.0013in"/>
    </style:style>
    <style:style style:name="T3088" style:parent-style-name="Fonteparág.padrão" style:family="text">
      <style:text-properties fo:color="#231F20" fo:letter-spacing="0.0013in"/>
    </style:style>
    <style:style style:name="T3089" style:parent-style-name="Fonteparág.padrão" style:family="text">
      <style:text-properties fo:color="#231F20" fo:letter-spacing="-0.0138in"/>
    </style:style>
    <style:style style:name="T3090" style:parent-style-name="Fonteparág.padrão" style:family="text">
      <style:text-properties fo:color="#231F20" fo:letter-spacing="0.002in"/>
    </style:style>
    <style:style style:name="T3091" style:parent-style-name="Fonteparág.padrão" style:family="text">
      <style:text-properties fo:color="#231F20"/>
    </style:style>
    <style:style style:name="T3092" style:parent-style-name="Fonteparág.padrão" style:family="text">
      <style:text-properties fo:color="#231F20" fo:letter-spacing="-0.009in"/>
    </style:style>
    <style:style style:name="T3093" style:parent-style-name="Fonteparág.padrão" style:family="text">
      <style:text-properties fo:color="#231F20"/>
    </style:style>
    <style:style style:name="T3094" style:parent-style-name="Fonteparág.padrão" style:family="text">
      <style:text-properties fo:color="#231F20" fo:letter-spacing="-0.009in"/>
    </style:style>
    <style:style style:name="T3095" style:parent-style-name="Fonteparág.padrão" style:family="text">
      <style:text-properties fo:color="#231F20" fo:letter-spacing="0.0013in"/>
    </style:style>
    <style:style style:name="T3096" style:parent-style-name="Fonteparág.padrão" style:family="text">
      <style:text-properties fo:color="#231F20" fo:letter-spacing="-0.009in"/>
    </style:style>
    <style:style style:name="T3097" style:parent-style-name="Fonteparág.padrão" style:family="text">
      <style:text-properties fo:color="#231F20"/>
    </style:style>
    <style:style style:name="T3098" style:parent-style-name="Fonteparág.padrão" style:family="text">
      <style:text-properties fo:color="#231F20" fo:letter-spacing="-0.009in"/>
    </style:style>
    <style:style style:name="T3099" style:parent-style-name="Fonteparág.padrão" style:family="text">
      <style:text-properties fo:color="#231F20" fo:letter-spacing="0.002in"/>
    </style:style>
    <style:style style:name="T3100" style:parent-style-name="Fonteparág.padrão" style:family="text">
      <style:text-properties fo:color="#231F20" fo:letter-spacing="-0.009in"/>
    </style:style>
    <style:style style:name="T3101" style:parent-style-name="Fonteparág.padrão" style:family="text">
      <style:text-properties fo:color="#231F20" fo:letter-spacing="0.002in"/>
    </style:style>
    <style:style style:name="T3102" style:parent-style-name="Fonteparág.padrão" style:family="text">
      <style:text-properties fo:color="#231F20" fo:letter-spacing="-0.009in"/>
    </style:style>
    <style:style style:name="T3103" style:parent-style-name="Fonteparág.padrão" style:family="text">
      <style:text-properties fo:color="#231F20"/>
    </style:style>
    <style:style style:name="T3104" style:parent-style-name="Fonteparág.padrão" style:family="text">
      <style:text-properties fo:color="#231F20" fo:letter-spacing="-0.0083in"/>
    </style:style>
    <style:style style:name="T3105" style:parent-style-name="Fonteparág.padrão" style:family="text">
      <style:text-properties fo:color="#231F20" fo:letter-spacing="0.002in"/>
    </style:style>
    <style:style style:name="T3106" style:parent-style-name="Fonteparág.padrão" style:family="text">
      <style:text-properties fo:color="#231F20" fo:letter-spacing="-0.009in"/>
    </style:style>
    <style:style style:name="T3107" style:parent-style-name="Fonteparág.padrão" style:family="text">
      <style:text-properties fo:color="#231F20"/>
    </style:style>
    <style:style style:name="T3108" style:parent-style-name="Fonteparág.padrão" style:family="text">
      <style:text-properties fo:color="#231F20" fo:letter-spacing="-0.009in"/>
    </style:style>
    <style:style style:name="T3109" style:parent-style-name="Fonteparág.padrão" style:family="text">
      <style:text-properties fo:color="#231F20" fo:letter-spacing="0.002in"/>
    </style:style>
    <style:style style:name="T3110" style:parent-style-name="Fonteparág.padrão" style:family="text">
      <style:text-properties fo:color="#231F20" fo:letter-spacing="-0.009in"/>
    </style:style>
    <style:style style:name="T3111" style:parent-style-name="Fonteparág.padrão" style:family="text">
      <style:text-properties fo:color="#231F20"/>
    </style:style>
    <style:style style:name="T3112" style:parent-style-name="Fonteparág.padrão" style:family="text">
      <style:text-properties fo:color="#231F20" fo:letter-spacing="-0.009in"/>
    </style:style>
    <style:style style:name="T3113" style:parent-style-name="Fonteparág.padrão" style:family="text">
      <style:text-properties fo:color="#231F20" fo:letter-spacing="0.002in"/>
    </style:style>
    <style:style style:name="T3114" style:parent-style-name="Fonteparág.padrão" style:family="text">
      <style:text-properties fo:color="#231F20" fo:letter-spacing="-0.009in"/>
    </style:style>
    <style:style style:name="T3115" style:parent-style-name="Fonteparág.padrão" style:family="text">
      <style:text-properties fo:color="#231F20" fo:letter-spacing="0.002in"/>
    </style:style>
    <style:style style:name="T3116" style:parent-style-name="Fonteparág.padrão" style:family="text">
      <style:text-properties fo:color="#231F20" fo:letter-spacing="-0.009in"/>
    </style:style>
    <style:style style:name="T3117" style:parent-style-name="Fonteparág.padrão" style:family="text">
      <style:text-properties fo:color="#231F20" fo:letter-spacing="0.0013in"/>
    </style:style>
    <style:style style:name="T3118" style:parent-style-name="Fonteparág.padrão" style:family="text">
      <style:text-properties fo:color="#231F20" fo:letter-spacing="-0.0083in"/>
    </style:style>
    <style:style style:name="T3119" style:parent-style-name="Fonteparág.padrão" style:family="text">
      <style:text-properties fo:color="#231F20" fo:letter-spacing="0.002in"/>
    </style:style>
    <style:style style:name="T3120" style:parent-style-name="Fonteparág.padrão" style:family="text">
      <style:text-properties fo:color="#231F20" fo:letter-spacing="-0.009in"/>
    </style:style>
    <style:style style:name="T3121" style:parent-style-name="Fonteparág.padrão" style:family="text">
      <style:text-properties fo:color="#231F20" fo:letter-spacing="0.002in"/>
    </style:style>
    <style:style style:name="T3122" style:parent-style-name="Fonteparág.padrão" style:family="text">
      <style:text-properties fo:color="#231F20" fo:letter-spacing="-0.009in"/>
    </style:style>
    <style:style style:name="T3123" style:parent-style-name="Fonteparág.padrão" style:family="text">
      <style:text-properties fo:color="#231F20" fo:letter-spacing="0.0013in"/>
    </style:style>
    <style:style style:name="T3124" style:parent-style-name="Fonteparág.padrão" style:family="text">
      <style:text-properties fo:color="#231F20" fo:letter-spacing="-0.009in"/>
    </style:style>
    <style:style style:name="T3125" style:parent-style-name="Fonteparág.padrão" style:family="text">
      <style:text-properties fo:color="#231F20" fo:letter-spacing="0.0027in"/>
    </style:style>
    <style:style style:name="T3126" style:parent-style-name="Fonteparág.padrão" style:family="text">
      <style:text-properties fo:color="#231F20" fo:letter-spacing="0.0013in"/>
    </style:style>
    <style:style style:name="T3127" style:parent-style-name="Fonteparág.padrão" style:family="text">
      <style:text-properties fo:color="#231F20" fo:letter-spacing="0.002in"/>
    </style:style>
    <style:style style:name="T3128" style:parent-style-name="Fonteparág.padrão" style:family="text">
      <style:text-properties fo:color="#231F20"/>
    </style:style>
    <style:style style:name="T3129" style:parent-style-name="Fonteparág.padrão" style:family="text">
      <style:text-properties fo:color="#231F20" fo:letter-spacing="0.002in"/>
    </style:style>
    <style:style style:name="T3130" style:parent-style-name="Fonteparág.padrão" style:family="text">
      <style:text-properties fo:color="#231F20" fo:letter-spacing="0.0013in"/>
    </style:style>
    <style:style style:name="T3131" style:parent-style-name="Fonteparág.padrão" style:family="text">
      <style:text-properties fo:color="#231F20" fo:letter-spacing="0.002in"/>
    </style:style>
    <style:style style:name="T3132" style:parent-style-name="Fonteparág.padrão" style:family="text">
      <style:text-properties fo:color="#231F20"/>
    </style:style>
    <style:style style:name="T3133" style:parent-style-name="Fonteparág.padrão" style:family="text">
      <style:text-properties fo:color="#231F20" fo:letter-spacing="0.002in"/>
    </style:style>
    <style:style style:name="T3134" style:parent-style-name="Fonteparág.padrão" style:family="text">
      <style:text-properties fo:color="#231F20"/>
    </style:style>
    <style:style style:name="T3135" style:parent-style-name="Fonteparág.padrão" style:family="text">
      <style:text-properties fo:color="#231F20" fo:letter-spacing="0.0027in"/>
    </style:style>
    <style:style style:name="T3136" style:parent-style-name="Fonteparág.padrão" style:family="text">
      <style:text-properties fo:color="#231F20" fo:letter-spacing="0.002in"/>
    </style:style>
    <style:style style:name="T3137" style:parent-style-name="Fonteparág.padrão" style:family="text">
      <style:text-properties fo:color="#231F20" fo:letter-spacing="-0.0013in"/>
    </style:style>
    <style:style style:name="T3138" style:parent-style-name="Fonteparág.padrão" style:family="text">
      <style:text-properties fo:color="#231F20"/>
    </style:style>
    <style:style style:name="T3139" style:parent-style-name="Fonteparág.padrão" style:family="text">
      <style:text-properties fo:color="#231F20" fo:letter-spacing="-0.0013in"/>
    </style:style>
    <style:style style:name="T3140" style:parent-style-name="Fonteparág.padrão" style:family="text">
      <style:text-properties fo:color="#231F20" fo:letter-spacing="0.002in"/>
    </style:style>
    <style:style style:name="T3141" style:parent-style-name="Fonteparág.padrão" style:family="text">
      <style:text-properties fo:color="#231F20" fo:letter-spacing="-0.0013in"/>
    </style:style>
    <style:style style:name="T3142" style:parent-style-name="Fonteparág.padrão" style:family="text">
      <style:text-properties fo:color="#231F20"/>
    </style:style>
    <style:style style:name="T3143" style:parent-style-name="Fonteparág.padrão" style:family="text">
      <style:text-properties fo:color="#231F20" fo:letter-spacing="-0.0006in"/>
    </style:style>
    <style:style style:name="T3144" style:parent-style-name="Fonteparág.padrão" style:family="text">
      <style:text-properties fo:color="#231F20" fo:letter-spacing="0.002in"/>
    </style:style>
    <style:style style:name="T3145" style:parent-style-name="Fonteparág.padrão" style:family="text">
      <style:text-properties fo:color="#231F20" fo:letter-spacing="-0.0013in"/>
    </style:style>
    <style:style style:name="T3146" style:parent-style-name="Fonteparág.padrão" style:family="text">
      <style:text-properties fo:color="#231F20" fo:letter-spacing="0.002in"/>
    </style:style>
    <style:style style:name="T3147" style:parent-style-name="Fonteparág.padrão" style:family="text">
      <style:text-properties fo:color="#231F20" fo:letter-spacing="-0.0013in"/>
    </style:style>
    <style:style style:name="T3148" style:parent-style-name="Fonteparág.padrão" style:family="text">
      <style:text-properties fo:color="#231F20" fo:letter-spacing="0.002in"/>
    </style:style>
    <style:style style:name="T3149" style:parent-style-name="Fonteparág.padrão" style:family="text">
      <style:text-properties fo:color="#231F20" fo:letter-spacing="-0.0006in"/>
    </style:style>
    <style:style style:name="T3150" style:parent-style-name="Fonteparág.padrão" style:family="text">
      <style:text-properties fo:color="#231F20"/>
    </style:style>
    <style:style style:name="T3151" style:parent-style-name="Fonteparág.padrão" style:family="text">
      <style:text-properties fo:color="#231F20" fo:letter-spacing="-0.0013in"/>
    </style:style>
    <style:style style:name="T3152" style:parent-style-name="Fonteparág.padrão" style:family="text">
      <style:text-properties fo:color="#231F20" fo:letter-spacing="0.002in"/>
    </style:style>
    <style:style style:name="T3153" style:parent-style-name="Fonteparág.padrão" style:family="text">
      <style:text-properties fo:color="#231F20" fo:letter-spacing="-0.0013in"/>
    </style:style>
    <style:style style:name="T3154" style:parent-style-name="Fonteparág.padrão" style:family="text">
      <style:text-properties fo:color="#231F20" fo:letter-spacing="0.002in"/>
    </style:style>
    <style:style style:name="T3155" style:parent-style-name="Fonteparág.padrão" style:family="text">
      <style:text-properties fo:color="#231F20" fo:letter-spacing="-0.0006in"/>
    </style:style>
    <style:style style:name="T3156" style:parent-style-name="Fonteparág.padrão" style:family="text">
      <style:text-properties fo:color="#231F20"/>
    </style:style>
    <style:style style:name="T3157" style:parent-style-name="Fonteparág.padrão" style:family="text">
      <style:text-properties fo:color="#231F20" fo:letter-spacing="-0.0013in"/>
    </style:style>
    <style:style style:name="T3158" style:parent-style-name="Fonteparág.padrão" style:family="text">
      <style:text-properties fo:color="#231F20" fo:letter-spacing="0.002in"/>
    </style:style>
    <style:style style:name="T3159" style:parent-style-name="Fonteparág.padrão" style:family="text">
      <style:text-properties fo:color="#231F20" fo:letter-spacing="-0.0013in"/>
    </style:style>
    <style:style style:name="T3160" style:parent-style-name="Fonteparág.padrão" style:family="text">
      <style:text-properties fo:color="#231F20"/>
    </style:style>
    <style:style style:name="T3161" style:parent-style-name="Fonteparág.padrão" style:family="text">
      <style:text-properties fo:color="#231F20" fo:letter-spacing="-0.0006in"/>
    </style:style>
    <style:style style:name="T3162" style:parent-style-name="Fonteparág.padrão" style:family="text">
      <style:text-properties fo:color="#231F20" fo:letter-spacing="0.0027in"/>
    </style:style>
    <style:style style:name="T3163" style:parent-style-name="Fonteparág.padrão" style:family="text">
      <style:text-properties fo:color="#231F20" fo:letter-spacing="0.002in"/>
    </style:style>
    <style:style style:name="T3164" style:parent-style-name="Fonteparág.padrão" style:family="text">
      <style:text-properties fo:color="#231F20" fo:letter-spacing="0.0013in"/>
    </style:style>
    <style:style style:name="T3165" style:parent-style-name="Fonteparág.padrão" style:family="text">
      <style:text-properties fo:color="#231F20" fo:letter-spacing="0.002in"/>
    </style:style>
    <style:style style:name="T3166" style:parent-style-name="Fonteparág.padrão" style:family="text">
      <style:text-properties fo:color="#231F20"/>
    </style:style>
    <style:style style:name="T3167" style:parent-style-name="Fonteparág.padrão" style:family="text">
      <style:text-properties fo:color="#231F20" fo:letter-spacing="0.002in"/>
    </style:style>
    <style:style style:name="T3168" style:parent-style-name="Fonteparág.padrão" style:family="text">
      <style:text-properties fo:color="#231F20" fo:letter-spacing="0.0013in"/>
    </style:style>
    <style:style style:name="T3169" style:parent-style-name="Fonteparág.padrão" style:family="text">
      <style:text-properties fo:color="#231F20" fo:letter-spacing="0.002in"/>
    </style:style>
    <style:style style:name="T3170" style:parent-style-name="Fonteparág.padrão" style:family="text">
      <style:text-properties fo:color="#231F20"/>
    </style:style>
    <style:style style:name="T3171" style:parent-style-name="Fonteparág.padrão" style:family="text">
      <style:text-properties fo:color="#231F20" fo:letter-spacing="0.0027in"/>
    </style:style>
    <style:style style:name="T3172" style:parent-style-name="Fonteparág.padrão" style:family="text">
      <style:text-properties fo:color="#231F20" fo:letter-spacing="0.002in"/>
    </style:style>
    <style:style style:name="T3173" style:parent-style-name="Fonteparág.padrão" style:family="text">
      <style:text-properties fo:color="#231F20"/>
    </style:style>
    <style:style style:name="T3174" style:parent-style-name="Fonteparág.padrão" style:family="text">
      <style:text-properties fo:color="#231F20" fo:letter-spacing="0.002in"/>
    </style:style>
    <style:style style:name="T3175" style:parent-style-name="Fonteparág.padrão" style:family="text">
      <style:text-properties fo:color="#231F20" fo:letter-spacing="0.0013in"/>
    </style:style>
    <style:style style:name="T3176" style:parent-style-name="Fonteparág.padrão" style:family="text">
      <style:text-properties fo:color="#231F20"/>
    </style:style>
    <style:style style:name="T3177" style:parent-style-name="Fonteparág.padrão" style:family="text">
      <style:text-properties fo:color="#231F20" fo:letter-spacing="0.002in"/>
    </style:style>
    <style:style style:name="T3178" style:parent-style-name="Fonteparág.padrão" style:family="text">
      <style:text-properties fo:color="#231F20"/>
    </style:style>
    <style:style style:name="T3179" style:parent-style-name="Fonteparág.padrão" style:family="text">
      <style:text-properties fo:color="#231F20" fo:letter-spacing="-0.0027in"/>
    </style:style>
    <style:style style:name="T3180" style:parent-style-name="Fonteparág.padrão" style:family="text">
      <style:text-properties fo:color="#231F20" fo:letter-spacing="0.0027in"/>
    </style:style>
    <style:style style:name="P3181" style:parent-style-name="Corpodetexto" style:family="paragraph">
      <style:text-properties fo:font-size="10pt" style:font-size-asian="10pt"/>
    </style:style>
    <style:style style:name="P3182" style:parent-style-name="Corpodetexto" style:family="paragraph">
      <style:paragraph-properties fo:margin-top="0.0027in"/>
      <style:text-properties fo:font-size="7.5pt" style:font-size-asian="7.5pt"/>
    </style:style>
    <style:style style:name="P3183" style:parent-style-name="Normal" style:family="paragraph">
      <style:paragraph-properties fo:text-align="justify" fo:margin-left="0.2777in">
        <style:tab-stops/>
      </style:paragraph-properties>
    </style:style>
    <style:style style:name="T3184" style:parent-style-name="Fonteparág.padrão" style:family="text">
      <style:text-properties style:font-name="Lucida Sans" fo:color="#58595B" fo:font-size="7pt" style:font-size-asian="7pt"/>
    </style:style>
    <style:style style:name="P3185" style:parent-style-name="Corpodetexto" style:family="paragraph">
      <style:paragraph-properties fo:margin-top="0.0069in"/>
      <style:text-properties style:font-name="Lucida Sans" fo:font-size="6.5pt" style:font-size-asian="6.5pt"/>
    </style:style>
    <style:style style:name="P3186" style:parent-style-name="Corpodetexto" style:family="paragraph">
      <style:paragraph-properties fo:text-align="justify" fo:margin-top="0.0006in" fo:line-height="120%" fo:margin-left="0.2777in" fo:margin-right="0.9784in">
        <style:tab-stops/>
      </style:paragraph-properties>
    </style:style>
    <style:style style:name="T3187" style:parent-style-name="Fonteparág.padrão" style:family="text">
      <style:text-properties fo:language="en" fo:country="US" style:language-asian="en" style:country-asian="US" style:language-complex="ar" style:country-complex="SA"/>
    </style:style>
    <style:style style:name="T3188" style:parent-style-name="Fonteparág.padrão" style:family="text">
      <style:text-properties fo:language="en" fo:country="US" style:language-asian="en" style:country-asian="US" style:language-complex="ar" style:country-complex="SA"/>
    </style:style>
    <style:style style:name="T3189" style:parent-style-name="Fonteparág.padrão" style:family="text">
      <style:text-properties fo:color="#231F20"/>
    </style:style>
    <style:style style:name="T3190" style:parent-style-name="Fonteparág.padrão" style:family="text">
      <style:text-properties fo:color="#231F20" style:text-position="60% 100%" fo:font-size="5pt" style:font-size-asian="5pt"/>
    </style:style>
    <style:style style:name="T3191" style:parent-style-name="Fonteparág.padrão" style:family="text">
      <style:text-properties fo:color="#231F20"/>
    </style:style>
    <style:style style:name="T3192" style:parent-style-name="Fonteparág.padrão" style:family="text">
      <style:text-properties fo:color="#231F20" style:text-position="60% 100%" fo:font-size="5pt" style:font-size-asian="5pt"/>
    </style:style>
    <style:style style:name="T3193" style:parent-style-name="Fonteparág.padrão" style:family="text">
      <style:text-properties fo:color="#231F20"/>
    </style:style>
    <style:style style:name="T3194" style:parent-style-name="Fonteparág.padrão" style:family="text">
      <style:text-properties fo:color="#231F20"/>
    </style:style>
    <style:style style:name="T3195" style:parent-style-name="Fonteparág.padrão" style:family="text">
      <style:text-properties fo:color="#231F20"/>
    </style:style>
    <style:style style:name="T3196" style:parent-style-name="Fonteparág.padrão" style:family="text">
      <style:text-properties fo:color="#231F20"/>
    </style:style>
    <style:style style:name="P3197" style:parent-style-name="Corpodetexto" style:master-page-name="MP28" style:family="paragraph">
      <style:paragraph-properties fo:break-before="page"/>
    </style:style>
    <style:style style:name="T3219" style:parent-style-name="Fonteparág.padrão" style:family="text">
      <style:text-properties fo:language="en" fo:country="US" style:language-asian="en" style:country-asian="US" style:language-complex="ar" style:country-complex="SA"/>
    </style:style>
    <style:style style:name="T3220" style:parent-style-name="Fonteparág.padrão" style:family="text">
      <style:text-properties fo:language="en" fo:country="US" style:language-asian="en" style:country-asian="US" style:language-complex="ar" style:country-complex="SA"/>
    </style:style>
    <style:style style:name="P3221" style:parent-style-name="Normal" style:family="paragraph">
      <style:paragraph-properties fo:margin-top="0.0104in" fo:margin-left="0.0138in">
        <style:tab-stops/>
      </style:paragraph-properties>
    </style:style>
    <style:style style:name="T3222" style:parent-style-name="Fonteparág.padrão" style:family="text">
      <style:text-properties style:font-name="Gill Sans MT" fo:color="#EAAF9D" style:text-scale="95%" fo:font-size="6pt" style:font-size-asian="6pt"/>
    </style:style>
    <style:style style:name="P3223" style:parent-style-name="Corpodetexto" style:family="paragraph">
      <style:text-properties fo:font-size="10pt" style:font-size-asian="10pt"/>
    </style:style>
    <style:style style:name="P3224" style:parent-style-name="Corpodetexto" style:family="paragraph">
      <style:paragraph-properties fo:margin-top="0.0076in"/>
      <style:text-properties fo:font-size="10pt" style:font-size-asian="10pt"/>
    </style:style>
    <style:style style:name="P3225" style:parent-style-name="Normal" style:family="paragraph">
      <style:paragraph-properties fo:text-align="justify" fo:margin-left="0.0812in">
        <style:tab-stops/>
      </style:paragraph-properties>
    </style:style>
    <style:style style:name="T3226" style:parent-style-name="Fonteparág.padrão" style:family="text">
      <style:text-properties style:font-name="Lucida Sans" fo:color="#58595B" fo:letter-spacing="0.0034in" fo:font-size="7pt" style:font-size-asian="7pt"/>
    </style:style>
    <style:style style:name="T3227" style:parent-style-name="Fonteparág.padrão" style:family="text">
      <style:text-properties style:font-name="Lucida Sans" fo:color="#58595B" fo:font-size="7pt" style:font-size-asian="7pt"/>
    </style:style>
    <style:style style:name="T3228" style:parent-style-name="Fonteparág.padrão" style:family="text">
      <style:text-properties style:font-name="Lucida Sans" fo:color="#58595B" fo:letter-spacing="0.0034in" fo:font-size="7pt" style:font-size-asian="7pt"/>
    </style:style>
    <style:style style:name="T3229" style:parent-style-name="Fonteparág.padrão" style:family="text">
      <style:text-properties style:font-name="Lucida Sans" fo:color="#58595B" fo:letter-spacing="0.002in" fo:font-size="7pt" style:font-size-asian="7pt"/>
    </style:style>
    <style:style style:name="T3230" style:parent-style-name="Fonteparág.padrão" style:family="text">
      <style:text-properties style:font-name="Lucida Sans" fo:color="#58595B" fo:letter-spacing="0.0041in" fo:font-size="7pt" style:font-size-asian="7pt"/>
    </style:style>
    <style:style style:name="T3231" style:parent-style-name="Fonteparág.padrão" style:family="text">
      <style:text-properties style:font-name="Lucida Sans" fo:color="#58595B" fo:letter-spacing="0.027in" fo:font-size="7pt" style:font-size-asian="7pt"/>
    </style:style>
    <style:style style:name="T3232" style:parent-style-name="Fonteparág.padrão" style:family="text">
      <style:text-properties style:font-name="Lucida Sans" fo:color="#58595B" fo:letter-spacing="0.0041in" fo:font-size="7pt" style:font-size-asian="7pt"/>
    </style:style>
    <style:style style:name="P3233" style:parent-style-name="Corpodetexto" style:family="paragraph">
      <style:paragraph-properties fo:margin-top="0.0069in"/>
      <style:text-properties style:font-name="Lucida Sans" fo:font-size="6.5pt" style:font-size-asian="6.5pt"/>
    </style:style>
    <style:style style:name="P3234" style:parent-style-name="Corpodetexto" style:family="paragraph">
      <style:paragraph-properties fo:text-align="justify" fo:line-height="120%" fo:margin-left="0.0812in" fo:margin-right="1.1756in">
        <style:tab-stops/>
      </style:paragraph-properties>
    </style:style>
    <style:style style:name="T3235" style:parent-style-name="Fonteparág.padrão" style:family="text">
      <style:text-properties fo:color="#231F20"/>
    </style:style>
    <style:style style:name="T3236" style:parent-style-name="Fonteparág.padrão" style:family="text">
      <style:text-properties fo:color="#231F20" fo:letter-spacing="0.002in"/>
    </style:style>
    <style:style style:name="T3237" style:parent-style-name="Fonteparág.padrão" style:family="text">
      <style:text-properties fo:color="#231F20"/>
    </style:style>
    <style:style style:name="T3238" style:parent-style-name="Fonteparág.padrão" style:family="text">
      <style:text-properties fo:color="#231F20" fo:letter-spacing="0.002in"/>
    </style:style>
    <style:style style:name="T3239" style:parent-style-name="Fonteparág.padrão" style:family="text">
      <style:text-properties fo:color="#231F20" fo:letter-spacing="0.0013in"/>
    </style:style>
    <style:style style:name="T3240" style:parent-style-name="Fonteparág.padrão" style:family="text">
      <style:text-properties fo:color="#231F20" fo:letter-spacing="0.002in"/>
    </style:style>
    <style:style style:name="T3241" style:parent-style-name="Fonteparág.padrão" style:family="text">
      <style:text-properties fo:color="#231F20" fo:letter-spacing="0.0013in"/>
    </style:style>
    <style:style style:name="T3242" style:parent-style-name="Fonteparág.padrão" style:family="text">
      <style:text-properties fo:color="#231F20" fo:letter-spacing="0.002in"/>
    </style:style>
    <style:style style:name="T3243" style:parent-style-name="Fonteparág.padrão" style:family="text">
      <style:text-properties fo:color="#231F20"/>
    </style:style>
    <style:style style:name="T3244" style:parent-style-name="Fonteparág.padrão" style:family="text">
      <style:text-properties fo:color="#231F20" fo:letter-spacing="0.0013in"/>
    </style:style>
    <style:style style:name="T3245" style:parent-style-name="Fonteparág.padrão" style:family="text">
      <style:text-properties fo:color="#231F20" fo:letter-spacing="0.002in"/>
    </style:style>
    <style:style style:name="T3246" style:parent-style-name="Fonteparág.padrão" style:family="text">
      <style:text-properties fo:color="#231F20"/>
    </style:style>
    <style:style style:name="T3247" style:parent-style-name="Fonteparág.padrão" style:family="text">
      <style:text-properties fo:color="#231F20" fo:letter-spacing="0.0027in"/>
    </style:style>
    <style:style style:name="T3248" style:parent-style-name="Fonteparág.padrão" style:family="text">
      <style:text-properties fo:color="#231F20" fo:letter-spacing="0.002in"/>
    </style:style>
    <style:style style:name="T3249" style:parent-style-name="Fonteparág.padrão" style:family="text">
      <style:text-properties fo:color="#231F20" fo:letter-spacing="0.0013in"/>
    </style:style>
    <style:style style:name="T3250" style:parent-style-name="Fonteparág.padrão" style:family="text">
      <style:text-properties fo:color="#231F20"/>
    </style:style>
    <style:style style:name="T3251" style:parent-style-name="Fonteparág.padrão" style:family="text">
      <style:text-properties fo:color="#231F20" fo:letter-spacing="0.002in"/>
    </style:style>
    <style:style style:name="T3252" style:parent-style-name="Fonteparág.padrão" style:family="text">
      <style:text-properties fo:color="#231F20"/>
    </style:style>
    <style:style style:name="T3253" style:parent-style-name="Fonteparág.padrão" style:family="text">
      <style:text-properties fo:color="#231F20" fo:letter-spacing="0.002in"/>
    </style:style>
    <style:style style:name="T3254" style:parent-style-name="Fonteparág.padrão" style:family="text">
      <style:text-properties fo:color="#231F20"/>
    </style:style>
    <style:style style:name="T3255" style:parent-style-name="Fonteparág.padrão" style:family="text">
      <style:text-properties fo:color="#231F20" fo:letter-spacing="0.002in"/>
    </style:style>
    <style:style style:name="T3256" style:parent-style-name="Fonteparág.padrão" style:family="text">
      <style:text-properties fo:color="#231F20"/>
    </style:style>
    <style:style style:name="T3257" style:parent-style-name="Fonteparág.padrão" style:family="text">
      <style:text-properties fo:color="#231F20" fo:letter-spacing="0.0027in"/>
    </style:style>
    <style:style style:name="T3258" style:parent-style-name="Fonteparág.padrão" style:family="text">
      <style:text-properties fo:color="#231F20" fo:letter-spacing="0.002in"/>
    </style:style>
    <style:style style:name="T3259" style:parent-style-name="Fonteparág.padrão" style:family="text">
      <style:text-properties fo:color="#231F20"/>
    </style:style>
    <style:style style:name="T3260" style:parent-style-name="Fonteparág.padrão" style:family="text">
      <style:text-properties fo:color="#231F20" fo:letter-spacing="0.002in"/>
    </style:style>
    <style:style style:name="T3261" style:parent-style-name="Fonteparág.padrão" style:family="text">
      <style:text-properties fo:color="#231F20"/>
    </style:style>
    <style:style style:name="T3262" style:parent-style-name="Fonteparág.padrão" style:family="text">
      <style:text-properties fo:color="#231F20" fo:letter-spacing="0.002in"/>
    </style:style>
    <style:style style:name="T3263" style:parent-style-name="Fonteparág.padrão" style:family="text">
      <style:text-properties fo:color="#231F20"/>
    </style:style>
    <style:style style:name="T3264" style:parent-style-name="Fonteparág.padrão" style:family="text">
      <style:text-properties fo:color="#231F20" fo:letter-spacing="0.0027in"/>
    </style:style>
    <style:style style:name="P3265" style:parent-style-name="Corpodetexto" style:family="paragraph">
      <style:text-properties fo:font-size="10pt" style:font-size-asian="10pt"/>
    </style:style>
    <style:style style:name="P3266" style:parent-style-name="Corpodetexto" style:family="paragraph">
      <style:paragraph-properties fo:margin-top="0.0041in"/>
      <style:text-properties fo:font-size="7.5pt" style:font-size-asian="7.5pt"/>
    </style:style>
    <style:style style:name="P3267" style:parent-style-name="Normal" style:family="paragraph">
      <style:paragraph-properties fo:text-align="justify" fo:margin-left="0.0812in">
        <style:tab-stops/>
      </style:paragraph-properties>
    </style:style>
    <style:style style:name="T3268" style:parent-style-name="Fonteparág.padrão" style:family="text">
      <style:text-properties style:font-name="Lucida Sans" fo:color="#58595B" fo:font-size="7pt" style:font-size-asian="7pt"/>
    </style:style>
    <style:style style:name="P3269" style:parent-style-name="Corpodetexto" style:family="paragraph">
      <style:paragraph-properties fo:margin-top="0.0069in"/>
      <style:text-properties style:font-name="Lucida Sans" fo:font-size="6.5pt" style:font-size-asian="6.5pt"/>
    </style:style>
    <style:style style:name="P3270" style:parent-style-name="Corpodetexto" style:family="paragraph">
      <style:paragraph-properties fo:text-align="justify" fo:margin-top="0.0006in" fo:line-height="120%" fo:margin-left="0.0812in" fo:margin-right="1.177in">
        <style:tab-stops/>
      </style:paragraph-properties>
    </style:style>
    <style:style style:name="T3271" style:parent-style-name="Fonteparág.padrão" style:family="text">
      <style:text-properties fo:color="#231F20"/>
    </style:style>
    <style:style style:name="T3272" style:parent-style-name="Fonteparág.padrão" style:family="text">
      <style:text-properties fo:color="#231F20"/>
    </style:style>
    <style:style style:name="P3273" style:parent-style-name="Corpodetexto" style:family="paragraph">
      <style:text-properties fo:font-size="10pt" style:font-size-asian="10pt"/>
    </style:style>
    <style:style style:name="P3274" style:parent-style-name="Corpodetexto" style:family="paragraph">
      <style:text-properties fo:font-size="10pt" style:font-size-asian="10pt"/>
    </style:style>
    <style:style style:name="P3275" style:parent-style-name="Título2" style:family="paragraph">
      <style:paragraph-properties fo:text-align="justify" fo:margin-top="0.1097in"/>
    </style:style>
    <style:style style:name="T3276" style:parent-style-name="Fonteparág.padrão" style:family="text">
      <style:text-properties fo:color="#C9302E" style:text-scale="90%"/>
    </style:style>
    <style:style style:name="T3277" style:parent-style-name="Fonteparág.padrão" style:family="text">
      <style:text-properties fo:color="#C9302E" fo:letter-spacing="0.0013in" style:text-scale="90%"/>
    </style:style>
    <style:style style:name="T3278" style:parent-style-name="Fonteparág.padrão" style:family="text">
      <style:text-properties fo:color="#C9302E" fo:letter-spacing="0.002in" style:text-scale="90%"/>
    </style:style>
    <style:style style:name="T3279" style:parent-style-name="Fonteparág.padrão" style:family="text">
      <style:text-properties fo:color="#C9302E" fo:letter-spacing="0.0013in" style:text-scale="90%"/>
    </style:style>
    <style:style style:name="T3280" style:parent-style-name="Fonteparág.padrão" style:family="text">
      <style:text-properties fo:color="#C9302E" fo:letter-spacing="0.0152in" style:text-scale="90%"/>
    </style:style>
    <style:style style:name="T3281" style:parent-style-name="Fonteparág.padrão" style:family="text">
      <style:text-properties fo:color="#C9302E" fo:letter-spacing="0.0034in" style:text-scale="90%"/>
    </style:style>
    <style:style style:name="P3282" style:parent-style-name="Corpodetexto" style:family="paragraph">
      <style:text-properties style:font-name="Arial" fo:font-size="13pt" style:font-size-asian="13pt"/>
    </style:style>
    <style:style style:name="P3283" style:parent-style-name="Corpodetexto" style:family="paragraph">
      <style:paragraph-properties fo:text-align="justify" fo:margin-top="0.1381in" fo:margin-left="0.0812in">
        <style:tab-stops/>
      </style:paragraph-properties>
    </style:style>
    <style:style style:name="T3284" style:parent-style-name="Fonteparág.padrão" style:family="text">
      <style:text-properties style:font-name="Arial" fo:color="#C9302E" fo:letter-spacing="0.0055in" style:text-scale="90%"/>
    </style:style>
    <style:style style:name="T3285" style:parent-style-name="Fonteparág.padrão" style:family="text">
      <style:text-properties style:font-name="Arial" fo:color="#C9302E" fo:letter-spacing="0.0027in" style:text-scale="90%"/>
    </style:style>
    <style:style style:name="T3286" style:parent-style-name="Fonteparág.padrão" style:family="text">
      <style:text-properties style:font-name="Arial" fo:color="#C9302E" fo:letter-spacing="0.0034in" style:text-scale="90%"/>
    </style:style>
    <style:style style:name="T3287" style:parent-style-name="Fonteparág.padrão" style:family="text">
      <style:text-properties style:font-name="Arial" fo:color="#C9302E" fo:letter-spacing="0.0027in" style:text-scale="90%"/>
    </style:style>
    <style:style style:name="T3288" style:parent-style-name="Fonteparág.padrão" style:family="text">
      <style:text-properties style:font-name="Arial" fo:color="#C9302E" fo:letter-spacing="-0.0076in" style:text-scale="90%"/>
    </style:style>
    <style:style style:name="T3289" style:parent-style-name="Fonteparág.padrão" style:family="text">
      <style:text-properties style:font-name="Arial" fo:color="#C9302E" fo:letter-spacing="0.0055in" style:text-scale="90%"/>
    </style:style>
    <style:style style:name="P3290" style:parent-style-name="Corpodetexto" style:family="paragraph">
      <style:paragraph-properties fo:margin-top="0.0034in"/>
      <style:text-properties style:font-name="Arial"/>
    </style:style>
    <style:style style:name="P3291" style:parent-style-name="Corpodetexto" style:family="paragraph">
      <style:paragraph-properties fo:text-align="justify" fo:line-height="120%" fo:margin-left="0.0812in" fo:margin-right="1.1777in">
        <style:tab-stops/>
      </style:paragraph-properties>
    </style:style>
    <style:style style:name="T3292" style:parent-style-name="Fonteparág.padrão" style:family="text">
      <style:text-properties fo:color="#231F20"/>
    </style:style>
    <style:style style:name="T3293" style:parent-style-name="Fonteparág.padrão" style:family="text">
      <style:text-properties fo:color="#231F20"/>
    </style:style>
    <style:style style:name="T3294" style:parent-style-name="Fonteparág.padrão" style:family="text">
      <style:text-properties fo:color="#231F20"/>
    </style:style>
    <style:style style:name="T3295" style:parent-style-name="Fonteparág.padrão" style:family="text">
      <style:text-properties fo:color="#231F20" fo:letter-spacing="-0.0069in"/>
    </style:style>
    <style:style style:name="T3296" style:parent-style-name="Fonteparág.padrão" style:family="text">
      <style:text-properties fo:color="#231F20"/>
    </style:style>
    <style:style style:name="T3297" style:parent-style-name="Fonteparág.padrão" style:family="text">
      <style:text-properties fo:color="#231F20" fo:letter-spacing="-0.0069in"/>
    </style:style>
    <style:style style:name="T3298" style:parent-style-name="Fonteparág.padrão" style:family="text">
      <style:text-properties fo:color="#231F20"/>
    </style:style>
    <style:style style:name="T3299" style:parent-style-name="Fonteparág.padrão" style:family="text">
      <style:text-properties fo:color="#231F20" fo:letter-spacing="-0.0062in"/>
    </style:style>
    <style:style style:name="T3300" style:parent-style-name="Fonteparág.padrão" style:family="text">
      <style:text-properties fo:color="#231F20"/>
    </style:style>
    <style:style style:name="T3301" style:parent-style-name="Fonteparág.padrão" style:family="text">
      <style:text-properties fo:color="#231F20" fo:letter-spacing="-0.0069in"/>
    </style:style>
    <style:style style:name="T3302" style:parent-style-name="Fonteparág.padrão" style:family="text">
      <style:text-properties fo:color="#231F20"/>
    </style:style>
    <style:style style:name="T3303" style:parent-style-name="Fonteparág.padrão" style:family="text">
      <style:text-properties fo:color="#231F20" fo:letter-spacing="-0.0062in"/>
    </style:style>
    <style:style style:name="T3304" style:parent-style-name="Fonteparág.padrão" style:family="text">
      <style:text-properties fo:color="#231F20"/>
    </style:style>
    <style:style style:name="T3305" style:parent-style-name="Fonteparág.padrão" style:family="text">
      <style:text-properties fo:color="#231F20" fo:letter-spacing="-0.0069in"/>
    </style:style>
    <style:style style:name="T3306" style:parent-style-name="Fonteparág.padrão" style:family="text">
      <style:text-properties fo:color="#231F20"/>
    </style:style>
    <style:style style:name="T3307" style:parent-style-name="Fonteparág.padrão" style:family="text">
      <style:text-properties fo:color="#231F20" fo:letter-spacing="-0.0062in"/>
    </style:style>
    <style:style style:name="T3308" style:parent-style-name="Fonteparág.padrão" style:family="text">
      <style:text-properties fo:color="#231F20"/>
    </style:style>
    <style:style style:name="T3309" style:parent-style-name="Fonteparág.padrão" style:family="text">
      <style:text-properties fo:color="#231F20" fo:letter-spacing="-0.0069in"/>
    </style:style>
    <style:style style:name="T3310" style:parent-style-name="Fonteparág.padrão" style:family="text">
      <style:text-properties fo:color="#231F20"/>
    </style:style>
    <style:style style:name="T3311" style:parent-style-name="Fonteparág.padrão" style:family="text">
      <style:text-properties fo:color="#231F20" fo:letter-spacing="-0.0069in"/>
    </style:style>
    <style:style style:name="T3312" style:parent-style-name="Fonteparág.padrão" style:family="text">
      <style:text-properties fo:color="#231F20"/>
    </style:style>
    <style:style style:name="T3313" style:parent-style-name="Fonteparág.padrão" style:family="text">
      <style:text-properties fo:color="#231F20" fo:letter-spacing="-0.0062in"/>
    </style:style>
    <style:style style:name="T3314" style:parent-style-name="Fonteparág.padrão" style:family="text">
      <style:text-properties fo:color="#231F20"/>
    </style:style>
    <style:style style:name="T3315" style:parent-style-name="Fonteparág.padrão" style:family="text">
      <style:text-properties fo:color="#231F20" fo:letter-spacing="-0.0069in"/>
    </style:style>
    <style:style style:name="T3316" style:parent-style-name="Fonteparág.padrão" style:family="text">
      <style:text-properties fo:color="#231F20"/>
    </style:style>
    <style:style style:name="T3317" style:parent-style-name="Fonteparág.padrão" style:family="text">
      <style:text-properties fo:color="#231F20" fo:letter-spacing="-0.0062in"/>
    </style:style>
    <style:style style:name="T3318" style:parent-style-name="Fonteparág.padrão" style:family="text">
      <style:text-properties fo:color="#231F20"/>
    </style:style>
    <style:style style:name="T3319" style:parent-style-name="Fonteparág.padrão" style:family="text">
      <style:text-properties fo:color="#231F20" fo:letter-spacing="-0.0069in"/>
    </style:style>
    <style:style style:name="T3320" style:parent-style-name="Fonteparág.padrão" style:family="text">
      <style:text-properties fo:color="#231F20"/>
    </style:style>
    <style:style style:name="T3321" style:parent-style-name="Fonteparág.padrão" style:family="text">
      <style:text-properties fo:color="#231F20" fo:letter-spacing="-0.0062in"/>
    </style:style>
    <style:style style:name="T3322" style:parent-style-name="Fonteparág.padrão" style:family="text">
      <style:text-properties fo:color="#231F20"/>
    </style:style>
    <style:style style:name="T3323" style:parent-style-name="Fonteparág.padrão" style:family="text">
      <style:text-properties fo:color="#231F20" fo:letter-spacing="-0.0069in"/>
    </style:style>
    <style:style style:name="T3324" style:parent-style-name="Fonteparág.padrão" style:family="text">
      <style:text-properties fo:color="#231F20"/>
    </style:style>
    <style:style style:name="P3325" style:parent-style-name="Corpodetexto" style:family="paragraph">
      <style:paragraph-properties fo:text-align="justify" fo:margin-top="0.0666in" fo:line-height="120%" fo:margin-left="0.0812in" fo:margin-right="1.1756in">
        <style:tab-stops/>
      </style:paragraph-properties>
    </style:style>
    <style:style style:name="T3326" style:parent-style-name="Fonteparág.padrão" style:family="text">
      <style:text-properties fo:color="#231F20"/>
    </style:style>
    <style:style style:name="T3327" style:parent-style-name="Fonteparág.padrão" style:family="text">
      <style:text-properties fo:color="#231F20"/>
    </style:style>
    <style:style style:name="P3328" style:parent-style-name="Corpodetexto" style:family="paragraph">
      <style:paragraph-properties fo:text-align="justify" fo:margin-top="0.0701in" fo:line-height="120%" fo:margin-left="0.0812in" fo:margin-right="1.1756in">
        <style:tab-stops/>
      </style:paragraph-properties>
    </style:style>
    <style:style style:name="T3329" style:parent-style-name="Fonteparág.padrão" style:family="text">
      <style:text-properties fo:color="#231F20"/>
    </style:style>
    <style:style style:name="T3330" style:parent-style-name="Fonteparág.padrão" style:family="text">
      <style:text-properties fo:color="#231F20"/>
    </style:style>
    <style:style style:name="T3331" style:parent-style-name="Fonteparág.padrão" style:family="text">
      <style:text-properties fo:color="#231F20"/>
    </style:style>
    <style:style style:name="P3332" style:parent-style-name="Corpodetexto" style:family="paragraph">
      <style:text-properties fo:font-size="10pt" style:font-size-asian="10pt"/>
    </style:style>
    <style:style style:name="P3333" style:parent-style-name="Corpodetexto" style:family="paragraph">
      <style:text-properties fo:font-size="10pt" style:font-size-asian="10pt"/>
    </style:style>
    <style:style style:name="P3334" style:parent-style-name="Título2" style:family="paragraph">
      <style:paragraph-properties fo:text-align="justify" fo:margin-top="0.1083in"/>
    </style:style>
    <style:style style:name="T3335" style:parent-style-name="Fonteparág.padrão" style:family="text">
      <style:text-properties fo:color="#C9302E"/>
    </style:style>
    <style:style style:name="P3336" style:parent-style-name="Corpodetexto" style:family="paragraph">
      <style:text-properties style:font-name="Arial" fo:font-size="13pt" style:font-size-asian="13pt"/>
    </style:style>
    <style:style style:name="P3337" style:parent-style-name="Corpodetexto" style:family="paragraph">
      <style:paragraph-properties fo:text-align="justify" fo:margin-top="0.1381in" fo:margin-left="0.0812in">
        <style:tab-stops/>
      </style:paragraph-properties>
    </style:style>
    <style:style style:name="T3338" style:parent-style-name="Fonteparág.padrão" style:family="text">
      <style:text-properties style:font-name="Arial" fo:color="#C9302E" style:text-scale="95%"/>
    </style:style>
    <style:style style:name="P3339" style:parent-style-name="Corpodetexto" style:family="paragraph">
      <style:paragraph-properties fo:margin-top="0.0034in"/>
      <style:text-properties style:font-name="Arial"/>
    </style:style>
    <style:style style:name="P3340" style:parent-style-name="Corpodetexto" style:family="paragraph">
      <style:paragraph-properties fo:text-align="justify" fo:line-height="120%" fo:margin-left="0.0812in" fo:margin-right="1.1756in">
        <style:tab-stops/>
      </style:paragraph-properties>
    </style:style>
    <style:style style:name="T3341" style:parent-style-name="Fonteparág.padrão" style:family="text">
      <style:text-properties fo:color="#231F20"/>
    </style:style>
    <style:style style:name="T3342" style:parent-style-name="Fonteparág.padrão" style:family="text">
      <style:text-properties fo:color="#231F20"/>
    </style:style>
    <style:style style:name="P3343" style:parent-style-name="Corpodetexto" style:master-page-name="MP29" style:family="paragraph">
      <style:paragraph-properties fo:break-before="page"/>
      <style:text-properties fo:font-size="10pt" style:font-size-asian="10pt"/>
    </style:style>
    <style:style style:name="P3365" style:parent-style-name="Corpodetexto" style:family="paragraph">
      <style:text-properties fo:font-size="10pt" style:font-size-asian="10pt"/>
    </style:style>
    <style:style style:name="P3366" style:parent-style-name="Corpodetexto" style:family="paragraph">
      <style:paragraph-properties fo:margin-top="0.0062in"/>
      <style:text-properties fo:font-size="10pt" style:font-size-asian="10pt"/>
    </style:style>
    <style:style style:name="P3367" style:parent-style-name="Normal" style:family="paragraph">
      <style:paragraph-properties fo:text-align="justify" fo:margin-left="0.2777in">
        <style:tab-stops/>
      </style:paragraph-properties>
    </style:style>
    <style:style style:name="T3368" style:parent-style-name="Fonteparág.padrão" style:family="text">
      <style:text-properties fo:language="en" fo:country="US" style:language-asian="en" style:country-asian="US" style:language-complex="ar" style:country-complex="SA"/>
    </style:style>
    <style:style style:name="T3369" style:parent-style-name="Fonteparág.padrão" style:family="text">
      <style:text-properties fo:language="en" fo:country="US" style:language-asian="en" style:country-asian="US" style:language-complex="ar" style:country-complex="SA"/>
    </style:style>
    <style:style style:name="P3370" style:parent-style-name="Normal" style:family="paragraph">
      <style:paragraph-properties fo:margin-top="0.0104in" fo:margin-left="0.0138in">
        <style:tab-stops/>
      </style:paragraph-properties>
    </style:style>
    <style:style style:name="T3371" style:parent-style-name="Fonteparág.padrão" style:family="text">
      <style:text-properties style:font-name="Gill Sans MT" fo:color="#EAAF9D" style:text-scale="95%" fo:font-size="6pt" style:font-size-asian="6pt"/>
    </style:style>
    <style:style style:name="T3372" style:parent-style-name="Fonteparág.padrão" style:family="text">
      <style:text-properties style:font-name="Arial" fo:color="#C9302E" fo:font-size="8pt" style:font-size-asian="8pt"/>
    </style:style>
    <style:style style:name="P3373" style:parent-style-name="Corpodetexto" style:family="paragraph">
      <style:paragraph-properties fo:text-align="justify" fo:margin-top="0.1104in" fo:line-height="120%" fo:margin-left="0.2777in" fo:margin-right="0.9791in">
        <style:tab-stops/>
      </style:paragraph-properties>
    </style:style>
    <style:style style:name="T3374" style:parent-style-name="Fonteparág.padrão" style:family="text">
      <style:text-properties fo:color="#231F20"/>
    </style:style>
    <style:style style:name="P3375" style:parent-style-name="Corpodetexto" style:family="paragraph">
      <style:paragraph-properties fo:text-align="justify" fo:margin-top="0.0694in" fo:margin-left="0.2777in">
        <style:tab-stops/>
      </style:paragraph-properties>
    </style:style>
    <style:style style:name="T3376" style:parent-style-name="Fonteparág.padrão" style:family="text">
      <style:text-properties fo:color="#231F20"/>
    </style:style>
    <style:style style:name="T3377" style:parent-style-name="Fonteparág.padrão" style:family="text">
      <style:text-properties fo:color="#231F20"/>
    </style:style>
    <style:style style:name="P3378" style:parent-style-name="Corpodetexto" style:family="paragraph">
      <style:paragraph-properties fo:margin-top="0.0055in"/>
      <style:text-properties fo:font-size="7.5pt" style:font-size-asian="7.5pt"/>
    </style:style>
    <style:style style:name="S30" style:family="section">
      <style:section-properties fo:margin-left="0in" fo:margin-right="0in" style:writing-mode="lr-tb">
        <style:columns fo:column-count="4">
          <style:column style:rel-width="2021*" fo:start-indent="0in" fo:end-indent="0.7756in"/>
          <style:column style:rel-width="1783*" fo:start-indent="0.7763in" fo:end-indent="0.0138in"/>
          <style:column style:rel-width="459*" fo:start-indent="0.0138in" fo:end-indent="0.0131in"/>
          <style:column style:rel-width="5217*" fo:start-indent="0.0138in" fo:end-indent="0in"/>
        </style:columns>
      </style:section-properties>
    </style:style>
    <style:style style:name="P3379" style:parent-style-name="Corpodetexto" style:family="paragraph">
      <style:text-properties fo:font-size="10pt" style:font-size-asian="10pt"/>
    </style:style>
    <style:style style:name="P3380" style:parent-style-name="Corpodetexto" style:family="paragraph">
      <style:paragraph-properties fo:margin-top="0.0076in"/>
      <style:text-properties fo:font-size="14pt" style:font-size-asian="14pt"/>
    </style:style>
    <style:style style:name="P3381" style:parent-style-name="Corpodetexto" style:family="paragraph">
      <style:paragraph-properties fo:margin-left="0.2777in">
        <style:tab-stops/>
      </style:paragraph-properties>
    </style:style>
    <style:style style:name="T3382" style:parent-style-name="Fonteparág.padrão" style:family="text">
      <style:text-properties fo:color="#231F20" style:rfc-language-tag="es-ES_tradnl" fo:language="es"/>
    </style:style>
    <style:style style:name="P3383" style:parent-style-name="Normal" style:family="paragraph">
      <style:paragraph-properties fo:break-before="column" fo:margin-top="0.0888in" fo:line-height="0.1118in" fo:margin-left="0.2777in">
        <style:tab-stops/>
      </style:paragraph-properties>
    </style:style>
    <style:style style:name="T3384" style:parent-style-name="Fonteparág.padrão" style:family="text">
      <style:text-properties style:font-name="Palatino Linotype" fo:font-style="italic" style:font-style-asian="italic" fo:color="#C9302E" fo:font-size="6.5pt" style:font-size-asian="6.5pt" style:rfc-language-tag="es-ES_tradnl" fo:language="es"/>
    </style:style>
    <style:style style:name="P3385" style:parent-style-name="Normal" style:family="paragraph">
      <style:paragraph-properties fo:line-height="0.1118in" fo:margin-left="0.2805in">
        <style:tab-stops/>
      </style:paragraph-properties>
    </style:style>
    <style:style style:name="T3386" style:parent-style-name="Fonteparág.padrão" style:family="text">
      <style:text-properties fo:language="en" fo:country="US" style:language-asian="en" style:country-asian="US" style:language-complex="ar" style:country-complex="SA"/>
    </style:style>
    <style:style style:name="P3387" style:parent-style-name="Normal" style:family="paragraph">
      <style:paragraph-properties fo:line-height="0.1986in"/>
    </style:style>
    <style:style style:name="T3388" style:parent-style-name="Fonteparág.padrão" style:family="text">
      <style:text-properties style:font-name="Palatino Linotype" fo:font-style="italic" style:font-style-asian="italic" fo:color="#C9302E" style:text-scale="104%"/>
    </style:style>
    <style:style style:name="T3389" style:parent-style-name="Fonteparág.padrão" style:family="text">
      <style:text-properties style:font-name="Palatino Linotype" fo:font-style="italic" style:font-style-asian="italic" fo:color="#C9302E" fo:font-size="6.5pt" style:font-size-asian="6.5pt" style:rfc-language-tag="es-ES_tradnl" fo:language="es"/>
    </style:style>
    <style:style style:name="P3390" style:parent-style-name="Normal" style:family="paragraph">
      <style:paragraph-properties fo:break-before="column" fo:margin-top="0.0743in" fo:margin-left="0.0013in">
        <style:tab-stops/>
      </style:paragraph-properties>
    </style:style>
    <style:style style:name="T3391" style:parent-style-name="Fonteparág.padrão" style:family="text">
      <style:text-properties style:font-name="Times New Roman" fo:color="#C9302E" fo:font-size="12pt" style:font-size-asian="12pt" style:rfc-language-tag="es-ES_tradnl" fo:language="es"/>
    </style:style>
    <style:style style:name="T3392" style:parent-style-name="Fonteparág.padrão" style:family="text">
      <style:text-properties style:font-name="Palatino Linotype" fo:font-style="italic" style:font-style-asian="italic" fo:color="#C9302E" style:rfc-language-tag="es-ES_tradnl" fo:language="es"/>
    </style:style>
    <style:style style:name="T3393" style:parent-style-name="Fonteparág.padrão" style:family="text">
      <style:text-properties style:font-name="Palatino Linotype" fo:font-style="italic" style:font-style-asian="italic" fo:color="#C9302E" style:text-position="-46.1% 100%" fo:font-size="6.5pt" style:font-size-asian="6.5pt" style:rfc-language-tag="es-ES_tradnl" fo:language="es"/>
    </style:style>
    <style:style style:name="P3394" style:parent-style-name="Normal" style:family="paragraph">
      <style:paragraph-properties fo:break-before="column" fo:margin-top="0.0888in" fo:line-height="0.1118in" fo:margin-left="0.2152in">
        <style:tab-stops/>
      </style:paragraph-properties>
    </style:style>
    <style:style style:name="T3395" style:parent-style-name="Fonteparág.padrão" style:family="text">
      <style:text-properties style:font-name="Palatino Linotype" fo:font-style="italic" style:font-style-asian="italic" fo:color="#C9302E" fo:font-size="6.5pt" style:font-size-asian="6.5pt" style:rfc-language-tag="es-ES_tradnl" fo:language="es"/>
    </style:style>
    <style:style style:name="P3396" style:parent-style-name="Normal" style:family="paragraph">
      <style:paragraph-properties fo:line-height="0.1118in" fo:margin-left="0.218in">
        <style:tab-stops/>
      </style:paragraph-properties>
    </style:style>
    <style:style style:name="T3397" style:parent-style-name="Fonteparág.padrão" style:family="text">
      <style:text-properties fo:language="en" fo:country="US" style:language-asian="en" style:country-asian="US" style:language-complex="ar" style:country-complex="SA"/>
    </style:style>
    <style:style style:name="P3398" style:parent-style-name="Normal" style:family="paragraph">
      <style:paragraph-properties fo:margin-top="0.0041in"/>
    </style:style>
    <style:style style:name="T3399" style:parent-style-name="Fonteparág.padrão" style:family="text">
      <style:text-properties style:font-name="Times New Roman" fo:color="#C9302E" fo:font-size="12pt" style:font-size-asian="12pt"/>
    </style:style>
    <style:style style:name="T3400" style:parent-style-name="Fonteparág.padrão" style:family="text">
      <style:text-properties style:font-name="Palatino Linotype" fo:font-style="italic" style:font-style-asian="italic" fo:color="#C9302E" fo:letter-spacing="-0.0138in"/>
    </style:style>
    <style:style style:name="T3401" style:parent-style-name="Fonteparág.padrão" style:family="text">
      <style:text-properties fo:language="en" fo:country="US" style:language-asian="en" style:country-asian="US" style:language-complex="ar" style:country-complex="SA"/>
    </style:style>
    <style:style style:name="P3402" style:parent-style-name="Corpodetexto" style:family="paragraph">
      <style:paragraph-properties fo:line-height="0.1409in"/>
    </style:style>
    <style:style style:name="T3403" style:parent-style-name="Fonteparág.padrão" style:family="text">
      <style:text-properties fo:color="#231F20" style:text-scale="91%"/>
    </style:style>
    <style:style style:name="T3404" style:parent-style-name="Fonteparág.padrão" style:family="text">
      <style:text-properties style:font-name="Palatino Linotype" fo:font-style="italic" style:font-style-asian="italic" fo:color="#C9302E" fo:font-size="6.5pt" style:font-size-asian="6.5pt" style:rfc-language-tag="es-ES_tradnl" fo:language="es"/>
    </style:style>
    <style:style style:name="S31" style:family="section">
      <style:section-properties fo:margin-left="0in" fo:margin-right="0in" style:writing-mode="lr-tb">
        <style:columns fo:column-count="2">
          <style:column style:rel-width="788*" fo:start-indent="0in" fo:end-indent="0.0138in"/>
          <style:column style:rel-width="8692*" fo:start-indent="0.0138in" fo:end-indent="0in"/>
        </style:columns>
      </style:section-properties>
    </style:style>
    <style:style style:name="P3405" style:parent-style-name="Corpodetexto" style:family="paragraph">
      <style:text-properties style:font-name="Palatino Linotype" fo:font-style="italic" style:font-style-asian="italic" fo:font-size="6.5pt" style:font-size-asian="6.5pt" style:rfc-language-tag="es-ES_tradnl" fo:language="es"/>
    </style:style>
    <style:style style:name="P3406" style:parent-style-name="Normal" style:family="paragraph">
      <style:paragraph-properties fo:line-height="0.1118in" fo:margin-left="0.3631in">
        <style:tab-stops/>
      </style:paragraph-properties>
    </style:style>
    <style:style style:name="T3407" style:parent-style-name="Fonteparág.padrão" style:family="text">
      <style:text-properties fo:language="en" fo:country="US" style:language-asian="en" style:country-asian="US" style:language-complex="ar" style:country-complex="SA"/>
    </style:style>
    <style:style style:name="P3408" style:parent-style-name="Normal" style:family="paragraph">
      <style:paragraph-properties fo:line-height="0.1986in"/>
    </style:style>
    <style:style style:name="T3409" style:parent-style-name="Fonteparág.padrão" style:family="text">
      <style:text-properties style:font-name="Palatino Linotype" fo:font-style="italic" style:font-style-asian="italic" fo:color="#C9302E" style:text-scale="104%"/>
    </style:style>
    <style:style style:name="T3410" style:parent-style-name="Fonteparág.padrão" style:family="text">
      <style:text-properties style:font-name="Palatino Linotype" fo:font-style="italic" style:font-style-asian="italic" fo:color="#C9302E" fo:font-size="6.5pt" style:font-size-asian="6.5pt"/>
    </style:style>
    <style:style style:name="P3411" style:parent-style-name="Normal" style:family="paragraph">
      <style:paragraph-properties fo:line-height="0.1118in" fo:margin-left="0.3659in">
        <style:tab-stops/>
      </style:paragraph-properties>
    </style:style>
    <style:style style:name="T3412" style:parent-style-name="Fonteparág.padrão" style:family="text">
      <style:text-properties style:font-name="Palatino Linotype" fo:font-style="italic" style:font-style-asian="italic" fo:color="#C9302E" fo:font-size="6.5pt" style:font-size-asian="6.5pt"/>
    </style:style>
    <style:style style:name="P3413" style:parent-style-name="Corpodetexto" style:family="paragraph">
      <style:paragraph-properties fo:break-before="column" fo:margin-top="0.1069in" fo:margin-left="0.0319in">
        <style:tab-stops/>
      </style:paragraph-properties>
    </style:style>
    <style:style style:name="T3414" style:parent-style-name="Fonteparág.padrão" style:family="text">
      <style:text-properties fo:color="#231F20"/>
    </style:style>
    <style:style style:name="T3415" style:parent-style-name="Fonteparág.padrão" style:family="text">
      <style:text-properties style:font-name="Palatino Linotype" fo:font-style="italic" style:font-style-asian="italic" fo:color="#C9302E" fo:font-size="11pt" style:font-size-asian="11pt"/>
    </style:style>
    <style:style style:name="T3416" style:parent-style-name="Fonteparág.padrão" style:family="text">
      <style:text-properties fo:color="#231F20"/>
    </style:style>
    <style:style style:name="T3417" style:parent-style-name="Fonteparág.padrão" style:family="text">
      <style:text-properties style:font-name="Palatino Linotype" fo:font-style="italic" style:font-style-asian="italic" fo:color="#C9302E" fo:font-size="11pt" style:font-size-asian="11pt"/>
    </style:style>
    <style:style style:name="T3418" style:parent-style-name="Fonteparág.padrão" style:family="text">
      <style:text-properties fo:color="#231F20"/>
    </style:style>
    <style:style style:name="T3419" style:parent-style-name="Fonteparág.padrão" style:family="text">
      <style:text-properties style:font-name="Palatino Linotype" fo:font-style="italic" style:font-style-asian="italic" fo:color="#C9302E" fo:font-size="11pt" style:font-size-asian="11pt"/>
    </style:style>
    <style:style style:name="T3420" style:parent-style-name="Fonteparág.padrão" style:family="text">
      <style:text-properties fo:color="#231F20"/>
    </style:style>
    <style:style style:name="T3421" style:parent-style-name="Fonteparág.padrão" style:family="text">
      <style:text-properties style:font-name="Palatino Linotype" fo:font-style="italic" style:font-style-asian="italic" fo:color="#C9302E" fo:font-size="11pt" style:font-size-asian="11pt"/>
    </style:style>
    <style:style style:name="T3422" style:parent-style-name="Fonteparág.padrão" style:family="text">
      <style:text-properties fo:color="#231F20"/>
    </style:style>
    <style:style style:name="S32" style:family="section">
      <style:section-properties fo:margin-left="0in" fo:margin-right="0in" style:writing-mode="lr-tb"/>
    </style:style>
    <style:style style:name="P3423" style:parent-style-name="Corpodetexto" style:family="paragraph">
      <style:paragraph-properties fo:margin-top="0.0069in"/>
      <style:text-properties fo:font-size="12pt" style:font-size-asian="12pt"/>
    </style:style>
    <style:style style:name="P3424" style:parent-style-name="Corpodetexto" style:family="paragraph">
      <style:paragraph-properties fo:text-align="justify" fo:margin-top="0.059in" fo:line-height="120%" fo:margin-left="0.2777in" fo:margin-right="0.9791in">
        <style:tab-stops/>
      </style:paragraph-properties>
    </style:style>
    <style:style style:name="T3425" style:parent-style-name="Fonteparág.padrão" style:family="text">
      <style:text-properties fo:color="#231F20"/>
    </style:style>
    <style:style style:name="T3426" style:parent-style-name="Fonteparág.padrão" style:family="text">
      <style:text-properties fo:color="#231F20"/>
    </style:style>
    <style:style style:name="P3427" style:parent-style-name="Corpodetexto" style:family="paragraph">
      <style:paragraph-properties fo:margin-top="0.0034in"/>
      <style:text-properties fo:font-size="4.5pt" style:font-size-asian="4.5pt"/>
    </style:style>
    <style:style style:name="S33" style:family="section">
      <style:section-properties fo:margin-left="0in" fo:margin-right="0in" style:writing-mode="lr-tb">
        <style:columns fo:column-count="4">
          <style:column style:rel-width="1706*" fo:start-indent="0in" fo:end-indent="0.0138in"/>
          <style:column style:rel-width="623*" fo:start-indent="0.0138in" fo:end-indent="0.0131in"/>
          <style:column style:rel-width="584*" fo:start-indent="0.0138in" fo:end-indent="0.0138in"/>
          <style:column style:rel-width="6567*" fo:start-indent="0.0138in" fo:end-indent="0in"/>
        </style:columns>
      </style:section-properties>
    </style:style>
    <style:style style:name="P3428" style:parent-style-name="Normal" style:family="paragraph">
      <style:paragraph-properties fo:text-align="end" fo:margin-top="0.0625in"/>
    </style:style>
    <style:style style:name="T3429" style:parent-style-name="Fonteparág.padrão" style:family="text">
      <style:text-properties style:font-name="Palatino Linotype" fo:font-style="italic" style:font-style-asian="italic" fo:color="#C9302E" style:text-position="36.3% 100%" fo:font-size="12pt" style:font-size-asian="12pt"/>
    </style:style>
    <style:style style:name="T3430" style:parent-style-name="Fonteparág.padrão" style:family="text">
      <style:text-properties style:font-name="Palatino Linotype" fo:font-style="italic" style:font-style-asian="italic" fo:color="#C9302E" fo:font-size="7pt" style:font-size-asian="7pt"/>
    </style:style>
    <style:style style:name="P3431" style:parent-style-name="Normal" style:family="paragraph">
      <style:paragraph-properties fo:break-before="column" fo:margin-top="0.0916in" fo:line-height="56%" fo:margin-left="0.2291in">
        <style:tab-stops/>
      </style:paragraph-properties>
    </style:style>
    <style:style style:name="T3432" style:parent-style-name="Fonteparág.padrão" style:family="text">
      <style:text-properties style:font-name="Times New Roman" fo:color="#C9302E" style:text-position="-42.8% 100%" fo:font-size="7pt" style:font-size-asian="7pt"/>
    </style:style>
    <style:style style:name="T3433" style:parent-style-name="Fonteparág.padrão" style:family="text">
      <style:text-properties style:font-name="Times New Roman" fo:color="#C9302E" fo:font-size="4pt" style:font-size-asian="4pt"/>
    </style:style>
    <style:style style:name="P3434" style:parent-style-name="Normal" style:family="paragraph">
      <style:paragraph-properties fo:margin-top="0.0284in" fo:margin-left="0.2236in">
        <style:tab-stops/>
      </style:paragraph-properties>
    </style:style>
    <style:style style:name="T3435" style:parent-style-name="Fonteparág.padrão" style:family="text">
      <style:text-properties fo:language="en" fo:country="US" style:language-asian="en" style:country-asian="US" style:language-complex="ar" style:country-complex="SA"/>
    </style:style>
    <style:style style:name="T3436" style:parent-style-name="Fonteparág.padrão" style:family="text">
      <style:text-properties fo:language="en" fo:country="US" style:language-asian="en" style:country-asian="US" style:language-complex="ar" style:country-complex="SA"/>
    </style:style>
    <style:style style:name="P3437" style:parent-style-name="Normal" style:family="paragraph">
      <style:paragraph-properties fo:line-height="0.218in"/>
    </style:style>
    <style:style style:name="T3438" style:parent-style-name="Fonteparág.padrão" style:family="text">
      <style:text-properties style:font-name="Times New Roman" fo:color="#C9302E" style:text-scale="105%" fo:font-size="12pt" style:font-size-asian="12pt"/>
    </style:style>
    <style:style style:name="T3439" style:parent-style-name="Fonteparág.padrão" style:family="text">
      <style:text-properties style:font-name="Palatino Linotype" fo:font-style="italic" style:font-style-asian="italic" fo:color="#C9302E" fo:letter-spacing="-0.0138in" style:text-scale="105%" fo:font-size="12pt" style:font-size-asian="12pt"/>
    </style:style>
    <style:style style:name="T3440" style:parent-style-name="Fonteparág.padrão" style:family="text">
      <style:text-properties style:font-name="Palatino Linotype" fo:font-style="italic" style:font-style-asian="italic" fo:color="#C9302E" fo:font-size="7pt" style:font-size-asian="7pt"/>
    </style:style>
    <style:style style:name="P3441" style:parent-style-name="Normal" style:family="paragraph">
      <style:paragraph-properties fo:break-before="column" fo:margin-top="0.0833in" fo:line-height="0.1111in" fo:margin-left="0.2006in">
        <style:tab-stops/>
      </style:paragraph-properties>
    </style:style>
    <style:style style:name="T3442" style:parent-style-name="Fonteparág.padrão" style:family="text">
      <style:text-properties style:font-name="Times New Roman" fo:color="#C9302E" style:text-position="-28.5% 100%" fo:font-size="7pt" style:font-size-asian="7pt"/>
    </style:style>
    <style:style style:name="T3443" style:parent-style-name="Fonteparág.padrão" style:family="text">
      <style:text-properties style:font-name="Times New Roman" fo:color="#C9302E" fo:font-size="4pt" style:font-size-asian="4pt"/>
    </style:style>
    <style:style style:name="P3444" style:parent-style-name="Normal" style:family="paragraph">
      <style:paragraph-properties fo:line-height="0.1305in" fo:margin-left="0.1951in">
        <style:tab-stops/>
      </style:paragraph-properties>
    </style:style>
    <style:style style:name="T3445" style:parent-style-name="Fonteparág.padrão" style:family="text">
      <style:text-properties fo:language="en" fo:country="US" style:language-asian="en" style:country-asian="US" style:language-complex="ar" style:country-complex="SA"/>
    </style:style>
    <style:style style:name="T3446" style:parent-style-name="Fonteparág.padrão" style:family="text">
      <style:text-properties fo:language="en" fo:country="US" style:language-asian="en" style:country-asian="US" style:language-complex="ar" style:country-complex="SA"/>
    </style:style>
    <style:style style:name="P3447" style:parent-style-name="Normal" style:family="paragraph">
      <style:paragraph-properties fo:line-height="0.2166in"/>
    </style:style>
    <style:style style:name="T3448" style:parent-style-name="Fonteparág.padrão" style:family="text">
      <style:text-properties style:font-name="Times New Roman" fo:color="#C9302E" style:text-scale="105%" fo:font-size="12pt" style:font-size-asian="12pt"/>
    </style:style>
    <style:style style:name="T3449" style:parent-style-name="Fonteparág.padrão" style:family="text">
      <style:text-properties style:font-name="Times New Roman" fo:color="#C9302E" fo:letter-spacing="-0.0208in" style:text-scale="105%" fo:font-size="12pt" style:font-size-asian="12pt"/>
    </style:style>
    <style:style style:name="T3450" style:parent-style-name="Fonteparág.padrão" style:family="text">
      <style:text-properties style:font-name="Palatino Linotype" fo:font-style="italic" style:font-style-asian="italic" fo:color="#C9302E" fo:letter-spacing="-0.0138in" style:text-scale="105%" fo:font-size="12pt" style:font-size-asian="12pt"/>
    </style:style>
    <style:style style:name="T3451" style:parent-style-name="Fonteparág.padrão" style:family="text">
      <style:text-properties style:font-name="Palatino Linotype" fo:font-style="italic" style:font-style-asian="italic" fo:color="#C9302E" fo:font-size="7pt" style:font-size-asian="7pt"/>
    </style:style>
    <style:style style:name="P3452" style:parent-style-name="Normal" style:family="paragraph">
      <style:paragraph-properties fo:break-before="column" fo:margin-top="0.0833in" fo:line-height="0.1111in" fo:margin-left="0.2in">
        <style:tab-stops/>
      </style:paragraph-properties>
    </style:style>
    <style:style style:name="T3453" style:parent-style-name="Fonteparág.padrão" style:family="text">
      <style:text-properties style:font-name="Times New Roman" fo:color="#C9302E" style:text-position="-28.5% 100%" fo:font-size="7pt" style:font-size-asian="7pt"/>
    </style:style>
    <style:style style:name="T3454" style:parent-style-name="Fonteparág.padrão" style:family="text">
      <style:text-properties style:font-name="Times New Roman" fo:color="#C9302E" fo:font-size="4pt" style:font-size-asian="4pt"/>
    </style:style>
    <style:style style:name="P3455" style:parent-style-name="Normal" style:family="paragraph">
      <style:paragraph-properties fo:line-height="0.1305in" fo:margin-left="0.1916in">
        <style:tab-stops/>
      </style:paragraph-properties>
    </style:style>
    <style:style style:name="T3456" style:parent-style-name="Fonteparág.padrão" style:family="text">
      <style:text-properties fo:language="en" fo:country="US" style:language-asian="en" style:country-asian="US" style:language-complex="ar" style:country-complex="SA"/>
    </style:style>
    <style:style style:name="T3457" style:parent-style-name="Fonteparág.padrão" style:family="text">
      <style:text-properties fo:language="en" fo:country="US" style:language-asian="en" style:country-asian="US" style:language-complex="ar" style:country-complex="SA"/>
    </style:style>
    <style:style style:name="T3458" style:parent-style-name="Fonteparág.padrão" style:family="text">
      <style:text-properties fo:language="en" fo:country="US" style:language-asian="en" style:country-asian="US" style:language-complex="ar" style:country-complex="SA"/>
    </style:style>
    <style:style style:name="T3459" style:parent-style-name="Fonteparág.padrão" style:family="text">
      <style:text-properties fo:language="en" fo:country="US" style:language-asian="en" style:country-asian="US" style:language-complex="ar" style:country-complex="SA"/>
    </style:style>
    <style:style style:name="T3460" style:parent-style-name="Fonteparág.padrão" style:family="text">
      <style:text-properties fo:language="en" fo:country="US" style:language-asian="en" style:country-asian="US" style:language-complex="ar" style:country-complex="SA"/>
    </style:style>
    <style:style style:name="P3461" style:parent-style-name="Normal" style:family="paragraph">
      <style:paragraph-properties fo:line-height="0.2166in"/>
    </style:style>
    <style:style style:name="T3462" style:parent-style-name="Fonteparág.padrão" style:family="text">
      <style:text-properties style:font-name="Times New Roman" fo:color="#C9302E" style:text-scale="105%" fo:font-size="12pt" style:font-size-asian="12pt"/>
    </style:style>
    <style:style style:name="T3463" style:parent-style-name="Fonteparág.padrão" style:family="text">
      <style:text-properties style:font-name="Times New Roman" fo:color="#C9302E" fo:letter-spacing="-0.0243in" style:text-scale="105%" fo:font-size="12pt" style:font-size-asian="12pt"/>
    </style:style>
    <style:style style:name="T3464" style:parent-style-name="Fonteparág.padrão" style:family="text">
      <style:text-properties style:font-name="Palatino Linotype" fo:font-style="italic" style:font-style-asian="italic" fo:color="#C9302E" fo:letter-spacing="-0.0138in" style:text-scale="105%" fo:font-size="12pt" style:font-size-asian="12pt"/>
    </style:style>
    <style:style style:name="T3465" style:parent-style-name="Fonteparág.padrão" style:family="text">
      <style:text-properties style:font-name="Palatino Linotype" fo:font-style="italic" style:font-style-asian="italic" fo:color="#C9302E" fo:font-size="7pt" style:font-size-asian="7pt"/>
    </style:style>
    <style:style style:name="S34" style:family="section">
      <style:section-properties fo:margin-left="0in" fo:margin-right="0in" style:writing-mode="lr-tb">
        <style:columns fo:column-count="7">
          <style:column style:rel-width="2732*" fo:start-indent="0in" fo:end-indent="0.0138in"/>
          <style:column style:rel-width="735*" fo:start-indent="0.0138in" fo:end-indent="0.0131in"/>
          <style:column style:rel-width="926*" fo:start-indent="0.0138in" fo:end-indent="0.0138in"/>
          <style:column style:rel-width="776*" fo:start-indent="0.0138in" fo:end-indent="0.0138in"/>
          <style:column style:rel-width="897*" fo:start-indent="0.0138in" fo:end-indent="0.0131in"/>
          <style:column style:rel-width="486*" fo:start-indent="0.0138in" fo:end-indent="0.0131in"/>
          <style:column style:rel-width="2928*" fo:start-indent="0.0138in" fo:end-indent="0in"/>
        </style:columns>
      </style:section-properties>
    </style:style>
    <style:style style:name="P3466" style:parent-style-name="Normal" style:family="paragraph">
      <style:paragraph-properties fo:text-align="end" fo:margin-top="0.0555in"/>
    </style:style>
    <style:style style:name="T3467" style:parent-style-name="Fonteparág.padrão" style:family="text">
      <style:text-properties fo:language="en" fo:country="US" style:language-asian="en" style:country-asian="US" style:language-complex="ar" style:country-complex="SA"/>
    </style:style>
    <style:style style:name="T3468" style:parent-style-name="Fonteparág.padrão" style:family="text">
      <style:text-properties fo:language="en" fo:country="US" style:language-asian="en" style:country-asian="US" style:language-complex="ar" style:country-complex="SA"/>
    </style:style>
    <style:style style:name="P3469" style:parent-style-name="Normal" style:family="paragraph">
      <style:paragraph-properties fo:line-height="0.1263in"/>
    </style:style>
    <style:style style:name="T3470" style:parent-style-name="Fonteparág.padrão" style:family="text">
      <style:text-properties style:font-name="Palatino Linotype" fo:font-style="italic" style:font-style-asian="italic" fo:color="#C9302E" fo:font-size="7pt" style:font-size-asian="7pt"/>
    </style:style>
    <style:style style:name="T3471" style:parent-style-name="Fonteparág.padrão" style:family="text">
      <style:text-properties style:font-name="Times New Roman" fo:color="#C9302E" style:text-scale="104%" fo:font-size="12pt" style:font-size-asian="12pt"/>
    </style:style>
    <style:style style:name="T3472" style:parent-style-name="Fonteparág.padrão" style:family="text">
      <style:text-properties style:font-name="Times New Roman" fo:color="#C9302E" fo:letter-spacing="-0.0194in" fo:font-size="12pt" style:font-size-asian="12pt"/>
    </style:style>
    <style:style style:name="T3473" style:parent-style-name="Fonteparág.padrão" style:family="text">
      <style:text-properties style:font-name="Times New Roman" fo:color="#C9302E" style:text-scale="96%" fo:font-size="12pt" style:font-size-asian="12pt"/>
    </style:style>
    <style:style style:name="T3474" style:parent-style-name="Fonteparág.padrão" style:family="text">
      <style:text-properties style:font-name="Times New Roman" fo:color="#C9302E" fo:letter-spacing="-0.0208in" fo:font-size="12pt" style:font-size-asian="12pt"/>
    </style:style>
    <style:style style:name="T3475" style:parent-style-name="Fonteparág.padrão" style:family="text">
      <style:text-properties style:font-name="Times New Roman" fo:color="#C9302E" style:text-scale="102%" fo:font-size="12pt" style:font-size-asian="12pt"/>
    </style:style>
    <style:style style:name="T3476" style:parent-style-name="Fonteparág.padrão" style:family="text">
      <style:text-properties style:font-name="Times New Roman" fo:color="#C9302E" fo:letter-spacing="-0.0166in" fo:font-size="12pt" style:font-size-asian="12pt"/>
    </style:style>
    <style:style style:name="T3477" style:parent-style-name="Fonteparág.padrão" style:family="text">
      <style:text-properties style:font-name="Times New Roman" fo:color="#C9302E" fo:letter-spacing="0.0041in" style:text-scale="103%" style:text-position="-4.5% 100%" fo:font-size="12pt" style:font-size-asian="12pt"/>
    </style:style>
    <style:style style:name="T3478" style:parent-style-name="Fonteparág.padrão" style:family="text">
      <style:text-properties style:font-name="Palatino Linotype" fo:font-style="italic" style:font-style-asian="italic" fo:color="#C9302E" fo:letter-spacing="0.0111in" style:text-scale="104%" fo:font-size="12pt" style:font-size-asian="12pt"/>
    </style:style>
    <style:style style:name="T3479" style:parent-style-name="Fonteparág.padrão" style:family="text">
      <style:text-properties style:font-name="Times New Roman" fo:color="#C9302E" fo:letter-spacing="0.002in" style:text-scale="96%" style:text-position="71.4% 100%" fo:font-size="7pt" style:font-size-asian="7pt"/>
    </style:style>
    <style:style style:name="T3480" style:parent-style-name="Fonteparág.padrão" style:family="text">
      <style:text-properties style:font-name="Times New Roman" fo:color="#C9302E" style:text-scale="104%" style:text-position="187.5% 100%" fo:font-size="4pt" style:font-size-asian="4pt"/>
    </style:style>
    <style:style style:name="P3481" style:parent-style-name="Normal" style:family="paragraph">
      <style:paragraph-properties fo:break-before="column" fo:margin-top="0.0729in" fo:line-height="0.1111in" fo:margin-left="0.293in">
        <style:tab-stops/>
      </style:paragraph-properties>
    </style:style>
    <style:style style:name="T3482" style:parent-style-name="Fonteparág.padrão" style:family="text">
      <style:text-properties style:font-name="Times New Roman" fo:color="#C9302E" style:text-position="-28.5% 100%" fo:font-size="7pt" style:font-size-asian="7pt"/>
    </style:style>
    <style:style style:name="T3483" style:parent-style-name="Fonteparág.padrão" style:family="text">
      <style:text-properties style:font-name="Times New Roman" fo:color="#C9302E" fo:font-size="4pt" style:font-size-asian="4pt"/>
    </style:style>
    <style:style style:name="P3484" style:parent-style-name="Normal" style:family="paragraph">
      <style:paragraph-properties fo:line-height="0.1305in" fo:margin-left="0.3013in">
        <style:tab-stops/>
      </style:paragraph-properties>
    </style:style>
    <style:style style:name="T3485" style:parent-style-name="Fonteparág.padrão" style:family="text">
      <style:text-properties fo:language="en" fo:country="US" style:language-asian="en" style:country-asian="US" style:language-complex="ar" style:country-complex="SA"/>
    </style:style>
    <style:style style:name="T3486" style:parent-style-name="Fonteparág.padrão" style:family="text">
      <style:text-properties fo:language="en" fo:country="US" style:language-asian="en" style:country-asian="US" style:language-complex="ar" style:country-complex="SA"/>
    </style:style>
    <style:style style:name="P3487" style:parent-style-name="Normal" style:family="paragraph">
      <style:paragraph-properties fo:line-height="0.2166in"/>
    </style:style>
    <style:style style:name="T3488" style:parent-style-name="Fonteparág.padrão" style:family="text">
      <style:text-properties style:font-name="Times New Roman" fo:color="#C9302E" style:text-scale="105%" fo:font-size="12pt" style:font-size-asian="12pt"/>
    </style:style>
    <style:style style:name="T3489" style:parent-style-name="Fonteparág.padrão" style:family="text">
      <style:text-properties style:font-name="Times New Roman" fo:color="#C9302E" fo:letter-spacing="-0.0166in" style:text-scale="105%" fo:font-size="12pt" style:font-size-asian="12pt"/>
    </style:style>
    <style:style style:name="T3490" style:parent-style-name="Fonteparág.padrão" style:family="text">
      <style:text-properties style:font-name="Palatino Linotype" fo:font-style="italic" style:font-style-asian="italic" fo:color="#C9302E" fo:letter-spacing="-0.0138in" style:text-scale="105%" fo:font-size="12pt" style:font-size-asian="12pt"/>
    </style:style>
    <style:style style:name="T3491" style:parent-style-name="Fonteparág.padrão" style:family="text">
      <style:text-properties fo:language="en" fo:country="US" style:language-asian="en" style:country-asian="US" style:language-complex="ar" style:country-complex="SA"/>
    </style:style>
    <style:style style:name="P3492" style:parent-style-name="Normal" style:family="paragraph">
      <style:paragraph-properties fo:line-height="0.2166in"/>
    </style:style>
    <style:style style:name="T3493" style:parent-style-name="Fonteparág.padrão" style:family="text">
      <style:text-properties style:font-name="Times New Roman" fo:color="#C9302E" style:text-scale="105%" fo:font-size="12pt" style:font-size-asian="12pt"/>
    </style:style>
    <style:style style:name="T3494" style:parent-style-name="Fonteparág.padrão" style:family="text">
      <style:text-properties style:font-name="Times New Roman" fo:color="#C9302E" fo:letter-spacing="-0.0166in" style:text-scale="105%" fo:font-size="12pt" style:font-size-asian="12pt"/>
    </style:style>
    <style:style style:name="T3495" style:parent-style-name="Fonteparág.padrão" style:family="text">
      <style:text-properties style:font-name="Palatino Linotype" fo:font-style="italic" style:font-style-asian="italic" fo:color="#C9302E" fo:letter-spacing="-0.0138in" style:text-scale="105%" fo:font-size="12pt" style:font-size-asian="12pt"/>
    </style:style>
    <style:style style:name="T3496" style:parent-style-name="Fonteparág.padrão" style:family="text">
      <style:text-properties style:font-name="Palatino Linotype" fo:font-style="italic" style:font-style-asian="italic" fo:color="#C9302E" fo:font-size="7pt" style:font-size-asian="7pt"/>
    </style:style>
    <style:style style:name="P3497" style:parent-style-name="Normal" style:family="paragraph">
      <style:paragraph-properties fo:break-before="column" fo:margin-top="0.0555in" fo:margin-left="-0.0236in">
        <style:tab-stops/>
      </style:paragraph-properties>
    </style:style>
    <style:style style:name="T3498" style:parent-style-name="Fonteparág.padrão" style:family="text">
      <style:text-properties style:font-name="Times New Roman" fo:color="#C9302E" style:text-scale="103%" style:text-position="-4.5% 100%" fo:font-size="12pt" style:font-size-asian="12pt"/>
    </style:style>
    <style:style style:name="T3499" style:parent-style-name="Fonteparág.padrão" style:family="text">
      <style:text-properties style:font-name="Times New Roman" fo:color="#C9302E" fo:letter-spacing="-0.0041in" style:text-position="-4.5% 100%" fo:font-size="12pt" style:font-size-asian="12pt"/>
    </style:style>
    <style:style style:name="T3500" style:parent-style-name="Fonteparág.padrão" style:family="text">
      <style:text-properties style:font-name="Times New Roman" fo:color="#C9302E" style:text-scale="104%" fo:font-size="12pt" style:font-size-asian="12pt"/>
    </style:style>
    <style:style style:name="T3501" style:parent-style-name="Fonteparág.padrão" style:family="text">
      <style:text-properties style:font-name="Times New Roman" fo:color="#C9302E" fo:letter-spacing="-0.0166in" fo:font-size="12pt" style:font-size-asian="12pt"/>
    </style:style>
    <style:style style:name="T3502" style:parent-style-name="Fonteparág.padrão" style:family="text">
      <style:text-properties style:font-name="Times New Roman" fo:color="#C9302E" style:text-scale="96%" fo:font-size="12pt" style:font-size-asian="12pt"/>
    </style:style>
    <style:style style:name="T3503" style:parent-style-name="Fonteparág.padrão" style:family="text">
      <style:text-properties style:font-name="Times New Roman" fo:color="#C9302E" fo:letter-spacing="-0.0208in" fo:font-size="12pt" style:font-size-asian="12pt"/>
    </style:style>
    <style:style style:name="T3504" style:parent-style-name="Fonteparág.padrão" style:family="text">
      <style:text-properties style:font-name="Times New Roman" fo:color="#C9302E" style:text-scale="102%" fo:font-size="12pt" style:font-size-asian="12pt"/>
    </style:style>
    <style:style style:name="T3505" style:parent-style-name="Fonteparág.padrão" style:family="text">
      <style:text-properties style:font-name="Times New Roman" fo:color="#C9302E" fo:letter-spacing="-0.0125in" fo:font-size="12pt" style:font-size-asian="12pt"/>
    </style:style>
    <style:style style:name="T3506" style:parent-style-name="Fonteparág.padrão" style:family="text">
      <style:text-properties style:font-name="Times New Roman" fo:color="#C9302E" fo:letter-spacing="0.0006in" style:text-scale="103%" style:text-position="-4.5% 100%" fo:font-size="12pt" style:font-size-asian="12pt"/>
    </style:style>
    <style:style style:name="T3507" style:parent-style-name="Fonteparág.padrão" style:family="text">
      <style:text-properties style:font-name="Palatino Linotype" fo:font-style="italic" style:font-style-asian="italic" fo:color="#C9302E" fo:letter-spacing="-0.0201in" style:text-scale="104%" fo:font-size="12pt" style:font-size-asian="12pt"/>
    </style:style>
    <style:style style:name="T3508" style:parent-style-name="Fonteparág.padrão" style:family="text">
      <style:text-properties style:font-name="Times New Roman" fo:color="#C9302E" fo:letter-spacing="-0.0013in" style:text-scale="96%" style:text-position="71.4% 100%" fo:font-size="7pt" style:font-size-asian="7pt"/>
    </style:style>
    <style:style style:name="T3509" style:parent-style-name="Fonteparág.padrão" style:family="text">
      <style:text-properties style:font-name="Times New Roman" fo:color="#C9302E" fo:letter-spacing="-0.0034in" style:text-scale="104%" style:text-position="187.5% 100%" fo:font-size="4pt" style:font-size-asian="4pt"/>
    </style:style>
    <style:style style:name="P3510" style:parent-style-name="Normal" style:family="paragraph">
      <style:paragraph-properties fo:break-before="column" fo:margin-top="0.0729in" fo:line-height="0.1111in" fo:margin-left="0.2708in">
        <style:tab-stops/>
      </style:paragraph-properties>
    </style:style>
    <style:style style:name="T3511" style:parent-style-name="Fonteparág.padrão" style:family="text">
      <style:text-properties style:font-name="Times New Roman" fo:color="#C9302E" style:text-position="-28.5% 100%" fo:font-size="7pt" style:font-size-asian="7pt"/>
    </style:style>
    <style:style style:name="T3512" style:parent-style-name="Fonteparág.padrão" style:family="text">
      <style:text-properties style:font-name="Times New Roman" fo:color="#C9302E" fo:font-size="4pt" style:font-size-asian="4pt"/>
    </style:style>
    <style:style style:name="P3513" style:parent-style-name="Normal" style:family="paragraph">
      <style:paragraph-properties fo:line-height="0.1305in" fo:margin-left="0.3284in">
        <style:tab-stops/>
      </style:paragraph-properties>
    </style:style>
    <style:style style:name="T3514" style:parent-style-name="Fonteparág.padrão" style:family="text">
      <style:text-properties fo:language="en" fo:country="US" style:language-asian="en" style:country-asian="US" style:language-complex="ar" style:country-complex="SA"/>
    </style:style>
    <style:style style:name="T3515" style:parent-style-name="Fonteparág.padrão" style:family="text">
      <style:text-properties fo:language="en" fo:country="US" style:language-asian="en" style:country-asian="US" style:language-complex="ar" style:country-complex="SA"/>
    </style:style>
    <style:style style:name="T3516" style:parent-style-name="Fonteparág.padrão" style:family="text">
      <style:text-properties fo:language="en" fo:country="US" style:language-asian="en" style:country-asian="US" style:language-complex="ar" style:country-complex="SA"/>
    </style:style>
    <style:style style:name="P3517" style:parent-style-name="Normal" style:family="paragraph">
      <style:paragraph-properties fo:line-height="0.2166in"/>
    </style:style>
    <style:style style:name="T3518" style:parent-style-name="Fonteparág.padrão" style:family="text">
      <style:text-properties style:font-name="Times New Roman" fo:color="#C9302E" style:text-scale="105%" fo:font-size="12pt" style:font-size-asian="12pt"/>
    </style:style>
    <style:style style:name="T3519" style:parent-style-name="Fonteparág.padrão" style:family="text">
      <style:text-properties style:font-name="Times New Roman" fo:color="#C9302E" fo:letter-spacing="-0.0159in" style:text-scale="105%" fo:font-size="12pt" style:font-size-asian="12pt"/>
    </style:style>
    <style:style style:name="T3520" style:parent-style-name="Fonteparág.padrão" style:family="text">
      <style:text-properties style:font-name="Palatino Linotype" fo:font-style="italic" style:font-style-asian="italic" fo:color="#C9302E" fo:letter-spacing="-0.0673in" style:text-scale="105%" fo:font-size="12pt" style:font-size-asian="12pt"/>
    </style:style>
    <style:style style:name="T3521" style:parent-style-name="Fonteparág.padrão" style:family="text">
      <style:text-properties fo:language="en" fo:country="US" style:language-asian="en" style:country-asian="US" style:language-complex="ar" style:country-complex="SA"/>
    </style:style>
    <style:style style:name="P3522" style:parent-style-name="Normal" style:family="paragraph">
      <style:paragraph-properties fo:margin-top="0.0076in"/>
    </style:style>
    <style:style style:name="T3523" style:parent-style-name="Fonteparág.padrão" style:family="text">
      <style:text-properties style:font-name="Times New Roman" fo:color="#C9302E" style:text-position="-28.5% 100%" fo:font-size="7pt" style:font-size-asian="7pt"/>
    </style:style>
    <style:style style:name="T3524" style:parent-style-name="Fonteparág.padrão" style:family="text">
      <style:text-properties style:font-name="Times New Roman" fo:color="#C9302E" fo:font-size="4pt" style:font-size-asian="4pt"/>
    </style:style>
    <style:style style:name="T3525" style:parent-style-name="Fonteparág.padrão" style:family="text">
      <style:text-properties style:font-name="Palatino Linotype" fo:font-style="italic" style:font-style-asian="italic" fo:color="#C9302E" fo:font-size="7pt" style:font-size-asian="7pt"/>
    </style:style>
    <style:style style:name="P3526" style:parent-style-name="Normal" style:family="paragraph">
      <style:paragraph-properties fo:break-before="column" fo:margin-top="0.0555in" fo:margin-left="-0.0236in">
        <style:tab-stops/>
      </style:paragraph-properties>
    </style:style>
    <style:style style:name="T3527" style:parent-style-name="Fonteparág.padrão" style:family="text">
      <style:text-properties style:font-name="Times New Roman" fo:color="#C9302E" fo:letter-spacing="0.0083in" style:text-scale="103%" style:text-position="-4.5% 100%" fo:font-size="12pt" style:font-size-asian="12pt"/>
    </style:style>
    <style:style style:name="T3528" style:parent-style-name="Fonteparág.padrão" style:family="text">
      <style:text-properties style:font-name="Times New Roman" fo:color="#C9302E" style:text-scale="104%" fo:font-size="12pt" style:font-size-asian="12pt"/>
    </style:style>
    <style:style style:name="T3529" style:parent-style-name="Fonteparág.padrão" style:family="text">
      <style:text-properties style:font-name="Times New Roman" fo:color="#C9302E" fo:letter-spacing="-0.0166in" fo:font-size="12pt" style:font-size-asian="12pt"/>
    </style:style>
    <style:style style:name="T3530" style:parent-style-name="Fonteparág.padrão" style:family="text">
      <style:text-properties style:font-name="Times New Roman" fo:color="#C9302E" style:text-scale="96%" fo:font-size="12pt" style:font-size-asian="12pt"/>
    </style:style>
    <style:style style:name="T3531" style:parent-style-name="Fonteparág.padrão" style:family="text">
      <style:text-properties style:font-name="Times New Roman" fo:color="#C9302E" fo:letter-spacing="-0.0208in" fo:font-size="12pt" style:font-size-asian="12pt"/>
    </style:style>
    <style:style style:name="T3532" style:parent-style-name="Fonteparág.padrão" style:family="text">
      <style:text-properties style:font-name="Times New Roman" fo:color="#C9302E" style:text-scale="102%" fo:font-size="12pt" style:font-size-asian="12pt"/>
    </style:style>
    <style:style style:name="T3533" style:parent-style-name="Fonteparág.padrão" style:family="text">
      <style:text-properties style:font-name="Times New Roman" fo:color="#C9302E" fo:letter-spacing="-0.0125in" fo:font-size="12pt" style:font-size-asian="12pt"/>
    </style:style>
    <style:style style:name="T3534" style:parent-style-name="Fonteparág.padrão" style:family="text">
      <style:text-properties style:font-name="Times New Roman" fo:color="#C9302E" fo:letter-spacing="0.0006in" style:text-scale="103%" style:text-position="-4.5% 100%" fo:font-size="12pt" style:font-size-asian="12pt"/>
    </style:style>
    <style:style style:name="T3535" style:parent-style-name="Fonteparág.padrão" style:family="text">
      <style:text-properties style:font-name="Palatino Linotype" fo:font-style="italic" style:font-style-asian="italic" fo:color="#C9302E" fo:letter-spacing="-0.0111in" style:text-scale="104%" fo:font-size="12pt" style:font-size-asian="12pt"/>
    </style:style>
    <style:style style:name="T3536" style:parent-style-name="Fonteparág.padrão" style:family="text">
      <style:text-properties style:font-name="Times New Roman" fo:color="#C9302E" fo:letter-spacing="-0.0013in" style:text-scale="96%" style:text-position="71.4% 100%" fo:font-size="7pt" style:font-size-asian="7pt"/>
    </style:style>
    <style:style style:name="T3537" style:parent-style-name="Fonteparág.padrão" style:family="text">
      <style:text-properties style:font-name="Times New Roman" fo:color="#C9302E" fo:letter-spacing="-0.0034in" style:text-scale="104%" style:text-position="187.5% 100%" fo:font-size="4pt" style:font-size-asian="4pt"/>
    </style:style>
    <style:style style:name="P3538" style:parent-style-name="Normal" style:family="paragraph">
      <style:paragraph-properties fo:break-before="column" fo:margin-top="0.0555in" fo:margin-left="0.1083in">
        <style:tab-stops/>
      </style:paragraph-properties>
    </style:style>
    <style:style style:name="T3539" style:parent-style-name="Fonteparág.padrão" style:family="text">
      <style:text-properties style:font-name="Times New Roman" fo:color="#C9302E" style:text-scale="102%" fo:font-size="12pt" style:font-size-asian="12pt"/>
    </style:style>
    <style:style style:name="T3540" style:parent-style-name="Fonteparág.padrão" style:family="text">
      <style:text-properties style:font-name="Times New Roman" fo:color="#C9302E" fo:letter-spacing="-0.0152in" fo:font-size="12pt" style:font-size-asian="12pt"/>
    </style:style>
    <style:style style:name="T3541" style:parent-style-name="Fonteparág.padrão" style:family="text">
      <style:text-properties style:font-name="Times New Roman" fo:color="#C9302E" fo:letter-spacing="-0.0486in" style:text-scale="96%" style:text-position="71.4% 100%" fo:font-size="7pt" style:font-size-asian="7pt"/>
    </style:style>
    <style:style style:name="T3542" style:parent-style-name="Fonteparág.padrão" style:family="text">
      <style:text-properties style:font-name="Palatino Linotype" fo:font-style="italic" style:font-style-asian="italic" fo:color="#C9302E" fo:letter-spacing="-0.0388in" style:text-scale="104%" fo:font-size="12pt" style:font-size-asian="12pt"/>
    </style:style>
    <style:style style:name="T3543" style:parent-style-name="Fonteparág.padrão" style:family="text">
      <style:text-properties style:font-name="Times New Roman" fo:color="#C9302E" fo:letter-spacing="-0.0041in" style:text-scale="104%" style:text-position="187.5% 100%" fo:font-size="4pt" style:font-size-asian="4pt"/>
    </style:style>
    <style:style style:name="P3544" style:parent-style-name="Normal" style:family="paragraph">
      <style:paragraph-properties fo:break-before="column" fo:margin-top="0.0888in" fo:margin-left="-0.0187in">
        <style:tab-stops/>
      </style:paragraph-properties>
    </style:style>
    <style:style style:name="T3545" style:parent-style-name="Fonteparág.padrão" style:family="text">
      <style:text-properties style:font-name="Palatino Linotype" fo:font-style="italic" style:font-style-asian="italic" fo:color="#C9302E" fo:font-size="7pt" style:font-size-asian="7pt"/>
    </style:style>
    <style:style style:name="T3546" style:parent-style-name="Fonteparág.padrão" style:family="text">
      <style:text-properties style:font-name="Times New Roman" fo:color="#C9302E" style:text-position="27.2% 100%" fo:font-size="12pt" style:font-size-asian="12pt"/>
    </style:style>
    <style:style style:name="S35" style:family="section">
      <style:section-properties fo:margin-left="0in" fo:margin-right="0in" style:writing-mode="lr-tb">
        <style:columns fo:column-count="3">
          <style:column style:rel-width="2544*" fo:start-indent="0in" fo:end-indent="0.0138in"/>
          <style:column style:rel-width="596*" fo:start-indent="0.0138in" fo:end-indent="0.0131in"/>
          <style:column style:rel-width="6340*" fo:start-indent="0.0138in" fo:end-indent="0in"/>
        </style:columns>
      </style:section-properties>
    </style:style>
    <style:style style:name="P3547" style:parent-style-name="Normal" style:family="paragraph">
      <style:paragraph-properties fo:margin-top="0.0729in" fo:line-height="0.1097in" fo:margin-left="1.5687in">
        <style:tab-stops/>
      </style:paragraph-properties>
    </style:style>
    <style:style style:name="T3548" style:parent-style-name="Fonteparág.padrão" style:family="text">
      <style:text-properties fo:language="en" fo:country="US" style:language-asian="en" style:country-asian="US" style:language-complex="ar" style:country-complex="SA"/>
    </style:style>
    <style:style style:name="T3549" style:parent-style-name="Fonteparág.padrão" style:family="text">
      <style:text-properties fo:language="en" fo:country="US" style:language-asian="en" style:country-asian="US" style:language-complex="ar" style:country-complex="SA"/>
    </style:style>
    <style:style style:name="P3550" style:parent-style-name="Normal" style:family="paragraph">
      <style:paragraph-properties fo:line-height="0.1263in"/>
    </style:style>
    <style:style style:name="T3551" style:parent-style-name="Fonteparág.padrão" style:family="text">
      <style:text-properties style:font-name="Palatino Linotype" fo:font-style="italic" style:font-style-asian="italic" fo:color="#C9302E" fo:font-size="7pt" style:font-size-asian="7pt"/>
    </style:style>
    <style:style style:name="T3552" style:parent-style-name="Fonteparág.padrão" style:family="text">
      <style:text-properties fo:language="en" fo:country="US" style:language-asian="en" style:country-asian="US" style:language-complex="ar" style:country-complex="SA"/>
    </style:style>
    <style:style style:name="P3553" style:parent-style-name="Normal" style:family="paragraph">
      <style:paragraph-properties fo:line-height="0.1263in"/>
    </style:style>
    <style:style style:name="T3554" style:parent-style-name="Fonteparág.padrão" style:family="text">
      <style:text-properties style:font-name="Palatino Linotype" fo:font-style="italic" style:font-style-asian="italic" fo:color="#C9302E" fo:font-size="7pt" style:font-size-asian="7pt"/>
    </style:style>
    <style:style style:name="T3555" style:parent-style-name="Fonteparág.padrão" style:family="text">
      <style:text-properties fo:language="en" fo:country="US" style:language-asian="en" style:country-asian="US" style:language-complex="ar" style:country-complex="SA"/>
    </style:style>
    <style:style style:name="P3556" style:parent-style-name="Normal" style:family="paragraph">
      <style:paragraph-properties fo:line-height="0.2166in"/>
    </style:style>
    <style:style style:name="T3557" style:parent-style-name="Fonteparág.padrão" style:family="text">
      <style:text-properties style:font-name="Times New Roman" fo:color="#C9302E" style:text-scale="105%" fo:font-size="12pt" style:font-size-asian="12pt"/>
    </style:style>
    <style:style style:name="T3558" style:parent-style-name="Fonteparág.padrão" style:family="text">
      <style:text-properties style:font-name="Times New Roman" fo:color="#C9302E" fo:letter-spacing="-0.0166in" style:text-scale="105%" fo:font-size="12pt" style:font-size-asian="12pt"/>
    </style:style>
    <style:style style:name="T3559" style:parent-style-name="Fonteparág.padrão" style:family="text">
      <style:text-properties style:font-name="Times New Roman" fo:color="#C9302E" fo:letter-spacing="-0.0048in" style:text-scale="105%" style:text-position="-4.5% 100%" fo:font-size="12pt" style:font-size-asian="12pt"/>
    </style:style>
    <style:style style:name="T3560" style:parent-style-name="Fonteparág.padrão" style:family="text">
      <style:text-properties style:font-name="Palatino Linotype" fo:font-style="italic" style:font-style-asian="italic" fo:color="#C9302E" fo:letter-spacing="-0.0048in" style:text-scale="105%" fo:font-size="12pt" style:font-size-asian="12pt"/>
    </style:style>
    <style:style style:name="T3561" style:parent-style-name="Fonteparág.padrão" style:family="text">
      <style:text-properties style:font-name="Times New Roman" fo:color="#C9302E" style:text-position="-28.5% 100%" fo:font-size="7pt" style:font-size-asian="7pt"/>
    </style:style>
    <style:style style:name="T3562" style:parent-style-name="Fonteparág.padrão" style:family="text">
      <style:text-properties style:font-name="Times New Roman" fo:color="#C9302E" fo:font-size="4pt" style:font-size-asian="4pt"/>
    </style:style>
    <style:style style:name="P3563" style:parent-style-name="Normal" style:family="paragraph">
      <style:paragraph-properties fo:line-height="0.1291in" fo:margin-left="1.5701in">
        <style:tab-stops/>
      </style:paragraph-properties>
    </style:style>
    <style:style style:name="T3564" style:parent-style-name="Fonteparág.padrão" style:family="text">
      <style:text-properties style:font-name="Palatino Linotype" fo:font-style="italic" style:font-style-asian="italic" fo:color="#C9302E" fo:font-size="7pt" style:font-size-asian="7pt"/>
    </style:style>
    <style:style style:name="P3565" style:parent-style-name="Normal" style:family="paragraph">
      <style:paragraph-properties fo:break-before="column" fo:margin-top="0.0729in" fo:line-height="0.1097in" fo:margin-left="0.2159in">
        <style:tab-stops/>
      </style:paragraph-properties>
    </style:style>
    <style:style style:name="T3566" style:parent-style-name="Fonteparág.padrão" style:family="text">
      <style:text-properties style:font-name="Times New Roman" fo:color="#C9302E" style:text-position="-28.5% 100%" fo:font-size="7pt" style:font-size-asian="7pt"/>
    </style:style>
    <style:style style:name="T3567" style:parent-style-name="Fonteparág.padrão" style:family="text">
      <style:text-properties style:font-name="Times New Roman" fo:color="#C9302E" fo:font-size="4pt" style:font-size-asian="4pt"/>
    </style:style>
    <style:style style:name="P3568" style:parent-style-name="Normal" style:family="paragraph">
      <style:paragraph-properties fo:line-height="0.1291in" fo:margin-left="0.2041in">
        <style:tab-stops/>
      </style:paragraph-properties>
    </style:style>
    <style:style style:name="T3569" style:parent-style-name="Fonteparág.padrão" style:family="text">
      <style:text-properties fo:language="en" fo:country="US" style:language-asian="en" style:country-asian="US" style:language-complex="ar" style:country-complex="SA"/>
    </style:style>
    <style:style style:name="T3570" style:parent-style-name="Fonteparág.padrão" style:family="text">
      <style:text-properties fo:language="en" fo:country="US" style:language-asian="en" style:country-asian="US" style:language-complex="ar" style:country-complex="SA"/>
    </style:style>
    <style:style style:name="P3571" style:parent-style-name="Normal" style:family="paragraph">
      <style:paragraph-properties fo:line-height="0.2166in"/>
    </style:style>
    <style:style style:name="T3572" style:parent-style-name="Fonteparág.padrão" style:family="text">
      <style:text-properties style:font-name="Times New Roman" fo:color="#C9302E" style:text-scale="105%" fo:font-size="12pt" style:font-size-asian="12pt"/>
    </style:style>
    <style:style style:name="T3573" style:parent-style-name="Fonteparág.padrão" style:family="text">
      <style:text-properties style:font-name="Times New Roman" fo:color="#C9302E" fo:letter-spacing="-0.0166in" style:text-scale="105%" fo:font-size="12pt" style:font-size-asian="12pt"/>
    </style:style>
    <style:style style:name="T3574" style:parent-style-name="Fonteparág.padrão" style:family="text">
      <style:text-properties style:font-name="Palatino Linotype" fo:font-style="italic" style:font-style-asian="italic" fo:color="#C9302E" fo:letter-spacing="-0.0138in" style:text-scale="105%" fo:font-size="12pt" style:font-size-asian="12pt"/>
    </style:style>
    <style:style style:name="T3575" style:parent-style-name="Fonteparág.padrão" style:family="text">
      <style:text-properties style:font-name="Palatino Linotype" fo:font-style="italic" style:font-style-asian="italic" fo:color="#C9302E" fo:font-size="7pt" style:font-size-asian="7pt"/>
    </style:style>
    <style:style style:name="P3576" style:parent-style-name="Normal" style:family="paragraph">
      <style:paragraph-properties fo:break-before="column" fo:margin-top="0.0854in" fo:margin-left="0.2145in">
        <style:tab-stops/>
      </style:paragraph-properties>
    </style:style>
    <style:style style:name="T3577" style:parent-style-name="Fonteparág.padrão" style:family="text">
      <style:text-properties style:font-name="Palatino Linotype" fo:font-style="italic" style:font-style-asian="italic" fo:color="#C9302E" fo:font-size="7pt" style:font-size-asian="7pt"/>
    </style:style>
    <style:style style:name="T3578" style:parent-style-name="Fonteparág.padrão" style:family="text">
      <style:text-properties style:font-name="Times New Roman" fo:color="#C9302E" style:text-position="27.2% 100%" fo:font-size="12pt" style:font-size-asian="12pt"/>
    </style:style>
    <style:style style:name="T3579" style:parent-style-name="Fonteparág.padrão" style:family="text">
      <style:text-properties style:font-name="Times New Roman" fo:color="#231F20" style:text-position="27.2% 100%" fo:font-size="12pt" style:font-size-asian="12pt"/>
    </style:style>
    <style:style style:name="S36" style:family="section">
      <style:section-properties fo:margin-left="0in" fo:margin-right="0in" style:writing-mode="lr-tb"/>
    </style:style>
    <style:style style:name="P3580" style:parent-style-name="Corpodetexto" style:family="paragraph">
      <style:text-properties style:font-name="Times New Roman" fo:font-size="10pt" style:font-size-asian="10pt"/>
    </style:style>
    <style:style style:name="P3581" style:parent-style-name="Corpodetexto" style:family="paragraph">
      <style:paragraph-properties fo:margin-top="0.0062in"/>
      <style:text-properties style:font-name="Times New Roman" fo:font-size="7.5pt" style:font-size-asian="7.5pt"/>
    </style:style>
    <style:style style:name="P3582" style:parent-style-name="Corpodetexto" style:family="paragraph">
      <style:paragraph-properties fo:margin-top="0.0715in" fo:line-height="90%" fo:margin-left="0.2777in" fo:margin-right="0.9118in">
        <style:tab-stops/>
      </style:paragraph-properties>
    </style:style>
    <style:style style:name="T3583" style:parent-style-name="Fonteparág.padrão" style:family="text">
      <style:text-properties fo:color="#231F20"/>
    </style:style>
    <style:style style:name="T3584" style:parent-style-name="Fonteparág.padrão" style:family="text">
      <style:text-properties style:font-name="Palatino Linotype" fo:font-style="italic" style:font-style-asian="italic" fo:color="#C9302E" style:text-position="11.1% 100%" fo:font-size="11pt" style:font-size-asian="11pt"/>
    </style:style>
    <style:style style:name="T3585" style:parent-style-name="Fonteparág.padrão" style:family="text">
      <style:text-properties style:font-name="Palatino Linotype" fo:font-style="italic" style:font-style-asian="italic" fo:color="#C9302E" style:text-position="-30.7% 100%" fo:font-size="6.5pt" style:font-size-asian="6.5pt"/>
    </style:style>
    <style:style style:name="T3586" style:parent-style-name="Fonteparág.padrão" style:family="text">
      <style:text-properties fo:color="#231F20"/>
    </style:style>
    <style:style style:name="S37" style:family="section">
      <style:section-properties fo:margin-left="0in" fo:margin-right="0in" style:writing-mode="lr-tb">
        <style:columns fo:column-count="2">
          <style:column style:rel-width="4181*" fo:start-indent="0in" fo:end-indent="0.0138in"/>
          <style:column style:rel-width="5299*" fo:start-indent="0.0138in" fo:end-indent="0in"/>
        </style:columns>
      </style:section-properties>
    </style:style>
    <style:style style:name="P3587" style:parent-style-name="Normal" style:family="paragraph">
      <style:paragraph-properties fo:text-align="end" fo:margin-top="0.1569in"/>
    </style:style>
    <style:style style:name="T3588" style:parent-style-name="Fonteparág.padrão" style:family="text">
      <style:text-properties style:font-name="Palatino Linotype" fo:font-style="italic" style:font-style-asian="italic" fo:color="#C9302E" style:text-scale="105%" style:text-position="31.8% 100%"/>
    </style:style>
    <style:style style:name="T3589" style:parent-style-name="Fonteparág.padrão" style:family="text">
      <style:text-properties style:font-name="Palatino Linotype" fo:font-style="italic" style:font-style-asian="italic" fo:color="#C9302E" style:text-scale="105%" fo:font-size="6.5pt" style:font-size-asian="6.5pt"/>
    </style:style>
    <style:style style:name="T3590" style:parent-style-name="Fonteparág.padrão" style:family="text">
      <style:text-properties style:font-name="Palatino Linotype" fo:font-style="italic" style:font-style-asian="italic" fo:color="#C9302E" style:text-scale="105%" style:text-position="31.8% 100%"/>
    </style:style>
    <style:style style:name="P3591" style:parent-style-name="Normal" style:family="paragraph">
      <style:paragraph-properties fo:break-before="column" fo:margin-top="0.0763in" fo:line-height="0.1937in" fo:margin-left="0.159in">
        <style:tab-stops>
          <style:tab-stop style:type="left" style:position="0.2527in"/>
        </style:tab-stops>
      </style:paragraph-properties>
    </style:style>
    <style:style style:name="T3592" style:parent-style-name="Fonteparág.padrão" style:family="text">
      <style:text-properties style:font-name="Times New Roman" fo:color="#C9302E"/>
    </style:style>
    <style:style style:name="T3593" style:parent-style-name="Fonteparág.padrão" style:family="text">
      <style:text-properties style:font-name="Times New Roman" fo:color="#C9302E"/>
    </style:style>
    <style:style style:name="T3594" style:parent-style-name="Fonteparág.padrão" style:family="text">
      <style:text-properties fo:color="#231F20" style:text-position="-44.4% 100%" fo:font-size="9pt" style:font-size-asian="9pt"/>
    </style:style>
    <style:style style:name="P3595" style:parent-style-name="Normal" style:family="paragraph">
      <style:paragraph-properties fo:line-height="0.1993in" fo:margin-left="0.0736in">
        <style:tab-stops/>
      </style:paragraph-properties>
    </style:style>
    <style:style style:name="T3596" style:parent-style-name="Fonteparág.padrão" style:family="text">
      <style:text-properties fo:language="en" fo:country="US" style:language-asian="en" style:country-asian="US" style:language-complex="ar" style:country-complex="SA"/>
    </style:style>
    <style:style style:name="T3597" style:parent-style-name="Fonteparág.padrão" style:family="text">
      <style:text-properties style:font-name="Palatino Linotype" fo:font-style="italic" style:font-style-asian="italic" fo:color="#C9302E" style:text-position="31.8% 100%"/>
    </style:style>
    <style:style style:name="T3598" style:parent-style-name="Fonteparág.padrão" style:family="text">
      <style:text-properties style:font-name="Palatino Linotype" fo:font-style="italic" style:font-style-asian="italic" fo:color="#C9302E" fo:font-size="6.5pt" style:font-size-asian="6.5pt"/>
    </style:style>
    <style:style style:name="S38" style:family="section">
      <style:section-properties fo:margin-left="0in" fo:margin-right="0in" style:writing-mode="lr-tb"/>
    </style:style>
    <style:style style:name="P3599" style:parent-style-name="Corpodetexto" style:family="paragraph">
      <style:text-properties style:font-name="Palatino Linotype" fo:font-style="italic" style:font-style-asian="italic" fo:font-size="10pt" style:font-size-asian="10pt"/>
    </style:style>
    <style:style style:name="P3600" style:parent-style-name="Corpodetexto" style:family="paragraph">
      <style:paragraph-properties fo:margin-top="0.0006in"/>
      <style:text-properties style:font-name="Palatino Linotype" fo:font-style="italic" style:font-style-asian="italic" fo:font-size="10pt" style:font-size-asian="10pt"/>
    </style:style>
    <style:style style:name="P3601" style:parent-style-name="Normal" style:family="paragraph">
      <style:paragraph-properties fo:text-align="justify" fo:margin-left="0.2777in">
        <style:tab-stops/>
      </style:paragraph-properties>
    </style:style>
    <style:style style:name="T3602" style:parent-style-name="Fonteparág.padrão" style:family="text">
      <style:text-properties style:font-name="Arial" fo:color="#C9302E" style:text-scale="95%" fo:font-size="8pt" style:font-size-asian="8pt"/>
    </style:style>
    <style:style style:name="P3603" style:parent-style-name="Corpodetexto" style:family="paragraph">
      <style:paragraph-properties fo:text-align="justify" fo:margin-top="0.1111in" fo:line-height="120%" fo:margin-left="0.2777in" fo:margin-right="0.9791in">
        <style:tab-stops/>
      </style:paragraph-properties>
    </style:style>
    <style:style style:name="T3604" style:parent-style-name="Fonteparág.padrão" style:family="text">
      <style:text-properties fo:color="#231F20"/>
    </style:style>
    <style:style style:name="S39" style:family="section">
      <style:section-properties fo:margin-left="0in" fo:margin-right="0in" style:writing-mode="lr-tb">
        <style:columns fo:column-count="3">
          <style:column style:rel-width="3572*" fo:start-indent="0in" fo:end-indent="0.0138in"/>
          <style:column style:rel-width="787*" fo:start-indent="0.0138in" fo:end-indent="0.0131in"/>
          <style:column style:rel-width="5121*" fo:start-indent="0.0138in" fo:end-indent="0in"/>
        </style:columns>
      </style:section-properties>
    </style:style>
    <style:style style:name="P3605" style:parent-style-name="Corpodetexto" style:family="paragraph">
      <style:text-properties fo:font-size="8pt" style:font-size-asian="8pt"/>
    </style:style>
    <style:style style:name="P3606" style:parent-style-name="Normal" style:family="paragraph">
      <style:paragraph-properties fo:margin-top="0.075in" fo:line-height="0.1118in" fo:margin-left="2.2881in">
        <style:tab-stops/>
      </style:paragraph-properties>
    </style:style>
    <style:style style:name="T3607" style:parent-style-name="Fonteparág.padrão" style:family="text">
      <style:text-properties fo:language="en" fo:country="US" style:language-asian="en" style:country-asian="US" style:language-complex="ar" style:country-complex="SA"/>
    </style:style>
    <style:style style:name="P3608" style:parent-style-name="Normal" style:family="paragraph">
      <style:paragraph-properties fo:line-height="0.1986in"/>
    </style:style>
    <style:style style:name="T3609" style:parent-style-name="Fonteparág.padrão" style:family="text">
      <style:text-properties style:font-name="Palatino Linotype" fo:font-style="italic" style:font-style-asian="italic" fo:color="#C9302E" style:text-scale="92%"/>
    </style:style>
    <style:style style:name="T3610" style:parent-style-name="Fonteparág.padrão" style:family="text">
      <style:text-properties style:font-name="Palatino Linotype" fo:font-style="italic" style:font-style-asian="italic" fo:color="#C9302E" style:text-scale="99%" fo:font-size="6.5pt" style:font-size-asian="6.5pt"/>
    </style:style>
    <style:style style:name="P3611" style:parent-style-name="Normal" style:family="paragraph">
      <style:paragraph-properties fo:line-height="0.1118in" fo:margin-left="2.2993in">
        <style:tab-stops/>
      </style:paragraph-properties>
    </style:style>
    <style:style style:name="T3612" style:parent-style-name="Fonteparág.padrão" style:family="text">
      <style:text-properties style:font-name="Palatino Linotype" fo:font-style="italic" style:font-style-asian="italic" fo:color="#C9302E" fo:font-size="6.5pt" style:font-size-asian="6.5pt"/>
    </style:style>
    <style:style style:name="P3613" style:parent-style-name="Normal" style:family="paragraph">
      <style:paragraph-properties fo:break-before="column" fo:margin-top="0.1951in" fo:margin-left="-0.0013in">
        <style:tab-stops/>
      </style:paragraph-properties>
    </style:style>
    <style:style style:name="T3614" style:parent-style-name="Fonteparág.padrão" style:family="text">
      <style:text-properties style:font-name="Palatino Linotype" fo:font-style="italic" style:font-style-asian="italic" fo:color="#C9302E" style:text-scale="105%" style:text-position="36.3% 100%"/>
    </style:style>
    <style:style style:name="T3615" style:parent-style-name="Fonteparág.padrão" style:family="text">
      <style:text-properties style:font-name="Palatino Linotype" fo:font-style="italic" style:font-style-asian="italic" fo:color="#C9302E" fo:letter-spacing="0.0013in" style:text-scale="105%" style:text-position="31.8% 100%"/>
    </style:style>
    <style:style style:name="T3616" style:parent-style-name="Fonteparág.padrão" style:family="text">
      <style:text-properties style:font-name="Palatino Linotype" fo:font-style="italic" style:font-style-asian="italic" fo:color="#C9302E" fo:letter-spacing="0.0013in" style:text-scale="105%" fo:font-size="6.5pt" style:font-size-asian="6.5pt"/>
    </style:style>
    <style:style style:name="T3617" style:parent-style-name="Fonteparág.padrão" style:family="text">
      <style:text-properties style:font-name="Times New Roman" fo:color="#C9302E" fo:letter-spacing="-0.0111in" style:text-scale="105%" style:text-position="31.8% 100%" fo:font-size="12pt" style:font-size-asian="12pt"/>
    </style:style>
    <style:style style:name="P3618" style:parent-style-name="Normal" style:family="paragraph">
      <style:paragraph-properties fo:break-before="column" fo:line-height="0.3187in" fo:margin-left="0.0458in">
        <style:tab-stops/>
      </style:paragraph-properties>
    </style:style>
    <style:style style:name="T3619" style:parent-style-name="Fonteparág.padrão" style:family="text">
      <style:text-properties style:font-name="Palatino Linotype" fo:font-style="italic" style:font-style-asian="italic" fo:color="#C9302E" fo:letter-spacing="-0.0277in" style:text-scale="105%" style:text-position="-28.5% 100%" fo:font-size="7pt" style:font-size-asian="7pt"/>
    </style:style>
    <style:style style:name="T3620" style:parent-style-name="Fonteparág.padrão" style:family="text">
      <style:text-properties style:font-name="Times New Roman" fo:color="#C9302E" fo:letter-spacing="-0.077in" style:text-scale="75%" style:text-position="40.9% 100%" fo:font-size="14pt" style:font-size-asian="14pt"/>
    </style:style>
    <style:style style:name="T3621" style:parent-style-name="Fonteparág.padrão" style:family="text">
      <style:text-properties style:font-name="Lucida Sans Unicode" fo:color="#C9302E" fo:letter-spacing="-0.0041in" style:text-scale="133%" style:text-position="-45.4% 100%" fo:font-size="5.5pt" style:font-size-asian="5.5pt"/>
    </style:style>
    <style:style style:name="T3622" style:parent-style-name="Fonteparág.padrão" style:family="text">
      <style:text-properties style:font-name="Palatino Linotype" fo:font-style="italic" style:font-style-asian="italic" fo:color="#C9302E" fo:letter-spacing="0.0027in" style:text-scale="86%" style:text-position="-28.5% 100%" fo:font-size="7pt" style:font-size-asian="7pt"/>
    </style:style>
    <style:style style:name="T3623" style:parent-style-name="Fonteparág.padrão" style:family="text">
      <style:text-properties style:font-name="Palatino Linotype" fo:font-style="italic" style:font-style-asian="italic" fo:color="#C9302E" fo:letter-spacing="-0.0013in" style:text-scale="92%" style:text-position="31.8% 100%"/>
    </style:style>
    <style:style style:name="T3624" style:parent-style-name="Fonteparág.padrão" style:family="text">
      <style:text-properties style:font-name="Palatino Linotype" fo:font-style="italic" style:font-style-asian="italic" fo:color="#C9302E" fo:letter-spacing="0.0034in" style:text-scale="96%" fo:font-size="6.5pt" style:font-size-asian="6.5pt"/>
    </style:style>
    <style:style style:name="T3625" style:parent-style-name="Fonteparág.padrão" style:family="text">
      <style:text-properties style:font-name="Palatino Linotype" fo:font-style="italic" style:font-style-asian="italic" fo:color="#C9302E" fo:letter-spacing="0.0034in" fo:font-size="6.5pt" style:font-size-asian="6.5pt"/>
    </style:style>
    <style:style style:name="T3626" style:parent-style-name="Fonteparág.padrão" style:family="text">
      <style:text-properties style:font-name="Palatino Linotype" fo:font-style="italic" style:font-style-asian="italic" fo:color="#C9302E" style:text-scale="104%" fo:font-size="6.5pt" style:font-size-asian="6.5pt"/>
    </style:style>
    <style:style style:name="T3627" style:parent-style-name="Fonteparág.padrão" style:family="text">
      <style:text-properties style:font-name="Palatino Linotype" fo:font-style="italic" style:font-style-asian="italic" fo:color="#C9302E" fo:font-size="6.5pt" style:font-size-asian="6.5pt"/>
    </style:style>
    <style:style style:name="T3628" style:parent-style-name="Fonteparág.padrão" style:family="text">
      <style:text-properties style:font-name="Palatino Linotype" fo:font-style="italic" style:font-style-asian="italic" fo:color="#C9302E" fo:letter-spacing="-0.002in" fo:font-size="6.5pt" style:font-size-asian="6.5pt"/>
    </style:style>
    <style:style style:name="T3629" style:parent-style-name="Fonteparág.padrão" style:family="text">
      <style:text-properties fo:color="#231F20" style:text-scale="91%" style:text-position="-44.4% 100%" fo:font-size="9pt" style:font-size-asian="9pt"/>
    </style:style>
    <style:style style:name="P3630" style:parent-style-name="Normal" style:family="paragraph">
      <style:paragraph-properties fo:line-height="0.1513in" fo:margin-left="0.0743in">
        <style:tab-stops/>
      </style:paragraph-properties>
    </style:style>
    <style:style style:name="T3631" style:parent-style-name="Fonteparág.padrão" style:family="text">
      <style:text-properties fo:language="en" fo:country="US" style:language-asian="en" style:country-asian="US" style:language-complex="ar" style:country-complex="SA"/>
    </style:style>
    <style:style style:name="T3632" style:parent-style-name="Fonteparág.padrão" style:family="text">
      <style:text-properties style:font-name="Times New Roman" fo:color="#C9302E" style:text-scale="95%" fo:font-size="14pt" style:font-size-asian="14pt"/>
    </style:style>
    <style:style style:name="T3633" style:parent-style-name="Fonteparág.padrão" style:family="text">
      <style:text-properties style:font-name="Palatino Linotype" fo:font-style="italic" style:font-style-asian="italic" fo:color="#C9302E" style:text-scale="95%" style:text-position="-4.5% 100%"/>
    </style:style>
    <style:style style:name="S40" style:family="section">
      <style:section-properties fo:margin-left="0in" fo:margin-right="0in" style:writing-mode="lr-tb">
        <style:columns fo:column-count="3">
          <style:column style:rel-width="2481*" fo:start-indent="0in" fo:end-indent="1.0951in"/>
          <style:column style:rel-width="2227*" fo:start-indent="1.0958in" fo:end-indent="0.0138in"/>
          <style:column style:rel-width="4772*" fo:start-indent="0.0138in" fo:end-indent="0in"/>
        </style:columns>
      </style:section-properties>
    </style:style>
    <style:style style:name="P3634" style:parent-style-name="Corpodetexto" style:family="paragraph">
      <style:paragraph-properties fo:margin-top="0.0027in"/>
      <style:text-properties style:font-name="Palatino Linotype" fo:font-style="italic" style:font-style-asian="italic" fo:font-size="12.5pt" style:font-size-asian="12.5pt"/>
    </style:style>
    <style:style style:name="P3635" style:parent-style-name="Corpodetexto" style:family="paragraph">
      <style:paragraph-properties fo:margin-left="0.2777in">
        <style:tab-stops/>
      </style:paragraph-properties>
    </style:style>
    <style:style style:name="T3636" style:parent-style-name="Fonteparág.padrão" style:family="text">
      <style:text-properties fo:color="#231F20"/>
    </style:style>
    <style:style style:name="P3637" style:parent-style-name="Normal" style:family="paragraph">
      <style:paragraph-properties fo:break-before="column" fo:margin-top="0.0208in" fo:margin-left="0.2777in">
        <style:tab-stops/>
      </style:paragraph-properties>
    </style:style>
    <style:style style:name="T3638" style:parent-style-name="Fonteparág.padrão" style:family="text">
      <style:text-properties style:font-name="Palatino Linotype" fo:font-style="italic" style:font-style-asian="italic" fo:color="#C9302E" style:text-scale="110%" style:text-position="7.1% 100%" fo:font-size="7pt" style:font-size-asian="7pt"/>
    </style:style>
    <style:style style:name="T3639" style:parent-style-name="Fonteparág.padrão" style:family="text">
      <style:text-properties style:font-name="Lucida Sans Unicode" fo:color="#C9302E" style:text-scale="110%" fo:font-size="5.5pt" style:font-size-asian="5.5pt"/>
    </style:style>
    <style:style style:name="T3640" style:parent-style-name="Fonteparág.padrão" style:family="text">
      <style:text-properties style:font-name="Palatino Linotype" fo:font-style="italic" style:font-style-asian="italic" fo:color="#C9302E" style:text-scale="110%" style:text-position="7.1% 100%" fo:font-size="7pt" style:font-size-asian="7pt"/>
    </style:style>
    <style:style style:name="P3641" style:parent-style-name="Normal" style:family="paragraph">
      <style:paragraph-properties fo:break-before="column" fo:line-height="0.1159in" fo:margin-left="0.0541in">
        <style:tab-stops/>
      </style:paragraph-properties>
    </style:style>
    <style:style style:name="T3642" style:parent-style-name="Fonteparág.padrão" style:family="text">
      <style:text-properties style:font-name="Palatino Linotype" fo:font-style="italic" style:font-style-asian="italic" fo:color="#C9302E" fo:font-size="6.5pt" style:font-size-asian="6.5pt"/>
    </style:style>
    <style:style style:name="S41" style:family="section">
      <style:section-properties fo:margin-left="0in" fo:margin-right="0in" style:writing-mode="lr-tb">
        <style:columns fo:column-count="2">
          <style:column style:rel-width="836*" fo:start-indent="0in" fo:end-indent="0.0138in"/>
          <style:column style:rel-width="8644*" fo:start-indent="0.0138in" fo:end-indent="0in"/>
        </style:columns>
      </style:section-properties>
    </style:style>
    <style:style style:name="P3643" style:parent-style-name="Corpodetexto" style:family="paragraph">
      <style:text-properties style:font-name="Palatino Linotype" fo:font-style="italic" style:font-style-asian="italic" fo:font-size="7pt" style:font-size-asian="7pt"/>
    </style:style>
    <style:style style:name="P3644" style:parent-style-name="Normal" style:family="paragraph">
      <style:paragraph-properties fo:line-height="0.1118in" fo:margin-left="0.3881in">
        <style:tab-stops/>
      </style:paragraph-properties>
    </style:style>
    <style:style style:name="T3645" style:parent-style-name="Fonteparág.padrão" style:family="text">
      <style:text-properties fo:language="en" fo:country="US" style:language-asian="en" style:country-asian="US" style:language-complex="ar" style:country-complex="SA"/>
    </style:style>
    <style:style style:name="P3646" style:parent-style-name="Normal" style:family="paragraph">
      <style:paragraph-properties fo:line-height="0.1986in"/>
    </style:style>
    <style:style style:name="T3647" style:parent-style-name="Fonteparág.padrão" style:family="text">
      <style:text-properties style:font-name="Palatino Linotype" fo:font-style="italic" style:font-style-asian="italic" fo:color="#C9302E" style:text-scale="92%"/>
    </style:style>
    <style:style style:name="T3648" style:parent-style-name="Fonteparág.padrão" style:family="text">
      <style:text-properties style:font-name="Palatino Linotype" fo:font-style="italic" style:font-style-asian="italic" fo:color="#C9302E" style:text-scale="99%" fo:font-size="6.5pt" style:font-size-asian="6.5pt"/>
    </style:style>
    <style:style style:name="P3649" style:parent-style-name="Normal" style:family="paragraph">
      <style:paragraph-properties fo:line-height="0.1118in" fo:margin-left="0.4in">
        <style:tab-stops/>
      </style:paragraph-properties>
    </style:style>
    <style:style style:name="T3650" style:parent-style-name="Fonteparág.padrão" style:family="text">
      <style:text-properties style:font-name="Palatino Linotype" fo:font-style="italic" style:font-style-asian="italic" fo:color="#C9302E" fo:font-size="6.5pt" style:font-size-asian="6.5pt"/>
    </style:style>
    <style:style style:name="P3651" style:parent-style-name="Corpodetexto" style:family="paragraph">
      <style:paragraph-properties fo:break-before="column" fo:margin-top="0.1069in" fo:line-height="0.193in" fo:margin-left="0.0381in">
        <style:tab-stops/>
      </style:paragraph-properties>
    </style:style>
    <style:style style:name="T3652" style:parent-style-name="Fonteparág.padrão" style:family="text">
      <style:text-properties fo:color="#231F20"/>
    </style:style>
    <style:style style:name="T3653" style:parent-style-name="Fonteparág.padrão" style:family="text">
      <style:text-properties style:font-name="Palatino Linotype" fo:font-style="italic" style:font-style-asian="italic" fo:color="#C9302E" fo:font-size="11pt" style:font-size-asian="11pt"/>
    </style:style>
    <style:style style:name="T3654" style:parent-style-name="Fonteparág.padrão" style:family="text">
      <style:text-properties fo:color="#231F20"/>
    </style:style>
    <style:style style:name="T3655" style:parent-style-name="Fonteparág.padrão" style:family="text">
      <style:text-properties style:font-name="Palatino Linotype" fo:font-style="italic" style:font-style-asian="italic" fo:color="#C9302E" fo:font-size="11pt" style:font-size-asian="11pt"/>
    </style:style>
    <style:style style:name="T3656" style:parent-style-name="Fonteparág.padrão" style:family="text">
      <style:text-properties fo:color="#231F20"/>
    </style:style>
    <style:style style:name="T3657" style:parent-style-name="Fonteparág.padrão" style:family="text">
      <style:text-properties style:font-name="Palatino Linotype" fo:font-style="italic" style:font-style-asian="italic" fo:color="#C9302E" fo:font-size="11pt" style:font-size-asian="11pt"/>
    </style:style>
    <style:style style:name="P3658" style:parent-style-name="Corpodetexto" style:family="paragraph">
      <style:paragraph-properties fo:line-height="0.193in" fo:margin-left="0.0381in">
        <style:tab-stops/>
      </style:paragraph-properties>
    </style:style>
    <style:style style:name="T3659" style:parent-style-name="Fonteparág.padrão" style:family="text">
      <style:text-properties fo:color="#231F20"/>
    </style:style>
    <style:style style:name="T3660" style:parent-style-name="Fonteparág.padrão" style:family="text">
      <style:text-properties style:font-name="Palatino Linotype" fo:font-style="italic" style:font-style-asian="italic" fo:color="#C9302E" fo:font-size="11pt" style:font-size-asian="11pt"/>
    </style:style>
    <style:style style:name="T3661" style:parent-style-name="Fonteparág.padrão" style:family="text">
      <style:text-properties fo:color="#231F20"/>
    </style:style>
    <style:style style:name="S42" style:family="section">
      <style:section-properties fo:margin-left="0in" fo:margin-right="0in" style:writing-mode="lr-tb"/>
    </style:style>
    <style:style style:name="P3662" style:parent-style-name="Corpodetexto" style:family="paragraph">
      <style:paragraph-properties fo:margin-top="0.0395in" fo:margin-left="0.5215in">
        <style:tab-stops/>
      </style:paragraph-properties>
    </style:style>
    <style:style style:name="T3663" style:parent-style-name="Fonteparág.padrão" style:family="text">
      <style:text-properties style:font-name="Palatino Linotype" fo:font-style="italic" style:font-style-asian="italic" fo:color="#C9302E" style:text-position="5.5% 100%" fo:font-size="11pt" style:font-size-asian="11pt"/>
    </style:style>
    <style:style style:name="T3664" style:parent-style-name="Fonteparág.padrão" style:family="text">
      <style:text-properties fo:color="#231F20"/>
    </style:style>
    <style:style style:name="T3665" style:parent-style-name="Fonteparág.padrão" style:family="text">
      <style:text-properties style:font-name="Palatino Linotype" fo:font-style="italic" style:font-style-asian="italic" fo:color="#C9302E" fo:font-size="11pt" style:font-size-asian="11pt"/>
    </style:style>
    <style:style style:name="T3666" style:parent-style-name="Fonteparág.padrão" style:family="text">
      <style:text-properties fo:color="#231F20"/>
    </style:style>
    <style:style style:name="T3667" style:parent-style-name="Fonteparág.padrão" style:family="text">
      <style:text-properties style:font-name="Palatino Linotype" fo:font-style="italic" style:font-style-asian="italic" fo:color="#C9302E" fo:font-size="11pt" style:font-size-asian="11pt"/>
    </style:style>
    <style:style style:name="T3668" style:parent-style-name="Fonteparág.padrão" style:family="text">
      <style:text-properties fo:color="#231F20"/>
    </style:style>
    <style:style style:name="T3669" style:parent-style-name="Fonteparág.padrão" style:family="text">
      <style:text-properties style:font-name="Palatino Linotype" fo:font-style="italic" style:font-style-asian="italic" fo:color="#C9302E" fo:font-size="11pt" style:font-size-asian="11pt"/>
    </style:style>
    <style:style style:name="T3670" style:parent-style-name="Fonteparág.padrão" style:family="text">
      <style:text-properties fo:color="#231F20"/>
    </style:style>
    <style:style style:name="P3671" style:parent-style-name="Corpodetexto" style:family="paragraph">
      <style:paragraph-properties fo:margin-top="0.0229in" fo:margin-left="0.5173in">
        <style:tab-stops/>
      </style:paragraph-properties>
    </style:style>
    <style:style style:name="T3672" style:parent-style-name="Fonteparág.padrão" style:family="text">
      <style:text-properties style:font-name="Palatino Linotype" fo:font-style="italic" style:font-style-asian="italic" fo:color="#C9302E" style:text-position="5.5% 100%" fo:font-size="11pt" style:font-size-asian="11pt"/>
    </style:style>
    <style:style style:name="T3673" style:parent-style-name="Fonteparág.padrão" style:family="text">
      <style:text-properties fo:color="#231F20"/>
    </style:style>
    <style:style style:name="T3674" style:parent-style-name="Fonteparág.padrão" style:family="text">
      <style:text-properties style:font-name="Palatino Linotype" fo:font-style="italic" style:font-style-asian="italic" fo:color="#C9302E" fo:font-size="11pt" style:font-size-asian="11pt"/>
    </style:style>
    <style:style style:name="T3675" style:parent-style-name="Fonteparág.padrão" style:family="text">
      <style:text-properties fo:color="#231F20"/>
    </style:style>
    <style:style style:name="T3676" style:parent-style-name="Fonteparág.padrão" style:family="text">
      <style:text-properties style:font-name="Palatino Linotype" fo:font-style="italic" style:font-style-asian="italic" fo:color="#C9302E" fo:font-size="11pt" style:font-size-asian="11pt"/>
    </style:style>
    <style:style style:name="T3677" style:parent-style-name="Fonteparág.padrão" style:family="text">
      <style:text-properties fo:color="#231F20"/>
    </style:style>
    <style:style style:name="T3678" style:parent-style-name="Fonteparág.padrão" style:family="text">
      <style:text-properties style:font-name="Palatino Linotype" fo:font-style="italic" style:font-style-asian="italic" fo:color="#C9302E" fo:font-size="11pt" style:font-size-asian="11pt"/>
    </style:style>
    <style:style style:name="T3679" style:parent-style-name="Fonteparág.padrão" style:family="text">
      <style:text-properties fo:color="#231F20"/>
    </style:style>
    <style:style style:name="P3680" style:parent-style-name="Corpodetexto" style:master-page-name="MP43" style:family="paragraph">
      <style:paragraph-properties fo:break-before="page"/>
      <style:text-properties fo:font-size="10pt" style:font-size-asian="10pt"/>
    </style:style>
    <style:style style:name="P3702" style:parent-style-name="Corpodetexto" style:family="paragraph">
      <style:text-properties fo:font-size="10pt" style:font-size-asian="10pt"/>
    </style:style>
    <style:style style:name="P3703" style:parent-style-name="Corpodetexto" style:family="paragraph">
      <style:paragraph-properties fo:margin-top="0.002in"/>
      <style:text-properties fo:font-size="10pt" style:font-size-asian="10pt"/>
    </style:style>
    <style:style style:name="P3704" style:parent-style-name="Normal" style:family="paragraph">
      <style:paragraph-properties fo:margin-left="0.0812in">
        <style:tab-stops/>
      </style:paragraph-properties>
    </style:style>
    <style:style style:name="T3705" style:parent-style-name="Fonteparág.padrão" style:family="text">
      <style:text-properties style:font-name="Arial" fo:color="#C9302E" style:text-scale="95%" fo:font-size="8pt" style:font-size-asian="8pt"/>
    </style:style>
    <style:style style:name="P3706" style:parent-style-name="Corpodetexto" style:family="paragraph">
      <style:paragraph-properties fo:text-align="justify" fo:margin-top="0.1111in" fo:line-height="120%" fo:margin-left="0.0812in" fo:margin-right="1.1756in">
        <style:tab-stops/>
      </style:paragraph-properties>
    </style:style>
    <style:style style:name="T3707" style:parent-style-name="Fonteparág.padrão" style:family="text">
      <style:text-properties fo:language="en" fo:country="US" style:language-asian="en" style:country-asian="US" style:language-complex="ar" style:country-complex="SA"/>
    </style:style>
    <style:style style:name="P3708" style:parent-style-name="Normal" style:family="paragraph">
      <style:paragraph-properties fo:line-height="0.1986in"/>
    </style:style>
    <style:style style:name="T3709" style:parent-style-name="Fonteparág.padrão" style:family="text">
      <style:text-properties fo:color="#231F20" fo:font-size="9pt" style:font-size-asian="9pt"/>
    </style:style>
    <style:style style:name="T3710" style:parent-style-name="Fonteparág.padrão" style:family="text">
      <style:text-properties fo:color="#231F20" fo:letter-spacing="-0.0118in" fo:font-size="9pt" style:font-size-asian="9pt"/>
    </style:style>
    <style:style style:name="T3711" style:parent-style-name="Fonteparág.padrão" style:family="text">
      <style:text-properties style:font-name="Palatino Linotype" fo:font-style="italic" style:font-style-asian="italic" fo:color="#C9302E" fo:letter-spacing="-0.0131in"/>
    </style:style>
    <style:style style:name="T3712" style:parent-style-name="Fonteparág.padrão" style:family="text">
      <style:text-properties fo:language="en" fo:country="US" style:language-asian="en" style:country-asian="US" style:language-complex="ar" style:country-complex="SA"/>
    </style:style>
    <style:style style:name="P3713" style:parent-style-name="Corpodetexto" style:family="paragraph">
      <style:paragraph-properties fo:line-height="0.1409in"/>
    </style:style>
    <style:style style:name="T3714" style:parent-style-name="Fonteparág.padrão" style:family="text">
      <style:text-properties fo:color="#231F20" style:text-scale="91%"/>
    </style:style>
    <style:style style:name="T3715" style:parent-style-name="Fonteparág.padrão" style:family="text">
      <style:text-properties fo:color="#231F20"/>
    </style:style>
    <style:style style:name="T3716" style:parent-style-name="Fonteparág.padrão" style:family="text">
      <style:text-properties fo:color="#231F20" fo:letter-spacing="0.002in"/>
    </style:style>
    <style:style style:name="T3717" style:parent-style-name="Fonteparág.padrão" style:family="text">
      <style:text-properties fo:color="#231F20" fo:letter-spacing="0.0013in"/>
    </style:style>
    <style:style style:name="T3718" style:parent-style-name="Fonteparág.padrão" style:family="text">
      <style:text-properties fo:color="#231F20"/>
    </style:style>
    <style:style style:name="T3719" style:parent-style-name="Fonteparág.padrão" style:family="text">
      <style:text-properties fo:color="#231F20" fo:letter-spacing="0.002in"/>
    </style:style>
    <style:style style:name="T3720" style:parent-style-name="Fonteparág.padrão" style:family="text">
      <style:text-properties fo:color="#231F20"/>
    </style:style>
    <style:style style:name="T3721" style:parent-style-name="Fonteparág.padrão" style:family="text">
      <style:text-properties fo:color="#231F20" fo:letter-spacing="0.002in"/>
    </style:style>
    <style:style style:name="T3722" style:parent-style-name="Fonteparág.padrão" style:family="text">
      <style:text-properties fo:color="#231F20"/>
    </style:style>
    <style:style style:name="T3723" style:parent-style-name="Fonteparág.padrão" style:family="text">
      <style:text-properties fo:color="#231F20" fo:letter-spacing="0.002in"/>
    </style:style>
    <style:style style:name="T3724" style:parent-style-name="Fonteparág.padrão" style:family="text">
      <style:text-properties fo:color="#231F20"/>
    </style:style>
    <style:style style:name="T3725" style:parent-style-name="Fonteparág.padrão" style:family="text">
      <style:text-properties fo:color="#231F20" fo:letter-spacing="0.002in"/>
    </style:style>
    <style:style style:name="T3726" style:parent-style-name="Fonteparág.padrão" style:family="text">
      <style:text-properties fo:color="#231F20" fo:letter-spacing="0.0027in"/>
    </style:style>
    <style:style style:name="T3727" style:parent-style-name="Fonteparág.padrão" style:family="text">
      <style:text-properties fo:color="#231F20" fo:letter-spacing="0.002in"/>
    </style:style>
    <style:style style:name="T3728" style:parent-style-name="Fonteparág.padrão" style:family="text">
      <style:text-properties fo:color="#231F20" fo:letter-spacing="-0.0187in"/>
    </style:style>
    <style:style style:name="T3729" style:parent-style-name="Fonteparág.padrão" style:family="text">
      <style:text-properties fo:color="#231F20" fo:letter-spacing="0.002in"/>
    </style:style>
    <style:style style:name="T3730" style:parent-style-name="Fonteparág.padrão" style:family="text">
      <style:text-properties fo:color="#231F20" fo:letter-spacing="-0.0187in"/>
    </style:style>
    <style:style style:name="T3731" style:parent-style-name="Fonteparág.padrão" style:family="text">
      <style:text-properties fo:color="#231F20" fo:letter-spacing="0.002in"/>
    </style:style>
    <style:style style:name="T3732" style:parent-style-name="Fonteparág.padrão" style:family="text">
      <style:text-properties fo:color="#231F20" fo:letter-spacing="-0.018in"/>
    </style:style>
    <style:style style:name="T3733" style:parent-style-name="Fonteparág.padrão" style:family="text">
      <style:text-properties fo:color="#231F20"/>
    </style:style>
    <style:style style:name="T3734" style:parent-style-name="Fonteparág.padrão" style:family="text">
      <style:text-properties fo:color="#231F20" fo:letter-spacing="-0.0187in"/>
    </style:style>
    <style:style style:name="T3735" style:parent-style-name="Fonteparág.padrão" style:family="text">
      <style:text-properties fo:color="#231F20" fo:letter-spacing="0.002in"/>
    </style:style>
    <style:style style:name="T3736" style:parent-style-name="Fonteparág.padrão" style:family="text">
      <style:text-properties fo:color="#231F20" fo:letter-spacing="-0.0187in"/>
    </style:style>
    <style:style style:name="T3737" style:parent-style-name="Fonteparág.padrão" style:family="text">
      <style:text-properties fo:color="#231F20" fo:letter-spacing="0.002in"/>
    </style:style>
    <style:style style:name="T3738" style:parent-style-name="Fonteparág.padrão" style:family="text">
      <style:text-properties fo:color="#231F20" fo:letter-spacing="-0.018in"/>
    </style:style>
    <style:style style:name="T3739" style:parent-style-name="Fonteparág.padrão" style:family="text">
      <style:text-properties fo:color="#231F20"/>
    </style:style>
    <style:style style:name="T3740" style:parent-style-name="Fonteparág.padrão" style:family="text">
      <style:text-properties fo:color="#231F20" fo:letter-spacing="-0.0187in"/>
    </style:style>
    <style:style style:name="T3741" style:parent-style-name="Fonteparág.padrão" style:family="text">
      <style:text-properties fo:color="#231F20" fo:letter-spacing="0.002in"/>
    </style:style>
    <style:style style:name="T3742" style:parent-style-name="Fonteparág.padrão" style:family="text">
      <style:text-properties fo:color="#231F20" fo:letter-spacing="-0.018in"/>
    </style:style>
    <style:style style:name="T3743" style:parent-style-name="Fonteparág.padrão" style:family="text">
      <style:text-properties fo:color="#231F20"/>
    </style:style>
    <style:style style:name="T3744" style:parent-style-name="Fonteparág.padrão" style:family="text">
      <style:text-properties fo:color="#231F20" fo:letter-spacing="-0.0187in"/>
    </style:style>
    <style:style style:name="T3745" style:parent-style-name="Fonteparág.padrão" style:family="text">
      <style:text-properties fo:color="#231F20" fo:letter-spacing="0.0013in"/>
    </style:style>
    <style:style style:name="T3746" style:parent-style-name="Fonteparág.padrão" style:family="text">
      <style:text-properties fo:color="#231F20" fo:letter-spacing="-0.0187in"/>
    </style:style>
    <style:style style:name="T3747" style:parent-style-name="Fonteparág.padrão" style:family="text">
      <style:text-properties fo:color="#231F20" fo:letter-spacing="0.002in"/>
    </style:style>
    <style:style style:name="T3748" style:parent-style-name="Fonteparág.padrão" style:family="text">
      <style:text-properties fo:color="#231F20" fo:letter-spacing="-0.018in"/>
    </style:style>
    <style:style style:name="T3749" style:parent-style-name="Fonteparág.padrão" style:family="text">
      <style:text-properties fo:color="#231F20"/>
    </style:style>
    <style:style style:name="T3750" style:parent-style-name="Fonteparág.padrão" style:family="text">
      <style:text-properties fo:color="#231F20" fo:letter-spacing="-0.0187in"/>
    </style:style>
    <style:style style:name="T3751" style:parent-style-name="Fonteparág.padrão" style:family="text">
      <style:text-properties fo:color="#231F20" fo:letter-spacing="0.0027in"/>
    </style:style>
    <style:style style:name="T3752" style:parent-style-name="Fonteparág.padrão" style:family="text">
      <style:text-properties fo:color="#231F20"/>
    </style:style>
    <style:style style:name="T3753" style:parent-style-name="Fonteparág.padrão" style:family="text">
      <style:text-properties fo:color="#231F20" fo:letter-spacing="-0.0034in"/>
    </style:style>
    <style:style style:name="T3754" style:parent-style-name="Fonteparág.padrão" style:family="text">
      <style:text-properties fo:color="#231F20" fo:letter-spacing="0.002in"/>
    </style:style>
    <style:style style:name="T3755" style:parent-style-name="Fonteparág.padrão" style:family="text">
      <style:text-properties fo:color="#231F20" fo:letter-spacing="-0.0027in"/>
    </style:style>
    <style:style style:name="T3756" style:parent-style-name="Fonteparág.padrão" style:family="text">
      <style:text-properties fo:color="#231F20"/>
    </style:style>
    <style:style style:name="T3757" style:parent-style-name="Fonteparág.padrão" style:family="text">
      <style:text-properties fo:color="#231F20" fo:letter-spacing="-0.0034in"/>
    </style:style>
    <style:style style:name="T3758" style:parent-style-name="Fonteparág.padrão" style:family="text">
      <style:text-properties fo:color="#231F20" fo:letter-spacing="0.002in"/>
    </style:style>
    <style:style style:name="T3759" style:parent-style-name="Fonteparág.padrão" style:family="text">
      <style:text-properties fo:color="#231F20" fo:letter-spacing="-0.0027in"/>
    </style:style>
    <style:style style:name="T3760" style:parent-style-name="Fonteparág.padrão" style:family="text">
      <style:text-properties fo:color="#231F20"/>
    </style:style>
    <style:style style:name="T3761" style:parent-style-name="Fonteparág.padrão" style:family="text">
      <style:text-properties fo:color="#231F20" fo:letter-spacing="-0.0034in"/>
    </style:style>
    <style:style style:name="T3762" style:parent-style-name="Fonteparág.padrão" style:family="text">
      <style:text-properties fo:color="#231F20" fo:letter-spacing="0.002in"/>
    </style:style>
    <style:style style:name="T3763" style:parent-style-name="Fonteparág.padrão" style:family="text">
      <style:text-properties fo:color="#231F20" fo:letter-spacing="-0.0027in"/>
    </style:style>
    <style:style style:name="T3764" style:parent-style-name="Fonteparág.padrão" style:family="text">
      <style:text-properties fo:color="#231F20" fo:letter-spacing="0.002in"/>
    </style:style>
    <style:style style:name="T3765" style:parent-style-name="Fonteparág.padrão" style:family="text">
      <style:text-properties fo:color="#231F20" fo:letter-spacing="-0.0027in"/>
    </style:style>
    <style:style style:name="T3766" style:parent-style-name="Fonteparág.padrão" style:family="text">
      <style:text-properties fo:color="#231F20"/>
    </style:style>
    <style:style style:name="T3767" style:parent-style-name="Fonteparág.padrão" style:family="text">
      <style:text-properties fo:color="#231F20" fo:letter-spacing="-0.0034in"/>
    </style:style>
    <style:style style:name="T3768" style:parent-style-name="Fonteparág.padrão" style:family="text">
      <style:text-properties fo:color="#231F20"/>
    </style:style>
    <style:style style:name="T3769" style:parent-style-name="Fonteparág.padrão" style:family="text">
      <style:text-properties fo:color="#231F20" fo:letter-spacing="-0.0027in"/>
    </style:style>
    <style:style style:name="T3770" style:parent-style-name="Fonteparág.padrão" style:family="text">
      <style:text-properties fo:color="#231F20" fo:letter-spacing="0.002in"/>
    </style:style>
    <style:style style:name="T3771" style:parent-style-name="Fonteparág.padrão" style:family="text">
      <style:text-properties fo:color="#231F20" fo:letter-spacing="-0.0034in"/>
    </style:style>
    <style:style style:name="T3772" style:parent-style-name="Fonteparág.padrão" style:family="text">
      <style:text-properties fo:color="#231F20" fo:letter-spacing="0.0013in"/>
    </style:style>
    <style:style style:name="T3773" style:parent-style-name="Fonteparág.padrão" style:family="text">
      <style:text-properties fo:color="#231F20" fo:letter-spacing="-0.0027in"/>
    </style:style>
    <style:style style:name="T3774" style:parent-style-name="Fonteparág.padrão" style:family="text">
      <style:text-properties fo:color="#231F20"/>
    </style:style>
    <style:style style:name="T3775" style:parent-style-name="Fonteparág.padrão" style:family="text">
      <style:text-properties fo:color="#231F20" fo:letter-spacing="-0.0034in"/>
    </style:style>
    <style:style style:name="T3776" style:parent-style-name="Fonteparág.padrão" style:family="text">
      <style:text-properties fo:color="#231F20" fo:letter-spacing="0.002in"/>
    </style:style>
    <style:style style:name="T3777" style:parent-style-name="Fonteparág.padrão" style:family="text">
      <style:text-properties fo:color="#231F20" fo:letter-spacing="-0.0027in"/>
    </style:style>
    <style:style style:name="T3778" style:parent-style-name="Fonteparág.padrão" style:family="text">
      <style:text-properties fo:color="#231F20"/>
    </style:style>
    <style:style style:name="T3779" style:parent-style-name="Fonteparág.padrão" style:family="text">
      <style:text-properties fo:color="#231F20" fo:letter-spacing="-0.0027in"/>
    </style:style>
    <style:style style:name="T3780" style:parent-style-name="Fonteparág.padrão" style:family="text">
      <style:text-properties fo:color="#231F20" fo:letter-spacing="0.002in"/>
    </style:style>
    <style:style style:name="T3781" style:parent-style-name="Fonteparág.padrão" style:family="text">
      <style:text-properties fo:color="#231F20" fo:letter-spacing="-0.0034in"/>
    </style:style>
    <style:style style:name="T3782" style:parent-style-name="Fonteparág.padrão" style:family="text">
      <style:text-properties fo:color="#231F20" fo:letter-spacing="0.0013in"/>
    </style:style>
    <style:style style:name="T3783" style:parent-style-name="Fonteparág.padrão" style:family="text">
      <style:text-properties fo:color="#231F20" fo:letter-spacing="-0.0027in"/>
    </style:style>
    <style:style style:name="T3784" style:parent-style-name="Fonteparág.padrão" style:family="text">
      <style:text-properties fo:color="#231F20" fo:letter-spacing="0.0027in"/>
    </style:style>
    <style:style style:name="T3785" style:parent-style-name="Fonteparág.padrão" style:family="text">
      <style:text-properties fo:color="#231F20"/>
    </style:style>
    <style:style style:name="T3786" style:parent-style-name="Fonteparág.padrão" style:family="text">
      <style:text-properties fo:color="#231F20" fo:letter-spacing="0.002in"/>
    </style:style>
    <style:style style:name="T3787" style:parent-style-name="Fonteparág.padrão" style:family="text">
      <style:text-properties fo:color="#231F20" fo:letter-spacing="0.002in"/>
    </style:style>
    <style:style style:name="T3788" style:parent-style-name="Fonteparág.padrão" style:family="text">
      <style:text-properties fo:color="#231F20"/>
    </style:style>
    <style:style style:name="T3789" style:parent-style-name="Fonteparág.padrão" style:family="text">
      <style:text-properties fo:color="#231F20" fo:letter-spacing="0.002in"/>
    </style:style>
    <style:style style:name="T3790" style:parent-style-name="Fonteparág.padrão" style:family="text">
      <style:text-properties fo:color="#231F20"/>
    </style:style>
    <style:style style:name="T3791" style:parent-style-name="Fonteparág.padrão" style:family="text">
      <style:text-properties fo:color="#231F20" fo:letter-spacing="0.002in"/>
    </style:style>
    <style:style style:name="T3792" style:parent-style-name="Fonteparág.padrão" style:family="text">
      <style:text-properties fo:color="#231F20" fo:letter-spacing="0.0013in"/>
    </style:style>
    <style:style style:name="T3793" style:parent-style-name="Fonteparág.padrão" style:family="text">
      <style:text-properties fo:color="#231F20"/>
    </style:style>
    <style:style style:name="T3794" style:parent-style-name="Fonteparág.padrão" style:family="text">
      <style:text-properties fo:color="#231F20" fo:letter-spacing="0.002in"/>
    </style:style>
    <style:style style:name="T3795" style:parent-style-name="Fonteparág.padrão" style:family="text">
      <style:text-properties fo:color="#231F20" fo:letter-spacing="0.0027in"/>
    </style:style>
    <style:style style:name="T3796" style:parent-style-name="Fonteparág.padrão" style:family="text">
      <style:text-properties fo:color="#231F20" fo:letter-spacing="0.002in"/>
    </style:style>
    <style:style style:name="T3797" style:parent-style-name="Fonteparág.padrão" style:family="text">
      <style:text-properties fo:color="#231F20"/>
    </style:style>
    <style:style style:name="T3798" style:parent-style-name="Fonteparág.padrão" style:family="text">
      <style:text-properties fo:color="#231F20" fo:letter-spacing="0.002in"/>
    </style:style>
    <style:style style:name="T3799" style:parent-style-name="Fonteparág.padrão" style:family="text">
      <style:text-properties fo:color="#231F20"/>
    </style:style>
    <style:style style:name="T3800" style:parent-style-name="Fonteparág.padrão" style:family="text">
      <style:text-properties fo:color="#231F20" fo:letter-spacing="0.002in"/>
    </style:style>
    <style:style style:name="T3801" style:parent-style-name="Fonteparág.padrão" style:family="text">
      <style:text-properties fo:color="#231F20" fo:letter-spacing="0.0013in"/>
    </style:style>
    <style:style style:name="T3802" style:parent-style-name="Fonteparág.padrão" style:family="text">
      <style:text-properties fo:color="#231F20"/>
    </style:style>
    <style:style style:name="T3803" style:parent-style-name="Fonteparág.padrão" style:family="text">
      <style:text-properties fo:color="#231F20" fo:letter-spacing="0.002in"/>
    </style:style>
    <style:style style:name="T3804" style:parent-style-name="Fonteparág.padrão" style:family="text">
      <style:text-properties fo:color="#231F20"/>
    </style:style>
    <style:style style:name="T3805" style:parent-style-name="Fonteparág.padrão" style:family="text">
      <style:text-properties fo:color="#231F20" fo:letter-spacing="0.002in"/>
    </style:style>
    <style:style style:name="T3806" style:parent-style-name="Fonteparág.padrão" style:family="text">
      <style:text-properties fo:color="#231F20"/>
    </style:style>
    <style:style style:name="T3807" style:parent-style-name="Fonteparág.padrão" style:family="text">
      <style:text-properties fo:color="#231F20" fo:letter-spacing="0.002in"/>
    </style:style>
    <style:style style:name="T3808" style:parent-style-name="Fonteparág.padrão" style:family="text">
      <style:text-properties fo:color="#231F20"/>
    </style:style>
    <style:style style:name="T3809" style:parent-style-name="Fonteparág.padrão" style:family="text">
      <style:text-properties fo:color="#231F20" fo:letter-spacing="0.002in"/>
    </style:style>
    <style:style style:name="T3810" style:parent-style-name="Fonteparág.padrão" style:family="text">
      <style:text-properties fo:color="#231F20"/>
    </style:style>
    <style:style style:name="T3811" style:parent-style-name="Fonteparág.padrão" style:family="text">
      <style:text-properties fo:color="#231F20" fo:letter-spacing="0.002in"/>
    </style:style>
    <style:style style:name="T3812" style:parent-style-name="Fonteparág.padrão" style:family="text">
      <style:text-properties fo:color="#231F20"/>
    </style:style>
    <style:style style:name="T3813" style:parent-style-name="Fonteparág.padrão" style:family="text">
      <style:text-properties fo:color="#231F20" fo:letter-spacing="0.002in"/>
    </style:style>
    <style:style style:name="T3814" style:parent-style-name="Fonteparág.padrão" style:family="text">
      <style:text-properties fo:color="#231F20" fo:letter-spacing="0.0013in"/>
    </style:style>
    <style:style style:name="T3815" style:parent-style-name="Fonteparág.padrão" style:family="text">
      <style:text-properties fo:color="#231F20" fo:letter-spacing="0.002in"/>
    </style:style>
    <style:style style:name="T3816" style:parent-style-name="Fonteparág.padrão" style:family="text">
      <style:text-properties fo:color="#231F20" fo:letter-spacing="0.0027in"/>
    </style:style>
    <style:style style:name="T3817" style:parent-style-name="Fonteparág.padrão" style:family="text">
      <style:text-properties fo:color="#231F20" fo:letter-spacing="0.002in"/>
    </style:style>
    <style:style style:name="T3818" style:parent-style-name="Fonteparág.padrão" style:family="text">
      <style:text-properties fo:color="#231F20" fo:letter-spacing="0.0013in"/>
    </style:style>
    <style:style style:name="T3819" style:parent-style-name="Fonteparág.padrão" style:family="text">
      <style:text-properties fo:color="#231F20" fo:letter-spacing="0.002in"/>
    </style:style>
    <style:style style:name="T3820" style:parent-style-name="Fonteparág.padrão" style:family="text">
      <style:text-properties fo:color="#231F20"/>
    </style:style>
    <style:style style:name="T3821" style:parent-style-name="Fonteparág.padrão" style:family="text">
      <style:text-properties style:font-name="Calibri" fo:font-style="italic" style:font-style-asian="italic" fo:color="#231F20" fo:letter-spacing="0.002in"/>
    </style:style>
    <style:style style:name="T3822" style:parent-style-name="Fonteparág.padrão" style:family="text">
      <style:text-properties fo:color="#231F20" fo:letter-spacing="0.002in"/>
    </style:style>
    <style:style style:name="T3823" style:parent-style-name="Fonteparág.padrão" style:family="text">
      <style:text-properties fo:color="#231F20"/>
    </style:style>
    <style:style style:name="T3824" style:parent-style-name="Fonteparág.padrão" style:family="text">
      <style:text-properties fo:color="#231F20" fo:letter-spacing="0.002in"/>
    </style:style>
    <style:style style:name="T3825" style:parent-style-name="Fonteparág.padrão" style:family="text">
      <style:text-properties fo:color="#231F20" fo:letter-spacing="0.0013in"/>
    </style:style>
    <style:style style:name="T3826" style:parent-style-name="Fonteparág.padrão" style:family="text">
      <style:text-properties fo:color="#231F20" fo:letter-spacing="0.002in"/>
    </style:style>
    <style:style style:name="T3827" style:parent-style-name="Fonteparág.padrão" style:family="text">
      <style:text-properties fo:color="#231F20" fo:letter-spacing="0.0027in"/>
    </style:style>
    <style:style style:name="P3828" style:parent-style-name="Normal" style:family="paragraph">
      <style:paragraph-properties fo:line-height="0.0791in" fo:margin-left="0.3319in">
        <style:tab-stops/>
      </style:paragraph-properties>
    </style:style>
    <style:style style:name="T3829" style:parent-style-name="Fonteparág.padrão" style:family="text">
      <style:text-properties style:font-name="Palatino Linotype" fo:font-style="italic" style:font-style-asian="italic" fo:color="#C9302E" fo:font-size="6.5pt" style:font-size-asian="6.5pt"/>
    </style:style>
    <style:style style:name="P3830" style:parent-style-name="Normal" style:family="paragraph">
      <style:paragraph-properties fo:line-height="0.1118in" fo:margin-left="0.3409in">
        <style:tab-stops/>
      </style:paragraph-properties>
    </style:style>
    <style:style style:name="T3831" style:parent-style-name="Fonteparág.padrão" style:family="text">
      <style:text-properties style:font-name="Palatino Linotype" fo:font-style="italic" style:font-style-asian="italic" fo:color="#C9302E" fo:font-size="6.5pt" style:font-size-asian="6.5pt"/>
    </style:style>
    <style:style style:name="P3832" style:parent-style-name="Corpodetexto" style:family="paragraph">
      <style:paragraph-properties fo:margin-top="0.0062in"/>
      <style:text-properties style:font-name="Palatino Linotype" fo:font-style="italic" style:font-style-asian="italic" fo:font-size="14.5pt" style:font-size-asian="14.5pt"/>
    </style:style>
    <style:style style:name="P3833" style:parent-style-name="Normal" style:family="paragraph">
      <style:paragraph-properties fo:margin-top="0.0666in" fo:margin-left="0.0812in">
        <style:tab-stops/>
      </style:paragraph-properties>
    </style:style>
    <style:style style:name="T3834" style:parent-style-name="Fonteparág.padrão" style:family="text">
      <style:text-properties style:font-name="Arial" fo:color="#C9302E" fo:font-size="8pt" style:font-size-asian="8pt"/>
    </style:style>
    <style:style style:name="P3835" style:parent-style-name="Corpodetexto" style:family="paragraph">
      <style:paragraph-properties fo:margin-top="0.1104in" fo:line-height="120%" fo:margin-left="0.0812in" fo:margin-right="0.9118in">
        <style:tab-stops/>
      </style:paragraph-properties>
    </style:style>
    <style:style style:name="T3836" style:parent-style-name="Fonteparág.padrão" style:family="text">
      <style:text-properties fo:color="#231F20"/>
    </style:style>
    <style:style style:name="T3837" style:parent-style-name="Fonteparág.padrão" style:family="text">
      <style:text-properties fo:color="#231F20"/>
    </style:style>
    <style:style style:name="P3838" style:parent-style-name="Corpodetexto" style:family="paragraph">
      <style:paragraph-properties fo:margin-top="0.0347in" fo:margin-left="0.0812in">
        <style:tab-stops/>
      </style:paragraph-properties>
    </style:style>
    <style:style style:name="T3839" style:parent-style-name="Fonteparág.padrão" style:family="text">
      <style:text-properties fo:language="en" fo:country="US" style:language-asian="en" style:country-asian="US" style:language-complex="ar" style:country-complex="SA"/>
    </style:style>
    <style:style style:name="P3840" style:parent-style-name="Normal" style:family="paragraph">
      <style:paragraph-properties fo:line-height="0.1159in"/>
    </style:style>
    <style:style style:name="T3841" style:parent-style-name="Fonteparág.padrão" style:family="text">
      <style:text-properties style:font-name="Palatino Linotype" fo:font-style="italic" style:font-style-asian="italic" fo:color="#C9302E" fo:font-size="6.5pt" style:font-size-asian="6.5pt"/>
    </style:style>
    <style:style style:name="T3842" style:parent-style-name="Fonteparág.padrão" style:family="text">
      <style:text-properties fo:color="#231F20"/>
    </style:style>
    <style:style style:name="T3843" style:parent-style-name="Fonteparág.padrão" style:family="text">
      <style:text-properties style:font-name="Palatino Linotype" fo:font-style="italic" style:font-style-asian="italic" fo:color="#C9302E" fo:font-size="11pt" style:font-size-asian="11pt"/>
    </style:style>
    <style:style style:name="T3844" style:parent-style-name="Fonteparág.padrão" style:family="text">
      <style:text-properties style:font-name="Palatino Linotype" fo:font-style="italic" style:font-style-asian="italic" fo:color="#C9302E" style:text-position="53.8% 100%" fo:font-size="6.5pt" style:font-size-asian="6.5pt"/>
    </style:style>
    <style:style style:name="T3845" style:parent-style-name="Fonteparág.padrão" style:family="text">
      <style:text-properties fo:color="#231F20"/>
    </style:style>
    <style:style style:name="P3846" style:parent-style-name="Corpodetexto" style:family="paragraph">
      <style:text-properties fo:font-size="10pt" style:font-size-asian="10pt"/>
    </style:style>
    <style:style style:name="P3847" style:parent-style-name="Corpodetexto" style:family="paragraph">
      <style:text-properties fo:font-size="8.5pt" style:font-size-asian="8.5pt"/>
    </style:style>
    <style:style style:name="P3848" style:parent-style-name="Normal" style:family="paragraph">
      <style:paragraph-properties fo:text-align="justify" fo:margin-top="0.0673in" fo:margin-left="0.0812in">
        <style:tab-stops/>
      </style:paragraph-properties>
    </style:style>
    <style:style style:name="T3849" style:parent-style-name="Fonteparág.padrão" style:family="text">
      <style:text-properties style:font-name="Arial" fo:color="#C9302E" style:text-scale="95%" fo:font-size="8pt" style:font-size-asian="8pt"/>
    </style:style>
    <style:style style:name="P3850" style:parent-style-name="Corpodetexto" style:family="paragraph">
      <style:paragraph-properties fo:text-align="justify" fo:margin-top="0.1104in" fo:line-height="120%" fo:margin-left="0.0812in" fo:margin-right="1.1756in">
        <style:tab-stops/>
      </style:paragraph-properties>
    </style:style>
    <style:style style:name="T3851" style:parent-style-name="Fonteparág.padrão" style:family="text">
      <style:text-properties fo:color="#231F20"/>
    </style:style>
    <style:style style:name="T3852" style:parent-style-name="Fonteparág.padrão" style:family="text">
      <style:text-properties fo:color="#231F20" fo:letter-spacing="0.002in"/>
    </style:style>
    <style:style style:name="T3853" style:parent-style-name="Fonteparág.padrão" style:family="text">
      <style:text-properties fo:color="#231F20"/>
    </style:style>
    <style:style style:name="T3854" style:parent-style-name="Fonteparág.padrão" style:family="text">
      <style:text-properties fo:color="#231F20" fo:letter-spacing="0.002in"/>
    </style:style>
    <style:style style:name="T3855" style:parent-style-name="Fonteparág.padrão" style:family="text">
      <style:text-properties fo:color="#231F20"/>
    </style:style>
    <style:style style:name="T3856" style:parent-style-name="Fonteparág.padrão" style:family="text">
      <style:text-properties fo:color="#231F20" fo:letter-spacing="0.002in"/>
    </style:style>
    <style:style style:name="T3857" style:parent-style-name="Fonteparág.padrão" style:family="text">
      <style:text-properties fo:color="#231F20"/>
    </style:style>
    <style:style style:name="T3858" style:parent-style-name="Fonteparág.padrão" style:family="text">
      <style:text-properties fo:color="#231F20" fo:letter-spacing="0.002in"/>
    </style:style>
    <style:style style:name="T3859" style:parent-style-name="Fonteparág.padrão" style:family="text">
      <style:text-properties fo:color="#231F20"/>
    </style:style>
    <style:style style:name="T3860" style:parent-style-name="Fonteparág.padrão" style:family="text">
      <style:text-properties fo:color="#231F20" fo:letter-spacing="0.002in"/>
    </style:style>
    <style:style style:name="T3861" style:parent-style-name="Fonteparág.padrão" style:family="text">
      <style:text-properties fo:color="#231F20"/>
    </style:style>
    <style:style style:name="T3862" style:parent-style-name="Fonteparág.padrão" style:family="text">
      <style:text-properties fo:color="#231F20" fo:letter-spacing="0.002in"/>
    </style:style>
    <style:style style:name="T3863" style:parent-style-name="Fonteparág.padrão" style:family="text">
      <style:text-properties fo:color="#231F20" fo:letter-spacing="0.0027in"/>
    </style:style>
    <style:style style:name="T3864" style:parent-style-name="Fonteparág.padrão" style:family="text">
      <style:text-properties fo:color="#231F20" fo:letter-spacing="0.002in"/>
    </style:style>
    <style:style style:name="T3865" style:parent-style-name="Fonteparág.padrão" style:family="text">
      <style:text-properties fo:color="#231F20"/>
    </style:style>
    <style:style style:name="T3866" style:parent-style-name="Fonteparág.padrão" style:family="text">
      <style:text-properties fo:color="#231F20" fo:letter-spacing="0.002in"/>
    </style:style>
    <style:style style:name="T3867" style:parent-style-name="Fonteparág.padrão" style:family="text">
      <style:text-properties fo:color="#231F20" fo:letter-spacing="0.0013in"/>
    </style:style>
    <style:style style:name="T3868" style:parent-style-name="Fonteparág.padrão" style:family="text">
      <style:text-properties fo:color="#231F20" fo:letter-spacing="0.002in"/>
    </style:style>
    <style:style style:name="T3869" style:parent-style-name="Fonteparág.padrão" style:family="text">
      <style:text-properties fo:color="#231F20"/>
    </style:style>
    <style:style style:name="T3870" style:parent-style-name="Fonteparág.padrão" style:family="text">
      <style:text-properties fo:color="#231F20" fo:letter-spacing="0.002in"/>
    </style:style>
    <style:style style:name="T3871" style:parent-style-name="Fonteparág.padrão" style:family="text">
      <style:text-properties fo:color="#231F20" fo:letter-spacing="0.0027in"/>
    </style:style>
    <style:style style:name="T3872" style:parent-style-name="Fonteparág.padrão" style:family="text">
      <style:text-properties fo:color="#231F20"/>
    </style:style>
    <style:style style:name="T3873" style:parent-style-name="Fonteparág.padrão" style:family="text">
      <style:text-properties fo:color="#231F20" fo:letter-spacing="-0.0111in"/>
    </style:style>
    <style:style style:name="T3874" style:parent-style-name="Fonteparág.padrão" style:family="text">
      <style:text-properties fo:color="#231F20" fo:letter-spacing="0.002in"/>
    </style:style>
    <style:style style:name="T3875" style:parent-style-name="Fonteparág.padrão" style:family="text">
      <style:text-properties fo:color="#231F20" fo:letter-spacing="-0.0104in"/>
    </style:style>
    <style:style style:name="T3876" style:parent-style-name="Fonteparág.padrão" style:family="text">
      <style:text-properties fo:color="#231F20"/>
    </style:style>
    <style:style style:name="T3877" style:parent-style-name="Fonteparág.padrão" style:family="text">
      <style:text-properties fo:color="#231F20" fo:letter-spacing="-0.0104in"/>
    </style:style>
    <style:style style:name="T3878" style:parent-style-name="Fonteparág.padrão" style:family="text">
      <style:text-properties fo:color="#231F20"/>
    </style:style>
    <style:style style:name="T3879" style:parent-style-name="Fonteparág.padrão" style:family="text">
      <style:text-properties fo:color="#231F20" fo:letter-spacing="-0.0104in"/>
    </style:style>
    <style:style style:name="T3880" style:parent-style-name="Fonteparág.padrão" style:family="text">
      <style:text-properties fo:color="#231F20" fo:letter-spacing="0.002in"/>
    </style:style>
    <style:style style:name="T3881" style:parent-style-name="Fonteparág.padrão" style:family="text">
      <style:text-properties fo:color="#231F20" fo:letter-spacing="-0.0104in"/>
    </style:style>
    <style:style style:name="T3882" style:parent-style-name="Fonteparág.padrão" style:family="text">
      <style:text-properties fo:color="#231F20"/>
    </style:style>
    <style:style style:name="T3883" style:parent-style-name="Fonteparág.padrão" style:family="text">
      <style:text-properties fo:color="#231F20" fo:letter-spacing="-0.0104in"/>
    </style:style>
    <style:style style:name="T3884" style:parent-style-name="Fonteparág.padrão" style:family="text">
      <style:text-properties fo:color="#231F20" fo:letter-spacing="0.0013in"/>
    </style:style>
    <style:style style:name="T3885" style:parent-style-name="Fonteparág.padrão" style:family="text">
      <style:text-properties fo:color="#231F20" fo:letter-spacing="-0.0104in"/>
    </style:style>
    <style:style style:name="T3886" style:parent-style-name="Fonteparág.padrão" style:family="text">
      <style:text-properties fo:color="#231F20"/>
    </style:style>
    <style:style style:name="T3887" style:parent-style-name="Fonteparág.padrão" style:family="text">
      <style:text-properties fo:color="#231F20" fo:letter-spacing="-0.0104in"/>
    </style:style>
    <style:style style:name="T3888" style:parent-style-name="Fonteparág.padrão" style:family="text">
      <style:text-properties fo:color="#231F20" fo:letter-spacing="0.002in"/>
    </style:style>
    <style:style style:name="T3889" style:parent-style-name="Fonteparág.padrão" style:family="text">
      <style:text-properties fo:color="#231F20" fo:letter-spacing="-0.0104in"/>
    </style:style>
    <style:style style:name="T3890" style:parent-style-name="Fonteparág.padrão" style:family="text">
      <style:text-properties fo:color="#231F20"/>
    </style:style>
    <style:style style:name="T3891" style:parent-style-name="Fonteparág.padrão" style:family="text">
      <style:text-properties fo:color="#231F20" fo:letter-spacing="-0.0104in"/>
    </style:style>
    <style:style style:name="T3892" style:parent-style-name="Fonteparág.padrão" style:family="text">
      <style:text-properties fo:color="#231F20" fo:letter-spacing="0.002in"/>
    </style:style>
    <style:style style:name="T3893" style:parent-style-name="Fonteparág.padrão" style:family="text">
      <style:text-properties fo:color="#231F20" fo:letter-spacing="-0.0104in"/>
    </style:style>
    <style:style style:name="T3894" style:parent-style-name="Fonteparág.padrão" style:family="text">
      <style:text-properties fo:color="#231F20"/>
    </style:style>
    <style:style style:name="T3895" style:parent-style-name="Fonteparág.padrão" style:family="text">
      <style:text-properties fo:color="#231F20" fo:letter-spacing="-0.0104in"/>
    </style:style>
    <style:style style:name="T3896" style:parent-style-name="Fonteparág.padrão" style:family="text">
      <style:text-properties fo:color="#231F20" fo:letter-spacing="0.002in"/>
    </style:style>
    <style:style style:name="T3897" style:parent-style-name="Fonteparág.padrão" style:family="text">
      <style:text-properties fo:color="#231F20" fo:letter-spacing="-0.0104in"/>
    </style:style>
    <style:style style:name="T3898" style:parent-style-name="Fonteparág.padrão" style:family="text">
      <style:text-properties fo:color="#231F20" fo:letter-spacing="0.002in"/>
    </style:style>
    <style:style style:name="T3899" style:parent-style-name="Fonteparág.padrão" style:family="text">
      <style:text-properties fo:color="#231F20" fo:letter-spacing="-0.0104in"/>
    </style:style>
    <style:style style:name="T3900" style:parent-style-name="Fonteparág.padrão" style:family="text">
      <style:text-properties fo:color="#231F20" fo:letter-spacing="0.0027in"/>
    </style:style>
    <style:style style:name="T3901" style:parent-style-name="Fonteparág.padrão" style:family="text">
      <style:text-properties fo:color="#231F20" fo:letter-spacing="0.0013in"/>
    </style:style>
    <style:style style:name="T3902" style:parent-style-name="Fonteparág.padrão" style:family="text">
      <style:text-properties fo:color="#231F20" fo:letter-spacing="-0.0076in"/>
    </style:style>
    <style:style style:name="T3903" style:parent-style-name="Fonteparág.padrão" style:family="text">
      <style:text-properties fo:color="#231F20" fo:letter-spacing="0.002in"/>
    </style:style>
    <style:style style:name="T3904" style:parent-style-name="Fonteparág.padrão" style:family="text">
      <style:text-properties fo:color="#231F20" fo:letter-spacing="-0.0069in"/>
    </style:style>
    <style:style style:name="T3905" style:parent-style-name="Fonteparág.padrão" style:family="text">
      <style:text-properties fo:color="#231F20"/>
    </style:style>
    <style:style style:name="T3906" style:parent-style-name="Fonteparág.padrão" style:family="text">
      <style:text-properties fo:color="#231F20" fo:letter-spacing="-0.0069in"/>
    </style:style>
    <style:style style:name="T3907" style:parent-style-name="Fonteparág.padrão" style:family="text">
      <style:text-properties fo:color="#231F20" fo:letter-spacing="0.0013in"/>
    </style:style>
    <style:style style:name="T3908" style:parent-style-name="Fonteparág.padrão" style:family="text">
      <style:text-properties fo:color="#231F20" fo:letter-spacing="-0.0069in"/>
    </style:style>
    <style:style style:name="T3909" style:parent-style-name="Fonteparág.padrão" style:family="text">
      <style:text-properties fo:color="#231F20" fo:letter-spacing="0.002in"/>
    </style:style>
    <style:style style:name="T3910" style:parent-style-name="Fonteparág.padrão" style:family="text">
      <style:text-properties fo:color="#231F20" fo:letter-spacing="-0.0069in"/>
    </style:style>
    <style:style style:name="T3911" style:parent-style-name="Fonteparág.padrão" style:family="text">
      <style:text-properties fo:color="#231F20"/>
    </style:style>
    <style:style style:name="T3912" style:parent-style-name="Fonteparág.padrão" style:family="text">
      <style:text-properties fo:color="#231F20" fo:letter-spacing="-0.0076in"/>
    </style:style>
    <style:style style:name="T3913" style:parent-style-name="Fonteparág.padrão" style:family="text">
      <style:text-properties fo:color="#231F20" fo:letter-spacing="0.002in"/>
    </style:style>
    <style:style style:name="T3914" style:parent-style-name="Fonteparág.padrão" style:family="text">
      <style:text-properties fo:color="#231F20" fo:letter-spacing="-0.0069in"/>
    </style:style>
    <style:style style:name="T3915" style:parent-style-name="Fonteparág.padrão" style:family="text">
      <style:text-properties fo:color="#231F20"/>
    </style:style>
    <style:style style:name="T3916" style:parent-style-name="Fonteparág.padrão" style:family="text">
      <style:text-properties fo:color="#231F20" fo:letter-spacing="-0.0069in"/>
    </style:style>
    <style:style style:name="T3917" style:parent-style-name="Fonteparág.padrão" style:family="text">
      <style:text-properties fo:color="#231F20" fo:letter-spacing="0.002in"/>
    </style:style>
    <style:style style:name="T3918" style:parent-style-name="Fonteparág.padrão" style:family="text">
      <style:text-properties fo:color="#231F20" fo:letter-spacing="-0.0069in"/>
    </style:style>
    <style:style style:name="T3919" style:parent-style-name="Fonteparág.padrão" style:family="text">
      <style:text-properties fo:color="#231F20" fo:letter-spacing="0.002in"/>
    </style:style>
    <style:style style:name="T3920" style:parent-style-name="Fonteparág.padrão" style:family="text">
      <style:text-properties fo:color="#231F20" fo:letter-spacing="-0.0069in"/>
    </style:style>
    <style:style style:name="T3921" style:parent-style-name="Fonteparág.padrão" style:family="text">
      <style:text-properties fo:color="#231F20"/>
    </style:style>
    <style:style style:name="T3922" style:parent-style-name="Fonteparág.padrão" style:family="text">
      <style:text-properties fo:color="#231F20" fo:letter-spacing="-0.0069in"/>
    </style:style>
    <style:style style:name="T3923" style:parent-style-name="Fonteparág.padrão" style:family="text">
      <style:text-properties fo:color="#231F20"/>
    </style:style>
    <style:style style:name="T3924" style:parent-style-name="Fonteparág.padrão" style:family="text">
      <style:text-properties fo:color="#231F20" fo:letter-spacing="-0.0076in"/>
    </style:style>
    <style:style style:name="T3925" style:parent-style-name="Fonteparág.padrão" style:family="text">
      <style:text-properties fo:color="#231F20"/>
    </style:style>
    <style:style style:name="T3926" style:parent-style-name="Fonteparág.padrão" style:family="text">
      <style:text-properties fo:color="#231F20" fo:letter-spacing="-0.0069in"/>
    </style:style>
    <style:style style:name="T3927" style:parent-style-name="Fonteparág.padrão" style:family="text">
      <style:text-properties fo:color="#231F20" fo:letter-spacing="0.002in"/>
    </style:style>
    <style:style style:name="T3928" style:parent-style-name="Fonteparág.padrão" style:family="text">
      <style:text-properties fo:color="#231F20" fo:letter-spacing="-0.0069in"/>
    </style:style>
    <style:style style:name="T3929" style:parent-style-name="Fonteparág.padrão" style:family="text">
      <style:text-properties fo:color="#231F20"/>
    </style:style>
    <style:style style:name="T3930" style:parent-style-name="Fonteparág.padrão" style:family="text">
      <style:text-properties fo:color="#231F20" fo:letter-spacing="-0.0069in"/>
    </style:style>
    <style:style style:name="T3931" style:parent-style-name="Fonteparág.padrão" style:family="text">
      <style:text-properties fo:color="#231F20" fo:letter-spacing="0.002in"/>
    </style:style>
    <style:style style:name="T3932" style:parent-style-name="Fonteparág.padrão" style:family="text">
      <style:text-properties fo:color="#231F20" fo:letter-spacing="-0.0069in"/>
    </style:style>
    <style:style style:name="T3933" style:parent-style-name="Fonteparág.padrão" style:family="text">
      <style:text-properties fo:color="#231F20" fo:letter-spacing="0.0027in"/>
    </style:style>
    <style:style style:name="T3934" style:parent-style-name="Fonteparág.padrão" style:family="text">
      <style:text-properties fo:color="#231F20"/>
    </style:style>
    <style:style style:name="T3935" style:parent-style-name="Fonteparág.padrão" style:family="text">
      <style:text-properties fo:color="#231F20" fo:letter-spacing="0.002in"/>
    </style:style>
    <style:style style:name="T3936" style:parent-style-name="Fonteparág.padrão" style:family="text">
      <style:text-properties fo:color="#231F20"/>
    </style:style>
    <style:style style:name="T3937" style:parent-style-name="Fonteparág.padrão" style:family="text">
      <style:text-properties fo:color="#231F20" fo:letter-spacing="0.002in"/>
    </style:style>
    <style:style style:name="T3938" style:parent-style-name="Fonteparág.padrão" style:family="text">
      <style:text-properties fo:color="#231F20" fo:letter-spacing="-0.0076in"/>
    </style:style>
    <style:style style:name="T3939" style:parent-style-name="Fonteparág.padrão" style:family="text">
      <style:text-properties fo:color="#231F20" fo:letter-spacing="0.0027in"/>
    </style:style>
    <style:style style:name="S44" style:family="section">
      <style:section-properties fo:margin-left="0in" fo:margin-right="0in" style:writing-mode="lr-tb">
        <style:columns fo:column-count="4">
          <style:column style:rel-width="1802*" fo:start-indent="0in" fo:end-indent="0.8201in"/>
          <style:column style:rel-width="1675*" fo:start-indent="0.8208in" fo:end-indent="0.0659in"/>
          <style:column style:rel-width="608*" fo:start-indent="0.0659in" fo:end-indent="0.0604in"/>
          <style:column style:rel-width="5395*" fo:start-indent="0.0611in" fo:end-indent="0in"/>
        </style:columns>
      </style:section-properties>
    </style:style>
    <style:style style:name="P3940" style:parent-style-name="Corpodetexto" style:family="paragraph">
      <style:text-properties fo:font-size="10pt" style:font-size-asian="10pt"/>
    </style:style>
    <style:style style:name="P3941" style:parent-style-name="Corpodetexto" style:family="paragraph">
      <style:text-properties fo:font-size="10pt" style:font-size-asian="10pt"/>
    </style:style>
    <style:style style:name="P3942" style:parent-style-name="Corpodetexto" style:family="paragraph">
      <style:text-properties fo:font-size="10pt" style:font-size-asian="10pt"/>
    </style:style>
    <style:style style:name="P3943" style:parent-style-name="Corpodetexto" style:family="paragraph">
      <style:text-properties fo:font-size="14pt" style:font-size-asian="14pt"/>
    </style:style>
    <style:style style:name="P3944" style:parent-style-name="Corpodetexto" style:family="paragraph">
      <style:paragraph-properties fo:margin-left="0.0812in">
        <style:tab-stops/>
      </style:paragraph-properties>
    </style:style>
    <style:style style:name="T3945" style:parent-style-name="Fonteparág.padrão" style:family="text">
      <style:text-properties fo:color="#231F20"/>
    </style:style>
    <style:style style:name="P3946" style:parent-style-name="Corpodetexto" style:family="paragraph">
      <style:paragraph-properties fo:break-before="column"/>
    </style:style>
    <style:style style:name="P3947" style:parent-style-name="Normal" style:family="paragraph">
      <style:paragraph-properties fo:margin-top="0.0916in" fo:line-height="0.1118in" fo:margin-left="0.0861in">
        <style:tab-stops/>
      </style:paragraph-properties>
    </style:style>
    <style:style style:name="T3948" style:parent-style-name="Fonteparág.padrão" style:family="text">
      <style:text-properties style:font-name="Palatino Linotype" fo:font-style="italic" style:font-style-asian="italic" fo:color="#C9302E" style:text-scale="93%" fo:font-size="6.5pt" style:font-size-asian="6.5pt"/>
    </style:style>
    <style:style style:name="P3949" style:parent-style-name="Normal" style:family="paragraph">
      <style:paragraph-properties fo:line-height="0.1118in" fo:margin-left="0.0812in">
        <style:tab-stops/>
      </style:paragraph-properties>
    </style:style>
    <style:style style:name="T3950" style:parent-style-name="Fonteparág.padrão" style:family="text">
      <style:text-properties fo:language="en" fo:country="US" style:language-asian="en" style:country-asian="US" style:language-complex="ar" style:country-complex="SA"/>
    </style:style>
    <style:style style:name="P3951" style:parent-style-name="Normal" style:family="paragraph">
      <style:paragraph-properties fo:line-height="0.1986in"/>
    </style:style>
    <style:style style:name="T3952" style:parent-style-name="Fonteparág.padrão" style:family="text">
      <style:text-properties style:font-name="Palatino Linotype" fo:font-style="italic" style:font-style-asian="italic" fo:color="#C9302E" style:text-scale="92%"/>
    </style:style>
    <style:style style:name="T3953" style:parent-style-name="Fonteparág.padrão" style:family="text">
      <style:text-properties fo:language="en" fo:country="US" style:language-asian="en" style:country-asian="US" style:language-complex="ar" style:country-complex="SA"/>
    </style:style>
    <style:style style:name="P3954" style:parent-style-name="Normal" style:family="paragraph">
      <style:paragraph-properties fo:line-height="0.2076in"/>
    </style:style>
    <style:style style:name="T3955" style:parent-style-name="Fonteparág.padrão" style:family="text">
      <style:text-properties style:font-name="Palatino Linotype" fo:font-style="italic" style:font-style-asian="italic" fo:color="#C9302E" style:text-scale="105%"/>
    </style:style>
    <style:style style:name="T3956" style:parent-style-name="Fonteparág.padrão" style:family="text">
      <style:text-properties style:font-name="Palatino Linotype" fo:font-style="italic" style:font-style-asian="italic" fo:color="#C9302E" fo:letter-spacing="-0.0263in" style:text-scale="105%"/>
    </style:style>
    <style:style style:name="T3957" style:parent-style-name="Fonteparág.padrão" style:family="text">
      <style:text-properties style:font-name="Palatino Linotype" fo:font-style="italic" style:font-style-asian="italic" fo:color="#C9302E" fo:letter-spacing="-0.0138in" style:text-scale="105%" style:text-position="4.5% 100%"/>
    </style:style>
    <style:style style:name="T3958" style:parent-style-name="Fonteparág.padrão" style:family="text">
      <style:text-properties style:font-name="Palatino Linotype" fo:font-style="italic" style:font-style-asian="italic" fo:color="#C9302E" fo:font-size="6.5pt" style:font-size-asian="6.5pt"/>
    </style:style>
    <style:style style:name="P3959" style:parent-style-name="Corpodetexto" style:family="paragraph">
      <style:paragraph-properties fo:break-before="column"/>
    </style:style>
    <style:style style:name="P3960" style:parent-style-name="Normal" style:family="paragraph">
      <style:paragraph-properties fo:margin-top="0.0965in" fo:line-height="83%" fo:margin-left="0.0965in" fo:text-indent="-0.0152in">
        <style:tab-stops/>
      </style:paragraph-properties>
    </style:style>
    <style:style style:name="T3961" style:parent-style-name="Fonteparág.padrão" style:family="text">
      <style:text-properties style:font-name="Palatino Linotype" fo:font-style="italic" style:font-style-asian="italic" fo:color="#C9302E" fo:font-size="6.5pt" style:font-size-asian="6.5pt"/>
    </style:style>
    <style:style style:name="P3962" style:parent-style-name="Normal" style:family="paragraph">
      <style:paragraph-properties fo:break-before="column" fo:margin-top="0.0895in" fo:line-height="0.2805in" fo:margin-left="0.0812in">
        <style:tab-stops/>
      </style:paragraph-properties>
    </style:style>
    <style:style style:name="T3963" style:parent-style-name="Fonteparág.padrão" style:family="text">
      <style:text-properties style:font-name="Palatino Linotype" fo:font-style="italic" style:font-style-asian="italic" fo:color="#C9302E" style:text-position="31.8% 100%"/>
    </style:style>
    <style:style style:name="T3964" style:parent-style-name="Fonteparág.padrão" style:family="text">
      <style:text-properties style:font-name="Palatino Linotype" fo:font-style="italic" style:font-style-asian="italic" fo:color="#C9302E" fo:font-size="6.5pt" style:font-size-asian="6.5pt"/>
    </style:style>
    <style:style style:name="T3965" style:parent-style-name="Fonteparág.padrão" style:family="text">
      <style:text-properties fo:color="#231F20" style:text-position="-33.3% 100%" fo:font-size="9pt" style:font-size-asian="9pt"/>
    </style:style>
    <style:style style:name="P3966" style:parent-style-name="Normal" style:family="paragraph">
      <style:paragraph-properties fo:line-height="0.1159in" fo:margin-left="0.1875in">
        <style:tab-stops/>
      </style:paragraph-properties>
    </style:style>
    <style:style style:name="T3967" style:parent-style-name="Fonteparág.padrão" style:family="text">
      <style:text-properties fo:language="en" fo:country="US" style:language-asian="en" style:country-asian="US" style:language-complex="ar" style:country-complex="SA"/>
    </style:style>
    <style:style style:name="T3968" style:parent-style-name="Fonteparág.padrão" style:family="text">
      <style:text-properties fo:language="en" fo:country="US" style:language-asian="en" style:country-asian="US" style:language-complex="ar" style:country-complex="SA"/>
    </style:style>
    <style:style style:name="P3969" style:parent-style-name="Normal" style:family="paragraph">
      <style:paragraph-properties fo:line-height="0.1986in"/>
    </style:style>
    <style:style style:name="T3970" style:parent-style-name="Fonteparág.padrão" style:family="text">
      <style:text-properties style:font-name="Palatino Linotype" fo:font-style="italic" style:font-style-asian="italic" fo:color="#C9302E" style:text-scale="95%"/>
    </style:style>
    <style:style style:name="T3971" style:parent-style-name="Fonteparág.padrão" style:family="text">
      <style:text-properties fo:language="en" fo:country="US" style:language-asian="en" style:country-asian="US" style:language-complex="ar" style:country-complex="SA"/>
    </style:style>
    <style:style style:name="P3972" style:parent-style-name="Normal" style:family="paragraph">
      <style:paragraph-properties fo:margin-top="0.009in"/>
    </style:style>
    <style:style style:name="T3973" style:parent-style-name="Fonteparág.padrão" style:family="text">
      <style:text-properties style:font-name="Times New Roman" fo:color="#C9302E" style:text-scale="102%" fo:font-size="12pt" style:font-size-asian="12pt"/>
    </style:style>
    <style:style style:name="T3974" style:parent-style-name="Fonteparág.padrão" style:family="text">
      <style:text-properties style:font-name="Palatino Linotype" fo:font-style="italic" style:font-style-asian="italic" fo:color="#C9302E" style:text-scale="92%" fo:font-size="6.5pt" style:font-size-asian="6.5pt"/>
    </style:style>
    <style:style style:name="P3975" style:parent-style-name="Normal" style:family="paragraph">
      <style:paragraph-properties fo:line-height="0.1187in" fo:margin-left="0.1888in">
        <style:tab-stops/>
      </style:paragraph-properties>
    </style:style>
    <style:style style:name="T3976" style:parent-style-name="Fonteparág.padrão" style:family="text">
      <style:text-properties style:font-name="Palatino Linotype" fo:font-style="italic" style:font-style-asian="italic" fo:color="#C9302E" fo:font-size="6.5pt" style:font-size-asian="6.5pt"/>
    </style:style>
    <style:style style:name="S45" style:family="section">
      <style:section-properties fo:margin-left="0in" fo:margin-right="0in" style:writing-mode="lr-tb">
        <style:columns fo:column-count="2">
          <style:column style:rel-width="554*" fo:start-indent="0in" fo:end-indent="0.0138in"/>
          <style:column style:rel-width="8926*" fo:start-indent="0.0138in" fo:end-indent="0in"/>
        </style:columns>
      </style:section-properties>
    </style:style>
    <style:style style:name="P3977" style:parent-style-name="Corpodetexto" style:family="paragraph">
      <style:paragraph-properties fo:margin-top="0.0041in"/>
      <style:text-properties style:font-name="Palatino Linotype" fo:font-style="italic" style:font-style-asian="italic" fo:font-size="6pt" style:font-size-asian="6pt"/>
    </style:style>
    <style:style style:name="P3978" style:parent-style-name="Normal" style:family="paragraph">
      <style:paragraph-properties fo:margin-top="0.0006in" fo:line-height="0.1118in" fo:margin-left="0.2083in">
        <style:tab-stops/>
      </style:paragraph-properties>
    </style:style>
    <style:style style:name="T3979" style:parent-style-name="Fonteparág.padrão" style:family="text">
      <style:text-properties fo:language="en" fo:country="US" style:language-asian="en" style:country-asian="US" style:language-complex="ar" style:country-complex="SA"/>
    </style:style>
    <style:style style:name="P3980" style:parent-style-name="Normal" style:family="paragraph">
      <style:paragraph-properties fo:line-height="0.1986in"/>
    </style:style>
    <style:style style:name="T3981" style:parent-style-name="Fonteparág.padrão" style:family="text">
      <style:text-properties style:font-name="Palatino Linotype" fo:font-style="italic" style:font-style-asian="italic" fo:color="#C9302E" style:text-scale="92%"/>
    </style:style>
    <style:style style:name="T3982" style:parent-style-name="Fonteparág.padrão" style:family="text">
      <style:text-properties style:font-name="Palatino Linotype" fo:font-style="italic" style:font-style-asian="italic" fo:color="#C9302E" style:text-scale="93%" fo:font-size="6.5pt" style:font-size-asian="6.5pt"/>
    </style:style>
    <style:style style:name="P3983" style:parent-style-name="Normal" style:family="paragraph">
      <style:paragraph-properties fo:line-height="0.1118in" fo:margin-left="0.2034in">
        <style:tab-stops/>
      </style:paragraph-properties>
    </style:style>
    <style:style style:name="T3984" style:parent-style-name="Fonteparág.padrão" style:family="text">
      <style:text-properties style:font-name="Palatino Linotype" fo:font-style="italic" style:font-style-asian="italic" fo:color="#C9302E" fo:font-size="6.5pt" style:font-size-asian="6.5pt"/>
    </style:style>
    <style:style style:name="P3985" style:parent-style-name="Corpodetexto" style:family="paragraph">
      <style:paragraph-properties fo:break-before="column" fo:margin-top="0.1263in" fo:line-height="87%" fo:margin-left="0.0368in" fo:margin-right="1.1861in">
        <style:tab-stops/>
      </style:paragraph-properties>
    </style:style>
    <style:style style:name="T3986" style:parent-style-name="Fonteparág.padrão" style:family="text">
      <style:text-properties fo:color="#231F20"/>
    </style:style>
    <style:style style:name="T3987" style:parent-style-name="Fonteparág.padrão" style:family="text">
      <style:text-properties style:font-name="Palatino Linotype" fo:font-style="italic" style:font-style-asian="italic" fo:color="#C9302E" fo:font-size="11pt" style:font-size-asian="11pt"/>
    </style:style>
    <style:style style:name="T3988" style:parent-style-name="Fonteparág.padrão" style:family="text">
      <style:text-properties fo:color="#231F20"/>
    </style:style>
    <style:style style:name="T3989" style:parent-style-name="Fonteparág.padrão" style:family="text">
      <style:text-properties style:font-name="Palatino Linotype" fo:font-style="italic" style:font-style-asian="italic" fo:color="#C9302E" fo:font-size="11pt" style:font-size-asian="11pt"/>
    </style:style>
    <style:style style:name="T3990" style:parent-style-name="Fonteparág.padrão" style:family="text">
      <style:text-properties fo:color="#231F20"/>
    </style:style>
    <style:style style:name="T3991" style:parent-style-name="Fonteparág.padrão" style:family="text">
      <style:text-properties style:font-name="Palatino Linotype" fo:font-style="italic" style:font-style-asian="italic" fo:color="#C9302E" fo:font-size="11pt" style:font-size-asian="11pt"/>
    </style:style>
    <style:style style:name="T3992" style:parent-style-name="Fonteparág.padrão" style:family="text">
      <style:text-properties fo:color="#231F20"/>
    </style:style>
    <style:style style:name="T3993" style:parent-style-name="Fonteparág.padrão" style:family="text">
      <style:text-properties style:font-name="Palatino Linotype" fo:font-style="italic" style:font-style-asian="italic" fo:color="#C9302E" fo:font-size="11pt" style:font-size-asian="11pt"/>
    </style:style>
    <style:style style:name="T3994" style:parent-style-name="Fonteparág.padrão" style:family="text">
      <style:text-properties fo:color="#231F20"/>
    </style:style>
    <style:style style:name="S46" style:family="section">
      <style:section-properties fo:margin-left="0in" fo:margin-right="0in" style:writing-mode="lr-tb"/>
    </style:style>
    <style:style style:name="P3995" style:parent-style-name="Corpodetexto" style:family="paragraph">
      <style:paragraph-properties fo:margin-top="0.0736in" fo:line-height="76%" fo:margin-left="0.4354in" fo:margin-right="1.0298in" fo:text-indent="-0.3451in">
        <style:tab-stops/>
      </style:paragraph-properties>
    </style:style>
    <style:style style:name="T3996" style:parent-style-name="Fonteparág.padrão" style:family="text">
      <style:text-properties style:font-name="Palatino Linotype" fo:font-style="italic" style:font-style-asian="italic" fo:color="#C9302E" style:text-position="5.5% 100%" fo:font-size="11pt" style:font-size-asian="11pt"/>
    </style:style>
    <style:style style:name="T3997" style:parent-style-name="Fonteparág.padrão" style:family="text">
      <style:text-properties style:font-name="Palatino Linotype" fo:font-style="italic" style:font-style-asian="italic" fo:color="#C9302E" style:text-position="-46.1% 100%" fo:font-size="6.5pt" style:font-size-asian="6.5pt"/>
    </style:style>
    <style:style style:name="T3998" style:parent-style-name="Fonteparág.padrão" style:family="text">
      <style:text-properties fo:color="#231F20"/>
    </style:style>
    <style:style style:name="T3999" style:parent-style-name="Fonteparág.padrão" style:family="text">
      <style:text-properties style:font-name="Palatino Linotype" fo:font-style="italic" style:font-style-asian="italic" fo:color="#C9302E" fo:font-size="11pt" style:font-size-asian="11pt"/>
    </style:style>
    <style:style style:name="T4000" style:parent-style-name="Fonteparág.padrão" style:family="text">
      <style:text-properties fo:color="#231F20"/>
    </style:style>
    <style:style style:name="T4001" style:parent-style-name="Fonteparág.padrão" style:family="text">
      <style:text-properties style:font-name="Palatino Linotype" fo:font-style="italic" style:font-style-asian="italic" fo:color="#C9302E" fo:font-size="11pt" style:font-size-asian="11pt"/>
    </style:style>
    <style:style style:name="T4002" style:parent-style-name="Fonteparág.padrão" style:family="text">
      <style:text-properties fo:color="#231F20"/>
    </style:style>
    <style:style style:name="T4003" style:parent-style-name="Fonteparág.padrão" style:family="text">
      <style:text-properties style:font-name="Palatino Linotype" fo:font-style="italic" style:font-style-asian="italic" fo:color="#C9302E" fo:font-size="11pt" style:font-size-asian="11pt"/>
    </style:style>
    <style:style style:name="T4004" style:parent-style-name="Fonteparág.padrão" style:family="text">
      <style:text-properties fo:color="#231F20"/>
    </style:style>
    <style:style style:name="T4005" style:parent-style-name="Fonteparág.padrão" style:family="text">
      <style:text-properties style:font-name="Palatino Linotype" fo:font-style="italic" style:font-style-asian="italic" fo:color="#C9302E" fo:font-size="11pt" style:font-size-asian="11pt"/>
    </style:style>
    <style:style style:name="T4006" style:parent-style-name="Fonteparág.padrão" style:family="text">
      <style:text-properties fo:color="#231F20"/>
    </style:style>
    <style:style style:name="S47" style:family="section">
      <style:section-properties fo:margin-left="0in" fo:margin-right="0in" style:writing-mode="lr-tb">
        <style:columns fo:column-count="2">
          <style:column style:rel-width="557*" fo:start-indent="0in" fo:end-indent="0.0138in"/>
          <style:column style:rel-width="8923*" fo:start-indent="0.0138in" fo:end-indent="0in"/>
        </style:columns>
      </style:section-properties>
    </style:style>
    <style:style style:name="P4007" style:parent-style-name="Normal" style:family="paragraph">
      <style:paragraph-properties fo:margin-top="0.0465in" fo:line-height="0.1118in" fo:margin-left="0.2in">
        <style:tab-stops/>
      </style:paragraph-properties>
    </style:style>
    <style:style style:name="T4008" style:parent-style-name="Fonteparág.padrão" style:family="text">
      <style:text-properties fo:language="en" fo:country="US" style:language-asian="en" style:country-asian="US" style:language-complex="ar" style:country-complex="SA"/>
    </style:style>
    <style:style style:name="P4009" style:parent-style-name="Normal" style:family="paragraph">
      <style:paragraph-properties fo:line-height="0.1986in"/>
    </style:style>
    <style:style style:name="T4010" style:parent-style-name="Fonteparág.padrão" style:family="text">
      <style:text-properties style:font-name="Palatino Linotype" fo:font-style="italic" style:font-style-asian="italic" fo:color="#C9302E" style:text-scale="95%"/>
    </style:style>
    <style:style style:name="T4011" style:parent-style-name="Fonteparág.padrão" style:family="text">
      <style:text-properties style:font-name="Palatino Linotype" fo:font-style="italic" style:font-style-asian="italic" fo:color="#C9302E" style:text-scale="92%" fo:font-size="6.5pt" style:font-size-asian="6.5pt"/>
    </style:style>
    <style:style style:name="P4012" style:parent-style-name="Normal" style:family="paragraph">
      <style:paragraph-properties fo:line-height="0.1118in" fo:margin-left="0.2055in">
        <style:tab-stops/>
      </style:paragraph-properties>
    </style:style>
    <style:style style:name="T4013" style:parent-style-name="Fonteparág.padrão" style:family="text">
      <style:text-properties style:font-name="Palatino Linotype" fo:font-style="italic" style:font-style-asian="italic" fo:color="#C9302E" fo:font-size="6.5pt" style:font-size-asian="6.5pt"/>
    </style:style>
    <style:style style:name="P4014" style:parent-style-name="Corpodetexto" style:family="paragraph">
      <style:paragraph-properties fo:break-before="column" fo:margin-top="0.0361in" fo:line-height="0.193in" fo:margin-left="0.0347in">
        <style:tab-stops/>
      </style:paragraph-properties>
    </style:style>
    <style:style style:name="T4015" style:parent-style-name="Fonteparág.padrão" style:family="text">
      <style:text-properties fo:color="#231F20"/>
    </style:style>
    <style:style style:name="T4016" style:parent-style-name="Fonteparág.padrão" style:family="text">
      <style:text-properties style:font-name="Palatino Linotype" fo:font-style="italic" style:font-style-asian="italic" fo:color="#C9302E" fo:font-size="11pt" style:font-size-asian="11pt"/>
    </style:style>
    <style:style style:name="T4017" style:parent-style-name="Fonteparág.padrão" style:family="text">
      <style:text-properties fo:color="#231F20"/>
    </style:style>
    <style:style style:name="T4018" style:parent-style-name="Fonteparág.padrão" style:family="text">
      <style:text-properties style:font-name="Palatino Linotype" fo:font-style="italic" style:font-style-asian="italic" fo:color="#C9302E" fo:font-size="11pt" style:font-size-asian="11pt"/>
    </style:style>
    <style:style style:name="T4019" style:parent-style-name="Fonteparág.padrão" style:family="text">
      <style:text-properties fo:color="#231F20"/>
    </style:style>
    <style:style style:name="T4020" style:parent-style-name="Fonteparág.padrão" style:family="text">
      <style:text-properties style:font-name="Palatino Linotype" fo:font-style="italic" style:font-style-asian="italic" fo:color="#C9302E" fo:font-size="11pt" style:font-size-asian="11pt"/>
    </style:style>
    <style:style style:name="P4021" style:parent-style-name="Corpodetexto" style:family="paragraph">
      <style:paragraph-properties fo:line-height="0.193in" fo:margin-left="0.0347in">
        <style:tab-stops/>
      </style:paragraph-properties>
    </style:style>
    <style:style style:name="T4022" style:parent-style-name="Fonteparág.padrão" style:family="text">
      <style:text-properties fo:color="#231F20"/>
    </style:style>
    <style:style style:name="T4023" style:parent-style-name="Fonteparág.padrão" style:family="text">
      <style:text-properties style:font-name="Palatino Linotype" fo:font-style="italic" style:font-style-asian="italic" fo:color="#C9302E" fo:font-size="11pt" style:font-size-asian="11pt"/>
    </style:style>
    <style:style style:name="T4024" style:parent-style-name="Fonteparág.padrão" style:family="text">
      <style:text-properties fo:color="#231F20"/>
    </style:style>
    <style:style style:name="S48" style:family="section">
      <style:section-properties fo:margin-left="0in" fo:margin-right="0in" style:writing-mode="lr-tb"/>
    </style:style>
    <style:style style:name="T4025" style:parent-style-name="Fonteparág.padrão" style:family="text">
      <style:text-properties fo:language="en" fo:country="US" style:language-asian="en" style:country-asian="US" style:language-complex="ar" style:country-complex="SA"/>
    </style:style>
    <style:style style:name="T4026" style:parent-style-name="Fonteparág.padrão" style:family="text">
      <style:text-properties fo:language="en" fo:country="US" style:language-asian="en" style:country-asian="US" style:language-complex="ar" style:country-complex="SA"/>
    </style:style>
    <style:style style:name="P4027" style:parent-style-name="Normal" style:family="paragraph">
      <style:paragraph-properties fo:margin-top="0.0104in" fo:margin-left="0.0138in">
        <style:tab-stops/>
      </style:paragraph-properties>
    </style:style>
    <style:style style:name="T4028" style:parent-style-name="Fonteparág.padrão" style:family="text">
      <style:text-properties style:font-name="Gill Sans MT" fo:color="#EAAF9D" style:text-scale="95%" fo:font-size="6pt" style:font-size-asian="6pt"/>
    </style:style>
    <style:style style:name="P4029" style:parent-style-name="Corpodetexto" style:family="paragraph">
      <style:paragraph-properties fo:margin-top="0.0027in"/>
    </style:style>
    <style:style style:name="P4030" style:parent-style-name="Normal" style:family="paragraph">
      <style:paragraph-properties fo:text-align="justify" fo:margin-top="0.0666in" fo:margin-left="0.0812in">
        <style:tab-stops/>
      </style:paragraph-properties>
    </style:style>
    <style:style style:name="T4031" style:parent-style-name="Fonteparág.padrão" style:family="text">
      <style:text-properties style:font-name="Arial" fo:color="#C9302E" style:text-scale="95%" fo:font-size="8pt" style:font-size-asian="8pt"/>
    </style:style>
    <style:style style:name="P4032" style:parent-style-name="Corpodetexto" style:family="paragraph">
      <style:paragraph-properties fo:text-align="justify" fo:margin-top="0.1104in" fo:line-height="120%" fo:margin-left="0.0812in" fo:margin-right="1.1763in">
        <style:tab-stops/>
      </style:paragraph-properties>
    </style:style>
    <style:style style:name="T4033" style:parent-style-name="Fonteparág.padrão" style:family="text">
      <style:text-properties fo:color="#231F20"/>
    </style:style>
    <style:style style:name="T4034" style:parent-style-name="Fonteparág.padrão" style:family="text">
      <style:text-properties fo:color="#231F20" fo:letter-spacing="0.002in"/>
    </style:style>
    <style:style style:name="T4035" style:parent-style-name="Fonteparág.padrão" style:family="text">
      <style:text-properties fo:color="#231F20" fo:letter-spacing="0.0013in"/>
    </style:style>
    <style:style style:name="T4036" style:parent-style-name="Fonteparág.padrão" style:family="text">
      <style:text-properties fo:color="#231F20" fo:letter-spacing="0.002in"/>
    </style:style>
    <style:style style:name="T4037" style:parent-style-name="Fonteparág.padrão" style:family="text">
      <style:text-properties fo:color="#231F20"/>
    </style:style>
    <style:style style:name="T4038" style:parent-style-name="Fonteparág.padrão" style:family="text">
      <style:text-properties fo:color="#231F20" fo:letter-spacing="0.002in"/>
    </style:style>
    <style:style style:name="T4039" style:parent-style-name="Fonteparág.padrão" style:family="text">
      <style:text-properties fo:color="#231F20"/>
    </style:style>
    <style:style style:name="T4040" style:parent-style-name="Fonteparág.padrão" style:family="text">
      <style:text-properties fo:color="#231F20" fo:letter-spacing="0.002in"/>
    </style:style>
    <style:style style:name="T4041" style:parent-style-name="Fonteparág.padrão" style:family="text">
      <style:text-properties fo:color="#231F20"/>
    </style:style>
    <style:style style:name="T4042" style:parent-style-name="Fonteparág.padrão" style:family="text">
      <style:text-properties fo:color="#231F20" fo:letter-spacing="0.002in"/>
    </style:style>
    <style:style style:name="T4043" style:parent-style-name="Fonteparág.padrão" style:family="text">
      <style:text-properties fo:color="#231F20"/>
    </style:style>
    <style:style style:name="T4044" style:parent-style-name="Fonteparág.padrão" style:family="text">
      <style:text-properties fo:color="#231F20" fo:letter-spacing="0.002in"/>
    </style:style>
    <style:style style:name="T4045" style:parent-style-name="Fonteparág.padrão" style:family="text">
      <style:text-properties fo:color="#231F20" fo:letter-spacing="0.0027in"/>
    </style:style>
    <style:style style:name="T4046" style:parent-style-name="Fonteparág.padrão" style:family="text">
      <style:text-properties fo:color="#231F20" fo:letter-spacing="0.002in"/>
    </style:style>
    <style:style style:name="T4047" style:parent-style-name="Fonteparág.padrão" style:family="text">
      <style:text-properties fo:color="#231F20" fo:letter-spacing="0.002in"/>
    </style:style>
    <style:style style:name="T4048" style:parent-style-name="Fonteparág.padrão" style:family="text">
      <style:text-properties fo:color="#231F20" fo:letter-spacing="0.0013in"/>
    </style:style>
    <style:style style:name="T4049" style:parent-style-name="Fonteparág.padrão" style:family="text">
      <style:text-properties fo:color="#231F20"/>
    </style:style>
    <style:style style:name="T4050" style:parent-style-name="Fonteparág.padrão" style:family="text">
      <style:text-properties fo:color="#231F20" fo:letter-spacing="0.002in"/>
    </style:style>
    <style:style style:name="T4051" style:parent-style-name="Fonteparág.padrão" style:family="text">
      <style:text-properties fo:color="#231F20"/>
    </style:style>
    <style:style style:name="T4052" style:parent-style-name="Fonteparág.padrão" style:family="text">
      <style:text-properties fo:color="#231F20" fo:letter-spacing="0.0013in"/>
    </style:style>
    <style:style style:name="T4053" style:parent-style-name="Fonteparág.padrão" style:family="text">
      <style:text-properties fo:color="#231F20"/>
    </style:style>
    <style:style style:name="T4054" style:parent-style-name="Fonteparág.padrão" style:family="text">
      <style:text-properties fo:color="#231F20" fo:letter-spacing="0.002in"/>
    </style:style>
    <style:style style:name="T4055" style:parent-style-name="Fonteparág.padrão" style:family="text">
      <style:text-properties fo:color="#231F20" fo:letter-spacing="0.0013in"/>
    </style:style>
    <style:style style:name="T4056" style:parent-style-name="Fonteparág.padrão" style:family="text">
      <style:text-properties fo:color="#231F20" fo:letter-spacing="0.002in"/>
    </style:style>
    <style:style style:name="T4057" style:parent-style-name="Fonteparág.padrão" style:family="text">
      <style:text-properties fo:color="#231F20" fo:letter-spacing="0.0013in"/>
    </style:style>
    <style:style style:name="T4058" style:parent-style-name="Fonteparág.padrão" style:family="text">
      <style:text-properties fo:color="#231F20" fo:letter-spacing="0.0027in"/>
    </style:style>
    <style:style style:name="T4059" style:parent-style-name="Fonteparág.padrão" style:family="text">
      <style:text-properties fo:color="#231F20"/>
    </style:style>
    <style:style style:name="T4060" style:parent-style-name="Fonteparág.padrão" style:family="text">
      <style:text-properties fo:color="#231F20" fo:letter-spacing="0.002in"/>
    </style:style>
    <style:style style:name="T4061" style:parent-style-name="Fonteparág.padrão" style:family="text">
      <style:text-properties fo:color="#231F20"/>
    </style:style>
    <style:style style:name="T4062" style:parent-style-name="Fonteparág.padrão" style:family="text">
      <style:text-properties fo:color="#231F20" fo:letter-spacing="0.002in"/>
    </style:style>
    <style:style style:name="T4063" style:parent-style-name="Fonteparág.padrão" style:family="text">
      <style:text-properties fo:color="#231F20"/>
    </style:style>
    <style:style style:name="T4064" style:parent-style-name="Fonteparág.padrão" style:family="text">
      <style:text-properties fo:color="#231F20" fo:letter-spacing="0.002in"/>
    </style:style>
    <style:style style:name="T4065" style:parent-style-name="Fonteparág.padrão" style:family="text">
      <style:text-properties fo:color="#231F20" fo:letter-spacing="0.0013in"/>
    </style:style>
    <style:style style:name="T4066" style:parent-style-name="Fonteparág.padrão" style:family="text">
      <style:text-properties fo:color="#231F20"/>
    </style:style>
    <style:style style:name="T4067" style:parent-style-name="Fonteparág.padrão" style:family="text">
      <style:text-properties fo:color="#231F20" fo:letter-spacing="0.002in"/>
    </style:style>
    <style:style style:name="T4068" style:parent-style-name="Fonteparág.padrão" style:family="text">
      <style:text-properties fo:color="#231F20" fo:letter-spacing="0.0013in"/>
    </style:style>
    <style:style style:name="T4069" style:parent-style-name="Fonteparág.padrão" style:family="text">
      <style:text-properties fo:color="#231F20" fo:letter-spacing="0.002in"/>
    </style:style>
    <style:style style:name="T4070" style:parent-style-name="Fonteparág.padrão" style:family="text">
      <style:text-properties fo:color="#231F20"/>
    </style:style>
    <style:style style:name="T4071" style:parent-style-name="Fonteparág.padrão" style:family="text">
      <style:text-properties fo:color="#231F20" fo:letter-spacing="0.002in"/>
    </style:style>
    <style:style style:name="T4072" style:parent-style-name="Fonteparág.padrão" style:family="text">
      <style:text-properties fo:color="#231F20"/>
    </style:style>
    <style:style style:name="T4073" style:parent-style-name="Fonteparág.padrão" style:family="text">
      <style:text-properties fo:color="#231F20" fo:letter-spacing="0.002in"/>
    </style:style>
    <style:style style:name="T4074" style:parent-style-name="Fonteparág.padrão" style:family="text">
      <style:text-properties fo:color="#231F20"/>
    </style:style>
    <style:style style:name="T4075" style:parent-style-name="Fonteparág.padrão" style:family="text">
      <style:text-properties fo:color="#231F20" fo:letter-spacing="0.002in"/>
    </style:style>
    <style:style style:name="T4076" style:parent-style-name="Fonteparág.padrão" style:family="text">
      <style:text-properties fo:color="#231F20" fo:letter-spacing="-0.0013in"/>
    </style:style>
    <style:style style:name="T4077" style:parent-style-name="Fonteparág.padrão" style:family="text">
      <style:text-properties fo:color="#231F20"/>
    </style:style>
    <style:style style:name="T4078" style:parent-style-name="Fonteparág.padrão" style:family="text">
      <style:text-properties fo:color="#231F20" fo:letter-spacing="-0.0013in"/>
    </style:style>
    <style:style style:name="T4079" style:parent-style-name="Fonteparág.padrão" style:family="text">
      <style:text-properties fo:color="#231F20" fo:letter-spacing="0.002in"/>
    </style:style>
    <style:style style:name="T4080" style:parent-style-name="Fonteparág.padrão" style:family="text">
      <style:text-properties fo:color="#231F20" fo:letter-spacing="-0.0013in"/>
    </style:style>
    <style:style style:name="T4081" style:parent-style-name="Fonteparág.padrão" style:family="text">
      <style:text-properties fo:color="#231F20" fo:letter-spacing="0.002in"/>
    </style:style>
    <style:style style:name="T4082" style:parent-style-name="Fonteparág.padrão" style:family="text">
      <style:text-properties fo:color="#231F20" fo:letter-spacing="-0.0006in"/>
    </style:style>
    <style:style style:name="T4083" style:parent-style-name="Fonteparág.padrão" style:family="text">
      <style:text-properties fo:color="#231F20" fo:letter-spacing="0.0013in"/>
    </style:style>
    <style:style style:name="T4084" style:parent-style-name="Fonteparág.padrão" style:family="text">
      <style:text-properties fo:color="#231F20" fo:letter-spacing="-0.0013in"/>
    </style:style>
    <style:style style:name="T4085" style:parent-style-name="Fonteparág.padrão" style:family="text">
      <style:text-properties fo:color="#231F20" fo:letter-spacing="0.002in"/>
    </style:style>
    <style:style style:name="T4086" style:parent-style-name="Fonteparág.padrão" style:family="text">
      <style:text-properties fo:color="#231F20" fo:letter-spacing="-0.0013in"/>
    </style:style>
    <style:style style:name="T4087" style:parent-style-name="Fonteparág.padrão" style:family="text">
      <style:text-properties fo:color="#231F20" fo:letter-spacing="0.002in"/>
    </style:style>
    <style:style style:name="T4088" style:parent-style-name="Fonteparág.padrão" style:family="text">
      <style:text-properties fo:color="#231F20" fo:letter-spacing="-0.0013in"/>
    </style:style>
    <style:style style:name="T4089" style:parent-style-name="Fonteparág.padrão" style:family="text">
      <style:text-properties fo:color="#231F20" fo:letter-spacing="0.002in"/>
    </style:style>
    <style:style style:name="T4090" style:parent-style-name="Fonteparág.padrão" style:family="text">
      <style:text-properties fo:color="#231F20" fo:letter-spacing="-0.0006in"/>
    </style:style>
    <style:style style:name="T4091" style:parent-style-name="Fonteparág.padrão" style:family="text">
      <style:text-properties fo:color="#231F20" fo:letter-spacing="0.002in"/>
    </style:style>
    <style:style style:name="T4092" style:parent-style-name="Fonteparág.padrão" style:family="text">
      <style:text-properties fo:color="#231F20" fo:letter-spacing="-0.0013in"/>
    </style:style>
    <style:style style:name="T4093" style:parent-style-name="Fonteparág.padrão" style:family="text">
      <style:text-properties fo:color="#231F20" fo:letter-spacing="0.0013in"/>
    </style:style>
    <style:style style:name="T4094" style:parent-style-name="Fonteparág.padrão" style:family="text">
      <style:text-properties fo:color="#231F20" fo:letter-spacing="-0.0013in"/>
    </style:style>
    <style:style style:name="T4095" style:parent-style-name="Fonteparág.padrão" style:family="text">
      <style:text-properties fo:color="#231F20" fo:letter-spacing="0.002in"/>
    </style:style>
    <style:style style:name="T4096" style:parent-style-name="Fonteparág.padrão" style:family="text">
      <style:text-properties fo:color="#231F20" fo:letter-spacing="-0.0006in"/>
    </style:style>
    <style:style style:name="T4097" style:parent-style-name="Fonteparág.padrão" style:family="text">
      <style:text-properties fo:color="#231F20"/>
    </style:style>
    <style:style style:name="T4098" style:parent-style-name="Fonteparág.padrão" style:family="text">
      <style:text-properties fo:color="#231F20" fo:letter-spacing="-0.0013in"/>
    </style:style>
    <style:style style:name="T4099" style:parent-style-name="Fonteparág.padrão" style:family="text">
      <style:text-properties fo:color="#231F20" fo:letter-spacing="0.002in"/>
    </style:style>
    <style:style style:name="T4100" style:parent-style-name="Fonteparág.padrão" style:family="text">
      <style:text-properties fo:color="#231F20" fo:letter-spacing="-0.0013in"/>
    </style:style>
    <style:style style:name="T4101" style:parent-style-name="Fonteparág.padrão" style:family="text">
      <style:text-properties fo:color="#231F20"/>
    </style:style>
    <style:style style:name="T4102" style:parent-style-name="Fonteparág.padrão" style:family="text">
      <style:text-properties fo:color="#231F20" fo:letter-spacing="-0.0013in"/>
    </style:style>
    <style:style style:name="T4103" style:parent-style-name="Fonteparág.padrão" style:family="text">
      <style:text-properties fo:color="#231F20" fo:letter-spacing="0.0027in"/>
    </style:style>
    <style:style style:name="T4104" style:parent-style-name="Fonteparág.padrão" style:family="text">
      <style:text-properties fo:color="#231F20" fo:letter-spacing="0.002in"/>
    </style:style>
    <style:style style:name="T4105" style:parent-style-name="Fonteparág.padrão" style:family="text">
      <style:text-properties fo:color="#231F20"/>
    </style:style>
    <style:style style:name="T4106" style:parent-style-name="Fonteparág.padrão" style:family="text">
      <style:text-properties fo:color="#231F20" fo:letter-spacing="0.002in"/>
    </style:style>
    <style:style style:name="T4107" style:parent-style-name="Fonteparág.padrão" style:family="text">
      <style:text-properties fo:color="#231F20"/>
    </style:style>
    <style:style style:name="T4108" style:parent-style-name="Fonteparág.padrão" style:family="text">
      <style:text-properties fo:color="#231F20" fo:letter-spacing="0.002in"/>
    </style:style>
    <style:style style:name="T4109" style:parent-style-name="Fonteparág.padrão" style:family="text">
      <style:text-properties fo:color="#231F20"/>
    </style:style>
    <style:style style:name="T4110" style:parent-style-name="Fonteparág.padrão" style:family="text">
      <style:text-properties fo:color="#231F20" fo:letter-spacing="0.002in"/>
    </style:style>
    <style:style style:name="T4111" style:parent-style-name="Fonteparág.padrão" style:family="text">
      <style:text-properties fo:color="#231F20"/>
    </style:style>
    <style:style style:name="T4112" style:parent-style-name="Fonteparág.padrão" style:family="text">
      <style:text-properties fo:color="#231F20" fo:letter-spacing="0.002in"/>
    </style:style>
    <style:style style:name="T4113" style:parent-style-name="Fonteparág.padrão" style:family="text">
      <style:text-properties fo:color="#231F20"/>
    </style:style>
    <style:style style:name="T4114" style:parent-style-name="Fonteparág.padrão" style:family="text">
      <style:text-properties fo:color="#231F20" fo:letter-spacing="0.002in"/>
    </style:style>
    <style:style style:name="T4115" style:parent-style-name="Fonteparág.padrão" style:family="text">
      <style:text-properties fo:color="#231F20" fo:letter-spacing="-0.0236in"/>
    </style:style>
    <style:style style:name="T4116" style:parent-style-name="Fonteparág.padrão" style:family="text">
      <style:text-properties fo:color="#231F20" fo:letter-spacing="0.0027in"/>
    </style:style>
    <style:style style:name="P4117" style:parent-style-name="Corpodetexto" style:master-page-name="MP49" style:family="paragraph">
      <style:paragraph-properties fo:break-before="page"/>
      <style:text-properties fo:font-size="10pt" style:font-size-asian="10pt"/>
    </style:style>
    <style:style style:name="P4139" style:parent-style-name="Corpodetexto" style:family="paragraph">
      <style:text-properties fo:font-size="10pt" style:font-size-asian="10pt"/>
    </style:style>
    <style:style style:name="P4140" style:parent-style-name="Corpodetexto" style:family="paragraph">
      <style:paragraph-properties fo:margin-top="0.0062in"/>
      <style:text-properties fo:font-size="7.5pt" style:font-size-asian="7.5pt"/>
    </style:style>
    <style:style style:name="P4141" style:parent-style-name="Normal" style:family="paragraph">
      <style:paragraph-properties fo:text-align="center" fo:margin-top="0.0597in" fo:line-height="0.1243in" fo:margin-right="0.652in">
        <style:tab-stops>
          <style:tab-stop style:type="left" style:position="0.6784in"/>
          <style:tab-stop style:type="left" style:position="1.2597in"/>
        </style:tab-stops>
      </style:paragraph-properties>
    </style:style>
    <style:style style:name="T4142" style:parent-style-name="Fonteparág.padrão" style:family="text">
      <style:text-properties fo:language="en" fo:country="US" style:language-asian="en" style:country-asian="US" style:language-complex="ar" style:country-complex="SA"/>
    </style:style>
    <style:style style:name="T4143" style:parent-style-name="Fonteparág.padrão" style:family="text">
      <style:text-properties fo:language="en" fo:country="US" style:language-asian="en" style:country-asian="US" style:language-complex="ar" style:country-complex="SA"/>
    </style:style>
    <style:style style:name="P4144" style:parent-style-name="Normal" style:family="paragraph">
      <style:paragraph-properties fo:margin-top="0.0104in" fo:margin-left="0.0138in">
        <style:tab-stops/>
      </style:paragraph-properties>
    </style:style>
    <style:style style:name="T4145" style:parent-style-name="Fonteparág.padrão" style:family="text">
      <style:text-properties style:font-name="Gill Sans MT" fo:color="#EAAF9D" style:text-scale="95%" fo:font-size="6pt" style:font-size-asian="6pt"/>
    </style:style>
    <style:style style:name="T4146" style:parent-style-name="Fonteparág.padrão" style:family="text">
      <style:text-properties fo:language="en" fo:country="US" style:language-asian="en" style:country-asian="US" style:language-complex="ar" style:country-complex="SA"/>
    </style:style>
    <style:style style:name="P4147" style:parent-style-name="Normal" style:family="paragraph">
      <style:paragraph-properties fo:line-height="0.1986in"/>
    </style:style>
    <style:style style:name="T4148" style:parent-style-name="Fonteparág.padrão" style:family="text">
      <style:text-properties style:font-name="Palatino Linotype" fo:font-style="italic" style:font-style-asian="italic" fo:color="#C9302E" style:text-scale="98%"/>
    </style:style>
    <style:style style:name="T4149" style:parent-style-name="Fonteparág.padrão" style:family="text">
      <style:text-properties fo:language="en" fo:country="US" style:language-asian="en" style:country-asian="US" style:language-complex="ar" style:country-complex="SA"/>
    </style:style>
    <style:style style:name="P4150" style:parent-style-name="Normal" style:family="paragraph">
      <style:paragraph-properties fo:line-height="0.1986in"/>
    </style:style>
    <style:style style:name="T4151" style:parent-style-name="Fonteparág.padrão" style:family="text">
      <style:text-properties style:font-name="Palatino Linotype" fo:font-style="italic" style:font-style-asian="italic" fo:color="#C9302E" style:text-scale="98%"/>
    </style:style>
    <style:style style:name="T4152" style:parent-style-name="Fonteparág.padrão" style:family="text">
      <style:text-properties style:font-name="Palatino Linotype" fo:font-style="italic" style:font-style-asian="italic" fo:color="#C9302E" style:text-scale="105%" style:text-position="-122.2% 100%" fo:font-size="4.5pt" style:font-size-asian="4.5pt"/>
    </style:style>
    <style:style style:name="T4153" style:parent-style-name="Fonteparág.padrão" style:family="text">
      <style:text-properties style:font-name="Palatino Linotype" fo:font-style="italic" style:font-style-asian="italic" fo:color="#C9302E" style:text-scale="105%" style:text-position="-122.2% 100%" fo:font-size="4.5pt" style:font-size-asian="4.5pt"/>
    </style:style>
    <style:style style:name="T4154" style:parent-style-name="Fonteparág.padrão" style:family="text">
      <style:text-properties style:font-name="Palatino Linotype" fo:font-style="italic" style:font-style-asian="italic" fo:color="#C9302E" fo:letter-spacing="0.0069in" style:text-scale="105%" style:text-position="-27.2% 100%"/>
    </style:style>
    <style:style style:name="T4155" style:parent-style-name="Fonteparág.padrão" style:family="text">
      <style:text-properties style:font-name="Palatino Linotype" fo:font-style="italic" style:font-style-asian="italic" fo:color="#C9302E" fo:letter-spacing="0.0069in" style:text-scale="105%" fo:font-size="6.5pt" style:font-size-asian="6.5pt"/>
    </style:style>
    <style:style style:name="T4156" style:parent-style-name="Fonteparág.padrão" style:family="text">
      <style:text-properties style:font-name="Palatino Linotype" fo:font-style="italic" style:font-style-asian="italic" fo:color="#C9302E" fo:letter-spacing="0.0069in" style:text-scale="105%" fo:font-size="6.5pt" style:font-size-asian="6.5pt"/>
    </style:style>
    <style:style style:name="T4157" style:parent-style-name="Fonteparág.padrão" style:family="text">
      <style:text-properties style:font-name="Palatino Linotype" fo:font-style="italic" style:font-style-asian="italic" fo:color="#C9302E" fo:letter-spacing="0.0069in" style:text-scale="105%" style:text-position="-27.2% 100%"/>
    </style:style>
    <style:style style:name="T4158" style:parent-style-name="Fonteparág.padrão" style:family="text">
      <style:text-properties style:font-name="Palatino Linotype" fo:font-style="italic" style:font-style-asian="italic" fo:color="#C9302E" fo:letter-spacing="0.0069in" style:text-scale="105%" fo:font-size="6.5pt" style:font-size-asian="6.5pt"/>
    </style:style>
    <style:style style:name="S50" style:family="section">
      <style:section-properties fo:margin-left="0in" fo:margin-right="0in" style:writing-mode="lr-tb">
        <style:columns fo:column-count="2">
          <style:column style:rel-width="3257*" fo:start-indent="0in" fo:end-indent="0.0138in"/>
          <style:column style:rel-width="6223*" fo:start-indent="0.0138in" fo:end-indent="0in"/>
        </style:columns>
      </style:section-properties>
    </style:style>
    <style:style style:name="P4159" style:parent-style-name="Normal" style:family="paragraph">
      <style:paragraph-properties fo:text-align="end" fo:line-height="0.1166in"/>
    </style:style>
    <style:style style:name="T4160" style:parent-style-name="Fonteparág.padrão" style:family="text">
      <style:text-properties style:font-name="Palatino Linotype" fo:font-style="italic" style:font-style-asian="italic" fo:color="#C9302E" style:text-scale="95%" style:text-position="-27.2% 100%" fo:language="en" fo:country="US"/>
    </style:style>
    <style:style style:name="T4161" style:parent-style-name="Fonteparág.padrão" style:family="text">
      <style:text-properties style:font-name="Palatino Linotype" fo:font-style="italic" style:font-style-asian="italic" fo:color="#C9302E" style:text-scale="95%" fo:font-size="6.5pt" style:font-size-asian="6.5pt" fo:language="en" fo:country="US"/>
    </style:style>
    <style:style style:name="P4162" style:parent-style-name="Normal" style:family="paragraph">
      <style:paragraph-properties fo:break-before="column" fo:line-height="0.1166in" fo:margin-left="0.0534in">
        <style:tab-stops>
          <style:tab-stop style:type="left" style:position="1.2972in"/>
        </style:tab-stops>
      </style:paragraph-properties>
    </style:style>
    <style:style style:name="T4163" style:parent-style-name="Fonteparág.padrão" style:family="text">
      <style:text-properties style:font-name="Palatino Linotype" fo:font-style="italic" style:font-style-asian="italic" fo:color="#C9302E" style:text-position="-45.4% 100%" fo:language="en" fo:country="US"/>
    </style:style>
    <style:style style:name="T4164" style:parent-style-name="Fonteparág.padrão" style:family="text">
      <style:text-properties style:font-name="Palatino Linotype" fo:font-style="italic" style:font-style-asian="italic" fo:color="#C9302E" fo:letter-spacing="0.0041in" style:text-position="-36.3% 100%" fo:language="en" fo:country="US"/>
    </style:style>
    <style:style style:name="T4165" style:parent-style-name="Fonteparág.padrão" style:family="text">
      <style:text-properties style:font-name="Palatino Linotype" fo:font-style="italic" style:font-style-asian="italic" fo:color="#C9302E" fo:letter-spacing="0.0041in" style:text-position="-7.6% 100%" fo:font-size="6.5pt" style:font-size-asian="6.5pt" fo:language="en" fo:country="US"/>
    </style:style>
    <style:style style:name="T4166" style:parent-style-name="Fonteparág.padrão" style:family="text">
      <style:text-properties style:font-name="Times New Roman" fo:color="#C9302E" style:text-position="-45.4% 100%" fo:font-size="12pt" style:font-size-asian="12pt" fo:language="en" fo:country="US"/>
    </style:style>
    <style:style style:name="T4167" style:parent-style-name="Fonteparág.padrão" style:family="text">
      <style:text-properties style:font-name="Times New Roman" fo:color="#C9302E" fo:font-size="12pt" style:font-size-asian="12pt" style:text-underline-type="single" style:text-underline-style="solid" style:text-underline-width="auto" style:text-underline-mode="continuous" style:text-underline-color="#C9302E" fo:language="en" fo:country="US"/>
    </style:style>
    <style:style style:name="T4168" style:parent-style-name="Fonteparág.padrão" style:family="text">
      <style:text-properties style:font-name="Times New Roman" fo:color="#C9302E" fo:letter-spacing="0.0152in" fo:font-size="12pt" style:font-size-asian="12pt" style:text-underline-type="single" style:text-underline-style="solid" style:text-underline-width="auto" style:text-underline-mode="continuous" style:text-underline-color="#C9302E" fo:language="en" fo:country="US"/>
    </style:style>
    <style:style style:name="T4169" style:parent-style-name="Fonteparág.padrão" style:family="text">
      <style:text-properties style:font-name="Palatino Linotype" fo:font-style="italic" style:font-style-asian="italic" fo:color="#C9302E" fo:font-size="6.5pt" style:font-size-asian="6.5pt" style:text-underline-type="single" style:text-underline-style="solid" style:text-underline-width="auto" style:text-underline-mode="continuous" style:text-underline-color="#C9302E" fo:language="en" fo:country="US"/>
    </style:style>
    <style:style style:name="T4170" style:parent-style-name="Fonteparág.padrão" style:family="text">
      <style:text-properties style:font-name="Palatino Linotype" fo:font-style="italic" style:font-style-asian="italic" fo:color="#C9302E" fo:letter-spacing="0.002in" fo:font-size="6.5pt" style:font-size-asian="6.5pt" fo:language="en" fo:country="US"/>
    </style:style>
    <style:style style:name="T4171" style:parent-style-name="Fonteparág.padrão" style:family="text">
      <style:text-properties style:font-name="Times New Roman" fo:color="#C9302E" style:text-position="-45.4% 100%" fo:font-size="12pt" style:font-size-asian="12pt" fo:language="en" fo:country="US"/>
    </style:style>
    <style:style style:name="T4172" style:parent-style-name="Fonteparág.padrão" style:family="text">
      <style:text-properties style:font-name="Times New Roman" fo:color="#C9302E" fo:font-size="12pt" style:font-size-asian="12pt" style:text-underline-type="single" style:text-underline-style="solid" style:text-underline-width="auto" style:text-underline-mode="continuous" style:text-underline-color="#C9302E" fo:language="en" fo:country="US"/>
    </style:style>
    <style:style style:name="T4173" style:parent-style-name="Fonteparág.padrão" style:family="text">
      <style:text-properties style:font-name="Times New Roman" fo:color="#C9302E" fo:font-size="12pt" style:font-size-asian="12pt" style:text-underline-type="single" style:text-underline-style="solid" style:text-underline-width="auto" style:text-underline-mode="continuous" style:text-underline-color="#C9302E" fo:language="en" fo:country="US"/>
    </style:style>
    <style:style style:name="T4174" style:parent-style-name="Fonteparág.padrão" style:family="text">
      <style:text-properties style:font-name="Palatino Linotype" fo:font-style="italic" style:font-style-asian="italic" fo:color="#C9302E" fo:font-size="6.5pt" style:font-size-asian="6.5pt" style:text-underline-type="single" style:text-underline-style="solid" style:text-underline-width="auto" style:text-underline-mode="continuous" style:text-underline-color="#C9302E" fo:language="en" fo:country="US"/>
    </style:style>
    <style:style style:name="T4175" style:parent-style-name="Fonteparág.padrão" style:family="text">
      <style:text-properties style:font-name="Palatino Linotype" fo:font-style="italic" style:font-style-asian="italic" fo:color="#C9302E" fo:letter-spacing="0.0166in" fo:font-size="6.5pt" style:font-size-asian="6.5pt" fo:language="en" fo:country="US"/>
    </style:style>
    <style:style style:name="T4176" style:parent-style-name="Fonteparág.padrão" style:family="text">
      <style:text-properties fo:color="#231F20" style:text-position="-38.8% 100%" fo:font-size="9pt" style:font-size-asian="9pt" fo:language="en" fo:country="US"/>
    </style:style>
    <style:style style:name="S51" style:family="section">
      <style:section-properties fo:margin-left="0in" fo:margin-right="0in" style:writing-mode="lr-tb">
        <style:columns fo:column-count="4">
          <style:column style:rel-width="1783*" fo:start-indent="0in" fo:end-indent="0.6104in"/>
          <style:column style:rel-width="1531*" fo:start-indent="0.6104in" fo:end-indent="0.0131in"/>
          <style:column style:rel-width="663*" fo:start-indent="0.0138in" fo:end-indent="0.0138in"/>
          <style:column style:rel-width="5503*" fo:start-indent="0.0138in" fo:end-indent="0in"/>
        </style:columns>
      </style:section-properties>
    </style:style>
    <style:style style:name="P4177" style:parent-style-name="Corpodetexto" style:family="paragraph">
      <style:text-properties fo:font-size="10pt" style:font-size-asian="10pt" fo:language="en" fo:country="US"/>
    </style:style>
    <style:style style:name="P4178" style:parent-style-name="Corpodetexto" style:family="paragraph">
      <style:paragraph-properties fo:margin-top="0.0076in"/>
      <style:text-properties fo:font-size="11pt" style:font-size-asian="11pt" fo:language="en" fo:country="US"/>
    </style:style>
    <style:style style:name="P4179" style:parent-style-name="Corpodetexto" style:family="paragraph">
      <style:paragraph-properties fo:margin-left="0.2777in">
        <style:tab-stops/>
      </style:paragraph-properties>
    </style:style>
    <style:style style:name="T4180" style:parent-style-name="Fonteparág.padrão" style:family="text">
      <style:text-properties fo:color="#231F20" fo:language="en" fo:country="US"/>
    </style:style>
    <style:style style:name="P4181" style:parent-style-name="Normal" style:family="paragraph">
      <style:paragraph-properties fo:break-before="column" fo:line-height="0.118in" fo:margin-left="0.2777in">
        <style:tab-stops/>
      </style:paragraph-properties>
    </style:style>
    <style:style style:name="T4182" style:parent-style-name="Fonteparág.padrão" style:family="text">
      <style:text-properties style:font-name="Palatino Linotype" fo:font-style="italic" style:font-style-asian="italic" fo:color="#C9302E" fo:font-size="6.5pt" style:font-size-asian="6.5pt" fo:language="en" fo:country="US"/>
    </style:style>
    <style:style style:name="P4183" style:parent-style-name="Normal" style:family="paragraph">
      <style:paragraph-properties fo:break-before="column" fo:line-height="0.1159in" fo:margin-left="0.2611in">
        <style:tab-stops/>
      </style:paragraph-properties>
    </style:style>
    <style:style style:name="T4184" style:parent-style-name="Fonteparág.padrão" style:family="text">
      <style:text-properties style:font-name="Palatino Linotype" fo:font-style="italic" style:font-style-asian="italic" fo:color="#C9302E" fo:font-size="6.5pt" style:font-size-asian="6.5pt" fo:language="en" fo:country="US"/>
    </style:style>
    <style:style style:name="P4185" style:parent-style-name="Normal" style:family="paragraph">
      <style:paragraph-properties fo:break-before="column" fo:line-height="0.1083in" fo:margin-left="0.2708in">
        <style:tab-stops>
          <style:tab-stop style:type="left" style:position="0.5784in"/>
        </style:tab-stops>
      </style:paragraph-properties>
    </style:style>
    <style:style style:name="T4186" style:parent-style-name="Fonteparág.padrão" style:family="text">
      <style:text-properties style:font-name="Palatino Linotype" fo:font-style="italic" style:font-style-asian="italic" fo:color="#C9302E" fo:letter-spacing="-0.002in" fo:font-size="6.5pt" style:font-size-asian="6.5pt" fo:language="en" fo:country="US"/>
    </style:style>
    <style:style style:name="T4187" style:parent-style-name="Fonteparág.padrão" style:family="text">
      <style:text-properties style:font-name="Palatino Linotype" fo:font-style="italic" style:font-style-asian="italic" fo:color="#C9302E" fo:letter-spacing="-0.002in" fo:font-size="6.5pt" style:font-size-asian="6.5pt" fo:language="en" fo:country="US"/>
    </style:style>
    <style:style style:name="P4188" style:parent-style-name="Normal" style:family="paragraph">
      <style:paragraph-properties fo:line-height="0.1118in" fo:margin-left="0.2743in">
        <style:tab-stops>
          <style:tab-stop style:type="left" style:position="0.5784in"/>
        </style:tab-stops>
      </style:paragraph-properties>
    </style:style>
    <style:style style:name="T4189" style:parent-style-name="Fonteparág.padrão" style:family="text">
      <style:text-properties style:font-name="Palatino Linotype" fo:font-style="italic" style:font-style-asian="italic" fo:color="#C9302E" fo:font-size="6.5pt" style:font-size-asian="6.5pt" fo:language="en" fo:country="US"/>
    </style:style>
    <style:style style:name="T4190" style:parent-style-name="Fonteparág.padrão" style:family="text">
      <style:text-properties style:font-name="Palatino Linotype" fo:font-style="italic" style:font-style-asian="italic" fo:color="#C9302E" fo:font-size="6.5pt" style:font-size-asian="6.5pt" fo:language="en" fo:country="US"/>
    </style:style>
    <style:style style:name="S52" style:family="section">
      <style:section-properties fo:margin-left="0in" fo:margin-right="0in" style:writing-mode="lr-tb"/>
    </style:style>
    <style:style style:name="P4191" style:parent-style-name="Normal" style:family="paragraph">
      <style:paragraph-properties fo:margin-top="0.1069in" fo:margin-left="0.284in">
        <style:tab-stops/>
      </style:paragraph-properties>
    </style:style>
    <style:style style:name="T4192" style:parent-style-name="Fonteparág.padrão" style:family="text">
      <style:text-properties fo:language="en" fo:country="US" style:language-asian="en" style:country-asian="US" style:language-complex="ar" style:country-complex="SA"/>
    </style:style>
    <style:style style:name="P4193" style:parent-style-name="Normal" style:family="paragraph">
      <style:paragraph-properties fo:line-height="0.1159in"/>
    </style:style>
    <style:style style:name="T4194" style:parent-style-name="Fonteparág.padrão" style:family="text">
      <style:text-properties style:font-name="Palatino Linotype" fo:font-style="italic" style:font-style-asian="italic" fo:color="#C9302E" fo:font-size="6.5pt" style:font-size-asian="6.5pt"/>
    </style:style>
    <style:style style:name="T4195" style:parent-style-name="Fonteparág.padrão" style:family="text">
      <style:text-properties style:font-name="Palatino Linotype" fo:font-style="italic" style:font-style-asian="italic" fo:color="#C9302E" fo:letter-spacing="0.0173in" style:text-scale="92%"/>
    </style:style>
    <style:style style:name="T4196" style:parent-style-name="Fonteparág.padrão" style:family="text">
      <style:text-properties style:font-name="Palatino Linotype" fo:font-style="italic" style:font-style-asian="italic" fo:color="#C9302E" fo:letter-spacing="-0.0062in" style:text-scale="99%" style:text-position="46.1% 100%" fo:font-size="6.5pt" style:font-size-asian="6.5pt"/>
    </style:style>
    <style:style style:name="T4197" style:parent-style-name="Fonteparág.padrão" style:family="text">
      <style:text-properties style:font-name="Palatino Linotype" fo:font-style="italic" style:font-style-asian="italic" fo:color="#C9302E" fo:letter-spacing="0.0034in" style:text-scale="99%" style:text-position="46.1% 100%" fo:font-size="6.5pt" style:font-size-asian="6.5pt"/>
    </style:style>
    <style:style style:name="T4198" style:parent-style-name="Fonteparág.padrão" style:family="text">
      <style:text-properties style:font-name="Palatino Linotype" fo:font-style="italic" style:font-style-asian="italic" fo:color="#C9302E" fo:letter-spacing="0.0083in" style:text-scale="97%" style:text-position="46.1% 100%" fo:font-size="6.5pt" style:font-size-asian="6.5pt"/>
    </style:style>
    <style:style style:name="T4199" style:parent-style-name="Fonteparág.padrão" style:family="text">
      <style:text-properties style:font-name="Palatino Linotype" fo:font-style="italic" style:font-style-asian="italic" fo:color="#C9302E" style:text-scale="114%" style:text-position="122.2% 100%" fo:font-size="4.5pt" style:font-size-asian="4.5pt"/>
    </style:style>
    <style:style style:name="T4200" style:parent-style-name="Fonteparág.padrão" style:family="text">
      <style:text-properties style:font-name="Palatino Linotype" fo:font-style="italic" style:font-style-asian="italic" fo:color="#C9302E" style:text-position="122.2% 100%" fo:font-size="4.5pt" style:font-size-asian="4.5pt"/>
    </style:style>
    <style:style style:name="T4201" style:parent-style-name="Fonteparág.padrão" style:family="text">
      <style:text-properties style:font-name="Palatino Linotype" fo:font-style="italic" style:font-style-asian="italic" fo:color="#C9302E" fo:letter-spacing="-0.002in" style:text-position="122.2% 100%" fo:font-size="4.5pt" style:font-size-asian="4.5pt"/>
    </style:style>
    <style:style style:name="T4202" style:parent-style-name="Fonteparág.padrão" style:family="text">
      <style:text-properties fo:color="#231F20" style:text-scale="94%" fo:font-size="9pt" style:font-size-asian="9pt"/>
    </style:style>
    <style:style style:name="T4203" style:parent-style-name="Fonteparág.padrão" style:family="text">
      <style:text-properties fo:color="#231F20" fo:letter-spacing="-0.0034in" fo:font-size="9pt" style:font-size-asian="9pt"/>
    </style:style>
    <style:style style:name="T4204" style:parent-style-name="Fonteparág.padrão" style:family="text">
      <style:text-properties fo:color="#231F20" style:text-scale="102%" fo:font-size="9pt" style:font-size-asian="9pt"/>
    </style:style>
    <style:style style:name="T4205" style:parent-style-name="Fonteparág.padrão" style:family="text">
      <style:text-properties fo:color="#231F20" fo:letter-spacing="-0.0034in" fo:font-size="9pt" style:font-size-asian="9pt"/>
    </style:style>
    <style:style style:name="T4206" style:parent-style-name="Fonteparág.padrão" style:family="text">
      <style:text-properties fo:color="#231F20" fo:letter-spacing="0.0006in" style:text-scale="96%" fo:font-size="9pt" style:font-size-asian="9pt"/>
    </style:style>
    <style:style style:name="T4207" style:parent-style-name="Fonteparág.padrão" style:family="text">
      <style:text-properties fo:color="#231F20" style:text-scale="96%" fo:font-size="9pt" style:font-size-asian="9pt"/>
    </style:style>
    <style:style style:name="T4208" style:parent-style-name="Fonteparág.padrão" style:family="text">
      <style:text-properties fo:color="#231F20" fo:letter-spacing="-0.0034in" fo:font-size="9pt" style:font-size-asian="9pt"/>
    </style:style>
    <style:style style:name="T4209" style:parent-style-name="Fonteparág.padrão" style:family="text">
      <style:text-properties fo:color="#231F20" fo:letter-spacing="0.0006in" style:text-scale="97%" fo:font-size="9pt" style:font-size-asian="9pt"/>
    </style:style>
    <style:style style:name="T4210" style:parent-style-name="Fonteparág.padrão" style:family="text">
      <style:text-properties fo:color="#231F20" style:text-scale="97%" fo:font-size="9pt" style:font-size-asian="9pt"/>
    </style:style>
    <style:style style:name="T4211" style:parent-style-name="Fonteparág.padrão" style:family="text">
      <style:text-properties fo:color="#231F20" fo:letter-spacing="-0.0034in" fo:font-size="9pt" style:font-size-asian="9pt"/>
    </style:style>
    <style:style style:name="T4212" style:parent-style-name="Fonteparág.padrão" style:family="text">
      <style:text-properties fo:color="#231F20" fo:letter-spacing="0.0006in" style:text-scale="95%" fo:font-size="9pt" style:font-size-asian="9pt"/>
    </style:style>
    <style:style style:name="T4213" style:parent-style-name="Fonteparág.padrão" style:family="text">
      <style:text-properties fo:color="#231F20" style:text-scale="95%" fo:font-size="9pt" style:font-size-asian="9pt"/>
    </style:style>
    <style:style style:name="T4214" style:parent-style-name="Fonteparág.padrão" style:family="text">
      <style:text-properties fo:color="#231F20" fo:letter-spacing="-0.0034in" fo:font-size="9pt" style:font-size-asian="9pt"/>
    </style:style>
    <style:style style:name="T4215" style:parent-style-name="Fonteparág.padrão" style:family="text">
      <style:text-properties style:font-name="Palatino Linotype" fo:font-style="italic" style:font-style-asian="italic" fo:color="#C9302E" style:text-scale="98%"/>
    </style:style>
    <style:style style:name="T4216" style:parent-style-name="Fonteparág.padrão" style:family="text">
      <style:text-properties style:font-name="Palatino Linotype" fo:font-style="italic" style:font-style-asian="italic" fo:color="#C9302E" fo:letter-spacing="-0.0027in"/>
    </style:style>
    <style:style style:name="T4217" style:parent-style-name="Fonteparág.padrão" style:family="text">
      <style:text-properties fo:color="#231F20" fo:letter-spacing="0.0027in" style:text-scale="97%" fo:font-size="9pt" style:font-size-asian="9pt"/>
    </style:style>
    <style:style style:name="T4218" style:parent-style-name="Fonteparág.padrão" style:family="text">
      <style:text-properties fo:color="#231F20" style:text-scale="97%" fo:font-size="9pt" style:font-size-asian="9pt"/>
    </style:style>
    <style:style style:name="T4219" style:parent-style-name="Fonteparág.padrão" style:family="text">
      <style:text-properties fo:color="#231F20" fo:letter-spacing="-0.002in" fo:font-size="9pt" style:font-size-asian="9pt"/>
    </style:style>
    <style:style style:name="T4220" style:parent-style-name="Fonteparág.padrão" style:family="text">
      <style:text-properties fo:color="#231F20" fo:letter-spacing="0.0027in" style:text-scale="95%" fo:font-size="9pt" style:font-size-asian="9pt"/>
    </style:style>
    <style:style style:name="T4221" style:parent-style-name="Fonteparág.padrão" style:family="text">
      <style:text-properties fo:color="#231F20" style:text-scale="95%" fo:font-size="9pt" style:font-size-asian="9pt"/>
    </style:style>
    <style:style style:name="T4222" style:parent-style-name="Fonteparág.padrão" style:family="text">
      <style:text-properties fo:color="#231F20" fo:letter-spacing="-0.002in" fo:font-size="9pt" style:font-size-asian="9pt"/>
    </style:style>
    <style:style style:name="T4223" style:parent-style-name="Fonteparág.padrão" style:family="text">
      <style:text-properties style:font-name="Palatino Linotype" fo:font-style="italic" style:font-style-asian="italic" fo:color="#C9302E" style:text-scale="110%"/>
    </style:style>
    <style:style style:name="T4224" style:parent-style-name="Fonteparág.padrão" style:family="text">
      <style:text-properties style:font-name="Palatino Linotype" fo:font-style="italic" style:font-style-asian="italic" fo:color="#C9302E" fo:letter-spacing="-0.0027in"/>
    </style:style>
    <style:style style:name="T4225" style:parent-style-name="Fonteparág.padrão" style:family="text">
      <style:text-properties fo:color="#231F20" fo:letter-spacing="0.0006in" style:text-scale="97%" fo:font-size="9pt" style:font-size-asian="9pt"/>
    </style:style>
    <style:style style:name="T4226" style:parent-style-name="Fonteparág.padrão" style:family="text">
      <style:text-properties fo:color="#231F20" style:text-scale="97%" fo:font-size="9pt" style:font-size-asian="9pt"/>
    </style:style>
    <style:style style:name="T4227" style:parent-style-name="Fonteparág.padrão" style:family="text">
      <style:text-properties fo:color="#231F20" fo:letter-spacing="-0.0034in" fo:font-size="9pt" style:font-size-asian="9pt"/>
    </style:style>
    <style:style style:name="T4228" style:parent-style-name="Fonteparág.padrão" style:family="text">
      <style:text-properties fo:color="#231F20" fo:letter-spacing="0.0006in" style:text-scale="99%" fo:font-size="9pt" style:font-size-asian="9pt"/>
    </style:style>
    <style:style style:name="T4229" style:parent-style-name="Fonteparág.padrão" style:family="text">
      <style:text-properties fo:color="#231F20" style:text-scale="99%" fo:font-size="9pt" style:font-size-asian="9pt"/>
    </style:style>
    <style:style style:name="T4230" style:parent-style-name="Fonteparág.padrão" style:family="text">
      <style:text-properties fo:color="#231F20" fo:letter-spacing="-0.0034in" fo:font-size="9pt" style:font-size-asian="9pt"/>
    </style:style>
    <style:style style:name="T4231" style:parent-style-name="Fonteparág.padrão" style:family="text">
      <style:text-properties style:font-name="Palatino Linotype" fo:font-style="italic" style:font-style-asian="italic" fo:color="#C9302E" style:text-scale="105%"/>
    </style:style>
    <style:style style:name="T4232" style:parent-style-name="Fonteparág.padrão" style:family="text">
      <style:text-properties style:font-name="Palatino Linotype" fo:font-style="italic" style:font-style-asian="italic" fo:color="#C9302E" fo:letter-spacing="-0.0027in"/>
    </style:style>
    <style:style style:name="T4233" style:parent-style-name="Fonteparág.padrão" style:family="text">
      <style:text-properties fo:color="#231F20" fo:letter-spacing="0.0006in" style:text-scale="97%" fo:font-size="9pt" style:font-size-asian="9pt"/>
    </style:style>
    <style:style style:name="T4234" style:parent-style-name="Fonteparág.padrão" style:family="text">
      <style:text-properties fo:color="#231F20" style:text-scale="97%" fo:font-size="9pt" style:font-size-asian="9pt"/>
    </style:style>
    <style:style style:name="T4235" style:parent-style-name="Fonteparág.padrão" style:family="text">
      <style:text-properties fo:color="#231F20" fo:letter-spacing="-0.0034in" fo:font-size="9pt" style:font-size-asian="9pt"/>
    </style:style>
    <style:style style:name="T4236" style:parent-style-name="Fonteparág.padrão" style:family="text">
      <style:text-properties fo:color="#231F20" fo:letter-spacing="0.0006in" style:text-scale="99%" fo:font-size="9pt" style:font-size-asian="9pt"/>
    </style:style>
    <style:style style:name="T4237" style:parent-style-name="Fonteparág.padrão" style:family="text">
      <style:text-properties fo:color="#231F20" style:text-scale="99%" fo:font-size="9pt" style:font-size-asian="9pt"/>
    </style:style>
    <style:style style:name="T4238" style:parent-style-name="Fonteparág.padrão" style:family="text">
      <style:text-properties fo:color="#231F20" fo:letter-spacing="-0.0034in" fo:font-size="9pt" style:font-size-asian="9pt"/>
    </style:style>
    <style:style style:name="T4239" style:parent-style-name="Fonteparág.padrão" style:family="text">
      <style:text-properties style:font-name="Palatino Linotype" fo:font-style="italic" style:font-style-asian="italic" fo:color="#C9302E" style:text-scale="101%"/>
    </style:style>
    <style:style style:name="T4240" style:parent-style-name="Fonteparág.padrão" style:family="text">
      <style:text-properties style:font-name="Palatino Linotype" fo:font-style="italic" style:font-style-asian="italic" fo:color="#C9302E" fo:letter-spacing="-0.0027in"/>
    </style:style>
    <style:style style:name="T4241" style:parent-style-name="Fonteparág.padrão" style:family="text">
      <style:text-properties fo:color="#231F20" fo:letter-spacing="0.0006in" style:text-scale="97%" fo:font-size="9pt" style:font-size-asian="9pt"/>
    </style:style>
    <style:style style:name="T4242" style:parent-style-name="Fonteparág.padrão" style:family="text">
      <style:text-properties fo:color="#231F20" style:text-scale="97%" fo:font-size="9pt" style:font-size-asian="9pt"/>
    </style:style>
    <style:style style:name="T4243" style:parent-style-name="Fonteparág.padrão" style:family="text">
      <style:text-properties fo:color="#231F20" fo:letter-spacing="-0.0034in" fo:font-size="9pt" style:font-size-asian="9pt"/>
    </style:style>
    <style:style style:name="T4244" style:parent-style-name="Fonteparág.padrão" style:family="text">
      <style:text-properties fo:color="#231F20" fo:letter-spacing="0.0006in" style:text-scale="102%" fo:font-size="9pt" style:font-size-asian="9pt"/>
    </style:style>
    <style:style style:name="T4245" style:parent-style-name="Fonteparág.padrão" style:family="text">
      <style:text-properties fo:color="#231F20" style:text-scale="102%" fo:font-size="9pt" style:font-size-asian="9pt"/>
    </style:style>
    <style:style style:name="T4246" style:parent-style-name="Fonteparág.padrão" style:family="text">
      <style:text-properties fo:color="#231F20" fo:letter-spacing="-0.0034in" fo:font-size="9pt" style:font-size-asian="9pt"/>
    </style:style>
    <style:style style:name="T4247" style:parent-style-name="Fonteparág.padrão" style:family="text">
      <style:text-properties style:font-name="Palatino Linotype" fo:font-style="italic" style:font-style-asian="italic" fo:color="#C9302E" style:text-scale="89%"/>
    </style:style>
    <style:style style:name="T4248" style:parent-style-name="Fonteparág.padrão" style:family="text">
      <style:text-properties style:font-name="Palatino Linotype" fo:font-style="italic" style:font-style-asian="italic" fo:color="#C9302E" fo:letter-spacing="-0.0027in"/>
    </style:style>
    <style:style style:name="T4249" style:parent-style-name="Fonteparág.padrão" style:family="text">
      <style:text-properties fo:color="#231F20" fo:letter-spacing="0.0006in" style:text-scale="101%" fo:font-size="9pt" style:font-size-asian="9pt"/>
    </style:style>
    <style:style style:name="T4250" style:parent-style-name="Fonteparág.padrão" style:family="text">
      <style:text-properties fo:color="#231F20" style:text-scale="101%" fo:font-size="9pt" style:font-size-asian="9pt"/>
    </style:style>
    <style:style style:name="T4251" style:parent-style-name="Fonteparág.padrão" style:family="text">
      <style:text-properties fo:color="#231F20" fo:letter-spacing="-0.0034in" fo:font-size="9pt" style:font-size-asian="9pt"/>
    </style:style>
    <style:style style:name="T4252" style:parent-style-name="Fonteparág.padrão" style:family="text">
      <style:text-properties fo:color="#231F20" fo:letter-spacing="0.0006in" style:text-scale="89%" fo:font-size="9pt" style:font-size-asian="9pt"/>
    </style:style>
    <style:style style:name="T4253" style:parent-style-name="Fonteparág.padrão" style:family="text">
      <style:text-properties fo:color="#231F20" fo:letter-spacing="-0.0006in" style:text-scale="89%" fo:font-size="9pt" style:font-size-asian="9pt"/>
    </style:style>
    <style:style style:name="T4254" style:parent-style-name="Fonteparág.padrão" style:family="text">
      <style:text-properties fo:color="#231F20" fo:letter-spacing="0.0006in" style:text-scale="95%" fo:font-size="9pt" style:font-size-asian="9pt"/>
    </style:style>
    <style:style style:name="T4255" style:parent-style-name="Fonteparág.padrão" style:family="text">
      <style:text-properties fo:color="#231F20" style:text-scale="95%" fo:font-size="9pt" style:font-size-asian="9pt"/>
    </style:style>
    <style:style style:name="T4256" style:parent-style-name="Fonteparág.padrão" style:family="text">
      <style:text-properties fo:color="#231F20" fo:letter-spacing="-0.0034in" fo:font-size="9pt" style:font-size-asian="9pt"/>
    </style:style>
    <style:style style:name="T4257" style:parent-style-name="Fonteparág.padrão" style:family="text">
      <style:text-properties style:font-name="Palatino Linotype" fo:font-style="italic" style:font-style-asian="italic" fo:color="#C9302E" fo:letter-spacing="0.0027in" style:text-scale="102%"/>
    </style:style>
    <style:style style:name="T4258" style:parent-style-name="Fonteparág.padrão" style:family="text">
      <style:text-properties fo:color="#231F20" style:text-scale="78%" fo:font-size="9pt" style:font-size-asian="9pt"/>
    </style:style>
    <style:style style:name="S53" style:family="section">
      <style:section-properties fo:margin-left="0in" fo:margin-right="0in" style:writing-mode="lr-tb">
        <style:columns fo:column-count="2">
          <style:column style:rel-width="866*" fo:start-indent="0in" fo:end-indent="0.0138in"/>
          <style:column style:rel-width="8614*" fo:start-indent="0.0138in" fo:end-indent="0in"/>
        </style:columns>
      </style:section-properties>
    </style:style>
    <style:style style:name="P4259" style:parent-style-name="Normal" style:family="paragraph">
      <style:paragraph-properties fo:margin-top="0.0625in" fo:line-height="83%" fo:margin-left="0.4208in" fo:margin-right="-0.0111in" fo:text-indent="-0.0041in">
        <style:tab-stops/>
      </style:paragraph-properties>
    </style:style>
    <style:style style:name="T4260" style:parent-style-name="Fonteparág.padrão" style:family="text">
      <style:text-properties fo:language="en" fo:country="US" style:language-asian="en" style:country-asian="US" style:language-complex="ar" style:country-complex="SA"/>
    </style:style>
    <style:style style:name="P4261" style:parent-style-name="Normal" style:family="paragraph">
      <style:paragraph-properties fo:line-height="0.1986in"/>
    </style:style>
    <style:style style:name="T4262" style:parent-style-name="Fonteparág.padrão" style:family="text">
      <style:text-properties style:font-name="Palatino Linotype" fo:font-style="italic" style:font-style-asian="italic" fo:color="#C9302E" style:text-scale="98%"/>
    </style:style>
    <style:style style:name="T4263" style:parent-style-name="Fonteparág.padrão" style:family="text">
      <style:text-properties style:font-name="Palatino Linotype" fo:font-style="italic" style:font-style-asian="italic" fo:color="#C9302E" fo:font-size="6.5pt" style:font-size-asian="6.5pt"/>
    </style:style>
    <style:style style:name="T4264" style:parent-style-name="Fonteparág.padrão" style:family="text">
      <style:text-properties style:font-name="Palatino Linotype" fo:font-style="italic" style:font-style-asian="italic" fo:color="#C9302E" fo:letter-spacing="0.002in" fo:font-size="6.5pt" style:font-size-asian="6.5pt"/>
    </style:style>
    <style:style style:name="P4265" style:parent-style-name="Corpodetexto" style:family="paragraph">
      <style:paragraph-properties fo:margin-top="0.002in"/>
      <style:text-properties style:font-name="Palatino Linotype" fo:font-style="italic" style:font-style-asian="italic" fo:font-size="11pt" style:font-size-asian="11pt"/>
    </style:style>
    <style:style style:name="P4266" style:parent-style-name="Normal" style:family="paragraph">
      <style:paragraph-properties fo:line-height="83%" fo:margin-left="0.4208in" fo:margin-right="-0.0111in" fo:text-indent="-0.0041in">
        <style:tab-stops/>
      </style:paragraph-properties>
    </style:style>
    <style:style style:name="T4267" style:parent-style-name="Fonteparág.padrão" style:family="text">
      <style:text-properties fo:language="en" fo:country="US" style:language-asian="en" style:country-asian="US" style:language-complex="ar" style:country-complex="SA"/>
    </style:style>
    <style:style style:name="P4268" style:parent-style-name="Normal" style:family="paragraph">
      <style:paragraph-properties fo:line-height="0.1986in"/>
    </style:style>
    <style:style style:name="T4269" style:parent-style-name="Fonteparág.padrão" style:family="text">
      <style:text-properties style:font-name="Palatino Linotype" fo:font-style="italic" style:font-style-asian="italic" fo:color="#C9302E" style:text-scale="98%"/>
    </style:style>
    <style:style style:name="T4270" style:parent-style-name="Fonteparág.padrão" style:family="text">
      <style:text-properties style:font-name="Palatino Linotype" fo:font-style="italic" style:font-style-asian="italic" fo:color="#C9302E" fo:letter-spacing="-0.002in" fo:font-size="6.5pt" style:font-size-asian="6.5pt"/>
    </style:style>
    <style:style style:name="T4271" style:parent-style-name="Fonteparág.padrão" style:family="text">
      <style:text-properties style:font-name="Palatino Linotype" fo:font-style="italic" style:font-style-asian="italic" fo:color="#C9302E" fo:letter-spacing="0.002in" fo:font-size="6.5pt" style:font-size-asian="6.5pt"/>
    </style:style>
    <style:style style:name="P4272" style:parent-style-name="Corpodetexto" style:family="paragraph">
      <style:paragraph-properties fo:margin-top="0.0027in"/>
      <style:text-properties style:font-name="Palatino Linotype" fo:font-style="italic" style:font-style-asian="italic" fo:font-size="11pt" style:font-size-asian="11pt"/>
    </style:style>
    <style:style style:name="P4273" style:parent-style-name="Normal" style:family="paragraph">
      <style:paragraph-properties fo:text-align="end" fo:line-height="83%" fo:margin-left="0.5159in" fo:margin-right="0.002in" fo:text-indent="-0.0041in">
        <style:tab-stops/>
      </style:paragraph-properties>
    </style:style>
    <style:style style:name="T4274" style:parent-style-name="Fonteparág.padrão" style:family="text">
      <style:text-properties fo:language="en" fo:country="US" style:language-asian="en" style:country-asian="US" style:language-complex="ar" style:country-complex="SA"/>
    </style:style>
    <style:style style:name="P4275" style:parent-style-name="Normal" style:family="paragraph">
      <style:paragraph-properties fo:line-height="0.1986in"/>
    </style:style>
    <style:style style:name="T4276" style:parent-style-name="Fonteparág.padrão" style:family="text">
      <style:text-properties style:font-name="Palatino Linotype" fo:font-style="italic" style:font-style-asian="italic" fo:color="#C9302E" style:text-scale="98%"/>
    </style:style>
    <style:style style:name="T4277" style:parent-style-name="Fonteparág.padrão" style:family="text">
      <style:text-properties style:font-name="Palatino Linotype" fo:font-style="italic" style:font-style-asian="italic" fo:color="#C9302E" style:text-scale="105%" fo:font-size="6.5pt" style:font-size-asian="6.5pt"/>
    </style:style>
    <style:style style:name="T4278" style:parent-style-name="Fonteparág.padrão" style:family="text">
      <style:text-properties style:font-name="Palatino Linotype" fo:font-style="italic" style:font-style-asian="italic" fo:color="#C9302E" fo:letter-spacing="-0.0006in" style:text-scale="95%" fo:font-size="6.5pt" style:font-size-asian="6.5pt"/>
    </style:style>
    <style:style style:name="P4279" style:parent-style-name="Corpodetexto" style:family="paragraph">
      <style:paragraph-properties fo:break-before="column" fo:margin-top="0.0298in" fo:line-height="0.193in" fo:margin-left="0.027in">
        <style:tab-stops/>
      </style:paragraph-properties>
    </style:style>
    <style:style style:name="T4280" style:parent-style-name="Fonteparág.padrão" style:family="text">
      <style:text-properties fo:color="#231F20"/>
    </style:style>
    <style:style style:name="T4281" style:parent-style-name="Fonteparág.padrão" style:family="text">
      <style:text-properties style:font-name="Palatino Linotype" fo:font-style="italic" style:font-style-asian="italic" fo:color="#C9302E" fo:font-size="11pt" style:font-size-asian="11pt"/>
    </style:style>
    <style:style style:name="T4282" style:parent-style-name="Fonteparág.padrão" style:family="text">
      <style:text-properties fo:color="#231F20"/>
    </style:style>
    <style:style style:name="T4283" style:parent-style-name="Fonteparág.padrão" style:family="text">
      <style:text-properties style:font-name="Palatino Linotype" fo:font-style="italic" style:font-style-asian="italic" fo:color="#C9302E" fo:font-size="11pt" style:font-size-asian="11pt"/>
    </style:style>
    <style:style style:name="T4284" style:parent-style-name="Fonteparág.padrão" style:family="text">
      <style:text-properties fo:color="#231F20"/>
    </style:style>
    <style:style style:name="T4285" style:parent-style-name="Fonteparág.padrão" style:family="text">
      <style:text-properties style:font-name="Palatino Linotype" fo:font-style="italic" style:font-style-asian="italic" fo:color="#C9302E" fo:font-size="11pt" style:font-size-asian="11pt"/>
    </style:style>
    <style:style style:name="T4286" style:parent-style-name="Fonteparág.padrão" style:family="text">
      <style:text-properties fo:color="#231F20"/>
    </style:style>
    <style:style style:name="T4287" style:parent-style-name="Fonteparág.padrão" style:family="text">
      <style:text-properties style:font-name="Palatino Linotype" fo:font-style="italic" style:font-style-asian="italic" fo:color="#C9302E" fo:font-size="11pt" style:font-size-asian="11pt"/>
    </style:style>
    <style:style style:name="P4288" style:parent-style-name="Corpodetexto" style:family="paragraph">
      <style:paragraph-properties fo:line-height="0.193in" fo:margin-left="0.027in">
        <style:tab-stops/>
      </style:paragraph-properties>
    </style:style>
    <style:style style:name="T4289" style:parent-style-name="Fonteparág.padrão" style:family="text">
      <style:text-properties fo:color="#231F20"/>
    </style:style>
    <style:style style:name="T4290" style:parent-style-name="Fonteparág.padrão" style:family="text">
      <style:text-properties style:font-name="Palatino Linotype" fo:font-style="italic" style:font-style-asian="italic" fo:color="#C9302E" fo:font-size="11pt" style:font-size-asian="11pt"/>
    </style:style>
    <style:style style:name="T4291" style:parent-style-name="Fonteparág.padrão" style:family="text">
      <style:text-properties fo:color="#231F20"/>
    </style:style>
    <style:style style:name="P4292" style:parent-style-name="Corpodetexto" style:family="paragraph">
      <style:paragraph-properties fo:margin-top="0.0458in" fo:line-height="87%" fo:margin-left="0.027in" fo:margin-right="0.9583in">
        <style:tab-stops/>
      </style:paragraph-properties>
    </style:style>
    <style:style style:name="T4293" style:parent-style-name="Fonteparág.padrão" style:family="text">
      <style:text-properties fo:color="#231F20"/>
    </style:style>
    <style:style style:name="T4294" style:parent-style-name="Fonteparág.padrão" style:family="text">
      <style:text-properties style:font-name="Palatino Linotype" fo:font-style="italic" style:font-style-asian="italic" fo:color="#C9302E" fo:font-size="11pt" style:font-size-asian="11pt"/>
    </style:style>
    <style:style style:name="T4295" style:parent-style-name="Fonteparág.padrão" style:family="text">
      <style:text-properties fo:color="#231F20"/>
    </style:style>
    <style:style style:name="T4296" style:parent-style-name="Fonteparág.padrão" style:family="text">
      <style:text-properties style:font-name="Palatino Linotype" fo:font-style="italic" style:font-style-asian="italic" fo:color="#C9302E" fo:font-size="11pt" style:font-size-asian="11pt"/>
    </style:style>
    <style:style style:name="T4297" style:parent-style-name="Fonteparág.padrão" style:family="text">
      <style:text-properties fo:color="#231F20"/>
    </style:style>
    <style:style style:name="T4298" style:parent-style-name="Fonteparág.padrão" style:family="text">
      <style:text-properties style:font-name="Palatino Linotype" fo:font-style="italic" style:font-style-asian="italic" fo:color="#C9302E" fo:font-size="11pt" style:font-size-asian="11pt"/>
    </style:style>
    <style:style style:name="T4299" style:parent-style-name="Fonteparág.padrão" style:family="text">
      <style:text-properties fo:color="#231F20"/>
    </style:style>
    <style:style style:name="T4300" style:parent-style-name="Fonteparág.padrão" style:family="text">
      <style:text-properties style:font-name="Palatino Linotype" fo:font-style="italic" style:font-style-asian="italic" fo:color="#C9302E" fo:font-size="11pt" style:font-size-asian="11pt"/>
    </style:style>
    <style:style style:name="T4301" style:parent-style-name="Fonteparág.padrão" style:family="text">
      <style:text-properties fo:color="#231F20"/>
    </style:style>
    <style:style style:name="T4302" style:parent-style-name="Fonteparág.padrão" style:family="text">
      <style:text-properties style:font-name="Palatino Linotype" fo:font-style="italic" style:font-style-asian="italic" fo:color="#C9302E" fo:font-size="11pt" style:font-size-asian="11pt"/>
    </style:style>
    <style:style style:name="T4303" style:parent-style-name="Fonteparág.padrão" style:family="text">
      <style:text-properties fo:color="#231F20"/>
    </style:style>
    <style:style style:name="P4304" style:parent-style-name="Corpodetexto" style:family="paragraph">
      <style:paragraph-properties fo:margin-top="0.0312in" fo:margin-left="0.027in">
        <style:tab-stops/>
      </style:paragraph-properties>
    </style:style>
    <style:style style:name="T4305" style:parent-style-name="Fonteparág.padrão" style:family="text">
      <style:text-properties fo:color="#231F20"/>
    </style:style>
    <style:style style:name="T4306" style:parent-style-name="Fonteparág.padrão" style:family="text">
      <style:text-properties style:font-name="Palatino Linotype" fo:font-style="italic" style:font-style-asian="italic" fo:color="#C9302E" fo:font-size="11pt" style:font-size-asian="11pt"/>
    </style:style>
    <style:style style:name="T4307" style:parent-style-name="Fonteparág.padrão" style:family="text">
      <style:text-properties fo:color="#231F20"/>
    </style:style>
    <style:style style:name="T4308" style:parent-style-name="Fonteparág.padrão" style:family="text">
      <style:text-properties style:font-name="Palatino Linotype" fo:font-style="italic" style:font-style-asian="italic" fo:color="#C9302E" fo:font-size="11pt" style:font-size-asian="11pt"/>
    </style:style>
    <style:style style:name="T4309" style:parent-style-name="Fonteparág.padrão" style:family="text">
      <style:text-properties fo:color="#231F20"/>
    </style:style>
    <style:style style:name="T4310" style:parent-style-name="Fonteparág.padrão" style:family="text">
      <style:text-properties style:font-name="Palatino Linotype" fo:font-style="italic" style:font-style-asian="italic" fo:color="#C9302E" fo:font-size="11pt" style:font-size-asian="11pt"/>
    </style:style>
    <style:style style:name="T4311" style:parent-style-name="Fonteparág.padrão" style:family="text">
      <style:text-properties fo:color="#231F20"/>
    </style:style>
    <style:style style:name="S54" style:family="section">
      <style:section-properties fo:margin-left="0in" fo:margin-right="0in" style:writing-mode="lr-tb"/>
    </style:style>
    <style:style style:name="P4312" style:parent-style-name="Corpodetexto" style:family="paragraph">
      <style:paragraph-properties fo:margin-top="0.002in" fo:margin-left="0.4013in">
        <style:tab-stops/>
      </style:paragraph-properties>
    </style:style>
    <style:style style:name="T4313" style:parent-style-name="Fonteparág.padrão" style:family="text">
      <style:text-properties fo:language="en" fo:country="US" style:language-asian="en" style:country-asian="US" style:language-complex="ar" style:country-complex="SA"/>
    </style:style>
    <style:style style:name="P4314" style:parent-style-name="Normal" style:family="paragraph">
      <style:paragraph-properties fo:line-height="0.1159in"/>
    </style:style>
    <style:style style:name="T4315" style:parent-style-name="Fonteparág.padrão" style:family="text">
      <style:text-properties style:font-name="Palatino Linotype" fo:font-style="italic" style:font-style-asian="italic" fo:color="#C9302E" style:text-scale="95%" fo:font-size="6.5pt" style:font-size-asian="6.5pt"/>
    </style:style>
    <style:style style:name="T4316" style:parent-style-name="Fonteparág.padrão" style:family="text">
      <style:text-properties style:font-name="Palatino Linotype" fo:font-style="italic" style:font-style-asian="italic" fo:color="#C9302E" fo:font-size="11pt" style:font-size-asian="11pt"/>
    </style:style>
    <style:style style:name="T4317" style:parent-style-name="Fonteparág.padrão" style:family="text">
      <style:text-properties style:font-name="Palatino Linotype" fo:font-style="italic" style:font-style-asian="italic" fo:color="#C9302E" style:text-position="53.8% 100%" fo:font-size="6.5pt" style:font-size-asian="6.5pt"/>
    </style:style>
    <style:style style:name="T4318" style:parent-style-name="Fonteparág.padrão" style:family="text">
      <style:text-properties fo:color="#231F20"/>
    </style:style>
    <style:style style:name="T4319" style:parent-style-name="Fonteparág.padrão" style:family="text">
      <style:text-properties style:font-name="Palatino Linotype" fo:font-style="italic" style:font-style-asian="italic" fo:color="#C9302E" fo:font-size="11pt" style:font-size-asian="11pt"/>
    </style:style>
    <style:style style:name="T4320" style:parent-style-name="Fonteparág.padrão" style:family="text">
      <style:text-properties fo:color="#231F20"/>
    </style:style>
    <style:style style:name="T4321" style:parent-style-name="Fonteparág.padrão" style:family="text">
      <style:text-properties style:font-name="Palatino Linotype" fo:font-style="italic" style:font-style-asian="italic" fo:color="#C9302E" fo:font-size="11pt" style:font-size-asian="11pt"/>
    </style:style>
    <style:style style:name="T4322" style:parent-style-name="Fonteparág.padrão" style:family="text">
      <style:text-properties fo:color="#231F20"/>
    </style:style>
    <style:style style:name="T4323" style:parent-style-name="Fonteparág.padrão" style:family="text">
      <style:text-properties style:font-name="Palatino Linotype" fo:font-style="italic" style:font-style-asian="italic" fo:color="#C9302E" fo:font-size="11pt" style:font-size-asian="11pt"/>
    </style:style>
    <style:style style:name="T4324" style:parent-style-name="Fonteparág.padrão" style:family="text">
      <style:text-properties fo:color="#231F20"/>
    </style:style>
    <style:style style:name="P4325" style:parent-style-name="Corpodetexto" style:family="paragraph">
      <style:text-properties fo:font-size="13pt" style:font-size-asian="13pt"/>
    </style:style>
    <style:style style:name="P4326" style:parent-style-name="Corpodetexto" style:family="paragraph">
      <style:paragraph-properties fo:text-align="justify" fo:line-height="120%" fo:margin-left="0.2777in" fo:margin-right="0.9784in">
        <style:tab-stops/>
      </style:paragraph-properties>
    </style:style>
    <style:style style:name="T4327" style:parent-style-name="Fonteparág.padrão" style:family="text">
      <style:text-properties fo:color="#231F20"/>
    </style:style>
    <style:style style:name="T4328" style:parent-style-name="Fonteparág.padrão" style:family="text">
      <style:text-properties fo:color="#231F20"/>
    </style:style>
    <style:style style:name="P4329" style:parent-style-name="Corpodetexto" style:family="paragraph">
      <style:paragraph-properties fo:margin-top="0.0027in"/>
      <style:text-properties fo:font-size="4.5pt" style:font-size-asian="4.5pt"/>
    </style:style>
    <style:style style:name="S55" style:family="section">
      <style:section-properties fo:margin-left="0in" fo:margin-right="0in" style:writing-mode="lr-tb">
        <style:columns fo:column-count="2">
          <style:column style:rel-width="4828*" fo:start-indent="0in" fo:end-indent="0.0138in"/>
          <style:column style:rel-width="4652*" fo:start-indent="0.0138in" fo:end-indent="0in"/>
        </style:columns>
      </style:section-properties>
    </style:style>
    <style:style style:name="P4330" style:parent-style-name="Normal" style:family="paragraph">
      <style:paragraph-properties fo:margin-top="0.1847in" fo:line-height="0.1243in" fo:margin-left="2.0062in">
        <style:tab-stops/>
      </style:paragraph-properties>
    </style:style>
    <style:style style:name="T4331" style:parent-style-name="Fonteparág.padrão" style:family="text">
      <style:text-properties style:font-name="Palatino Linotype" fo:font-style="italic" style:font-style-asian="italic" fo:color="#C9302E" style:text-scale="92%" style:text-position="-27.2% 100%"/>
    </style:style>
    <style:style style:name="T4332" style:parent-style-name="Fonteparág.padrão" style:family="text">
      <style:text-properties style:font-name="Palatino Linotype" fo:font-style="italic" style:font-style-asian="italic" fo:color="#C9302E" fo:letter-spacing="-0.0138in" style:text-position="-27.2% 100%"/>
    </style:style>
    <style:style style:name="T4333" style:parent-style-name="Fonteparág.padrão" style:family="text">
      <style:text-properties style:font-name="Palatino Linotype" fo:font-style="italic" style:font-style-asian="italic" fo:color="#C9302E" fo:letter-spacing="0.0069in" style:text-scale="89%" fo:font-size="6.5pt" style:font-size-asian="6.5pt"/>
    </style:style>
    <style:style style:name="T4334" style:parent-style-name="Fonteparág.padrão" style:family="text">
      <style:text-properties style:font-name="Palatino Linotype" fo:font-style="italic" style:font-style-asian="italic" fo:color="#C9302E" style:text-scale="114%" style:text-position="55.5% 100%" fo:font-size="4.5pt" style:font-size-asian="4.5pt"/>
    </style:style>
    <style:style style:name="T4335" style:parent-style-name="Fonteparág.padrão" style:family="text">
      <style:text-properties style:font-name="Palatino Linotype" fo:font-style="italic" style:font-style-asian="italic" fo:color="#C9302E" style:text-position="55.5% 100%" fo:font-size="4.5pt" style:font-size-asian="4.5pt"/>
    </style:style>
    <style:style style:name="T4336" style:parent-style-name="Fonteparág.padrão" style:family="text">
      <style:text-properties style:font-name="Palatino Linotype" fo:font-style="italic" style:font-style-asian="italic" fo:color="#C9302E" fo:letter-spacing="-0.0027in" style:text-position="55.5% 100%" fo:font-size="4.5pt" style:font-size-asian="4.5pt"/>
    </style:style>
    <style:style style:name="T4337" style:parent-style-name="Fonteparág.padrão" style:family="text">
      <style:text-properties style:font-name="Palatino Linotype" fo:font-style="italic" style:font-style-asian="italic" fo:color="#C9302E" style:text-scale="119%" style:text-position="-31.8% 100%"/>
    </style:style>
    <style:style style:name="T4338" style:parent-style-name="Fonteparág.padrão" style:family="text">
      <style:text-properties style:font-name="Palatino Linotype" fo:font-style="italic" style:font-style-asian="italic" fo:color="#C9302E" fo:letter-spacing="0.0006in" style:text-position="-31.8% 100%"/>
    </style:style>
    <style:style style:name="T4339" style:parent-style-name="Fonteparág.padrão" style:family="text">
      <style:text-properties style:font-name="Palatino Linotype" fo:font-style="italic" style:font-style-asian="italic" fo:color="#C9302E" fo:letter-spacing="0.0201in" style:text-scale="92%" style:text-position="-27.2% 100%"/>
    </style:style>
    <style:style style:name="T4340" style:parent-style-name="Fonteparág.padrão" style:family="text">
      <style:text-properties style:font-name="Palatino Linotype" fo:font-style="italic" style:font-style-asian="italic" fo:color="#C9302E" fo:letter-spacing="-0.0062in" style:text-scale="99%" fo:font-size="6.5pt" style:font-size-asian="6.5pt"/>
    </style:style>
    <style:style style:name="T4341" style:parent-style-name="Fonteparág.padrão" style:family="text">
      <style:text-properties style:font-name="Palatino Linotype" fo:font-style="italic" style:font-style-asian="italic" fo:color="#C9302E" fo:letter-spacing="0.0034in" style:text-scale="99%" fo:font-size="6.5pt" style:font-size-asian="6.5pt"/>
    </style:style>
    <style:style style:name="T4342" style:parent-style-name="Fonteparág.padrão" style:family="text">
      <style:text-properties style:font-name="Palatino Linotype" fo:font-style="italic" style:font-style-asian="italic" fo:color="#C9302E" style:text-scale="89%" fo:font-size="6.5pt" style:font-size-asian="6.5pt"/>
    </style:style>
    <style:style style:name="T4343" style:parent-style-name="Fonteparág.padrão" style:family="text">
      <style:text-properties style:font-name="Palatino Linotype" fo:font-style="italic" style:font-style-asian="italic" fo:color="#C9302E" fo:font-size="6.5pt" style:font-size-asian="6.5pt"/>
    </style:style>
    <style:style style:name="T4344" style:parent-style-name="Fonteparág.padrão" style:family="text">
      <style:text-properties style:font-name="Palatino Linotype" fo:font-style="italic" style:font-style-asian="italic" fo:color="#C9302E" fo:letter-spacing="-0.0104in" fo:font-size="6.5pt" style:font-size-asian="6.5pt"/>
    </style:style>
    <style:style style:name="T4345" style:parent-style-name="Fonteparág.padrão" style:family="text">
      <style:text-properties style:font-name="Times New Roman" fo:color="#C9302E" style:text-scale="102%" style:text-position="-36.3% 100%" fo:font-size="12pt" style:font-size-asian="12pt"/>
    </style:style>
    <style:style style:name="T4346" style:parent-style-name="Fonteparág.padrão" style:family="text">
      <style:text-properties style:font-name="Times New Roman" fo:color="#C9302E" fo:letter-spacing="-0.0055in" style:text-position="-36.3% 100%" fo:font-size="12pt" style:font-size-asian="12pt"/>
    </style:style>
    <style:style style:name="T4347" style:parent-style-name="Fonteparág.padrão" style:family="text">
      <style:text-properties style:font-name="Palatino Linotype" fo:font-style="italic" style:font-style-asian="italic" fo:color="#C9302E" fo:letter-spacing="0.0173in" style:text-scale="92%" style:text-position="-27.2% 100%"/>
    </style:style>
    <style:style style:name="T4348" style:parent-style-name="Fonteparág.padrão" style:family="text">
      <style:text-properties style:font-name="Palatino Linotype" fo:font-style="italic" style:font-style-asian="italic" fo:color="#C9302E" fo:letter-spacing="-0.0062in" style:text-scale="99%" fo:font-size="6.5pt" style:font-size-asian="6.5pt"/>
    </style:style>
    <style:style style:name="T4349" style:parent-style-name="Fonteparág.padrão" style:family="text">
      <style:text-properties style:font-name="Palatino Linotype" fo:font-style="italic" style:font-style-asian="italic" fo:color="#C9302E" fo:letter-spacing="0.0034in" style:text-scale="99%" fo:font-size="6.5pt" style:font-size-asian="6.5pt"/>
    </style:style>
    <style:style style:name="T4350" style:parent-style-name="Fonteparág.padrão" style:family="text">
      <style:text-properties style:font-name="Palatino Linotype" fo:font-style="italic" style:font-style-asian="italic" fo:color="#C9302E" fo:letter-spacing="0.0083in" style:text-scale="97%" fo:font-size="6.5pt" style:font-size-asian="6.5pt"/>
    </style:style>
    <style:style style:name="T4351" style:parent-style-name="Fonteparág.padrão" style:family="text">
      <style:text-properties style:font-name="Palatino Linotype" fo:font-style="italic" style:font-style-asian="italic" fo:color="#C9302E" style:text-scale="114%" style:text-position="55.5% 100%" fo:font-size="4.5pt" style:font-size-asian="4.5pt"/>
    </style:style>
    <style:style style:name="T4352" style:parent-style-name="Fonteparág.padrão" style:family="text">
      <style:text-properties style:font-name="Palatino Linotype" fo:font-style="italic" style:font-style-asian="italic" fo:color="#C9302E" style:text-position="55.5% 100%" fo:font-size="4.5pt" style:font-size-asian="4.5pt"/>
    </style:style>
    <style:style style:name="T4353" style:parent-style-name="Fonteparág.padrão" style:family="text">
      <style:text-properties style:font-name="Palatino Linotype" fo:font-style="italic" style:font-style-asian="italic" fo:color="#C9302E" fo:letter-spacing="0.0006in" style:text-position="55.5% 100%" fo:font-size="4.5pt" style:font-size-asian="4.5pt"/>
    </style:style>
    <style:style style:name="T4354" style:parent-style-name="Fonteparág.padrão" style:family="text">
      <style:text-properties style:font-name="Times New Roman" fo:color="#C9302E" fo:letter-spacing="-0.009in" style:text-scale="102%" style:text-position="-36.3% 100%" fo:font-size="12pt" style:font-size-asian="12pt"/>
    </style:style>
    <style:style style:name="P4355" style:parent-style-name="Normal" style:family="paragraph">
      <style:paragraph-properties fo:break-before="column" fo:margin-top="0.0638in" fo:line-height="0.1118in" fo:margin-left="0.1437in">
        <style:tab-stops/>
      </style:paragraph-properties>
    </style:style>
    <style:style style:name="T4356" style:parent-style-name="Fonteparág.padrão" style:family="text">
      <style:text-properties style:font-name="Palatino Linotype" fo:font-style="italic" style:font-style-asian="italic" fo:color="#C9302E" fo:font-size="6.5pt" style:font-size-asian="6.5pt"/>
    </style:style>
    <style:style style:name="P4357" style:parent-style-name="Normal" style:family="paragraph">
      <style:paragraph-properties fo:margin-top="0.018in" fo:line-height="58%" fo:margin-left="0.1409in">
        <style:tab-stops/>
      </style:paragraph-properties>
    </style:style>
    <style:style style:name="T4358" style:parent-style-name="Fonteparág.padrão" style:family="text">
      <style:text-properties fo:language="en" fo:country="US" style:language-asian="en" style:country-asian="US" style:language-complex="ar" style:country-complex="SA"/>
    </style:style>
    <style:style style:name="P4359" style:parent-style-name="Normal" style:family="paragraph">
      <style:paragraph-properties fo:line-height="0.1986in"/>
    </style:style>
    <style:style style:name="T4360" style:parent-style-name="Fonteparág.padrão" style:family="text">
      <style:text-properties style:font-name="Palatino Linotype" fo:font-style="italic" style:font-style-asian="italic" fo:color="#C9302E" style:text-scale="90%"/>
    </style:style>
    <style:style style:name="T4361" style:parent-style-name="Fonteparág.padrão" style:family="text">
      <style:text-properties fo:language="en" fo:country="US" style:language-asian="en" style:country-asian="US" style:language-complex="ar" style:country-complex="SA"/>
    </style:style>
    <style:style style:name="P4362" style:parent-style-name="Normal" style:family="paragraph">
      <style:paragraph-properties fo:line-height="0.1986in"/>
    </style:style>
    <style:style style:name="T4363" style:parent-style-name="Fonteparág.padrão" style:family="text">
      <style:text-properties style:font-name="Palatino Linotype" fo:font-style="italic" style:font-style-asian="italic" fo:color="#C9302E" style:text-scale="90%"/>
    </style:style>
    <style:style style:name="T4364" style:parent-style-name="Fonteparág.padrão" style:family="text">
      <style:text-properties style:font-name="Palatino Linotype" fo:font-style="italic" style:font-style-asian="italic" fo:color="#C9302E" fo:font-size="6.5pt" style:font-size-asian="6.5pt"/>
    </style:style>
    <style:style style:name="T4365" style:parent-style-name="Fonteparág.padrão" style:family="text">
      <style:text-properties fo:color="#231F20" style:text-position="-38.8% 100%" fo:font-size="9pt" style:font-size-asian="9pt"/>
    </style:style>
    <style:style style:name="P4366" style:parent-style-name="Corpodetexto" style:family="paragraph">
      <style:paragraph-properties fo:line-height="0.0138in" fo:margin-left="-0.0013in">
        <style:tab-stops/>
      </style:paragraph-properties>
    </style:style>
    <style:style style:name="T4367" style:parent-style-name="Fonteparág.padrão" style:family="text">
      <style:text-properties fo:font-size="1pt" style:font-size-asian="1pt" fo:language="en" fo:country="US" style:language-asian="en" style:country-asian="US" style:language-complex="ar" style:country-complex="SA"/>
    </style:style>
    <style:style style:name="S56" style:family="section">
      <style:section-properties fo:margin-left="0in" fo:margin-right="0in" style:writing-mode="lr-tb">
        <style:columns fo:column-count="2">
          <style:column style:rel-width="1783*" fo:start-indent="0in" fo:end-indent="0.6104in"/>
          <style:column style:rel-width="7697*" fo:start-indent="0.6104in" fo:end-indent="0in"/>
        </style:columns>
      </style:section-properties>
    </style:style>
    <style:style style:name="P4368" style:parent-style-name="Corpodetexto" style:family="paragraph">
      <style:text-properties fo:font-size="10pt" style:font-size-asian="10pt"/>
    </style:style>
    <style:style style:name="P4369" style:parent-style-name="Corpodetexto" style:family="paragraph">
      <style:paragraph-properties fo:margin-top="0.002in"/>
      <style:text-properties fo:font-size="8pt" style:font-size-asian="8pt"/>
    </style:style>
    <style:style style:name="P4370" style:parent-style-name="Corpodetexto" style:family="paragraph">
      <style:paragraph-properties fo:margin-left="0.2777in">
        <style:tab-stops/>
      </style:paragraph-properties>
    </style:style>
    <style:style style:name="T4371" style:parent-style-name="Fonteparág.padrão" style:family="text">
      <style:text-properties fo:color="#231F20"/>
    </style:style>
    <style:style style:name="P4372" style:parent-style-name="Normal" style:family="paragraph">
      <style:paragraph-properties fo:break-before="column" fo:line-height="78%" fo:margin-left="0.2777in">
        <style:tab-stops>
          <style:tab-stop style:type="left" style:position="0.4527in"/>
          <style:tab-stop style:type="left" style:position="0.9055in"/>
          <style:tab-stop style:type="left" style:position="1.3861in"/>
        </style:tab-stops>
      </style:paragraph-properties>
    </style:style>
    <style:style style:name="T4373" style:parent-style-name="Fonteparág.padrão" style:family="text">
      <style:text-properties style:font-name="Palatino Linotype" fo:font-style="italic" style:font-style-asian="italic" fo:color="#C9302E" fo:font-size="6.5pt" style:font-size-asian="6.5pt"/>
    </style:style>
    <style:style style:name="T4374" style:parent-style-name="Fonteparág.padrão" style:family="text">
      <style:text-properties style:font-name="Palatino Linotype" fo:font-style="italic" style:font-style-asian="italic" fo:color="#C9302E" fo:font-size="6.5pt" style:font-size-asian="6.5pt"/>
    </style:style>
    <style:style style:name="T4375" style:parent-style-name="Fonteparág.padrão" style:family="text">
      <style:text-properties style:font-name="Palatino Linotype" fo:font-style="italic" style:font-style-asian="italic" fo:color="#C9302E" fo:font-size="6.5pt" style:font-size-asian="6.5pt"/>
    </style:style>
    <style:style style:name="T4376" style:parent-style-name="Fonteparág.padrão" style:family="text">
      <style:text-properties style:font-name="Palatino Linotype" fo:font-style="italic" style:font-style-asian="italic" fo:color="#C9302E" fo:font-size="6.5pt" style:font-size-asian="6.5pt"/>
    </style:style>
    <style:style style:name="T4377" style:parent-style-name="Fonteparág.padrão" style:family="text">
      <style:text-properties style:font-name="Palatino Linotype" fo:font-style="italic" style:font-style-asian="italic" fo:color="#C9302E" style:text-position="-23% 100%" fo:font-size="6.5pt" style:font-size-asian="6.5pt"/>
    </style:style>
    <style:style style:name="P4378" style:parent-style-name="Normal" style:family="paragraph">
      <style:paragraph-properties fo:text-align="center" fo:line-height="0.1111in" fo:margin-left="1.659in" fo:margin-right="2.8923in">
        <style:tab-stops/>
      </style:paragraph-properties>
    </style:style>
    <style:style style:name="T4379" style:parent-style-name="Fonteparág.padrão" style:family="text">
      <style:text-properties style:font-name="Palatino Linotype" fo:font-style="italic" style:font-style-asian="italic" fo:color="#C9302E" fo:font-size="6.5pt" style:font-size-asian="6.5pt"/>
    </style:style>
    <style:style style:name="S57" style:family="section">
      <style:section-properties fo:margin-left="0in" fo:margin-right="0in" style:writing-mode="lr-tb"/>
    </style:style>
    <style:style style:name="P4380" style:parent-style-name="Corpodetexto" style:family="paragraph">
      <style:paragraph-properties fo:margin-top="0.1631in" fo:line-height="20%" fo:margin-left="0.284in">
        <style:tab-stops>
          <style:tab-stop style:type="left" style:position="0.3583in"/>
        </style:tab-stops>
      </style:paragraph-properties>
    </style:style>
    <style:style style:name="T4381" style:parent-style-name="Fonteparág.padrão" style:family="text">
      <style:text-properties style:font-name="Palatino Linotype" fo:font-style="italic" style:font-style-asian="italic" fo:color="#C9302E" style:text-position="-66.6% 100%" fo:font-size="11pt" style:font-size-asian="11pt"/>
    </style:style>
    <style:style style:name="T4382" style:parent-style-name="Fonteparág.padrão" style:family="text">
      <style:text-properties style:font-name="Palatino Linotype" fo:font-style="italic" style:font-style-asian="italic" fo:color="#C9302E" fo:letter-spacing="-0.0159in" style:text-position="-66.6% 100%" fo:font-size="11pt" style:font-size-asian="11pt"/>
    </style:style>
    <style:style style:name="T4383" style:parent-style-name="Fonteparág.padrão" style:family="text">
      <style:text-properties style:font-name="Palatino Linotype" fo:font-style="italic" style:font-style-asian="italic" fo:color="#C9302E" fo:letter-spacing="0.0034in" style:text-position="-30.7% 100%" fo:font-size="6.5pt" style:font-size-asian="6.5pt"/>
    </style:style>
    <style:style style:name="T4384" style:parent-style-name="Fonteparág.padrão" style:family="text">
      <style:text-properties style:font-name="Palatino Linotype" fo:font-style="italic" style:font-style-asian="italic" fo:color="#C9302E" fo:letter-spacing="0.0034in" fo:font-size="4.5pt" style:font-size-asian="4.5pt"/>
    </style:style>
    <style:style style:name="T4385" style:parent-style-name="Fonteparág.padrão" style:family="text">
      <style:text-properties style:font-name="Palatino Linotype" fo:font-style="italic" style:font-style-asian="italic" fo:color="#C9302E" fo:letter-spacing="0.0034in" fo:font-size="4.5pt" style:font-size-asian="4.5pt"/>
    </style:style>
    <style:style style:name="T4386" style:parent-style-name="Fonteparág.padrão" style:family="text">
      <style:text-properties fo:color="#231F20"/>
    </style:style>
    <style:style style:name="T4387" style:parent-style-name="Fonteparág.padrão" style:family="text">
      <style:text-properties fo:color="#231F20" fo:letter-spacing="0.0076in"/>
    </style:style>
    <style:style style:name="T4388" style:parent-style-name="Fonteparág.padrão" style:family="text">
      <style:text-properties fo:color="#231F20"/>
    </style:style>
    <style:style style:name="T4389" style:parent-style-name="Fonteparág.padrão" style:family="text">
      <style:text-properties fo:color="#231F20" fo:letter-spacing="0.0076in"/>
    </style:style>
    <style:style style:name="T4390" style:parent-style-name="Fonteparág.padrão" style:family="text">
      <style:text-properties fo:color="#231F20" fo:letter-spacing="0.002in"/>
    </style:style>
    <style:style style:name="T4391" style:parent-style-name="Fonteparág.padrão" style:family="text">
      <style:text-properties fo:color="#231F20" fo:letter-spacing="0.0076in"/>
    </style:style>
    <style:style style:name="T4392" style:parent-style-name="Fonteparág.padrão" style:family="text">
      <style:text-properties fo:color="#231F20" fo:letter-spacing="0.002in"/>
    </style:style>
    <style:style style:name="T4393" style:parent-style-name="Fonteparág.padrão" style:family="text">
      <style:text-properties fo:color="#231F20" fo:letter-spacing="0.0076in"/>
    </style:style>
    <style:style style:name="T4394" style:parent-style-name="Fonteparág.padrão" style:family="text">
      <style:text-properties fo:color="#231F20"/>
    </style:style>
    <style:style style:name="T4395" style:parent-style-name="Fonteparág.padrão" style:family="text">
      <style:text-properties fo:color="#231F20" fo:letter-spacing="0.0076in"/>
    </style:style>
    <style:style style:name="T4396" style:parent-style-name="Fonteparág.padrão" style:family="text">
      <style:text-properties fo:color="#231F20" fo:letter-spacing="0.002in"/>
    </style:style>
    <style:style style:name="T4397" style:parent-style-name="Fonteparág.padrão" style:family="text">
      <style:text-properties fo:color="#231F20" fo:letter-spacing="0.0076in"/>
    </style:style>
    <style:style style:name="T4398" style:parent-style-name="Fonteparág.padrão" style:family="text">
      <style:text-properties style:font-name="Palatino Linotype" fo:font-style="italic" style:font-style-asian="italic" fo:color="#C9302E" fo:font-size="11pt" style:font-size-asian="11pt"/>
    </style:style>
    <style:style style:name="T4399" style:parent-style-name="Fonteparág.padrão" style:family="text">
      <style:text-properties style:font-name="Palatino Linotype" fo:font-style="italic" style:font-style-asian="italic" fo:color="#C9302E" fo:letter-spacing="0.0083in" fo:font-size="11pt" style:font-size-asian="11pt"/>
    </style:style>
    <style:style style:name="T4400" style:parent-style-name="Fonteparág.padrão" style:family="text">
      <style:text-properties fo:color="#231F20"/>
    </style:style>
    <style:style style:name="T4401" style:parent-style-name="Fonteparág.padrão" style:family="text">
      <style:text-properties fo:color="#231F20" fo:letter-spacing="0.0076in"/>
    </style:style>
    <style:style style:name="T4402" style:parent-style-name="Fonteparág.padrão" style:family="text">
      <style:text-properties fo:color="#231F20" fo:letter-spacing="0.002in"/>
    </style:style>
    <style:style style:name="T4403" style:parent-style-name="Fonteparág.padrão" style:family="text">
      <style:text-properties fo:color="#231F20" fo:letter-spacing="0.0069in"/>
    </style:style>
    <style:style style:name="T4404" style:parent-style-name="Fonteparág.padrão" style:family="text">
      <style:text-properties style:font-name="Palatino Linotype" fo:font-style="italic" style:font-style-asian="italic" fo:color="#C9302E" fo:font-size="11pt" style:font-size-asian="11pt"/>
    </style:style>
    <style:style style:name="T4405" style:parent-style-name="Fonteparág.padrão" style:family="text">
      <style:text-properties style:font-name="Palatino Linotype" fo:font-style="italic" style:font-style-asian="italic" fo:color="#C9302E" fo:letter-spacing="0.0083in" fo:font-size="11pt" style:font-size-asian="11pt"/>
    </style:style>
    <style:style style:name="T4406" style:parent-style-name="Fonteparág.padrão" style:family="text">
      <style:text-properties fo:color="#231F20"/>
    </style:style>
    <style:style style:name="T4407" style:parent-style-name="Fonteparág.padrão" style:family="text">
      <style:text-properties fo:color="#231F20" fo:letter-spacing="0.0076in"/>
    </style:style>
    <style:style style:name="T4408" style:parent-style-name="Fonteparág.padrão" style:family="text">
      <style:text-properties fo:color="#231F20" fo:letter-spacing="0.002in"/>
    </style:style>
    <style:style style:name="T4409" style:parent-style-name="Fonteparág.padrão" style:family="text">
      <style:text-properties fo:color="#231F20" fo:letter-spacing="0.0076in"/>
    </style:style>
    <style:style style:name="T4410" style:parent-style-name="Fonteparág.padrão" style:family="text">
      <style:text-properties style:font-name="Palatino Linotype" fo:font-style="italic" style:font-style-asian="italic" fo:color="#C9302E" fo:font-size="11pt" style:font-size-asian="11pt"/>
    </style:style>
    <style:style style:name="T4411" style:parent-style-name="Fonteparág.padrão" style:family="text">
      <style:text-properties style:font-name="Palatino Linotype" fo:font-style="italic" style:font-style-asian="italic" fo:color="#C9302E" fo:letter-spacing="0.0083in" fo:font-size="11pt" style:font-size-asian="11pt"/>
    </style:style>
    <style:style style:name="T4412" style:parent-style-name="Fonteparág.padrão" style:family="text">
      <style:text-properties fo:color="#231F20"/>
    </style:style>
    <style:style style:name="T4413" style:parent-style-name="Fonteparág.padrão" style:family="text">
      <style:text-properties fo:color="#231F20" fo:letter-spacing="0.0076in"/>
    </style:style>
    <style:style style:name="T4414" style:parent-style-name="Fonteparág.padrão" style:family="text">
      <style:text-properties fo:color="#231F20" fo:letter-spacing="0.002in"/>
    </style:style>
    <style:style style:name="T4415" style:parent-style-name="Fonteparág.padrão" style:family="text">
      <style:text-properties fo:color="#231F20" fo:letter-spacing="0.0076in"/>
    </style:style>
    <style:style style:name="T4416" style:parent-style-name="Fonteparág.padrão" style:family="text">
      <style:text-properties style:font-name="Palatino Linotype" fo:font-style="italic" style:font-style-asian="italic" fo:color="#C9302E" fo:font-size="11pt" style:font-size-asian="11pt"/>
    </style:style>
    <style:style style:name="T4417" style:parent-style-name="Fonteparág.padrão" style:family="text">
      <style:text-properties style:font-name="Palatino Linotype" fo:font-style="italic" style:font-style-asian="italic" fo:color="#C9302E" fo:letter-spacing="0.0083in" fo:font-size="11pt" style:font-size-asian="11pt"/>
    </style:style>
    <style:style style:name="T4418" style:parent-style-name="Fonteparág.padrão" style:family="text">
      <style:text-properties fo:color="#231F20"/>
    </style:style>
    <style:style style:name="T4419" style:parent-style-name="Fonteparág.padrão" style:family="text">
      <style:text-properties fo:color="#231F20" fo:letter-spacing="0.0069in"/>
    </style:style>
    <style:style style:name="T4420" style:parent-style-name="Fonteparág.padrão" style:family="text">
      <style:text-properties fo:color="#231F20" fo:letter-spacing="0.002in"/>
    </style:style>
    <style:style style:name="T4421" style:parent-style-name="Fonteparág.padrão" style:family="text">
      <style:text-properties fo:color="#231F20" fo:letter-spacing="0.0076in"/>
    </style:style>
    <style:style style:name="T4422" style:parent-style-name="Fonteparág.padrão" style:family="text">
      <style:text-properties style:font-name="Palatino Linotype" fo:font-style="italic" style:font-style-asian="italic" fo:color="#C9302E" fo:font-size="11pt" style:font-size-asian="11pt"/>
    </style:style>
    <style:style style:name="S58" style:family="section">
      <style:section-properties fo:margin-left="0in" fo:margin-right="0in" style:writing-mode="lr-tb">
        <style:columns fo:column-count="2">
          <style:column style:rel-width="835*" fo:start-indent="0in" fo:end-indent="0.0138in"/>
          <style:column style:rel-width="8645*" fo:start-indent="0.0138in" fo:end-indent="0in"/>
        </style:columns>
      </style:section-properties>
    </style:style>
    <style:style style:name="P4423" style:parent-style-name="Normal" style:family="paragraph">
      <style:paragraph-properties fo:text-align="end" fo:margin-top="0.0138in"/>
    </style:style>
    <style:style style:name="T4424" style:parent-style-name="Fonteparág.padrão" style:family="text">
      <style:text-properties style:font-name="Palatino Linotype" fo:font-style="italic" style:font-style-asian="italic" fo:color="#C9302E" fo:font-size="6.5pt" style:font-size-asian="6.5pt"/>
    </style:style>
    <style:style style:name="P4425" style:parent-style-name="Corpodetexto" style:family="paragraph">
      <style:paragraph-properties fo:break-before="column" fo:line-height="0.1993in" fo:margin-left="0.0486in">
        <style:tab-stops/>
      </style:paragraph-properties>
    </style:style>
    <style:style style:name="T4426" style:parent-style-name="Fonteparág.padrão" style:family="text">
      <style:text-properties fo:color="#231F20"/>
    </style:style>
    <style:style style:name="T4427" style:parent-style-name="Fonteparág.padrão" style:family="text">
      <style:text-properties style:font-name="Palatino Linotype" fo:font-style="italic" style:font-style-asian="italic" fo:color="#C9302E" fo:font-size="11pt" style:font-size-asian="11pt"/>
    </style:style>
    <style:style style:name="T4428" style:parent-style-name="Fonteparág.padrão" style:family="text">
      <style:text-properties fo:color="#231F20"/>
    </style:style>
    <style:style style:name="S59" style:family="section">
      <style:section-properties fo:margin-left="0in" fo:margin-right="0in" style:writing-mode="lr-tb"/>
    </style:style>
    <style:style style:name="P4429" style:parent-style-name="Corpodetexto" style:family="paragraph">
      <style:paragraph-properties fo:margin-top="0.0465in" fo:line-height="0.1881in" fo:margin-left="0.284in">
        <style:tab-stops/>
      </style:paragraph-properties>
    </style:style>
    <style:style style:name="T4430" style:parent-style-name="Fonteparág.padrão" style:family="text">
      <style:text-properties fo:language="en" fo:country="US" style:language-asian="en" style:country-asian="US" style:language-complex="ar" style:country-complex="SA"/>
    </style:style>
    <style:style style:name="P4431" style:parent-style-name="Normal" style:family="paragraph">
      <style:paragraph-properties fo:line-height="0.1159in"/>
    </style:style>
    <style:style style:name="T4432" style:parent-style-name="Fonteparág.padrão" style:family="text">
      <style:text-properties style:font-name="Palatino Linotype" fo:font-style="italic" style:font-style-asian="italic" fo:color="#C9302E" fo:font-size="6.5pt" style:font-size-asian="6.5pt"/>
    </style:style>
    <style:style style:name="T4433" style:parent-style-name="Fonteparág.padrão" style:family="text">
      <style:text-properties style:font-name="Palatino Linotype" fo:font-style="italic" style:font-style-asian="italic" fo:color="#C9302E" fo:font-size="11pt" style:font-size-asian="11pt"/>
    </style:style>
    <style:style style:name="T4434" style:parent-style-name="Fonteparág.padrão" style:family="text">
      <style:text-properties style:font-name="Palatino Linotype" fo:font-style="italic" style:font-style-asian="italic" fo:color="#C9302E" style:text-position="69.2% 100%" fo:font-size="6.5pt" style:font-size-asian="6.5pt"/>
    </style:style>
    <style:style style:name="T4435" style:parent-style-name="Fonteparág.padrão" style:family="text">
      <style:text-properties fo:color="#231F20"/>
    </style:style>
    <style:style style:name="T4436" style:parent-style-name="Fonteparág.padrão" style:family="text">
      <style:text-properties style:font-name="Palatino Linotype" fo:font-style="italic" style:font-style-asian="italic" fo:color="#C9302E" fo:font-size="11pt" style:font-size-asian="11pt"/>
    </style:style>
    <style:style style:name="T4437" style:parent-style-name="Fonteparág.padrão" style:family="text">
      <style:text-properties fo:color="#231F20"/>
    </style:style>
    <style:style style:name="P4438" style:parent-style-name="Corpodetexto" style:family="paragraph">
      <style:paragraph-properties fo:line-height="0.1986in" fo:margin-left="0.6423in">
        <style:tab-stops/>
      </style:paragraph-properties>
    </style:style>
    <style:style style:name="T4439" style:parent-style-name="Fonteparág.padrão" style:family="text">
      <style:text-properties style:font-name="Palatino Linotype" fo:font-style="italic" style:font-style-asian="italic" fo:color="#C9302E" fo:font-size="11pt" style:font-size-asian="11pt"/>
    </style:style>
    <style:style style:name="T4440" style:parent-style-name="Fonteparág.padrão" style:family="text">
      <style:text-properties fo:color="#231F20"/>
    </style:style>
    <style:style style:name="T4441" style:parent-style-name="Fonteparág.padrão" style:family="text">
      <style:text-properties style:font-name="Palatino Linotype" fo:font-style="italic" style:font-style-asian="italic" fo:color="#C9302E" fo:font-size="11pt" style:font-size-asian="11pt"/>
    </style:style>
    <style:style style:name="T4442" style:parent-style-name="Fonteparág.padrão" style:family="text">
      <style:text-properties fo:color="#231F20"/>
    </style:style>
    <style:style style:name="T4443" style:parent-style-name="Fonteparág.padrão" style:family="text">
      <style:text-properties style:font-name="Palatino Linotype" fo:font-style="italic" style:font-style-asian="italic" fo:color="#C9302E" fo:font-size="11pt" style:font-size-asian="11pt"/>
    </style:style>
    <style:style style:name="T4444" style:parent-style-name="Fonteparág.padrão" style:family="text">
      <style:text-properties fo:color="#231F20"/>
    </style:style>
    <style:style style:name="P4445" style:parent-style-name="Normal" style:family="paragraph">
      <style:paragraph-properties fo:margin-top="0.0256in" fo:margin-left="0.284in">
        <style:tab-stops/>
      </style:paragraph-properties>
    </style:style>
    <style:style style:name="T4446" style:parent-style-name="Fonteparág.padrão" style:family="text">
      <style:text-properties fo:language="en" fo:country="US" style:language-asian="en" style:country-asian="US" style:language-complex="ar" style:country-complex="SA"/>
    </style:style>
    <style:style style:name="P4447" style:parent-style-name="Normal" style:family="paragraph">
      <style:paragraph-properties fo:line-height="0.1159in"/>
    </style:style>
    <style:style style:name="T4448" style:parent-style-name="Fonteparág.padrão" style:family="text">
      <style:text-properties style:font-name="Palatino Linotype" fo:font-style="italic" style:font-style-asian="italic" fo:color="#C9302E" fo:font-size="6.5pt" style:font-size-asian="6.5pt"/>
    </style:style>
    <style:style style:name="T4449" style:parent-style-name="Fonteparág.padrão" style:family="text">
      <style:text-properties style:font-name="Palatino Linotype" fo:font-style="italic" style:font-style-asian="italic" fo:color="#C9302E" fo:letter-spacing="0.0173in" style:text-scale="92%"/>
    </style:style>
    <style:style style:name="T4450" style:parent-style-name="Fonteparág.padrão" style:family="text">
      <style:text-properties style:font-name="Palatino Linotype" fo:font-style="italic" style:font-style-asian="italic" fo:color="#C9302E" fo:letter-spacing="-0.0062in" style:text-scale="99%" style:text-position="61.5% 100%" fo:font-size="6.5pt" style:font-size-asian="6.5pt"/>
    </style:style>
    <style:style style:name="T4451" style:parent-style-name="Fonteparág.padrão" style:family="text">
      <style:text-properties style:font-name="Palatino Linotype" fo:font-style="italic" style:font-style-asian="italic" fo:color="#C9302E" fo:letter-spacing="0.0034in" style:text-scale="99%" style:text-position="61.5% 100%" fo:font-size="6.5pt" style:font-size-asian="6.5pt"/>
    </style:style>
    <style:style style:name="T4452" style:parent-style-name="Fonteparág.padrão" style:family="text">
      <style:text-properties style:font-name="Palatino Linotype" fo:font-style="italic" style:font-style-asian="italic" fo:color="#C9302E" fo:letter-spacing="0.0083in" style:text-scale="97%" style:text-position="61.5% 100%" fo:font-size="6.5pt" style:font-size-asian="6.5pt"/>
    </style:style>
    <style:style style:name="T4453" style:parent-style-name="Fonteparág.padrão" style:family="text">
      <style:text-properties style:font-name="Palatino Linotype" fo:font-style="italic" style:font-style-asian="italic" fo:color="#C9302E" style:text-scale="114%" style:text-position="144.4% 100%" fo:font-size="4.5pt" style:font-size-asian="4.5pt"/>
    </style:style>
    <style:style style:name="T4454" style:parent-style-name="Fonteparág.padrão" style:family="text">
      <style:text-properties style:font-name="Palatino Linotype" fo:font-style="italic" style:font-style-asian="italic" fo:color="#C9302E" style:text-position="144.4% 100%" fo:font-size="4.5pt" style:font-size-asian="4.5pt"/>
    </style:style>
    <style:style style:name="T4455" style:parent-style-name="Fonteparág.padrão" style:family="text">
      <style:text-properties style:font-name="Palatino Linotype" fo:font-style="italic" style:font-style-asian="italic" fo:color="#C9302E" fo:letter-spacing="-0.002in" style:text-position="144.4% 100%" fo:font-size="4.5pt" style:font-size-asian="4.5pt"/>
    </style:style>
    <style:style style:name="T4456" style:parent-style-name="Fonteparág.padrão" style:family="text">
      <style:text-properties fo:color="#231F20" style:text-scale="94%" style:text-position="11.1% 100%" fo:font-size="9pt" style:font-size-asian="9pt"/>
    </style:style>
    <style:style style:name="T4457" style:parent-style-name="Fonteparág.padrão" style:family="text">
      <style:text-properties fo:color="#231F20" fo:letter-spacing="-0.0027in" style:text-position="11.1% 100%" fo:font-size="9pt" style:font-size-asian="9pt"/>
    </style:style>
    <style:style style:name="T4458" style:parent-style-name="Fonteparág.padrão" style:family="text">
      <style:text-properties fo:color="#231F20" style:text-scale="102%" style:text-position="11.1% 100%" fo:font-size="9pt" style:font-size-asian="9pt"/>
    </style:style>
    <style:style style:name="T4459" style:parent-style-name="Fonteparág.padrão" style:family="text">
      <style:text-properties fo:color="#231F20" fo:letter-spacing="-0.0027in" style:text-position="11.1% 100%" fo:font-size="9pt" style:font-size-asian="9pt"/>
    </style:style>
    <style:style style:name="T4460" style:parent-style-name="Fonteparág.padrão" style:family="text">
      <style:text-properties fo:color="#231F20" fo:letter-spacing="0.0006in" style:text-scale="96%" style:text-position="11.1% 100%" fo:font-size="9pt" style:font-size-asian="9pt"/>
    </style:style>
    <style:style style:name="T4461" style:parent-style-name="Fonteparág.padrão" style:family="text">
      <style:text-properties fo:color="#231F20" style:text-scale="96%" style:text-position="11.1% 100%" fo:font-size="9pt" style:font-size-asian="9pt"/>
    </style:style>
    <style:style style:name="T4462" style:parent-style-name="Fonteparág.padrão" style:family="text">
      <style:text-properties fo:color="#231F20" fo:letter-spacing="-0.0027in" style:text-position="11.1% 100%" fo:font-size="9pt" style:font-size-asian="9pt"/>
    </style:style>
    <style:style style:name="T4463" style:parent-style-name="Fonteparág.padrão" style:family="text">
      <style:text-properties fo:color="#231F20" fo:letter-spacing="0.0006in" style:text-scale="97%" style:text-position="11.1% 100%" fo:font-size="9pt" style:font-size-asian="9pt"/>
    </style:style>
    <style:style style:name="T4464" style:parent-style-name="Fonteparág.padrão" style:family="text">
      <style:text-properties fo:color="#231F20" style:text-scale="97%" style:text-position="11.1% 100%" fo:font-size="9pt" style:font-size-asian="9pt"/>
    </style:style>
    <style:style style:name="T4465" style:parent-style-name="Fonteparág.padrão" style:family="text">
      <style:text-properties fo:color="#231F20" fo:letter-spacing="-0.0027in" style:text-position="11.1% 100%" fo:font-size="9pt" style:font-size-asian="9pt"/>
    </style:style>
    <style:style style:name="T4466" style:parent-style-name="Fonteparág.padrão" style:family="text">
      <style:text-properties fo:color="#231F20" fo:letter-spacing="0.0006in" style:text-scale="95%" style:text-position="11.1% 100%" fo:font-size="9pt" style:font-size-asian="9pt"/>
    </style:style>
    <style:style style:name="T4467" style:parent-style-name="Fonteparág.padrão" style:family="text">
      <style:text-properties fo:color="#231F20" style:text-scale="95%" style:text-position="11.1% 100%" fo:font-size="9pt" style:font-size-asian="9pt"/>
    </style:style>
    <style:style style:name="T4468" style:parent-style-name="Fonteparág.padrão" style:family="text">
      <style:text-properties fo:color="#231F20" fo:letter-spacing="-0.0027in" style:text-position="11.1% 100%" fo:font-size="9pt" style:font-size-asian="9pt"/>
    </style:style>
    <style:style style:name="T4469" style:parent-style-name="Fonteparág.padrão" style:family="text">
      <style:text-properties style:font-name="Palatino Linotype" fo:font-style="italic" style:font-style-asian="italic" fo:color="#C9302E" style:text-scale="98%" style:text-position="9% 100%"/>
    </style:style>
    <style:style style:name="T4470" style:parent-style-name="Fonteparág.padrão" style:family="text">
      <style:text-properties style:font-name="Palatino Linotype" fo:font-style="italic" style:font-style-asian="italic" fo:color="#C9302E" fo:letter-spacing="-0.002in" style:text-position="9% 100%"/>
    </style:style>
    <style:style style:name="T4471" style:parent-style-name="Fonteparág.padrão" style:family="text">
      <style:text-properties fo:color="#231F20" fo:letter-spacing="0.0006in" style:text-scale="97%" style:text-position="11.1% 100%" fo:font-size="9pt" style:font-size-asian="9pt"/>
    </style:style>
    <style:style style:name="T4472" style:parent-style-name="Fonteparág.padrão" style:family="text">
      <style:text-properties fo:color="#231F20" style:text-scale="97%" style:text-position="11.1% 100%" fo:font-size="9pt" style:font-size-asian="9pt"/>
    </style:style>
    <style:style style:name="T4473" style:parent-style-name="Fonteparág.padrão" style:family="text">
      <style:text-properties fo:color="#231F20" fo:letter-spacing="-0.0027in" style:text-position="11.1% 100%" fo:font-size="9pt" style:font-size-asian="9pt"/>
    </style:style>
    <style:style style:name="T4474" style:parent-style-name="Fonteparág.padrão" style:family="text">
      <style:text-properties fo:color="#231F20" fo:letter-spacing="0.0006in" style:text-scale="95%" style:text-position="11.1% 100%" fo:font-size="9pt" style:font-size-asian="9pt"/>
    </style:style>
    <style:style style:name="T4475" style:parent-style-name="Fonteparág.padrão" style:family="text">
      <style:text-properties fo:color="#231F20" style:text-scale="95%" style:text-position="11.1% 100%" fo:font-size="9pt" style:font-size-asian="9pt"/>
    </style:style>
    <style:style style:name="T4476" style:parent-style-name="Fonteparág.padrão" style:family="text">
      <style:text-properties fo:color="#231F20" fo:letter-spacing="-0.0027in" style:text-position="11.1% 100%" fo:font-size="9pt" style:font-size-asian="9pt"/>
    </style:style>
    <style:style style:name="T4477" style:parent-style-name="Fonteparág.padrão" style:family="text">
      <style:text-properties style:font-name="Palatino Linotype" fo:font-style="italic" style:font-style-asian="italic" fo:color="#C9302E" style:text-scale="110%" style:text-position="9% 100%"/>
    </style:style>
    <style:style style:name="T4478" style:parent-style-name="Fonteparág.padrão" style:family="text">
      <style:text-properties style:font-name="Palatino Linotype" fo:font-style="italic" style:font-style-asian="italic" fo:color="#C9302E" fo:letter-spacing="-0.002in" style:text-position="9% 100%"/>
    </style:style>
    <style:style style:name="T4479" style:parent-style-name="Fonteparág.padrão" style:family="text">
      <style:text-properties fo:color="#231F20" fo:letter-spacing="0.0006in" style:text-scale="97%" style:text-position="11.1% 100%" fo:font-size="9pt" style:font-size-asian="9pt"/>
    </style:style>
    <style:style style:name="T4480" style:parent-style-name="Fonteparág.padrão" style:family="text">
      <style:text-properties fo:color="#231F20" style:text-scale="97%" style:text-position="11.1% 100%" fo:font-size="9pt" style:font-size-asian="9pt"/>
    </style:style>
    <style:style style:name="T4481" style:parent-style-name="Fonteparág.padrão" style:family="text">
      <style:text-properties fo:color="#231F20" fo:letter-spacing="-0.0027in" style:text-position="11.1% 100%" fo:font-size="9pt" style:font-size-asian="9pt"/>
    </style:style>
    <style:style style:name="T4482" style:parent-style-name="Fonteparág.padrão" style:family="text">
      <style:text-properties fo:color="#231F20" fo:letter-spacing="0.0006in" style:text-scale="99%" style:text-position="11.1% 100%" fo:font-size="9pt" style:font-size-asian="9pt"/>
    </style:style>
    <style:style style:name="T4483" style:parent-style-name="Fonteparág.padrão" style:family="text">
      <style:text-properties fo:color="#231F20" style:text-scale="99%" style:text-position="11.1% 100%" fo:font-size="9pt" style:font-size-asian="9pt"/>
    </style:style>
    <style:style style:name="T4484" style:parent-style-name="Fonteparág.padrão" style:family="text">
      <style:text-properties fo:color="#231F20" fo:letter-spacing="-0.0027in" style:text-position="11.1% 100%" fo:font-size="9pt" style:font-size-asian="9pt"/>
    </style:style>
    <style:style style:name="T4485" style:parent-style-name="Fonteparág.padrão" style:family="text">
      <style:text-properties style:font-name="Palatino Linotype" fo:font-style="italic" style:font-style-asian="italic" fo:color="#C9302E" style:text-scale="105%" style:text-position="9% 100%"/>
    </style:style>
    <style:style style:name="T4486" style:parent-style-name="Fonteparág.padrão" style:family="text">
      <style:text-properties style:font-name="Palatino Linotype" fo:font-style="italic" style:font-style-asian="italic" fo:color="#C9302E" fo:letter-spacing="-0.002in" style:text-position="9% 100%"/>
    </style:style>
    <style:style style:name="T4487" style:parent-style-name="Fonteparág.padrão" style:family="text">
      <style:text-properties fo:color="#231F20" fo:letter-spacing="0.0006in" style:text-scale="97%" style:text-position="11.1% 100%" fo:font-size="9pt" style:font-size-asian="9pt"/>
    </style:style>
    <style:style style:name="T4488" style:parent-style-name="Fonteparág.padrão" style:family="text">
      <style:text-properties fo:color="#231F20" style:text-scale="97%" style:text-position="11.1% 100%" fo:font-size="9pt" style:font-size-asian="9pt"/>
    </style:style>
    <style:style style:name="T4489" style:parent-style-name="Fonteparág.padrão" style:family="text">
      <style:text-properties fo:color="#231F20" fo:letter-spacing="-0.0027in" style:text-position="11.1% 100%" fo:font-size="9pt" style:font-size-asian="9pt"/>
    </style:style>
    <style:style style:name="T4490" style:parent-style-name="Fonteparág.padrão" style:family="text">
      <style:text-properties fo:color="#231F20" fo:letter-spacing="0.0006in" style:text-scale="99%" style:text-position="11.1% 100%" fo:font-size="9pt" style:font-size-asian="9pt"/>
    </style:style>
    <style:style style:name="T4491" style:parent-style-name="Fonteparág.padrão" style:family="text">
      <style:text-properties fo:color="#231F20" style:text-scale="99%" style:text-position="11.1% 100%" fo:font-size="9pt" style:font-size-asian="9pt"/>
    </style:style>
    <style:style style:name="T4492" style:parent-style-name="Fonteparág.padrão" style:family="text">
      <style:text-properties fo:color="#231F20" fo:letter-spacing="-0.0027in" style:text-position="11.1% 100%" fo:font-size="9pt" style:font-size-asian="9pt"/>
    </style:style>
    <style:style style:name="T4493" style:parent-style-name="Fonteparág.padrão" style:family="text">
      <style:text-properties style:font-name="Palatino Linotype" fo:font-style="italic" style:font-style-asian="italic" fo:color="#C9302E" style:text-scale="101%" style:text-position="9% 100%"/>
    </style:style>
    <style:style style:name="T4494" style:parent-style-name="Fonteparág.padrão" style:family="text">
      <style:text-properties style:font-name="Palatino Linotype" fo:font-style="italic" style:font-style-asian="italic" fo:color="#C9302E" fo:letter-spacing="-0.002in" style:text-position="9% 100%"/>
    </style:style>
    <style:style style:name="T4495" style:parent-style-name="Fonteparág.padrão" style:family="text">
      <style:text-properties fo:color="#231F20" fo:letter-spacing="0.0006in" style:text-scale="97%" style:text-position="11.1% 100%" fo:font-size="9pt" style:font-size-asian="9pt"/>
    </style:style>
    <style:style style:name="T4496" style:parent-style-name="Fonteparág.padrão" style:family="text">
      <style:text-properties fo:color="#231F20" style:text-scale="97%" style:text-position="11.1% 100%" fo:font-size="9pt" style:font-size-asian="9pt"/>
    </style:style>
    <style:style style:name="T4497" style:parent-style-name="Fonteparág.padrão" style:family="text">
      <style:text-properties fo:color="#231F20" fo:letter-spacing="-0.0027in" style:text-position="11.1% 100%" fo:font-size="9pt" style:font-size-asian="9pt"/>
    </style:style>
    <style:style style:name="T4498" style:parent-style-name="Fonteparág.padrão" style:family="text">
      <style:text-properties fo:color="#231F20" fo:letter-spacing="0.0006in" style:text-scale="102%" style:text-position="11.1% 100%" fo:font-size="9pt" style:font-size-asian="9pt"/>
    </style:style>
    <style:style style:name="T4499" style:parent-style-name="Fonteparág.padrão" style:family="text">
      <style:text-properties fo:color="#231F20" style:text-scale="102%" style:text-position="11.1% 100%" fo:font-size="9pt" style:font-size-asian="9pt"/>
    </style:style>
    <style:style style:name="T4500" style:parent-style-name="Fonteparág.padrão" style:family="text">
      <style:text-properties fo:color="#231F20" fo:letter-spacing="-0.0027in" style:text-position="11.1% 100%" fo:font-size="9pt" style:font-size-asian="9pt"/>
    </style:style>
    <style:style style:name="T4501" style:parent-style-name="Fonteparág.padrão" style:family="text">
      <style:text-properties style:font-name="Palatino Linotype" fo:font-style="italic" style:font-style-asian="italic" fo:color="#C9302E" style:text-scale="89%" style:text-position="9% 100%"/>
    </style:style>
    <style:style style:name="T4502" style:parent-style-name="Fonteparág.padrão" style:family="text">
      <style:text-properties style:font-name="Palatino Linotype" fo:font-style="italic" style:font-style-asian="italic" fo:color="#C9302E" fo:letter-spacing="-0.002in" style:text-position="9% 100%"/>
    </style:style>
    <style:style style:name="T4503" style:parent-style-name="Fonteparág.padrão" style:family="text">
      <style:text-properties fo:color="#231F20" fo:letter-spacing="0.0006in" style:text-scale="101%" style:text-position="11.1% 100%" fo:font-size="9pt" style:font-size-asian="9pt"/>
    </style:style>
    <style:style style:name="T4504" style:parent-style-name="Fonteparág.padrão" style:family="text">
      <style:text-properties fo:color="#231F20" style:text-scale="101%" style:text-position="11.1% 100%" fo:font-size="9pt" style:font-size-asian="9pt"/>
    </style:style>
    <style:style style:name="T4505" style:parent-style-name="Fonteparág.padrão" style:family="text">
      <style:text-properties fo:color="#231F20" fo:letter-spacing="-0.0027in" style:text-position="11.1% 100%" fo:font-size="9pt" style:font-size-asian="9pt"/>
    </style:style>
    <style:style style:name="T4506" style:parent-style-name="Fonteparág.padrão" style:family="text">
      <style:text-properties fo:color="#231F20" fo:letter-spacing="0.0006in" style:text-scale="89%" style:text-position="11.1% 100%" fo:font-size="9pt" style:font-size-asian="9pt"/>
    </style:style>
    <style:style style:name="T4507" style:parent-style-name="Fonteparág.padrão" style:family="text">
      <style:text-properties fo:color="#231F20" fo:letter-spacing="-0.0006in" style:text-scale="89%" style:text-position="11.1% 100%" fo:font-size="9pt" style:font-size-asian="9pt"/>
    </style:style>
    <style:style style:name="T4508" style:parent-style-name="Fonteparág.padrão" style:family="text">
      <style:text-properties fo:color="#231F20" fo:letter-spacing="0.0006in" style:text-scale="95%" style:text-position="11.1% 100%" fo:font-size="9pt" style:font-size-asian="9pt"/>
    </style:style>
    <style:style style:name="T4509" style:parent-style-name="Fonteparág.padrão" style:family="text">
      <style:text-properties fo:color="#231F20" style:text-scale="95%" style:text-position="11.1% 100%" fo:font-size="9pt" style:font-size-asian="9pt"/>
    </style:style>
    <style:style style:name="T4510" style:parent-style-name="Fonteparág.padrão" style:family="text">
      <style:text-properties fo:color="#231F20" fo:letter-spacing="-0.0027in" style:text-position="11.1% 100%" fo:font-size="9pt" style:font-size-asian="9pt"/>
    </style:style>
    <style:style style:name="T4511" style:parent-style-name="Fonteparág.padrão" style:family="text">
      <style:text-properties style:font-name="Palatino Linotype" fo:font-style="italic" style:font-style-asian="italic" fo:color="#C9302E" fo:letter-spacing="0.0013in" style:text-scale="102%" style:text-position="9% 100%"/>
    </style:style>
    <style:style style:name="T4512" style:parent-style-name="Fonteparág.padrão" style:family="text">
      <style:text-properties fo:color="#231F20" style:text-scale="78%" style:text-position="11.1% 100%" fo:font-size="9pt" style:font-size-asian="9pt"/>
    </style:style>
    <style:style style:name="S60" style:family="section">
      <style:section-properties fo:margin-left="0in" fo:margin-right="0in" style:writing-mode="lr-tb">
        <style:columns fo:column-count="2">
          <style:column style:rel-width="866*" fo:start-indent="0in" fo:end-indent="0.0138in"/>
          <style:column style:rel-width="8614*" fo:start-indent="0.0138in" fo:end-indent="0in"/>
        </style:columns>
      </style:section-properties>
    </style:style>
    <style:style style:name="P4513" style:parent-style-name="Normal" style:family="paragraph">
      <style:paragraph-properties fo:margin-top="0.0888in" fo:line-height="83%" fo:margin-left="0.4208in" fo:margin-right="-0.0027in" fo:text-indent="0.0027in">
        <style:tab-stops/>
      </style:paragraph-properties>
    </style:style>
    <style:style style:name="T4514" style:parent-style-name="Fonteparág.padrão" style:family="text">
      <style:text-properties fo:language="en" fo:country="US" style:language-asian="en" style:country-asian="US" style:language-complex="ar" style:country-complex="SA"/>
    </style:style>
    <style:style style:name="P4515" style:parent-style-name="Normal" style:family="paragraph">
      <style:paragraph-properties fo:line-height="0.1986in"/>
    </style:style>
    <style:style style:name="T4516" style:parent-style-name="Fonteparág.padrão" style:family="text">
      <style:text-properties style:font-name="Palatino Linotype" fo:font-style="italic" style:font-style-asian="italic" fo:color="#C9302E" style:text-scale="90%"/>
    </style:style>
    <style:style style:name="T4517" style:parent-style-name="Fonteparág.padrão" style:family="text">
      <style:text-properties style:font-name="Palatino Linotype" fo:font-style="italic" style:font-style-asian="italic" fo:color="#C9302E" fo:font-size="6.5pt" style:font-size-asian="6.5pt"/>
    </style:style>
    <style:style style:name="P4518" style:parent-style-name="Corpodetexto" style:family="paragraph">
      <style:paragraph-properties fo:break-before="column" fo:margin-top="0.0756in" fo:line-height="87%" fo:margin-left="0.027in" fo:margin-right="0.9583in">
        <style:tab-stops/>
      </style:paragraph-properties>
    </style:style>
    <style:style style:name="T4519" style:parent-style-name="Fonteparág.padrão" style:family="text">
      <style:text-properties fo:color="#231F20"/>
    </style:style>
    <style:style style:name="T4520" style:parent-style-name="Fonteparág.padrão" style:family="text">
      <style:text-properties style:font-name="Palatino Linotype" fo:font-style="italic" style:font-style-asian="italic" fo:color="#C9302E" fo:font-size="11pt" style:font-size-asian="11pt"/>
    </style:style>
    <style:style style:name="T4521" style:parent-style-name="Fonteparág.padrão" style:family="text">
      <style:text-properties fo:color="#231F20"/>
    </style:style>
    <style:style style:name="T4522" style:parent-style-name="Fonteparág.padrão" style:family="text">
      <style:text-properties style:font-name="Palatino Linotype" fo:font-style="italic" style:font-style-asian="italic" fo:color="#C9302E" fo:font-size="11pt" style:font-size-asian="11pt"/>
    </style:style>
    <style:style style:name="T4523" style:parent-style-name="Fonteparág.padrão" style:family="text">
      <style:text-properties fo:color="#231F20"/>
    </style:style>
    <style:style style:name="T4524" style:parent-style-name="Fonteparág.padrão" style:family="text">
      <style:text-properties style:font-name="Palatino Linotype" fo:font-style="italic" style:font-style-asian="italic" fo:color="#C9302E" fo:font-size="11pt" style:font-size-asian="11pt"/>
    </style:style>
    <style:style style:name="T4525" style:parent-style-name="Fonteparág.padrão" style:family="text">
      <style:text-properties fo:color="#231F20"/>
    </style:style>
    <style:style style:name="T4526" style:parent-style-name="Fonteparág.padrão" style:family="text">
      <style:text-properties style:font-name="Palatino Linotype" fo:font-style="italic" style:font-style-asian="italic" fo:color="#C9302E" fo:font-size="11pt" style:font-size-asian="11pt"/>
    </style:style>
    <style:style style:name="T4527" style:parent-style-name="Fonteparág.padrão" style:family="text">
      <style:text-properties fo:color="#231F20"/>
    </style:style>
    <style:style style:name="T4528" style:parent-style-name="Fonteparág.padrão" style:family="text">
      <style:text-properties style:font-name="Palatino Linotype" fo:font-style="italic" style:font-style-asian="italic" fo:color="#C9302E" fo:font-size="11pt" style:font-size-asian="11pt"/>
    </style:style>
    <style:style style:name="T4529" style:parent-style-name="Fonteparág.padrão" style:family="text">
      <style:text-properties fo:color="#231F20"/>
    </style:style>
    <style:style style:name="T4530" style:parent-style-name="Fonteparág.padrão" style:family="text">
      <style:text-properties style:font-name="Palatino Linotype" fo:font-style="italic" style:font-style-asian="italic" fo:color="#C9302E" fo:font-size="11pt" style:font-size-asian="11pt"/>
    </style:style>
    <style:style style:name="T4531" style:parent-style-name="Fonteparág.padrão" style:family="text">
      <style:text-properties fo:color="#231F20"/>
    </style:style>
    <style:style style:name="S61" style:family="section">
      <style:section-properties fo:margin-left="0in" fo:margin-right="0in" style:writing-mode="lr-tb"/>
    </style:style>
    <style:style style:name="P4532" style:parent-style-name="Corpodetexto" style:family="paragraph">
      <style:paragraph-properties fo:margin-top="0.0333in" fo:line-height="0.1861in" fo:margin-left="0.3013in">
        <style:tab-stops/>
      </style:paragraph-properties>
    </style:style>
    <style:style style:name="T4533" style:parent-style-name="Fonteparág.padrão" style:family="text">
      <style:text-properties fo:language="en" fo:country="US" style:language-asian="en" style:country-asian="US" style:language-complex="ar" style:country-complex="SA"/>
    </style:style>
    <style:style style:name="P4534" style:parent-style-name="Normal" style:family="paragraph">
      <style:paragraph-properties fo:line-height="0.1159in"/>
    </style:style>
    <style:style style:name="T4535" style:parent-style-name="Fonteparág.padrão" style:family="text">
      <style:text-properties style:font-name="Palatino Linotype" fo:font-style="italic" style:font-style-asian="italic" fo:color="#C9302E" fo:font-size="6.5pt" style:font-size-asian="6.5pt"/>
    </style:style>
    <style:style style:name="T4536" style:parent-style-name="Fonteparág.padrão" style:family="text">
      <style:text-properties style:font-name="Palatino Linotype" fo:font-style="italic" style:font-style-asian="italic" fo:color="#C9302E" fo:font-size="11pt" style:font-size-asian="11pt"/>
    </style:style>
    <style:style style:name="T4537" style:parent-style-name="Fonteparág.padrão" style:family="text">
      <style:text-properties style:font-name="Palatino Linotype" fo:font-style="italic" style:font-style-asian="italic" fo:color="#C9302E" style:text-position="61.5% 100%" fo:font-size="6.5pt" style:font-size-asian="6.5pt"/>
    </style:style>
    <style:style style:name="T4538" style:parent-style-name="Fonteparág.padrão" style:family="text">
      <style:text-properties fo:color="#231F20"/>
    </style:style>
    <style:style style:name="T4539" style:parent-style-name="Fonteparág.padrão" style:family="text">
      <style:text-properties style:font-name="Palatino Linotype" fo:font-style="italic" style:font-style-asian="italic" fo:color="#C9302E" fo:font-size="11pt" style:font-size-asian="11pt"/>
    </style:style>
    <style:style style:name="T4540" style:parent-style-name="Fonteparág.padrão" style:family="text">
      <style:text-properties fo:color="#231F20"/>
    </style:style>
    <style:style style:name="T4541" style:parent-style-name="Fonteparág.padrão" style:family="text">
      <style:text-properties style:font-name="Palatino Linotype" fo:font-style="italic" style:font-style-asian="italic" fo:color="#C9302E" fo:font-size="11pt" style:font-size-asian="11pt"/>
    </style:style>
    <style:style style:name="T4542" style:parent-style-name="Fonteparág.padrão" style:family="text">
      <style:text-properties fo:color="#231F20"/>
    </style:style>
    <style:style style:name="T4543" style:parent-style-name="Fonteparág.padrão" style:family="text">
      <style:text-properties style:font-name="Palatino Linotype" fo:font-style="italic" style:font-style-asian="italic" fo:color="#C9302E" fo:font-size="11pt" style:font-size-asian="11pt"/>
    </style:style>
    <style:style style:name="T4544" style:parent-style-name="Fonteparág.padrão" style:family="text">
      <style:text-properties fo:color="#231F20"/>
    </style:style>
    <style:style style:name="P4545" style:parent-style-name="Corpodetexto" style:family="paragraph">
      <style:paragraph-properties fo:line-height="0.1986in" fo:margin-left="0.6423in">
        <style:tab-stops/>
      </style:paragraph-properties>
    </style:style>
    <style:style style:name="T4546" style:parent-style-name="Fonteparág.padrão" style:family="text">
      <style:text-properties fo:color="#231F20"/>
    </style:style>
    <style:style style:name="T4547" style:parent-style-name="Fonteparág.padrão" style:family="text">
      <style:text-properties style:font-name="Palatino Linotype" fo:font-style="italic" style:font-style-asian="italic" fo:color="#C9302E" fo:font-size="11pt" style:font-size-asian="11pt"/>
    </style:style>
    <style:style style:name="T4548" style:parent-style-name="Fonteparág.padrão" style:family="text">
      <style:text-properties fo:color="#231F20"/>
    </style:style>
    <style:style style:name="T4549" style:parent-style-name="Fonteparág.padrão" style:family="text">
      <style:text-properties style:font-name="Palatino Linotype" fo:font-style="italic" style:font-style-asian="italic" fo:color="#C9302E" fo:font-size="11pt" style:font-size-asian="11pt"/>
    </style:style>
    <style:style style:name="T4550" style:parent-style-name="Fonteparág.padrão" style:family="text">
      <style:text-properties fo:color="#231F20"/>
    </style:style>
    <style:style style:name="T4551" style:parent-style-name="Fonteparág.padrão" style:family="text">
      <style:text-properties style:font-name="Palatino Linotype" fo:font-style="italic" style:font-style-asian="italic" fo:color="#C9302E" fo:font-size="11pt" style:font-size-asian="11pt"/>
    </style:style>
    <style:style style:name="T4552" style:parent-style-name="Fonteparág.padrão" style:family="text">
      <style:text-properties fo:color="#231F20"/>
    </style:style>
    <style:style style:name="P4553" style:parent-style-name="Corpodetexto" style:family="paragraph">
      <style:text-properties fo:font-size="10pt" style:font-size-asian="10pt"/>
    </style:style>
    <style:style style:name="P4554" style:parent-style-name="Corpodetexto" style:family="paragraph">
      <style:paragraph-properties fo:margin-top="0.0041in"/>
      <style:text-properties fo:font-size="10.5pt" style:font-size-asian="10.5pt"/>
    </style:style>
    <style:style style:name="P4555" style:parent-style-name="Normal" style:family="paragraph">
      <style:paragraph-properties fo:text-align="justify" fo:margin-left="0.2777in">
        <style:tab-stops/>
      </style:paragraph-properties>
    </style:style>
    <style:style style:name="T4556" style:parent-style-name="Fonteparág.padrão" style:family="text">
      <style:text-properties style:font-name="Arial" fo:color="#C9302E" fo:font-size="8pt" style:font-size-asian="8pt"/>
    </style:style>
    <style:style style:name="P4557" style:parent-style-name="Corpodetexto" style:family="paragraph">
      <style:paragraph-properties fo:text-align="justify" fo:margin-top="0.1111in" fo:line-height="120%" fo:margin-left="0.2777in" fo:margin-right="0.9784in">
        <style:tab-stops/>
      </style:paragraph-properties>
    </style:style>
    <style:style style:name="T4558" style:parent-style-name="Fonteparág.padrão" style:family="text">
      <style:text-properties fo:color="#231F20"/>
    </style:style>
    <style:style style:name="T4559" style:parent-style-name="Fonteparág.padrão" style:family="text">
      <style:text-properties fo:color="#231F20" fo:letter-spacing="0.002in"/>
    </style:style>
    <style:style style:name="T4560" style:parent-style-name="Fonteparág.padrão" style:family="text">
      <style:text-properties fo:color="#231F20"/>
    </style:style>
    <style:style style:name="T4561" style:parent-style-name="Fonteparág.padrão" style:family="text">
      <style:text-properties fo:color="#231F20" fo:letter-spacing="0.002in"/>
    </style:style>
    <style:style style:name="T4562" style:parent-style-name="Fonteparág.padrão" style:family="text">
      <style:text-properties fo:color="#231F20" fo:letter-spacing="0.0013in"/>
    </style:style>
    <style:style style:name="T4563" style:parent-style-name="Fonteparág.padrão" style:family="text">
      <style:text-properties fo:color="#231F20" fo:letter-spacing="0.002in"/>
    </style:style>
    <style:style style:name="T4564" style:parent-style-name="Fonteparág.padrão" style:family="text">
      <style:text-properties fo:color="#231F20"/>
    </style:style>
    <style:style style:name="T4565" style:parent-style-name="Fonteparág.padrão" style:family="text">
      <style:text-properties fo:color="#231F20" fo:letter-spacing="0.002in"/>
    </style:style>
    <style:style style:name="T4566" style:parent-style-name="Fonteparág.padrão" style:family="text">
      <style:text-properties fo:color="#231F20"/>
    </style:style>
    <style:style style:name="T4567" style:parent-style-name="Fonteparág.padrão" style:family="text">
      <style:text-properties fo:color="#231F20" fo:letter-spacing="0.002in"/>
    </style:style>
    <style:style style:name="T4568" style:parent-style-name="Fonteparág.padrão" style:family="text">
      <style:text-properties fo:color="#231F20"/>
    </style:style>
    <style:style style:name="T4569" style:parent-style-name="Fonteparág.padrão" style:family="text">
      <style:text-properties fo:color="#231F20" fo:letter-spacing="0.002in"/>
    </style:style>
    <style:style style:name="T4570" style:parent-style-name="Fonteparág.padrão" style:family="text">
      <style:text-properties fo:color="#231F20" fo:letter-spacing="0.0013in"/>
    </style:style>
    <style:style style:name="T4571" style:parent-style-name="Fonteparág.padrão" style:family="text">
      <style:text-properties fo:color="#231F20" fo:letter-spacing="0.0027in"/>
    </style:style>
    <style:style style:name="T4572" style:parent-style-name="Fonteparág.padrão" style:family="text">
      <style:text-properties fo:color="#231F20" fo:letter-spacing="0.0013in"/>
    </style:style>
    <style:style style:name="T4573" style:parent-style-name="Fonteparág.padrão" style:family="text">
      <style:text-properties fo:color="#231F20" fo:letter-spacing="0.002in"/>
    </style:style>
    <style:style style:name="T4574" style:parent-style-name="Fonteparág.padrão" style:family="text">
      <style:text-properties fo:color="#231F20"/>
    </style:style>
    <style:style style:name="T4575" style:parent-style-name="Fonteparág.padrão" style:family="text">
      <style:text-properties fo:color="#231F20" fo:letter-spacing="0.002in"/>
    </style:style>
    <style:style style:name="T4576" style:parent-style-name="Fonteparág.padrão" style:family="text">
      <style:text-properties fo:color="#231F20"/>
    </style:style>
    <style:style style:name="T4577" style:parent-style-name="Fonteparág.padrão" style:family="text">
      <style:text-properties fo:color="#231F20" fo:letter-spacing="0.002in"/>
    </style:style>
    <style:style style:name="T4578" style:parent-style-name="Fonteparág.padrão" style:family="text">
      <style:text-properties fo:color="#231F20"/>
    </style:style>
    <style:style style:name="T4579" style:parent-style-name="Fonteparág.padrão" style:family="text">
      <style:text-properties fo:color="#231F20" fo:letter-spacing="0.002in"/>
    </style:style>
    <style:style style:name="T4580" style:parent-style-name="Fonteparág.padrão" style:family="text">
      <style:text-properties fo:color="#231F20" fo:letter-spacing="0.0013in"/>
    </style:style>
    <style:style style:name="T4581" style:parent-style-name="Fonteparág.padrão" style:family="text">
      <style:text-properties fo:color="#231F20" fo:letter-spacing="0.002in"/>
    </style:style>
    <style:style style:name="T4582" style:parent-style-name="Fonteparág.padrão" style:family="text">
      <style:text-properties fo:color="#231F20"/>
    </style:style>
    <style:style style:name="T4583" style:parent-style-name="Fonteparág.padrão" style:family="text">
      <style:text-properties fo:color="#231F20" fo:letter-spacing="0.002in"/>
    </style:style>
    <style:style style:name="T4584" style:parent-style-name="Fonteparág.padrão" style:family="text">
      <style:text-properties fo:color="#231F20" fo:letter-spacing="0.0027in"/>
    </style:style>
    <style:style style:name="T4585" style:parent-style-name="Fonteparág.padrão" style:family="text">
      <style:text-properties fo:color="#231F20" fo:letter-spacing="0.002in"/>
    </style:style>
    <style:style style:name="T4586" style:parent-style-name="Fonteparág.padrão" style:family="text">
      <style:text-properties fo:color="#231F20"/>
    </style:style>
    <style:style style:name="T4587" style:parent-style-name="Fonteparág.padrão" style:family="text">
      <style:text-properties fo:color="#231F20" fo:letter-spacing="0.002in"/>
    </style:style>
    <style:style style:name="T4588" style:parent-style-name="Fonteparág.padrão" style:family="text">
      <style:text-properties fo:color="#231F20"/>
    </style:style>
    <style:style style:name="T4589" style:parent-style-name="Fonteparág.padrão" style:family="text">
      <style:text-properties fo:color="#231F20" fo:letter-spacing="0.002in"/>
    </style:style>
    <style:style style:name="T4590" style:parent-style-name="Fonteparág.padrão" style:family="text">
      <style:text-properties fo:color="#231F20"/>
    </style:style>
    <style:style style:name="T4591" style:parent-style-name="Fonteparág.padrão" style:family="text">
      <style:text-properties fo:color="#231F20" fo:letter-spacing="0.0013in"/>
    </style:style>
    <style:style style:name="T4592" style:parent-style-name="Fonteparág.padrão" style:family="text">
      <style:text-properties fo:color="#231F20" fo:letter-spacing="0.002in"/>
    </style:style>
    <style:style style:name="T4593" style:parent-style-name="Fonteparág.padrão" style:family="text">
      <style:text-properties fo:color="#231F20"/>
    </style:style>
    <style:style style:name="T4594" style:parent-style-name="Fonteparág.padrão" style:family="text">
      <style:text-properties fo:color="#231F20" fo:letter-spacing="0.002in"/>
    </style:style>
    <style:style style:name="T4595" style:parent-style-name="Fonteparág.padrão" style:family="text">
      <style:text-properties fo:color="#231F20"/>
    </style:style>
    <style:style style:name="T4596" style:parent-style-name="Fonteparág.padrão" style:family="text">
      <style:text-properties fo:color="#231F20" fo:letter-spacing="0.0027in"/>
    </style:style>
    <style:style style:name="T4597" style:parent-style-name="Fonteparág.padrão" style:family="text">
      <style:text-properties fo:color="#231F20"/>
    </style:style>
    <style:style style:name="T4598" style:parent-style-name="Fonteparág.padrão" style:family="text">
      <style:text-properties fo:color="#231F20" fo:letter-spacing="0.002in"/>
    </style:style>
    <style:style style:name="T4599" style:parent-style-name="Fonteparág.padrão" style:family="text">
      <style:text-properties fo:color="#231F20" fo:letter-spacing="0.0013in"/>
    </style:style>
    <style:style style:name="T4600" style:parent-style-name="Fonteparág.padrão" style:family="text">
      <style:text-properties fo:color="#231F20" fo:letter-spacing="0.002in"/>
    </style:style>
    <style:style style:name="T4601" style:parent-style-name="Fonteparág.padrão" style:family="text">
      <style:text-properties fo:color="#231F20" fo:letter-spacing="0.0013in"/>
    </style:style>
    <style:style style:name="T4602" style:parent-style-name="Fonteparág.padrão" style:family="text">
      <style:text-properties fo:color="#231F20" fo:letter-spacing="0.002in"/>
    </style:style>
    <style:style style:name="T4603" style:parent-style-name="Fonteparág.padrão" style:family="text">
      <style:text-properties fo:color="#231F20"/>
    </style:style>
    <style:style style:name="T4604" style:parent-style-name="Fonteparág.padrão" style:family="text">
      <style:text-properties fo:color="#231F20" fo:letter-spacing="0.002in"/>
    </style:style>
    <style:style style:name="T4605" style:parent-style-name="Fonteparág.padrão" style:family="text">
      <style:text-properties fo:color="#231F20" fo:letter-spacing="0.0013in"/>
    </style:style>
    <style:style style:name="T4606" style:parent-style-name="Fonteparág.padrão" style:family="text">
      <style:text-properties fo:color="#231F20" fo:letter-spacing="0.002in"/>
    </style:style>
    <style:style style:name="T4607" style:parent-style-name="Fonteparág.padrão" style:family="text">
      <style:text-properties fo:color="#231F20"/>
    </style:style>
    <style:style style:name="T4608" style:parent-style-name="Fonteparág.padrão" style:family="text">
      <style:text-properties fo:color="#231F20" fo:letter-spacing="0.0027in"/>
    </style:style>
    <style:style style:name="T4609" style:parent-style-name="Fonteparág.padrão" style:family="text">
      <style:text-properties fo:color="#231F20"/>
    </style:style>
    <style:style style:name="T4610" style:parent-style-name="Fonteparág.padrão" style:family="text">
      <style:text-properties fo:color="#231F20" fo:letter-spacing="0.0013in"/>
    </style:style>
    <style:style style:name="T4611" style:parent-style-name="Fonteparág.padrão" style:family="text">
      <style:text-properties fo:color="#231F20"/>
    </style:style>
    <style:style style:name="T4612" style:parent-style-name="Fonteparág.padrão" style:family="text">
      <style:text-properties fo:color="#231F20" fo:letter-spacing="0.002in"/>
    </style:style>
    <style:style style:name="T4613" style:parent-style-name="Fonteparág.padrão" style:family="text">
      <style:text-properties fo:color="#231F20"/>
    </style:style>
    <style:style style:name="T4614" style:parent-style-name="Fonteparág.padrão" style:family="text">
      <style:text-properties fo:color="#231F20" fo:letter-spacing="0.002in"/>
    </style:style>
    <style:style style:name="T4615" style:parent-style-name="Fonteparág.padrão" style:family="text">
      <style:text-properties fo:color="#231F20"/>
    </style:style>
    <style:style style:name="T4616" style:parent-style-name="Fonteparág.padrão" style:family="text">
      <style:text-properties fo:color="#231F20" fo:letter-spacing="0.002in"/>
    </style:style>
    <style:style style:name="T4617" style:parent-style-name="Fonteparág.padrão" style:family="text">
      <style:text-properties fo:color="#231F20"/>
    </style:style>
    <style:style style:name="T4618" style:parent-style-name="Fonteparág.padrão" style:family="text">
      <style:text-properties fo:color="#231F20" fo:letter-spacing="0.002in"/>
    </style:style>
    <style:style style:name="T4619" style:parent-style-name="Fonteparág.padrão" style:family="text">
      <style:text-properties fo:color="#231F20"/>
    </style:style>
    <style:style style:name="T4620" style:parent-style-name="Fonteparág.padrão" style:family="text">
      <style:text-properties fo:color="#231F20" fo:letter-spacing="0.002in"/>
    </style:style>
    <style:style style:name="T4621" style:parent-style-name="Fonteparág.padrão" style:family="text">
      <style:text-properties fo:color="#231F20"/>
    </style:style>
    <style:style style:name="T4622" style:parent-style-name="Fonteparág.padrão" style:family="text">
      <style:text-properties fo:color="#231F20" fo:letter-spacing="0.0027in"/>
    </style:style>
    <style:style style:name="T4623" style:parent-style-name="Fonteparág.padrão" style:family="text">
      <style:text-properties fo:color="#231F20" fo:letter-spacing="0.002in"/>
    </style:style>
    <style:style style:name="T4624" style:parent-style-name="Fonteparág.padrão" style:family="text">
      <style:text-properties fo:color="#231F20"/>
    </style:style>
    <style:style style:name="T4625" style:parent-style-name="Fonteparág.padrão" style:family="text">
      <style:text-properties fo:color="#231F20" fo:letter-spacing="0.002in"/>
    </style:style>
    <style:style style:name="T4626" style:parent-style-name="Fonteparág.padrão" style:family="text">
      <style:text-properties fo:color="#231F20" fo:letter-spacing="0.0013in"/>
    </style:style>
    <style:style style:name="T4627" style:parent-style-name="Fonteparág.padrão" style:family="text">
      <style:text-properties fo:color="#231F20" fo:letter-spacing="0.002in"/>
    </style:style>
    <style:style style:name="T4628" style:parent-style-name="Fonteparág.padrão" style:family="text">
      <style:text-properties fo:color="#231F20" fo:letter-spacing="-0.0069in"/>
    </style:style>
    <style:style style:name="T4629" style:parent-style-name="Fonteparág.padrão" style:family="text">
      <style:text-properties fo:color="#231F20" fo:letter-spacing="0.0027in"/>
    </style:style>
    <style:style style:name="P4630" style:parent-style-name="Corpodetexto" style:master-page-name="MP62" style:family="paragraph">
      <style:paragraph-properties fo:break-before="page"/>
      <style:text-properties fo:font-size="10pt" style:font-size-asian="10pt"/>
    </style:style>
    <style:style style:name="P4652" style:parent-style-name="Corpodetexto" style:family="paragraph">
      <style:text-properties fo:font-size="10pt" style:font-size-asian="10pt"/>
    </style:style>
    <style:style style:name="P4653" style:parent-style-name="Corpodetexto" style:family="paragraph">
      <style:paragraph-properties fo:margin-top="0.0055in"/>
      <style:text-properties fo:font-size="8.5pt" style:font-size-asian="8.5pt"/>
    </style:style>
    <style:style style:name="S63" style:family="section">
      <style:section-properties fo:margin-left="0in" fo:margin-right="0in" style:writing-mode="lr-tb">
        <style:columns fo:column-count="4">
          <style:column style:rel-width="3921*" fo:start-indent="0in" fo:end-indent="0.0138in"/>
          <style:column style:rel-width="579*" fo:start-indent="0.0138in" fo:end-indent="0.0131in"/>
          <style:column style:rel-width="653*" fo:start-indent="0.0138in" fo:end-indent="0.0131in"/>
          <style:column style:rel-width="4327*" fo:start-indent="0.0138in" fo:end-indent="0in"/>
        </style:columns>
      </style:section-properties>
    </style:style>
    <style:style style:name="P4654" style:parent-style-name="Normal" style:family="paragraph">
      <style:paragraph-properties fo:margin-top="0.1972in" fo:line-height="0.1243in" fo:margin-left="1.3861in">
        <style:tab-stops/>
      </style:paragraph-properties>
    </style:style>
    <style:style style:name="T4655" style:parent-style-name="Fonteparág.padrão" style:family="text">
      <style:text-properties fo:language="en" fo:country="US" style:language-asian="en" style:country-asian="US" style:language-complex="ar" style:country-complex="SA"/>
    </style:style>
    <style:style style:name="T4656" style:parent-style-name="Fonteparág.padrão" style:family="text">
      <style:text-properties fo:language="en" fo:country="US" style:language-asian="en" style:country-asian="US" style:language-complex="ar" style:country-complex="SA"/>
    </style:style>
    <style:style style:name="P4657" style:parent-style-name="Normal" style:family="paragraph">
      <style:paragraph-properties fo:line-height="0.2055in"/>
    </style:style>
    <style:style style:name="T4658" style:parent-style-name="Fonteparág.padrão" style:family="text">
      <style:text-properties style:font-name="Palatino Linotype" fo:font-style="italic" style:font-style-asian="italic" fo:color="#C9302E" style:text-scale="95%"/>
    </style:style>
    <style:style style:name="T4659" style:parent-style-name="Fonteparág.padrão" style:family="text">
      <style:text-properties style:font-name="Palatino Linotype" fo:font-style="italic" style:font-style-asian="italic" fo:color="#C9302E" style:text-scale="95%" style:text-position="4.5% 100%"/>
    </style:style>
    <style:style style:name="T4660" style:parent-style-name="Fonteparág.padrão" style:family="text">
      <style:text-properties fo:language="en" fo:country="US" style:language-asian="en" style:country-asian="US" style:language-complex="ar" style:country-complex="SA"/>
    </style:style>
    <style:style style:name="P4661" style:parent-style-name="Normal" style:family="paragraph">
      <style:paragraph-properties fo:line-height="0.2055in"/>
    </style:style>
    <style:style style:name="T4662" style:parent-style-name="Fonteparág.padrão" style:family="text">
      <style:text-properties style:font-name="Palatino Linotype" fo:font-style="italic" style:font-style-asian="italic" fo:color="#C9302E" style:text-scale="95%"/>
    </style:style>
    <style:style style:name="T4663" style:parent-style-name="Fonteparág.padrão" style:family="text">
      <style:text-properties style:font-name="Palatino Linotype" fo:font-style="italic" style:font-style-asian="italic" fo:color="#C9302E" style:text-scale="95%" style:text-position="4.5% 100%"/>
    </style:style>
    <style:style style:name="T4664" style:parent-style-name="Fonteparág.padrão" style:family="text">
      <style:text-properties style:font-name="Palatino Linotype" fo:font-style="italic" style:font-style-asian="italic" fo:color="#C9302E" style:text-position="-27.2% 100%" fo:language="en" fo:country="US"/>
    </style:style>
    <style:style style:name="T4665" style:parent-style-name="Fonteparág.padrão" style:family="text">
      <style:text-properties style:font-name="Palatino Linotype" fo:font-style="italic" style:font-style-asian="italic" fo:color="#C9302E" fo:font-size="6.5pt" style:font-size-asian="6.5pt" fo:language="en" fo:country="US"/>
    </style:style>
    <style:style style:name="T4666" style:parent-style-name="Fonteparág.padrão" style:family="text">
      <style:text-properties style:font-name="Palatino Linotype" fo:font-style="italic" style:font-style-asian="italic" fo:color="#C9302E" style:text-position="55.5% 100%" fo:font-size="4.5pt" style:font-size-asian="4.5pt" fo:language="en" fo:country="US"/>
    </style:style>
    <style:style style:name="T4667" style:parent-style-name="Fonteparág.padrão" style:family="text">
      <style:text-properties style:font-name="Palatino Linotype" fo:font-style="italic" style:font-style-asian="italic" fo:color="#C9302E" style:text-position="-31.8% 100%" fo:language="en" fo:country="US"/>
    </style:style>
    <style:style style:name="T4668" style:parent-style-name="Fonteparág.padrão" style:family="text">
      <style:text-properties style:font-name="Palatino Linotype" fo:font-style="italic" style:font-style-asian="italic" fo:color="#C9302E" style:text-position="-27.2% 100%" fo:language="en" fo:country="US"/>
    </style:style>
    <style:style style:name="T4669" style:parent-style-name="Fonteparág.padrão" style:family="text">
      <style:text-properties style:font-name="Palatino Linotype" fo:font-style="italic" style:font-style-asian="italic" fo:color="#C9302E" fo:font-size="6.5pt" style:font-size-asian="6.5pt" fo:language="en" fo:country="US"/>
    </style:style>
    <style:style style:name="T4670" style:parent-style-name="Fonteparág.padrão" style:family="text">
      <style:text-properties style:font-name="Times New Roman" fo:color="#C9302E" style:text-position="-36.3% 100%" fo:font-size="12pt" style:font-size-asian="12pt" fo:language="en" fo:country="US"/>
    </style:style>
    <style:style style:name="T4671" style:parent-style-name="Fonteparág.padrão" style:family="text">
      <style:text-properties style:font-name="Palatino Linotype" fo:font-style="italic" style:font-style-asian="italic" fo:color="#C9302E" style:text-position="-27.2% 100%" fo:language="en" fo:country="US"/>
    </style:style>
    <style:style style:name="T4672" style:parent-style-name="Fonteparág.padrão" style:family="text">
      <style:text-properties style:font-name="Palatino Linotype" fo:font-style="italic" style:font-style-asian="italic" fo:color="#C9302E" fo:font-size="6.5pt" style:font-size-asian="6.5pt" fo:language="en" fo:country="US"/>
    </style:style>
    <style:style style:name="T4673" style:parent-style-name="Fonteparág.padrão" style:family="text">
      <style:text-properties style:font-name="Times New Roman" fo:color="#C9302E" style:text-position="-36.3% 100%" fo:font-size="12pt" style:font-size-asian="12pt" fo:language="en" fo:country="US"/>
    </style:style>
    <style:style style:name="P4674" style:parent-style-name="Normal" style:family="paragraph">
      <style:paragraph-properties fo:break-before="column" fo:margin-top="0.0965in" fo:line-height="83%" fo:margin-left="0.2083in" fo:margin-right="-0.0027in" fo:text-indent="0.0013in">
        <style:tab-stops/>
      </style:paragraph-properties>
    </style:style>
    <style:style style:name="T4675" style:parent-style-name="Fonteparág.padrão" style:family="text">
      <style:text-properties style:font-name="Palatino Linotype" fo:font-style="italic" style:font-style-asian="italic" fo:color="#C9302E" fo:font-size="6.5pt" style:font-size-asian="6.5pt" fo:language="en" fo:country="US"/>
    </style:style>
    <style:style style:name="P4676" style:parent-style-name="Título1" style:family="paragraph">
      <style:paragraph-properties fo:break-before="column" fo:margin-top="0.0951in" fo:line-height="45%" fo:margin-left="-0.0027in">
        <style:tab-stops/>
      </style:paragraph-properties>
    </style:style>
    <style:style style:name="T4677" style:parent-style-name="Fonteparág.padrão" style:family="text">
      <style:text-properties fo:color="#C9302E"/>
    </style:style>
    <style:style style:name="T4678" style:parent-style-name="Fonteparág.padrão" style:family="text">
      <style:text-properties fo:color="#C9302E" style:text-position="8.3% 100%"/>
    </style:style>
    <style:style style:name="T4679" style:parent-style-name="Fonteparág.padrão" style:family="text">
      <style:text-properties fo:color="#C9302E" fo:letter-spacing="-0.0125in" style:text-position="-70.8% 100%"/>
    </style:style>
    <style:style style:name="P4680" style:parent-style-name="Normal" style:family="paragraph">
      <style:paragraph-properties fo:break-before="column" fo:margin-top="0.0763in" fo:line-height="0.1118in" fo:margin-left="0.15in">
        <style:tab-stops/>
      </style:paragraph-properties>
    </style:style>
    <style:style style:name="T4681" style:parent-style-name="Fonteparág.padrão" style:family="text">
      <style:text-properties style:font-name="Palatino Linotype" fo:font-style="italic" style:font-style-asian="italic" fo:color="#C9302E" style:text-scale="110%" fo:font-size="6.5pt" style:font-size-asian="6.5pt"/>
    </style:style>
    <style:style style:name="P4682" style:parent-style-name="Normal" style:family="paragraph">
      <style:paragraph-properties fo:margin-top="0.018in" fo:line-height="58%" fo:margin-left="0.152in">
        <style:tab-stops/>
      </style:paragraph-properties>
    </style:style>
    <style:style style:name="T4683" style:parent-style-name="Fonteparág.padrão" style:family="text">
      <style:text-properties fo:language="en" fo:country="US" style:language-asian="en" style:country-asian="US" style:language-complex="ar" style:country-complex="SA"/>
    </style:style>
    <style:style style:name="P4684" style:parent-style-name="Normal" style:family="paragraph">
      <style:paragraph-properties fo:line-height="0.1986in"/>
    </style:style>
    <style:style style:name="T4685" style:parent-style-name="Fonteparág.padrão" style:family="text">
      <style:text-properties style:font-name="Palatino Linotype" fo:font-style="italic" style:font-style-asian="italic" fo:color="#C9302E" style:text-scale="91%"/>
    </style:style>
    <style:style style:name="T4686" style:parent-style-name="Fonteparág.padrão" style:family="text">
      <style:text-properties style:font-name="Palatino Linotype" fo:font-style="italic" style:font-style-asian="italic" fo:color="#C9302E" fo:font-size="6.5pt" style:font-size-asian="6.5pt"/>
    </style:style>
    <style:style style:name="T4687" style:parent-style-name="Fonteparág.padrão" style:family="text">
      <style:text-properties fo:color="#231F20" style:text-position="-38.8% 100%" fo:font-size="9pt" style:font-size-asian="9pt"/>
    </style:style>
    <style:style style:name="P4688" style:parent-style-name="Corpodetexto" style:family="paragraph">
      <style:paragraph-properties fo:line-height="0.0138in" fo:margin-left="-0.0013in">
        <style:tab-stops/>
      </style:paragraph-properties>
    </style:style>
    <style:style style:name="T4689" style:parent-style-name="Fonteparág.padrão" style:family="text">
      <style:text-properties fo:font-size="1pt" style:font-size-asian="1pt" fo:language="en" fo:country="US" style:language-asian="en" style:country-asian="US" style:language-complex="ar" style:country-complex="SA"/>
    </style:style>
    <style:style style:name="S64" style:family="section">
      <style:section-properties fo:margin-left="0in" fo:margin-right="0in" style:writing-mode="lr-tb">
        <style:columns fo:column-count="3">
          <style:column style:rel-width="1337*" fo:start-indent="0in" fo:end-indent="0.4972in"/>
          <style:column style:rel-width="3576*" fo:start-indent="0.4972in" fo:end-indent="0.2708in"/>
          <style:column style:rel-width="4567*" fo:start-indent="0.2715in" fo:end-indent="0in"/>
        </style:columns>
      </style:section-properties>
    </style:style>
    <style:style style:name="P4690" style:parent-style-name="Corpodetexto" style:family="paragraph">
      <style:text-properties fo:font-size="10pt" style:font-size-asian="10pt"/>
    </style:style>
    <style:style style:name="P4691" style:parent-style-name="Corpodetexto" style:family="paragraph">
      <style:paragraph-properties fo:margin-top="0.0055in"/>
      <style:text-properties fo:font-size="12.5pt" style:font-size-asian="12.5pt"/>
    </style:style>
    <style:style style:name="P4692" style:parent-style-name="Corpodetexto" style:family="paragraph">
      <style:paragraph-properties fo:margin-left="0.0812in">
        <style:tab-stops/>
      </style:paragraph-properties>
    </style:style>
    <style:style style:name="T4693" style:parent-style-name="Fonteparág.padrão" style:family="text">
      <style:text-properties fo:language="en" fo:country="US" style:language-asian="en" style:country-asian="US" style:language-complex="ar" style:country-complex="SA"/>
    </style:style>
    <style:style style:name="P4694" style:parent-style-name="Normal" style:family="paragraph">
      <style:paragraph-properties fo:line-height="0.2145in">
        <style:tab-stops>
          <style:tab-stop style:type="left" style:position="0.5201in"/>
        </style:tab-stops>
      </style:paragraph-properties>
    </style:style>
    <style:style style:name="T4695" style:parent-style-name="Fonteparág.padrão" style:family="text">
      <style:text-properties style:font-name="Times New Roman" fo:color="#C9302E" fo:font-size="12pt" style:font-size-asian="12pt"/>
    </style:style>
    <style:style style:name="T4696" style:parent-style-name="Fonteparág.padrão" style:family="text">
      <style:text-properties style:font-name="Times New Roman" fo:color="#C9302E" fo:letter-spacing="-0.0138in" fo:font-size="12pt" style:font-size-asian="12pt"/>
    </style:style>
    <style:style style:name="T4697" style:parent-style-name="Fonteparág.padrão" style:family="text">
      <style:text-properties style:font-name="Times New Roman" fo:color="#C9302E" fo:font-size="12pt" style:font-size-asian="12pt"/>
    </style:style>
    <style:style style:name="T4698" style:parent-style-name="Fonteparág.padrão" style:family="text">
      <style:text-properties style:font-name="Times New Roman" fo:color="#C9302E" style:text-position="9% 100%" fo:font-size="12pt" style:font-size-asian="12pt"/>
    </style:style>
    <style:style style:name="T4699" style:parent-style-name="Fonteparág.padrão" style:family="text">
      <style:text-properties style:font-name="Times New Roman" fo:color="#C9302E" style:text-position="9% 100%" fo:font-size="12pt" style:font-size-asian="12pt"/>
    </style:style>
    <style:style style:name="T4700" style:parent-style-name="Fonteparág.padrão" style:family="text">
      <style:text-properties style:font-name="Palatino Linotype" fo:font-style="italic" style:font-style-asian="italic" fo:color="#C9302E" fo:letter-spacing="-0.0138in" style:text-position="13.6% 100%"/>
    </style:style>
    <style:style style:name="T4701" style:parent-style-name="Fonteparág.padrão" style:family="text">
      <style:text-properties fo:color="#231F20"/>
    </style:style>
    <style:style style:name="P4702" style:parent-style-name="Normal" style:family="paragraph">
      <style:paragraph-properties fo:break-before="column" fo:line-height="78%" fo:margin-left="0.0812in">
        <style:tab-stops>
          <style:tab-stop style:type="left" style:position="0.4527in"/>
          <style:tab-stop style:type="left" style:position="0.9055in"/>
          <style:tab-stop style:type="left" style:position="1.4416in"/>
        </style:tab-stops>
      </style:paragraph-properties>
    </style:style>
    <style:style style:name="T4703" style:parent-style-name="Fonteparág.padrão" style:family="text">
      <style:text-properties style:font-name="Palatino Linotype" fo:font-style="italic" style:font-style-asian="italic" fo:color="#C9302E" fo:font-size="6.5pt" style:font-size-asian="6.5pt"/>
    </style:style>
    <style:style style:name="T4704" style:parent-style-name="Fonteparág.padrão" style:family="text">
      <style:text-properties style:font-name="Palatino Linotype" fo:font-style="italic" style:font-style-asian="italic" fo:color="#C9302E" fo:font-size="6.5pt" style:font-size-asian="6.5pt"/>
    </style:style>
    <style:style style:name="T4705" style:parent-style-name="Fonteparág.padrão" style:family="text">
      <style:text-properties style:font-name="Palatino Linotype" fo:font-style="italic" style:font-style-asian="italic" fo:color="#C9302E" fo:font-size="6.5pt" style:font-size-asian="6.5pt"/>
    </style:style>
    <style:style style:name="T4706" style:parent-style-name="Fonteparág.padrão" style:family="text">
      <style:text-properties style:font-name="Palatino Linotype" fo:font-style="italic" style:font-style-asian="italic" fo:color="#C9302E" fo:font-size="6.5pt" style:font-size-asian="6.5pt"/>
    </style:style>
    <style:style style:name="T4707" style:parent-style-name="Fonteparág.padrão" style:family="text">
      <style:text-properties style:font-name="Palatino Linotype" fo:font-style="italic" style:font-style-asian="italic" fo:color="#C9302E" style:text-position="-38.4% 100%" fo:font-size="6.5pt" style:font-size-asian="6.5pt"/>
    </style:style>
    <style:style style:name="P4708" style:parent-style-name="Normal" style:family="paragraph">
      <style:paragraph-properties fo:text-align="end" fo:line-height="0.1138in" fo:margin-right="0.0263in"/>
    </style:style>
    <style:style style:name="T4709" style:parent-style-name="Fonteparág.padrão" style:family="text">
      <style:text-properties style:font-name="Palatino Linotype" fo:font-style="italic" style:font-style-asian="italic" fo:color="#C9302E" fo:font-size="6.5pt" style:font-size-asian="6.5pt"/>
    </style:style>
    <style:style style:name="P4710" style:parent-style-name="Normal" style:family="paragraph">
      <style:paragraph-properties fo:break-before="column" fo:margin-top="0.0347in" fo:line-height="83%" fo:margin-left="0.0812in" fo:margin-right="2.6in" fo:text-indent="0.0013in">
        <style:tab-stops/>
      </style:paragraph-properties>
    </style:style>
    <style:style style:name="T4711" style:parent-style-name="Fonteparág.padrão" style:family="text">
      <style:text-properties style:font-name="Palatino Linotype" fo:font-style="italic" style:font-style-asian="italic" fo:color="#C9302E" fo:font-size="6.5pt" style:font-size-asian="6.5pt"/>
    </style:style>
    <style:style style:name="S65" style:family="section">
      <style:section-properties fo:margin-left="0in" fo:margin-right="0in" style:writing-mode="lr-tb"/>
    </style:style>
    <style:style style:name="P4712" style:parent-style-name="Corpodetexto" style:family="paragraph">
      <style:paragraph-properties fo:margin-top="0.0756in" fo:line-height="0.1881in" fo:margin-left="0.0868in">
        <style:tab-stops>
          <style:tab-stop style:type="left" style:position="0.3583in"/>
        </style:tab-stops>
      </style:paragraph-properties>
    </style:style>
    <style:style style:name="T4713" style:parent-style-name="Fonteparág.padrão" style:family="text">
      <style:text-properties fo:language="en" fo:country="US" style:language-asian="en" style:country-asian="US" style:language-complex="ar" style:country-complex="SA"/>
    </style:style>
    <style:style style:name="P4714" style:parent-style-name="Normal" style:family="paragraph">
      <style:paragraph-properties fo:line-height="0.1159in"/>
    </style:style>
    <style:style style:name="T4715" style:parent-style-name="Fonteparág.padrão" style:family="text">
      <style:text-properties style:font-name="Palatino Linotype" fo:font-style="italic" style:font-style-asian="italic" fo:color="#C9302E" fo:font-size="6.5pt" style:font-size-asian="6.5pt"/>
    </style:style>
    <style:style style:name="T4716" style:parent-style-name="Fonteparág.padrão" style:family="text">
      <style:text-properties style:font-name="Palatino Linotype" fo:font-style="italic" style:font-style-asian="italic" fo:color="#C9302E" fo:font-size="11pt" style:font-size-asian="11pt"/>
    </style:style>
    <style:style style:name="T4717" style:parent-style-name="Fonteparág.padrão" style:family="text">
      <style:text-properties style:font-name="Palatino Linotype" fo:font-style="italic" style:font-style-asian="italic" fo:color="#C9302E" fo:letter-spacing="-0.0173in" fo:font-size="11pt" style:font-size-asian="11pt"/>
    </style:style>
    <style:style style:name="T4718" style:parent-style-name="Fonteparág.padrão" style:family="text">
      <style:text-properties style:font-name="Palatino Linotype" fo:font-style="italic" style:font-style-asian="italic" fo:color="#C9302E" style:text-position="61.5% 100%" fo:font-size="6.5pt" style:font-size-asian="6.5pt"/>
    </style:style>
    <style:style style:name="T4719" style:parent-style-name="Fonteparág.padrão" style:family="text">
      <style:text-properties style:font-name="Palatino Linotype" fo:font-style="italic" style:font-style-asian="italic" fo:color="#C9302E" style:text-position="133.3% 100%" fo:font-size="4.5pt" style:font-size-asian="4.5pt"/>
    </style:style>
    <style:style style:name="T4720" style:parent-style-name="Fonteparág.padrão" style:family="text">
      <style:text-properties style:font-name="Palatino Linotype" fo:font-style="italic" style:font-style-asian="italic" fo:color="#C9302E" style:text-position="133.3% 100%" fo:font-size="4.5pt" style:font-size-asian="4.5pt"/>
    </style:style>
    <style:style style:name="T4721" style:parent-style-name="Fonteparág.padrão" style:family="text">
      <style:text-properties fo:color="#231F20"/>
    </style:style>
    <style:style style:name="T4722" style:parent-style-name="Fonteparág.padrão" style:family="text">
      <style:text-properties fo:color="#231F20" fo:letter-spacing="0.0125in"/>
    </style:style>
    <style:style style:name="T4723" style:parent-style-name="Fonteparág.padrão" style:family="text">
      <style:text-properties fo:color="#231F20"/>
    </style:style>
    <style:style style:name="T4724" style:parent-style-name="Fonteparág.padrão" style:family="text">
      <style:text-properties fo:color="#231F20" fo:letter-spacing="0.0125in"/>
    </style:style>
    <style:style style:name="T4725" style:parent-style-name="Fonteparág.padrão" style:family="text">
      <style:text-properties fo:color="#231F20" fo:letter-spacing="0.002in"/>
    </style:style>
    <style:style style:name="T4726" style:parent-style-name="Fonteparág.padrão" style:family="text">
      <style:text-properties fo:color="#231F20" fo:letter-spacing="0.0125in"/>
    </style:style>
    <style:style style:name="T4727" style:parent-style-name="Fonteparág.padrão" style:family="text">
      <style:text-properties fo:color="#231F20" fo:letter-spacing="0.002in"/>
    </style:style>
    <style:style style:name="T4728" style:parent-style-name="Fonteparág.padrão" style:family="text">
      <style:text-properties fo:color="#231F20" fo:letter-spacing="0.0125in"/>
    </style:style>
    <style:style style:name="T4729" style:parent-style-name="Fonteparág.padrão" style:family="text">
      <style:text-properties fo:color="#231F20"/>
    </style:style>
    <style:style style:name="T4730" style:parent-style-name="Fonteparág.padrão" style:family="text">
      <style:text-properties fo:color="#231F20" fo:letter-spacing="0.0125in"/>
    </style:style>
    <style:style style:name="T4731" style:parent-style-name="Fonteparág.padrão" style:family="text">
      <style:text-properties fo:color="#231F20" fo:letter-spacing="0.002in"/>
    </style:style>
    <style:style style:name="T4732" style:parent-style-name="Fonteparág.padrão" style:family="text">
      <style:text-properties fo:color="#231F20" fo:letter-spacing="0.0125in"/>
    </style:style>
    <style:style style:name="T4733" style:parent-style-name="Fonteparág.padrão" style:family="text">
      <style:text-properties style:font-name="Palatino Linotype" fo:font-style="italic" style:font-style-asian="italic" fo:color="#C9302E" fo:font-size="11pt" style:font-size-asian="11pt"/>
    </style:style>
    <style:style style:name="T4734" style:parent-style-name="Fonteparág.padrão" style:family="text">
      <style:text-properties style:font-name="Palatino Linotype" fo:font-style="italic" style:font-style-asian="italic" fo:color="#C9302E" fo:letter-spacing="0.0131in" fo:font-size="11pt" style:font-size-asian="11pt"/>
    </style:style>
    <style:style style:name="T4735" style:parent-style-name="Fonteparág.padrão" style:family="text">
      <style:text-properties fo:color="#231F20"/>
    </style:style>
    <style:style style:name="T4736" style:parent-style-name="Fonteparág.padrão" style:family="text">
      <style:text-properties fo:color="#231F20" fo:letter-spacing="0.0131in"/>
    </style:style>
    <style:style style:name="T4737" style:parent-style-name="Fonteparág.padrão" style:family="text">
      <style:text-properties fo:color="#231F20" fo:letter-spacing="0.002in"/>
    </style:style>
    <style:style style:name="T4738" style:parent-style-name="Fonteparág.padrão" style:family="text">
      <style:text-properties fo:color="#231F20" fo:letter-spacing="0.0125in"/>
    </style:style>
    <style:style style:name="T4739" style:parent-style-name="Fonteparág.padrão" style:family="text">
      <style:text-properties style:font-name="Palatino Linotype" fo:font-style="italic" style:font-style-asian="italic" fo:color="#C9302E" fo:font-size="11pt" style:font-size-asian="11pt"/>
    </style:style>
    <style:style style:name="T4740" style:parent-style-name="Fonteparág.padrão" style:family="text">
      <style:text-properties style:font-name="Palatino Linotype" fo:font-style="italic" style:font-style-asian="italic" fo:color="#C9302E" fo:letter-spacing="0.0131in" fo:font-size="11pt" style:font-size-asian="11pt"/>
    </style:style>
    <style:style style:name="T4741" style:parent-style-name="Fonteparág.padrão" style:family="text">
      <style:text-properties fo:color="#231F20" fo:letter-spacing="0.002in"/>
    </style:style>
    <style:style style:name="T4742" style:parent-style-name="Fonteparág.padrão" style:family="text">
      <style:text-properties fo:color="#231F20" fo:letter-spacing="0.0125in"/>
    </style:style>
    <style:style style:name="T4743" style:parent-style-name="Fonteparág.padrão" style:family="text">
      <style:text-properties fo:color="#231F20"/>
    </style:style>
    <style:style style:name="T4744" style:parent-style-name="Fonteparág.padrão" style:family="text">
      <style:text-properties fo:color="#231F20" fo:letter-spacing="0.0125in"/>
    </style:style>
    <style:style style:name="T4745" style:parent-style-name="Fonteparág.padrão" style:family="text">
      <style:text-properties fo:color="#231F20" fo:letter-spacing="0.002in"/>
    </style:style>
    <style:style style:name="T4746" style:parent-style-name="Fonteparág.padrão" style:family="text">
      <style:text-properties fo:color="#231F20" fo:letter-spacing="0.0125in"/>
    </style:style>
    <style:style style:name="T4747" style:parent-style-name="Fonteparág.padrão" style:family="text">
      <style:text-properties style:font-name="Palatino Linotype" fo:font-style="italic" style:font-style-asian="italic" fo:color="#C9302E" fo:font-size="11pt" style:font-size-asian="11pt"/>
    </style:style>
    <style:style style:name="T4748" style:parent-style-name="Fonteparág.padrão" style:family="text">
      <style:text-properties style:font-name="Palatino Linotype" fo:font-style="italic" style:font-style-asian="italic" fo:color="#C9302E" fo:letter-spacing="0.0131in" fo:font-size="11pt" style:font-size-asian="11pt"/>
    </style:style>
    <style:style style:name="T4749" style:parent-style-name="Fonteparág.padrão" style:family="text">
      <style:text-properties fo:color="#231F20"/>
    </style:style>
    <style:style style:name="T4750" style:parent-style-name="Fonteparág.padrão" style:family="text">
      <style:text-properties fo:color="#231F20" fo:letter-spacing="0.0125in"/>
    </style:style>
    <style:style style:name="T4751" style:parent-style-name="Fonteparág.padrão" style:family="text">
      <style:text-properties fo:color="#231F20" fo:letter-spacing="0.002in"/>
    </style:style>
    <style:style style:name="T4752" style:parent-style-name="Fonteparág.padrão" style:family="text">
      <style:text-properties fo:color="#231F20" fo:letter-spacing="0.0125in"/>
    </style:style>
    <style:style style:name="T4753" style:parent-style-name="Fonteparág.padrão" style:family="text">
      <style:text-properties style:font-name="Palatino Linotype" fo:font-style="italic" style:font-style-asian="italic" fo:color="#C9302E" fo:font-size="11pt" style:font-size-asian="11pt"/>
    </style:style>
    <style:style style:name="T4754" style:parent-style-name="Fonteparág.padrão" style:family="text">
      <style:text-properties style:font-name="Palatino Linotype" fo:font-style="italic" style:font-style-asian="italic" fo:color="#C9302E" fo:letter-spacing="0.0131in" fo:font-size="11pt" style:font-size-asian="11pt"/>
    </style:style>
    <style:style style:name="T4755" style:parent-style-name="Fonteparág.padrão" style:family="text">
      <style:text-properties fo:color="#231F20"/>
    </style:style>
    <style:style style:name="P4756" style:parent-style-name="Corpodetexto" style:family="paragraph">
      <style:paragraph-properties fo:line-height="0.1986in" fo:margin-left="0.4451in">
        <style:tab-stops/>
      </style:paragraph-properties>
    </style:style>
    <style:style style:name="T4757" style:parent-style-name="Fonteparág.padrão" style:family="text">
      <style:text-properties fo:color="#231F20"/>
    </style:style>
    <style:style style:name="T4758" style:parent-style-name="Fonteparág.padrão" style:family="text">
      <style:text-properties style:font-name="Palatino Linotype" fo:font-style="italic" style:font-style-asian="italic" fo:color="#C9302E" fo:font-size="11pt" style:font-size-asian="11pt"/>
    </style:style>
    <style:style style:name="T4759" style:parent-style-name="Fonteparág.padrão" style:family="text">
      <style:text-properties fo:color="#231F20"/>
    </style:style>
    <style:style style:name="T4760" style:parent-style-name="Fonteparág.padrão" style:family="text">
      <style:text-properties style:font-name="Palatino Linotype" fo:font-style="italic" style:font-style-asian="italic" fo:color="#C9302E" fo:font-size="11pt" style:font-size-asian="11pt"/>
    </style:style>
    <style:style style:name="T4761" style:parent-style-name="Fonteparág.padrão" style:family="text">
      <style:text-properties fo:color="#231F20"/>
    </style:style>
    <style:style style:name="P4762" style:parent-style-name="Corpodetexto" style:family="paragraph">
      <style:paragraph-properties fo:margin-top="0.0263in" fo:line-height="0.1881in" fo:margin-left="0.0868in">
        <style:tab-stops/>
      </style:paragraph-properties>
    </style:style>
    <style:style style:name="T4763" style:parent-style-name="Fonteparág.padrão" style:family="text">
      <style:text-properties fo:language="en" fo:country="US" style:language-asian="en" style:country-asian="US" style:language-complex="ar" style:country-complex="SA"/>
    </style:style>
    <style:style style:name="P4764" style:parent-style-name="Normal" style:family="paragraph">
      <style:paragraph-properties fo:line-height="0.1159in"/>
    </style:style>
    <style:style style:name="T4765" style:parent-style-name="Fonteparág.padrão" style:family="text">
      <style:text-properties style:font-name="Palatino Linotype" fo:font-style="italic" style:font-style-asian="italic" fo:color="#C9302E" fo:font-size="6.5pt" style:font-size-asian="6.5pt"/>
    </style:style>
    <style:style style:name="T4766" style:parent-style-name="Fonteparág.padrão" style:family="text">
      <style:text-properties style:font-name="Palatino Linotype" fo:font-style="italic" style:font-style-asian="italic" fo:color="#C9302E" fo:font-size="11pt" style:font-size-asian="11pt"/>
    </style:style>
    <style:style style:name="T4767" style:parent-style-name="Fonteparág.padrão" style:family="text">
      <style:text-properties style:font-name="Palatino Linotype" fo:font-style="italic" style:font-style-asian="italic" fo:color="#C9302E" style:text-position="61.5% 100%" fo:font-size="6.5pt" style:font-size-asian="6.5pt"/>
    </style:style>
    <style:style style:name="T4768" style:parent-style-name="Fonteparág.padrão" style:family="text">
      <style:text-properties fo:color="#231F20"/>
    </style:style>
    <style:style style:name="T4769" style:parent-style-name="Fonteparág.padrão" style:family="text">
      <style:text-properties style:font-name="Palatino Linotype" fo:font-style="italic" style:font-style-asian="italic" fo:color="#C9302E" fo:font-size="11pt" style:font-size-asian="11pt"/>
    </style:style>
    <style:style style:name="T4770" style:parent-style-name="Fonteparág.padrão" style:family="text">
      <style:text-properties fo:color="#231F20"/>
    </style:style>
    <style:style style:name="T4771" style:parent-style-name="Fonteparág.padrão" style:family="text">
      <style:text-properties style:font-name="Palatino Linotype" fo:font-style="italic" style:font-style-asian="italic" fo:color="#C9302E" fo:font-size="11pt" style:font-size-asian="11pt"/>
    </style:style>
    <style:style style:name="P4772" style:parent-style-name="Corpodetexto" style:family="paragraph">
      <style:paragraph-properties fo:line-height="0.1993in" fo:margin-left="0.4451in">
        <style:tab-stops/>
      </style:paragraph-properties>
    </style:style>
    <style:style style:name="T4773" style:parent-style-name="Fonteparág.padrão" style:family="text">
      <style:text-properties fo:color="#231F20"/>
    </style:style>
    <style:style style:name="T4774" style:parent-style-name="Fonteparág.padrão" style:family="text">
      <style:text-properties style:font-name="Palatino Linotype" fo:font-style="italic" style:font-style-asian="italic" fo:color="#C9302E" fo:font-size="11pt" style:font-size-asian="11pt"/>
    </style:style>
    <style:style style:name="T4775" style:parent-style-name="Fonteparág.padrão" style:family="text">
      <style:text-properties fo:color="#231F20"/>
    </style:style>
    <style:style style:name="T4776" style:parent-style-name="Fonteparág.padrão" style:family="text">
      <style:text-properties style:font-name="Palatino Linotype" fo:font-style="italic" style:font-style-asian="italic" fo:color="#C9302E" fo:font-size="11pt" style:font-size-asian="11pt"/>
    </style:style>
    <style:style style:name="T4777" style:parent-style-name="Fonteparág.padrão" style:family="text">
      <style:text-properties fo:color="#231F20"/>
    </style:style>
    <style:style style:name="P4778" style:parent-style-name="Normal" style:family="paragraph">
      <style:paragraph-properties fo:margin-top="0.0243in" fo:margin-left="0.0868in">
        <style:tab-stops/>
      </style:paragraph-properties>
    </style:style>
    <style:style style:name="T4779" style:parent-style-name="Fonteparág.padrão" style:family="text">
      <style:text-properties fo:language="en" fo:country="US" style:language-asian="en" style:country-asian="US" style:language-complex="ar" style:country-complex="SA"/>
    </style:style>
    <style:style style:name="P4780" style:parent-style-name="Normal" style:family="paragraph">
      <style:paragraph-properties fo:line-height="0.1159in"/>
    </style:style>
    <style:style style:name="T4781" style:parent-style-name="Fonteparág.padrão" style:family="text">
      <style:text-properties style:font-name="Palatino Linotype" fo:font-style="italic" style:font-style-asian="italic" fo:color="#C9302E" fo:font-size="6.5pt" style:font-size-asian="6.5pt"/>
    </style:style>
    <style:style style:name="T4782" style:parent-style-name="Fonteparág.padrão" style:family="text">
      <style:text-properties style:font-name="Palatino Linotype" fo:font-style="italic" style:font-style-asian="italic" fo:color="#C9302E" fo:letter-spacing="0.0173in" style:text-scale="92%"/>
    </style:style>
    <style:style style:name="T4783" style:parent-style-name="Fonteparág.padrão" style:family="text">
      <style:text-properties style:font-name="Palatino Linotype" fo:font-style="italic" style:font-style-asian="italic" fo:color="#C9302E" fo:letter-spacing="-0.0062in" style:text-scale="99%" style:text-position="69.2% 100%" fo:font-size="6.5pt" style:font-size-asian="6.5pt"/>
    </style:style>
    <style:style style:name="T4784" style:parent-style-name="Fonteparág.padrão" style:family="text">
      <style:text-properties style:font-name="Palatino Linotype" fo:font-style="italic" style:font-style-asian="italic" fo:color="#C9302E" fo:letter-spacing="0.0034in" style:text-scale="99%" style:text-position="69.2% 100%" fo:font-size="6.5pt" style:font-size-asian="6.5pt"/>
    </style:style>
    <style:style style:name="T4785" style:parent-style-name="Fonteparág.padrão" style:family="text">
      <style:text-properties style:font-name="Palatino Linotype" fo:font-style="italic" style:font-style-asian="italic" fo:color="#C9302E" fo:letter-spacing="0.0083in" style:text-scale="97%" style:text-position="69.2% 100%" fo:font-size="6.5pt" style:font-size-asian="6.5pt"/>
    </style:style>
    <style:style style:name="T4786" style:parent-style-name="Fonteparág.padrão" style:family="text">
      <style:text-properties style:font-name="Palatino Linotype" fo:font-style="italic" style:font-style-asian="italic" fo:color="#C9302E" style:text-scale="114%" style:text-position="155.5% 100%" fo:font-size="4.5pt" style:font-size-asian="4.5pt"/>
    </style:style>
    <style:style style:name="T4787" style:parent-style-name="Fonteparág.padrão" style:family="text">
      <style:text-properties style:font-name="Palatino Linotype" fo:font-style="italic" style:font-style-asian="italic" fo:color="#C9302E" style:text-position="155.5% 100%" fo:font-size="4.5pt" style:font-size-asian="4.5pt"/>
    </style:style>
    <style:style style:name="T4788" style:parent-style-name="Fonteparág.padrão" style:family="text">
      <style:text-properties style:font-name="Palatino Linotype" fo:font-style="italic" style:font-style-asian="italic" fo:color="#C9302E" fo:letter-spacing="-0.002in" style:text-position="155.5% 100%" fo:font-size="4.5pt" style:font-size-asian="4.5pt"/>
    </style:style>
    <style:style style:name="T4789" style:parent-style-name="Fonteparág.padrão" style:family="text">
      <style:text-properties fo:color="#231F20" style:text-scale="94%" fo:font-size="9pt" style:font-size-asian="9pt"/>
    </style:style>
    <style:style style:name="T4790" style:parent-style-name="Fonteparág.padrão" style:family="text">
      <style:text-properties fo:color="#231F20" fo:letter-spacing="-0.0027in" fo:font-size="9pt" style:font-size-asian="9pt"/>
    </style:style>
    <style:style style:name="T4791" style:parent-style-name="Fonteparág.padrão" style:family="text">
      <style:text-properties fo:color="#231F20" style:text-scale="102%" fo:font-size="9pt" style:font-size-asian="9pt"/>
    </style:style>
    <style:style style:name="T4792" style:parent-style-name="Fonteparág.padrão" style:family="text">
      <style:text-properties fo:color="#231F20" fo:letter-spacing="-0.0027in" fo:font-size="9pt" style:font-size-asian="9pt"/>
    </style:style>
    <style:style style:name="T4793" style:parent-style-name="Fonteparág.padrão" style:family="text">
      <style:text-properties fo:color="#231F20" fo:letter-spacing="0.0006in" style:text-scale="96%" fo:font-size="9pt" style:font-size-asian="9pt"/>
    </style:style>
    <style:style style:name="T4794" style:parent-style-name="Fonteparág.padrão" style:family="text">
      <style:text-properties fo:color="#231F20" style:text-scale="96%" fo:font-size="9pt" style:font-size-asian="9pt"/>
    </style:style>
    <style:style style:name="T4795" style:parent-style-name="Fonteparág.padrão" style:family="text">
      <style:text-properties fo:color="#231F20" fo:letter-spacing="-0.0027in" fo:font-size="9pt" style:font-size-asian="9pt"/>
    </style:style>
    <style:style style:name="T4796" style:parent-style-name="Fonteparág.padrão" style:family="text">
      <style:text-properties fo:color="#231F20" fo:letter-spacing="0.0006in" style:text-scale="97%" fo:font-size="9pt" style:font-size-asian="9pt"/>
    </style:style>
    <style:style style:name="T4797" style:parent-style-name="Fonteparág.padrão" style:family="text">
      <style:text-properties fo:color="#231F20" style:text-scale="97%" fo:font-size="9pt" style:font-size-asian="9pt"/>
    </style:style>
    <style:style style:name="T4798" style:parent-style-name="Fonteparág.padrão" style:family="text">
      <style:text-properties fo:color="#231F20" fo:letter-spacing="-0.0027in" fo:font-size="9pt" style:font-size-asian="9pt"/>
    </style:style>
    <style:style style:name="T4799" style:parent-style-name="Fonteparág.padrão" style:family="text">
      <style:text-properties fo:color="#231F20" fo:letter-spacing="0.0006in" style:text-scale="95%" fo:font-size="9pt" style:font-size-asian="9pt"/>
    </style:style>
    <style:style style:name="T4800" style:parent-style-name="Fonteparág.padrão" style:family="text">
      <style:text-properties fo:color="#231F20" style:text-scale="95%" fo:font-size="9pt" style:font-size-asian="9pt"/>
    </style:style>
    <style:style style:name="T4801" style:parent-style-name="Fonteparág.padrão" style:family="text">
      <style:text-properties fo:color="#231F20" fo:letter-spacing="-0.0027in" fo:font-size="9pt" style:font-size-asian="9pt"/>
    </style:style>
    <style:style style:name="T4802" style:parent-style-name="Fonteparág.padrão" style:family="text">
      <style:text-properties style:font-name="Palatino Linotype" fo:font-style="italic" style:font-style-asian="italic" fo:color="#C9302E" style:text-scale="98%"/>
    </style:style>
    <style:style style:name="T4803" style:parent-style-name="Fonteparág.padrão" style:family="text">
      <style:text-properties style:font-name="Palatino Linotype" fo:font-style="italic" style:font-style-asian="italic" fo:color="#C9302E" fo:letter-spacing="-0.002in"/>
    </style:style>
    <style:style style:name="T4804" style:parent-style-name="Fonteparág.padrão" style:family="text">
      <style:text-properties fo:color="#231F20" fo:letter-spacing="0.0006in" style:text-scale="97%" fo:font-size="9pt" style:font-size-asian="9pt"/>
    </style:style>
    <style:style style:name="T4805" style:parent-style-name="Fonteparág.padrão" style:family="text">
      <style:text-properties fo:color="#231F20" style:text-scale="97%" fo:font-size="9pt" style:font-size-asian="9pt"/>
    </style:style>
    <style:style style:name="T4806" style:parent-style-name="Fonteparág.padrão" style:family="text">
      <style:text-properties fo:color="#231F20" fo:letter-spacing="-0.0027in" fo:font-size="9pt" style:font-size-asian="9pt"/>
    </style:style>
    <style:style style:name="T4807" style:parent-style-name="Fonteparág.padrão" style:family="text">
      <style:text-properties fo:color="#231F20" fo:letter-spacing="0.0006in" style:text-scale="95%" fo:font-size="9pt" style:font-size-asian="9pt"/>
    </style:style>
    <style:style style:name="T4808" style:parent-style-name="Fonteparág.padrão" style:family="text">
      <style:text-properties fo:color="#231F20" style:text-scale="95%" fo:font-size="9pt" style:font-size-asian="9pt"/>
    </style:style>
    <style:style style:name="T4809" style:parent-style-name="Fonteparág.padrão" style:family="text">
      <style:text-properties fo:color="#231F20" fo:letter-spacing="-0.0027in" fo:font-size="9pt" style:font-size-asian="9pt"/>
    </style:style>
    <style:style style:name="T4810" style:parent-style-name="Fonteparág.padrão" style:family="text">
      <style:text-properties style:font-name="Palatino Linotype" fo:font-style="italic" style:font-style-asian="italic" fo:color="#C9302E" style:text-scale="110%"/>
    </style:style>
    <style:style style:name="T4811" style:parent-style-name="Fonteparág.padrão" style:family="text">
      <style:text-properties style:font-name="Palatino Linotype" fo:font-style="italic" style:font-style-asian="italic" fo:color="#C9302E" fo:letter-spacing="-0.002in"/>
    </style:style>
    <style:style style:name="T4812" style:parent-style-name="Fonteparág.padrão" style:family="text">
      <style:text-properties fo:color="#231F20" fo:letter-spacing="0.0006in" style:text-scale="97%" fo:font-size="9pt" style:font-size-asian="9pt"/>
    </style:style>
    <style:style style:name="T4813" style:parent-style-name="Fonteparág.padrão" style:family="text">
      <style:text-properties fo:color="#231F20" style:text-scale="97%" fo:font-size="9pt" style:font-size-asian="9pt"/>
    </style:style>
    <style:style style:name="T4814" style:parent-style-name="Fonteparág.padrão" style:family="text">
      <style:text-properties fo:color="#231F20" fo:letter-spacing="-0.0027in" fo:font-size="9pt" style:font-size-asian="9pt"/>
    </style:style>
    <style:style style:name="T4815" style:parent-style-name="Fonteparág.padrão" style:family="text">
      <style:text-properties fo:color="#231F20" fo:letter-spacing="0.0006in" style:text-scale="99%" fo:font-size="9pt" style:font-size-asian="9pt"/>
    </style:style>
    <style:style style:name="T4816" style:parent-style-name="Fonteparág.padrão" style:family="text">
      <style:text-properties fo:color="#231F20" style:text-scale="99%" fo:font-size="9pt" style:font-size-asian="9pt"/>
    </style:style>
    <style:style style:name="T4817" style:parent-style-name="Fonteparág.padrão" style:family="text">
      <style:text-properties fo:color="#231F20" fo:letter-spacing="-0.0027in" fo:font-size="9pt" style:font-size-asian="9pt"/>
    </style:style>
    <style:style style:name="T4818" style:parent-style-name="Fonteparág.padrão" style:family="text">
      <style:text-properties style:font-name="Palatino Linotype" fo:font-style="italic" style:font-style-asian="italic" fo:color="#C9302E" style:text-scale="105%"/>
    </style:style>
    <style:style style:name="T4819" style:parent-style-name="Fonteparág.padrão" style:family="text">
      <style:text-properties style:font-name="Palatino Linotype" fo:font-style="italic" style:font-style-asian="italic" fo:color="#C9302E" fo:letter-spacing="-0.002in"/>
    </style:style>
    <style:style style:name="T4820" style:parent-style-name="Fonteparág.padrão" style:family="text">
      <style:text-properties fo:color="#231F20" fo:letter-spacing="0.0006in" style:text-scale="97%" fo:font-size="9pt" style:font-size-asian="9pt"/>
    </style:style>
    <style:style style:name="T4821" style:parent-style-name="Fonteparág.padrão" style:family="text">
      <style:text-properties fo:color="#231F20" style:text-scale="97%" fo:font-size="9pt" style:font-size-asian="9pt"/>
    </style:style>
    <style:style style:name="T4822" style:parent-style-name="Fonteparág.padrão" style:family="text">
      <style:text-properties fo:color="#231F20" fo:letter-spacing="-0.0027in" fo:font-size="9pt" style:font-size-asian="9pt"/>
    </style:style>
    <style:style style:name="T4823" style:parent-style-name="Fonteparág.padrão" style:family="text">
      <style:text-properties fo:color="#231F20" fo:letter-spacing="0.0006in" style:text-scale="99%" fo:font-size="9pt" style:font-size-asian="9pt"/>
    </style:style>
    <style:style style:name="T4824" style:parent-style-name="Fonteparág.padrão" style:family="text">
      <style:text-properties fo:color="#231F20" style:text-scale="99%" fo:font-size="9pt" style:font-size-asian="9pt"/>
    </style:style>
    <style:style style:name="T4825" style:parent-style-name="Fonteparág.padrão" style:family="text">
      <style:text-properties fo:color="#231F20" fo:letter-spacing="-0.0027in" fo:font-size="9pt" style:font-size-asian="9pt"/>
    </style:style>
    <style:style style:name="T4826" style:parent-style-name="Fonteparág.padrão" style:family="text">
      <style:text-properties style:font-name="Palatino Linotype" fo:font-style="italic" style:font-style-asian="italic" fo:color="#C9302E" style:text-scale="101%"/>
    </style:style>
    <style:style style:name="T4827" style:parent-style-name="Fonteparág.padrão" style:family="text">
      <style:text-properties style:font-name="Palatino Linotype" fo:font-style="italic" style:font-style-asian="italic" fo:color="#C9302E" fo:letter-spacing="-0.002in"/>
    </style:style>
    <style:style style:name="T4828" style:parent-style-name="Fonteparág.padrão" style:family="text">
      <style:text-properties fo:color="#231F20" fo:letter-spacing="0.0006in" style:text-scale="97%" fo:font-size="9pt" style:font-size-asian="9pt"/>
    </style:style>
    <style:style style:name="T4829" style:parent-style-name="Fonteparág.padrão" style:family="text">
      <style:text-properties fo:color="#231F20" style:text-scale="97%" fo:font-size="9pt" style:font-size-asian="9pt"/>
    </style:style>
    <style:style style:name="T4830" style:parent-style-name="Fonteparág.padrão" style:family="text">
      <style:text-properties fo:color="#231F20" fo:letter-spacing="-0.0027in" fo:font-size="9pt" style:font-size-asian="9pt"/>
    </style:style>
    <style:style style:name="T4831" style:parent-style-name="Fonteparág.padrão" style:family="text">
      <style:text-properties fo:color="#231F20" fo:letter-spacing="0.0006in" style:text-scale="102%" fo:font-size="9pt" style:font-size-asian="9pt"/>
    </style:style>
    <style:style style:name="T4832" style:parent-style-name="Fonteparág.padrão" style:family="text">
      <style:text-properties fo:color="#231F20" style:text-scale="102%" fo:font-size="9pt" style:font-size-asian="9pt"/>
    </style:style>
    <style:style style:name="T4833" style:parent-style-name="Fonteparág.padrão" style:family="text">
      <style:text-properties fo:color="#231F20" fo:letter-spacing="-0.0027in" fo:font-size="9pt" style:font-size-asian="9pt"/>
    </style:style>
    <style:style style:name="T4834" style:parent-style-name="Fonteparág.padrão" style:family="text">
      <style:text-properties style:font-name="Palatino Linotype" fo:font-style="italic" style:font-style-asian="italic" fo:color="#C9302E" style:text-scale="89%"/>
    </style:style>
    <style:style style:name="T4835" style:parent-style-name="Fonteparág.padrão" style:family="text">
      <style:text-properties style:font-name="Palatino Linotype" fo:font-style="italic" style:font-style-asian="italic" fo:color="#C9302E" fo:letter-spacing="-0.002in"/>
    </style:style>
    <style:style style:name="T4836" style:parent-style-name="Fonteparág.padrão" style:family="text">
      <style:text-properties fo:color="#231F20" fo:letter-spacing="0.0006in" style:text-scale="101%" fo:font-size="9pt" style:font-size-asian="9pt"/>
    </style:style>
    <style:style style:name="T4837" style:parent-style-name="Fonteparág.padrão" style:family="text">
      <style:text-properties fo:color="#231F20" style:text-scale="101%" fo:font-size="9pt" style:font-size-asian="9pt"/>
    </style:style>
    <style:style style:name="T4838" style:parent-style-name="Fonteparág.padrão" style:family="text">
      <style:text-properties fo:color="#231F20" fo:letter-spacing="-0.0027in" fo:font-size="9pt" style:font-size-asian="9pt"/>
    </style:style>
    <style:style style:name="T4839" style:parent-style-name="Fonteparág.padrão" style:family="text">
      <style:text-properties fo:color="#231F20" fo:letter-spacing="0.0006in" style:text-scale="89%" fo:font-size="9pt" style:font-size-asian="9pt"/>
    </style:style>
    <style:style style:name="T4840" style:parent-style-name="Fonteparág.padrão" style:family="text">
      <style:text-properties fo:color="#231F20" fo:letter-spacing="-0.0006in" style:text-scale="89%" fo:font-size="9pt" style:font-size-asian="9pt"/>
    </style:style>
    <style:style style:name="T4841" style:parent-style-name="Fonteparág.padrão" style:family="text">
      <style:text-properties fo:color="#231F20" fo:letter-spacing="0.0006in" style:text-scale="95%" fo:font-size="9pt" style:font-size-asian="9pt"/>
    </style:style>
    <style:style style:name="T4842" style:parent-style-name="Fonteparág.padrão" style:family="text">
      <style:text-properties fo:color="#231F20" style:text-scale="95%" fo:font-size="9pt" style:font-size-asian="9pt"/>
    </style:style>
    <style:style style:name="T4843" style:parent-style-name="Fonteparág.padrão" style:family="text">
      <style:text-properties fo:color="#231F20" fo:letter-spacing="-0.0027in" fo:font-size="9pt" style:font-size-asian="9pt"/>
    </style:style>
    <style:style style:name="T4844" style:parent-style-name="Fonteparág.padrão" style:family="text">
      <style:text-properties style:font-name="Palatino Linotype" fo:font-style="italic" style:font-style-asian="italic" fo:color="#C9302E" fo:letter-spacing="0.0013in" style:text-scale="102%"/>
    </style:style>
    <style:style style:name="T4845" style:parent-style-name="Fonteparág.padrão" style:family="text">
      <style:text-properties fo:color="#231F20" style:text-scale="78%" fo:font-size="9pt" style:font-size-asian="9pt"/>
    </style:style>
    <style:style style:name="S66" style:family="section">
      <style:section-properties fo:margin-left="0in" fo:margin-right="0in" style:writing-mode="lr-tb">
        <style:columns fo:column-count="2">
          <style:column style:rel-width="583*" fo:start-indent="0in" fo:end-indent="0.0138in"/>
          <style:column style:rel-width="8897*" fo:start-indent="0.0138in" fo:end-indent="0in"/>
        </style:columns>
      </style:section-properties>
    </style:style>
    <style:style style:name="P4846" style:parent-style-name="Normal" style:family="paragraph">
      <style:paragraph-properties fo:margin-top="0.0618in" fo:line-height="83%" fo:margin-left="0.2243in" fo:margin-right="-0.0111in" fo:text-indent="-0.002in">
        <style:tab-stops/>
      </style:paragraph-properties>
    </style:style>
    <style:style style:name="T4847" style:parent-style-name="Fonteparág.padrão" style:family="text">
      <style:text-properties fo:language="en" fo:country="US" style:language-asian="en" style:country-asian="US" style:language-complex="ar" style:country-complex="SA"/>
    </style:style>
    <style:style style:name="P4848" style:parent-style-name="Normal" style:family="paragraph">
      <style:paragraph-properties fo:line-height="0.1986in"/>
    </style:style>
    <style:style style:name="T4849" style:parent-style-name="Fonteparág.padrão" style:family="text">
      <style:text-properties style:font-name="Palatino Linotype" fo:font-style="italic" style:font-style-asian="italic" fo:color="#C9302E" style:text-scale="91%"/>
    </style:style>
    <style:style style:name="T4850" style:parent-style-name="Fonteparág.padrão" style:family="text">
      <style:text-properties style:font-name="Palatino Linotype" fo:font-style="italic" style:font-style-asian="italic" fo:color="#C9302E" fo:font-size="6.5pt" style:font-size-asian="6.5pt" fo:language="en" fo:country="US"/>
    </style:style>
    <style:style style:name="T4851" style:parent-style-name="Fonteparág.padrão" style:family="text">
      <style:text-properties style:font-name="Palatino Linotype" fo:font-style="italic" style:font-style-asian="italic" fo:color="#C9302E" fo:letter-spacing="0.002in" fo:font-size="6.5pt" style:font-size-asian="6.5pt" fo:language="en" fo:country="US"/>
    </style:style>
    <style:style style:name="P4852" style:parent-style-name="Corpodetexto" style:family="paragraph">
      <style:paragraph-properties fo:margin-top="0.0027in"/>
      <style:text-properties style:font-name="Palatino Linotype" fo:font-style="italic" style:font-style-asian="italic" fo:font-size="11pt" style:font-size-asian="11pt" fo:language="en" fo:country="US"/>
    </style:style>
    <style:style style:name="P4853" style:parent-style-name="Normal" style:family="paragraph">
      <style:paragraph-properties fo:line-height="83%" fo:margin-left="0.2243in" fo:margin-right="-0.0111in" fo:text-indent="0.002in">
        <style:tab-stops/>
      </style:paragraph-properties>
    </style:style>
    <style:style style:name="T4854" style:parent-style-name="Fonteparág.padrão" style:family="text">
      <style:text-properties fo:language="en" fo:country="US" style:language-asian="en" style:country-asian="US" style:language-complex="ar" style:country-complex="SA"/>
    </style:style>
    <style:style style:name="P4855" style:parent-style-name="Normal" style:family="paragraph">
      <style:paragraph-properties fo:line-height="0.1986in"/>
    </style:style>
    <style:style style:name="T4856" style:parent-style-name="Fonteparág.padrão" style:family="text">
      <style:text-properties style:font-name="Palatino Linotype" fo:font-style="italic" style:font-style-asian="italic" fo:color="#C9302E" style:text-scale="91%"/>
    </style:style>
    <style:style style:name="T4857" style:parent-style-name="Fonteparág.padrão" style:family="text">
      <style:text-properties style:font-name="Palatino Linotype" fo:font-style="italic" style:font-style-asian="italic" fo:color="#C9302E" fo:font-size="6.5pt" style:font-size-asian="6.5pt" fo:language="en" fo:country="US"/>
    </style:style>
    <style:style style:name="T4858" style:parent-style-name="Fonteparág.padrão" style:family="text">
      <style:text-properties style:font-name="Palatino Linotype" fo:font-style="italic" style:font-style-asian="italic" fo:color="#C9302E" fo:letter-spacing="0.002in" fo:font-size="6.5pt" style:font-size-asian="6.5pt" fo:language="en" fo:country="US"/>
    </style:style>
    <style:style style:name="P4859" style:parent-style-name="Corpodetexto" style:family="paragraph">
      <style:paragraph-properties fo:margin-top="0.0027in"/>
      <style:text-properties style:font-name="Palatino Linotype" fo:font-style="italic" style:font-style-asian="italic" fo:font-size="11pt" style:font-size-asian="11pt" fo:language="en" fo:country="US"/>
    </style:style>
    <style:style style:name="P4860" style:parent-style-name="Normal" style:family="paragraph">
      <style:paragraph-properties fo:line-height="83%" fo:margin-left="0.2243in" fo:margin-right="-0.0111in" fo:text-indent="0.0013in">
        <style:tab-stops/>
      </style:paragraph-properties>
    </style:style>
    <style:style style:name="T4861" style:parent-style-name="Fonteparág.padrão" style:family="text">
      <style:text-properties fo:language="en" fo:country="US" style:language-asian="en" style:country-asian="US" style:language-complex="ar" style:country-complex="SA"/>
    </style:style>
    <style:style style:name="P4862" style:parent-style-name="Normal" style:family="paragraph">
      <style:paragraph-properties fo:line-height="0.1986in"/>
    </style:style>
    <style:style style:name="T4863" style:parent-style-name="Fonteparág.padrão" style:family="text">
      <style:text-properties style:font-name="Palatino Linotype" fo:font-style="italic" style:font-style-asian="italic" fo:color="#C9302E" style:text-scale="91%"/>
    </style:style>
    <style:style style:name="T4864" style:parent-style-name="Fonteparág.padrão" style:family="text">
      <style:text-properties style:font-name="Palatino Linotype" fo:font-style="italic" style:font-style-asian="italic" fo:color="#C9302E" fo:font-size="6.5pt" style:font-size-asian="6.5pt" fo:language="en" fo:country="US"/>
    </style:style>
    <style:style style:name="T4865" style:parent-style-name="Fonteparág.padrão" style:family="text">
      <style:text-properties style:font-name="Palatino Linotype" fo:font-style="italic" style:font-style-asian="italic" fo:color="#C9302E" fo:letter-spacing="0.002in" fo:font-size="6.5pt" style:font-size-asian="6.5pt" fo:language="en" fo:country="US"/>
    </style:style>
    <style:style style:name="P4866" style:parent-style-name="Corpodetexto" style:family="paragraph">
      <style:paragraph-properties fo:break-before="column" fo:margin-top="0.0298in" fo:line-height="0.193in" fo:margin-left="0.027in">
        <style:tab-stops/>
      </style:paragraph-properties>
    </style:style>
    <style:style style:name="T4867" style:parent-style-name="Fonteparág.padrão" style:family="text">
      <style:text-properties fo:color="#231F20"/>
    </style:style>
    <style:style style:name="T4868" style:parent-style-name="Fonteparág.padrão" style:family="text">
      <style:text-properties style:font-name="Palatino Linotype" fo:font-style="italic" style:font-style-asian="italic" fo:color="#C9302E" fo:font-size="11pt" style:font-size-asian="11pt"/>
    </style:style>
    <style:style style:name="T4869" style:parent-style-name="Fonteparág.padrão" style:family="text">
      <style:text-properties fo:color="#231F20"/>
    </style:style>
    <style:style style:name="T4870" style:parent-style-name="Fonteparág.padrão" style:family="text">
      <style:text-properties style:font-name="Palatino Linotype" fo:font-style="italic" style:font-style-asian="italic" fo:color="#C9302E" fo:font-size="11pt" style:font-size-asian="11pt"/>
    </style:style>
    <style:style style:name="T4871" style:parent-style-name="Fonteparág.padrão" style:family="text">
      <style:text-properties fo:color="#231F20"/>
    </style:style>
    <style:style style:name="T4872" style:parent-style-name="Fonteparág.padrão" style:family="text">
      <style:text-properties style:font-name="Palatino Linotype" fo:font-style="italic" style:font-style-asian="italic" fo:color="#C9302E" fo:font-size="11pt" style:font-size-asian="11pt"/>
    </style:style>
    <style:style style:name="T4873" style:parent-style-name="Fonteparág.padrão" style:family="text">
      <style:text-properties fo:color="#231F20"/>
    </style:style>
    <style:style style:name="T4874" style:parent-style-name="Fonteparág.padrão" style:family="text">
      <style:text-properties style:font-name="Palatino Linotype" fo:font-style="italic" style:font-style-asian="italic" fo:color="#C9302E" fo:font-size="11pt" style:font-size-asian="11pt"/>
    </style:style>
    <style:style style:name="P4875" style:parent-style-name="Corpodetexto" style:family="paragraph">
      <style:paragraph-properties fo:line-height="0.193in" fo:margin-left="0.027in">
        <style:tab-stops/>
      </style:paragraph-properties>
    </style:style>
    <style:style style:name="T4876" style:parent-style-name="Fonteparág.padrão" style:family="text">
      <style:text-properties fo:color="#231F20"/>
    </style:style>
    <style:style style:name="T4877" style:parent-style-name="Fonteparág.padrão" style:family="text">
      <style:text-properties style:font-name="Palatino Linotype" fo:font-style="italic" style:font-style-asian="italic" fo:color="#C9302E" fo:font-size="11pt" style:font-size-asian="11pt"/>
    </style:style>
    <style:style style:name="T4878" style:parent-style-name="Fonteparág.padrão" style:family="text">
      <style:text-properties fo:color="#231F20"/>
    </style:style>
    <style:style style:name="P4879" style:parent-style-name="Corpodetexto" style:family="paragraph">
      <style:paragraph-properties fo:margin-top="0.0458in" fo:line-height="87%" fo:margin-left="0.027in" fo:margin-right="1.2104in">
        <style:tab-stops/>
      </style:paragraph-properties>
    </style:style>
    <style:style style:name="T4880" style:parent-style-name="Fonteparág.padrão" style:family="text">
      <style:text-properties fo:color="#231F20"/>
    </style:style>
    <style:style style:name="T4881" style:parent-style-name="Fonteparág.padrão" style:family="text">
      <style:text-properties style:font-name="Palatino Linotype" fo:font-style="italic" style:font-style-asian="italic" fo:color="#C9302E" fo:font-size="11pt" style:font-size-asian="11pt"/>
    </style:style>
    <style:style style:name="T4882" style:parent-style-name="Fonteparág.padrão" style:family="text">
      <style:text-properties fo:color="#231F20"/>
    </style:style>
    <style:style style:name="T4883" style:parent-style-name="Fonteparág.padrão" style:family="text">
      <style:text-properties style:font-name="Palatino Linotype" fo:font-style="italic" style:font-style-asian="italic" fo:color="#C9302E" fo:font-size="11pt" style:font-size-asian="11pt"/>
    </style:style>
    <style:style style:name="T4884" style:parent-style-name="Fonteparág.padrão" style:family="text">
      <style:text-properties fo:color="#231F20"/>
    </style:style>
    <style:style style:name="T4885" style:parent-style-name="Fonteparág.padrão" style:family="text">
      <style:text-properties style:font-name="Palatino Linotype" fo:font-style="italic" style:font-style-asian="italic" fo:color="#C9302E" fo:font-size="11pt" style:font-size-asian="11pt"/>
    </style:style>
    <style:style style:name="T4886" style:parent-style-name="Fonteparág.padrão" style:family="text">
      <style:text-properties fo:color="#231F20"/>
    </style:style>
    <style:style style:name="T4887" style:parent-style-name="Fonteparág.padrão" style:family="text">
      <style:text-properties style:font-name="Palatino Linotype" fo:font-style="italic" style:font-style-asian="italic" fo:color="#C9302E" fo:font-size="11pt" style:font-size-asian="11pt"/>
    </style:style>
    <style:style style:name="T4888" style:parent-style-name="Fonteparág.padrão" style:family="text">
      <style:text-properties fo:color="#231F20"/>
    </style:style>
    <style:style style:name="T4889" style:parent-style-name="Fonteparág.padrão" style:family="text">
      <style:text-properties style:font-name="Palatino Linotype" fo:font-style="italic" style:font-style-asian="italic" fo:color="#C9302E" fo:font-size="11pt" style:font-size-asian="11pt"/>
    </style:style>
    <style:style style:name="T4890" style:parent-style-name="Fonteparág.padrão" style:family="text">
      <style:text-properties fo:color="#231F20"/>
    </style:style>
    <style:style style:name="P4891" style:parent-style-name="Corpodetexto" style:family="paragraph">
      <style:paragraph-properties fo:margin-top="0.0506in" fo:line-height="87%" fo:margin-left="0.027in" fo:margin-right="1.2104in">
        <style:tab-stops/>
      </style:paragraph-properties>
    </style:style>
    <style:style style:name="T4892" style:parent-style-name="Fonteparág.padrão" style:family="text">
      <style:text-properties fo:color="#231F20"/>
    </style:style>
    <style:style style:name="T4893" style:parent-style-name="Fonteparág.padrão" style:family="text">
      <style:text-properties style:font-name="Palatino Linotype" fo:font-style="italic" style:font-style-asian="italic" fo:color="#C9302E" fo:font-size="11pt" style:font-size-asian="11pt"/>
    </style:style>
    <style:style style:name="T4894" style:parent-style-name="Fonteparág.padrão" style:family="text">
      <style:text-properties fo:color="#231F20"/>
    </style:style>
    <style:style style:name="T4895" style:parent-style-name="Fonteparág.padrão" style:family="text">
      <style:text-properties style:font-name="Palatino Linotype" fo:font-style="italic" style:font-style-asian="italic" fo:color="#C9302E" fo:font-size="11pt" style:font-size-asian="11pt"/>
    </style:style>
    <style:style style:name="T4896" style:parent-style-name="Fonteparág.padrão" style:family="text">
      <style:text-properties fo:color="#231F20"/>
    </style:style>
    <style:style style:name="T4897" style:parent-style-name="Fonteparág.padrão" style:family="text">
      <style:text-properties style:font-name="Palatino Linotype" fo:font-style="italic" style:font-style-asian="italic" fo:color="#C9302E" fo:font-size="11pt" style:font-size-asian="11pt"/>
    </style:style>
    <style:style style:name="T4898" style:parent-style-name="Fonteparág.padrão" style:family="text">
      <style:text-properties fo:color="#231F20"/>
    </style:style>
    <style:style style:name="T4899" style:parent-style-name="Fonteparág.padrão" style:family="text">
      <style:text-properties style:font-name="Palatino Linotype" fo:font-style="italic" style:font-style-asian="italic" fo:color="#C9302E" fo:font-size="11pt" style:font-size-asian="11pt"/>
    </style:style>
    <style:style style:name="T4900" style:parent-style-name="Fonteparág.padrão" style:family="text">
      <style:text-properties fo:color="#231F20"/>
    </style:style>
    <style:style style:name="T4901" style:parent-style-name="Fonteparág.padrão" style:family="text">
      <style:text-properties style:font-name="Palatino Linotype" fo:font-style="italic" style:font-style-asian="italic" fo:color="#C9302E" fo:font-size="11pt" style:font-size-asian="11pt"/>
    </style:style>
    <style:style style:name="T4902" style:parent-style-name="Fonteparág.padrão" style:family="text">
      <style:text-properties fo:color="#231F20"/>
    </style:style>
    <style:style style:name="S67" style:family="section">
      <style:section-properties fo:margin-left="0in" fo:margin-right="0in" style:writing-mode="lr-tb"/>
    </style:style>
    <style:style style:name="T4903" style:parent-style-name="Fonteparág.padrão" style:family="text">
      <style:text-properties fo:language="en" fo:country="US" style:language-asian="en" style:country-asian="US" style:language-complex="ar" style:country-complex="SA"/>
    </style:style>
    <style:style style:name="T4904" style:parent-style-name="Fonteparág.padrão" style:family="text">
      <style:text-properties fo:language="en" fo:country="US" style:language-asian="en" style:country-asian="US" style:language-complex="ar" style:country-complex="SA"/>
    </style:style>
    <style:style style:name="P4905" style:parent-style-name="Normal" style:family="paragraph">
      <style:paragraph-properties fo:margin-top="0.0104in" fo:margin-left="0.0138in">
        <style:tab-stops/>
      </style:paragraph-properties>
    </style:style>
    <style:style style:name="T4906" style:parent-style-name="Fonteparág.padrão" style:family="text">
      <style:text-properties style:font-name="Gill Sans MT" fo:color="#EAAF9D" style:text-scale="95%" fo:font-size="6pt" style:font-size-asian="6pt"/>
    </style:style>
    <style:style style:name="P4907" style:parent-style-name="Corpodetexto" style:family="paragraph">
      <style:paragraph-properties fo:margin-top="0.0041in"/>
      <style:text-properties fo:font-size="10.5pt" style:font-size-asian="10.5pt"/>
    </style:style>
    <style:style style:name="P4908" style:parent-style-name="Corpodetexto" style:family="paragraph">
      <style:paragraph-properties fo:text-align="justify" fo:margin-left="0.0812in">
        <style:tab-stops/>
      </style:paragraph-properties>
    </style:style>
    <style:style style:name="T4909" style:parent-style-name="Fonteparág.padrão" style:family="text">
      <style:text-properties style:font-name="Arial" fo:color="#C9302E"/>
    </style:style>
    <style:style style:name="P4910" style:parent-style-name="Corpodetexto" style:family="paragraph">
      <style:paragraph-properties fo:margin-top="0.0034in"/>
      <style:text-properties style:font-name="Arial"/>
    </style:style>
    <style:style style:name="P4911" style:parent-style-name="Corpodetexto" style:family="paragraph">
      <style:paragraph-properties fo:text-align="justify" fo:line-height="118%" fo:margin-left="0.0812in" fo:margin-right="1.1756in">
        <style:tab-stops/>
      </style:paragraph-properties>
    </style:style>
    <style:style style:name="T4912" style:parent-style-name="Fonteparág.padrão" style:family="text">
      <style:text-properties fo:color="#231F20"/>
    </style:style>
    <style:style style:name="T4913" style:parent-style-name="Fonteparág.padrão" style:family="text">
      <style:text-properties style:font-name="Calibri" fo:font-style="italic" style:font-style-asian="italic" fo:color="#231F20"/>
    </style:style>
    <style:style style:name="T4914" style:parent-style-name="Fonteparág.padrão" style:family="text">
      <style:text-properties fo:color="#231F20"/>
    </style:style>
    <style:style style:name="T4915" style:parent-style-name="Fonteparág.padrão" style:family="text">
      <style:text-properties fo:color="#231F20"/>
    </style:style>
    <style:style style:name="T4916" style:parent-style-name="Fonteparág.padrão" style:family="text">
      <style:text-properties fo:color="#231F20"/>
    </style:style>
    <style:style style:name="P4917" style:parent-style-name="Corpodetexto" style:family="paragraph">
      <style:paragraph-properties fo:text-align="justify" fo:margin-top="0.0701in" fo:line-height="120%" fo:margin-left="0.0812in" fo:margin-right="1.1756in">
        <style:tab-stops/>
      </style:paragraph-properties>
    </style:style>
    <style:style style:name="T4918" style:parent-style-name="Fonteparág.padrão" style:family="text">
      <style:text-properties fo:color="#231F20" fo:letter-spacing="0.0013in"/>
    </style:style>
    <style:style style:name="T4919" style:parent-style-name="Fonteparág.padrão" style:family="text">
      <style:text-properties fo:color="#231F20" fo:letter-spacing="-0.009in"/>
    </style:style>
    <style:style style:name="T4920" style:parent-style-name="Fonteparág.padrão" style:family="text">
      <style:text-properties fo:color="#231F20" fo:letter-spacing="0.002in"/>
    </style:style>
    <style:style style:name="T4921" style:parent-style-name="Fonteparág.padrão" style:family="text">
      <style:text-properties fo:color="#231F20" fo:letter-spacing="-0.009in"/>
    </style:style>
    <style:style style:name="T4922" style:parent-style-name="Fonteparág.padrão" style:family="text">
      <style:text-properties fo:color="#231F20" fo:letter-spacing="0.002in"/>
    </style:style>
    <style:style style:name="T4923" style:parent-style-name="Fonteparág.padrão" style:family="text">
      <style:text-properties fo:color="#231F20" fo:letter-spacing="-0.009in"/>
    </style:style>
    <style:style style:name="T4924" style:parent-style-name="Fonteparág.padrão" style:family="text">
      <style:text-properties fo:color="#231F20" fo:letter-spacing="0.002in"/>
    </style:style>
    <style:style style:name="T4925" style:parent-style-name="Fonteparág.padrão" style:family="text">
      <style:text-properties fo:color="#231F20" fo:letter-spacing="-0.0083in"/>
    </style:style>
    <style:style style:name="T4926" style:parent-style-name="Fonteparág.padrão" style:family="text">
      <style:text-properties fo:color="#231F20"/>
    </style:style>
    <style:style style:name="T4927" style:parent-style-name="Fonteparág.padrão" style:family="text">
      <style:text-properties fo:color="#231F20" fo:letter-spacing="-0.009in"/>
    </style:style>
    <style:style style:name="T4928" style:parent-style-name="Fonteparág.padrão" style:family="text">
      <style:text-properties fo:color="#231F20" fo:letter-spacing="0.0013in"/>
    </style:style>
    <style:style style:name="T4929" style:parent-style-name="Fonteparág.padrão" style:family="text">
      <style:text-properties fo:color="#231F20" fo:letter-spacing="-0.009in"/>
    </style:style>
    <style:style style:name="T4930" style:parent-style-name="Fonteparág.padrão" style:family="text">
      <style:text-properties fo:color="#231F20" fo:letter-spacing="0.002in"/>
    </style:style>
    <style:style style:name="T4931" style:parent-style-name="Fonteparág.padrão" style:family="text">
      <style:text-properties fo:color="#231F20" fo:letter-spacing="-0.0083in"/>
    </style:style>
    <style:style style:name="T4932" style:parent-style-name="Fonteparág.padrão" style:family="text">
      <style:text-properties fo:color="#231F20"/>
    </style:style>
    <style:style style:name="T4933" style:parent-style-name="Fonteparág.padrão" style:family="text">
      <style:text-properties fo:color="#231F20" fo:letter-spacing="-0.009in"/>
    </style:style>
    <style:style style:name="T4934" style:parent-style-name="Fonteparág.padrão" style:family="text">
      <style:text-properties fo:color="#231F20" fo:letter-spacing="0.002in"/>
    </style:style>
    <style:style style:name="T4935" style:parent-style-name="Fonteparág.padrão" style:family="text">
      <style:text-properties fo:color="#231F20" fo:letter-spacing="-0.009in"/>
    </style:style>
    <style:style style:name="T4936" style:parent-style-name="Fonteparág.padrão" style:family="text">
      <style:text-properties fo:color="#231F20"/>
    </style:style>
    <style:style style:name="T4937" style:parent-style-name="Fonteparág.padrão" style:family="text">
      <style:text-properties fo:color="#231F20" fo:letter-spacing="-0.0083in"/>
    </style:style>
    <style:style style:name="T4938" style:parent-style-name="Fonteparág.padrão" style:family="text">
      <style:text-properties fo:color="#231F20"/>
    </style:style>
    <style:style style:name="T4939" style:parent-style-name="Fonteparág.padrão" style:family="text">
      <style:text-properties fo:color="#231F20" fo:letter-spacing="-0.009in"/>
    </style:style>
    <style:style style:name="T4940" style:parent-style-name="Fonteparág.padrão" style:family="text">
      <style:text-properties fo:color="#231F20" fo:letter-spacing="0.002in"/>
    </style:style>
    <style:style style:name="T4941" style:parent-style-name="Fonteparág.padrão" style:family="text">
      <style:text-properties fo:color="#231F20" fo:letter-spacing="-0.009in"/>
    </style:style>
    <style:style style:name="T4942" style:parent-style-name="Fonteparág.padrão" style:family="text">
      <style:text-properties fo:color="#231F20" fo:letter-spacing="0.0013in"/>
    </style:style>
    <style:style style:name="T4943" style:parent-style-name="Fonteparág.padrão" style:family="text">
      <style:text-properties fo:color="#231F20" fo:letter-spacing="-0.009in"/>
    </style:style>
    <style:style style:name="T4944" style:parent-style-name="Fonteparág.padrão" style:family="text">
      <style:text-properties fo:color="#231F20" fo:letter-spacing="0.0027in"/>
    </style:style>
    <style:style style:name="T4945" style:parent-style-name="Fonteparág.padrão" style:family="text">
      <style:text-properties fo:color="#231F20" fo:letter-spacing="0.002in"/>
    </style:style>
    <style:style style:name="T4946" style:parent-style-name="Fonteparág.padrão" style:family="text">
      <style:text-properties fo:color="#231F20" fo:letter-spacing="-0.0194in"/>
    </style:style>
    <style:style style:name="T4947" style:parent-style-name="Fonteparág.padrão" style:family="text">
      <style:text-properties fo:color="#231F20" fo:letter-spacing="0.002in"/>
    </style:style>
    <style:style style:name="T4948" style:parent-style-name="Fonteparág.padrão" style:family="text">
      <style:text-properties fo:color="#231F20" fo:letter-spacing="-0.0194in"/>
    </style:style>
    <style:style style:name="T4949" style:parent-style-name="Fonteparág.padrão" style:family="text">
      <style:text-properties fo:color="#231F20" fo:letter-spacing="0.0013in"/>
    </style:style>
    <style:style style:name="T4950" style:parent-style-name="Fonteparág.padrão" style:family="text">
      <style:text-properties fo:color="#231F20" fo:letter-spacing="-0.0194in"/>
    </style:style>
    <style:style style:name="T4951" style:parent-style-name="Fonteparág.padrão" style:family="text">
      <style:text-properties fo:color="#231F20" fo:letter-spacing="0.002in"/>
    </style:style>
    <style:style style:name="T4952" style:parent-style-name="Fonteparág.padrão" style:family="text">
      <style:text-properties fo:color="#231F20" fo:letter-spacing="-0.0194in"/>
    </style:style>
    <style:style style:name="T4953" style:parent-style-name="Fonteparág.padrão" style:family="text">
      <style:text-properties fo:color="#231F20" fo:letter-spacing="0.002in"/>
    </style:style>
    <style:style style:name="T4954" style:parent-style-name="Fonteparág.padrão" style:family="text">
      <style:text-properties fo:color="#231F20" fo:letter-spacing="-0.0194in"/>
    </style:style>
    <style:style style:name="T4955" style:parent-style-name="Fonteparág.padrão" style:family="text">
      <style:text-properties fo:color="#231F20" fo:letter-spacing="0.002in"/>
    </style:style>
    <style:style style:name="T4956" style:parent-style-name="Fonteparág.padrão" style:family="text">
      <style:text-properties fo:color="#231F20" fo:letter-spacing="-0.0187in"/>
    </style:style>
    <style:style style:name="T4957" style:parent-style-name="Fonteparág.padrão" style:family="text">
      <style:text-properties fo:color="#231F20" fo:letter-spacing="0.0013in"/>
    </style:style>
    <style:style style:name="T4958" style:parent-style-name="Fonteparág.padrão" style:family="text">
      <style:text-properties fo:color="#231F20" fo:letter-spacing="-0.0194in"/>
    </style:style>
    <style:style style:name="T4959" style:parent-style-name="Fonteparág.padrão" style:family="text">
      <style:text-properties fo:color="#231F20" fo:letter-spacing="0.002in"/>
    </style:style>
    <style:style style:name="T4960" style:parent-style-name="Fonteparág.padrão" style:family="text">
      <style:text-properties fo:color="#231F20" fo:letter-spacing="-0.0194in"/>
    </style:style>
    <style:style style:name="T4961" style:parent-style-name="Fonteparág.padrão" style:family="text">
      <style:text-properties fo:color="#231F20" fo:letter-spacing="0.002in"/>
    </style:style>
    <style:style style:name="T4962" style:parent-style-name="Fonteparág.padrão" style:family="text">
      <style:text-properties fo:color="#231F20" fo:letter-spacing="-0.0194in"/>
    </style:style>
    <style:style style:name="T4963" style:parent-style-name="Fonteparág.padrão" style:family="text">
      <style:text-properties fo:color="#231F20"/>
    </style:style>
    <style:style style:name="T4964" style:parent-style-name="Fonteparág.padrão" style:family="text">
      <style:text-properties fo:color="#231F20" fo:letter-spacing="-0.0194in"/>
    </style:style>
    <style:style style:name="T4965" style:parent-style-name="Fonteparág.padrão" style:family="text">
      <style:text-properties fo:color="#231F20" fo:letter-spacing="0.002in"/>
    </style:style>
    <style:style style:name="T4966" style:parent-style-name="Fonteparág.padrão" style:family="text">
      <style:text-properties fo:color="#231F20" fo:letter-spacing="-0.0222in"/>
    </style:style>
    <style:style style:name="T4967" style:parent-style-name="Fonteparág.padrão" style:family="text">
      <style:text-properties fo:color="#231F20"/>
    </style:style>
    <style:style style:name="T4968" style:parent-style-name="Fonteparág.padrão" style:family="text">
      <style:text-properties fo:color="#231F20" fo:letter-spacing="-0.0194in"/>
    </style:style>
    <style:style style:name="T4969" style:parent-style-name="Fonteparág.padrão" style:family="text">
      <style:text-properties fo:color="#231F20" fo:letter-spacing="0.0027in"/>
    </style:style>
    <style:style style:name="T4970" style:parent-style-name="Fonteparág.padrão" style:family="text">
      <style:text-properties fo:color="#231F20" fo:letter-spacing="0.0013in"/>
    </style:style>
    <style:style style:name="T4971" style:parent-style-name="Fonteparág.padrão" style:family="text">
      <style:text-properties fo:color="#231F20" fo:letter-spacing="0.002in"/>
    </style:style>
    <style:style style:name="T4972" style:parent-style-name="Fonteparág.padrão" style:family="text">
      <style:text-properties fo:color="#231F20"/>
    </style:style>
    <style:style style:name="T4973" style:parent-style-name="Fonteparág.padrão" style:family="text">
      <style:text-properties fo:color="#231F20" fo:letter-spacing="0.002in"/>
    </style:style>
    <style:style style:name="T4974" style:parent-style-name="Fonteparág.padrão" style:family="text">
      <style:text-properties fo:color="#231F20"/>
    </style:style>
    <style:style style:name="T4975" style:parent-style-name="Fonteparág.padrão" style:family="text">
      <style:text-properties fo:color="#231F20" fo:letter-spacing="0.0013in"/>
    </style:style>
    <style:style style:name="T4976" style:parent-style-name="Fonteparág.padrão" style:family="text">
      <style:text-properties fo:color="#231F20" fo:letter-spacing="0.002in"/>
    </style:style>
    <style:style style:name="T4977" style:parent-style-name="Fonteparág.padrão" style:family="text">
      <style:text-properties fo:color="#231F20" fo:letter-spacing="0.0013in"/>
    </style:style>
    <style:style style:name="T4978" style:parent-style-name="Fonteparág.padrão" style:family="text">
      <style:text-properties fo:color="#231F20" fo:letter-spacing="0.0027in"/>
    </style:style>
    <style:style style:name="T4979" style:parent-style-name="Fonteparág.padrão" style:family="text">
      <style:text-properties fo:color="#231F20" fo:letter-spacing="0.0013in"/>
    </style:style>
    <style:style style:name="T4980" style:parent-style-name="Fonteparág.padrão" style:family="text">
      <style:text-properties fo:color="#231F20" fo:letter-spacing="0.002in"/>
    </style:style>
    <style:style style:name="T4981" style:parent-style-name="Fonteparág.padrão" style:family="text">
      <style:text-properties fo:color="#231F20"/>
    </style:style>
    <style:style style:name="T4982" style:parent-style-name="Fonteparág.padrão" style:family="text">
      <style:text-properties fo:color="#231F20" fo:letter-spacing="0.0013in"/>
    </style:style>
    <style:style style:name="T4983" style:parent-style-name="Fonteparág.padrão" style:family="text">
      <style:text-properties fo:color="#231F20"/>
    </style:style>
    <style:style style:name="T4984" style:parent-style-name="Fonteparág.padrão" style:family="text">
      <style:text-properties fo:color="#231F20" fo:letter-spacing="0.002in"/>
    </style:style>
    <style:style style:name="T4985" style:parent-style-name="Fonteparág.padrão" style:family="text">
      <style:text-properties fo:color="#231F20" fo:letter-spacing="0.0013in"/>
    </style:style>
    <style:style style:name="T4986" style:parent-style-name="Fonteparág.padrão" style:family="text">
      <style:text-properties fo:color="#231F20" fo:letter-spacing="0.002in"/>
    </style:style>
    <style:style style:name="T4987" style:parent-style-name="Fonteparág.padrão" style:family="text">
      <style:text-properties fo:color="#231F20"/>
    </style:style>
    <style:style style:name="T4988" style:parent-style-name="Fonteparág.padrão" style:family="text">
      <style:text-properties fo:color="#231F20" fo:letter-spacing="0.0013in"/>
    </style:style>
    <style:style style:name="T4989" style:parent-style-name="Fonteparág.padrão" style:family="text">
      <style:text-properties fo:color="#231F20" fo:letter-spacing="0.002in"/>
    </style:style>
    <style:style style:name="T4990" style:parent-style-name="Fonteparág.padrão" style:family="text">
      <style:text-properties fo:color="#231F20" fo:letter-spacing="0.0027in"/>
    </style:style>
    <style:style style:name="T4991" style:parent-style-name="Fonteparág.padrão" style:family="text">
      <style:text-properties fo:color="#231F20" fo:letter-spacing="0.002in"/>
    </style:style>
    <style:style style:name="T4992" style:parent-style-name="Fonteparág.padrão" style:family="text">
      <style:text-properties fo:color="#231F20" fo:letter-spacing="-0.0013in"/>
    </style:style>
    <style:style style:name="T4993" style:parent-style-name="Fonteparág.padrão" style:family="text">
      <style:text-properties fo:color="#231F20" fo:letter-spacing="0.002in"/>
    </style:style>
    <style:style style:name="T4994" style:parent-style-name="Fonteparág.padrão" style:family="text">
      <style:text-properties fo:color="#231F20" fo:letter-spacing="-0.0013in"/>
    </style:style>
    <style:style style:name="T4995" style:parent-style-name="Fonteparág.padrão" style:family="text">
      <style:text-properties fo:color="#231F20" fo:letter-spacing="0.002in"/>
    </style:style>
    <style:style style:name="T4996" style:parent-style-name="Fonteparág.padrão" style:family="text">
      <style:text-properties fo:color="#231F20" fo:letter-spacing="-0.0013in"/>
    </style:style>
    <style:style style:name="T4997" style:parent-style-name="Fonteparág.padrão" style:family="text">
      <style:text-properties fo:color="#231F20"/>
    </style:style>
    <style:style style:name="T4998" style:parent-style-name="Fonteparág.padrão" style:family="text">
      <style:text-properties fo:color="#231F20" fo:letter-spacing="-0.0013in"/>
    </style:style>
    <style:style style:name="T4999" style:parent-style-name="Fonteparág.padrão" style:family="text">
      <style:text-properties fo:color="#231F20" fo:letter-spacing="0.002in"/>
    </style:style>
    <style:style style:name="T5000" style:parent-style-name="Fonteparág.padrão" style:family="text">
      <style:text-properties fo:color="#231F20" fo:letter-spacing="-0.0006in"/>
    </style:style>
    <style:style style:name="T5001" style:parent-style-name="Fonteparág.padrão" style:family="text">
      <style:text-properties fo:color="#231F20" fo:letter-spacing="0.0013in"/>
    </style:style>
    <style:style style:name="T5002" style:parent-style-name="Fonteparág.padrão" style:family="text">
      <style:text-properties fo:color="#231F20" fo:letter-spacing="-0.0013in"/>
    </style:style>
    <style:style style:name="T5003" style:parent-style-name="Fonteparág.padrão" style:family="text">
      <style:text-properties fo:color="#231F20" fo:letter-spacing="0.0013in"/>
    </style:style>
    <style:style style:name="T5004" style:parent-style-name="Fonteparág.padrão" style:family="text">
      <style:text-properties fo:color="#231F20" fo:letter-spacing="-0.0013in"/>
    </style:style>
    <style:style style:name="T5005" style:parent-style-name="Fonteparág.padrão" style:family="text">
      <style:text-properties fo:color="#231F20" fo:letter-spacing="0.0013in"/>
    </style:style>
    <style:style style:name="T5006" style:parent-style-name="Fonteparág.padrão" style:family="text">
      <style:text-properties fo:color="#231F20" fo:letter-spacing="-0.0013in"/>
    </style:style>
    <style:style style:name="T5007" style:parent-style-name="Fonteparág.padrão" style:family="text">
      <style:text-properties fo:color="#231F20" fo:letter-spacing="0.002in"/>
    </style:style>
    <style:style style:name="T5008" style:parent-style-name="Fonteparág.padrão" style:family="text">
      <style:text-properties fo:color="#231F20" fo:letter-spacing="-0.0006in"/>
    </style:style>
    <style:style style:name="T5009" style:parent-style-name="Fonteparág.padrão" style:family="text">
      <style:text-properties fo:color="#231F20" fo:letter-spacing="0.002in"/>
    </style:style>
    <style:style style:name="T5010" style:parent-style-name="Fonteparág.padrão" style:family="text">
      <style:text-properties fo:color="#231F20" fo:letter-spacing="-0.0013in"/>
    </style:style>
    <style:style style:name="T5011" style:parent-style-name="Fonteparág.padrão" style:family="text">
      <style:text-properties fo:color="#231F20" fo:letter-spacing="0.002in"/>
    </style:style>
    <style:style style:name="T5012" style:parent-style-name="Fonteparág.padrão" style:family="text">
      <style:text-properties fo:color="#231F20" fo:letter-spacing="0.002in"/>
    </style:style>
    <style:style style:name="T5013" style:parent-style-name="Fonteparág.padrão" style:family="text">
      <style:text-properties fo:color="#231F20" fo:letter-spacing="-0.0013in"/>
    </style:style>
    <style:style style:name="T5014" style:parent-style-name="Fonteparág.padrão" style:family="text">
      <style:text-properties fo:color="#231F20"/>
    </style:style>
    <style:style style:name="T5015" style:parent-style-name="Fonteparág.padrão" style:family="text">
      <style:text-properties fo:color="#231F20" fo:letter-spacing="-0.0013in"/>
    </style:style>
    <style:style style:name="T5016" style:parent-style-name="Fonteparág.padrão" style:family="text">
      <style:text-properties fo:color="#231F20" fo:letter-spacing="0.002in"/>
    </style:style>
    <style:style style:name="T5017" style:parent-style-name="Fonteparág.padrão" style:family="text">
      <style:text-properties fo:color="#231F20" fo:letter-spacing="-0.0006in"/>
    </style:style>
    <style:style style:name="T5018" style:parent-style-name="Fonteparág.padrão" style:family="text">
      <style:text-properties fo:color="#231F20" fo:letter-spacing="0.0027in"/>
    </style:style>
    <style:style style:name="T5019" style:parent-style-name="Fonteparág.padrão" style:family="text">
      <style:text-properties fo:color="#231F20" fo:letter-spacing="0.002in"/>
    </style:style>
    <style:style style:name="T5020" style:parent-style-name="Fonteparág.padrão" style:family="text">
      <style:text-properties fo:color="#231F20"/>
    </style:style>
    <style:style style:name="T5021" style:parent-style-name="Fonteparág.padrão" style:family="text">
      <style:text-properties fo:color="#231F20" fo:letter-spacing="0.002in"/>
    </style:style>
    <style:style style:name="T5022" style:parent-style-name="Fonteparág.padrão" style:family="text">
      <style:text-properties fo:color="#231F20" fo:letter-spacing="0.0006in"/>
    </style:style>
    <style:style style:name="T5023" style:parent-style-name="Fonteparág.padrão" style:family="text">
      <style:text-properties fo:color="#231F20" fo:letter-spacing="0.002in"/>
    </style:style>
    <style:style style:name="P5024" style:parent-style-name="Corpodetexto" style:family="paragraph">
      <style:paragraph-properties fo:text-align="justify" fo:margin-top="0.0673in" fo:line-height="120%" fo:margin-left="0.0812in" fo:margin-right="1.1763in">
        <style:tab-stops/>
      </style:paragraph-properties>
    </style:style>
    <style:style style:name="T5025" style:parent-style-name="Fonteparág.padrão" style:family="text">
      <style:text-properties fo:color="#231F20"/>
    </style:style>
    <style:style style:name="T5026" style:parent-style-name="Fonteparág.padrão" style:family="text">
      <style:text-properties fo:color="#231F20"/>
    </style:style>
    <style:style style:name="P5027" style:parent-style-name="Corpodetexto" style:family="paragraph">
      <style:paragraph-properties fo:text-align="justify" fo:margin-top="0.068in" fo:line-height="120%" fo:margin-left="0.0812in" fo:margin-right="1.1756in">
        <style:tab-stops/>
      </style:paragraph-properties>
    </style:style>
    <style:style style:name="T5028" style:parent-style-name="Fonteparág.padrão" style:family="text">
      <style:text-properties fo:color="#231F20"/>
    </style:style>
    <style:style style:name="T5029" style:parent-style-name="Fonteparág.padrão" style:family="text">
      <style:text-properties fo:color="#231F20" fo:letter-spacing="0.002in"/>
    </style:style>
    <style:style style:name="T5030" style:parent-style-name="Fonteparág.padrão" style:family="text">
      <style:text-properties fo:color="#231F20"/>
    </style:style>
    <style:style style:name="T5031" style:parent-style-name="Fonteparág.padrão" style:family="text">
      <style:text-properties fo:color="#231F20" fo:letter-spacing="0.002in"/>
    </style:style>
    <style:style style:name="T5032" style:parent-style-name="Fonteparág.padrão" style:family="text">
      <style:text-properties fo:color="#231F20"/>
    </style:style>
    <style:style style:name="T5033" style:parent-style-name="Fonteparág.padrão" style:family="text">
      <style:text-properties fo:color="#231F20"/>
    </style:style>
    <style:style style:name="T5034" style:parent-style-name="Fonteparág.padrão" style:family="text">
      <style:text-properties fo:color="#231F20" fo:letter-spacing="0.002in"/>
    </style:style>
    <style:style style:name="T5035" style:parent-style-name="Fonteparág.padrão" style:family="text">
      <style:text-properties fo:color="#231F20"/>
    </style:style>
    <style:style style:name="T5036" style:parent-style-name="Fonteparág.padrão" style:family="text">
      <style:text-properties fo:color="#231F20" fo:letter-spacing="0.002in"/>
    </style:style>
    <style:style style:name="T5037" style:parent-style-name="Fonteparág.padrão" style:family="text">
      <style:text-properties fo:color="#231F20"/>
    </style:style>
    <style:style style:name="T5038" style:parent-style-name="Fonteparág.padrão" style:family="text">
      <style:text-properties fo:color="#231F20" fo:letter-spacing="0.002in"/>
    </style:style>
    <style:style style:name="T5039" style:parent-style-name="Fonteparág.padrão" style:family="text">
      <style:text-properties fo:color="#231F20" fo:letter-spacing="0.0013in"/>
    </style:style>
    <style:style style:name="T5040" style:parent-style-name="Fonteparág.padrão" style:family="text">
      <style:text-properties fo:color="#231F20" fo:letter-spacing="0.002in"/>
    </style:style>
    <style:style style:name="T5041" style:parent-style-name="Fonteparág.padrão" style:family="text">
      <style:text-properties fo:color="#231F20"/>
    </style:style>
    <style:style style:name="T5042" style:parent-style-name="Fonteparág.padrão" style:family="text">
      <style:text-properties fo:color="#231F20" fo:letter-spacing="0.002in"/>
    </style:style>
    <style:style style:name="T5043" style:parent-style-name="Fonteparág.padrão" style:family="text">
      <style:text-properties fo:color="#231F20"/>
    </style:style>
    <style:style style:name="T5044" style:parent-style-name="Fonteparág.padrão" style:family="text">
      <style:text-properties fo:color="#231F20" fo:letter-spacing="0.002in"/>
    </style:style>
    <style:style style:name="T5045" style:parent-style-name="Fonteparág.padrão" style:family="text">
      <style:text-properties fo:color="#231F20" fo:letter-spacing="0.0013in"/>
    </style:style>
    <style:style style:name="T5046" style:parent-style-name="Fonteparág.padrão" style:family="text">
      <style:text-properties fo:color="#231F20" fo:letter-spacing="0.002in"/>
    </style:style>
    <style:style style:name="T5047" style:parent-style-name="Fonteparág.padrão" style:family="text">
      <style:text-properties fo:color="#231F20" fo:letter-spacing="0.0013in"/>
    </style:style>
    <style:style style:name="T5048" style:parent-style-name="Fonteparág.padrão" style:family="text">
      <style:text-properties fo:color="#231F20"/>
    </style:style>
    <style:style style:name="T5049" style:parent-style-name="Fonteparág.padrão" style:family="text">
      <style:text-properties fo:color="#231F20" fo:letter-spacing="0.002in"/>
    </style:style>
    <style:style style:name="T5050" style:parent-style-name="Fonteparág.padrão" style:family="text">
      <style:text-properties fo:color="#231F20" fo:letter-spacing="0.0013in"/>
    </style:style>
    <style:style style:name="T5051" style:parent-style-name="Fonteparág.padrão" style:family="text">
      <style:text-properties fo:color="#231F20" fo:letter-spacing="0.002in"/>
    </style:style>
    <style:style style:name="T5052" style:parent-style-name="Fonteparág.padrão" style:family="text">
      <style:text-properties fo:color="#231F20"/>
    </style:style>
    <style:style style:name="T5053" style:parent-style-name="Fonteparág.padrão" style:family="text">
      <style:text-properties fo:color="#231F20" fo:letter-spacing="0.0013in"/>
    </style:style>
    <style:style style:name="T5054" style:parent-style-name="Fonteparág.padrão" style:family="text">
      <style:text-properties fo:color="#231F20" fo:letter-spacing="0.0027in"/>
    </style:style>
    <style:style style:name="T5055" style:parent-style-name="Fonteparág.padrão" style:family="text">
      <style:text-properties fo:color="#231F20" fo:letter-spacing="0.002in"/>
    </style:style>
    <style:style style:name="T5056" style:parent-style-name="Fonteparág.padrão" style:family="text">
      <style:text-properties fo:color="#231F20"/>
    </style:style>
    <style:style style:name="T5057" style:parent-style-name="Fonteparág.padrão" style:family="text">
      <style:text-properties fo:color="#231F20" fo:letter-spacing="0.002in"/>
    </style:style>
    <style:style style:name="T5058" style:parent-style-name="Fonteparág.padrão" style:family="text">
      <style:text-properties fo:color="#231F20" fo:letter-spacing="0.0013in"/>
    </style:style>
    <style:style style:name="T5059" style:parent-style-name="Fonteparág.padrão" style:family="text">
      <style:text-properties fo:color="#231F20" fo:letter-spacing="0.002in"/>
    </style:style>
    <style:style style:name="T5060" style:parent-style-name="Fonteparág.padrão" style:family="text">
      <style:text-properties fo:color="#231F20" fo:letter-spacing="0.0013in"/>
    </style:style>
    <style:style style:name="T5061" style:parent-style-name="Fonteparág.padrão" style:family="text">
      <style:text-properties fo:color="#231F20" fo:letter-spacing="0.002in"/>
    </style:style>
    <style:style style:name="T5062" style:parent-style-name="Fonteparág.padrão" style:family="text">
      <style:text-properties fo:color="#231F20" fo:letter-spacing="0.0013in"/>
    </style:style>
    <style:style style:name="T5063" style:parent-style-name="Fonteparág.padrão" style:family="text">
      <style:text-properties fo:color="#231F20"/>
    </style:style>
    <style:style style:name="T5064" style:parent-style-name="Fonteparág.padrão" style:family="text">
      <style:text-properties fo:color="#231F20" fo:letter-spacing="0.002in"/>
    </style:style>
    <style:style style:name="T5065" style:parent-style-name="Fonteparág.padrão" style:family="text">
      <style:text-properties fo:color="#231F20" fo:letter-spacing="0.0027in"/>
    </style:style>
    <style:style style:name="T5066" style:parent-style-name="Fonteparág.padrão" style:family="text">
      <style:text-properties fo:color="#231F20" fo:letter-spacing="0.0013in"/>
    </style:style>
    <style:style style:name="T5067" style:parent-style-name="Fonteparág.padrão" style:family="text">
      <style:text-properties fo:color="#231F20" fo:letter-spacing="0.002in"/>
    </style:style>
    <style:style style:name="T5068" style:parent-style-name="Fonteparág.padrão" style:family="text">
      <style:text-properties fo:color="#231F20" fo:letter-spacing="0.002in"/>
    </style:style>
    <style:style style:name="T5069" style:parent-style-name="Fonteparág.padrão" style:family="text">
      <style:text-properties fo:color="#231F20"/>
    </style:style>
    <style:style style:name="T5070" style:parent-style-name="Fonteparág.padrão" style:family="text">
      <style:text-properties fo:color="#231F20" fo:letter-spacing="0.0013in"/>
    </style:style>
    <style:style style:name="T5071" style:parent-style-name="Fonteparág.padrão" style:family="text">
      <style:text-properties fo:color="#231F20" fo:letter-spacing="0.002in"/>
    </style:style>
    <style:style style:name="T5072" style:parent-style-name="Fonteparág.padrão" style:family="text">
      <style:text-properties fo:color="#231F20" fo:letter-spacing="0.0013in"/>
    </style:style>
    <style:style style:name="T5073" style:parent-style-name="Fonteparág.padrão" style:family="text">
      <style:text-properties fo:color="#231F20" fo:letter-spacing="0.002in"/>
    </style:style>
    <style:style style:name="T5074" style:parent-style-name="Fonteparág.padrão" style:family="text">
      <style:text-properties fo:color="#231F20"/>
    </style:style>
    <style:style style:name="T5075" style:parent-style-name="Fonteparág.padrão" style:family="text">
      <style:text-properties fo:color="#231F20" fo:letter-spacing="0.002in"/>
    </style:style>
    <style:style style:name="T5076" style:parent-style-name="Fonteparág.padrão" style:family="text">
      <style:text-properties fo:color="#231F20"/>
    </style:style>
    <style:style style:name="T5077" style:parent-style-name="Fonteparág.padrão" style:family="text">
      <style:text-properties fo:color="#231F20" fo:letter-spacing="0.002in"/>
    </style:style>
    <style:style style:name="T5078" style:parent-style-name="Fonteparág.padrão" style:family="text">
      <style:text-properties fo:color="#231F20"/>
    </style:style>
    <style:style style:name="T5079" style:parent-style-name="Fonteparág.padrão" style:family="text">
      <style:text-properties fo:color="#231F20" fo:letter-spacing="0.0027in"/>
    </style:style>
    <style:style style:name="T5080" style:parent-style-name="Fonteparág.padrão" style:family="text">
      <style:text-properties fo:color="#231F20" fo:letter-spacing="0.002in"/>
    </style:style>
    <style:style style:name="T5081" style:parent-style-name="Fonteparág.padrão" style:family="text">
      <style:text-properties fo:color="#231F20"/>
    </style:style>
    <style:style style:name="T5082" style:parent-style-name="Fonteparág.padrão" style:family="text">
      <style:text-properties fo:color="#231F20" fo:letter-spacing="0.002in"/>
    </style:style>
    <style:style style:name="T5083" style:parent-style-name="Fonteparág.padrão" style:family="text">
      <style:text-properties fo:color="#231F20" fo:letter-spacing="0.0013in"/>
    </style:style>
    <style:style style:name="T5084" style:parent-style-name="Fonteparág.padrão" style:family="text">
      <style:text-properties fo:color="#231F20" fo:letter-spacing="0.002in"/>
    </style:style>
    <style:style style:name="T5085" style:parent-style-name="Fonteparág.padrão" style:family="text">
      <style:text-properties fo:color="#231F20"/>
    </style:style>
    <style:style style:name="T5086" style:parent-style-name="Fonteparág.padrão" style:family="text">
      <style:text-properties fo:color="#231F20" fo:letter-spacing="0.002in"/>
    </style:style>
    <style:style style:name="T5087" style:parent-style-name="Fonteparág.padrão" style:family="text">
      <style:text-properties fo:color="#231F20"/>
    </style:style>
    <style:style style:name="T5088" style:parent-style-name="Fonteparág.padrão" style:family="text">
      <style:text-properties fo:color="#231F20" fo:letter-spacing="-0.009in"/>
    </style:style>
    <style:style style:name="T5089" style:parent-style-name="Fonteparág.padrão" style:family="text">
      <style:text-properties fo:color="#231F20" fo:letter-spacing="0.0027in"/>
    </style:style>
    <style:style style:name="P5090" style:parent-style-name="Corpodetexto" style:master-page-name="MP68" style:family="paragraph">
      <style:paragraph-properties fo:break-before="page"/>
      <style:text-properties fo:font-size="10pt" style:font-size-asian="10pt"/>
    </style:style>
    <style:style style:name="P5112" style:parent-style-name="Corpodetexto" style:family="paragraph">
      <style:text-properties fo:font-size="10pt" style:font-size-asian="10pt"/>
    </style:style>
    <style:style style:name="P5113" style:parent-style-name="Corpodetexto" style:family="paragraph">
      <style:paragraph-properties fo:margin-top="0.0041in"/>
      <style:text-properties fo:font-size="9.5pt" style:font-size-asian="9.5pt"/>
    </style:style>
    <style:style style:name="P5114" style:parent-style-name="Título2" style:family="paragraph">
      <style:paragraph-properties fo:margin-left="0.2777in">
        <style:tab-stops/>
      </style:paragraph-properties>
    </style:style>
    <style:style style:name="T5115" style:parent-style-name="Fonteparág.padrão" style:family="text">
      <style:text-properties fo:language="en" fo:country="US" style:language-asian="en" style:country-asian="US" style:language-complex="ar" style:country-complex="SA"/>
    </style:style>
    <style:style style:name="T5116" style:parent-style-name="Fonteparág.padrão" style:family="text">
      <style:text-properties fo:language="en" fo:country="US" style:language-asian="en" style:country-asian="US" style:language-complex="ar" style:country-complex="SA"/>
    </style:style>
    <style:style style:name="P5117" style:parent-style-name="Normal" style:family="paragraph">
      <style:paragraph-properties fo:margin-top="0.0104in" fo:margin-left="0.0138in">
        <style:tab-stops/>
      </style:paragraph-properties>
    </style:style>
    <style:style style:name="T5118" style:parent-style-name="Fonteparág.padrão" style:family="text">
      <style:text-properties style:font-name="Gill Sans MT" fo:color="#EAAF9D" style:text-scale="95%" fo:font-size="6pt" style:font-size-asian="6pt"/>
    </style:style>
    <style:style style:name="T5119" style:parent-style-name="Fonteparág.padrão" style:family="text">
      <style:text-properties fo:color="#C9302E"/>
    </style:style>
    <style:style style:name="P5120" style:parent-style-name="Corpodetexto" style:family="paragraph">
      <style:text-properties style:font-name="Arial" fo:font-size="13pt" style:font-size-asian="13pt"/>
    </style:style>
    <style:style style:name="P5121" style:parent-style-name="Corpodetexto" style:family="paragraph">
      <style:paragraph-properties fo:margin-top="0.0069in"/>
      <style:text-properties style:font-name="Arial" fo:font-size="11.5pt" style:font-size-asian="11.5pt"/>
    </style:style>
    <style:style style:name="P5122" style:parent-style-name="Normal" style:family="paragraph">
      <style:paragraph-properties fo:margin-left="0.2777in">
        <style:tab-stops/>
      </style:paragraph-properties>
    </style:style>
    <style:style style:name="T5123" style:parent-style-name="Fonteparág.padrão" style:family="text">
      <style:text-properties style:font-name="Arial" fo:color="#C9302E" style:text-scale="95%"/>
    </style:style>
    <style:style style:name="P5124" style:parent-style-name="Corpodetexto" style:family="paragraph">
      <style:paragraph-properties fo:margin-top="0.1493in" fo:margin-left="0.2777in">
        <style:tab-stops/>
      </style:paragraph-properties>
    </style:style>
    <style:style style:name="T5125" style:parent-style-name="Fonteparág.padrão" style:family="text">
      <style:text-properties style:font-name="Arial" fo:color="#C9302E" style:text-scale="95%"/>
    </style:style>
    <style:style style:name="P5126" style:parent-style-name="Corpodetexto" style:family="paragraph">
      <style:paragraph-properties fo:margin-top="0.0034in"/>
      <style:text-properties style:font-name="Arial"/>
    </style:style>
    <style:style style:name="P5127" style:parent-style-name="Corpodetexto" style:family="paragraph">
      <style:paragraph-properties fo:text-align="justify" fo:line-height="120%" fo:margin-left="0.2777in" fo:margin-right="0.9798in">
        <style:tab-stops/>
      </style:paragraph-properties>
    </style:style>
    <style:style style:name="T5128" style:parent-style-name="Fonteparág.padrão" style:family="text">
      <style:text-properties fo:color="#231F20"/>
    </style:style>
    <style:style style:name="T5129" style:parent-style-name="Fonteparág.padrão" style:family="text">
      <style:text-properties fo:color="#231F20"/>
    </style:style>
    <style:style style:name="P5130" style:parent-style-name="Corpodetexto" style:family="paragraph">
      <style:text-properties fo:font-size="10pt" style:font-size-asian="10pt"/>
    </style:style>
    <style:style style:name="P5131" style:parent-style-name="Corpodetexto" style:family="paragraph">
      <style:text-properties fo:font-size="11pt" style:font-size-asian="11pt"/>
    </style:style>
    <style:style style:name="P5132" style:parent-style-name="Corpodetexto" style:family="paragraph">
      <style:paragraph-properties fo:margin-left="0.2777in">
        <style:tab-stops/>
      </style:paragraph-properties>
    </style:style>
    <style:style style:name="T5133" style:parent-style-name="Fonteparág.padrão" style:family="text">
      <style:text-properties style:font-name="Arial" fo:color="#C9302E" style:text-scale="95%"/>
    </style:style>
    <style:style style:name="P5134" style:parent-style-name="Corpodetexto" style:family="paragraph">
      <style:paragraph-properties fo:margin-top="0.0034in"/>
      <style:text-properties style:font-name="Arial"/>
    </style:style>
    <style:style style:name="P5135" style:parent-style-name="Corpodetexto" style:family="paragraph">
      <style:paragraph-properties fo:text-align="justify" fo:line-height="120%" fo:margin-left="0.2777in" fo:margin-right="0.9798in">
        <style:tab-stops/>
      </style:paragraph-properties>
    </style:style>
    <style:style style:name="T5136" style:parent-style-name="Fonteparág.padrão" style:family="text">
      <style:text-properties fo:color="#231F20"/>
    </style:style>
    <style:style style:name="T5137" style:parent-style-name="Fonteparág.padrão" style:family="text">
      <style:text-properties fo:color="#231F20" fo:letter-spacing="-0.0125in"/>
    </style:style>
    <style:style style:name="T5138" style:parent-style-name="Fonteparág.padrão" style:family="text">
      <style:text-properties fo:color="#231F20" fo:letter-spacing="0.002in"/>
    </style:style>
    <style:style style:name="T5139" style:parent-style-name="Fonteparág.padrão" style:family="text">
      <style:text-properties fo:color="#231F20" fo:letter-spacing="-0.0125in"/>
    </style:style>
    <style:style style:name="T5140" style:parent-style-name="Fonteparág.padrão" style:family="text">
      <style:text-properties fo:color="#231F20"/>
    </style:style>
    <style:style style:name="T5141" style:parent-style-name="Fonteparág.padrão" style:family="text">
      <style:text-properties fo:color="#231F20" fo:letter-spacing="-0.0118in"/>
    </style:style>
    <style:style style:name="T5142" style:parent-style-name="Fonteparág.padrão" style:family="text">
      <style:text-properties fo:color="#231F20" fo:letter-spacing="0.0013in"/>
    </style:style>
    <style:style style:name="T5143" style:parent-style-name="Fonteparág.padrão" style:family="text">
      <style:text-properties fo:color="#231F20" fo:letter-spacing="-0.0125in"/>
    </style:style>
    <style:style style:name="T5144" style:parent-style-name="Fonteparág.padrão" style:family="text">
      <style:text-properties fo:color="#231F20"/>
    </style:style>
    <style:style style:name="T5145" style:parent-style-name="Fonteparág.padrão" style:family="text">
      <style:text-properties fo:color="#231F20" fo:letter-spacing="-0.0125in"/>
    </style:style>
    <style:style style:name="T5146" style:parent-style-name="Fonteparág.padrão" style:family="text">
      <style:text-properties fo:color="#231F20" fo:letter-spacing="0.002in"/>
    </style:style>
    <style:style style:name="T5147" style:parent-style-name="Fonteparág.padrão" style:family="text">
      <style:text-properties fo:color="#231F20" fo:letter-spacing="-0.0118in"/>
    </style:style>
    <style:style style:name="T5148" style:parent-style-name="Fonteparág.padrão" style:family="text">
      <style:text-properties fo:color="#231F20" fo:letter-spacing="0.0013in"/>
    </style:style>
    <style:style style:name="T5149" style:parent-style-name="Fonteparág.padrão" style:family="text">
      <style:text-properties fo:color="#231F20" fo:letter-spacing="-0.0125in"/>
    </style:style>
    <style:style style:name="T5150" style:parent-style-name="Fonteparág.padrão" style:family="text">
      <style:text-properties fo:color="#231F20" fo:letter-spacing="0.002in"/>
    </style:style>
    <style:style style:name="T5151" style:parent-style-name="Fonteparág.padrão" style:family="text">
      <style:text-properties fo:color="#231F20" fo:letter-spacing="-0.0125in"/>
    </style:style>
    <style:style style:name="T5152" style:parent-style-name="Fonteparág.padrão" style:family="text">
      <style:text-properties fo:color="#231F20" fo:letter-spacing="0.0013in"/>
    </style:style>
    <style:style style:name="T5153" style:parent-style-name="Fonteparág.padrão" style:family="text">
      <style:text-properties fo:color="#231F20" fo:letter-spacing="-0.0118in"/>
    </style:style>
    <style:style style:name="T5154" style:parent-style-name="Fonteparág.padrão" style:family="text">
      <style:text-properties fo:color="#231F20" fo:letter-spacing="0.002in"/>
    </style:style>
    <style:style style:name="T5155" style:parent-style-name="Fonteparág.padrão" style:family="text">
      <style:text-properties fo:color="#231F20" fo:letter-spacing="-0.0125in"/>
    </style:style>
    <style:style style:name="T5156" style:parent-style-name="Fonteparág.padrão" style:family="text">
      <style:text-properties fo:color="#231F20" fo:letter-spacing="0.002in"/>
    </style:style>
    <style:style style:name="T5157" style:parent-style-name="Fonteparág.padrão" style:family="text">
      <style:text-properties fo:color="#231F20" fo:letter-spacing="-0.0125in"/>
    </style:style>
    <style:style style:name="T5158" style:parent-style-name="Fonteparág.padrão" style:family="text">
      <style:text-properties fo:color="#231F20"/>
    </style:style>
    <style:style style:name="T5159" style:parent-style-name="Fonteparág.padrão" style:family="text">
      <style:text-properties fo:color="#231F20" fo:letter-spacing="-0.0118in"/>
    </style:style>
    <style:style style:name="T5160" style:parent-style-name="Fonteparág.padrão" style:family="text">
      <style:text-properties fo:color="#231F20" fo:letter-spacing="0.0027in"/>
    </style:style>
    <style:style style:name="T5161" style:parent-style-name="Fonteparág.padrão" style:family="text">
      <style:text-properties fo:color="#231F20"/>
    </style:style>
    <style:style style:name="T5162" style:parent-style-name="Fonteparág.padrão" style:family="text">
      <style:text-properties fo:color="#231F20" fo:letter-spacing="0.002in"/>
    </style:style>
    <style:style style:name="T5163" style:parent-style-name="Fonteparág.padrão" style:family="text">
      <style:text-properties fo:color="#231F20"/>
    </style:style>
    <style:style style:name="T5164" style:parent-style-name="Fonteparág.padrão" style:family="text">
      <style:text-properties fo:color="#231F20" fo:letter-spacing="0.002in"/>
    </style:style>
    <style:style style:name="T5165" style:parent-style-name="Fonteparág.padrão" style:family="text">
      <style:text-properties fo:color="#231F20" fo:letter-spacing="0.0013in"/>
    </style:style>
    <style:style style:name="T5166" style:parent-style-name="Fonteparág.padrão" style:family="text">
      <style:text-properties fo:color="#231F20"/>
    </style:style>
    <style:style style:name="T5167" style:parent-style-name="Fonteparág.padrão" style:family="text">
      <style:text-properties fo:color="#231F20" fo:letter-spacing="0.0027in"/>
    </style:style>
    <style:style style:name="P5168" style:parent-style-name="ParágrafodaLista" style:family="paragraph">
      <style:paragraph-properties fo:margin-top="0.109in" fo:line-height="116%" fo:margin-right="0.9798in">
        <style:tab-stops>
          <style:tab-stop style:type="left" style:position="0.0006in"/>
        </style:tab-stops>
      </style:paragraph-properties>
    </style:style>
    <style:style style:name="T5169" style:parent-style-name="Fonteparág.padrão" style:family="text">
      <style:text-properties style:font-name="Gill Sans MT" fo:font-weight="bold" style:font-weight-asian="bold" fo:color="#231F20" fo:letter-spacing="0.002in" fo:font-size="9pt" style:font-size-asian="9pt"/>
    </style:style>
    <style:style style:name="T5170" style:parent-style-name="Fonteparág.padrão" style:family="text">
      <style:text-properties style:font-name="Gill Sans MT" fo:font-weight="bold" style:font-weight-asian="bold" fo:color="#231F20" fo:letter-spacing="0.0027in" fo:font-size="9pt" style:font-size-asian="9pt"/>
    </style:style>
    <style:style style:name="T5171" style:parent-style-name="Fonteparág.padrão" style:family="text">
      <style:text-properties style:font-name="Gill Sans MT" fo:font-weight="bold" style:font-weight-asian="bold" fo:color="#231F20" fo:font-size="9pt" style:font-size-asian="9pt"/>
    </style:style>
    <style:style style:name="T5172" style:parent-style-name="Fonteparág.padrão" style:family="text">
      <style:text-properties style:font-name="Gill Sans MT" fo:font-weight="bold" style:font-weight-asian="bold" fo:color="#231F20" fo:letter-spacing="0.002in" fo:font-size="9pt" style:font-size-asian="9pt"/>
    </style:style>
    <style:style style:name="T5173" style:parent-style-name="Fonteparág.padrão" style:family="text">
      <style:text-properties fo:color="#231F20" fo:letter-spacing="0.002in" fo:font-size="9pt" style:font-size-asian="9pt"/>
    </style:style>
    <style:style style:name="T5174" style:parent-style-name="Fonteparág.padrão" style:family="text">
      <style:text-properties fo:color="#231F20" fo:font-size="9pt" style:font-size-asian="9pt"/>
    </style:style>
    <style:style style:name="T5175" style:parent-style-name="Fonteparág.padrão" style:family="text">
      <style:text-properties fo:color="#231F20" fo:letter-spacing="0.002in" fo:font-size="9pt" style:font-size-asian="9pt"/>
    </style:style>
    <style:style style:name="T5176" style:parent-style-name="Fonteparág.padrão" style:family="text">
      <style:text-properties fo:color="#231F20" fo:font-size="9pt" style:font-size-asian="9pt"/>
    </style:style>
    <style:style style:name="T5177" style:parent-style-name="Fonteparág.padrão" style:family="text">
      <style:text-properties fo:color="#231F20" fo:letter-spacing="0.002in" fo:font-size="9pt" style:font-size-asian="9pt"/>
    </style:style>
    <style:style style:name="T5178" style:parent-style-name="Fonteparág.padrão" style:family="text">
      <style:text-properties fo:color="#231F20" fo:font-size="9pt" style:font-size-asian="9pt"/>
    </style:style>
    <style:style style:name="T5179" style:parent-style-name="Fonteparág.padrão" style:family="text">
      <style:text-properties fo:color="#231F20" fo:letter-spacing="0.002in" fo:font-size="9pt" style:font-size-asian="9pt"/>
    </style:style>
    <style:style style:name="T5180" style:parent-style-name="Fonteparág.padrão" style:family="text">
      <style:text-properties fo:color="#231F20" fo:letter-spacing="0.0013in" fo:font-size="9pt" style:font-size-asian="9pt"/>
    </style:style>
    <style:style style:name="T5181" style:parent-style-name="Fonteparág.padrão" style:family="text">
      <style:text-properties fo:color="#231F20" fo:letter-spacing="-0.0083in" fo:font-size="9pt" style:font-size-asian="9pt"/>
    </style:style>
    <style:style style:name="T5182" style:parent-style-name="Fonteparág.padrão" style:family="text">
      <style:text-properties fo:color="#231F20" fo:letter-spacing="0.0027in" fo:font-size="9pt" style:font-size-asian="9pt"/>
    </style:style>
    <style:style style:name="P5183" style:parent-style-name="ParágrafodaLista" style:family="paragraph">
      <style:paragraph-properties fo:margin-top="0.0444in" fo:line-height="118%">
        <style:tab-stops>
          <style:tab-stop style:type="left" style:position="0.0006in"/>
        </style:tab-stops>
      </style:paragraph-properties>
    </style:style>
    <style:style style:name="T5184" style:parent-style-name="Fonteparág.padrão" style:family="text">
      <style:text-properties style:font-name="Gill Sans MT" fo:font-weight="bold" style:font-weight-asian="bold" fo:color="#231F20" fo:letter-spacing="0.0013in" fo:font-size="9pt" style:font-size-asian="9pt"/>
    </style:style>
    <style:style style:name="T5185" style:parent-style-name="Fonteparág.padrão" style:family="text">
      <style:text-properties style:font-name="Gill Sans MT" fo:font-weight="bold" style:font-weight-asian="bold" fo:color="#231F20" fo:letter-spacing="0.002in" fo:font-size="9pt" style:font-size-asian="9pt"/>
    </style:style>
    <style:style style:name="T5186" style:parent-style-name="Fonteparág.padrão" style:family="text">
      <style:text-properties style:font-name="Gill Sans MT" fo:font-weight="bold" style:font-weight-asian="bold" fo:color="#231F20" fo:letter-spacing="0.0027in" fo:font-size="9pt" style:font-size-asian="9pt"/>
    </style:style>
    <style:style style:name="T5187" style:parent-style-name="Fonteparág.padrão" style:family="text">
      <style:text-properties style:font-name="Gill Sans MT" fo:font-weight="bold" style:font-weight-asian="bold" fo:color="#231F20" fo:font-size="9pt" style:font-size-asian="9pt"/>
    </style:style>
    <style:style style:name="T5188" style:parent-style-name="Fonteparág.padrão" style:family="text">
      <style:text-properties style:font-name="Gill Sans MT" fo:font-weight="bold" style:font-weight-asian="bold" fo:color="#231F20" fo:letter-spacing="0.0013in" fo:font-size="9pt" style:font-size-asian="9pt"/>
    </style:style>
    <style:style style:name="T5189" style:parent-style-name="Fonteparág.padrão" style:family="text">
      <style:text-properties style:font-name="Gill Sans MT" fo:font-weight="bold" style:font-weight-asian="bold" fo:color="#231F20" fo:letter-spacing="0.002in" fo:font-size="9pt" style:font-size-asian="9pt"/>
    </style:style>
    <style:style style:name="T5190" style:parent-style-name="Fonteparág.padrão" style:family="text">
      <style:text-properties fo:color="#231F20" fo:letter-spacing="0.002in" fo:font-size="9pt" style:font-size-asian="9pt"/>
    </style:style>
    <style:style style:name="T5191" style:parent-style-name="Fonteparág.padrão" style:family="text">
      <style:text-properties fo:color="#231F20" fo:font-size="9pt" style:font-size-asian="9pt"/>
    </style:style>
    <style:style style:name="T5192" style:parent-style-name="Fonteparág.padrão" style:family="text">
      <style:text-properties fo:color="#231F20" fo:letter-spacing="0.0013in" fo:font-size="9pt" style:font-size-asian="9pt"/>
    </style:style>
    <style:style style:name="T5193" style:parent-style-name="Fonteparág.padrão" style:family="text">
      <style:text-properties fo:color="#231F20" fo:font-size="9pt" style:font-size-asian="9pt"/>
    </style:style>
    <style:style style:name="T5194" style:parent-style-name="Fonteparág.padrão" style:family="text">
      <style:text-properties fo:color="#231F20" fo:letter-spacing="0.0027in" fo:font-size="9pt" style:font-size-asian="9pt"/>
    </style:style>
    <style:style style:name="T5195" style:parent-style-name="Fonteparág.padrão" style:family="text">
      <style:text-properties fo:color="#231F20" fo:font-size="9pt" style:font-size-asian="9pt"/>
    </style:style>
    <style:style style:name="T5196" style:parent-style-name="Fonteparág.padrão" style:family="text">
      <style:text-properties fo:color="#231F20" fo:letter-spacing="0.002in" fo:font-size="9pt" style:font-size-asian="9pt"/>
    </style:style>
    <style:style style:name="T5197" style:parent-style-name="Fonteparág.padrão" style:family="text">
      <style:text-properties fo:color="#231F20" fo:letter-spacing="0.0013in" fo:font-size="9pt" style:font-size-asian="9pt"/>
    </style:style>
    <style:style style:name="T5198" style:parent-style-name="Fonteparág.padrão" style:family="text">
      <style:text-properties fo:color="#231F20" fo:font-size="9pt" style:font-size-asian="9pt"/>
    </style:style>
    <style:style style:name="T5199" style:parent-style-name="Fonteparág.padrão" style:family="text">
      <style:text-properties fo:color="#231F20" fo:letter-spacing="0.0013in" fo:font-size="9pt" style:font-size-asian="9pt"/>
    </style:style>
    <style:style style:name="T5200" style:parent-style-name="Fonteparág.padrão" style:family="text">
      <style:text-properties fo:color="#231F20" fo:letter-spacing="0.002in" fo:font-size="9pt" style:font-size-asian="9pt"/>
    </style:style>
    <style:style style:name="T5201" style:parent-style-name="Fonteparág.padrão" style:family="text">
      <style:text-properties fo:color="#231F20" fo:font-size="9pt" style:font-size-asian="9pt"/>
    </style:style>
    <style:style style:name="T5202" style:parent-style-name="Fonteparág.padrão" style:family="text">
      <style:text-properties fo:color="#231F20" fo:letter-spacing="0.002in" fo:font-size="9pt" style:font-size-asian="9pt"/>
    </style:style>
    <style:style style:name="T5203" style:parent-style-name="Fonteparág.padrão" style:family="text">
      <style:text-properties fo:color="#231F20" fo:letter-spacing="0.0013in" fo:font-size="9pt" style:font-size-asian="9pt"/>
    </style:style>
    <style:style style:name="T5204" style:parent-style-name="Fonteparág.padrão" style:family="text">
      <style:text-properties fo:color="#231F20" fo:font-size="9pt" style:font-size-asian="9pt"/>
    </style:style>
    <style:style style:name="T5205" style:parent-style-name="Fonteparág.padrão" style:family="text">
      <style:text-properties fo:color="#231F20" fo:letter-spacing="0.002in" fo:font-size="9pt" style:font-size-asian="9pt"/>
    </style:style>
    <style:style style:name="T5206" style:parent-style-name="Fonteparág.padrão" style:family="text">
      <style:text-properties fo:color="#231F20" fo:letter-spacing="-0.0013in" fo:font-size="9pt" style:font-size-asian="9pt"/>
    </style:style>
    <style:style style:name="T5207" style:parent-style-name="Fonteparág.padrão" style:family="text">
      <style:text-properties fo:color="#231F20" fo:font-size="9pt" style:font-size-asian="9pt"/>
    </style:style>
    <style:style style:name="T5208" style:parent-style-name="Fonteparág.padrão" style:family="text">
      <style:text-properties fo:color="#231F20" fo:letter-spacing="-0.0006in" fo:font-size="9pt" style:font-size-asian="9pt"/>
    </style:style>
    <style:style style:name="T5209" style:parent-style-name="Fonteparág.padrão" style:family="text">
      <style:text-properties fo:color="#231F20" fo:letter-spacing="0.002in" fo:font-size="9pt" style:font-size-asian="9pt"/>
    </style:style>
    <style:style style:name="T5210" style:parent-style-name="Fonteparág.padrão" style:family="text">
      <style:text-properties fo:color="#231F20" fo:letter-spacing="-0.0013in" fo:font-size="9pt" style:font-size-asian="9pt"/>
    </style:style>
    <style:style style:name="T5211" style:parent-style-name="Fonteparág.padrão" style:family="text">
      <style:text-properties fo:color="#231F20" fo:letter-spacing="0.002in" fo:font-size="9pt" style:font-size-asian="9pt"/>
    </style:style>
    <style:style style:name="T5212" style:parent-style-name="Fonteparág.padrão" style:family="text">
      <style:text-properties fo:color="#231F20" fo:letter-spacing="-0.0006in" fo:font-size="9pt" style:font-size-asian="9pt"/>
    </style:style>
    <style:style style:name="T5213" style:parent-style-name="Fonteparág.padrão" style:family="text">
      <style:text-properties fo:color="#231F20" fo:font-size="9pt" style:font-size-asian="9pt"/>
    </style:style>
    <style:style style:name="T5214" style:parent-style-name="Fonteparág.padrão" style:family="text">
      <style:text-properties fo:color="#231F20" fo:letter-spacing="-0.0006in" fo:font-size="9pt" style:font-size-asian="9pt"/>
    </style:style>
    <style:style style:name="T5215" style:parent-style-name="Fonteparág.padrão" style:family="text">
      <style:text-properties fo:color="#231F20" fo:letter-spacing="0.002in" fo:font-size="9pt" style:font-size-asian="9pt"/>
    </style:style>
    <style:style style:name="T5216" style:parent-style-name="Fonteparág.padrão" style:family="text">
      <style:text-properties fo:color="#231F20" fo:letter-spacing="-0.0013in" fo:font-size="9pt" style:font-size-asian="9pt"/>
    </style:style>
    <style:style style:name="T5217" style:parent-style-name="Fonteparág.padrão" style:family="text">
      <style:text-properties fo:color="#231F20" fo:letter-spacing="0.0013in" fo:font-size="9pt" style:font-size-asian="9pt"/>
    </style:style>
    <style:style style:name="T5218" style:parent-style-name="Fonteparág.padrão" style:family="text">
      <style:text-properties fo:color="#231F20" fo:letter-spacing="-0.0006in" fo:font-size="9pt" style:font-size-asian="9pt"/>
    </style:style>
    <style:style style:name="T5219" style:parent-style-name="Fonteparág.padrão" style:family="text">
      <style:text-properties fo:color="#231F20" fo:font-size="9pt" style:font-size-asian="9pt"/>
    </style:style>
    <style:style style:name="T5220" style:parent-style-name="Fonteparág.padrão" style:family="text">
      <style:text-properties fo:color="#231F20" fo:letter-spacing="-0.0006in" fo:font-size="9pt" style:font-size-asian="9pt"/>
    </style:style>
    <style:style style:name="T5221" style:parent-style-name="Fonteparág.padrão" style:family="text">
      <style:text-properties fo:color="#231F20" fo:letter-spacing="0.002in" fo:font-size="9pt" style:font-size-asian="9pt"/>
    </style:style>
    <style:style style:name="T5222" style:parent-style-name="Fonteparág.padrão" style:family="text">
      <style:text-properties fo:color="#231F20" fo:letter-spacing="-0.0013in" fo:font-size="9pt" style:font-size-asian="9pt"/>
    </style:style>
    <style:style style:name="T5223" style:parent-style-name="Fonteparág.padrão" style:family="text">
      <style:text-properties fo:color="#231F20" fo:letter-spacing="0.0013in" fo:font-size="9pt" style:font-size-asian="9pt"/>
    </style:style>
    <style:style style:name="T5224" style:parent-style-name="Fonteparág.padrão" style:family="text">
      <style:text-properties fo:color="#231F20" fo:letter-spacing="-0.009in" fo:font-size="9pt" style:font-size-asian="9pt"/>
    </style:style>
    <style:style style:name="T5225" style:parent-style-name="Fonteparág.padrão" style:family="text">
      <style:text-properties fo:color="#231F20" fo:letter-spacing="0.0013in" fo:font-size="9pt" style:font-size-asian="9pt"/>
    </style:style>
    <style:style style:name="T5226" style:parent-style-name="Fonteparág.padrão" style:family="text">
      <style:text-properties fo:color="#231F20" fo:letter-spacing="-0.0013in" fo:font-size="9pt" style:font-size-asian="9pt"/>
    </style:style>
    <style:style style:name="T5227" style:parent-style-name="Fonteparág.padrão" style:family="text">
      <style:text-properties fo:color="#231F20" fo:font-size="9pt" style:font-size-asian="9pt"/>
    </style:style>
    <style:style style:name="T5228" style:parent-style-name="Fonteparág.padrão" style:family="text">
      <style:text-properties fo:color="#231F20" fo:letter-spacing="-0.0006in" fo:font-size="9pt" style:font-size-asian="9pt"/>
    </style:style>
    <style:style style:name="T5229" style:parent-style-name="Fonteparág.padrão" style:family="text">
      <style:text-properties fo:color="#231F20" fo:letter-spacing="0.0027in" fo:font-size="9pt" style:font-size-asian="9pt"/>
    </style:style>
    <style:style style:name="P5230" style:parent-style-name="Corpodetexto" style:family="paragraph">
      <style:text-properties fo:font-size="10pt" style:font-size-asian="10pt"/>
    </style:style>
    <style:style style:name="P5231" style:parent-style-name="Corpodetexto" style:family="paragraph">
      <style:paragraph-properties fo:margin-top="0.002in"/>
      <style:text-properties fo:font-size="11.5pt" style:font-size-asian="11.5pt"/>
    </style:style>
    <style:style style:name="P5232" style:parent-style-name="Corpodetexto" style:family="paragraph">
      <style:paragraph-properties fo:margin-left="0.2777in">
        <style:tab-stops/>
      </style:paragraph-properties>
    </style:style>
    <style:style style:name="T5233" style:parent-style-name="Fonteparág.padrão" style:family="text">
      <style:text-properties style:font-name="Arial" fo:color="#C9302E" style:text-scale="95%"/>
    </style:style>
    <style:style style:name="P5234" style:parent-style-name="Corpodetexto" style:family="paragraph">
      <style:paragraph-properties fo:margin-top="0.0027in"/>
      <style:text-properties style:font-name="Arial"/>
    </style:style>
    <style:style style:name="P5235" style:parent-style-name="Corpodetexto" style:family="paragraph">
      <style:paragraph-properties fo:text-align="justify" fo:margin-top="0.0006in" fo:line-height="120%" fo:margin-left="0.2777in" fo:margin-right="0.9791in">
        <style:tab-stops/>
      </style:paragraph-properties>
    </style:style>
    <style:style style:name="T5236" style:parent-style-name="Fonteparág.padrão" style:family="text">
      <style:text-properties fo:color="#231F20"/>
    </style:style>
    <style:style style:name="P5237" style:parent-style-name="Corpodetexto" style:family="paragraph">
      <style:paragraph-properties fo:text-align="justify" fo:margin-top="0.0694in" fo:margin-left="0.2777in">
        <style:tab-stops/>
      </style:paragraph-properties>
    </style:style>
    <style:style style:name="T5238" style:parent-style-name="Fonteparág.padrão" style:family="text">
      <style:text-properties fo:color="#231F20"/>
    </style:style>
    <style:style style:name="T5239" style:parent-style-name="Fonteparág.padrão" style:family="text">
      <style:text-properties fo:color="#231F20"/>
    </style:style>
    <style:style style:name="P5240" style:parent-style-name="Corpodetexto" style:family="paragraph">
      <style:paragraph-properties fo:margin-top="0.0055in"/>
      <style:text-properties fo:font-size="8pt" style:font-size-asian="8pt"/>
    </style:style>
    <style:style style:name="P5241" style:parent-style-name="ParágrafodaLista" style:family="paragraph">
      <style:paragraph-properties fo:margin-top="0.0006in" fo:line-height="118%">
        <style:tab-stops>
          <style:tab-stop style:type="left" style:position="0.0006in"/>
        </style:tab-stops>
      </style:paragraph-properties>
    </style:style>
    <style:style style:name="T5242" style:parent-style-name="Fonteparág.padrão" style:family="text">
      <style:text-properties style:font-name="Gill Sans MT" fo:font-weight="bold" style:font-weight-asian="bold" fo:color="#231F20" fo:letter-spacing="0.0013in" fo:font-size="9pt" style:font-size-asian="9pt"/>
    </style:style>
    <style:style style:name="T5243" style:parent-style-name="Fonteparág.padrão" style:family="text">
      <style:text-properties style:font-name="Gill Sans MT" fo:font-weight="bold" style:font-weight-asian="bold" fo:color="#231F20" fo:letter-spacing="-0.0027in" fo:font-size="9pt" style:font-size-asian="9pt"/>
    </style:style>
    <style:style style:name="T5244" style:parent-style-name="Fonteparág.padrão" style:family="text">
      <style:text-properties fo:color="#231F20" fo:letter-spacing="0.002in" fo:font-size="9pt" style:font-size-asian="9pt"/>
    </style:style>
    <style:style style:name="T5245" style:parent-style-name="Fonteparág.padrão" style:family="text">
      <style:text-properties fo:color="#231F20" fo:letter-spacing="-0.0062in" fo:font-size="9pt" style:font-size-asian="9pt"/>
    </style:style>
    <style:style style:name="T5246" style:parent-style-name="Fonteparág.padrão" style:family="text">
      <style:text-properties fo:color="#231F20" fo:font-size="9pt" style:font-size-asian="9pt"/>
    </style:style>
    <style:style style:name="T5247" style:parent-style-name="Fonteparág.padrão" style:family="text">
      <style:text-properties fo:color="#231F20" fo:letter-spacing="-0.0069in" fo:font-size="9pt" style:font-size-asian="9pt"/>
    </style:style>
    <style:style style:name="T5248" style:parent-style-name="Fonteparág.padrão" style:family="text">
      <style:text-properties fo:color="#231F20" fo:letter-spacing="0.002in" fo:font-size="9pt" style:font-size-asian="9pt"/>
    </style:style>
    <style:style style:name="T5249" style:parent-style-name="Fonteparág.padrão" style:family="text">
      <style:text-properties fo:color="#231F20" fo:letter-spacing="-0.0062in" fo:font-size="9pt" style:font-size-asian="9pt"/>
    </style:style>
    <style:style style:name="T5250" style:parent-style-name="Fonteparág.padrão" style:family="text">
      <style:text-properties fo:color="#231F20" fo:letter-spacing="0.002in" fo:font-size="9pt" style:font-size-asian="9pt"/>
    </style:style>
    <style:style style:name="T5251" style:parent-style-name="Fonteparág.padrão" style:family="text">
      <style:text-properties fo:color="#231F20" fo:letter-spacing="-0.0069in" fo:font-size="9pt" style:font-size-asian="9pt"/>
    </style:style>
    <style:style style:name="T5252" style:parent-style-name="Fonteparág.padrão" style:family="text">
      <style:text-properties fo:color="#231F20" fo:font-size="9pt" style:font-size-asian="9pt"/>
    </style:style>
    <style:style style:name="T5253" style:parent-style-name="Fonteparág.padrão" style:family="text">
      <style:text-properties fo:color="#231F20" fo:letter-spacing="-0.0062in" fo:font-size="9pt" style:font-size-asian="9pt"/>
    </style:style>
    <style:style style:name="T5254" style:parent-style-name="Fonteparág.padrão" style:family="text">
      <style:text-properties fo:color="#231F20" fo:letter-spacing="0.002in" fo:font-size="9pt" style:font-size-asian="9pt"/>
    </style:style>
    <style:style style:name="T5255" style:parent-style-name="Fonteparág.padrão" style:family="text">
      <style:text-properties fo:color="#231F20" fo:letter-spacing="-0.0069in" fo:font-size="9pt" style:font-size-asian="9pt"/>
    </style:style>
    <style:style style:name="T5256" style:parent-style-name="Fonteparág.padrão" style:family="text">
      <style:text-properties fo:color="#231F20" fo:letter-spacing="0.002in" fo:font-size="9pt" style:font-size-asian="9pt"/>
    </style:style>
    <style:style style:name="T5257" style:parent-style-name="Fonteparág.padrão" style:family="text">
      <style:text-properties fo:color="#231F20" fo:letter-spacing="-0.0062in" fo:font-size="9pt" style:font-size-asian="9pt"/>
    </style:style>
    <style:style style:name="T5258" style:parent-style-name="Fonteparág.padrão" style:family="text">
      <style:text-properties fo:color="#231F20" fo:letter-spacing="0.002in" fo:font-size="9pt" style:font-size-asian="9pt"/>
    </style:style>
    <style:style style:name="T5259" style:parent-style-name="Fonteparág.padrão" style:family="text">
      <style:text-properties fo:color="#231F20" fo:letter-spacing="-0.0069in" fo:font-size="9pt" style:font-size-asian="9pt"/>
    </style:style>
    <style:style style:name="T5260" style:parent-style-name="Fonteparág.padrão" style:family="text">
      <style:text-properties fo:color="#231F20" fo:font-size="9pt" style:font-size-asian="9pt"/>
    </style:style>
    <style:style style:name="T5261" style:parent-style-name="Fonteparág.padrão" style:family="text">
      <style:text-properties fo:color="#231F20" fo:letter-spacing="-0.0062in" fo:font-size="9pt" style:font-size-asian="9pt"/>
    </style:style>
    <style:style style:name="T5262" style:parent-style-name="Fonteparág.padrão" style:family="text">
      <style:text-properties fo:color="#231F20" fo:letter-spacing="0.002in" fo:font-size="9pt" style:font-size-asian="9pt"/>
    </style:style>
    <style:style style:name="T5263" style:parent-style-name="Fonteparág.padrão" style:family="text">
      <style:text-properties fo:color="#231F20" fo:letter-spacing="-0.0069in" fo:font-size="9pt" style:font-size-asian="9pt"/>
    </style:style>
    <style:style style:name="T5264" style:parent-style-name="Fonteparág.padrão" style:family="text">
      <style:text-properties fo:color="#231F20" fo:letter-spacing="0.002in" fo:font-size="9pt" style:font-size-asian="9pt"/>
    </style:style>
    <style:style style:name="T5265" style:parent-style-name="Fonteparág.padrão" style:family="text">
      <style:text-properties fo:color="#231F20" fo:font-size="9pt" style:font-size-asian="9pt"/>
    </style:style>
    <style:style style:name="T5266" style:parent-style-name="Fonteparág.padrão" style:family="text">
      <style:text-properties fo:color="#231F20" fo:letter-spacing="0.002in" fo:font-size="9pt" style:font-size-asian="9pt"/>
    </style:style>
    <style:style style:name="T5267" style:parent-style-name="Fonteparág.padrão" style:family="text">
      <style:text-properties fo:color="#231F20" fo:font-size="9pt" style:font-size-asian="9pt"/>
    </style:style>
    <style:style style:name="T5268" style:parent-style-name="Fonteparág.padrão" style:family="text">
      <style:text-properties fo:color="#231F20" fo:letter-spacing="0.002in" fo:font-size="9pt" style:font-size-asian="9pt"/>
    </style:style>
    <style:style style:name="T5269" style:parent-style-name="Fonteparág.padrão" style:family="text">
      <style:text-properties fo:color="#231F20" fo:letter-spacing="0.0013in" fo:font-size="9pt" style:font-size-asian="9pt"/>
    </style:style>
    <style:style style:name="T5270" style:parent-style-name="Fonteparág.padrão" style:family="text">
      <style:text-properties fo:color="#231F20" fo:letter-spacing="0.002in" fo:font-size="9pt" style:font-size-asian="9pt"/>
    </style:style>
    <style:style style:name="T5271" style:parent-style-name="Fonteparág.padrão" style:family="text">
      <style:text-properties fo:color="#231F20" fo:letter-spacing="0.0027in" fo:font-size="9pt" style:font-size-asian="9pt"/>
    </style:style>
    <style:style style:name="T5272" style:parent-style-name="Fonteparág.padrão" style:family="text">
      <style:text-properties fo:color="#231F20" fo:letter-spacing="0.002in" fo:font-size="9pt" style:font-size-asian="9pt"/>
    </style:style>
    <style:style style:name="T5273" style:parent-style-name="Fonteparág.padrão" style:family="text">
      <style:text-properties fo:color="#231F20" fo:font-size="9pt" style:font-size-asian="9pt"/>
    </style:style>
    <style:style style:name="T5274" style:parent-style-name="Fonteparág.padrão" style:family="text">
      <style:text-properties fo:color="#231F20" fo:letter-spacing="-0.0006in" fo:font-size="9pt" style:font-size-asian="9pt"/>
    </style:style>
    <style:style style:name="T5275" style:parent-style-name="Fonteparág.padrão" style:family="text">
      <style:text-properties fo:color="#231F20" fo:letter-spacing="0.0027in" fo:font-size="9pt" style:font-size-asian="9pt"/>
    </style:style>
    <style:style style:name="P5276" style:parent-style-name="ParágrafodaLista" style:family="paragraph">
      <style:paragraph-properties fo:margin-top="0.0388in" fo:line-height="116%">
        <style:tab-stops>
          <style:tab-stop style:type="left" style:position="0.0006in"/>
        </style:tab-stops>
      </style:paragraph-properties>
    </style:style>
    <style:style style:name="T5277" style:parent-style-name="Fonteparág.padrão" style:family="text">
      <style:text-properties style:font-name="Gill Sans MT" fo:font-weight="bold" style:font-weight-asian="bold" fo:color="#231F20" fo:letter-spacing="0.002in" fo:font-size="9pt" style:font-size-asian="9pt"/>
    </style:style>
    <style:style style:name="T5278" style:parent-style-name="Fonteparág.padrão" style:family="text">
      <style:text-properties fo:color="#231F20" fo:letter-spacing="0.002in" fo:font-size="9pt" style:font-size-asian="9pt"/>
    </style:style>
    <style:style style:name="T5279" style:parent-style-name="Fonteparág.padrão" style:family="text">
      <style:text-properties fo:color="#231F20" fo:font-size="9pt" style:font-size-asian="9pt"/>
    </style:style>
    <style:style style:name="T5280" style:parent-style-name="Fonteparág.padrão" style:family="text">
      <style:text-properties fo:color="#231F20" fo:letter-spacing="0.002in" fo:font-size="9pt" style:font-size-asian="9pt"/>
    </style:style>
    <style:style style:name="T5281" style:parent-style-name="Fonteparág.padrão" style:family="text">
      <style:text-properties fo:color="#231F20" fo:font-size="9pt" style:font-size-asian="9pt"/>
    </style:style>
    <style:style style:name="T5282" style:parent-style-name="Fonteparág.padrão" style:family="text">
      <style:text-properties fo:color="#231F20" fo:letter-spacing="0.002in" fo:font-size="9pt" style:font-size-asian="9pt"/>
    </style:style>
    <style:style style:name="T5283" style:parent-style-name="Fonteparág.padrão" style:family="text">
      <style:text-properties fo:color="#231F20" fo:letter-spacing="0.0027in" fo:font-size="9pt" style:font-size-asian="9pt"/>
    </style:style>
    <style:style style:name="T5284" style:parent-style-name="Fonteparág.padrão" style:family="text">
      <style:text-properties fo:color="#231F20" fo:letter-spacing="0.002in" fo:font-size="9pt" style:font-size-asian="9pt"/>
    </style:style>
    <style:style style:name="T5285" style:parent-style-name="Fonteparág.padrão" style:family="text">
      <style:text-properties fo:color="#231F20" fo:font-size="9pt" style:font-size-asian="9pt"/>
    </style:style>
    <style:style style:name="T5286" style:parent-style-name="Fonteparág.padrão" style:family="text">
      <style:text-properties fo:color="#231F20" fo:letter-spacing="0.002in" fo:font-size="9pt" style:font-size-asian="9pt"/>
    </style:style>
    <style:style style:name="T5287" style:parent-style-name="Fonteparág.padrão" style:family="text">
      <style:text-properties fo:color="#231F20" fo:font-size="9pt" style:font-size-asian="9pt"/>
    </style:style>
    <style:style style:name="T5288" style:parent-style-name="Fonteparág.padrão" style:family="text">
      <style:text-properties fo:color="#231F20" fo:letter-spacing="0.0027in" fo:font-size="9pt" style:font-size-asian="9pt"/>
    </style:style>
    <style:style style:name="P5289" style:parent-style-name="Corpodetexto" style:family="paragraph">
      <style:paragraph-properties fo:text-align="justify" fo:margin-top="0.1236in" fo:margin-left="0.2777in">
        <style:tab-stops/>
      </style:paragraph-properties>
    </style:style>
    <style:style style:name="T5290" style:parent-style-name="Fonteparág.padrão" style:family="text">
      <style:text-properties fo:color="#231F20"/>
    </style:style>
    <style:style style:name="P5291" style:parent-style-name="Corpodetexto" style:family="paragraph">
      <style:paragraph-properties fo:margin-top="0.0055in"/>
      <style:text-properties fo:font-size="8pt" style:font-size-asian="8pt"/>
    </style:style>
    <style:style style:name="P5292" style:parent-style-name="ParágrafodaLista" style:family="paragraph">
      <style:paragraph-properties fo:margin-right="0in">
        <style:tab-stops>
          <style:tab-stop style:type="left" style:position="0.0006in"/>
        </style:tab-stops>
      </style:paragraph-properties>
    </style:style>
    <style:style style:name="T5293" style:parent-style-name="Fonteparág.padrão" style:family="text">
      <style:text-properties style:font-name="Gill Sans MT" fo:font-weight="bold" style:font-weight-asian="bold" fo:color="#231F20" fo:font-size="9pt" style:font-size-asian="9pt"/>
    </style:style>
    <style:style style:name="T5294" style:parent-style-name="Fonteparág.padrão" style:family="text">
      <style:text-properties fo:color="#231F20" fo:letter-spacing="0.002in" fo:font-size="9pt" style:font-size-asian="9pt"/>
    </style:style>
    <style:style style:name="T5295" style:parent-style-name="Fonteparág.padrão" style:family="text">
      <style:text-properties fo:color="#231F20" fo:font-size="9pt" style:font-size-asian="9pt"/>
    </style:style>
    <style:style style:name="T5296" style:parent-style-name="Fonteparág.padrão" style:family="text">
      <style:text-properties fo:color="#231F20" fo:letter-spacing="0.002in" fo:font-size="9pt" style:font-size-asian="9pt"/>
    </style:style>
    <style:style style:name="T5297" style:parent-style-name="Fonteparág.padrão" style:family="text">
      <style:text-properties fo:color="#231F20" fo:font-size="9pt" style:font-size-asian="9pt"/>
    </style:style>
    <style:style style:name="T5298" style:parent-style-name="Fonteparág.padrão" style:family="text">
      <style:text-properties fo:color="#231F20" fo:letter-spacing="0.002in" fo:font-size="9pt" style:font-size-asian="9pt"/>
    </style:style>
    <style:style style:name="T5299" style:parent-style-name="Fonteparág.padrão" style:family="text">
      <style:text-properties fo:color="#231F20" fo:font-size="9pt" style:font-size-asian="9pt"/>
    </style:style>
    <style:style style:name="T5300" style:parent-style-name="Fonteparág.padrão" style:family="text">
      <style:text-properties fo:color="#231F20" fo:letter-spacing="0.0076in" fo:font-size="9pt" style:font-size-asian="9pt"/>
    </style:style>
    <style:style style:name="T5301" style:parent-style-name="Fonteparág.padrão" style:family="text">
      <style:text-properties fo:color="#231F20" fo:letter-spacing="0.0027in" fo:font-size="9pt" style:font-size-asian="9pt"/>
    </style:style>
    <style:style style:name="P5302" style:parent-style-name="ParágrafodaLista" style:family="paragraph">
      <style:paragraph-properties fo:margin-top="0.0659in" fo:line-height="116%">
        <style:tab-stops>
          <style:tab-stop style:type="left" style:position="0.0006in"/>
        </style:tab-stops>
      </style:paragraph-properties>
    </style:style>
    <style:style style:name="T5303" style:parent-style-name="Fonteparág.padrão" style:family="text">
      <style:text-properties style:font-name="Gill Sans MT" fo:font-weight="bold" style:font-weight-asian="bold" fo:color="#231F20" fo:letter-spacing="0.002in" fo:font-size="9pt" style:font-size-asian="9pt"/>
    </style:style>
    <style:style style:name="T5304" style:parent-style-name="Fonteparág.padrão" style:family="text">
      <style:text-properties style:font-name="Gill Sans MT" fo:font-weight="bold" style:font-weight-asian="bold" fo:color="#231F20" fo:letter-spacing="-0.0041in" fo:font-size="9pt" style:font-size-asian="9pt"/>
    </style:style>
    <style:style style:name="T5305" style:parent-style-name="Fonteparág.padrão" style:family="text">
      <style:text-properties style:font-name="Gill Sans MT" fo:font-weight="bold" style:font-weight-asian="bold" fo:color="#231F20" fo:letter-spacing="0.0027in" fo:font-size="9pt" style:font-size-asian="9pt"/>
    </style:style>
    <style:style style:name="T5306" style:parent-style-name="Fonteparág.padrão" style:family="text">
      <style:text-properties style:font-name="Gill Sans MT" fo:font-weight="bold" style:font-weight-asian="bold" fo:color="#231F20" fo:letter-spacing="-0.002in" fo:font-size="9pt" style:font-size-asian="9pt"/>
    </style:style>
    <style:style style:name="T5307" style:parent-style-name="Fonteparág.padrão" style:family="text">
      <style:text-properties fo:color="#231F20" fo:letter-spacing="0.002in" fo:font-size="9pt" style:font-size-asian="9pt"/>
    </style:style>
    <style:style style:name="T5308" style:parent-style-name="Fonteparág.padrão" style:family="text">
      <style:text-properties fo:color="#231F20" fo:letter-spacing="-0.0062in" fo:font-size="9pt" style:font-size-asian="9pt"/>
    </style:style>
    <style:style style:name="T5309" style:parent-style-name="Fonteparág.padrão" style:family="text">
      <style:text-properties fo:color="#231F20" fo:font-size="9pt" style:font-size-asian="9pt"/>
    </style:style>
    <style:style style:name="T5310" style:parent-style-name="Fonteparág.padrão" style:family="text">
      <style:text-properties fo:color="#231F20" fo:letter-spacing="-0.0062in" fo:font-size="9pt" style:font-size-asian="9pt"/>
    </style:style>
    <style:style style:name="T5311" style:parent-style-name="Fonteparág.padrão" style:family="text">
      <style:text-properties fo:color="#231F20" fo:letter-spacing="0.002in" fo:font-size="9pt" style:font-size-asian="9pt"/>
    </style:style>
    <style:style style:name="T5312" style:parent-style-name="Fonteparág.padrão" style:family="text">
      <style:text-properties fo:color="#231F20" fo:letter-spacing="-0.0055in" fo:font-size="9pt" style:font-size-asian="9pt"/>
    </style:style>
    <style:style style:name="T5313" style:parent-style-name="Fonteparág.padrão" style:family="text">
      <style:text-properties fo:color="#231F20" fo:font-size="9pt" style:font-size-asian="9pt"/>
    </style:style>
    <style:style style:name="T5314" style:parent-style-name="Fonteparág.padrão" style:family="text">
      <style:text-properties fo:color="#231F20" fo:letter-spacing="-0.0062in" fo:font-size="9pt" style:font-size-asian="9pt"/>
    </style:style>
    <style:style style:name="T5315" style:parent-style-name="Fonteparág.padrão" style:family="text">
      <style:text-properties fo:color="#231F20" fo:letter-spacing="0.002in" fo:font-size="9pt" style:font-size-asian="9pt"/>
    </style:style>
    <style:style style:name="T5316" style:parent-style-name="Fonteparág.padrão" style:family="text">
      <style:text-properties fo:color="#231F20" fo:letter-spacing="-0.0062in" fo:font-size="9pt" style:font-size-asian="9pt"/>
    </style:style>
    <style:style style:name="T5317" style:parent-style-name="Fonteparág.padrão" style:family="text">
      <style:text-properties fo:color="#231F20" fo:font-size="9pt" style:font-size-asian="9pt"/>
    </style:style>
    <style:style style:name="T5318" style:parent-style-name="Fonteparág.padrão" style:family="text">
      <style:text-properties fo:color="#231F20" fo:letter-spacing="-0.0062in" fo:font-size="9pt" style:font-size-asian="9pt"/>
    </style:style>
    <style:style style:name="T5319" style:parent-style-name="Fonteparág.padrão" style:family="text">
      <style:text-properties fo:color="#231F20" fo:letter-spacing="0.0013in" fo:font-size="9pt" style:font-size-asian="9pt"/>
    </style:style>
    <style:style style:name="T5320" style:parent-style-name="Fonteparág.padrão" style:family="text">
      <style:text-properties fo:color="#231F20" fo:letter-spacing="-0.0062in" fo:font-size="9pt" style:font-size-asian="9pt"/>
    </style:style>
    <style:style style:name="T5321" style:parent-style-name="Fonteparág.padrão" style:family="text">
      <style:text-properties fo:color="#231F20" fo:font-size="9pt" style:font-size-asian="9pt"/>
    </style:style>
    <style:style style:name="T5322" style:parent-style-name="Fonteparág.padrão" style:family="text">
      <style:text-properties fo:color="#231F20" fo:letter-spacing="-0.0062in" fo:font-size="9pt" style:font-size-asian="9pt"/>
    </style:style>
    <style:style style:name="T5323" style:parent-style-name="Fonteparág.padrão" style:family="text">
      <style:text-properties fo:color="#231F20" fo:letter-spacing="0.0013in" fo:font-size="9pt" style:font-size-asian="9pt"/>
    </style:style>
    <style:style style:name="T5324" style:parent-style-name="Fonteparág.padrão" style:family="text">
      <style:text-properties fo:color="#231F20" fo:letter-spacing="-0.0062in" fo:font-size="9pt" style:font-size-asian="9pt"/>
    </style:style>
    <style:style style:name="T5325" style:parent-style-name="Fonteparág.padrão" style:family="text">
      <style:text-properties fo:color="#231F20" fo:font-size="9pt" style:font-size-asian="9pt"/>
    </style:style>
    <style:style style:name="T5326" style:parent-style-name="Fonteparág.padrão" style:family="text">
      <style:text-properties fo:color="#231F20" fo:letter-spacing="-0.0062in" fo:font-size="9pt" style:font-size-asian="9pt"/>
    </style:style>
    <style:style style:name="T5327" style:parent-style-name="Fonteparág.padrão" style:family="text">
      <style:text-properties fo:color="#231F20" fo:letter-spacing="0.002in" fo:font-size="9pt" style:font-size-asian="9pt"/>
    </style:style>
    <style:style style:name="T5328" style:parent-style-name="Fonteparág.padrão" style:family="text">
      <style:text-properties fo:color="#231F20" fo:letter-spacing="-0.0062in" fo:font-size="9pt" style:font-size-asian="9pt"/>
    </style:style>
    <style:style style:name="T5329" style:parent-style-name="Fonteparág.padrão" style:family="text">
      <style:text-properties fo:color="#231F20" fo:font-size="9pt" style:font-size-asian="9pt"/>
    </style:style>
    <style:style style:name="T5330" style:parent-style-name="Fonteparág.padrão" style:family="text">
      <style:text-properties fo:color="#231F20" fo:letter-spacing="-0.0062in" fo:font-size="9pt" style:font-size-asian="9pt"/>
    </style:style>
    <style:style style:name="T5331" style:parent-style-name="Fonteparág.padrão" style:family="text">
      <style:text-properties fo:color="#231F20" fo:letter-spacing="0.0027in" fo:font-size="9pt" style:font-size-asian="9pt"/>
    </style:style>
    <style:style style:name="T5332" style:parent-style-name="Fonteparág.padrão" style:family="text">
      <style:text-properties fo:color="#231F20" fo:font-size="9pt" style:font-size-asian="9pt"/>
    </style:style>
    <style:style style:name="T5333" style:parent-style-name="Fonteparág.padrão" style:family="text">
      <style:text-properties fo:color="#231F20" fo:letter-spacing="0.002in" fo:font-size="9pt" style:font-size-asian="9pt"/>
    </style:style>
    <style:style style:name="T5334" style:parent-style-name="Fonteparág.padrão" style:family="text">
      <style:text-properties fo:color="#231F20" fo:font-size="9pt" style:font-size-asian="9pt"/>
    </style:style>
    <style:style style:name="T5335" style:parent-style-name="Fonteparág.padrão" style:family="text">
      <style:text-properties fo:color="#231F20" fo:letter-spacing="0.002in" fo:font-size="9pt" style:font-size-asian="9pt"/>
    </style:style>
    <style:style style:name="T5336" style:parent-style-name="Fonteparág.padrão" style:family="text">
      <style:text-properties fo:color="#231F20" fo:letter-spacing="-0.0027in" fo:font-size="9pt" style:font-size-asian="9pt"/>
    </style:style>
    <style:style style:name="T5337" style:parent-style-name="Fonteparág.padrão" style:family="text">
      <style:text-properties fo:color="#231F20" fo:letter-spacing="0.0027in" fo:font-size="9pt" style:font-size-asian="9pt"/>
    </style:style>
    <style:style style:name="P5338" style:parent-style-name="ParágrafodaLista" style:family="paragraph">
      <style:paragraph-properties fo:margin-top="0.0444in" fo:line-height="118%" fo:margin-right="0.9798in">
        <style:tab-stops>
          <style:tab-stop style:type="left" style:position="0.0006in"/>
        </style:tab-stops>
      </style:paragraph-properties>
    </style:style>
    <style:style style:name="T5339" style:parent-style-name="Fonteparág.padrão" style:family="text">
      <style:text-properties style:font-name="Gill Sans MT" fo:font-weight="bold" style:font-weight-asian="bold" fo:color="#231F20" fo:letter-spacing="0.0013in" fo:font-size="9pt" style:font-size-asian="9pt"/>
    </style:style>
    <style:style style:name="T5340" style:parent-style-name="Fonteparág.padrão" style:family="text">
      <style:text-properties style:font-name="Gill Sans MT" fo:font-weight="bold" style:font-weight-asian="bold" fo:color="#231F20" fo:letter-spacing="-0.0034in" fo:font-size="9pt" style:font-size-asian="9pt"/>
    </style:style>
    <style:style style:name="T5341" style:parent-style-name="Fonteparág.padrão" style:family="text">
      <style:text-properties style:font-name="Gill Sans MT" fo:font-weight="bold" style:font-weight-asian="bold" fo:color="#231F20" fo:letter-spacing="0.002in" fo:font-size="9pt" style:font-size-asian="9pt"/>
    </style:style>
    <style:style style:name="T5342" style:parent-style-name="Fonteparág.padrão" style:family="text">
      <style:text-properties style:font-name="Gill Sans MT" fo:font-weight="bold" style:font-weight-asian="bold" fo:color="#231F20" fo:letter-spacing="-0.0006in" fo:font-size="9pt" style:font-size-asian="9pt"/>
    </style:style>
    <style:style style:name="T5343" style:parent-style-name="Fonteparág.padrão" style:family="text">
      <style:text-properties fo:color="#231F20" fo:letter-spacing="0.002in" fo:font-size="9pt" style:font-size-asian="9pt"/>
    </style:style>
    <style:style style:name="T5344" style:parent-style-name="Fonteparág.padrão" style:family="text">
      <style:text-properties fo:color="#231F20" fo:letter-spacing="-0.0062in" fo:font-size="9pt" style:font-size-asian="9pt"/>
    </style:style>
    <style:style style:name="T5345" style:parent-style-name="Fonteparág.padrão" style:family="text">
      <style:text-properties fo:color="#231F20" fo:font-size="9pt" style:font-size-asian="9pt"/>
    </style:style>
    <style:style style:name="T5346" style:parent-style-name="Fonteparág.padrão" style:family="text">
      <style:text-properties fo:color="#231F20" fo:letter-spacing="-0.0055in" fo:font-size="9pt" style:font-size-asian="9pt"/>
    </style:style>
    <style:style style:name="T5347" style:parent-style-name="Fonteparág.padrão" style:family="text">
      <style:text-properties fo:color="#231F20" fo:letter-spacing="0.002in" fo:font-size="9pt" style:font-size-asian="9pt"/>
    </style:style>
    <style:style style:name="T5348" style:parent-style-name="Fonteparág.padrão" style:family="text">
      <style:text-properties fo:color="#231F20" fo:letter-spacing="-0.0055in" fo:font-size="9pt" style:font-size-asian="9pt"/>
    </style:style>
    <style:style style:name="T5349" style:parent-style-name="Fonteparág.padrão" style:family="text">
      <style:text-properties fo:color="#231F20" fo:font-size="9pt" style:font-size-asian="9pt"/>
    </style:style>
    <style:style style:name="T5350" style:parent-style-name="Fonteparág.padrão" style:family="text">
      <style:text-properties fo:color="#231F20" fo:letter-spacing="-0.0062in" fo:font-size="9pt" style:font-size-asian="9pt"/>
    </style:style>
    <style:style style:name="T5351" style:parent-style-name="Fonteparág.padrão" style:family="text">
      <style:text-properties fo:color="#231F20" fo:letter-spacing="0.002in" fo:font-size="9pt" style:font-size-asian="9pt"/>
    </style:style>
    <style:style style:name="T5352" style:parent-style-name="Fonteparág.padrão" style:family="text">
      <style:text-properties fo:color="#231F20" fo:letter-spacing="-0.0055in" fo:font-size="9pt" style:font-size-asian="9pt"/>
    </style:style>
    <style:style style:name="T5353" style:parent-style-name="Fonteparág.padrão" style:family="text">
      <style:text-properties fo:color="#231F20" fo:letter-spacing="0.002in" fo:font-size="9pt" style:font-size-asian="9pt"/>
    </style:style>
    <style:style style:name="T5354" style:parent-style-name="Fonteparág.padrão" style:family="text">
      <style:text-properties fo:color="#231F20" fo:letter-spacing="-0.0062in" fo:font-size="9pt" style:font-size-asian="9pt"/>
    </style:style>
    <style:style style:name="T5355" style:parent-style-name="Fonteparág.padrão" style:family="text">
      <style:text-properties fo:color="#231F20" fo:font-size="9pt" style:font-size-asian="9pt"/>
    </style:style>
    <style:style style:name="T5356" style:parent-style-name="Fonteparág.padrão" style:family="text">
      <style:text-properties fo:color="#231F20" fo:letter-spacing="-0.0055in" fo:font-size="9pt" style:font-size-asian="9pt"/>
    </style:style>
    <style:style style:name="T5357" style:parent-style-name="Fonteparág.padrão" style:family="text">
      <style:text-properties fo:color="#231F20" fo:letter-spacing="0.002in" fo:font-size="9pt" style:font-size-asian="9pt"/>
    </style:style>
    <style:style style:name="T5358" style:parent-style-name="Fonteparág.padrão" style:family="text">
      <style:text-properties fo:color="#231F20" fo:letter-spacing="-0.0055in" fo:font-size="9pt" style:font-size-asian="9pt"/>
    </style:style>
    <style:style style:name="T5359" style:parent-style-name="Fonteparág.padrão" style:family="text">
      <style:text-properties fo:color="#231F20" fo:font-size="9pt" style:font-size-asian="9pt"/>
    </style:style>
    <style:style style:name="T5360" style:parent-style-name="Fonteparág.padrão" style:family="text">
      <style:text-properties fo:color="#231F20" fo:letter-spacing="-0.0062in" fo:font-size="9pt" style:font-size-asian="9pt"/>
    </style:style>
    <style:style style:name="T5361" style:parent-style-name="Fonteparág.padrão" style:family="text">
      <style:text-properties fo:color="#231F20" fo:letter-spacing="0.002in" fo:font-size="9pt" style:font-size-asian="9pt"/>
    </style:style>
    <style:style style:name="T5362" style:parent-style-name="Fonteparág.padrão" style:family="text">
      <style:text-properties fo:color="#231F20" fo:letter-spacing="-0.0055in" fo:font-size="9pt" style:font-size-asian="9pt"/>
    </style:style>
    <style:style style:name="T5363" style:parent-style-name="Fonteparág.padrão" style:family="text">
      <style:text-properties fo:color="#231F20" fo:font-size="9pt" style:font-size-asian="9pt"/>
    </style:style>
    <style:style style:name="T5364" style:parent-style-name="Fonteparág.padrão" style:family="text">
      <style:text-properties fo:color="#231F20" fo:letter-spacing="-0.0055in" fo:font-size="9pt" style:font-size-asian="9pt"/>
    </style:style>
    <style:style style:name="T5365" style:parent-style-name="Fonteparág.padrão" style:family="text">
      <style:text-properties fo:color="#231F20" fo:letter-spacing="0.0027in" fo:font-size="9pt" style:font-size-asian="9pt"/>
    </style:style>
    <style:style style:name="T5366" style:parent-style-name="Fonteparág.padrão" style:family="text">
      <style:text-properties fo:color="#231F20" fo:font-size="9pt" style:font-size-asian="9pt"/>
    </style:style>
    <style:style style:name="T5367" style:parent-style-name="Fonteparág.padrão" style:family="text">
      <style:text-properties fo:color="#231F20" fo:letter-spacing="-0.0118in" fo:font-size="9pt" style:font-size-asian="9pt"/>
    </style:style>
    <style:style style:name="T5368" style:parent-style-name="Fonteparág.padrão" style:family="text">
      <style:text-properties fo:color="#231F20" fo:letter-spacing="0.002in" fo:font-size="9pt" style:font-size-asian="9pt"/>
    </style:style>
    <style:style style:name="T5369" style:parent-style-name="Fonteparág.padrão" style:family="text">
      <style:text-properties fo:color="#231F20" fo:letter-spacing="-0.0118in" fo:font-size="9pt" style:font-size-asian="9pt"/>
    </style:style>
    <style:style style:name="T5370" style:parent-style-name="Fonteparág.padrão" style:family="text">
      <style:text-properties fo:color="#231F20" fo:font-size="9pt" style:font-size-asian="9pt"/>
    </style:style>
    <style:style style:name="T5371" style:parent-style-name="Fonteparág.padrão" style:family="text">
      <style:text-properties fo:color="#231F20" fo:letter-spacing="-0.0118in" fo:font-size="9pt" style:font-size-asian="9pt"/>
    </style:style>
    <style:style style:name="T5372" style:parent-style-name="Fonteparág.padrão" style:family="text">
      <style:text-properties fo:color="#231F20" fo:letter-spacing="0.002in" fo:font-size="9pt" style:font-size-asian="9pt"/>
    </style:style>
    <style:style style:name="T5373" style:parent-style-name="Fonteparág.padrão" style:family="text">
      <style:text-properties fo:color="#231F20" fo:letter-spacing="-0.0118in" fo:font-size="9pt" style:font-size-asian="9pt"/>
    </style:style>
    <style:style style:name="T5374" style:parent-style-name="Fonteparág.padrão" style:family="text">
      <style:text-properties fo:color="#231F20" fo:letter-spacing="0.002in" fo:font-size="9pt" style:font-size-asian="9pt"/>
    </style:style>
    <style:style style:name="T5375" style:parent-style-name="Fonteparág.padrão" style:family="text">
      <style:text-properties fo:color="#231F20" fo:letter-spacing="-0.0111in" fo:font-size="9pt" style:font-size-asian="9pt"/>
    </style:style>
    <style:style style:name="T5376" style:parent-style-name="Fonteparág.padrão" style:family="text">
      <style:text-properties fo:color="#231F20" fo:font-size="9pt" style:font-size-asian="9pt"/>
    </style:style>
    <style:style style:name="T5377" style:parent-style-name="Fonteparág.padrão" style:family="text">
      <style:text-properties fo:color="#231F20" fo:letter-spacing="-0.0118in" fo:font-size="9pt" style:font-size-asian="9pt"/>
    </style:style>
    <style:style style:name="T5378" style:parent-style-name="Fonteparág.padrão" style:family="text">
      <style:text-properties fo:color="#231F20" fo:letter-spacing="0.002in" fo:font-size="9pt" style:font-size-asian="9pt"/>
    </style:style>
    <style:style style:name="T5379" style:parent-style-name="Fonteparág.padrão" style:family="text">
      <style:text-properties fo:color="#231F20" fo:letter-spacing="-0.0118in" fo:font-size="9pt" style:font-size-asian="9pt"/>
    </style:style>
    <style:style style:name="T5380" style:parent-style-name="Fonteparág.padrão" style:family="text">
      <style:text-properties fo:color="#231F20" fo:letter-spacing="0.002in" fo:font-size="9pt" style:font-size-asian="9pt"/>
    </style:style>
    <style:style style:name="T5381" style:parent-style-name="Fonteparág.padrão" style:family="text">
      <style:text-properties fo:color="#231F20" fo:letter-spacing="-0.0118in" fo:font-size="9pt" style:font-size-asian="9pt"/>
    </style:style>
    <style:style style:name="T5382" style:parent-style-name="Fonteparág.padrão" style:family="text">
      <style:text-properties fo:color="#231F20" fo:letter-spacing="0.002in" fo:font-size="9pt" style:font-size-asian="9pt"/>
    </style:style>
    <style:style style:name="T5383" style:parent-style-name="Fonteparág.padrão" style:family="text">
      <style:text-properties fo:color="#231F20" fo:letter-spacing="-0.0111in" fo:font-size="9pt" style:font-size-asian="9pt"/>
    </style:style>
    <style:style style:name="T5384" style:parent-style-name="Fonteparág.padrão" style:family="text">
      <style:text-properties fo:color="#231F20" fo:letter-spacing="0.002in" fo:font-size="9pt" style:font-size-asian="9pt"/>
    </style:style>
    <style:style style:name="T5385" style:parent-style-name="Fonteparág.padrão" style:family="text">
      <style:text-properties fo:color="#231F20" fo:letter-spacing="-0.0118in" fo:font-size="9pt" style:font-size-asian="9pt"/>
    </style:style>
    <style:style style:name="T5386" style:parent-style-name="Fonteparág.padrão" style:family="text">
      <style:text-properties fo:color="#231F20" fo:letter-spacing="0.002in" fo:font-size="9pt" style:font-size-asian="9pt"/>
    </style:style>
    <style:style style:name="T5387" style:parent-style-name="Fonteparág.padrão" style:family="text">
      <style:text-properties fo:color="#231F20" fo:letter-spacing="-0.0118in" fo:font-size="9pt" style:font-size-asian="9pt"/>
    </style:style>
    <style:style style:name="T5388" style:parent-style-name="Fonteparág.padrão" style:family="text">
      <style:text-properties fo:color="#231F20" fo:letter-spacing="0.002in" fo:font-size="9pt" style:font-size-asian="9pt"/>
    </style:style>
    <style:style style:name="T5389" style:parent-style-name="Fonteparág.padrão" style:family="text">
      <style:text-properties fo:color="#231F20" fo:letter-spacing="-0.0118in" fo:font-size="9pt" style:font-size-asian="9pt"/>
    </style:style>
    <style:style style:name="T5390" style:parent-style-name="Fonteparág.padrão" style:family="text">
      <style:text-properties fo:color="#231F20" fo:letter-spacing="0.0027in" fo:font-size="9pt" style:font-size-asian="9pt"/>
    </style:style>
    <style:style style:name="T5391" style:parent-style-name="Fonteparág.padrão" style:family="text">
      <style:text-properties fo:color="#231F20" fo:letter-spacing="0.002in" fo:font-size="9pt" style:font-size-asian="9pt"/>
    </style:style>
    <style:style style:name="T5392" style:parent-style-name="Fonteparág.padrão" style:family="text">
      <style:text-properties fo:color="#231F20" fo:font-size="9pt" style:font-size-asian="9pt"/>
    </style:style>
    <style:style style:name="T5393" style:parent-style-name="Fonteparág.padrão" style:family="text">
      <style:text-properties fo:color="#231F20" fo:letter-spacing="0.002in" fo:font-size="9pt" style:font-size-asian="9pt"/>
    </style:style>
    <style:style style:name="T5394" style:parent-style-name="Fonteparág.padrão" style:family="text">
      <style:text-properties fo:color="#231F20" fo:font-size="9pt" style:font-size-asian="9pt"/>
    </style:style>
    <style:style style:name="T5395" style:parent-style-name="Fonteparág.padrão" style:family="text">
      <style:text-properties fo:color="#231F20" fo:letter-spacing="0.0013in" fo:font-size="9pt" style:font-size-asian="9pt"/>
    </style:style>
    <style:style style:name="T5396" style:parent-style-name="Fonteparág.padrão" style:family="text">
      <style:text-properties fo:color="#231F20" fo:font-size="9pt" style:font-size-asian="9pt"/>
    </style:style>
    <style:style style:name="T5397" style:parent-style-name="Fonteparág.padrão" style:family="text">
      <style:text-properties fo:color="#231F20" fo:letter-spacing="-0.0013in" fo:font-size="9pt" style:font-size-asian="9pt"/>
    </style:style>
    <style:style style:name="T5398" style:parent-style-name="Fonteparág.padrão" style:family="text">
      <style:text-properties fo:color="#231F20" fo:letter-spacing="0.0027in" fo:font-size="9pt" style:font-size-asian="9pt"/>
    </style:style>
    <style:style style:name="P5399" style:parent-style-name="Corpodetexto" style:master-page-name="MP69" style:family="paragraph">
      <style:paragraph-properties fo:break-before="page"/>
    </style:style>
    <style:style style:name="T5421" style:parent-style-name="Fonteparág.padrão" style:family="text">
      <style:text-properties fo:language="en" fo:country="US" style:language-asian="en" style:country-asian="US" style:language-complex="ar" style:country-complex="SA"/>
    </style:style>
    <style:style style:name="T5422" style:parent-style-name="Fonteparág.padrão" style:family="text">
      <style:text-properties fo:language="en" fo:country="US" style:language-asian="en" style:country-asian="US" style:language-complex="ar" style:country-complex="SA"/>
    </style:style>
    <style:style style:name="P5423" style:parent-style-name="Normal" style:family="paragraph">
      <style:paragraph-properties fo:margin-top="0.0104in" fo:margin-left="0.0138in">
        <style:tab-stops/>
      </style:paragraph-properties>
    </style:style>
    <style:style style:name="T5424" style:parent-style-name="Fonteparág.padrão" style:family="text">
      <style:text-properties style:font-name="Gill Sans MT" fo:color="#EAAF9D" style:text-scale="95%" fo:font-size="6pt" style:font-size-asian="6pt"/>
    </style:style>
    <style:style style:name="P5425" style:parent-style-name="Corpodetexto" style:family="paragraph">
      <style:text-properties fo:font-size="10pt" style:font-size-asian="10pt"/>
    </style:style>
    <style:style style:name="P5426" style:parent-style-name="Corpodetexto" style:family="paragraph">
      <style:paragraph-properties fo:margin-top="0.0048in"/>
      <style:text-properties fo:font-size="9.5pt" style:font-size-asian="9.5pt"/>
    </style:style>
    <style:style style:name="P5427" style:parent-style-name="ParágrafodaLista" style:family="paragraph">
      <style:paragraph-properties fo:line-height="118%" fo:margin-right="1.1763in">
        <style:tab-stops>
          <style:tab-stop style:type="left" style:position="0.0006in"/>
        </style:tab-stops>
      </style:paragraph-properties>
    </style:style>
    <style:style style:name="T5428" style:parent-style-name="Fonteparág.padrão" style:family="text">
      <style:text-properties style:font-name="Gill Sans MT" fo:font-weight="bold" style:font-weight-asian="bold" fo:color="#231F20" fo:letter-spacing="0.0013in" fo:font-size="9pt" style:font-size-asian="9pt"/>
    </style:style>
    <style:style style:name="T5429" style:parent-style-name="Fonteparág.padrão" style:family="text">
      <style:text-properties style:font-name="Gill Sans MT" fo:font-weight="bold" style:font-weight-asian="bold" fo:color="#231F20" fo:letter-spacing="-0.0069in" fo:font-size="9pt" style:font-size-asian="9pt"/>
    </style:style>
    <style:style style:name="T5430" style:parent-style-name="Fonteparág.padrão" style:family="text">
      <style:text-properties style:font-name="Gill Sans MT" fo:font-weight="bold" style:font-weight-asian="bold" fo:color="#231F20" fo:letter-spacing="0.002in" fo:font-size="9pt" style:font-size-asian="9pt"/>
    </style:style>
    <style:style style:name="T5431" style:parent-style-name="Fonteparág.padrão" style:family="text">
      <style:text-properties style:font-name="Gill Sans MT" fo:font-weight="bold" style:font-weight-asian="bold" fo:color="#231F20" fo:letter-spacing="-0.0055in" fo:font-size="9pt" style:font-size-asian="9pt"/>
    </style:style>
    <style:style style:name="T5432" style:parent-style-name="Fonteparág.padrão" style:family="text">
      <style:text-properties fo:color="#231F20" fo:letter-spacing="0.002in" fo:font-size="9pt" style:font-size-asian="9pt"/>
    </style:style>
    <style:style style:name="T5433" style:parent-style-name="Fonteparág.padrão" style:family="text">
      <style:text-properties fo:color="#231F20" fo:letter-spacing="-0.0097in" fo:font-size="9pt" style:font-size-asian="9pt"/>
    </style:style>
    <style:style style:name="T5434" style:parent-style-name="Fonteparág.padrão" style:family="text">
      <style:text-properties fo:color="#231F20" fo:font-size="9pt" style:font-size-asian="9pt"/>
    </style:style>
    <style:style style:name="T5435" style:parent-style-name="Fonteparág.padrão" style:family="text">
      <style:text-properties fo:color="#231F20" fo:letter-spacing="-0.009in" fo:font-size="9pt" style:font-size-asian="9pt"/>
    </style:style>
    <style:style style:name="T5436" style:parent-style-name="Fonteparág.padrão" style:family="text">
      <style:text-properties fo:color="#231F20" fo:letter-spacing="0.002in" fo:font-size="9pt" style:font-size-asian="9pt"/>
    </style:style>
    <style:style style:name="T5437" style:parent-style-name="Fonteparág.padrão" style:family="text">
      <style:text-properties fo:color="#231F20" fo:letter-spacing="-0.0097in" fo:font-size="9pt" style:font-size-asian="9pt"/>
    </style:style>
    <style:style style:name="T5438" style:parent-style-name="Fonteparág.padrão" style:family="text">
      <style:text-properties fo:color="#231F20" fo:font-size="9pt" style:font-size-asian="9pt"/>
    </style:style>
    <style:style style:name="T5439" style:parent-style-name="Fonteparág.padrão" style:family="text">
      <style:text-properties fo:color="#231F20" fo:letter-spacing="-0.0097in" fo:font-size="9pt" style:font-size-asian="9pt"/>
    </style:style>
    <style:style style:name="T5440" style:parent-style-name="Fonteparág.padrão" style:family="text">
      <style:text-properties fo:color="#231F20" fo:letter-spacing="0.002in" fo:font-size="9pt" style:font-size-asian="9pt"/>
    </style:style>
    <style:style style:name="T5441" style:parent-style-name="Fonteparág.padrão" style:family="text">
      <style:text-properties fo:color="#231F20" fo:letter-spacing="-0.009in" fo:font-size="9pt" style:font-size-asian="9pt"/>
    </style:style>
    <style:style style:name="T5442" style:parent-style-name="Fonteparág.padrão" style:family="text">
      <style:text-properties fo:color="#231F20" fo:letter-spacing="0.002in" fo:font-size="9pt" style:font-size-asian="9pt"/>
    </style:style>
    <style:style style:name="T5443" style:parent-style-name="Fonteparág.padrão" style:family="text">
      <style:text-properties fo:color="#231F20" fo:letter-spacing="-0.0097in" fo:font-size="9pt" style:font-size-asian="9pt"/>
    </style:style>
    <style:style style:name="T5444" style:parent-style-name="Fonteparág.padrão" style:family="text">
      <style:text-properties fo:color="#231F20" fo:letter-spacing="0.002in" fo:font-size="9pt" style:font-size-asian="9pt"/>
    </style:style>
    <style:style style:name="T5445" style:parent-style-name="Fonteparág.padrão" style:family="text">
      <style:text-properties fo:color="#231F20" fo:letter-spacing="-0.0097in" fo:font-size="9pt" style:font-size-asian="9pt"/>
    </style:style>
    <style:style style:name="T5446" style:parent-style-name="Fonteparág.padrão" style:family="text">
      <style:text-properties fo:color="#231F20" fo:font-size="9pt" style:font-size-asian="9pt"/>
    </style:style>
    <style:style style:name="T5447" style:parent-style-name="Fonteparág.padrão" style:family="text">
      <style:text-properties fo:color="#231F20" fo:letter-spacing="-0.0097in" fo:font-size="9pt" style:font-size-asian="9pt"/>
    </style:style>
    <style:style style:name="T5448" style:parent-style-name="Fonteparág.padrão" style:family="text">
      <style:text-properties fo:color="#231F20" fo:letter-spacing="0.002in" fo:font-size="9pt" style:font-size-asian="9pt"/>
    </style:style>
    <style:style style:name="T5449" style:parent-style-name="Fonteparág.padrão" style:family="text">
      <style:text-properties fo:color="#231F20" fo:letter-spacing="-0.009in" fo:font-size="9pt" style:font-size-asian="9pt"/>
    </style:style>
    <style:style style:name="T5450" style:parent-style-name="Fonteparág.padrão" style:family="text">
      <style:text-properties fo:color="#231F20" fo:font-size="9pt" style:font-size-asian="9pt"/>
    </style:style>
    <style:style style:name="T5451" style:parent-style-name="Fonteparág.padrão" style:family="text">
      <style:text-properties fo:color="#231F20" fo:letter-spacing="-0.0097in" fo:font-size="9pt" style:font-size-asian="9pt"/>
    </style:style>
    <style:style style:name="T5452" style:parent-style-name="Fonteparág.padrão" style:family="text">
      <style:text-properties fo:color="#231F20" fo:letter-spacing="0.002in" fo:font-size="9pt" style:font-size-asian="9pt"/>
    </style:style>
    <style:style style:name="T5453" style:parent-style-name="Fonteparág.padrão" style:family="text">
      <style:text-properties fo:color="#231F20" fo:letter-spacing="-0.0097in" fo:font-size="9pt" style:font-size-asian="9pt"/>
    </style:style>
    <style:style style:name="T5454" style:parent-style-name="Fonteparág.padrão" style:family="text">
      <style:text-properties fo:color="#231F20" fo:letter-spacing="0.0027in" fo:font-size="9pt" style:font-size-asian="9pt"/>
    </style:style>
    <style:style style:name="T5455" style:parent-style-name="Fonteparág.padrão" style:family="text">
      <style:text-properties fo:color="#231F20" fo:font-size="9pt" style:font-size-asian="9pt"/>
    </style:style>
    <style:style style:name="T5456" style:parent-style-name="Fonteparág.padrão" style:family="text">
      <style:text-properties fo:color="#231F20" fo:letter-spacing="0.002in" fo:font-size="9pt" style:font-size-asian="9pt"/>
    </style:style>
    <style:style style:name="T5457" style:parent-style-name="Fonteparág.padrão" style:family="text">
      <style:text-properties fo:color="#231F20" fo:font-size="9pt" style:font-size-asian="9pt"/>
    </style:style>
    <style:style style:name="T5458" style:parent-style-name="Fonteparág.padrão" style:family="text">
      <style:text-properties fo:color="#231F20" fo:letter-spacing="0.0013in" fo:font-size="9pt" style:font-size-asian="9pt"/>
    </style:style>
    <style:style style:name="T5459" style:parent-style-name="Fonteparág.padrão" style:family="text">
      <style:text-properties fo:color="#231F20" fo:font-size="9pt" style:font-size-asian="9pt"/>
    </style:style>
    <style:style style:name="T5460" style:parent-style-name="Fonteparág.padrão" style:family="text">
      <style:text-properties fo:color="#231F20" fo:letter-spacing="0.002in" fo:font-size="9pt" style:font-size-asian="9pt"/>
    </style:style>
    <style:style style:name="T5461" style:parent-style-name="Fonteparág.padrão" style:family="text">
      <style:text-properties fo:color="#231F20" fo:font-size="9pt" style:font-size-asian="9pt"/>
    </style:style>
    <style:style style:name="T5462" style:parent-style-name="Fonteparág.padrão" style:family="text">
      <style:text-properties fo:color="#231F20" fo:letter-spacing="0.0013in" fo:font-size="9pt" style:font-size-asian="9pt"/>
    </style:style>
    <style:style style:name="T5463" style:parent-style-name="Fonteparág.padrão" style:family="text">
      <style:text-properties fo:color="#231F20" fo:font-size="9pt" style:font-size-asian="9pt"/>
    </style:style>
    <style:style style:name="T5464" style:parent-style-name="Fonteparág.padrão" style:family="text">
      <style:text-properties fo:color="#231F20" fo:letter-spacing="0.0034in" fo:font-size="9pt" style:font-size-asian="9pt"/>
    </style:style>
    <style:style style:name="T5465" style:parent-style-name="Fonteparág.padrão" style:family="text">
      <style:text-properties fo:color="#231F20" fo:letter-spacing="0.0027in" fo:font-size="9pt" style:font-size-asian="9pt"/>
    </style:style>
    <style:style style:name="P5466" style:parent-style-name="Corpodetexto" style:family="paragraph">
      <style:text-properties fo:font-size="10pt" style:font-size-asian="10pt"/>
    </style:style>
    <style:style style:name="P5467" style:parent-style-name="Corpodetexto" style:family="paragraph">
      <style:text-properties fo:font-size="10pt" style:font-size-asian="10pt"/>
    </style:style>
    <style:style style:name="P5468" style:parent-style-name="Corpodetexto" style:family="paragraph">
      <style:paragraph-properties fo:margin-top="0.0076in"/>
    </style:style>
    <style:style style:name="T5469" style:parent-style-name="Fonteparág.padrão" style:family="text">
      <style:text-properties fo:color="#C9302E" style:text-scale="95%"/>
    </style:style>
    <style:style style:name="P5470" style:parent-style-name="Corpodetexto" style:family="paragraph">
      <style:text-properties style:font-name="Arial" fo:font-size="13pt" style:font-size-asian="13pt"/>
    </style:style>
    <style:style style:name="P5471" style:parent-style-name="Corpodetexto" style:family="paragraph">
      <style:paragraph-properties fo:margin-top="0.1381in" fo:margin-left="0.0812in">
        <style:tab-stops/>
      </style:paragraph-properties>
    </style:style>
    <style:style style:name="T5472" style:parent-style-name="Fonteparág.padrão" style:family="text">
      <style:text-properties style:font-name="Arial" fo:color="#C9302E"/>
    </style:style>
    <style:style style:name="P5473" style:parent-style-name="Corpodetexto" style:family="paragraph">
      <style:paragraph-properties fo:margin-top="0.0034in"/>
      <style:text-properties style:font-name="Arial"/>
    </style:style>
    <style:style style:name="P5474" style:parent-style-name="Corpodetexto" style:family="paragraph">
      <style:paragraph-properties fo:text-align="justify" fo:line-height="120%" fo:margin-left="0.0812in" fo:margin-right="1.1756in">
        <style:tab-stops/>
      </style:paragraph-properties>
    </style:style>
    <style:style style:name="T5475" style:parent-style-name="Fonteparág.padrão" style:family="text">
      <style:text-properties fo:color="#231F20"/>
    </style:style>
    <style:style style:name="T5476" style:parent-style-name="Fonteparág.padrão" style:family="text">
      <style:text-properties fo:color="#231F20"/>
    </style:style>
    <style:style style:name="P5477" style:parent-style-name="Corpodetexto" style:family="paragraph">
      <style:text-properties fo:font-size="10pt" style:font-size-asian="10pt"/>
    </style:style>
    <style:style style:name="P5478" style:parent-style-name="Corpodetexto" style:family="paragraph">
      <style:text-properties fo:font-size="11pt" style:font-size-asian="11pt"/>
    </style:style>
    <style:style style:name="P5479" style:parent-style-name="Corpodetexto" style:family="paragraph">
      <style:paragraph-properties fo:margin-left="0.0812in">
        <style:tab-stops/>
      </style:paragraph-properties>
    </style:style>
    <style:style style:name="T5480" style:parent-style-name="Fonteparág.padrão" style:family="text">
      <style:text-properties style:font-name="Arial" fo:color="#C9302E" style:text-scale="95%"/>
    </style:style>
    <style:style style:name="P5481" style:parent-style-name="Corpodetexto" style:family="paragraph">
      <style:paragraph-properties fo:margin-top="0.0034in"/>
      <style:text-properties style:font-name="Arial"/>
    </style:style>
    <style:style style:name="P5482" style:parent-style-name="Corpodetexto" style:family="paragraph">
      <style:paragraph-properties fo:text-align="justify" fo:line-height="120%" fo:margin-left="0.0812in" fo:margin-right="1.1763in">
        <style:tab-stops/>
      </style:paragraph-properties>
    </style:style>
    <style:style style:name="T5483" style:parent-style-name="Fonteparág.padrão" style:family="text">
      <style:text-properties fo:color="#231F20"/>
    </style:style>
    <style:style style:name="T5484" style:parent-style-name="Fonteparág.padrão" style:family="text">
      <style:text-properties fo:color="#231F20"/>
    </style:style>
    <style:style style:name="T5485" style:parent-style-name="Fonteparág.padrão" style:family="text">
      <style:text-properties fo:color="#231F20" style:text-position="60% 100%" fo:font-size="5pt" style:font-size-asian="5pt"/>
    </style:style>
    <style:style style:name="T5486" style:parent-style-name="Fonteparág.padrão" style:family="text">
      <style:text-properties fo:color="#231F20"/>
    </style:style>
    <style:style style:name="T5487" style:parent-style-name="Fonteparág.padrão" style:family="text">
      <style:text-properties fo:color="#231F20"/>
    </style:style>
    <style:style style:name="P5488" style:parent-style-name="Corpodetexto" style:family="paragraph">
      <style:text-properties fo:font-size="10pt" style:font-size-asian="10pt"/>
    </style:style>
    <style:style style:name="P5489" style:parent-style-name="Corpodetexto" style:family="paragraph">
      <style:text-properties fo:font-size="11pt" style:font-size-asian="11pt"/>
    </style:style>
    <style:style style:name="P5490" style:parent-style-name="Corpodetexto" style:family="paragraph">
      <style:paragraph-properties fo:margin-top="0.0006in" fo:margin-left="0.0812in">
        <style:tab-stops/>
      </style:paragraph-properties>
    </style:style>
    <style:style style:name="T5491" style:parent-style-name="Fonteparág.padrão" style:family="text">
      <style:text-properties style:font-name="Arial" fo:color="#C9302E" style:text-scale="95%"/>
    </style:style>
    <style:style style:name="P5492" style:parent-style-name="Corpodetexto" style:family="paragraph">
      <style:paragraph-properties fo:margin-top="0.0027in"/>
      <style:text-properties style:font-name="Arial"/>
    </style:style>
    <style:style style:name="P5493" style:parent-style-name="Corpodetexto" style:family="paragraph">
      <style:paragraph-properties fo:text-align="justify" fo:line-height="120%" fo:margin-left="0.0812in" fo:margin-right="1.1756in">
        <style:tab-stops/>
      </style:paragraph-properties>
    </style:style>
    <style:style style:name="T5494" style:parent-style-name="Fonteparág.padrão" style:family="text">
      <style:text-properties fo:color="#231F20"/>
    </style:style>
    <style:style style:name="T5495" style:parent-style-name="Fonteparág.padrão" style:family="text">
      <style:text-properties fo:color="#231F20" fo:letter-spacing="0.002in"/>
    </style:style>
    <style:style style:name="T5496" style:parent-style-name="Fonteparág.padrão" style:family="text">
      <style:text-properties fo:color="#231F20" fo:letter-spacing="0.0013in"/>
    </style:style>
    <style:style style:name="T5497" style:parent-style-name="Fonteparág.padrão" style:family="text">
      <style:text-properties fo:color="#231F20" fo:letter-spacing="0.002in"/>
    </style:style>
    <style:style style:name="T5498" style:parent-style-name="Fonteparág.padrão" style:family="text">
      <style:text-properties fo:color="#231F20" fo:letter-spacing="0.0013in"/>
    </style:style>
    <style:style style:name="T5499" style:parent-style-name="Fonteparág.padrão" style:family="text">
      <style:text-properties fo:color="#231F20" fo:letter-spacing="0.002in"/>
    </style:style>
    <style:style style:name="T5500" style:parent-style-name="Fonteparág.padrão" style:family="text">
      <style:text-properties fo:color="#231F20"/>
    </style:style>
    <style:style style:name="T5501" style:parent-style-name="Fonteparág.padrão" style:family="text">
      <style:text-properties fo:color="#231F20" fo:letter-spacing="0.002in"/>
    </style:style>
    <style:style style:name="T5502" style:parent-style-name="Fonteparág.padrão" style:family="text">
      <style:text-properties fo:color="#231F20"/>
    </style:style>
    <style:style style:name="T5503" style:parent-style-name="Fonteparág.padrão" style:family="text">
      <style:text-properties fo:color="#231F20" fo:letter-spacing="0.002in"/>
    </style:style>
    <style:style style:name="T5504" style:parent-style-name="Fonteparág.padrão" style:family="text">
      <style:text-properties fo:color="#231F20" fo:letter-spacing="0.0027in"/>
    </style:style>
    <style:style style:name="T5505" style:parent-style-name="Fonteparág.padrão" style:family="text">
      <style:text-properties fo:color="#231F20" fo:letter-spacing="0.002in"/>
    </style:style>
    <style:style style:name="T5506" style:parent-style-name="Fonteparág.padrão" style:family="text">
      <style:text-properties fo:color="#231F20" fo:letter-spacing="-0.009in"/>
    </style:style>
    <style:style style:name="T5507" style:parent-style-name="Fonteparág.padrão" style:family="text">
      <style:text-properties fo:color="#231F20" fo:letter-spacing="0.002in"/>
    </style:style>
    <style:style style:name="T5508" style:parent-style-name="Fonteparág.padrão" style:family="text">
      <style:text-properties fo:color="#231F20" fo:letter-spacing="-0.009in"/>
    </style:style>
    <style:style style:name="T5509" style:parent-style-name="Fonteparág.padrão" style:family="text">
      <style:text-properties fo:color="#231F20" fo:letter-spacing="0.002in"/>
    </style:style>
    <style:style style:name="T5510" style:parent-style-name="Fonteparág.padrão" style:family="text">
      <style:text-properties fo:color="#231F20" fo:letter-spacing="-0.0083in"/>
    </style:style>
    <style:style style:name="T5511" style:parent-style-name="Fonteparág.padrão" style:family="text">
      <style:text-properties fo:color="#231F20" fo:letter-spacing="0.002in"/>
    </style:style>
    <style:style style:name="T5512" style:parent-style-name="Fonteparág.padrão" style:family="text">
      <style:text-properties fo:color="#231F20" fo:letter-spacing="-0.009in"/>
    </style:style>
    <style:style style:name="T5513" style:parent-style-name="Fonteparág.padrão" style:family="text">
      <style:text-properties fo:color="#231F20"/>
    </style:style>
    <style:style style:name="T5514" style:parent-style-name="Fonteparág.padrão" style:family="text">
      <style:text-properties fo:color="#231F20" fo:letter-spacing="-0.009in"/>
    </style:style>
    <style:style style:name="T5515" style:parent-style-name="Fonteparág.padrão" style:family="text">
      <style:text-properties fo:color="#231F20" fo:letter-spacing="0.002in"/>
    </style:style>
    <style:style style:name="T5516" style:parent-style-name="Fonteparág.padrão" style:family="text">
      <style:text-properties fo:color="#231F20" fo:letter-spacing="-0.0083in"/>
    </style:style>
    <style:style style:name="T5517" style:parent-style-name="Fonteparág.padrão" style:family="text">
      <style:text-properties fo:color="#231F20"/>
    </style:style>
    <style:style style:name="T5518" style:parent-style-name="Fonteparág.padrão" style:family="text">
      <style:text-properties fo:color="#231F20" fo:letter-spacing="-0.009in"/>
    </style:style>
    <style:style style:name="T5519" style:parent-style-name="Fonteparág.padrão" style:family="text">
      <style:text-properties fo:color="#231F20" fo:letter-spacing="0.0013in"/>
    </style:style>
    <style:style style:name="T5520" style:parent-style-name="Fonteparág.padrão" style:family="text">
      <style:text-properties fo:color="#231F20" fo:letter-spacing="-0.0083in"/>
    </style:style>
    <style:style style:name="T5521" style:parent-style-name="Fonteparág.padrão" style:family="text">
      <style:text-properties fo:color="#231F20" fo:letter-spacing="0.002in"/>
    </style:style>
    <style:style style:name="T5522" style:parent-style-name="Fonteparág.padrão" style:family="text">
      <style:text-properties fo:color="#231F20" fo:letter-spacing="-0.0131in"/>
    </style:style>
    <style:style style:name="T5523" style:parent-style-name="Fonteparág.padrão" style:family="text">
      <style:text-properties fo:color="#231F20" fo:letter-spacing="0.002in"/>
    </style:style>
    <style:style style:name="T5524" style:parent-style-name="Fonteparág.padrão" style:family="text">
      <style:text-properties fo:color="#231F20" fo:letter-spacing="-0.0166in"/>
    </style:style>
    <style:style style:name="T5525" style:parent-style-name="Fonteparág.padrão" style:family="text">
      <style:text-properties fo:color="#231F20"/>
    </style:style>
    <style:style style:name="T5526" style:parent-style-name="Fonteparág.padrão" style:family="text">
      <style:text-properties fo:color="#231F20" fo:letter-spacing="-0.009in"/>
    </style:style>
    <style:style style:name="T5527" style:parent-style-name="Fonteparág.padrão" style:family="text">
      <style:text-properties fo:color="#231F20" fo:letter-spacing="0.0027in"/>
    </style:style>
    <style:style style:name="T5528" style:parent-style-name="Fonteparág.padrão" style:family="text">
      <style:text-properties fo:color="#231F20" fo:letter-spacing="0.002in"/>
    </style:style>
    <style:style style:name="T5529" style:parent-style-name="Fonteparág.padrão" style:family="text">
      <style:text-properties fo:color="#231F20" fo:letter-spacing="-0.0125in"/>
    </style:style>
    <style:style style:name="T5530" style:parent-style-name="Fonteparág.padrão" style:family="text">
      <style:text-properties fo:color="#231F20" fo:letter-spacing="0.002in"/>
    </style:style>
    <style:style style:name="T5531" style:parent-style-name="Fonteparág.padrão" style:family="text">
      <style:text-properties fo:color="#231F20" fo:letter-spacing="-0.0118in"/>
    </style:style>
    <style:style style:name="T5532" style:parent-style-name="Fonteparág.padrão" style:family="text">
      <style:text-properties fo:color="#231F20" fo:letter-spacing="0.002in"/>
    </style:style>
    <style:style style:name="T5533" style:parent-style-name="Fonteparág.padrão" style:family="text">
      <style:text-properties fo:color="#231F20" fo:letter-spacing="-0.0118in"/>
    </style:style>
    <style:style style:name="T5534" style:parent-style-name="Fonteparág.padrão" style:family="text">
      <style:text-properties fo:color="#231F20" fo:letter-spacing="0.002in"/>
    </style:style>
    <style:style style:name="T5535" style:parent-style-name="Fonteparág.padrão" style:family="text">
      <style:text-properties fo:color="#231F20" fo:letter-spacing="-0.0125in"/>
    </style:style>
    <style:style style:name="T5536" style:parent-style-name="Fonteparág.padrão" style:family="text">
      <style:text-properties fo:color="#231F20" fo:letter-spacing="0.002in"/>
    </style:style>
    <style:style style:name="T5537" style:parent-style-name="Fonteparág.padrão" style:family="text">
      <style:text-properties fo:color="#231F20" fo:letter-spacing="-0.0118in"/>
    </style:style>
    <style:style style:name="T5538" style:parent-style-name="Fonteparág.padrão" style:family="text">
      <style:text-properties fo:color="#231F20"/>
    </style:style>
    <style:style style:name="T5539" style:parent-style-name="Fonteparág.padrão" style:family="text">
      <style:text-properties fo:color="#231F20" fo:letter-spacing="-0.0118in"/>
    </style:style>
    <style:style style:name="T5540" style:parent-style-name="Fonteparág.padrão" style:family="text">
      <style:text-properties fo:color="#231F20" fo:letter-spacing="0.002in"/>
    </style:style>
    <style:style style:name="T5541" style:parent-style-name="Fonteparág.padrão" style:family="text">
      <style:text-properties fo:color="#231F20" fo:letter-spacing="-0.0125in"/>
    </style:style>
    <style:style style:name="T5542" style:parent-style-name="Fonteparág.padrão" style:family="text">
      <style:text-properties fo:color="#231F20"/>
    </style:style>
    <style:style style:name="T5543" style:parent-style-name="Fonteparág.padrão" style:family="text">
      <style:text-properties fo:color="#231F20" fo:letter-spacing="-0.0118in"/>
    </style:style>
    <style:style style:name="T5544" style:parent-style-name="Fonteparág.padrão" style:family="text">
      <style:text-properties fo:color="#231F20" fo:letter-spacing="0.002in"/>
    </style:style>
    <style:style style:name="T5545" style:parent-style-name="Fonteparág.padrão" style:family="text">
      <style:text-properties fo:color="#231F20" fo:letter-spacing="-0.0118in"/>
    </style:style>
    <style:style style:name="T5546" style:parent-style-name="Fonteparág.padrão" style:family="text">
      <style:text-properties fo:color="#231F20"/>
    </style:style>
    <style:style style:name="T5547" style:parent-style-name="Fonteparág.padrão" style:family="text">
      <style:text-properties fo:color="#231F20" fo:letter-spacing="-0.0125in"/>
    </style:style>
    <style:style style:name="T5548" style:parent-style-name="Fonteparág.padrão" style:family="text">
      <style:text-properties fo:color="#231F20" fo:letter-spacing="0.002in"/>
    </style:style>
    <style:style style:name="T5549" style:parent-style-name="Fonteparág.padrão" style:family="text">
      <style:text-properties fo:color="#231F20" fo:letter-spacing="-0.0118in"/>
    </style:style>
    <style:style style:name="T5550" style:parent-style-name="Fonteparág.padrão" style:family="text">
      <style:text-properties fo:color="#231F20" fo:letter-spacing="0.002in"/>
    </style:style>
    <style:style style:name="T5551" style:parent-style-name="Fonteparág.padrão" style:family="text">
      <style:text-properties fo:color="#231F20" fo:letter-spacing="-0.0118in"/>
    </style:style>
    <style:style style:name="T5552" style:parent-style-name="Fonteparág.padrão" style:family="text">
      <style:text-properties fo:color="#231F20"/>
    </style:style>
    <style:style style:name="T5553" style:parent-style-name="Fonteparág.padrão" style:family="text">
      <style:text-properties fo:color="#231F20" fo:letter-spacing="-0.0125in"/>
    </style:style>
    <style:style style:name="T5554" style:parent-style-name="Fonteparág.padrão" style:family="text">
      <style:text-properties fo:color="#231F20" fo:letter-spacing="0.002in"/>
    </style:style>
    <style:style style:name="T5555" style:parent-style-name="Fonteparág.padrão" style:family="text">
      <style:text-properties fo:color="#231F20" fo:letter-spacing="-0.0152in"/>
    </style:style>
    <style:style style:name="T5556" style:parent-style-name="Fonteparág.padrão" style:family="text">
      <style:text-properties fo:color="#231F20"/>
    </style:style>
    <style:style style:name="T5557" style:parent-style-name="Fonteparág.padrão" style:family="text">
      <style:text-properties fo:color="#231F20" fo:letter-spacing="-0.0125in"/>
    </style:style>
    <style:style style:name="T5558" style:parent-style-name="Fonteparág.padrão" style:family="text">
      <style:text-properties fo:color="#231F20" fo:letter-spacing="0.0027in"/>
    </style:style>
    <style:style style:name="T5559" style:parent-style-name="Fonteparág.padrão" style:family="text">
      <style:text-properties fo:color="#231F20"/>
    </style:style>
    <style:style style:name="T5560" style:parent-style-name="Fonteparág.padrão" style:family="text">
      <style:text-properties fo:color="#231F20" fo:letter-spacing="-0.009in"/>
    </style:style>
    <style:style style:name="T5561" style:parent-style-name="Fonteparág.padrão" style:family="text">
      <style:text-properties fo:color="#231F20" fo:letter-spacing="0.002in"/>
    </style:style>
    <style:style style:name="T5562" style:parent-style-name="Fonteparág.padrão" style:family="text">
      <style:text-properties fo:color="#231F20" fo:letter-spacing="-0.0083in"/>
    </style:style>
    <style:style style:name="T5563" style:parent-style-name="Fonteparág.padrão" style:family="text">
      <style:text-properties fo:color="#231F20"/>
    </style:style>
    <style:style style:name="T5564" style:parent-style-name="Fonteparág.padrão" style:family="text">
      <style:text-properties fo:color="#231F20" fo:letter-spacing="-0.0083in"/>
    </style:style>
    <style:style style:name="T5565" style:parent-style-name="Fonteparág.padrão" style:family="text">
      <style:text-properties fo:color="#231F20" fo:letter-spacing="0.002in"/>
    </style:style>
    <style:style style:name="T5566" style:parent-style-name="Fonteparág.padrão" style:family="text">
      <style:text-properties fo:color="#231F20" fo:letter-spacing="-0.0083in"/>
    </style:style>
    <style:style style:name="T5567" style:parent-style-name="Fonteparág.padrão" style:family="text">
      <style:text-properties fo:color="#231F20"/>
    </style:style>
    <style:style style:name="T5568" style:parent-style-name="Fonteparág.padrão" style:family="text">
      <style:text-properties fo:color="#231F20" fo:letter-spacing="-0.0083in"/>
    </style:style>
    <style:style style:name="T5569" style:parent-style-name="Fonteparág.padrão" style:family="text">
      <style:text-properties fo:color="#231F20" fo:letter-spacing="0.002in"/>
    </style:style>
    <style:style style:name="T5570" style:parent-style-name="Fonteparág.padrão" style:family="text">
      <style:text-properties fo:color="#231F20" fo:letter-spacing="-0.0083in"/>
    </style:style>
    <style:style style:name="T5571" style:parent-style-name="Fonteparág.padrão" style:family="text">
      <style:text-properties fo:color="#231F20" fo:letter-spacing="0.002in"/>
    </style:style>
    <style:style style:name="T5572" style:parent-style-name="Fonteparág.padrão" style:family="text">
      <style:text-properties fo:color="#231F20" fo:letter-spacing="-0.0083in"/>
    </style:style>
    <style:style style:name="T5573" style:parent-style-name="Fonteparág.padrão" style:family="text">
      <style:text-properties fo:color="#231F20" fo:letter-spacing="0.002in"/>
    </style:style>
    <style:style style:name="T5574" style:parent-style-name="Fonteparág.padrão" style:family="text">
      <style:text-properties fo:color="#231F20" fo:letter-spacing="-0.0083in"/>
    </style:style>
    <style:style style:name="T5575" style:parent-style-name="Fonteparág.padrão" style:family="text">
      <style:text-properties fo:color="#231F20" fo:letter-spacing="0.002in"/>
    </style:style>
    <style:style style:name="T5576" style:parent-style-name="Fonteparág.padrão" style:family="text">
      <style:text-properties fo:color="#231F20" fo:letter-spacing="-0.0083in"/>
    </style:style>
    <style:style style:name="T5577" style:parent-style-name="Fonteparág.padrão" style:family="text">
      <style:text-properties fo:color="#231F20"/>
    </style:style>
    <style:style style:name="T5578" style:parent-style-name="Fonteparág.padrão" style:family="text">
      <style:text-properties fo:color="#231F20" fo:letter-spacing="-0.009in"/>
    </style:style>
    <style:style style:name="T5579" style:parent-style-name="Fonteparág.padrão" style:family="text">
      <style:text-properties fo:color="#231F20" fo:letter-spacing="0.0013in"/>
    </style:style>
    <style:style style:name="T5580" style:parent-style-name="Fonteparág.padrão" style:family="text">
      <style:text-properties fo:color="#231F20" fo:letter-spacing="-0.0083in"/>
    </style:style>
    <style:style style:name="T5581" style:parent-style-name="Fonteparág.padrão" style:family="text">
      <style:text-properties fo:color="#231F20"/>
    </style:style>
    <style:style style:name="T5582" style:parent-style-name="Fonteparág.padrão" style:family="text">
      <style:text-properties fo:color="#231F20" fo:letter-spacing="-0.0083in"/>
    </style:style>
    <style:style style:name="T5583" style:parent-style-name="Fonteparág.padrão" style:family="text">
      <style:text-properties fo:color="#231F20" fo:letter-spacing="0.002in"/>
    </style:style>
    <style:style style:name="T5584" style:parent-style-name="Fonteparág.padrão" style:family="text">
      <style:text-properties fo:color="#231F20" fo:letter-spacing="-0.0083in"/>
    </style:style>
    <style:style style:name="T5585" style:parent-style-name="Fonteparág.padrão" style:family="text">
      <style:text-properties fo:color="#231F20" fo:letter-spacing="0.002in"/>
    </style:style>
    <style:style style:name="T5586" style:parent-style-name="Fonteparág.padrão" style:family="text">
      <style:text-properties fo:color="#231F20" fo:letter-spacing="-0.0083in"/>
    </style:style>
    <style:style style:name="T5587" style:parent-style-name="Fonteparág.padrão" style:family="text">
      <style:text-properties fo:color="#231F20" fo:letter-spacing="0.0013in"/>
    </style:style>
    <style:style style:name="T5588" style:parent-style-name="Fonteparág.padrão" style:family="text">
      <style:text-properties fo:color="#231F20" fo:letter-spacing="-0.0083in"/>
    </style:style>
    <style:style style:name="T5589" style:parent-style-name="Fonteparág.padrão" style:family="text">
      <style:text-properties fo:color="#231F20" fo:letter-spacing="0.002in"/>
    </style:style>
    <style:style style:name="T5590" style:parent-style-name="Fonteparág.padrão" style:family="text">
      <style:text-properties fo:color="#231F20"/>
    </style:style>
    <style:style style:name="T5591" style:parent-style-name="Fonteparág.padrão" style:family="text">
      <style:text-properties fo:color="#231F20" fo:letter-spacing="0.002in"/>
    </style:style>
    <style:style style:name="T5592" style:parent-style-name="Fonteparág.padrão" style:family="text">
      <style:text-properties fo:color="#231F20" fo:letter-spacing="0.0013in"/>
    </style:style>
    <style:style style:name="T5593" style:parent-style-name="Fonteparág.padrão" style:family="text">
      <style:text-properties fo:color="#231F20" fo:letter-spacing="0.002in"/>
    </style:style>
    <style:style style:name="T5594" style:parent-style-name="Fonteparág.padrão" style:family="text">
      <style:text-properties fo:color="#231F20"/>
    </style:style>
    <style:style style:name="T5595" style:parent-style-name="Fonteparág.padrão" style:family="text">
      <style:text-properties fo:color="#231F20" fo:letter-spacing="0.002in"/>
    </style:style>
    <style:style style:name="T5596" style:parent-style-name="Fonteparág.padrão" style:family="text">
      <style:text-properties fo:color="#231F20"/>
    </style:style>
    <style:style style:name="T5597" style:parent-style-name="Fonteparág.padrão" style:family="text">
      <style:text-properties fo:color="#231F20" fo:letter-spacing="0.002in"/>
    </style:style>
    <style:style style:name="T5598" style:parent-style-name="Fonteparág.padrão" style:family="text">
      <style:text-properties fo:color="#231F20"/>
    </style:style>
    <style:style style:name="T5599" style:parent-style-name="Fonteparág.padrão" style:family="text">
      <style:text-properties fo:color="#231F20" fo:letter-spacing="0.002in"/>
    </style:style>
    <style:style style:name="T5600" style:parent-style-name="Fonteparág.padrão" style:family="text">
      <style:text-properties fo:color="#231F20" fo:letter-spacing="0.0013in"/>
    </style:style>
    <style:style style:name="T5601" style:parent-style-name="Fonteparág.padrão" style:family="text">
      <style:text-properties fo:color="#231F20" fo:letter-spacing="0.002in"/>
    </style:style>
    <style:style style:name="T5602" style:parent-style-name="Fonteparág.padrão" style:family="text">
      <style:text-properties fo:color="#231F20"/>
    </style:style>
    <style:style style:name="T5603" style:parent-style-name="Fonteparág.padrão" style:family="text">
      <style:text-properties fo:color="#231F20" fo:letter-spacing="0.0027in"/>
    </style:style>
    <style:style style:name="T5604" style:parent-style-name="Fonteparág.padrão" style:family="text">
      <style:text-properties fo:color="#231F20"/>
    </style:style>
    <style:style style:name="T5605" style:parent-style-name="Fonteparág.padrão" style:family="text">
      <style:text-properties fo:color="#231F20" fo:letter-spacing="0.002in"/>
    </style:style>
    <style:style style:name="T5606" style:parent-style-name="Fonteparág.padrão" style:family="text">
      <style:text-properties fo:color="#231F20"/>
    </style:style>
    <style:style style:name="T5607" style:parent-style-name="Fonteparág.padrão" style:family="text">
      <style:text-properties fo:color="#231F20" fo:letter-spacing="0.002in"/>
    </style:style>
    <style:style style:name="T5608" style:parent-style-name="Fonteparág.padrão" style:family="text">
      <style:text-properties fo:color="#231F20"/>
    </style:style>
    <style:style style:name="T5609" style:parent-style-name="Fonteparág.padrão" style:family="text">
      <style:text-properties fo:color="#231F20" fo:letter-spacing="0.002in"/>
    </style:style>
    <style:style style:name="T5610" style:parent-style-name="Fonteparág.padrão" style:family="text">
      <style:text-properties fo:color="#231F20"/>
    </style:style>
    <style:style style:name="T5611" style:parent-style-name="Fonteparág.padrão" style:family="text">
      <style:text-properties fo:color="#231F20" fo:letter-spacing="0.002in"/>
    </style:style>
    <style:style style:name="T5612" style:parent-style-name="Fonteparág.padrão" style:family="text">
      <style:text-properties fo:color="#231F20" fo:letter-spacing="0.0013in"/>
    </style:style>
    <style:style style:name="T5613" style:parent-style-name="Fonteparág.padrão" style:family="text">
      <style:text-properties fo:color="#231F20"/>
    </style:style>
    <style:style style:name="T5614" style:parent-style-name="Fonteparág.padrão" style:family="text">
      <style:text-properties fo:color="#231F20" fo:letter-spacing="0.0027in"/>
    </style:style>
    <style:style style:name="T5615" style:parent-style-name="Fonteparág.padrão" style:family="text">
      <style:text-properties fo:color="#231F20" fo:letter-spacing="0.002in"/>
    </style:style>
    <style:style style:name="T5616" style:parent-style-name="Fonteparág.padrão" style:family="text">
      <style:text-properties fo:color="#231F20" fo:letter-spacing="-0.0069in"/>
    </style:style>
    <style:style style:name="T5617" style:parent-style-name="Fonteparág.padrão" style:family="text">
      <style:text-properties fo:color="#231F20" fo:letter-spacing="0.002in"/>
    </style:style>
    <style:style style:name="T5618" style:parent-style-name="Fonteparág.padrão" style:family="text">
      <style:text-properties fo:color="#231F20" fo:letter-spacing="-0.0062in"/>
    </style:style>
    <style:style style:name="T5619" style:parent-style-name="Fonteparág.padrão" style:family="text">
      <style:text-properties fo:color="#231F20"/>
    </style:style>
    <style:style style:name="T5620" style:parent-style-name="Fonteparág.padrão" style:family="text">
      <style:text-properties fo:color="#231F20" fo:letter-spacing="-0.0069in"/>
    </style:style>
    <style:style style:name="T5621" style:parent-style-name="Fonteparág.padrão" style:family="text">
      <style:text-properties fo:color="#231F20" fo:letter-spacing="0.0013in"/>
    </style:style>
    <style:style style:name="T5622" style:parent-style-name="Fonteparág.padrão" style:family="text">
      <style:text-properties fo:color="#231F20" fo:letter-spacing="-0.0111in"/>
    </style:style>
    <style:style style:name="T5623" style:parent-style-name="Fonteparág.padrão" style:family="text">
      <style:text-properties fo:color="#231F20"/>
    </style:style>
    <style:style style:name="T5624" style:parent-style-name="Fonteparág.padrão" style:family="text">
      <style:text-properties fo:color="#231F20" fo:letter-spacing="-0.0062in"/>
    </style:style>
    <style:style style:name="T5625" style:parent-style-name="Fonteparág.padrão" style:family="text">
      <style:text-properties fo:color="#231F20" fo:letter-spacing="0.002in"/>
    </style:style>
    <style:style style:name="T5626" style:parent-style-name="Fonteparág.padrão" style:family="text">
      <style:text-properties fo:color="#231F20" fo:letter-spacing="-0.0069in"/>
    </style:style>
    <style:style style:name="T5627" style:parent-style-name="Fonteparág.padrão" style:family="text">
      <style:text-properties fo:color="#231F20" fo:letter-spacing="0.002in"/>
    </style:style>
    <style:style style:name="T5628" style:parent-style-name="Fonteparág.padrão" style:family="text">
      <style:text-properties fo:color="#231F20" fo:letter-spacing="-0.0062in"/>
    </style:style>
    <style:style style:name="T5629" style:parent-style-name="Fonteparág.padrão" style:family="text">
      <style:text-properties fo:color="#231F20" fo:letter-spacing="0.0013in"/>
    </style:style>
    <style:style style:name="T5630" style:parent-style-name="Fonteparág.padrão" style:family="text">
      <style:text-properties fo:color="#231F20" fo:letter-spacing="-0.0062in"/>
    </style:style>
    <style:style style:name="T5631" style:parent-style-name="Fonteparág.padrão" style:family="text">
      <style:text-properties fo:color="#231F20" fo:letter-spacing="0.002in"/>
    </style:style>
    <style:style style:name="T5632" style:parent-style-name="Fonteparág.padrão" style:family="text">
      <style:text-properties fo:color="#231F20" fo:letter-spacing="-0.0069in"/>
    </style:style>
    <style:style style:name="T5633" style:parent-style-name="Fonteparág.padrão" style:family="text">
      <style:text-properties fo:color="#231F20" fo:letter-spacing="0.002in"/>
    </style:style>
    <style:style style:name="T5634" style:parent-style-name="Fonteparág.padrão" style:family="text">
      <style:text-properties fo:color="#231F20" fo:letter-spacing="-0.0062in"/>
    </style:style>
    <style:style style:name="T5635" style:parent-style-name="Fonteparág.padrão" style:family="text">
      <style:text-properties fo:color="#231F20" fo:letter-spacing="0.002in"/>
    </style:style>
    <style:style style:name="T5636" style:parent-style-name="Fonteparág.padrão" style:family="text">
      <style:text-properties fo:color="#231F20" fo:letter-spacing="-0.0069in"/>
    </style:style>
    <style:style style:name="T5637" style:parent-style-name="Fonteparág.padrão" style:family="text">
      <style:text-properties fo:color="#231F20" fo:letter-spacing="0.002in"/>
    </style:style>
    <style:style style:name="T5638" style:parent-style-name="Fonteparág.padrão" style:family="text">
      <style:text-properties fo:color="#231F20" fo:letter-spacing="-0.0062in"/>
    </style:style>
    <style:style style:name="T5639" style:parent-style-name="Fonteparág.padrão" style:family="text">
      <style:text-properties fo:color="#231F20"/>
    </style:style>
    <style:style style:name="T5640" style:parent-style-name="Fonteparág.padrão" style:family="text">
      <style:text-properties fo:color="#231F20" fo:letter-spacing="-0.0062in"/>
    </style:style>
    <style:style style:name="T5641" style:parent-style-name="Fonteparág.padrão" style:family="text">
      <style:text-properties fo:color="#231F20" fo:letter-spacing="0.0013in"/>
    </style:style>
    <style:style style:name="T5642" style:parent-style-name="Fonteparág.padrão" style:family="text">
      <style:text-properties fo:color="#231F20" fo:letter-spacing="-0.0069in"/>
    </style:style>
    <style:style style:name="T5643" style:parent-style-name="Fonteparág.padrão" style:family="text">
      <style:text-properties fo:color="#231F20" fo:letter-spacing="0.0027in"/>
    </style:style>
    <style:style style:name="T5644" style:parent-style-name="Fonteparág.padrão" style:family="text">
      <style:text-properties fo:color="#231F20" fo:letter-spacing="0.0013in"/>
    </style:style>
    <style:style style:name="T5645" style:parent-style-name="Fonteparág.padrão" style:family="text">
      <style:text-properties fo:color="#231F20"/>
    </style:style>
    <style:style style:name="T5646" style:parent-style-name="Fonteparág.padrão" style:family="text">
      <style:text-properties fo:color="#231F20" fo:letter-spacing="0.002in"/>
    </style:style>
    <style:style style:name="T5647" style:parent-style-name="Fonteparág.padrão" style:family="text">
      <style:text-properties fo:color="#231F20"/>
    </style:style>
    <style:style style:name="T5648" style:parent-style-name="Fonteparág.padrão" style:family="text">
      <style:text-properties fo:color="#231F20" fo:letter-spacing="0.002in"/>
    </style:style>
    <style:style style:name="T5649" style:parent-style-name="Fonteparág.padrão" style:family="text">
      <style:text-properties fo:color="#231F20" fo:letter-spacing="0.0013in"/>
    </style:style>
    <style:style style:name="T5650" style:parent-style-name="Fonteparág.padrão" style:family="text">
      <style:text-properties fo:color="#231F20" fo:letter-spacing="0.002in"/>
    </style:style>
    <style:style style:name="T5651" style:parent-style-name="Fonteparág.padrão" style:family="text">
      <style:text-properties fo:color="#231F20"/>
    </style:style>
    <style:style style:name="T5652" style:parent-style-name="Fonteparág.padrão" style:family="text">
      <style:text-properties fo:color="#231F20" fo:letter-spacing="0.002in"/>
    </style:style>
    <style:style style:name="T5653" style:parent-style-name="Fonteparág.padrão" style:family="text">
      <style:text-properties fo:color="#231F20"/>
    </style:style>
    <style:style style:name="T5654" style:parent-style-name="Fonteparág.padrão" style:family="text">
      <style:text-properties fo:color="#231F20" fo:letter-spacing="-0.0083in"/>
    </style:style>
    <style:style style:name="T5655" style:parent-style-name="Fonteparág.padrão" style:family="text">
      <style:text-properties fo:color="#231F20" fo:letter-spacing="0.0027in"/>
    </style:style>
    <style:style style:name="P5656" style:parent-style-name="Corpodetexto" style:family="paragraph">
      <style:text-properties fo:font-size="10pt" style:font-size-asian="10pt"/>
    </style:style>
    <style:style style:name="P5657" style:parent-style-name="Corpodetexto" style:family="paragraph">
      <style:paragraph-properties fo:margin-top="0.0069in"/>
      <style:text-properties fo:font-size="10.5pt" style:font-size-asian="10.5pt"/>
    </style:style>
    <style:style style:name="P5658" style:parent-style-name="Corpodetexto" style:family="paragraph">
      <style:paragraph-properties fo:margin-left="0.0812in">
        <style:tab-stops/>
      </style:paragraph-properties>
    </style:style>
    <style:style style:name="T5659" style:parent-style-name="Fonteparág.padrão" style:family="text">
      <style:text-properties style:font-name="Arial" fo:color="#C9302E"/>
    </style:style>
    <style:style style:name="P5660" style:parent-style-name="Corpodetexto" style:family="paragraph">
      <style:paragraph-properties fo:margin-top="0.0034in"/>
      <style:text-properties style:font-name="Arial"/>
    </style:style>
    <style:style style:name="P5661" style:parent-style-name="Corpodetexto" style:family="paragraph">
      <style:paragraph-properties fo:text-align="justify" fo:line-height="120%" fo:margin-left="0.0812in" fo:margin-right="1.1756in">
        <style:tab-stops/>
      </style:paragraph-properties>
    </style:style>
    <style:style style:name="T5662" style:parent-style-name="Fonteparág.padrão" style:family="text">
      <style:text-properties fo:color="#231F20"/>
    </style:style>
    <style:style style:name="T5663" style:parent-style-name="Fonteparág.padrão" style:family="text">
      <style:text-properties fo:color="#231F20"/>
    </style:style>
    <style:style style:name="P5664" style:parent-style-name="Corpodetexto" style:family="paragraph">
      <style:text-properties fo:font-size="10pt" style:font-size-asian="10pt"/>
    </style:style>
    <style:style style:name="P5665" style:parent-style-name="Corpodetexto" style:family="paragraph">
      <style:paragraph-properties fo:margin-top="0.0069in"/>
    </style:style>
    <style:style style:name="T5666" style:parent-style-name="Fonteparág.padrão" style:family="text">
      <style:text-properties fo:language="en" fo:country="US" style:language-asian="en" style:country-asian="US" style:language-complex="ar" style:country-complex="SA"/>
    </style:style>
    <style:style style:name="P5667" style:parent-style-name="Normal" style:family="paragraph">
      <style:paragraph-properties fo:margin-top="0.0631in" fo:line-height="106%" fo:margin-left="0.2062in" fo:margin-right="0.9118in" fo:text-indent="-0.125in">
        <style:tab-stops/>
      </style:paragraph-properties>
    </style:style>
    <style:style style:name="T5668" style:parent-style-name="Fonteparág.padrão" style:family="text">
      <style:text-properties fo:color="#6D6E71" style:text-position="62.5% 100%" fo:font-size="4pt" style:font-size-asian="4pt"/>
    </style:style>
    <style:style style:name="T5669" style:parent-style-name="Fonteparág.padrão" style:family="text">
      <style:text-properties fo:color="#6D6E71" fo:font-size="7pt" style:font-size-asian="7pt"/>
    </style:style>
    <style:style style:name="P5670" style:parent-style-name="Corpodetexto" style:master-page-name="MP70" style:family="paragraph">
      <style:paragraph-properties fo:break-before="page"/>
      <style:text-properties fo:font-size="10pt" style:font-size-asian="10pt"/>
    </style:style>
    <style:style style:name="P5692" style:parent-style-name="Corpodetexto" style:family="paragraph">
      <style:text-properties fo:font-size="10pt" style:font-size-asian="10pt"/>
    </style:style>
    <style:style style:name="P5693" style:parent-style-name="Corpodetexto" style:family="paragraph">
      <style:paragraph-properties fo:margin-top="0.0027in"/>
      <style:text-properties fo:font-size="10pt" style:font-size-asian="10pt"/>
    </style:style>
    <style:style style:name="P5694" style:parent-style-name="Corpodetexto" style:family="paragraph">
      <style:paragraph-properties fo:margin-left="0.2777in">
        <style:tab-stops/>
      </style:paragraph-properties>
    </style:style>
    <style:style style:name="T5695" style:parent-style-name="Fonteparág.padrão" style:family="text">
      <style:text-properties fo:language="en" fo:country="US" style:language-asian="en" style:country-asian="US" style:language-complex="ar" style:country-complex="SA"/>
    </style:style>
    <style:style style:name="T5696" style:parent-style-name="Fonteparág.padrão" style:family="text">
      <style:text-properties fo:language="en" fo:country="US" style:language-asian="en" style:country-asian="US" style:language-complex="ar" style:country-complex="SA"/>
    </style:style>
    <style:style style:name="P5697" style:parent-style-name="Normal" style:family="paragraph">
      <style:paragraph-properties fo:margin-top="0.0104in" fo:margin-left="0.0138in">
        <style:tab-stops/>
      </style:paragraph-properties>
    </style:style>
    <style:style style:name="T5698" style:parent-style-name="Fonteparág.padrão" style:family="text">
      <style:text-properties style:font-name="Gill Sans MT" fo:color="#EAAF9D" style:text-scale="95%" fo:font-size="6pt" style:font-size-asian="6pt"/>
    </style:style>
    <style:style style:name="T5699" style:parent-style-name="Fonteparág.padrão" style:family="text">
      <style:text-properties style:font-name="Arial" fo:color="#C9302E" style:text-scale="95%"/>
    </style:style>
    <style:style style:name="P5700" style:parent-style-name="Corpodetexto" style:family="paragraph">
      <style:paragraph-properties fo:margin-top="0.0034in"/>
      <style:text-properties style:font-name="Arial"/>
    </style:style>
    <style:style style:name="P5701" style:parent-style-name="Corpodetexto" style:family="paragraph">
      <style:paragraph-properties fo:text-align="justify" fo:line-height="120%" fo:margin-left="0.2777in" fo:margin-right="0.9791in">
        <style:tab-stops/>
      </style:paragraph-properties>
    </style:style>
    <style:style style:name="T5702" style:parent-style-name="Fonteparág.padrão" style:family="text">
      <style:text-properties fo:color="#231F20"/>
    </style:style>
    <style:style style:name="T5703" style:parent-style-name="Fonteparág.padrão" style:family="text">
      <style:text-properties fo:color="#231F20"/>
    </style:style>
    <style:style style:name="P5704" style:parent-style-name="Corpodetexto" style:family="paragraph">
      <style:text-properties fo:font-size="10pt" style:font-size-asian="10pt"/>
    </style:style>
    <style:style style:name="P5705" style:parent-style-name="Corpodetexto" style:family="paragraph">
      <style:text-properties fo:font-size="11pt" style:font-size-asian="11pt"/>
    </style:style>
    <style:style style:name="P5706" style:parent-style-name="Corpodetexto" style:family="paragraph">
      <style:paragraph-properties fo:margin-top="0.0006in" fo:margin-left="0.2777in">
        <style:tab-stops/>
      </style:paragraph-properties>
    </style:style>
    <style:style style:name="T5707" style:parent-style-name="Fonteparág.padrão" style:family="text">
      <style:text-properties style:font-name="Arial" fo:color="#C9302E" style:text-scale="95%"/>
    </style:style>
    <style:style style:name="P5708" style:parent-style-name="Corpodetexto" style:family="paragraph">
      <style:paragraph-properties fo:margin-top="0.0027in"/>
      <style:text-properties style:font-name="Arial"/>
    </style:style>
    <style:style style:name="P5709" style:parent-style-name="Corpodetexto" style:family="paragraph">
      <style:paragraph-properties fo:text-align="justify" fo:margin-top="0.0006in" fo:line-height="120%" fo:margin-left="0.2777in" fo:margin-right="0.9791in">
        <style:tab-stops/>
      </style:paragraph-properties>
    </style:style>
    <style:style style:name="T5710" style:parent-style-name="Fonteparág.padrão" style:family="text">
      <style:text-properties fo:color="#231F20"/>
    </style:style>
    <style:style style:name="T5711" style:parent-style-name="Fonteparág.padrão" style:family="text">
      <style:text-properties fo:color="#231F20"/>
    </style:style>
    <style:style style:name="P5712" style:parent-style-name="Corpodetexto" style:family="paragraph">
      <style:paragraph-properties fo:text-align="justify" fo:margin-top="0.068in" fo:line-height="120%" fo:margin-left="0.2777in" fo:margin-right="0.9784in">
        <style:tab-stops/>
      </style:paragraph-properties>
    </style:style>
    <style:style style:name="T5713" style:parent-style-name="Fonteparág.padrão" style:family="text">
      <style:text-properties fo:color="#231F20"/>
    </style:style>
    <style:style style:name="T5714" style:parent-style-name="Fonteparág.padrão" style:family="text">
      <style:text-properties fo:color="#231F20"/>
    </style:style>
    <style:style style:name="P5715" style:parent-style-name="Corpodetexto" style:family="paragraph">
      <style:text-properties fo:font-size="10pt" style:font-size-asian="10pt"/>
    </style:style>
    <style:style style:name="P5716" style:parent-style-name="Corpodetexto" style:family="paragraph">
      <style:text-properties fo:font-size="11pt" style:font-size-asian="11pt"/>
    </style:style>
    <style:style style:name="P5717" style:parent-style-name="Corpodetexto" style:family="paragraph">
      <style:paragraph-properties fo:margin-left="0.2777in">
        <style:tab-stops/>
      </style:paragraph-properties>
    </style:style>
    <style:style style:name="T5718" style:parent-style-name="Fonteparág.padrão" style:family="text">
      <style:text-properties style:font-name="Arial" fo:color="#C9302E" style:text-scale="95%"/>
    </style:style>
    <style:style style:name="P5719" style:parent-style-name="Corpodetexto" style:family="paragraph">
      <style:paragraph-properties fo:margin-top="0.0034in"/>
      <style:text-properties style:font-name="Arial"/>
    </style:style>
    <style:style style:name="P5720" style:parent-style-name="Corpodetexto" style:family="paragraph">
      <style:paragraph-properties fo:text-align="justify" fo:line-height="120%" fo:margin-left="0.2777in" fo:margin-right="0.9791in">
        <style:tab-stops/>
      </style:paragraph-properties>
    </style:style>
    <style:style style:name="T5721" style:parent-style-name="Fonteparág.padrão" style:family="text">
      <style:text-properties fo:color="#231F20"/>
    </style:style>
    <style:style style:name="T5722" style:parent-style-name="Fonteparág.padrão" style:family="text">
      <style:text-properties fo:color="#231F20"/>
    </style:style>
    <style:style style:name="P5723" style:parent-style-name="Corpodetexto" style:family="paragraph">
      <style:paragraph-properties fo:margin-top="0.0604in" fo:line-height="0.1986in" fo:margin-left="0.2777in">
        <style:tab-stops>
          <style:tab-stop style:type="left" style:position="0.2562in"/>
        </style:tab-stops>
      </style:paragraph-properties>
    </style:style>
    <style:style style:name="T5724" style:parent-style-name="Fonteparág.padrão" style:family="text">
      <style:text-properties style:font-name="Palatino Linotype" fo:font-style="italic" style:font-style-asian="italic" fo:color="#C9302E" fo:font-size="11pt" style:font-size-asian="11pt"/>
    </style:style>
    <style:style style:name="T5725" style:parent-style-name="Fonteparág.padrão" style:family="text">
      <style:text-properties style:font-name="Palatino Linotype" fo:font-style="italic" style:font-style-asian="italic" fo:color="#C9302E" fo:font-size="11pt" style:font-size-asian="11pt"/>
    </style:style>
    <style:style style:name="T5726" style:parent-style-name="Fonteparág.padrão" style:family="text">
      <style:text-properties fo:color="#231F20"/>
    </style:style>
    <style:style style:name="T5727" style:parent-style-name="Fonteparág.padrão" style:family="text">
      <style:text-properties fo:color="#231F20" fo:letter-spacing="0.002in"/>
    </style:style>
    <style:style style:name="T5728" style:parent-style-name="Fonteparág.padrão" style:family="text">
      <style:text-properties fo:color="#231F20"/>
    </style:style>
    <style:style style:name="T5729" style:parent-style-name="Fonteparág.padrão" style:family="text">
      <style:text-properties fo:color="#231F20" fo:letter-spacing="0.0013in"/>
    </style:style>
    <style:style style:name="T5730" style:parent-style-name="Fonteparág.padrão" style:family="text">
      <style:text-properties fo:color="#231F20" fo:letter-spacing="0.0027in"/>
    </style:style>
    <style:style style:name="P5731" style:parent-style-name="Corpodetexto" style:family="paragraph">
      <style:paragraph-properties fo:margin-top="0.0062in" fo:line-height="90%" fo:margin-left="0.2777in" fo:margin-right="3.7722in">
        <style:tab-stops>
          <style:tab-stop style:type="left" style:position="0.2562in"/>
        </style:tab-stops>
      </style:paragraph-properties>
    </style:style>
    <style:style style:name="T5732" style:parent-style-name="Fonteparág.padrão" style:family="text">
      <style:text-properties style:font-name="Palatino Linotype" fo:font-style="italic" style:font-style-asian="italic" fo:color="#C9302E" fo:letter-spacing="0.0048in" style:text-position="22.2% 100%" fo:font-size="11pt" style:font-size-asian="11pt"/>
    </style:style>
    <style:style style:name="T5733" style:parent-style-name="Fonteparág.padrão" style:family="text">
      <style:text-properties style:font-name="Palatino Linotype" fo:font-style="italic" style:font-style-asian="italic" fo:color="#C9302E" fo:letter-spacing="0.0048in" style:text-position="-15.3% 100%" fo:font-size="6.5pt" style:font-size-asian="6.5pt"/>
    </style:style>
    <style:style style:name="T5734" style:parent-style-name="Fonteparág.padrão" style:family="text">
      <style:text-properties fo:color="#231F20"/>
    </style:style>
    <style:style style:name="T5735" style:parent-style-name="Fonteparág.padrão" style:family="text">
      <style:text-properties fo:color="#231F20" fo:letter-spacing="0.002in"/>
    </style:style>
    <style:style style:name="T5736" style:parent-style-name="Fonteparág.padrão" style:family="text">
      <style:text-properties fo:color="#231F20"/>
    </style:style>
    <style:style style:name="T5737" style:parent-style-name="Fonteparág.padrão" style:family="text">
      <style:text-properties fo:color="#231F20" fo:letter-spacing="0.002in"/>
    </style:style>
    <style:style style:name="T5738" style:parent-style-name="Fonteparág.padrão" style:family="text">
      <style:text-properties fo:color="#231F20"/>
    </style:style>
    <style:style style:name="T5739" style:parent-style-name="Fonteparág.padrão" style:family="text">
      <style:text-properties fo:color="#231F20" fo:letter-spacing="0.002in"/>
    </style:style>
    <style:style style:name="T5740" style:parent-style-name="Fonteparág.padrão" style:family="text">
      <style:text-properties fo:color="#231F20" fo:letter-spacing="-0.0229in"/>
    </style:style>
    <style:style style:name="T5741" style:parent-style-name="Fonteparág.padrão" style:family="text">
      <style:text-properties style:font-name="Palatino Linotype" fo:font-style="italic" style:font-style-asian="italic" fo:color="#C9302E" fo:font-size="11pt" style:font-size-asian="11pt"/>
    </style:style>
    <style:style style:name="T5742" style:parent-style-name="Fonteparág.padrão" style:family="text">
      <style:text-properties fo:color="#231F20"/>
    </style:style>
    <style:style style:name="T5743" style:parent-style-name="Fonteparág.padrão" style:family="text">
      <style:text-properties style:font-name="Palatino Linotype" fo:font-style="italic" style:font-style-asian="italic" fo:color="#C9302E" style:text-position="11.1% 100%" fo:font-size="11pt" style:font-size-asian="11pt"/>
    </style:style>
    <style:style style:name="T5744" style:parent-style-name="Fonteparág.padrão" style:family="text">
      <style:text-properties style:font-name="Palatino Linotype" fo:font-style="italic" style:font-style-asian="italic" fo:color="#C9302E" style:text-position="11.1% 100%" fo:font-size="11pt" style:font-size-asian="11pt"/>
    </style:style>
    <style:style style:name="T5745" style:parent-style-name="Fonteparág.padrão" style:family="text">
      <style:text-properties fo:color="#231F20"/>
    </style:style>
    <style:style style:name="T5746" style:parent-style-name="Fonteparág.padrão" style:family="text">
      <style:text-properties fo:color="#231F20" fo:letter-spacing="0.002in"/>
    </style:style>
    <style:style style:name="T5747" style:parent-style-name="Fonteparág.padrão" style:family="text">
      <style:text-properties fo:color="#231F20"/>
    </style:style>
    <style:style style:name="T5748" style:parent-style-name="Fonteparág.padrão" style:family="text">
      <style:text-properties fo:color="#231F20" fo:letter-spacing="0.002in"/>
    </style:style>
    <style:style style:name="T5749" style:parent-style-name="Fonteparág.padrão" style:family="text">
      <style:text-properties fo:color="#231F20" fo:letter-spacing="-0.0048in"/>
    </style:style>
    <style:style style:name="T5750" style:parent-style-name="Fonteparág.padrão" style:family="text">
      <style:text-properties fo:color="#231F20"/>
    </style:style>
    <style:style style:name="P5751" style:parent-style-name="Corpodetexto" style:family="paragraph">
      <style:paragraph-properties fo:margin-top="0.0055in" fo:margin-left="0.2777in">
        <style:tab-stops/>
      </style:paragraph-properties>
    </style:style>
    <style:style style:name="T5752" style:parent-style-name="Fonteparág.padrão" style:family="text">
      <style:text-properties style:font-name="Palatino Linotype" fo:font-style="italic" style:font-style-asian="italic" fo:color="#C9302E" style:text-position="22.2% 100%" fo:font-size="11pt" style:font-size-asian="11pt"/>
    </style:style>
    <style:style style:name="T5753" style:parent-style-name="Fonteparág.padrão" style:family="text">
      <style:text-properties style:font-name="Palatino Linotype" fo:font-style="italic" style:font-style-asian="italic" fo:color="#C9302E" style:text-position="-15.3% 100%" fo:font-size="6.5pt" style:font-size-asian="6.5pt"/>
    </style:style>
    <style:style style:name="T5754" style:parent-style-name="Fonteparág.padrão" style:family="text">
      <style:text-properties fo:color="#231F20"/>
    </style:style>
    <style:style style:name="T5755" style:parent-style-name="Fonteparág.padrão" style:family="text">
      <style:text-properties style:font-name="Palatino Linotype" fo:font-style="italic" style:font-style-asian="italic" fo:color="#C9302E" fo:font-size="11pt" style:font-size-asian="11pt"/>
    </style:style>
    <style:style style:name="T5756" style:parent-style-name="Fonteparág.padrão" style:family="text">
      <style:text-properties fo:color="#231F20"/>
    </style:style>
    <style:style style:name="P5757" style:parent-style-name="Corpodetexto" style:family="paragraph">
      <style:paragraph-properties fo:margin-top="0.0048in"/>
      <style:text-properties fo:font-size="7.5pt" style:font-size-asian="7.5pt"/>
    </style:style>
    <style:style style:name="P5758" style:parent-style-name="Normal" style:family="paragraph">
      <style:paragraph-properties fo:margin-top="0.059in" fo:line-height="0.3048in" fo:margin-left="2.434in">
        <style:tab-stops/>
      </style:paragraph-properties>
    </style:style>
    <style:style style:name="T5759" style:parent-style-name="Fonteparág.padrão" style:family="text">
      <style:text-properties fo:language="en" fo:country="US" style:language-asian="en" style:country-asian="US" style:language-complex="ar" style:country-complex="SA"/>
    </style:style>
    <style:style style:name="T5760" style:parent-style-name="Fonteparág.padrão" style:family="text">
      <style:text-properties style:font-name="Palatino Linotype" fo:font-style="italic" style:font-style-asian="italic" fo:color="#C9302E" style:text-position="4.5% 100%"/>
    </style:style>
    <style:style style:name="T5761" style:parent-style-name="Fonteparág.padrão" style:family="text">
      <style:text-properties style:font-name="Palatino Linotype" fo:font-style="italic" style:font-style-asian="italic" fo:color="#C9302E"/>
    </style:style>
    <style:style style:name="T5762" style:parent-style-name="Fonteparág.padrão" style:family="text">
      <style:text-properties style:font-name="Times New Roman" fo:color="#C9302E" fo:font-size="12pt" style:font-size-asian="12pt"/>
    </style:style>
    <style:style style:name="T5763" style:parent-style-name="Fonteparág.padrão" style:family="text">
      <style:text-properties style:font-name="Palatino Linotype" fo:font-style="italic" style:font-style-asian="italic" fo:color="#C9302E" style:text-position="95.4% 100%"/>
    </style:style>
    <style:style style:name="T5764" style:parent-style-name="Fonteparág.padrão" style:family="text">
      <style:text-properties style:font-name="Palatino Linotype" fo:font-style="italic" style:font-style-asian="italic" fo:color="#C9302E" style:text-position="100% 100%" fo:font-size="6.5pt" style:font-size-asian="6.5pt"/>
    </style:style>
    <style:style style:name="T5765" style:parent-style-name="Fonteparág.padrão" style:family="text">
      <style:text-properties fo:color="#231F20" style:text-position="38.8% 100%" fo:font-size="9pt" style:font-size-asian="9pt"/>
    </style:style>
    <style:style style:name="P5766" style:parent-style-name="Normal" style:family="paragraph">
      <style:paragraph-properties fo:margin-top="0.002in" fo:line-height="28%" fo:margin-left="2.5256in">
        <style:tab-stops>
          <style:tab-stop style:type="left" style:position="0.6118in"/>
        </style:tab-stops>
      </style:paragraph-properties>
    </style:style>
    <style:style style:name="T5767" style:parent-style-name="Fonteparág.padrão" style:family="text">
      <style:text-properties style:font-name="Palatino Linotype" fo:font-style="italic" style:font-style-asian="italic" fo:color="#C9302E" fo:font-size="6.5pt" style:font-size-asian="6.5pt"/>
    </style:style>
    <style:style style:name="T5768" style:parent-style-name="Fonteparág.padrão" style:family="text">
      <style:text-properties style:font-name="Palatino Linotype" fo:font-style="italic" style:font-style-asian="italic" fo:color="#C9302E" fo:font-size="6.5pt" style:font-size-asian="6.5pt"/>
    </style:style>
    <style:style style:name="T5769" style:parent-style-name="Fonteparág.padrão" style:family="text">
      <style:text-properties style:font-name="Palatino Linotype" fo:font-style="italic" style:font-style-asian="italic" fo:color="#C9302E" style:text-position="-54.5% 100%"/>
    </style:style>
    <style:style style:name="P5770" style:parent-style-name="Corpodetexto" style:family="paragraph">
      <style:paragraph-properties fo:margin-top="0.0048in"/>
      <style:text-properties style:font-name="Palatino Linotype" fo:font-style="italic" style:font-style-asian="italic" fo:font-size="10.5pt" style:font-size-asian="10.5pt"/>
    </style:style>
    <style:style style:name="P5771" style:parent-style-name="Corpodetexto" style:family="paragraph">
      <style:paragraph-properties fo:margin-top="0.0625in" fo:margin-left="0.2777in">
        <style:tab-stops/>
      </style:paragraph-properties>
    </style:style>
    <style:style style:name="T5772" style:parent-style-name="Fonteparág.padrão" style:family="text">
      <style:text-properties fo:color="#231F20"/>
    </style:style>
    <style:style style:name="T5773" style:parent-style-name="Fonteparág.padrão" style:family="text">
      <style:text-properties style:font-name="Palatino Linotype" fo:font-style="italic" style:font-style-asian="italic" fo:color="#C9302E" fo:font-size="11pt" style:font-size-asian="11pt"/>
    </style:style>
    <style:style style:name="T5774" style:parent-style-name="Fonteparág.padrão" style:family="text">
      <style:text-properties fo:color="#231F20"/>
    </style:style>
    <style:style style:name="T5775" style:parent-style-name="Fonteparág.padrão" style:family="text">
      <style:text-properties style:font-name="Palatino Linotype" fo:font-style="italic" style:font-style-asian="italic" fo:color="#C9302E" fo:font-size="11pt" style:font-size-asian="11pt"/>
    </style:style>
    <style:style style:name="T5776" style:parent-style-name="Fonteparág.padrão" style:family="text">
      <style:text-properties fo:color="#231F20"/>
    </style:style>
    <style:style style:name="S71" style:family="section">
      <style:section-properties fo:margin-left="0in" fo:margin-right="0in" style:writing-mode="lr-tb">
        <style:columns fo:column-count="2">
          <style:column style:rel-width="3977*" fo:start-indent="0in" fo:end-indent="0.0138in"/>
          <style:column style:rel-width="5503*" fo:start-indent="0.0138in" fo:end-indent="0in"/>
        </style:columns>
      </style:section-properties>
    </style:style>
    <style:style style:name="P5777" style:parent-style-name="Corpodetexto" style:family="paragraph">
      <style:paragraph-properties fo:margin-top="0.0048in"/>
      <style:text-properties fo:font-size="14pt" style:font-size-asian="14pt"/>
    </style:style>
    <style:style style:name="P5778" style:parent-style-name="Normal" style:family="paragraph">
      <style:paragraph-properties fo:text-align="end" fo:margin-top="0.0006in"/>
    </style:style>
    <style:style style:name="T5779" style:parent-style-name="Fonteparág.padrão" style:family="text">
      <style:text-properties style:font-name="Palatino Linotype" fo:font-style="italic" style:font-style-asian="italic" fo:color="#C9302E" style:text-scale="90%" style:text-position="31.8% 100%"/>
    </style:style>
    <style:style style:name="T5780" style:parent-style-name="Fonteparág.padrão" style:family="text">
      <style:text-properties style:font-name="Palatino Linotype" fo:font-style="italic" style:font-style-asian="italic" fo:color="#C9302E" style:text-scale="90%" fo:font-size="6.5pt" style:font-size-asian="6.5pt"/>
    </style:style>
    <style:style style:name="P5781" style:parent-style-name="Normal" style:family="paragraph">
      <style:paragraph-properties fo:break-before="column" fo:text-align="center" fo:margin-top="0.1034in" fo:line-height="81%" fo:margin-left="-0.0055in" fo:margin-right="3.268in">
        <style:tab-stops>
          <style:tab-stop style:type="left" style:position="0.2347in"/>
        </style:tab-stops>
      </style:paragraph-properties>
    </style:style>
    <style:style style:name="T5782" style:parent-style-name="Fonteparág.padrão" style:family="text">
      <style:text-properties style:font-name="Palatino Linotype" fo:font-style="italic" style:font-style-asian="italic" fo:color="#C9302E" style:text-scale="105%" style:text-position="-86.3% 100%"/>
    </style:style>
    <style:style style:name="T5783" style:parent-style-name="Fonteparág.padrão" style:family="text">
      <style:text-properties style:font-name="Palatino Linotype" fo:font-style="italic" style:font-style-asian="italic" fo:color="#C9302E" style:text-scale="105%" style:text-position="-86.3% 100%"/>
    </style:style>
    <style:style style:name="T5784" style:parent-style-name="Fonteparág.padrão" style:family="text">
      <style:text-properties style:font-name="Palatino Linotype" fo:font-style="italic" style:font-style-asian="italic" fo:color="#C9302E" fo:letter-spacing="0.0048in" style:text-scale="105%"/>
    </style:style>
    <style:style style:name="T5785" style:parent-style-name="Fonteparág.padrão" style:family="text">
      <style:text-properties style:font-name="Palatino Linotype" fo:font-style="italic" style:font-style-asian="italic" fo:color="#C9302E" fo:letter-spacing="0.0048in" style:text-scale="105%" style:text-position="-46.1% 100%" fo:font-size="6.5pt" style:font-size-asian="6.5pt"/>
    </style:style>
    <style:style style:name="T5786" style:parent-style-name="Fonteparág.padrão" style:family="text">
      <style:text-properties style:font-name="Palatino Linotype" fo:font-style="italic" style:font-style-asian="italic" fo:color="#C9302E" fo:letter-spacing="0.0069in" style:text-scale="105%" style:text-position="-46.1% 100%" fo:font-size="6.5pt" style:font-size-asian="6.5pt"/>
    </style:style>
    <style:style style:name="T5787" style:parent-style-name="Fonteparág.padrão" style:family="text">
      <style:text-properties fo:color="#231F20" fo:letter-spacing="-0.0111in" style:text-scale="105%" style:text-position="-66.6% 100%" fo:font-size="9pt" style:font-size-asian="9pt"/>
    </style:style>
    <style:style style:name="P5788" style:parent-style-name="Título3" style:family="paragraph">
      <style:paragraph-properties fo:text-align="center" fo:line-height="0.0895in" fo:margin-right="3.2604in"/>
    </style:style>
    <style:style style:name="T5789" style:parent-style-name="Fonteparág.padrão" style:family="text">
      <style:text-properties fo:language="en" fo:country="US" style:language-asian="en" style:country-asian="US" style:language-complex="ar" style:country-complex="SA"/>
    </style:style>
    <style:style style:name="T5790" style:parent-style-name="Fonteparág.padrão" style:family="text">
      <style:text-properties fo:color="#C9302E" style:text-scale="90%"/>
    </style:style>
    <style:style style:name="S72" style:family="section">
      <style:section-properties fo:margin-left="0in" fo:margin-right="0in" style:writing-mode="lr-tb"/>
    </style:style>
    <style:style style:name="P5791" style:parent-style-name="Normal" style:family="paragraph">
      <style:paragraph-properties fo:text-align="center" fo:line-height="0.1166in" fo:margin-right="0.3104in"/>
    </style:style>
    <style:style style:name="T5792" style:parent-style-name="Fonteparág.padrão" style:family="text">
      <style:text-properties style:font-name="Palatino Linotype" fo:font-style="italic" style:font-style-asian="italic" fo:color="#C9302E" fo:font-size="6.5pt" style:font-size-asian="6.5pt"/>
    </style:style>
    <style:style style:name="P5793" style:parent-style-name="Corpodetexto" style:master-page-name="MP73" style:family="paragraph">
      <style:paragraph-properties fo:break-before="page"/>
      <style:text-properties style:font-name="Palatino Linotype" fo:font-style="italic" style:font-style-asian="italic" fo:font-size="10pt" style:font-size-asian="10pt"/>
    </style:style>
    <style:style style:name="P5815" style:parent-style-name="Corpodetexto" style:family="paragraph">
      <style:paragraph-properties fo:margin-top="0.0069in"/>
      <style:text-properties style:font-name="Palatino Linotype" fo:font-style="italic" style:font-style-asian="italic" fo:font-size="12.5pt" style:font-size-asian="12.5pt"/>
    </style:style>
    <style:style style:name="P5816" style:parent-style-name="Título2" style:family="paragraph">
      <style:paragraph-properties fo:margin-top="0.0659in"/>
    </style:style>
    <style:style style:name="T5817" style:parent-style-name="Fonteparág.padrão" style:family="text">
      <style:text-properties fo:color="#C9302E"/>
    </style:style>
    <style:style style:name="P5818" style:parent-style-name="Corpodetexto" style:family="paragraph">
      <style:text-properties style:font-name="Arial" fo:font-size="13pt" style:font-size-asian="13pt"/>
    </style:style>
    <style:style style:name="P5819" style:parent-style-name="Corpodetexto" style:family="paragraph">
      <style:paragraph-properties fo:margin-top="0.1381in" fo:margin-left="0.0812in">
        <style:tab-stops/>
      </style:paragraph-properties>
    </style:style>
    <style:style style:name="T5820" style:parent-style-name="Fonteparág.padrão" style:family="text">
      <style:text-properties style:font-name="Arial" fo:color="#C9302E" style:text-scale="95%"/>
    </style:style>
    <style:style style:name="P5821" style:parent-style-name="Corpodetexto" style:family="paragraph">
      <style:paragraph-properties fo:margin-top="0.0034in"/>
      <style:text-properties style:font-name="Arial"/>
    </style:style>
    <style:style style:name="P5822" style:parent-style-name="Normal" style:family="paragraph">
      <style:paragraph-properties fo:text-align="justify" fo:line-height="120%" fo:margin-left="0.0812in" fo:margin-right="1.1763in">
        <style:tab-stops/>
      </style:paragraph-properties>
    </style:style>
    <style:style style:name="T5823" style:parent-style-name="Fonteparág.padrão" style:family="text">
      <style:text-properties fo:color="#231F20" fo:font-size="9pt" style:font-size-asian="9pt"/>
    </style:style>
    <style:style style:name="T5824" style:parent-style-name="Fonteparág.padrão" style:family="text">
      <style:text-properties fo:color="#231F20" fo:letter-spacing="-0.0159in" fo:font-size="9pt" style:font-size-asian="9pt"/>
    </style:style>
    <style:style style:name="T5825" style:parent-style-name="Fonteparág.padrão" style:family="text">
      <style:text-properties fo:color="#231F20" fo:letter-spacing="0.002in" fo:font-size="9pt" style:font-size-asian="9pt"/>
    </style:style>
    <style:style style:name="T5826" style:parent-style-name="Fonteparág.padrão" style:family="text">
      <style:text-properties fo:color="#231F20" fo:letter-spacing="-0.0159in" fo:font-size="9pt" style:font-size-asian="9pt"/>
    </style:style>
    <style:style style:name="T5827" style:parent-style-name="Fonteparág.padrão" style:family="text">
      <style:text-properties fo:color="#231F20" fo:letter-spacing="0.0013in" fo:font-size="9pt" style:font-size-asian="9pt"/>
    </style:style>
    <style:style style:name="T5828" style:parent-style-name="Fonteparág.padrão" style:family="text">
      <style:text-properties fo:color="#231F20" fo:letter-spacing="-0.0159in" fo:font-size="9pt" style:font-size-asian="9pt"/>
    </style:style>
    <style:style style:name="T5829" style:parent-style-name="Fonteparág.padrão" style:family="text">
      <style:text-properties fo:color="#231F20" fo:letter-spacing="0.002in" fo:font-size="9pt" style:font-size-asian="9pt"/>
    </style:style>
    <style:style style:name="T5830" style:parent-style-name="Fonteparág.padrão" style:family="text">
      <style:text-properties fo:color="#231F20" fo:letter-spacing="-0.0159in" fo:font-size="9pt" style:font-size-asian="9pt"/>
    </style:style>
    <style:style style:name="T5831" style:parent-style-name="Fonteparág.padrão" style:family="text">
      <style:text-properties fo:color="#231F20" fo:letter-spacing="0.0013in" fo:font-size="9pt" style:font-size-asian="9pt"/>
    </style:style>
    <style:style style:name="T5832" style:parent-style-name="Fonteparág.padrão" style:family="text">
      <style:text-properties fo:color="#231F20" fo:letter-spacing="-0.0152in" fo:font-size="9pt" style:font-size-asian="9pt"/>
    </style:style>
    <style:style style:name="T5833" style:parent-style-name="Fonteparág.padrão" style:family="text">
      <style:text-properties fo:color="#231F20" fo:letter-spacing="0.002in" fo:font-size="9pt" style:font-size-asian="9pt"/>
    </style:style>
    <style:style style:name="T5834" style:parent-style-name="Fonteparág.padrão" style:family="text">
      <style:text-properties fo:color="#231F20" fo:letter-spacing="-0.0159in" fo:font-size="9pt" style:font-size-asian="9pt"/>
    </style:style>
    <style:style style:name="T5835" style:parent-style-name="Fonteparág.padrão" style:family="text">
      <style:text-properties fo:color="#231F20" fo:font-size="9pt" style:font-size-asian="9pt"/>
    </style:style>
    <style:style style:name="T5836" style:parent-style-name="Fonteparág.padrão" style:family="text">
      <style:text-properties fo:color="#231F20" fo:letter-spacing="-0.0159in" fo:font-size="9pt" style:font-size-asian="9pt"/>
    </style:style>
    <style:style style:name="T5837" style:parent-style-name="Fonteparág.padrão" style:family="text">
      <style:text-properties fo:color="#231F20" fo:letter-spacing="0.002in" fo:font-size="9pt" style:font-size-asian="9pt"/>
    </style:style>
    <style:style style:name="T5838" style:parent-style-name="Fonteparág.padrão" style:family="text">
      <style:text-properties fo:color="#231F20" fo:letter-spacing="-0.0159in" fo:font-size="9pt" style:font-size-asian="9pt"/>
    </style:style>
    <style:style style:name="T5839" style:parent-style-name="Fonteparág.padrão" style:family="text">
      <style:text-properties fo:color="#231F20" fo:font-size="9pt" style:font-size-asian="9pt"/>
    </style:style>
    <style:style style:name="T5840" style:parent-style-name="Fonteparág.padrão" style:family="text">
      <style:text-properties fo:color="#231F20" fo:letter-spacing="-0.0159in" fo:font-size="9pt" style:font-size-asian="9pt"/>
    </style:style>
    <style:style style:name="T5841" style:parent-style-name="Fonteparág.padrão" style:family="text">
      <style:text-properties fo:color="#231F20" fo:letter-spacing="0.002in" fo:font-size="9pt" style:font-size-asian="9pt"/>
    </style:style>
    <style:style style:name="T5842" style:parent-style-name="Fonteparág.padrão" style:family="text">
      <style:text-properties fo:color="#231F20" fo:letter-spacing="-0.0236in" fo:font-size="9pt" style:font-size-asian="9pt"/>
    </style:style>
    <style:style style:name="T5843" style:parent-style-name="Fonteparág.padrão" style:family="text">
      <style:text-properties fo:color="#231F20" fo:font-size="9pt" style:font-size-asian="9pt"/>
    </style:style>
    <style:style style:name="T5844" style:parent-style-name="Fonteparág.padrão" style:family="text">
      <style:text-properties fo:color="#231F20" fo:letter-spacing="-0.0201in" fo:font-size="9pt" style:font-size-asian="9pt"/>
    </style:style>
    <style:style style:name="T5845" style:parent-style-name="Fonteparág.padrão" style:family="text">
      <style:text-properties fo:color="#231F20" fo:letter-spacing="0.002in" fo:font-size="9pt" style:font-size-asian="9pt"/>
    </style:style>
    <style:style style:name="T5846" style:parent-style-name="Fonteparág.padrão" style:family="text">
      <style:text-properties fo:color="#231F20" fo:letter-spacing="-0.0152in" fo:font-size="9pt" style:font-size-asian="9pt"/>
    </style:style>
    <style:style style:name="T5847" style:parent-style-name="Fonteparág.padrão" style:family="text">
      <style:text-properties fo:color="#231F20" fo:letter-spacing="0.0013in" fo:font-size="9pt" style:font-size-asian="9pt"/>
    </style:style>
    <style:style style:name="T5848" style:parent-style-name="Fonteparág.padrão" style:family="text">
      <style:text-properties fo:color="#231F20" fo:letter-spacing="-0.0159in" fo:font-size="9pt" style:font-size-asian="9pt"/>
    </style:style>
    <style:style style:name="T5849" style:parent-style-name="Fonteparág.padrão" style:family="text">
      <style:text-properties fo:color="#231F20" fo:letter-spacing="0.0027in" fo:font-size="9pt" style:font-size-asian="9pt"/>
    </style:style>
    <style:style style:name="T5850" style:parent-style-name="Fonteparág.padrão" style:family="text">
      <style:text-properties fo:color="#231F20" fo:letter-spacing="0.0013in" style:text-scale="105%" fo:font-size="9pt" style:font-size-asian="9pt"/>
    </style:style>
    <style:style style:name="T5851" style:parent-style-name="Fonteparág.padrão" style:family="text">
      <style:text-properties fo:color="#231F20" fo:letter-spacing="0.002in" style:text-scale="105%" fo:font-size="9pt" style:font-size-asian="9pt"/>
    </style:style>
    <style:style style:name="T5852" style:parent-style-name="Fonteparág.padrão" style:family="text">
      <style:text-properties style:font-name="Calibri" fo:font-style="italic" style:font-style-asian="italic" fo:color="#231F20" fo:letter-spacing="0.002in" style:text-scale="105%" fo:font-size="9pt" style:font-size-asian="9pt"/>
    </style:style>
    <style:style style:name="T5853" style:parent-style-name="Fonteparág.padrão" style:family="text">
      <style:text-properties style:font-name="Calibri" fo:font-style="italic" style:font-style-asian="italic" fo:color="#231F20" style:text-scale="105%" fo:font-size="9pt" style:font-size-asian="9pt"/>
    </style:style>
    <style:style style:name="T5854" style:parent-style-name="Fonteparág.padrão" style:family="text">
      <style:text-properties style:font-name="Calibri" fo:font-style="italic" style:font-style-asian="italic" fo:color="#231F20" fo:letter-spacing="0.002in" style:text-scale="105%" fo:font-size="9pt" style:font-size-asian="9pt"/>
    </style:style>
    <style:style style:name="T5855" style:parent-style-name="Fonteparág.padrão" style:family="text">
      <style:text-properties fo:color="#231F20" style:text-scale="105%" fo:font-size="9pt" style:font-size-asian="9pt"/>
    </style:style>
    <style:style style:name="T5856" style:parent-style-name="Fonteparág.padrão" style:family="text">
      <style:text-properties fo:color="#231F20" fo:letter-spacing="-0.0131in" style:text-scale="105%" fo:font-size="9pt" style:font-size-asian="9pt"/>
    </style:style>
    <style:style style:name="T5857" style:parent-style-name="Fonteparág.padrão" style:family="text">
      <style:text-properties fo:color="#231F20" style:text-scale="105%" fo:font-size="9pt" style:font-size-asian="9pt"/>
    </style:style>
    <style:style style:name="P5858" style:parent-style-name="Corpodetexto" style:family="paragraph">
      <style:paragraph-properties fo:text-align="justify" fo:margin-top="0.0618in" fo:line-height="118%" fo:margin-left="0.0812in" fo:margin-right="1.1756in">
        <style:tab-stops/>
      </style:paragraph-properties>
    </style:style>
    <style:style style:name="T5859" style:parent-style-name="Fonteparág.padrão" style:family="text">
      <style:text-properties fo:color="#231F20" fo:letter-spacing="0.002in"/>
    </style:style>
    <style:style style:name="T5860" style:parent-style-name="Fonteparág.padrão" style:family="text">
      <style:text-properties fo:color="#231F20"/>
    </style:style>
    <style:style style:name="T5861" style:parent-style-name="Fonteparág.padrão" style:family="text">
      <style:text-properties fo:color="#231F20" fo:letter-spacing="0.002in"/>
    </style:style>
    <style:style style:name="T5862" style:parent-style-name="Fonteparág.padrão" style:family="text">
      <style:text-properties fo:color="#231F20"/>
    </style:style>
    <style:style style:name="T5863" style:parent-style-name="Fonteparág.padrão" style:family="text">
      <style:text-properties fo:color="#231F20" fo:letter-spacing="0.002in"/>
    </style:style>
    <style:style style:name="T5864" style:parent-style-name="Fonteparág.padrão" style:family="text">
      <style:text-properties fo:color="#231F20" fo:letter-spacing="0.0013in"/>
    </style:style>
    <style:style style:name="T5865" style:parent-style-name="Fonteparág.padrão" style:family="text">
      <style:text-properties fo:color="#231F20" fo:letter-spacing="0.002in"/>
    </style:style>
    <style:style style:name="T5866" style:parent-style-name="Fonteparág.padrão" style:family="text">
      <style:text-properties fo:color="#231F20" fo:letter-spacing="0.0013in"/>
    </style:style>
    <style:style style:name="T5867" style:parent-style-name="Fonteparág.padrão" style:family="text">
      <style:text-properties fo:color="#231F20" fo:letter-spacing="0.002in"/>
    </style:style>
    <style:style style:name="T5868" style:parent-style-name="Fonteparág.padrão" style:family="text">
      <style:text-properties fo:color="#231F20"/>
    </style:style>
    <style:style style:name="T5869" style:parent-style-name="Fonteparág.padrão" style:family="text">
      <style:text-properties fo:color="#231F20" fo:letter-spacing="0.002in"/>
    </style:style>
    <style:style style:name="T5870" style:parent-style-name="Fonteparág.padrão" style:family="text">
      <style:text-properties fo:color="#231F20" fo:letter-spacing="0.0027in"/>
    </style:style>
    <style:style style:name="T5871" style:parent-style-name="Fonteparág.padrão" style:family="text">
      <style:text-properties fo:color="#231F20" fo:letter-spacing="0.002in"/>
    </style:style>
    <style:style style:name="T5872" style:parent-style-name="Fonteparág.padrão" style:family="text">
      <style:text-properties fo:color="#231F20" fo:letter-spacing="-0.0062in"/>
    </style:style>
    <style:style style:name="T5873" style:parent-style-name="Fonteparág.padrão" style:family="text">
      <style:text-properties fo:color="#231F20" fo:letter-spacing="0.002in"/>
    </style:style>
    <style:style style:name="T5874" style:parent-style-name="Fonteparág.padrão" style:family="text">
      <style:text-properties fo:color="#231F20" fo:letter-spacing="-0.0055in"/>
    </style:style>
    <style:style style:name="T5875" style:parent-style-name="Fonteparág.padrão" style:family="text">
      <style:text-properties fo:color="#231F20" fo:letter-spacing="0.002in"/>
    </style:style>
    <style:style style:name="T5876" style:parent-style-name="Fonteparág.padrão" style:family="text">
      <style:text-properties fo:color="#231F20" fo:letter-spacing="-0.0055in"/>
    </style:style>
    <style:style style:name="T5877" style:parent-style-name="Fonteparág.padrão" style:family="text">
      <style:text-properties fo:color="#231F20"/>
    </style:style>
    <style:style style:name="T5878" style:parent-style-name="Fonteparág.padrão" style:family="text">
      <style:text-properties fo:color="#231F20" fo:letter-spacing="-0.0062in"/>
    </style:style>
    <style:style style:name="T5879" style:parent-style-name="Fonteparág.padrão" style:family="text">
      <style:text-properties fo:color="#231F20" fo:letter-spacing="0.002in"/>
    </style:style>
    <style:style style:name="T5880" style:parent-style-name="Fonteparág.padrão" style:family="text">
      <style:text-properties fo:color="#231F20" fo:letter-spacing="-0.0055in"/>
    </style:style>
    <style:style style:name="T5881" style:parent-style-name="Fonteparág.padrão" style:family="text">
      <style:text-properties fo:color="#231F20"/>
    </style:style>
    <style:style style:name="T5882" style:parent-style-name="Fonteparág.padrão" style:family="text">
      <style:text-properties fo:color="#231F20" fo:letter-spacing="-0.0055in"/>
    </style:style>
    <style:style style:name="T5883" style:parent-style-name="Fonteparág.padrão" style:family="text">
      <style:text-properties fo:color="#231F20" fo:letter-spacing="0.0013in"/>
    </style:style>
    <style:style style:name="T5884" style:parent-style-name="Fonteparág.padrão" style:family="text">
      <style:text-properties fo:color="#231F20" fo:letter-spacing="-0.0055in"/>
    </style:style>
    <style:style style:name="T5885" style:parent-style-name="Fonteparág.padrão" style:family="text">
      <style:text-properties fo:color="#231F20" fo:letter-spacing="0.002in"/>
    </style:style>
    <style:style style:name="T5886" style:parent-style-name="Fonteparág.padrão" style:family="text">
      <style:text-properties fo:color="#231F20" fo:letter-spacing="-0.0062in"/>
    </style:style>
    <style:style style:name="T5887" style:parent-style-name="Fonteparág.padrão" style:family="text">
      <style:text-properties fo:color="#231F20"/>
    </style:style>
    <style:style style:name="T5888" style:parent-style-name="Fonteparág.padrão" style:family="text">
      <style:text-properties fo:color="#231F20" fo:letter-spacing="-0.0055in"/>
    </style:style>
    <style:style style:name="T5889" style:parent-style-name="Fonteparág.padrão" style:family="text">
      <style:text-properties fo:color="#231F20" fo:letter-spacing="0.002in"/>
    </style:style>
    <style:style style:name="T5890" style:parent-style-name="Fonteparág.padrão" style:family="text">
      <style:text-properties fo:color="#231F20" fo:letter-spacing="-0.0055in"/>
    </style:style>
    <style:style style:name="T5891" style:parent-style-name="Fonteparág.padrão" style:family="text">
      <style:text-properties fo:color="#231F20" fo:letter-spacing="0.002in"/>
    </style:style>
    <style:style style:name="T5892" style:parent-style-name="Fonteparág.padrão" style:family="text">
      <style:text-properties fo:color="#231F20" fo:letter-spacing="-0.0062in"/>
    </style:style>
    <style:style style:name="T5893" style:parent-style-name="Fonteparág.padrão" style:family="text">
      <style:text-properties fo:color="#231F20"/>
    </style:style>
    <style:style style:name="T5894" style:parent-style-name="Fonteparág.padrão" style:family="text">
      <style:text-properties fo:color="#231F20"/>
    </style:style>
    <style:style style:name="T5895" style:parent-style-name="Fonteparág.padrão" style:family="text">
      <style:text-properties fo:color="#231F20"/>
    </style:style>
    <style:style style:name="T5896" style:parent-style-name="Fonteparág.padrão" style:family="text">
      <style:text-properties fo:color="#231F20" fo:letter-spacing="-0.0055in"/>
    </style:style>
    <style:style style:name="T5897" style:parent-style-name="Fonteparág.padrão" style:family="text">
      <style:text-properties fo:color="#231F20" fo:letter-spacing="0.002in"/>
    </style:style>
    <style:style style:name="T5898" style:parent-style-name="Fonteparág.padrão" style:family="text">
      <style:text-properties fo:color="#231F20" fo:letter-spacing="-0.0055in"/>
    </style:style>
    <style:style style:name="T5899" style:parent-style-name="Fonteparág.padrão" style:family="text">
      <style:text-properties fo:color="#231F20"/>
    </style:style>
    <style:style style:name="T5900" style:parent-style-name="Fonteparág.padrão" style:family="text">
      <style:text-properties fo:color="#231F20" fo:letter-spacing="0.002in"/>
    </style:style>
    <style:style style:name="T5901" style:parent-style-name="Fonteparág.padrão" style:family="text">
      <style:text-properties fo:color="#231F20" fo:letter-spacing="-0.0041in"/>
    </style:style>
    <style:style style:name="T5902" style:parent-style-name="Fonteparág.padrão" style:family="text">
      <style:text-properties fo:color="#231F20" fo:letter-spacing="0.002in"/>
    </style:style>
    <style:style style:name="T5903" style:parent-style-name="Fonteparág.padrão" style:family="text">
      <style:text-properties fo:color="#231F20" fo:letter-spacing="-0.0034in"/>
    </style:style>
    <style:style style:name="T5904" style:parent-style-name="Fonteparág.padrão" style:family="text">
      <style:text-properties fo:color="#231F20" fo:letter-spacing="0.002in"/>
    </style:style>
    <style:style style:name="T5905" style:parent-style-name="Fonteparág.padrão" style:family="text">
      <style:text-properties fo:color="#231F20" fo:letter-spacing="-0.0034in"/>
    </style:style>
    <style:style style:name="T5906" style:parent-style-name="Fonteparág.padrão" style:family="text">
      <style:text-properties fo:color="#231F20" fo:letter-spacing="0.0013in"/>
    </style:style>
    <style:style style:name="T5907" style:parent-style-name="Fonteparág.padrão" style:family="text">
      <style:text-properties fo:color="#231F20" fo:letter-spacing="-0.0034in"/>
    </style:style>
    <style:style style:name="T5908" style:parent-style-name="Fonteparág.padrão" style:family="text">
      <style:text-properties fo:color="#231F20" fo:letter-spacing="0.0013in"/>
    </style:style>
    <style:style style:name="T5909" style:parent-style-name="Fonteparág.padrão" style:family="text">
      <style:text-properties fo:color="#231F20" fo:letter-spacing="-0.0034in"/>
    </style:style>
    <style:style style:name="T5910" style:parent-style-name="Fonteparág.padrão" style:family="text">
      <style:text-properties fo:color="#231F20" fo:letter-spacing="0.002in"/>
    </style:style>
    <style:style style:name="T5911" style:parent-style-name="Fonteparág.padrão" style:family="text">
      <style:text-properties fo:color="#231F20" fo:letter-spacing="-0.0034in"/>
    </style:style>
    <style:style style:name="T5912" style:parent-style-name="Fonteparág.padrão" style:family="text">
      <style:text-properties fo:color="#231F20" fo:letter-spacing="0.0013in"/>
    </style:style>
    <style:style style:name="T5913" style:parent-style-name="Fonteparág.padrão" style:family="text">
      <style:text-properties fo:color="#231F20" fo:letter-spacing="-0.0034in"/>
    </style:style>
    <style:style style:name="T5914" style:parent-style-name="Fonteparág.padrão" style:family="text">
      <style:text-properties fo:color="#231F20" fo:letter-spacing="0.002in"/>
    </style:style>
    <style:style style:name="T5915" style:parent-style-name="Fonteparág.padrão" style:family="text">
      <style:text-properties fo:color="#231F20" fo:letter-spacing="-0.0034in"/>
    </style:style>
    <style:style style:name="T5916" style:parent-style-name="Fonteparág.padrão" style:family="text">
      <style:text-properties fo:color="#231F20" fo:letter-spacing="0.002in"/>
    </style:style>
    <style:style style:name="T5917" style:parent-style-name="Fonteparág.padrão" style:family="text">
      <style:text-properties fo:color="#231F20" fo:letter-spacing="-0.0034in"/>
    </style:style>
    <style:style style:name="T5918" style:parent-style-name="Fonteparág.padrão" style:family="text">
      <style:text-properties fo:color="#231F20"/>
    </style:style>
    <style:style style:name="T5919" style:parent-style-name="Fonteparág.padrão" style:family="text">
      <style:text-properties fo:color="#231F20" fo:letter-spacing="-0.0034in"/>
    </style:style>
    <style:style style:name="T5920" style:parent-style-name="Fonteparág.padrão" style:family="text">
      <style:text-properties fo:color="#231F20" fo:letter-spacing="0.002in"/>
    </style:style>
    <style:style style:name="T5921" style:parent-style-name="Fonteparág.padrão" style:family="text">
      <style:text-properties fo:color="#231F20" fo:letter-spacing="-0.0034in"/>
    </style:style>
    <style:style style:name="T5922" style:parent-style-name="Fonteparág.padrão" style:family="text">
      <style:text-properties fo:color="#231F20" fo:letter-spacing="0.002in"/>
    </style:style>
    <style:style style:name="T5923" style:parent-style-name="Fonteparág.padrão" style:family="text">
      <style:text-properties fo:color="#231F20" fo:letter-spacing="-0.0034in"/>
    </style:style>
    <style:style style:name="T5924" style:parent-style-name="Fonteparág.padrão" style:family="text">
      <style:text-properties fo:color="#231F20" fo:letter-spacing="0.0013in"/>
    </style:style>
    <style:style style:name="T5925" style:parent-style-name="Fonteparág.padrão" style:family="text">
      <style:text-properties fo:color="#231F20" fo:letter-spacing="-0.0034in"/>
    </style:style>
    <style:style style:name="T5926" style:parent-style-name="Fonteparág.padrão" style:family="text">
      <style:text-properties fo:color="#231F20" fo:letter-spacing="0.0027in"/>
    </style:style>
    <style:style style:name="T5927" style:parent-style-name="Fonteparág.padrão" style:family="text">
      <style:text-properties fo:color="#231F20" fo:letter-spacing="0.002in"/>
    </style:style>
    <style:style style:name="T5928" style:parent-style-name="Fonteparág.padrão" style:family="text">
      <style:text-properties fo:color="#231F20" fo:letter-spacing="-0.002in"/>
    </style:style>
    <style:style style:name="T5929" style:parent-style-name="Fonteparág.padrão" style:family="text">
      <style:text-properties fo:color="#231F20" fo:letter-spacing="0.002in"/>
    </style:style>
    <style:style style:name="T5930" style:parent-style-name="Fonteparág.padrão" style:family="text">
      <style:text-properties fo:color="#231F20" fo:letter-spacing="-0.002in"/>
    </style:style>
    <style:style style:name="T5931" style:parent-style-name="Fonteparág.padrão" style:family="text">
      <style:text-properties fo:color="#231F20" fo:letter-spacing="0.002in"/>
    </style:style>
    <style:style style:name="T5932" style:parent-style-name="Fonteparág.padrão" style:family="text">
      <style:text-properties fo:color="#231F20" fo:letter-spacing="-0.002in"/>
    </style:style>
    <style:style style:name="T5933" style:parent-style-name="Fonteparág.padrão" style:family="text">
      <style:text-properties fo:color="#231F20" fo:letter-spacing="0.002in"/>
    </style:style>
    <style:style style:name="T5934" style:parent-style-name="Fonteparág.padrão" style:family="text">
      <style:text-properties fo:color="#231F20" fo:letter-spacing="-0.002in"/>
    </style:style>
    <style:style style:name="T5935" style:parent-style-name="Fonteparág.padrão" style:family="text">
      <style:text-properties fo:color="#231F20"/>
    </style:style>
    <style:style style:name="T5936" style:parent-style-name="Fonteparág.padrão" style:family="text">
      <style:text-properties fo:color="#231F20" fo:letter-spacing="-0.002in"/>
    </style:style>
    <style:style style:name="T5937" style:parent-style-name="Fonteparág.padrão" style:family="text">
      <style:text-properties fo:color="#231F20" fo:letter-spacing="0.002in"/>
    </style:style>
    <style:style style:name="T5938" style:parent-style-name="Fonteparág.padrão" style:family="text">
      <style:text-properties fo:color="#231F20" fo:letter-spacing="-0.0013in"/>
    </style:style>
    <style:style style:name="T5939" style:parent-style-name="Fonteparág.padrão" style:family="text">
      <style:text-properties fo:color="#231F20" fo:letter-spacing="0.002in"/>
    </style:style>
    <style:style style:name="T5940" style:parent-style-name="Fonteparág.padrão" style:family="text">
      <style:text-properties fo:color="#231F20" fo:letter-spacing="-0.002in"/>
    </style:style>
    <style:style style:name="T5941" style:parent-style-name="Fonteparág.padrão" style:family="text">
      <style:text-properties fo:color="#231F20" fo:letter-spacing="0.002in"/>
    </style:style>
    <style:style style:name="T5942" style:parent-style-name="Fonteparág.padrão" style:family="text">
      <style:text-properties fo:color="#231F20" fo:letter-spacing="-0.002in"/>
    </style:style>
    <style:style style:name="T5943" style:parent-style-name="Fonteparág.padrão" style:family="text">
      <style:text-properties fo:color="#231F20"/>
    </style:style>
    <style:style style:name="T5944" style:parent-style-name="Fonteparág.padrão" style:family="text">
      <style:text-properties fo:color="#231F20" fo:letter-spacing="-0.002in"/>
    </style:style>
    <style:style style:name="T5945" style:parent-style-name="Fonteparág.padrão" style:family="text">
      <style:text-properties fo:color="#231F20" fo:letter-spacing="0.0013in"/>
    </style:style>
    <style:style style:name="T5946" style:parent-style-name="Fonteparág.padrão" style:family="text">
      <style:text-properties fo:color="#231F20" fo:letter-spacing="-0.002in"/>
    </style:style>
    <style:style style:name="T5947" style:parent-style-name="Fonteparág.padrão" style:family="text">
      <style:text-properties fo:color="#231F20"/>
    </style:style>
    <style:style style:name="T5948" style:parent-style-name="Fonteparág.padrão" style:family="text">
      <style:text-properties fo:color="#231F20" fo:letter-spacing="-0.0013in"/>
    </style:style>
    <style:style style:name="T5949" style:parent-style-name="Fonteparág.padrão" style:family="text">
      <style:text-properties fo:color="#231F20" fo:letter-spacing="0.002in"/>
    </style:style>
    <style:style style:name="T5950" style:parent-style-name="Fonteparág.padrão" style:family="text">
      <style:text-properties fo:color="#231F20" fo:letter-spacing="-0.002in"/>
    </style:style>
    <style:style style:name="T5951" style:parent-style-name="Fonteparág.padrão" style:family="text">
      <style:text-properties fo:color="#231F20" fo:letter-spacing="0.002in"/>
    </style:style>
    <style:style style:name="T5952" style:parent-style-name="Fonteparág.padrão" style:family="text">
      <style:text-properties fo:color="#231F20" fo:letter-spacing="-0.002in"/>
    </style:style>
    <style:style style:name="T5953" style:parent-style-name="Fonteparág.padrão" style:family="text">
      <style:text-properties fo:color="#231F20" fo:letter-spacing="0.0027in"/>
    </style:style>
    <style:style style:name="T5954" style:parent-style-name="Fonteparág.padrão" style:family="text">
      <style:text-properties fo:color="#231F20" fo:letter-spacing="0.002in"/>
    </style:style>
    <style:style style:name="T5955" style:parent-style-name="Fonteparág.padrão" style:family="text">
      <style:text-properties fo:color="#231F20" fo:letter-spacing="0.0013in"/>
    </style:style>
    <style:style style:name="T5956" style:parent-style-name="Fonteparág.padrão" style:family="text">
      <style:text-properties fo:color="#231F20" fo:letter-spacing="0.002in"/>
    </style:style>
    <style:style style:name="T5957" style:parent-style-name="Fonteparág.padrão" style:family="text">
      <style:text-properties fo:color="#231F20" fo:letter-spacing="0.0013in"/>
    </style:style>
    <style:style style:name="T5958" style:parent-style-name="Fonteparág.padrão" style:family="text">
      <style:text-properties fo:color="#231F20" fo:letter-spacing="0.002in"/>
    </style:style>
    <style:style style:name="T5959" style:parent-style-name="Fonteparág.padrão" style:family="text">
      <style:text-properties fo:color="#231F20" fo:letter-spacing="0.0013in"/>
    </style:style>
    <style:style style:name="T5960" style:parent-style-name="Fonteparág.padrão" style:family="text">
      <style:text-properties fo:color="#231F20"/>
    </style:style>
    <style:style style:name="T5961" style:parent-style-name="Fonteparág.padrão" style:family="text">
      <style:text-properties fo:color="#231F20" fo:letter-spacing="0.0027in"/>
    </style:style>
    <style:style style:name="T5962" style:parent-style-name="Fonteparág.padrão" style:family="text">
      <style:text-properties fo:color="#231F20"/>
    </style:style>
    <style:style style:name="T5963" style:parent-style-name="Fonteparág.padrão" style:family="text">
      <style:text-properties fo:color="#231F20" fo:letter-spacing="0.0013in"/>
    </style:style>
    <style:style style:name="T5964" style:parent-style-name="Fonteparág.padrão" style:family="text">
      <style:text-properties fo:color="#231F20" fo:letter-spacing="0.002in"/>
    </style:style>
    <style:style style:name="T5965" style:parent-style-name="Fonteparág.padrão" style:family="text">
      <style:text-properties fo:color="#231F20"/>
    </style:style>
    <style:style style:name="T5966" style:parent-style-name="Fonteparág.padrão" style:family="text">
      <style:text-properties fo:color="#231F20" fo:letter-spacing="0.002in"/>
    </style:style>
    <style:style style:name="T5967" style:parent-style-name="Fonteparág.padrão" style:family="text">
      <style:text-properties fo:color="#231F20"/>
    </style:style>
    <style:style style:name="T5968" style:parent-style-name="Fonteparág.padrão" style:family="text">
      <style:text-properties fo:color="#231F20" fo:letter-spacing="0.0013in"/>
    </style:style>
    <style:style style:name="T5969" style:parent-style-name="Fonteparág.padrão" style:family="text">
      <style:text-properties fo:color="#231F20" fo:letter-spacing="0.002in"/>
    </style:style>
    <style:style style:name="T5970" style:parent-style-name="Fonteparág.padrão" style:family="text">
      <style:text-properties style:font-name="Calibri" fo:font-style="italic" style:font-style-asian="italic" fo:color="#231F20" fo:letter-spacing="0.002in"/>
    </style:style>
    <style:style style:name="T5971" style:parent-style-name="Fonteparág.padrão" style:family="text">
      <style:text-properties style:font-name="Calibri" fo:font-style="italic" style:font-style-asian="italic" fo:color="#231F20" fo:letter-spacing="0.0125in"/>
    </style:style>
    <style:style style:name="T5972" style:parent-style-name="Fonteparág.padrão" style:family="text">
      <style:text-properties style:font-name="Calibri" fo:font-style="italic" style:font-style-asian="italic" fo:color="#231F20" fo:letter-spacing="0.0027in"/>
    </style:style>
    <style:style style:name="T5973" style:parent-style-name="Fonteparág.padrão" style:family="text">
      <style:text-properties fo:color="#231F20" fo:letter-spacing="0.0027in"/>
    </style:style>
    <style:style style:name="P5974" style:parent-style-name="Corpodetexto" style:family="paragraph">
      <style:paragraph-properties fo:text-align="justify" fo:margin-top="0.0618in" fo:line-height="120%" fo:margin-left="0.0812in" fo:margin-right="1.1756in">
        <style:tab-stops/>
      </style:paragraph-properties>
    </style:style>
    <style:style style:name="T5975" style:parent-style-name="Fonteparág.padrão" style:family="text">
      <style:text-properties fo:color="#231F20"/>
    </style:style>
    <style:style style:name="T5976" style:parent-style-name="Fonteparág.padrão" style:family="text">
      <style:text-properties fo:color="#231F20"/>
    </style:style>
    <style:style style:name="P5977" style:parent-style-name="Corpodetexto" style:family="paragraph">
      <style:paragraph-properties fo:text-align="justify" fo:margin-top="0.068in" fo:line-height="120%" fo:margin-left="0.0812in" fo:margin-right="1.1756in">
        <style:tab-stops/>
      </style:paragraph-properties>
    </style:style>
    <style:style style:name="T5978" style:parent-style-name="Fonteparág.padrão" style:family="text">
      <style:text-properties fo:color="#231F20"/>
    </style:style>
    <style:style style:name="T5979" style:parent-style-name="Fonteparág.padrão" style:family="text">
      <style:text-properties fo:color="#231F20"/>
    </style:style>
    <style:style style:name="P5980" style:parent-style-name="Corpodetexto" style:family="paragraph">
      <style:text-properties fo:font-size="10pt" style:font-size-asian="10pt"/>
    </style:style>
    <style:style style:name="P5981" style:parent-style-name="Corpodetexto" style:family="paragraph">
      <style:text-properties fo:font-size="10pt" style:font-size-asian="10pt"/>
    </style:style>
    <style:style style:name="P5982" style:parent-style-name="Título2" style:family="paragraph">
      <style:paragraph-properties fo:text-align="justify" fo:margin-top="0.1104in"/>
    </style:style>
    <style:style style:name="T5983" style:parent-style-name="Fonteparág.padrão" style:family="text">
      <style:text-properties fo:color="#C9302E"/>
    </style:style>
    <style:style style:name="P5984" style:parent-style-name="Corpodetexto" style:family="paragraph">
      <style:text-properties style:font-name="Arial" fo:font-size="13pt" style:font-size-asian="13pt"/>
    </style:style>
    <style:style style:name="P5985" style:parent-style-name="Corpodetexto" style:family="paragraph">
      <style:paragraph-properties fo:margin-top="0.1381in" fo:margin-left="0.0812in">
        <style:tab-stops/>
      </style:paragraph-properties>
    </style:style>
    <style:style style:name="T5986" style:parent-style-name="Fonteparág.padrão" style:family="text">
      <style:text-properties style:font-name="Arial" fo:color="#C9302E" style:text-scale="95%"/>
    </style:style>
    <style:style style:name="P5987" style:parent-style-name="Corpodetexto" style:family="paragraph">
      <style:paragraph-properties fo:margin-top="0.0034in"/>
      <style:text-properties style:font-name="Arial"/>
    </style:style>
    <style:style style:name="P5988" style:parent-style-name="Corpodetexto" style:family="paragraph">
      <style:paragraph-properties fo:text-align="justify" fo:line-height="120%" fo:margin-left="0.0812in" fo:margin-right="1.1763in">
        <style:tab-stops/>
      </style:paragraph-properties>
    </style:style>
    <style:style style:name="T5989" style:parent-style-name="Fonteparág.padrão" style:family="text">
      <style:text-properties fo:color="#231F20"/>
    </style:style>
    <style:style style:name="T5990" style:parent-style-name="Fonteparág.padrão" style:family="text">
      <style:text-properties fo:color="#231F20"/>
    </style:style>
    <style:style style:name="P5991" style:parent-style-name="Corpodetexto" style:family="paragraph">
      <style:text-properties fo:font-size="10pt" style:font-size-asian="10pt"/>
    </style:style>
    <style:style style:name="P5992" style:parent-style-name="Corpodetexto" style:family="paragraph">
      <style:paragraph-properties fo:margin-top="0.0006in"/>
      <style:text-properties fo:font-size="11pt" style:font-size-asian="11pt"/>
    </style:style>
    <style:style style:name="P5993" style:parent-style-name="Corpodetexto" style:family="paragraph">
      <style:paragraph-properties fo:margin-left="0.0812in">
        <style:tab-stops/>
      </style:paragraph-properties>
    </style:style>
    <style:style style:name="T5994" style:parent-style-name="Fonteparág.padrão" style:family="text">
      <style:text-properties style:font-name="Arial" fo:color="#C9302E"/>
    </style:style>
    <style:style style:name="P5995" style:parent-style-name="Corpodetexto" style:family="paragraph">
      <style:paragraph-properties fo:margin-top="0.0034in"/>
      <style:text-properties style:font-name="Arial"/>
    </style:style>
    <style:style style:name="P5996" style:parent-style-name="Corpodetexto" style:family="paragraph">
      <style:paragraph-properties fo:text-align="justify" fo:line-height="120%" fo:margin-left="0.0812in" fo:margin-right="1.1763in">
        <style:tab-stops/>
      </style:paragraph-properties>
    </style:style>
    <style:style style:name="T5997" style:parent-style-name="Fonteparág.padrão" style:family="text">
      <style:text-properties fo:color="#231F20"/>
    </style:style>
    <style:style style:name="T5998" style:parent-style-name="Fonteparág.padrão" style:family="text">
      <style:text-properties fo:color="#231F20"/>
    </style:style>
    <style:style style:name="S74" style:family="section">
      <style:section-properties fo:margin-left="0in" fo:margin-right="0in" style:writing-mode="lr-tb">
        <style:columns fo:column-count="2">
          <style:column style:rel-width="3695*" fo:start-indent="0in" fo:end-indent="0.0138in"/>
          <style:column style:rel-width="5785*" fo:start-indent="0.0138in" fo:end-indent="0in"/>
        </style:columns>
      </style:section-properties>
    </style:style>
    <style:style style:name="P5999" style:parent-style-name="Corpodetexto" style:family="paragraph">
      <style:paragraph-properties fo:margin-top="0.0013in"/>
    </style:style>
    <style:style style:name="T6000" style:parent-style-name="Fonteparág.padrão" style:family="text">
      <style:text-properties fo:language="en" fo:country="US" style:language-asian="en" style:country-asian="US" style:language-complex="ar" style:country-complex="SA"/>
    </style:style>
    <style:style style:name="T6001" style:parent-style-name="Fonteparág.padrão" style:family="text">
      <style:text-properties fo:language="en" fo:country="US" style:language-asian="en" style:country-asian="US" style:language-complex="ar" style:country-complex="SA"/>
    </style:style>
    <style:style style:name="P6002" style:parent-style-name="Normal" style:family="paragraph">
      <style:paragraph-properties fo:margin-top="0.0104in" fo:margin-left="0.0138in">
        <style:tab-stops/>
      </style:paragraph-properties>
    </style:style>
    <style:style style:name="T6003" style:parent-style-name="Fonteparág.padrão" style:family="text">
      <style:text-properties style:font-name="Gill Sans MT" fo:color="#EAAF9D" style:text-scale="95%" fo:font-size="6pt" style:font-size-asian="6pt"/>
    </style:style>
    <style:style style:name="P6004" style:parent-style-name="Normal" style:family="paragraph">
      <style:paragraph-properties fo:text-align="end"/>
    </style:style>
    <style:style style:name="T6005" style:parent-style-name="Fonteparág.padrão" style:family="text">
      <style:text-properties style:font-name="Palatino Linotype" fo:font-style="italic" style:font-style-asian="italic" fo:color="#C9302E" style:text-scale="95%" style:text-position="31.8% 100%"/>
    </style:style>
    <style:style style:name="T6006" style:parent-style-name="Fonteparág.padrão" style:family="text">
      <style:text-properties style:font-name="Palatino Linotype" fo:font-style="italic" style:font-style-asian="italic" fo:color="#C9302E" style:text-scale="95%" fo:font-size="6.5pt" style:font-size-asian="6.5pt"/>
    </style:style>
    <style:style style:name="P6007" style:parent-style-name="Normal" style:family="paragraph">
      <style:paragraph-properties fo:break-before="column" fo:text-align="center" fo:margin-top="0.0937in" fo:line-height="70%" fo:margin-left="0.075in" fo:margin-right="3.5458in">
        <style:tab-stops/>
      </style:paragraph-properties>
    </style:style>
    <style:style style:name="T6008" style:parent-style-name="Fonteparág.padrão" style:family="text">
      <style:text-properties style:font-name="Palatino Linotype" fo:font-style="italic" style:font-style-asian="italic" fo:color="#C9302E" style:text-position="-86.3% 100%"/>
    </style:style>
    <style:style style:name="T6009" style:parent-style-name="Fonteparág.padrão" style:family="text">
      <style:text-properties style:font-name="Palatino Linotype" fo:font-style="italic" style:font-style-asian="italic" fo:color="#C9302E" fo:letter-spacing="0.0048in"/>
    </style:style>
    <style:style style:name="T6010" style:parent-style-name="Fonteparág.padrão" style:family="text">
      <style:text-properties style:font-name="Palatino Linotype" fo:font-style="italic" style:font-style-asian="italic" fo:color="#C9302E" fo:letter-spacing="0.0048in" style:text-position="-46.1% 100%" fo:font-size="6.5pt" style:font-size-asian="6.5pt"/>
    </style:style>
    <style:style style:name="T6011" style:parent-style-name="Fonteparág.padrão" style:family="text">
      <style:text-properties style:font-name="Palatino Linotype" fo:font-style="italic" style:font-style-asian="italic" fo:color="#C9302E" fo:letter-spacing="0.0173in" style:text-position="-46.1% 100%" fo:font-size="6.5pt" style:font-size-asian="6.5pt"/>
    </style:style>
    <style:style style:name="T6012" style:parent-style-name="Fonteparág.padrão" style:family="text">
      <style:text-properties fo:color="#231F20" fo:letter-spacing="-0.0118in" style:text-position="-66.6% 100%" fo:font-size="9pt" style:font-size-asian="9pt"/>
    </style:style>
    <style:style style:name="P6013" style:parent-style-name="Normal" style:family="paragraph">
      <style:paragraph-properties fo:text-align="center" fo:line-height="65%" fo:margin-left="0.075in" fo:margin-right="3.477in">
        <style:tab-stops/>
      </style:paragraph-properties>
    </style:style>
    <style:style style:name="T6014" style:parent-style-name="Fonteparág.padrão" style:family="text">
      <style:text-properties fo:language="en" fo:country="US" style:language-asian="en" style:country-asian="US" style:language-complex="ar" style:country-complex="SA"/>
    </style:style>
    <style:style style:name="T6015" style:parent-style-name="Fonteparág.padrão" style:family="text">
      <style:text-properties style:font-name="Palatino Linotype" fo:font-style="italic" style:font-style-asian="italic" fo:color="#C9302E"/>
    </style:style>
    <style:style style:name="T6016" style:parent-style-name="Fonteparág.padrão" style:family="text">
      <style:text-properties style:font-name="Palatino Linotype" fo:font-style="italic" style:font-style-asian="italic" fo:color="#C9302E" style:text-position="-46.1% 100%" fo:font-size="6.5pt" style:font-size-asian="6.5pt"/>
    </style:style>
    <style:style style:name="P6017" style:parent-style-name="Corpodetexto" style:master-page-name="MP75" style:family="paragraph">
      <style:paragraph-properties fo:break-before="page"/>
      <style:text-properties style:font-name="Palatino Linotype" fo:font-style="italic" style:font-style-asian="italic" fo:font-size="10pt" style:font-size-asian="10pt"/>
    </style:style>
    <style:style style:name="P6039" style:parent-style-name="Corpodetexto" style:family="paragraph">
      <style:paragraph-properties fo:margin-top="0.0041in"/>
      <style:text-properties style:font-name="Palatino Linotype" fo:font-style="italic" style:font-style-asian="italic" fo:font-size="13.5pt" style:font-size-asian="13.5pt"/>
    </style:style>
    <style:style style:name="P6040" style:parent-style-name="Corpodetexto" style:family="paragraph">
      <style:paragraph-properties fo:margin-top="0.059in" fo:margin-left="0.2777in">
        <style:tab-stops/>
      </style:paragraph-properties>
    </style:style>
    <style:style style:name="T6041" style:parent-style-name="Fonteparág.padrão" style:family="text">
      <style:text-properties fo:language="en" fo:country="US" style:language-asian="en" style:country-asian="US" style:language-complex="ar" style:country-complex="SA"/>
    </style:style>
    <style:style style:name="T6042" style:parent-style-name="Fonteparág.padrão" style:family="text">
      <style:text-properties fo:language="en" fo:country="US" style:language-asian="en" style:country-asian="US" style:language-complex="ar" style:country-complex="SA"/>
    </style:style>
    <style:style style:name="P6043" style:parent-style-name="Normal" style:family="paragraph">
      <style:paragraph-properties fo:margin-top="0.0104in" fo:margin-left="0.0138in">
        <style:tab-stops/>
      </style:paragraph-properties>
    </style:style>
    <style:style style:name="T6044" style:parent-style-name="Fonteparág.padrão" style:family="text">
      <style:text-properties style:font-name="Gill Sans MT" fo:color="#EAAF9D" style:text-scale="95%" fo:font-size="6pt" style:font-size-asian="6pt"/>
    </style:style>
    <style:style style:name="T6045" style:parent-style-name="Fonteparág.padrão" style:family="text">
      <style:text-properties fo:color="#231F20"/>
    </style:style>
    <style:style style:name="P6046" style:parent-style-name="Corpodetexto" style:family="paragraph">
      <style:paragraph-properties fo:margin-top="0.093in" fo:line-height="0.2291in" fo:margin-left="0.2777in">
        <style:tab-stops/>
      </style:paragraph-properties>
    </style:style>
    <style:style style:name="T6047" style:parent-style-name="Fonteparág.padrão" style:family="text">
      <style:text-properties style:font-name="Palatino Linotype" fo:font-style="italic" style:font-style-asian="italic" fo:color="#C9302E" style:text-position="11.1% 100%" fo:font-size="11pt" style:font-size-asian="11pt"/>
    </style:style>
    <style:style style:name="T6048" style:parent-style-name="Fonteparág.padrão" style:family="text">
      <style:text-properties style:font-name="Palatino Linotype" fo:font-style="italic" style:font-style-asian="italic" fo:color="#C9302E" style:text-position="-30.7% 100%" fo:font-size="6.5pt" style:font-size-asian="6.5pt"/>
    </style:style>
    <style:style style:name="T6049" style:parent-style-name="Fonteparág.padrão" style:family="text">
      <style:text-properties fo:color="#231F20"/>
    </style:style>
    <style:style style:name="T6050" style:parent-style-name="Fonteparág.padrão" style:family="text">
      <style:text-properties style:font-name="Palatino Linotype" fo:font-style="italic" style:font-style-asian="italic" fo:color="#C9302E" fo:font-size="11pt" style:font-size-asian="11pt"/>
    </style:style>
    <style:style style:name="T6051" style:parent-style-name="Fonteparág.padrão" style:family="text">
      <style:text-properties fo:color="#231F20"/>
    </style:style>
    <style:style style:name="T6052" style:parent-style-name="Fonteparág.padrão" style:family="text">
      <style:text-properties style:font-name="Palatino Linotype" fo:font-style="italic" style:font-style-asian="italic" fo:color="#C9302E" fo:font-size="11pt" style:font-size-asian="11pt"/>
    </style:style>
    <style:style style:name="T6053" style:parent-style-name="Fonteparág.padrão" style:family="text">
      <style:text-properties fo:color="#231F20"/>
    </style:style>
    <style:style style:name="P6054" style:parent-style-name="Corpodetexto" style:family="paragraph">
      <style:paragraph-properties fo:line-height="0.2222in" fo:margin-left="0.2777in">
        <style:tab-stops/>
      </style:paragraph-properties>
    </style:style>
    <style:style style:name="T6055" style:parent-style-name="Fonteparág.padrão" style:family="text">
      <style:text-properties style:font-name="Palatino Linotype" fo:font-style="italic" style:font-style-asian="italic" fo:color="#C9302E" style:text-position="11.1% 100%" fo:font-size="11pt" style:font-size-asian="11pt"/>
    </style:style>
    <style:style style:name="T6056" style:parent-style-name="Fonteparág.padrão" style:family="text">
      <style:text-properties style:font-name="Palatino Linotype" fo:font-style="italic" style:font-style-asian="italic" fo:color="#C9302E" style:text-position="-30.7% 100%" fo:font-size="6.5pt" style:font-size-asian="6.5pt"/>
    </style:style>
    <style:style style:name="T6057" style:parent-style-name="Fonteparág.padrão" style:family="text">
      <style:text-properties fo:color="#231F20"/>
    </style:style>
    <style:style style:name="T6058" style:parent-style-name="Fonteparág.padrão" style:family="text">
      <style:text-properties style:font-name="Palatino Linotype" fo:font-style="italic" style:font-style-asian="italic" fo:color="#C9302E" fo:font-size="11pt" style:font-size-asian="11pt"/>
    </style:style>
    <style:style style:name="T6059" style:parent-style-name="Fonteparág.padrão" style:family="text">
      <style:text-properties fo:color="#231F20"/>
    </style:style>
    <style:style style:name="P6060" style:parent-style-name="Corpodetexto" style:family="paragraph">
      <style:paragraph-properties fo:line-height="0.2291in" fo:margin-left="0.2777in">
        <style:tab-stops/>
      </style:paragraph-properties>
    </style:style>
    <style:style style:name="T6061" style:parent-style-name="Fonteparág.padrão" style:family="text">
      <style:text-properties style:font-name="Palatino Linotype" fo:font-style="italic" style:font-style-asian="italic" fo:color="#C9302E" style:text-position="11.1% 100%" fo:font-size="11pt" style:font-size-asian="11pt"/>
    </style:style>
    <style:style style:name="T6062" style:parent-style-name="Fonteparág.padrão" style:family="text">
      <style:text-properties style:font-name="Palatino Linotype" fo:font-style="italic" style:font-style-asian="italic" fo:color="#C9302E" style:text-position="-30.7% 100%" fo:font-size="6.5pt" style:font-size-asian="6.5pt"/>
    </style:style>
    <style:style style:name="T6063" style:parent-style-name="Fonteparág.padrão" style:family="text">
      <style:text-properties fo:color="#231F20"/>
    </style:style>
    <style:style style:name="T6064" style:parent-style-name="Fonteparág.padrão" style:family="text">
      <style:text-properties style:font-name="Palatino Linotype" fo:font-style="italic" style:font-style-asian="italic" fo:color="#C9302E" fo:font-size="11pt" style:font-size-asian="11pt"/>
    </style:style>
    <style:style style:name="T6065" style:parent-style-name="Fonteparág.padrão" style:family="text">
      <style:text-properties fo:color="#231F20"/>
    </style:style>
    <style:style style:name="P6066" style:parent-style-name="Corpodetexto" style:family="paragraph">
      <style:paragraph-properties fo:text-align="justify" fo:margin-top="0.143in" fo:line-height="120%" fo:margin-left="0.2777in" fo:margin-right="0.9791in">
        <style:tab-stops/>
      </style:paragraph-properties>
    </style:style>
    <style:style style:name="T6067" style:parent-style-name="Fonteparág.padrão" style:family="text">
      <style:text-properties fo:color="#231F20"/>
    </style:style>
    <style:style style:name="T6068" style:parent-style-name="Fonteparág.padrão" style:family="text">
      <style:text-properties fo:color="#231F20"/>
    </style:style>
    <style:style style:name="P6069" style:parent-style-name="Corpodetexto" style:family="paragraph">
      <style:paragraph-properties fo:margin-top="0.0013in"/>
    </style:style>
    <style:style style:name="S76" style:family="section">
      <style:section-properties fo:margin-left="0in" fo:margin-right="0in" style:writing-mode="lr-tb">
        <style:columns fo:column-count="2">
          <style:column style:rel-width="4119*" fo:start-indent="0in" fo:end-indent="0.0138in"/>
          <style:column style:rel-width="5361*" fo:start-indent="0.0138in" fo:end-indent="0in"/>
        </style:columns>
      </style:section-properties>
    </style:style>
    <style:style style:name="P6070" style:parent-style-name="Corpodetexto" style:family="paragraph">
      <style:paragraph-properties fo:margin-top="0.0055in"/>
      <style:text-properties fo:font-size="11.5pt" style:font-size-asian="11.5pt"/>
    </style:style>
    <style:style style:name="P6071" style:parent-style-name="Título3" style:family="paragraph">
      <style:paragraph-properties fo:text-align="end" fo:line-height="0.1236in"/>
    </style:style>
    <style:style style:name="T6072" style:parent-style-name="Fonteparág.padrão" style:family="text">
      <style:text-properties fo:color="#C9302E" style:text-scale="105%" style:text-position="4.5% 100%"/>
    </style:style>
    <style:style style:name="T6073" style:parent-style-name="Fonteparág.padrão" style:family="text">
      <style:text-properties fo:color="#C9302E" style:text-scale="105%"/>
    </style:style>
    <style:style style:name="P6074" style:parent-style-name="Normal" style:family="paragraph">
      <style:paragraph-properties fo:break-before="column" fo:margin-top="0.0736in" fo:line-height="53%" fo:margin-left="0.0784in">
        <style:tab-stops>
          <style:tab-stop style:type="left" style:position="0.2361in"/>
        </style:tab-stops>
      </style:paragraph-properties>
    </style:style>
    <style:style style:name="T6075" style:parent-style-name="Fonteparág.padrão" style:family="text">
      <style:text-properties style:font-name="Times New Roman" fo:color="#C9302E" style:text-position="-90.9% 100%" fo:font-size="12pt" style:font-size-asian="12pt"/>
    </style:style>
    <style:style style:name="T6076" style:parent-style-name="Fonteparág.padrão" style:family="text">
      <style:text-properties style:font-name="Times New Roman" fo:color="#C9302E" style:text-position="-90.9% 100%" fo:font-size="12pt" style:font-size-asian="12pt"/>
    </style:style>
    <style:style style:name="T6077" style:parent-style-name="Fonteparág.padrão" style:family="text">
      <style:text-properties style:font-name="Palatino Linotype" fo:font-style="italic" style:font-style-asian="italic" fo:color="#C9302E" fo:letter-spacing="0.0048in"/>
    </style:style>
    <style:style style:name="T6078" style:parent-style-name="Fonteparág.padrão" style:family="text">
      <style:text-properties style:font-name="Palatino Linotype" fo:font-style="italic" style:font-style-asian="italic" fo:color="#C9302E" fo:letter-spacing="0.0048in" style:text-position="-46.1% 100%" fo:font-size="6.5pt" style:font-size-asian="6.5pt"/>
    </style:style>
    <style:style style:name="T6079" style:parent-style-name="Fonteparág.padrão" style:family="text">
      <style:text-properties style:font-name="Palatino Linotype" fo:font-style="italic" style:font-style-asian="italic" fo:color="#C9302E" fo:letter-spacing="0.0111in" style:text-position="-46.1% 100%" fo:font-size="6.5pt" style:font-size-asian="6.5pt"/>
    </style:style>
    <style:style style:name="T6080" style:parent-style-name="Fonteparág.padrão" style:family="text">
      <style:text-properties fo:color="#231F20" style:text-position="-66.6% 100%" fo:font-size="9pt" style:font-size-asian="9pt"/>
    </style:style>
    <style:style style:name="P6081" style:parent-style-name="Corpodetexto" style:family="paragraph">
      <style:paragraph-properties fo:line-height="0.0138in" fo:margin-left="0.2152in">
        <style:tab-stops/>
      </style:paragraph-properties>
    </style:style>
    <style:style style:name="T6082" style:parent-style-name="Fonteparág.padrão" style:family="text">
      <style:text-properties fo:font-size="1pt" style:font-size-asian="1pt" fo:language="en" fo:country="US" style:language-asian="en" style:country-asian="US" style:language-complex="ar" style:country-complex="SA"/>
    </style:style>
    <style:style style:name="S77" style:family="section">
      <style:section-properties fo:margin-left="0in" fo:margin-right="0in" style:writing-mode="lr-tb"/>
    </style:style>
    <style:style style:name="P6083" style:parent-style-name="Normal" style:family="paragraph">
      <style:paragraph-properties fo:line-height="80%" fo:margin-left="3.2923in" fo:margin-right="3.2381in" fo:text-indent="-0.8125in">
        <style:tab-stops>
          <style:tab-stop style:type="left" style:position="-0.4506in"/>
          <style:tab-stop style:type="left" style:position="0.0006in"/>
        </style:tab-stops>
      </style:paragraph-properties>
    </style:style>
    <style:style style:name="T6084" style:parent-style-name="Fonteparág.padrão" style:family="text">
      <style:text-properties fo:language="en" fo:country="US" style:language-asian="en" style:country-asian="US" style:language-complex="ar" style:country-complex="SA"/>
    </style:style>
    <style:style style:name="P6085" style:parent-style-name="Normal" style:family="paragraph">
      <style:paragraph-properties fo:line-height="0.1986in"/>
    </style:style>
    <style:style style:name="T6086" style:parent-style-name="Fonteparág.padrão" style:family="text">
      <style:text-properties style:font-name="Palatino Linotype" fo:font-style="italic" style:font-style-asian="italic" fo:color="#C9302E" style:text-scale="95%"/>
    </style:style>
    <style:style style:name="T6087" style:parent-style-name="Fonteparág.padrão" style:family="text">
      <style:text-properties style:font-name="Palatino Linotype" fo:font-style="italic" style:font-style-asian="italic" fo:color="#C9302E" style:text-position="7.6% 100%" fo:font-size="6.5pt" style:font-size-asian="6.5pt"/>
    </style:style>
    <style:style style:name="T6088" style:parent-style-name="Fonteparág.padrão" style:family="text">
      <style:text-properties style:font-name="Palatino Linotype" fo:font-style="italic" style:font-style-asian="italic" fo:color="#C9302E" style:text-position="7.6% 100%" fo:font-size="6.5pt" style:font-size-asian="6.5pt"/>
    </style:style>
    <style:style style:name="T6089" style:parent-style-name="Fonteparág.padrão" style:family="text">
      <style:text-properties style:font-name="Palatino Linotype" fo:font-style="italic" style:font-style-asian="italic" fo:color="#C9302E" fo:font-size="6.5pt" style:font-size-asian="6.5pt"/>
    </style:style>
    <style:style style:name="T6090" style:parent-style-name="Fonteparág.padrão" style:family="text">
      <style:text-properties style:font-name="Palatino Linotype" fo:font-style="italic" style:font-style-asian="italic" fo:color="#C9302E" fo:font-size="6.5pt" style:font-size-asian="6.5pt"/>
    </style:style>
    <style:style style:name="T6091" style:parent-style-name="Fonteparág.padrão" style:family="text">
      <style:text-properties style:font-name="Palatino Linotype" fo:font-style="italic" style:font-style-asian="italic" fo:color="#C9302E" fo:font-size="6.5pt" style:font-size-asian="6.5pt"/>
    </style:style>
    <style:style style:name="T6092" style:parent-style-name="Fonteparág.padrão" style:family="text">
      <style:text-properties style:font-name="Palatino Linotype" fo:font-style="italic" style:font-style-asian="italic" fo:color="#C9302E" style:text-position="7.6% 100%" fo:font-size="6.5pt" style:font-size-asian="6.5pt"/>
    </style:style>
    <style:style style:name="T6093" style:parent-style-name="Fonteparág.padrão" style:family="text">
      <style:text-properties style:font-name="Palatino Linotype" fo:font-style="italic" style:font-style-asian="italic" fo:color="#C9302E" fo:font-size="6.5pt" style:font-size-asian="6.5pt"/>
    </style:style>
    <style:style style:name="P6094" style:parent-style-name="Corpodetexto" style:family="paragraph">
      <style:paragraph-properties fo:margin-top="0.0055in"/>
      <style:text-properties style:font-name="Palatino Linotype" fo:font-style="italic" style:font-style-asian="italic" fo:font-size="7.5pt" style:font-size-asian="7.5pt"/>
    </style:style>
    <style:style style:name="P6095" style:parent-style-name="Corpodetexto" style:family="paragraph">
      <style:paragraph-properties fo:margin-top="0.059in" fo:margin-left="0.2777in">
        <style:tab-stops/>
      </style:paragraph-properties>
    </style:style>
    <style:style style:name="T6096" style:parent-style-name="Fonteparág.padrão" style:family="text">
      <style:text-properties fo:color="#231F20"/>
    </style:style>
    <style:style style:name="P6097" style:parent-style-name="Corpodetexto" style:family="paragraph">
      <style:paragraph-properties fo:margin-top="0.0888in" fo:line-height="93%" fo:margin-left="0.2777in" fo:margin-right="2.1312in">
        <style:tab-stops/>
      </style:paragraph-properties>
    </style:style>
    <style:style style:name="T6098" style:parent-style-name="Fonteparág.padrão" style:family="text">
      <style:text-properties style:font-name="Palatino Linotype" fo:font-style="italic" style:font-style-asian="italic" fo:color="#C9302E" fo:letter-spacing="-0.0041in" style:text-scale="92%" style:text-position="22.2% 100%" fo:font-size="11pt" style:font-size-asian="11pt"/>
    </style:style>
    <style:style style:name="T6099" style:parent-style-name="Fonteparág.padrão" style:family="text">
      <style:text-properties style:font-name="Palatino Linotype" fo:font-style="italic" style:font-style-asian="italic" fo:color="#C9302E" fo:letter-spacing="-0.0423in" style:text-position="22.2% 100%" fo:font-size="11pt" style:font-size-asian="11pt"/>
    </style:style>
    <style:style style:name="T6100" style:parent-style-name="Fonteparág.padrão" style:family="text">
      <style:text-properties style:font-name="Palatino Linotype" fo:font-style="italic" style:font-style-asian="italic" fo:color="#C9302E" fo:letter-spacing="-0.0006in" style:text-scale="99%" style:text-position="-15.3% 100%" fo:font-size="6.5pt" style:font-size-asian="6.5pt"/>
    </style:style>
    <style:style style:name="T6101" style:parent-style-name="Fonteparág.padrão" style:family="text">
      <style:text-properties style:font-name="Palatino Linotype" fo:font-style="italic" style:font-style-asian="italic" fo:color="#C9302E" style:text-scale="99%" style:text-position="-15.3% 100%" fo:font-size="6.5pt" style:font-size-asian="6.5pt"/>
    </style:style>
    <style:style style:name="T6102" style:parent-style-name="Fonteparág.padrão" style:family="text">
      <style:text-properties style:font-name="Palatino Linotype" fo:font-style="italic" style:font-style-asian="italic" fo:color="#C9302E" style:text-position="-15.3% 100%" fo:font-size="6.5pt" style:font-size-asian="6.5pt"/>
    </style:style>
    <style:style style:name="T6103" style:parent-style-name="Fonteparág.padrão" style:family="text">
      <style:text-properties fo:color="#231F20" style:text-scale="94%"/>
    </style:style>
    <style:style style:name="T6104" style:parent-style-name="Fonteparág.padrão" style:family="text">
      <style:text-properties fo:color="#231F20"/>
    </style:style>
    <style:style style:name="T6105" style:parent-style-name="Fonteparág.padrão" style:family="text">
      <style:text-properties fo:color="#231F20" style:text-scale="102%"/>
    </style:style>
    <style:style style:name="T6106" style:parent-style-name="Fonteparág.padrão" style:family="text">
      <style:text-properties fo:color="#231F20"/>
    </style:style>
    <style:style style:name="T6107" style:parent-style-name="Fonteparág.padrão" style:family="text">
      <style:text-properties fo:color="#231F20" fo:letter-spacing="0.0027in" style:text-scale="96%"/>
    </style:style>
    <style:style style:name="T6108" style:parent-style-name="Fonteparág.padrão" style:family="text">
      <style:text-properties fo:color="#231F20" style:text-scale="96%"/>
    </style:style>
    <style:style style:name="T6109" style:parent-style-name="Fonteparág.padrão" style:family="text">
      <style:text-properties fo:color="#231F20"/>
    </style:style>
    <style:style style:name="T6110" style:parent-style-name="Fonteparág.padrão" style:family="text">
      <style:text-properties fo:color="#231F20" fo:letter-spacing="0.0027in" style:text-scale="102%"/>
    </style:style>
    <style:style style:name="T6111" style:parent-style-name="Fonteparág.padrão" style:family="text">
      <style:text-properties fo:color="#231F20" style:text-scale="102%"/>
    </style:style>
    <style:style style:name="T6112" style:parent-style-name="Fonteparág.padrão" style:family="text">
      <style:text-properties fo:color="#231F20"/>
    </style:style>
    <style:style style:name="T6113" style:parent-style-name="Fonteparág.padrão" style:family="text">
      <style:text-properties fo:color="#231F20" fo:letter-spacing="0.0027in" style:text-scale="99%"/>
    </style:style>
    <style:style style:name="T6114" style:parent-style-name="Fonteparág.padrão" style:family="text">
      <style:text-properties fo:color="#231F20" style:text-scale="99%"/>
    </style:style>
    <style:style style:name="T6115" style:parent-style-name="Fonteparág.padrão" style:family="text">
      <style:text-properties fo:color="#231F20"/>
    </style:style>
    <style:style style:name="T6116" style:parent-style-name="Fonteparág.padrão" style:family="text">
      <style:text-properties fo:color="#231F20" fo:letter-spacing="0.0027in" style:text-scale="97%"/>
    </style:style>
    <style:style style:name="T6117" style:parent-style-name="Fonteparág.padrão" style:family="text">
      <style:text-properties fo:color="#231F20" style:text-scale="97%"/>
    </style:style>
    <style:style style:name="T6118" style:parent-style-name="Fonteparág.padrão" style:family="text">
      <style:text-properties fo:color="#231F20"/>
    </style:style>
    <style:style style:name="T6119" style:parent-style-name="Fonteparág.padrão" style:family="text">
      <style:text-properties fo:color="#231F20" fo:letter-spacing="0.0027in" style:text-scale="99%"/>
    </style:style>
    <style:style style:name="T6120" style:parent-style-name="Fonteparág.padrão" style:family="text">
      <style:text-properties fo:color="#231F20" style:text-scale="99%"/>
    </style:style>
    <style:style style:name="T6121" style:parent-style-name="Fonteparág.padrão" style:family="text">
      <style:text-properties fo:color="#231F20"/>
    </style:style>
    <style:style style:name="T6122" style:parent-style-name="Fonteparág.padrão" style:family="text">
      <style:text-properties fo:color="#231F20" fo:letter-spacing="0.0027in" style:text-scale="93%"/>
    </style:style>
    <style:style style:name="T6123" style:parent-style-name="Fonteparág.padrão" style:family="text">
      <style:text-properties fo:color="#231F20" style:text-scale="93%"/>
    </style:style>
    <style:style style:name="T6124" style:parent-style-name="Fonteparág.padrão" style:family="text">
      <style:text-properties fo:color="#231F20"/>
    </style:style>
    <style:style style:name="T6125" style:parent-style-name="Fonteparág.padrão" style:family="text">
      <style:text-properties fo:color="#231F20" fo:letter-spacing="0.0027in" style:text-scale="97%"/>
    </style:style>
    <style:style style:name="T6126" style:parent-style-name="Fonteparág.padrão" style:family="text">
      <style:text-properties fo:color="#231F20" style:text-scale="97%"/>
    </style:style>
    <style:style style:name="T6127" style:parent-style-name="Fonteparág.padrão" style:family="text">
      <style:text-properties fo:color="#231F20"/>
    </style:style>
    <style:style style:name="T6128" style:parent-style-name="Fonteparág.padrão" style:family="text">
      <style:text-properties fo:color="#231F20" fo:letter-spacing="0.0027in" style:text-scale="99%"/>
    </style:style>
    <style:style style:name="T6129" style:parent-style-name="Fonteparág.padrão" style:family="text">
      <style:text-properties fo:color="#231F20" style:text-scale="99%"/>
    </style:style>
    <style:style style:name="T6130" style:parent-style-name="Fonteparág.padrão" style:family="text">
      <style:text-properties fo:color="#231F20"/>
    </style:style>
    <style:style style:name="T6131" style:parent-style-name="Fonteparág.padrão" style:family="text">
      <style:text-properties style:font-name="Palatino Linotype" fo:font-style="italic" style:font-style-asian="italic" fo:color="#C9302E" style:text-scale="98%" fo:font-size="11pt" style:font-size-asian="11pt"/>
    </style:style>
    <style:style style:name="T6132" style:parent-style-name="Fonteparág.padrão" style:family="text">
      <style:text-properties style:font-name="Palatino Linotype" fo:font-style="italic" style:font-style-asian="italic" fo:color="#C9302E" fo:font-size="11pt" style:font-size-asian="11pt"/>
    </style:style>
    <style:style style:name="T6133" style:parent-style-name="Fonteparág.padrão" style:family="text">
      <style:text-properties fo:color="#231F20" fo:letter-spacing="0.0027in" style:text-scale="101%"/>
    </style:style>
    <style:style style:name="T6134" style:parent-style-name="Fonteparág.padrão" style:family="text">
      <style:text-properties fo:color="#231F20" style:text-scale="101%"/>
    </style:style>
    <style:style style:name="T6135" style:parent-style-name="Fonteparág.padrão" style:family="text">
      <style:text-properties fo:color="#231F20"/>
    </style:style>
    <style:style style:name="T6136" style:parent-style-name="Fonteparág.padrão" style:family="text">
      <style:text-properties fo:color="#231F20" fo:letter-spacing="0.0027in" style:text-scale="89%"/>
    </style:style>
    <style:style style:name="T6137" style:parent-style-name="Fonteparág.padrão" style:family="text">
      <style:text-properties fo:color="#231F20" fo:letter-spacing="0.0013in" style:text-scale="89%"/>
    </style:style>
    <style:style style:name="T6138" style:parent-style-name="Fonteparág.padrão" style:family="text">
      <style:text-properties fo:color="#231F20" fo:letter-spacing="0.0027in" style:text-scale="95%"/>
    </style:style>
    <style:style style:name="T6139" style:parent-style-name="Fonteparág.padrão" style:family="text">
      <style:text-properties fo:color="#231F20" style:text-scale="95%"/>
    </style:style>
    <style:style style:name="T6140" style:parent-style-name="Fonteparág.padrão" style:family="text">
      <style:text-properties fo:color="#231F20"/>
    </style:style>
    <style:style style:name="T6141" style:parent-style-name="Fonteparág.padrão" style:family="text">
      <style:text-properties fo:color="#231F20" fo:letter-spacing="0.0027in" style:text-scale="97%"/>
    </style:style>
    <style:style style:name="T6142" style:parent-style-name="Fonteparág.padrão" style:family="text">
      <style:text-properties fo:color="#231F20" style:text-scale="97%"/>
    </style:style>
    <style:style style:name="T6143" style:parent-style-name="Fonteparág.padrão" style:family="text">
      <style:text-properties fo:color="#231F20"/>
    </style:style>
    <style:style style:name="T6144" style:parent-style-name="Fonteparág.padrão" style:family="text">
      <style:text-properties style:font-name="Palatino Linotype" fo:font-style="italic" style:font-style-asian="italic" fo:color="#C9302E" fo:letter-spacing="0.0027in" style:text-scale="102%" fo:font-size="11pt" style:font-size-asian="11pt"/>
    </style:style>
    <style:style style:name="T6145" style:parent-style-name="Fonteparág.padrão" style:family="text">
      <style:text-properties fo:color="#231F20" style:text-scale="78%"/>
    </style:style>
    <style:style style:name="T6146" style:parent-style-name="Fonteparág.padrão" style:family="text">
      <style:text-properties style:font-name="Palatino Linotype" fo:font-style="italic" style:font-style-asian="italic" fo:color="#C9302E" fo:letter-spacing="-0.002in" style:text-position="22.2% 100%" fo:font-size="11pt" style:font-size-asian="11pt"/>
    </style:style>
    <style:style style:name="T6147" style:parent-style-name="Fonteparág.padrão" style:family="text">
      <style:text-properties style:font-name="Palatino Linotype" fo:font-style="italic" style:font-style-asian="italic" fo:color="#C9302E" fo:letter-spacing="-0.002in" style:text-position="-15.3% 100%" fo:font-size="6.5pt" style:font-size-asian="6.5pt"/>
    </style:style>
    <style:style style:name="T6148" style:parent-style-name="Fonteparág.padrão" style:family="text">
      <style:text-properties fo:color="#231F20"/>
    </style:style>
    <style:style style:name="T6149" style:parent-style-name="Fonteparág.padrão" style:family="text">
      <style:text-properties fo:color="#231F20" fo:letter-spacing="0.002in"/>
    </style:style>
    <style:style style:name="T6150" style:parent-style-name="Fonteparág.padrão" style:family="text">
      <style:text-properties fo:color="#231F20"/>
    </style:style>
    <style:style style:name="T6151" style:parent-style-name="Fonteparág.padrão" style:family="text">
      <style:text-properties fo:color="#231F20" fo:letter-spacing="0.002in"/>
    </style:style>
    <style:style style:name="T6152" style:parent-style-name="Fonteparág.padrão" style:family="text">
      <style:text-properties style:font-name="Palatino Linotype" fo:font-style="italic" style:font-style-asian="italic" fo:color="#C9302E" fo:font-size="11pt" style:font-size-asian="11pt"/>
    </style:style>
    <style:style style:name="T6153" style:parent-style-name="Fonteparág.padrão" style:family="text">
      <style:text-properties fo:color="#231F20"/>
    </style:style>
    <style:style style:name="T6154" style:parent-style-name="Fonteparág.padrão" style:family="text">
      <style:text-properties fo:color="#231F20" fo:letter-spacing="0.002in"/>
    </style:style>
    <style:style style:name="T6155" style:parent-style-name="Fonteparág.padrão" style:family="text">
      <style:text-properties style:font-name="Palatino Linotype" fo:font-style="italic" style:font-style-asian="italic" fo:color="#C9302E" fo:font-size="11pt" style:font-size-asian="11pt"/>
    </style:style>
    <style:style style:name="T6156" style:parent-style-name="Fonteparág.padrão" style:family="text">
      <style:text-properties fo:color="#231F20"/>
    </style:style>
    <style:style style:name="P6157" style:parent-style-name="Corpodetexto" style:family="paragraph">
      <style:paragraph-properties fo:line-height="0.2236in" fo:margin-left="0.2777in">
        <style:tab-stops/>
      </style:paragraph-properties>
    </style:style>
    <style:style style:name="T6158" style:parent-style-name="Fonteparág.padrão" style:family="text">
      <style:text-properties fo:language="en" fo:country="US" style:language-asian="en" style:country-asian="US" style:language-complex="ar" style:country-complex="SA"/>
    </style:style>
    <style:style style:name="P6159" style:parent-style-name="Normal" style:family="paragraph">
      <style:paragraph-properties fo:line-height="0.1986in"/>
    </style:style>
    <style:style style:name="T6160" style:parent-style-name="Fonteparág.padrão" style:family="text">
      <style:text-properties style:font-name="Palatino Linotype" fo:font-style="italic" style:font-style-asian="italic" fo:color="#C9302E" style:text-scale="95%"/>
    </style:style>
    <style:style style:name="T6161" style:parent-style-name="Fonteparág.padrão" style:family="text">
      <style:text-properties style:font-name="Palatino Linotype" fo:font-style="italic" style:font-style-asian="italic" fo:color="#C9302E" style:text-position="22.2% 100%" fo:font-size="11pt" style:font-size-asian="11pt"/>
    </style:style>
    <style:style style:name="T6162" style:parent-style-name="Fonteparág.padrão" style:family="text">
      <style:text-properties style:font-name="Palatino Linotype" fo:font-style="italic" style:font-style-asian="italic" fo:color="#C9302E" style:text-position="-15.3% 100%" fo:font-size="6.5pt" style:font-size-asian="6.5pt"/>
    </style:style>
    <style:style style:name="T6163" style:parent-style-name="Fonteparág.padrão" style:family="text">
      <style:text-properties fo:color="#231F20"/>
    </style:style>
    <style:style style:name="T6164" style:parent-style-name="Fonteparág.padrão" style:family="text">
      <style:text-properties style:font-name="Palatino Linotype" fo:font-style="italic" style:font-style-asian="italic" fo:color="#C9302E" fo:font-size="11pt" style:font-size-asian="11pt"/>
    </style:style>
    <style:style style:name="T6165" style:parent-style-name="Fonteparág.padrão" style:family="text">
      <style:text-properties fo:color="#231F20"/>
    </style:style>
    <style:style style:name="P6166" style:parent-style-name="Corpodetexto" style:family="paragraph">
      <style:paragraph-properties fo:line-height="0.2201in" fo:margin-left="0.368in">
        <style:tab-stops/>
      </style:paragraph-properties>
    </style:style>
    <style:style style:name="T6167" style:parent-style-name="Fonteparág.padrão" style:family="text">
      <style:text-properties fo:language="en" fo:country="US" style:language-asian="en" style:country-asian="US" style:language-complex="ar" style:country-complex="SA"/>
    </style:style>
    <style:style style:name="P6168" style:parent-style-name="Normal" style:family="paragraph">
      <style:paragraph-properties fo:line-height="0.1159in"/>
    </style:style>
    <style:style style:name="T6169" style:parent-style-name="Fonteparág.padrão" style:family="text">
      <style:text-properties style:font-name="Palatino Linotype" fo:font-style="italic" style:font-style-asian="italic" fo:color="#C9302E" fo:font-size="6.5pt" style:font-size-asian="6.5pt"/>
    </style:style>
    <style:style style:name="T6170" style:parent-style-name="Fonteparág.padrão" style:family="text">
      <style:text-properties style:font-name="Palatino Linotype" fo:font-style="italic" style:font-style-asian="italic" fo:color="#C9302E" style:text-position="92.3% 100%" fo:font-size="6.5pt" style:font-size-asian="6.5pt"/>
    </style:style>
    <style:style style:name="T6171" style:parent-style-name="Fonteparág.padrão" style:family="text">
      <style:text-properties fo:color="#231F20"/>
    </style:style>
    <style:style style:name="T6172" style:parent-style-name="Fonteparág.padrão" style:family="text">
      <style:text-properties style:font-name="Palatino Linotype" fo:font-style="italic" style:font-style-asian="italic" fo:color="#C9302E" fo:font-size="11pt" style:font-size-asian="11pt"/>
    </style:style>
    <style:style style:name="T6173" style:parent-style-name="Fonteparág.padrão" style:family="text">
      <style:text-properties fo:color="#231F20"/>
    </style:style>
    <style:style style:name="P6174" style:parent-style-name="Corpodetexto" style:family="paragraph">
      <style:text-properties fo:font-size="10pt" style:font-size-asian="10pt"/>
    </style:style>
    <style:style style:name="P6175" style:parent-style-name="Corpodetexto" style:family="paragraph">
      <style:paragraph-properties fo:margin-top="0.0041in"/>
      <style:text-properties fo:font-size="7.5pt" style:font-size-asian="7.5pt"/>
    </style:style>
    <style:style style:name="P6176" style:parent-style-name="Corpodetexto" style:family="paragraph">
      <style:paragraph-properties fo:margin-top="0.0659in" fo:margin-left="0.2777in">
        <style:tab-stops/>
      </style:paragraph-properties>
    </style:style>
    <style:style style:name="T6177" style:parent-style-name="Fonteparág.padrão" style:family="text">
      <style:text-properties style:font-name="Arial" fo:color="#C9302E" style:text-scale="95%"/>
    </style:style>
    <style:style style:name="P6178" style:parent-style-name="Corpodetexto" style:family="paragraph">
      <style:paragraph-properties fo:margin-top="0.0034in"/>
      <style:text-properties style:font-name="Arial"/>
    </style:style>
    <style:style style:name="P6179" style:parent-style-name="Corpodetexto" style:family="paragraph">
      <style:paragraph-properties fo:text-align="justify" fo:line-height="120%" fo:margin-left="0.2777in" fo:margin-right="0.9791in">
        <style:tab-stops/>
      </style:paragraph-properties>
    </style:style>
    <style:style style:name="T6180" style:parent-style-name="Fonteparág.padrão" style:family="text">
      <style:text-properties fo:color="#231F20"/>
    </style:style>
    <style:style style:name="T6181" style:parent-style-name="Fonteparág.padrão" style:family="text">
      <style:text-properties fo:color="#231F20"/>
    </style:style>
    <style:style style:name="P6182" style:parent-style-name="Corpodetexto" style:family="paragraph">
      <style:paragraph-properties fo:text-align="justify" fo:margin-top="0.0486in" fo:line-height="0.1805in" fo:margin-left="0.2777in" fo:margin-right="0.9784in">
        <style:tab-stops/>
      </style:paragraph-properties>
    </style:style>
    <style:style style:name="T6183" style:parent-style-name="Fonteparág.padrão" style:family="text">
      <style:text-properties fo:color="#231F20" fo:letter-spacing="0.002in"/>
    </style:style>
    <style:style style:name="T6184" style:parent-style-name="Fonteparág.padrão" style:family="text">
      <style:text-properties fo:color="#231F20" fo:letter-spacing="-0.0194in"/>
    </style:style>
    <style:style style:name="T6185" style:parent-style-name="Fonteparág.padrão" style:family="text">
      <style:text-properties fo:color="#231F20" fo:letter-spacing="0.002in"/>
    </style:style>
    <style:style style:name="T6186" style:parent-style-name="Fonteparág.padrão" style:family="text">
      <style:text-properties fo:color="#231F20" fo:letter-spacing="-0.0187in"/>
    </style:style>
    <style:style style:name="T6187" style:parent-style-name="Fonteparág.padrão" style:family="text">
      <style:text-properties fo:color="#231F20" fo:letter-spacing="0.002in"/>
    </style:style>
    <style:style style:name="T6188" style:parent-style-name="Fonteparág.padrão" style:family="text">
      <style:text-properties fo:color="#231F20" fo:letter-spacing="-0.0194in"/>
    </style:style>
    <style:style style:name="T6189" style:parent-style-name="Fonteparág.padrão" style:family="text">
      <style:text-properties fo:color="#231F20" fo:letter-spacing="0.002in"/>
    </style:style>
    <style:style style:name="T6190" style:parent-style-name="Fonteparág.padrão" style:family="text">
      <style:text-properties fo:color="#231F20" fo:letter-spacing="-0.0187in"/>
    </style:style>
    <style:style style:name="T6191" style:parent-style-name="Fonteparág.padrão" style:family="text">
      <style:text-properties fo:color="#231F20" fo:letter-spacing="0.002in"/>
    </style:style>
    <style:style style:name="T6192" style:parent-style-name="Fonteparág.padrão" style:family="text">
      <style:text-properties fo:color="#231F20" fo:letter-spacing="-0.0194in"/>
    </style:style>
    <style:style style:name="T6193" style:parent-style-name="Fonteparág.padrão" style:family="text">
      <style:text-properties fo:color="#231F20" fo:letter-spacing="0.002in"/>
    </style:style>
    <style:style style:name="T6194" style:parent-style-name="Fonteparág.padrão" style:family="text">
      <style:text-properties fo:color="#231F20" fo:letter-spacing="-0.0187in"/>
    </style:style>
    <style:style style:name="T6195" style:parent-style-name="Fonteparág.padrão" style:family="text">
      <style:text-properties fo:color="#231F20" fo:letter-spacing="0.002in"/>
    </style:style>
    <style:style style:name="T6196" style:parent-style-name="Fonteparág.padrão" style:family="text">
      <style:text-properties fo:color="#231F20" fo:letter-spacing="-0.0194in"/>
    </style:style>
    <style:style style:name="T6197" style:parent-style-name="Fonteparág.padrão" style:family="text">
      <style:text-properties fo:color="#231F20"/>
    </style:style>
    <style:style style:name="T6198" style:parent-style-name="Fonteparág.padrão" style:family="text">
      <style:text-properties fo:color="#231F20" fo:letter-spacing="-0.0187in"/>
    </style:style>
    <style:style style:name="T6199" style:parent-style-name="Fonteparág.padrão" style:family="text">
      <style:text-properties fo:color="#231F20" fo:letter-spacing="0.0013in"/>
    </style:style>
    <style:style style:name="T6200" style:parent-style-name="Fonteparág.padrão" style:family="text">
      <style:text-properties fo:color="#231F20" fo:letter-spacing="-0.0194in"/>
    </style:style>
    <style:style style:name="T6201" style:parent-style-name="Fonteparág.padrão" style:family="text">
      <style:text-properties fo:color="#231F20" fo:letter-spacing="0.002in"/>
    </style:style>
    <style:style style:name="T6202" style:parent-style-name="Fonteparág.padrão" style:family="text">
      <style:text-properties fo:color="#231F20" fo:letter-spacing="-0.0187in"/>
    </style:style>
    <style:style style:name="T6203" style:parent-style-name="Fonteparág.padrão" style:family="text">
      <style:text-properties fo:color="#231F20" fo:letter-spacing="0.002in"/>
    </style:style>
    <style:style style:name="T6204" style:parent-style-name="Fonteparág.padrão" style:family="text">
      <style:text-properties fo:color="#231F20" fo:letter-spacing="-0.0194in"/>
    </style:style>
    <style:style style:name="T6205" style:parent-style-name="Fonteparág.padrão" style:family="text">
      <style:text-properties fo:color="#231F20"/>
    </style:style>
    <style:style style:name="T6206" style:parent-style-name="Fonteparág.padrão" style:family="text">
      <style:text-properties fo:color="#231F20" fo:letter-spacing="-0.0187in"/>
    </style:style>
    <style:style style:name="T6207" style:parent-style-name="Fonteparág.padrão" style:family="text">
      <style:text-properties fo:color="#231F20" fo:letter-spacing="0.002in"/>
    </style:style>
    <style:style style:name="T6208" style:parent-style-name="Fonteparág.padrão" style:family="text">
      <style:text-properties fo:color="#231F20" fo:letter-spacing="-0.0194in"/>
    </style:style>
    <style:style style:name="T6209" style:parent-style-name="Fonteparág.padrão" style:family="text">
      <style:text-properties fo:color="#231F20" fo:letter-spacing="0.0027in"/>
    </style:style>
    <style:style style:name="T6210" style:parent-style-name="Fonteparág.padrão" style:family="text">
      <style:text-properties fo:color="#231F20" fo:letter-spacing="0.0013in"/>
    </style:style>
    <style:style style:name="T6211" style:parent-style-name="Fonteparág.padrão" style:family="text">
      <style:text-properties fo:color="#231F20" fo:letter-spacing="0.002in"/>
    </style:style>
    <style:style style:name="T6212" style:parent-style-name="Fonteparág.padrão" style:family="text">
      <style:text-properties fo:color="#231F20" fo:letter-spacing="0.0013in"/>
    </style:style>
    <style:style style:name="T6213" style:parent-style-name="Fonteparág.padrão" style:family="text">
      <style:text-properties fo:color="#231F20" fo:letter-spacing="0.002in"/>
    </style:style>
    <style:style style:name="T6214" style:parent-style-name="Fonteparág.padrão" style:family="text">
      <style:text-properties fo:color="#231F20"/>
    </style:style>
    <style:style style:name="T6215" style:parent-style-name="Fonteparág.padrão" style:family="text">
      <style:text-properties fo:color="#231F20" fo:letter-spacing="0.002in"/>
    </style:style>
    <style:style style:name="T6216" style:parent-style-name="Fonteparág.padrão" style:family="text">
      <style:text-properties fo:color="#231F20"/>
    </style:style>
    <style:style style:name="T6217" style:parent-style-name="Fonteparág.padrão" style:family="text">
      <style:text-properties fo:color="#231F20" fo:letter-spacing="0.002in"/>
    </style:style>
    <style:style style:name="T6218" style:parent-style-name="Fonteparág.padrão" style:family="text">
      <style:text-properties fo:color="#231F20" fo:letter-spacing="0.0013in"/>
    </style:style>
    <style:style style:name="T6219" style:parent-style-name="Fonteparág.padrão" style:family="text">
      <style:text-properties fo:color="#231F20" fo:letter-spacing="0.002in"/>
    </style:style>
    <style:style style:name="T6220" style:parent-style-name="Fonteparág.padrão" style:family="text">
      <style:text-properties fo:color="#231F20" fo:letter-spacing="0.0027in"/>
    </style:style>
    <style:style style:name="T6221" style:parent-style-name="Fonteparág.padrão" style:family="text">
      <style:text-properties fo:color="#231F20" fo:letter-spacing="0.002in"/>
    </style:style>
    <style:style style:name="T6222" style:parent-style-name="Fonteparág.padrão" style:family="text">
      <style:text-properties fo:color="#231F20"/>
    </style:style>
    <style:style style:name="T6223" style:parent-style-name="Fonteparág.padrão" style:family="text">
      <style:text-properties fo:color="#231F20" fo:letter-spacing="0.002in"/>
    </style:style>
    <style:style style:name="T6224" style:parent-style-name="Fonteparág.padrão" style:family="text">
      <style:text-properties fo:color="#231F20"/>
    </style:style>
    <style:style style:name="T6225" style:parent-style-name="Fonteparág.padrão" style:family="text">
      <style:text-properties fo:color="#231F20" fo:letter-spacing="0.002in"/>
    </style:style>
    <style:style style:name="T6226" style:parent-style-name="Fonteparág.padrão" style:family="text">
      <style:text-properties fo:color="#231F20"/>
    </style:style>
    <style:style style:name="T6227" style:parent-style-name="Fonteparág.padrão" style:family="text">
      <style:text-properties fo:color="#231F20" fo:letter-spacing="0.0013in"/>
    </style:style>
    <style:style style:name="T6228" style:parent-style-name="Fonteparág.padrão" style:family="text">
      <style:text-properties fo:color="#231F20" fo:letter-spacing="0.002in"/>
    </style:style>
    <style:style style:name="T6229" style:parent-style-name="Fonteparág.padrão" style:family="text">
      <style:text-properties fo:color="#231F20"/>
    </style:style>
    <style:style style:name="T6230" style:parent-style-name="Fonteparág.padrão" style:family="text">
      <style:text-properties fo:color="#231F20" fo:letter-spacing="0.0013in"/>
    </style:style>
    <style:style style:name="T6231" style:parent-style-name="Fonteparág.padrão" style:family="text">
      <style:text-properties fo:color="#231F20"/>
    </style:style>
    <style:style style:name="T6232" style:parent-style-name="Fonteparág.padrão" style:family="text">
      <style:text-properties fo:color="#231F20" fo:letter-spacing="0.002in"/>
    </style:style>
    <style:style style:name="T6233" style:parent-style-name="Fonteparág.padrão" style:family="text">
      <style:text-properties fo:color="#231F20" fo:letter-spacing="0.002in"/>
    </style:style>
    <style:style style:name="T6234" style:parent-style-name="Fonteparág.padrão" style:family="text">
      <style:text-properties fo:color="#231F20"/>
    </style:style>
    <style:style style:name="T6235" style:parent-style-name="Fonteparág.padrão" style:family="text">
      <style:text-properties fo:color="#231F20" fo:letter-spacing="0.0027in"/>
    </style:style>
    <style:style style:name="T6236" style:parent-style-name="Fonteparág.padrão" style:family="text">
      <style:text-properties fo:color="#231F20" fo:letter-spacing="0.0013in"/>
    </style:style>
    <style:style style:name="T6237" style:parent-style-name="Fonteparág.padrão" style:family="text">
      <style:text-properties fo:color="#231F20" fo:letter-spacing="0.0097in"/>
    </style:style>
    <style:style style:name="T6238" style:parent-style-name="Fonteparág.padrão" style:family="text">
      <style:text-properties fo:color="#231F20" fo:letter-spacing="0.0013in"/>
    </style:style>
    <style:style style:name="T6239" style:parent-style-name="Fonteparág.padrão" style:family="text">
      <style:text-properties fo:color="#231F20" fo:letter-spacing="0.0097in"/>
    </style:style>
    <style:style style:name="T6240" style:parent-style-name="Fonteparág.padrão" style:family="text">
      <style:text-properties fo:color="#231F20" fo:letter-spacing="0.002in"/>
    </style:style>
    <style:style style:name="T6241" style:parent-style-name="Fonteparág.padrão" style:family="text">
      <style:text-properties fo:color="#231F20" fo:letter-spacing="0.0097in"/>
    </style:style>
    <style:style style:name="T6242" style:parent-style-name="Fonteparág.padrão" style:family="text">
      <style:text-properties fo:color="#231F20" fo:letter-spacing="0.002in"/>
    </style:style>
    <style:style style:name="T6243" style:parent-style-name="Fonteparág.padrão" style:family="text">
      <style:text-properties fo:color="#231F20" fo:letter-spacing="0.0104in"/>
    </style:style>
    <style:style style:name="T6244" style:parent-style-name="Fonteparág.padrão" style:family="text">
      <style:text-properties fo:color="#231F20" fo:letter-spacing="0.002in"/>
    </style:style>
    <style:style style:name="T6245" style:parent-style-name="Fonteparág.padrão" style:family="text">
      <style:text-properties fo:color="#231F20" fo:letter-spacing="0.0097in"/>
    </style:style>
    <style:style style:name="T6246" style:parent-style-name="Fonteparág.padrão" style:family="text">
      <style:text-properties fo:color="#231F20"/>
    </style:style>
    <style:style style:name="T6247" style:parent-style-name="Fonteparág.padrão" style:family="text">
      <style:text-properties fo:color="#231F20" fo:letter-spacing="0.0097in"/>
    </style:style>
    <style:style style:name="T6248" style:parent-style-name="Fonteparág.padrão" style:family="text">
      <style:text-properties fo:color="#231F20" fo:letter-spacing="0.002in"/>
    </style:style>
    <style:style style:name="T6249" style:parent-style-name="Fonteparág.padrão" style:family="text">
      <style:text-properties fo:color="#231F20" fo:letter-spacing="0.0104in"/>
    </style:style>
    <style:style style:name="T6250" style:parent-style-name="Fonteparág.padrão" style:family="text">
      <style:text-properties fo:color="#231F20"/>
    </style:style>
    <style:style style:name="T6251" style:parent-style-name="Fonteparág.padrão" style:family="text">
      <style:text-properties fo:color="#231F20" fo:letter-spacing="0.0097in"/>
    </style:style>
    <style:style style:name="T6252" style:parent-style-name="Fonteparág.padrão" style:family="text">
      <style:text-properties fo:color="#231F20" fo:letter-spacing="0.002in"/>
    </style:style>
    <style:style style:name="T6253" style:parent-style-name="Fonteparág.padrão" style:family="text">
      <style:text-properties fo:color="#231F20" fo:letter-spacing="0.0097in"/>
    </style:style>
    <style:style style:name="T6254" style:parent-style-name="Fonteparág.padrão" style:family="text">
      <style:text-properties fo:color="#231F20"/>
    </style:style>
    <style:style style:name="T6255" style:parent-style-name="Fonteparág.padrão" style:family="text">
      <style:text-properties fo:color="#231F20" fo:letter-spacing="0.0097in"/>
    </style:style>
    <style:style style:name="T6256" style:parent-style-name="Fonteparág.padrão" style:family="text">
      <style:text-properties fo:color="#231F20" fo:letter-spacing="0.002in"/>
    </style:style>
    <style:style style:name="T6257" style:parent-style-name="Fonteparág.padrão" style:family="text">
      <style:text-properties fo:color="#231F20" fo:letter-spacing="0.0111in"/>
    </style:style>
    <style:style style:name="T6258" style:parent-style-name="Fonteparág.padrão" style:family="text">
      <style:text-properties style:font-name="Calibri" fo:font-style="italic" style:font-style-asian="italic" fo:color="#231F20" fo:letter-spacing="0.002in"/>
    </style:style>
    <style:style style:name="T6259" style:parent-style-name="Fonteparág.padrão" style:family="text">
      <style:text-properties fo:color="#231F20" fo:letter-spacing="0.002in"/>
    </style:style>
    <style:style style:name="P6260" style:parent-style-name="Corpodetexto" style:family="paragraph">
      <style:paragraph-properties fo:text-align="justify" fo:line-height="0.2062in" fo:margin-left="0.2777in">
        <style:tab-stops/>
      </style:paragraph-properties>
    </style:style>
    <style:style style:name="T6261" style:parent-style-name="Fonteparág.padrão" style:family="text">
      <style:text-properties fo:color="#231F20" style:text-scale="117%"/>
    </style:style>
    <style:style style:name="T6262" style:parent-style-name="Fonteparág.padrão" style:family="text">
      <style:text-properties fo:color="#231F20" fo:letter-spacing="0.0013in"/>
    </style:style>
    <style:style style:name="T6263" style:parent-style-name="Fonteparág.padrão" style:family="text">
      <style:text-properties fo:color="#231F20" fo:letter-spacing="0.0027in" style:text-scale="96%"/>
    </style:style>
    <style:style style:name="T6264" style:parent-style-name="Fonteparág.padrão" style:family="text">
      <style:text-properties fo:color="#231F20" style:text-scale="96%"/>
    </style:style>
    <style:style style:name="T6265" style:parent-style-name="Fonteparág.padrão" style:family="text">
      <style:text-properties fo:color="#231F20" fo:letter-spacing="0.0013in"/>
    </style:style>
    <style:style style:name="T6266" style:parent-style-name="Fonteparág.padrão" style:family="text">
      <style:text-properties fo:color="#231F20" fo:letter-spacing="0.0027in" style:text-scale="101%"/>
    </style:style>
    <style:style style:name="T6267" style:parent-style-name="Fonteparág.padrão" style:family="text">
      <style:text-properties fo:color="#231F20" style:text-scale="101%"/>
    </style:style>
    <style:style style:name="T6268" style:parent-style-name="Fonteparág.padrão" style:family="text">
      <style:text-properties fo:color="#231F20" fo:letter-spacing="0.0013in"/>
    </style:style>
    <style:style style:name="T6269" style:parent-style-name="Fonteparág.padrão" style:family="text">
      <style:text-properties fo:color="#231F20" fo:letter-spacing="0.0027in" style:text-scale="94%"/>
    </style:style>
    <style:style style:name="T6270" style:parent-style-name="Fonteparág.padrão" style:family="text">
      <style:text-properties fo:color="#231F20" style:text-scale="94%"/>
    </style:style>
    <style:style style:name="T6271" style:parent-style-name="Fonteparág.padrão" style:family="text">
      <style:text-properties fo:color="#231F20" fo:letter-spacing="0.0013in"/>
    </style:style>
    <style:style style:name="T6272" style:parent-style-name="Fonteparág.padrão" style:family="text">
      <style:text-properties fo:color="#231F20" fo:letter-spacing="0.0027in" style:text-scale="97%"/>
    </style:style>
    <style:style style:name="T6273" style:parent-style-name="Fonteparág.padrão" style:family="text">
      <style:text-properties fo:color="#231F20" style:text-scale="97%"/>
    </style:style>
    <style:style style:name="T6274" style:parent-style-name="Fonteparág.padrão" style:family="text">
      <style:text-properties fo:color="#231F20" fo:letter-spacing="0.0013in"/>
    </style:style>
    <style:style style:name="T6275" style:parent-style-name="Fonteparág.padrão" style:family="text">
      <style:text-properties fo:color="#231F20" style:text-scale="94%"/>
    </style:style>
    <style:style style:name="T6276" style:parent-style-name="Fonteparág.padrão" style:family="text">
      <style:text-properties fo:color="#231F20" fo:letter-spacing="0.0013in"/>
    </style:style>
    <style:style style:name="T6277" style:parent-style-name="Fonteparág.padrão" style:family="text">
      <style:text-properties fo:color="#231F20" fo:letter-spacing="0.0027in"/>
    </style:style>
    <style:style style:name="T6278" style:parent-style-name="Fonteparág.padrão" style:family="text">
      <style:text-properties fo:color="#231F20"/>
    </style:style>
    <style:style style:name="T6279" style:parent-style-name="Fonteparág.padrão" style:family="text">
      <style:text-properties fo:color="#231F20" fo:letter-spacing="0.0013in"/>
    </style:style>
    <style:style style:name="T6280" style:parent-style-name="Fonteparág.padrão" style:family="text">
      <style:text-properties fo:color="#231F20" fo:letter-spacing="0.0027in" style:text-scale="95%"/>
    </style:style>
    <style:style style:name="T6281" style:parent-style-name="Fonteparág.padrão" style:family="text">
      <style:text-properties fo:color="#231F20" style:text-scale="95%"/>
    </style:style>
    <style:style style:name="T6282" style:parent-style-name="Fonteparág.padrão" style:family="text">
      <style:text-properties fo:color="#231F20" fo:letter-spacing="0.0013in"/>
    </style:style>
    <style:style style:name="T6283" style:parent-style-name="Fonteparág.padrão" style:family="text">
      <style:text-properties style:font-name="Palatino Linotype" fo:font-style="italic" style:font-style-asian="italic" fo:color="#C9302E" fo:letter-spacing="-0.0041in" style:text-scale="92%" style:text-position="11.1% 100%" fo:font-size="11pt" style:font-size-asian="11pt"/>
    </style:style>
    <style:style style:name="T6284" style:parent-style-name="Fonteparág.padrão" style:family="text">
      <style:text-properties style:font-name="Palatino Linotype" fo:font-style="italic" style:font-style-asian="italic" fo:color="#C9302E" fo:letter-spacing="-0.0472in" style:text-position="11.1% 100%" fo:font-size="11pt" style:font-size-asian="11pt"/>
    </style:style>
    <style:style style:name="T6285" style:parent-style-name="Fonteparág.padrão" style:family="text">
      <style:text-properties style:font-name="Palatino Linotype" fo:font-style="italic" style:font-style-asian="italic" fo:color="#C9302E" style:text-scale="96%" style:text-position="-30.7% 100%" fo:font-size="6.5pt" style:font-size-asian="6.5pt"/>
    </style:style>
    <style:style style:name="T6286" style:parent-style-name="Fonteparág.padrão" style:family="text">
      <style:text-properties style:font-name="Palatino Linotype" fo:font-style="italic" style:font-style-asian="italic" fo:color="#C9302E" fo:letter-spacing="-0.0138in" style:text-position="-30.7% 100%" fo:font-size="6.5pt" style:font-size-asian="6.5pt"/>
    </style:style>
    <style:style style:name="T6287" style:parent-style-name="Fonteparág.padrão" style:family="text">
      <style:text-properties style:font-name="Palatino Linotype" fo:font-style="italic" style:font-style-asian="italic" fo:color="#C9302E" fo:letter-spacing="-0.0319in" style:text-position="-30.7% 100%" fo:font-size="6.5pt" style:font-size-asian="6.5pt"/>
    </style:style>
    <style:style style:name="T6288" style:parent-style-name="Fonteparág.padrão" style:family="text">
      <style:text-properties style:font-name="Palatino Linotype" fo:font-style="italic" style:font-style-asian="italic" fo:color="#C9302E" fo:letter-spacing="0.009in" style:text-position="11.1% 100%" fo:font-size="11pt" style:font-size-asian="11pt"/>
    </style:style>
    <style:style style:name="T6289" style:parent-style-name="Fonteparág.padrão" style:family="text">
      <style:text-properties fo:color="#231F20" style:text-scale="91%"/>
    </style:style>
    <style:style style:name="P6290" style:parent-style-name="Corpodetexto" style:family="paragraph">
      <style:paragraph-properties fo:margin-top="0.0041in"/>
      <style:text-properties fo:font-size="20.5pt" style:font-size-asian="20.5pt"/>
    </style:style>
    <style:style style:name="P6291" style:parent-style-name="Corpodetexto" style:family="paragraph">
      <style:paragraph-properties fo:margin-left="0.2777in">
        <style:tab-stops/>
      </style:paragraph-properties>
    </style:style>
    <style:style style:name="T6292" style:parent-style-name="Fonteparág.padrão" style:family="text">
      <style:text-properties style:font-name="Arial" fo:color="#C9302E"/>
    </style:style>
    <style:style style:name="P6293" style:parent-style-name="Corpodetexto" style:family="paragraph">
      <style:paragraph-properties fo:margin-top="0.0034in"/>
      <style:text-properties style:font-name="Arial"/>
    </style:style>
    <style:style style:name="P6294" style:parent-style-name="Corpodetexto" style:family="paragraph">
      <style:paragraph-properties fo:text-align="justify" fo:line-height="118%" fo:margin-left="0.2777in" fo:margin-right="0.9791in">
        <style:tab-stops/>
      </style:paragraph-properties>
    </style:style>
    <style:style style:name="T6295" style:parent-style-name="Fonteparág.padrão" style:family="text">
      <style:text-properties fo:color="#231F20"/>
    </style:style>
    <style:style style:name="T6296" style:parent-style-name="Fonteparág.padrão" style:family="text">
      <style:text-properties style:font-name="Calibri" fo:font-style="italic" style:font-style-asian="italic" fo:color="#231F20"/>
    </style:style>
    <style:style style:name="T6297" style:parent-style-name="Fonteparág.padrão" style:family="text">
      <style:text-properties fo:color="#231F20"/>
    </style:style>
    <style:style style:name="T6298" style:parent-style-name="Fonteparág.padrão" style:family="text">
      <style:text-properties fo:color="#231F20"/>
    </style:style>
    <style:style style:name="T6299" style:parent-style-name="Fonteparág.padrão" style:family="text">
      <style:text-properties fo:color="#231F20"/>
    </style:style>
    <style:style style:name="P6300" style:parent-style-name="Corpodetexto" style:master-page-name="MP78" style:family="paragraph">
      <style:paragraph-properties fo:break-before="page"/>
    </style:style>
    <style:style style:name="T6322" style:parent-style-name="Fonteparág.padrão" style:family="text">
      <style:text-properties fo:language="en" fo:country="US" style:language-asian="en" style:country-asian="US" style:language-complex="ar" style:country-complex="SA"/>
    </style:style>
    <style:style style:name="T6323" style:parent-style-name="Fonteparág.padrão" style:family="text">
      <style:text-properties fo:language="en" fo:country="US" style:language-asian="en" style:country-asian="US" style:language-complex="ar" style:country-complex="SA"/>
    </style:style>
    <style:style style:name="P6324" style:parent-style-name="Normal" style:family="paragraph">
      <style:paragraph-properties fo:margin-top="0.0104in" fo:margin-left="0.0138in">
        <style:tab-stops/>
      </style:paragraph-properties>
    </style:style>
    <style:style style:name="T6325" style:parent-style-name="Fonteparág.padrão" style:family="text">
      <style:text-properties style:font-name="Gill Sans MT" fo:color="#EAAF9D" style:text-scale="95%" fo:font-size="6pt" style:font-size-asian="6pt"/>
    </style:style>
    <style:style style:name="P6326" style:parent-style-name="Corpodetexto" style:family="paragraph">
      <style:text-properties fo:font-size="10pt" style:font-size-asian="10pt"/>
    </style:style>
    <style:style style:name="P6327" style:parent-style-name="Corpodetexto" style:family="paragraph">
      <style:paragraph-properties fo:margin-top="0.0048in"/>
      <style:text-properties fo:font-size="9.5pt" style:font-size-asian="9.5pt"/>
    </style:style>
    <style:style style:name="P6328" style:parent-style-name="Corpodetexto" style:family="paragraph">
      <style:paragraph-properties fo:text-align="justify" fo:line-height="120%" fo:margin-left="0.0812in" fo:margin-right="1.1756in">
        <style:tab-stops/>
      </style:paragraph-properties>
    </style:style>
    <style:style style:name="T6329" style:parent-style-name="Fonteparág.padrão" style:family="text">
      <style:text-properties fo:color="#231F20"/>
    </style:style>
    <style:style style:name="T6330" style:parent-style-name="Fonteparág.padrão" style:family="text">
      <style:text-properties fo:color="#231F20"/>
    </style:style>
    <style:style style:name="T6331" style:parent-style-name="Fonteparág.padrão" style:family="text">
      <style:text-properties fo:color="#231F20"/>
    </style:style>
    <style:style style:name="P6332" style:parent-style-name="Corpodetexto" style:family="paragraph">
      <style:paragraph-properties fo:text-align="justify" fo:margin-top="0.068in" fo:line-height="120%" fo:margin-left="0.0812in" fo:margin-right="1.1756in">
        <style:tab-stops/>
      </style:paragraph-properties>
    </style:style>
    <style:style style:name="T6333" style:parent-style-name="Fonteparág.padrão" style:family="text">
      <style:text-properties fo:color="#231F20"/>
    </style:style>
    <style:style style:name="T6334" style:parent-style-name="Fonteparág.padrão" style:family="text">
      <style:text-properties fo:color="#231F20"/>
    </style:style>
    <style:style style:name="P6335" style:parent-style-name="Corpodetexto" style:family="paragraph">
      <style:paragraph-properties fo:text-align="justify" fo:margin-top="0.068in" fo:line-height="120%" fo:margin-left="0.0812in" fo:margin-right="1.1763in">
        <style:tab-stops/>
      </style:paragraph-properties>
    </style:style>
    <style:style style:name="T6336" style:parent-style-name="Fonteparág.padrão" style:family="text">
      <style:text-properties fo:color="#231F20"/>
    </style:style>
    <style:style style:name="T6337" style:parent-style-name="Fonteparág.padrão" style:family="text">
      <style:text-properties fo:color="#231F20"/>
    </style:style>
    <style:style style:name="P6338" style:parent-style-name="Corpodetexto" style:family="paragraph">
      <style:text-properties fo:font-size="10pt" style:font-size-asian="10pt"/>
    </style:style>
    <style:style style:name="P6339" style:parent-style-name="Corpodetexto" style:family="paragraph">
      <style:text-properties fo:font-size="10pt" style:font-size-asian="10pt"/>
    </style:style>
    <style:style style:name="P6340" style:parent-style-name="Título2" style:family="paragraph">
      <style:paragraph-properties fo:text-align="justify" fo:margin-top="0.1083in"/>
    </style:style>
    <style:style style:name="T6341" style:parent-style-name="Fonteparág.padrão" style:family="text">
      <style:text-properties fo:color="#C9302E"/>
    </style:style>
    <style:style style:name="P6342" style:parent-style-name="Corpodetexto" style:family="paragraph">
      <style:paragraph-properties fo:margin-top="0.0041in"/>
      <style:text-properties style:font-name="Arial" fo:font-size="13.5pt" style:font-size-asian="13.5pt"/>
    </style:style>
    <style:style style:name="P6343" style:parent-style-name="Corpodetexto" style:family="paragraph">
      <style:paragraph-properties fo:text-align="justify" fo:line-height="120%" fo:margin-left="0.0812in" fo:margin-right="1.1756in">
        <style:tab-stops/>
      </style:paragraph-properties>
    </style:style>
    <style:style style:name="T6344" style:parent-style-name="Fonteparág.padrão" style:family="text">
      <style:text-properties fo:color="#231F20"/>
    </style:style>
    <style:style style:name="T6345" style:parent-style-name="Fonteparág.padrão" style:family="text">
      <style:text-properties fo:color="#231F20" fo:letter-spacing="-0.0048in"/>
    </style:style>
    <style:style style:name="T6346" style:parent-style-name="Fonteparág.padrão" style:family="text">
      <style:text-properties fo:color="#231F20" fo:letter-spacing="0.002in"/>
    </style:style>
    <style:style style:name="T6347" style:parent-style-name="Fonteparág.padrão" style:family="text">
      <style:text-properties fo:color="#231F20" fo:letter-spacing="-0.0048in"/>
    </style:style>
    <style:style style:name="T6348" style:parent-style-name="Fonteparág.padrão" style:family="text">
      <style:text-properties fo:color="#231F20"/>
    </style:style>
    <style:style style:name="T6349" style:parent-style-name="Fonteparág.padrão" style:family="text">
      <style:text-properties fo:color="#231F20" fo:letter-spacing="-0.0125in"/>
    </style:style>
    <style:style style:name="T6350" style:parent-style-name="Fonteparág.padrão" style:family="text">
      <style:text-properties fo:color="#231F20" fo:letter-spacing="0.0013in"/>
    </style:style>
    <style:style style:name="T6351" style:parent-style-name="Fonteparág.padrão" style:family="text">
      <style:text-properties fo:color="#231F20" fo:letter-spacing="-0.0048in"/>
    </style:style>
    <style:style style:name="T6352" style:parent-style-name="Fonteparág.padrão" style:family="text">
      <style:text-properties fo:color="#231F20" fo:letter-spacing="0.002in"/>
    </style:style>
    <style:style style:name="T6353" style:parent-style-name="Fonteparág.padrão" style:family="text">
      <style:text-properties fo:color="#231F20" fo:letter-spacing="-0.0048in"/>
    </style:style>
    <style:style style:name="T6354" style:parent-style-name="Fonteparág.padrão" style:family="text">
      <style:text-properties fo:color="#231F20" fo:letter-spacing="0.0013in"/>
    </style:style>
    <style:style style:name="T6355" style:parent-style-name="Fonteparág.padrão" style:family="text">
      <style:text-properties fo:color="#231F20" fo:letter-spacing="-0.0048in"/>
    </style:style>
    <style:style style:name="T6356" style:parent-style-name="Fonteparág.padrão" style:family="text">
      <style:text-properties fo:color="#231F20" fo:letter-spacing="0.002in"/>
    </style:style>
    <style:style style:name="T6357" style:parent-style-name="Fonteparág.padrão" style:family="text">
      <style:text-properties fo:color="#231F20" fo:letter-spacing="-0.0048in"/>
    </style:style>
    <style:style style:name="T6358" style:parent-style-name="Fonteparág.padrão" style:family="text">
      <style:text-properties fo:color="#231F20"/>
    </style:style>
    <style:style style:name="T6359" style:parent-style-name="Fonteparág.padrão" style:family="text">
      <style:text-properties fo:color="#231F20" fo:letter-spacing="-0.0041in"/>
    </style:style>
    <style:style style:name="T6360" style:parent-style-name="Fonteparág.padrão" style:family="text">
      <style:text-properties fo:color="#231F20" fo:letter-spacing="0.002in"/>
    </style:style>
    <style:style style:name="T6361" style:parent-style-name="Fonteparág.padrão" style:family="text">
      <style:text-properties fo:color="#231F20" fo:letter-spacing="-0.0048in"/>
    </style:style>
    <style:style style:name="T6362" style:parent-style-name="Fonteparág.padrão" style:family="text">
      <style:text-properties fo:color="#231F20" fo:letter-spacing="0.0013in"/>
    </style:style>
    <style:style style:name="T6363" style:parent-style-name="Fonteparág.padrão" style:family="text">
      <style:text-properties fo:color="#231F20" fo:letter-spacing="-0.0048in"/>
    </style:style>
    <style:style style:name="T6364" style:parent-style-name="Fonteparág.padrão" style:family="text">
      <style:text-properties fo:color="#231F20"/>
    </style:style>
    <style:style style:name="T6365" style:parent-style-name="Fonteparág.padrão" style:family="text">
      <style:text-properties fo:color="#231F20" fo:letter-spacing="-0.0048in"/>
    </style:style>
    <style:style style:name="T6366" style:parent-style-name="Fonteparág.padrão" style:family="text">
      <style:text-properties fo:color="#231F20" fo:letter-spacing="0.0013in"/>
    </style:style>
    <style:style style:name="T6367" style:parent-style-name="Fonteparág.padrão" style:family="text">
      <style:text-properties fo:color="#231F20" fo:letter-spacing="0.0013in"/>
    </style:style>
    <style:style style:name="T6368" style:parent-style-name="Fonteparág.padrão" style:family="text">
      <style:text-properties fo:color="#231F20" fo:letter-spacing="-0.0048in"/>
    </style:style>
    <style:style style:name="T6369" style:parent-style-name="Fonteparág.padrão" style:family="text">
      <style:text-properties fo:color="#231F20" fo:letter-spacing="0.002in"/>
    </style:style>
    <style:style style:name="T6370" style:parent-style-name="Fonteparág.padrão" style:family="text">
      <style:text-properties fo:color="#231F20" fo:letter-spacing="-0.0048in"/>
    </style:style>
    <style:style style:name="T6371" style:parent-style-name="Fonteparág.padrão" style:family="text">
      <style:text-properties fo:color="#231F20"/>
    </style:style>
    <style:style style:name="T6372" style:parent-style-name="Fonteparág.padrão" style:family="text">
      <style:text-properties fo:color="#231F20" fo:letter-spacing="-0.0041in"/>
    </style:style>
    <style:style style:name="T6373" style:parent-style-name="Fonteparág.padrão" style:family="text">
      <style:text-properties fo:color="#231F20" fo:letter-spacing="0.0027in"/>
    </style:style>
    <style:style style:name="T6374" style:parent-style-name="Fonteparág.padrão" style:family="text">
      <style:text-properties fo:color="#231F20" fo:letter-spacing="0.002in"/>
    </style:style>
    <style:style style:name="T6375" style:parent-style-name="Fonteparág.padrão" style:family="text">
      <style:text-properties fo:color="#231F20" fo:letter-spacing="-0.0069in"/>
    </style:style>
    <style:style style:name="T6376" style:parent-style-name="Fonteparág.padrão" style:family="text">
      <style:text-properties fo:color="#231F20"/>
    </style:style>
    <style:style style:name="T6377" style:parent-style-name="Fonteparág.padrão" style:family="text">
      <style:text-properties fo:color="#231F20" fo:letter-spacing="-0.0062in"/>
    </style:style>
    <style:style style:name="T6378" style:parent-style-name="Fonteparág.padrão" style:family="text">
      <style:text-properties fo:color="#231F20" fo:letter-spacing="0.002in"/>
    </style:style>
    <style:style style:name="T6379" style:parent-style-name="Fonteparág.padrão" style:family="text">
      <style:text-properties fo:color="#231F20" fo:letter-spacing="-0.0062in"/>
    </style:style>
    <style:style style:name="T6380" style:parent-style-name="Fonteparág.padrão" style:family="text">
      <style:text-properties fo:color="#231F20" fo:letter-spacing="0.0013in"/>
    </style:style>
    <style:style style:name="T6381" style:parent-style-name="Fonteparág.padrão" style:family="text">
      <style:text-properties fo:color="#231F20" fo:letter-spacing="-0.0069in"/>
    </style:style>
    <style:style style:name="T6382" style:parent-style-name="Fonteparág.padrão" style:family="text">
      <style:text-properties fo:color="#231F20" fo:letter-spacing="0.002in"/>
    </style:style>
    <style:style style:name="T6383" style:parent-style-name="Fonteparág.padrão" style:family="text">
      <style:text-properties fo:color="#231F20" fo:letter-spacing="-0.0062in"/>
    </style:style>
    <style:style style:name="T6384" style:parent-style-name="Fonteparág.padrão" style:family="text">
      <style:text-properties fo:color="#231F20"/>
    </style:style>
    <style:style style:name="T6385" style:parent-style-name="Fonteparág.padrão" style:family="text">
      <style:text-properties fo:color="#231F20" fo:letter-spacing="-0.0062in"/>
    </style:style>
    <style:style style:name="T6386" style:parent-style-name="Fonteparág.padrão" style:family="text">
      <style:text-properties fo:color="#231F20" fo:letter-spacing="0.002in"/>
    </style:style>
    <style:style style:name="T6387" style:parent-style-name="Fonteparág.padrão" style:family="text">
      <style:text-properties fo:color="#231F20" fo:letter-spacing="-0.0111in"/>
    </style:style>
    <style:style style:name="T6388" style:parent-style-name="Fonteparág.padrão" style:family="text">
      <style:text-properties fo:color="#231F20" fo:letter-spacing="0.002in"/>
    </style:style>
    <style:style style:name="T6389" style:parent-style-name="Fonteparág.padrão" style:family="text">
      <style:text-properties fo:color="#231F20" fo:letter-spacing="-0.0069in"/>
    </style:style>
    <style:style style:name="T6390" style:parent-style-name="Fonteparág.padrão" style:family="text">
      <style:text-properties fo:color="#231F20" fo:letter-spacing="0.002in"/>
    </style:style>
    <style:style style:name="T6391" style:parent-style-name="Fonteparág.padrão" style:family="text">
      <style:text-properties fo:color="#231F20" fo:letter-spacing="-0.0062in"/>
    </style:style>
    <style:style style:name="T6392" style:parent-style-name="Fonteparág.padrão" style:family="text">
      <style:text-properties fo:color="#231F20" fo:letter-spacing="0.0013in"/>
    </style:style>
    <style:style style:name="T6393" style:parent-style-name="Fonteparág.padrão" style:family="text">
      <style:text-properties fo:color="#231F20" fo:letter-spacing="-0.0062in"/>
    </style:style>
    <style:style style:name="T6394" style:parent-style-name="Fonteparág.padrão" style:family="text">
      <style:text-properties fo:color="#231F20" fo:letter-spacing="0.002in"/>
    </style:style>
    <style:style style:name="T6395" style:parent-style-name="Fonteparág.padrão" style:family="text">
      <style:text-properties fo:color="#231F20" fo:letter-spacing="-0.0069in"/>
    </style:style>
    <style:style style:name="T6396" style:parent-style-name="Fonteparág.padrão" style:family="text">
      <style:text-properties fo:color="#231F20"/>
    </style:style>
    <style:style style:name="T6397" style:parent-style-name="Fonteparág.padrão" style:family="text">
      <style:text-properties fo:color="#231F20" fo:letter-spacing="-0.0062in"/>
    </style:style>
    <style:style style:name="T6398" style:parent-style-name="Fonteparág.padrão" style:family="text">
      <style:text-properties fo:color="#231F20" fo:letter-spacing="0.0027in"/>
    </style:style>
    <style:style style:name="T6399" style:parent-style-name="Fonteparág.padrão" style:family="text">
      <style:text-properties fo:color="#231F20" fo:letter-spacing="0.002in"/>
    </style:style>
    <style:style style:name="T6400" style:parent-style-name="Fonteparág.padrão" style:family="text">
      <style:text-properties fo:color="#231F20"/>
    </style:style>
    <style:style style:name="T6401" style:parent-style-name="Fonteparág.padrão" style:family="text">
      <style:text-properties fo:color="#231F20" fo:letter-spacing="0.002in"/>
    </style:style>
    <style:style style:name="T6402" style:parent-style-name="Fonteparág.padrão" style:family="text">
      <style:text-properties fo:color="#231F20" fo:letter-spacing="0.0013in"/>
    </style:style>
    <style:style style:name="T6403" style:parent-style-name="Fonteparág.padrão" style:family="text">
      <style:text-properties fo:color="#231F20" fo:letter-spacing="0.002in"/>
    </style:style>
    <style:style style:name="T6404" style:parent-style-name="Fonteparág.padrão" style:family="text">
      <style:text-properties fo:color="#231F20"/>
    </style:style>
    <style:style style:name="T6405" style:parent-style-name="Fonteparág.padrão" style:family="text">
      <style:text-properties fo:color="#231F20" fo:letter-spacing="0.002in"/>
    </style:style>
    <style:style style:name="T6406" style:parent-style-name="Fonteparág.padrão" style:family="text">
      <style:text-properties fo:color="#231F20"/>
    </style:style>
    <style:style style:name="T6407" style:parent-style-name="Fonteparág.padrão" style:family="text">
      <style:text-properties fo:color="#231F20" fo:letter-spacing="0.002in"/>
    </style:style>
    <style:style style:name="T6408" style:parent-style-name="Fonteparág.padrão" style:family="text">
      <style:text-properties fo:color="#231F20"/>
    </style:style>
    <style:style style:name="T6409" style:parent-style-name="Fonteparág.padrão" style:family="text">
      <style:text-properties fo:color="#231F20" fo:letter-spacing="0.002in"/>
    </style:style>
    <style:style style:name="T6410" style:parent-style-name="Fonteparág.padrão" style:family="text">
      <style:text-properties fo:color="#231F20" fo:letter-spacing="0.0027in"/>
    </style:style>
    <style:style style:name="T6411" style:parent-style-name="Fonteparág.padrão" style:family="text">
      <style:text-properties fo:color="#231F20"/>
    </style:style>
    <style:style style:name="T6412" style:parent-style-name="Fonteparág.padrão" style:family="text">
      <style:text-properties fo:color="#231F20" fo:letter-spacing="0.002in"/>
    </style:style>
    <style:style style:name="T6413" style:parent-style-name="Fonteparág.padrão" style:family="text">
      <style:text-properties fo:color="#231F20"/>
    </style:style>
    <style:style style:name="T6414" style:parent-style-name="Fonteparág.padrão" style:family="text">
      <style:text-properties fo:color="#231F20" fo:letter-spacing="0.002in"/>
    </style:style>
    <style:style style:name="T6415" style:parent-style-name="Fonteparág.padrão" style:family="text">
      <style:text-properties fo:color="#231F20"/>
    </style:style>
    <style:style style:name="T6416" style:parent-style-name="Fonteparág.padrão" style:family="text">
      <style:text-properties fo:color="#231F20" fo:letter-spacing="0.002in"/>
    </style:style>
    <style:style style:name="T6417" style:parent-style-name="Fonteparág.padrão" style:family="text">
      <style:text-properties fo:color="#231F20"/>
    </style:style>
    <style:style style:name="T6418" style:parent-style-name="Fonteparág.padrão" style:family="text">
      <style:text-properties fo:color="#231F20" fo:letter-spacing="0.002in"/>
    </style:style>
    <style:style style:name="T6419" style:parent-style-name="Fonteparág.padrão" style:family="text">
      <style:text-properties fo:color="#231F20"/>
    </style:style>
    <style:style style:name="T6420" style:parent-style-name="Fonteparág.padrão" style:family="text">
      <style:text-properties fo:color="#231F20" fo:letter-spacing="0.002in"/>
    </style:style>
    <style:style style:name="T6421" style:parent-style-name="Fonteparág.padrão" style:family="text">
      <style:text-properties fo:color="#231F20" fo:letter-spacing="0.0027in"/>
    </style:style>
    <style:style style:name="T6422" style:parent-style-name="Fonteparág.padrão" style:family="text">
      <style:text-properties fo:color="#231F20" fo:letter-spacing="0.002in"/>
    </style:style>
    <style:style style:name="T6423" style:parent-style-name="Fonteparág.padrão" style:family="text">
      <style:text-properties fo:color="#231F20" fo:letter-spacing="-0.0159in"/>
    </style:style>
    <style:style style:name="T6424" style:parent-style-name="Fonteparág.padrão" style:family="text">
      <style:text-properties fo:color="#231F20"/>
    </style:style>
    <style:style style:name="T6425" style:parent-style-name="Fonteparág.padrão" style:family="text">
      <style:text-properties fo:color="#231F20" fo:letter-spacing="-0.0055in"/>
    </style:style>
    <style:style style:name="T6426" style:parent-style-name="Fonteparág.padrão" style:family="text">
      <style:text-properties fo:color="#231F20" fo:letter-spacing="0.002in"/>
    </style:style>
    <style:style style:name="T6427" style:parent-style-name="Fonteparág.padrão" style:family="text">
      <style:text-properties fo:color="#231F20" fo:letter-spacing="-0.0055in"/>
    </style:style>
    <style:style style:name="T6428" style:parent-style-name="Fonteparág.padrão" style:family="text">
      <style:text-properties fo:color="#231F20" fo:letter-spacing="0.002in"/>
    </style:style>
    <style:style style:name="T6429" style:parent-style-name="Fonteparág.padrão" style:family="text">
      <style:text-properties fo:color="#231F20" fo:letter-spacing="-0.0055in"/>
    </style:style>
    <style:style style:name="T6430" style:parent-style-name="Fonteparág.padrão" style:family="text">
      <style:text-properties fo:color="#231F20" fo:letter-spacing="0.0013in"/>
    </style:style>
    <style:style style:name="T6431" style:parent-style-name="Fonteparág.padrão" style:family="text">
      <style:text-properties fo:color="#231F20" fo:letter-spacing="-0.0062in"/>
    </style:style>
    <style:style style:name="T6432" style:parent-style-name="Fonteparág.padrão" style:family="text">
      <style:text-properties fo:color="#231F20" fo:letter-spacing="0.002in"/>
    </style:style>
    <style:style style:name="T6433" style:parent-style-name="Fonteparág.padrão" style:family="text">
      <style:text-properties fo:color="#231F20" fo:letter-spacing="-0.0055in"/>
    </style:style>
    <style:style style:name="T6434" style:parent-style-name="Fonteparág.padrão" style:family="text">
      <style:text-properties fo:color="#231F20"/>
    </style:style>
    <style:style style:name="T6435" style:parent-style-name="Fonteparág.padrão" style:family="text">
      <style:text-properties fo:color="#231F20" fo:letter-spacing="-0.0055in"/>
    </style:style>
    <style:style style:name="T6436" style:parent-style-name="Fonteparág.padrão" style:family="text">
      <style:text-properties fo:color="#231F20" fo:letter-spacing="0.002in"/>
    </style:style>
    <style:style style:name="T6437" style:parent-style-name="Fonteparág.padrão" style:family="text">
      <style:text-properties fo:color="#231F20" fo:letter-spacing="-0.0055in"/>
    </style:style>
    <style:style style:name="T6438" style:parent-style-name="Fonteparág.padrão" style:family="text">
      <style:text-properties fo:color="#231F20"/>
    </style:style>
    <style:style style:name="T6439" style:parent-style-name="Fonteparág.padrão" style:family="text">
      <style:text-properties fo:color="#231F20" fo:letter-spacing="-0.0062in"/>
    </style:style>
    <style:style style:name="T6440" style:parent-style-name="Fonteparág.padrão" style:family="text">
      <style:text-properties fo:color="#231F20" fo:letter-spacing="0.002in"/>
    </style:style>
    <style:style style:name="T6441" style:parent-style-name="Fonteparág.padrão" style:family="text">
      <style:text-properties fo:color="#231F20" fo:letter-spacing="-0.0055in"/>
    </style:style>
    <style:style style:name="T6442" style:parent-style-name="Fonteparág.padrão" style:family="text">
      <style:text-properties fo:color="#231F20"/>
    </style:style>
    <style:style style:name="T6443" style:parent-style-name="Fonteparág.padrão" style:family="text">
      <style:text-properties fo:color="#231F20" fo:letter-spacing="-0.0055in"/>
    </style:style>
    <style:style style:name="T6444" style:parent-style-name="Fonteparág.padrão" style:family="text">
      <style:text-properties fo:color="#231F20"/>
    </style:style>
    <style:style style:name="T6445" style:parent-style-name="Fonteparág.padrão" style:family="text">
      <style:text-properties fo:color="#231F20" fo:letter-spacing="-0.0062in"/>
    </style:style>
    <style:style style:name="T6446" style:parent-style-name="Fonteparág.padrão" style:family="text">
      <style:text-properties fo:color="#231F20"/>
    </style:style>
    <style:style style:name="T6447" style:parent-style-name="Fonteparág.padrão" style:family="text">
      <style:text-properties fo:color="#231F20" fo:letter-spacing="-0.0055in"/>
    </style:style>
    <style:style style:name="T6448" style:parent-style-name="Fonteparág.padrão" style:family="text">
      <style:text-properties fo:color="#231F20"/>
    </style:style>
    <style:style style:name="T6449" style:parent-style-name="Fonteparág.padrão" style:family="text">
      <style:text-properties fo:color="#231F20" fo:letter-spacing="-0.0055in"/>
    </style:style>
    <style:style style:name="T6450" style:parent-style-name="Fonteparág.padrão" style:family="text">
      <style:text-properties fo:color="#231F20" fo:letter-spacing="0.002in"/>
    </style:style>
    <style:style style:name="T6451" style:parent-style-name="Fonteparág.padrão" style:family="text">
      <style:text-properties fo:color="#231F20" fo:letter-spacing="-0.0055in"/>
    </style:style>
    <style:style style:name="T6452" style:parent-style-name="Fonteparág.padrão" style:family="text">
      <style:text-properties fo:color="#231F20" fo:letter-spacing="0.0013in"/>
    </style:style>
    <style:style style:name="T6453" style:parent-style-name="Fonteparág.padrão" style:family="text">
      <style:text-properties fo:color="#231F20" fo:letter-spacing="-0.0062in"/>
    </style:style>
    <style:style style:name="T6454" style:parent-style-name="Fonteparág.padrão" style:family="text">
      <style:text-properties fo:color="#231F20" fo:letter-spacing="0.002in"/>
    </style:style>
    <style:style style:name="T6455" style:parent-style-name="Fonteparág.padrão" style:family="text">
      <style:text-properties fo:color="#231F20" fo:letter-spacing="-0.0055in"/>
    </style:style>
    <style:style style:name="T6456" style:parent-style-name="Fonteparág.padrão" style:family="text">
      <style:text-properties fo:color="#231F20"/>
    </style:style>
    <style:style style:name="T6457" style:parent-style-name="Fonteparág.padrão" style:family="text">
      <style:text-properties fo:color="#231F20" fo:letter-spacing="0.0013in"/>
    </style:style>
    <style:style style:name="T6458" style:parent-style-name="Fonteparág.padrão" style:family="text">
      <style:text-properties fo:color="#231F20" fo:letter-spacing="-0.0048in"/>
    </style:style>
    <style:style style:name="T6459" style:parent-style-name="Fonteparág.padrão" style:family="text">
      <style:text-properties fo:color="#231F20" fo:letter-spacing="0.002in"/>
    </style:style>
    <style:style style:name="T6460" style:parent-style-name="Fonteparág.padrão" style:family="text">
      <style:text-properties fo:color="#231F20" fo:letter-spacing="-0.0048in"/>
    </style:style>
    <style:style style:name="T6461" style:parent-style-name="Fonteparág.padrão" style:family="text">
      <style:text-properties fo:color="#231F20"/>
    </style:style>
    <style:style style:name="T6462" style:parent-style-name="Fonteparág.padrão" style:family="text">
      <style:text-properties fo:color="#231F20" fo:letter-spacing="-0.0048in"/>
    </style:style>
    <style:style style:name="T6463" style:parent-style-name="Fonteparág.padrão" style:family="text">
      <style:text-properties fo:color="#231F20" fo:letter-spacing="0.002in"/>
    </style:style>
    <style:style style:name="T6464" style:parent-style-name="Fonteparág.padrão" style:family="text">
      <style:text-properties fo:color="#231F20" fo:letter-spacing="-0.0041in"/>
    </style:style>
    <style:style style:name="T6465" style:parent-style-name="Fonteparág.padrão" style:family="text">
      <style:text-properties fo:color="#231F20"/>
    </style:style>
    <style:style style:name="T6466" style:parent-style-name="Fonteparág.padrão" style:family="text">
      <style:text-properties fo:color="#231F20" fo:letter-spacing="-0.0048in"/>
    </style:style>
    <style:style style:name="T6467" style:parent-style-name="Fonteparág.padrão" style:family="text">
      <style:text-properties fo:color="#231F20" fo:letter-spacing="0.002in"/>
    </style:style>
    <style:style style:name="T6468" style:parent-style-name="Fonteparág.padrão" style:family="text">
      <style:text-properties fo:color="#231F20" fo:letter-spacing="-0.0048in"/>
    </style:style>
    <style:style style:name="T6469" style:parent-style-name="Fonteparág.padrão" style:family="text">
      <style:text-properties fo:color="#231F20" fo:letter-spacing="0.002in"/>
    </style:style>
    <style:style style:name="T6470" style:parent-style-name="Fonteparág.padrão" style:family="text">
      <style:text-properties fo:color="#231F20" fo:letter-spacing="-0.0048in"/>
    </style:style>
    <style:style style:name="T6471" style:parent-style-name="Fonteparág.padrão" style:family="text">
      <style:text-properties fo:color="#231F20" fo:letter-spacing="0.002in"/>
    </style:style>
    <style:style style:name="T6472" style:parent-style-name="Fonteparág.padrão" style:family="text">
      <style:text-properties fo:color="#231F20" fo:letter-spacing="-0.0041in"/>
    </style:style>
    <style:style style:name="T6473" style:parent-style-name="Fonteparág.padrão" style:family="text">
      <style:text-properties fo:color="#231F20"/>
    </style:style>
    <style:style style:name="T6474" style:parent-style-name="Fonteparág.padrão" style:family="text">
      <style:text-properties fo:color="#231F20" fo:letter-spacing="-0.0048in"/>
    </style:style>
    <style:style style:name="T6475" style:parent-style-name="Fonteparág.padrão" style:family="text">
      <style:text-properties fo:color="#231F20" fo:letter-spacing="0.002in"/>
    </style:style>
    <style:style style:name="T6476" style:parent-style-name="Fonteparág.padrão" style:family="text">
      <style:text-properties fo:color="#231F20" fo:letter-spacing="-0.0048in"/>
    </style:style>
    <style:style style:name="T6477" style:parent-style-name="Fonteparág.padrão" style:family="text">
      <style:text-properties fo:color="#231F20" fo:letter-spacing="0.0013in"/>
    </style:style>
    <style:style style:name="T6478" style:parent-style-name="Fonteparág.padrão" style:family="text">
      <style:text-properties fo:color="#231F20" fo:letter-spacing="-0.0048in"/>
    </style:style>
    <style:style style:name="T6479" style:parent-style-name="Fonteparág.padrão" style:family="text">
      <style:text-properties fo:color="#231F20" fo:letter-spacing="0.002in"/>
    </style:style>
    <style:style style:name="T6480" style:parent-style-name="Fonteparág.padrão" style:family="text">
      <style:text-properties fo:color="#231F20" fo:letter-spacing="-0.0041in"/>
    </style:style>
    <style:style style:name="T6481" style:parent-style-name="Fonteparág.padrão" style:family="text">
      <style:text-properties fo:color="#231F20" fo:letter-spacing="0.0013in"/>
    </style:style>
    <style:style style:name="T6482" style:parent-style-name="Fonteparág.padrão" style:family="text">
      <style:text-properties fo:color="#231F20" fo:letter-spacing="-0.0048in"/>
    </style:style>
    <style:style style:name="T6483" style:parent-style-name="Fonteparág.padrão" style:family="text">
      <style:text-properties fo:color="#231F20" fo:letter-spacing="0.002in"/>
    </style:style>
    <style:style style:name="T6484" style:parent-style-name="Fonteparág.padrão" style:family="text">
      <style:text-properties fo:color="#231F20" fo:letter-spacing="-0.0048in"/>
    </style:style>
    <style:style style:name="T6485" style:parent-style-name="Fonteparág.padrão" style:family="text">
      <style:text-properties fo:color="#231F20" fo:letter-spacing="0.0027in"/>
    </style:style>
    <style:style style:name="T6486" style:parent-style-name="Fonteparág.padrão" style:family="text">
      <style:text-properties fo:color="#231F20"/>
    </style:style>
    <style:style style:name="T6487" style:parent-style-name="Fonteparág.padrão" style:family="text">
      <style:text-properties fo:color="#231F20" fo:letter-spacing="0.002in"/>
    </style:style>
    <style:style style:name="T6488" style:parent-style-name="Fonteparág.padrão" style:family="text">
      <style:text-properties fo:color="#231F20" fo:letter-spacing="0.0013in"/>
    </style:style>
    <style:style style:name="T6489" style:parent-style-name="Fonteparág.padrão" style:family="text">
      <style:text-properties fo:color="#231F20" fo:letter-spacing="0.002in"/>
    </style:style>
    <style:style style:name="T6490" style:parent-style-name="Fonteparág.padrão" style:family="text">
      <style:text-properties fo:color="#231F20" fo:letter-spacing="0.0013in"/>
    </style:style>
    <style:style style:name="T6491" style:parent-style-name="Fonteparág.padrão" style:family="text">
      <style:text-properties fo:color="#231F20" fo:letter-spacing="0.002in"/>
    </style:style>
    <style:style style:name="T6492" style:parent-style-name="Fonteparág.padrão" style:family="text">
      <style:text-properties fo:color="#231F20"/>
    </style:style>
    <style:style style:name="T6493" style:parent-style-name="Fonteparág.padrão" style:family="text">
      <style:text-properties fo:color="#231F20" fo:letter-spacing="0.002in"/>
    </style:style>
    <style:style style:name="T6494" style:parent-style-name="Fonteparág.padrão" style:family="text">
      <style:text-properties fo:color="#231F20" fo:letter-spacing="0.0013in"/>
    </style:style>
    <style:style style:name="T6495" style:parent-style-name="Fonteparág.padrão" style:family="text">
      <style:text-properties fo:color="#231F20"/>
    </style:style>
    <style:style style:name="T6496" style:parent-style-name="Fonteparág.padrão" style:family="text">
      <style:text-properties fo:color="#231F20" fo:letter-spacing="0.0027in"/>
    </style:style>
    <style:style style:name="T6497" style:parent-style-name="Fonteparág.padrão" style:family="text">
      <style:text-properties fo:color="#231F20" fo:letter-spacing="0.002in"/>
    </style:style>
    <style:style style:name="T6498" style:parent-style-name="Fonteparág.padrão" style:family="text">
      <style:text-properties fo:color="#231F20"/>
    </style:style>
    <style:style style:name="T6499" style:parent-style-name="Fonteparág.padrão" style:family="text">
      <style:text-properties fo:color="#231F20" fo:letter-spacing="0.0013in"/>
    </style:style>
    <style:style style:name="T6500" style:parent-style-name="Fonteparág.padrão" style:family="text">
      <style:text-properties fo:color="#231F20" fo:letter-spacing="0.002in"/>
    </style:style>
    <style:style style:name="T6501" style:parent-style-name="Fonteparág.padrão" style:family="text">
      <style:text-properties fo:color="#231F20"/>
    </style:style>
    <style:style style:name="T6502" style:parent-style-name="Fonteparág.padrão" style:family="text">
      <style:text-properties fo:color="#231F20" fo:letter-spacing="0.002in"/>
    </style:style>
    <style:style style:name="T6503" style:parent-style-name="Fonteparág.padrão" style:family="text">
      <style:text-properties fo:color="#231F20"/>
    </style:style>
    <style:style style:name="T6504" style:parent-style-name="Fonteparág.padrão" style:family="text">
      <style:text-properties fo:color="#231F20" fo:letter-spacing="0.0013in"/>
    </style:style>
    <style:style style:name="T6505" style:parent-style-name="Fonteparág.padrão" style:family="text">
      <style:text-properties fo:color="#231F20" fo:letter-spacing="0.0027in"/>
    </style:style>
    <style:style style:name="P6506" style:parent-style-name="Corpodetexto" style:family="paragraph">
      <style:paragraph-properties fo:text-align="justify" fo:margin-top="0.0673in" fo:line-height="120%" fo:margin-left="0.0812in" fo:margin-right="1.1763in">
        <style:tab-stops/>
      </style:paragraph-properties>
    </style:style>
    <style:style style:name="T6507" style:parent-style-name="Fonteparág.padrão" style:family="text">
      <style:text-properties fo:color="#231F20"/>
    </style:style>
    <style:style style:name="T6508" style:parent-style-name="Fonteparág.padrão" style:family="text">
      <style:text-properties fo:color="#231F20"/>
    </style:style>
    <style:style style:name="T6509" style:parent-style-name="Fonteparág.padrão" style:family="text">
      <style:text-properties style:font-name="Calibri" fo:font-style="italic" style:font-style-asian="italic" fo:color="#231F20"/>
    </style:style>
    <style:style style:name="T6510" style:parent-style-name="Fonteparág.padrão" style:family="text">
      <style:text-properties fo:color="#231F20"/>
    </style:style>
    <style:style style:name="T6511" style:parent-style-name="Fonteparág.padrão" style:family="text">
      <style:text-properties style:font-name="Calibri" fo:font-style="italic" style:font-style-asian="italic" fo:color="#231F20"/>
    </style:style>
    <style:style style:name="T6512" style:parent-style-name="Fonteparág.padrão" style:family="text">
      <style:text-properties fo:color="#231F20"/>
    </style:style>
    <style:style style:name="T6513" style:parent-style-name="Fonteparág.padrão" style:family="text">
      <style:text-properties fo:color="#231F20" style:text-position="60% 100%" fo:font-size="5pt" style:font-size-asian="5pt"/>
    </style:style>
    <style:style style:name="P6514" style:parent-style-name="Corpodetexto" style:family="paragraph">
      <style:text-properties fo:font-size="10pt" style:font-size-asian="10pt"/>
    </style:style>
    <style:style style:name="P6515" style:parent-style-name="Corpodetexto" style:family="paragraph">
      <style:text-properties fo:font-size="10pt" style:font-size-asian="10pt"/>
    </style:style>
    <style:style style:name="P6516" style:parent-style-name="Corpodetexto" style:family="paragraph">
      <style:text-properties fo:font-size="10pt" style:font-size-asian="10pt"/>
    </style:style>
    <style:style style:name="P6517" style:parent-style-name="Corpodetexto" style:family="paragraph">
      <style:text-properties fo:font-size="10pt" style:font-size-asian="10pt"/>
    </style:style>
    <style:style style:name="P6518" style:parent-style-name="Corpodetexto" style:family="paragraph">
      <style:text-properties fo:font-size="10pt" style:font-size-asian="10pt"/>
    </style:style>
    <style:style style:name="P6519" style:parent-style-name="Corpodetexto" style:family="paragraph">
      <style:text-properties fo:font-size="10pt" style:font-size-asian="10pt"/>
    </style:style>
    <style:style style:name="P6520" style:parent-style-name="Corpodetexto" style:family="paragraph">
      <style:text-properties fo:font-size="10pt" style:font-size-asian="10pt"/>
    </style:style>
    <style:style style:name="P6521" style:parent-style-name="Corpodetexto" style:family="paragraph">
      <style:text-properties fo:font-size="10pt" style:font-size-asian="10pt"/>
    </style:style>
    <style:style style:name="P6522" style:parent-style-name="Corpodetexto" style:family="paragraph">
      <style:text-properties fo:font-size="10pt" style:font-size-asian="10pt"/>
    </style:style>
    <style:style style:name="P6523" style:parent-style-name="Corpodetexto" style:family="paragraph">
      <style:text-properties fo:font-size="10pt" style:font-size-asian="10pt"/>
    </style:style>
    <style:style style:name="P6524" style:parent-style-name="Corpodetexto" style:family="paragraph">
      <style:text-properties fo:font-size="10pt" style:font-size-asian="10pt"/>
    </style:style>
    <style:style style:name="P6525" style:parent-style-name="Corpodetexto" style:family="paragraph">
      <style:paragraph-properties fo:margin-top="0.0048in"/>
    </style:style>
    <style:style style:name="T6526" style:parent-style-name="Fonteparág.padrão" style:family="text">
      <style:text-properties fo:language="en" fo:country="US" style:language-asian="en" style:country-asian="US" style:language-complex="ar" style:country-complex="SA"/>
    </style:style>
    <style:style style:name="P6527" style:parent-style-name="Normal" style:family="paragraph">
      <style:paragraph-properties fo:margin-top="0.0631in" fo:margin-left="0.0812in">
        <style:tab-stops/>
      </style:paragraph-properties>
    </style:style>
    <style:style style:name="T6528" style:parent-style-name="Fonteparág.padrão" style:family="text">
      <style:text-properties fo:color="#6D6E71" style:text-position="62.5% 100%" fo:font-size="4pt" style:font-size-asian="4pt"/>
    </style:style>
    <style:style style:name="T6529" style:parent-style-name="Fonteparág.padrão" style:family="text">
      <style:text-properties fo:color="#6D6E71" fo:font-size="7pt" style:font-size-asian="7pt"/>
    </style:style>
    <style:style style:name="T6530" style:parent-style-name="Fonteparág.padrão" style:family="text">
      <style:text-properties style:font-name="Calibri" fo:font-style="italic" style:font-style-asian="italic" fo:color="#6D6E71" fo:font-size="7pt" style:font-size-asian="7pt"/>
    </style:style>
    <style:style style:name="T6531" style:parent-style-name="Fonteparág.padrão" style:family="text">
      <style:text-properties fo:color="#6D6E71" fo:font-size="7pt" style:font-size-asian="7pt"/>
    </style:style>
    <style:style style:name="T6532" style:parent-style-name="Fonteparág.padrão" style:family="text">
      <style:text-properties fo:color="#6D6E71" fo:font-size="7pt" style:font-size-asian="7pt"/>
    </style:style>
    <style:style style:name="T6533" style:parent-style-name="Fonteparág.padrão" style:family="text">
      <style:text-properties fo:color="#6D6E71" fo:font-size="7pt" style:font-size-asian="7pt"/>
    </style:style>
    <style:style style:name="T6534" style:parent-style-name="Fonteparág.padrão" style:family="text">
      <style:text-properties fo:color="#6D6E71" fo:font-size="7pt" style:font-size-asian="7pt"/>
    </style:style>
    <style:style style:name="P6535" style:parent-style-name="Corpodetexto" style:master-page-name="MP79" style:family="paragraph">
      <style:paragraph-properties fo:break-before="page"/>
      <style:text-properties fo:font-size="10pt" style:font-size-asian="10pt"/>
    </style:style>
    <style:style style:name="P6557" style:parent-style-name="Corpodetexto" style:family="paragraph">
      <style:text-properties fo:font-size="10pt" style:font-size-asian="10pt"/>
    </style:style>
    <style:style style:name="P6558" style:parent-style-name="Corpodetexto" style:family="paragraph">
      <style:paragraph-properties fo:margin-top="0.0041in"/>
      <style:text-properties fo:font-size="9.5pt" style:font-size-asian="9.5pt"/>
    </style:style>
    <style:style style:name="P6559" style:parent-style-name="Título2" style:family="paragraph">
      <style:paragraph-properties fo:margin-left="0.2777in">
        <style:tab-stops/>
      </style:paragraph-properties>
    </style:style>
    <style:style style:name="T6560" style:parent-style-name="Fonteparág.padrão" style:family="text">
      <style:text-properties fo:language="en" fo:country="US" style:language-asian="en" style:country-asian="US" style:language-complex="ar" style:country-complex="SA"/>
    </style:style>
    <style:style style:name="T6561" style:parent-style-name="Fonteparág.padrão" style:family="text">
      <style:text-properties fo:language="en" fo:country="US" style:language-asian="en" style:country-asian="US" style:language-complex="ar" style:country-complex="SA"/>
    </style:style>
    <style:style style:name="P6562" style:parent-style-name="Normal" style:family="paragraph">
      <style:paragraph-properties fo:margin-top="0.0104in" fo:margin-left="0.0138in">
        <style:tab-stops/>
      </style:paragraph-properties>
    </style:style>
    <style:style style:name="T6563" style:parent-style-name="Fonteparág.padrão" style:family="text">
      <style:text-properties style:font-name="Gill Sans MT" fo:color="#EAAF9D" style:text-scale="95%" fo:font-size="6pt" style:font-size-asian="6pt"/>
    </style:style>
    <style:style style:name="T6564" style:parent-style-name="Fonteparág.padrão" style:family="text">
      <style:text-properties fo:color="#C9302E" style:text-scale="95%"/>
    </style:style>
    <style:style style:name="P6565" style:parent-style-name="Corpodetexto" style:family="paragraph">
      <style:paragraph-properties fo:margin-top="0.0062in"/>
      <style:text-properties style:font-name="Arial" fo:font-size="12.5pt" style:font-size-asian="12.5pt"/>
    </style:style>
    <style:style style:name="P6566" style:parent-style-name="Normal" style:family="paragraph">
      <style:paragraph-properties fo:margin-left="0.2777in">
        <style:tab-stops/>
      </style:paragraph-properties>
    </style:style>
    <style:style style:name="T6567" style:parent-style-name="Fonteparág.padrão" style:family="text">
      <style:text-properties fo:color="#231F20" fo:font-size="8pt" style:font-size-asian="8pt"/>
    </style:style>
    <style:style style:name="P6568" style:parent-style-name="Normal" style:family="paragraph">
      <style:paragraph-properties fo:margin-top="0.0187in" fo:margin-left="0.2777in">
        <style:tab-stops/>
      </style:paragraph-properties>
    </style:style>
    <style:style style:name="T6569" style:parent-style-name="Fonteparág.padrão" style:family="text">
      <style:text-properties style:font-name="Calibri" fo:font-style="italic" style:font-style-asian="italic" fo:color="#231F20" fo:font-size="8pt" style:font-size-asian="8pt"/>
    </style:style>
    <style:style style:name="T6570" style:parent-style-name="Fonteparág.padrão" style:family="text">
      <style:text-properties fo:color="#231F20" fo:font-size="8pt" style:font-size-asian="8pt"/>
    </style:style>
    <style:style style:name="T6571" style:parent-style-name="Fonteparág.padrão" style:family="text">
      <style:text-properties style:font-name="Calibri" fo:font-style="italic" style:font-style-asian="italic" fo:color="#231F20" fo:font-size="8pt" style:font-size-asian="8pt"/>
    </style:style>
    <style:style style:name="T6572" style:parent-style-name="Fonteparág.padrão" style:family="text">
      <style:text-properties fo:color="#231F20" fo:font-size="8pt" style:font-size-asian="8pt"/>
    </style:style>
    <style:style style:name="P6573" style:parent-style-name="Corpodetexto" style:family="paragraph">
      <style:paragraph-properties fo:margin-top="0.0041in"/>
      <style:text-properties fo:font-size="7.5pt" style:font-size-asian="7.5pt"/>
    </style:style>
    <style:style style:name="P6574" style:parent-style-name="Normal" style:family="paragraph">
      <style:paragraph-properties fo:line-height="171%" fo:margin-left="0.2777in" fo:margin-right="1.7604in">
        <style:tab-stops/>
      </style:paragraph-properties>
    </style:style>
    <style:style style:name="T6575" style:parent-style-name="Fonteparág.padrão" style:family="text">
      <style:text-properties fo:color="#231F20" fo:font-size="8pt" style:font-size-asian="8pt"/>
    </style:style>
    <style:style style:name="T6576" style:parent-style-name="Fonteparág.padrão" style:family="text">
      <style:text-properties style:font-name="Calibri" fo:font-style="italic" style:font-style-asian="italic" fo:color="#231F20" fo:font-size="8pt" style:font-size-asian="8pt"/>
    </style:style>
    <style:style style:name="T6577" style:parent-style-name="Fonteparág.padrão" style:family="text">
      <style:text-properties fo:color="#231F20" fo:font-size="8pt" style:font-size-asian="8pt"/>
    </style:style>
    <style:style style:name="T6578" style:parent-style-name="Fonteparág.padrão" style:family="text">
      <style:text-properties fo:color="#231F20" fo:font-size="8pt" style:font-size-asian="8pt" fo:language="en" fo:country="US"/>
    </style:style>
    <style:style style:name="T6579" style:parent-style-name="Fonteparág.padrão" style:family="text">
      <style:text-properties style:font-name="Calibri" fo:font-style="italic" style:font-style-asian="italic" fo:color="#231F20" fo:font-size="8pt" style:font-size-asian="8pt" fo:language="en" fo:country="US"/>
    </style:style>
    <style:style style:name="T6580" style:parent-style-name="Fonteparág.padrão" style:family="text">
      <style:text-properties fo:color="#231F20" fo:font-size="8pt" style:font-size-asian="8pt" fo:language="en" fo:country="US"/>
    </style:style>
    <style:style style:name="T6581" style:parent-style-name="Fonteparág.padrão" style:family="text">
      <style:text-properties fo:color="#231F20" style:text-position="25% 100%" fo:font-size="8pt" style:font-size-asian="8pt" fo:language="en" fo:country="US"/>
    </style:style>
    <style:style style:name="T6582" style:parent-style-name="Fonteparág.padrão" style:family="text">
      <style:text-properties fo:color="#231F20" fo:font-size="8pt" style:font-size-asian="8pt" fo:language="en" fo:country="US"/>
    </style:style>
    <style:style style:name="P6583" style:parent-style-name="Normal" style:family="paragraph">
      <style:paragraph-properties fo:margin-top="0.0368in" fo:line-height="107%" fo:margin-left="0.2777in" fo:margin-right="0.9118in">
        <style:tab-stops/>
      </style:paragraph-properties>
    </style:style>
    <style:style style:name="T6584" style:parent-style-name="Fonteparág.padrão" style:family="text">
      <style:text-properties fo:color="#231F20" style:text-scale="105%" fo:font-size="8pt" style:font-size-asian="8pt"/>
    </style:style>
    <style:style style:name="T6585" style:parent-style-name="Fonteparág.padrão" style:family="text">
      <style:text-properties fo:color="#231F20" style:text-scale="105%" fo:font-size="8pt" style:font-size-asian="8pt"/>
    </style:style>
    <style:style style:name="T6586" style:parent-style-name="Fonteparág.padrão" style:family="text">
      <style:text-properties fo:color="#231F20" style:text-scale="105%" fo:font-size="8pt" style:font-size-asian="8pt"/>
    </style:style>
    <style:style style:name="T6587" style:parent-style-name="Fonteparág.padrão" style:family="text">
      <style:text-properties style:font-name="Calibri" fo:font-style="italic" style:font-style-asian="italic" fo:color="#231F20" style:text-scale="105%" fo:font-size="8pt" style:font-size-asian="8pt"/>
    </style:style>
    <style:style style:name="T6588" style:parent-style-name="Fonteparág.padrão" style:family="text">
      <style:text-properties fo:color="#231F20" style:text-scale="105%" fo:font-size="8pt" style:font-size-asian="8pt"/>
    </style:style>
    <style:style style:name="T6589" style:parent-style-name="Fonteparág.padrão" style:family="text">
      <style:text-properties fo:color="#231F20" style:text-scale="105%" fo:font-size="8pt" style:font-size-asian="8pt" fo:language="en" fo:country="US"/>
    </style:style>
    <style:style style:name="T6590" style:parent-style-name="Fonteparág.padrão" style:family="text">
      <style:text-properties fo:color="#231F20" style:text-scale="105%" fo:font-size="8pt" style:font-size-asian="8pt" fo:language="en" fo:country="US"/>
    </style:style>
    <style:style style:name="T6591" style:parent-style-name="Fonteparág.padrão" style:family="text">
      <style:text-properties fo:color="#231F20" style:text-scale="105%" fo:font-size="8pt" style:font-size-asian="8pt" fo:language="en" fo:country="US"/>
    </style:style>
    <style:style style:name="P6592" style:parent-style-name="Corpodetexto" style:family="paragraph">
      <style:paragraph-properties fo:margin-top="0.002in"/>
      <style:text-properties fo:font-size="7pt" style:font-size-asian="7pt" fo:language="en" fo:country="US"/>
    </style:style>
    <style:style style:name="P6593" style:parent-style-name="Normal" style:family="paragraph">
      <style:paragraph-properties fo:text-align="justify" fo:line-height="107%" fo:margin-left="0.2777in" fo:margin-right="0.9798in">
        <style:tab-stops/>
      </style:paragraph-properties>
    </style:style>
    <style:style style:name="T6594" style:parent-style-name="Fonteparág.padrão" style:family="text">
      <style:text-properties fo:color="#231F20" style:text-scale="105%" fo:font-size="8pt" style:font-size-asian="8pt" fo:language="en" fo:country="US"/>
    </style:style>
    <style:style style:name="T6595" style:parent-style-name="Fonteparág.padrão" style:family="text">
      <style:text-properties fo:color="#231F20" style:text-scale="105%" fo:font-size="8pt" style:font-size-asian="8pt" fo:language="en" fo:country="US"/>
    </style:style>
    <style:style style:name="T6596" style:parent-style-name="Fonteparág.padrão" style:family="text">
      <style:text-properties style:font-name="Calibri" fo:font-style="italic" style:font-style-asian="italic" fo:color="#231F20" style:text-scale="105%" fo:font-size="8pt" style:font-size-asian="8pt" fo:language="en" fo:country="US"/>
    </style:style>
    <style:style style:name="T6597" style:parent-style-name="Fonteparág.padrão" style:family="text">
      <style:text-properties fo:color="#231F20" style:text-scale="105%" fo:font-size="8pt" style:font-size-asian="8pt" fo:language="en" fo:country="US"/>
    </style:style>
    <style:style style:name="P6598" style:parent-style-name="Corpodetexto" style:family="paragraph">
      <style:paragraph-properties fo:margin-top="0.0013in"/>
      <style:text-properties fo:font-size="7.5pt" style:font-size-asian="7.5pt" fo:language="en" fo:country="US"/>
    </style:style>
    <style:style style:name="P6599" style:parent-style-name="Normal" style:family="paragraph">
      <style:paragraph-properties fo:text-align="justify" fo:line-height="107%" fo:margin-left="0.2777in" fo:margin-right="0.9798in">
        <style:tab-stops/>
      </style:paragraph-properties>
    </style:style>
    <style:style style:name="T6600" style:parent-style-name="Fonteparág.padrão" style:family="text">
      <style:text-properties fo:color="#231F20" fo:font-size="8pt" style:font-size-asian="8pt" fo:language="en" fo:country="US"/>
    </style:style>
    <style:style style:name="T6601" style:parent-style-name="Fonteparág.padrão" style:family="text">
      <style:text-properties style:font-name="Calibri" fo:font-style="italic" style:font-style-asian="italic" fo:color="#231F20" fo:font-size="8pt" style:font-size-asian="8pt" fo:language="en" fo:country="US"/>
    </style:style>
    <style:style style:name="T6602" style:parent-style-name="Fonteparág.padrão" style:family="text">
      <style:text-properties fo:color="#231F20" fo:font-size="8pt" style:font-size-asian="8pt" fo:language="en" fo:country="US"/>
    </style:style>
    <style:style style:name="T6603" style:parent-style-name="Fonteparág.padrão" style:family="text">
      <style:text-properties fo:color="#231F20" fo:font-size="8pt" style:font-size-asian="8pt" fo:language="en" fo:country="US"/>
    </style:style>
    <style:style style:name="T6604" style:parent-style-name="Fonteparág.padrão" style:family="text">
      <style:text-properties fo:color="#231F20" fo:font-size="8pt" style:font-size-asian="8pt" fo:language="en" fo:country="US"/>
    </style:style>
    <style:style style:name="P6605" style:parent-style-name="Corpodetexto" style:family="paragraph">
      <style:paragraph-properties fo:margin-top="0.002in"/>
      <style:text-properties fo:font-size="7.5pt" style:font-size-asian="7.5pt" fo:language="en" fo:country="US"/>
    </style:style>
    <style:style style:name="P6606" style:parent-style-name="Normal" style:family="paragraph">
      <style:paragraph-properties fo:text-align="justify" fo:line-height="107%" fo:margin-left="0.2777in" fo:margin-right="0.9798in">
        <style:tab-stops/>
      </style:paragraph-properties>
    </style:style>
    <style:style style:name="T6607" style:parent-style-name="Fonteparág.padrão" style:family="text">
      <style:text-properties fo:color="#231F20" fo:font-size="8pt" style:font-size-asian="8pt" fo:language="en" fo:country="US"/>
    </style:style>
    <style:style style:name="T6608" style:parent-style-name="Fonteparág.padrão" style:family="text">
      <style:text-properties style:font-name="Calibri" fo:font-style="italic" style:font-style-asian="italic" fo:color="#231F20" fo:font-size="8pt" style:font-size-asian="8pt" fo:language="en" fo:country="US"/>
    </style:style>
    <style:style style:name="T6609" style:parent-style-name="Fonteparág.padrão" style:family="text">
      <style:text-properties fo:color="#231F20" fo:font-size="8pt" style:font-size-asian="8pt" fo:language="en" fo:country="US"/>
    </style:style>
    <style:style style:name="T6610" style:parent-style-name="Fonteparág.padrão" style:family="text">
      <style:text-properties fo:color="#231F20" fo:font-size="8pt" style:font-size-asian="8pt" fo:language="en" fo:country="US"/>
    </style:style>
    <style:style style:name="T6611" style:parent-style-name="Fonteparág.padrão" style:family="text">
      <style:text-properties fo:color="#231F20" fo:font-size="8pt" style:font-size-asian="8pt" fo:language="en" fo:country="US"/>
    </style:style>
    <style:style style:name="P6612" style:parent-style-name="Corpodetexto" style:family="paragraph">
      <style:paragraph-properties fo:margin-top="0.002in"/>
      <style:text-properties fo:font-size="7.5pt" style:font-size-asian="7.5pt" fo:language="en" fo:country="US"/>
    </style:style>
    <style:style style:name="P6613" style:parent-style-name="Normal" style:family="paragraph">
      <style:paragraph-properties fo:margin-left="0.2777in">
        <style:tab-stops/>
      </style:paragraph-properties>
    </style:style>
    <style:style style:name="T6614" style:parent-style-name="Fonteparág.padrão" style:family="text">
      <style:text-properties fo:color="#231F20" fo:font-size="8pt" style:font-size-asian="8pt" fo:language="en" fo:country="US"/>
    </style:style>
    <style:style style:name="T6615" style:parent-style-name="Fonteparág.padrão" style:family="text">
      <style:text-properties style:font-name="Calibri" fo:font-style="italic" style:font-style-asian="italic" fo:color="#231F20" fo:font-size="8pt" style:font-size-asian="8pt" fo:language="en" fo:country="US"/>
    </style:style>
    <style:style style:name="T6616" style:parent-style-name="Fonteparág.padrão" style:family="text">
      <style:text-properties fo:color="#231F20" fo:font-size="8pt" style:font-size-asian="8pt" fo:language="en" fo:country="US"/>
    </style:style>
    <style:style style:name="P6617" style:parent-style-name="Corpodetexto" style:family="paragraph">
      <style:paragraph-properties fo:margin-top="0.0041in"/>
      <style:text-properties fo:font-size="7.5pt" style:font-size-asian="7.5pt" fo:language="en" fo:country="US"/>
    </style:style>
    <style:style style:name="P6618" style:parent-style-name="Normal" style:family="paragraph">
      <style:paragraph-properties fo:text-align="justify" fo:line-height="110%" fo:margin-left="0.2777in" fo:margin-right="0.9798in">
        <style:tab-stops/>
      </style:paragraph-properties>
    </style:style>
    <style:style style:name="T6619" style:parent-style-name="Fonteparág.padrão" style:family="text">
      <style:text-properties fo:color="#231F20" fo:letter-spacing="0.002in" fo:font-size="8pt" style:font-size-asian="8pt"/>
    </style:style>
    <style:style style:name="T6620" style:parent-style-name="Fonteparág.padrão" style:family="text">
      <style:text-properties fo:color="#231F20" fo:font-size="8pt" style:font-size-asian="8pt"/>
    </style:style>
    <style:style style:name="T6621" style:parent-style-name="Fonteparág.padrão" style:family="text">
      <style:text-properties fo:color="#231F20" fo:letter-spacing="0.002in" fo:font-size="8pt" style:font-size-asian="8pt"/>
    </style:style>
    <style:style style:name="T6622" style:parent-style-name="Fonteparág.padrão" style:family="text">
      <style:text-properties fo:color="#231F20" fo:font-size="8pt" style:font-size-asian="8pt"/>
    </style:style>
    <style:style style:name="T6623" style:parent-style-name="Fonteparág.padrão" style:family="text">
      <style:text-properties fo:color="#231F20" fo:letter-spacing="0.0013in" fo:font-size="8pt" style:font-size-asian="8pt"/>
    </style:style>
    <style:style style:name="T6624" style:parent-style-name="Fonteparág.padrão" style:family="text">
      <style:text-properties fo:color="#231F20" fo:font-size="8pt" style:font-size-asian="8pt"/>
    </style:style>
    <style:style style:name="T6625" style:parent-style-name="Fonteparág.padrão" style:family="text">
      <style:text-properties fo:color="#231F20" fo:letter-spacing="0.002in" fo:font-size="8pt" style:font-size-asian="8pt"/>
    </style:style>
    <style:style style:name="T6626" style:parent-style-name="Fonteparág.padrão" style:family="text">
      <style:text-properties fo:color="#231F20" fo:font-size="8pt" style:font-size-asian="8pt"/>
    </style:style>
    <style:style style:name="T6627" style:parent-style-name="Fonteparág.padrão" style:family="text">
      <style:text-properties fo:color="#231F20" fo:letter-spacing="0.002in" fo:font-size="8pt" style:font-size-asian="8pt"/>
    </style:style>
    <style:style style:name="T6628" style:parent-style-name="Fonteparág.padrão" style:family="text">
      <style:text-properties fo:color="#231F20" fo:font-size="8pt" style:font-size-asian="8pt"/>
    </style:style>
    <style:style style:name="T6629" style:parent-style-name="Fonteparág.padrão" style:family="text">
      <style:text-properties fo:color="#231F20" fo:letter-spacing="0.0013in" fo:font-size="8pt" style:font-size-asian="8pt"/>
    </style:style>
    <style:style style:name="T6630" style:parent-style-name="Fonteparág.padrão" style:family="text">
      <style:text-properties fo:color="#231F20" fo:letter-spacing="0.002in" fo:font-size="8pt" style:font-size-asian="8pt"/>
    </style:style>
    <style:style style:name="T6631" style:parent-style-name="Fonteparág.padrão" style:family="text">
      <style:text-properties fo:color="#231F20" fo:font-size="8pt" style:font-size-asian="8pt"/>
    </style:style>
    <style:style style:name="T6632" style:parent-style-name="Fonteparág.padrão" style:family="text">
      <style:text-properties fo:color="#231F20" fo:letter-spacing="0.002in" fo:font-size="8pt" style:font-size-asian="8pt"/>
    </style:style>
    <style:style style:name="T6633" style:parent-style-name="Fonteparág.padrão" style:family="text">
      <style:text-properties style:font-name="Calibri" fo:font-style="italic" style:font-style-asian="italic" fo:color="#231F20" fo:letter-spacing="0.002in" fo:font-size="8pt" style:font-size-asian="8pt"/>
    </style:style>
    <style:style style:name="T6634" style:parent-style-name="Fonteparág.padrão" style:family="text">
      <style:text-properties style:font-name="Calibri" fo:font-style="italic" style:font-style-asian="italic" fo:color="#231F20" fo:font-size="8pt" style:font-size-asian="8pt"/>
    </style:style>
    <style:style style:name="T6635" style:parent-style-name="Fonteparág.padrão" style:family="text">
      <style:text-properties style:font-name="Calibri" fo:font-style="italic" style:font-style-asian="italic" fo:color="#231F20" fo:letter-spacing="0.002in" fo:font-size="8pt" style:font-size-asian="8pt"/>
    </style:style>
    <style:style style:name="T6636" style:parent-style-name="Fonteparág.padrão" style:family="text">
      <style:text-properties style:font-name="Calibri" fo:font-style="italic" style:font-style-asian="italic" fo:color="#231F20" fo:font-size="8pt" style:font-size-asian="8pt"/>
    </style:style>
    <style:style style:name="T6637" style:parent-style-name="Fonteparág.padrão" style:family="text">
      <style:text-properties style:font-name="Calibri" fo:font-style="italic" style:font-style-asian="italic" fo:color="#231F20" fo:letter-spacing="0.002in" fo:font-size="8pt" style:font-size-asian="8pt"/>
    </style:style>
    <style:style style:name="T6638" style:parent-style-name="Fonteparág.padrão" style:family="text">
      <style:text-properties style:font-name="Calibri" fo:font-style="italic" style:font-style-asian="italic" fo:color="#231F20" fo:font-size="8pt" style:font-size-asian="8pt"/>
    </style:style>
    <style:style style:name="T6639" style:parent-style-name="Fonteparág.padrão" style:family="text">
      <style:text-properties style:font-name="Calibri" fo:font-style="italic" style:font-style-asian="italic" fo:color="#231F20" fo:letter-spacing="0.002in" fo:font-size="8pt" style:font-size-asian="8pt"/>
    </style:style>
    <style:style style:name="T6640" style:parent-style-name="Fonteparág.padrão" style:family="text">
      <style:text-properties style:font-name="Calibri" fo:font-style="italic" style:font-style-asian="italic" fo:color="#231F20" fo:font-size="8pt" style:font-size-asian="8pt"/>
    </style:style>
    <style:style style:name="T6641" style:parent-style-name="Fonteparág.padrão" style:family="text">
      <style:text-properties style:font-name="Calibri" fo:font-style="italic" style:font-style-asian="italic" fo:color="#231F20" fo:letter-spacing="0.0013in" fo:font-size="8pt" style:font-size-asian="8pt"/>
    </style:style>
    <style:style style:name="T6642" style:parent-style-name="Fonteparág.padrão" style:family="text">
      <style:text-properties style:font-name="Calibri" fo:font-style="italic" style:font-style-asian="italic" fo:color="#231F20" fo:font-size="8pt" style:font-size-asian="8pt"/>
    </style:style>
    <style:style style:name="T6643" style:parent-style-name="Fonteparág.padrão" style:family="text">
      <style:text-properties style:font-name="Calibri" fo:font-style="italic" style:font-style-asian="italic" fo:color="#231F20" fo:letter-spacing="0.002in" fo:font-size="8pt" style:font-size-asian="8pt"/>
    </style:style>
    <style:style style:name="T6644" style:parent-style-name="Fonteparág.padrão" style:family="text">
      <style:text-properties style:font-name="Calibri" fo:font-style="italic" style:font-style-asian="italic" fo:color="#231F20" fo:letter-spacing="0.0027in" fo:font-size="8pt" style:font-size-asian="8pt"/>
    </style:style>
    <style:style style:name="T6645" style:parent-style-name="Fonteparág.padrão" style:family="text">
      <style:text-properties style:font-name="Calibri" fo:font-style="italic" style:font-style-asian="italic" fo:color="#231F20" fo:letter-spacing="0.002in" fo:font-size="8pt" style:font-size-asian="8pt"/>
    </style:style>
    <style:style style:name="T6646" style:parent-style-name="Fonteparág.padrão" style:family="text">
      <style:text-properties fo:color="#231F20" fo:letter-spacing="0.002in" fo:font-size="8pt" style:font-size-asian="8pt"/>
    </style:style>
    <style:style style:name="T6647" style:parent-style-name="Fonteparág.padrão" style:family="text">
      <style:text-properties fo:color="#231F20" fo:font-size="8pt" style:font-size-asian="8pt"/>
    </style:style>
    <style:style style:name="T6648" style:parent-style-name="Fonteparág.padrão" style:family="text">
      <style:text-properties fo:color="#231F20" fo:letter-spacing="0.002in" fo:font-size="8pt" style:font-size-asian="8pt"/>
    </style:style>
    <style:style style:name="T6649" style:parent-style-name="Fonteparág.padrão" style:family="text">
      <style:text-properties fo:color="#231F20" fo:font-size="8pt" style:font-size-asian="8pt"/>
    </style:style>
    <style:style style:name="T6650" style:parent-style-name="Fonteparág.padrão" style:family="text">
      <style:text-properties fo:color="#231F20" fo:letter-spacing="-0.0069in" fo:font-size="8pt" style:font-size-asian="8pt"/>
    </style:style>
    <style:style style:name="T6651" style:parent-style-name="Fonteparág.padrão" style:family="text">
      <style:text-properties fo:color="#231F20" fo:letter-spacing="0.002in" fo:font-size="8pt" style:font-size-asian="8pt"/>
    </style:style>
    <style:style style:name="P6652" style:parent-style-name="Corpodetexto" style:family="paragraph">
      <style:paragraph-properties fo:margin-top="0.0069in"/>
      <style:text-properties fo:font-size="6.5pt" style:font-size-asian="6.5pt"/>
    </style:style>
    <style:style style:name="P6653" style:parent-style-name="Normal" style:family="paragraph">
      <style:paragraph-properties fo:margin-left="0.2777in">
        <style:tab-stops/>
      </style:paragraph-properties>
    </style:style>
    <style:style style:name="T6654" style:parent-style-name="Fonteparág.padrão" style:family="text">
      <style:text-properties fo:color="#231F20" fo:font-size="8pt" style:font-size-asian="8pt"/>
    </style:style>
    <style:style style:name="P6655" style:parent-style-name="Normal" style:family="paragraph">
      <style:paragraph-properties fo:text-align="justify" fo:margin-top="0.0187in" fo:line-height="107%" fo:margin-left="0.2777in" fo:margin-right="0.9798in">
        <style:tab-stops/>
      </style:paragraph-properties>
    </style:style>
    <style:style style:name="T6656" style:parent-style-name="Fonteparág.padrão" style:family="text">
      <style:text-properties fo:color="#231F20" fo:font-size="8pt" style:font-size-asian="8pt"/>
    </style:style>
    <style:style style:name="T6657" style:parent-style-name="Fonteparág.padrão" style:family="text">
      <style:text-properties style:font-name="Calibri" fo:font-style="italic" style:font-style-asian="italic" fo:color="#231F20" fo:font-size="8pt" style:font-size-asian="8pt"/>
    </style:style>
    <style:style style:name="T6658" style:parent-style-name="Fonteparág.padrão" style:family="text">
      <style:text-properties style:font-name="Calibri" fo:font-style="italic" style:font-style-asian="italic" fo:color="#231F20" fo:font-size="8pt" style:font-size-asian="8pt"/>
    </style:style>
    <style:style style:name="T6659" style:parent-style-name="Fonteparág.padrão" style:family="text">
      <style:text-properties fo:color="#231F20" fo:font-size="8pt" style:font-size-asian="8pt"/>
    </style:style>
    <style:style style:name="T6660" style:parent-style-name="Fonteparág.padrão" style:family="text">
      <style:text-properties fo:color="#231F20" fo:font-size="8pt" style:font-size-asian="8pt"/>
    </style:style>
    <style:style style:name="T6661" style:parent-style-name="Fonteparág.padrão" style:family="text">
      <style:text-properties fo:color="#231F20" fo:font-size="8pt" style:font-size-asian="8pt"/>
    </style:style>
    <style:style style:name="P6662" style:parent-style-name="Corpodetexto" style:family="paragraph">
      <style:paragraph-properties fo:margin-top="0.0013in"/>
      <style:text-properties fo:font-size="7.5pt" style:font-size-asian="7.5pt"/>
    </style:style>
    <style:style style:name="P6663" style:parent-style-name="Normal" style:family="paragraph">
      <style:paragraph-properties fo:text-align="justify" fo:line-height="107%" fo:margin-left="0.2777in" fo:margin-right="0.9798in">
        <style:tab-stops/>
      </style:paragraph-properties>
    </style:style>
    <style:style style:name="T6664" style:parent-style-name="Fonteparág.padrão" style:family="text">
      <style:text-properties fo:color="#231F20" fo:font-size="8pt" style:font-size-asian="8pt" fo:language="en" fo:country="US"/>
    </style:style>
    <style:style style:name="T6665" style:parent-style-name="Fonteparág.padrão" style:family="text">
      <style:text-properties style:font-name="Calibri" fo:font-style="italic" style:font-style-asian="italic" fo:color="#231F20" fo:font-size="8pt" style:font-size-asian="8pt" fo:language="en" fo:country="US"/>
    </style:style>
    <style:style style:name="T6666" style:parent-style-name="Fonteparág.padrão" style:family="text">
      <style:text-properties fo:color="#231F20" fo:font-size="8pt" style:font-size-asian="8pt" fo:language="en" fo:country="US"/>
    </style:style>
    <style:style style:name="T6667" style:parent-style-name="Fonteparág.padrão" style:family="text">
      <style:text-properties fo:color="#231F20" fo:font-size="8pt" style:font-size-asian="8pt" fo:language="en" fo:country="US"/>
    </style:style>
    <style:style style:name="P6668" style:parent-style-name="Corpodetexto" style:family="paragraph">
      <style:paragraph-properties fo:margin-top="0.002in"/>
      <style:text-properties fo:font-size="7pt" style:font-size-asian="7pt" fo:language="en" fo:country="US"/>
    </style:style>
    <style:style style:name="P6669" style:parent-style-name="Normal" style:family="paragraph">
      <style:paragraph-properties fo:margin-top="0.0006in" fo:margin-left="0.2777in">
        <style:tab-stops/>
      </style:paragraph-properties>
    </style:style>
    <style:style style:name="T6670" style:parent-style-name="Fonteparág.padrão" style:family="text">
      <style:text-properties fo:color="#231F20" fo:font-size="8pt" style:font-size-asian="8pt" fo:language="en" fo:country="US"/>
    </style:style>
    <style:style style:name="T6671" style:parent-style-name="Fonteparág.padrão" style:family="text">
      <style:text-properties style:font-name="Calibri" fo:font-style="italic" style:font-style-asian="italic" fo:color="#231F20" fo:font-size="8pt" style:font-size-asian="8pt" fo:language="en" fo:country="US"/>
    </style:style>
    <style:style style:name="T6672" style:parent-style-name="Fonteparág.padrão" style:family="text">
      <style:text-properties fo:color="#231F20" fo:font-size="8pt" style:font-size-asian="8pt" fo:language="en" fo:country="US"/>
    </style:style>
    <style:style style:name="P6673" style:parent-style-name="Corpodetexto" style:family="paragraph">
      <style:paragraph-properties fo:margin-top="0.0034in"/>
      <style:text-properties fo:font-size="7.5pt" style:font-size-asian="7.5pt" fo:language="en" fo:country="US"/>
    </style:style>
    <style:style style:name="P6674" style:parent-style-name="Normal" style:family="paragraph">
      <style:paragraph-properties fo:text-align="justify" fo:margin-top="0.0006in" fo:line-height="107%" fo:margin-left="0.2777in" fo:margin-right="0.9798in">
        <style:tab-stops/>
      </style:paragraph-properties>
    </style:style>
    <style:style style:name="T6675" style:parent-style-name="Fonteparág.padrão" style:family="text">
      <style:text-properties fo:color="#231F20" fo:font-size="8pt" style:font-size-asian="8pt" fo:language="en" fo:country="US"/>
    </style:style>
    <style:style style:name="T6676" style:parent-style-name="Fonteparág.padrão" style:family="text">
      <style:text-properties style:font-name="Calibri" fo:font-style="italic" style:font-style-asian="italic" fo:color="#231F20" fo:font-size="8pt" style:font-size-asian="8pt" fo:language="en" fo:country="US"/>
    </style:style>
    <style:style style:name="T6677" style:parent-style-name="Fonteparág.padrão" style:family="text">
      <style:text-properties fo:color="#231F20" fo:font-size="8pt" style:font-size-asian="8pt" fo:language="en" fo:country="US"/>
    </style:style>
    <style:style style:name="P6678" style:parent-style-name="Corpodetexto" style:family="paragraph">
      <style:paragraph-properties fo:margin-top="0.0006in"/>
      <style:text-properties fo:font-size="7.5pt" style:font-size-asian="7.5pt" fo:language="en" fo:country="US"/>
    </style:style>
    <style:style style:name="P6679" style:parent-style-name="Normal" style:family="paragraph">
      <style:paragraph-properties fo:margin-left="0.2777in">
        <style:tab-stops/>
      </style:paragraph-properties>
    </style:style>
    <style:style style:name="T6680" style:parent-style-name="Fonteparág.padrão" style:family="text">
      <style:text-properties fo:color="#231F20" fo:font-size="8pt" style:font-size-asian="8pt" fo:language="en" fo:country="US"/>
    </style:style>
    <style:style style:name="T6681" style:parent-style-name="Fonteparág.padrão" style:family="text">
      <style:text-properties style:font-name="Calibri" fo:font-style="italic" style:font-style-asian="italic" fo:color="#231F20" fo:font-size="8pt" style:font-size-asian="8pt" fo:language="en" fo:country="US"/>
    </style:style>
    <style:style style:name="T6682" style:parent-style-name="Fonteparág.padrão" style:family="text">
      <style:text-properties fo:color="#231F20" fo:font-size="8pt" style:font-size-asian="8pt" fo:language="en" fo:country="US"/>
    </style:style>
    <style:style style:name="P6683" style:parent-style-name="Corpodetexto" style:family="paragraph">
      <style:paragraph-properties fo:margin-top="0.0041in"/>
      <style:text-properties fo:font-size="7.5pt" style:font-size-asian="7.5pt" fo:language="en" fo:country="US"/>
    </style:style>
    <style:style style:name="P6684" style:parent-style-name="Normal" style:family="paragraph">
      <style:paragraph-properties fo:text-align="justify" fo:line-height="113%" fo:margin-left="0.2777in" fo:margin-right="0.9791in">
        <style:tab-stops/>
      </style:paragraph-properties>
    </style:style>
    <style:style style:name="T6685" style:parent-style-name="Fonteparág.padrão" style:family="text">
      <style:text-properties fo:color="#231F20" fo:font-size="8pt" style:font-size-asian="8pt" fo:language="en" fo:country="US"/>
    </style:style>
    <style:style style:name="T6686" style:parent-style-name="Fonteparág.padrão" style:family="text">
      <style:text-properties style:font-name="Calibri" fo:font-style="italic" style:font-style-asian="italic" fo:color="#231F20" fo:font-size="8pt" style:font-size-asian="8pt"/>
    </style:style>
    <style:style style:name="T6687" style:parent-style-name="Fonteparág.padrão" style:family="text">
      <style:text-properties fo:color="#231F20" fo:font-size="8pt" style:font-size-asian="8pt"/>
    </style:style>
    <style:style style:family="graphic" style:name="a45">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4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47">
      <style:graphic-properties draw:fill="none" draw:stroke="solid" svg:stroke-width="0.00694in" svg:stroke-color="#c9302e" svg:stroke-opacity="100%" draw:stroke-linejoin="round"/>
    </style:style>
    <style:style style:family="graphic" style:name="a266">
      <style:graphic-properties style:wrap="run-through" style:run-through="foreground" draw:fill="solid" draw:fill-color="#c9302e" draw:opacity="100%" draw:stroke="none" style:horizontal-rel="page" style:vertical-rel="page" style:horizontal-pos="from-left" style:vertical-pos="from-top"/>
    </style:style>
    <style:style style:family="graphic" style:name="a48">
      <style:graphic-properties draw:fill="none" draw:stroke="solid" svg:stroke-width="0.00694in" svg:stroke-color="#c9302e" svg:stroke-opacity="100%" draw:stroke-linejoin="round"/>
    </style:style>
    <style:style style:family="graphic" style:name="a26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9">
      <style:graphic-properties style:wrap="run-through" style:run-through="background" style:horizontal-rel="page" style:vertical-rel="paragraph" style:horizontal-pos="from-left" style:vertical-pos="from-top"/>
    </style:style>
    <style:style style:family="graphic" style:name="a268">
      <style:graphic-properties style:wrap="none" draw:fill="none" draw:stroke="solid" svg:stroke-width="0.00694in" svg:stroke-color="#bcbec0" svg:stroke-opacity="100%" draw:stroke-linejoin="round" style:horizontal-rel="page" style:vertical-rel="paragraph" style:horizontal-pos="from-left" style:vertical-pos="from-top"/>
    </style:style>
    <style:style style:family="graphic" style:name="a15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51">
      <style:graphic-properties style:wrap="run-through" style:run-through="background" draw:fill="none" draw:stroke="solid" svg:stroke-width="0.00283in" svg:stroke-color="#c9302e" svg:stroke-opacity="100%" draw:stroke-linejoin="round" style:horizontal-rel="page" style:vertical-rel="paragraph" style:horizontal-pos="from-left" style:vertical-pos="from-top"/>
    </style:style>
    <style:style style:family="graphic" style:name="a15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5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54">
      <style:graphic-properties style:wrap="run-through" style:run-through="background" draw:fill="none" draw:stroke="solid" svg:stroke-width="0.00283in" svg:stroke-color="#c9302e" svg:stroke-opacity="100%" draw:stroke-linejoin="round" style:horizontal-rel="page" style:vertical-rel="paragraph" style:horizontal-pos="from-left" style:vertical-pos="from-top"/>
    </style:style>
    <style:style style:family="graphic" style:name="a155">
      <style:graphic-properties style:wrap="run-through" style:run-through="background" draw:fill="none" draw:stroke="solid" svg:stroke-width="0.00283in" svg:stroke-color="#c9302e" svg:stroke-opacity="100%" draw:stroke-linejoin="round" style:horizontal-rel="page" style:vertical-rel="paragraph" style:horizontal-pos="from-left" style:vertical-pos="from-top"/>
    </style:style>
    <style:style style:family="graphic" style:name="a15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5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58">
      <style:graphic-properties style:wrap="run-through" style:run-through="background" draw:fill="none" draw:stroke="solid" svg:stroke-width="0.00283in" svg:stroke-color="#c9302e" svg:stroke-opacity="100%" draw:stroke-linejoin="round" style:horizontal-rel="page" style:vertical-rel="paragraph" style:horizontal-pos="from-left" style:vertical-pos="from-top"/>
    </style:style>
    <style:style style:family="graphic" style:name="a200">
      <style:graphic-properties draw:fill="none" draw:stroke="solid" svg:stroke-width="0.00694in" svg:stroke-color="#c9302e" svg:stroke-opacity="100%" draw:stroke-linejoin="round"/>
    </style:style>
    <style:style style:family="graphic" style:name="a50">
      <style:graphic-properties draw:fill="none" draw:stroke="solid" svg:stroke-width="0.00694in" svg:stroke-color="#c9302e" svg:stroke-opacity="100%" draw:stroke-linejoin="round"/>
    </style:style>
    <style:style style:family="graphic" style:name="a201">
      <style:graphic-properties/>
    </style:style>
    <style:style style:family="graphic" style:name="a15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51">
      <style:graphic-properties draw:fill="none" draw:stroke="solid" svg:stroke-width="0.00694in" svg:stroke-color="#c9302e" svg:stroke-opacity="100%" draw:stroke-linejoin="round"/>
    </style:style>
    <style:style style:family="graphic" style:name="a20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52">
      <style:graphic-properties draw:fill="none" draw:stroke="solid" svg:stroke-width="0.00694in" svg:stroke-color="#c9302e" svg:stroke-opacity="100%" draw:stroke-linejoin="round"/>
    </style:style>
    <style:style style:family="graphic" style:name="a20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53">
      <style:graphic-properties style:wrap="run-through" style:run-through="background" style:horizontal-rel="page" style:vertical-rel="paragraph" style:horizontal-pos="from-left" style:vertical-pos="from-top"/>
    </style:style>
    <style:style style:family="graphic" style:name="a20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54">
      <style:graphic-properties style:wrap="none" draw:fill="none" draw:stroke="solid" svg:stroke-width="0.00694in" svg:stroke-color="#bcbec0" svg:stroke-opacity="100%" draw:stroke-linejoin="round" style:horizontal-rel="page" style:vertical-rel="paragraph" style:horizontal-pos="from-left" style:vertical-pos="from-top"/>
    </style:style>
    <style:style style:family="graphic" style:name="a273">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20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7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59">
      <style:graphic-properties style:wrap="run-through" style:run-through="foreground" draw:fill="solid" draw:fill-color="#c9302e" draw:opacity="100%" draw:stroke="none" style:horizontal-rel="page" style:vertical-rel="page" style:horizontal-pos="from-left" style:vertical-pos="from-top"/>
    </style:style>
    <style:style style:family="graphic" style:name="a4">
      <style:graphic-properties style:wrap="run-through" style:run-through="foreground" draw:fill="none" draw:stroke="solid" svg:stroke-width="0in" svg:stroke-color="#c9302e" svg:stroke-opacity="100%" draw:stroke-linejoin="round" style:horizontal-rel="page" style:vertical-rel="page" style:horizontal-pos="from-left" style:vertical-pos="from-top"/>
    </style:style>
    <style:style style:family="graphic" style:name="a5">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6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6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62">
      <style:graphic-properties style:wrap="run-through" style:run-through="background" draw:fill="none" draw:stroke="solid" svg:stroke-width="0.00283in" svg:stroke-color="#c9302e" svg:stroke-opacity="100%" draw:stroke-linejoin="round" style:horizontal-rel="page" style:vertical-rel="paragraph" style:horizontal-pos="from-left" style:vertical-pos="from-top"/>
    </style:style>
    <style:style style:family="graphic" style:name="a1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64">
      <style:graphic-properties style:wrap="run-through" style:run-through="foreground" draw:fill="none" draw:stroke="solid" svg:stroke-width="0.00694in" svg:stroke-color="#c9302e" svg:stroke-opacity="100%" draw:stroke-linejoin="round" style:horizontal-rel="page" style:vertical-rel="paragraph" style:horizontal-pos="from-left" style:vertical-pos="from-top"/>
    </style:style>
    <style:style style:family="graphic" style:name="a16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66">
      <style:graphic-properties style:wrap="run-through" style:run-through="foreground" draw:fill="none" draw:stroke="solid" svg:stroke-width="0.00694in" svg:stroke-color="#c9302e" svg:stroke-opacity="100%" draw:stroke-linejoin="round" style:horizontal-rel="page" style:vertical-rel="paragraph" style:horizontal-pos="from-left" style:vertical-pos="from-top"/>
    </style:style>
    <style:style style:family="graphic" style:name="a16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10">
      <style:graphic-properties style:wrap="run-through" style:run-through="foreground" draw:fill="none" draw:stroke="solid" svg:stroke-width="0.00694in" svg:stroke-color="#c9302e" svg:stroke-opacity="100%" draw:stroke-linejoin="round" style:horizontal-rel="page" style:vertical-rel="paragraph" style:horizontal-pos="from-left" style:vertical-pos="from-top"/>
    </style:style>
    <style:style style:family="graphic" style:name="a21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14">
      <style:graphic-properties draw:fill="none" draw:stroke="solid" svg:stroke-width="0.00694in" svg:stroke-color="#c9302e" svg:stroke-opacity="100%" draw:stroke-linejoin="round"/>
    </style:style>
    <style:style style:family="graphic" style:name="a2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2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6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1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67">
      <style:graphic-properties style:wrap="run-through" style:run-through="background" draw:fill="none" draw:stroke="solid" svg:stroke-width="0.00694in" svg:stroke-color="#c9302e" svg:stroke-opacity="100%" draw:stroke-linejoin="round" style:horizontal-rel="page" style:vertical-rel="paragraph" style:horizontal-pos="from-left" style:vertical-pos="from-top"/>
    </style:style>
    <style:style style:family="graphic" style:name="a2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0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01">
      <style:graphic-properties style:wrap="none" draw:fill="none" draw:stroke="solid" svg:stroke-width="0.00694in" svg:stroke-color="#c9302e" svg:stroke-opacity="100%" draw:stroke-linejoin="round" style:horizontal-rel="page" style:vertical-rel="paragraph" style:horizontal-pos="from-left" style:vertical-pos="from-top"/>
    </style:style>
    <style:style style:family="graphic" style:name="a10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0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0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7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0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7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0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7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0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7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0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7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0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77">
      <style:graphic-properties style:wrap="run-through" style:run-through="foreground" draw:fill="none" draw:stroke="solid" svg:stroke-width="0.00694in" svg:stroke-color="#c9302e" svg:stroke-opacity="100%" draw:stroke-linejoin="round" style:horizontal-rel="page" style:vertical-rel="paragraph" style:horizontal-pos="from-left" style:vertical-pos="from-top"/>
    </style:style>
    <style:style style:family="graphic" style:name="a22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7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2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7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22">
      <style:graphic-properties style:wrap="run-through" style:run-through="foreground" draw:fill="solid" draw:fill-color="#c9302e" draw:opacity="100%" draw:stroke="none" style:horizontal-rel="page" style:vertical-rel="page" style:horizontal-pos="from-left" style:vertical-pos="from-top"/>
    </style:style>
    <style:style style:family="graphic" style:name="a2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2">
      <style:graphic-properties style:wrap="run-through" style:run-through="foreground" draw:fill="solid" draw:fill-color="#c9302e" draw:opacity="100%" draw:stroke="none" style:horizontal-rel="page" style:vertical-rel="page" style:horizontal-pos="from-left" style:vertical-pos="from-top"/>
    </style:style>
    <style:style style:family="graphic" style:name="a7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4">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75">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76">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228">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2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1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1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12">
      <style:graphic-properties style:wrap="run-through" style:run-through="foreground" draw:fill="solid" draw:fill-color="#c9302e" draw:opacity="100%" draw:stroke="none" style:horizontal-rel="page" style:vertical-rel="page" style:horizontal-pos="from-left" style:vertical-pos="from-top"/>
    </style:style>
    <style:style style:family="graphic" style:name="a18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1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82">
      <style:graphic-properties style:wrap="run-through" style:run-through="foreground" draw:fill="solid" draw:fill-color="#c9302e" draw:opacity="100%" draw:stroke="none" style:horizontal-rel="page" style:vertical-rel="page" style:horizontal-pos="from-left" style:vertical-pos="from-top"/>
    </style:style>
    <style:style style:family="graphic" style:name="a1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8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solid" draw:fill-color="#c9302e" draw:opacity="100%" draw:stroke="none" style:horizontal-rel="page" style:vertical-rel="page" style:horizontal-pos="from-left" style:vertical-pos="from-top"/>
    </style:style>
    <style:style style:family="graphic" style:name="a188">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81">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14">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8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8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34">
      <style:graphic-properties style:wrap="run-through" style:run-through="foreground" draw:fill="solid" draw:fill-color="#c9302e" draw:opacity="100%" draw:stroke="none" style:horizontal-rel="page" style:vertical-rel="page" style:horizontal-pos="from-left" style:vertical-pos="from-top"/>
    </style:style>
    <style:style style:family="graphic" style:name="a16">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23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236">
      <style:graphic-properties style:wrap="none" draw:fill="none" draw:stroke="solid" svg:stroke-width="0.00694in" svg:stroke-color="#bcbec0" svg:stroke-opacity="100%" draw:stroke-linejoin="round" style:horizontal-rel="page" style:vertical-rel="paragraph" style:horizontal-pos="from-left" style:vertical-pos="from-top"/>
    </style:style>
    <style:style style:family="graphic" style:name="a8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8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8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8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8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20">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12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9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22">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19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23">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19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9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9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9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9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28">
      <style:graphic-properties style:wrap="run-through" style:run-through="foreground" draw:fill="solid" draw:fill-color="#c9302e" draw:opacity="100%" draw:stroke="none" style:horizontal-rel="page" style:vertical-rel="page" style:horizontal-pos="from-left" style:vertical-pos="from-top"/>
    </style:style>
    <style:style style:family="graphic" style:name="a19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99">
      <style:graphic-properties draw:fill="none" draw:stroke="solid" svg:stroke-width="0.00694in" svg:stroke-color="#c9302e" svg:stroke-opacity="100%" draw:stroke-linejoin="round"/>
    </style:style>
    <style:style style:family="graphic" style:name="a241">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22">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4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43">
      <style:graphic-properties style:wrap="run-through" style:run-through="background" draw:fill="none" draw:stroke="solid" svg:stroke-width="0.00694in" svg:stroke-color="#c9302e" svg:stroke-opacity="100%" draw:stroke-linejoin="round" style:horizontal-rel="page" style:vertical-rel="paragraph" style:horizontal-pos="from-left" style:vertical-pos="from-top"/>
    </style:style>
    <style:style style:family="graphic" style:name="a244">
      <style:graphic-properties style:wrap="run-through" style:run-through="background" draw:fill="none" draw:stroke="solid" svg:stroke-width="0.00694in" svg:stroke-color="#c9302e" svg:stroke-opacity="100%" draw:stroke-linejoin="round" style:horizontal-rel="page" style:vertical-rel="paragraph" style:horizontal-pos="from-left" style:vertical-pos="from-top"/>
    </style:style>
    <style:style style:family="graphic" style:name="a94">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95">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28">
      <style:graphic-properties style:wrap="run-through" style:run-through="foreground" draw:fill="solid" draw:fill-color="#c9302e" draw:opacity="100%" draw:stroke="none" style:horizontal-rel="page" style:vertical-rel="page" style:horizontal-pos="from-left" style:vertical-pos="from-top"/>
    </style:style>
    <style:style style:family="graphic" style:name="a96">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9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49">
      <style:graphic-properties style:wrap="run-through" style:run-through="foreground" draw:fill="solid" draw:fill-color="#c9302e" draw:opacity="100%" draw:stroke="none" style:horizontal-rel="page" style:vertical-rel="page" style:horizontal-pos="from-left" style:vertical-pos="from-top"/>
    </style:style>
    <style:style style:family="graphic" style:name="a9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34">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13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3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3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1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1">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25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2">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251">
      <style:graphic-properties style:wrap="run-through" style:run-through="background" draw:fill="none" draw:stroke="solid" svg:stroke-width="0.00694in" svg:stroke-color="#c9302e" svg:stroke-opacity="100%" draw:stroke-linejoin="round" style:horizontal-rel="page" style:vertical-rel="paragraph" style:horizontal-pos="from-left" style:vertical-pos="from-top"/>
    </style:style>
    <style:style style:family="graphic" style:name="a33">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34">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35">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36">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37">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256">
      <style:graphic-properties style:wrap="run-through" style:run-through="foreground" draw:fill="solid" draw:fill-color="#c9302e" draw:opacity="100%" draw:stroke="none" style:horizontal-rel="page" style:vertical-rel="paragraph" style:horizontal-pos="from-left" style:vertical-pos="from-top"/>
    </style:style>
    <style:style style:family="graphic" style:name="a38">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25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9">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258">
      <style:graphic-properties draw:fill="none" draw:stroke="solid" svg:stroke-width="0.00694in" svg:stroke-color="#c9302e" svg:stroke-opacity="100%" draw:stroke-linejoin="round"/>
    </style:style>
    <style:style style:family="graphic" style:name="a25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40">
      <style:graphic-properties style:wrap="run-through" style:run-through="background" draw:fill="none" draw:stroke="solid" svg:stroke-width="0.00283in" svg:stroke-color="#c9302e" svg:stroke-opacity="100%" draw:stroke-linejoin="round" style:horizontal-rel="page" style:vertical-rel="paragraph" style:horizontal-pos="from-left" style:vertical-pos="from-top"/>
    </style:style>
    <style:style style:family="graphic" style:name="a14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42">
      <style:graphic-properties style:wrap="run-through" style:run-through="background" draw:fill="none" draw:stroke="solid" svg:stroke-width="0.00283in" svg:stroke-color="#c9302e" svg:stroke-opacity="100%" draw:stroke-linejoin="round" style:horizontal-rel="page" style:vertical-rel="paragraph" style:horizontal-pos="from-left" style:vertical-pos="from-top"/>
    </style:style>
    <style:style style:family="graphic" style:name="a1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44">
      <style:graphic-properties style:wrap="run-through" style:run-through="background" draw:fill="none" draw:stroke="solid" svg:stroke-width="0.00283in" svg:stroke-color="#c9302e" svg:stroke-opacity="100%" draw:stroke-linejoin="round" style:horizontal-rel="page" style:vertical-rel="paragraph" style:horizontal-pos="from-left" style:vertical-pos="from-top"/>
    </style:style>
    <style:style style:family="graphic" style:name="a145">
      <style:graphic-properties style:wrap="run-through" style:run-through="background" draw:fill="none" draw:stroke="solid" svg:stroke-width="0.00283in" svg:stroke-color="#c9302e" svg:stroke-opacity="100%" draw:stroke-linejoin="round" style:horizontal-rel="page" style:vertical-rel="paragraph" style:horizontal-pos="from-left" style:vertical-pos="from-top"/>
    </style:style>
    <style:style style:family="graphic" style:name="a146">
      <style:graphic-properties style:wrap="run-through" style:run-through="background" draw:fill="none" draw:stroke="solid" svg:stroke-width="0.00283in" svg:stroke-color="#c9302e" svg:stroke-opacity="100%" draw:stroke-linejoin="round" style:horizontal-rel="page" style:vertical-rel="paragraph" style:horizontal-pos="from-left" style:vertical-pos="from-top"/>
    </style:style>
    <style:style style:family="graphic" style:name="a147">
      <style:graphic-properties style:wrap="run-through" style:run-through="background" draw:fill="none" draw:stroke="solid" svg:stroke-width="0.00283in" svg:stroke-color="#c9302e" svg:stroke-opacity="100%" draw:stroke-linejoin="round" style:horizontal-rel="page" style:vertical-rel="paragraph" style:horizontal-pos="from-left" style:vertical-pos="from-top"/>
    </style:style>
    <style:style style:family="graphic" style:name="a14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49">
      <style:graphic-properties style:wrap="run-through" style:run-through="background" draw:fill="none" draw:stroke="solid" svg:stroke-width="0.00283in" svg:stroke-color="#c9302e" svg:stroke-opacity="100%" draw:stroke-linejoin="round" style:horizontal-rel="page" style:vertical-rel="paragraph" style:horizontal-pos="from-left" style:vertical-pos="from-top"/>
    </style:style>
    <style:style style:family="graphic" style:name="a40">
      <style:graphic-properties style:wrap="run-through" style:run-through="background" draw:fill="none" draw:stroke="solid" svg:stroke-width="0.00364in" svg:stroke-color="#231f20" svg:stroke-opacity="100%" draw:stroke-linejoin="round" style:horizontal-rel="page" style:vertical-rel="paragraph" style:horizontal-pos="from-left" style:vertical-pos="from-top"/>
    </style:style>
    <style:style style:family="graphic" style:name="a26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6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3"><draw:connector draw:type="line" svg:x1="0in" svg:y1="0in" svg:x2="0in" svg:y2="10.23611in" draw:z-index="251659264" draw:id="id4" draw:style-name="a4" draw:name="Line 187" text:anchor-type="paragraph"><svg:title/><svg:desc/></draw:connector></text:span></text:p>
      <text:p text:style-name="P24"/>
      <text:p text:style-name="P25"/>
      <text:p text:style-name="P26"/>
      <text:p text:style-name="P27"/>
      <text:p text:style-name="P28"/>
      <text:p text:style-name="P29"/>
      <text:p text:style-name="P30"/>
      <text:p text:style-name="P31"/>
      <text:p text:style-name="P32"/>
      <text:p text:style-name="P33"><text:span text:style-name="T34"><draw:custom-shape svg:x="7.12708in" svg:y="-1.11389in" svg:width="0.35417in" svg:height="3.9375in" draw:z-index="251658240" draw:id="id5" draw:style-name="a5" draw:name="Freeform 186" text:anchor-type="paragraph"><svg:title/><svg:desc/><draw:enhanced-geometry draw:type="non-primitive" svg:viewBox="0 0 510 5670" draw:enhanced-path="M 509 0 L 170 0 103 14 49 50 13 104 0 170 0 5500 13 5566 49 5620 103 5656 170 5670 509 5670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1604 * ?f4 / 5670"/><draw:equation draw:name="f11" draw:formula="0 + 10433 - 10263"/><draw:equation draw:name="f12" draw:formula="?f11 * ?f5 / 510"/><draw:equation draw:name="f13" draw:formula="0 + 10366 - 10263"/><draw:equation draw:name="f14" draw:formula="?f13 * ?f5 / 510"/><draw:equation draw:name="f15" draw:formula="-1590 * ?f4 / 5670"/><draw:equation draw:name="f16" draw:formula="0 + 10312 - 10263"/><draw:equation draw:name="f17" draw:formula="?f16 * ?f5 / 510"/><draw:equation draw:name="f18" draw:formula="-1554 * ?f4 / 5670"/><draw:equation draw:name="f19" draw:formula="0 + 10276 - 10263"/><draw:equation draw:name="f20" draw:formula="?f19 * ?f5 / 510"/><draw:equation draw:name="f21" draw:formula="-1500 * ?f4 / 5670"/><draw:equation draw:name="f22" draw:formula="0 + 10263 - 10263"/><draw:equation draw:name="f23" draw:formula="?f22 * ?f5 / 510"/><draw:equation draw:name="f24" draw:formula="-1434 * ?f4 / 5670"/><draw:equation draw:name="f25" draw:formula="3896 * ?f4 / 5670"/><draw:equation draw:name="f26" draw:formula="3962 * ?f4 / 5670"/><draw:equation draw:name="f27" draw:formula="4016 * ?f4 / 5670"/><draw:equation draw:name="f28" draw:formula="4052 * ?f4 / 5670"/><draw:equation draw:name="f29" draw:formula="4066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35"><draw:frame draw:z-index="251660288" draw:id="id6" draw:style-name="a6" draw:name="Text Box 185" text:anchor-type="paragraph" svg:x="7.18056in" svg:y="-1.01389in" svg:width="0.12292in" svg:height="0.50764in" style:rel-width="scale" style:rel-height="scale"><draw:text-box><text:p text:style-name="P36"><text:span text:style-name="T37">PORTUGUÊS</text:span></text:p></draw:text-box><svg:title/><svg:desc/></draw:frame></text:span><text:span text:style-name="T38">RELATÓRIO METODOLÓGICO<text:s/></text:span><text:span text:style-name="T39">TIC EDUCAÇÃO</text:span></text:p>
      <text:p text:style-name="P40"/>
      <text:h text:style-name="P41" text:outline-level="2"><text:span text:style-name="T42">INTRODUÇÃO</text:span></text:h>
      <text:p text:style-name="P43"/>
      <text:p text:style-name="P44"><text:span text:style-name="T45">O<text:s/></text:span><text:span text:style-name="T46">Comitê Gestor<text:s/></text:span><text:span text:style-name="T47">da<text:s/></text:span><text:span text:style-name="T48">Internet<text:s/></text:span><text:span text:style-name="T49">no<text:s/></text:span><text:span text:style-name="T50">Brasil (</text:span><text:a xlink:href="http://CGI.br/" office:target-frame-name="_top" xlink:show="replace"><text:span text:style-name="T51">CGI.br</text:span></text:a><text:span text:style-name="T52">),<text:s/></text:span><text:span text:style-name="T53">por<text:s/></text:span><text:span text:style-name="T54">meio<text:s/></text:span><text:span text:style-name="T55">do<text:s/></text:span><text:span text:style-name="T56">Centro Regional<text:s/></text:span><text:span text:style-name="T57">de<text:s/></text:span><text:span text:style-name="T58">Estudos <text:s/></text:span><text:span text:style-name="T59">para<text:s/></text:span><text:span text:style-name="T60">o<text:s/></text:span><text:span text:style-name="T61">Desenvolvimento<text:s/></text:span><text:span text:style-name="T62">da<text:s/></text:span><text:span text:style-name="T63">Sociedade<text:s/></text:span><text:span text:style-name="T64">da<text:s/></text:span><text:span text:style-name="T65">Informação (</text:span><text:a xlink:href="http://Cetic.br/" office:target-frame-name="_top" xlink:show="replace"><text:span text:style-name="T66">Cetic.br</text:span></text:a><text:span text:style-name="T67">),<text:s/></text:span><text:span text:style-name="T68">do<text:s/></text:span><text:span text:style-name="T69">Núcleo<text:s/></text:span><text:span text:style-name="T70">de<text:s/></text:span><text:span text:style-name="T71">Informação <text:s text:c="3"/></text:span><text:span text:style-name="T72">e<text:s/></text:span><text:span text:style-name="T73">Coordenação<text:s/></text:span><text:span text:style-name="T74">do Ponto BR<text:s/></text:span><text:span text:style-name="T75">(NIC.br), apresenta<text:s/></text:span><text:span text:style-name="T76">a<text:s/></text:span><text:span text:style-name="T77">metodologia<text:s/></text:span><text:span text:style-name="T78">da<text:s/></text:span><text:span text:style-name="T79">Pesquisa<text:s/></text:span><text:span text:style-name="T80">sobre<text:s/></text:span><text:span text:style-name="T81">o<text:s/></text:span><text:span text:style-name="T82">uso<text:s/></text:span><text:span text:style-name="T83">das<text:s/></text:span><text:span text:style-name="T84">tecnologias<text:s/></text:span><text:span text:style-name="T85">de<text:s/></text:span><text:span text:style-name="T86">informação<text:s/></text:span><text:span text:style-name="T87">e<text:s/></text:span><text:span text:style-name="T88">comunicação<text:s/></text:span><text:span text:style-name="T89">nas<text:s/></text:span><text:span text:style-name="T90">escolas brasileiras<text:s/></text:span><text:span text:style-name="T91">–<text:s/></text:span><text:span text:style-name="T92">TIC</text:span><text:span text:style-name="T93"><text:s/></text:span><text:span text:style-name="T94">Educação.</text:span></text:p>
      <text:p text:style-name="P95"><text:span text:style-name="T96">A</text:span><text:span text:style-name="T97"><text:s/></text:span><text:span text:style-name="T98">pesquisa</text:span><text:span text:style-name="T99"><text:s/></text:span><text:span text:style-name="T100">com</text:span><text:span text:style-name="T101"><text:s/></text:span><text:span text:style-name="T102">e</text:span><text:span text:style-name="T103">scolas</text:span><text:span text:style-name="T104"><text:s/></text:span><text:span text:style-name="T105">de</text:span><text:span text:style-name="T106"><text:s/></text:span><text:span text:style-name="T107">áreas</text:span><text:span text:style-name="T108"><text:s/></text:span><text:span text:style-name="T109">urbanas</text:span><text:span text:style-name="T110"><text:s/></text:span><text:span text:style-name="T111">foi</text:span><text:span text:style-name="T112"><text:s/></text:span><text:span text:style-name="T113">desenhada</text:span><text:span text:style-name="T114"><text:s/></text:span><text:span text:style-name="T115">tendo</text:span><text:span text:style-name="T116"><text:s/></text:span><text:span text:style-name="T117">como</text:span><text:span text:style-name="T118"><text:s/></text:span><text:span text:style-name="T119">referencial</text:span><text:span text:style-name="T120"><text:s/></text:span><text:span text:style-name="T121">metodológico<text:s/></text:span><text:span text:style-name="T122">o<text:s/></text:span><text:span text:style-name="T123">trabalho realizado pela International Association<text:s/></text:span><text:span text:style-name="T124">for the<text:s/></text:span><text:span text:style-name="T125">Evaluation<text:s/></text:span><text:span text:style-name="T126">of<text:s/></text:span><text:span text:style-name="T127">Educational<text:s/></text:span><text:span text:style-name="T128">Achievement <text:s/></text:span><text:span text:style-name="T129">– <text:s/></text:span><text:span text:style-name="T130">IEA <text:s/></text:span><text:span text:style-name="T131">(2009), <text:s/>divulgado <text:s/></text:span><text:span text:style-name="T132">em <text:s/></text:span><text:span text:style-name="T133">duas <text:s/>publicações:</text:span><text:span text:style-name="T134"><text:s/></text:span><text:span text:style-name="T135">Sites <text:s/>2006 <text:s/></text:span><text:span text:style-name="T136">(</text:span><text:span text:style-name="T137">Technical <text:s/></text:span><text:span text:style-name="T138">Report</text:span></text:p>
      <text:p text:style-name="P139"><text:span text:style-name="T140">– <text:s text:c="2"/></text:span><text:span text:style-name="T141">Second <text:s/>Information <text:s/></text:span><text:span text:style-name="T142">Technology <text:s text:c="2"/>in <text:s text:c="2"/></text:span><text:span text:style-name="T143">Education <text:s/>Study</text:span><text:span text:style-name="T144">) <text:s/></text:span><text:span text:style-name="T145">e <text:s/></text:span><text:span text:style-name="T146">Sites <text:s/>2006 <text:s/></text:span><text:span text:style-name="T147">(</text:span><text:span text:style-name="T148">User <text:s/>Guide<text:s/></text:span><text:span text:style-name="T149"><text:s/></text:span><text:span text:style-name="T150">for <text:s text:c="2"/></text:span><text:span text:style-name="T151">the</text:span></text:p>
      <text:p text:style-name="P152"><text:span text:style-name="T153">International Database</text:span><text:span text:style-name="T154">). Sua primeira edição ocorreu em 2010 e, ao longo de sua trajetória, aspectos pertinentes à metodologia e ao questionário foram ada</text:span><text:span text:style-name="T155">ptados a fim de atender às especificidades do universo escolar do Brasil e às necessidades dos diferentes setores da sociedade, como governo, academia, organizações da sociedade civil e setor privado.</text:span></text:p>
      <text:p text:style-name="P156"><text:span text:style-name="T157">A coleta de dados em escolas urbanas e rurais é realiza</text:span><text:span text:style-name="T158">da por meio de métodos diferentes, sendo as urbanas abordadas presencialmente e as rurais, por telefone. A seguir, são detalhados os aspectos metodológicos para ambos os âmbitos da pesquisa.</text:span></text:p>
      <text:p text:style-name="P159"/>
      <text:p text:style-name="P160"/>
      <text:h text:style-name="P161" text:outline-level="2"><text:span text:style-name="T162">OBJETIVOS DA PESQUISA</text:span></text:h>
      <text:p text:style-name="P163"/>
      <text:p text:style-name="P164"><text:span text:style-name="T165">O objetivo da pesquisa TIC Educação é identificar o acesso, o uso e a apropriação das tecnologias de informação e comunicação em escolas brasileiras, tanto no que diz respeito à prática pedagógica quanto à gestão escolar.</text:span></text:p>
      <text:soft-page-break/>
      <text:p text:style-name="P166"><text:span text:style-name="T188"><draw:custom-shape svg:x="0in" svg:y="1.18056in" svg:width="0.35486in" svg:height="3.9375in" draw:z-index="251661312" draw:id="id11" draw:style-name="a11" draw:name="Freeform 184"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span text:style-name="T189"><draw:frame draw:z-index="251667456" draw:id="id12" draw:style-name="a12" draw:name="Text Box 183" text:anchor-type="paragraph" svg:x="0.17153in" svg:y="1.28194in" svg:width="0.12292in" svg:height="0.50764in" style:rel-width="scale" style:rel-height="scale"><draw:text-box><text:p text:style-name="P190"><text:span text:style-name="T191">PORTUGUÊS</text:span></text:p></draw:text-box><svg:title/><svg:desc/></draw:frame></text:span></text:p>
      <text:p text:style-name="P192"/>
      <text:h text:style-name="P193" text:outline-level="2"><text:span text:style-name="T194">METODOLOGIA DA PESQUISA EM ESCOLAS URBANAS</text:span></text:h>
      <text:p text:style-name="P195"/>
      <text:p text:style-name="P196"/>
      <text:p text:style-name="P197"><text:span text:style-name="T198">CONCEITOS E DEFINIÇÕES</text:span></text:p>
      <text:p text:style-name="P199"><text:span text:style-name="T200">POPULAÇÃO-ALVO</text:span></text:p>
      <text:p text:style-name="P201"/>
      <text:p text:style-name="P202"><text:span text:style-name="T203"><draw:connector draw:type="line" svg:x1="1.05694in" svg:y1="0.63264in" svg:x2="1.09514in" svg:y2="0.63264in" draw:z-index="249823232" draw:id="id13" draw:style-name="a13" draw:name="Line 182" text:anchor-type="paragraph"><svg:title/><svg:desc/></draw:connector></text:span><text:span text:style-name="T204"><draw:connector draw:type="line" svg:x1="1.58889in" svg:y1="0.63264in" svg:x2="1.63125in" svg:y2="0.63264in" draw:z-index="249824256" draw:id="id14" draw:style-name="a14" draw:name="Line 181" text:anchor-type="paragraph"><svg:title/><svg:desc/></draw:connector></text:span><text:span text:style-name="T205"><draw:connector draw:type="line" svg:x1="3.48056in" svg:y1="0.63264in" svg:x2="3.51944in" svg:y2="0.63264in" draw:z-index="249825280" draw:id="id15" draw:style-name="a15" draw:name="Line 180" text:anchor-type="paragraph"><svg:title/><svg:desc/></draw:connector></text:span><text:span text:style-name="T206"><draw:connector draw:type="line" svg:x1="4.01319in" svg:y1="0.63264in" svg:x2="4.05556in" svg:y2="0.63264in" draw:z-index="249826304" draw:id="id16" draw:style-name="a16" draw:name="Line 179" text:anchor-type="paragraph"><svg:title/><svg:desc/></draw:connector></text:span><text:span text:style-name="T207"><draw:connector draw:type="line" svg:x1="6.00972in" svg:y1="0.63264in" svg:x2="6.05208in" svg:y2="0.63264in" draw:z-index="249827328" draw:id="id17" draw:style-name="a17" draw:name="Line 178" text:anchor-type="paragraph"><svg:title/><svg:desc/></draw:connector></text:span><text:span text:style-name="T208">A<text:s/></text:span><text:span text:style-name="T209">população-alvo<text:s/></text:span><text:span text:style-name="T210">do<text:s/></text:span><text:span text:style-name="T211">estudo<text:s/></text:span><text:span text:style-name="T212">é<text:s/></text:span><text:span text:style-name="T213">composta pelas escolas públicas (estaduais<text:s/></text:span><text:span text:style-name="T214">e<text:s/></text:span><text:span text:style-name="T215">municipais)<text:s/></text:span><text:span text:style-name="T216">e<text:s/></text:span><text:span text:style-name="T217">particulares<text:s/></text:span><text:span text:style-name="T218">em<text:s/></text:span><text:span text:style-name="T219">atividade, localizadas<text:s/></text:span><text:span text:style-name="T220">em<text:s/></text:span><text:span text:style-name="T221">áreas urbanas<text:s/></text:span><text:span text:style-name="T222">do<text:s/></text:span><text:span text:style-name="T223">Brasil<text:s/></text:span><text:span text:style-name="T224">e<text:s/></text:span><text:span text:style-name="T225">que<text:s/></text:span><text:span text:style-name="T226">oferecem ensino<text:s/></text:span><text:span text:style-name="T227">na<text:s/></text:span><text:span text:style-name="T228">modalidade</text:span><text:span text:style-name="T229"><text:s/></text:span><text:span text:style-name="T230">regular</text:span><text:span text:style-name="T231"><text:s/></text:span><text:span text:style-name="T232">em</text:span><text:span text:style-name="T233"><text:s/></text:span><text:span text:style-name="T234">pelo</text:span><text:span text:style-name="T235"><text:s/></text:span><text:span text:style-name="T236">menos</text:span><text:span text:style-name="T237"><text:s/></text:span><text:span text:style-name="T238">um</text:span><text:span text:style-name="T239"><text:s/></text:span><text:span text:style-name="T240">dos</text:span><text:span text:style-name="T241"><text:s/></text:span><text:span text:style-name="T242">níveis</text:span><text:span text:style-name="T243"><text:s/></text:span><text:span text:style-name="T244">de</text:span><text:span text:style-name="T245"><text:s/></text:span><text:span text:style-name="T246">ensino</text:span><text:span text:style-name="T247"><text:s/></text:span><text:span text:style-name="T248">e</text:span><text:span text:style-name="T249"><text:s/></text:span><text:span text:style-name="T250">séries.</text:span><text:span text:style-name="T251"><text:s/></text:span><text:span text:style-name="T252">Três</text:span><text:span text:style-name="T253"><text:s/></text:span><text:span text:style-name="T254">séries</text:span><text:span text:style-name="T255"><text:s/></text:span><text:span text:style-name="T256">são</text:span><text:span text:style-name="T257"><text:s/></text:span><text:span text:style-name="T258">investigadas:<text:s/></text:span><text:span text:style-name="T259">4</text:span><text:span text:style-name="T260">a<text:s/></text:span><text:span text:style-name="T261">série<text:s/></text:span><text:span text:style-name="T262">/ 5</text:span><text:span text:style-name="T263">o<text:s/></text:span><text:span text:style-name="T264">ano<text:s/></text:span><text:span text:style-name="T265">do<text:s/></text:span><text:span text:style-name="T266">Ensino Fundamental<text:s/></text:span><text:span text:style-name="T267">I, 8</text:span><text:span text:style-name="T268">a<text:s/></text:span><text:span text:style-name="T269">série<text:s/></text:span><text:span text:style-name="T270">/ 9</text:span><text:span text:style-name="T271">o<text:s/></text:span><text:span text:style-name="T272">ano<text:s/></text:span><text:span text:style-name="T273">do<text:s/></text:span><text:span text:style-name="T274">Ensino Fundamental<text:s/></text:span><text:span text:style-name="T275">II e 2</text:span><text:span text:style-name="T276">o<text:s/></text:span><text:span text:style-name="T277">ano<text:s/></text:span><text:span text:style-name="T278">do<text:s/></text:span><text:span text:style-name="T279">Ensino</text:span><text:span text:style-name="T280"><text:s/>Médio.</text:span></text:p>
      <text:p text:style-name="P281"><text:span text:style-name="T282">Também<text:s/></text:span><text:span text:style-name="T283">fazem parte<text:s/></text:span><text:span text:style-name="T284">da<text:s/></text:span><text:span text:style-name="T285">população-alvo todos<text:s/></text:span><text:span text:style-name="T286">os<text:s/></text:span><text:span text:style-name="T287">diretores<text:s/></text:span><text:span text:style-name="T288">das<text:s/></text:span><text:span text:style-name="T289">escolas,<text:s/></text:span><text:span text:style-name="T290">bem <text:s/></text:span><text:span text:style-name="T291">como<text:s/></text:span><text:span text:style-name="T292">os <text:s/></text:span><text:span text:style-name="T293">alunos matriculados<text:s/></text:span><text:span text:style-name="T294">e os<text:s/></text:span><text:span text:style-name="T295">profissionais<text:s/></text:span><text:span text:style-name="T296">que<text:s/></text:span><text:span text:style-name="T297">exercem<text:s/></text:span><text:span text:style-name="T298">as<text:s/></text:span><text:span text:style-name="T299">funções<text:s/></text:span><text:span text:style-name="T300">de<text:s/></text:span><text:span text:style-name="T301">coordenação<text:s/></text:span><text:span text:style-name="T302">pedagógica<text:s/></text:span><text:span text:style-name="T303">(coordenadores pedagógicos)<text:s/></text:span><text:span text:style-name="T304">e de<text:s/></text:span><text:span text:style-name="T305">docência (professores) relacionados<text:s/></text:span><text:span text:style-name="T306">com<text:s/></text:span><text:span text:style-name="T307">as<text:s/></text:span><text:span text:style-name="T308">turmas<text:s/></text:span><text:span text:style-name="T309">das<text:s/></text:span><text:span text:style-name="T310">séries<text:s/></text:span><text:span text:style-name="T311">e<text:s/></text:span><text:span text:style-name="T312">dos níveis<text:s/></text:span><text:span text:style-name="T313">de<text:s/></text:span><text:span text:style-name="T314">ensino considerados<text:s/></text:span><text:span text:style-name="T315">na</text:span><text:span text:style-name="T316"><text:s/></text:span><text:span text:style-name="T317">pesquisa.</text:span></text:p>
      <text:p text:style-name="P318"/>
      <text:p text:style-name="P319"/>
      <text:p text:style-name="P320"><text:span text:style-name="T321">UNIDADES DE ANÁLISE E REFERÊNCIA</text:span></text:p>
      <text:p text:style-name="P322"/>
      <text:p text:style-name="P323"><text:span text:style-name="T324">Para atingir o objetivo da pesquisa, são investigadas várias dimensões relacionadas às unidades de referência e análise. São elas:</text:span></text:p>
      <text:list text:style-name="LFO5" text:continue-numbering="true">
        <text:list-item>
          <text:p text:style-name="P325"><text:span text:style-name="T326">Escolas<text:s/></text:span><text:span text:style-name="T327">localizadas<text:s/></text:span><text:span text:style-name="T328">em<text:s/></text:span><text:span text:style-name="T329">áreas urbanas:<text:s/></text:span><text:span text:style-name="T330">perfil<text:s/></text:span><text:span text:style-name="T331">em<text:s/></text:span><text:span text:style-name="T332">termos<text:s/></text:span><text:span text:style-name="T333">de<text:s/></text:span><text:span text:style-name="T334">infraestrutura<text:s/></text:span><text:span text:style-name="T335">e<text:s/></text:span><text:span text:style-name="T336">práticas<text:s/></text:span><text:span text:style-name="T337">envolvendo</text:span><text:span text:style-name="T338"><text:s/></text:span><text:span text:style-name="T339">TIC;</text:span></text:p>
        </text:list-item>
        <text:list-item>
          <text:p text:style-name="P340"><text:span text:style-name="T341">Diretores<text:s/></text:span><text:span text:style-name="T342">de<text:s/></text:span><text:span text:style-name="T343">escolas<text:s/></text:span><text:span text:style-name="T344">localizadas<text:s/></text:span><text:span text:style-name="T345">em<text:s/></text:span><text:span text:style-name="T346">áreas urbanas: <text:s/></text:span><text:span text:style-name="T347">perfil<text:s/></text:span><text:span text:style-name="T348">de<text:s/></text:span><text:span text:style-name="T349">uso<text:s/></text:span><text:span text:style-name="T350">do<text:s/></text:span><text:span text:style-name="T351">computador<text:s/></text:span><text:span text:style-name="T352">e <text:s/>da<text:s/></text:span><text:span text:style-name="T353">Internet;<text:s/></text:span><text:span text:style-name="T354">uso das TIC nas<text:s/></text:span><text:span text:style-name="T355">atividades administrativas<text:s/></text:span><text:span text:style-name="T356">e de<text:s/></text:span><text:span text:style-name="T357">gestão; interação<text:s/></text:span><text:span text:style-name="T358">com<text:s/></text:span><text:span text:style-name="T359">a<text:s/></text:span><text:span text:style-name="T360">comunidade</text:span><text:span text:style-name="T361"><text:s/></text:span><text:span text:style-name="T362">e</text:span><text:span text:style-name="T363"><text:s/></text:span><text:span text:style-name="T364">percepção</text:span><text:span text:style-name="T365"><text:s/></text:span><text:span text:style-name="T366">sobre</text:span><text:span text:style-name="T367"><text:s/></text:span><text:span text:style-name="T368">as</text:span><text:span text:style-name="T369"><text:s/></text:span><text:span text:style-name="T370">limi</text:span><text:span text:style-name="T371">tações</text:span><text:span text:style-name="T372"><text:s/></text:span><text:span text:style-name="T373">para</text:span><text:span text:style-name="T374"><text:s/></text:span><text:span text:style-name="T375">a</text:span><text:span text:style-name="T376"><text:s/></text:span><text:span text:style-name="T377">integração</text:span><text:span text:style-name="T378"><text:s/></text:span><text:span text:style-name="T379">das</text:span><text:span text:style-name="T380"><text:s/></text:span><text:span text:style-name="T381">TIC</text:span><text:span text:style-name="T382"><text:s/></text:span><text:span text:style-name="T383">à</text:span><text:span text:style-name="T384"><text:s/></text:span><text:span text:style-name="T385">educação;</text:span></text:p>
        </text:list-item>
        <text:list-item>
          <text:p text:style-name="P386"><text:span text:style-name="T387">Coordenadores pedagógicos (pessoas<text:s/></text:span><text:span text:style-name="T388">em<text:s/></text:span><text:span text:style-name="T389">funções<text:s/></text:span><text:span text:style-name="T390">de<text:s/></text:span><text:span text:style-name="T391">coordenação<text:s/></text:span><text:span text:style-name="T392">pedagógica) de<text:s/></text:span><text:span text:style-name="T393">escolas</text:span><text:span text:style-name="T394"><text:s/></text:span><text:span text:style-name="T395">localizadas</text:span><text:span text:style-name="T396"><text:s/></text:span><text:span text:style-name="T397">em</text:span><text:span text:style-name="T398"><text:s/></text:span><text:span text:style-name="T399">áreas</text:span><text:span text:style-name="T400"><text:s/></text:span><text:span text:style-name="T401">urbanas:</text:span><text:span text:style-name="T402"><text:s/></text:span><text:span text:style-name="T403">perfil</text:span><text:span text:style-name="T404"><text:s/></text:span><text:span text:style-name="T405">de</text:span><text:span text:style-name="T406"><text:s/></text:span><text:span text:style-name="T407">uso</text:span><text:span text:style-name="T408"><text:s/></text:span><text:span text:style-name="T409">do</text:span><text:span text:style-name="T410"><text:s/></text:span><text:span text:style-name="T411">computador</text:span><text:span text:style-name="T412"><text:s/></text:span><text:span text:style-name="T413">e</text:span><text:span text:style-name="T414"><text:s/></text:span><text:span text:style-name="T415">da</text:span><text:span text:style-name="T416"><text:s/></text:span><text:span text:style-name="T417">Internet;</text:span><text:span text:style-name="T418"><text:s/></text:span><text:span text:style-name="T419">uso</text:span><text:span text:style-name="T420"><text:s/></text:span><text:span text:style-name="T421">das<text:s/></text:span><text:span text:style-name="T422">TIC</text:span><text:span text:style-name="T423"><text:s/></text:span><text:span text:style-name="T424">nas</text:span><text:span text:style-name="T425"><text:s/></text:span><text:span text:style-name="T426">atividades</text:span><text:span text:style-name="T427"><text:s/></text:span><text:span text:style-name="T428">administrativas,</text:span><text:span text:style-name="T429"><text:s/></text:span><text:span text:style-name="T430">de</text:span><text:span text:style-name="T431"><text:s/></text:span><text:span text:style-name="T432">coordenação</text:span><text:span text:style-name="T433"><text:s/></text:span><text:span text:style-name="T434">pedagógica</text:span><text:span text:style-name="T435"><text:s/></text:span><text:span text:style-name="T436">e</text:span><text:span text:style-name="T437"><text:s/></text:span><text:span text:style-name="T438">no</text:span><text:span text:style-name="T439"><text:s/></text:span><text:span text:style-name="T440">projeto</text:span><text:span text:style-name="T441"><text:s/></text:span><text:span text:style-name="T442">pedagógico<text:s/></text:span><text:span text:style-name="T443">da</text:span><text:span text:style-name="T444"><text:s/></text:span><text:span text:style-name="T445">escola;</text:span><text:span text:style-name="T446"><text:s/></text:span><text:span text:style-name="T447">e</text:span><text:span text:style-name="T448"><text:s/></text:span><text:span text:style-name="T449">percepção</text:span><text:span text:style-name="T450"><text:s/></text:span><text:span text:style-name="T451">sobre</text:span><text:span text:style-name="T452"><text:s/></text:span><text:span text:style-name="T453">as</text:span><text:span text:style-name="T454"><text:s/></text:span><text:span text:style-name="T455">limitações</text:span><text:span text:style-name="T456"><text:s/></text:span><text:span text:style-name="T457">para</text:span><text:span text:style-name="T458"><text:s/></text:span><text:span text:style-name="T459">a</text:span><text:span text:style-name="T460"><text:s/></text:span><text:span text:style-name="T461">integração</text:span><text:span text:style-name="T462"><text:s/></text:span><text:span text:style-name="T463">das</text:span><text:span text:style-name="T464"><text:s/></text:span><text:span text:style-name="T465">TIC</text:span><text:span text:style-name="T466"><text:s/></text:span><text:span text:style-name="T467">à</text:span><text:span text:style-name="T468"><text:s/></text:span><text:span text:style-name="T469">educação;</text:span></text:p>
        </text:list-item>
        <text:list-item>
          <text:p text:style-name="P470"><text:span text:style-name="T471">Professores</text:span><text:span text:style-name="T472"><text:s/></text:span><text:span text:style-name="T473">(pessoas</text:span><text:span text:style-name="T474"><text:s/></text:span><text:span text:style-name="T475">em</text:span><text:span text:style-name="T476"><text:s/></text:span><text:span text:style-name="T477">funções</text:span><text:span text:style-name="T478"><text:s/></text:span><text:span text:style-name="T479">docentes)</text:span><text:span text:style-name="T480"><text:s/></text:span><text:span text:style-name="T481">de</text:span><text:span text:style-name="T482"><text:s/></text:span><text:span text:style-name="T483">escolas</text:span><text:span text:style-name="T484"><text:s/></text:span><text:span text:style-name="T485">localizadas</text:span><text:span text:style-name="T486"><text:s/></text:span><text:span text:style-name="T487">em</text:span><text:span text:style-name="T488"><text:s/></text:span><text:span text:style-name="T489">áreas</text:span><text:span text:style-name="T490"><text:s/></text:span><text:span text:style-name="T491">urbanas:<text:s/></text:span><text:span text:style-name="T492">perfil profissional<text:s/></text:span><text:span text:style-name="T493">e de<text:s/></text:span><text:span text:style-name="T494">uso<text:s/></text:span><text:span text:style-name="T495">do<text:s/></text:span><text:span text:style-name="T496">computador<text:s/></text:span><text:span text:style-name="T497">e da<text:s/></text:span><text:span text:style-name="T498">Internet; habilidades<text:s/></text:span><text:span text:style-name="T499">e <text:s/></text:span><text:span text:style-name="T500">capacitação<text:s/></text:span><text:span text:style-name="T501">para</text:span><text:span text:style-name="T502"><text:s/></text:span><text:span text:style-name="T503">o</text:span><text:span text:style-name="T504"><text:s/></text:span><text:span text:style-name="T505">uso</text:span><text:span text:style-name="T506"><text:s/></text:span><text:span text:style-name="T507">das</text:span><text:span text:style-name="T508"><text:s/></text:span><text:span text:style-name="T509">TIC;</text:span><text:span text:style-name="T510"><text:s/></text:span><text:span text:style-name="T511">uso</text:span><text:span text:style-name="T512"><text:s/></text:span><text:span text:style-name="T513">das</text:span><text:span text:style-name="T514"><text:s/></text:span><text:span text:style-name="T515">TIC</text:span><text:span text:style-name="T516"><text:s/></text:span><text:span text:style-name="T517">nas</text:span><text:span text:style-name="T518"><text:s/></text:span><text:span text:style-name="T519">atividades</text:span><text:span text:style-name="T520"><text:s/></text:span><text:span text:style-name="T521">gerais</text:span><text:span text:style-name="T522"><text:s/></text:span><text:span text:style-name="T523">e</text:span><text:span text:style-name="T524"><text:s/></text:span><text:span text:style-name="T525">de</text:span><text:span text:style-name="T526"><text:s/></text:span><text:span text:style-name="T527">ensino-aprendizagem;</text:span><text:span text:style-name="T528"><text:s/></text:span><text:span text:style-name="T529">uso</text:span><text:span text:style-name="T530"><text:s/></text:span><text:span text:style-name="T531">de<text:s/></text:span><text:span text:style-name="T532">conteúdos educacionais digitais<text:s/></text:span><text:span text:style-name="T533">e<text:s/></text:span><text:span text:style-name="T534">percepção sobre<text:s/></text:span><text:span text:style-name="T535">as<text:s/></text:span><text:span text:style-name="T536">limitações<text:s/></text:span><text:span text:style-name="T537">para<text:s/></text:span><text:span text:style-name="T538">a<text:s/></text:span><text:span text:style-name="T539">integração<text:s/></text:span><text:span text:style-name="T540">das<text:s/></text:span><text:span text:style-name="T541">TIC<text:s/></text:span><text:span text:style-name="T542">à</text:span><text:span text:style-name="T543"><text:s/></text:span><text:span text:style-name="T544">educação;</text:span></text:p>
        </text:list-item>
        <text:list-item>
          <text:p text:style-name="P545"><text:span text:style-name="T546">Alunos<text:s/></text:span><text:span text:style-name="T547">de<text:s/></text:span><text:span text:style-name="T548">escolas<text:s/></text:span><text:span text:style-name="T549">localizadas<text:s/></text:span><text:span text:style-name="T550">em<text:s/></text:span><text:span text:style-name="T551">áreas urbanas:<text:s/></text:span><text:span text:style-name="T552">perfil<text:s/></text:span><text:span text:style-name="T553">de<text:s/></text:span><text:span text:style-name="T554">uso<text:s/></text:span><text:span text:style-name="T555">do<text:s/></text:span><text:span text:style-name="T556">computador<text:s/></text:span><text:span text:style-name="T557">e<text:s/></text:span><text:span text:style-name="T558">da<text:s/></text:span><text:span text:style-name="T559">Internet; habilidades<text:s/></text:span><text:span text:style-name="T560">para<text:s/></text:span><text:span text:style-name="T561">o<text:s/></text:span><text:span text:style-name="T562">uso das<text:s/></text:span><text:span text:style-name="T563">TIC; capacitação<text:s/></text:span><text:span text:style-name="T564">para<text:s/></text:span><text:span text:style-name="T565">o<text:s/></text:span><text:span text:style-name="T566">uso das<text:s/></text:span><text:span text:style-name="T567">TIC; atividades realizadas<text:s/></text:span><text:span text:style-name="T568">com<text:s/></text:span><text:span text:style-name="T569">o<text:s/></text:span><text:span text:style-name="T570">uso<text:s/></text:span><text:span text:style-name="T571">de<text:s/></text:span><text:span text:style-name="T572">computador e/ou Internet<text:s/></text:span><text:span text:style-name="T573">na</text:span><text:span text:style-name="T574"><text:s/></text:span><text:span text:style-name="T575">escola.</text:span></text:p>
        </text:list-item>
      </text:list>
      <text:p text:style-name="P576"/>
      <text:p text:style-name="P598"/>
      <text:p text:style-name="P599"/>
      <text:p text:style-name="P600"><text:span text:style-name="T601"><draw:custom-shape svg:x="7.12708in" svg:y="0.03125in" svg:width="0.35417in" svg:height="3.9375in" draw:z-index="251668480" draw:id="id22" draw:style-name="a22" draw:name="Freeform 177" text:anchor-type="paragraph"><svg:title/><svg:desc/><draw:enhanced-geometry draw:type="non-primitive" svg:viewBox="0 0 510 5670" draw:enhanced-path="M 509 0 L 170 0 103 13 49 50 13 104 0 170 0 5499 13 5565 49 5619 103 5656 170 5669 509 5669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45 * ?f4 / 5670"/><draw:equation draw:name="f11" draw:formula="0 + 10433 - 10263"/><draw:equation draw:name="f12" draw:formula="?f11 * ?f5 / 510"/><draw:equation draw:name="f13" draw:formula="0 + 10366 - 10263"/><draw:equation draw:name="f14" draw:formula="?f13 * ?f5 / 510"/><draw:equation draw:name="f15" draw:formula="58 * ?f4 / 5670"/><draw:equation draw:name="f16" draw:formula="0 + 10312 - 10263"/><draw:equation draw:name="f17" draw:formula="?f16 * ?f5 / 510"/><draw:equation draw:name="f18" draw:formula="95 * ?f4 / 5670"/><draw:equation draw:name="f19" draw:formula="0 + 10276 - 10263"/><draw:equation draw:name="f20" draw:formula="?f19 * ?f5 / 510"/><draw:equation draw:name="f21" draw:formula="149 * ?f4 / 5670"/><draw:equation draw:name="f22" draw:formula="0 + 10263 - 10263"/><draw:equation draw:name="f23" draw:formula="?f22 * ?f5 / 510"/><draw:equation draw:name="f24" draw:formula="215 * ?f4 / 5670"/><draw:equation draw:name="f25" draw:formula="5544 * ?f4 / 5670"/><draw:equation draw:name="f26" draw:formula="5610 * ?f4 / 5670"/><draw:equation draw:name="f27" draw:formula="5664 * ?f4 / 5670"/><draw:equation draw:name="f28" draw:formula="5701 * ?f4 / 5670"/><draw:equation draw:name="f29" draw:formula="5714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602"><draw:frame draw:z-index="251669504" draw:id="id23" draw:style-name="a23" draw:name="Text Box 176" text:anchor-type="paragraph" svg:x="7.18056in" svg:y="0.13125in" svg:width="0.12292in" svg:height="0.50764in" style:rel-width="scale" style:rel-height="scale"><draw:text-box><text:p text:style-name="P603"><text:span text:style-name="T604">PORTUGUÊS</text:span></text:p></draw:text-box><svg:title/><svg:desc/></draw:frame></text:span><text:span text:style-name="T605">DOMÍNIOS DE INTERESSE PARA ANÁLISE E DIVULGAÇÃO</text:span></text:p>
      <text:p text:style-name="P606"/>
      <text:p text:style-name="P607"><text:span text:style-name="T608">Para as unidades de análise e referência, os resultados são divulgados para domínios definidos com base nas variáveis e nos níveis descritos a seguir.</text:span></text:p>
      <text:p text:style-name="P609"><text:span text:style-name="T610">Para todas as unidades de análise:</text:span></text:p>
      <text:p text:style-name="P611"/>
      <text:list text:style-name="LFO5" text:continue-numbering="true">
        <text:list-item>
          <text:list>
            <text:list-item>
              <text:p text:style-name="P612"><text:span text:style-name="T613">Região:</text:span><text:span text:style-name="T614"><text:s/></text:span><text:span text:style-name="T615">corresponde</text:span><text:span text:style-name="T616"><text:s/></text:span><text:span text:style-name="T617">à</text:span><text:span text:style-name="T618"><text:s/></text:span><text:span text:style-name="T619">divisão</text:span><text:span text:style-name="T620"><text:s/></text:span><text:span text:style-name="T621">regional</text:span><text:span text:style-name="T622"><text:s/></text:span><text:span text:style-name="T623">do</text:span><text:span text:style-name="T624"><text:s/></text:span><text:span text:style-name="T625">Brasil,</text:span><text:span text:style-name="T626"><text:s/></text:span><text:span text:style-name="T627">segundo</text:span><text:span text:style-name="T628"><text:s/></text:span><text:span text:style-name="T629">critérios</text:span><text:span text:style-name="T630"><text:s/></text:span><text:span text:style-name="T631">do</text:span><text:span text:style-name="T632"><text:s/></text:span><text:span text:style-name="T633">Instituto</text:span><text:span text:style-name="T634"><text:s/></text:span><text:span text:style-name="T635">Brasileiro<text:s/></text:span><text:span text:style-name="T636">de<text:s/></text:span><text:span text:style-name="T637">Geografia<text:s/></text:span><text:span text:style-name="T638">e<text:s/></text:span><text:span text:style-name="T639">Estatística (IBGE),<text:s/></text:span><text:span text:style-name="T640">nas<text:s/></text:span><text:span text:style-name="T641">macrorregiões Centro-Oeste, Nordeste,<text:s/></text:span><text:span text:style-name="T642">Norte,<text:s/></text:span><text:span text:style-name="T643">Sudeste<text:s/></text:span><text:span text:style-name="T644">e</text:span><text:span text:style-name="T645"><text:s/></text:span><text:span text:style-name="T646">Sul;</text:span></text:p>
            </text:list-item>
            <text:list-item>
              <text:p text:style-name="P647"><text:span text:style-name="T648">Dependência administrativa:<text:s/></text:span><text:span text:style-name="T649">corresponde<text:s/></text:span><text:span text:style-name="T650">ao<text:s/></text:span><text:span text:style-name="T651">tipo<text:s/></text:span><text:span text:style-name="T652">de<text:s/></text:span><text:span text:style-name="T653">subordinação administrativa<text:s/></text:span><text:span text:style-name="T654">da<text:s/></text:span><text:span text:style-name="T655">escola<text:s/></text:span><text:span text:style-name="T656">–<text:s/></text:span><text:span text:style-name="T657">pública municipal, pública estadual<text:s/></text:span><text:span text:style-name="T658">ou</text:span><text:span text:style-name="T659"><text:s/></text:span><text:span text:style-name="T660">particular.</text:span></text:p>
            </text:list-item>
          </text:list>
        </text:list-item>
      </text:list>
      <text:p text:style-name="P661"/>
      <text:p text:style-name="P662"><text:span text:style-name="T663">Com exceção da escola:</text:span></text:p>
      <text:p text:style-name="P664"/>
      <text:list text:style-name="LFO5" text:continue-numbering="true">
        <text:list-item>
          <text:list>
            <text:list-item>
              <text:p text:style-name="P665"><text:span text:style-name="T666">Sexo:<text:s/></text:span><text:span text:style-name="T667">corresponde<text:s/></text:span><text:span text:style-name="T668">à<text:s/></text:span><text:span text:style-name="T669">divisão<text:s/></text:span><text:span text:style-name="T670">em<text:s/></text:span><text:span text:style-name="T671">feminino<text:s/></text:span><text:span text:style-name="T672">ou</text:span><text:span text:style-name="T673"><text:s/>masculino.</text:span></text:p>
            </text:list-item>
          </text:list>
        </text:list-item>
      </text:list>
      <text:p text:style-name="P674"/>
      <text:p text:style-name="P675"><text:span text:style-name="T676">Para alunos e professores:</text:span></text:p>
      <text:p text:style-name="P677"/>
      <text:list text:style-name="LFO5" text:continue-numbering="true">
        <text:list-item>
          <text:list>
            <text:list-item>
              <text:p text:style-name="P678"><text:span text:style-name="T679">Série:<text:s/></text:span><text:span text:style-name="T680">corresponde<text:s/></text:span><text:span text:style-name="T681">ao<text:s/></text:span><text:span text:style-name="T682">nível<text:s/></text:span><text:span text:style-name="T683">de<text:s/></text:span><text:span text:style-name="T684">ensino<text:s/></text:span><text:span text:style-name="T685">do<text:s/></text:span><text:span text:style-name="T686">processo educacional<text:s/></text:span><text:span text:style-name="T687">em<text:s/></text:span><text:span text:style-name="T688">que<text:s/></text:span><text:span text:style-name="T689">o<text:s/></text:span><text:span text:style-name="T690">respondente<text:s/></text:span><text:span text:style-name="T691">leciona<text:s/></text:span><text:span text:style-name="T692">ou<text:s/></text:span><text:span text:style-name="T693">estuda.</text:span></text:p>
            </text:list-item>
          </text:list>
        </text:list-item>
      </text:list>
      <text:p text:style-name="P694"/>
      <text:p text:style-name="P695"><text:span text:style-name="T696">Para diretores, coordenadores pedagógicos e professores:</text:span></text:p>
      <text:p text:style-name="P697"/>
      <text:list text:style-name="LFO5" text:continue-numbering="true">
        <text:list-item>
          <text:list>
            <text:list-item>
              <text:p text:style-name="P698"><text:span text:style-name="T699">Faixa<text:s/></text:span><text:span text:style-name="T700">etária:<text:s/></text:span><text:span text:style-name="T701">corresponde<text:s/></text:span><text:span text:style-name="T702">às<text:s/></text:span><text:span text:style-name="T703">faixas<text:s/></text:span><text:span text:style-name="T704">de<text:s/></text:span><text:span text:style-name="T705">idade<text:s/></text:span><text:span text:style-name="T706">em<text:s/></text:span><text:span text:style-name="T707">anos completos<text:s/></text:span><text:span text:style-name="T708">do<text:s/></text:span><text:span text:style-name="T709">respondente<text:s/></text:span><text:span text:style-name="T710">no<text:s/></text:span><text:span text:style-name="T711">dia<text:s/></text:span><text:span text:style-name="T712">da<text:s/></text:span><text:span text:style-name="T713">entrevista, expressa<text:s/></text:span><text:span text:style-name="T714">em<text:s/></text:span><text:span text:style-name="T715">anos</text:span><text:span text:style-name="T716"><text:s/></text:span><text:span text:style-name="T717">completos;</text:span></text:p>
            </text:list-item>
            <text:list-item>
              <text:p text:style-name="P718"><text:span text:style-name="T719">Renda</text:span><text:span text:style-name="T720"><text:s/></text:span><text:span text:style-name="T721">familiar:</text:span><text:span text:style-name="T722"><text:s/></text:span><text:span text:style-name="T723">corresponde</text:span><text:span text:style-name="T724"><text:s/></text:span><text:span text:style-name="T725">à</text:span><text:span text:style-name="T726"><text:s/></text:span><text:span text:style-name="T727">soma</text:span><text:span text:style-name="T728"><text:s/></text:span><text:span text:style-name="T729">da</text:span><text:span text:style-name="T730"><text:s/></text:span><text:span text:style-name="T731">renda</text:span><text:span text:style-name="T732"><text:s/></text:span><text:span text:style-name="T733">mensal</text:span><text:span text:style-name="T734"><text:s/></text:span><text:span text:style-name="T735">de</text:span><text:span text:style-name="T736"><text:s/></text:span><text:span text:style-name="T737">todos</text:span><text:span text:style-name="T738"><text:s/></text:span><text:span text:style-name="T739">os</text:span><text:span text:style-name="T740"><text:s/></text:span><text:span text:style-name="T741">membros</text:span><text:span text:style-name="T742"><text:s/></text:span><text:span text:style-name="T743">do</text:span><text:span text:style-name="T744"><text:s/></text:span><text:span text:style-name="T745">domicílio<text:s/></text:span><text:span text:style-name="T746">do<text:s/></text:span><text:span text:style-name="T747">respondente expressa<text:s/></text:span><text:span text:style-name="T748">em<text:s/></text:span><text:span text:style-name="T749">três faixas<text:s/></text:span><text:span text:style-name="T750">de<text:s/></text:span><text:span text:style-name="T751">múltiplos<text:s/></text:span><text:span text:style-name="T752">do<text:s/></text:span><text:span text:style-name="T753">SM,<text:s/></text:span><text:span text:style-name="T754">considerando<text:s/></text:span><text:span text:style-name="T755">o SM<text:s/></text:span><text:span text:style-name="T756">vigente<text:s/></text:span><text:span text:style-name="T757">definido pelo Ministério<text:s/></text:span><text:span text:style-name="T758">do Trabalho e do<text:s/></text:span><text:span text:style-name="T759">Emprego<text:s/></text:span><text:span text:style-name="T760">no<text:s/></text:span><text:span text:style-name="T761">mês<text:s/></text:span><text:span text:style-name="T762">anterior<text:s/></text:span><text:span text:style-name="T763">ao<text:s/></text:span><text:span text:style-name="T764">dia<text:s/></text:span><text:span text:style-name="T765">da</text:span><text:span text:style-name="T766"><text:s/></text:span><text:span text:style-name="T767">entrevista;</text:span></text:p>
            </text:list-item>
            <text:list-item>
              <text:p text:style-name="P768"><text:span text:style-name="T769">Renda</text:span><text:span text:style-name="T770"><text:s/></text:span><text:span text:style-name="T771">pessoal:</text:span><text:span text:style-name="T772"><text:s/></text:span><text:span text:style-name="T773">corresponde</text:span><text:span text:style-name="T774"><text:s/></text:span><text:span text:style-name="T775">à</text:span><text:span text:style-name="T776"><text:s/></text:span><text:span text:style-name="T777">soma</text:span><text:span text:style-name="T778"><text:s/></text:span><text:span text:style-name="T779">da</text:span><text:span text:style-name="T780"><text:s/></text:span><text:span text:style-name="T781">renda</text:span><text:span text:style-name="T782"><text:s/></text:span><text:span text:style-name="T783">mensal</text:span><text:span text:style-name="T784"><text:s/></text:span><text:span text:style-name="T785">total</text:span><text:span text:style-name="T786"><text:s/></text:span><text:span text:style-name="T787">do</text:span><text:span text:style-name="T788"><text:s/></text:span><text:span text:style-name="T789">respondente</text:span><text:span text:style-name="T790"><text:s/></text:span><text:span text:style-name="T791">expressa</text:span><text:span text:style-name="T792"><text:s/></text:span><text:span text:style-name="T793">em<text:s/></text:span><text:span text:style-name="T794">três faixas<text:s/></text:span><text:span text:style-name="T795">de<text:s/></text:span><text:span text:style-name="T796">múltiplos<text:s/></text:span><text:span text:style-name="T797">do<text:s/></text:span><text:span text:style-name="T798">SM,<text:s/></text:span><text:span text:style-name="T799">considerando<text:s/></text:span><text:span text:style-name="T800">o SM<text:s/></text:span><text:span text:style-name="T801">vigente definido pelo Ministério<text:s/></text:span><text:span text:style-name="T802">do<text:s/></text:span><text:span text:style-name="T803">Trabalho e do<text:s/></text:span><text:span text:style-name="T804">Emprego<text:s/></text:span><text:span text:style-name="T805">no<text:s/></text:span><text:span text:style-name="T806">mês<text:s/></text:span><text:span text:style-name="T807">anterior<text:s/></text:span><text:span text:style-name="T808">ao<text:s/></text:span><text:span text:style-name="T809">dia<text:s/></text:span><text:span text:style-name="T810">da</text:span><text:span text:style-name="T811"><text:s/></text:span><text:span text:style-name="T812">entrevista.</text:span></text:p>
            </text:list-item>
          </text:list>
        </text:list-item>
      </text:list>
      <text:p text:style-name="P813"/>
      <text:p text:style-name="P814"/>
      <text:h text:style-name="P815" text:outline-level="2"><text:span text:style-name="T816">INSTRUMENTOS DE COLETA</text:span></text:h>
      <text:p text:style-name="P817"/>
      <text:p text:style-name="P818"><text:span text:style-name="T819">INFORMAÇÕES SOBRE OS INSTRUMENTOS DE COLETA</text:span></text:p>
      <text:p text:style-name="P820"/>
      <text:p text:style-name="P821"><text:span text:style-name="T822">As entrevistas em escolas urbanas são realizadas com questionários estruturados específicos para os públicos abordados na pesquisa: alunos, professores, coordenadores pedagógicos e diretores. O questionário da unidade de análise Escolas é respondido pelos<text:s/></text:span><text:span text:style-name="T823">diretores. Mais informações sobre os instrumentos de coleta podem ser encontradas no Relatório de Coleta de Dados da pesquisa.</text:span></text:p>
      <text:soft-page-break/>
      <text:p text:style-name="P824"><text:span text:style-name="T846"><draw:custom-shape svg:x="0in" svg:y="1.18056in" svg:width="0.35486in" svg:height="3.9375in" draw:z-index="251670528" draw:id="id28" draw:style-name="a28" draw:name="Freeform 175"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span text:style-name="T847"><draw:frame draw:z-index="251682816" draw:id="id29" draw:style-name="a29" draw:name="Text Box 174" text:anchor-type="paragraph" svg:x="0.17153in" svg:y="1.28194in" svg:width="0.12292in" svg:height="0.50764in" style:rel-width="scale" style:rel-height="scale"><draw:text-box><text:p text:style-name="P848"><text:span text:style-name="T849">PORTUGUÊS</text:span></text:p></draw:text-box><svg:title/><svg:desc/></draw:frame></text:span></text:p>
      <text:p text:style-name="P850"/>
      <text:h text:style-name="P851" text:outline-level="2"><text:span text:style-name="T852">PLANO AMOSTRAL</text:span></text:h>
      <text:p text:style-name="P853"/>
      <text:p text:style-name="P854"><text:span text:style-name="T855">A amostra de escolas urbanas é probabilística e selecionada em múltiplos estági</text:span><text:span text:style-name="T856">os, que dependem do público-alvo da pesquisa. O primeiro estágio de seleção da amostra de escolas é realizado a partir da estratificação do universo da pesquisa segundo capitais e grandes regiões brasileiras. Em cada estrato, foram selecionadas localidades</text:span><text:span text:style-name="T857"><text:s/>que consistem em aglomerados de municípios vizinhos segundo características de número de turmas (a serem descritas em detalhes a seguir).</text:span></text:p>
      <text:p text:style-name="P858"><text:span text:style-name="T859"><draw:connector draw:type="line" svg:x1="2.39861in" svg:y1="0.33889in" svg:x2="2.44097in" svg:y2="0.33889in" draw:z-index="249832448" draw:id="id30" draw:style-name="a30" draw:name="Line 173" text:anchor-type="paragraph"><svg:title/><svg:desc/></draw:connector></text:span><text:span text:style-name="T860"><draw:connector draw:type="line" svg:x1="2.76806in" svg:y1="0.33889in" svg:x2="2.81042in" svg:y2="0.33889in" draw:z-index="249833472" draw:id="id31" draw:style-name="a31" draw:name="Line 172" text:anchor-type="paragraph"><svg:title/><svg:desc/></draw:connector></text:span><text:span text:style-name="T861"><draw:connector draw:type="line" svg:x1="4.91111in" svg:y1="0.33889in" svg:x2="4.95347in" svg:y2="0.33889in" draw:z-index="249834496" draw:id="id32" draw:style-name="a32" draw:name="Line 171" text:anchor-type="paragraph"><svg:title/><svg:desc/></draw:connector></text:span><text:span text:style-name="T862"><draw:connector draw:type="line" svg:x1="2.30417in" svg:y1="0.7in" svg:x2="2.34653in" svg:y2="0.7in" draw:z-index="249835520" draw:id="id33" draw:style-name="a33" draw:name="Line 170" text:anchor-type="paragraph"><svg:title/><svg:desc/></draw:connector></text:span><text:span text:style-name="T863"><draw:connector draw:type="line" svg:x1="2.55764in" svg:y1="0.7in" svg:x2="2.6in" svg:y2="0.7in" draw:z-index="249836544" draw:id="id34" draw:style-name="a34" draw:name="Line 169" text:anchor-type="paragraph"><svg:title/><svg:desc/></draw:connector></text:span><text:span text:style-name="T864"><draw:connector draw:type="line" svg:x1="1.90833in" svg:y1="0.88056in" svg:x2="1.95069in" svg:y2="0.88056in" draw:z-index="249837568" draw:id="id35" draw:style-name="a35" draw:name="Line 168" text:anchor-type="paragraph"><svg:title/><svg:desc/></draw:connector></text:span><text:span text:style-name="T865"><draw:connector draw:type="line" svg:x1="2.61042in" svg:y1="0.88056in" svg:x2="2.65278in" svg:y2="0.88056in" draw:z-index="249838592" draw:id="id36" draw:style-name="a36" draw:name="Line 167" text:anchor-type="paragraph"><svg:title/><svg:desc/></draw:connector></text:span><text:span text:style-name="T866"><draw:connector draw:type="line" svg:x1="1.05694in" svg:y1="1.42222in" svg:x2="1.09931in" svg:y2="1.42222in" draw:z-index="249839616" draw:id="id37" draw:style-name="a37" draw:name="Line 166" text:anchor-type="paragraph"><svg:title/><svg:desc/></draw:connector></text:span><text:span text:style-name="T867">Para as capitais e localidades selecionadas, as escolas são divididas segundo os anos de ensino que estão dis</text:span><text:span text:style-name="T868">poníveis: 5</text:span><text:span text:style-name="T869">o<text:s/></text:span><text:span text:style-name="T870">ou 9</text:span><text:span text:style-name="T871">o<text:s/></text:span><text:span text:style-name="T872">anos do Ensino Fundamental, ou 2</text:span><text:span text:style-name="T873">o<text:s/></text:span><text:span text:style-name="T874">ano do Ensino Médio, construindo três listas para a seleção de escolas – as escolas-série. Sendo assim, uma escola que tenha turmas nos 5</text:span><text:span text:style-name="T875">o<text:s/></text:span><text:span text:style-name="T876">e 9</text:span><text:span text:style-name="T877">o<text:s/></text:span><text:span text:style-name="T878">anos do Ensino Fundamental é incluída no cadastro para sele</text:span><text:span text:style-name="T879">ção da amostra do 5</text:span><text:span text:style-name="T880">o<text:s/></text:span><text:span text:style-name="T881">ano e do 9</text:span><text:span text:style-name="T882">o<text:s/></text:span><text:span text:style-name="T883">ano. Isso significa que as escolas que possuem turmas em mais de uma série de interesse participam mais de uma vez do processo de amostragem. Em cada umas das listas, a seleção da amostra de escolas-série é realizada de for</text:span><text:span text:style-name="T884">ma independente – 2</text:span><text:span text:style-name="T885">o<text:s/></text:span><text:span text:style-name="T886">estágio de seleção. Esse estágio traz para a pesquisa as escolas-série que fazem parte da amostra e, a partir dessa amostra, são atribuídos os respondentes para as unidades de análise Escolas e Diretores.</text:span></text:p>
      <text:p text:style-name="P887"><text:span text:style-name="T888"><draw:connector draw:type="line" svg:x1="2.82361in" svg:y1="0.51806in" svg:x2="2.86597in" svg:y2="0.51806in" draw:z-index="249840640" draw:id="id38" draw:style-name="a38" draw:name="Line 165" text:anchor-type="paragraph"><svg:title/><svg:desc/></draw:connector></text:span><text:span text:style-name="T889"><draw:connector draw:type="line" svg:x1="4.19722in" svg:y1="0.69861in" svg:x2="4.23958in" svg:y2="0.69861in" draw:z-index="249841664" draw:id="id39" draw:style-name="a39" draw:name="Line 164" text:anchor-type="paragraph"><svg:title/><svg:desc/></draw:connector></text:span><text:span text:style-name="T890">Nas<text:s/></text:span><text:span text:style-name="T891">escolas-série selecionadas,<text:s/></text:span><text:span text:style-name="T892">são<text:s/></text:span><text:span text:style-name="T893">realizadas<text:s/></text:span><text:span text:style-name="T894">as<text:s/></text:span><text:span text:style-name="T895">listagens<text:s/></text:span><text:span text:style-name="T896">de<text:s/></text:span><text:span text:style-name="T897">turmas,<text:s/></text:span><text:span text:style-name="T898">coordenadores<text:s/></text:span><text:span text:style-name="T899">pedagógicos<text:s/></text:span><text:span text:style-name="T900">e<text:s/></text:span><text:span text:style-name="T901">professores<text:s/></text:span><text:span text:style-name="T902">de<text:s/></text:span><text:span text:style-name="T903">Língua<text:s/></text:span><text:span text:style-name="T904">Portuguesa,<text:s/></text:span><text:span text:style-name="T905">Matemática<text:s/></text:span><text:span text:style-name="T906">ou de<text:s/></text:span><text:span text:style-name="T907">anos iniciais<text:s/></text:span><text:span text:style-name="T908">de<text:s/></text:span><text:span text:style-name="T909">Ensino<text:s/></text:span><text:span text:style-name="T910">Fundamental</text:span><text:span text:style-name="T911"><text:s/></text:span><text:span text:style-name="T912">(para</text:span><text:span text:style-name="T913"><text:s/></text:span><text:span text:style-name="T914">as</text:span><text:span text:style-name="T915"><text:s/></text:span><text:span text:style-name="T916">turmas</text:span><text:span text:style-name="T917"><text:s/></text:span><text:span text:style-name="T918">de</text:span><text:span text:style-name="T919"><text:s/></text:span><text:span text:style-name="T920">5</text:span><text:span text:style-name="T921">o</text:span><text:span text:style-name="T922"><text:s/></text:span><text:span text:style-name="T923">ano).</text:span><text:span text:style-name="T924"><text:s/></text:span><text:span text:style-name="T925">A</text:span><text:span text:style-name="T926"><text:s/></text:span><text:span text:style-name="T927">partir</text:span><text:span text:style-name="T928"><text:s/></text:span><text:span text:style-name="T929">dessas</text:span><text:span text:style-name="T930"><text:s/></text:span><text:span text:style-name="T931">listas,</text:span><text:span text:style-name="T932"><text:s/></text:span><text:span text:style-name="T933">são</text:span><text:span text:style-name="T934"><text:s/></text:span><text:span text:style-name="T935">selecionados</text:span><text:span text:style-name="T936"><text:s/></text:span><text:span text:style-name="T937">os</text:span><text:span text:style-name="T938"><text:s/></text:span><text:span text:style-name="T939">coordenadores<text:s/></text:span><text:span text:style-name="T940">pedagógicos<text:s/></text:span><text:span text:style-name="T941">e<text:s/></text:span><text:span text:style-name="T942">professores<text:s/></text:span><text:span text:style-name="T943">para<text:s/></text:span><text:span text:style-name="T944">responder<text:s/></text:span><text:span text:style-name="T945">à<text:s/></text:span><text:span text:style-name="T946">pesquisa<text:s/></text:span><text:span text:style-name="T947">– 3</text:span><text:span text:style-name="T948">o<text:s/></text:span><text:span text:style-name="T949">estágio<text:s/></text:span><text:span text:style-name="T950">de</text:span><text:span text:style-name="T951"><text:s/></text:span><text:span text:style-name="T952">seleção.</text:span></text:p>
      <text:p text:style-name="P953"><text:span text:style-name="T954"><draw:connector draw:type="line" svg:x1="4.60694in" svg:y1="0.34028in" svg:x2="4.64931in" svg:y2="0.34028in" draw:z-index="249842688" draw:id="id40" draw:style-name="a40" draw:name="Line 163" text:anchor-type="paragraph"><svg:title/><svg:desc/></draw:connector></text:span><text:span text:style-name="T955">Para as turmas selecionadas no terceiro estágio, é realizada a listagem de alunos matriculados para a seleção de alunos que devem responder à pesquisa – 4</text:span><text:span text:style-name="T956">o<text:s/></text:span><text:span text:style-name="T957">estágio<text:s/></text:span><text:span text:style-name="T958">de seleção. Essa é a última etapa para a construção da amostra que atende a todos os universos de interesse da pesquisa.</text:span></text:p>
      <text:p text:style-name="P959"/>
      <text:p text:style-name="P960"/>
      <text:p text:style-name="P961"><text:span text:style-name="T962">CADASTRO E FONTES DE INFORMAÇÃO</text:span></text:p>
      <text:p text:style-name="P963"/>
      <text:p text:style-name="P964"><text:span text:style-name="T965">O<text:s/></text:span><text:span text:style-name="T966">cadastro utilizado<text:s/></text:span><text:span text:style-name="T967">para<text:s/></text:span><text:span text:style-name="T968">seleção<text:s/></text:span><text:span text:style-name="T969">das<text:s/></text:span><text:span text:style-name="T970">escolas-série<text:s/></text:span><text:span text:style-name="T971">é o<text:s/></text:span><text:span text:style-name="T972">Censo Escolar<text:s/></text:span><text:span text:style-name="T973">da<text:s/></text:span><text:span text:style-name="T974">Educação<text:s/></text:span><text:span text:style-name="T975">Básica,<text:s/></text:span><text:span text:style-name="T976">coordenado</text:span><text:span text:style-name="T977"><text:s/></text:span><text:span text:style-name="T978">pelo</text:span><text:span text:style-name="T979"><text:s/></text:span><text:span text:style-name="T980">Instituto</text:span><text:span text:style-name="T981"><text:s/></text:span><text:span text:style-name="T982">Nacional</text:span><text:span text:style-name="T983"><text:s/></text:span><text:span text:style-name="T984">de</text:span><text:span text:style-name="T985"><text:s/></text:span><text:span text:style-name="T986">Estudos</text:span><text:span text:style-name="T987"><text:s/></text:span><text:span text:style-name="T988">e</text:span><text:span text:style-name="T989"><text:s/></text:span><text:span text:style-name="T990">Pesquisas</text:span><text:span text:style-name="T991"><text:s/></text:span><text:span text:style-name="T992">Educacionais</text:span><text:span text:style-name="T993"><text:s/></text:span><text:span text:style-name="T994">Anísio</text:span><text:span text:style-name="T995"><text:s/></text:span><text:span text:style-name="T996">Teixeira</text:span><text:span text:style-name="T997"><text:s/></text:span><text:span text:style-name="T998">(Inep).<text:s/></text:span><text:span text:style-name="T999">Esse</text:span><text:span text:style-name="T1000"><text:s/></text:span><text:span text:style-name="T1001">cadastro</text:span><text:span text:style-name="T1002"><text:s/></text:span><text:span text:style-name="T1003">contém</text:span><text:span text:style-name="T1004"><text:s/></text:span><text:span text:style-name="T1005">dados</text:span><text:span text:style-name="T1006"><text:s/></text:span><text:span text:style-name="T1007">referentes</text:span><text:span text:style-name="T1008"><text:s/></text:span><text:span text:style-name="T1009">a</text:span><text:span text:style-name="T1010"><text:s/></text:span><text:span text:style-name="T1011">todas</text:span><text:span text:style-name="T1012"><text:s/></text:span><text:span text:style-name="T1013">as</text:span><text:span text:style-name="T1014"><text:s/></text:span><text:span text:style-name="T1015">escolas</text:span><text:span text:style-name="T1016"><text:s/></text:span><text:span text:style-name="T1017">de</text:span><text:span text:style-name="T1018"><text:s/></text:span><text:span text:style-name="T1019">Educação</text:span><text:span text:style-name="T1020"><text:s/></text:span><text:span text:style-name="T1021">Básica</text:span><text:span text:style-name="T1022"><text:s/></text:span><text:span text:style-name="T1023">no</text:span><text:span text:style-name="T1024"><text:s/></text:span><text:span text:style-name="T1025">Brasil.</text:span><text:span text:style-name="T1026"><text:s/></text:span><text:span text:style-name="T1027">A</text:span><text:span text:style-name="T1028"><text:s/></text:span><text:span text:style-name="T1029">partir<text:s/></text:span><text:span text:style-name="T1030">do</text:span><text:span text:style-name="T1031"><text:s/></text:span><text:span text:style-name="T1032">cadastro</text:span><text:span text:style-name="T1033"><text:s/></text:span><text:span text:style-name="T1034">mais</text:span><text:span text:style-name="T1035"><text:s/></text:span><text:span text:style-name="T1036">recente</text:span><text:span text:style-name="T1037"><text:s/></text:span><text:span text:style-name="T1038">de</text:span><text:span text:style-name="T1039"><text:s/></text:span><text:span text:style-name="T1040">escolas</text:span><text:span text:style-name="T1041"><text:s/></text:span><text:span text:style-name="T1042">do</text:span><text:span text:style-name="T1043"><text:s/></text:span><text:span text:style-name="T1044">Inep</text:span><text:span text:style-name="T1045"><text:s/></text:span><text:span text:style-name="T1046">(divulgado</text:span><text:span text:style-name="T1047"><text:s/></text:span><text:span text:style-name="T1048">em</text:span><text:span text:style-name="T1049"><text:s/></text:span><text:span text:style-name="T1050">março</text:span><text:span text:style-name="T1051"><text:s/></text:span><text:span text:style-name="T1052">de</text:span><text:span text:style-name="T1053"><text:s/></text:span><text:span text:style-name="T1054">cada</text:span><text:span text:style-name="T1055"><text:s/></text:span><text:span text:style-name="T1056">ano),</text:span><text:span text:style-name="T1057"><text:s/></text:span><text:span text:style-name="T1058">são</text:span><text:span text:style-name="T1059"><text:s/></text:span><text:span text:style-name="T1060">separadas aquelas<text:s/></text:span><text:span text:style-name="T1061">que<text:s/></text:span><text:span text:style-name="T1062">satisfazem<text:s/></text:span><text:span text:style-name="T1063">a<text:s/></text:span><text:span text:style-name="T1064">todas<text:s/></text:span><text:span text:style-name="T1065">as<text:s/></text:span><text:span text:style-name="T1066">condições<text:s/></text:span><text:span text:style-name="T1067">de<text:s/></text:span><text:span text:style-name="T1068">elegibilidade<text:s/></text:span><text:span text:style-name="T1069">para<text:s/></text:span><text:span text:style-name="T1070">participar<text:s/></text:span><text:span text:style-name="T1071">da<text:s/></text:span><text:span text:style-name="T1072">população<text:s/></text:span><text:span text:style-name="T1073">da<text:s/></text:span><text:span text:style-name="T1074">pesquisa,</text:span><text:span text:style-name="T1075"><text:s/></text:span><text:span text:style-name="T1076">ou</text:span><text:span text:style-name="T1077"><text:s/></text:span><text:span text:style-name="T1078">seja,</text:span><text:span text:style-name="T1079"><text:s/></text:span><text:span text:style-name="T1080">escolas</text:span><text:span text:style-name="T1081"><text:s/></text:span><text:span text:style-name="T1082">em</text:span><text:span text:style-name="T1083"><text:s/></text:span><text:span text:style-name="T1084">funcionamento,</text:span><text:span text:style-name="T1085"><text:s/></text:span><text:span text:style-name="T1086">localizadas</text:span><text:span text:style-name="T1087"><text:s/></text:span><text:span text:style-name="T1088">em</text:span><text:span text:style-name="T1089"><text:s/></text:span><text:span text:style-name="T1090">área</text:span><text:span text:style-name="T1091"><text:s/></text:span><text:span text:style-name="T1092">urbana,</text:span><text:span text:style-name="T1093"><text:s/></text:span><text:span text:style-name="T1094">que</text:span><text:span text:style-name="T1095"><text:s/></text:span><text:span text:style-name="T1096">não</text:span><text:span text:style-name="T1097"><text:s/></text:span><text:span text:style-name="T1098">estejam</text:span><text:span text:style-name="T1099"><text:s/></text:span><text:span text:style-name="T1100">em<text:s/></text:span><text:span text:style-name="T1101">áreas diferenciadas<text:s/></text:span><text:span text:style-name="T1102">e<text:s/></text:span><text:span text:style-name="T1103">que<text:s/></text:span><text:span text:style-name="T1104">possuem<text:s/></text:span><text:span text:style-name="T1105">a<text:s/></text:span><text:span text:style-name="T1106">população-alvo<text:s/></text:span><text:span text:style-name="T1107">do</text:span><text:span text:style-name="T1108"><text:s/></text:span><text:span text:style-name="T1109">estudo.</text:span></text:p>
      <text:p text:style-name="P1110"><text:span text:style-name="T1111">As escolas potencialmente elegíveis também têm seus cadastros de turmas analisados para permitir identificar quais poderiam fazer parte da amostra. Isso é necessário porque a cobertura da pesquisa se refere apenas às turmas de educação regular.<text:s/></text:span><text:span text:style-name="T1112">Turmas de Educação Infantil, Educação Especial, Educação de Jovens e Adultos (EJA) e de Ensino Profissionalizante estão fora do escopo da pesquisa.</text:span></text:p>
      <text:p text:style-name="P1113"><text:span text:style-name="T1114">As escolas elegíveis que tenham sido criadas durante o ano em que se dá a coleta de dados não fazem parte da</text:span><text:span text:style-name="T1115"><text:s/>população da pesquisa. Para todas as demais unidades de referência (diretores,</text:span></text:p>
      <text:p text:style-name="P1116"/>
      <text:p text:style-name="P1138"/>
      <text:p text:style-name="P1139"/>
      <text:p text:style-name="P1140"><text:span text:style-name="T1141"><draw:custom-shape svg:x="7.12708in" svg:y="0.03333in" svg:width="0.35417in" svg:height="3.9375in" draw:z-index="251685888" draw:id="id45" draw:style-name="a45" draw:name="Freeform 162" text:anchor-type="paragraph"><svg:title/><svg:desc/><draw:enhanced-geometry draw:type="non-primitive" svg:viewBox="0 0 510 5670" draw:enhanced-path="M 509 0 L 170 0 103 13 49 49 13 104 0 170 0 5499 13 5565 49 5619 103 5656 170 5669 509 5669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48 * ?f4 / 5670"/><draw:equation draw:name="f11" draw:formula="0 + 10433 - 10263"/><draw:equation draw:name="f12" draw:formula="?f11 * ?f5 / 510"/><draw:equation draw:name="f13" draw:formula="0 + 10366 - 10263"/><draw:equation draw:name="f14" draw:formula="?f13 * ?f5 / 510"/><draw:equation draw:name="f15" draw:formula="61 * ?f4 / 5670"/><draw:equation draw:name="f16" draw:formula="0 + 10312 - 10263"/><draw:equation draw:name="f17" draw:formula="?f16 * ?f5 / 510"/><draw:equation draw:name="f18" draw:formula="97 * ?f4 / 5670"/><draw:equation draw:name="f19" draw:formula="0 + 10276 - 10263"/><draw:equation draw:name="f20" draw:formula="?f19 * ?f5 / 510"/><draw:equation draw:name="f21" draw:formula="152 * ?f4 / 5670"/><draw:equation draw:name="f22" draw:formula="0 + 10263 - 10263"/><draw:equation draw:name="f23" draw:formula="?f22 * ?f5 / 510"/><draw:equation draw:name="f24" draw:formula="218 * ?f4 / 5670"/><draw:equation draw:name="f25" draw:formula="5547 * ?f4 / 5670"/><draw:equation draw:name="f26" draw:formula="5613 * ?f4 / 5670"/><draw:equation draw:name="f27" draw:formula="5667 * ?f4 / 5670"/><draw:equation draw:name="f28" draw:formula="5704 * ?f4 / 5670"/><draw:equation draw:name="f29" draw:formula="5717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1142"><draw:frame draw:z-index="251688960" draw:id="id46" draw:style-name="a46" draw:name="Text Box 161" text:anchor-type="paragraph" svg:x="7.18056in" svg:y="0.13333in" svg:width="0.12292in" svg:height="0.50764in" style:rel-width="scale" style:rel-height="scale"><draw:text-box><text:p text:style-name="P1143"><text:span text:style-name="T1144">PORTUGUÊS</text:span></text:p></draw:text-box><svg:title/><svg:desc/></draw:frame></text:span><text:span text:style-name="T1145">coordenadores pedagógicos, professores e alunos), as condições de elegibilidade são aplicadas conforme a situação das escolas no ano da coleta, após atualização cadastral a ser realizada em cada estabelecimento escolar selecionado para a amostra.</text:span></text:p>
      <text:p text:style-name="P1146"/>
      <text:p text:style-name="P1147"/>
      <text:p text:style-name="P1148"><text:span text:style-name="T1149">CONSTRU</text:span><text:span text:style-name="T1150">ÇÃO DAS LOCALIDADES</text:span></text:p>
      <text:p text:style-name="P1151"/>
      <text:p text:style-name="P1152"><text:span text:style-name="T1153">A<text:s/></text:span><text:span text:style-name="T1154">criação<text:s/></text:span><text:span text:style-name="T1155">das<text:s/></text:span><text:span text:style-name="T1156">localidades como agregação<text:s/></text:span><text:span text:style-name="T1157">de<text:s/></text:span><text:span text:style-name="T1158">municípios vizinhos<text:s/></text:span><text:span text:style-name="T1159">é<text:s/></text:span><text:span text:style-name="T1160">realizada segundo<text:s/></text:span><text:span text:style-name="T1161">a<text:s/></text:span><text:span text:style-name="T1162">metodologia Skater</text:span><text:span text:style-name="T1163">1</text:span><text:span text:style-name="T1164"><text:s/></text:span><text:span text:style-name="T1165">disponível<text:s/></text:span><text:span text:style-name="T1166">no<text:s/></text:span><text:span text:style-name="T1167">programa<text:s/></text:span><text:span text:style-name="T1168">TerraView</text:span><text:span text:style-name="T1169">2</text:span><text:span text:style-name="T1170">. Ao<text:s/></text:span><text:span text:style-name="T1171">todo,<text:s/></text:span><text:span text:style-name="T1172">o<text:s/></text:span><text:span text:style-name="T1173">Brasil possui<text:s/></text:span><text:span text:style-name="T1174">5.570<text:s/></text:span><text:span text:style-name="T1175">municípios</text:span><text:span text:style-name="T1176"><text:s/></text:span><text:span text:style-name="T1177">nas</text:span><text:span text:style-name="T1178"><text:s/></text:span><text:span text:style-name="T1179">27</text:span><text:span text:style-name="T1180"><text:s/></text:span><text:span text:style-name="T1181">unidades</text:span><text:span text:style-name="T1182"><text:s/></text:span><text:span text:style-name="T1183">da</text:span><text:span text:style-name="T1184"><text:s/></text:span><text:span text:style-name="T1185">federação</text:span><text:span text:style-name="T1186"><text:s/></text:span><text:span text:style-name="T1187">(UF).</text:span><text:span text:style-name="T1188"><text:s/></text:span><text:span text:style-name="T1189">Estes</text:span><text:span text:style-name="T1190"><text:s/></text:span><text:span text:style-name="T1191">municípios</text:span><text:span text:style-name="T1192"><text:s/></text:span><text:span text:style-name="T1193">são</text:span><text:span text:style-name="T1194"><text:s/></text:span><text:span text:style-name="T1195">agregados</text:span><text:span text:style-name="T1196"><text:s/></text:span><text:span text:style-name="T1197">(a</text:span><text:span text:style-name="T1198"><text:s/></text:span><text:span text:style-name="T1199">seus</text:span><text:span text:style-name="T1200"><text:s/></text:span><text:span text:style-name="T1201">vizinhos)<text:s/></text:span><text:span text:style-name="T1202">segundo<text:s/></text:span><text:span text:style-name="T1203">os<text:s/></text:span><text:span text:style-name="T1204">seguintes</text:span><text:span text:style-name="T1205"><text:s/></text:span><text:span text:style-name="T1206">critérios:</text:span></text:p>
      <text:list text:style-name="LFO4" text:continue-numbering="true">
        <text:list-item>
          <text:p text:style-name="P1207"><text:span text:style-name="T1208">Uma<text:s/></text:span><text:span text:style-name="T1209">localidade deveria pertencer apenas<text:s/></text:span><text:span text:style-name="T1210">a<text:s/></text:span><text:span text:style-name="T1211">uma</text:span><text:span text:style-name="T1212"><text:s/></text:span><text:span text:style-name="T1213">UF;</text:span></text:p>
        </text:list-item>
        <text:list-item>
          <text:p text:style-name="P1214"><text:span text:style-name="T1215">O</text:span><text:span text:style-name="T1216"><text:s/></text:span><text:span text:style-name="T1217">número</text:span><text:span text:style-name="T1218"><text:s/></text:span><text:span text:style-name="T1219">médio</text:span><text:span text:style-name="T1220"><text:s/></text:span><text:span text:style-name="T1221">de</text:span><text:span text:style-name="T1222"><text:s/></text:span><text:span text:style-name="T1223">escolas</text:span><text:span text:style-name="T1224"><text:s/></text:span><text:span text:style-name="T1225">em</text:span><text:span text:style-name="T1226"><text:s/></text:span><text:span text:style-name="T1227">uma</text:span><text:span text:style-name="T1228"><text:s/></text:span><text:span text:style-name="T1229">localidade</text:span><text:span text:style-name="T1230"><text:s/></text:span><text:span text:style-name="T1231">não</text:span><text:span text:style-name="T1232"><text:s/></text:span><text:span text:style-name="T1233">deveria</text:span><text:span text:style-name="T1234"><text:s/></text:span><text:span text:style-name="T1235">diferir</text:span><text:span text:style-name="T1236"><text:s/></text:span><text:span text:style-name="T1237">de</text:span><text:span text:style-name="T1238"><text:s/></text:span><text:span text:style-name="T1239">forma</text:span><text:span text:style-name="T1240"><text:s/></text:span><text:span text:style-name="T1241">relevante</text:span><text:span text:style-name="T1242"><text:s/></text:span><text:span text:style-name="T1243">da<text:s/></text:span><text:span text:style-name="T1244">média<text:s/></text:span><text:span text:style-name="T1245">de<text:s/></text:span><text:span text:style-name="T1246">escolas<text:s/></text:span><text:span text:style-name="T1247">por<text:s/></text:span><text:span text:style-name="T1248">município<text:s/></text:span><text:span text:style-name="T1249">na</text:span><text:span text:style-name="T1250"><text:s/></text:span><text:span text:style-name="T1251">UF;</text:span></text:p>
        </text:list-item>
        <text:list-item>
          <text:p text:style-name="P1252"><text:span text:style-name="T1253">As<text:s/></text:span><text:span text:style-name="T1254">capitais deveriam ficar isoladas<text:s/></text:span><text:span text:style-name="T1255">e<text:s/></text:span><text:span text:style-name="T1256">constituir<text:s/></text:span><text:span text:style-name="T1257">um<text:s/></text:span><text:span text:style-name="T1258">aglomerado próprio;</text:span><text:span text:style-name="T1259"><text:s/></text:span><text:span text:style-name="T1260">e</text:span></text:p>
        </text:list-item>
        <text:list-item>
          <text:p text:style-name="P1261"><text:span text:style-name="T1262">Os<text:s/></text:span><text:span text:style-name="T1263">aglomerados resultantes deveriam<text:s/></text:span><text:span text:style-name="T1264">ser<text:s/></text:span><text:span text:style-name="T1265">heterogêneos internamente, isto<text:s/></text:span><text:span text:style-name="T1266">é,<text:s/></text:span><text:span text:style-name="T1267">contendo<text:s/></text:span><text:span text:style-name="T1268">municípios<text:s/></text:span><text:span text:style-name="T1269">com<text:s/></text:span><text:span text:style-name="T1270">muitas escolas<text:s/></text:span><text:span text:style-name="T1271">e<text:s/></text:span><text:span text:style-name="T1272">municípios<text:s/></text:span><text:span text:style-name="T1273">com<text:s/></text:span><text:span text:style-name="T1274">poucas</text:span><text:span text:style-name="T1275"><text:s/></text:span><text:span text:style-name="T1276">escolas.</text:span></text:p>
        </text:list-item>
      </text:list>
      <text:p text:style-name="P1277"><text:span text:style-name="T1278">O</text:span><text:span text:style-name="T1279"><text:s/></text:span><text:span text:style-name="T1280">método</text:span><text:span text:style-name="T1281"><text:s/></text:span><text:span text:style-name="T1282">é</text:span><text:span text:style-name="T1283"><text:s/></text:span><text:span text:style-name="T1284">executado</text:span><text:span text:style-name="T1285"><text:s/></text:span><text:span text:style-name="T1286">separadamente</text:span><text:span text:style-name="T1287"><text:s/></text:span><text:span text:style-name="T1288">por</text:span><text:span text:style-name="T1289"><text:s/></text:span><text:span text:style-name="T1290">UF,</text:span><text:span text:style-name="T1291"><text:s/></text:span><text:span text:style-name="T1292">garantindo</text:span><text:span text:style-name="T1293"><text:s/></text:span><text:span text:style-name="T1294">que</text:span><text:span text:style-name="T1295"><text:s/></text:span><text:span text:style-name="T1296">não</text:span><text:span text:style-name="T1297"><text:s/></text:span><text:span text:style-name="T1298">haja</text:span><text:span text:style-name="T1299"><text:s/></text:span><text:span text:style-name="T1300">criação</text:span><text:span text:style-name="T1301"><text:s/></text:span><text:span text:style-name="T1302">de</text:span><text:span text:style-name="T1303"><text:s/></text:span><text:span text:style-name="T1304">aglomerados<text:s/></text:span><text:span text:style-name="T1305">que<text:s/></text:span><text:span text:style-name="T1306">ultrapassassem<text:s/></text:span><text:span text:style-name="T1307">as<text:s/></text:span><text:span text:style-name="T1308">fronteiras<text:s/></text:span><text:span text:style-name="T1309">de<text:s/></text:span><text:span text:style-name="T1310">duas<text:s/></text:span><text:span text:style-name="T1311">ou<text:s/></text:span><text:span text:style-name="T1312">mais regiões</text:span><text:span text:style-name="T1313"><text:s/></text:span><text:span text:style-name="T1314">distintas.</text:span></text:p>
      <text:p text:style-name="P1315"><text:span text:style-name="T1316">De forma a obter heterogeneidade interna dos aglomerados, a variável de medida para a agregação de municípios é definida como:</text:span></text:p>
      <text:p text:style-name="P1317"/>
      <text:section text:name="Sect5" text:style-name="S5">
        <text:p text:style-name="P1318"><text:span text:style-name="T1319"><draw:g draw:z-index="249847808" draw:name="Group 158" draw:id="id49" draw:style-name="a49" text:anchor-type="paragraph"><svg:title/><svg:desc/><draw:connector draw:type="line" svg:x1="3.59236in" svg:y1="0.31875in" svg:x2="3.59236in" svg:y2="0.31875in" draw:id="id47" draw:style-name="a47" draw:name="Line 160"><svg:title/><svg:desc/></draw:connector><draw:connector draw:type="line" svg:x1="3.59236in" svg:y1="0.59444in" svg:x2="3.59236in" svg:y2="0.59444in" draw:id="id48" draw:style-name="a48" draw:name="Line 159"><svg:title/><svg:desc/></draw:connector></draw:g></text:span><text:span text:style-name="T1320">A =<text:s/></text:span><text:span text:style-name="T1321">E<text:s/></text:span><text:span text:style-name="T1322">–</text:span><text:span text:style-name="T1323">∑</text:span></text:p>
        <text:p text:style-name="P1324"><text:span text:style-name="T1325">E</text:span><text:span text:style-name="T1326">ij</text:span><text:span text:style-name="T1327"><text:tab/></text:span><text:span text:style-name="T1328">,</text:span></text:p>
        <text:p text:style-name="P1329"><text:span text:style-name="T1330"><draw:connector draw:type="line" svg:x1="0in" svg:y1="0.00347in" svg:x2="0.27569in" svg:y2="0.00347in" draw:id="id50" draw:style-name="a50" draw:name="Group 156"><svg:title/><svg:desc/></draw:connector></text:span></text:p>
      </text:section>
      <text:section text:name="Sect6" text:style-name="S6">
        <text:p text:style-name="P1331"><text:span text:style-name="T1332">ij</text:span><text:span text:style-name="T1333"><text:tab/></text:span><text:span text:style-name="T1334">ij</text:span></text:p>
        <text:p text:style-name="P1335"><text:span text:style-name="T1336">i<text:s/></text:span><text:span text:style-name="T1337">M</text:span><text:span text:style-name="T1338">j</text:span></text:p>
      </text:section>
      <text:section text:name="Sect7" text:style-name="S7">
        <text:p text:style-name="P1339"/>
        <text:p text:style-name="P1340"><text:span text:style-name="T1341"><draw:g draw:z-index="249848832" draw:name="Group 153" draw:id="id53" draw:style-name="a53" text:anchor-type="paragraph"><svg:title/><svg:desc/><draw:connector draw:type="line" svg:x1="4.32083in" svg:y1="-0.33472in" svg:x2="4.32083in" svg:y2="-0.33472in" draw:id="id51" draw:style-name="a51" draw:name="Line 155"><svg:title/><svg:desc/></draw:connector><draw:connector draw:type="line" svg:x1="4.32083in" svg:y1="-0.05903in" svg:x2="4.32083in" svg:y2="-0.05903in" draw:id="id52" draw:style-name="a52" draw:name="Line 154"><svg:title/><svg:desc/></draw:connector></draw:g></text:span><text:span text:style-name="T1342">onde:</text:span></text:p>
        <text:p text:style-name="P1343"><text:span text:style-name="T1344">E</text:span><text:span text:style-name="T1345">ij<text:s/></text:span><text:span text:style-name="T1346">é o número de escolas do município<text:s/></text:span><text:span text:style-name="T1347">i<text:s/></text:span><text:span text:style-name="T1348">da UF<text:s/></text:span><text:span text:style-name="T1349">j</text:span><text:span text:style-name="T1350">; e</text:span></text:p>
        <text:p text:style-name="P1351"><text:span text:style-name="T1352">M</text:span><text:span text:style-name="T1353">j<text:s/></text:span><text:span text:style-name="T1354">é o número de municípios da UF<text:s/></text:span><text:span text:style-name="T1355">j</text:span><text:span text:style-name="T1356">.</text:span></text:p>
        <text:p text:style-name="P1357"><text:span text:style-name="T1358">Para garantir que as capitais fiquem separadas em aglomerados únicos, utiliza-se na metodologia uma variável CAP definida como:</text:span></text:p>
        <text:p text:style-name="P1359"/>
        <text:p text:style-name="P1360"><text:span text:style-name="T1361">CAP<text:s/></text:span><text:span text:style-name="T1362">= 1 ×<text:s/></text:span><text:span text:style-name="T1363">(1<text:s/></text:span><text:span text:style-name="T1364">–<text:s/></text:span><text:span text:style-name="T1365">I<text:s/></text:span><text:span text:style-name="T1366">[</text:span><text:span text:style-name="T1367">capital</text:span><text:span text:style-name="T1368">]) + 100.000 ×<text:s/></text:span><text:span text:style-name="T1369">I<text:s/></text:span><text:span text:style-name="T1370">[</text:span><text:span text:style-name="T1371">capital</text:span><text:span text:style-name="T1372">]</text:span><text:span text:style-name="T1373">.</text:span></text:p>
        <text:p text:style-name="P1374"/>
        <text:p text:style-name="P1375"/>
        <text:p text:style-name="P1376"/>
        <text:p text:style-name="P1377"/>
        <text:p text:style-name="P1378"/>
        <text:p text:style-name="P1379"><text:span text:style-name="T1380"><draw:connector draw:type="line" svg:x1="1.18125in" svg:y1="0.14583in" svg:x2="2.55903in" svg:y2="0.14583in" draw:z-index="251684864" draw:id="id54" draw:style-name="a54" draw:name="Line 152" text:anchor-type="paragraph"><svg:title/><svg:desc/></draw:connector></text:span></text:p>
        <text:p text:style-name="P1381"><text:span text:style-name="T1382">1<text:s/></text:span><text:span text:style-name="T1383">A metodologia Skater consiste na construção de aglomerados considerando a similaridade para medidas (estatísticas/ dados) das unidades iniciais e a vizinhança geográfica dessas unidades (Assunção, Lage, &amp; Reis, 2002).</text:span></text:p>
        <text:p text:style-name="P1384"><text:span text:style-name="T1385">2<text:s/></text:span><text:span text:style-name="T1386">O<text:s/></text:span><text:span text:style-name="T1387">software<text:s/></text:span><text:span text:style-name="T1388">TerraView é um programa d</text:span><text:span text:style-name="T1389">e informações e aplicações geográficas gratuito desenvolvido pelo Instituto Nacional de Pesquisas Espaciais (Inpe).</text:span></text:p>
      </text:section>
      <text:soft-page-break/>
      <text:p text:style-name="P1390"><text:span text:style-name="T1412"><draw:custom-shape svg:x="0in" svg:y="1.18056in" svg:width="0.35486in" svg:height="3.9375in" draw:z-index="251689984" draw:id="id59" draw:style-name="a59" draw:name="Freeform 151"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span text:style-name="T1413"><draw:frame draw:z-index="251691008" draw:id="id60" draw:style-name="a60" draw:name="Text Box 150" text:anchor-type="paragraph" svg:x="0.17153in" svg:y="1.28194in" svg:width="0.12292in" svg:height="0.50764in" style:rel-width="scale" style:rel-height="scale"><draw:text-box><text:p text:style-name="P1414"><text:span text:style-name="T1415">PORTUGUÊS</text:span></text:p></draw:text-box><svg:title/><svg:desc/></draw:frame></text:span></text:p>
      <text:p text:style-name="P1416"/>
      <text:p text:style-name="P1417"/>
      <text:p text:style-name="P1418"><text:span text:style-name="T1419">Como resultado do método, a partir dos 5.570 municípios são construídas 2.253 localidades. Todas as capitais, exceto Macapá, constituem um aglomerado isolado. Os municípios de Macapá e Itaubal formam um aglomerado, uma vez que Itaubal está integralmente ci</text:span><text:span text:style-name="T1420">rcunscrito ao município da capital amapaense. A Tabela 1 apresenta o número de localidades segundo as regiões brasileiras.</text:span></text:p>
      <text:p text:style-name="P1421"/>
      <text:p text:style-name="P1422"><text:span text:style-name="T1423">TABELA 1</text:span></text:p>
      <text:p text:style-name="P1424"><text:span text:style-name="T1425">NÚMERO DE LOCALIDADES, SEGUNDO REGIÃO</text:span></text:p>
      <text:p text:style-name="P1426"/>
      <table:table table:style-name="Table1427">
        <table:table-columns>
          <table:table-column table:style-name="TableColumn1428"/>
          <table:table-column table:style-name="TableColumn1429"/>
        </table:table-columns>
        <table:table-row table:style-name="TableRow1430">
          <table:table-cell table:style-name="TableCell1431">
            <text:p text:style-name="P1432"/>
            <text:p text:style-name="P1433"><text:span text:style-name="T1434">Região</text:span></text:p>
          </table:table-cell>
          <table:table-cell table:style-name="TableCell1435">
            <text:p text:style-name="P1436"/>
            <text:p text:style-name="P1437"><text:span text:style-name="T1438">Número de localidades</text:span></text:p>
          </table:table-cell>
        </table:table-row>
        <table:table-row table:style-name="TableRow1439">
          <table:table-cell table:style-name="TableCell1440">
            <text:p text:style-name="P1441"><text:span text:style-name="T1442">Norte</text:span></text:p>
          </table:table-cell>
          <table:table-cell table:style-name="TableCell1443">
            <text:p text:style-name="P1444"><text:span text:style-name="T1445">210</text:span></text:p>
          </table:table-cell>
        </table:table-row>
        <table:table-row table:style-name="TableRow1446">
          <table:table-cell table:style-name="TableCell1447">
            <text:p text:style-name="P1448"><text:span text:style-name="T1449">Nordeste</text:span></text:p>
          </table:table-cell>
          <table:table-cell table:style-name="TableCell1450">
            <text:p text:style-name="P1451"><text:span text:style-name="T1452">821</text:span></text:p>
          </table:table-cell>
        </table:table-row>
        <table:table-row table:style-name="TableRow1453">
          <table:table-cell table:style-name="TableCell1454">
            <text:p text:style-name="P1455"><text:span text:style-name="T1456">Sudeste</text:span></text:p>
          </table:table-cell>
          <table:table-cell table:style-name="TableCell1457">
            <text:p text:style-name="P1458"><text:span text:style-name="T1459">587</text:span></text:p>
          </table:table-cell>
        </table:table-row>
        <table:table-row table:style-name="TableRow1460">
          <table:table-cell table:style-name="TableCell1461">
            <text:p text:style-name="P1462"><text:span text:style-name="T1463">Sul</text:span></text:p>
          </table:table-cell>
          <table:table-cell table:style-name="TableCell1464">
            <text:p text:style-name="P1465"><text:span text:style-name="T1466">461</text:span></text:p>
          </table:table-cell>
        </table:table-row>
        <table:table-row table:style-name="TableRow1467">
          <table:table-cell table:style-name="TableCell1468">
            <text:p text:style-name="P1469"><text:span text:style-name="T1470">Centro-Oeste</text:span></text:p>
          </table:table-cell>
          <table:table-cell table:style-name="TableCell1471">
            <text:p text:style-name="P1472"><text:span text:style-name="T1473">174</text:span></text:p>
          </table:table-cell>
        </table:table-row>
        <table:table-row table:style-name="TableRow1474">
          <table:table-cell table:style-name="TableCell1475">
            <text:p text:style-name="P1476"><text:span text:style-name="T1477">Total</text:span></text:p>
          </table:table-cell>
          <table:table-cell table:style-name="TableCell1478">
            <text:p text:style-name="P1479"><text:span text:style-name="T1480">2 253</text:span></text:p>
          </table:table-cell>
        </table:table-row>
      </table:table>
      <text:p text:style-name="P1481"/>
      <text:p text:style-name="P1482"/>
      <text:p text:style-name="P1483"/>
      <text:p text:style-name="P1484"><text:span text:style-name="T1485">DIMENSIONAMENTO DA AMOSTRA</text:span></text:p>
      <text:p text:style-name="P1486"/>
      <text:p text:style-name="P1487"><text:span text:style-name="T1488">O tamanho da amostra da pesquisa TIC Educação em escolas urbanas tem por objetivo proporcionar uma melhor leitura dos resultados diante da heterogeneidade das unidades de referência e análise. As características de seleção da amostra, descritas em detalhes</text:span><text:span text:style-name="T1489"><text:s/>mais adiante, resultam em um tamanho de amostra variável.</text:span></text:p>
      <text:p text:style-name="P1490"/>
      <text:p text:style-name="P1491"/>
      <text:p text:style-name="P1492"><text:span text:style-name="T1493">ESTRATIFICAÇÃO DA AMOSTRA DE LOCALIDADES</text:span></text:p>
      <text:p text:style-name="P1494"/>
      <text:p text:style-name="P1495"><text:span text:style-name="T1496">A população-alvo da pesquisa é estratificada segundo municípios das capitais e grandes regiões brasileiras.</text:span></text:p>
      <text:p text:style-name="P1497"/>
      <text:p text:style-name="P1498"/>
      <text:p text:style-name="P1499"><text:span text:style-name="T1500">ALOCAÇÃO DA AMOSTRA POR GRANDES REGIÕES, CAPITAIS E UNIDADES DA FEDERAÇÃO</text:span></text:p>
      <text:p text:style-name="P1501"/>
      <text:p text:style-name="P1502"><text:span text:style-name="T1503">A</text:span><text:span text:style-name="T1504"><text:s/></text:span><text:span text:style-name="T1505">estratégia</text:span><text:span text:style-name="T1506"><text:s/></text:span><text:span text:style-name="T1507">geral</text:span><text:span text:style-name="T1508"><text:s/></text:span><text:span text:style-name="T1509">de</text:span><text:span text:style-name="T1510"><text:s/></text:span><text:span text:style-name="T1511">amostragem</text:span><text:span text:style-name="T1512"><text:s/></text:span><text:span text:style-name="T1513">da</text:span><text:span text:style-name="T1514"><text:s/></text:span><text:span text:style-name="T1515">pesquisa</text:span><text:span text:style-name="T1516"><text:s/></text:span><text:span text:style-name="T1517">envolve</text:span><text:span text:style-name="T1518"><text:s/></text:span><text:span text:style-name="T1519">a</text:span><text:span text:style-name="T1520"><text:s/></text:span><text:span text:style-name="T1521">seleção</text:span><text:span text:style-name="T1522"><text:s/></text:span><text:span text:style-name="T1523">de</text:span><text:span text:style-name="T1524"><text:s/></text:span><text:span text:style-name="T1525">uma</text:span><text:span text:style-name="T1526"><text:s/></text:span><text:span text:style-name="T1527">amostra</text:span><text:span text:style-name="T1528"><text:s/></text:span><text:span text:style-name="T1529">de</text:span><text:span text:style-name="T1530"><text:s/></text:span><text:span text:style-name="T1531">escolas</text:span><text:span text:style-name="T1532"><text:s/></text:span><text:span text:style-name="T1533">em<text:s/></text:span><text:span text:style-name="T1534">cada</text:span><text:span text:style-name="T1535"><text:s/></text:span><text:span text:style-name="T1536">série</text:span><text:span text:style-name="T1537"><text:s/></text:span><text:span text:style-name="T1538">de</text:span><text:span text:style-name="T1539"><text:s/></text:span><text:span text:style-name="T1540">interesse.</text:span><text:span text:style-name="T1541"><text:s/></text:span><text:span text:style-name="T1542">Para</text:span><text:span text:style-name="T1543"><text:s/></text:span><text:span text:style-name="T1544">tanto,</text:span><text:span text:style-name="T1545"><text:s/></text:span><text:span text:style-name="T1546">é</text:span><text:span text:style-name="T1547"><text:s/></text:span><text:span text:style-name="T1548">considerada</text:span><text:span text:style-name="T1549"><text:s/></text:span><text:span text:style-name="T1550">a</text:span><text:span text:style-name="T1551"><text:s/></text:span><text:span text:style-name="T1552">seleção</text:span><text:span text:style-name="T1553"><text:s/></text:span><text:span text:style-name="T1554">de</text:span><text:span text:style-name="T1555"><text:s/></text:span><text:span text:style-name="T1556">localidades</text:span><text:span text:style-name="T1557"><text:s/></text:span><text:span text:style-name="T1558">nos</text:span><text:span text:style-name="T1559"><text:s/></text:span><text:span text:style-name="T1560">estratos</text:span><text:span text:style-name="T1561"><text:s/></text:span><text:span text:style-name="T1562">e</text:span><text:span text:style-name="T1563"><text:s/></text:span><text:span text:style-name="T1564">seleção<text:s/></text:span><text:span text:style-name="T1565">de<text:s/></text:span><text:span text:style-name="T1566">escolas-séries dentro<text:s/></text:span><text:span text:style-name="T1567">das<text:s/></text:span><text:span text:style-name="T1568">localidades selecionadas.<text:s/></text:span><text:span text:style-name="T1569">A<text:s/></text:span><text:span text:style-name="T1570">unidade primária<text:s/></text:span><text:span text:style-name="T1571">de<text:s/></text:span><text:span text:style-name="T1572">amostragem<text:s/></text:span><text:span text:style-name="T1573">é a<text:s/></text:span><text:span text:style-name="T1574">localidade<text:s/></text:span><text:span text:style-name="T1575">nos<text:s/></text:span><text:span text:style-name="T1576">estratos<text:s/></text:span><text:span text:style-name="T1577">de<text:s/></text:span><text:span text:style-name="T1578">regiões<text:s/></text:span><text:span text:style-name="T1579">e as<text:s/></text:span><text:span text:style-name="T1580">escolas-série<text:s/></text:span><text:span text:style-name="T1581">nos<text:s/></text:span><text:span text:style-name="T1582">estratos<text:s/></text:span><text:span text:style-name="T1583">de<text:s/></text:span><text:span text:style-name="T1584">capitais.<text:s/></text:span><text:span text:style-name="T1585">A Tabela 2<text:s/></text:span><text:span text:style-name="T1586">apresenta<text:s/></text:span><text:span text:style-name="T1587">a<text:s/></text:span><text:span text:style-name="T1588">alocação<text:s/></text:span><text:span text:style-name="T1589">da<text:s/></text:span><text:span text:style-name="T1590">amostra<text:s/></text:span><text:span text:style-name="T1591">por</text:span><text:span text:style-name="T1592"><text:s/></text:span><text:span text:style-name="T1593">regiões:</text:span></text:p>
      <text:p text:style-name="P1594"/>
      <text:p text:style-name="P1616"/>
      <text:p text:style-name="P1617"/>
      <text:p text:style-name="P1618"><text:span text:style-name="T1619"><draw:custom-shape svg:x="7.12708in" svg:y="0.08403in" svg:width="0.35417in" svg:height="3.9375in" draw:z-index="251692032" draw:id="id65" draw:style-name="a65" draw:name="Freeform 149" text:anchor-type="paragraph"><svg:title/><svg:desc/><draw:enhanced-geometry draw:type="non-primitive" svg:viewBox="0 0 510 5670" draw:enhanced-path="M 509 0 L 170 0 103 13 49 50 13 104 0 170 0 5499 13 5565 49 5619 103 5656 170 5669 509 5669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121 * ?f4 / 5670"/><draw:equation draw:name="f11" draw:formula="0 + 10433 - 10263"/><draw:equation draw:name="f12" draw:formula="?f11 * ?f5 / 510"/><draw:equation draw:name="f13" draw:formula="0 + 10366 - 10263"/><draw:equation draw:name="f14" draw:formula="?f13 * ?f5 / 510"/><draw:equation draw:name="f15" draw:formula="134 * ?f4 / 5670"/><draw:equation draw:name="f16" draw:formula="0 + 10312 - 10263"/><draw:equation draw:name="f17" draw:formula="?f16 * ?f5 / 510"/><draw:equation draw:name="f18" draw:formula="171 * ?f4 / 5670"/><draw:equation draw:name="f19" draw:formula="0 + 10276 - 10263"/><draw:equation draw:name="f20" draw:formula="?f19 * ?f5 / 510"/><draw:equation draw:name="f21" draw:formula="225 * ?f4 / 5670"/><draw:equation draw:name="f22" draw:formula="0 + 10263 - 10263"/><draw:equation draw:name="f23" draw:formula="?f22 * ?f5 / 510"/><draw:equation draw:name="f24" draw:formula="291 * ?f4 / 5670"/><draw:equation draw:name="f25" draw:formula="5620 * ?f4 / 5670"/><draw:equation draw:name="f26" draw:formula="5686 * ?f4 / 5670"/><draw:equation draw:name="f27" draw:formula="5740 * ?f4 / 5670"/><draw:equation draw:name="f28" draw:formula="5777 * ?f4 / 5670"/><draw:equation draw:name="f29" draw:formula="5790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1620">TABELA 2</text:span></text:p>
      <text:p text:style-name="P1621"><text:span text:style-name="T1622"><draw:frame draw:z-index="251694080" draw:id="id66" draw:style-name="a66" draw:name="Text Box 148" text:anchor-type="paragraph" svg:x="7.18056in" svg:y="0.025in" svg:width="0.12292in" svg:height="0.50764in" style:rel-width="scale" style:rel-height="scale"><draw:text-box><text:p text:style-name="P1623"><text:span text:style-name="T1624">PORTUGUÊS</text:span></text:p></draw:text-box><svg:title/><svg:desc/></draw:frame></text:span><text:span text:style-name="T1625">ALOCAÇÃO DA AMOSTRA DE LOCALIDADES, SEGUNDO ESTRATOS</text:span></text:p>
      <text:p text:style-name="P1626"/>
      <table:table table:style-name="Table1627">
        <table:table-columns>
          <table:table-column table:style-name="TableColumn1628"/>
          <table:table-column table:style-name="TableColumn1629"/>
        </table:table-columns>
        <table:table-row table:style-name="TableRow1630">
          <table:table-cell table:style-name="TableCell1631">
            <text:p text:style-name="P1632"/>
            <text:p text:style-name="P1633"><text:span text:style-name="T1634">Estrato</text:span></text:p>
          </table:table-cell>
          <table:table-cell table:style-name="TableCell1635">
            <text:p text:style-name="P1636"/>
            <text:p text:style-name="P1637"><text:span text:style-name="T1638">Número de localidades</text:span></text:p>
          </table:table-cell>
        </table:table-row>
        <table:table-row table:style-name="TableRow1639">
          <table:table-cell table:style-name="TableCell1640">
            <text:p text:style-name="P1641"><text:span text:style-name="T1642">Norte</text:span></text:p>
          </table:table-cell>
          <table:table-cell table:style-name="TableCell1643">
            <text:p text:style-name="P1644"><text:span text:style-name="T1645">30</text:span></text:p>
          </table:table-cell>
        </table:table-row>
        <table:table-row table:style-name="TableRow1646">
          <table:table-cell table:style-name="TableCell1647">
            <text:p text:style-name="P1648"><text:span text:style-name="T1649">Nordeste</text:span></text:p>
          </table:table-cell>
          <table:table-cell table:style-name="TableCell1650">
            <text:p text:style-name="P1651"><text:span text:style-name="T1652">30</text:span></text:p>
          </table:table-cell>
        </table:table-row>
        <table:table-row table:style-name="TableRow1653">
          <table:table-cell table:style-name="TableCell1654">
            <text:p text:style-name="P1655"><text:span text:style-name="T1656">Sudeste</text:span></text:p>
          </table:table-cell>
          <table:table-cell table:style-name="TableCell1657">
            <text:p text:style-name="P1658"><text:span text:style-name="T1659">30</text:span></text:p>
          </table:table-cell>
        </table:table-row>
        <table:table-row table:style-name="TableRow1660">
          <table:table-cell table:style-name="TableCell1661">
            <text:p text:style-name="P1662"><text:span text:style-name="T1663">Sul</text:span></text:p>
          </table:table-cell>
          <table:table-cell table:style-name="TableCell1664">
            <text:p text:style-name="P1665"><text:span text:style-name="T1666">30</text:span></text:p>
          </table:table-cell>
        </table:table-row>
        <table:table-row table:style-name="TableRow1667">
          <table:table-cell table:style-name="TableCell1668">
            <text:p text:style-name="P1669"><text:span text:style-name="T1670">Centro-Oeste</text:span></text:p>
          </table:table-cell>
          <table:table-cell table:style-name="TableCell1671">
            <text:p text:style-name="P1672"><text:span text:style-name="T1673">30</text:span></text:p>
          </table:table-cell>
        </table:table-row>
        <table:table-row table:style-name="TableRow1674">
          <table:table-cell table:style-name="TableCell1675">
            <text:p text:style-name="P1676"><text:span text:style-name="T1677">Capitais</text:span></text:p>
          </table:table-cell>
          <table:table-cell table:style-name="TableCell1678">
            <text:p text:style-name="P1679"><text:span text:style-name="T1680">27</text:span></text:p>
          </table:table-cell>
        </table:table-row>
        <table:table-row table:style-name="TableRow1681">
          <table:table-cell table:style-name="TableCell1682">
            <text:p text:style-name="P1683"><text:span text:style-name="T1684">Total</text:span></text:p>
          </table:table-cell>
          <table:table-cell table:style-name="TableCell1685">
            <text:p text:style-name="P1686"><text:span text:style-name="T1687">177</text:span></text:p>
          </table:table-cell>
        </table:table-row>
      </table:table>
      <text:p text:style-name="P1688"/>
      <text:p text:style-name="P1689"/>
      <text:p text:style-name="P1690"/>
      <text:p text:style-name="P1691"><text:span text:style-name="T1692">A amostra de localidades nas regiões é estratificada por unidades federativas dentro das regiões, de forma a obter informação de escolas em todas as UF. A estratificação por grandes regiões, UF e capitais considerou:</text:span></text:p>
      <text:list text:style-name="LFO2" text:continue-numbering="true">
        <text:list-item>
          <text:p text:style-name="P1693"><text:span text:style-name="T1694">Capitais<text:s/></text:span><text:span text:style-name="T1695">(um<text:s/></text:span><text:span text:style-name="T1696">estrato<text:s/></text:span><text:span text:style-name="T1697">em<text:s/></text:span><text:span text:style-name="T1698">cada<text:s/></text:span><text:span text:style-name="T1699">uma das<text:s/></text:span><text:span text:style-name="T1700">27<text:s/></text:span><text:span text:style-name="T1701">unidades<text:s/></text:span><text:span text:style-name="T1702">da</text:span><text:span text:style-name="T1703"><text:s/></text:span><text:span text:style-name="T1704">federação);</text:span></text:p>
        </text:list-item>
        <text:list-item>
          <text:p text:style-name="P1705"><text:span text:style-name="T1706">Unidades<text:s/></text:span><text:span text:style-name="T1707">da<text:s/></text:span><text:span text:style-name="T1708">federação</text:span><text:span text:style-name="T1709"><text:s/></text:span><text:span text:style-name="T1710">(27).</text:span></text:p>
        </text:list-item>
      </text:list>
      <text:p text:style-name="P1711"/>
      <text:p text:style-name="P1712"><text:span text:style-name="T1713">Ao todo, são 54 estratos finais. Todas as capitais são localidades presentes com certeza na amostra e 30 localidades são selecionadas aleatoriamente em cada grande região brasileira.</text:span></text:p>
      <text:p text:style-name="P1714"><text:span text:style-name="T1715">O<text:s/></text:span><text:span text:style-name="T1716">tamanho<text:s/></text:span><text:span text:style-name="T1717">da<text:s/></text:span><text:span text:style-name="T1718">amostra<text:s/></text:span><text:span text:style-name="T1719">de<text:s/></text:span><text:span text:style-name="T1720">localidades<text:s/></text:span><text:span text:style-name="T1721">por<text:s/></text:span><text:span text:style-name="T1722">UF é<text:s/></text:span><text:span text:style-name="T1723">determinado pela proporção<text:s/></text:span><text:span text:style-name="T1724">de<text:s/></text:span><text:span text:style-name="T1725">população<text:s/></text:span><text:span text:style-name="T1726">da<text:s/></text:span><text:span text:style-name="T1727">UF em<text:s/></text:span><text:span text:style-name="T1728">relação<text:s/></text:span><text:span text:style-name="T1729">à<text:s/></text:span><text:span text:style-name="T1730">população<text:s/></text:span><text:span text:style-name="T1731">da<text:s/></text:span><text:span text:style-name="T1732">região,<text:s/></text:span><text:span text:style-name="T1733">de<text:s/></text:span><text:span text:style-name="T1734">tal<text:s/></text:span><text:span text:style-name="T1735">forma</text:span><text:span text:style-name="T1736"><text:s/></text:span><text:span text:style-name="T1737">que:</text:span></text:p>
      <text:p text:style-name="P1738"/>
      <text:p text:style-name="P1739"><text:span text:style-name="T1740"><draw:connector draw:type="line" svg:x1="3.8875in" svg:y1="0.31944in" svg:x2="4.26181in" svg:y2="0.31944in" draw:z-index="249853952" draw:id="id67" draw:style-name="a67" draw:name="Line 147" text:anchor-type="paragraph"><svg:title/><svg:desc/></draw:connector></text:span><text:span text:style-name="T1741">n <text:s/></text:span><text:span text:style-name="T1742">=<text:s/></text:span><text:span text:style-name="T1743">30</text:span><text:span text:style-name="T1744"><text:s/></text:span><text:span text:style-name="T1745">× <text:s/></text:span><text:span text:style-name="T1746"><text:s/></text:span><text:span text:style-name="T1747">P</text:span><text:span text:style-name="T1748">hl</text:span><text:span text:style-name="T1749"><text:tab/></text:span><text:span text:style-name="T1750">,</text:span></text:p>
      <text:p text:style-name="P1751"><text:span text:style-name="T1752">h</text:span><text:span text:style-name="T1753"><text:tab/></text:span><text:span text:style-name="T1754">∑</text:span><text:span text:style-name="T1755">P</text:span></text:p>
      <text:section text:name="Sect10" text:style-name="S10">
        <text:p text:style-name="P1756"/>
        <text:p text:style-name="P1757"/>
        <text:p text:style-name="P1758"><text:span text:style-name="T1759">onde:</text:span></text:p>
        <text:p text:style-name="P1760"><text:span text:style-name="T1761">l<text:s/></text:span><text:span text:style-name="T1762">hl</text:span></text:p>
      </text:section>
      <text:section text:name="Sect11" text:style-name="S11">
        <text:p text:style-name="P1763"><text:span text:style-name="T1764">n</text:span><text:span text:style-name="T1765">h<text:s/></text:span><text:span text:style-name="T1766">é o tamanho da amostra de localidades no estrato<text:s/></text:span><text:span text:style-name="T1767">h</text:span><text:span text:style-name="T1768">; e</text:span></text:p>
        <text:p text:style-name="P1769"><text:span text:style-name="T1770">P</text:span><text:span text:style-name="T1771">hl<text:s/></text:span><text:span text:style-name="T1772">é a população da localidade<text:s/></text:span><text:span text:style-name="T1773">l<text:s/></text:span><text:span text:style-name="T1774">no estrato<text:s/></text:span><text:span text:style-name="T1775">h</text:span><text:span text:style-name="T1776">.</text:span></text:p>
        <text:p text:style-name="P1777"><text:span text:style-name="T1778">A distribuição da amostra de localidades por UF é apresentada na Tabela 3.</text:span></text:p>
      </text:section>
      <text:soft-page-break/>
      <text:p text:style-name="P1779"><text:span text:style-name="T1801"><draw:custom-shape svg:x="0in" svg:y="1.18056in" svg:width="0.35486in" svg:height="3.9375in" draw:z-index="251695104" draw:id="id72" draw:style-name="a72" draw:name="Freeform 146"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span text:style-name="T1802"><draw:frame draw:z-index="251699200" draw:id="id73" draw:style-name="a73" draw:name="Text Box 145" text:anchor-type="paragraph" svg:x="0.17153in" svg:y="1.28194in" svg:width="0.12292in" svg:height="0.50764in" style:rel-width="scale" style:rel-height="scale"><draw:text-box><text:p text:style-name="P1803"><text:span text:style-name="T1804">PORTUGUÊS</text:span></text:p></draw:text-box><svg:title/><svg:desc/></draw:frame></text:span></text:p>
      <text:p text:style-name="P1805"/>
      <text:p text:style-name="P1806"/>
      <text:p text:style-name="P1807"><text:span text:style-name="T1808">TABELA 3</text:span></text:p>
      <text:p text:style-name="P1809"><text:span text:style-name="T1810">TAMANHO DA AMOSTRA DE LOCALIDADES, SEGUNDO UNIDADE DA FEDERAÇÃO</text:span></text:p>
      <text:p text:style-name="P1811"/>
      <table:table table:style-name="Table1812">
        <table:table-columns>
          <table:table-column table:style-name="TableColumn1813"/>
          <table:table-column table:style-name="TableColumn1814"/>
          <table:table-column table:style-name="TableColumn1815"/>
        </table:table-columns>
        <table:table-row table:style-name="TableRow1816">
          <table:table-cell table:style-name="TableCell1817">
            <text:p text:style-name="P1818"><text:span text:style-name="T1819">UF</text:span></text:p>
          </table:table-cell>
          <table:table-cell table:style-name="TableCell1820">
            <text:p text:style-name="P1821"><text:span text:style-name="T1822">Capital</text:span></text:p>
          </table:table-cell>
          <table:table-cell table:style-name="TableCell1823">
            <text:p text:style-name="P1824"><text:span text:style-name="T1825">Interior</text:span></text:p>
          </table:table-cell>
        </table:table-row>
        <table:table-row table:style-name="TableRow1826">
          <table:table-cell table:style-name="TableCell1827">
            <text:p text:style-name="P1828"><text:span text:style-name="T1829">Rondônia</text:span></text:p>
          </table:table-cell>
          <table:table-cell table:style-name="TableCell1830">
            <text:p text:style-name="P1831"><text:span text:style-name="T1832">1</text:span></text:p>
          </table:table-cell>
          <table:table-cell table:style-name="TableCell1833">
            <text:p text:style-name="P1834"><text:span text:style-name="T1835">2</text:span></text:p>
          </table:table-cell>
        </table:table-row>
        <table:table-row table:style-name="TableRow1836">
          <table:table-cell table:style-name="TableCell1837">
            <text:p text:style-name="P1838"><text:span text:style-name="T1839">Acre</text:span></text:p>
          </table:table-cell>
          <table:table-cell table:style-name="TableCell1840">
            <text:p text:style-name="P1841"><text:span text:style-name="T1842">1</text:span></text:p>
          </table:table-cell>
          <table:table-cell table:style-name="TableCell1843">
            <text:p text:style-name="P1844"><text:span text:style-name="T1845">2</text:span></text:p>
          </table:table-cell>
        </table:table-row>
        <table:table-row table:style-name="TableRow1846">
          <table:table-cell table:style-name="TableCell1847">
            <text:p text:style-name="P1848"><text:span text:style-name="T1849">Amazonas</text:span></text:p>
          </table:table-cell>
          <table:table-cell table:style-name="TableCell1850">
            <text:p text:style-name="P1851"><text:span text:style-name="T1852">1</text:span></text:p>
          </table:table-cell>
          <table:table-cell table:style-name="TableCell1853">
            <text:p text:style-name="P1854"><text:span text:style-name="T1855">6</text:span></text:p>
          </table:table-cell>
        </table:table-row>
        <table:table-row table:style-name="TableRow1856">
          <table:table-cell table:style-name="TableCell1857">
            <text:p text:style-name="P1858"><text:span text:style-name="T1859">Roraima</text:span></text:p>
          </table:table-cell>
          <table:table-cell table:style-name="TableCell1860">
            <text:p text:style-name="P1861"><text:span text:style-name="T1862">1</text:span></text:p>
          </table:table-cell>
          <table:table-cell table:style-name="TableCell1863">
            <text:p text:style-name="P1864"><text:span text:style-name="T1865">2</text:span></text:p>
          </table:table-cell>
        </table:table-row>
        <table:table-row table:style-name="TableRow1866">
          <table:table-cell table:style-name="TableCell1867">
            <text:p text:style-name="P1868"><text:span text:style-name="T1869">Pará</text:span></text:p>
          </table:table-cell>
          <table:table-cell table:style-name="TableCell1870">
            <text:p text:style-name="P1871"><text:span text:style-name="T1872">1</text:span></text:p>
          </table:table-cell>
          <table:table-cell table:style-name="TableCell1873">
            <text:p text:style-name="P1874"><text:span text:style-name="T1875">14</text:span></text:p>
          </table:table-cell>
        </table:table-row>
        <table:table-row table:style-name="TableRow1876">
          <table:table-cell table:style-name="TableCell1877">
            <text:p text:style-name="P1878"><text:span text:style-name="T1879">Amapá</text:span></text:p>
          </table:table-cell>
          <table:table-cell table:style-name="TableCell1880">
            <text:p text:style-name="P1881"><text:span text:style-name="T1882">1</text:span></text:p>
          </table:table-cell>
          <table:table-cell table:style-name="TableCell1883">
            <text:p text:style-name="P1884"><text:span text:style-name="T1885">2</text:span></text:p>
          </table:table-cell>
        </table:table-row>
        <table:table-row table:style-name="TableRow1886">
          <table:table-cell table:style-name="TableCell1887">
            <text:p text:style-name="P1888"><text:span text:style-name="T1889">Tocantins</text:span></text:p>
          </table:table-cell>
          <table:table-cell table:style-name="TableCell1890">
            <text:p text:style-name="P1891"><text:span text:style-name="T1892">1</text:span></text:p>
          </table:table-cell>
          <table:table-cell table:style-name="TableCell1893">
            <text:p text:style-name="P1894"><text:span text:style-name="T1895">2</text:span></text:p>
          </table:table-cell>
        </table:table-row>
        <table:table-row table:style-name="TableRow1896">
          <table:table-cell table:style-name="TableCell1897">
            <text:p text:style-name="P1898"><text:span text:style-name="T1899">Maranhão</text:span></text:p>
          </table:table-cell>
          <table:table-cell table:style-name="TableCell1900">
            <text:p text:style-name="P1901"><text:span text:style-name="T1902">1</text:span></text:p>
          </table:table-cell>
          <table:table-cell table:style-name="TableCell1903">
            <text:p text:style-name="P1904"><text:span text:style-name="T1905">3</text:span></text:p>
          </table:table-cell>
        </table:table-row>
        <table:table-row table:style-name="TableRow1906">
          <table:table-cell table:style-name="TableCell1907">
            <text:p text:style-name="P1908"><text:span text:style-name="T1909">Piauí</text:span></text:p>
          </table:table-cell>
          <table:table-cell table:style-name="TableCell1910">
            <text:p text:style-name="P1911"><text:span text:style-name="T1912">1</text:span></text:p>
          </table:table-cell>
          <table:table-cell table:style-name="TableCell1913">
            <text:p text:style-name="P1914"><text:span text:style-name="T1915">2</text:span></text:p>
          </table:table-cell>
        </table:table-row>
        <table:table-row table:style-name="TableRow1916">
          <table:table-cell table:style-name="TableCell1917">
            <text:p text:style-name="P1918"><text:span text:style-name="T1919">Ceará</text:span></text:p>
          </table:table-cell>
          <table:table-cell table:style-name="TableCell1920">
            <text:p text:style-name="P1921"><text:span text:style-name="T1922">1</text:span></text:p>
          </table:table-cell>
          <table:table-cell table:style-name="TableCell1923">
            <text:p text:style-name="P1924"><text:span text:style-name="T1925">4</text:span></text:p>
          </table:table-cell>
        </table:table-row>
        <table:table-row table:style-name="TableRow1926">
          <table:table-cell table:style-name="TableCell1927">
            <text:p text:style-name="P1928"><text:span text:style-name="T1929">Rio Grande do Norte</text:span></text:p>
          </table:table-cell>
          <table:table-cell table:style-name="TableCell1930">
            <text:p text:style-name="P1931"><text:span text:style-name="T1932">1</text:span></text:p>
          </table:table-cell>
          <table:table-cell table:style-name="TableCell1933">
            <text:p text:style-name="P1934"><text:span text:style-name="T1935">2</text:span></text:p>
          </table:table-cell>
        </table:table-row>
        <table:table-row table:style-name="TableRow1936">
          <table:table-cell table:style-name="TableCell1937">
            <text:p text:style-name="P1938"><text:span text:style-name="T1939">Paraíba</text:span></text:p>
          </table:table-cell>
          <table:table-cell table:style-name="TableCell1940">
            <text:p text:style-name="P1941"><text:span text:style-name="T1942">1</text:span></text:p>
          </table:table-cell>
          <table:table-cell table:style-name="TableCell1943">
            <text:p text:style-name="P1944"><text:span text:style-name="T1945">2</text:span></text:p>
          </table:table-cell>
        </table:table-row>
        <table:table-row table:style-name="TableRow1946">
          <table:table-cell table:style-name="TableCell1947">
            <text:p text:style-name="P1948"><text:span text:style-name="T1949">Pernambuco</text:span></text:p>
          </table:table-cell>
          <table:table-cell table:style-name="TableCell1950">
            <text:p text:style-name="P1951"><text:span text:style-name="T1952">1</text:span></text:p>
          </table:table-cell>
          <table:table-cell table:style-name="TableCell1953">
            <text:p text:style-name="P1954"><text:span text:style-name="T1955">5</text:span></text:p>
          </table:table-cell>
        </table:table-row>
        <table:table-row table:style-name="TableRow1956">
          <table:table-cell table:style-name="TableCell1957">
            <text:p text:style-name="P1958"><text:span text:style-name="T1959">Alagoas</text:span></text:p>
          </table:table-cell>
          <table:table-cell table:style-name="TableCell1960">
            <text:p text:style-name="P1961"><text:span text:style-name="T1962">1</text:span></text:p>
          </table:table-cell>
          <table:table-cell table:style-name="TableCell1963">
            <text:p text:style-name="P1964"><text:span text:style-name="T1965">2</text:span></text:p>
          </table:table-cell>
        </table:table-row>
        <table:table-row table:style-name="TableRow1966">
          <table:table-cell table:style-name="TableCell1967">
            <text:p text:style-name="P1968"><text:span text:style-name="T1969">Sergipe</text:span></text:p>
          </table:table-cell>
          <table:table-cell table:style-name="TableCell1970">
            <text:p text:style-name="P1971"><text:span text:style-name="T1972">1</text:span></text:p>
          </table:table-cell>
          <table:table-cell table:style-name="TableCell1973">
            <text:p text:style-name="P1974"><text:span text:style-name="T1975">2</text:span></text:p>
          </table:table-cell>
        </table:table-row>
        <table:table-row table:style-name="TableRow1976">
          <table:table-cell table:style-name="TableCell1977">
            <text:p text:style-name="P1978"><text:span text:style-name="T1979">Bahia</text:span></text:p>
          </table:table-cell>
          <table:table-cell table:style-name="TableCell1980">
            <text:p text:style-name="P1981"><text:span text:style-name="T1982">1</text:span></text:p>
          </table:table-cell>
          <table:table-cell table:style-name="TableCell1983">
            <text:p text:style-name="P1984"><text:span text:style-name="T1985">8</text:span></text:p>
          </table:table-cell>
        </table:table-row>
        <table:table-row table:style-name="TableRow1986">
          <table:table-cell table:style-name="TableCell1987">
            <text:p text:style-name="P1988"><text:span text:style-name="T1989">Minas Gerais</text:span></text:p>
          </table:table-cell>
          <table:table-cell table:style-name="TableCell1990">
            <text:p text:style-name="P1991"><text:span text:style-name="T1992">1</text:span></text:p>
          </table:table-cell>
          <table:table-cell table:style-name="TableCell1993">
            <text:p text:style-name="P1994"><text:span text:style-name="T1995">7</text:span></text:p>
          </table:table-cell>
        </table:table-row>
        <table:table-row table:style-name="TableRow1996">
          <table:table-cell table:style-name="TableCell1997">
            <text:p text:style-name="P1998"><text:span text:style-name="T1999">Espírito Santo</text:span></text:p>
          </table:table-cell>
          <table:table-cell table:style-name="TableCell2000">
            <text:p text:style-name="P2001"><text:span text:style-name="T2002">1</text:span></text:p>
          </table:table-cell>
          <table:table-cell table:style-name="TableCell2003">
            <text:p text:style-name="P2004"><text:span text:style-name="T2005">2</text:span></text:p>
          </table:table-cell>
        </table:table-row>
        <table:table-row table:style-name="TableRow2006">
          <table:table-cell table:style-name="TableCell2007">
            <text:p text:style-name="P2008"><text:span text:style-name="T2009">Rio de Janeiro</text:span></text:p>
          </table:table-cell>
          <table:table-cell table:style-name="TableCell2010">
            <text:p text:style-name="P2011"><text:span text:style-name="T2012">1</text:span></text:p>
          </table:table-cell>
          <table:table-cell table:style-name="TableCell2013">
            <text:p text:style-name="P2014"><text:span text:style-name="T2015">6</text:span></text:p>
          </table:table-cell>
        </table:table-row>
        <table:table-row table:style-name="TableRow2016">
          <table:table-cell table:style-name="TableCell2017">
            <text:p text:style-name="P2018"><text:span text:style-name="T2019">São Paulo</text:span></text:p>
          </table:table-cell>
          <table:table-cell table:style-name="TableCell2020">
            <text:p text:style-name="P2021"><text:span text:style-name="T2022">1</text:span></text:p>
          </table:table-cell>
          <table:table-cell table:style-name="TableCell2023">
            <text:p text:style-name="P2024"><text:span text:style-name="T2025">15</text:span></text:p>
          </table:table-cell>
        </table:table-row>
        <table:table-row table:style-name="TableRow2026">
          <table:table-cell table:style-name="TableCell2027">
            <text:p text:style-name="P2028"><text:span text:style-name="T2029">Paraná</text:span></text:p>
          </table:table-cell>
          <table:table-cell table:style-name="TableCell2030">
            <text:p text:style-name="P2031"><text:span text:style-name="T2032">1</text:span></text:p>
          </table:table-cell>
          <table:table-cell table:style-name="TableCell2033">
            <text:p text:style-name="P2034"><text:span text:style-name="T2035">11</text:span></text:p>
          </table:table-cell>
        </table:table-row>
        <table:table-row table:style-name="TableRow2036">
          <table:table-cell table:style-name="TableCell2037">
            <text:p text:style-name="P2038"><text:span text:style-name="T2039">Santa Catarina</text:span></text:p>
          </table:table-cell>
          <table:table-cell table:style-name="TableCell2040">
            <text:p text:style-name="P2041"><text:span text:style-name="T2042">1</text:span></text:p>
          </table:table-cell>
          <table:table-cell table:style-name="TableCell2043">
            <text:p text:style-name="P2044"><text:span text:style-name="T2045">7</text:span></text:p>
          </table:table-cell>
        </table:table-row>
        <table:table-row table:style-name="TableRow2046">
          <table:table-cell table:style-name="TableCell2047">
            <text:p text:style-name="P2048"><text:span text:style-name="T2049">Rio Grande do Sul</text:span></text:p>
          </table:table-cell>
          <table:table-cell table:style-name="TableCell2050">
            <text:p text:style-name="P2051"><text:span text:style-name="T2052">1</text:span></text:p>
          </table:table-cell>
          <table:table-cell table:style-name="TableCell2053">
            <text:p text:style-name="P2054"><text:span text:style-name="T2055">12</text:span></text:p>
          </table:table-cell>
        </table:table-row>
        <table:table-row table:style-name="TableRow2056">
          <table:table-cell table:style-name="TableCell2057">
            <text:p text:style-name="P2058"><text:span text:style-name="T2059">Mato Grosso do Sul</text:span></text:p>
          </table:table-cell>
          <table:table-cell table:style-name="TableCell2060">
            <text:p text:style-name="P2061"><text:span text:style-name="T2062">1</text:span></text:p>
          </table:table-cell>
          <table:table-cell table:style-name="TableCell2063">
            <text:p text:style-name="P2064"><text:span text:style-name="T2065">6</text:span></text:p>
          </table:table-cell>
        </table:table-row>
        <table:table-row table:style-name="TableRow2066">
          <table:table-cell table:style-name="TableCell2067">
            <text:p text:style-name="P2068"><text:span text:style-name="T2069">Mato Grosso</text:span></text:p>
          </table:table-cell>
          <table:table-cell table:style-name="TableCell2070">
            <text:p text:style-name="P2071"><text:span text:style-name="T2072">1</text:span></text:p>
          </table:table-cell>
          <table:table-cell table:style-name="TableCell2073">
            <text:p text:style-name="P2074"><text:span text:style-name="T2075">8</text:span></text:p>
          </table:table-cell>
        </table:table-row>
        <table:table-row table:style-name="TableRow2076">
          <table:table-cell table:style-name="TableCell2077">
            <text:p text:style-name="P2078"><text:span text:style-name="T2079">Goiás</text:span></text:p>
          </table:table-cell>
          <table:table-cell table:style-name="TableCell2080">
            <text:p text:style-name="P2081"><text:span text:style-name="T2082">1</text:span></text:p>
          </table:table-cell>
          <table:table-cell table:style-name="TableCell2083">
            <text:p text:style-name="P2084"><text:span text:style-name="T2085">16</text:span></text:p>
          </table:table-cell>
        </table:table-row>
        <table:table-row table:style-name="TableRow2086">
          <table:table-cell table:style-name="TableCell2087">
            <text:p text:style-name="P2088"><text:span text:style-name="T2089">Distrito Federal</text:span></text:p>
          </table:table-cell>
          <table:table-cell table:style-name="TableCell2090">
            <text:p text:style-name="P2091"><text:span text:style-name="T2092">1</text:span></text:p>
          </table:table-cell>
          <table:table-cell table:style-name="TableCell2093">
            <text:p text:style-name="P2094"><text:span text:style-name="T2095">0</text:span></text:p>
          </table:table-cell>
        </table:table-row>
        <table:table-row table:style-name="TableRow2096">
          <table:table-cell table:style-name="TableCell2097">
            <text:p text:style-name="P2098"><text:span text:style-name="T2099">Total</text:span></text:p>
          </table:table-cell>
          <table:table-cell table:style-name="TableCell2100">
            <text:p text:style-name="P2101"><text:span text:style-name="T2102">27</text:span></text:p>
          </table:table-cell>
          <table:table-cell table:style-name="TableCell2103">
            <text:p text:style-name="P2104"><text:span text:style-name="T2105">150</text:span></text:p>
          </table:table-cell>
        </table:table-row>
      </table:table>
      <text:p text:style-name="P2106"/>
      <text:p text:style-name="P2107"/>
      <text:p text:style-name="P2108"><text:span text:style-name="T2109"><draw:connector draw:type="line" svg:x1="6.00347in" svg:y1="0.51667in" svg:x2="6.04583in" svg:y2="0.51667in" draw:z-index="249857024" draw:id="id74" draw:style-name="a74" draw:name="Line 144" text:anchor-type="paragraph"><svg:title/><svg:desc/></draw:connector></text:span><text:span text:style-name="T2110"><draw:connector draw:type="line" svg:x1="3.27292in" svg:y1="0.69722in" svg:x2="3.31528in" svg:y2="0.69722in" draw:z-index="249858048" draw:id="id75" draw:style-name="a75" draw:name="Line 143" text:anchor-type="paragraph"><svg:title/><svg:desc/></draw:connector></text:span><text:span text:style-name="T2111"><draw:connector draw:type="line" svg:x1="5.99583in" svg:y1="0.69722in" svg:x2="6.03819in" svg:y2="0.69722in" draw:z-index="249859072" draw:id="id76" draw:style-name="a76" draw:name="Line 142" text:anchor-type="paragraph"><svg:title/><svg:desc/></draw:connector></text:span><text:span text:style-name="T2112">Após<text:s/></text:span><text:span text:style-name="T2113">a<text:s/></text:span><text:span text:style-name="T2114">seleção<text:s/></text:span><text:span text:style-name="T2115">das<text:s/></text:span><text:span text:style-name="T2116">localidades, busca-se<text:s/></text:span><text:span text:style-name="T2117">no<text:s/></text:span><text:span text:style-name="T2118">Censo Escolar todas<text:s/></text:span><text:span text:style-name="T2119">as<text:s/></text:span><text:span text:style-name="T2120">escolas<text:s/></text:span><text:span text:style-name="T2121">nos<text:s/></text:span><text:span text:style-name="T2122">municípios<text:s/></text:span><text:span text:style-name="T2123">que<text:s/></text:span><text:span text:style-name="T2124">compõem<text:s/></text:span><text:span text:style-name="T2125">a<text:s/></text:span><text:span text:style-name="T2126">amostra (inclusive<text:s/></text:span><text:span text:style-name="T2127">as<text:s/></text:span><text:span text:style-name="T2128">capitais).<text:s/></text:span><text:span text:style-name="T2129">A<text:s/></text:span><text:span text:style-name="T2130">partir dessa base,<text:s/></text:span><text:span text:style-name="T2131">as<text:s/></text:span><text:span text:style-name="T2132">escolas<text:s/></text:span><text:span text:style-name="T2133">são<text:s/></text:span><text:span text:style-name="T2134">divididas<text:s/></text:span><text:span text:style-name="T2135">em<text:s/></text:span><text:span text:style-name="T2136">três grupos distintos<text:s/></text:span><text:span text:style-name="T2137">para<text:s/></text:span><text:span text:style-name="T2138">seleção<text:s/></text:span><text:span text:style-name="T2139">de<text:s/></text:span><text:span text:style-name="T2140">escolas-série (segundo estágio): escolas<text:s/></text:span><text:span text:style-name="T2141">com<text:s/></text:span><text:span text:style-name="T2142">5</text:span><text:span text:style-name="T2143">o<text:s/></text:span><text:span text:style-name="T2144">ano<text:s/></text:span><text:span text:style-name="T2145">do<text:s/></text:span><text:span text:style-name="T2146">Ensino Fundamental, escolas<text:s/></text:span><text:span text:style-name="T2147">com<text:s/></text:span><text:span text:style-name="T2148">9</text:span><text:span text:style-name="T2149">o<text:s/></text:span><text:span text:style-name="T2150">ano<text:s/></text:span><text:span text:style-name="T2151">de <text:s/></text:span><text:span text:style-name="T2152">Ensino Fundamental<text:s/></text:span><text:span text:style-name="T2153">e <text:s/></text:span><text:span text:style-name="T2154">escolas<text:s/></text:span><text:span text:style-name="T2155">com<text:s/></text:span><text:span text:style-name="T2156">2</text:span><text:span text:style-name="T2157">o <text:s/></text:span><text:span text:style-name="T2158">ano<text:s/></text:span><text:span text:style-name="T2159">do<text:s/></text:span><text:span text:style-name="T2160">Ensino Médio. Esses conjuntos<text:s/></text:span><text:span text:style-name="T2161">de<text:s/></text:span><text:span text:style-name="T2162">escolas separadas<text:s/></text:span><text:span text:style-name="T2163">por<text:s/></text:span><text:span text:style-name="T2164">série<text:s/></text:span><text:span text:style-name="T2165">dão<text:s/></text:span><text:span text:style-name="T2166">origem<text:s/></text:span><text:span text:style-name="T2167">às<text:s/></text:span><text:span text:style-name="T2168">populações<text:s/></text:span><text:span text:style-name="T2169">de<text:s/></text:span><text:span text:style-name="T2170">escolas-série. Dessa for</text:span><text:span text:style-name="T2171">ma,<text:s/></text:span><text:span text:style-name="T2172">uma<text:s/></text:span><text:span text:style-name="T2173">escola<text:s/></text:span><text:span text:style-name="T2174">que<text:s/></text:span><text:span text:style-name="T2175">tenha turmas<text:s/></text:span><text:span text:style-name="T2176">em<text:s/></text:span><text:span text:style-name="T2177">mais<text:s/></text:span><text:span text:style-name="T2178">de um<text:s/></text:span><text:span text:style-name="T2179">nível<text:s/></text:span><text:span text:style-name="T2180">de<text:s/></text:span><text:span text:style-name="T2181">ensino<text:s/></text:span><text:span text:style-name="T2182">pesquisado</text:span><text:span text:style-name="T2183"><text:s/></text:span><text:span text:style-name="T2184">tem</text:span><text:span text:style-name="T2185"><text:s/></text:span><text:span text:style-name="T2186">maior</text:span><text:span text:style-name="T2187"><text:s/></text:span><text:span text:style-name="T2188">chance</text:span><text:span text:style-name="T2189"><text:s/></text:span><text:span text:style-name="T2190">de</text:span><text:span text:style-name="T2191"><text:s/></text:span><text:span text:style-name="T2192">participar</text:span><text:span text:style-name="T2193"><text:s/></text:span><text:span text:style-name="T2194">da</text:span><text:span text:style-name="T2195"><text:s/></text:span><text:span text:style-name="T2196">amostra</text:span><text:span text:style-name="T2197"><text:s/></text:span><text:span text:style-name="T2198">final</text:span><text:span text:style-name="T2199"><text:s/></text:span><text:span text:style-name="T2200">de</text:span><text:span text:style-name="T2201"><text:s/></text:span><text:span text:style-name="T2202">escolas,</text:span><text:span text:style-name="T2203"><text:s/></text:span><text:span text:style-name="T2204">pois</text:span><text:span text:style-name="T2205"><text:s/></text:span><text:span text:style-name="T2206">participa</text:span><text:span text:style-name="T2207"><text:s/></text:span><text:span text:style-name="T2208">mais</text:span><text:span text:style-name="T2209"><text:s/></text:span><text:span text:style-name="T2210">de<text:s/></text:span><text:span text:style-name="T2211">uma vez<text:s/></text:span><text:span text:style-name="T2212">do<text:s/></text:span><text:span text:style-name="T2213">processo<text:s/></text:span><text:span text:style-name="T2214">de<text:s/></text:span><text:span text:style-name="T2215">amostragem.</text:span></text:p>
      <text:p text:style-name="P2216"><text:span text:style-name="T2217">Uma vez selecionadas as amostras de escolas-série em cada localidade, são selecionadas amostras das demais unidades de referência e análise de interesse (diretores, alunos,</text:span></text:p>
      <text:p text:style-name="P2218"/>
      <text:p text:style-name="P2240"/>
      <text:p text:style-name="P2241"/>
      <text:p text:style-name="P2242"><text:span text:style-name="T2243"><draw:custom-shape svg:x="7.12708in" svg:y="0.03333in" svg:width="0.35417in" svg:height="3.9375in" draw:z-index="251700224" draw:id="id81" draw:style-name="a81" draw:name="Freeform 141" text:anchor-type="paragraph"><svg:title/><svg:desc/><draw:enhanced-geometry draw:type="non-primitive" svg:viewBox="0 0 510 5670" draw:enhanced-path="M 509 0 L 170 0 103 13 49 49 13 104 0 170 0 5499 13 5565 49 5619 103 5656 170 5669 509 5669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48 * ?f4 / 5670"/><draw:equation draw:name="f11" draw:formula="0 + 10433 - 10263"/><draw:equation draw:name="f12" draw:formula="?f11 * ?f5 / 510"/><draw:equation draw:name="f13" draw:formula="0 + 10366 - 10263"/><draw:equation draw:name="f14" draw:formula="?f13 * ?f5 / 510"/><draw:equation draw:name="f15" draw:formula="61 * ?f4 / 5670"/><draw:equation draw:name="f16" draw:formula="0 + 10312 - 10263"/><draw:equation draw:name="f17" draw:formula="?f16 * ?f5 / 510"/><draw:equation draw:name="f18" draw:formula="97 * ?f4 / 5670"/><draw:equation draw:name="f19" draw:formula="0 + 10276 - 10263"/><draw:equation draw:name="f20" draw:formula="?f19 * ?f5 / 510"/><draw:equation draw:name="f21" draw:formula="152 * ?f4 / 5670"/><draw:equation draw:name="f22" draw:formula="0 + 10263 - 10263"/><draw:equation draw:name="f23" draw:formula="?f22 * ?f5 / 510"/><draw:equation draw:name="f24" draw:formula="218 * ?f4 / 5670"/><draw:equation draw:name="f25" draw:formula="5547 * ?f4 / 5670"/><draw:equation draw:name="f26" draw:formula="5613 * ?f4 / 5670"/><draw:equation draw:name="f27" draw:formula="5667 * ?f4 / 5670"/><draw:equation draw:name="f28" draw:formula="5704 * ?f4 / 5670"/><draw:equation draw:name="f29" draw:formula="5717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2244"><draw:frame draw:z-index="251701248" draw:id="id82" draw:style-name="a82" draw:name="Text Box 140" text:anchor-type="paragraph" svg:x="7.18056in" svg:y="0.13333in" svg:width="0.12292in" svg:height="0.50764in" style:rel-width="scale" style:rel-height="scale"><draw:text-box><text:p text:style-name="P2245"><text:span text:style-name="T2246">PORTUGUÊS</text:span></text:p></draw:text-box><svg:title/><svg:desc/></draw:frame></text:span><text:span text:style-name="T2247">coordenadores pedagógicos e professores), isto é, o plano amostral é implementado seguindo as etapas para a seleção das unidades de referência.</text:span></text:p>
      <text:p text:style-name="P2248"><text:span text:style-name="T2249">Enquanto</text:span><text:span text:style-name="T2250"><text:s/></text:span><text:span text:style-name="T2251">as</text:span><text:span text:style-name="T2252"><text:s/></text:span><text:span text:style-name="T2253">escolas-série</text:span><text:span text:style-name="T2254"><text:s/></text:span><text:span text:style-name="T2255">são</text:span><text:span text:style-name="T2256"><text:s/></text:span><text:span text:style-name="T2257">selecionadas</text:span><text:span text:style-name="T2258"><text:s/></text:span><text:span text:style-name="T2259">na</text:span><text:span text:style-name="T2260"><text:s/></text:span><text:span text:style-name="T2261">segunda</text:span><text:span text:style-name="T2262"><text:s/></text:span><text:span text:style-name="T2263">etapa,</text:span><text:span text:style-name="T2264"><text:s/></text:span><text:span text:style-name="T2265">a</text:span><text:span text:style-name="T2266"><text:s/></text:span><text:span text:style-name="T2267">seleção</text:span><text:span text:style-name="T2268"><text:s/></text:span><text:span text:style-name="T2269">das</text:span><text:span text:style-name="T2270"><text:s/></text:span><text:span text:style-name="T2271">demais</text:span><text:span text:style-name="T2272"><text:s/></text:span><text:span text:style-name="T2273">unidades<text:s/></text:span><text:span text:style-name="T2274">de<text:s/></text:span><text:span text:style-name="T2275">referência conside</text:span><text:span text:style-name="T2276">ra cada unidade escola-série como<text:s/></text:span><text:span text:style-name="T2277">um <text:s/></text:span><text:span text:style-name="T2278">conglomerado, dentro<text:s/></text:span><text:span text:style-name="T2279">do <text:s/></text:span><text:span text:style-name="T2280">qual<text:s/></text:span><text:span text:style-name="T2281">é<text:s/></text:span><text:span text:style-name="T2282">feito<text:s/></text:span><text:span text:style-name="T2283">o<text:s/></text:span><text:span text:style-name="T2284">cadastramento<text:s/></text:span><text:span text:style-name="T2285">em<text:s/></text:span><text:span text:style-name="T2286">campo<text:s/></text:span><text:span text:style-name="T2287">e a<text:s/></text:span><text:span text:style-name="T2288">seleção<text:s/></text:span><text:span text:style-name="T2289">das<text:s/></text:span><text:span text:style-name="T2290">demais unidades<text:s/></text:span><text:span text:style-name="T2291">de<text:s/></text:span><text:span text:style-name="T2292">referência,<text:s/></text:span><text:span text:style-name="T2293">conforme<text:s/></text:span><text:span text:style-name="T2294">detalhado</text:span><text:span text:style-name="T2295"><text:s/></text:span><text:span text:style-name="T2296">adiante.</text:span></text:p>
      <text:p text:style-name="P2297"><text:span text:style-name="T2298">Os estratos para a seleção das unidades escola-série são definidos considerando a estratificação por UF/capital e a identificação da localidade selecionada. Dessa forma, todas as localidades dentro de um estrato têm pelo menos uma escola-série selecionada<text:s/></text:span><text:span text:style-name="T2299">para a pesquisa. Essa alocação garante que os domínios de análise região e nível de ensino estejam contemplados pela estratificação. A dependência administrativa é considerada no processo de seleção da amostra de escolas-série, conforme explicitado no tópi</text:span><text:span text:style-name="T2300">co seleção de escolas-série.</text:span></text:p>
      <text:p text:style-name="P2301"><text:span text:style-name="T2302">O tamanho total da amostra de escolas-série varia de acordo com as localidades que são selecionadas no primeiro estágio da amostra. Usualmente, os tamanhos das amostras por escolas-série se aproximam de 500 escolas em cada níve</text:span><text:span text:style-name="T2303">l de ensino (Ensino Fundamental I, Ensino Fundamental II ou Ensino Médio), procurando alocar 100 escolas-série por grande região brasileira.</text:span></text:p>
      <text:p text:style-name="P2304"/>
      <text:p text:style-name="P2305"/>
      <text:h text:style-name="P2306" text:outline-level="2"><text:span text:style-name="T2307">SELEÇÃO DA AMOSTRA</text:span></text:h>
      <text:p text:style-name="P2308"/>
      <text:p text:style-name="P2309"><text:span text:style-name="T2310">PRIMEIRO ESTÁGIO: SELEÇÃO DE LOCALIDADES</text:span></text:p>
      <text:p text:style-name="P2311"><text:span text:style-name="T2312">A seleção das localidades em cada estrato é realizad</text:span><text:span text:style-name="T2313">a por meio de amostragem aleatória simples. Conforme já mencionado, todas as capitais são localidades presentes com certeza na amostra, e 30 localidades são selecionadas aleatoriamente em cada grande região brasileira. A probabilidade de seleção de cada lo</text:span><text:span text:style-name="T2314">calidade é dada por:</text:span></text:p>
      <text:p text:style-name="P2315"/>
      <text:p text:style-name="P2316"><text:span text:style-name="T2317"><draw:frame draw:z-index="249865216" draw:id="id83" draw:style-name="a83" draw:name="Text Box 139" text:anchor-type="paragraph" svg:x="3.02222in" svg:y="0.06944in" svg:width="0.08889in" svg:height="0.22708in" style:rel-width="scale" style:rel-height="scale"><draw:text-box><text:p text:style-name="P2318"><text:span text:style-name="T2319">n</text:span></text:p></draw:text-box><svg:title/><svg:desc/></draw:frame></text:span><text:span text:style-name="T2320">⎧</text:span></text:p>
      <text:p text:style-name="P2321"><text:span text:style-name="T2322">⎪</text:span></text:p>
      <text:p text:style-name="P2323"><text:span text:style-name="T2324"><draw:frame draw:z-index="249863168" draw:id="id84" draw:style-name="a84" draw:name="Text Box 138" text:anchor-type="paragraph" svg:x="2.84444in" svg:y="0.06111in" svg:width="0.04167in" svg:height="0.10903in" style:rel-width="scale" style:rel-height="scale"><draw:text-box><text:p text:style-name="P2325"><text:span text:style-name="T2326">⎪</text:span></text:p></draw:text-box><svg:title/><svg:desc/></draw:frame></text:span><text:span text:style-name="T2327"><draw:frame draw:z-index="251705344" draw:id="id85" draw:style-name="a85" draw:name="Text Box 137" text:anchor-type="paragraph" svg:x="3.01875in" svg:y="0.11389in" svg:width="0.08889in" svg:height="0.22708in" style:rel-width="scale" style:rel-height="scale"><draw:text-box><text:p text:style-name="P2328"><text:span text:style-name="T2329">L</text:span></text:p></draw:text-box><svg:title/><svg:desc/></draw:frame></text:span><text:span text:style-name="T2330">⎪</text:span><text:span text:style-name="T2331"><text:s/></text:span><text:span text:style-name="T2332"><text:tab/></text:span><text:span text:style-name="T2333">h</text:span><text:span text:style-name="T2334"><text:s/></text:span><text:span text:style-name="T2335">, se<text:s/></text:span><text:span text:style-name="T2336">não<text:s/></text:span><text:span text:style-name="T2337">é<text:s/></text:span><text:span text:style-name="T2338">município<text:s/></text:span><text:span text:style-name="T2339">de</text:span><text:span text:style-name="T2340"><text:s/></text:span><text:span text:style-name="T2341">capital,</text:span></text:p>
      <text:p text:style-name="P2342"><text:span text:style-name="T2343"><draw:frame draw:z-index="251703296" draw:id="id86" draw:style-name="a86" draw:name="Text Box 136" text:anchor-type="paragraph" svg:x="2.52986in" svg:y="0.06528in" svg:width="0.28472in" svg:height="0.25139in" style:rel-width="scale" style:rel-height="scale"><draw:text-box><text:p text:style-name="P2344"><text:span text:style-name="T2345">P</text:span><text:span text:style-name="T2346">hl<text:s/></text:span><text:span text:style-name="T2347">=</text:span></text:p></draw:text-box><svg:title/><svg:desc/></draw:frame></text:span><text:span text:style-name="T2348">⎪</text:span></text:p>
      <text:p text:style-name="P2349"><text:span text:style-name="T2350"><draw:frame draw:z-index="251706368" draw:id="id87" draw:style-name="a87" draw:name="Text Box 135" text:anchor-type="paragraph" svg:x="3.1125in" svg:y="0.04514in" svg:width="0.05in" svg:height="0.13264in" style:rel-width="scale" style:rel-height="scale"><draw:text-box><text:p text:style-name="P2351"><text:span text:style-name="T2352">h</text:span></text:p></draw:text-box><svg:title/><svg:desc/></draw:frame></text:span><text:span text:style-name="T2353">⎪</text:span></text:p>
      <text:p text:style-name="P2354"><text:span text:style-name="T2355">⎨</text:span></text:p>
      <text:p text:style-name="P2356"><text:span text:style-name="T2357">⎪</text:span></text:p>
      <text:p text:style-name="P2358"><text:span text:style-name="T2359">⎪</text:span></text:p>
      <text:p text:style-name="P2360"><text:span text:style-name="T2361">⎪</text:span></text:p>
      <text:p text:style-name="P2362"><text:span text:style-name="T2363"><draw:frame draw:z-index="249868288" draw:id="id88" draw:style-name="a88" draw:name="Text Box 134" text:anchor-type="paragraph" svg:x="2.84444in" svg:y="0.0625in" svg:width="0.04167in" svg:height="0.10903in" style:rel-width="scale" style:rel-height="scale"><draw:text-box><text:p text:style-name="P2364"><text:span text:style-name="T2365">⎪</text:span></text:p></draw:text-box><svg:title/><svg:desc/></draw:frame></text:span><text:span text:style-name="T2366"><draw:frame draw:z-index="249869312" draw:id="id89" draw:style-name="a89" draw:name="Text Box 133" text:anchor-type="paragraph" svg:x="2.84444in" svg:y="0.11806in" svg:width="0.04167in" svg:height="0.10903in" style:rel-width="scale" style:rel-height="scale"><draw:text-box><text:p text:style-name="P2367"><text:span text:style-name="T2368">⎩</text:span></text:p></draw:text-box><svg:title/><svg:desc/></draw:frame></text:span><text:span text:style-name="T2369">⎪</text:span><text:span text:style-name="T2370"><text:tab/></text:span><text:span text:style-name="T2371">1</text:span><text:span text:style-name="T2372"><text:tab/></text:span><text:span text:style-name="T2373">, se é<text:s/></text:span><text:span text:style-name="T2374">município<text:s/></text:span><text:span text:style-name="T2375">de</text:span><text:span text:style-name="T2376"><text:s/></text:span><text:span text:style-name="T2377">capital,</text:span></text:p>
      <text:p text:style-name="P2378"/>
      <text:p text:style-name="P2379"><text:span text:style-name="T2380">onde:</text:span></text:p>
      <text:p text:style-name="P2381"><text:span text:style-name="T2382">P</text:span><text:span text:style-name="T2383">hl<text:s/></text:span><text:span text:style-name="T2384">é a probabilidade de seleção da localidade<text:s/></text:span><text:span text:style-name="T2385">l<text:s/></text:span><text:span text:style-name="T2386">no estrato<text:s/></text:span><text:span text:style-name="T2387">h</text:span><text:span text:style-name="T2388">;<text:s/></text:span><text:span text:style-name="T2389">n</text:span><text:span text:style-name="T2390">h<text:s/></text:span><text:span text:style-name="T2391">é o tamanho da amostra de localidades no estrato<text:s/></text:span><text:span text:style-name="T2392">h</text:span><text:span text:style-name="T2393">; e</text:span></text:p>
      <text:p text:style-name="P2394"><text:span text:style-name="T2395">L</text:span><text:span text:style-name="T2396">h<text:s/></text:span><text:span text:style-name="T2397">é o total de localidades no estrato<text:s/></text:span><text:span text:style-name="T2398">h</text:span><text:span text:style-name="T2399">.</text:span></text:p>
      <text:p text:style-name="P2400"/>
      <text:p text:style-name="P2401"><text:span text:style-name="T2402">SEGUNDO ESTÁGIO: SELEÇÃO DA AMOSTRA DE ESCOLAS</text:span></text:p>
      <text:p text:style-name="P2403"><text:span text:style-name="T2404">A partir da seleção de localidades, são separadas no Censo Escolar as escolas da população- alvo da pesquisa. To</text:span><text:span text:style-name="T2405">das as localidades da amostra têm escolas selecionadas, garantindo</text:span></text:p>
      <text:p text:style-name="P2406"/>
      <text:p text:style-name="P2428"/>
      <text:p text:style-name="P2429"/>
      <text:p text:style-name="P2430"><text:span text:style-name="T2431">espalhamento</text:span><text:span text:style-name="T2432"><text:s/></text:span><text:span text:style-name="T2433">e</text:span><text:span text:style-name="T2434"><text:s/></text:span><text:span text:style-name="T2435">presença</text:span><text:span text:style-name="T2436"><text:s/></text:span><text:span text:style-name="T2437">de</text:span><text:span text:style-name="T2438"><text:s/></text:span><text:span text:style-name="T2439">amostra</text:span><text:span text:style-name="T2440"><text:s/></text:span><text:span text:style-name="T2441">em</text:span><text:span text:style-name="T2442"><text:s/></text:span><text:span text:style-name="T2443">todas</text:span><text:span text:style-name="T2444"><text:s/></text:span><text:span text:style-name="T2445">as</text:span><text:span text:style-name="T2446"><text:s/></text:span><text:span text:style-name="T2447">unidades</text:span><text:span text:style-name="T2448"><text:s/></text:span><text:span text:style-name="T2449">da</text:span><text:span text:style-name="T2450"><text:s/></text:span><text:span text:style-name="T2451">federação.</text:span><text:span text:style-name="T2452"><text:s/></text:span><text:span text:style-name="T2453">Para</text:span><text:span text:style-name="T2454"><text:s/></text:span><text:span text:style-name="T2455">cada</text:span><text:span text:style-name="T2456"><text:s/></text:span><text:span text:style-name="T2457">localidade<text:s/></text:span><text:span text:style-name="T2458">é<text:s/></text:span><text:span text:style-name="T2459">alocada<text:s/></text:span><text:span text:style-name="T2460">uma<text:s/></text:span><text:span text:style-name="T2461">amostra<text:s/></text:span><text:span text:style-name="T2462">de<text:s/></text:span><text:span text:style-name="T2463">escolas-série proporcional<text:s/></text:span><text:span text:style-name="T2464">ao<text:s/></text:span><text:span text:style-name="T2465">número<text:s/></text:span><text:span text:style-name="T2466">de<text:s/></text:span><text:span text:style-name="T2467">unidades<text:s/></text:span><text:span text:style-name="T2468">escolas-séries<text:s/></text:span><text:span text:style-name="T2469">presentes<text:s/></text:span><text:span text:style-name="T2470">na<text:s/></text:span><text:span text:style-name="T2471">localidade. Observa-se<text:s/></text:span><text:span text:style-name="T2472">a<text:s/></text:span><text:span text:style-name="T2473">distribuição<text:s/></text:span><text:span text:style-name="T2474">de<text:s/></text:span><text:span text:style-name="T2475">100<text:s/></text:span><text:span text:style-name="T2476">escolas-série<text:s/></text:span><text:span text:style-name="T2477">a<text:s/></text:span><text:span text:style-name="T2478">selecionar<text:s/></text:span><text:span text:style-name="T2479">em <text:s/></text:span><text:span text:style-name="T2480">cada grande região brasileira.<text:s/></text:span><text:span text:style-name="T2481">A<text:s/></text:span><text:span text:style-name="T2482">alocação<text:s/></text:span><text:span text:style-name="T2483">é<text:s/></text:span><text:span text:style-name="T2484">apresentada<text:s/></text:span><text:span text:style-name="T2485">no<text:s/></text:span><text:span text:style-name="T2486">Relatório<text:s/></text:span><text:span text:style-name="T2487">de<text:s/></text:span><text:span text:style-name="T2488">Coleta<text:s/></text:span><text:span text:style-name="T2489">de<text:s/></text:span><text:span text:style-name="T2490">Dados<text:s/></text:span><text:span text:style-name="T2491">da pesquisa.</text:span></text:p>
      <text:p text:style-name="P2492"><text:span text:style-name="T2493"><draw:connector draw:type="line" svg:x1="4.63194in" svg:y1="0.34028in" svg:x2="4.67431in" svg:y2="0.34028in" draw:z-index="249872384" draw:id="id94" draw:style-name="a94" draw:name="Line 132" text:anchor-type="paragraph"><svg:title/><svg:desc/></draw:connector></text:span><text:span text:style-name="T2494"><draw:connector draw:type="line" svg:x1="5.31667in" svg:y1="0.34028in" svg:x2="5.35903in" svg:y2="0.34028in" draw:z-index="249873408" draw:id="id95" draw:style-name="a95" draw:name="Line 131" text:anchor-type="paragraph"><svg:title/><svg:desc/></draw:connector></text:span><text:span text:style-name="T2495"><draw:connector draw:type="line" svg:x1="1.98333in" svg:y1="0.52083in" svg:x2="2.02569in" svg:y2="0.52083in" draw:z-index="249874432" draw:id="id96" draw:style-name="a96" draw:name="Line 130" text:anchor-type="paragraph"><svg:title/><svg:desc/></draw:connector></text:span><text:span text:style-name="T2496"><draw:frame draw:z-index="249876480" draw:id="id97" draw:style-name="a97" draw:name="Text Box 129" text:anchor-type="paragraph" svg:x="0.98403in" svg:y="1.11042in" svg:width="0.12083in" svg:height="0.20833in" style:rel-width="scale" style:rel-height="scale"><draw:text-box><text:p text:style-name="P2497"><text:span text:style-name="T2498">m</text:span></text:p></draw:text-box><svg:title/><svg:desc/></draw:frame></text:span><text:span text:style-name="T2499">As<text:s/></text:span><text:span text:style-name="T2500">escolas pertencentes<text:s/></text:span><text:span text:style-name="T2501">à<text:s/></text:span><text:span text:style-name="T2502">população-alvo<text:s/></text:span><text:span text:style-name="T2503">da</text:span><text:span text:style-name="T2504"><text:s/></text:span><text:span text:style-name="T2505">pesquisa<text:s/></text:span><text:span text:style-name="T2506">e<text:s/></text:span><text:span text:style-name="T2507">situadas<text:s/></text:span><text:span text:style-name="T2508">na<text:s/></text:span><text:span text:style-name="T2509">amostra<text:s/></text:span><text:span text:style-name="T2510">de<text:s/></text:span><text:span text:style-name="T2511">localidades<text:s/></text:span><text:span text:style-name="T2512">selecionadas<text:s/></text:span><text:span text:style-name="T2513">são<text:s/></text:span><text:span text:style-name="T2514">divididas<text:s/></text:span><text:span text:style-name="T2515">em<text:s/></text:span><text:span text:style-name="T2516">três bases<text:s/></text:span><text:span text:style-name="T2517">de<text:s/></text:span><text:span text:style-name="T2518">escolas-série:<text:s/></text:span><text:span text:style-name="T2519">5</text:span><text:span text:style-name="T2520">o<text:s/></text:span><text:span text:style-name="T2521">ano<text:s/></text:span><text:span text:style-name="T2522">ou 9</text:span><text:span text:style-name="T2523">o<text:s/></text:span><text:span text:style-name="T2524">ano<text:s/></text:span><text:span text:style-name="T2525">do<text:s/></text:span><text:span text:style-name="T2526">Ensino<text:s/></text:span><text:span text:style-name="T2527">Fundamental<text:s/></text:span><text:span text:style-name="T2528">e 2</text:span><text:span text:style-name="T2529">o<text:s/></text:span><text:span text:style-name="T2530">ano<text:s/></text:span><text:span text:style-name="T2531">do<text:s/></text:span><text:span text:style-name="T2532">Ensino Médio.<text:s/></text:span><text:span text:style-name="T2533">Em<text:s/></text:span><text:span text:style-name="T2534">cada<text:s/></text:span><text:span text:style-name="T2535">uma<text:s/></text:span><text:span text:style-name="T2536">dessas bases<text:s/></text:span><text:span text:style-name="T2537">é<text:s/></text:span><text:span text:style-name="T2538">feita<text:s/></text:span><text:span text:style-name="T2539">uma<text:s/></text:span><text:span text:style-name="T2540">seleção<text:s/></text:span><text:span text:style-name="T2541">independente<text:s/></text:span><text:span text:style-name="T2542">de<text:s/></text:span><text:span text:style-name="T2543">escolas<text:s/></text:span><text:span text:style-name="T2544">para<text:s/></text:span><text:span text:style-name="T2545">participação<text:s/></text:span><text:span text:style-name="T2546">na<text:s/></text:span><text:span text:style-name="T2547">amostra.<text:s/></text:span><text:span text:style-name="T2548">A<text:s/></text:span><text:span text:style-name="T2549">seleção<text:s/></text:span><text:span text:style-name="T2550">é<text:s/></text:span><text:span text:style-name="T2551">feita utilizando<text:s/></text:span><text:span text:style-name="T2552">o<text:s/></text:span><text:span text:style-name="T2553">método<text:s/></text:span><text:span text:style-name="T2554">de<text:s/></text:span><text:span text:style-name="T2555">Amostragem Sequencial<text:s/></text:span><text:span text:style-name="T2556">de<text:s/></text:span><text:span text:style-name="T2557">Poisson<text:s/></text:span><text:span text:style-name="T2558">– do<text:s/></text:span><text:span text:style-name="T2559">inglês,<text:s/></text:span><text:span text:style-name="T2560">Sequential<text:s/></text:span><text:span text:style-name="T2561">Poisson<text:s/></text:span><text:span text:style-name="T2562">Sampling<text:s/></text:span><text:span text:style-name="T2563">(Ohlsson,<text:s/></text:span><text:span text:style-name="T2564">1998)<text:s/></text:span><text:span text:style-name="T2565">–<text:s/></text:span><text:span text:style-name="T2566">dentro<text:s/></text:span><text:span text:style-name="T2567">de<text:s/></text:span><text:span text:style-name="T2568">cada localidade<text:s/></text:span><text:span text:style-name="T2569">para<text:s/></text:span><text:span text:style-name="T2570">cada base<text:s/></text:span><text:span text:style-name="T2571">de<text:s/></text:span><text:span text:style-name="T2572">escola-série.<text:s/></text:span><text:span text:style-name="T2573">A<text:s/></text:span><text:span text:style-name="T2574">medida<text:s/></text:span><text:span text:style-name="T2575">de</text:span><text:span text:style-name="T2576"><text:s/></text:span><text:span text:style-name="T2577">tamanho</text:span></text:p>
      <text:section text:name="Sect15" text:style-name="S15">
        <text:p text:style-name="P2578"><text:span text:style-name="T2579">es</text:span></text:p>
        <text:p text:style-name="P2580"><text:span text:style-name="T2581">hldk</text:span></text:p>
        <text:p text:style-name="P2582"><text:span text:style-name="T2583">utilizada<text:s/></text:span><text:span text:style-name="T2584">é<text:s/></text:span><text:span text:style-name="T2585">calculada padronizando-se<text:s/></text:span><text:span text:style-name="T2586">por<text:s/></text:span><text:span text:style-name="T2587">dependência administrativa.<text:s/></text:span><text:span text:style-name="T2588">Para<text:s/></text:span><text:span text:style-name="T2589">efetuar</text:span><text:span text:style-name="T2590"><text:s/></text:span><text:span text:style-name="T2591">a</text:span></text:p>
      </text:section>
      <text:section text:name="Sect16" text:style-name="S16">
        <text:p text:style-name="P2592"><text:span text:style-name="T2593">padronização, utiliza-se a média de turmas por escola por tipo de dependência. Essa média é</text:span></text:p>
        <text:p text:style-name="P2594"><text:span text:style-name="T2595">dada por:</text:span></text:p>
        <text:p text:style-name="P2596"><text:span text:style-name="T2597"><draw:frame draw:z-index="251716608" draw:id="id98" draw:style-name="a98" draw:name="Text Box 128" text:anchor-type="paragraph" svg:x="3.12153in" svg:y="0.26458in" svg:width="0.12083in" svg:height="0.20833in" style:rel-width="scale" style:rel-height="scale"><draw:text-box><text:p text:style-name="P2598"><text:span text:style-name="T2599">m</text:span></text:p></draw:text-box><svg:title/><svg:desc/></draw:frame></text:span><text:span text:style-name="T2600"><draw:frame draw:z-index="251727872" draw:id="id99" draw:style-name="a99" draw:name="Text Box 127" text:anchor-type="paragraph" svg:x="3.40208in" svg:y="0.26458in" svg:width="0.09167in" svg:height="0.20833in" style:rel-width="scale" style:rel-height="scale"><draw:text-box><text:p text:style-name="P2601"><text:span text:style-name="T2602">=</text:span></text:p></draw:text-box><svg:title/><svg:desc/></draw:frame></text:span><text:span text:style-name="T2603"><draw:frame draw:z-index="251728896" draw:id="id100" draw:style-name="a100" draw:name="Text Box 126" text:anchor-type="paragraph" svg:x="3.59375in" svg:y="0.36667in" svg:width="0.11181in" svg:height="0.28125in" style:rel-width="scale" style:rel-height="scale"><draw:text-box><text:p text:style-name="P2604"><text:span text:style-name="T2605">∑</text:span></text:p></draw:text-box><svg:title/><svg:desc/></draw:frame></text:span><text:span text:style-name="T2606">∑</text:span><text:span text:style-name="T2607">d</text:span><text:span text:style-name="T2608"><text:s/></text:span><text:span text:style-name="T2609">T</text:span><text:span text:style-name="T2610"><text:s/></text:span><text:span text:style-name="T2611">e</text:span><text:span text:style-name="T2612">s</text:span></text:p>
        <text:p text:style-name="P2613"><text:span text:style-name="T2614"><draw:connector draw:type="line" svg:x1="3.52361in" svg:y1="0.12847in" svg:x2="4.075in" svg:y2="0.12847in" draw:z-index="251709440" draw:id="id101" draw:style-name="a101" draw:name="Line 125" text:anchor-type="paragraph"><svg:title/><svg:desc/></draw:connector></text:span></text:p>
      </text:section>
      <text:section text:name="Sect17" text:style-name="S17">
        <text:p text:style-name="P2615"/>
        <text:p text:style-name="P2616"/>
        <text:p text:style-name="P2617"><text:span text:style-name="T2618">onde:</text:span></text:p>
        <text:p text:style-name="P2619"><text:span text:style-name="T2620">es</text:span></text:p>
        <text:p text:style-name="P2621"><text:span text:style-name="T2622">hld</text:span></text:p>
        <text:p text:style-name="P2623"><text:span text:style-name="T2624">d</text:span></text:p>
        <text:p text:style-name="P2625"><text:span text:style-name="T2626">hld<text:s/></text:span><text:span text:style-name="T2627">,</text:span></text:p>
        <text:p text:style-name="P2628"><text:span text:style-name="T2629"><draw:frame draw:z-index="251717632" draw:id="id102" draw:style-name="a102" draw:name="Text Box 124" text:anchor-type="paragraph" svg:x="3.78403in" svg:y="0.08194in" svg:width="0.08542in" svg:height="0.20833in" style:rel-width="scale" style:rel-height="scale"><draw:text-box><text:p text:style-name="P2630"><text:span text:style-name="T2631">E</text:span></text:p></draw:text-box><svg:title/><svg:desc/></draw:frame></text:span><text:span text:style-name="T2632">es hld</text:span></text:p>
      </text:section>
      <text:section text:name="Sect18" text:style-name="S18">
        <text:p text:style-name="P2633"/>
        <text:p text:style-name="P2634"><text:span text:style-name="T2635"><draw:frame draw:z-index="251718656" draw:id="id103" draw:style-name="a103" draw:name="Text Box 123" text:anchor-type="paragraph" svg:x="0.98542in" svg:y="-0.02292in" svg:width="0.12083in" svg:height="0.20833in" style:rel-width="scale" style:rel-height="scale"><draw:text-box><text:p text:style-name="P2636"><text:span text:style-name="T2637">m</text:span></text:p></draw:text-box><svg:title/><svg:desc/></draw:frame></text:span><text:span text:style-name="T2638"><draw:frame draw:z-index="251719680" draw:id="id104" draw:style-name="a104" draw:name="Text Box 122" text:anchor-type="paragraph" svg:x="0.99375in" svg:y="0.21389in" svg:width="0.09236in" svg:height="0.20833in" style:rel-width="scale" style:rel-height="scale"><draw:text-box><text:p text:style-name="P2639"><text:span text:style-name="T2640">T</text:span></text:p></draw:text-box><svg:title/><svg:desc/></draw:frame></text:span><text:span text:style-name="T2641">es<text:s/></text:span><text:span text:style-name="T2642">hld</text:span></text:p>
        <text:p text:style-name="P2643"><text:span text:style-name="T2644"><draw:frame draw:z-index="251720704" draw:id="id105" draw:style-name="a105" draw:name="Text Box 121" text:anchor-type="paragraph" svg:x="0.98542in" svg:y="0.24583in" svg:width="0.12083in" svg:height="0.20833in" style:rel-width="scale" style:rel-height="scale"><draw:text-box><text:p text:style-name="P2645"><text:span text:style-name="T2646">m</text:span></text:p></draw:text-box><svg:title/><svg:desc/></draw:frame></text:span><text:span text:style-name="T2647">es<text:s/></text:span><text:span text:style-name="T2648">hld</text:span></text:p>
        <text:p text:style-name="P2649"><text:span text:style-name="T2650">es<text:s/></text:span><text:span text:style-name="T2651">hld</text:span></text:p>
        <text:p text:style-name="P2652"><text:span text:style-name="T2653">é a média do número de turmas da dependência<text:s/></text:span><text:span text:style-name="T2654">d<text:s/></text:span><text:span text:style-name="T2655">na localidade<text:s/></text:span><text:span text:style-name="T2656">l<text:s/></text:span><text:span text:style-name="T2657">do estrato<text:s/></text:span><text:span text:style-name="T2658">h</text:span><text:span text:style-name="T2659">; é o número de turmas da dependência<text:s/></text:span><text:span text:style-name="T2660">d<text:s/></text:span><text:span text:style-name="T2661">na localidade<text:s/></text:span><text:span text:style-name="T2662">l<text:s/></text:span><text:span text:style-name="T2663">do estrato<text:s/></text:span><text:span text:style-name="T2664">h</text:span><text:span text:style-name="T2665">; e</text:span></text:p>
        <text:p text:style-name="P2666"><text:span text:style-name="T2667">é o número de escolas da dependência<text:s/></text:span><text:span text:style-name="T2668">d<text:s/></text:span><text:span text:style-name="T2669">na localidade<text:s/></text:span><text:span text:style-name="T2670">l<text:s/></text:span><text:span text:style-name="T2671">do estrato<text:s/></text:span><text:span text:style-name="T2672">h</text:span><text:span text:style-name="T2673">.</text:span></text:p>
      </text:section>
      <text:section text:name="Sect19" text:style-name="S19">
        <text:p text:style-name="P2674"/>
        <text:p text:style-name="P2675"><text:span text:style-name="T2676">A medida padronizada para cada escola na lista de escolas-série é dada por:</text:span></text:p>
        <text:p text:style-name="P2677"/>
        <text:p text:style-name="P2678"><text:span text:style-name="T2679">T<text:s/></text:span><text:span text:style-name="T2680">es</text:span></text:p>
      </text:section>
      <text:section text:name="Sect20" text:style-name="S20">
        <text:p text:style-name="P2681"><text:span text:style-name="T2682"><draw:frame draw:z-index="251721728" draw:id="id106" draw:style-name="a106" draw:name="Text Box 120" text:anchor-type="paragraph" svg:x="3.15764in" svg:y="0.02292in" svg:width="0.12083in" svg:height="0.20833in" style:rel-width="scale" style:rel-height="scale"><draw:text-box><text:p text:style-name="P2683"><text:span text:style-name="T2684">m</text:span></text:p></draw:text-box><svg:title/><svg:desc/></draw:frame></text:span><text:span text:style-name="T2685">es</text:span></text:p>
        <text:p text:style-name="P2686"><text:span text:style-name="T2687">hldk</text:span></text:p>
        <text:p text:style-name="P2688"><text:span text:style-name="T2689">=</text:span><text:span text:style-name="T2690"><text:s/></text:span><text:span text:style-name="T2691"><text:tab/></text:span><text:span text:style-name="T2692">hldk</text:span><text:span text:style-name="T2693"><text:s/></text:span><text:span text:style-name="T2694">,</text:span></text:p>
        <text:p text:style-name="P2695"><text:span text:style-name="T2696"><draw:frame draw:z-index="249883648" draw:id="id107" draw:style-name="a107" draw:name="Text Box 119" text:anchor-type="paragraph" svg:x="3.69167in" svg:y="-0.04306in" svg:width="0.19583in" svg:height="0.20833in" style:rel-width="scale" style:rel-height="scale"><draw:text-box><text:p text:style-name="P2697"><text:span text:style-name="T2698">m</text:span><text:span text:style-name="T2699">es</text:span></text:p></draw:text-box><svg:title/><svg:desc/></draw:frame></text:span><text:span text:style-name="T2700">hld</text:span></text:p>
      </text:section>
      <text:section text:name="Sect21" text:style-name="S21">
        <text:p text:style-name="P2701"/>
      </text:section>
      <text:section text:name="Sect22" text:style-name="S22">
        <text:p text:style-name="P2702"><text:span text:style-name="T2703">onde:</text:span></text:p>
        <text:p text:style-name="P2704"><text:span text:style-name="T2705"><draw:frame draw:z-index="251723776" draw:id="id108" draw:style-name="a108" draw:name="Text Box 118" text:anchor-type="paragraph" svg:x="0.98403in" svg:y="0.11389in" svg:width="0.09236in" svg:height="0.20833in" style:rel-width="scale" style:rel-height="scale"><draw:text-box><text:p text:style-name="P2706"><text:span text:style-name="T2707">T</text:span></text:p></draw:text-box><svg:title/><svg:desc/></draw:frame></text:span><text:span text:style-name="T2708">es</text:span></text:p>
        <text:p text:style-name="P2709"><text:span text:style-name="T2710">hldk</text:span></text:p>
        <text:p text:style-name="P2711"/>
        <text:p text:style-name="P2712"><text:span text:style-name="T2713">é o número de turmas da escola<text:s/></text:span><text:span text:style-name="T2714">k<text:s/></text:span><text:span text:style-name="T2715">da dependência<text:s/></text:span><text:span text:style-name="T2716">d<text:s/></text:span><text:span text:style-name="T2717">na localidade<text:s/></text:span><text:span text:style-name="T2718">l<text:s/></text:span><text:span text:style-name="T2719">no estrato<text:s/></text:span><text:span text:style-name="T2720">h</text:span><text:span text:style-name="T2721">.</text:span></text:p>
      </text:section>
      <text:section text:name="Sect23" text:style-name="S23">
        <text:p text:style-name="P2722"/>
        <text:p text:style-name="P2723"><text:span text:style-name="T2724">A probabilidade de seleção da escola<text:s/></text:span><text:span text:style-name="T2725">k</text:span><text:span text:style-name="T2726">, na lista de escolas-série, é dada por:</text:span></text:p>
        <text:p text:style-name="P2727"><text:span text:style-name="T2728"><draw:frame draw:z-index="251724800" draw:id="id109" draw:style-name="a109" draw:name="Text Box 117" text:anchor-type="paragraph" svg:x="4.01528in" svg:y="0.44722in" svg:width="0.12083in" svg:height="0.20833in" style:rel-width="scale" style:rel-height="scale"><draw:text-box><text:p text:style-name="P2729"><text:span text:style-name="T2730">m</text:span></text:p></draw:text-box><svg:title/><svg:desc/></draw:frame></text:span><text:span text:style-name="T2731"><draw:frame draw:z-index="251729920" draw:id="id110" draw:style-name="a110" draw:name="Text Box 116" text:anchor-type="paragraph" svg:x="3.6375in" svg:y="0.39375in" svg:width="0.11181in" svg:height="0.28125in" style:rel-width="scale" style:rel-height="scale"><draw:text-box><text:p text:style-name="P2732"><text:span text:style-name="T2733">∑</text:span></text:p></draw:text-box><svg:title/><svg:desc/></draw:frame></text:span><text:span text:style-name="T2734"><draw:frame draw:z-index="251730944" draw:id="id111" draw:style-name="a111" draw:name="Text Box 115" text:anchor-type="paragraph" svg:x="3.75347in" svg:y="0.39375in" svg:width="0.18681in" svg:height="0.28958in" style:rel-width="scale" style:rel-height="scale"><draw:text-box><text:p text:style-name="P2735"><text:span text:style-name="T2736">d</text:span><text:span text:style-name="T2737"><text:s/></text:span><text:span text:style-name="T2738">∑</text:span></text:p></draw:text-box><svg:title/><svg:desc/></draw:frame></text:span><text:span text:style-name="T2739">m</text:span><text:span text:style-name="T2740">es</text:span></text:p>
      </text:section>
      <text:section text:name="Sect24" text:style-name="S24">
        <text:p text:style-name="P2741"><text:span text:style-name="T2742">p</text:span><text:span text:style-name="T2743">es</text:span></text:p>
        <text:p text:style-name="P2744"><text:span text:style-name="T2745">=</text:span><text:span text:style-name="T2746"><text:s/></text:span><text:span text:style-name="T2747">n</text:span><text:span text:style-name="T2748">es<text:s/></text:span><text:span text:style-name="T2749"><text:s/></text:span><text:span text:style-name="T2750">×</text:span><text:span text:style-name="T2751"><text:s/></text:span><text:span text:style-name="T2752"><text:tab/></text:span><text:span text:style-name="T2753">hldk</text:span><text:span text:style-name="T2754"><text:tab/></text:span><text:span text:style-name="T2755">,</text:span></text:p>
      </text:section>
      <text:section text:name="Sect25" text:style-name="S25">
        <text:p text:style-name="P2756"/>
        <text:p text:style-name="P2757"/>
        <text:p text:style-name="P2758"><text:span text:style-name="T2759">onde:</text:span></text:p>
        <text:p text:style-name="P2760"><text:span text:style-name="T2761">hldk</text:span></text:p>
        <text:p text:style-name="P2762"><text:span text:style-name="T2763">hl</text:span></text:p>
        <text:p text:style-name="P2764"><text:span text:style-name="T2765">k</text:span></text:p>
        <text:p text:style-name="P2766"><text:span text:style-name="T2767">es</text:span></text:p>
        <text:p text:style-name="P2768"><text:span text:style-name="T2769">hldk</text:span></text:p>
      </text:section>
      <text:section text:name="Sect26" text:style-name="S26">
        <text:p text:style-name="P2770"><text:span text:style-name="T2771"><draw:custom-shape svg:x="0in" svg:y="1.18056in" svg:width="0.35486in" svg:height="3.9375in" draw:z-index="251710464" draw:id="id112" draw:style-name="a112" draw:name="Freeform 114"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span text:style-name="T2772"><draw:frame draw:z-index="251714560" draw:id="id113" draw:style-name="a113" draw:name="Text Box 113" text:anchor-type="paragraph" svg:x="0.17153in" svg:y="1.28194in" svg:width="0.12292in" svg:height="0.50764in" style:rel-width="scale" style:rel-height="scale"><draw:text-box><text:p text:style-name="P2773"><text:span text:style-name="T2774">PORTUGUÊS</text:span></text:p></draw:text-box><svg:title/><svg:desc/></draw:frame></text:span></text:p>
        <text:p text:style-name="P2775"><text:span text:style-name="T2776"><draw:frame draw:z-index="251725824" draw:id="id114" draw:style-name="a114" draw:name="Text Box 112" text:anchor-type="paragraph" svg:x="0.98542in" svg:y="-0.00764in" svg:width="0.07431in" svg:height="0.20833in" style:rel-width="scale" style:rel-height="scale"><draw:text-box><text:p text:style-name="P2777"><text:span text:style-name="T2778">p</text:span></text:p></draw:text-box><svg:title/><svg:desc/></draw:frame></text:span><text:span text:style-name="T2779">es</text:span></text:p>
        <text:p text:style-name="P2780"><text:span text:style-name="T2781"><draw:frame draw:z-index="251726848" draw:id="id115" draw:style-name="a115" draw:name="Text Box 111" text:anchor-type="paragraph" svg:x="1.02917in" svg:y="0.11667in" svg:width="0.08194in" svg:height="0.20833in" style:rel-width="scale" style:rel-height="scale"><draw:text-box><text:p text:style-name="P2782"><text:span text:style-name="T2783">n</text:span></text:p></draw:text-box><svg:title/><svg:desc/></draw:frame></text:span><text:span text:style-name="T2784">hldk</text:span></text:p>
        <text:p text:style-name="P2785"><text:span text:style-name="T2786">es<text:s/></text:span><text:span text:style-name="T2787">hl</text:span></text:p>
        <text:p text:style-name="P2788"><text:span text:style-name="T2789">é a probabilidade de seleção da escola<text:s/></text:span><text:span text:style-name="T2790">k<text:s/></text:span><text:span text:style-name="T2791">da dependência<text:s/></text:span><text:span text:style-name="T2792">d<text:s/></text:span><text:span text:style-name="T2793">na localidade<text:s/></text:span><text:span text:style-name="T2794">l<text:s/></text:span><text:span text:style-name="T2795">no estrato<text:s/></text:span><text:span text:style-name="T2796">h</text:span><text:span text:style-name="T2797">; e é o tamanho da amostra de escolas-série na localidade<text:s/></text:span><text:span text:style-name="T2798">l<text:s/></text:span><text:span text:style-name="T2799">no estrato<text:s/></text:span><text:span text:style-name="T2800">h</text:span><text:span text:style-name="T2801">.</text:span></text:p>
      </text:section>
      <text:p text:style-name="P2802"/>
      <text:p text:style-name="P2824"/>
      <text:p text:style-name="P2825"/>
      <text:p text:style-name="P2826"><text:span text:style-name="T2827"><draw:custom-shape svg:x="7.12708in" svg:y="0.02778in" svg:width="0.35417in" svg:height="3.9375in" draw:z-index="251731968" draw:id="id120" draw:style-name="a120" draw:name="Freeform 110" text:anchor-type="paragraph"><svg:title/><svg:desc/><draw:enhanced-geometry draw:type="non-primitive" svg:viewBox="0 0 510 5670" draw:enhanced-path="M 509 0 L 170 0 103 13 49 50 13 104 0 170 0 5499 13 5565 49 5619 103 5656 170 5669 509 5669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40 * ?f4 / 5670"/><draw:equation draw:name="f11" draw:formula="0 + 10433 - 10263"/><draw:equation draw:name="f12" draw:formula="?f11 * ?f5 / 510"/><draw:equation draw:name="f13" draw:formula="0 + 10366 - 10263"/><draw:equation draw:name="f14" draw:formula="?f13 * ?f5 / 510"/><draw:equation draw:name="f15" draw:formula="53 * ?f4 / 5670"/><draw:equation draw:name="f16" draw:formula="0 + 10312 - 10263"/><draw:equation draw:name="f17" draw:formula="?f16 * ?f5 / 510"/><draw:equation draw:name="f18" draw:formula="90 * ?f4 / 5670"/><draw:equation draw:name="f19" draw:formula="0 + 10276 - 10263"/><draw:equation draw:name="f20" draw:formula="?f19 * ?f5 / 510"/><draw:equation draw:name="f21" draw:formula="144 * ?f4 / 5670"/><draw:equation draw:name="f22" draw:formula="0 + 10263 - 10263"/><draw:equation draw:name="f23" draw:formula="?f22 * ?f5 / 510"/><draw:equation draw:name="f24" draw:formula="210 * ?f4 / 5670"/><draw:equation draw:name="f25" draw:formula="5539 * ?f4 / 5670"/><draw:equation draw:name="f26" draw:formula="5605 * ?f4 / 5670"/><draw:equation draw:name="f27" draw:formula="5659 * ?f4 / 5670"/><draw:equation draw:name="f28" draw:formula="5696 * ?f4 / 5670"/><draw:equation draw:name="f29" draw:formula="5709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2828"><draw:frame draw:z-index="251735040" draw:id="id121" draw:style-name="a121" draw:name="Text Box 109" text:anchor-type="paragraph" svg:x="7.18056in" svg:y="0.12778in" svg:width="0.12292in" svg:height="0.50764in" style:rel-width="scale" style:rel-height="scale"><draw:text-box><text:p text:style-name="P2829"><text:span text:style-name="T2830">PORTUGUÊS</text:span></text:p></draw:text-box><svg:title/><svg:desc/></draw:frame></text:span><text:span text:style-name="T2831">TERCEIRO ESTÁGIO: SELEÇÃO DA AMOSTRA DE TURMAS</text:span></text:p>
      <text:p text:style-name="P2832"><text:span text:style-name="T2833">A<text:s/></text:span><text:span text:style-name="T2834">partir<text:s/></text:span><text:span text:style-name="T2835">da<text:s/></text:span><text:span text:style-name="T2836">amostra<text:s/></text:span><text:span text:style-name="T2837">de<text:s/></text:span><text:span text:style-name="T2838">escolas-série,<text:s/></text:span><text:span text:style-name="T2839">o<text:s/></text:span><text:span text:style-name="T2840">número<text:s/></text:span><text:span text:style-name="T2841">de<text:s/></text:span><text:span text:style-name="T2842">turmas existentes<text:s/></text:span><text:span text:style-name="T2843">em<text:s/></text:span><text:span text:style-name="T2844">cada escola-série<text:s/></text:span><text:span text:style-name="T2845">é<text:s/></text:span><text:span text:style-name="T2846">levantado<text:s/></text:span><text:span text:style-name="T2847">por<text:s/></text:span><text:span text:style-name="T2848">telefone<text:s/></text:span><text:span text:style-name="T2849">ou<text:s/></text:span><text:span text:style-name="T2850">presencialmente,<text:s/></text:span><text:span text:style-name="T2851">por<text:s/></text:span><text:span text:style-name="T2852">meio<text:s/></text:span><text:span text:style-name="T2853">do<text:s/></text:span><text:span text:style-name="T2854">preenchimento<text:s/></text:span><text:span text:style-name="T2855">de <text:s/>um <text:s/></text:span><text:span text:style-name="T2856">formulário<text:s/></text:span><text:span text:style-name="T2857">de<text:s/></text:span><text:span text:style-name="T2858">arrolamento.<text:s/></text:span><text:span text:style-name="T2859">No<text:s/></text:span><text:span text:style-name="T2860">dia<text:s/></text:span><text:span text:style-name="T2861">de<text:s/></text:span><text:span text:style-name="T2862">realização<text:s/></text:span><text:span text:style-name="T2863">das<text:s/></text:span><text:span text:style-name="T2864">entrevistas,<text:s/></text:span><text:span text:style-name="T2865">o<text:s/></text:span><text:span text:style-name="T2866">entrevistador confere<text:s/></text:span><text:span text:style-name="T2867">as<text:s/></text:span><text:span text:style-name="T2868">informações<text:s/></text:span><text:span text:style-name="T2869">obtidas anteriormente<text:s/></text:span><text:span text:style-name="T2870">e,<text:s/></text:span><text:span text:style-name="T2871">caso haja</text:span><text:span text:style-name="T2872"><text:s/>diferença,<text:s/></text:span><text:span text:style-name="T2873">é<text:s/></text:span><text:span text:style-name="T2874">considerada<text:s/></text:span><text:span text:style-name="T2875">a<text:s/></text:span><text:span text:style-name="T2876">informação mais<text:s/></text:span><text:span text:style-name="T2877">atualizada.<text:s/></text:span><text:span text:style-name="T2878">Essas informações<text:s/></text:span><text:span text:style-name="T2879">são<text:s/></text:span><text:span text:style-name="T2880">utilizadas<text:s/></text:span><text:span text:style-name="T2881">para<text:s/></text:span><text:span text:style-name="T2882">o<text:s/></text:span><text:span text:style-name="T2883">cálculo<text:s/></text:span><text:span text:style-name="T2884">do<text:s/></text:span><text:span text:style-name="T2885">peso<text:s/></text:span><text:span text:style-name="T2886">das</text:span><text:span text:style-name="T2887"><text:s/></text:span><text:span text:style-name="T2888">turmas.</text:span></text:p>
      <text:p text:style-name="P2889"><text:span text:style-name="T2890">Para as<text:s/></text:span><text:span text:style-name="T2891">escolas<text:s/></text:span><text:span text:style-name="T2892">com<text:s/></text:span><text:span text:style-name="T2893">uma, duas<text:s/></text:span><text:span text:style-name="T2894">ou<text:s/></text:span><text:span text:style-name="T2895">três turmas<text:s/></text:span><text:span text:style-name="T2896">na<text:s/></text:span><text:span text:style-name="T2897">série<text:s/></text:span><text:span text:style-name="T2898">de<text:s/></text:span><text:span text:style-name="T2899">interesse,<text:s/></text:span><text:span text:style-name="T2900">é<text:s/></text:span><text:span text:style-name="T2901">selecionada<text:s/></text:span><text:span text:style-name="T2902">apenas<text:s/></text:span><text:span text:style-name="T2903">uma<text:s/></text:span><text:span text:style-name="T2904">turma<text:s/></text:span><text:span text:style-name="T2905">e, no<text:s/></text:span><text:span text:style-name="T2906">caso<text:s/></text:span><text:span text:style-name="T2907">de<text:s/></text:span><text:span text:style-name="T2908">escolas<text:s/></text:span><text:span text:style-name="T2909">com<text:s/></text:span><text:span text:style-name="T2910">quatro<text:s/></text:span><text:span text:style-name="T2911">ou<text:s/></text:span><text:span text:style-name="T2912">mais turmas,<text:s/></text:span><text:span text:style-name="T2913">são<text:s/></text:span><text:span text:style-name="T2914">selecionadas duas<text:s/></text:span><text:span text:style-name="T2915">delas. <text:s/></text:span><text:span text:style-name="T2916">A<text:s/></text:span><text:span text:style-name="T2917">seleção<text:s/></text:span><text:span text:style-name="T2918">das<text:s/></text:span><text:span text:style-name="T2919">turmas<text:s/></text:span><text:span text:style-name="T2920">é<text:s/></text:span><text:span text:style-name="T2921">realizada<text:s/></text:span><text:span text:style-name="T2922">de<text:s/></text:span><text:span text:style-name="T2923">forma aleatória<text:s/></text:span><text:span text:style-name="T2924">em<text:s/></text:span><text:span text:style-name="T2925">cada escola-série, considerando<text:s/></text:span><text:span text:style-name="T2926">o<text:s/></text:span><text:span text:style-name="T2927">número<text:s/></text:span><text:span text:style-name="T2928">de<text:s/></text:span><text:span text:style-name="T2929">turmas<text:s/></text:span><text:span text:style-name="T2930">a<text:s/></text:span><text:span text:style-name="T2931">serem</text:span><text:span text:style-name="T2932"><text:s/></text:span><text:span text:style-name="T2933">selecionadas.</text:span></text:p>
      <text:p text:style-name="P2934"/>
      <text:p text:style-name="P2935"/>
      <text:p text:style-name="P2936"><text:span text:style-name="T2937">QUARTO ESTÁGIO: SELEÇÃO DOS RESPONDENTES</text:span></text:p>
      <text:p text:style-name="P2938"/>
      <text:p text:style-name="P2939"><text:span text:style-name="T2940">SELEÇÃO DA AMOSTRA DE ALUNOS</text:span></text:p>
      <text:p text:style-name="P2941"/>
      <text:p text:style-name="P2942"><text:span text:style-name="T2943">Fixou-se<text:s/></text:span><text:span text:style-name="T2944">em<text:s/></text:span><text:span text:style-name="T2945">dez<text:s/></text:span><text:span text:style-name="T2946">o<text:s/></text:span><text:span text:style-name="T2947">número<text:s/></text:span><text:span text:style-name="T2948">de<text:s/></text:span><text:span text:style-name="T2949">alunos<text:s/></text:span><text:span text:style-name="T2950">a<text:s/></text:span><text:span text:style-name="T2951">serem entrevistados<text:s/></text:span><text:span text:style-name="T2952">em<text:s/></text:span><text:span text:style-name="T2953">cada série<text:s/></text:span><text:span text:style-name="T2954">e em<text:s/></text:span><text:span text:style-name="T2955">cada<text:s/></text:span><text:span text:style-name="T2956">uma<text:s/></text:span><text:span text:style-name="T2957">das<text:s/></text:span><text:span text:style-name="T2958">escolas.<text:s/></text:span><text:span text:style-name="T2959">Nos<text:s/></text:span><text:span text:style-name="T2960">casos<text:s/></text:span><text:span text:style-name="T2961">em<text:s/></text:span><text:span text:style-name="T2962">que<text:s/></text:span><text:span text:style-name="T2963">a<text:s/></text:span><text:span text:style-name="T2964">escola apresenta<text:s/></text:span><text:span text:style-name="T2965">até<text:s/></text:span><text:span text:style-name="T2966">três turmas<text:s/></text:span><text:span text:style-name="T2967">para<text:s/></text:span><text:span text:style-name="T2968">a<text:s/></text:span><text:span text:style-name="T2969">série<text:s/></text:span><text:span text:style-name="T2970">selecionada,<text:s/></text:span><text:span text:style-name="T2971">os<text:s/></text:span><text:span text:style-name="T2972">dez<text:s/></text:span><text:span text:style-name="T2973">alunos<text:s/></text:span><text:span text:style-name="T2974">são<text:s/></text:span><text:span text:style-name="T2975">selecionados<text:s/></text:span><text:span text:style-name="T2976">por<text:s/></text:span><text:span text:style-name="T2977">amostragem<text:s/></text:span><text:span text:style-name="T2978">inversa<text:s/></text:span><text:span text:style-name="T2979">simples<text:s/></text:span><text:span text:style-name="T2980">na<text:s/></text:span><text:span text:style-name="T2981">turma seleciona</text:span><text:span text:style-name="T2982">da.<text:s/></text:span><text:span text:style-name="T2983">No<text:s/></text:span><text:span text:style-name="T2984">caso<text:s/></text:span><text:span text:style-name="T2985">de a<text:s/></text:span><text:span text:style-name="T2986">escola<text:s/></text:span><text:span text:style-name="T2987">ter<text:s/></text:span><text:span text:style-name="T2988">mais<text:s/></text:span><text:span text:style-name="T2989">de<text:s/></text:span><text:span text:style-name="T2990">três turmas<text:s/></text:span><text:span text:style-name="T2991">na<text:s/></text:span><text:span text:style-name="T2992">série selecionada,<text:s/></text:span><text:span text:style-name="T2993">a<text:s/></text:span><text:span text:style-name="T2994">amostra<text:s/></text:span><text:span text:style-name="T2995">de<text:s/></text:span><text:span text:style-name="T2996">alunos<text:s/></text:span><text:span text:style-name="T2997">é<text:s/></text:span><text:span text:style-name="T2998">obtida<text:s/></text:span><text:span text:style-name="T2999">mediante</text:span><text:span text:style-name="T3000"><text:s/></text:span><text:span text:style-name="T3001">seleção</text:span><text:span text:style-name="T3002"><text:s/></text:span><text:span text:style-name="T3003">de</text:span><text:span text:style-name="T3004"><text:s/></text:span><text:span text:style-name="T3005">cinco</text:span><text:span text:style-name="T3006"><text:s/></text:span><text:span text:style-name="T3007">estudantes</text:span><text:span text:style-name="T3008"><text:s/></text:span><text:span text:style-name="T3009">por</text:span><text:span text:style-name="T3010"><text:s/></text:span><text:span text:style-name="T3011">amostragem</text:span><text:span text:style-name="T3012"><text:s/></text:span><text:span text:style-name="T3013">inversa</text:span><text:span text:style-name="T3014"><text:s/></text:span><text:span text:style-name="T3015">em</text:span><text:span text:style-name="T3016"><text:s/></text:span><text:span text:style-name="T3017">cada</text:span><text:span text:style-name="T3018"><text:s/></text:span><text:span text:style-name="T3019">uma</text:span><text:span text:style-name="T3020"><text:s/></text:span><text:span text:style-name="T3021">das</text:span><text:span text:style-name="T3022"><text:s/></text:span><text:span text:style-name="T3023">duas</text:span><text:span text:style-name="T3024"><text:s/></text:span><text:span text:style-name="T3025">turmas<text:s/></text:span><text:span text:style-name="T3026">selecionadas.<text:s/></text:span><text:span text:style-name="T3027">A<text:s/></text:span><text:span text:style-name="T3028">seleção<text:s/></text:span><text:span text:style-name="T3029">de<text:s/></text:span><text:span text:style-name="T3030">alunos<text:s/></text:span><text:span text:style-name="T3031">é<text:s/></text:span><text:span text:style-name="T3032">realizada mediante<text:s/></text:span><text:span text:style-name="T3033">um<text:s/></text:span><text:span text:style-name="T3034">procedimento simples,<text:s/></text:span><text:span text:style-name="T3035">que<text:s/></text:span><text:span text:style-name="T3036">depende apenas<text:s/></text:span><text:span text:style-name="T3037">da<text:s/></text:span><text:span text:style-name="T3038">obtenção<text:s/></text:span><text:span text:style-name="T3039">da<text:s/></text:span><text:span text:style-name="T3040">lista<text:s/></text:span><text:span text:style-name="T3041">de<text:s/></text:span><text:span text:style-name="T3042">frequência<text:s/></text:span><text:span text:style-name="T3043">com<text:s/></text:span><text:span text:style-name="T3044">os<text:s/></text:span><text:span text:style-name="T3045">nomes<text:s/></text:span><text:span text:style-name="T3046">dos<text:s/></text:span><text:span text:style-name="T3047">matriculados<text:s/></text:span><text:span text:style-name="T3048">em<text:s/></text:span><text:span text:style-name="T3049">cada<text:s/></text:span><text:span text:style-name="T3050">turma junto<text:s/></text:span><text:span text:style-name="T3051">à<text:s/></text:span><text:span text:style-name="T3052">administração<text:s/></text:span><text:span text:style-name="T3053">da<text:s/></text:span><text:span text:style-name="T3054">escola<text:s/></text:span><text:span text:style-name="T3055">ou<text:s/></text:span><text:span text:style-name="T3056">com<text:s/></text:span><text:span text:style-name="T3057">um</text:span><text:span text:style-name="T3058"><text:s/></text:span><text:span text:style-name="T3059">professor.</text:span></text:p>
      <text:p text:style-name="P3060"><text:span text:style-name="T3061">A</text:span><text:span text:style-name="T3062"><text:s/></text:span><text:span text:style-name="T3063">partir</text:span><text:span text:style-name="T3064"><text:s/></text:span><text:span text:style-name="T3065">da</text:span><text:span text:style-name="T3066"><text:s/></text:span><text:span text:style-name="T3067">lista</text:span><text:span text:style-name="T3068"><text:s/></text:span><text:span text:style-name="T3069">de</text:span><text:span text:style-name="T3070"><text:s/></text:span><text:span text:style-name="T3071">frequência</text:span><text:span text:style-name="T3072"><text:s/></text:span><text:span text:style-name="T3073">de</text:span><text:span text:style-name="T3074"><text:s/></text:span><text:span text:style-name="T3075">uma</text:span><text:span text:style-name="T3076"><text:s/></text:span><text:span text:style-name="T3077">turma</text:span><text:span text:style-name="T3078"><text:s/></text:span><text:span text:style-name="T3079">selecionada,</text:span><text:span text:style-name="T3080"><text:s/></text:span><text:span text:style-name="T3081">os</text:span><text:span text:style-name="T3082"><text:s/></text:span><text:span text:style-name="T3083">alunos</text:span><text:span text:style-name="T3084"><text:s/></text:span><text:span text:style-name="T3085">matriculados</text:span><text:span text:style-name="T3086"><text:s/></text:span><text:span text:style-name="T3087">sã</text:span><text:span text:style-name="T3088">o</text:span><text:span text:style-name="T3089"><text:s/></text:span><text:span text:style-name="T3090">numerados<text:s/></text:span><text:span text:style-name="T3091">de</text:span><text:span text:style-name="T3092"><text:s/></text:span><text:span text:style-name="T3093">um</text:span><text:span text:style-name="T3094"><text:s/></text:span><text:span text:style-name="T3095">até</text:span><text:span text:style-name="T3096"><text:s/></text:span><text:span text:style-name="T3097">o</text:span><text:span text:style-name="T3098"><text:s/></text:span><text:span text:style-name="T3099">número</text:span><text:span text:style-name="T3100"><text:s/></text:span><text:span text:style-name="T3101">total</text:span><text:span text:style-name="T3102"><text:s/></text:span><text:span text:style-name="T3103">de</text:span><text:span text:style-name="T3104"><text:s/></text:span><text:span text:style-name="T3105">alunos</text:span><text:span text:style-name="T3106"><text:s/></text:span><text:span text:style-name="T3107">na</text:span><text:span text:style-name="T3108"><text:s/></text:span><text:span text:style-name="T3109">turma.</text:span><text:span text:style-name="T3110"><text:s/></text:span><text:span text:style-name="T3111">Para</text:span><text:span text:style-name="T3112"><text:s/></text:span><text:span text:style-name="T3113">cada</text:span><text:span text:style-name="T3114"><text:s/></text:span><text:span text:style-name="T3115">uma,</text:span><text:span text:style-name="T3116"><text:s/></text:span><text:span text:style-name="T3117">foi</text:span><text:span text:style-name="T3118"><text:s/></text:span><text:span text:style-name="T3119">previamente</text:span><text:span text:style-name="T3120"><text:s/></text:span><text:span text:style-name="T3121">gerada</text:span><text:span text:style-name="T3122"><text:s/></text:span><text:span text:style-name="T3123">uma</text:span><text:span text:style-name="T3124"><text:s/></text:span><text:span text:style-name="T3125">lista<text:s/></text:span><text:span text:style-name="T3126">com<text:s/></text:span><text:span text:style-name="T3127">faixas<text:s/></text:span><text:span text:style-name="T3128">de<text:s/></text:span><text:span text:style-name="T3129">seleção<text:s/></text:span><text:span text:style-name="T3130">com<text:s/></text:span><text:span text:style-name="T3131">números aleatórios, variando<text:s/></text:span><text:span text:style-name="T3132">de um ao<text:s/></text:span><text:span text:style-name="T3133">número total<text:s/></text:span><text:span text:style-name="T3134">de<text:s/></text:span><text:span text:style-name="T3135">alunos<text:s/></text:span><text:span text:style-name="T3136">matriculados</text:span><text:span text:style-name="T3137"><text:s/></text:span><text:span text:style-name="T3138">na</text:span><text:span text:style-name="T3139"><text:s/></text:span><text:span text:style-name="T3140">turma.</text:span><text:span text:style-name="T3141"><text:s/></text:span><text:span text:style-name="T3142">De</text:span><text:span text:style-name="T3143"><text:s/></text:span><text:span text:style-name="T3144">posse</text:span><text:span text:style-name="T3145"><text:s/></text:span><text:span text:style-name="T3146">dessa</text:span><text:span text:style-name="T3147"><text:s/></text:span><text:span text:style-name="T3148">informação,</text:span><text:span text:style-name="T3149"><text:s/></text:span><text:span text:style-name="T3150">o</text:span><text:span text:style-name="T3151"><text:s/></text:span><text:span text:style-name="T3152">entrevistador</text:span><text:span text:style-name="T3153"><text:s/></text:span><text:span text:style-name="T3154">percorre</text:span><text:span text:style-name="T3155"><text:s/></text:span><text:span text:style-name="T3156">a</text:span><text:span text:style-name="T3157"><text:s/></text:span><text:span text:style-name="T3158">lista</text:span><text:span text:style-name="T3159"><text:s/></text:span><text:span text:style-name="T3160">na</text:span><text:span text:style-name="T3161"><text:s/></text:span><text:span text:style-name="T3162">ordem<text:s/></text:span><text:span text:style-name="T3163">previamente definida<text:s/></text:span><text:span text:style-name="T3164">para<text:s/></text:span><text:span text:style-name="T3165">selecionar<text:s/></text:span><text:span text:style-name="T3166">os<text:s/></text:span><text:span text:style-name="T3167">alunos<text:s/></text:span><text:span text:style-name="T3168">até que<text:s/></text:span><text:span text:style-name="T3169">sejam entrevistados cinco<text:s/></text:span><text:span text:style-name="T3170">ou<text:s/></text:span><text:span text:style-name="T3171">dez,<text:s/></text:span><text:span text:style-name="T3172">conforme<text:s/></text:span><text:span text:style-name="T3173">o<text:s/></text:span><text:span text:style-name="T3174">caso<text:s/></text:span><text:span text:style-name="T3175">para<text:s/></text:span><text:span text:style-name="T3176">a<text:s/></text:span><text:span text:style-name="T3177">turma<text:s/></text:span><text:span text:style-name="T3178">em</text:span><text:span text:style-name="T3179"><text:s/></text:span><text:span text:style-name="T3180">questão.</text:span></text:p>
      <text:p text:style-name="P3181"/>
      <text:p text:style-name="P3182"/>
      <text:p text:style-name="P3183"><text:span text:style-name="T3184">SELEÇÃO DA AMOSTRA DE PROFESSORES</text:span></text:p>
      <text:p text:style-name="P3185"/>
      <text:p text:style-name="P3186"><text:span text:style-name="T3187"><draw:connector draw:type="line" svg:x1="3.54722in" svg:y1="0.27222in" svg:x2="3.58542in" svg:y2="0.27222in" draw:z-index="249893888" draw:id="id122" draw:style-name="a122" draw:name="Line 108" text:anchor-type="paragraph"><svg:title/><svg:desc/></draw:connector></text:span><text:span text:style-name="T3188"><draw:connector draw:type="line" svg:x1="4.08194in" svg:y1="0.27222in" svg:x2="4.12431in" svg:y2="0.27222in" draw:z-index="249894912" draw:id="id123" draw:style-name="a123" draw:name="Line 107" text:anchor-type="paragraph"><svg:title/><svg:desc/></draw:connector></text:span><text:span text:style-name="T3189">Em cada turma selecionada são entrevistados os professores que ministram as disciplinas de Português e Matemática. Nas turmas de 4</text:span><text:span text:style-name="T3190">a<text:s/></text:span><text:span text:style-name="T3191">série / 5</text:span><text:span text:style-name="T3192">o<text:s/></text:span><text:span text:style-name="T3193">ano, são entrevistados os professores dos anos iniciais que ministram as disciplinas básicas. Nas escolas selecio</text:span><text:span text:style-name="T3194">nadas para a realização das entrevistas em duas turmas na mesma série, é entrevistado um professor de cada disciplina por turma, totalizando dois professores por turma. E nas escolas selecionadas para a realização de entrevistas em uma turma na mesma série</text:span><text:span text:style-name="T3195">, são entrevistados dois professores de cada disciplina na turma, totalizando quatro professores. Já no caso de a escola ser selecionada para a realização de entrevistas em duas ou três séries, os mesmos procedimentos descritos acima são utilizados para ca</text:span><text:span text:style-name="T3196">da série selecionada. Os professores são listados de acordo com a disciplina e a turma que lecionam, sendo selecionados aleatoriamente.</text:span></text:p>
      <text:soft-page-break/>
      <text:p text:style-name="P3197"><text:span text:style-name="T3219"><draw:custom-shape svg:x="0in" svg:y="1.18056in" svg:width="0.35486in" svg:height="3.9375in" draw:z-index="251736064" draw:id="id128" draw:style-name="a128" draw:name="Freeform 106"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span text:style-name="T3220"><draw:frame draw:z-index="251737088" draw:id="id129" draw:style-name="a129" draw:name="Text Box 105" text:anchor-type="paragraph" svg:x="0.17153in" svg:y="1.28194in" svg:width="0.12292in" svg:height="0.50764in" style:rel-width="scale" style:rel-height="scale"><draw:text-box><text:p text:style-name="P3221"><text:span text:style-name="T3222">PORTUGUÊS</text:span></text:p></draw:text-box><svg:title/><svg:desc/></draw:frame></text:span></text:p>
      <text:p text:style-name="P3223"/>
      <text:p text:style-name="P3224"/>
      <text:p text:style-name="P3225"><text:span text:style-name="T3226">SELEÇÃO<text:s/></text:span><text:span text:style-name="T3227">DA <text:s/></text:span><text:span text:style-name="T3228">AMOSTRA<text:s/></text:span><text:span text:style-name="T3229">DE <text:s/></text:span><text:span text:style-name="T3230">COORDENADORES</text:span><text:span text:style-name="T3231"><text:s/></text:span><text:span text:style-name="T3232">PEDAGÓGICOS</text:span></text:p>
      <text:p text:style-name="P3233"/>
      <text:p text:style-name="P3234"><text:span text:style-name="T3235">É<text:s/></text:span><text:span text:style-name="T3236">entrevistado<text:s/></text:span><text:span text:style-name="T3237">um<text:s/></text:span><text:span text:style-name="T3238">coordenador pedagógico<text:s/></text:span><text:span text:style-name="T3239">por<text:s/></text:span><text:span text:style-name="T3240">série.<text:s/></text:span><text:span text:style-name="T3241">Nos<text:s/></text:span><text:span text:style-name="T3242">casos<text:s/></text:span><text:span text:style-name="T3243">em<text:s/></text:span><text:span text:style-name="T3244">que<text:s/></text:span><text:span text:style-name="T3245">exista mais<text:s/></text:span><text:span text:style-name="T3246">de<text:s/></text:span><text:span text:style-name="T3247">um<text:s/></text:span><text:span text:style-name="T3248">coordenador pedagógico<text:s/></text:span><text:span text:style-name="T3249">para<text:s/></text:span><text:span text:style-name="T3250">a<text:s/></text:span><text:span text:style-name="T3251">série selecionada,<text:s/></text:span><text:span text:style-name="T3252">é<text:s/></text:span><text:span text:style-name="T3253">realizada<text:s/></text:span><text:span text:style-name="T3254">a<text:s/></text:span><text:span text:style-name="T3255">listagem<text:s/></text:span><text:span text:style-name="T3256">de<text:s/></text:span><text:span text:style-name="T3257">coordenadores<text:s/></text:span><text:span text:style-name="T3258">pedagógicos,<text:s/></text:span><text:span text:style-name="T3259">e um<text:s/></text:span><text:span text:style-name="T3260">deles<text:s/></text:span><text:span text:style-name="T3261">é<text:s/></text:span><text:span text:style-name="T3262">selecionado</text:span><text:span text:style-name="T3263"><text:s/></text:span><text:span text:style-name="T3264">aleatoriamente.</text:span></text:p>
      <text:p text:style-name="P3265"/>
      <text:p text:style-name="P3266"/>
      <text:p text:style-name="P3267"><text:span text:style-name="T3268">SELEÇÃO DA AMOSTRA DE DIRETORES</text:span></text:p>
      <text:p text:style-name="P3269"/>
      <text:p text:style-name="P3270"><text:span text:style-name="T3271">Ainda que</text:span><text:span text:style-name="T3272"><text:s/>alguma escola seja selecionada para a realização de entrevistas em mais de uma série, apenas um diretor por escola é entrevistado.</text:span></text:p>
      <text:p text:style-name="P3273"/>
      <text:p text:style-name="P3274"/>
      <text:h text:style-name="P3275" text:outline-level="2"><text:span text:style-name="T3276">COLETA<text:s/></text:span><text:span text:style-name="T3277">DE<text:s/></text:span><text:span text:style-name="T3278">DADOS<text:s/></text:span><text:span text:style-name="T3279">EM</text:span><text:span text:style-name="T3280"><text:s/></text:span><text:span text:style-name="T3281">CAMPO</text:span></text:h>
      <text:p text:style-name="P3282"/>
      <text:p text:style-name="P3283"><text:span text:style-name="T3284">CRITÉRIOS<text:s/></text:span><text:span text:style-name="T3285">PARA<text:s/></text:span><text:span text:style-name="T3286">COLETA<text:s/></text:span><text:span text:style-name="T3287">DE</text:span><text:span text:style-name="T3288"><text:s/></text:span><text:span text:style-name="T3289">DADOS</text:span></text:p>
      <text:p text:style-name="P3290"/>
      <text:p text:style-name="P3291"><text:span text:style-name="T3292">A coleta de dados é feita por meio da visita presencial às escolas selecionadas e de entrevistas conduzidas com os diretores, coordenadores pedagógicos, professores e alunos selecionados para a amostra. Na maior parte dos casos, é realizado um agendamento<text:s/></text:span><text:span text:style-name="T3293">prévio por telefone com o diretor ou responsável para que a visita dos entrevistadores não interfira no cotidiano da escola. Além disso, busca-se agendar uma data de realização das entrevistas em que o diretor, o coordenador pedagógico e os professores sel</text:span><text:span text:style-name="T3294">ecionados estejam presentes. Nos casos de difícil contato por telefone, os entrevistadores vão pessoalmente às escolas e fazem o agendamento e os</text:span><text:span text:style-name="T3295"><text:s/></text:span><text:span text:style-name="T3296">arrolamentos</text:span><text:span text:style-name="T3297"><text:s/></text:span><text:span text:style-name="T3298">no</text:span><text:span text:style-name="T3299"><text:s/></text:span><text:span text:style-name="T3300">próprio</text:span><text:span text:style-name="T3301"><text:s/></text:span><text:span text:style-name="T3302">local,</text:span><text:span text:style-name="T3303"><text:s/></text:span><text:span text:style-name="T3304">e</text:span><text:span text:style-name="T3305"><text:s/></text:span><text:span text:style-name="T3306">em</text:span><text:span text:style-name="T3307"><text:s/></text:span><text:span text:style-name="T3308">alguns</text:span><text:span text:style-name="T3309"><text:s/></text:span><text:span text:style-name="T3310">casos,</text:span><text:span text:style-name="T3311"><text:s/></text:span><text:span text:style-name="T3312">as</text:span><text:span text:style-name="T3313"><text:s/></text:span><text:span text:style-name="T3314">entrevistas</text:span><text:span text:style-name="T3315"><text:s/></text:span><text:span text:style-name="T3316">são</text:span><text:span text:style-name="T3317"><text:s/></text:span><text:span text:style-name="T3318">realizadas</text:span><text:span text:style-name="T3319"><text:s/></text:span><text:span text:style-name="T3320">no</text:span><text:span text:style-name="T3321"><text:s/></text:span><text:span text:style-name="T3322">mesmo</text:span><text:span text:style-name="T3323"><text:s/></text:span><text:span text:style-name="T3324">dia.</text:span></text:p>
      <text:p text:style-name="P3325"><text:span text:style-name="T3326">Desse modo, na d</text:span><text:span text:style-name="T3327">ata agendada, os entrevistadores são enviados à escola e realizam as entrevistas seguindo os procedimentos e os questionários estruturados para cada público.</text:span></text:p>
      <text:p text:style-name="P3328"><text:span text:style-name="T3329">Cabe destacar que a pesquisa conta com o apoio institucional do Ministério da Educação (MEC), do C</text:span><text:span text:style-name="T3330">onselho Nacional de Secretários de Educação (Consed) e da União Nacional dos Dirigentes Municipais de Educação (Undime), que encaminham ofícios às escolas selecionadas antes e durante a realização da coleta de dados, a fim de informá-las sobre a pesquisa e</text:span><text:span text:style-name="T3331"><text:s/>de solicitar o apoio dos responsáveis no sentido de autorizar a realização das entrevistas.</text:span></text:p>
      <text:p text:style-name="P3332"/>
      <text:p text:style-name="P3333"/>
      <text:h text:style-name="P3334" text:outline-level="2"><text:span text:style-name="T3335">PROCESSAMENTO DOS DADOS</text:span></text:h>
      <text:p text:style-name="P3336"/>
      <text:p text:style-name="P3337"><text:span text:style-name="T3338">PROCEDIMENTOS DE PONDERAÇÃO</text:span></text:p>
      <text:p text:style-name="P3339"/>
      <text:p text:style-name="P3340"><text:span text:style-name="T3341">A ponderação da pesquisa parte do cálculo de pesos básicos derivados das probabilidades de seleção em cada estágio, sobre os quais são aplicadas correções de não resposta. Os pesos das escolas são calibrados para os totais conhecidos da população-alvo da p</text:span><text:span text:style-name="T3342">esquisa.</text:span></text:p>
      <text:p text:style-name="P3343"/>
      <text:p text:style-name="P3365"/>
      <text:p text:style-name="P3366"/>
      <text:p text:style-name="P3367"><text:span text:style-name="T3368"><draw:custom-shape svg:x="7.12708in" svg:y="0.02778in" svg:width="0.35417in" svg:height="3.9375in" draw:z-index="251738112" draw:id="id134" draw:style-name="a134" draw:name="Freeform 104" text:anchor-type="paragraph"><svg:title/><svg:desc/><draw:enhanced-geometry draw:type="non-primitive" svg:viewBox="0 0 510 5670" draw:enhanced-path="M 509 0 L 170 0 103 13 49 50 13 104 0 170 0 5499 13 5565 49 5619 103 5656 170 5669 509 5669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40 * ?f4 / 5670"/><draw:equation draw:name="f11" draw:formula="0 + 10433 - 10263"/><draw:equation draw:name="f12" draw:formula="?f11 * ?f5 / 510"/><draw:equation draw:name="f13" draw:formula="0 + 10366 - 10263"/><draw:equation draw:name="f14" draw:formula="?f13 * ?f5 / 510"/><draw:equation draw:name="f15" draw:formula="53 * ?f4 / 5670"/><draw:equation draw:name="f16" draw:formula="0 + 10312 - 10263"/><draw:equation draw:name="f17" draw:formula="?f16 * ?f5 / 510"/><draw:equation draw:name="f18" draw:formula="90 * ?f4 / 5670"/><draw:equation draw:name="f19" draw:formula="0 + 10276 - 10263"/><draw:equation draw:name="f20" draw:formula="?f19 * ?f5 / 510"/><draw:equation draw:name="f21" draw:formula="144 * ?f4 / 5670"/><draw:equation draw:name="f22" draw:formula="0 + 10263 - 10263"/><draw:equation draw:name="f23" draw:formula="?f22 * ?f5 / 510"/><draw:equation draw:name="f24" draw:formula="210 * ?f4 / 5670"/><draw:equation draw:name="f25" draw:formula="5539 * ?f4 / 5670"/><draw:equation draw:name="f26" draw:formula="5605 * ?f4 / 5670"/><draw:equation draw:name="f27" draw:formula="5659 * ?f4 / 5670"/><draw:equation draw:name="f28" draw:formula="5696 * ?f4 / 5670"/><draw:equation draw:name="f29" draw:formula="5709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3369"><draw:frame draw:z-index="251753472" draw:id="id135" draw:style-name="a135" draw:name="Text Box 103" text:anchor-type="paragraph" svg:x="7.18056in" svg:y="0.12778in" svg:width="0.12292in" svg:height="0.50764in" style:rel-width="scale" style:rel-height="scale"><draw:text-box><text:p text:style-name="P3370"><text:span text:style-name="T3371">PORTUGUÊS</text:span></text:p></draw:text-box><svg:title/><svg:desc/></draw:frame></text:span><text:span text:style-name="T3372">PESO DAS ESCOLAS</text:span></text:p>
      <text:p text:style-name="P3373"><text:span text:style-name="T3374">O peso básico para cada escola é calculado a partir do inverso da probabilidade de seleção de escolas que consideram duas etapas de seleção: seleção de localidades e seleção de escolas no cadastro de escolas-série em localidades selecionadas.</text:span></text:p>
      <text:p text:style-name="P3375"><text:span text:style-name="T3376">De acordo com</text:span><text:span text:style-name="T3377"><text:s/>o que foi descrito anteriormente:</text:span></text:p>
      <text:p text:style-name="P3378"/>
      <text:section text:name="Sect30" text:style-name="S30">
        <text:p text:style-name="P3379"/>
        <text:p text:style-name="P3380"/>
        <text:p text:style-name="P3381"><text:span text:style-name="T3382">onde:</text:span></text:p>
        <text:p text:style-name="P3383"><text:span text:style-name="T3384">es</text:span></text:p>
        <text:p text:style-name="P3385"><text:span text:style-name="T3386"><draw:frame draw:z-index="251754496" draw:id="id136" draw:style-name="a136" draw:name="Text Box 102" text:anchor-type="paragraph" svg:x="3.27569in" svg:y="-0.11944in" svg:width="0.07431in" svg:height="0.20833in" style:rel-width="scale" style:rel-height="scale"><draw:text-box><text:p text:style-name="P3387"><text:span text:style-name="T3388">q</text:span></text:p></draw:text-box><svg:title/><svg:desc/></draw:frame></text:span><text:span text:style-name="T3389">hldk</text:span></text:p>
        <text:p text:style-name="P3390"><text:span text:style-name="T3391">=<text:s/></text:span><text:span text:style-name="T3392">p</text:span><text:span text:style-name="T3393">hl</text:span></text:p>
        <text:p text:style-name="P3394"><text:span text:style-name="T3395">es</text:span></text:p>
        <text:p text:style-name="P3396"><text:span text:style-name="T3397"><draw:frame draw:z-index="251755520" draw:id="id137" draw:style-name="a137" draw:name="Text Box 101" text:anchor-type="paragraph" svg:x="3.87222in" svg:y="-0.13125in" svg:width="0.21042in" svg:height="0.225in" style:rel-width="scale" style:rel-height="scale"><draw:text-box><text:p text:style-name="P3398"><text:span text:style-name="T3399">×<text:s/></text:span><text:span text:style-name="T3400">p</text:span></text:p></draw:text-box><svg:title/><svg:desc/></draw:frame></text:span><text:span text:style-name="T3401"><draw:frame draw:z-index="251770880" draw:id="id138" draw:style-name="a138" draw:name="Text Box 100" text:anchor-type="paragraph" svg:x="4.30347in" svg:y="-0.09583in" svg:width="0.03542in" svg:height="0.14931in" style:rel-width="scale" style:rel-height="scale"><draw:text-box><text:p text:style-name="P3402"><text:span text:style-name="T3403">,</text:span></text:p></draw:text-box><svg:title/><svg:desc/></draw:frame></text:span><text:span text:style-name="T3404">hldk</text:span></text:p>
      </text:section>
      <text:section text:name="Sect31" text:style-name="S31">
        <text:p text:style-name="P3405"/>
        <text:p text:style-name="P3406"><text:span text:style-name="T3407"><draw:frame draw:z-index="251756544" draw:id="id139" draw:style-name="a139" draw:name="Text Box 99" text:anchor-type="paragraph" svg:x="1.18125in" svg:y="-0.00764in" svg:width="0.07431in" svg:height="0.20833in" style:rel-width="scale" style:rel-height="scale"><draw:text-box><text:p text:style-name="P3408"><text:span text:style-name="T3409">q</text:span></text:p></draw:text-box><svg:title/><svg:desc/></draw:frame></text:span><text:span text:style-name="T3410">es</text:span></text:p>
        <text:p text:style-name="P3411"><text:span text:style-name="T3412">hldk</text:span></text:p>
        <text:p text:style-name="P3413"><text:span text:style-name="T3414">é a probabilidade de selecionar a escola<text:s/></text:span><text:span text:style-name="T3415">k<text:s/></text:span><text:span text:style-name="T3416">da dependência<text:s/></text:span><text:span text:style-name="T3417">d<text:s/></text:span><text:span text:style-name="T3418">na localidade<text:s/></text:span><text:span text:style-name="T3419">l<text:s/></text:span><text:span text:style-name="T3420">do estrato<text:s/></text:span><text:span text:style-name="T3421">h</text:span><text:span text:style-name="T3422">.</text:span></text:p>
      </text:section>
      <text:section text:name="Sect32" text:style-name="S32">
        <text:p text:style-name="P3423"/>
        <text:p text:style-name="P3424"><text:span text:style-name="T3425">Algumas escolas possuem até três séries de interesse da pesquisa. Sendo assim, elas têm uma probabilidade maior de serem selecionadas, já que estavam presentes em cada um dos cadastros de escolas-série. Dessa forma, a probabilidade de uma escola ser seleci</text:span><text:span text:style-name="T3426">onada para participar da pesquisa independentemente da escola-série é dada por:</text:span></text:p>
        <text:p text:style-name="P3427"/>
      </text:section>
      <text:section text:name="Sect33" text:style-name="S33">
        <text:p text:style-name="P3428"><text:span text:style-name="T3429">q</text:span><text:span text:style-name="T3430">hldk</text:span></text:p>
        <text:p text:style-name="P3431"><text:span text:style-name="T3432">5</text:span><text:span text:style-name="T3433">o</text:span></text:p>
        <text:p text:style-name="P3434"><text:span text:style-name="T3435"><draw:connector draw:type="line" svg:x1="2.37986in" svg:y1="-0.03403in" svg:x2="2.40833in" svg:y2="-0.03403in" draw:z-index="249900032" draw:id="id140" draw:style-name="a140" draw:name="Line 98" text:anchor-type="paragraph"><svg:title/><svg:desc/></draw:connector></text:span><text:span text:style-name="T3436"><draw:frame draw:z-index="251757568" draw:id="id141" draw:style-name="a141" draw:name="Text Box 97" text:anchor-type="paragraph" svg:x="2.10417in" svg:y="-0.09306in" svg:width="0.21875in" svg:height="0.22847in" style:rel-width="scale" style:rel-height="scale"><draw:text-box><text:p text:style-name="P3437"><text:span text:style-name="T3438">=<text:s/></text:span><text:span text:style-name="T3439">q</text:span></text:p></draw:text-box><svg:title/><svg:desc/></draw:frame></text:span><text:span text:style-name="T3440">hldk</text:span></text:p>
        <text:p text:style-name="P3441"><text:span text:style-name="T3442">9</text:span><text:span text:style-name="T3443">o</text:span></text:p>
        <text:p text:style-name="P3444"><text:span text:style-name="T3445"><draw:connector draw:type="line" svg:x1="2.78472in" svg:y1="-0.04931in" svg:x2="2.81319in" svg:y2="-0.04931in" draw:z-index="249901056" draw:id="id142" draw:style-name="a142" draw:name="Line 96" text:anchor-type="paragraph"><svg:title/><svg:desc/></draw:connector></text:span><text:span text:style-name="T3446"><draw:frame draw:z-index="251758592" draw:id="id143" draw:style-name="a143" draw:name="Text Box 95" text:anchor-type="paragraph" svg:x="2.52361in" svg:y="-0.12083in" svg:width="0.20278in" svg:height="0.22708in" style:rel-width="scale" style:rel-height="scale"><draw:text-box><text:p text:style-name="P3447"><text:span text:style-name="T3448">+</text:span><text:span text:style-name="T3449"><text:s/></text:span><text:span text:style-name="T3450">q</text:span></text:p></draw:text-box><svg:title/><svg:desc/></draw:frame></text:span><text:span text:style-name="T3451">hldk</text:span></text:p>
        <text:p text:style-name="P3452"><text:span text:style-name="T3453">2</text:span><text:span text:style-name="T3454">o</text:span></text:p>
        <text:p text:style-name="P3455"><text:span text:style-name="T3456"><draw:connector draw:type="line" svg:x1="3.18958in" svg:y1="-0.04931in" svg:x2="3.21806in" svg:y2="-0.04931in" draw:z-index="249902080" draw:id="id144" draw:style-name="a144" draw:name="Line 94" text:anchor-type="paragraph"><svg:title/><svg:desc/></draw:connector></text:span><text:span text:style-name="T3457"><draw:connector draw:type="line" svg:x1="3.91111in" svg:y1="0.26528in" svg:x2="3.93958in" svg:y2="0.26528in" draw:z-index="249905152" draw:id="id145" draw:style-name="a145" draw:name="Line 93" text:anchor-type="paragraph"><svg:title/><svg:desc/></draw:connector></text:span><text:span text:style-name="T3458"><draw:connector draw:type="line" svg:x1="5.07222in" svg:y1="0.26528in" svg:x2="5.10139in" svg:y2="0.26528in" draw:z-index="249907200" draw:id="id146" draw:style-name="a146" draw:name="Line 92" text:anchor-type="paragraph"><svg:title/><svg:desc/></draw:connector></text:span><text:span text:style-name="T3459"><draw:connector draw:type="line" svg:x1="5.41042in" svg:y1="0.26528in" svg:x2="5.43958in" svg:y2="0.26528in" draw:z-index="249908224" draw:id="id147" draw:style-name="a147" draw:name="Line 91" text:anchor-type="paragraph"><svg:title/><svg:desc/></draw:connector></text:span><text:span text:style-name="T3460"><draw:frame draw:z-index="251759616" draw:id="id148" draw:style-name="a148" draw:name="Text Box 90" text:anchor-type="paragraph" svg:x="2.92917in" svg:y="-0.12083in" svg:width="0.19861in" svg:height="0.22708in" style:rel-width="scale" style:rel-height="scale"><draw:text-box><text:p text:style-name="P3461"><text:span text:style-name="T3462">+</text:span><text:span text:style-name="T3463"><text:s/></text:span><text:span text:style-name="T3464">q</text:span></text:p></draw:text-box><svg:title/><svg:desc/></draw:frame></text:span><text:span text:style-name="T3465">hldk</text:span></text:p>
      </text:section>
      <text:section text:name="Sect34" text:style-name="S34">
        <text:p text:style-name="P3466"><text:span text:style-name="T3467"><draw:connector draw:type="line" svg:x1="2.75694in" svg:y1="0.13472in" svg:x2="2.78611in" svg:y2="0.13472in" draw:z-index="249903104" draw:id="id149" draw:style-name="a149" draw:name="Line 89" text:anchor-type="paragraph"><svg:title/><svg:desc/></draw:connector></text:span><text:span text:style-name="T3468"><draw:frame draw:z-index="249921536" draw:id="id150" draw:style-name="a150" draw:name="Text Box 88" text:anchor-type="paragraph" svg:x="2.70069in" svg:y="0.18889in" svg:width="0.18194in" svg:height="0.13264in" style:rel-width="scale" style:rel-height="scale"><draw:text-box><text:p text:style-name="P3469"><text:span text:style-name="T3470">hldk</text:span></text:p></draw:text-box><svg:title/><svg:desc/></draw:frame></text:span><text:span text:style-name="T3471">–</text:span><text:span text:style-name="T3472"><text:s/></text:span><text:span text:style-name="T3473">2</text:span><text:span text:style-name="T3474"><text:s/></text:span><text:span text:style-name="T3475">×</text:span><text:span text:style-name="T3476"><text:s/></text:span><text:span text:style-name="T3477">(</text:span><text:span text:style-name="T3478">q</text:span><text:span text:style-name="T3479">5</text:span><text:span text:style-name="T3480">o</text:span></text:p>
        <text:p text:style-name="P3481"><text:span text:style-name="T3482">9</text:span><text:span text:style-name="T3483">o</text:span></text:p>
        <text:p text:style-name="P3484"><text:span text:style-name="T3485"><draw:connector draw:type="line" svg:x1="3.15625in" svg:y1="-0.04931in" svg:x2="3.18542in" svg:y2="-0.04931in" draw:z-index="249904128" draw:id="id151" draw:style-name="a151" draw:name="Line 87" text:anchor-type="paragraph"><svg:title/><svg:desc/></draw:connector></text:span><text:span text:style-name="T3486"><draw:frame draw:z-index="251761664" draw:id="id152" draw:style-name="a152" draw:name="Text Box 86" text:anchor-type="paragraph" svg:x="2.90486in" svg:y="-0.12083in" svg:width="0.20694in" svg:height="0.22708in" style:rel-width="scale" style:rel-height="scale"><draw:text-box><text:p text:style-name="P3487"><text:span text:style-name="T3488">×</text:span><text:span text:style-name="T3489"><text:s/></text:span><text:span text:style-name="T3490">q</text:span></text:p></draw:text-box><svg:title/><svg:desc/></draw:frame></text:span><text:span text:style-name="T3491"><draw:frame draw:z-index="251767808" draw:id="id153" draw:style-name="a153" draw:name="Text Box 85" text:anchor-type="paragraph" svg:x="3.10139in" svg:y="0.19097in" svg:width="0.20694in" svg:height="0.22708in" style:rel-width="scale" style:rel-height="scale"><draw:text-box><text:p text:style-name="P3492"><text:span text:style-name="T3493">×</text:span><text:span text:style-name="T3494"><text:s/></text:span><text:span text:style-name="T3495">q</text:span></text:p></draw:text-box><svg:title/><svg:desc/></draw:frame></text:span><text:span text:style-name="T3496">hldk</text:span></text:p>
        <text:p text:style-name="P3497"><text:span text:style-name="T3498">)</text:span><text:span text:style-name="T3499"><text:s/></text:span><text:span text:style-name="T3500">–</text:span><text:span text:style-name="T3501"><text:s/></text:span><text:span text:style-name="T3502">2</text:span><text:span text:style-name="T3503"><text:s/></text:span><text:span text:style-name="T3504">×</text:span><text:span text:style-name="T3505"><text:s/></text:span><text:span text:style-name="T3506">(</text:span><text:span text:style-name="T3507">q</text:span><text:span text:style-name="T3508">5</text:span><text:span text:style-name="T3509">o</text:span></text:p>
        <text:p text:style-name="P3510"><text:span text:style-name="T3511">2</text:span><text:span text:style-name="T3512">o</text:span></text:p>
        <text:p text:style-name="P3513"><text:span text:style-name="T3514"><draw:connector draw:type="line" svg:x1="4.28819in" svg:y1="-0.04931in" svg:x2="4.31736in" svg:y2="-0.04931in" draw:z-index="249906176" draw:id="id154" draw:style-name="a154" draw:name="Line 84" text:anchor-type="paragraph"><svg:title/><svg:desc/></draw:connector></text:span><text:span text:style-name="T3515"><draw:connector draw:type="line" svg:x1="3.37222in" svg:y1="0.26528in" svg:x2="3.40139in" svg:y2="0.26528in" draw:z-index="249911296" draw:id="id155" draw:style-name="a155" draw:name="Line 83" text:anchor-type="paragraph"><svg:title/><svg:desc/></draw:connector></text:span><text:span text:style-name="T3516"><draw:frame draw:z-index="251763712" draw:id="id156" draw:style-name="a156" draw:name="Text Box 82" text:anchor-type="paragraph" svg:x="4.08611in" svg:y="-0.12083in" svg:width="0.15347in" svg:height="0.22708in" style:rel-width="scale" style:rel-height="scale"><draw:text-box><text:p text:style-name="P3517"><text:span text:style-name="T3518">×</text:span><text:span text:style-name="T3519"><text:s/></text:span><text:span text:style-name="T3520">q</text:span></text:p></draw:text-box><svg:title/><svg:desc/></draw:frame></text:span><text:span text:style-name="T3521"><draw:frame draw:z-index="249932800" draw:id="id157" draw:style-name="a157" draw:name="Text Box 81" text:anchor-type="paragraph" svg:x="3.32361in" svg:y="0.19583in" svg:width="0.07847in" svg:height="0.13125in" style:rel-width="scale" style:rel-height="scale"><draw:text-box><text:p text:style-name="P3522"><text:span text:style-name="T3523">2</text:span><text:span text:style-name="T3524">o</text:span></text:p></draw:text-box><svg:title/><svg:desc/></draw:frame></text:span><text:span text:style-name="T3525">hldk</text:span></text:p>
        <text:p text:style-name="P3526"><text:span text:style-name="T3527">)</text:span><text:span text:style-name="T3528">–</text:span><text:span text:style-name="T3529"><text:s/></text:span><text:span text:style-name="T3530">2</text:span><text:span text:style-name="T3531"><text:s/></text:span><text:span text:style-name="T3532">×</text:span><text:span text:style-name="T3533"><text:s/></text:span><text:span text:style-name="T3534">(</text:span><text:span text:style-name="T3535">q</text:span><text:span text:style-name="T3536">9</text:span><text:span text:style-name="T3537">o</text:span></text:p>
        <text:p text:style-name="P3538"><text:span text:style-name="T3539">×</text:span><text:span text:style-name="T3540"><text:s/></text:span><text:span text:style-name="T3541">2</text:span><text:span text:style-name="T3542">q</text:span><text:span text:style-name="T3543">o</text:span></text:p>
        <text:p text:style-name="P3544"><text:span text:style-name="T3545">hldk</text:span><text:span text:style-name="T3546">)</text:span></text:p>
      </text:section>
      <text:section text:name="Sect35" text:style-name="S35">
        <text:p text:style-name="P3547"><text:span text:style-name="T3548"><draw:connector draw:type="line" svg:x1="2.52153in" svg:y1="0.13472in" svg:x2="2.55in" svg:y2="0.13472in" draw:z-index="249909248" draw:id="id158" draw:style-name="a158" draw:name="Line 80" text:anchor-type="paragraph"><svg:title/><svg:desc/></draw:connector></text:span><text:span text:style-name="T3549"><draw:frame draw:z-index="249923584" draw:id="id159" draw:style-name="a159" draw:name="Text Box 79" text:anchor-type="paragraph" svg:x="3.88264in" svg:y="-0.12639in" svg:width="0.18194in" svg:height="0.13264in" style:rel-width="scale" style:rel-height="scale"><draw:text-box><text:p text:style-name="P3550"><text:span text:style-name="T3551">hldk</text:span></text:p></draw:text-box><svg:title/><svg:desc/></draw:frame></text:span><text:span text:style-name="T3552"><draw:frame draw:z-index="249925632" draw:id="id160" draw:style-name="a160" draw:name="Text Box 78" text:anchor-type="paragraph" svg:x="5.03472in" svg:y="-0.12639in" svg:width="0.18194in" svg:height="0.13264in" style:rel-width="scale" style:rel-height="scale"><draw:text-box><text:p text:style-name="P3553"><text:span text:style-name="T3554">hldk</text:span></text:p></draw:text-box><svg:title/><svg:desc/></draw:frame></text:span><text:span text:style-name="T3555"><draw:frame draw:z-index="251765760" draw:id="id161" draw:style-name="a161" draw:name="Text Box 77" text:anchor-type="paragraph" svg:x="2.20069in" svg:y="0.05972in" svg:width="0.26875in" svg:height="0.24097in" style:rel-width="scale" style:rel-height="scale"><draw:text-box><text:p text:style-name="P3556"><text:span text:style-name="T3557">+</text:span><text:span text:style-name="T3558"><text:s/></text:span><text:span text:style-name="T3559">(</text:span><text:span text:style-name="T3560">q</text:span></text:p></draw:text-box><svg:title/><svg:desc/></draw:frame></text:span><text:span text:style-name="T3561">5</text:span><text:span text:style-name="T3562">o</text:span></text:p>
        <text:p text:style-name="P3563"><text:span text:style-name="T3564">hldk</text:span></text:p>
        <text:p text:style-name="P3565"><text:span text:style-name="T3566">9</text:span><text:span text:style-name="T3567">o</text:span></text:p>
        <text:p text:style-name="P3568"><text:span text:style-name="T3569"><draw:connector draw:type="line" svg:x1="2.94792in" svg:y1="-0.04792in" svg:x2="2.97708in" svg:y2="-0.04792in" draw:z-index="249910272" draw:id="id162" draw:style-name="a162" draw:name="Line 76" text:anchor-type="paragraph"><svg:title/><svg:desc/></draw:connector></text:span><text:span text:style-name="T3570"><draw:frame draw:z-index="251766784" draw:id="id163" draw:style-name="a163" draw:name="Text Box 75" text:anchor-type="paragraph" svg:x="2.67639in" svg:y="-0.12292in" svg:width="0.20694in" svg:height="0.22708in" style:rel-width="scale" style:rel-height="scale"><draw:text-box><text:p text:style-name="P3571"><text:span text:style-name="T3572">×</text:span><text:span text:style-name="T3573"><text:s/></text:span><text:span text:style-name="T3574">q</text:span></text:p></draw:text-box><svg:title/><svg:desc/></draw:frame></text:span><text:span text:style-name="T3575">hldk</text:span></text:p>
        <text:p text:style-name="P3576"><text:span text:style-name="T3577">hldk</text:span><text:span text:style-name="T3578">)</text:span><text:span text:style-name="T3579">.</text:span></text:p>
      </text:section>
      <text:section text:name="Sect36" text:style-name="S36">
        <text:p text:style-name="P3580"/>
        <text:p text:style-name="P3581"/>
        <text:p text:style-name="P3582"><text:span text:style-name="T3583">Como o peso é o inverso da probabilidade de inclusão da escola na amostra, tem-se que o peso básico da escola<text:s/></text:span><text:span text:style-name="T3584">w</text:span><text:span text:style-name="T3585">hldk<text:s/></text:span><text:span text:style-name="T3586">é dado por:</text:span></text:p>
      </text:section>
      <text:section text:name="Sect37" text:style-name="S37">
        <text:p text:style-name="P3587"><text:span text:style-name="T3588">w</text:span><text:span text:style-name="T3589">hldk<text:s/></text:span><text:span text:style-name="T3590">=</text:span></text:p>
        <text:p text:style-name="P3591"><text:span text:style-name="T3592">1</text:span><text:span text:style-name="T3593"><text:tab/></text:span><text:span text:style-name="T3594">.</text:span></text:p>
        <text:p text:style-name="P3595"><text:span text:style-name="T3596"><draw:connector draw:type="line" svg:x1="3.83889in" svg:y1="0.00278in" svg:x2="4.19306in" svg:y2="0.00278in" draw:z-index="251751424" draw:id="id164" draw:style-name="a164" draw:name="Line 74" text:anchor-type="paragraph"><svg:title/><svg:desc/></draw:connector></text:span><text:span text:style-name="T3597">q</text:span><text:span text:style-name="T3598">hldk</text:span></text:p>
      </text:section>
      <text:section text:name="Sect38" text:style-name="S38">
        <text:p text:style-name="P3599"/>
        <text:p text:style-name="P3600"/>
        <text:p text:style-name="P3601"><text:span text:style-name="T3602">CORREÇÃO DE NÃO RESPOSTA</text:span></text:p>
        <text:p text:style-name="P3603"><text:span text:style-name="T3604">Para efeito de correção de não resposta (cada unidade de análise pode possuir um contingente diferente de escolas respondentes), é considerado o ajuste dentro de cada estrato através da fórmula:</text:span></text:p>
      </text:section>
      <text:section text:name="Sect39" text:style-name="S39">
        <text:p text:style-name="P3605"/>
        <text:p text:style-name="P3606"><text:span text:style-name="T3607"><draw:frame draw:z-index="251768832" draw:id="id165" draw:style-name="a165" draw:name="Text Box 73" text:anchor-type="paragraph" svg:x="3.08819in" svg:y="0.06736in" svg:width="0.10278in" svg:height="0.20833in" style:rel-width="scale" style:rel-height="scale"><draw:text-box><text:p text:style-name="P3608"><text:span text:style-name="T3609">w</text:span></text:p></draw:text-box><svg:title/><svg:desc/></draw:frame></text:span><text:span text:style-name="T3610">*</text:span></text:p>
        <text:p text:style-name="P3611"><text:span text:style-name="T3612">hldk</text:span></text:p>
        <text:p text:style-name="P3613"><text:span text:style-name="T3614">=<text:s/></text:span><text:span text:style-name="T3615">w</text:span><text:span text:style-name="T3616">hldk<text:s/></text:span><text:span text:style-name="T3617">×</text:span></text:p>
        <text:p text:style-name="P3618"><text:span text:style-name="T3619">k</text:span><text:span text:style-name="T3620">∑</text:span><text:span text:style-name="T3621">∈</text:span><text:span text:style-name="T3622">s</text:span><text:span text:style-name="T3623">w</text:span><text:span text:style-name="T3624">hl</text:span><text:span text:style-name="T3625">d</text:span><text:span text:style-name="T3626">k</text:span><text:span text:style-name="T3627"><text:s text:c="4"/></text:span><text:span text:style-name="T3628"><text:s/></text:span><text:span text:style-name="T3629">,</text:span></text:p>
        <text:p text:style-name="P3630"><text:span text:style-name="T3631"><draw:connector draw:type="line" svg:x1="3.93681in" svg:y1="-0.00486in" svg:x2="4.48819in" svg:y2="-0.00486in" draw:z-index="251752448" draw:id="id166" draw:style-name="a166" draw:name="Line 72" text:anchor-type="paragraph"><svg:title/><svg:desc/></draw:connector></text:span><text:span text:style-name="T3632">∑</text:span><text:span text:style-name="T3633">w</text:span></text:p>
      </text:section>
      <text:section text:name="Sect40" text:style-name="S40">
        <text:p text:style-name="P3634"/>
        <text:p text:style-name="P3635"><text:span text:style-name="T3636">onde:</text:span></text:p>
        <text:p text:style-name="P3637"><text:span text:style-name="T3638">k</text:span><text:span text:style-name="T3639">∈</text:span><text:span text:style-name="T3640">r</text:span></text:p>
        <text:p text:style-name="P3641"><text:span text:style-name="T3642">hldk</text:span></text:p>
      </text:section>
      <text:section text:name="Sect41" text:style-name="S41">
        <text:p text:style-name="P3643"/>
        <text:p text:style-name="P3644"><text:span text:style-name="T3645"><draw:frame draw:z-index="251769856" draw:id="id167" draw:style-name="a167" draw:name="Text Box 71" text:anchor-type="paragraph" svg:x="1.18819in" svg:y="-0.00764in" svg:width="0.10278in" svg:height="0.20833in" style:rel-width="scale" style:rel-height="scale"><draw:text-box><text:p text:style-name="P3646"><text:span text:style-name="T3647">w</text:span></text:p></draw:text-box><svg:title/><svg:desc/></draw:frame></text:span><text:span text:style-name="T3648">*</text:span></text:p>
        <text:p text:style-name="P3649"><text:span text:style-name="T3650">hldk</text:span></text:p>
        <text:p text:style-name="P3651"><text:span text:style-name="T3652">é o peso com correção de não resposta da escola<text:s/></text:span><text:span text:style-name="T3653">k<text:s/></text:span><text:span text:style-name="T3654">da dependência<text:s/></text:span><text:span text:style-name="T3655">d<text:s/></text:span><text:span text:style-name="T3656">na localidade<text:s/></text:span><text:span text:style-name="T3657">l</text:span></text:p>
        <text:p text:style-name="P3658"><text:span text:style-name="T3659">do estrato<text:s/></text:span><text:span text:style-name="T3660">h</text:span><text:span text:style-name="T3661">;</text:span></text:p>
      </text:section>
      <text:section text:name="Sect42" text:style-name="S42">
        <text:p text:style-name="P3662"><text:span text:style-name="T3663">s<text:s/></text:span><text:span text:style-name="T3664">é o conjunto de escolas selecionadas da dependência<text:s/></text:span><text:span text:style-name="T3665">d<text:s/></text:span><text:span text:style-name="T3666">na localidade<text:s/></text:span><text:span text:style-name="T3667">l<text:s/></text:span><text:span text:style-name="T3668">do estrato<text:s/></text:span><text:span text:style-name="T3669">h</text:span><text:span text:style-name="T3670">; e</text:span></text:p>
        <text:p text:style-name="P3671"><text:span text:style-name="T3672">r<text:s/></text:span><text:span text:style-name="T3673">é o conjunto de escolas respondentes da dependência<text:s/></text:span><text:span text:style-name="T3674">d<text:s/></text:span><text:span text:style-name="T3675">na localidade<text:s/></text:span><text:span text:style-name="T3676">l<text:s/></text:span><text:span text:style-name="T3677">do estrato<text:s/></text:span><text:span text:style-name="T3678">h</text:span><text:span text:style-name="T3679">.</text:span></text:p>
      </text:section>
      <text:p text:style-name="P3680"/>
      <text:p text:style-name="P3702"/>
      <text:p text:style-name="P3703"/>
      <text:p text:style-name="P3704"><text:span text:style-name="T3705">CALIBRAÇÃO</text:span></text:p>
      <text:p text:style-name="P3706"><text:span text:style-name="T3707"><draw:frame draw:z-index="249936896" draw:id="id172" draw:style-name="a172" draw:name="Text Box 70" text:anchor-type="paragraph" svg:x="0.98403in" svg:y="1.34722in" svg:width="0.24375in" svg:height="0.20833in" style:rel-width="scale" style:rel-height="scale"><draw:text-box><text:p text:style-name="P3708"><text:span text:style-name="T3709">é:</text:span><text:span text:style-name="T3710"><text:s/></text:span><text:span text:style-name="T3711">w</text:span></text:p></draw:text-box><svg:title/><svg:desc/></draw:frame></text:span><text:span text:style-name="T3712"><draw:frame draw:z-index="251784192" draw:id="id173" draw:style-name="a173" draw:name="Text Box 69" text:anchor-type="paragraph" svg:x="1.43333in" svg:y="1.38542in" svg:width="0.03542in" svg:height="0.14931in" style:rel-width="scale" style:rel-height="scale"><draw:text-box><text:p text:style-name="P3713"><text:span text:style-name="T3714">.</text:span></text:p></draw:text-box><svg:title/><svg:desc/></draw:frame></text:span><text:span text:style-name="T3715">Os<text:s/></text:span><text:span text:style-name="T3716">pesos<text:s/></text:span><text:span text:style-name="T3717">para<text:s/></text:span><text:span text:style-name="T3718">as<text:s/></text:span><text:span text:style-name="T3719">escolas respondentes,<text:s/></text:span><text:span text:style-name="T3720">em<text:s/></text:span><text:span text:style-name="T3721">todas<text:s/></text:span><text:span text:style-name="T3722">as<text:s/></text:span><text:span text:style-name="T3723">unidades<text:s/></text:span><text:span text:style-name="T3724">de<text:s/></text:span><text:span text:style-name="T3725">análise (escolas,<text:s/></text:span><text:span text:style-name="T3726">diretores,<text:s/></text:span><text:span text:style-name="T3727">coordenadores</text:span><text:span text:style-name="T3728"><text:s/></text:span><text:span text:style-name="T3729">pedagógicos,</text:span><text:span text:style-name="T3730"><text:s/></text:span><text:span text:style-name="T3731">professores</text:span><text:span text:style-name="T3732"><text:s/></text:span><text:span text:style-name="T3733">e</text:span><text:span text:style-name="T3734"><text:s/></text:span><text:span text:style-name="T3735">alunos),</text:span><text:span text:style-name="T3736"><text:s/></text:span><text:span text:style-name="T3737">recebem</text:span><text:span text:style-name="T3738"><text:s/></text:span><text:span text:style-name="T3739">o</text:span><text:span text:style-name="T3740"><text:s/></text:span><text:span text:style-name="T3741">ajuste</text:span><text:span text:style-name="T3742"><text:s/></text:span><text:span text:style-name="T3743">de</text:span><text:span text:style-name="T3744"><text:s/></text:span><text:span text:style-name="T3745">não</text:span><text:span text:style-name="T3746"><text:s/></text:span><text:span text:style-name="T3747">resposta</text:span><text:span text:style-name="T3748"><text:s/></text:span><text:span text:style-name="T3749">(o</text:span><text:span text:style-name="T3750"><text:s/></text:span><text:span text:style-name="T3751">número<text:s/></text:span><text:span text:style-name="T3752">de</text:span><text:span text:style-name="T3753"><text:s/></text:span><text:span text:style-name="T3754">respondentes</text:span><text:span text:style-name="T3755"><text:s/></text:span><text:span text:style-name="T3756">é</text:span><text:span text:style-name="T3757"><text:s/></text:span><text:span text:style-name="T3758">distinto</text:span><text:span text:style-name="T3759"><text:s/></text:span><text:span text:style-name="T3760">em</text:span><text:span text:style-name="T3761"><text:s/></text:span><text:span text:style-name="T3762">cada</text:span><text:span text:style-name="T3763"><text:s/></text:span><text:span text:style-name="T3764">base)</text:span><text:span text:style-name="T3765"><text:s/></text:span><text:span text:style-name="T3766">e</text:span><text:span text:style-name="T3767"><text:s/></text:span><text:span text:style-name="T3768">a</text:span><text:span text:style-name="T3769"><text:s/></text:span><text:span text:style-name="T3770">calibração</text:span><text:span text:style-name="T3771"><text:s/></text:span><text:span text:style-name="T3772">para</text:span><text:span text:style-name="T3773"><text:s/></text:span><text:span text:style-name="T3774">os</text:span><text:span text:style-name="T3775"><text:s/></text:span><text:span text:style-name="T3776">totais</text:span><text:span text:style-name="T3777"><text:s/></text:span><text:span text:style-name="T3778">de</text:span><text:span text:style-name="T3779"><text:s/></text:span><text:span text:style-name="T3780">escolas</text:span><text:span text:style-name="T3781"><text:s/></text:span><text:span text:style-name="T3782">por</text:span><text:span text:style-name="T3783"><text:s/></text:span><text:span text:style-name="T3784">unidade<text:s/></text:span><text:span text:style-name="T3785">da<text:s/></text:span><text:span text:style-name="T3786">federação, de</text:span><text:span text:style-name="T3787">pendência administrativa<text:s/></text:span><text:span text:style-name="T3788">e<text:s/></text:span><text:span text:style-name="T3789">série.<text:s/></text:span><text:span text:style-name="T3790">Os<text:s/></text:span><text:span text:style-name="T3791">totais<text:s/></text:span><text:span text:style-name="T3792">das variáveis<text:s/></text:span><text:span text:style-name="T3793">de<text:s/></text:span><text:span text:style-name="T3794">calibração<text:s/></text:span><text:span text:style-name="T3795">são<text:s/></text:span><text:span text:style-name="T3796">obtidos<text:s/></text:span><text:span text:style-name="T3797">no<text:s/></text:span><text:span text:style-name="T3798">cadastro<text:s/></text:span><text:span text:style-name="T3799">do<text:s/></text:span><text:span text:style-name="T3800">Censo Escolar<text:s/></text:span><text:span text:style-name="T3801">para<text:s/></text:span><text:span text:style-name="T3802">a<text:s/></text:span><text:span text:style-name="T3803">população-alvo<text:s/></text:span><text:span text:style-name="T3804">da<text:s/></text:span><text:span text:style-name="T3805">pesquisa,<text:s/></text:span><text:span text:style-name="T3806">de<text:s/></text:span><text:span text:style-name="T3807">onde foram selecionadas<text:s/></text:span><text:span text:style-name="T3808">as<text:s/></text:span><text:span text:style-name="T3809">amostras.<text:s/></text:span><text:span text:style-name="T3810">O<text:s/></text:span><text:span text:style-name="T3811">método utilizado<text:s/></text:span><text:span text:style-name="T3812">é o<text:s/></text:span><text:span text:style-name="T3813">ajuste<text:s/></text:span><text:span text:style-name="T3814">iterativo<text:s/></text:span><text:span text:style-name="T3815">sobre marginais,<text:s/></text:span><text:span text:style-name="T3816">também<text:s/></text:span><text:span text:style-name="T3817">conhecido<text:s/></text:span><text:span text:style-name="T3818">por<text:s/></text:span><text:span text:style-name="T3819">pós-estratificação multivariada incompleta<text:s/></text:span><text:span text:style-name="T3820">ou<text:s/></text:span><text:span text:style-name="T3821">raking</text:span><text:span text:style-name="T3822">.<text:s/></text:span><text:span text:style-name="T3823">O<text:s/></text:span><text:span text:style-name="T3824">peso final<text:s/></text:span><text:span text:style-name="T3825">das</text:span><text:span text:style-name="T3826"><text:s/></text:span><text:span text:style-name="T3827">escolas</text:span></text:p>
      <text:p text:style-name="P3828"><text:span text:style-name="T3829">*C</text:span></text:p>
      <text:p text:style-name="P3830"><text:span text:style-name="T3831">hldk</text:span></text:p>
      <text:p text:style-name="P3832"/>
      <text:p text:style-name="P3833"><text:span text:style-name="T3834">PESO DOS DIRETORES</text:span></text:p>
      <text:p text:style-name="P3835"><text:span text:style-name="T3836">O peso da unidade de análise Diretor é exatamente o mesmo peso calculado para a escola correspondente, uma vez que, quando há resposta<text:s/></text:span><text:span text:style-name="T3837">da escola, sempre há resposta do diretor.</text:span></text:p>
      <text:p text:style-name="P3838"><text:span text:style-name="T3839"><draw:frame draw:z-index="249937920" draw:id="id174" draw:style-name="a174" draw:name="Text Box 68" text:anchor-type="paragraph" svg:x="3.6125in" svg:y="0.15694in" svg:width="0.16667in" svg:height="0.12153in" style:rel-width="scale" style:rel-height="scale"><draw:text-box><text:p text:style-name="P3840"><text:span text:style-name="T3841">hldk</text:span></text:p></draw:text-box><svg:title/><svg:desc/></draw:frame></text:span><text:span text:style-name="T3842">Logo, o peso final dos diretores é dado por:<text:s/></text:span><text:span text:style-name="T3843">w</text:span><text:span text:style-name="T3844">*C<text:s/></text:span><text:span text:style-name="T3845">.</text:span></text:p>
      <text:p text:style-name="P3846"/>
      <text:p text:style-name="P3847"/>
      <text:p text:style-name="P3848"><text:span text:style-name="T3849">PESO DOS COORDENADORES PEDAGÓGICOS</text:span></text:p>
      <text:p text:style-name="P3850"><text:span text:style-name="T3851">O<text:s/></text:span><text:span text:style-name="T3852">peso<text:s/></text:span><text:span text:style-name="T3853">do<text:s/></text:span><text:span text:style-name="T3854">coordenador pedagógico<text:s/></text:span><text:span text:style-name="T3855">é<text:s/></text:span><text:span text:style-name="T3856">calculado<text:s/></text:span><text:span text:style-name="T3857">em<text:s/></text:span><text:span text:style-name="T3858">duas etapas.<text:s/></text:span><text:span text:style-name="T3859">A<text:s/></text:span><text:span text:style-name="T3860">primeira<text:s/></text:span><text:span text:style-name="T3861">é o<text:s/></text:span><text:span text:style-name="T3862">cálculo<text:s/></text:span><text:span text:style-name="T3863">do<text:s/></text:span><text:span text:style-name="T3864">peso<text:s/></text:span><text:span text:style-name="T3865">da <text:s/></text:span><text:span text:style-name="T3866">escola respondente<text:s/></text:span><text:span text:style-name="T3867">para<text:s/></text:span><text:span text:style-name="T3868">essa unidade<text:s/></text:span><text:span text:style-name="T3869">de <text:s/></text:span><text:span text:style-name="T3870">análise (como descrito<text:s/></text:span><text:span text:style-name="T3871">anteriormente). <text:s/></text:span><text:span text:style-name="T3872">A</text:span><text:span text:style-name="T3873"><text:s/></text:span><text:span text:style-name="T3874">segunda</text:span><text:span text:style-name="T3875"><text:s/></text:span><text:span text:style-name="T3876">é</text:span><text:span text:style-name="T3877"><text:s/></text:span><text:span text:style-name="T3878">o</text:span><text:span text:style-name="T3879"><text:s/></text:span><text:span text:style-name="T3880">cálculo</text:span><text:span text:style-name="T3881"><text:s/></text:span><text:span text:style-name="T3882">do</text:span><text:span text:style-name="T3883"><text:s/></text:span><text:span text:style-name="T3884">inverso</text:span><text:span text:style-name="T3885"><text:s/></text:span><text:span text:style-name="T3886">da</text:span><text:span text:style-name="T3887"><text:s/></text:span><text:span text:style-name="T3888">probabilidade</text:span><text:span text:style-name="T3889"><text:s/></text:span><text:span text:style-name="T3890">de</text:span><text:span text:style-name="T3891"><text:s/></text:span><text:span text:style-name="T3892">seleção</text:span><text:span text:style-name="T3893"><text:s/></text:span><text:span text:style-name="T3894">de</text:span><text:span text:style-name="T3895"><text:s/></text:span><text:span text:style-name="T3896">cada</text:span><text:span text:style-name="T3897"><text:s/></text:span><text:span text:style-name="T3898">coordenador</text:span><text:span text:style-name="T3899"><text:s/></text:span><text:span text:style-name="T3900">pedagógico,<text:s/></text:span><text:span text:style-name="T3901">por</text:span><text:span text:style-name="T3902"><text:s/></text:span><text:span text:style-name="T3903">meio</text:span><text:span text:style-name="T3904"><text:s/></text:span><text:span text:style-name="T3905">da</text:span><text:span text:style-name="T3906"><text:s/></text:span><text:span text:style-name="T3907">razão</text:span><text:span text:style-name="T3908"><text:s/></text:span><text:span text:style-name="T3909">entre</text:span><text:span text:style-name="T3910"><text:s/></text:span><text:span text:style-name="T3911">o</text:span><text:span text:style-name="T3912"><text:s/></text:span><text:span text:style-name="T3913">número</text:span><text:span text:style-name="T3914"><text:s/></text:span><text:span text:style-name="T3915">de</text:span><text:span text:style-name="T3916"><text:s/></text:span><text:span text:style-name="T3917">coordenadores</text:span><text:span text:style-name="T3918"><text:s/></text:span><text:span text:style-name="T3919">listados</text:span><text:span text:style-name="T3920"><text:s/></text:span><text:span text:style-name="T3921">e</text:span><text:span text:style-name="T3922"><text:s/></text:span><text:span text:style-name="T3923">o</text:span><text:span text:style-name="T3924"><text:s/></text:span><text:span text:style-name="T3925">de</text:span><text:span text:style-name="T3926"><text:s/></text:span><text:span text:style-name="T3927">respondentes.</text:span><text:span text:style-name="T3928"><text:s/></text:span><text:span text:style-name="T3929">O</text:span><text:span text:style-name="T3930"><text:s/></text:span><text:span text:style-name="T3931">peso</text:span><text:span text:style-name="T3932"><text:s/></text:span><text:span text:style-name="T3933">final<text:s/></text:span><text:span text:style-name="T3934">do<text:s/></text:span><text:span text:style-name="T3935">coordenador pedagógico<text:s/></text:span><text:span text:style-name="T3936">é<text:s/></text:span><text:span text:style-name="T3937">obtido pelo produto desses dois</text:span><text:span text:style-name="T3938"><text:s/></text:span><text:span text:style-name="T3939">pesos.</text:span></text:p>
      <text:section text:name="Sect44" text:style-name="S44">
        <text:p text:style-name="P3940"/>
        <text:p text:style-name="P3941"/>
        <text:p text:style-name="P3942"/>
        <text:p text:style-name="P3943"/>
        <text:p text:style-name="P3944"><text:span text:style-name="T3945">onde:</text:span></text:p>
        <text:p text:style-name="P3946"/>
        <text:p text:style-name="P3947"><text:span text:style-name="T3948">C</text:span></text:p>
        <text:p text:style-name="P3949"><text:span text:style-name="T3950"><draw:frame draw:z-index="251778048" draw:id="id175" draw:style-name="a175" draw:name="Text Box 67" text:anchor-type="paragraph" svg:x="2.93958in" svg:y="-0.11944in" svg:width="0.10278in" svg:height="0.20833in" style:rel-width="scale" style:rel-height="scale"><draw:text-box><text:p text:style-name="P3951"><text:span text:style-name="T3952">w</text:span></text:p></draw:text-box><svg:title/><svg:desc/></draw:frame></text:span><text:span text:style-name="T3953"><draw:frame draw:z-index="251779072" draw:id="id176" draw:style-name="a176" draw:name="Text Box 66" text:anchor-type="paragraph" svg:x="3.24931in" svg:y="-0.11389in" svg:width="0.20903in" svg:height="0.21736in" style:rel-width="scale" style:rel-height="scale"><draw:text-box><text:p text:style-name="P3954"><text:span text:style-name="T3955">=</text:span><text:span text:style-name="T3956"><text:s/></text:span><text:span text:style-name="T3957">w</text:span></text:p></draw:text-box><svg:title/><svg:desc/></draw:frame></text:span><text:span text:style-name="T3958">hldk</text:span></text:p>
        <text:p text:style-name="P3959"/>
        <text:p text:style-name="P3960"><text:span text:style-name="T3961">*C hldk</text:span></text:p>
        <text:p text:style-name="P3962"><text:span text:style-name="T3963">C</text:span><text:span text:style-name="T3964">hldk<text:s/></text:span><text:span text:style-name="T3965">,</text:span></text:p>
        <text:p text:style-name="P3966"><text:span text:style-name="T3967"><draw:connector draw:type="line" svg:x1="3.79931in" svg:y1="-0.02639in" svg:x2="4.23194in" svg:y2="-0.02639in" draw:z-index="251773952" draw:id="id177" draw:style-name="a177" draw:name="Line 65" text:anchor-type="paragraph"><svg:title/><svg:desc/></draw:connector></text:span><text:span text:style-name="T3968"><draw:frame draw:z-index="251780096" draw:id="id178" draw:style-name="a178" draw:name="Text Box 64" text:anchor-type="paragraph" svg:x="3.87569in" svg:y="0.00347in" svg:width="0.09722in" svg:height="0.20833in" style:rel-width="scale" style:rel-height="scale"><draw:text-box><text:p text:style-name="P3969"><text:span text:style-name="T3970">C</text:span></text:p></draw:text-box><svg:title/><svg:desc/></draw:frame></text:span><text:span text:style-name="T3971"><draw:frame draw:z-index="251781120" draw:id="id179" draw:style-name="a179" draw:name="Text Box 63" text:anchor-type="paragraph" svg:x="3.67361in" svg:y="-0.14444in" svg:width="0.09722in" svg:height="0.225in" style:rel-width="scale" style:rel-height="scale"><draw:text-box><text:p text:style-name="P3972"><text:span text:style-name="T3973">×</text:span></text:p></draw:text-box><svg:title/><svg:desc/></draw:frame></text:span><text:span text:style-name="T3974">r</text:span></text:p>
        <text:p text:style-name="P3975"><text:span text:style-name="T3976">hldk</text:span></text:p>
      </text:section>
      <text:section text:name="Sect45" text:style-name="S45">
        <text:p text:style-name="P3977"/>
        <text:p text:style-name="P3978"><text:span text:style-name="T3979"><draw:frame draw:z-index="251782144" draw:id="id180" draw:style-name="a180" draw:name="Text Box 62" text:anchor-type="paragraph" svg:x="0.99028in" svg:y="-0.00694in" svg:width="0.10278in" svg:height="0.20833in" style:rel-width="scale" style:rel-height="scale"><draw:text-box><text:p text:style-name="P3980"><text:span text:style-name="T3981">w</text:span></text:p></draw:text-box><svg:title/><svg:desc/></draw:frame></text:span><text:span text:style-name="T3982">C</text:span></text:p>
        <text:p text:style-name="P3983"><text:span text:style-name="T3984">hldk</text:span></text:p>
        <text:p text:style-name="P3985"><text:span text:style-name="T3986">é o peso final para coordenadores na escola<text:s/></text:span><text:span text:style-name="T3987">k<text:s/></text:span><text:span text:style-name="T3988">da dependência<text:s/></text:span><text:span text:style-name="T3989">d<text:s/></text:span><text:span text:style-name="T3990">na localidade<text:s/></text:span><text:span text:style-name="T3991">l<text:s/></text:span><text:span text:style-name="T3992">do estrato<text:s/></text:span><text:span text:style-name="T3993">h</text:span><text:span text:style-name="T3994">;</text:span></text:p>
      </text:section>
      <text:section text:name="Sect46" text:style-name="S46">
        <text:p text:style-name="P3995"><text:span text:style-name="T3996">C</text:span><text:span text:style-name="T3997">hldk<text:s/></text:span><text:span text:style-name="T3998">é o número de coordenadores listados na escola<text:s/></text:span><text:span text:style-name="T3999">k<text:s/></text:span><text:span text:style-name="T4000">da dependência<text:s/></text:span><text:span text:style-name="T4001">d<text:s/></text:span><text:span text:style-name="T4002">na localidade<text:s/></text:span><text:span text:style-name="T4003">l<text:s/></text:span><text:span text:style-name="T4004">do estrato<text:s/></text:span><text:span text:style-name="T4005">h</text:span><text:span text:style-name="T4006">; e</text:span></text:p>
      </text:section>
      <text:section text:name="Sect47" text:style-name="S47">
        <text:p text:style-name="P4007"><text:span text:style-name="T4008"><draw:frame draw:z-index="251783168" draw:id="id181" draw:style-name="a181" draw:name="Text Box 61" text:anchor-type="paragraph" svg:x="0.98819in" svg:y="0.03889in" svg:width="0.09722in" svg:height="0.20833in" style:rel-width="scale" style:rel-height="scale"><draw:text-box><text:p text:style-name="P4009"><text:span text:style-name="T4010">C</text:span></text:p></draw:text-box><svg:title/><svg:desc/></draw:frame></text:span><text:span text:style-name="T4011">r</text:span></text:p>
        <text:p text:style-name="P4012"><text:span text:style-name="T4013">hldk</text:span></text:p>
        <text:p text:style-name="P4014"><text:span text:style-name="T4015">é o número de coordenadores respondentes na escola<text:s/></text:span><text:span text:style-name="T4016">k<text:s/></text:span><text:span text:style-name="T4017">da dependência<text:s/></text:span><text:span text:style-name="T4018">d<text:s/></text:span><text:span text:style-name="T4019">na localidade<text:s/></text:span><text:span text:style-name="T4020">l</text:span></text:p>
        <text:p text:style-name="P4021"><text:span text:style-name="T4022">do estrato<text:s/></text:span><text:span text:style-name="T4023">h</text:span><text:span text:style-name="T4024">.</text:span></text:p>
      </text:section>
      <text:section text:name="Sect48" text:style-name="S48">
        <text:p text:style-name="Corpodetexto"><text:span text:style-name="T4025"><draw:custom-shape svg:x="0in" svg:y="1.18056in" svg:width="0.35486in" svg:height="3.9375in" draw:z-index="251772928" draw:id="id182" draw:style-name="a182" draw:name="Freeform 60"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span text:style-name="T4026"><draw:frame draw:z-index="251774976" draw:id="id183" draw:style-name="a183" draw:name="Text Box 59" text:anchor-type="paragraph" svg:x="0.17153in" svg:y="1.28194in" svg:width="0.12292in" svg:height="0.50764in" style:rel-width="scale" style:rel-height="scale"><draw:text-box><text:p text:style-name="P4027"><text:span text:style-name="T4028">PORTUGUÊS</text:span></text:p></draw:text-box><svg:title/><svg:desc/></draw:frame></text:span></text:p>
        <text:p text:style-name="P4029"/>
        <text:p text:style-name="P4030"><text:span text:style-name="T4031">PESO DOS PROFESSORES</text:span></text:p>
        <text:p text:style-name="P4032"><text:span text:style-name="T4033">O<text:s/></text:span><text:span text:style-name="T4034">peso final<text:s/></text:span><text:span text:style-name="T4035">dos<text:s/></text:span><text:span text:style-name="T4036">professores<text:s/></text:span><text:span text:style-name="T4037">é<text:s/></text:span><text:span text:style-name="T4038">calculado<text:s/></text:span><text:span text:style-name="T4039">em<text:s/></text:span><text:span text:style-name="T4040">três etapas.<text:s/></text:span><text:span text:style-name="T4041">A<text:s/></text:span><text:span text:style-name="T4042">primeira utiliza<text:s/></text:span><text:span text:style-name="T4043">o<text:s/></text:span><text:span text:style-name="T4044">peso<text:s/></text:span><text:span text:style-name="T4045">básico<text:s/></text:span><text:span text:style-name="T4046">ca</text:span><text:span text:style-name="T4047">librado<text:s/></text:span><text:span text:style-name="T4048">para<text:s/></text:span><text:span text:style-name="T4049">as<text:s/></text:span><text:span text:style-name="T4050">escolas<text:s/></text:span><text:span text:style-name="T4051">em <text:s/></text:span><text:span text:style-name="T4052">que<text:s/></text:span><text:span text:style-name="T4053">é <text:s/></text:span><text:span text:style-name="T4054">realizada pelo menos<text:s/></text:span><text:span text:style-name="T4055">uma<text:s/></text:span><text:span text:style-name="T4056">entrevista<text:s/></text:span><text:span text:style-name="T4057">com<text:s/></text:span><text:span text:style-name="T4058">professores.<text:s/></text:span><text:span text:style-name="T4059">A<text:s/></text:span><text:span text:style-name="T4060">segunda<text:s/></text:span><text:span text:style-name="T4061">é o<text:s/></text:span><text:span text:style-name="T4062">peso<text:s/></text:span><text:span text:style-name="T4063">da<text:s/></text:span><text:span text:style-name="T4064">turma<text:s/></text:span><text:span text:style-name="T4065">que<text:s/></text:span><text:span text:style-name="T4066">é<text:s/></text:span><text:span text:style-name="T4067">obtido pela<text:s/></text:span><text:span text:style-name="T4068">razão<text:s/></text:span><text:span text:style-name="T4069">entre<text:s/></text:span><text:span text:style-name="T4070">o<text:s/></text:span><text:span text:style-name="T4071">número<text:s/></text:span><text:span text:style-name="T4072">de<text:s/></text:span><text:span text:style-name="T4073">turmas existentes<text:s/></text:span><text:span text:style-name="T4074">e<text:s/></text:span><text:span text:style-name="T4075">respondentes</text:span><text:span text:style-name="T4076"><text:s/></text:span><text:span text:style-name="T4077">em</text:span><text:span text:style-name="T4078"><text:s/></text:span><text:span text:style-name="T4079">cada</text:span><text:span text:style-name="T4080"><text:s/></text:span><text:span text:style-name="T4081">série</text:span><text:span text:style-name="T4082"><text:s/></text:span><text:span text:style-name="T4083">para</text:span><text:span text:style-name="T4084"><text:s/></text:span><text:span text:style-name="T4085">cada</text:span><text:span text:style-name="T4086"><text:s/></text:span><text:span text:style-name="T4087">escola,</text:span><text:span text:style-name="T4088"><text:s/></text:span><text:span text:style-name="T4089">corrigido</text:span><text:span text:style-name="T4090"><text:s/></text:span><text:span text:style-name="T4091">pela</text:span><text:span text:style-name="T4092"><text:s/></text:span><text:span text:style-name="T4093">razão</text:span><text:span text:style-name="T4094"><text:s/></text:span><text:span text:style-name="T4095">entre</text:span><text:span text:style-name="T4096"><text:s/></text:span><text:span text:style-name="T4097">o</text:span><text:span text:style-name="T4098"><text:s/></text:span><text:span text:style-name="T4099">número</text:span><text:span text:style-name="T4100"><text:s/></text:span><text:span text:style-name="T4101">de</text:span><text:span text:style-name="T4102"><text:s/></text:span><text:span text:style-name="T4103">turmas<text:s/></text:span><text:span text:style-name="T4104">existentes<text:s/></text:span><text:span text:style-name="T4105">e<text:s/></text:span><text:span text:style-name="T4106">respondentes<text:s/></text:span><text:span text:style-name="T4107">no<text:s/></text:span><text:span text:style-name="T4108">estrato.<text:s/></text:span><text:span text:style-name="T4109">O<text:s/></text:span><text:span text:style-name="T4110">peso final<text:s/></text:span><text:span text:style-name="T4111">da<text:s/></text:span><text:span text:style-name="T4112">turma<text:s/></text:span><text:span text:style-name="T4113">é<text:s/></text:span><text:span text:style-name="T4114">dado</text:span><text:span text:style-name="T4115"><text:s/></text:span><text:span text:style-name="T4116">por:</text:span></text:p>
      </text:section>
      <text:p text:style-name="P4117"/>
      <text:p text:style-name="P4139"/>
      <text:p text:style-name="P4140"/>
      <text:p text:style-name="P4141"><text:span text:style-name="T4142"><draw:custom-shape svg:x="7.12708in" svg:y="0.06944in" svg:width="0.35417in" svg:height="3.9375in" draw:z-index="251786240" draw:id="id188" draw:style-name="a188" draw:name="Freeform 58" text:anchor-type="paragraph"><svg:title/><svg:desc/><draw:enhanced-geometry draw:type="non-primitive" svg:viewBox="0 0 510 5670" draw:enhanced-path="M 509 0 L 170 0 103 13 49 50 13 104 0 170 0 5499 13 5565 49 5619 103 5656 170 5669 509 5669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100 * ?f4 / 5670"/><draw:equation draw:name="f11" draw:formula="0 + 10433 - 10263"/><draw:equation draw:name="f12" draw:formula="?f11 * ?f5 / 510"/><draw:equation draw:name="f13" draw:formula="0 + 10366 - 10263"/><draw:equation draw:name="f14" draw:formula="?f13 * ?f5 / 510"/><draw:equation draw:name="f15" draw:formula="113 * ?f4 / 5670"/><draw:equation draw:name="f16" draw:formula="0 + 10312 - 10263"/><draw:equation draw:name="f17" draw:formula="?f16 * ?f5 / 510"/><draw:equation draw:name="f18" draw:formula="150 * ?f4 / 5670"/><draw:equation draw:name="f19" draw:formula="0 + 10276 - 10263"/><draw:equation draw:name="f20" draw:formula="?f19 * ?f5 / 510"/><draw:equation draw:name="f21" draw:formula="204 * ?f4 / 5670"/><draw:equation draw:name="f22" draw:formula="0 + 10263 - 10263"/><draw:equation draw:name="f23" draw:formula="?f22 * ?f5 / 510"/><draw:equation draw:name="f24" draw:formula="270 * ?f4 / 5670"/><draw:equation draw:name="f25" draw:formula="5599 * ?f4 / 5670"/><draw:equation draw:name="f26" draw:formula="5665 * ?f4 / 5670"/><draw:equation draw:name="f27" draw:formula="5719 * ?f4 / 5670"/><draw:equation draw:name="f28" draw:formula="5756 * ?f4 / 5670"/><draw:equation draw:name="f29" draw:formula="5769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4143"><draw:frame draw:z-index="251787264" draw:id="id189" draw:style-name="a189" draw:name="Text Box 57" text:anchor-type="paragraph" svg:x="7.18056in" svg:y="0.16944in" svg:width="0.12292in" svg:height="0.50764in" style:rel-width="scale" style:rel-height="scale"><draw:text-box><text:p text:style-name="P4144"><text:span text:style-name="T4145">PORTUGUÊS</text:span></text:p></draw:text-box><svg:title/><svg:desc/></draw:frame></text:span><text:span text:style-name="T4146"><draw:frame draw:z-index="251788288" draw:id="id190" draw:style-name="a190" draw:name="Text Box 56" text:anchor-type="paragraph" svg:x="3.83889in" svg:y="0.28958in" svg:width="0.09236in" svg:height="0.20833in" style:rel-width="scale" style:rel-height="scale"><draw:text-box><text:p text:style-name="P4147"><text:span text:style-name="T4148">T</text:span></text:p></draw:text-box><svg:title/><svg:desc/></draw:frame></text:span><text:span text:style-name="T4149"><draw:frame draw:z-index="249950208" draw:id="id191" draw:style-name="a191" draw:name="Text Box 55" text:anchor-type="paragraph" svg:x="4.41667in" svg:y="0.28958in" svg:width="0.09236in" svg:height="0.20833in" style:rel-width="scale" style:rel-height="scale"><draw:text-box><text:p text:style-name="P4150"><text:span text:style-name="T4151">T</text:span></text:p></draw:text-box><svg:title/><svg:desc/></draw:frame></text:span><text:span text:style-name="T4152">a</text:span><text:span text:style-name="T4153"><text:tab/></text:span><text:span text:style-name="T4154">T</text:span><text:span text:style-name="T4155">a</text:span><text:span text:style-name="T4156"><text:tab/></text:span><text:span text:style-name="T4157">T</text:span><text:span text:style-name="T4158">a</text:span></text:p>
      <text:section text:name="Sect50" text:style-name="S50">
        <text:p text:style-name="P4159"><text:span text:style-name="T4160">w</text:span><text:span text:style-name="T4161">**T</text:span></text:p>
        <text:p text:style-name="P4162"><text:span text:style-name="T4163">=<text:s/></text:span><text:span text:style-name="T4164">w</text:span><text:span text:style-name="T4165">*C <text:s text:c="3"/></text:span><text:span text:style-name="T4166">×</text:span><text:span text:style-name="T4167"><text:s text:c="3"/></text:span><text:span text:style-name="T4168"><text:s/></text:span><text:span text:style-name="T4169">hldk <text:s text:c="3"/></text:span><text:span text:style-name="T4170"><text:s/></text:span><text:span text:style-name="T4171">×</text:span><text:span text:style-name="T4172"><text:s/></text:span><text:span text:style-name="T4173"><text:tab/></text:span><text:span text:style-name="T4174">hl</text:span><text:span text:style-name="T4175"><text:s/></text:span><text:span text:style-name="T4176">,</text:span></text:p>
      </text:section>
      <text:section text:name="Sect51" text:style-name="S51">
        <text:p text:style-name="P4177"/>
        <text:p text:style-name="P4178"/>
        <text:p text:style-name="P4179"><text:span text:style-name="T4180">onde:</text:span></text:p>
        <text:p text:style-name="P4181"><text:span text:style-name="T4182">hldk</text:span></text:p>
        <text:p text:style-name="P4183"><text:span text:style-name="T4184">hldk</text:span></text:p>
        <text:p text:style-name="P4185"><text:span text:style-name="T4186">ra</text:span><text:span text:style-name="T4187"><text:tab/>ra</text:span></text:p>
        <text:p text:style-name="P4188"><text:span text:style-name="T4189">hldk</text:span><text:span text:style-name="T4190"><text:tab/>hl</text:span></text:p>
      </text:section>
      <text:section text:name="Sect52" text:style-name="S52">
        <text:p text:style-name="P4191"><text:span text:style-name="T4192"><draw:frame draw:z-index="249951232" draw:id="id192" draw:style-name="a192" draw:name="Text Box 54" text:anchor-type="paragraph" svg:x="1.30694in" svg:y="0.22222in" svg:width="0.16181in" svg:height="0.12153in" style:rel-width="scale" style:rel-height="scale"><draw:text-box><text:p text:style-name="P4193"><text:span text:style-name="T4194">hldk</text:span></text:p></draw:text-box><svg:title/><svg:desc/></draw:frame></text:span><text:span text:style-name="T4195">w</text:span><text:span text:style-name="T4196">*</text:span><text:span text:style-name="T4197">*</text:span><text:span text:style-name="T4198">T</text:span><text:span text:style-name="T4199">a</text:span><text:span text:style-name="T4200"><text:s text:c="4"/></text:span><text:span text:style-name="T4201"><text:s/></text:span><text:span text:style-name="T4202">é</text:span><text:span text:style-name="T4203"><text:s/></text:span><text:span text:style-name="T4204">o</text:span><text:span text:style-name="T4205"><text:s/></text:span><text:span text:style-name="T4206">pes</text:span><text:span text:style-name="T4207">o</text:span><text:span text:style-name="T4208"><text:s/></text:span><text:span text:style-name="T4209">d</text:span><text:span text:style-name="T4210">a</text:span><text:span text:style-name="T4211"><text:s/></text:span><text:span text:style-name="T4212">turm</text:span><text:span text:style-name="T4213">a</text:span><text:span text:style-name="T4214"><text:s/></text:span><text:span text:style-name="T4215">T</text:span><text:span text:style-name="T4216"><text:s/></text:span><text:span text:style-name="T4217">d</text:span><text:span text:style-name="T4218">a</text:span><text:span text:style-name="T4219"><text:s/></text:span><text:span text:style-name="T4220">séri</text:span><text:span text:style-name="T4221">e</text:span><text:span text:style-name="T4222"><text:s/></text:span><text:span text:style-name="T4223">a</text:span><text:span text:style-name="T4224"><text:s/></text:span><text:span text:style-name="T4225">d</text:span><text:span text:style-name="T4226">a</text:span><text:span text:style-name="T4227"><text:s/></text:span><text:span text:style-name="T4228">escol</text:span><text:span text:style-name="T4229">a</text:span><text:span text:style-name="T4230"><text:s/></text:span><text:span text:style-name="T4231">k</text:span><text:span text:style-name="T4232"><text:s/></text:span><text:span text:style-name="T4233">d</text:span><text:span text:style-name="T4234">a</text:span><text:span text:style-name="T4235"><text:s/></text:span><text:span text:style-name="T4236">dependênci</text:span><text:span text:style-name="T4237">a</text:span><text:span text:style-name="T4238"><text:s/></text:span><text:span text:style-name="T4239">d</text:span><text:span text:style-name="T4240"><text:s/></text:span><text:span text:style-name="T4241">n</text:span><text:span text:style-name="T4242">a</text:span><text:span text:style-name="T4243"><text:s/></text:span><text:span text:style-name="T4244">localidad</text:span><text:span text:style-name="T4245">e</text:span><text:span text:style-name="T4246"><text:s/></text:span><text:span text:style-name="T4247">l</text:span><text:span text:style-name="T4248"><text:s/></text:span><text:span text:style-name="T4249">d</text:span><text:span text:style-name="T4250">o</text:span><text:span text:style-name="T4251"><text:s/></text:span><text:span text:style-name="T4252">est</text:span><text:span text:style-name="T4253">r</text:span><text:span text:style-name="T4254">at</text:span><text:span text:style-name="T4255">o</text:span><text:span text:style-name="T4256"><text:s/></text:span><text:span text:style-name="T4257">h</text:span><text:span text:style-name="T4258">;</text:span></text:p>
      </text:section>
      <text:section text:name="Sect53" text:style-name="S53">
        <text:p text:style-name="P4259"><text:span text:style-name="T4260"><draw:frame draw:z-index="251791360" draw:id="id193" draw:style-name="a193" draw:name="Text Box 53" text:anchor-type="paragraph" svg:x="1.21389in" svg:y="0.03958in" svg:width="0.09236in" svg:height="0.20833in" style:rel-width="scale" style:rel-height="scale"><draw:text-box><text:p text:style-name="P4261"><text:span text:style-name="T4262">T</text:span></text:p></draw:text-box><svg:title/><svg:desc/></draw:frame></text:span><text:span text:style-name="T4263">a<text:s/></text:span><text:span text:style-name="T4264">hldk</text:span></text:p>
        <text:p text:style-name="P4265"/>
        <text:p text:style-name="P4266"><text:span text:style-name="T4267"><draw:frame draw:z-index="251792384" draw:id="id194" draw:style-name="a194" draw:name="Text Box 52" text:anchor-type="paragraph" svg:x="1.20903in" svg:y="-0.02292in" svg:width="0.09236in" svg:height="0.20833in" style:rel-width="scale" style:rel-height="scale"><draw:text-box><text:p text:style-name="P4268"><text:span text:style-name="T4269">T</text:span></text:p></draw:text-box><svg:title/><svg:desc/></draw:frame></text:span><text:span text:style-name="T4270">ra<text:s/></text:span><text:span text:style-name="T4271">hldk</text:span></text:p>
        <text:p text:style-name="P4272"/>
        <text:p text:style-name="P4273"><text:span text:style-name="T4274"><draw:frame draw:z-index="251793408" draw:id="id195" draw:style-name="a195" draw:name="Text Box 51" text:anchor-type="paragraph" svg:x="1.30903in" svg:y="-0.02292in" svg:width="0.09236in" svg:height="0.20833in" style:rel-width="scale" style:rel-height="scale"><draw:text-box><text:p text:style-name="P4275"><text:span text:style-name="T4276">T</text:span></text:p></draw:text-box><svg:title/><svg:desc/></draw:frame></text:span><text:span text:style-name="T4277">a<text:s/></text:span><text:span text:style-name="T4278">hl</text:span></text:p>
        <text:p text:style-name="P4279"><text:span text:style-name="T4280">é o número de turmas existentes na série<text:s/></text:span><text:span text:style-name="T4281">a<text:s/></text:span><text:span text:style-name="T4282">na escola<text:s/></text:span><text:span text:style-name="T4283">k<text:s/></text:span><text:span text:style-name="T4284">da dependência<text:s/></text:span><text:span text:style-name="T4285">d<text:s/></text:span><text:span text:style-name="T4286">na localidade<text:s/></text:span><text:span text:style-name="T4287">l</text:span></text:p>
        <text:p text:style-name="P4288"><text:span text:style-name="T4289">do estrato<text:s/></text:span><text:span text:style-name="T4290">h</text:span><text:span text:style-name="T4291">;</text:span></text:p>
        <text:p text:style-name="P4292"><text:span text:style-name="T4293">é o número de turmas respondentes na série<text:s/></text:span><text:span text:style-name="T4294">a<text:s/></text:span><text:span text:style-name="T4295">na escola<text:s/></text:span><text:span text:style-name="T4296">k<text:s/></text:span><text:span text:style-name="T4297">da dependência<text:s/></text:span><text:span text:style-name="T4298">d<text:s/></text:span><text:span text:style-name="T4299">na localidade<text:s/></text:span><text:span text:style-name="T4300">l<text:s/></text:span><text:span text:style-name="T4301">do estrato<text:s/></text:span><text:span text:style-name="T4302">h</text:span><text:span text:style-name="T4303">;</text:span></text:p>
        <text:p text:style-name="P4304"><text:span text:style-name="T4305">é o número de turmas existentes na série<text:s/></text:span><text:span text:style-name="T4306">a<text:s/></text:span><text:span text:style-name="T4307">na localidade<text:s/></text:span><text:span text:style-name="T4308">l<text:s/></text:span><text:span text:style-name="T4309">do estrato<text:s/></text:span><text:span text:style-name="T4310">h</text:span><text:span text:style-name="T4311">; e</text:span></text:p>
      </text:section>
      <text:section text:name="Sect54" text:style-name="S54">
        <text:p text:style-name="P4312"><text:span text:style-name="T4313"><draw:frame draw:z-index="249955328" draw:id="id196" draw:style-name="a196" draw:name="Text Box 50" text:anchor-type="paragraph" svg:x="1.41944in" svg:y="0.12431in" svg:width="0.06736in" svg:height="0.12153in" style:rel-width="scale" style:rel-height="scale"><draw:text-box><text:p text:style-name="P4314"><text:span text:style-name="T4315">hl</text:span></text:p></draw:text-box><svg:title/><svg:desc/></draw:frame></text:span><text:span text:style-name="T4316">T</text:span><text:span text:style-name="T4317">ra<text:s/></text:span><text:span text:style-name="T4318">é o número de turmas respondentes na série<text:s/></text:span><text:span text:style-name="T4319">a<text:s/></text:span><text:span text:style-name="T4320">na localidade<text:s/></text:span><text:span text:style-name="T4321">l<text:s/></text:span><text:span text:style-name="T4322">do estrato<text:s/></text:span><text:span text:style-name="T4323">h</text:span><text:span text:style-name="T4324">.</text:span></text:p>
        <text:p text:style-name="P4325"/>
        <text:p text:style-name="P4326"><text:span text:style-name="T4327">Outra fonte levada em consideração para o cálculo do peso do professor é a disciplina lecionada. Em cada turma, são levantadas as informações do número de professores existentes para cada uma das disciplinas de interesse. Dessa forma, para cada disciplina<text:s/></text:span><text:span text:style-name="T4328">e para cada turma, obtém-se a razão entre o número de professores existentes e o número de entrevistas realizadas. O produto dos três fatores (escola, turma e disciplina) resulta no peso final de cada um dos professores entrevistados, dado por:</text:span></text:p>
        <text:p text:style-name="P4329"/>
      </text:section>
      <text:section text:name="Sect55" text:style-name="S55">
        <text:p text:style-name="P4330"><text:span text:style-name="T4331">w</text:span><text:span text:style-name="T4332"><text:s/></text:span><text:span text:style-name="T4333">P</text:span><text:span text:style-name="T4334">a</text:span><text:span text:style-name="T4335"><text:s text:c="6"/></text:span><text:span text:style-name="T4336"><text:s/></text:span><text:span text:style-name="T4337">=</text:span><text:span text:style-name="T4338"><text:s/></text:span><text:span text:style-name="T4339">w</text:span><text:span text:style-name="T4340">*</text:span><text:span text:style-name="T4341">*</text:span><text:span text:style-name="T4342">P</text:span><text:span text:style-name="T4343"><text:s text:c="3"/></text:span><text:span text:style-name="T4344"><text:s/></text:span><text:span text:style-name="T4345">×</text:span><text:span text:style-name="T4346"><text:s/></text:span><text:span text:style-name="T4347">w</text:span><text:span text:style-name="T4348">*</text:span><text:span text:style-name="T4349">*</text:span><text:span text:style-name="T4350">T</text:span><text:span text:style-name="T4351">a</text:span><text:span text:style-name="T4352"><text:s text:c="2"/></text:span><text:span text:style-name="T4353"><text:s/></text:span><text:span text:style-name="T4354">×</text:span></text:p>
        <text:p text:style-name="P4355"><text:span text:style-name="T4356">xa</text:span></text:p>
        <text:p text:style-name="P4357"><text:span text:style-name="T4358"><draw:frame draw:z-index="251795456" draw:id="id197" draw:style-name="a197" draw:name="Text Box 49" text:anchor-type="paragraph" svg:x="4.31111in" svg:y="-0.11875in" svg:width="0.08472in" svg:height="0.20833in" style:rel-width="scale" style:rel-height="scale"><draw:text-box><text:p text:style-name="P4359"><text:span text:style-name="T4360">P</text:span></text:p></draw:text-box><svg:title/><svg:desc/></draw:frame></text:span><text:span text:style-name="T4361"><draw:frame draw:z-index="249957376" draw:id="id198" draw:style-name="a198" draw:name="Text Box 48" text:anchor-type="paragraph" svg:x="4.31111in" svg:y="0.14861in" svg:width="0.08472in" svg:height="0.20833in" style:rel-width="scale" style:rel-height="scale"><draw:text-box><text:p text:style-name="P4362"><text:span text:style-name="T4363">P</text:span></text:p></draw:text-box><svg:title/><svg:desc/></draw:frame></text:span><text:span text:style-name="T4364">hldk<text:s/></text:span><text:span text:style-name="T4365">,</text:span></text:p>
        <text:p text:style-name="P4366"><text:span text:style-name="T4367"><draw:g draw:name="Group 45" draw:id="id201" draw:style-name="a201" text:anchor-type="as-char"><svg:title/><svg:desc/><draw:connector draw:type="line" svg:x1="0in" svg:y1="0.00347in" svg:x2="0.14375in" svg:y2="0.00347in" draw:id="id199" draw:style-name="a199" draw:name="Line 47"><svg:title/><svg:desc/></draw:connector><draw:connector draw:type="line" svg:x1="0.14375in" svg:y1="0.00347in" svg:x2="0.39375in" svg:y2="0.00347in" draw:id="id200" draw:style-name="a200" draw:name="Line 46"><svg:title/><svg:desc/></draw:connector></draw:g></text:span></text:p>
      </text:section>
      <text:section text:name="Sect56" text:style-name="S56">
        <text:p text:style-name="P4368"/>
        <text:p text:style-name="P4369"/>
        <text:p text:style-name="P4370"><text:span text:style-name="T4371">onde:</text:span></text:p>
        <text:p text:style-name="P4372"><text:span text:style-name="T4373">hldk</text:span><text:span text:style-name="T4374"><text:tab/>hldk</text:span><text:span text:style-name="T4375"><text:tab/>hldk</text:span><text:span text:style-name="T4376"><text:tab/></text:span><text:span text:style-name="T4377">xra</text:span></text:p>
        <text:p text:style-name="P4378"><text:span text:style-name="T4379">hldk</text:span></text:p>
      </text:section>
      <text:section text:name="Sect57" text:style-name="S57">
        <text:p text:style-name="P4380"><text:span text:style-name="T4381">w</text:span><text:span text:style-name="T4382"><text:s/></text:span><text:span text:style-name="T4383">P</text:span><text:span text:style-name="T4384">a</text:span><text:span text:style-name="T4385"><text:tab/></text:span><text:span text:style-name="T4386">é</text:span><text:span text:style-name="T4387"><text:s/></text:span><text:span text:style-name="T4388">o</text:span><text:span text:style-name="T4389"><text:s/></text:span><text:span text:style-name="T4390">peso</text:span><text:span text:style-name="T4391"><text:s/></text:span><text:span text:style-name="T4392">final</text:span><text:span text:style-name="T4393"><text:s/></text:span><text:span text:style-name="T4394">do</text:span><text:span text:style-name="T4395"><text:s/></text:span><text:span text:style-name="T4396">professor</text:span><text:span text:style-name="T4397"><text:s/></text:span><text:span text:style-name="T4398">p</text:span><text:span text:style-name="T4399"><text:s/></text:span><text:span text:style-name="T4400">da</text:span><text:span text:style-name="T4401"><text:s/></text:span><text:span text:style-name="T4402">série</text:span><text:span text:style-name="T4403"><text:s/></text:span><text:span text:style-name="T4404">a</text:span><text:span text:style-name="T4405"><text:s/></text:span><text:span text:style-name="T4406">da</text:span><text:span text:style-name="T4407"><text:s/></text:span><text:span text:style-name="T4408">escola</text:span><text:span text:style-name="T4409"><text:s/></text:span><text:span text:style-name="T4410">k</text:span><text:span text:style-name="T4411"><text:s/></text:span><text:span text:style-name="T4412">da</text:span><text:span text:style-name="T4413"><text:s/></text:span><text:span text:style-name="T4414">dependência</text:span><text:span text:style-name="T4415"><text:s/></text:span><text:span text:style-name="T4416">d</text:span><text:span text:style-name="T4417"><text:s/></text:span><text:span text:style-name="T4418">na</text:span><text:span text:style-name="T4419"><text:s/></text:span><text:span text:style-name="T4420">localidade</text:span><text:span text:style-name="T4421"><text:s/></text:span><text:span text:style-name="T4422">l</text:span></text:p>
      </text:section>
      <text:section text:name="Sect58" text:style-name="S58">
        <text:p text:style-name="P4423"><text:span text:style-name="T4424">hldk</text:span></text:p>
        <text:p text:style-name="P4425"><text:span text:style-name="T4426">do estrato<text:s/></text:span><text:span text:style-name="T4427">h</text:span><text:span text:style-name="T4428">;</text:span></text:p>
      </text:section>
      <text:section text:name="Sect59" text:style-name="S59">
        <text:p text:style-name="P4429"><text:span text:style-name="T4430"><draw:frame draw:z-index="249958400" draw:id="id202" draw:style-name="a202" draw:name="Text Box 44" text:anchor-type="paragraph" svg:x="1.30694in" svg:y="0.15972in" svg:width="0.16181in" svg:height="0.12153in" style:rel-width="scale" style:rel-height="scale"><draw:text-box><text:p text:style-name="P4431"><text:span text:style-name="T4432">hldk</text:span></text:p></draw:text-box><svg:title/><svg:desc/></draw:frame></text:span><text:span text:style-name="T4433">w</text:span><text:span text:style-name="T4434">**P<text:s/></text:span><text:span text:style-name="T4435">é o peso corrigido para escolas com professores respondentes da escola<text:s/></text:span><text:span text:style-name="T4436">k<text:s/></text:span><text:span text:style-name="T4437">da dependência</text:span></text:p>
        <text:p text:style-name="P4438"><text:span text:style-name="T4439">d<text:s/></text:span><text:span text:style-name="T4440">na localidade<text:s/></text:span><text:span text:style-name="T4441">l<text:s/></text:span><text:span text:style-name="T4442">do estrato<text:s/></text:span><text:span text:style-name="T4443">h</text:span><text:span text:style-name="T4444">;</text:span></text:p>
        <text:p text:style-name="P4445"><text:span text:style-name="T4446"><draw:frame draw:z-index="249959424" draw:id="id203" draw:style-name="a203" draw:name="Text Box 43" text:anchor-type="paragraph" svg:x="1.30694in" svg:y="0.15486in" svg:width="0.16181in" svg:height="0.12153in" style:rel-width="scale" style:rel-height="scale"><draw:text-box><text:p text:style-name="P4447"><text:span text:style-name="T4448">hldk</text:span></text:p></draw:text-box><svg:title/><svg:desc/></draw:frame></text:span><text:span text:style-name="T4449">w</text:span><text:span text:style-name="T4450">*</text:span><text:span text:style-name="T4451">*</text:span><text:span text:style-name="T4452">T</text:span><text:span text:style-name="T4453">a</text:span><text:span text:style-name="T4454"><text:s text:c="4"/></text:span><text:span text:style-name="T4455"><text:s/></text:span><text:span text:style-name="T4456">é</text:span><text:span text:style-name="T4457"><text:s/></text:span><text:span text:style-name="T4458">o</text:span><text:span text:style-name="T4459"><text:s/></text:span><text:span text:style-name="T4460">pes</text:span><text:span text:style-name="T4461">o</text:span><text:span text:style-name="T4462"><text:s/></text:span><text:span text:style-name="T4463">d</text:span><text:span text:style-name="T4464">a</text:span><text:span text:style-name="T4465"><text:s/></text:span><text:span text:style-name="T4466">turm</text:span><text:span text:style-name="T4467">a</text:span><text:span text:style-name="T4468"><text:s/></text:span><text:span text:style-name="T4469">T</text:span><text:span text:style-name="T4470"><text:s/></text:span><text:span text:style-name="T4471">d</text:span><text:span text:style-name="T4472">a</text:span><text:span text:style-name="T4473"><text:s/></text:span><text:span text:style-name="T4474">séri</text:span><text:span text:style-name="T4475">e</text:span><text:span text:style-name="T4476"><text:s/></text:span><text:span text:style-name="T4477">a</text:span><text:span text:style-name="T4478"><text:s/></text:span><text:span text:style-name="T4479">d</text:span><text:span text:style-name="T4480">a</text:span><text:span text:style-name="T4481"><text:s/></text:span><text:span text:style-name="T4482">escol</text:span><text:span text:style-name="T4483">a</text:span><text:span text:style-name="T4484"><text:s/></text:span><text:span text:style-name="T4485">k</text:span><text:span text:style-name="T4486"><text:s/></text:span><text:span text:style-name="T4487">d</text:span><text:span text:style-name="T4488">a</text:span><text:span text:style-name="T4489"><text:s/></text:span><text:span text:style-name="T4490">dependênci</text:span><text:span text:style-name="T4491">a</text:span><text:span text:style-name="T4492"><text:s/></text:span><text:span text:style-name="T4493">d</text:span><text:span text:style-name="T4494"><text:s/></text:span><text:span text:style-name="T4495">n</text:span><text:span text:style-name="T4496">a</text:span><text:span text:style-name="T4497"><text:s/></text:span><text:span text:style-name="T4498">localidad</text:span><text:span text:style-name="T4499">e</text:span><text:span text:style-name="T4500"><text:s/></text:span><text:span text:style-name="T4501">l</text:span><text:span text:style-name="T4502"><text:s/></text:span><text:span text:style-name="T4503">d</text:span><text:span text:style-name="T4504">o</text:span><text:span text:style-name="T4505"><text:s/></text:span><text:span text:style-name="T4506">est</text:span><text:span text:style-name="T4507">r</text:span><text:span text:style-name="T4508">at</text:span><text:span text:style-name="T4509">o</text:span><text:span text:style-name="T4510"><text:s/></text:span><text:span text:style-name="T4511">h</text:span><text:span text:style-name="T4512">;</text:span></text:p>
      </text:section>
      <text:section text:name="Sect60" text:style-name="S60">
        <text:p text:style-name="P4513"><text:span text:style-name="T4514"><draw:frame draw:z-index="251799552" draw:id="id204" draw:style-name="a204" draw:name="Text Box 42" text:anchor-type="paragraph" svg:x="1.225in" svg:y="0.06597in" svg:width="0.08472in" svg:height="0.20833in" style:rel-width="scale" style:rel-height="scale"><draw:text-box><text:p text:style-name="P4515"><text:span text:style-name="T4516">P</text:span></text:p></draw:text-box><svg:title/><svg:desc/></draw:frame></text:span><text:span text:style-name="T4517">xa hldk</text:span></text:p>
        <text:p text:style-name="P4518"><text:span text:style-name="T4519">é o número de funções docentes existentes da disciplina<text:s/></text:span><text:span text:style-name="T4520">x<text:s/></text:span><text:span text:style-name="T4521">na série<text:s/></text:span><text:span text:style-name="T4522">a<text:s/></text:span><text:span text:style-name="T4523">na escola<text:s/></text:span><text:span text:style-name="T4524">k<text:s/></text:span><text:span text:style-name="T4525">da dependência<text:s/></text:span><text:span text:style-name="T4526">d<text:s/></text:span><text:span text:style-name="T4527">na localidade<text:s/></text:span><text:span text:style-name="T4528">l<text:s/></text:span><text:span text:style-name="T4529">do estrato<text:s/></text:span><text:span text:style-name="T4530">h</text:span><text:span text:style-name="T4531">; e</text:span></text:p>
      </text:section>
      <text:section text:name="Sect61" text:style-name="S61">
        <text:p text:style-name="P4532"><text:span text:style-name="T4533"><draw:frame draw:z-index="249961472" draw:id="id205" draw:style-name="a205" draw:name="Text Box 41" text:anchor-type="paragraph" svg:x="1.30694in" svg:y="0.15208in" svg:width="0.16181in" svg:height="0.12153in" style:rel-width="scale" style:rel-height="scale"><draw:text-box><text:p text:style-name="P4534"><text:span text:style-name="T4535">hldk</text:span></text:p></draw:text-box><svg:title/><svg:desc/></draw:frame></text:span><text:span text:style-name="T4536">P<text:s/></text:span><text:span text:style-name="T4537">xra<text:s/></text:span><text:span text:style-name="T4538">é o número de funções docentes respondentes da disciplina<text:s/></text:span><text:span text:style-name="T4539">x<text:s/></text:span><text:span text:style-name="T4540">na série<text:s/></text:span><text:span text:style-name="T4541">a<text:s/></text:span><text:span text:style-name="T4542">na escola<text:s/></text:span><text:span text:style-name="T4543">k<text:s/></text:span><text:span text:style-name="T4544">da</text:span></text:p>
        <text:p text:style-name="P4545"><text:span text:style-name="T4546">dependência<text:s/></text:span><text:span text:style-name="T4547">d<text:s/></text:span><text:span text:style-name="T4548">na localidade<text:s/></text:span><text:span text:style-name="T4549">l<text:s/></text:span><text:span text:style-name="T4550">do estrato<text:s/></text:span><text:span text:style-name="T4551">h</text:span><text:span text:style-name="T4552">.</text:span></text:p>
        <text:p text:style-name="P4553"/>
        <text:p text:style-name="P4554"/>
        <text:p text:style-name="P4555"><text:span text:style-name="T4556">PESO DOS ALUNOS</text:span></text:p>
        <text:p text:style-name="P4557"><text:span text:style-name="T4558">Para o<text:s/></text:span><text:span text:style-name="T4559">cálculo<text:s/></text:span><text:span text:style-name="T4560">do<text:s/></text:span><text:span text:style-name="T4561">peso final<text:s/></text:span><text:span text:style-name="T4562">dos<text:s/></text:span><text:span text:style-name="T4563">alunos,<text:s/></text:span><text:span text:style-name="T4564">é<text:s/></text:span><text:span text:style-name="T4565">estabelecido<text:s/></text:span><text:span text:style-name="T4566">o<text:s/></text:span><text:span text:style-name="T4567">produto entre<text:s/></text:span><text:span text:style-name="T4568">os<text:s/></text:span><text:span text:style-name="T4569">pesos<text:s/></text:span><text:span text:style-name="T4570">das<text:s/></text:span><text:span text:style-name="T4571">escolas<text:s/></text:span><text:span text:style-name="T4572">que tiveram<text:s/></text:span><text:span text:style-name="T4573">alunos entrevistados,<text:s/></text:span><text:span text:style-name="T4574">o<text:s/></text:span><text:span text:style-name="T4575">peso<text:s/></text:span><text:span text:style-name="T4576">da<text:s/></text:span><text:span text:style-name="T4577">turma<text:s/></text:span><text:span text:style-name="T4578">e o<text:s/></text:span><text:span text:style-name="T4579">peso básico<text:s/></text:span><text:span text:style-name="T4580">dos<text:s/></text:span><text:span text:style-name="T4581">alunos.<text:s/></text:span><text:span text:style-name="T4582">O<text:s/></text:span><text:span text:style-name="T4583">peso<text:s/></text:span><text:span text:style-name="T4584">da<text:s/></text:span><text:span text:style-name="T4585">turma<text:s/></text:span><text:span text:style-name="T4586">é<text:s/></text:span><text:span text:style-name="T4587">obtido<text:s/></text:span><text:span text:style-name="T4588">do<text:s/></text:span><text:span text:style-name="T4589">mesmo modo como descrito<text:s/></text:span><text:span text:style-name="T4590">em Peso<text:s/></text:span><text:span text:style-name="T4591">dos<text:s/></text:span><text:span text:style-name="T4592">Professores.<text:s/></text:span><text:span text:style-name="T4593">A<text:s/></text:span><text:span text:style-name="T4594">seleção<text:s/></text:span><text:span text:style-name="T4595">de<text:s/></text:span><text:span text:style-name="T4596">alunos<text:s/></text:span><text:span text:style-name="T4597">é<text:s/></text:span><text:span text:style-name="T4598">realizada<text:s/></text:span><text:span text:style-name="T4599">por<text:s/></text:span><text:span text:style-name="T4600">amostragem<text:s/></text:span><text:span text:style-name="T4601">inversa<text:s/></text:span><text:span text:style-name="T4602">simples, desse modo,<text:s/></text:span><text:span text:style-name="T4603">o<text:s/></text:span><text:span text:style-name="T4604">peso básico<text:s/></text:span><text:span text:style-name="T4605">dos<text:s/></text:span><text:span text:style-name="T4606">alunos<text:s/></text:span><text:span text:style-name="T4607">é<text:s/></text:span><text:span text:style-name="T4608">igual<text:s/></text:span><text:span text:style-name="T4609">ao<text:s/></text:span><text:span text:style-name="T4610">inverso<text:s/></text:span><text:span text:style-name="T4611">da<text:s/></text:span><text:span text:style-name="T4612">probabilidade<text:s/></text:span><text:span text:style-name="T4613">de<text:s/></text:span><text:span text:style-name="T4614">inclusão<text:s/></text:span><text:span text:style-name="T4615">de<text:s/></text:span><text:span text:style-name="T4616">cada aluno<text:s/></text:span><text:span text:style-name="T4617">na<text:s/></text:span><text:span text:style-name="T4618">amostra.<text:s/></text:span><text:span text:style-name="T4619">O<text:s/></text:span><text:span text:style-name="T4620">produto entre<text:s/></text:span><text:span text:style-name="T4621">as<text:s/></text:span><text:span text:style-name="T4622">três<text:s/></text:span><text:span text:style-name="T4623">componentes resulta<text:s/></text:span><text:span text:style-name="T4624">no<text:s/></text:span><text:span text:style-name="T4625">peso final<text:s/></text:span><text:span text:style-name="T4626">dos<text:s/></text:span><text:span text:style-name="T4627">alunos, dado</text:span><text:span text:style-name="T4628"><text:s/></text:span><text:span text:style-name="T4629">por:</text:span></text:p>
      </text:section>
      <text:p text:style-name="P4630"/>
      <text:p text:style-name="P4652"/>
      <text:p text:style-name="P4653"/>
      <text:section text:name="Sect63" text:style-name="S63">
        <text:p text:style-name="P4654"><text:span text:style-name="T4655"><draw:connector draw:type="line" svg:x1="3.63194in" svg:y1="0.325in" svg:x2="4.34028in" svg:y2="0.325in" draw:z-index="251803648" draw:id="id210" draw:style-name="a210" draw:name="Line 40" text:anchor-type="paragraph"><svg:title/><svg:desc/></draw:connector></text:span><text:span text:style-name="T4656"><draw:frame draw:z-index="251805696" draw:id="id211" draw:style-name="a211" draw:name="Text Box 39" text:anchor-type="paragraph" svg:x="3.67847in" svg:y="0.07431in" svg:width="0.16458in" svg:height="0.21528in" style:rel-width="scale" style:rel-height="scale"><draw:text-box><text:p text:style-name="P4657"><text:span text:style-name="T4658">(</text:span><text:span text:style-name="T4659">A</text:span></text:p></draw:text-box><svg:title/><svg:desc/></draw:frame></text:span><text:span text:style-name="T4660"><draw:frame draw:z-index="249968640" draw:id="id212" draw:style-name="a212" draw:name="Text Box 38" text:anchor-type="paragraph" svg:x="3.67708in" svg:y="0.34792in" svg:width="0.16458in" svg:height="0.21528in" style:rel-width="scale" style:rel-height="scale"><draw:text-box><text:p text:style-name="P4661"><text:span text:style-name="T4662">(</text:span><text:span text:style-name="T4663">A</text:span></text:p></draw:text-box><svg:title/><svg:desc/></draw:frame></text:span><text:span text:style-name="T4664">w<text:s/></text:span><text:span text:style-name="T4665">A</text:span><text:span text:style-name="T4666">a<text:s/></text:span><text:span text:style-name="T4667">=<text:s/></text:span><text:span text:style-name="T4668">w</text:span><text:span text:style-name="T4669">**A<text:s/></text:span><text:span text:style-name="T4670">×<text:s/></text:span><text:span text:style-name="T4671">w</text:span><text:span text:style-name="T4672">**T<text:s/></text:span><text:span text:style-name="T4673">×</text:span></text:p>
        <text:p text:style-name="P4674"><text:span text:style-name="T4675">ra hldk</text:span></text:p>
        <text:h text:style-name="P4676" text:outline-level="1"><text:span text:style-name="T4677">– 1</text:span><text:span text:style-name="T4678">)<text:s/></text:span><text:span text:style-name="T4679">×</text:span></text:h>
        <text:p text:style-name="P4680"><text:span text:style-name="T4681">a</text:span></text:p>
        <text:p text:style-name="P4682"><text:span text:style-name="T4683"><draw:frame draw:z-index="251806720" draw:id="id213" draw:style-name="a213" draw:name="Text Box 37" text:anchor-type="paragraph" svg:x="4.5375in" svg:y="-0.11875in" svg:width="0.10208in" svg:height="0.20833in" style:rel-width="scale" style:rel-height="scale"><draw:text-box><text:p text:style-name="P4684"><text:span text:style-name="T4685">A</text:span></text:p></draw:text-box><svg:title/><svg:desc/></draw:frame></text:span><text:span text:style-name="T4686">hldk<text:s/></text:span><text:span text:style-name="T4687">,</text:span></text:p>
        <text:p text:style-name="P4688"><text:span text:style-name="T4689"><draw:connector draw:type="line" svg:x1="0in" svg:y1="0.00347in" svg:x2="0.39375in" svg:y2="0.00347in" draw:id="id214" draw:style-name="a214" draw:name="Group 35"><svg:title/><svg:desc/></draw:connector></text:span></text:p>
      </text:section>
      <text:section text:name="Sect64" text:style-name="S64">
        <text:p text:style-name="P4690"/>
        <text:p text:style-name="P4691"/>
        <text:p text:style-name="P4692"><text:span text:style-name="T4693"><draw:frame draw:z-index="251808768" draw:id="id215" draw:style-name="a215" draw:name="Text Box 34" text:anchor-type="paragraph" svg:x="4.04028in" svg:y="-0.37569in" svg:width="0.62222in" svg:height="0.23889in" style:rel-width="scale" style:rel-height="scale"><draw:text-box><text:p text:style-name="P4694"><text:span text:style-name="T4695">–</text:span><text:span text:style-name="T4696"><text:s/></text:span><text:span text:style-name="T4697">1</text:span><text:span text:style-name="T4698">)</text:span><text:span text:style-name="T4699"><text:tab/></text:span><text:span text:style-name="T4700">A</text:span></text:p></draw:text-box><svg:title/><svg:desc/></draw:frame></text:span><text:span text:style-name="T4701">onde:</text:span></text:p>
        <text:p text:style-name="P4702"><text:span text:style-name="T4703">hldk</text:span><text:span text:style-name="T4704"><text:tab/>hldk</text:span><text:span text:style-name="T4705"><text:tab/>hldk</text:span><text:span text:style-name="T4706"><text:tab/></text:span><text:span text:style-name="T4707">sa</text:span></text:p>
        <text:p text:style-name="P4708"><text:span text:style-name="T4709">hldk</text:span></text:p>
        <text:p text:style-name="P4710"><text:span text:style-name="T4711">ra hldk</text:span></text:p>
      </text:section>
      <text:section text:name="Sect65" text:style-name="S65">
        <text:p text:style-name="P4712"><text:span text:style-name="T4713"><draw:frame draw:z-index="249970688" draw:id="id216" draw:style-name="a216" draw:name="Text Box 33" text:anchor-type="paragraph" svg:x="1.11042in" svg:y="0.19583in" svg:width="0.16181in" svg:height="0.12153in" style:rel-width="scale" style:rel-height="scale"><draw:text-box><text:p text:style-name="P4714"><text:span text:style-name="T4715">hldk</text:span></text:p></draw:text-box><svg:title/><svg:desc/></draw:frame></text:span><text:span text:style-name="T4716">w</text:span><text:span text:style-name="T4717"><text:s/></text:span><text:span text:style-name="T4718">A</text:span><text:span text:style-name="T4719">a</text:span><text:span text:style-name="T4720"><text:tab/></text:span><text:span text:style-name="T4721">é</text:span><text:span text:style-name="T4722"><text:s/></text:span><text:span text:style-name="T4723">o</text:span><text:span text:style-name="T4724"><text:s/></text:span><text:span text:style-name="T4725">peso</text:span><text:span text:style-name="T4726"><text:s/></text:span><text:span text:style-name="T4727">final</text:span><text:span text:style-name="T4728"><text:s/></text:span><text:span text:style-name="T4729">do</text:span><text:span text:style-name="T4730"><text:s/></text:span><text:span text:style-name="T4731">aluno</text:span><text:span text:style-name="T4732"><text:s/></text:span><text:span text:style-name="T4733">A</text:span><text:span text:style-name="T4734"><text:s/></text:span><text:span text:style-name="T4735">da</text:span><text:span text:style-name="T4736"><text:s/></text:span><text:span text:style-name="T4737">série</text:span><text:span text:style-name="T4738"><text:s/></text:span><text:span text:style-name="T4739">a</text:span><text:span text:style-name="T4740"><text:s/></text:span><text:span text:style-name="T4741">respondentes</text:span><text:span text:style-name="T4742"><text:s/></text:span><text:span text:style-name="T4743">da</text:span><text:span text:style-name="T4744"><text:s/></text:span><text:span text:style-name="T4745">escola</text:span><text:span text:style-name="T4746"><text:s/></text:span><text:span text:style-name="T4747">k</text:span><text:span text:style-name="T4748"><text:s/></text:span><text:span text:style-name="T4749">da</text:span><text:span text:style-name="T4750"><text:s/></text:span><text:span text:style-name="T4751">dependência</text:span><text:span text:style-name="T4752"><text:s/></text:span><text:span text:style-name="T4753">d</text:span><text:span text:style-name="T4754"><text:s/></text:span><text:span text:style-name="T4755">na</text:span></text:p>
        <text:p text:style-name="P4756"><text:span text:style-name="T4757">localidade<text:s/></text:span><text:span text:style-name="T4758">l<text:s/></text:span><text:span text:style-name="T4759">do estrato<text:s/></text:span><text:span text:style-name="T4760">h</text:span><text:span text:style-name="T4761">;</text:span></text:p>
        <text:p text:style-name="P4762"><text:span text:style-name="T4763"><draw:frame draw:z-index="249971712" draw:id="id217" draw:style-name="a217" draw:name="Text Box 32" text:anchor-type="paragraph" svg:x="1.11042in" svg:y="0.14653in" svg:width="0.16181in" svg:height="0.12153in" style:rel-width="scale" style:rel-height="scale"><draw:text-box><text:p text:style-name="P4764"><text:span text:style-name="T4765">hldk</text:span></text:p></draw:text-box><svg:title/><svg:desc/></draw:frame></text:span><text:span text:style-name="T4766">w</text:span><text:span text:style-name="T4767">**A<text:s/></text:span><text:span text:style-name="T4768">é o peso corrigido para escolas com alunos respondentes da escola<text:s/></text:span><text:span text:style-name="T4769">k<text:s/></text:span><text:span text:style-name="T4770">da dependência<text:s/></text:span><text:span text:style-name="T4771">d</text:span></text:p>
        <text:p text:style-name="P4772"><text:span text:style-name="T4773">na localidade<text:s/></text:span><text:span text:style-name="T4774">l<text:s/></text:span><text:span text:style-name="T4775">do estrato<text:s/></text:span><text:span text:style-name="T4776">h</text:span><text:span text:style-name="T4777">;</text:span></text:p>
        <text:p text:style-name="P4778"><text:span text:style-name="T4779"><draw:frame draw:z-index="249972736" draw:id="id218" draw:style-name="a218" draw:name="Text Box 31" text:anchor-type="paragraph" svg:x="1.11042in" svg:y="0.13472in" svg:width="0.16181in" svg:height="0.12153in" style:rel-width="scale" style:rel-height="scale"><draw:text-box><text:p text:style-name="P4780"><text:span text:style-name="T4781">hldk</text:span></text:p></draw:text-box><svg:title/><svg:desc/></draw:frame></text:span><text:span text:style-name="T4782">w</text:span><text:span text:style-name="T4783">*</text:span><text:span text:style-name="T4784">*</text:span><text:span text:style-name="T4785">T</text:span><text:span text:style-name="T4786">a</text:span><text:span text:style-name="T4787"><text:s text:c="4"/></text:span><text:span text:style-name="T4788"><text:s/></text:span><text:span text:style-name="T4789">é</text:span><text:span text:style-name="T4790"><text:s/></text:span><text:span text:style-name="T4791">o</text:span><text:span text:style-name="T4792"><text:s/></text:span><text:span text:style-name="T4793">pes</text:span><text:span text:style-name="T4794">o</text:span><text:span text:style-name="T4795"><text:s/></text:span><text:span text:style-name="T4796">d</text:span><text:span text:style-name="T4797">a</text:span><text:span text:style-name="T4798"><text:s/></text:span><text:span text:style-name="T4799">turm</text:span><text:span text:style-name="T4800">a</text:span><text:span text:style-name="T4801"><text:s/></text:span><text:span text:style-name="T4802">T</text:span><text:span text:style-name="T4803"><text:s/></text:span><text:span text:style-name="T4804">d</text:span><text:span text:style-name="T4805">a</text:span><text:span text:style-name="T4806"><text:s/></text:span><text:span text:style-name="T4807">séri</text:span><text:span text:style-name="T4808">e</text:span><text:span text:style-name="T4809"><text:s/></text:span><text:span text:style-name="T4810">a</text:span><text:span text:style-name="T4811"><text:s/></text:span><text:span text:style-name="T4812">d</text:span><text:span text:style-name="T4813">a</text:span><text:span text:style-name="T4814"><text:s/></text:span><text:span text:style-name="T4815">escol</text:span><text:span text:style-name="T4816">a</text:span><text:span text:style-name="T4817"><text:s/></text:span><text:span text:style-name="T4818">k</text:span><text:span text:style-name="T4819"><text:s/></text:span><text:span text:style-name="T4820">d</text:span><text:span text:style-name="T4821">a</text:span><text:span text:style-name="T4822"><text:s/></text:span><text:span text:style-name="T4823">dependênci</text:span><text:span text:style-name="T4824">a</text:span><text:span text:style-name="T4825"><text:s/></text:span><text:span text:style-name="T4826">d</text:span><text:span text:style-name="T4827"><text:s/></text:span><text:span text:style-name="T4828">n</text:span><text:span text:style-name="T4829">a</text:span><text:span text:style-name="T4830"><text:s/></text:span><text:span text:style-name="T4831">localidad</text:span><text:span text:style-name="T4832">e</text:span><text:span text:style-name="T4833"><text:s/></text:span><text:span text:style-name="T4834">l</text:span><text:span text:style-name="T4835"><text:s/></text:span><text:span text:style-name="T4836">d</text:span><text:span text:style-name="T4837">o</text:span><text:span text:style-name="T4838"><text:s/></text:span><text:span text:style-name="T4839">est</text:span><text:span text:style-name="T4840">r</text:span><text:span text:style-name="T4841">at</text:span><text:span text:style-name="T4842">o</text:span><text:span text:style-name="T4843"><text:s/></text:span><text:span text:style-name="T4844">h</text:span><text:span text:style-name="T4845">;</text:span></text:p>
      </text:section>
      <text:section text:name="Sect66" text:style-name="S66">
        <text:p text:style-name="P4846"><text:span text:style-name="T4847"><draw:frame draw:z-index="251812864" draw:id="id219" draw:style-name="a219" draw:name="Text Box 30" text:anchor-type="paragraph" svg:x="1.01736in" svg:y="0.03889in" svg:width="0.10208in" svg:height="0.20833in" style:rel-width="scale" style:rel-height="scale"><draw:text-box><text:p text:style-name="P4848"><text:span text:style-name="T4849">A</text:span></text:p></draw:text-box><svg:title/><svg:desc/></draw:frame></text:span><text:span text:style-name="T4850">a<text:s/></text:span><text:span text:style-name="T4851">hldk</text:span></text:p>
        <text:p text:style-name="P4852"/>
        <text:p text:style-name="P4853"><text:span text:style-name="T4854"><draw:frame draw:z-index="251813888" draw:id="id220" draw:style-name="a220" draw:name="Text Box 29" text:anchor-type="paragraph" svg:x="1.01875in" svg:y="-0.02292in" svg:width="0.10208in" svg:height="0.20833in" style:rel-width="scale" style:rel-height="scale"><draw:text-box><text:p text:style-name="P4855"><text:span text:style-name="T4856">A</text:span></text:p></draw:text-box><svg:title/><svg:desc/></draw:frame></text:span><text:span text:style-name="T4857">sa<text:s/></text:span><text:span text:style-name="T4858">hldk</text:span></text:p>
        <text:p text:style-name="P4859"/>
        <text:p text:style-name="P4860"><text:span text:style-name="T4861"><draw:frame draw:z-index="251814912" draw:id="id221" draw:style-name="a221" draw:name="Text Box 28" text:anchor-type="paragraph" svg:x="1.02083in" svg:y="-0.02292in" svg:width="0.10208in" svg:height="0.20833in" style:rel-width="scale" style:rel-height="scale"><draw:text-box><text:p text:style-name="P4862"><text:span text:style-name="T4863">A</text:span></text:p></draw:text-box><svg:title/><svg:desc/></draw:frame></text:span><text:span text:style-name="T4864">ra<text:s/></text:span><text:span text:style-name="T4865">hldk</text:span></text:p>
        <text:p text:style-name="P4866"><text:span text:style-name="T4867">é o número de alunos existentes na série<text:s/></text:span><text:span text:style-name="T4868">a<text:s/></text:span><text:span text:style-name="T4869">da escola<text:s/></text:span><text:span text:style-name="T4870">k<text:s/></text:span><text:span text:style-name="T4871">da dependência<text:s/></text:span><text:span text:style-name="T4872">d<text:s/></text:span><text:span text:style-name="T4873">na localidade<text:s/></text:span><text:span text:style-name="T4874">l</text:span></text:p>
        <text:p text:style-name="P4875"><text:span text:style-name="T4876">do estrato<text:s/></text:span><text:span text:style-name="T4877">h</text:span><text:span text:style-name="T4878">;</text:span></text:p>
        <text:p text:style-name="P4879"><text:span text:style-name="T4880">é o número de alunos selecionados na série<text:s/></text:span><text:span text:style-name="T4881">a<text:s/></text:span><text:span text:style-name="T4882">da escola<text:s/></text:span><text:span text:style-name="T4883">k<text:s/></text:span><text:span text:style-name="T4884">da dependência<text:s/></text:span><text:span text:style-name="T4885">d<text:s/></text:span><text:span text:style-name="T4886">na localidade<text:s/></text:span><text:span text:style-name="T4887">l<text:s/></text:span><text:span text:style-name="T4888">do estrato<text:s/></text:span><text:span text:style-name="T4889">h</text:span><text:span text:style-name="T4890">; e</text:span></text:p>
        <text:p text:style-name="P4891"><text:span text:style-name="T4892">é o número de alunos respondentes na série<text:s/></text:span><text:span text:style-name="T4893">a<text:s/></text:span><text:span text:style-name="T4894">da escola<text:s/></text:span><text:span text:style-name="T4895">k<text:s/></text:span><text:span text:style-name="T4896">da dependência<text:s/></text:span><text:span text:style-name="T4897">d<text:s/></text:span><text:span text:style-name="T4898">na localidade<text:s/></text:span><text:span text:style-name="T4899">l<text:s/></text:span><text:span text:style-name="T4900">do estrato<text:s/></text:span><text:span text:style-name="T4901">h</text:span><text:span text:style-name="T4902">.</text:span></text:p>
      </text:section>
      <text:section text:name="Sect67" text:style-name="S67">
        <text:p text:style-name="Corpodetexto"><text:span text:style-name="T4903"><draw:custom-shape svg:x="0in" svg:y="1.18056in" svg:width="0.35486in" svg:height="3.9375in" draw:z-index="251802624" draw:id="id222" draw:style-name="a222" draw:name="Freeform 27"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span text:style-name="T4904"><draw:frame draw:z-index="251804672" draw:id="id223" draw:style-name="a223" draw:name="Text Box 26" text:anchor-type="paragraph" svg:x="0.17153in" svg:y="1.28194in" svg:width="0.12292in" svg:height="0.50764in" style:rel-width="scale" style:rel-height="scale"><draw:text-box><text:p text:style-name="P4905"><text:span text:style-name="T4906">PORTUGUÊS</text:span></text:p></draw:text-box><svg:title/><svg:desc/></draw:frame></text:span></text:p>
        <text:p text:style-name="P4907"/>
        <text:p text:style-name="P4908"><text:span text:style-name="T4909">ERROS AMOSTRAIS</text:span></text:p>
        <text:p text:style-name="P4910"/>
        <text:p text:style-name="P4911"><text:span text:style-name="T4912">Os cálculos das medidas ou estimativas dos erros amostrais dos indicadores da pesquisa TIC Educação levam em consideração o plano amostral empregado na pesquisa. Foi utilizado o Método do Conglomerado Primário (do inglês,<text:s/></text:span><text:span text:style-name="T4913">Ultimate Cluster</text:span><text:span text:style-name="T4914">) para estimação d</text:span><text:span text:style-name="T4915">e variâncias para estimadores de totais em planos amostrais de múltiplos estágios. Proposto por Hansen, Hurwitz e Madow (1953), o método considera apenas a variação entre informações disponíveis no nível das unidades primárias de amostragem (UPA), tratando</text:span><text:span text:style-name="T4916">-as como se tivessem sido selecionadas do estrato com reposição da população.</text:span></text:p>
        <text:p text:style-name="P4917"><text:span text:style-name="T4918">Com</text:span><text:span text:style-name="T4919"><text:s/></text:span><text:span text:style-name="T4920">base</text:span><text:span text:style-name="T4921"><text:s/></text:span><text:span text:style-name="T4922">nesse</text:span><text:span text:style-name="T4923"><text:s/></text:span><text:span text:style-name="T4924">conceito,</text:span><text:span text:style-name="T4925"><text:s/></text:span><text:span text:style-name="T4926">é</text:span><text:span text:style-name="T4927"><text:s/></text:span><text:span text:style-name="T4928">possível</text:span><text:span text:style-name="T4929"><text:s/></text:span><text:span text:style-name="T4930">considerar</text:span><text:span text:style-name="T4931"><text:s/></text:span><text:span text:style-name="T4932">a</text:span><text:span text:style-name="T4933"><text:s/></text:span><text:span text:style-name="T4934">estratificação</text:span><text:span text:style-name="T4935"><text:s/></text:span><text:span text:style-name="T4936">e</text:span><text:span text:style-name="T4937"><text:s/></text:span><text:span text:style-name="T4938">a</text:span><text:span text:style-name="T4939"><text:s/></text:span><text:span text:style-name="T4940">seleção</text:span><text:span text:style-name="T4941"><text:s/></text:span><text:span text:style-name="T4942">com</text:span><text:span text:style-name="T4943"><text:s/></text:span><text:span text:style-name="T4944">probabilidades<text:s/></text:span><text:span text:style-name="T4945">desiguais,</text:span><text:span text:style-name="T4946"><text:s/></text:span><text:span text:style-name="T4947">tanto</text:span><text:span text:style-name="T4948"><text:s/></text:span><text:span text:style-name="T4949">das</text:span><text:span text:style-name="T4950"><text:s/></text:span><text:span text:style-name="T4951">unidades</text:span><text:span text:style-name="T4952"><text:s/></text:span><text:span text:style-name="T4953">primárias</text:span><text:span text:style-name="T4954"><text:s/></text:span><text:span text:style-name="T4955">quanto</text:span><text:span text:style-name="T4956"><text:s/></text:span><text:span text:style-name="T4957">das</text:span><text:span text:style-name="T4958"><text:s/></text:span><text:span text:style-name="T4959">demais</text:span><text:span text:style-name="T4960"><text:s/></text:span><text:span text:style-name="T4961">unidades</text:span><text:span text:style-name="T4962"><text:s/></text:span><text:span text:style-name="T4963">de</text:span><text:span text:style-name="T4964"><text:s/></text:span><text:span text:style-name="T4965">amostragem.</text:span><text:span text:style-name="T4966"><text:s/></text:span><text:span text:style-name="T4967">A</text:span><text:span text:style-name="T4968"><text:s/></text:span><text:span text:style-name="T4969">premissa<text:s/></text:span><text:span text:style-name="T4970">para<text:s/></text:span><text:span text:style-name="T4971">permitir<text:s/></text:span><text:span text:style-name="T4972">a<text:s/></text:span><text:span text:style-name="T4973">aplicação desse método<text:s/></text:span><text:span text:style-name="T4974">é<text:s/></text:span><text:span text:style-name="T4975">que<text:s/></text:span><text:span text:style-name="T4976">estejam disponíveis estimadores<text:s/></text:span><text:span text:style-name="T4977">não<text:s/></text:span><text:span text:style-name="T4978">viciados<text:s/></text:span><text:span text:style-name="T4979">dos<text:s/></text:span><text:span text:style-name="T4980">totais<text:s/></text:span><text:span text:style-name="T4981">da<text:s/></text:span><text:span text:style-name="T4982">variável<text:s/></text:span><text:span text:style-name="T4983">de<text:s/></text:span><text:span text:style-name="T4984">interesse<text:s/></text:span><text:span text:style-name="T4985">para<text:s/></text:span><text:span text:style-name="T4986">cada<text:s/></text:span><text:span text:style-name="T4987">um<text:s/></text:span><text:span text:style-name="T4988">dos<text:s/></text:span><text:span text:style-name="T4989">conglomerados primários<text:s/></text:span><text:span text:style-name="T4990">selecionados.<text:s/></text:span><text:span text:style-name="T4991">Esse</text:span><text:span text:style-name="T4992"><text:s/></text:span><text:span text:style-name="T4993">método</text:span><text:span text:style-name="T4994"><text:s/></text:span><text:span text:style-name="T4995">fornece</text:span><text:span text:style-name="T4996"><text:s/></text:span><text:span text:style-name="T4997">a</text:span><text:span text:style-name="T4998"><text:s/></text:span><text:span text:style-name="T4999">base</text:span><text:span text:style-name="T5000"><text:s/></text:span><text:span text:style-name="T5001">para</text:span><text:span text:style-name="T5002"><text:s/></text:span><text:span text:style-name="T5003">vários</text:span><text:span text:style-name="T5004"><text:s/></text:span><text:span text:style-name="T5005">dos</text:span><text:span text:style-name="T5006"><text:s/></text:span><text:span text:style-name="T5007">pacotes</text:span><text:span text:style-name="T5008"><text:s/></text:span><text:span text:style-name="T5009">estatísticos</text:span><text:span text:style-name="T5010"><text:s/></text:span><text:span text:style-name="T5011">e</text:span><text:span text:style-name="T5012">specializados</text:span><text:span text:style-name="T5013"><text:s/></text:span><text:span text:style-name="T5014">em</text:span><text:span text:style-name="T5015"><text:s/></text:span><text:span text:style-name="T5016">cálculo</text:span><text:span text:style-name="T5017"><text:s/></text:span><text:span text:style-name="T5018">de<text:s/></text:span><text:span text:style-name="T5019">variâncias considerando<text:s/></text:span><text:span text:style-name="T5020">o<text:s/></text:span><text:span text:style-name="T5021">plano</text:span><text:span text:style-name="T5022"><text:s/></text:span><text:span text:style-name="T5023">amostral.</text:span></text:p>
        <text:p text:style-name="P5024"><text:span text:style-name="T5025">A partir das variâncias estimadas, divulgam-se os erros amostrais expressos pela margem de erro. Para a divulgação, as margens de erros foram calculadas para um nível de confiança de 95%. Isso significa que, se a pesquisa for repetida várias vezes, em 95%<text:s/></text:span><text:span text:style-name="T5026">delas o intervalo de confiança conterá o verdadeiro valor populacional. Outras medidas derivadas dessa estimativa de variabilidade são comumente apresentadas, tais como: erro padrão, coeficiente de variação ou intervalo de confiança.</text:span></text:p>
        <text:p text:style-name="P5027"><text:span text:style-name="T5028">O<text:s/></text:span><text:span text:style-name="T5029">cálculo<text:s/></text:span><text:span text:style-name="T5030">da<text:s/></text:span><text:span text:style-name="T5031">margem<text:s/></text:span><text:span text:style-name="T5032">de</text:span><text:span text:style-name="T5033"><text:s/></text:span><text:span text:style-name="T5034">erro considera<text:s/></text:span><text:span text:style-name="T5035">o<text:s/></text:span><text:span text:style-name="T5036">produto<text:s/></text:span><text:span text:style-name="T5037">do<text:s/></text:span><text:span text:style-name="T5038">erro padrão<text:s/></text:span><text:span text:style-name="T5039">(raiz<text:s/></text:span><text:span text:style-name="T5040">quadrada<text:s/></text:span><text:span text:style-name="T5041">da<text:s/></text:span><text:span text:style-name="T5042">variância<text:s/></text:span><text:span text:style-name="T5043">do<text:s/></text:span><text:span text:style-name="T5044">estimador) pelo<text:s/></text:span><text:span text:style-name="T5045">valor<text:s/></text:span><text:span text:style-name="T5046">1,96<text:s/></text:span><text:span text:style-name="T5047">(valor<text:s/></text:span><text:span text:style-name="T5048">da<text:s/></text:span><text:span text:style-name="T5049">distribuição normal<text:s/></text:span><text:span text:style-name="T5050">que<text:s/></text:span><text:span text:style-name="T5051">corresponde<text:s/></text:span><text:span text:style-name="T5052">ao<text:s/></text:span><text:span text:style-name="T5053">nível<text:s/></text:span><text:span text:style-name="T5054">de<text:s/></text:span><text:span text:style-name="T5055">significância escolhido<text:s/></text:span><text:span text:style-name="T5056">de<text:s/></text:span><text:span text:style-name="T5057">95%). Esses cálculos<text:s/></text:span><text:span text:style-name="T5058">são<text:s/></text:span><text:span text:style-name="T5059">feitos<text:s/></text:span><text:span text:style-name="T5060">para<text:s/></text:span><text:span text:style-name="T5061">cada<text:s/></text:span><text:span text:style-name="T5062">variável<text:s/></text:span><text:span text:style-name="T5063">de<text:s/></text:span><text:span text:style-name="T5064">cada<text:s/></text:span><text:span text:style-name="T5065">uma<text:s/></text:span><text:span text:style-name="T5066">das<text:s/></text:span><text:span text:style-name="T5067">tabel</text:span><text:span text:style-name="T5068">as,<text:s/></text:span><text:span text:style-name="T5069">o<text:s/></text:span><text:span text:style-name="T5070">que<text:s/></text:span><text:span text:style-name="T5071">assegura<text:s/></text:span><text:span text:style-name="T5072">que<text:s/></text:span><text:span text:style-name="T5073">todas<text:s/></text:span><text:span text:style-name="T5074">as<text:s/></text:span><text:span text:style-name="T5075">tabelas<text:s/></text:span><text:span text:style-name="T5076">de<text:s/></text:span><text:span text:style-name="T5077">indicadores possuem margens<text:s/></text:span><text:span text:style-name="T5078">de<text:s/></text:span><text:span text:style-name="T5079">erro<text:s/></text:span><text:span text:style-name="T5080">relacionadas<text:s/></text:span><text:span text:style-name="T5081">a<text:s/></text:span><text:span text:style-name="T5082">cada<text:s/></text:span><text:span text:style-name="T5083">estimativa<text:s/></text:span><text:span text:style-name="T5084">apresentada<text:s/></text:span><text:span text:style-name="T5085">em<text:s/></text:span><text:span text:style-name="T5086">cada célula<text:s/></text:span><text:span text:style-name="T5087">da</text:span><text:span text:style-name="T5088"><text:s/></text:span><text:span text:style-name="T5089">tabela.</text:span></text:p>
      </text:section>
      <text:p text:style-name="P5090"/>
      <text:p text:style-name="P5112"/>
      <text:p text:style-name="P5113"/>
      <text:h text:style-name="P5114" text:outline-level="2"><text:span text:style-name="T5115"><draw:custom-shape svg:x="7.12708in" svg:y="0.03819in" svg:width="0.35417in" svg:height="3.9375in" draw:z-index="251815936" draw:id="id228" draw:style-name="a228" draw:name="Freeform 25" text:anchor-type="paragraph"><svg:title/><svg:desc/><draw:enhanced-geometry draw:type="non-primitive" svg:viewBox="0 0 510 5670" draw:enhanced-path="M 509 0 L 170 0 103 13 49 50 13 104 0 170 0 5499 13 5565 49 5619 103 5656 170 5669 509 5669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55 * ?f4 / 5670"/><draw:equation draw:name="f11" draw:formula="0 + 10433 - 10263"/><draw:equation draw:name="f12" draw:formula="?f11 * ?f5 / 510"/><draw:equation draw:name="f13" draw:formula="0 + 10366 - 10263"/><draw:equation draw:name="f14" draw:formula="?f13 * ?f5 / 510"/><draw:equation draw:name="f15" draw:formula="68 * ?f4 / 5670"/><draw:equation draw:name="f16" draw:formula="0 + 10312 - 10263"/><draw:equation draw:name="f17" draw:formula="?f16 * ?f5 / 510"/><draw:equation draw:name="f18" draw:formula="105 * ?f4 / 5670"/><draw:equation draw:name="f19" draw:formula="0 + 10276 - 10263"/><draw:equation draw:name="f20" draw:formula="?f19 * ?f5 / 510"/><draw:equation draw:name="f21" draw:formula="159 * ?f4 / 5670"/><draw:equation draw:name="f22" draw:formula="0 + 10263 - 10263"/><draw:equation draw:name="f23" draw:formula="?f22 * ?f5 / 510"/><draw:equation draw:name="f24" draw:formula="225 * ?f4 / 5670"/><draw:equation draw:name="f25" draw:formula="5554 * ?f4 / 5670"/><draw:equation draw:name="f26" draw:formula="5620 * ?f4 / 5670"/><draw:equation draw:name="f27" draw:formula="5674 * ?f4 / 5670"/><draw:equation draw:name="f28" draw:formula="5711 * ?f4 / 5670"/><draw:equation draw:name="f29" draw:formula="5724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5116"><draw:frame draw:z-index="251816960" draw:id="id229" draw:style-name="a229" draw:name="Text Box 24" text:anchor-type="paragraph" svg:x="7.18056in" svg:y="0.13819in" svg:width="0.12292in" svg:height="0.50764in" style:rel-width="scale" style:rel-height="scale"><draw:text-box><text:p text:style-name="P5117"><text:span text:style-name="T5118">PORTUGUÊS</text:span></text:p></draw:text-box><svg:title/><svg:desc/></draw:frame></text:span><text:span text:style-name="T5119">METODOLOGIA DA PESQUISA EM ESCOLAS RURAIS</text:span></text:h>
      <text:p text:style-name="P5120"/>
      <text:p text:style-name="P5121"/>
      <text:p text:style-name="P5122"><text:span text:style-name="T5123">CONCEITOS E DEFINIÇÕES</text:span></text:p>
      <text:p text:style-name="P5124"><text:span text:style-name="T5125">POPULAÇÃO-ALVO</text:span></text:p>
      <text:p text:style-name="P5126"/>
      <text:p text:style-name="P5127"><text:span text:style-name="T5128">A população-alvo do estudo é composta pelas escolas públicas (estaduais e municipais) e particulares em atividade, localizadas em áreas rurais do Brasil. Também fazem parte da população-alvo todos os diretores ou responsáveis pela administr</text:span><text:span text:style-name="T5129">ação do estabelecimento escolar rural.</text:span></text:p>
      <text:p text:style-name="P5130"/>
      <text:p text:style-name="P5131"/>
      <text:p text:style-name="P5132"><text:span text:style-name="T5133">UNIDADE DE ANÁLISE E REFERÊNCIA</text:span></text:p>
      <text:p text:style-name="P5134"/>
      <text:p text:style-name="P5135"><text:span text:style-name="T5136">Para</text:span><text:span text:style-name="T5137"><text:s/></text:span><text:span text:style-name="T5138">atingir</text:span><text:span text:style-name="T5139"><text:s/></text:span><text:span text:style-name="T5140">o</text:span><text:span text:style-name="T5141"><text:s/></text:span><text:span text:style-name="T5142">objetivo</text:span><text:span text:style-name="T5143"><text:s/></text:span><text:span text:style-name="T5144">da</text:span><text:span text:style-name="T5145"><text:s/></text:span><text:span text:style-name="T5146">pesquisa,</text:span><text:span text:style-name="T5147"><text:s/></text:span><text:span text:style-name="T5148">são</text:span><text:span text:style-name="T5149"><text:s/></text:span><text:span text:style-name="T5150">investigadas</text:span><text:span text:style-name="T5151"><text:s/></text:span><text:span text:style-name="T5152">várias</text:span><text:span text:style-name="T5153"><text:s/></text:span><text:span text:style-name="T5154">dimensões</text:span><text:span text:style-name="T5155"><text:s/></text:span><text:span text:style-name="T5156">relacionadas</text:span><text:span text:style-name="T5157"><text:s/></text:span><text:span text:style-name="T5158">às</text:span><text:span text:style-name="T5159"><text:s/></text:span><text:span text:style-name="T5160">unidades<text:s/></text:span><text:span text:style-name="T5161">de<text:s/></text:span><text:span text:style-name="T5162">referência<text:s/></text:span><text:span text:style-name="T5163">e<text:s/></text:span><text:span text:style-name="T5164">análise.<text:s/></text:span><text:span text:style-name="T5165">São</text:span><text:span text:style-name="T5166"><text:s/></text:span><text:span text:style-name="T5167">elas:</text:span></text:p>
      <text:list text:style-name="LFO1" text:continue-numbering="true">
        <text:list-item>
          <text:p text:style-name="P5168"><text:span text:style-name="T5169">Escolas<text:s/></text:span><text:span text:style-name="T5170">localizadas<text:s/></text:span><text:span text:style-name="T5171">em<text:s/></text:span><text:span text:style-name="T5172">áreas rurais:<text:s/></text:span><text:span text:style-name="T5173">perfil<text:s/></text:span><text:span text:style-name="T5174">em<text:s/></text:span><text:span text:style-name="T5175">termos<text:s/></text:span><text:span text:style-name="T5176">de<text:s/></text:span><text:span text:style-name="T5177">infraestrutura<text:s/></text:span><text:span text:style-name="T5178">e<text:s/></text:span><text:span text:style-name="T5179">práticas<text:s/></text:span><text:span text:style-name="T5180">envolvendo</text:span><text:span text:style-name="T5181"><text:s/></text:span><text:span text:style-name="T5182">TIC;</text:span></text:p>
        </text:list-item>
        <text:list-item>
          <text:p text:style-name="P5183"><text:span text:style-name="T5184">Responsáveis<text:s/></text:span><text:span text:style-name="T5185">pela <text:s/>escola <text:s/></text:span><text:span text:style-name="T5186">localizada<text:s/></text:span><text:span text:style-name="T5187">em <text:s/></text:span><text:span text:style-name="T5188">área <text:s/></text:span><text:span text:style-name="T5189">rural: <text:s/></text:span><text:span text:style-name="T5190">perfil<text:s/></text:span><text:span text:style-name="T5191">de <text:s/></text:span><text:span text:style-name="T5192">uso<text:s/></text:span><text:span text:style-name="T5193">do <text:s/></text:span><text:span text:style-name="T5194">computador<text:s/></text:span><text:span text:style-name="T5195">e da<text:s/></text:span><text:span text:style-name="T5196">Internet;<text:s/></text:span><text:span text:style-name="T5197">uso<text:s/></text:span><text:span text:style-name="T5198">de<text:s/></text:span><text:span text:style-name="T5199">TIC nas<text:s/></text:span><text:span text:style-name="T5200">atividades administrativas<text:s/></text:span><text:span text:style-name="T5201">e de<text:s/></text:span><text:span text:style-name="T5202">gestão; interação<text:s/></text:span><text:span text:style-name="T5203">com<text:s/></text:span><text:span text:style-name="T5204">a<text:s/></text:span><text:span text:style-name="T5205">comunidade</text:span><text:span text:style-name="T5206"><text:s/></text:span><text:span text:style-name="T5207">e</text:span><text:span text:style-name="T5208"><text:s/></text:span><text:span text:style-name="T5209">percepção</text:span><text:span text:style-name="T5210"><text:s/></text:span><text:span text:style-name="T5211">sobre</text:span><text:span text:style-name="T5212"><text:s/></text:span><text:span text:style-name="T5213">as</text:span><text:span text:style-name="T5214"><text:s/></text:span><text:span text:style-name="T5215">limitações</text:span><text:span text:style-name="T5216"><text:s/></text:span><text:span text:style-name="T5217">para</text:span><text:span text:style-name="T5218"><text:s/></text:span><text:span text:style-name="T5219">a</text:span><text:span text:style-name="T5220"><text:s/></text:span><text:span text:style-name="T5221">integração</text:span><text:span text:style-name="T5222"><text:s/></text:span><text:span text:style-name="T5223">das</text:span><text:span text:style-name="T5224"><text:s/></text:span><text:span text:style-name="T5225">TIC</text:span><text:span text:style-name="T5226"><text:s/></text:span><text:span text:style-name="T5227">à</text:span><text:span text:style-name="T5228"><text:s/></text:span><text:span text:style-name="T5229">educação.</text:span></text:p>
        </text:list-item>
      </text:list>
      <text:p text:style-name="P5230"/>
      <text:p text:style-name="P5231"/>
      <text:p text:style-name="P5232"><text:span text:style-name="T5233">DOMÍNIOS DE INTERESSE PARA ANÁLISE E DIVULGAÇÃO</text:span></text:p>
      <text:p text:style-name="P5234"/>
      <text:p text:style-name="P5235"><text:span text:style-name="T5236">Para as unidades de análise e referência, os resultados são divulgados para domínios definidos com base nas variáveis e níveis descritos a seguir.</text:span></text:p>
      <text:p text:style-name="P5237"><text:span text:style-name="T5238">Para toda</text:span><text:span text:style-name="T5239">s as unidades de análise:</text:span></text:p>
      <text:p text:style-name="P5240"/>
      <text:list text:style-name="LFO1" text:continue-numbering="true">
        <text:list-item>
          <text:p text:style-name="P5241"><text:span text:style-name="T5242">Região:</text:span><text:span text:style-name="T5243"><text:s/></text:span><text:span text:style-name="T5244">corresponde</text:span><text:span text:style-name="T5245"><text:s/></text:span><text:span text:style-name="T5246">à</text:span><text:span text:style-name="T5247"><text:s/></text:span><text:span text:style-name="T5248">divisão</text:span><text:span text:style-name="T5249"><text:s/></text:span><text:span text:style-name="T5250">regional</text:span><text:span text:style-name="T5251"><text:s/></text:span><text:span text:style-name="T5252">do</text:span><text:span text:style-name="T5253"><text:s/></text:span><text:span text:style-name="T5254">Brasil,</text:span><text:span text:style-name="T5255"><text:s/></text:span><text:span text:style-name="T5256">segundo</text:span><text:span text:style-name="T5257"><text:s/></text:span><text:span text:style-name="T5258">critérios</text:span><text:span text:style-name="T5259"><text:s/></text:span><text:span text:style-name="T5260">do</text:span><text:span text:style-name="T5261"><text:s/></text:span><text:span text:style-name="T5262">Instituto</text:span><text:span text:style-name="T5263"><text:s/></text:span><text:span text:style-name="T5264">Brasileiro<text:s/></text:span><text:span text:style-name="T5265">de<text:s/></text:span><text:span text:style-name="T5266">Geografia<text:s/></text:span><text:span text:style-name="T5267">e<text:s/></text:span><text:span text:style-name="T5268">Estatística (IBGE),<text:s/></text:span><text:span text:style-name="T5269">nas<text:s/></text:span><text:span text:style-name="T5270">macrorregiões Centro-Oeste, Nordeste,<text:s/></text:span><text:span text:style-name="T5271">Norte,<text:s/></text:span><text:span text:style-name="T5272">Sudeste<text:s/></text:span><text:span text:style-name="T5273">e</text:span><text:span text:style-name="T5274"><text:s/></text:span><text:span text:style-name="T5275">Sul;</text:span></text:p>
        </text:list-item>
        <text:list-item>
          <text:p text:style-name="P5276"><text:span text:style-name="T5277">Dependência administrativa:<text:s/></text:span><text:span text:style-name="T5278">corresponde<text:s/></text:span><text:span text:style-name="T5279">ao<text:s/></text:span><text:span text:style-name="T5280">tipo<text:s/></text:span><text:span text:style-name="T5281">de<text:s/></text:span><text:span text:style-name="T5282">subordinação administrativa<text:s/></text:span><text:span text:style-name="T5283">da<text:s/></text:span><text:span text:style-name="T5284">escola<text:s/></text:span><text:span text:style-name="T5285">–<text:s/></text:span><text:span text:style-name="T5286">pública municipal, pública estadual<text:s/></text:span><text:span text:style-name="T5287">ou</text:span><text:span text:style-name="T5288"><text:s/>particular;</text:span></text:p>
        </text:list-item>
      </text:list>
      <text:p text:style-name="P5289"><text:span text:style-name="T5290">Para os responsáveis pela escola, acrescentam-se:</text:span></text:p>
      <text:p text:style-name="P5291"/>
      <text:list text:style-name="LFO1" text:continue-numbering="true">
        <text:list-item>
          <text:p text:style-name="P5292"><text:span text:style-name="T5293">Sexo:<text:s/></text:span><text:span text:style-name="T5294">corresponde<text:s/></text:span><text:span text:style-name="T5295">à<text:s/></text:span><text:span text:style-name="T5296">divisão<text:s/></text:span><text:span text:style-name="T5297">em<text:s/></text:span><text:span text:style-name="T5298">feminino<text:s/></text:span><text:span text:style-name="T5299">ou</text:span><text:span text:style-name="T5300"><text:s/></text:span><text:span text:style-name="T5301">masculino;</text:span></text:p>
        </text:list-item>
        <text:list-item>
          <text:p text:style-name="P5302"><text:span text:style-name="T5303">Faixa</text:span><text:span text:style-name="T5304"><text:s/></text:span><text:span text:style-name="T5305">etária:</text:span><text:span text:style-name="T5306"><text:s/></text:span><text:span text:style-name="T5307">corresponde</text:span><text:span text:style-name="T5308"><text:s/></text:span><text:span text:style-name="T5309">às</text:span><text:span text:style-name="T5310"><text:s/></text:span><text:span text:style-name="T5311">faixas</text:span><text:span text:style-name="T5312"><text:s/></text:span><text:span text:style-name="T5313">de</text:span><text:span text:style-name="T5314"><text:s/></text:span><text:span text:style-name="T5315">idade</text:span><text:span text:style-name="T5316"><text:s/></text:span><text:span text:style-name="T5317">em</text:span><text:span text:style-name="T5318"><text:s/></text:span><text:span text:style-name="T5319">que</text:span><text:span text:style-name="T5320"><text:s/></text:span><text:span text:style-name="T5321">se</text:span><text:span text:style-name="T5322"><text:s/></text:span><text:span text:style-name="T5323">encontrava</text:span><text:span text:style-name="T5324"><text:s/></text:span><text:span text:style-name="T5325">o</text:span><text:span text:style-name="T5326"><text:s/></text:span><text:span text:style-name="T5327">respondente</text:span><text:span text:style-name="T5328"><text:s/></text:span><text:span text:style-name="T5329">no</text:span><text:span text:style-name="T5330"><text:s/></text:span><text:span text:style-name="T5331">dia<text:s/></text:span><text:span text:style-name="T5332">da<text:s/></text:span><text:span text:style-name="T5333">entrevista, expressa<text:s/></text:span><text:span text:style-name="T5334">em<text:s/></text:span><text:span text:style-name="T5335">anos</text:span><text:span text:style-name="T5336"><text:s/></text:span><text:span text:style-name="T5337">completos;</text:span></text:p>
        </text:list-item>
        <text:list-item>
          <text:p text:style-name="P5338"><text:span text:style-name="T5339">Renda</text:span><text:span text:style-name="T5340"><text:s/></text:span><text:span text:style-name="T5341">familiar:</text:span><text:span text:style-name="T5342"><text:s/></text:span><text:span text:style-name="T5343">corresponde</text:span><text:span text:style-name="T5344"><text:s/></text:span><text:span text:style-name="T5345">à</text:span><text:span text:style-name="T5346"><text:s/></text:span><text:span text:style-name="T5347">soma</text:span><text:span text:style-name="T5348"><text:s/></text:span><text:span text:style-name="T5349">da</text:span><text:span text:style-name="T5350"><text:s/></text:span><text:span text:style-name="T5351">renda</text:span><text:span text:style-name="T5352"><text:s/></text:span><text:span text:style-name="T5353">mensal</text:span><text:span text:style-name="T5354"><text:s/></text:span><text:span text:style-name="T5355">de</text:span><text:span text:style-name="T5356"><text:s/></text:span><text:span text:style-name="T5357">todos</text:span><text:span text:style-name="T5358"><text:s/></text:span><text:span text:style-name="T5359">os</text:span><text:span text:style-name="T5360"><text:s/></text:span><text:span text:style-name="T5361">membros</text:span><text:span text:style-name="T5362"><text:s/></text:span><text:span text:style-name="T5363">do</text:span><text:span text:style-name="T5364"><text:s/></text:span><text:span text:style-name="T5365">domicílio<text:s/></text:span><text:span text:style-name="T5366">do</text:span><text:span text:style-name="T5367"><text:s/></text:span><text:span text:style-name="T5368">respondente</text:span><text:span text:style-name="T5369"><text:s/></text:span><text:span text:style-name="T5370">em</text:span><text:span text:style-name="T5371"><text:s/></text:span><text:span text:style-name="T5372">três</text:span><text:span text:style-name="T5373"><text:s/></text:span><text:span text:style-name="T5374">faixas</text:span><text:span text:style-name="T5375"><text:s/></text:span><text:span text:style-name="T5376">de</text:span><text:span text:style-name="T5377"><text:s/></text:span><text:span text:style-name="T5378">renda,</text:span><text:span text:style-name="T5379"><text:s/></text:span><text:span text:style-name="T5380">iniciando-se</text:span><text:span text:style-name="T5381"><text:s/></text:span><text:span text:style-name="T5382">pelo</text:span><text:span text:style-name="T5383"><text:s/></text:span><text:span text:style-name="T5384">salário</text:span><text:span text:style-name="T5385"><text:s/></text:span><text:span text:style-name="T5386">mínimo</text:span><text:span text:style-name="T5387"><text:s/></text:span><text:span text:style-name="T5388">vigente</text:span><text:span text:style-name="T5389"><text:s/></text:span><text:span text:style-name="T5390">definido<text:s/></text:span><text:span text:style-name="T5391">pelo Ministério<text:s/></text:span><text:span text:style-name="T5392">do Trabalho e do<text:s/></text:span><text:span text:style-name="T5393">Emprego<text:s/></text:span><text:span text:style-name="T5394">no<text:s/></text:span><text:span text:style-name="T5395">ano<text:s/></text:span><text:span text:style-name="T5396">da</text:span><text:span text:style-name="T5397"><text:s/></text:span><text:span text:style-name="T5398">coleta;</text:span></text:p>
        </text:list-item>
      </text:list>
      <text:soft-page-break/>
      <text:p text:style-name="P5399"><text:span text:style-name="T5421"><draw:custom-shape svg:x="0in" svg:y="1.18056in" svg:width="0.35486in" svg:height="3.9375in" draw:z-index="251819008" draw:id="id234" draw:style-name="a234" draw:name="Freeform 23"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span text:style-name="T5422"><draw:frame draw:z-index="251820032" draw:id="id235" draw:style-name="a235" draw:name="Text Box 22" text:anchor-type="paragraph" svg:x="0.17153in" svg:y="1.28194in" svg:width="0.12292in" svg:height="0.50764in" style:rel-width="scale" style:rel-height="scale"><draw:text-box><text:p text:style-name="P5423"><text:span text:style-name="T5424">PORTUGUÊS</text:span></text:p></draw:text-box><svg:title/><svg:desc/></draw:frame></text:span></text:p>
      <text:p text:style-name="P5425"/>
      <text:p text:style-name="P5426"/>
      <text:list text:style-name="LFO3" text:continue-numbering="true">
        <text:list-item>
          <text:p text:style-name="P5427"><text:span text:style-name="T5428">Renda</text:span><text:span text:style-name="T5429"><text:s/></text:span><text:span text:style-name="T5430">pessoal:</text:span><text:span text:style-name="T5431"><text:s/></text:span><text:span text:style-name="T5432">corresponde</text:span><text:span text:style-name="T5433"><text:s/></text:span><text:span text:style-name="T5434">à</text:span><text:span text:style-name="T5435"><text:s/></text:span><text:span text:style-name="T5436">soma</text:span><text:span text:style-name="T5437"><text:s/></text:span><text:span text:style-name="T5438">da</text:span><text:span text:style-name="T5439"><text:s/></text:span><text:span text:style-name="T5440">renda</text:span><text:span text:style-name="T5441"><text:s/></text:span><text:span text:style-name="T5442">mensal</text:span><text:span text:style-name="T5443"><text:s/></text:span><text:span text:style-name="T5444">total</text:span><text:span text:style-name="T5445"><text:s/></text:span><text:span text:style-name="T5446">do</text:span><text:span text:style-name="T5447"><text:s/></text:span><text:span text:style-name="T5448">respondente</text:span><text:span text:style-name="T5449"><text:s/></text:span><text:span text:style-name="T5450">em</text:span><text:span text:style-name="T5451"><text:s/></text:span><text:span text:style-name="T5452">três</text:span><text:span text:style-name="T5453"><text:s/></text:span><text:span text:style-name="T5454">faixas<text:s/></text:span><text:span text:style-name="T5455">de<text:s/></text:span><text:span text:style-name="T5456">renda, iniciando-se pelo salário mínimo vigente definido pelo Ministério<text:s/></text:span><text:span text:style-name="T5457">do<text:s/></text:span><text:span text:style-name="T5458">Trabalho<text:s/></text:span><text:span text:style-name="T5459">e do<text:s/></text:span><text:span text:style-name="T5460">Emprego<text:s/></text:span><text:span text:style-name="T5461">no<text:s/></text:span><text:span text:style-name="T5462">ano<text:s/></text:span><text:span text:style-name="T5463">da</text:span><text:span text:style-name="T5464"><text:s/></text:span><text:span text:style-name="T5465">coleta.</text:span></text:p>
        </text:list-item>
      </text:list>
      <text:p text:style-name="P5466"/>
      <text:p text:style-name="P5467"/>
      <text:p text:style-name="P5468"/>
      <text:h text:style-name="Título2" text:outline-level="2"><text:span text:style-name="T5469">INSTRUMENTOS DE COLETA</text:span></text:h>
      <text:p text:style-name="P5470"/>
      <text:p text:style-name="P5471"><text:span text:style-name="T5472">INFORMAÇÕES SOBRE OS INSTRUMENTOS DE COLETA</text:span></text:p>
      <text:p text:style-name="P5473"/>
      <text:p text:style-name="P5474"><text:span text:style-name="T5475">As entrevistas são realizadas com questionários estruturados específ</text:span><text:span text:style-name="T5476">icos para os diretores ou responsáveis das escolas que foram selecionadas para responder à pesquisa. Mais informações sobre os instrumentos de coleta podem ser encontradas no Relatório de Coleta de Dados da pesquisa.</text:span></text:p>
      <text:p text:style-name="P5477"/>
      <text:p text:style-name="P5478"/>
      <text:p text:style-name="P5479"><text:span text:style-name="T5480">PLANO AMOSTRAL</text:span></text:p>
      <text:p text:style-name="P5481"/>
      <text:p text:style-name="P5482"><text:span text:style-name="T5483">A amostra de escolas<text:s/></text:span><text:span text:style-name="T5484">rurais é probabilística estratificada simples em um estágio. Esse estágio de seleção da amostra de escolas é realizado a partir da estratificação do universo de pesquisa segundo grandes regiões brasileiras e localidades</text:span><text:span text:style-name="T5485">3</text:span><text:span text:style-name="T5486">. Em cada estrato, são selecionadas<text:s/></text:span><text:span text:style-name="T5487">escolas localizadas em áreas rurais.</text:span></text:p>
      <text:p text:style-name="P5488"/>
      <text:p text:style-name="P5489"/>
      <text:p text:style-name="P5490"><text:span text:style-name="T5491">CADASTRO E FONTES DE INFORMAÇÃO</text:span></text:p>
      <text:p text:style-name="P5492"/>
      <text:p text:style-name="P5493"><text:span text:style-name="T5494">O<text:s/></text:span><text:span text:style-name="T5495">cadastro utilizado<text:s/></text:span><text:span text:style-name="T5496">para<text:s/></text:span><text:span text:style-name="T5497">seleção<text:s/></text:span><text:span text:style-name="T5498">das<text:s/></text:span><text:span text:style-name="T5499">escolas<text:s/></text:span><text:span text:style-name="T5500">é o<text:s/></text:span><text:span text:style-name="T5501">Censo Escolar<text:s/></text:span><text:span text:style-name="T5502">da<text:s/></text:span><text:span text:style-name="T5503">Educação<text:s/></text:span><text:span text:style-name="T5504">Básica,<text:s/></text:span><text:span text:style-name="T5505">coordenado</text:span><text:span text:style-name="T5506"><text:s/></text:span><text:span text:style-name="T5507">pelo</text:span><text:span text:style-name="T5508"><text:s/></text:span><text:span text:style-name="T5509">Instituto</text:span><text:span text:style-name="T5510"><text:s/></text:span><text:span text:style-name="T5511">Nacional</text:span><text:span text:style-name="T5512"><text:s/></text:span><text:span text:style-name="T5513">de</text:span><text:span text:style-name="T5514"><text:s/></text:span><text:span text:style-name="T5515">Estudos</text:span><text:span text:style-name="T5516"><text:s/></text:span><text:span text:style-name="T5517">e</text:span><text:span text:style-name="T5518"><text:s/></text:span><text:span text:style-name="T5519">Pesquisas</text:span><text:span text:style-name="T5520"><text:s/></text:span><text:span text:style-name="T5521">Educacionais</text:span><text:span text:style-name="T5522"><text:s/></text:span><text:span text:style-name="T5523">Anísio</text:span><text:span text:style-name="T5524"><text:s/></text:span><text:span text:style-name="T5525">Teixeira</text:span><text:span text:style-name="T5526"><text:s/></text:span><text:span text:style-name="T5527">(Inep).<text:s/></text:span><text:span text:style-name="T5528">Esse</text:span><text:span text:style-name="T5529"><text:s/></text:span><text:span text:style-name="T5530">cadastro</text:span><text:span text:style-name="T5531"><text:s/></text:span><text:span text:style-name="T5532">contém</text:span><text:span text:style-name="T5533"><text:s/></text:span><text:span text:style-name="T5534">dados</text:span><text:span text:style-name="T5535"><text:s/></text:span><text:span text:style-name="T5536">referentes</text:span><text:span text:style-name="T5537"><text:s/></text:span><text:span text:style-name="T5538">a</text:span><text:span text:style-name="T5539"><text:s/></text:span><text:span text:style-name="T5540">todas</text:span><text:span text:style-name="T5541"><text:s/></text:span><text:span text:style-name="T5542">as</text:span><text:span text:style-name="T5543"><text:s/></text:span><text:span text:style-name="T5544">escolas</text:span><text:span text:style-name="T5545"><text:s/></text:span><text:span text:style-name="T5546">de</text:span><text:span text:style-name="T5547"><text:s/></text:span><text:span text:style-name="T5548">Educação</text:span><text:span text:style-name="T5549"><text:s/></text:span><text:span text:style-name="T5550">Básica</text:span><text:span text:style-name="T5551"><text:s/></text:span><text:span text:style-name="T5552">no</text:span><text:span text:style-name="T5553"><text:s/></text:span><text:span text:style-name="T5554">Brasil.</text:span><text:span text:style-name="T5555"><text:s/></text:span><text:span text:style-name="T5556">A</text:span><text:span text:style-name="T5557"><text:s/></text:span><text:span text:style-name="T5558">partir<text:s/></text:span><text:span text:style-name="T5559">do</text:span><text:span text:style-name="T5560"><text:s/></text:span><text:span text:style-name="T5561">cadastro</text:span><text:span text:style-name="T5562"><text:s/></text:span><text:span text:style-name="T5563">de</text:span><text:span text:style-name="T5564"><text:s/></text:span><text:span text:style-name="T5565">escolas</text:span><text:span text:style-name="T5566"><text:s/></text:span><text:span text:style-name="T5567">do</text:span><text:span text:style-name="T5568"><text:s/></text:span><text:span text:style-name="T5569">Inep</text:span><text:span text:style-name="T5570"><text:s/></text:span><text:span text:style-name="T5571">mais</text:span><text:span text:style-name="T5572"><text:s/></text:span><text:span text:style-name="T5573">recente</text:span><text:span text:style-name="T5574"><text:s/></text:span><text:span text:style-name="T5575">(divulgado</text:span><text:span text:style-name="T5576"><text:s/></text:span><text:span text:style-name="T5577">em</text:span><text:span text:style-name="T5578"><text:s/></text:span><text:span text:style-name="T5579">março</text:span><text:span text:style-name="T5580"><text:s/></text:span><text:span text:style-name="T5581">de</text:span><text:span text:style-name="T5582"><text:s/></text:span><text:span text:style-name="T5583">cada</text:span><text:span text:style-name="T5584"><text:s/></text:span><text:span text:style-name="T5585">ano),</text:span><text:span text:style-name="T5586"><text:s/></text:span><text:span text:style-name="T5587">são</text:span><text:span text:style-name="T5588"><text:s/></text:span><text:span text:style-name="T5589">separadas<text:s/></text:span><text:span text:style-name="T5590">as<text:s/></text:span><text:span text:style-name="T5591">escolas<text:s/></text:span><text:span text:style-name="T5592">que<text:s/></text:span><text:span text:style-name="T5593">satisfazem<text:s/></text:span><text:span text:style-name="T5594">a<text:s/></text:span><text:span text:style-name="T5595">todas<text:s/></text:span><text:span text:style-name="T5596">as<text:s/></text:span><text:span text:style-name="T5597">condições<text:s/></text:span><text:span text:style-name="T5598">de<text:s/></text:span><text:span text:style-name="T5599">elegibilidade<text:s/></text:span><text:span text:style-name="T5600">para<text:s/></text:span><text:span text:style-name="T5601">participar<text:s/></text:span><text:span text:style-name="T5602">da<text:s/></text:span><text:span text:style-name="T5603">população<text:s/></text:span><text:span text:style-name="T5604">da<text:s/></text:span><text:span text:style-name="T5605">pesquisa,<text:s/></text:span><text:span text:style-name="T5606">ou<text:s/></text:span><text:span text:style-name="T5607">seja, escolas<text:s/></text:span><text:span text:style-name="T5608">em<text:s/></text:span><text:span text:style-name="T5609">funcionamento, localizadas<text:s/></text:span><text:span text:style-name="T5610">em<text:s/></text:span><text:span text:style-name="T5611">área<text:s/></text:span><text:span text:style-name="T5612">rural<text:s/></text:span><text:span text:style-name="T5613">de<text:s/></text:span><text:span text:style-name="T5614">dependência<text:s/></text:span><text:span text:style-name="T5615">municipal,</text:span><text:span text:style-name="T5616"><text:s/></text:span><text:span text:style-name="T5617">estadual</text:span><text:span text:style-name="T5618"><text:s/></text:span><text:span text:style-name="T5619">ou</text:span><text:span text:style-name="T5620"><text:s/></text:span><text:span text:style-name="T5621">privada.</text:span><text:span text:style-name="T5622"><text:s/></text:span><text:span text:style-name="T5623">As</text:span><text:span text:style-name="T5624"><text:s/></text:span><text:span text:style-name="T5625">escolas</text:span><text:span text:style-name="T5626"><text:s/></text:span><text:span text:style-name="T5627">elegíveis</text:span><text:span text:style-name="T5628"><text:s/></text:span><text:span text:style-name="T5629">que</text:span><text:span text:style-name="T5630"><text:s/></text:span><text:span text:style-name="T5631">tenham</text:span><text:span text:style-name="T5632"><text:s/></text:span><text:span text:style-name="T5633">sido</text:span><text:span text:style-name="T5634"><text:s/></text:span><text:span text:style-name="T5635">criadas</text:span><text:span text:style-name="T5636"><text:s/></text:span><text:span text:style-name="T5637">durante</text:span><text:span text:style-name="T5638"><text:s/></text:span><text:span text:style-name="T5639">o</text:span><text:span text:style-name="T5640"><text:s/></text:span><text:span text:style-name="T5641">ano</text:span><text:span text:style-name="T5642"><text:s/></text:span><text:span text:style-name="T5643">em<text:s/></text:span><text:span text:style-name="T5644">que<text:s/></text:span><text:span text:style-name="T5645">se dá a<text:s/></text:span><text:span text:style-name="T5646">coleta<text:s/></text:span><text:span text:style-name="T5647">de<text:s/></text:span><text:span text:style-name="T5648">dados<text:s/></text:span><text:span text:style-name="T5649">não<text:s/></text:span><text:span text:style-name="T5650">fazem parte<text:s/></text:span><text:span text:style-name="T5651">da<text:s/></text:span><text:span text:style-name="T5652">população<text:s/></text:span><text:span text:style-name="T5653">de</text:span><text:span text:style-name="T5654"><text:s/></text:span><text:span text:style-name="T5655">pesquisa.</text:span></text:p>
      <text:p text:style-name="P5656"/>
      <text:p text:style-name="P5657"/>
      <text:p text:style-name="P5658"><text:span text:style-name="T5659">DIMENSIONAMENTO DA AMOSTRA</text:span></text:p>
      <text:p text:style-name="P5660"/>
      <text:p text:style-name="P5661"><text:span text:style-name="T5662">O tamanho da amostra da pesquisa TIC Educação, com a coleta de dados em escolas localizadas em áreas rurais, tem por objetivo proporcionar uma melhor leitura dos resultados diante da heterogeneidade das unidades de referência e análise. As características<text:s/></text:span><text:span text:style-name="T5663">de seleção resultam em um tamanho variável da amostra, descrito detalhadamente no Relatório de Coleta de Dados da pesquisa.</text:span></text:p>
      <text:p text:style-name="P5664"/>
      <text:p text:style-name="P5665"><text:span text:style-name="T5666"><draw:connector draw:type="line" svg:x1="0.98403in" svg:y1="0.24722in" svg:x2="2.3625in" svg:y2="0.24722in" draw:z-index="251817984" draw:id="id236" draw:style-name="a236" draw:name="Line 21" text:anchor-type="paragraph"><svg:title/><svg:desc/></draw:connector></text:span></text:p>
      <text:p text:style-name="P5667"><text:span text:style-name="T5668">3<text:s/></text:span><text:span text:style-name="T5669">As localidades são agrupamentos de municípios construídos para a pesquisa em escolas urbanas. Ver Construção das Localidades.</text:span></text:p>
      <text:p text:style-name="P5670"/>
      <text:p text:style-name="P5692"/>
      <text:p text:style-name="P5693"/>
      <text:p text:style-name="P5694"><text:span text:style-name="T5695"><draw:custom-shape svg:x="7.12708in" svg:y="0.03056in" svg:width="0.35417in" svg:height="3.9375in" draw:z-index="251821056" draw:id="id241" draw:style-name="a241" draw:name="Freeform 20" text:anchor-type="paragraph"><svg:title/><svg:desc/><draw:enhanced-geometry draw:type="non-primitive" svg:viewBox="0 0 510 5670" draw:enhanced-path="M 509 0 L 170 0 103 14 49 50 13 104 0 170 0 5499 13 5566 49 5620 103 5656 170 5669 509 5669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44 * ?f4 / 5670"/><draw:equation draw:name="f11" draw:formula="0 + 10433 - 10263"/><draw:equation draw:name="f12" draw:formula="?f11 * ?f5 / 510"/><draw:equation draw:name="f13" draw:formula="0 + 10366 - 10263"/><draw:equation draw:name="f14" draw:formula="?f13 * ?f5 / 510"/><draw:equation draw:name="f15" draw:formula="58 * ?f4 / 5670"/><draw:equation draw:name="f16" draw:formula="0 + 10312 - 10263"/><draw:equation draw:name="f17" draw:formula="?f16 * ?f5 / 510"/><draw:equation draw:name="f18" draw:formula="94 * ?f4 / 5670"/><draw:equation draw:name="f19" draw:formula="0 + 10276 - 10263"/><draw:equation draw:name="f20" draw:formula="?f19 * ?f5 / 510"/><draw:equation draw:name="f21" draw:formula="148 * ?f4 / 5670"/><draw:equation draw:name="f22" draw:formula="0 + 10263 - 10263"/><draw:equation draw:name="f23" draw:formula="?f22 * ?f5 / 510"/><draw:equation draw:name="f24" draw:formula="214 * ?f4 / 5670"/><draw:equation draw:name="f25" draw:formula="5543 * ?f4 / 5670"/><draw:equation draw:name="f26" draw:formula="5610 * ?f4 / 5670"/><draw:equation draw:name="f27" draw:formula="5664 * ?f4 / 5670"/><draw:equation draw:name="f28" draw:formula="5700 * ?f4 / 5670"/><draw:equation draw:name="f29" draw:formula="5713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5696"><draw:frame draw:z-index="251824128" draw:id="id242" draw:style-name="a242" draw:name="Text Box 19" text:anchor-type="paragraph" svg:x="7.18056in" svg:y="0.13056in" svg:width="0.12292in" svg:height="0.50764in" style:rel-width="scale" style:rel-height="scale"><draw:text-box><text:p text:style-name="P5697"><text:span text:style-name="T5698">PORTUGUÊS</text:span></text:p></draw:text-box><svg:title/><svg:desc/></draw:frame></text:span><text:span text:style-name="T5699">CRITÉRIOS PARA DESENHO DA AMOSTRA</text:span></text:p>
      <text:p text:style-name="P5700"/>
      <text:p text:style-name="P5701"><text:span text:style-name="T5702">A amostra da pesquisa é desenhada utilizando a técnica de amostragem estratificada, que visa melhorar a precisão das estimativas e garantir a inclusão de subpopulações de interesse. As variáveis de estratificação são região e uma variável indicadora de loc</text:span><text:span text:style-name="T5703">alidades presentes na amostra da pesquisa TIC Educação em escolas urbanas.</text:span></text:p>
      <text:p text:style-name="P5704"/>
      <text:p text:style-name="P5705"/>
      <text:p text:style-name="P5706"><text:span text:style-name="T5707">ALOCAÇÃO DA AMOSTRA</text:span></text:p>
      <text:p text:style-name="P5708"/>
      <text:p text:style-name="P5709"><text:span text:style-name="T5710">A estratégia geral de amostragem da pesquisa envolve a seleção de uma amostra de escolas segundo dois grupos: escolas rurais em localidades, conforme seleção realizada para a coleta de dados para a pesquisa TIC Educação em escolas urbanas, e escolas rurais</text:span><text:span text:style-name="T5711"><text:s/>que compõem o restante do universo de instituições da pesquisa, ou seja, aquelas que estão em localidades que não foram selecionadas para a pesquisa TIC Educação em escolas urbanas.</text:span></text:p>
      <text:p text:style-name="P5712"><text:span text:style-name="T5713">A amostra de escolas rurais é obtida por amostragem aleatória simples sem</text:span><text:span text:style-name="T5714"><text:s/>reposição em cada estrato. Dessa forma, dentro de cada estrato, as probabilidades de seleção são iguais. A tabela contendo a alocação da amostra de escolas rurais está disponível no Relatório de Coleta de Dados da pesquisa.</text:span></text:p>
      <text:p text:style-name="P5715"/>
      <text:p text:style-name="P5716"/>
      <text:p text:style-name="P5717"><text:span text:style-name="T5718">SELEÇÃO DA AMOSTRA</text:span></text:p>
      <text:p text:style-name="P5719"/>
      <text:p text:style-name="P5720"><text:span text:style-name="T5721">Dentro de</text:span><text:span text:style-name="T5722"><text:s/>cada estrato, as escolas rurais são selecionadas por amostragem aleatória simples. Dessa forma, a probabilidade de seleção de cada escola rural é dada por:</text:span></text:p>
      <text:p text:style-name="P5723"><text:span text:style-name="T5724">N</text:span><text:span text:style-name="T5725"><text:tab/></text:span><text:span text:style-name="T5726">é o<text:s/></text:span><text:span text:style-name="T5727">tamanho total<text:s/></text:span><text:span text:style-name="T5728">da</text:span><text:span text:style-name="T5729"><text:s/></text:span><text:span text:style-name="T5730">população;</text:span></text:p>
      <text:p text:style-name="P5731"><text:span text:style-name="T5732">N</text:span><text:span text:style-name="T5733">h<text:s/></text:span><text:span text:style-name="T5734">é o<text:s/></text:span><text:span text:style-name="T5735">tamanho<text:s/></text:span><text:span text:style-name="T5736">da<text:s/></text:span><text:span text:style-name="T5737">população<text:s/></text:span><text:span text:style-name="T5738">do<text:s/></text:span><text:span text:style-name="T5739">estrato</text:span><text:span text:style-name="T5740"><text:s/></text:span><text:span text:style-name="T5741">h</text:span><text:span text:style-name="T5742">;<text:s/></text:span><text:span text:style-name="T5743">n</text:span><text:span text:style-name="T5744"><text:tab/></text:span><text:span text:style-name="T5745">é o<text:s/></text:span><text:span text:style-name="T5746">tamanho<text:s/></text:span><text:span text:style-name="T5747">da<text:s/></text:span><text:span text:style-name="T5748">amostra;</text:span><text:span text:style-name="T5749"><text:s/></text:span><text:span text:style-name="T5750">e</text:span></text:p>
      <text:p text:style-name="P5751"><text:span text:style-name="T5752">n</text:span><text:span text:style-name="T5753">h<text:s/></text:span><text:span text:style-name="T5754">é o tamanho da amostra dentro de cada estrato<text:s/></text:span><text:span text:style-name="T5755">h</text:span><text:span text:style-name="T5756">. De tal forma, que:</text:span></text:p>
      <text:p text:style-name="P5757"/>
      <text:p text:style-name="P5758"><text:span text:style-name="T5759"><draw:connector draw:type="line" svg:x1="3.91736in" svg:y1="0.31875in" svg:x2="4.27153in" svg:y2="0.31875in" draw:z-index="249982976" draw:id="id243" draw:style-name="a243" draw:name="Line 18" text:anchor-type="paragraph"><svg:title/><svg:desc/></draw:connector></text:span><text:span text:style-name="T5760">n =<text:s/></text:span><text:span text:style-name="T5761">n<text:s/></text:span><text:span text:style-name="T5762">×<text:s/></text:span><text:span text:style-name="T5763">N</text:span><text:span text:style-name="T5764">h<text:s/></text:span><text:span text:style-name="T5765">.</text:span></text:p>
      <text:p text:style-name="P5766"><text:span text:style-name="T5767">h</text:span><text:span text:style-name="T5768"><text:tab/></text:span><text:span text:style-name="T5769">N</text:span></text:p>
      <text:p text:style-name="P5770"/>
      <text:p text:style-name="P5771"><text:span text:style-name="T5772">Logo, as probabilidades de inclusão das escolas<text:s/></text:span><text:span text:style-name="T5773">i<text:s/></text:span><text:span text:style-name="T5774">para cada estrato<text:s/></text:span><text:span text:style-name="T5775">h<text:s/></text:span><text:span text:style-name="T5776">são dadas por:</text:span></text:p>
      <text:section text:name="Sect71" text:style-name="S71">
        <text:p text:style-name="P5777"/>
        <text:p text:style-name="P5778"><text:span text:style-name="T5779">π</text:span><text:span text:style-name="T5780">ih</text:span></text:p>
        <text:p text:style-name="P5781"><text:span text:style-name="T5782">=</text:span><text:span text:style-name="T5783"><text:tab/></text:span><text:span text:style-name="T5784">n</text:span><text:span text:style-name="T5785">h</text:span><text:span text:style-name="T5786"><text:s/></text:span><text:span text:style-name="T5787">.</text:span></text:p>
        <text:h text:style-name="P5788" text:outline-level="3"><text:span text:style-name="T5789"><draw:connector draw:type="line" svg:x1="3.79931in" svg:y1="-0.05556in" svg:x2="4.15347in" svg:y2="-0.05556in" draw:z-index="249984000" draw:id="id244" draw:style-name="a244" draw:name="Line 17" text:anchor-type="paragraph"><svg:title/><svg:desc/></draw:connector></text:span><text:span text:style-name="T5790">N</text:span></text:h>
      </text:section>
      <text:section text:name="Sect72" text:style-name="S72">
        <text:p text:style-name="P5791"><text:span text:style-name="T5792">h</text:span></text:p>
      </text:section>
      <text:p text:style-name="P5793"/>
      <text:p text:style-name="P5815"/>
      <text:h text:style-name="P5816" text:outline-level="2"><text:span text:style-name="T5817">COLETA DE DADOS EM CAMPO</text:span></text:h>
      <text:p text:style-name="P5818"/>
      <text:p text:style-name="P5819"><text:span text:style-name="T5820">MÉTODO DE COLETA</text:span></text:p>
      <text:p text:style-name="P5821"/>
      <text:p text:style-name="P5822"><text:span text:style-name="T5823">As</text:span><text:span text:style-name="T5824"><text:s/></text:span><text:span text:style-name="T5825">escolas</text:span><text:span text:style-name="T5826"><text:s/></text:span><text:span text:style-name="T5827">são</text:span><text:span text:style-name="T5828"><text:s/></text:span><text:span text:style-name="T5829">contatadas</text:span><text:span text:style-name="T5830"><text:s/></text:span><text:span text:style-name="T5831">por</text:span><text:span text:style-name="T5832"><text:s/></text:span><text:span text:style-name="T5833">meio</text:span><text:span text:style-name="T5834"><text:s/></text:span><text:span text:style-name="T5835">da</text:span><text:span text:style-name="T5836"><text:s/></text:span><text:span text:style-name="T5837">técnica</text:span><text:span text:style-name="T5838"><text:s/></text:span><text:span text:style-name="T5839">de</text:span><text:span text:style-name="T5840"><text:s/></text:span><text:span text:style-name="T5841">Entrevista</text:span><text:span text:style-name="T5842"><text:s/></text:span><text:span text:style-name="T5843">Telefônica</text:span><text:span text:style-name="T5844"><text:s/></text:span><text:span text:style-name="T5845">Assistida</text:span><text:span text:style-name="T5846"><text:s/></text:span><text:span text:style-name="T5847">por</text:span><text:span text:style-name="T5848"><text:s/></text:span><text:span text:style-name="T5849">Computador<text:s/></text:span><text:span text:style-name="T5850">(do<text:s/></text:span><text:span text:style-name="T5851">inglês,<text:s/></text:span><text:span text:style-name="T5852">Computer-Assisted<text:s/></text:span><text:span text:style-name="T5853">Telephone<text:s/></text:span><text:span text:style-name="T5854">Interviewing<text:s/></text:span><text:span text:style-name="T5855">–</text:span><text:span text:style-name="T5856"><text:s/></text:span><text:span text:style-name="T5857">CATI).</text:span></text:p>
      <text:p text:style-name="P5858"><text:span text:style-name="T5859">Como parte<text:s/></text:span><text:span text:style-name="T5860">da<text:s/></text:span><text:span text:style-name="T5861">edição 2016<text:s/></text:span><text:span text:style-name="T5862">da<text:s/></text:span><text:span text:style-name="T5863">pesquisa<text:s/></text:span><text:span text:style-name="T5864">TIC<text:s/></text:span><text:span text:style-name="T5865">Educação,<text:s/></text:span><text:span text:style-name="T5866">foi<text:s/></text:span><text:span text:style-name="T5867">conduzido<text:s/></text:span><text:span text:style-name="T5868">um<text:s/></text:span><text:span text:style-name="T5869">estudo piloto<text:s/></text:span><text:span text:style-name="T5870">com<text:s/></text:span><text:span text:style-name="T5871">escolas</text:span><text:span text:style-name="T5872"><text:s/></text:span><text:span text:style-name="T5873">que,</text:span><text:span text:style-name="T5874"><text:s/></text:span><text:span text:style-name="T5875">segundo</text:span><text:span text:style-name="T5876"><text:s/></text:span><text:span text:style-name="T5877">o</text:span><text:span text:style-name="T5878"><text:s/></text:span><text:span text:style-name="T5879">Censo</text:span><text:span text:style-name="T5880"><text:s/></text:span><text:span text:style-name="T5881">Escolar,</text:span><text:span text:style-name="T5882"><text:s/></text:span><text:span text:style-name="T5883">estavam</text:span><text:span text:style-name="T5884"><text:s/></text:span><text:span text:style-name="T5885">localizadas</text:span><text:span text:style-name="T5886"><text:s/></text:span><text:span text:style-name="T5887">em</text:span><text:span text:style-name="T5888"><text:s/></text:span><text:span text:style-name="T5889">áreas</text:span><text:span text:style-name="T5890"><text:s/></text:span><text:span text:style-name="T5891">rurais</text:span><text:span text:style-name="T5892"><text:s/></text:span><text:span text:style-name="T5893">(</text:span><text:a xlink:href="http://CGI.br/" office:target-frame-name="_top" xlink:show="replace"><text:span text:style-name="T5894">CGI.br</text:span></text:a><text:span text:style-name="T5895">,</text:span><text:span text:style-name="T5896"><text:s/></text:span><text:span text:style-name="T5897">2017).</text:span><text:span text:style-name="T5898"><text:s/></text:span><text:span text:style-name="T5899">Por<text:s/></text:span><text:span text:style-name="T5900">meio</text:span><text:span text:style-name="T5901"><text:s/></text:span><text:span text:style-name="T5902">daquele</text:span><text:span text:style-name="T5903"><text:s/></text:span><text:span text:style-name="T5904">estudo,</text:span><text:span text:style-name="T5905"><text:s/></text:span><text:span text:style-name="T5906">foi</text:span><text:span text:style-name="T5907"><text:s/></text:span><text:span text:style-name="T5908">possível</text:span><text:span text:style-name="T5909"><text:s/></text:span><text:span text:style-name="T5910">observar</text:span><text:span text:style-name="T5911"><text:s/></text:span><text:span text:style-name="T5912">que</text:span><text:span text:style-name="T5913"><text:s/></text:span><text:span text:style-name="T5914">algumas</text:span><text:span text:style-name="T5915"><text:s/></text:span><text:span text:style-name="T5916">escolas</text:span><text:span text:style-name="T5917"><text:s/></text:span><text:span text:style-name="T5918">de</text:span><text:span text:style-name="T5919"><text:s/></text:span><text:span text:style-name="T5920">áreas</text:span><text:span text:style-name="T5921"><text:s/></text:span><text:span text:style-name="T5922">rurais</text:span><text:span text:style-name="T5923"><text:s/></text:span><text:span text:style-name="T5924">não</text:span><text:span text:style-name="T5925"><text:s/></text:span><text:span text:style-name="T5926">possuíam<text:s/></text:span><text:span text:style-name="T5927">telefone,</text:span><text:span text:style-name="T5928"><text:s/></text:span><text:span text:style-name="T5929">entre</text:span><text:span text:style-name="T5930"><text:s/></text:span><text:span text:style-name="T5931">outras</text:span><text:span text:style-name="T5932"><text:s/></text:span><text:span text:style-name="T5933">dificuldades</text:span><text:span text:style-name="T5934"><text:s/></text:span><text:span text:style-name="T5935">de</text:span><text:span text:style-name="T5936"><text:s/></text:span><text:span text:style-name="T5937">contato.</text:span><text:span text:style-name="T5938"><text:s/></text:span><text:span text:style-name="T5939">Desse</text:span><text:span text:style-name="T5940"><text:s/></text:span><text:span text:style-name="T5941">modo,</text:span><text:span text:style-name="T5942"><text:s/></text:span><text:span text:style-name="T5943">a</text:span><text:span text:style-name="T5944"><text:s/></text:span><text:span text:style-name="T5945">fim</text:span><text:span text:style-name="T5946"><text:s/></text:span><text:span text:style-name="T5947">de</text:span><text:span text:style-name="T5948"><text:s/></text:span><text:span text:style-name="T5949">obter</text:span><text:span text:style-name="T5950"><text:s/></text:span><text:span text:style-name="T5951">informações</text:span><text:span text:style-name="T5952"><text:s/></text:span><text:span text:style-name="T5953">sobre<text:s/></text:span><text:span text:style-name="T5954">escolas<text:s/></text:span><text:span text:style-name="T5955">com<text:s/></text:span><text:span text:style-name="T5956">tais características,<text:s/></text:span><text:span text:style-name="T5957">foram<text:s/></text:span><text:span text:style-name="T5958">selecionadas algumas instituições<text:s/></text:span><text:span text:style-name="T5959">para<text:s/></text:span><text:span text:style-name="T5960">a<text:s/></text:span><text:span text:style-name="T5961">realização<text:s/></text:span><text:span text:style-name="T5962">de<text:s/></text:span><text:span text:style-name="T5963">uma<text:s/></text:span><text:span text:style-name="T5964">abordagem presencial,<text:s/></text:span><text:span text:style-name="T5965">ou melhor,<text:s/></text:span><text:span text:style-name="T5966">pelo método<text:s/></text:span><text:span text:style-name="T5967">CAPI<text:s/></text:span><text:span text:style-name="T5968">(do<text:s/></text:span><text:span text:style-name="T5969">inglês,<text:s/></text:span><text:span text:style-name="T5970">Computer-Assisted Personal</text:span><text:span text:style-name="T5971"><text:s/></text:span><text:span text:style-name="T5972">Interviewing</text:span><text:span text:style-name="T5973">).</text:span></text:p>
      <text:p text:style-name="P5974"><text:span text:style-name="T5975">Devido ao alto custo da aplicação desse método em áreas rurais, as escolas selecionadas deveriam pertencer às mesmas localidades já selecionadas para a coleta de dados da pesquisa em es</text:span><text:span text:style-name="T5976">colas localizadas em áreas urbanas, que também é realizada presencialmente. Além disso, esse grupo de escolas deveria ser composto apenas por instituições as quais não foi possível fazer contato por outro meio, como o telefone.</text:span></text:p>
      <text:p text:style-name="P5977"><text:span text:style-name="T5978">Em cada escola pesquisada, b</text:span><text:span text:style-name="T5979">usca-se entrevistar o diretor ou o principal responsável, isto é, aquela pessoa que mais conheça a instituição como um todo.</text:span></text:p>
      <text:p text:style-name="P5980"/>
      <text:p text:style-name="P5981"/>
      <text:h text:style-name="P5982" text:outline-level="2"><text:span text:style-name="T5983">PROCESSAMENTO DOS DADOS</text:span></text:h>
      <text:p text:style-name="P5984"/>
      <text:p text:style-name="P5985"><text:span text:style-name="T5986">PROCEDIMENTOS DE PONDERAÇÃO</text:span></text:p>
      <text:p text:style-name="P5987"/>
      <text:p text:style-name="P5988"><text:span text:style-name="T5989">A ponderação da pesquisa parte das probabilidades de seleção das escolas ru</text:span><text:span text:style-name="T5990">rais, na qual são aplicadas correções de não resposta por estratos. Os pesos das escolas são calibrados para os totais conhecidos da população-alvo da pesquisa.</text:span></text:p>
      <text:p text:style-name="P5991"/>
      <text:p text:style-name="P5992"/>
      <text:p text:style-name="P5993"><text:span text:style-name="T5994">PESO DAS ESCOLAS</text:span></text:p>
      <text:p text:style-name="P5995"/>
      <text:p text:style-name="P5996"><text:span text:style-name="T5997">A cada escola da amostra é associado um peso amostral básico, obtido pela razão entre o tamanho da população e o tamanho da amostra no estrato final correspondente. O peso básico é calculado a partir do inverso da probabilidade de seleção de escolas em cad</text:span><text:span text:style-name="T5998">a estrato, expresso pela equação:</text:span></text:p>
      <text:section text:name="Sect74" text:style-name="S74">
        <text:p text:style-name="P5999"><text:span text:style-name="T6000"><draw:custom-shape svg:x="0in" svg:y="1.18056in" svg:width="0.35486in" svg:height="3.9375in" draw:z-index="251825152" draw:id="id249" draw:style-name="a249" draw:name="Freeform 16"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span text:style-name="T6001"><draw:frame draw:z-index="251827200" draw:id="id250" draw:style-name="a250" draw:name="Text Box 15" text:anchor-type="paragraph" svg:x="0.17153in" svg:y="1.28194in" svg:width="0.12292in" svg:height="0.50764in" style:rel-width="scale" style:rel-height="scale"><draw:text-box><text:p text:style-name="P6002"><text:span text:style-name="T6003">PORTUGUÊS</text:span></text:p></draw:text-box><svg:title/><svg:desc/></draw:frame></text:span></text:p>
        <text:p text:style-name="P6004"><text:span text:style-name="T6005">w</text:span><text:span text:style-name="T6006">ih</text:span></text:p>
        <text:p text:style-name="P6007"><text:span text:style-name="T6008">=<text:s/></text:span><text:span text:style-name="T6009">N</text:span><text:span text:style-name="T6010">h</text:span><text:span text:style-name="T6011"><text:s/></text:span><text:span text:style-name="T6012">,</text:span></text:p>
        <text:p text:style-name="P6013"><text:span text:style-name="T6014"><draw:connector draw:type="line" svg:x1="3.60208in" svg:y1="-0.025in" svg:x2="3.95694in" svg:y2="-0.025in" draw:z-index="249987072" draw:id="id251" draw:style-name="a251" draw:name="Line 14" text:anchor-type="paragraph"><svg:title/><svg:desc/></draw:connector></text:span><text:span text:style-name="T6015">n</text:span><text:span text:style-name="T6016">h</text:span></text:p>
      </text:section>
      <text:p text:style-name="P6017"/>
      <text:p text:style-name="P6039"/>
      <text:p text:style-name="P6040"><text:span text:style-name="T6041"><draw:custom-shape svg:x="7.12708in" svg:y="0.09236in" svg:width="0.35417in" svg:height="3.9375in" draw:z-index="251829248" draw:id="id256" draw:style-name="a256" draw:name="Freeform 13" text:anchor-type="paragraph"><svg:title/><svg:desc/><draw:enhanced-geometry draw:type="non-primitive" svg:viewBox="0 0 510 5670" draw:enhanced-path="M 509 0 L 170 0 103 13 49 49 13 104 0 170 0 5499 13 5565 49 5619 103 5656 170 5669 509 5669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133 * ?f4 / 5670"/><draw:equation draw:name="f11" draw:formula="0 + 10433 - 10263"/><draw:equation draw:name="f12" draw:formula="?f11 * ?f5 / 510"/><draw:equation draw:name="f13" draw:formula="0 + 10366 - 10263"/><draw:equation draw:name="f14" draw:formula="?f13 * ?f5 / 510"/><draw:equation draw:name="f15" draw:formula="146 * ?f4 / 5670"/><draw:equation draw:name="f16" draw:formula="0 + 10312 - 10263"/><draw:equation draw:name="f17" draw:formula="?f16 * ?f5 / 510"/><draw:equation draw:name="f18" draw:formula="182 * ?f4 / 5670"/><draw:equation draw:name="f19" draw:formula="0 + 10276 - 10263"/><draw:equation draw:name="f20" draw:formula="?f19 * ?f5 / 510"/><draw:equation draw:name="f21" draw:formula="237 * ?f4 / 5670"/><draw:equation draw:name="f22" draw:formula="0 + 10263 - 10263"/><draw:equation draw:name="f23" draw:formula="?f22 * ?f5 / 510"/><draw:equation draw:name="f24" draw:formula="303 * ?f4 / 5670"/><draw:equation draw:name="f25" draw:formula="5632 * ?f4 / 5670"/><draw:equation draw:name="f26" draw:formula="5698 * ?f4 / 5670"/><draw:equation draw:name="f27" draw:formula="5752 * ?f4 / 5670"/><draw:equation draw:name="f28" draw:formula="5789 * ?f4 / 5670"/><draw:equation draw:name="f29" draw:formula="5802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6042"><draw:frame draw:z-index="251830272" draw:id="id257" draw:style-name="a257" draw:name="Text Box 12" text:anchor-type="paragraph" svg:x="7.18056in" svg:y="0.19236in" svg:width="0.12292in" svg:height="0.50764in" style:rel-width="scale" style:rel-height="scale"><draw:text-box><text:p text:style-name="P6043"><text:span text:style-name="T6044">PORTUGUÊS</text:span></text:p></draw:text-box><svg:title/><svg:desc/></draw:frame></text:span><text:span text:style-name="T6045">onde:</text:span></text:p>
      <text:p text:style-name="P6046"><text:span text:style-name="T6047">w</text:span><text:span text:style-name="T6048">ih<text:s/></text:span><text:span text:style-name="T6049">é peso básico da escola<text:s/></text:span><text:span text:style-name="T6050">i<text:s/></text:span><text:span text:style-name="T6051">no estrato<text:s/></text:span><text:span text:style-name="T6052">h</text:span><text:span text:style-name="T6053">;</text:span></text:p>
      <text:p text:style-name="P6054"><text:span text:style-name="T6055">N</text:span><text:span text:style-name="T6056">h<text:s/></text:span><text:span text:style-name="T6057">é o tamanho da população do estrato<text:s/></text:span><text:span text:style-name="T6058">h</text:span><text:span text:style-name="T6059">; e</text:span></text:p>
      <text:p text:style-name="P6060"><text:span text:style-name="T6061">n</text:span><text:span text:style-name="T6062">h<text:s/></text:span><text:span text:style-name="T6063">é o tamanho da amostra dentro de cada estrato<text:s/></text:span><text:span text:style-name="T6064">h</text:span><text:span text:style-name="T6065">.</text:span></text:p>
      <text:p text:style-name="P6066"><text:span text:style-name="T6067">Para corrigir os casos nos quais não se obtém a resposta de todos os selecionados, é realizada uma correção de não resposta. Como cada estrato pode possuir um contingente diferente de escolas respondentes, é</text:span><text:span text:style-name="T6068"><text:s/>considerado o ajuste dentro de cada estrato através da fórmula:</text:span></text:p>
      <text:p text:style-name="P6069"/>
      <text:section text:name="Sect76" text:style-name="S76">
        <text:p text:style-name="P6070"/>
        <text:h text:style-name="P6071" text:outline-level="3"><text:span text:style-name="T6072">w* =<text:s/></text:span><text:span text:style-name="T6073">w</text:span></text:h>
        <text:p text:style-name="P6074"><text:span text:style-name="T6075">×</text:span><text:span text:style-name="T6076"><text:tab/></text:span><text:span text:style-name="T6077">N</text:span><text:span text:style-name="T6078">h</text:span><text:span text:style-name="T6079"><text:s/></text:span><text:span text:style-name="T6080">,</text:span></text:p>
        <text:p text:style-name="P6081"><text:span text:style-name="T6082"><draw:connector draw:type="line" svg:x1="0in" svg:y1="0.00347in" svg:x2="0.35417in" svg:y2="0.00347in" draw:id="id258" draw:style-name="a258" draw:name="Group 10"><svg:title/><svg:desc/></draw:connector></text:span></text:p>
      </text:section>
      <text:section text:name="Sect77" text:style-name="S77">
        <text:p text:style-name="P6083"><text:span text:style-name="T6084"><draw:frame draw:z-index="249992192" draw:id="id259" draw:style-name="a259" draw:name="Text Box 9" text:anchor-type="paragraph" svg:x="4.10556in" svg:y="-0.02431in" svg:width="0.08194in" svg:height="0.20833in" style:rel-width="scale" style:rel-height="scale"><draw:text-box><text:p text:style-name="P6085"><text:span text:style-name="T6086">n</text:span></text:p></draw:text-box><svg:title/><svg:desc/></draw:frame></text:span><text:span text:style-name="T6087">ih</text:span><text:span text:style-name="T6088"><text:tab/></text:span><text:span text:style-name="T6089">ih</text:span><text:span text:style-name="T6090"><text:tab/></text:span><text:span text:style-name="T6091"><text:tab/></text:span><text:span text:style-name="T6092">r<text:s/></text:span><text:span text:style-name="T6093">h</text:span></text:p>
        <text:p text:style-name="P6094"/>
        <text:p text:style-name="P6095"><text:span text:style-name="T6096">onde:</text:span></text:p>
        <text:p text:style-name="P6097"><text:span text:style-name="T6098">w</text:span><text:span text:style-name="T6099">*</text:span><text:span text:style-name="T6100">i</text:span><text:span text:style-name="T6101">h</text:span><text:span text:style-name="T6102"><text:s text:c="3"/></text:span><text:span text:style-name="T6103">é</text:span><text:span text:style-name="T6104"><text:s/></text:span><text:span text:style-name="T6105">o</text:span><text:span text:style-name="T6106"><text:s/></text:span><text:span text:style-name="T6107">pes</text:span><text:span text:style-name="T6108">o</text:span><text:span text:style-name="T6109"><text:s/></text:span><text:span text:style-name="T6110">co</text:span><text:span text:style-name="T6111">m</text:span><text:span text:style-name="T6112"><text:s/></text:span><text:span text:style-name="T6113">correçã</text:span><text:span text:style-name="T6114">o</text:span><text:span text:style-name="T6115"><text:s/></text:span><text:span text:style-name="T6116">d</text:span><text:span text:style-name="T6117">e</text:span><text:span text:style-name="T6118"><text:s/></text:span><text:span text:style-name="T6119">nã</text:span><text:span text:style-name="T6120">o</text:span><text:span text:style-name="T6121"><text:s/></text:span><text:span text:style-name="T6122">respost</text:span><text:span text:style-name="T6123">a</text:span><text:span text:style-name="T6124"><text:s/></text:span><text:span text:style-name="T6125">d</text:span><text:span text:style-name="T6126">a</text:span><text:span text:style-name="T6127"><text:s/></text:span><text:span text:style-name="T6128">escol</text:span><text:span text:style-name="T6129">a</text:span><text:span text:style-name="T6130"><text:s/></text:span><text:span text:style-name="T6131">i</text:span><text:span text:style-name="T6132"><text:s/></text:span><text:span text:style-name="T6133">n</text:span><text:span text:style-name="T6134">o</text:span><text:span text:style-name="T6135"><text:s/></text:span><text:span text:style-name="T6136">est</text:span><text:span text:style-name="T6137">r</text:span><text:span text:style-name="T6138">at</text:span><text:span text:style-name="T6139">o</text:span><text:span text:style-name="T6140"><text:s/></text:span><text:span text:style-name="T6141">d</text:span><text:span text:style-name="T6142">e</text:span><text:span text:style-name="T6143"><text:s/></text:span><text:span text:style-name="T6144">h</text:span><text:span text:style-name="T6145">;<text:s/></text:span><text:span text:style-name="T6146">w</text:span><text:span text:style-name="T6147">ih<text:s/></text:span><text:span text:style-name="T6148">é<text:s/></text:span><text:span text:style-name="T6149">peso básico<text:s/></text:span><text:span text:style-name="T6150">da<text:s/></text:span><text:span text:style-name="T6151">escola<text:s/></text:span><text:span text:style-name="T6152">i<text:s/></text:span><text:span text:style-name="T6153">no<text:s/></text:span><text:span text:style-name="T6154">estrato<text:s/></text:span><text:span text:style-name="T6155">h</text:span><text:span text:style-name="T6156">;</text:span></text:p>
        <text:p text:style-name="P6157"><text:span text:style-name="T6158"><draw:frame draw:z-index="251832320" draw:id="id260" draw:style-name="a260" draw:name="Text Box 8" text:anchor-type="paragraph" svg:x="1.18125in" svg:y="0.21458in" svg:width="0.08194in" svg:height="0.20833in" style:rel-width="scale" style:rel-height="scale"><draw:text-box><text:p text:style-name="P6159"><text:span text:style-name="T6160">n</text:span></text:p></draw:text-box><svg:title/><svg:desc/></draw:frame></text:span><text:span text:style-name="T6161">N</text:span><text:span text:style-name="T6162">h<text:s/></text:span><text:span text:style-name="T6163">é o tamanho da população do estrato<text:s/></text:span><text:span text:style-name="T6164">h</text:span><text:span text:style-name="T6165">; e</text:span></text:p>
        <text:p text:style-name="P6166"><text:span text:style-name="T6167"><draw:frame draw:z-index="249994240" draw:id="id261" draw:style-name="a261" draw:name="Text Box 7" text:anchor-type="paragraph" svg:x="1.27014in" svg:y="0.10625in" svg:width="0.04583in" svg:height="0.12153in" style:rel-width="scale" style:rel-height="scale"><draw:text-box><text:p text:style-name="P6168"><text:span text:style-name="T6169">h</text:span></text:p></draw:text-box><svg:title/><svg:desc/></draw:frame></text:span><text:span text:style-name="T6170">r<text:s/></text:span><text:span text:style-name="T6171">é o total de escolas respondentes no estrato<text:s/></text:span><text:span text:style-name="T6172">h</text:span><text:span text:style-name="T6173">.</text:span></text:p>
        <text:p text:style-name="P6174"/>
        <text:p text:style-name="P6175"/>
        <text:p text:style-name="P6176"><text:span text:style-name="T6177">CALIBRAÇÃO</text:span></text:p>
        <text:p text:style-name="P6178"/>
        <text:p text:style-name="P6179"><text:span text:style-name="T6180">Após a primeira correção básica de não resposta, é feita uma comparação entre as estimativas da proporção obtida pela amostra para dois indicadores presentes no Censo Escolar – escolas com computador e escolas com acesso à Internet – e as estimativas obtid</text:span><text:span text:style-name="T6181">as com o universo- alvo da pesquisa. Essa comparação tem por objetivo identificar possíveis vieses de resposta/ não resposta associados à capacidade de se contatar as escolas (devido à metodologia CATI amplamente utilizada na coleta de dados).</text:span></text:p>
        <text:p text:style-name="P6182"><text:span text:style-name="T6183">Dessa</text:span><text:span text:style-name="T6184"><text:s/></text:span><text:span text:style-name="T6185">forma,</text:span><text:span text:style-name="T6186"><text:s/></text:span><text:span text:style-name="T6187">caso</text:span><text:span text:style-name="T6188"><text:s/></text:span><text:span text:style-name="T6189">verificado</text:span><text:span text:style-name="T6190"><text:s/></text:span><text:span text:style-name="T6191">algum</text:span><text:span text:style-name="T6192"><text:s/></text:span><text:span text:style-name="T6193">viés</text:span><text:span text:style-name="T6194"><text:s/></text:span><text:span text:style-name="T6195">associado</text:span><text:span text:style-name="T6196"><text:s/></text:span><text:span text:style-name="T6197">a</text:span><text:span text:style-name="T6198"><text:s/></text:span><text:span text:style-name="T6199">não</text:span><text:span text:style-name="T6200"><text:s/></text:span><text:span text:style-name="T6201">resposta</text:span><text:span text:style-name="T6202"><text:s/></text:span><text:span text:style-name="T6203">diferencial,</text:span><text:span text:style-name="T6204"><text:s/></text:span><text:span text:style-name="T6205">os</text:span><text:span text:style-name="T6206"><text:s/></text:span><text:span text:style-name="T6207">pesos</text:span><text:span text:style-name="T6208"><text:s/></text:span><text:span text:style-name="T6209">corrigidos<text:s/></text:span><text:span text:style-name="T6210">para não<text:s/></text:span><text:span text:style-name="T6211">resposta<text:s/></text:span><text:span text:style-name="T6212">são<text:s/></text:span><text:span text:style-name="T6213">calibrados. Assim,<text:s/></text:span><text:span text:style-name="T6214">é<text:s/></text:span><text:span text:style-name="T6215">ajustado<text:s/></text:span><text:span text:style-name="T6216">um<text:s/></text:span><text:span text:style-name="T6217">modelo logístico<text:s/></text:span><text:span text:style-name="T6218">para<text:s/></text:span><text:span text:style-name="T6219">previsão<text:s/></text:span><text:span text:style-name="T6220">da<text:s/></text:span><text:span text:style-name="T6221">probabilidade<text:s/></text:span><text:span text:style-name="T6222">de<text:s/></text:span><text:span text:style-name="T6223">resposta<text:s/></text:span><text:span text:style-name="T6224">a<text:s/></text:span><text:span text:style-name="T6225">partir<text:s/></text:span><text:span text:style-name="T6226">de<text:s/></text:span><text:span text:style-name="T6227">variáveis<text:s/></text:span><text:span text:style-name="T6228">conhecidas<text:s/></text:span><text:span text:style-name="T6229">do<text:s/></text:span><text:span text:style-name="T6230">universo<text:s/></text:span><text:span text:style-name="T6231">de<text:s/></text:span><text:span text:style-name="T6232">pesquis</text:span><text:span text:style-name="T6233">a.<text:s/></text:span><text:span text:style-name="T6234">A<text:s/></text:span><text:span text:style-name="T6235">partir<text:s/></text:span><text:span text:style-name="T6236">das</text:span><text:span text:style-name="T6237"><text:s/></text:span><text:span text:style-name="T6238">variáveis</text:span><text:span text:style-name="T6239"><text:s/></text:span><text:span text:style-name="T6240">identificadas</text:span><text:span text:style-name="T6241"><text:s/></text:span><text:span text:style-name="T6242">como</text:span><text:span text:style-name="T6243"><text:s/></text:span><text:span text:style-name="T6244">significantes</text:span><text:span text:style-name="T6245"><text:s/></text:span><text:span text:style-name="T6246">no</text:span><text:span text:style-name="T6247"><text:s/></text:span><text:span text:style-name="T6248">modelo,</text:span><text:span text:style-name="T6249"><text:s/></text:span><text:span text:style-name="T6250">é</text:span><text:span text:style-name="T6251"><text:s/></text:span><text:span text:style-name="T6252">implementado</text:span><text:span text:style-name="T6253"><text:s/></text:span><text:span text:style-name="T6254">o</text:span><text:span text:style-name="T6255"><text:s/></text:span><text:span text:style-name="T6256">método</text:span><text:span text:style-name="T6257"><text:s/></text:span><text:span text:style-name="T6258">raking</text:span><text:span text:style-name="T6259">.</text:span></text:p>
        <text:p text:style-name="P6260"><text:span text:style-name="T6261">O</text:span><text:span text:style-name="T6262"><text:s/></text:span><text:span text:style-name="T6263">pes</text:span><text:span text:style-name="T6264">o</text:span><text:span text:style-name="T6265"><text:s/></text:span><text:span text:style-name="T6266">fina</text:span><text:span text:style-name="T6267">l</text:span><text:span text:style-name="T6268"><text:s/></text:span><text:span text:style-name="T6269">da</text:span><text:span text:style-name="T6270">s</text:span><text:span text:style-name="T6271"><text:s/></text:span><text:span text:style-name="T6272">escola</text:span><text:span text:style-name="T6273">s</text:span><text:span text:style-name="T6274"><text:s/></text:span><text:span text:style-name="T6275">é</text:span><text:span text:style-name="T6276"><text:s/></text:span><text:span text:style-name="T6277">denominad</text:span><text:span text:style-name="T6278">o</text:span><text:span text:style-name="T6279"><text:s/></text:span><text:span text:style-name="T6280">por</text:span><text:span text:style-name="T6281">:</text:span><text:span text:style-name="T6282"><text:s/></text:span><text:span text:style-name="T6283">w</text:span><text:span text:style-name="T6284">*</text:span><text:span text:style-name="T6285">i</text:span><text:span text:style-name="T6286"><text:s/></text:span><text:span text:style-name="T6287">h</text:span><text:span text:style-name="T6288">*</text:span><text:span text:style-name="T6289">.</text:span></text:p>
        <text:p text:style-name="P6290"/>
        <text:p text:style-name="P6291"><text:span text:style-name="T6292">ERROS AMOSTRAIS</text:span></text:p>
        <text:p text:style-name="P6293"/>
        <text:p text:style-name="P6294"><text:span text:style-name="T6295">Os cálculos das medidas ou estimativas dos erros amostrais dos indicadores da coleta de dados em escolas rurais levaram em consideração o plano amostral empregado na pesquisa. Foi utilizado o Método do Conglomerado Primário (do inglês,<text:s/></text:span><text:span text:style-name="T6296">Ultimate Cluster</text:span><text:span text:style-name="T6297">) pa</text:span><text:span text:style-name="T6298">ra estimação de variâncias para estimadores de totais em planos amostrais de múltiplos estágios. Proposto por Hansen, Hurwitz e Madow (1953), o método considera apenas a variação entre informações disponíveis no nível das unidades primárias de amostragem (</text:span><text:span text:style-name="T6299">UPA), tratando-as como se tivessem sido selecionadas do estrato com reposição da população.</text:span></text:p>
      </text:section>
      <text:soft-page-break/>
      <text:p text:style-name="P6300"><text:span text:style-name="T6322"><draw:custom-shape svg:x="0in" svg:y="1.18056in" svg:width="0.35486in" svg:height="3.9375in" draw:z-index="251835392" draw:id="id266" draw:style-name="a266" draw:name="Freeform 6" text:anchor-type="paragraph"><svg:title/><svg:desc/><draw:enhanced-geometry draw:type="non-primitive" svg:viewBox="0 0 511 5670" draw:enhanced-path="M 340 0 L 0 0 0 5670 340 5670 406 5656 460 5620 497 5566 510 5499 510 170 497 104 460 50 406 14 340 0 Z N" draw:text-areas="?f40 ?f42 ?f41 ?f43" draw:glue-points="?f24 ?f25 ?f26 ?f25 ?f26 ?f27 ?f24 ?f27 ?f28 ?f29 ?f30 ?f31 ?f32 ?f33 ?f34 ?f35 ?f34 ?f36 ?f32 ?f37 ?f30 ?f38 ?f28 ?f39 ?f24 ?f25"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1"/><draw:equation draw:name="f7" draw:formula="?f4 / 5670"/><draw:equation draw:name="f8" draw:formula="340 * ?f5 / 511"/><draw:equation draw:name="f9" draw:formula="1700 * ?f4 / 5670"/><draw:equation draw:name="f10" draw:formula="0 * ?f5 / 511"/><draw:equation draw:name="f11" draw:formula="7370 * ?f4 / 5670"/><draw:equation draw:name="f12" draw:formula="406 * ?f5 / 511"/><draw:equation draw:name="f13" draw:formula="7356 * ?f4 / 5670"/><draw:equation draw:name="f14" draw:formula="460 * ?f5 / 511"/><draw:equation draw:name="f15" draw:formula="7320 * ?f4 / 5670"/><draw:equation draw:name="f16" draw:formula="497 * ?f5 / 511"/><draw:equation draw:name="f17" draw:formula="7266 * ?f4 / 5670"/><draw:equation draw:name="f18" draw:formula="510 * ?f5 / 511"/><draw:equation draw:name="f19" draw:formula="7199 * ?f4 / 5670"/><draw:equation draw:name="f20" draw:formula="1870 * ?f4 / 5670"/><draw:equation draw:name="f21" draw:formula="1804 * ?f4 / 5670"/><draw:equation draw:name="f22" draw:formula="1750 * ?f4 / 5670"/><draw:equation draw:name="f23" draw:formula="1714 * ?f4 / 5670"/><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7"/><draw:equation draw:name="f36" draw:formula="?f20 / ?f7"/><draw:equation draw:name="f37" draw:formula="?f21 / ?f7"/><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text:span><text:span text:style-name="T6323"><draw:frame draw:z-index="251836416" draw:id="id267" draw:style-name="a267" draw:name="Text Box 5" text:anchor-type="paragraph" svg:x="0.17153in" svg:y="1.28194in" svg:width="0.12292in" svg:height="0.50764in" style:rel-width="scale" style:rel-height="scale"><draw:text-box><text:p text:style-name="P6324"><text:span text:style-name="T6325">PORTUGUÊS</text:span></text:p></draw:text-box><svg:title/><svg:desc/></draw:frame></text:span></text:p>
      <text:p text:style-name="P6326"/>
      <text:p text:style-name="P6327"/>
      <text:p text:style-name="P6328"><text:span text:style-name="T6329">Com base nesse conceito, pode-se considerar a estratificação e a seleção com probabilidades desiguais para as UPA. As premissas para permitir a aplicação desse método são: que haja estimadores não viciados dos totais da variável de interesse para cada um d</text:span><text:span text:style-name="T6330">os conglomerados primários selecionados; e que pelo menos dois deles sejam selecionados em cada estrato (se a amostra for estratificada no primeiro estágio). Esse método fornece a base para vários pacotes estatísticos especializados em cálculo de variância</text:span><text:span text:style-name="T6331">s considerando o plano amostral.</text:span></text:p>
      <text:p text:style-name="P6332"><text:span text:style-name="T6333">A partir das variâncias estimadas, optou-se por divulgar os erros amostrais expressos pela margem de erro. Para a divulgação, as margens de erros foram calculadas para um nível de confiança de 95%. Assim, se a pesquisa foss</text:span><text:span text:style-name="T6334">e repetida, em 19 de cada 20 vezes o intervalo conteria o verdadeiro valor populacional. Outras medidas derivadas dessa estimativa de variabilidade são comumente apresentadas, tais como: erro padrão, coeficiente de variação ou intervalo de confiança.</text:span></text:p>
      <text:p text:style-name="P6335"><text:span text:style-name="T6336">O cálculo da margem de erro considera o produto do erro padrão (raiz quadrada da variância) pelo valor 1,96 (valor da distribuição normal que corresponde ao nível de significância escolhido de 95%). Esses cálculos foram feitos para cada variável de cada um</text:span><text:span text:style-name="T6337">a das tabelas, o que assegura que todas as tabelas de indicadores possuem margens de erros relacionadas a cada estimativa apresentada em cada célula da tabela.</text:span></text:p>
      <text:p text:style-name="P6338"/>
      <text:p text:style-name="P6339"/>
      <text:h text:style-name="P6340" text:outline-level="2"><text:span text:style-name="T6341">DISSEMINAÇÃO DOS DADOS</text:span></text:h>
      <text:p text:style-name="P6342"/>
      <text:p text:style-name="P6343"><text:span text:style-name="T6344">Os</text:span><text:span text:style-name="T6345"><text:s/></text:span><text:span text:style-name="T6346">resultados</text:span><text:span text:style-name="T6347"><text:s/></text:span><text:span text:style-name="T6348">da</text:span><text:span text:style-name="T6349"><text:s/></text:span><text:span text:style-name="T6350">TIC</text:span><text:span text:style-name="T6351"><text:s/></text:span><text:span text:style-name="T6352">Educação</text:span><text:span text:style-name="T6353"><text:s/></text:span><text:span text:style-name="T6354">são</text:span><text:span text:style-name="T6355"><text:s/></text:span><text:span text:style-name="T6356">apresentados</text:span><text:span text:style-name="T6357"><text:s/></text:span><text:span text:style-name="T6358">de</text:span><text:span text:style-name="T6359"><text:s/></text:span><text:span text:style-name="T6360">acordo</text:span><text:span text:style-name="T6361"><text:s/></text:span><text:span text:style-name="T6362">com</text:span><text:span text:style-name="T6363"><text:s/></text:span><text:span text:style-name="T6364">as</text:span><text:span text:style-name="T6365"><text:s/></text:span><text:span text:style-name="T6366">variáv</text:span><text:span text:style-name="T6367">eis</text:span><text:span text:style-name="T6368"><text:s/></text:span><text:span text:style-name="T6369">descritas</text:span><text:span text:style-name="T6370"><text:s/></text:span><text:span text:style-name="T6371">no</text:span><text:span text:style-name="T6372"><text:s/></text:span><text:span text:style-name="T6373">item<text:s/></text:span><text:span text:style-name="T6374">Domínios</text:span><text:span text:style-name="T6375"><text:s/></text:span><text:span text:style-name="T6376">de</text:span><text:span text:style-name="T6377"><text:s/></text:span><text:span text:style-name="T6378">interesse</text:span><text:span text:style-name="T6379"><text:s/></text:span><text:span text:style-name="T6380">para</text:span><text:span text:style-name="T6381"><text:s/></text:span><text:span text:style-name="T6382">análise</text:span><text:span text:style-name="T6383"><text:s/></text:span><text:span text:style-name="T6384">e</text:span><text:span text:style-name="T6385"><text:s/></text:span><text:span text:style-name="T6386">divulgação.</text:span><text:span text:style-name="T6387"><text:s/></text:span><text:span text:style-name="T6388">Arredondamentos</text:span><text:span text:style-name="T6389"><text:s/></text:span><text:span text:style-name="T6390">fazem</text:span><text:span text:style-name="T6391"><text:s/></text:span><text:span text:style-name="T6392">com</text:span><text:span text:style-name="T6393"><text:s/></text:span><text:span text:style-name="T6394">que,</text:span><text:span text:style-name="T6395"><text:s/></text:span><text:span text:style-name="T6396">em</text:span><text:span text:style-name="T6397"><text:s/></text:span><text:span text:style-name="T6398">alguns<text:s/></text:span><text:span text:style-name="T6399">resultados,<text:s/></text:span><text:span text:style-name="T6400">a<text:s/></text:span><text:span text:style-name="T6401">soma<text:s/></text:span><text:span text:style-name="T6402">das<text:s/></text:span><text:span text:style-name="T6403">categorias parciais difira<text:s/></text:span><text:span text:style-name="T6404">de<text:s/></text:span><text:span text:style-name="T6405">100%<text:s/></text:span><text:span text:style-name="T6406">em<text:s/></text:span><text:span text:style-name="T6407">questões<text:s/></text:span><text:span text:style-name="T6408">de<text:s/></text:span><text:span text:style-name="T6409">resposta<text:s/></text:span><text:span text:style-name="T6410">única. <text:s text:c="2"/></text:span><text:span text:style-name="T6411">O<text:s/></text:span><text:span text:style-name="T6412">somatório<text:s/></text:span><text:span text:style-name="T6413">de<text:s/></text:span><text:span text:style-name="T6414">frequências<text:s/></text:span><text:span text:style-name="T6415">em<text:s/></text:span><text:span text:style-name="T6416">questões<text:s/></text:span><text:span text:style-name="T6417">de<text:s/></text:span><text:span text:style-name="T6418">respostas múltiplas usualmente<text:s/></text:span><text:span text:style-name="T6419">é<text:s/></text:span><text:span text:style-name="T6420">diferente<text:s/></text:span><text:span text:style-name="T6421">de<text:s/></text:span><text:span text:style-name="T6422">100%.</text:span><text:span text:style-name="T6423"><text:s/></text:span><text:span text:style-name="T6424">Vale</text:span><text:span text:style-name="T6425"><text:s/></text:span><text:span text:style-name="T6426">ressaltar</text:span><text:span text:style-name="T6427"><text:s/></text:span><text:span text:style-name="T6428">que,</text:span><text:span text:style-name="T6429"><text:s/></text:span><text:span text:style-name="T6430">nas</text:span><text:span text:style-name="T6431"><text:s/></text:span><text:span text:style-name="T6432">tabelas</text:span><text:span text:style-name="T6433"><text:s/></text:span><text:span text:style-name="T6434">de</text:span><text:span text:style-name="T6435"><text:s/></text:span><text:span text:style-name="T6436">resultados,</text:span><text:span text:style-name="T6437"><text:s/></text:span><text:span text:style-name="T6438">o</text:span><text:span text:style-name="T6439"><text:s/></text:span><text:span text:style-name="T6440">hífen</text:span><text:span text:style-name="T6441"><text:s/></text:span><text:span text:style-name="T6442">(</text:span><text:span text:style-name="T6443"><text:s/></text:span><text:span text:style-name="T6444">–</text:span><text:span text:style-name="T6445"><text:s/></text:span><text:span text:style-name="T6446">)</text:span><text:span text:style-name="T6447"><text:s/></text:span><text:span text:style-name="T6448">é</text:span><text:span text:style-name="T6449"><text:s/></text:span><text:span text:style-name="T6450">utilizado</text:span><text:span text:style-name="T6451"><text:s/></text:span><text:span text:style-name="T6452">para</text:span><text:span text:style-name="T6453"><text:s/></text:span><text:span text:style-name="T6454">representar</text:span><text:span text:style-name="T6455"><text:s/></text:span><text:span text:style-name="T6456">a<text:s/></text:span><text:span text:style-name="T6457">não</text:span><text:span text:style-name="T6458"><text:s/></text:span><text:span text:style-name="T6459">resposta</text:span><text:span text:style-name="T6460"><text:s/></text:span><text:span text:style-name="T6461">ao</text:span><text:span text:style-name="T6462"><text:s/></text:span><text:span text:style-name="T6463">item.</text:span><text:span text:style-name="T6464"><text:s/></text:span><text:span text:style-name="T6465">Por</text:span><text:span text:style-name="T6466"><text:s/></text:span><text:span text:style-name="T6467">outro</text:span><text:span text:style-name="T6468"><text:s/></text:span><text:span text:style-name="T6469">lado,</text:span><text:span text:style-name="T6470"><text:s/></text:span><text:span text:style-name="T6471">como</text:span><text:span text:style-name="T6472"><text:s/></text:span><text:span text:style-name="T6473">os</text:span><text:span text:style-name="T6474"><text:s/></text:span><text:span text:style-name="T6475">resultados</text:span><text:span text:style-name="T6476"><text:s/></text:span><text:span text:style-name="T6477">são</text:span><text:span text:style-name="T6478"><text:s/></text:span><text:span text:style-name="T6479">apresentados</text:span><text:span text:style-name="T6480"><text:s/></text:span><text:span text:style-name="T6481">sem</text:span><text:span text:style-name="T6482"><text:s/></text:span><text:span text:style-name="T6483">casa</text:span><text:span text:style-name="T6484"><text:s/></text:span><text:span text:style-name="T6485">decimal,<text:s/></text:span><text:span text:style-name="T6486">as<text:s/></text:span><text:span text:style-name="T6487">células<text:s/></text:span><text:span text:style-name="T6488">com valor<text:s/></text:span><text:span text:style-name="T6489">zero significam<text:s/></text:span><text:span text:style-name="T6490">que houve<text:s/></text:span><text:span text:style-name="T6491">resposta<text:s/></text:span><text:span text:style-name="T6492">ao<text:s/></text:span><text:span text:style-name="T6493">item,<text:s/></text:span><text:span text:style-name="T6494">mas ele<text:s/></text:span><text:span text:style-name="T6495">é<text:s/></text:span><text:span text:style-name="T6496">explicitamente<text:s/></text:span><text:span text:style-name="T6497">maior<text:s/></text:span><text:span text:style-name="T6498">do<text:s/></text:span><text:span text:style-name="T6499">que<text:s/></text:span><text:span text:style-name="T6500">zero<text:s/></text:span><text:span text:style-name="T6501">e<text:s/></text:span><text:span text:style-name="T6502">menor<text:s/></text:span><text:span text:style-name="T6503">do<text:s/></text:span><text:span text:style-name="T6504">que</text:span><text:span text:style-name="T6505"><text:s/>um.</text:span></text:p>
      <text:p text:style-name="P6506"><text:span text:style-name="T6507">Nesta publicação, estão apresentadas as tabelas de alguns indicadores selecionados para cada unidade de análise. As tabelas de totais e marg</text:span><text:span text:style-name="T6508">ens de erros calculadas para cada indicador estão apenas disponíveis para<text:s/></text:span><text:span text:style-name="T6509">download<text:s/></text:span><text:span text:style-name="T6510">no<text:s/></text:span><text:span text:style-name="T6511">website<text:s/></text:span><text:span text:style-name="T6512">do Cetic.br.</text:span><text:span text:style-name="T6513">4</text:span></text:p>
      <text:p text:style-name="P6514"/>
      <text:p text:style-name="P6515"/>
      <text:p text:style-name="P6516"/>
      <text:p text:style-name="P6517"/>
      <text:p text:style-name="P6518"/>
      <text:p text:style-name="P6519"/>
      <text:p text:style-name="P6520"/>
      <text:p text:style-name="P6521"/>
      <text:p text:style-name="P6522"/>
      <text:p text:style-name="P6523"/>
      <text:p text:style-name="P6524"/>
      <text:p text:style-name="P6525"><text:span text:style-name="T6526"><draw:connector draw:type="line" svg:x1="0.98403in" svg:y1="0.15347in" svg:x2="2.3625in" svg:y2="0.15347in" draw:z-index="251834368" draw:id="id268" draw:style-name="a268" draw:name="Line 4" text:anchor-type="paragraph"><svg:title/><svg:desc/></draw:connector></text:span></text:p>
      <text:p text:style-name="P6527"><text:span text:style-name="T6528">4<text:s/></text:span><text:span text:style-name="T6529">Mais informações no<text:s/></text:span><text:span text:style-name="T6530">website<text:s/></text:span><text:span text:style-name="T6531">do<text:s/></text:span><text:a xlink:href="http://Cetic.br/" office:target-frame-name="_top" xlink:show="replace"><text:span text:style-name="T6532">Cetic.br</text:span></text:a><text:span text:style-name="T6533">. Recuperado em 20 julho, 2017, de<text:s/></text:span><text:a xlink:href="http://data.cetic.br/cetic/" office:target-frame-name="_top" xlink:show="replace"><text:span text:style-name="T6534">http://data.cetic.br/cetic/</text:span></text:a></text:p>
      <text:p text:style-name="P6535"/>
      <text:p text:style-name="P6557"/>
      <text:p text:style-name="P6558"/>
      <text:h text:style-name="P6559" text:outline-level="2"><text:span text:style-name="T6560"><draw:custom-shape svg:x="7.12708in" svg:y="0.03819in" svg:width="0.35417in" svg:height="3.9375in" draw:z-index="251837440" draw:id="id273" draw:style-name="a273" draw:name="Freeform 3" text:anchor-type="paragraph"><svg:title/><svg:desc/><draw:enhanced-geometry draw:type="non-primitive" svg:viewBox="0 0 510 5670" draw:enhanced-path="M 509 0 L 170 0 103 13 49 50 13 104 0 170 0 5499 13 5565 49 5619 103 5656 170 5669 509 5669 509 0 Z N" draw:text-areas="?f46 ?f48 ?f47 ?f49" draw:glue-points="?f30 ?f31 ?f32 ?f31 ?f33 ?f34 ?f35 ?f36 ?f37 ?f38 ?f39 ?f40 ?f39 ?f41 ?f37 ?f42 ?f35 ?f43 ?f33 ?f44 ?f32 ?f45 ?f30 ?f45 ?f30 ?f31" draw:glue-point-leaving-directions="-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670"/><draw:equation draw:name="f8" draw:formula="0 + 10772 - 10263"/><draw:equation draw:name="f9" draw:formula="?f8 * ?f5 / 510"/><draw:equation draw:name="f10" draw:formula="55 * ?f4 / 5670"/><draw:equation draw:name="f11" draw:formula="0 + 10433 - 10263"/><draw:equation draw:name="f12" draw:formula="?f11 * ?f5 / 510"/><draw:equation draw:name="f13" draw:formula="0 + 10366 - 10263"/><draw:equation draw:name="f14" draw:formula="?f13 * ?f5 / 510"/><draw:equation draw:name="f15" draw:formula="68 * ?f4 / 5670"/><draw:equation draw:name="f16" draw:formula="0 + 10312 - 10263"/><draw:equation draw:name="f17" draw:formula="?f16 * ?f5 / 510"/><draw:equation draw:name="f18" draw:formula="105 * ?f4 / 5670"/><draw:equation draw:name="f19" draw:formula="0 + 10276 - 10263"/><draw:equation draw:name="f20" draw:formula="?f19 * ?f5 / 510"/><draw:equation draw:name="f21" draw:formula="159 * ?f4 / 5670"/><draw:equation draw:name="f22" draw:formula="0 + 10263 - 10263"/><draw:equation draw:name="f23" draw:formula="?f22 * ?f5 / 510"/><draw:equation draw:name="f24" draw:formula="225 * ?f4 / 5670"/><draw:equation draw:name="f25" draw:formula="5554 * ?f4 / 5670"/><draw:equation draw:name="f26" draw:formula="5620 * ?f4 / 5670"/><draw:equation draw:name="f27" draw:formula="5674 * ?f4 / 5670"/><draw:equation draw:name="f28" draw:formula="5711 * ?f4 / 5670"/><draw:equation draw:name="f29" draw:formula="5724 * ?f4 / 5670"/><draw:equation draw:name="f30" draw:formula="?f9 / ?f6"/><draw:equation draw:name="f31" draw:formula="?f10 / ?f7"/><draw:equation draw:name="f32" draw:formula="?f12 / ?f6"/><draw:equation draw:name="f33" draw:formula="?f14 / ?f6"/><draw:equation draw:name="f34" draw:formula="?f15 / ?f7"/><draw:equation draw:name="f35" draw:formula="?f17 / ?f6"/><draw:equation draw:name="f36" draw:formula="?f18 / ?f7"/><draw:equation draw:name="f37" draw:formula="?f20 / ?f6"/><draw:equation draw:name="f38" draw:formula="?f21 / ?f7"/><draw:equation draw:name="f39" draw:formula="?f23 / ?f6"/><draw:equation draw:name="f40" draw:formula="?f24 / ?f7"/><draw:equation draw:name="f41" draw:formula="?f25 / ?f7"/><draw:equation draw:name="f42" draw:formula="?f26 / ?f7"/><draw:equation draw:name="f43" draw:formula="?f27 / ?f7"/><draw:equation draw:name="f44" draw:formula="?f28 / ?f7"/><draw:equation draw:name="f45" draw:formula="?f29 / ?f7"/><draw:equation draw:name="f46" draw:formula="0 / ?f6"/><draw:equation draw:name="f47" draw:formula="?f1 / ?f6"/><draw:equation draw:name="f48" draw:formula="0 / ?f7"/><draw:equation draw:name="f49" draw:formula="?f3 / ?f7"/></draw:enhanced-geometry></draw:custom-shape></text:span><text:span text:style-name="T6561"><draw:frame draw:z-index="251838464" draw:id="id274" draw:style-name="a274" draw:name="Text Box 2" text:anchor-type="paragraph" svg:x="7.18056in" svg:y="0.13819in" svg:width="0.12292in" svg:height="0.50764in" style:rel-width="scale" style:rel-height="scale"><draw:text-box><text:p text:style-name="P6562"><text:span text:style-name="T6563">PORTUGUÊS</text:span></text:p></draw:text-box><svg:title/><svg:desc/></draw:frame></text:span><text:span text:style-name="T6564">REFERÊNCIAS</text:span></text:h>
      <text:p text:style-name="P6565"/>
      <text:p text:style-name="P6566"><text:span text:style-name="T6567">Assunção, R., Lage, J., &amp; Reis, E. (2002). Análise de conglomerados espaciais via árvore geradora mínima.</text:span></text:p>
      <text:p text:style-name="P6568"><text:span text:style-name="T6569">Revista Brasileira de Estatística</text:span><text:span text:style-name="T6570">,<text:s/></text:span><text:span text:style-name="T6571">62</text:span><text:span text:style-name="T6572">(220), 1-23.</text:span></text:p>
      <text:p text:style-name="P6573"/>
      <text:p text:style-name="P6574"><text:span text:style-name="T6575">Bolfarine, H., &amp; Bussab, W. O. (2005).<text:s/></text:span><text:span text:style-name="T6576">Elementos de amostragem.<text:s/></text:span><text:span text:style-name="T6577">São Paulo: Blucher.<text:s/></text:span><text:span text:style-name="T6578">Cochran, W. G. (1977).<text:s/></text:span><text:span text:style-name="T6579">Sampling techniques<text:s/></text:span><text:span text:style-name="T6580">(3</text:span><text:span text:style-name="T6581">a<text:s/></text:span><text:span text:style-name="T6582">ed.). Nova Iorque: John Wiley &amp; Sons.</text:span></text:p>
      <text:p text:style-name="P6583"><text:span text:style-name="T6584">Comitê Gestor da Internet no Brasil –<text:s/></text:span><text:a xlink:href="http://CGI.br/" office:target-frame-name="_top" xlink:show="replace"><text:span text:style-name="T6585">CGI.br<text:s/></text:span></text:a><text:span text:style-name="T6586">(2017).<text:s/></text:span><text:span text:style-name="T6587">Pesquisa sobre o uso das tecnologias de informação e comunicação nas escolas brasileiras: TIC Educação 2016</text:span><text:span text:style-name="T6588">.<text:s/></text:span><text:span text:style-name="T6589">São Paulo:<text:s/></text:span><text:a xlink:href="http://CGI.br/" office:target-frame-name="_top" xlink:show="replace"><text:span text:style-name="T6590">CGI.br</text:span></text:a><text:span text:style-name="T6591">.</text:span></text:p>
      <text:p text:style-name="P6592"/>
      <text:p text:style-name="P6593"><text:span text:style-name="T6594">Hansen</text:span><text:span text:style-name="T6595">, M. H., Hurwitx, W. N., &amp; Madow, W. G. (1953).<text:s/></text:span><text:span text:style-name="T6596">Sample survey methods and theory.<text:s/></text:span><text:span text:style-name="T6597">Nova Iorque: Wiley.</text:span></text:p>
      <text:p text:style-name="P6598"/>
      <text:p text:style-name="P6599"><text:span text:style-name="T6600">International Association for the Evaluation of Educational Achievement – IEA (2009).<text:s/></text:span><text:span text:style-name="T6601">Sites 2006 Technical Report.<text:s/></text:span><text:span text:style-name="T6602">Recuperado em 20 março, 2013, de<text:s/></text:span><text:a xlink:href="http://www.iea.nl/fileadmin/user_upload/Publications/" office:target-frame-name="_top" xlink:show="replace"><text:span text:style-name="T6603">http://www.iea.nl/fileadmin/user_upload/Publications/</text:span></text:a><text:span text:style-name="T6604"><text:s/>Electronic_versions/SITES_2006_Technical_Report.pdf</text:span></text:p>
      <text:p text:style-name="P6605"/>
      <text:p text:style-name="P6606"><text:span text:style-name="T6607">International Association for the Evaluation of Educational Achievement – IEA (2009).<text:s/></text:span><text:span text:style-name="T6608">Sites 2006 User Guide for the International Database.<text:s/></text:span><text:span text:style-name="T6609">Recuperado em 20 março, 2013, de<text:s/></text:span><text:a xlink:href="http://pub.iea.nl/fileadmin/user_upload/Publications/Electronic_versions/SITES_2006_IDB_User_Guide.pdf" office:target-frame-name="_top" xlink:show="replace"><text:span text:style-name="T6610">http://pub.iea.nl/fileadmin/user_</text:span></text:a><text:span text:style-name="T6611"><text:s/>upload/Publications/Electronic_versions/SITES_2006_IDB_User_Guide.pdf</text:span></text:p>
      <text:p text:style-name="P6612"/>
      <text:p text:style-name="P6613"><text:span text:style-name="T6614">Lumley, T. (2010).<text:s/></text:span><text:span text:style-name="T6615">Complex surveys: a guide to analysis using R.<text:s/></text:span><text:span text:style-name="T6616">Nova Jersey: John Wiley &amp; Sons.</text:span></text:p>
      <text:p text:style-name="P6617"/>
      <text:p text:style-name="P6618"><text:span text:style-name="T6619">Ministério<text:s/></text:span><text:span text:style-name="T6620">da<text:s/></text:span><text:span text:style-name="T6621">Educação<text:s/></text:span><text:span text:style-name="T6622">–<text:s/></text:span><text:span text:style-name="T6623">MEC<text:s/></text:span><text:span text:style-name="T6624">&amp;<text:s/></text:span><text:span text:style-name="T6625">Instituto Nacional<text:s/></text:span><text:span text:style-name="T6626">de<text:s/></text:span><text:span text:style-name="T6627">Estudos<text:s/></text:span><text:span text:style-name="T6628">e<text:s/></text:span><text:span text:style-name="T6629">Pesquisas<text:s/></text:span><text:span text:style-name="T6630">Educacionais Anísio<text:s/></text:span><text:span text:style-name="T6631">Teixeira –<text:s/></text:span><text:span text:style-name="T6632">Inep (2011).<text:s/></text:span><text:span text:style-name="T6633">Plano<text:s/></text:span><text:span text:style-name="T6634">de<text:s/></text:span><text:span text:style-name="T6635">Desenvolvimento<text:s/></text:span><text:span text:style-name="T6636">da<text:s/></text:span><text:span text:style-name="T6637">Educação<text:s/></text:span><text:span text:style-name="T6638">e<text:s/></text:span><text:span text:style-name="T6639">Sistema Nacional<text:s/></text:span><text:span text:style-name="T6640">de<text:s/></text:span><text:span text:style-name="T6641">Avaliação<text:s/></text:span><text:span text:style-name="T6642">da<text:s/></text:span><text:span text:style-name="T6643">Educação <text:s/></text:span><text:span text:style-name="T6644">Básica<text:s/></text:span><text:span text:style-name="T6645">2011.<text:s/></text:span><text:span text:style-name="T6646">Recuperado<text:s/></text:span><text:span text:style-name="T6647">em 25<text:s/></text:span><text:span text:style-name="T6648">julho, 2012,<text:s/></text:span><text:span text:style-name="T6649">de</text:span><text:span text:style-name="T6650"><text:s/></text:span><text:a xlink:href="http://www.oei.es/quipu/brasil/RelatorioSaeb2003_3.pdf" office:target-frame-name="_top" xlink:show="replace"><text:span text:style-name="T6651">http://www.oei.es/quipu/brasil/RelatorioSaeb2003_3.pdf</text:span></text:a></text:p>
      <text:p text:style-name="P6652"/>
      <text:p text:style-name="P6653"><text:span text:style-name="T6654">Ministério da Educação – MEC &amp; Instituto Nacional de Estudos e Pesquisas Educacionais Anísio Teixeira</text:span></text:p>
      <text:p text:style-name="P6655"><text:span text:style-name="T6656">– Inep (2015).<text:s/></text:span><text:span text:style-name="T6657">Censo Escol</text:span><text:span text:style-name="T6658">ar 2014.<text:s/></text:span><text:span text:style-name="T6659">Recuperado em 5 novembro, 2015, de<text:s/></text:span><text:a xlink:href="http://portal.inep.gov.br/" office:target-frame-name="_top" xlink:show="replace"><text:span text:style-name="T6660">http://portal.inep.gov.br/</text:span></text:a><text:span text:style-name="T6661"><text:s/>microdados</text:span></text:p>
      <text:p text:style-name="P6662"/>
      <text:p text:style-name="P6663"><text:span text:style-name="T6664">Ohlsson, E. (1995). Coordination of samples using permanent random numbers. In: B. G. Cox.<text:s/></text:span><text:span text:style-name="T6665">Business survey methods<text:s/></text:span><text:span text:style-name="T6666">(pp. 153-170</text:span><text:span text:style-name="T6667">). Nova Iorque: John Wiley.</text:span></text:p>
      <text:p text:style-name="P6668"/>
      <text:p text:style-name="P6669"><text:span text:style-name="T6670">Ohlsson, E. (1998). Sequential Poisson Sampling.<text:s/></text:span><text:span text:style-name="T6671">Journal of Official Statistics,<text:s/></text:span><text:span text:style-name="T6672">14, pp. 149-162.</text:span></text:p>
      <text:p text:style-name="P6673"/>
      <text:p text:style-name="P6674"><text:span text:style-name="T6675">Särndal, C., Swensson, B., &amp; Wretman, J. (1992).<text:s/></text:span><text:span text:style-name="T6676">Model assisted survey sampling.<text:s/></text:span><text:span text:style-name="T6677">Nova Iorque: Springer Verlag.</text:span></text:p>
      <text:p text:style-name="P6678"/>
      <text:p text:style-name="P6679"><text:span text:style-name="T6680">Thompson, S. K. (1999).<text:s/></text:span><text:span text:style-name="T6681">Sampling.<text:s/></text:span><text:span text:style-name="T6682">Nova Iorque: John Wiley &amp; Sons.</text:span></text:p>
      <text:p text:style-name="P6683"/>
      <text:p text:style-name="P6684"><text:span text:style-name="T6685">Vasconcellos, M. T., Silva, P. L., &amp; Szwarcwald, C. L. (2005). Sampling design for the World Health Survey in Brazil.<text:s/></text:span><text:span text:style-name="T6686">Cadernos de Saúde Pública, 21</text:span><text:span text:style-name="T668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Palatino Linotype" svg:font-family="Palatino Linotype" style:font-family-generic="roman" style:font-pitch="variable" svg:panose-1="2 4 5 2 5 5 5 3 3 4"/>
    <style:font-face style:name="Tahoma" svg:font-family="Tahoma" style:font-family-generic="swiss" style:font-pitch="variable" svg:panose-1="2 11 6 4 3 5 4 4 2 4"/>
    <style:font-face style:name="Gill Sans MT" svg:font-family="Gill Sans MT" style:font-family-generic="swiss" style:font-pitch="variable" svg:panose-1="2 11 5 2 2 1 4 2 2 3"/>
    <style:font-face style:name="Segoe UI Symbol" svg:font-family="Segoe UI Symbol" style:font-family-generic="swiss" style:font-pitch="variable" svg:panose-1="2 11 5 2 4 2 4 2 2 3"/>
    <style:font-face style:name="Lucida Sans" svg:font-family="Lucida Sans" style:font-family-generic="swiss" style:font-pitch="variable" svg:panose-1="2 11 6 2 3 5 4 2 2 4"/>
    <style:font-face style:name="Lucida Sans Unicode" svg:font-family="Lucida Sans Unicode" style:font-family-generic="swiss" style:font-pitch="variable" svg:panose-1="2 11 6 2 3 5 4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default-outline-level="1">
      <style:text-properties style:font-name="Times New Roman" style:font-name-asian="Times New Roman" style:font-name-complex="Times New Roman" fo:font-size="12pt" style:font-size-asian="12pt" style:font-size-complex="12pt" fo:hyphenate="false"/>
    </style:style>
    <style:style style:name="Título2" style:display-name="Título 2" style:family="paragraph" style:parent-style-name="Normal" style:default-outline-level="2">
      <style:paragraph-properties fo:margin-left="0.0812in">
        <style:tab-stops/>
      </style:paragraph-properties>
      <style:text-properties style:font-name="Arial" style:font-name-asian="Arial" style:font-name-complex="Arial" fo:hyphenate="false"/>
    </style:style>
    <style:style style:name="Título3" style:display-name="Título 3" style:family="paragraph" style:parent-style-name="Normal" style:default-outline-level="3">
      <style:paragraph-properties fo:line-height="0.1986in"/>
      <style:text-properties style:font-name="Palatino Linotype" style:font-name-asian="Palatino Linotype" style:font-name-complex="Palatino Linotype" fo:font-style="italic" style:font-style-asian="italic" fo:hyphenate="false"/>
    </style:style>
    <style:style style:name="Normal" style:display-name="Normal" style:family="paragraph">
      <style:text-properties style:font-name="Tahoma" style:font-name-asian="Tahoma" style:font-name-complex="Tahoma" fo:language="pt" fo:country="PT" style:language-asian="pt" style:country-asian="PT" style:language-complex="pt" style:country-complex="PT" fo:hyphenate="false"/>
    </style:style>
    <style:style style:name="Fonteparág.padrão" style:display-name="Fonte parág. padrão" style:family="text"/>
    <style:style style:name="Corpodetexto" style:display-name="Corpo de texto" style:family="paragraph" style:parent-style-name="Normal">
      <style:text-properties fo:font-size="9pt" style:font-size-asian="9pt" style:font-size-complex="9pt" fo:hyphenate="false"/>
    </style:style>
    <style:style style:name="ParágrafodaLista" style:display-name="Parágrafo da Lista" style:family="paragraph" style:parent-style-name="Normal">
      <style:paragraph-properties fo:text-align="justify" fo:margin-left="0.593in" fo:margin-right="0.9791in" fo:text-indent="-0.1187in">
        <style:tab-stops/>
      </style:paragraph-properties>
      <style:text-properties fo:hyphenate="false"/>
    </style:style>
    <style:style style:name="TableParagraph" style:display-name="Table Paragraph" style:family="paragraph" style:parent-style-name="Normal">
      <style:paragraph-properties fo:text-align="center" fo:margin-top="0.0409in" fo:margin-left="0.118in">
        <style:tab-stops/>
      </style:paragraph-properties>
      <style:text-properties style:font-name="Arial" style:font-name-asian="Arial" style:font-name-complex="Ari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Gill Sans MT" style:font-name-asian="Gill Sans MT" style:font-name-complex="Gill Sans MT" fo:font-weight="bold" style:font-weight-asian="bold" style:font-weight-complex="bold" fo:color="#231F20" style:text-scale="141%" fo:font-size="9pt" style:font-size-asian="9pt" style:font-size-complex="9pt" fo:language="pt" fo:country="PT" style:language-asian="pt" style:country-asian="PT" style:language-complex="pt" style:country-complex="PT"/>
    </style:style>
    <style:style style:name="WW_CharLFO1LVL2" style:family="text">
      <style:text-properties fo:language="pt" fo:country="PT" style:language-asian="pt" style:country-asian="PT" style:language-complex="pt" style:country-complex="PT"/>
    </style:style>
    <style:style style:name="WW_CharLFO1LVL3" style:family="text">
      <style:text-properties fo:language="pt" fo:country="PT" style:language-asian="pt" style:country-asian="PT" style:language-complex="pt" style:country-complex="PT"/>
    </style:style>
    <style:style style:name="WW_CharLFO1LVL4" style:family="text">
      <style:text-properties fo:language="pt" fo:country="PT" style:language-asian="pt" style:country-asian="PT" style:language-complex="pt" style:country-complex="PT"/>
    </style:style>
    <style:style style:name="WW_CharLFO1LVL5" style:family="text">
      <style:text-properties fo:language="pt" fo:country="PT" style:language-asian="pt" style:country-asian="PT" style:language-complex="pt" style:country-complex="PT"/>
    </style:style>
    <style:style style:name="WW_CharLFO1LVL6" style:family="text">
      <style:text-properties fo:language="pt" fo:country="PT" style:language-asian="pt" style:country-asian="PT" style:language-complex="pt" style:country-complex="PT"/>
    </style:style>
    <style:style style:name="WW_CharLFO1LVL7" style:family="text">
      <style:text-properties fo:language="pt" fo:country="PT" style:language-asian="pt" style:country-asian="PT" style:language-complex="pt" style:country-complex="PT"/>
    </style:style>
    <style:style style:name="WW_CharLFO1LVL8" style:family="text">
      <style:text-properties fo:language="pt" fo:country="PT" style:language-asian="pt" style:country-asian="PT" style:language-complex="pt" style:country-complex="PT"/>
    </style:style>
    <style:style style:name="WW_CharLFO1LVL9" style:family="text">
      <style:text-properties fo:language="pt" fo:country="PT" style:language-asian="pt" style:country-asian="PT" style:language-complex="pt" style:country-complex="PT"/>
    </style:style>
    <style:style style:name="WW_CharLFO2LVL1" style:family="text">
      <style:text-properties style:font-name="Tahoma" style:font-name-asian="Tahoma" style:font-name-complex="Tahoma" fo:color="#231F20" style:text-scale="133%" fo:font-size="9pt" style:font-size-asian="9pt" style:font-size-complex="9pt" fo:language="pt" fo:country="PT" style:language-asian="pt" style:country-asian="PT" style:language-complex="pt" style:country-complex="PT"/>
    </style:style>
    <style:style style:name="WW_CharLFO2LVL2" style:family="text">
      <style:text-properties fo:language="pt" fo:country="PT" style:language-asian="pt" style:country-asian="PT" style:language-complex="pt" style:country-complex="PT"/>
    </style:style>
    <style:style style:name="WW_CharLFO2LVL3" style:family="text">
      <style:text-properties fo:language="pt" fo:country="PT" style:language-asian="pt" style:country-asian="PT" style:language-complex="pt" style:country-complex="PT"/>
    </style:style>
    <style:style style:name="WW_CharLFO2LVL4" style:family="text">
      <style:text-properties fo:language="pt" fo:country="PT" style:language-asian="pt" style:country-asian="PT" style:language-complex="pt" style:country-complex="PT"/>
    </style:style>
    <style:style style:name="WW_CharLFO2LVL5" style:family="text">
      <style:text-properties fo:language="pt" fo:country="PT" style:language-asian="pt" style:country-asian="PT" style:language-complex="pt" style:country-complex="PT"/>
    </style:style>
    <style:style style:name="WW_CharLFO2LVL6" style:family="text">
      <style:text-properties fo:language="pt" fo:country="PT" style:language-asian="pt" style:country-asian="PT" style:language-complex="pt" style:country-complex="PT"/>
    </style:style>
    <style:style style:name="WW_CharLFO2LVL7" style:family="text">
      <style:text-properties fo:language="pt" fo:country="PT" style:language-asian="pt" style:country-asian="PT" style:language-complex="pt" style:country-complex="PT"/>
    </style:style>
    <style:style style:name="WW_CharLFO2LVL8" style:family="text">
      <style:text-properties fo:language="pt" fo:country="PT" style:language-asian="pt" style:country-asian="PT" style:language-complex="pt" style:country-complex="PT"/>
    </style:style>
    <style:style style:name="WW_CharLFO2LVL9" style:family="text">
      <style:text-properties fo:language="pt" fo:country="PT" style:language-asian="pt" style:country-asian="PT" style:language-complex="pt" style:country-complex="PT"/>
    </style:style>
    <style:style style:name="WW_CharLFO3LVL1" style:family="text">
      <style:text-properties style:font-name="Gill Sans MT" style:font-name-asian="Gill Sans MT" style:font-name-complex="Gill Sans MT" fo:font-weight="bold" style:font-weight-asian="bold" style:font-weight-complex="bold" fo:color="#231F20" style:text-scale="141%" fo:font-size="9pt" style:font-size-asian="9pt" style:font-size-complex="9pt" fo:language="pt" fo:country="PT" style:language-asian="pt" style:country-asian="PT" style:language-complex="pt" style:country-complex="PT"/>
    </style:style>
    <style:style style:name="WW_CharLFO3LVL2" style:family="text">
      <style:text-properties fo:language="pt" fo:country="PT" style:language-asian="pt" style:country-asian="PT" style:language-complex="pt" style:country-complex="PT"/>
    </style:style>
    <style:style style:name="WW_CharLFO3LVL3" style:family="text">
      <style:text-properties fo:language="pt" fo:country="PT" style:language-asian="pt" style:country-asian="PT" style:language-complex="pt" style:country-complex="PT"/>
    </style:style>
    <style:style style:name="WW_CharLFO3LVL4" style:family="text">
      <style:text-properties fo:language="pt" fo:country="PT" style:language-asian="pt" style:country-asian="PT" style:language-complex="pt" style:country-complex="PT"/>
    </style:style>
    <style:style style:name="WW_CharLFO3LVL5" style:family="text">
      <style:text-properties fo:language="pt" fo:country="PT" style:language-asian="pt" style:country-asian="PT" style:language-complex="pt" style:country-complex="PT"/>
    </style:style>
    <style:style style:name="WW_CharLFO3LVL6" style:family="text">
      <style:text-properties fo:language="pt" fo:country="PT" style:language-asian="pt" style:country-asian="PT" style:language-complex="pt" style:country-complex="PT"/>
    </style:style>
    <style:style style:name="WW_CharLFO3LVL7" style:family="text">
      <style:text-properties fo:language="pt" fo:country="PT" style:language-asian="pt" style:country-asian="PT" style:language-complex="pt" style:country-complex="PT"/>
    </style:style>
    <style:style style:name="WW_CharLFO3LVL8" style:family="text">
      <style:text-properties fo:language="pt" fo:country="PT" style:language-asian="pt" style:country-asian="PT" style:language-complex="pt" style:country-complex="PT"/>
    </style:style>
    <style:style style:name="WW_CharLFO3LVL9" style:family="text">
      <style:text-properties fo:language="pt" fo:country="PT" style:language-asian="pt" style:country-asian="PT" style:language-complex="pt" style:country-complex="PT"/>
    </style:style>
    <style:style style:name="WW_CharLFO4LVL1" style:family="text">
      <style:text-properties style:font-name="Tahoma" style:font-name-asian="Tahoma" style:font-name-complex="Tahoma" fo:color="#231F20" style:text-scale="91%" fo:font-size="9pt" style:font-size-asian="9pt" style:font-size-complex="9pt" fo:language="pt" fo:country="PT" style:language-asian="pt" style:country-asian="PT" style:language-complex="pt" style:country-complex="PT"/>
    </style:style>
    <style:style style:name="WW_CharLFO4LVL2" style:family="text">
      <style:text-properties fo:language="pt" fo:country="PT" style:language-asian="pt" style:country-asian="PT" style:language-complex="pt" style:country-complex="PT"/>
    </style:style>
    <style:style style:name="WW_CharLFO4LVL3" style:family="text">
      <style:text-properties fo:language="pt" fo:country="PT" style:language-asian="pt" style:country-asian="PT" style:language-complex="pt" style:country-complex="PT"/>
    </style:style>
    <style:style style:name="WW_CharLFO4LVL4" style:family="text">
      <style:text-properties fo:language="pt" fo:country="PT" style:language-asian="pt" style:country-asian="PT" style:language-complex="pt" style:country-complex="PT"/>
    </style:style>
    <style:style style:name="WW_CharLFO4LVL5" style:family="text">
      <style:text-properties fo:language="pt" fo:country="PT" style:language-asian="pt" style:country-asian="PT" style:language-complex="pt" style:country-complex="PT"/>
    </style:style>
    <style:style style:name="WW_CharLFO4LVL6" style:family="text">
      <style:text-properties fo:language="pt" fo:country="PT" style:language-asian="pt" style:country-asian="PT" style:language-complex="pt" style:country-complex="PT"/>
    </style:style>
    <style:style style:name="WW_CharLFO4LVL7" style:family="text">
      <style:text-properties fo:language="pt" fo:country="PT" style:language-asian="pt" style:country-asian="PT" style:language-complex="pt" style:country-complex="PT"/>
    </style:style>
    <style:style style:name="WW_CharLFO4LVL8" style:family="text">
      <style:text-properties fo:language="pt" fo:country="PT" style:language-asian="pt" style:country-asian="PT" style:language-complex="pt" style:country-complex="PT"/>
    </style:style>
    <style:style style:name="WW_CharLFO4LVL9" style:family="text">
      <style:text-properties fo:language="pt" fo:country="PT" style:language-asian="pt" style:country-asian="PT" style:language-complex="pt" style:country-complex="PT"/>
    </style:style>
    <style:style style:name="WW_CharLFO5LVL1" style:family="text">
      <style:text-properties style:font-name="Gill Sans MT" style:font-name-asian="Gill Sans MT" style:font-name-complex="Gill Sans MT" fo:font-weight="bold" style:font-weight-asian="bold" style:font-weight-complex="bold" fo:color="#231F20" style:text-scale="141%" fo:font-size="9pt" style:font-size-asian="9pt" style:font-size-complex="9pt" fo:language="pt" fo:country="PT" style:language-asian="pt" style:country-asian="PT" style:language-complex="pt" style:country-complex="PT"/>
    </style:style>
    <style:style style:name="WW_CharLFO5LVL2" style:family="text">
      <style:text-properties style:font-name="Gill Sans MT" style:font-name-asian="Gill Sans MT" style:font-name-complex="Gill Sans MT" fo:font-weight="bold" style:font-weight-asian="bold" style:font-weight-complex="bold" fo:color="#231F20" style:text-scale="141%" fo:font-size="9pt" style:font-size-asian="9pt" style:font-size-complex="9pt" fo:language="pt" fo:country="PT" style:language-asian="pt" style:country-asian="PT" style:language-complex="pt" style:country-complex="PT"/>
    </style:style>
    <style:style style:name="WW_CharLFO5LVL3" style:family="text">
      <style:text-properties fo:language="pt" fo:country="PT" style:language-asian="pt" style:country-asian="PT" style:language-complex="pt" style:country-complex="PT"/>
    </style:style>
    <style:style style:name="WW_CharLFO5LVL4" style:family="text">
      <style:text-properties fo:language="pt" fo:country="PT" style:language-asian="pt" style:country-asian="PT" style:language-complex="pt" style:country-complex="PT"/>
    </style:style>
    <style:style style:name="WW_CharLFO5LVL5" style:family="text">
      <style:text-properties fo:language="pt" fo:country="PT" style:language-asian="pt" style:country-asian="PT" style:language-complex="pt" style:country-complex="PT"/>
    </style:style>
    <style:style style:name="WW_CharLFO5LVL6" style:family="text">
      <style:text-properties fo:language="pt" fo:country="PT" style:language-asian="pt" style:country-asian="PT" style:language-complex="pt" style:country-complex="PT"/>
    </style:style>
    <style:style style:name="WW_CharLFO5LVL7" style:family="text">
      <style:text-properties fo:language="pt" fo:country="PT" style:language-asian="pt" style:country-asian="PT" style:language-complex="pt" style:country-complex="PT"/>
    </style:style>
    <style:style style:name="WW_CharLFO5LVL8" style:family="text">
      <style:text-properties fo:language="pt" fo:country="PT" style:language-asian="pt" style:country-asian="PT" style:language-complex="pt" style:country-complex="PT"/>
    </style:style>
    <style:style style:name="WW_CharLFO5LVL9" style:family="text">
      <style:text-properties fo:language="pt" fo:country="PT" style:language-asian="pt" style:country-asian="PT" style:language-complex="pt" style:country-complex="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4743in" text:min-label-width="0.1187in" text:list-level-position-and-space-mode="label-alignment">
          <style:list-level-label-alignment text:label-followed-by="listtab" fo:margin-left="0.593in" fo:text-indent="-0.1187in"/>
        </style:list-level-properties>
        <style:text-properties style:font-name="Gill Sans MT"/>
      </text:list-level-style-bullet>
      <text:list-level-style-bullet text:level="2" text:style-name="WW_CharLFO1LVL2" text:bullet-char="•">
        <style:list-level-properties text:space-before="1.0763in" text:min-label-width="0.1187in" text:list-level-position-and-space-mode="label-alignment">
          <style:list-level-label-alignment text:label-followed-by="listtab" fo:margin-left="1.1951in" fo:text-indent="-0.1187in"/>
        </style:list-level-properties>
      </text:list-level-style-bullet>
      <text:list-level-style-bullet text:level="3" text:style-name="WW_CharLFO1LVL3" text:bullet-char="•">
        <style:list-level-properties text:space-before="1.6743in" text:min-label-width="0.1187in" text:list-level-position-and-space-mode="label-alignment">
          <style:list-level-label-alignment text:label-followed-by="listtab" fo:margin-left="1.793in" fo:text-indent="-0.1187in"/>
        </style:list-level-properties>
      </text:list-level-style-bullet>
      <text:list-level-style-bullet text:level="4" text:style-name="WW_CharLFO1LVL4" text:bullet-char="•">
        <style:list-level-properties text:space-before="2.2722in" text:min-label-width="0.1187in" text:list-level-position-and-space-mode="label-alignment">
          <style:list-level-label-alignment text:label-followed-by="listtab" fo:margin-left="2.3909in" fo:text-indent="-0.1187in"/>
        </style:list-level-properties>
      </text:list-level-style-bullet>
      <text:list-level-style-bullet text:level="5" text:style-name="WW_CharLFO1LVL5" text:bullet-char="•">
        <style:list-level-properties text:space-before="2.8701in" text:min-label-width="0.1187in" text:list-level-position-and-space-mode="label-alignment">
          <style:list-level-label-alignment text:label-followed-by="listtab" fo:margin-left="2.9888in" fo:text-indent="-0.1187in"/>
        </style:list-level-properties>
      </text:list-level-style-bullet>
      <text:list-level-style-bullet text:level="6" text:style-name="WW_CharLFO1LVL6" text:bullet-char="•">
        <style:list-level-properties text:space-before="3.468in" text:min-label-width="0.1187in" text:list-level-position-and-space-mode="label-alignment">
          <style:list-level-label-alignment text:label-followed-by="listtab" fo:margin-left="3.5868in" fo:text-indent="-0.1187in"/>
        </style:list-level-properties>
      </text:list-level-style-bullet>
      <text:list-level-style-bullet text:level="7" text:style-name="WW_CharLFO1LVL7" text:bullet-char="•">
        <style:list-level-properties text:space-before="4.0666in" text:min-label-width="0.1187in" text:list-level-position-and-space-mode="label-alignment">
          <style:list-level-label-alignment text:label-followed-by="listtab" fo:margin-left="4.1854in" fo:text-indent="-0.1187in"/>
        </style:list-level-properties>
      </text:list-level-style-bullet>
      <text:list-level-style-bullet text:level="8" text:style-name="WW_CharLFO1LVL8" text:bullet-char="•">
        <style:list-level-properties text:space-before="4.6645in" text:min-label-width="0.1187in" text:list-level-position-and-space-mode="label-alignment">
          <style:list-level-label-alignment text:label-followed-by="listtab" fo:margin-left="4.7833in" fo:text-indent="-0.1187in"/>
        </style:list-level-properties>
      </text:list-level-style-bullet>
      <text:list-level-style-bullet text:level="9" text:style-name="WW_CharLFO1LVL9" text:bullet-char="•">
        <style:list-level-properties text:space-before="5.2625in" text:min-label-width="0.1187in" text:list-level-position-and-space-mode="label-alignment">
          <style:list-level-label-alignment text:label-followed-by="listtab" fo:margin-left="5.3812in" fo:text-indent="-0.1187in"/>
        </style:list-level-properties>
      </text:list-level-style-bullet>
    </text:list-style>
    <text:list-style style:name="LFO2">
      <text:list-level-style-bullet text:level="1" text:style-name="WW_CharLFO2LVL1" text:bullet-char="•">
        <style:list-level-properties text:space-before="0.4743in" text:min-label-width="0.1187in" text:list-level-position-and-space-mode="label-alignment">
          <style:list-level-label-alignment text:label-followed-by="listtab" fo:margin-left="0.593in" fo:text-indent="-0.1187in"/>
        </style:list-level-properties>
        <style:text-properties style:font-name="Tahoma"/>
      </text:list-level-style-bullet>
      <text:list-level-style-bullet text:level="2" text:style-name="WW_CharLFO2LVL2" text:bullet-char="•">
        <style:list-level-properties text:space-before="1.0763in" text:min-label-width="0.1187in" text:list-level-position-and-space-mode="label-alignment">
          <style:list-level-label-alignment text:label-followed-by="listtab" fo:margin-left="1.1951in" fo:text-indent="-0.1187in"/>
        </style:list-level-properties>
      </text:list-level-style-bullet>
      <text:list-level-style-bullet text:level="3" text:style-name="WW_CharLFO2LVL3" text:bullet-char="•">
        <style:list-level-properties text:space-before="1.6743in" text:min-label-width="0.1187in" text:list-level-position-and-space-mode="label-alignment">
          <style:list-level-label-alignment text:label-followed-by="listtab" fo:margin-left="1.793in" fo:text-indent="-0.1187in"/>
        </style:list-level-properties>
      </text:list-level-style-bullet>
      <text:list-level-style-bullet text:level="4" text:style-name="WW_CharLFO2LVL4" text:bullet-char="•">
        <style:list-level-properties text:space-before="2.2722in" text:min-label-width="0.1187in" text:list-level-position-and-space-mode="label-alignment">
          <style:list-level-label-alignment text:label-followed-by="listtab" fo:margin-left="2.3909in" fo:text-indent="-0.1187in"/>
        </style:list-level-properties>
      </text:list-level-style-bullet>
      <text:list-level-style-bullet text:level="5" text:style-name="WW_CharLFO2LVL5" text:bullet-char="•">
        <style:list-level-properties text:space-before="2.8701in" text:min-label-width="0.1187in" text:list-level-position-and-space-mode="label-alignment">
          <style:list-level-label-alignment text:label-followed-by="listtab" fo:margin-left="2.9888in" fo:text-indent="-0.1187in"/>
        </style:list-level-properties>
      </text:list-level-style-bullet>
      <text:list-level-style-bullet text:level="6" text:style-name="WW_CharLFO2LVL6" text:bullet-char="•">
        <style:list-level-properties text:space-before="3.468in" text:min-label-width="0.1187in" text:list-level-position-and-space-mode="label-alignment">
          <style:list-level-label-alignment text:label-followed-by="listtab" fo:margin-left="3.5868in" fo:text-indent="-0.1187in"/>
        </style:list-level-properties>
      </text:list-level-style-bullet>
      <text:list-level-style-bullet text:level="7" text:style-name="WW_CharLFO2LVL7" text:bullet-char="•">
        <style:list-level-properties text:space-before="4.0666in" text:min-label-width="0.1187in" text:list-level-position-and-space-mode="label-alignment">
          <style:list-level-label-alignment text:label-followed-by="listtab" fo:margin-left="4.1854in" fo:text-indent="-0.1187in"/>
        </style:list-level-properties>
      </text:list-level-style-bullet>
      <text:list-level-style-bullet text:level="8" text:style-name="WW_CharLFO2LVL8" text:bullet-char="•">
        <style:list-level-properties text:space-before="4.6645in" text:min-label-width="0.1187in" text:list-level-position-and-space-mode="label-alignment">
          <style:list-level-label-alignment text:label-followed-by="listtab" fo:margin-left="4.7833in" fo:text-indent="-0.1187in"/>
        </style:list-level-properties>
      </text:list-level-style-bullet>
      <text:list-level-style-bullet text:level="9" text:style-name="WW_CharLFO2LVL9" text:bullet-char="•">
        <style:list-level-properties text:space-before="5.2625in" text:min-label-width="0.1187in" text:list-level-position-and-space-mode="label-alignment">
          <style:list-level-label-alignment text:label-followed-by="listtab" fo:margin-left="5.3812in" fo:text-indent="-0.1187in"/>
        </style:list-level-properties>
      </text:list-level-style-bullet>
    </text:list-style>
    <text:list-style style:name="LFO3">
      <text:list-level-style-bullet text:level="1" text:style-name="WW_CharLFO3LVL1" text:bullet-char="•">
        <style:list-level-properties text:space-before="0.277in" text:min-label-width="0.1187in" text:list-level-position-and-space-mode="label-alignment">
          <style:list-level-label-alignment text:label-followed-by="listtab" fo:margin-left="0.3958in" fo:text-indent="-0.1187in"/>
        </style:list-level-properties>
        <style:text-properties style:font-name="Gill Sans MT"/>
      </text:list-level-style-bullet>
      <text:list-level-style-bullet text:level="2" text:style-name="WW_CharLFO3LVL2" text:bullet-char="•">
        <style:list-level-properties text:space-before="0.9013in" text:min-label-width="0.1187in" text:list-level-position-and-space-mode="label-alignment">
          <style:list-level-label-alignment text:label-followed-by="listtab" fo:margin-left="1.0201in" fo:text-indent="-0.1187in"/>
        </style:list-level-properties>
      </text:list-level-style-bullet>
      <text:list-level-style-bullet text:level="3" text:style-name="WW_CharLFO3LVL3" text:bullet-char="•">
        <style:list-level-properties text:space-before="1.5187in" text:min-label-width="0.1187in" text:list-level-position-and-space-mode="label-alignment">
          <style:list-level-label-alignment text:label-followed-by="listtab" fo:margin-left="1.6375in" fo:text-indent="-0.1187in"/>
        </style:list-level-properties>
      </text:list-level-style-bullet>
      <text:list-level-style-bullet text:level="4" text:style-name="WW_CharLFO3LVL4" text:bullet-char="•">
        <style:list-level-properties text:space-before="2.1361in" text:min-label-width="0.1187in" text:list-level-position-and-space-mode="label-alignment">
          <style:list-level-label-alignment text:label-followed-by="listtab" fo:margin-left="2.2548in" fo:text-indent="-0.1187in"/>
        </style:list-level-properties>
      </text:list-level-style-bullet>
      <text:list-level-style-bullet text:level="5" text:style-name="WW_CharLFO3LVL5" text:bullet-char="•">
        <style:list-level-properties text:space-before="2.7534in" text:min-label-width="0.1187in" text:list-level-position-and-space-mode="label-alignment">
          <style:list-level-label-alignment text:label-followed-by="listtab" fo:margin-left="2.8722in" fo:text-indent="-0.1187in"/>
        </style:list-level-properties>
      </text:list-level-style-bullet>
      <text:list-level-style-bullet text:level="6" text:style-name="WW_CharLFO3LVL6" text:bullet-char="•">
        <style:list-level-properties text:space-before="3.3708in" text:min-label-width="0.1187in" text:list-level-position-and-space-mode="label-alignment">
          <style:list-level-label-alignment text:label-followed-by="listtab" fo:margin-left="3.4895in" fo:text-indent="-0.1187in"/>
        </style:list-level-properties>
      </text:list-level-style-bullet>
      <text:list-level-style-bullet text:level="7" text:style-name="WW_CharLFO3LVL7" text:bullet-char="•">
        <style:list-level-properties text:space-before="3.9888in" text:min-label-width="0.1187in" text:list-level-position-and-space-mode="label-alignment">
          <style:list-level-label-alignment text:label-followed-by="listtab" fo:margin-left="4.1076in" fo:text-indent="-0.1187in"/>
        </style:list-level-properties>
      </text:list-level-style-bullet>
      <text:list-level-style-bullet text:level="8" text:style-name="WW_CharLFO3LVL8" text:bullet-char="•">
        <style:list-level-properties text:space-before="4.6062in" text:min-label-width="0.1187in" text:list-level-position-and-space-mode="label-alignment">
          <style:list-level-label-alignment text:label-followed-by="listtab" fo:margin-left="4.725in" fo:text-indent="-0.1187in"/>
        </style:list-level-properties>
      </text:list-level-style-bullet>
      <text:list-level-style-bullet text:level="9" text:style-name="WW_CharLFO3LVL9" text:bullet-char="•">
        <style:list-level-properties text:space-before="5.2236in" text:min-label-width="0.1187in" text:list-level-position-and-space-mode="label-alignment">
          <style:list-level-label-alignment text:label-followed-by="listtab" fo:margin-left="5.3423in" fo:text-indent="-0.1187in"/>
        </style:list-level-properties>
      </text:list-level-style-bullet>
    </text:list-style>
    <text:list-style style:name="LFO4">
      <text:list-level-style-bullet text:level="1" text:style-name="WW_CharLFO4LVL1" text:bullet-char="-">
        <style:list-level-properties text:space-before="0.4743in" text:min-label-width="0.1187in" text:list-level-position-and-space-mode="label-alignment">
          <style:list-level-label-alignment text:label-followed-by="listtab" fo:margin-left="0.593in" fo:text-indent="-0.1187in"/>
        </style:list-level-properties>
        <style:text-properties style:font-name="Tahoma"/>
      </text:list-level-style-bullet>
      <text:list-level-style-bullet text:level="2" text:style-name="WW_CharLFO4LVL2" text:bullet-char="•">
        <style:list-level-properties text:space-before="1.0763in" text:min-label-width="0.1187in" text:list-level-position-and-space-mode="label-alignment">
          <style:list-level-label-alignment text:label-followed-by="listtab" fo:margin-left="1.1951in" fo:text-indent="-0.1187in"/>
        </style:list-level-properties>
      </text:list-level-style-bullet>
      <text:list-level-style-bullet text:level="3" text:style-name="WW_CharLFO4LVL3" text:bullet-char="•">
        <style:list-level-properties text:space-before="1.6743in" text:min-label-width="0.1187in" text:list-level-position-and-space-mode="label-alignment">
          <style:list-level-label-alignment text:label-followed-by="listtab" fo:margin-left="1.793in" fo:text-indent="-0.1187in"/>
        </style:list-level-properties>
      </text:list-level-style-bullet>
      <text:list-level-style-bullet text:level="4" text:style-name="WW_CharLFO4LVL4" text:bullet-char="•">
        <style:list-level-properties text:space-before="2.2722in" text:min-label-width="0.1187in" text:list-level-position-and-space-mode="label-alignment">
          <style:list-level-label-alignment text:label-followed-by="listtab" fo:margin-left="2.3909in" fo:text-indent="-0.1187in"/>
        </style:list-level-properties>
      </text:list-level-style-bullet>
      <text:list-level-style-bullet text:level="5" text:style-name="WW_CharLFO4LVL5" text:bullet-char="•">
        <style:list-level-properties text:space-before="2.8701in" text:min-label-width="0.1187in" text:list-level-position-and-space-mode="label-alignment">
          <style:list-level-label-alignment text:label-followed-by="listtab" fo:margin-left="2.9888in" fo:text-indent="-0.1187in"/>
        </style:list-level-properties>
      </text:list-level-style-bullet>
      <text:list-level-style-bullet text:level="6" text:style-name="WW_CharLFO4LVL6" text:bullet-char="•">
        <style:list-level-properties text:space-before="3.468in" text:min-label-width="0.1187in" text:list-level-position-and-space-mode="label-alignment">
          <style:list-level-label-alignment text:label-followed-by="listtab" fo:margin-left="3.5868in" fo:text-indent="-0.1187in"/>
        </style:list-level-properties>
      </text:list-level-style-bullet>
      <text:list-level-style-bullet text:level="7" text:style-name="WW_CharLFO4LVL7" text:bullet-char="•">
        <style:list-level-properties text:space-before="4.0666in" text:min-label-width="0.1187in" text:list-level-position-and-space-mode="label-alignment">
          <style:list-level-label-alignment text:label-followed-by="listtab" fo:margin-left="4.1854in" fo:text-indent="-0.1187in"/>
        </style:list-level-properties>
      </text:list-level-style-bullet>
      <text:list-level-style-bullet text:level="8" text:style-name="WW_CharLFO4LVL8" text:bullet-char="•">
        <style:list-level-properties text:space-before="4.6645in" text:min-label-width="0.1187in" text:list-level-position-and-space-mode="label-alignment">
          <style:list-level-label-alignment text:label-followed-by="listtab" fo:margin-left="4.7833in" fo:text-indent="-0.1187in"/>
        </style:list-level-properties>
      </text:list-level-style-bullet>
      <text:list-level-style-bullet text:level="9" text:style-name="WW_CharLFO4LVL9" text:bullet-char="•">
        <style:list-level-properties text:space-before="5.2625in" text:min-label-width="0.1187in" text:list-level-position-and-space-mode="label-alignment">
          <style:list-level-label-alignment text:label-followed-by="listtab" fo:margin-left="5.3812in" fo:text-indent="-0.1187in"/>
        </style:list-level-properties>
      </text:list-level-style-bullet>
    </text:list-style>
    <text:list-style style:name="LFO5">
      <text:list-level-style-bullet text:level="1" text:style-name="WW_CharLFO5LVL1" text:bullet-char="•">
        <style:list-level-properties text:space-before="0.277in" text:min-label-width="0.1187in" text:list-level-position-and-space-mode="label-alignment">
          <style:list-level-label-alignment text:label-followed-by="listtab" fo:margin-left="0.3958in" fo:text-indent="-0.1187in"/>
        </style:list-level-properties>
        <style:text-properties style:font-name="Gill Sans MT"/>
      </text:list-level-style-bullet>
      <text:list-level-style-bullet text:level="2" text:style-name="WW_CharLFO5LVL2" text:bullet-char="•">
        <style:list-level-properties text:space-before="0.4743in" text:min-label-width="0.1187in" text:list-level-position-and-space-mode="label-alignment">
          <style:list-level-label-alignment text:label-followed-by="listtab" fo:margin-left="0.593in" fo:text-indent="-0.1187in"/>
        </style:list-level-properties>
        <style:text-properties style:font-name="Gill Sans MT"/>
      </text:list-level-style-bullet>
      <text:list-level-style-bullet text:level="3" text:style-name="WW_CharLFO5LVL3" text:bullet-char="•">
        <style:list-level-properties text:space-before="1.1423in" text:min-label-width="0.1187in" text:list-level-position-and-space-mode="label-alignment">
          <style:list-level-label-alignment text:label-followed-by="listtab" fo:margin-left="1.2611in" fo:text-indent="-0.1187in"/>
        </style:list-level-properties>
      </text:list-level-style-bullet>
      <text:list-level-style-bullet text:level="4" text:style-name="WW_CharLFO5LVL4" text:bullet-char="•">
        <style:list-level-properties text:space-before="1.8069in" text:min-label-width="0.1187in" text:list-level-position-and-space-mode="label-alignment">
          <style:list-level-label-alignment text:label-followed-by="listtab" fo:margin-left="1.9256in" fo:text-indent="-0.1187in"/>
        </style:list-level-properties>
      </text:list-level-style-bullet>
      <text:list-level-style-bullet text:level="5" text:style-name="WW_CharLFO5LVL5" text:bullet-char="•">
        <style:list-level-properties text:space-before="2.4715in" text:min-label-width="0.1187in" text:list-level-position-and-space-mode="label-alignment">
          <style:list-level-label-alignment text:label-followed-by="listtab" fo:margin-left="2.5902in" fo:text-indent="-0.1187in"/>
        </style:list-level-properties>
      </text:list-level-style-bullet>
      <text:list-level-style-bullet text:level="6" text:style-name="WW_CharLFO5LVL6" text:bullet-char="•">
        <style:list-level-properties text:space-before="3.1361in" text:min-label-width="0.1187in" text:list-level-position-and-space-mode="label-alignment">
          <style:list-level-label-alignment text:label-followed-by="listtab" fo:margin-left="3.2548in" fo:text-indent="-0.1187in"/>
        </style:list-level-properties>
      </text:list-level-style-bullet>
      <text:list-level-style-bullet text:level="7" text:style-name="WW_CharLFO5LVL7" text:bullet-char="•">
        <style:list-level-properties text:space-before="3.8006in" text:min-label-width="0.1187in" text:list-level-position-and-space-mode="label-alignment">
          <style:list-level-label-alignment text:label-followed-by="listtab" fo:margin-left="3.9194in" fo:text-indent="-0.1187in"/>
        </style:list-level-properties>
      </text:list-level-style-bullet>
      <text:list-level-style-bullet text:level="8" text:style-name="WW_CharLFO5LVL8" text:bullet-char="•">
        <style:list-level-properties text:space-before="4.4652in" text:min-label-width="0.1187in" text:list-level-position-and-space-mode="label-alignment">
          <style:list-level-label-alignment text:label-followed-by="listtab" fo:margin-left="4.584in" fo:text-indent="-0.1187in"/>
        </style:list-level-properties>
      </text:list-level-style-bullet>
      <text:list-level-style-bullet text:level="9" text:style-name="WW_CharLFO5LVL9" text:bullet-char="•">
        <style:list-level-properties text:space-before="5.1291in" text:min-label-width="0.1187in" text:list-level-position-and-space-mode="label-alignment">
          <style:list-level-label-alignment text:label-followed-by="listtab" fo:margin-left="5.2479in" fo:text-indent="-0.1187in"/>
        </style:list-level-properties>
      </text:list-level-style-bullet>
    </text:list-style>
    <style:page-layout style:name="PL0">
      <style:page-layout-properties fo:page-width="7.4861in" fo:page-height="10.243in" style:print-orientation="portrait" fo:margin-top="0.3569in" fo:margin-left="0.9027in" fo:margin-bottom="0.5in" fo:margin-right="0in" style:num-format="1" style:writing-mode="lr-tb">
        <style:footnote-sep style:width="0.007in" style:rel-width="33%" style:color="#000000" style:line-style="solid" style:adjustment="left"/>
      </style:page-layout-properties>
      <style:header-style>
        <style:header-footer-properties style:dynamic-spacing="true" fo:min-height="0.2819in"/>
      </style:header-style>
      <style:footer-style>
        <style:header-footer-properties style:dynamic-spacing="true" fo:min-height="-0.5in"/>
      </style:footer-style>
    </style:page-layout>
    <style:style style:name="P2" style:parent-style-name="Corpodetexto" style:family="paragraph">
      <style:paragraph-properties fo:line-height="5%"/>
    </style:style>
    <style:style style:name="T3" style:parent-style-name="Fonteparág.padrão" style:family="text">
      <style:text-properties fo:language="en" fo:country="US" style:language-asian="en" style:country-asian="US" style:language-complex="ar" style:country-complex="SA"/>
    </style:style>
    <style:style style:name="P4" style:parent-style-name="Normal" style:family="paragraph">
      <style:paragraph-properties fo:margin-top="0.0076in" fo:margin-left="0.0138in">
        <style:tab-stops>
          <style:tab-stop style:type="right" style:position="1.9229in"/>
        </style:tab-stops>
      </style:paragraph-properties>
    </style:style>
    <style:style style:name="T5" style:parent-style-name="Fonteparág.padrão" style:family="text">
      <style:text-properties style:font-name="Gill Sans MT" fo:color="#C9302E" fo:letter-spacing="0.0027in" style:text-position="7.1% 100%" fo:font-size="7pt" style:font-size-asian="7pt"/>
    </style:style>
    <style:style style:name="T6" style:parent-style-name="Fonteparág.padrão" style:family="text">
      <style:text-properties style:font-name="Gill Sans MT" fo:color="#C9302E" fo:letter-spacing="-0.0013in" style:text-position="7.1% 100%" fo:font-size="7pt" style:font-size-asian="7pt"/>
    </style:style>
    <style:style style:name="T7" style:parent-style-name="Fonteparág.padrão" style:family="text">
      <style:text-properties style:font-name="Gill Sans MT" fo:color="#C9302E" fo:letter-spacing="0.0041in" style:text-position="7.1% 100%" fo:font-size="7pt" style:font-size-asian="7pt"/>
    </style:style>
    <style:style style:name="T8" style:parent-style-name="Fonteparág.padrão" style:family="text">
      <style:text-properties style:font-name="Gill Sans MT" fo:color="#C9302E" fo:letter-spacing="0.0041in" style:text-position="7.1% 100%" fo:font-size="7pt" style:font-size-asian="7pt"/>
    </style:style>
    <style:style style:name="T9" style:parent-style-name="Fonteparág.padrão" style:family="text">
      <style:text-properties style:font-name="Arial" fo:color="#C7C8CA" fo:font-size="18pt" style:font-size-asian="18pt"/>
    </style:style>
    <style:style style:name="T10" style:parent-style-name="Fonteparág.padrão" style:family="text">
      <style:text-properties fo:language="en" fo:country="US" style:language-asian="en" style:country-asian="US" style:language-complex="ar" style:country-complex="SA"/>
    </style:style>
    <style:style style:name="P11" style:parent-style-name="Normal" style:family="paragraph">
      <style:paragraph-properties fo:margin-top="0.0097in" fo:margin-left="0.0138in">
        <style:tab-stops/>
      </style:paragraph-properties>
    </style:style>
    <style:style style:name="T12" style:parent-style-name="Fonteparág.padrão" style:family="text">
      <style:text-properties style:font-name="Gill Sans MT" fo:color="#C9302E" fo:font-size="7pt" style:font-size-asian="7pt"/>
    </style:style>
    <style:style style:name="T13" style:parent-style-name="Fonteparág.padrão" style:family="text">
      <style:text-properties style:font-name="Gill Sans MT" fo:color="#939598" fo:font-size="6pt" style:font-size-asian="6pt"/>
    </style:style>
    <style:style style:name="P14" style:parent-style-name="Corpodetexto" style:family="paragraph">
      <style:paragraph-properties fo:line-height="5%"/>
    </style:style>
    <style:style style:name="T15" style:parent-style-name="Fonteparág.padrão" style:family="text">
      <style:text-properties fo:language="en" fo:country="US" style:language-asian="en" style:country-asian="US" style:language-complex="ar" style:country-complex="SA"/>
    </style:style>
    <style:style style:name="P16" style:parent-style-name="Normal" style:family="paragraph">
      <style:paragraph-properties fo:margin-top="0.0076in" fo:margin-left="0.0277in">
        <style:tab-stops/>
      </style:paragraph-properties>
    </style:style>
    <style:style style:name="T17" style:parent-style-name="Fonteparág.padrão" style:family="text">
      <style:text-properties style:font-name="Arial" fo:color="#C7C8CA" style:text-scale="110%" fo:font-size="18pt" style:font-size-asian="18pt"/>
    </style:style>
    <style:style style:name="T18" style:parent-style-name="Fonteparág.padrão" style:family="text">
      <style:text-properties fo:language="en" fo:country="US" style:language-asian="en" style:country-asian="US" style:language-complex="ar" style:country-complex="SA"/>
    </style:style>
    <style:style style:name="P19" style:parent-style-name="Normal" style:family="paragraph">
      <style:paragraph-properties fo:margin-top="0.0097in" fo:line-height="106%" fo:margin-left="0.0138in">
        <style:tab-stops/>
      </style:paragraph-properties>
    </style:style>
    <style:style style:name="T20" style:parent-style-name="Fonteparág.padrão" style:family="text">
      <style:text-properties style:font-name="Gill Sans MT" fo:color="#939598" fo:font-size="6pt" style:font-size-asian="6pt"/>
    </style:style>
    <style:style style:name="T21" style:parent-style-name="Fonteparág.padrão" style:family="text">
      <style:text-properties style:font-name="Gill Sans MT" fo:color="#C9302E" fo:font-size="7pt" style:font-size-asian="7pt"/>
    </style:style>
    <style:style style:name="T22" style:parent-style-name="Fonteparág.padrão" style:family="text">
      <style:text-properties style:font-name="Gill Sans MT" fo:color="#C9302E" style:text-scale="90%" fo:font-size="7pt" style:font-size-asian="7pt"/>
    </style:style>
    <style:page-layout style:name="PL1">
      <style:page-layout-properties fo:page-width="7.4861in" fo:page-height="10.243in" style:print-orientation="portrait" fo:margin-top="0.6388in" fo:margin-left="0.9027in" fo:margin-bottom="0.1944in" fo:margin-right="0in" style:num-format="1" style:writing-mode="lr-tb">
        <style:footnote-sep style:width="0.007in" style:rel-width="33%" style:color="#000000" style:line-style="solid" style:adjustment="left"/>
      </style:page-layout-properties>
    </style:page-layout>
    <style:style style:name="P167" style:parent-style-name="Corpodetexto" style:family="paragraph">
      <style:paragraph-properties fo:line-height="5%"/>
    </style:style>
    <style:style style:name="T168" style:parent-style-name="Fonteparág.padrão" style:family="text">
      <style:text-properties fo:language="en" fo:country="US" style:language-asian="en" style:country-asian="US" style:language-complex="ar" style:country-complex="SA"/>
    </style:style>
    <style:style style:name="P169" style:parent-style-name="Normal" style:family="paragraph">
      <style:paragraph-properties fo:margin-top="0.0076in" fo:margin-left="0.0138in">
        <style:tab-stops>
          <style:tab-stop style:type="right" style:position="1.9229in"/>
        </style:tab-stops>
      </style:paragraph-properties>
    </style:style>
    <style:style style:name="T170" style:parent-style-name="Fonteparág.padrão" style:family="text">
      <style:text-properties style:font-name="Gill Sans MT" fo:color="#C9302E" fo:letter-spacing="0.0027in" style:text-position="7.1% 100%" fo:font-size="7pt" style:font-size-asian="7pt"/>
    </style:style>
    <style:style style:name="T171" style:parent-style-name="Fonteparág.padrão" style:family="text">
      <style:text-properties style:font-name="Gill Sans MT" fo:color="#C9302E" fo:letter-spacing="-0.0013in" style:text-position="7.1% 100%" fo:font-size="7pt" style:font-size-asian="7pt"/>
    </style:style>
    <style:style style:name="T172" style:parent-style-name="Fonteparág.padrão" style:family="text">
      <style:text-properties style:font-name="Gill Sans MT" fo:color="#C9302E" fo:letter-spacing="0.0041in" style:text-position="7.1% 100%" fo:font-size="7pt" style:font-size-asian="7pt"/>
    </style:style>
    <style:style style:name="T173" style:parent-style-name="Fonteparág.padrão" style:family="text">
      <style:text-properties style:font-name="Gill Sans MT" fo:color="#C9302E" fo:letter-spacing="0.0041in" style:text-position="7.1% 100%" fo:font-size="7pt" style:font-size-asian="7pt"/>
    </style:style>
    <style:style style:name="T174" style:parent-style-name="Fonteparág.padrão" style:family="text">
      <style:text-properties style:font-name="Arial" fo:color="#C7C8CA" fo:font-size="18pt" style:font-size-asian="18pt"/>
    </style:style>
    <style:style style:name="T175" style:parent-style-name="Fonteparág.padrão" style:family="text">
      <style:text-properties fo:language="en" fo:country="US" style:language-asian="en" style:country-asian="US" style:language-complex="ar" style:country-complex="SA"/>
    </style:style>
    <style:style style:name="P176" style:parent-style-name="Normal" style:family="paragraph">
      <style:paragraph-properties fo:margin-top="0.0097in" fo:margin-left="0.0138in">
        <style:tab-stops/>
      </style:paragraph-properties>
    </style:style>
    <style:style style:name="T177" style:parent-style-name="Fonteparág.padrão" style:family="text">
      <style:text-properties style:font-name="Gill Sans MT" fo:color="#C9302E" fo:font-size="7pt" style:font-size-asian="7pt"/>
    </style:style>
    <style:style style:name="T178" style:parent-style-name="Fonteparág.padrão" style:family="text">
      <style:text-properties style:font-name="Gill Sans MT" fo:color="#939598" fo:font-size="6pt" style:font-size-asian="6pt"/>
    </style:style>
    <style:style style:name="P179" style:parent-style-name="Corpodetexto" style:family="paragraph">
      <style:paragraph-properties fo:line-height="5%"/>
    </style:style>
    <style:style style:name="T180" style:parent-style-name="Fonteparág.padrão" style:family="text">
      <style:text-properties fo:language="en" fo:country="US" style:language-asian="en" style:country-asian="US" style:language-complex="ar" style:country-complex="SA"/>
    </style:style>
    <style:style style:name="P181" style:parent-style-name="Normal" style:family="paragraph">
      <style:paragraph-properties fo:margin-top="0.0076in" fo:margin-left="0.0277in">
        <style:tab-stops/>
      </style:paragraph-properties>
    </style:style>
    <style:style style:name="T182" style:parent-style-name="Fonteparág.padrão" style:family="text">
      <style:text-properties style:font-name="Arial" fo:color="#C7C8CA" style:text-scale="110%" fo:font-size="18pt" style:font-size-asian="18pt"/>
    </style:style>
    <style:style style:name="T183" style:parent-style-name="Fonteparág.padrão" style:family="text">
      <style:text-properties fo:language="en" fo:country="US" style:language-asian="en" style:country-asian="US" style:language-complex="ar" style:country-complex="SA"/>
    </style:style>
    <style:style style:name="P184" style:parent-style-name="Normal" style:family="paragraph">
      <style:paragraph-properties fo:margin-top="0.0097in" fo:line-height="106%" fo:margin-left="0.0138in">
        <style:tab-stops/>
      </style:paragraph-properties>
    </style:style>
    <style:style style:name="T185" style:parent-style-name="Fonteparág.padrão" style:family="text">
      <style:text-properties style:font-name="Gill Sans MT" fo:color="#939598" fo:font-size="6pt" style:font-size-asian="6pt"/>
    </style:style>
    <style:style style:name="T186" style:parent-style-name="Fonteparág.padrão" style:family="text">
      <style:text-properties style:font-name="Gill Sans MT" fo:color="#C9302E" fo:font-size="7pt" style:font-size-asian="7pt"/>
    </style:style>
    <style:style style:name="T187" style:parent-style-name="Fonteparág.padrão" style:family="text">
      <style:text-properties style:font-name="Gill Sans MT" fo:color="#C9302E" style:text-scale="90%" fo:font-size="7pt" style:font-size-asian="7pt"/>
    </style:style>
    <style:page-layout style:name="PL2">
      <style:page-layout-properties fo:page-width="7.4861in" fo:page-height="10.243in" style:print-orientation="portrait" fo:margin-top="0.6388in" fo:margin-left="0.9027in" fo:margin-bottom="0in" fo:margin-right="0in" style:num-format="1" style:writing-mode="lr-tb">
        <style:footnote-sep style:width="0.007in" style:rel-width="33%" style:color="#000000" style:line-style="solid" style:adjustment="left"/>
      </style:page-layout-properties>
    </style:page-layout>
    <style:style style:name="P577" style:parent-style-name="Corpodetexto" style:family="paragraph">
      <style:paragraph-properties fo:line-height="5%"/>
    </style:style>
    <style:style style:name="T578" style:parent-style-name="Fonteparág.padrão" style:family="text">
      <style:text-properties fo:language="en" fo:country="US" style:language-asian="en" style:country-asian="US" style:language-complex="ar" style:country-complex="SA"/>
    </style:style>
    <style:style style:name="P579" style:parent-style-name="Normal" style:family="paragraph">
      <style:paragraph-properties fo:margin-top="0.0076in" fo:margin-left="0.0138in">
        <style:tab-stops>
          <style:tab-stop style:type="right" style:position="1.9229in"/>
        </style:tab-stops>
      </style:paragraph-properties>
    </style:style>
    <style:style style:name="T580" style:parent-style-name="Fonteparág.padrão" style:family="text">
      <style:text-properties style:font-name="Gill Sans MT" fo:color="#C9302E" fo:letter-spacing="0.0027in" style:text-position="7.1% 100%" fo:font-size="7pt" style:font-size-asian="7pt"/>
    </style:style>
    <style:style style:name="T581" style:parent-style-name="Fonteparág.padrão" style:family="text">
      <style:text-properties style:font-name="Gill Sans MT" fo:color="#C9302E" fo:letter-spacing="-0.0013in" style:text-position="7.1% 100%" fo:font-size="7pt" style:font-size-asian="7pt"/>
    </style:style>
    <style:style style:name="T582" style:parent-style-name="Fonteparág.padrão" style:family="text">
      <style:text-properties style:font-name="Gill Sans MT" fo:color="#C9302E" fo:letter-spacing="0.0041in" style:text-position="7.1% 100%" fo:font-size="7pt" style:font-size-asian="7pt"/>
    </style:style>
    <style:style style:name="T583" style:parent-style-name="Fonteparág.padrão" style:family="text">
      <style:text-properties style:font-name="Gill Sans MT" fo:color="#C9302E" fo:letter-spacing="0.0041in" style:text-position="7.1% 100%" fo:font-size="7pt" style:font-size-asian="7pt"/>
    </style:style>
    <style:style style:name="T584" style:parent-style-name="Fonteparág.padrão" style:family="text">
      <style:text-properties style:font-name="Arial" fo:color="#C7C8CA" fo:font-size="18pt" style:font-size-asian="18pt"/>
    </style:style>
    <style:style style:name="T585" style:parent-style-name="Fonteparág.padrão" style:family="text">
      <style:text-properties fo:language="en" fo:country="US" style:language-asian="en" style:country-asian="US" style:language-complex="ar" style:country-complex="SA"/>
    </style:style>
    <style:style style:name="P586" style:parent-style-name="Normal" style:family="paragraph">
      <style:paragraph-properties fo:margin-top="0.0097in" fo:margin-left="0.0138in">
        <style:tab-stops/>
      </style:paragraph-properties>
    </style:style>
    <style:style style:name="T587" style:parent-style-name="Fonteparág.padrão" style:family="text">
      <style:text-properties style:font-name="Gill Sans MT" fo:color="#C9302E" fo:font-size="7pt" style:font-size-asian="7pt"/>
    </style:style>
    <style:style style:name="T588" style:parent-style-name="Fonteparág.padrão" style:family="text">
      <style:text-properties style:font-name="Gill Sans MT" fo:color="#939598" fo:font-size="6pt" style:font-size-asian="6pt"/>
    </style:style>
    <style:style style:name="P589" style:parent-style-name="Corpodetexto" style:family="paragraph">
      <style:paragraph-properties fo:line-height="5%"/>
    </style:style>
    <style:style style:name="T590" style:parent-style-name="Fonteparág.padrão" style:family="text">
      <style:text-properties fo:language="en" fo:country="US" style:language-asian="en" style:country-asian="US" style:language-complex="ar" style:country-complex="SA"/>
    </style:style>
    <style:style style:name="P591" style:parent-style-name="Normal" style:family="paragraph">
      <style:paragraph-properties fo:margin-top="0.0076in" fo:margin-left="0.0277in">
        <style:tab-stops/>
      </style:paragraph-properties>
    </style:style>
    <style:style style:name="T592" style:parent-style-name="Fonteparág.padrão" style:family="text">
      <style:text-properties style:font-name="Arial" fo:color="#C7C8CA" style:text-scale="110%" fo:font-size="18pt" style:font-size-asian="18pt"/>
    </style:style>
    <style:style style:name="T593" style:parent-style-name="Fonteparág.padrão" style:family="text">
      <style:text-properties fo:language="en" fo:country="US" style:language-asian="en" style:country-asian="US" style:language-complex="ar" style:country-complex="SA"/>
    </style:style>
    <style:style style:name="P594" style:parent-style-name="Normal" style:family="paragraph">
      <style:paragraph-properties fo:margin-top="0.0097in" fo:line-height="106%" fo:margin-left="0.0138in">
        <style:tab-stops/>
      </style:paragraph-properties>
    </style:style>
    <style:style style:name="T595" style:parent-style-name="Fonteparág.padrão" style:family="text">
      <style:text-properties style:font-name="Gill Sans MT" fo:color="#939598" fo:font-size="6pt" style:font-size-asian="6pt"/>
    </style:style>
    <style:style style:name="T596" style:parent-style-name="Fonteparág.padrão" style:family="text">
      <style:text-properties style:font-name="Gill Sans MT" fo:color="#C9302E" fo:font-size="7pt" style:font-size-asian="7pt"/>
    </style:style>
    <style:style style:name="T597" style:parent-style-name="Fonteparág.padrão" style:family="text">
      <style:text-properties style:font-name="Gill Sans MT" fo:color="#C9302E" style:text-scale="90%" fo:font-size="7pt" style:font-size-asian="7pt"/>
    </style:style>
    <style:page-layout style:name="PL3">
      <style:page-layout-properties fo:page-width="7.4861in" fo:page-height="10.243in" style:print-orientation="portrait" fo:margin-top="0.6388in" fo:margin-left="0.9027in" fo:margin-bottom="0.1944in" fo:margin-right="0in" style:num-format="1" style:writing-mode="lr-tb">
        <style:footnote-sep style:width="0.007in" style:rel-width="33%" style:color="#000000" style:line-style="solid" style:adjustment="left"/>
      </style:page-layout-properties>
    </style:page-layout>
    <style:style style:name="P825" style:parent-style-name="Corpodetexto" style:family="paragraph">
      <style:paragraph-properties fo:line-height="5%"/>
    </style:style>
    <style:style style:name="T826" style:parent-style-name="Fonteparág.padrão" style:family="text">
      <style:text-properties fo:language="en" fo:country="US" style:language-asian="en" style:country-asian="US" style:language-complex="ar" style:country-complex="SA"/>
    </style:style>
    <style:style style:name="P827" style:parent-style-name="Normal" style:family="paragraph">
      <style:paragraph-properties fo:margin-top="0.0076in" fo:margin-left="0.0138in">
        <style:tab-stops>
          <style:tab-stop style:type="right" style:position="1.9229in"/>
        </style:tab-stops>
      </style:paragraph-properties>
    </style:style>
    <style:style style:name="T828" style:parent-style-name="Fonteparág.padrão" style:family="text">
      <style:text-properties style:font-name="Gill Sans MT" fo:color="#C9302E" fo:letter-spacing="0.0027in" style:text-position="7.1% 100%" fo:font-size="7pt" style:font-size-asian="7pt"/>
    </style:style>
    <style:style style:name="T829" style:parent-style-name="Fonteparág.padrão" style:family="text">
      <style:text-properties style:font-name="Gill Sans MT" fo:color="#C9302E" fo:letter-spacing="-0.0013in" style:text-position="7.1% 100%" fo:font-size="7pt" style:font-size-asian="7pt"/>
    </style:style>
    <style:style style:name="T830" style:parent-style-name="Fonteparág.padrão" style:family="text">
      <style:text-properties style:font-name="Gill Sans MT" fo:color="#C9302E" fo:letter-spacing="0.0041in" style:text-position="7.1% 100%" fo:font-size="7pt" style:font-size-asian="7pt"/>
    </style:style>
    <style:style style:name="T831" style:parent-style-name="Fonteparág.padrão" style:family="text">
      <style:text-properties style:font-name="Gill Sans MT" fo:color="#C9302E" fo:letter-spacing="0.0041in" style:text-position="7.1% 100%" fo:font-size="7pt" style:font-size-asian="7pt"/>
    </style:style>
    <style:style style:name="T832" style:parent-style-name="Fonteparág.padrão" style:family="text">
      <style:text-properties style:font-name="Arial" fo:color="#C7C8CA" fo:font-size="18pt" style:font-size-asian="18pt"/>
    </style:style>
    <style:style style:name="T833" style:parent-style-name="Fonteparág.padrão" style:family="text">
      <style:text-properties fo:language="en" fo:country="US" style:language-asian="en" style:country-asian="US" style:language-complex="ar" style:country-complex="SA"/>
    </style:style>
    <style:style style:name="P834" style:parent-style-name="Normal" style:family="paragraph">
      <style:paragraph-properties fo:margin-top="0.0097in" fo:margin-left="0.0138in">
        <style:tab-stops/>
      </style:paragraph-properties>
    </style:style>
    <style:style style:name="T835" style:parent-style-name="Fonteparág.padrão" style:family="text">
      <style:text-properties style:font-name="Gill Sans MT" fo:color="#C9302E" fo:font-size="7pt" style:font-size-asian="7pt"/>
    </style:style>
    <style:style style:name="T836" style:parent-style-name="Fonteparág.padrão" style:family="text">
      <style:text-properties style:font-name="Gill Sans MT" fo:color="#939598" fo:font-size="6pt" style:font-size-asian="6pt"/>
    </style:style>
    <style:style style:name="P837" style:parent-style-name="Corpodetexto" style:family="paragraph">
      <style:paragraph-properties fo:line-height="5%"/>
    </style:style>
    <style:style style:name="T838" style:parent-style-name="Fonteparág.padrão" style:family="text">
      <style:text-properties fo:language="en" fo:country="US" style:language-asian="en" style:country-asian="US" style:language-complex="ar" style:country-complex="SA"/>
    </style:style>
    <style:style style:name="P839" style:parent-style-name="Normal" style:family="paragraph">
      <style:paragraph-properties fo:margin-top="0.0076in" fo:margin-left="0.0277in">
        <style:tab-stops/>
      </style:paragraph-properties>
    </style:style>
    <style:style style:name="T840" style:parent-style-name="Fonteparág.padrão" style:family="text">
      <style:text-properties style:font-name="Arial" fo:color="#C7C8CA" style:text-scale="110%" fo:font-size="18pt" style:font-size-asian="18pt"/>
    </style:style>
    <style:style style:name="T841" style:parent-style-name="Fonteparág.padrão" style:family="text">
      <style:text-properties fo:language="en" fo:country="US" style:language-asian="en" style:country-asian="US" style:language-complex="ar" style:country-complex="SA"/>
    </style:style>
    <style:style style:name="P842" style:parent-style-name="Normal" style:family="paragraph">
      <style:paragraph-properties fo:margin-top="0.0097in" fo:line-height="106%" fo:margin-left="0.0138in">
        <style:tab-stops/>
      </style:paragraph-properties>
    </style:style>
    <style:style style:name="T843" style:parent-style-name="Fonteparág.padrão" style:family="text">
      <style:text-properties style:font-name="Gill Sans MT" fo:color="#939598" fo:font-size="6pt" style:font-size-asian="6pt"/>
    </style:style>
    <style:style style:name="T844" style:parent-style-name="Fonteparág.padrão" style:family="text">
      <style:text-properties style:font-name="Gill Sans MT" fo:color="#C9302E" fo:font-size="7pt" style:font-size-asian="7pt"/>
    </style:style>
    <style:style style:name="T845" style:parent-style-name="Fonteparág.padrão" style:family="text">
      <style:text-properties style:font-name="Gill Sans MT" fo:color="#C9302E" style:text-scale="90%" fo:font-size="7pt" style:font-size-asian="7pt"/>
    </style:style>
    <style:page-layout style:name="PL4">
      <style:page-layout-properties fo:page-width="7.4861in" fo:page-height="10.243in" style:print-orientation="portrait" fo:margin-top="0.6388in" fo:margin-left="0.9027in" fo:margin-bottom="0in" fo:margin-right="0in" style:num-format="1" style:writing-mode="lr-tb">
        <style:footnote-sep style:width="0.007in" style:rel-width="33%" style:color="#000000" style:line-style="solid" style:adjustment="left"/>
      </style:page-layout-properties>
    </style:page-layout>
    <style:style style:name="P1117" style:parent-style-name="Corpodetexto" style:family="paragraph">
      <style:paragraph-properties fo:line-height="5%"/>
    </style:style>
    <style:style style:name="T1118" style:parent-style-name="Fonteparág.padrão" style:family="text">
      <style:text-properties fo:language="en" fo:country="US" style:language-asian="en" style:country-asian="US" style:language-complex="ar" style:country-complex="SA"/>
    </style:style>
    <style:style style:name="P1119" style:parent-style-name="Normal" style:family="paragraph">
      <style:paragraph-properties fo:margin-top="0.0076in" fo:margin-left="0.0138in">
        <style:tab-stops>
          <style:tab-stop style:type="right" style:position="1.9229in"/>
        </style:tab-stops>
      </style:paragraph-properties>
    </style:style>
    <style:style style:name="T1120" style:parent-style-name="Fonteparág.padrão" style:family="text">
      <style:text-properties style:font-name="Gill Sans MT" fo:color="#C9302E" fo:letter-spacing="0.0027in" style:text-position="7.1% 100%" fo:font-size="7pt" style:font-size-asian="7pt"/>
    </style:style>
    <style:style style:name="T1121" style:parent-style-name="Fonteparág.padrão" style:family="text">
      <style:text-properties style:font-name="Gill Sans MT" fo:color="#C9302E" fo:letter-spacing="-0.0013in" style:text-position="7.1% 100%" fo:font-size="7pt" style:font-size-asian="7pt"/>
    </style:style>
    <style:style style:name="T1122" style:parent-style-name="Fonteparág.padrão" style:family="text">
      <style:text-properties style:font-name="Gill Sans MT" fo:color="#C9302E" fo:letter-spacing="0.0041in" style:text-position="7.1% 100%" fo:font-size="7pt" style:font-size-asian="7pt"/>
    </style:style>
    <style:style style:name="T1123" style:parent-style-name="Fonteparág.padrão" style:family="text">
      <style:text-properties style:font-name="Gill Sans MT" fo:color="#C9302E" fo:letter-spacing="0.0041in" style:text-position="7.1% 100%" fo:font-size="7pt" style:font-size-asian="7pt"/>
    </style:style>
    <style:style style:name="T1124" style:parent-style-name="Fonteparág.padrão" style:family="text">
      <style:text-properties style:font-name="Arial" fo:color="#C7C8CA" fo:font-size="18pt" style:font-size-asian="18pt"/>
    </style:style>
    <style:style style:name="T1125" style:parent-style-name="Fonteparág.padrão" style:family="text">
      <style:text-properties fo:language="en" fo:country="US" style:language-asian="en" style:country-asian="US" style:language-complex="ar" style:country-complex="SA"/>
    </style:style>
    <style:style style:name="P1126" style:parent-style-name="Normal" style:family="paragraph">
      <style:paragraph-properties fo:margin-top="0.0097in" fo:margin-left="0.0138in">
        <style:tab-stops/>
      </style:paragraph-properties>
    </style:style>
    <style:style style:name="T1127" style:parent-style-name="Fonteparág.padrão" style:family="text">
      <style:text-properties style:font-name="Gill Sans MT" fo:color="#C9302E" fo:font-size="7pt" style:font-size-asian="7pt"/>
    </style:style>
    <style:style style:name="T1128" style:parent-style-name="Fonteparág.padrão" style:family="text">
      <style:text-properties style:font-name="Gill Sans MT" fo:color="#939598" fo:font-size="6pt" style:font-size-asian="6pt"/>
    </style:style>
    <style:style style:name="P1129" style:parent-style-name="Corpodetexto" style:family="paragraph">
      <style:paragraph-properties fo:line-height="5%"/>
    </style:style>
    <style:style style:name="T1130" style:parent-style-name="Fonteparág.padrão" style:family="text">
      <style:text-properties fo:language="en" fo:country="US" style:language-asian="en" style:country-asian="US" style:language-complex="ar" style:country-complex="SA"/>
    </style:style>
    <style:style style:name="P1131" style:parent-style-name="Normal" style:family="paragraph">
      <style:paragraph-properties fo:margin-top="0.0076in" fo:margin-left="0.0277in">
        <style:tab-stops/>
      </style:paragraph-properties>
    </style:style>
    <style:style style:name="T1132" style:parent-style-name="Fonteparág.padrão" style:family="text">
      <style:text-properties style:font-name="Arial" fo:color="#C7C8CA" style:text-scale="110%" fo:font-size="18pt" style:font-size-asian="18pt"/>
    </style:style>
    <style:style style:name="T1133" style:parent-style-name="Fonteparág.padrão" style:family="text">
      <style:text-properties fo:language="en" fo:country="US" style:language-asian="en" style:country-asian="US" style:language-complex="ar" style:country-complex="SA"/>
    </style:style>
    <style:style style:name="P1134" style:parent-style-name="Normal" style:family="paragraph">
      <style:paragraph-properties fo:margin-top="0.0097in" fo:line-height="106%" fo:margin-left="0.0138in">
        <style:tab-stops/>
      </style:paragraph-properties>
    </style:style>
    <style:style style:name="T1135" style:parent-style-name="Fonteparág.padrão" style:family="text">
      <style:text-properties style:font-name="Gill Sans MT" fo:color="#939598" fo:font-size="6pt" style:font-size-asian="6pt"/>
    </style:style>
    <style:style style:name="T1136" style:parent-style-name="Fonteparág.padrão" style:family="text">
      <style:text-properties style:font-name="Gill Sans MT" fo:color="#C9302E" fo:font-size="7pt" style:font-size-asian="7pt"/>
    </style:style>
    <style:style style:name="T1137" style:parent-style-name="Fonteparág.padrão" style:family="text">
      <style:text-properties style:font-name="Gill Sans MT" fo:color="#C9302E" style:text-scale="90%" fo:font-size="7pt" style:font-size-asian="7pt"/>
    </style:style>
    <style:page-layout style:name="PL8">
      <style:page-layout-properties fo:page-width="7.4861in" fo:page-height="10.243in" style:print-orientation="portrait" fo:margin-top="0.6388in" fo:margin-left="0.9027in" fo:margin-bottom="0.1944in" fo:margin-right="0in" style:num-format="1" style:writing-mode="lr-tb">
        <style:footnote-sep style:width="0.007in" style:rel-width="33%" style:color="#000000" style:line-style="solid" style:adjustment="left"/>
      </style:page-layout-properties>
    </style:page-layout>
    <style:style style:name="P1391" style:parent-style-name="Corpodetexto" style:family="paragraph">
      <style:paragraph-properties fo:line-height="5%"/>
    </style:style>
    <style:style style:name="T1392" style:parent-style-name="Fonteparág.padrão" style:family="text">
      <style:text-properties fo:language="en" fo:country="US" style:language-asian="en" style:country-asian="US" style:language-complex="ar" style:country-complex="SA"/>
    </style:style>
    <style:style style:name="P1393" style:parent-style-name="Normal" style:family="paragraph">
      <style:paragraph-properties fo:margin-top="0.0076in" fo:margin-left="0.0138in">
        <style:tab-stops>
          <style:tab-stop style:type="right" style:position="1.9229in"/>
        </style:tab-stops>
      </style:paragraph-properties>
    </style:style>
    <style:style style:name="T1394" style:parent-style-name="Fonteparág.padrão" style:family="text">
      <style:text-properties style:font-name="Gill Sans MT" fo:color="#C9302E" fo:letter-spacing="0.0027in" style:text-position="7.1% 100%" fo:font-size="7pt" style:font-size-asian="7pt"/>
    </style:style>
    <style:style style:name="T1395" style:parent-style-name="Fonteparág.padrão" style:family="text">
      <style:text-properties style:font-name="Gill Sans MT" fo:color="#C9302E" fo:letter-spacing="-0.0013in" style:text-position="7.1% 100%" fo:font-size="7pt" style:font-size-asian="7pt"/>
    </style:style>
    <style:style style:name="T1396" style:parent-style-name="Fonteparág.padrão" style:family="text">
      <style:text-properties style:font-name="Gill Sans MT" fo:color="#C9302E" fo:letter-spacing="0.0041in" style:text-position="7.1% 100%" fo:font-size="7pt" style:font-size-asian="7pt"/>
    </style:style>
    <style:style style:name="T1397" style:parent-style-name="Fonteparág.padrão" style:family="text">
      <style:text-properties style:font-name="Gill Sans MT" fo:color="#C9302E" fo:letter-spacing="0.0041in" style:text-position="7.1% 100%" fo:font-size="7pt" style:font-size-asian="7pt"/>
    </style:style>
    <style:style style:name="T1398" style:parent-style-name="Fonteparág.padrão" style:family="text">
      <style:text-properties style:font-name="Arial" fo:color="#C7C8CA" fo:font-size="18pt" style:font-size-asian="18pt"/>
    </style:style>
    <style:style style:name="T1399" style:parent-style-name="Fonteparág.padrão" style:family="text">
      <style:text-properties fo:language="en" fo:country="US" style:language-asian="en" style:country-asian="US" style:language-complex="ar" style:country-complex="SA"/>
    </style:style>
    <style:style style:name="P1400" style:parent-style-name="Normal" style:family="paragraph">
      <style:paragraph-properties fo:margin-top="0.0097in" fo:margin-left="0.0138in">
        <style:tab-stops/>
      </style:paragraph-properties>
    </style:style>
    <style:style style:name="T1401" style:parent-style-name="Fonteparág.padrão" style:family="text">
      <style:text-properties style:font-name="Gill Sans MT" fo:color="#C9302E" fo:font-size="7pt" style:font-size-asian="7pt"/>
    </style:style>
    <style:style style:name="T1402" style:parent-style-name="Fonteparág.padrão" style:family="text">
      <style:text-properties style:font-name="Gill Sans MT" fo:color="#939598" fo:font-size="6pt" style:font-size-asian="6pt"/>
    </style:style>
    <style:style style:name="P1403" style:parent-style-name="Corpodetexto" style:family="paragraph">
      <style:paragraph-properties fo:line-height="5%"/>
    </style:style>
    <style:style style:name="T1404" style:parent-style-name="Fonteparág.padrão" style:family="text">
      <style:text-properties fo:language="en" fo:country="US" style:language-asian="en" style:country-asian="US" style:language-complex="ar" style:country-complex="SA"/>
    </style:style>
    <style:style style:name="P1405" style:parent-style-name="Normal" style:family="paragraph">
      <style:paragraph-properties fo:margin-top="0.0076in" fo:margin-left="0.0277in">
        <style:tab-stops/>
      </style:paragraph-properties>
    </style:style>
    <style:style style:name="T1406" style:parent-style-name="Fonteparág.padrão" style:family="text">
      <style:text-properties style:font-name="Arial" fo:color="#C7C8CA" style:text-scale="110%" fo:font-size="18pt" style:font-size-asian="18pt"/>
    </style:style>
    <style:style style:name="T1407" style:parent-style-name="Fonteparág.padrão" style:family="text">
      <style:text-properties fo:language="en" fo:country="US" style:language-asian="en" style:country-asian="US" style:language-complex="ar" style:country-complex="SA"/>
    </style:style>
    <style:style style:name="P1408" style:parent-style-name="Normal" style:family="paragraph">
      <style:paragraph-properties fo:margin-top="0.0097in" fo:line-height="106%" fo:margin-left="0.0138in">
        <style:tab-stops/>
      </style:paragraph-properties>
    </style:style>
    <style:style style:name="T1409" style:parent-style-name="Fonteparág.padrão" style:family="text">
      <style:text-properties style:font-name="Gill Sans MT" fo:color="#939598" fo:font-size="6pt" style:font-size-asian="6pt"/>
    </style:style>
    <style:style style:name="T1410" style:parent-style-name="Fonteparág.padrão" style:family="text">
      <style:text-properties style:font-name="Gill Sans MT" fo:color="#C9302E" fo:font-size="7pt" style:font-size-asian="7pt"/>
    </style:style>
    <style:style style:name="T1411" style:parent-style-name="Fonteparág.padrão" style:family="text">
      <style:text-properties style:font-name="Gill Sans MT" fo:color="#C9302E" style:text-scale="90%" fo:font-size="7pt" style:font-size-asian="7pt"/>
    </style:style>
    <style:page-layout style:name="PL9">
      <style:page-layout-properties fo:page-width="7.4861in" fo:page-height="10.243in" style:print-orientation="portrait" fo:margin-top="0.6388in" fo:margin-left="0.9027in" fo:margin-bottom="0in" fo:margin-right="0in" style:num-format="1" style:writing-mode="lr-tb">
        <style:footnote-sep style:width="0.007in" style:rel-width="33%" style:color="#000000" style:line-style="solid" style:adjustment="left"/>
      </style:page-layout-properties>
    </style:page-layout>
    <style:style style:name="P1595" style:parent-style-name="Corpodetexto" style:family="paragraph">
      <style:paragraph-properties fo:line-height="5%"/>
    </style:style>
    <style:style style:name="T1596" style:parent-style-name="Fonteparág.padrão" style:family="text">
      <style:text-properties fo:language="en" fo:country="US" style:language-asian="en" style:country-asian="US" style:language-complex="ar" style:country-complex="SA"/>
    </style:style>
    <style:style style:name="P1597" style:parent-style-name="Normal" style:family="paragraph">
      <style:paragraph-properties fo:margin-top="0.0076in" fo:margin-left="0.0138in">
        <style:tab-stops>
          <style:tab-stop style:type="right" style:position="1.9229in"/>
        </style:tab-stops>
      </style:paragraph-properties>
    </style:style>
    <style:style style:name="T1598" style:parent-style-name="Fonteparág.padrão" style:family="text">
      <style:text-properties style:font-name="Gill Sans MT" fo:color="#C9302E" fo:letter-spacing="0.0027in" style:text-position="7.1% 100%" fo:font-size="7pt" style:font-size-asian="7pt"/>
    </style:style>
    <style:style style:name="T1599" style:parent-style-name="Fonteparág.padrão" style:family="text">
      <style:text-properties style:font-name="Gill Sans MT" fo:color="#C9302E" fo:letter-spacing="-0.0013in" style:text-position="7.1% 100%" fo:font-size="7pt" style:font-size-asian="7pt"/>
    </style:style>
    <style:style style:name="T1600" style:parent-style-name="Fonteparág.padrão" style:family="text">
      <style:text-properties style:font-name="Gill Sans MT" fo:color="#C9302E" fo:letter-spacing="0.0041in" style:text-position="7.1% 100%" fo:font-size="7pt" style:font-size-asian="7pt"/>
    </style:style>
    <style:style style:name="T1601" style:parent-style-name="Fonteparág.padrão" style:family="text">
      <style:text-properties style:font-name="Gill Sans MT" fo:color="#C9302E" fo:letter-spacing="0.0041in" style:text-position="7.1% 100%" fo:font-size="7pt" style:font-size-asian="7pt"/>
    </style:style>
    <style:style style:name="T1602" style:parent-style-name="Fonteparág.padrão" style:family="text">
      <style:text-properties style:font-name="Arial" fo:color="#C7C8CA" fo:font-size="18pt" style:font-size-asian="18pt"/>
    </style:style>
    <style:style style:name="T1603" style:parent-style-name="Fonteparág.padrão" style:family="text">
      <style:text-properties fo:language="en" fo:country="US" style:language-asian="en" style:country-asian="US" style:language-complex="ar" style:country-complex="SA"/>
    </style:style>
    <style:style style:name="P1604" style:parent-style-name="Normal" style:family="paragraph">
      <style:paragraph-properties fo:margin-top="0.0097in" fo:margin-left="0.0138in">
        <style:tab-stops/>
      </style:paragraph-properties>
    </style:style>
    <style:style style:name="T1605" style:parent-style-name="Fonteparág.padrão" style:family="text">
      <style:text-properties style:font-name="Gill Sans MT" fo:color="#C9302E" fo:font-size="7pt" style:font-size-asian="7pt"/>
    </style:style>
    <style:style style:name="T1606" style:parent-style-name="Fonteparág.padrão" style:family="text">
      <style:text-properties style:font-name="Gill Sans MT" fo:color="#939598" fo:font-size="6pt" style:font-size-asian="6pt"/>
    </style:style>
    <style:style style:name="P1607" style:parent-style-name="Corpodetexto" style:family="paragraph">
      <style:paragraph-properties fo:line-height="5%"/>
    </style:style>
    <style:style style:name="T1608" style:parent-style-name="Fonteparág.padrão" style:family="text">
      <style:text-properties fo:language="en" fo:country="US" style:language-asian="en" style:country-asian="US" style:language-complex="ar" style:country-complex="SA"/>
    </style:style>
    <style:style style:name="P1609" style:parent-style-name="Normal" style:family="paragraph">
      <style:paragraph-properties fo:margin-top="0.0076in" fo:margin-left="0.0277in">
        <style:tab-stops/>
      </style:paragraph-properties>
    </style:style>
    <style:style style:name="T1610" style:parent-style-name="Fonteparág.padrão" style:family="text">
      <style:text-properties style:font-name="Arial" fo:color="#C7C8CA" style:text-scale="110%" fo:font-size="18pt" style:font-size-asian="18pt"/>
    </style:style>
    <style:style style:name="T1611" style:parent-style-name="Fonteparág.padrão" style:family="text">
      <style:text-properties fo:language="en" fo:country="US" style:language-asian="en" style:country-asian="US" style:language-complex="ar" style:country-complex="SA"/>
    </style:style>
    <style:style style:name="P1612" style:parent-style-name="Normal" style:family="paragraph">
      <style:paragraph-properties fo:margin-top="0.0097in" fo:line-height="106%" fo:margin-left="0.0138in">
        <style:tab-stops/>
      </style:paragraph-properties>
    </style:style>
    <style:style style:name="T1613" style:parent-style-name="Fonteparág.padrão" style:family="text">
      <style:text-properties style:font-name="Gill Sans MT" fo:color="#939598" fo:font-size="6pt" style:font-size-asian="6pt"/>
    </style:style>
    <style:style style:name="T1614" style:parent-style-name="Fonteparág.padrão" style:family="text">
      <style:text-properties style:font-name="Gill Sans MT" fo:color="#C9302E" fo:font-size="7pt" style:font-size-asian="7pt"/>
    </style:style>
    <style:style style:name="T1615" style:parent-style-name="Fonteparág.padrão" style:family="text">
      <style:text-properties style:font-name="Gill Sans MT" fo:color="#C9302E" style:text-scale="90%" fo:font-size="7pt" style:font-size-asian="7pt"/>
    </style:style>
    <style:page-layout style:name="PL12">
      <style:page-layout-properties fo:page-width="7.4861in" fo:page-height="10.243in" style:print-orientation="portrait" fo:margin-top="0.6388in" fo:margin-left="0.9027in" fo:margin-bottom="0.1944in" fo:margin-right="0in" style:num-format="1" style:writing-mode="lr-tb">
        <style:footnote-sep style:width="0.007in" style:rel-width="33%" style:color="#000000" style:line-style="solid" style:adjustment="left"/>
      </style:page-layout-properties>
    </style:page-layout>
    <style:style style:name="P1780" style:parent-style-name="Corpodetexto" style:family="paragraph">
      <style:paragraph-properties fo:line-height="5%"/>
    </style:style>
    <style:style style:name="T1781" style:parent-style-name="Fonteparág.padrão" style:family="text">
      <style:text-properties fo:language="en" fo:country="US" style:language-asian="en" style:country-asian="US" style:language-complex="ar" style:country-complex="SA"/>
    </style:style>
    <style:style style:name="P1782" style:parent-style-name="Normal" style:family="paragraph">
      <style:paragraph-properties fo:margin-top="0.0076in" fo:margin-left="0.0138in">
        <style:tab-stops>
          <style:tab-stop style:type="right" style:position="1.9229in"/>
        </style:tab-stops>
      </style:paragraph-properties>
    </style:style>
    <style:style style:name="T1783" style:parent-style-name="Fonteparág.padrão" style:family="text">
      <style:text-properties style:font-name="Gill Sans MT" fo:color="#C9302E" fo:letter-spacing="0.0027in" style:text-position="7.1% 100%" fo:font-size="7pt" style:font-size-asian="7pt"/>
    </style:style>
    <style:style style:name="T1784" style:parent-style-name="Fonteparág.padrão" style:family="text">
      <style:text-properties style:font-name="Gill Sans MT" fo:color="#C9302E" fo:letter-spacing="-0.0013in" style:text-position="7.1% 100%" fo:font-size="7pt" style:font-size-asian="7pt"/>
    </style:style>
    <style:style style:name="T1785" style:parent-style-name="Fonteparág.padrão" style:family="text">
      <style:text-properties style:font-name="Gill Sans MT" fo:color="#C9302E" fo:letter-spacing="0.0041in" style:text-position="7.1% 100%" fo:font-size="7pt" style:font-size-asian="7pt"/>
    </style:style>
    <style:style style:name="T1786" style:parent-style-name="Fonteparág.padrão" style:family="text">
      <style:text-properties style:font-name="Gill Sans MT" fo:color="#C9302E" fo:letter-spacing="0.0041in" style:text-position="7.1% 100%" fo:font-size="7pt" style:font-size-asian="7pt"/>
    </style:style>
    <style:style style:name="T1787" style:parent-style-name="Fonteparág.padrão" style:family="text">
      <style:text-properties style:font-name="Arial" fo:color="#C7C8CA" fo:font-size="18pt" style:font-size-asian="18pt"/>
    </style:style>
    <style:style style:name="T1788" style:parent-style-name="Fonteparág.padrão" style:family="text">
      <style:text-properties fo:language="en" fo:country="US" style:language-asian="en" style:country-asian="US" style:language-complex="ar" style:country-complex="SA"/>
    </style:style>
    <style:style style:name="P1789" style:parent-style-name="Normal" style:family="paragraph">
      <style:paragraph-properties fo:margin-top="0.0097in" fo:margin-left="0.0138in">
        <style:tab-stops/>
      </style:paragraph-properties>
    </style:style>
    <style:style style:name="T1790" style:parent-style-name="Fonteparág.padrão" style:family="text">
      <style:text-properties style:font-name="Gill Sans MT" fo:color="#C9302E" fo:font-size="7pt" style:font-size-asian="7pt"/>
    </style:style>
    <style:style style:name="T1791" style:parent-style-name="Fonteparág.padrão" style:family="text">
      <style:text-properties style:font-name="Gill Sans MT" fo:color="#939598" fo:font-size="6pt" style:font-size-asian="6pt"/>
    </style:style>
    <style:style style:name="P1792" style:parent-style-name="Corpodetexto" style:family="paragraph">
      <style:paragraph-properties fo:line-height="5%"/>
    </style:style>
    <style:style style:name="T1793" style:parent-style-name="Fonteparág.padrão" style:family="text">
      <style:text-properties fo:language="en" fo:country="US" style:language-asian="en" style:country-asian="US" style:language-complex="ar" style:country-complex="SA"/>
    </style:style>
    <style:style style:name="P1794" style:parent-style-name="Normal" style:family="paragraph">
      <style:paragraph-properties fo:margin-top="0.0076in" fo:margin-left="0.0277in">
        <style:tab-stops/>
      </style:paragraph-properties>
    </style:style>
    <style:style style:name="T1795" style:parent-style-name="Fonteparág.padrão" style:family="text">
      <style:text-properties style:font-name="Arial" fo:color="#C7C8CA" style:text-scale="110%" fo:font-size="18pt" style:font-size-asian="18pt"/>
    </style:style>
    <style:style style:name="T1796" style:parent-style-name="Fonteparág.padrão" style:family="text">
      <style:text-properties fo:language="en" fo:country="US" style:language-asian="en" style:country-asian="US" style:language-complex="ar" style:country-complex="SA"/>
    </style:style>
    <style:style style:name="P1797" style:parent-style-name="Normal" style:family="paragraph">
      <style:paragraph-properties fo:margin-top="0.0097in" fo:line-height="106%" fo:margin-left="0.0138in">
        <style:tab-stops/>
      </style:paragraph-properties>
    </style:style>
    <style:style style:name="T1798" style:parent-style-name="Fonteparág.padrão" style:family="text">
      <style:text-properties style:font-name="Gill Sans MT" fo:color="#939598" fo:font-size="6pt" style:font-size-asian="6pt"/>
    </style:style>
    <style:style style:name="T1799" style:parent-style-name="Fonteparág.padrão" style:family="text">
      <style:text-properties style:font-name="Gill Sans MT" fo:color="#C9302E" fo:font-size="7pt" style:font-size-asian="7pt"/>
    </style:style>
    <style:style style:name="T1800" style:parent-style-name="Fonteparág.padrão" style:family="text">
      <style:text-properties style:font-name="Gill Sans MT" fo:color="#C9302E" style:text-scale="90%" fo:font-size="7pt" style:font-size-asian="7pt"/>
    </style:style>
    <style:page-layout style:name="PL13">
      <style:page-layout-properties fo:page-width="7.4861in" fo:page-height="10.243in" style:print-orientation="portrait" fo:margin-top="0.6388in" fo:margin-left="0.9027in" fo:margin-bottom="0in" fo:margin-right="0in" style:num-format="1" style:writing-mode="lr-tb">
        <style:footnote-sep style:width="0.007in" style:rel-width="33%" style:color="#000000" style:line-style="solid" style:adjustment="left"/>
      </style:page-layout-properties>
    </style:page-layout>
    <style:style style:name="P2219" style:parent-style-name="Corpodetexto" style:family="paragraph">
      <style:paragraph-properties fo:line-height="5%"/>
    </style:style>
    <style:style style:name="T2220" style:parent-style-name="Fonteparág.padrão" style:family="text">
      <style:text-properties fo:language="en" fo:country="US" style:language-asian="en" style:country-asian="US" style:language-complex="ar" style:country-complex="SA"/>
    </style:style>
    <style:style style:name="P2221" style:parent-style-name="Normal" style:family="paragraph">
      <style:paragraph-properties fo:margin-top="0.0076in" fo:margin-left="0.0138in">
        <style:tab-stops>
          <style:tab-stop style:type="right" style:position="1.9229in"/>
        </style:tab-stops>
      </style:paragraph-properties>
    </style:style>
    <style:style style:name="T2222" style:parent-style-name="Fonteparág.padrão" style:family="text">
      <style:text-properties style:font-name="Gill Sans MT" fo:color="#C9302E" fo:letter-spacing="0.0027in" style:text-position="7.1% 100%" fo:font-size="7pt" style:font-size-asian="7pt"/>
    </style:style>
    <style:style style:name="T2223" style:parent-style-name="Fonteparág.padrão" style:family="text">
      <style:text-properties style:font-name="Gill Sans MT" fo:color="#C9302E" fo:letter-spacing="-0.0013in" style:text-position="7.1% 100%" fo:font-size="7pt" style:font-size-asian="7pt"/>
    </style:style>
    <style:style style:name="T2224" style:parent-style-name="Fonteparág.padrão" style:family="text">
      <style:text-properties style:font-name="Gill Sans MT" fo:color="#C9302E" fo:letter-spacing="0.0041in" style:text-position="7.1% 100%" fo:font-size="7pt" style:font-size-asian="7pt"/>
    </style:style>
    <style:style style:name="T2225" style:parent-style-name="Fonteparág.padrão" style:family="text">
      <style:text-properties style:font-name="Gill Sans MT" fo:color="#C9302E" fo:letter-spacing="0.0041in" style:text-position="7.1% 100%" fo:font-size="7pt" style:font-size-asian="7pt"/>
    </style:style>
    <style:style style:name="T2226" style:parent-style-name="Fonteparág.padrão" style:family="text">
      <style:text-properties style:font-name="Arial" fo:color="#C7C8CA" fo:font-size="18pt" style:font-size-asian="18pt"/>
    </style:style>
    <style:style style:name="T2227" style:parent-style-name="Fonteparág.padrão" style:family="text">
      <style:text-properties fo:language="en" fo:country="US" style:language-asian="en" style:country-asian="US" style:language-complex="ar" style:country-complex="SA"/>
    </style:style>
    <style:style style:name="P2228" style:parent-style-name="Normal" style:family="paragraph">
      <style:paragraph-properties fo:margin-top="0.0097in" fo:margin-left="0.0138in">
        <style:tab-stops/>
      </style:paragraph-properties>
    </style:style>
    <style:style style:name="T2229" style:parent-style-name="Fonteparág.padrão" style:family="text">
      <style:text-properties style:font-name="Gill Sans MT" fo:color="#C9302E" fo:font-size="7pt" style:font-size-asian="7pt"/>
    </style:style>
    <style:style style:name="T2230" style:parent-style-name="Fonteparág.padrão" style:family="text">
      <style:text-properties style:font-name="Gill Sans MT" fo:color="#939598" fo:font-size="6pt" style:font-size-asian="6pt"/>
    </style:style>
    <style:style style:name="P2231" style:parent-style-name="Corpodetexto" style:family="paragraph">
      <style:paragraph-properties fo:line-height="5%"/>
    </style:style>
    <style:style style:name="T2232" style:parent-style-name="Fonteparág.padrão" style:family="text">
      <style:text-properties fo:language="en" fo:country="US" style:language-asian="en" style:country-asian="US" style:language-complex="ar" style:country-complex="SA"/>
    </style:style>
    <style:style style:name="P2233" style:parent-style-name="Normal" style:family="paragraph">
      <style:paragraph-properties fo:margin-top="0.0076in" fo:margin-left="0.0277in">
        <style:tab-stops/>
      </style:paragraph-properties>
    </style:style>
    <style:style style:name="T2234" style:parent-style-name="Fonteparág.padrão" style:family="text">
      <style:text-properties style:font-name="Arial" fo:color="#C7C8CA" style:text-scale="110%" fo:font-size="18pt" style:font-size-asian="18pt"/>
    </style:style>
    <style:style style:name="T2235" style:parent-style-name="Fonteparág.padrão" style:family="text">
      <style:text-properties fo:language="en" fo:country="US" style:language-asian="en" style:country-asian="US" style:language-complex="ar" style:country-complex="SA"/>
    </style:style>
    <style:style style:name="P2236" style:parent-style-name="Normal" style:family="paragraph">
      <style:paragraph-properties fo:margin-top="0.0097in" fo:line-height="106%" fo:margin-left="0.0138in">
        <style:tab-stops/>
      </style:paragraph-properties>
    </style:style>
    <style:style style:name="T2237" style:parent-style-name="Fonteparág.padrão" style:family="text">
      <style:text-properties style:font-name="Gill Sans MT" fo:color="#939598" fo:font-size="6pt" style:font-size-asian="6pt"/>
    </style:style>
    <style:style style:name="T2238" style:parent-style-name="Fonteparág.padrão" style:family="text">
      <style:text-properties style:font-name="Gill Sans MT" fo:color="#C9302E" fo:font-size="7pt" style:font-size-asian="7pt"/>
    </style:style>
    <style:style style:name="T2239" style:parent-style-name="Fonteparág.padrão" style:family="text">
      <style:text-properties style:font-name="Gill Sans MT" fo:color="#C9302E" style:text-scale="90%" fo:font-size="7pt" style:font-size-asian="7pt"/>
    </style:style>
    <style:page-layout style:name="PL14">
      <style:page-layout-properties fo:page-width="7.4861in" fo:page-height="10.243in" style:print-orientation="portrait" fo:margin-top="0.6388in" fo:margin-left="0.9027in" fo:margin-bottom="0.1944in" fo:margin-right="0in" style:num-format="1" style:writing-mode="lr-tb">
        <style:footnote-sep style:width="0.007in" style:rel-width="33%" style:color="#000000" style:line-style="solid" style:adjustment="left"/>
      </style:page-layout-properties>
    </style:page-layout>
    <style:style style:name="P2407" style:parent-style-name="Corpodetexto" style:family="paragraph">
      <style:paragraph-properties fo:line-height="5%"/>
    </style:style>
    <style:style style:name="T2408" style:parent-style-name="Fonteparág.padrão" style:family="text">
      <style:text-properties fo:language="en" fo:country="US" style:language-asian="en" style:country-asian="US" style:language-complex="ar" style:country-complex="SA"/>
    </style:style>
    <style:style style:name="P2409" style:parent-style-name="Normal" style:family="paragraph">
      <style:paragraph-properties fo:margin-top="0.0076in" fo:margin-left="0.0138in">
        <style:tab-stops>
          <style:tab-stop style:type="right" style:position="1.9229in"/>
        </style:tab-stops>
      </style:paragraph-properties>
    </style:style>
    <style:style style:name="T2410" style:parent-style-name="Fonteparág.padrão" style:family="text">
      <style:text-properties style:font-name="Gill Sans MT" fo:color="#C9302E" fo:letter-spacing="0.0027in" style:text-position="7.1% 100%" fo:font-size="7pt" style:font-size-asian="7pt"/>
    </style:style>
    <style:style style:name="T2411" style:parent-style-name="Fonteparág.padrão" style:family="text">
      <style:text-properties style:font-name="Gill Sans MT" fo:color="#C9302E" fo:letter-spacing="-0.0013in" style:text-position="7.1% 100%" fo:font-size="7pt" style:font-size-asian="7pt"/>
    </style:style>
    <style:style style:name="T2412" style:parent-style-name="Fonteparág.padrão" style:family="text">
      <style:text-properties style:font-name="Gill Sans MT" fo:color="#C9302E" fo:letter-spacing="0.0041in" style:text-position="7.1% 100%" fo:font-size="7pt" style:font-size-asian="7pt"/>
    </style:style>
    <style:style style:name="T2413" style:parent-style-name="Fonteparág.padrão" style:family="text">
      <style:text-properties style:font-name="Gill Sans MT" fo:color="#C9302E" fo:letter-spacing="0.0041in" style:text-position="7.1% 100%" fo:font-size="7pt" style:font-size-asian="7pt"/>
    </style:style>
    <style:style style:name="T2414" style:parent-style-name="Fonteparág.padrão" style:family="text">
      <style:text-properties style:font-name="Arial" fo:color="#C7C8CA" fo:font-size="18pt" style:font-size-asian="18pt"/>
    </style:style>
    <style:style style:name="T2415" style:parent-style-name="Fonteparág.padrão" style:family="text">
      <style:text-properties fo:language="en" fo:country="US" style:language-asian="en" style:country-asian="US" style:language-complex="ar" style:country-complex="SA"/>
    </style:style>
    <style:style style:name="P2416" style:parent-style-name="Normal" style:family="paragraph">
      <style:paragraph-properties fo:margin-top="0.0097in" fo:margin-left="0.0138in">
        <style:tab-stops/>
      </style:paragraph-properties>
    </style:style>
    <style:style style:name="T2417" style:parent-style-name="Fonteparág.padrão" style:family="text">
      <style:text-properties style:font-name="Gill Sans MT" fo:color="#C9302E" fo:font-size="7pt" style:font-size-asian="7pt"/>
    </style:style>
    <style:style style:name="T2418" style:parent-style-name="Fonteparág.padrão" style:family="text">
      <style:text-properties style:font-name="Gill Sans MT" fo:color="#939598" fo:font-size="6pt" style:font-size-asian="6pt"/>
    </style:style>
    <style:style style:name="P2419" style:parent-style-name="Corpodetexto" style:family="paragraph">
      <style:paragraph-properties fo:line-height="5%"/>
    </style:style>
    <style:style style:name="T2420" style:parent-style-name="Fonteparág.padrão" style:family="text">
      <style:text-properties fo:language="en" fo:country="US" style:language-asian="en" style:country-asian="US" style:language-complex="ar" style:country-complex="SA"/>
    </style:style>
    <style:style style:name="P2421" style:parent-style-name="Normal" style:family="paragraph">
      <style:paragraph-properties fo:margin-top="0.0076in" fo:margin-left="0.0277in">
        <style:tab-stops/>
      </style:paragraph-properties>
    </style:style>
    <style:style style:name="T2422" style:parent-style-name="Fonteparág.padrão" style:family="text">
      <style:text-properties style:font-name="Arial" fo:color="#C7C8CA" style:text-scale="110%" fo:font-size="18pt" style:font-size-asian="18pt"/>
    </style:style>
    <style:style style:name="T2423" style:parent-style-name="Fonteparág.padrão" style:family="text">
      <style:text-properties fo:language="en" fo:country="US" style:language-asian="en" style:country-asian="US" style:language-complex="ar" style:country-complex="SA"/>
    </style:style>
    <style:style style:name="P2424" style:parent-style-name="Normal" style:family="paragraph">
      <style:paragraph-properties fo:margin-top="0.0097in" fo:line-height="106%" fo:margin-left="0.0138in">
        <style:tab-stops/>
      </style:paragraph-properties>
    </style:style>
    <style:style style:name="T2425" style:parent-style-name="Fonteparág.padrão" style:family="text">
      <style:text-properties style:font-name="Gill Sans MT" fo:color="#939598" fo:font-size="6pt" style:font-size-asian="6pt"/>
    </style:style>
    <style:style style:name="T2426" style:parent-style-name="Fonteparág.padrão" style:family="text">
      <style:text-properties style:font-name="Gill Sans MT" fo:color="#C9302E" fo:font-size="7pt" style:font-size-asian="7pt"/>
    </style:style>
    <style:style style:name="T2427" style:parent-style-name="Fonteparág.padrão" style:family="text">
      <style:text-properties style:font-name="Gill Sans MT" fo:color="#C9302E" style:text-scale="90%" fo:font-size="7pt" style:font-size-asian="7pt"/>
    </style:style>
    <style:page-layout style:name="PL27">
      <style:page-layout-properties fo:page-width="7.4861in" fo:page-height="10.243in" style:print-orientation="portrait" fo:margin-top="0.6388in" fo:margin-left="0.9027in" fo:margin-bottom="0in" fo:margin-right="0in" style:num-format="1" style:writing-mode="lr-tb">
        <style:footnote-sep style:width="0.007in" style:rel-width="33%" style:color="#000000" style:line-style="solid" style:adjustment="left"/>
      </style:page-layout-properties>
    </style:page-layout>
    <style:style style:name="P2803" style:parent-style-name="Corpodetexto" style:family="paragraph">
      <style:paragraph-properties fo:line-height="5%"/>
    </style:style>
    <style:style style:name="T2804" style:parent-style-name="Fonteparág.padrão" style:family="text">
      <style:text-properties fo:language="en" fo:country="US" style:language-asian="en" style:country-asian="US" style:language-complex="ar" style:country-complex="SA"/>
    </style:style>
    <style:style style:name="P2805" style:parent-style-name="Normal" style:family="paragraph">
      <style:paragraph-properties fo:margin-top="0.0076in" fo:margin-left="0.0138in">
        <style:tab-stops>
          <style:tab-stop style:type="right" style:position="1.9229in"/>
        </style:tab-stops>
      </style:paragraph-properties>
    </style:style>
    <style:style style:name="T2806" style:parent-style-name="Fonteparág.padrão" style:family="text">
      <style:text-properties style:font-name="Gill Sans MT" fo:color="#C9302E" fo:letter-spacing="0.0027in" style:text-position="7.1% 100%" fo:font-size="7pt" style:font-size-asian="7pt"/>
    </style:style>
    <style:style style:name="T2807" style:parent-style-name="Fonteparág.padrão" style:family="text">
      <style:text-properties style:font-name="Gill Sans MT" fo:color="#C9302E" fo:letter-spacing="-0.0013in" style:text-position="7.1% 100%" fo:font-size="7pt" style:font-size-asian="7pt"/>
    </style:style>
    <style:style style:name="T2808" style:parent-style-name="Fonteparág.padrão" style:family="text">
      <style:text-properties style:font-name="Gill Sans MT" fo:color="#C9302E" fo:letter-spacing="0.0041in" style:text-position="7.1% 100%" fo:font-size="7pt" style:font-size-asian="7pt"/>
    </style:style>
    <style:style style:name="T2809" style:parent-style-name="Fonteparág.padrão" style:family="text">
      <style:text-properties style:font-name="Gill Sans MT" fo:color="#C9302E" fo:letter-spacing="0.0041in" style:text-position="7.1% 100%" fo:font-size="7pt" style:font-size-asian="7pt"/>
    </style:style>
    <style:style style:name="T2810" style:parent-style-name="Fonteparág.padrão" style:family="text">
      <style:text-properties style:font-name="Arial" fo:color="#C7C8CA" fo:font-size="18pt" style:font-size-asian="18pt"/>
    </style:style>
    <style:style style:name="T2811" style:parent-style-name="Fonteparág.padrão" style:family="text">
      <style:text-properties fo:language="en" fo:country="US" style:language-asian="en" style:country-asian="US" style:language-complex="ar" style:country-complex="SA"/>
    </style:style>
    <style:style style:name="P2812" style:parent-style-name="Normal" style:family="paragraph">
      <style:paragraph-properties fo:margin-top="0.0097in" fo:margin-left="0.0138in">
        <style:tab-stops/>
      </style:paragraph-properties>
    </style:style>
    <style:style style:name="T2813" style:parent-style-name="Fonteparág.padrão" style:family="text">
      <style:text-properties style:font-name="Gill Sans MT" fo:color="#C9302E" fo:font-size="7pt" style:font-size-asian="7pt"/>
    </style:style>
    <style:style style:name="T2814" style:parent-style-name="Fonteparág.padrão" style:family="text">
      <style:text-properties style:font-name="Gill Sans MT" fo:color="#939598" fo:font-size="6pt" style:font-size-asian="6pt"/>
    </style:style>
    <style:style style:name="P2815" style:parent-style-name="Corpodetexto" style:family="paragraph">
      <style:paragraph-properties fo:line-height="5%"/>
    </style:style>
    <style:style style:name="T2816" style:parent-style-name="Fonteparág.padrão" style:family="text">
      <style:text-properties fo:language="en" fo:country="US" style:language-asian="en" style:country-asian="US" style:language-complex="ar" style:country-complex="SA"/>
    </style:style>
    <style:style style:name="P2817" style:parent-style-name="Normal" style:family="paragraph">
      <style:paragraph-properties fo:margin-top="0.0076in" fo:margin-left="0.0277in">
        <style:tab-stops/>
      </style:paragraph-properties>
    </style:style>
    <style:style style:name="T2818" style:parent-style-name="Fonteparág.padrão" style:family="text">
      <style:text-properties style:font-name="Arial" fo:color="#C7C8CA" style:text-scale="110%" fo:font-size="18pt" style:font-size-asian="18pt"/>
    </style:style>
    <style:style style:name="T2819" style:parent-style-name="Fonteparág.padrão" style:family="text">
      <style:text-properties fo:language="en" fo:country="US" style:language-asian="en" style:country-asian="US" style:language-complex="ar" style:country-complex="SA"/>
    </style:style>
    <style:style style:name="P2820" style:parent-style-name="Normal" style:family="paragraph">
      <style:paragraph-properties fo:margin-top="0.0097in" fo:line-height="106%" fo:margin-left="0.0138in">
        <style:tab-stops/>
      </style:paragraph-properties>
    </style:style>
    <style:style style:name="T2821" style:parent-style-name="Fonteparág.padrão" style:family="text">
      <style:text-properties style:font-name="Gill Sans MT" fo:color="#939598" fo:font-size="6pt" style:font-size-asian="6pt"/>
    </style:style>
    <style:style style:name="T2822" style:parent-style-name="Fonteparág.padrão" style:family="text">
      <style:text-properties style:font-name="Gill Sans MT" fo:color="#C9302E" fo:font-size="7pt" style:font-size-asian="7pt"/>
    </style:style>
    <style:style style:name="T2823" style:parent-style-name="Fonteparág.padrão" style:family="text">
      <style:text-properties style:font-name="Gill Sans MT" fo:color="#C9302E" style:text-scale="90%" fo:font-size="7pt" style:font-size-asian="7pt"/>
    </style:style>
    <style:page-layout style:name="PL28">
      <style:page-layout-properties fo:page-width="7.4861in" fo:page-height="10.243in" style:print-orientation="portrait" fo:margin-top="0.6388in" fo:margin-left="0.9027in" fo:margin-bottom="0.1944in" fo:margin-right="0in" style:num-format="1" style:writing-mode="lr-tb">
        <style:footnote-sep style:width="0.007in" style:rel-width="33%" style:color="#000000" style:line-style="solid" style:adjustment="left"/>
      </style:page-layout-properties>
    </style:page-layout>
    <style:style style:name="P3198" style:parent-style-name="Corpodetexto" style:family="paragraph">
      <style:paragraph-properties fo:line-height="5%"/>
    </style:style>
    <style:style style:name="T3199" style:parent-style-name="Fonteparág.padrão" style:family="text">
      <style:text-properties fo:language="en" fo:country="US" style:language-asian="en" style:country-asian="US" style:language-complex="ar" style:country-complex="SA"/>
    </style:style>
    <style:style style:name="P3200" style:parent-style-name="Normal" style:family="paragraph">
      <style:paragraph-properties fo:margin-top="0.0076in" fo:margin-left="0.0138in">
        <style:tab-stops>
          <style:tab-stop style:type="right" style:position="1.9229in"/>
        </style:tab-stops>
      </style:paragraph-properties>
    </style:style>
    <style:style style:name="T3201" style:parent-style-name="Fonteparág.padrão" style:family="text">
      <style:text-properties style:font-name="Gill Sans MT" fo:color="#C9302E" fo:letter-spacing="0.0027in" style:text-position="7.1% 100%" fo:font-size="7pt" style:font-size-asian="7pt"/>
    </style:style>
    <style:style style:name="T3202" style:parent-style-name="Fonteparág.padrão" style:family="text">
      <style:text-properties style:font-name="Gill Sans MT" fo:color="#C9302E" fo:letter-spacing="-0.0013in" style:text-position="7.1% 100%" fo:font-size="7pt" style:font-size-asian="7pt"/>
    </style:style>
    <style:style style:name="T3203" style:parent-style-name="Fonteparág.padrão" style:family="text">
      <style:text-properties style:font-name="Gill Sans MT" fo:color="#C9302E" fo:letter-spacing="0.0041in" style:text-position="7.1% 100%" fo:font-size="7pt" style:font-size-asian="7pt"/>
    </style:style>
    <style:style style:name="T3204" style:parent-style-name="Fonteparág.padrão" style:family="text">
      <style:text-properties style:font-name="Gill Sans MT" fo:color="#C9302E" fo:letter-spacing="0.0041in" style:text-position="7.1% 100%" fo:font-size="7pt" style:font-size-asian="7pt"/>
    </style:style>
    <style:style style:name="T3205" style:parent-style-name="Fonteparág.padrão" style:family="text">
      <style:text-properties style:font-name="Arial" fo:color="#C7C8CA" fo:font-size="18pt" style:font-size-asian="18pt"/>
    </style:style>
    <style:style style:name="T3206" style:parent-style-name="Fonteparág.padrão" style:family="text">
      <style:text-properties fo:language="en" fo:country="US" style:language-asian="en" style:country-asian="US" style:language-complex="ar" style:country-complex="SA"/>
    </style:style>
    <style:style style:name="P3207" style:parent-style-name="Normal" style:family="paragraph">
      <style:paragraph-properties fo:margin-top="0.0097in" fo:margin-left="0.0138in">
        <style:tab-stops/>
      </style:paragraph-properties>
    </style:style>
    <style:style style:name="T3208" style:parent-style-name="Fonteparág.padrão" style:family="text">
      <style:text-properties style:font-name="Gill Sans MT" fo:color="#C9302E" fo:font-size="7pt" style:font-size-asian="7pt"/>
    </style:style>
    <style:style style:name="T3209" style:parent-style-name="Fonteparág.padrão" style:family="text">
      <style:text-properties style:font-name="Gill Sans MT" fo:color="#939598" fo:font-size="6pt" style:font-size-asian="6pt"/>
    </style:style>
    <style:style style:name="P3210" style:parent-style-name="Corpodetexto" style:family="paragraph">
      <style:paragraph-properties fo:line-height="5%"/>
    </style:style>
    <style:style style:name="T3211" style:parent-style-name="Fonteparág.padrão" style:family="text">
      <style:text-properties fo:language="en" fo:country="US" style:language-asian="en" style:country-asian="US" style:language-complex="ar" style:country-complex="SA"/>
    </style:style>
    <style:style style:name="P3212" style:parent-style-name="Normal" style:family="paragraph">
      <style:paragraph-properties fo:margin-top="0.0076in" fo:margin-left="0.0277in">
        <style:tab-stops/>
      </style:paragraph-properties>
    </style:style>
    <style:style style:name="T3213" style:parent-style-name="Fonteparág.padrão" style:family="text">
      <style:text-properties style:font-name="Arial" fo:color="#C7C8CA" style:text-scale="110%" fo:font-size="18pt" style:font-size-asian="18pt"/>
    </style:style>
    <style:style style:name="T3214" style:parent-style-name="Fonteparág.padrão" style:family="text">
      <style:text-properties fo:language="en" fo:country="US" style:language-asian="en" style:country-asian="US" style:language-complex="ar" style:country-complex="SA"/>
    </style:style>
    <style:style style:name="P3215" style:parent-style-name="Normal" style:family="paragraph">
      <style:paragraph-properties fo:margin-top="0.0097in" fo:line-height="106%" fo:margin-left="0.0138in">
        <style:tab-stops/>
      </style:paragraph-properties>
    </style:style>
    <style:style style:name="T3216" style:parent-style-name="Fonteparág.padrão" style:family="text">
      <style:text-properties style:font-name="Gill Sans MT" fo:color="#939598" fo:font-size="6pt" style:font-size-asian="6pt"/>
    </style:style>
    <style:style style:name="T3217" style:parent-style-name="Fonteparág.padrão" style:family="text">
      <style:text-properties style:font-name="Gill Sans MT" fo:color="#C9302E" fo:font-size="7pt" style:font-size-asian="7pt"/>
    </style:style>
    <style:style style:name="T3218" style:parent-style-name="Fonteparág.padrão" style:family="text">
      <style:text-properties style:font-name="Gill Sans MT" fo:color="#C9302E" style:text-scale="90%" fo:font-size="7pt" style:font-size-asian="7pt"/>
    </style:style>
    <style:page-layout style:name="PL29">
      <style:page-layout-properties fo:page-width="7.4861in" fo:page-height="10.243in" style:print-orientation="portrait" fo:margin-top="0.6388in" fo:margin-left="0.9027in" fo:margin-bottom="0in" fo:margin-right="0in" style:num-format="1" style:writing-mode="lr-tb">
        <style:footnote-sep style:width="0.007in" style:rel-width="33%" style:color="#000000" style:line-style="solid" style:adjustment="left"/>
      </style:page-layout-properties>
    </style:page-layout>
    <style:style style:name="P3344" style:parent-style-name="Corpodetexto" style:family="paragraph">
      <style:paragraph-properties fo:line-height="5%"/>
    </style:style>
    <style:style style:name="T3345" style:parent-style-name="Fonteparág.padrão" style:family="text">
      <style:text-properties fo:language="en" fo:country="US" style:language-asian="en" style:country-asian="US" style:language-complex="ar" style:country-complex="SA"/>
    </style:style>
    <style:style style:name="P3346" style:parent-style-name="Normal" style:family="paragraph">
      <style:paragraph-properties fo:margin-top="0.0076in" fo:margin-left="0.0138in">
        <style:tab-stops>
          <style:tab-stop style:type="right" style:position="1.9229in"/>
        </style:tab-stops>
      </style:paragraph-properties>
    </style:style>
    <style:style style:name="T3347" style:parent-style-name="Fonteparág.padrão" style:family="text">
      <style:text-properties style:font-name="Gill Sans MT" fo:color="#C9302E" fo:letter-spacing="0.0027in" style:text-position="7.1% 100%" fo:font-size="7pt" style:font-size-asian="7pt"/>
    </style:style>
    <style:style style:name="T3348" style:parent-style-name="Fonteparág.padrão" style:family="text">
      <style:text-properties style:font-name="Gill Sans MT" fo:color="#C9302E" fo:letter-spacing="-0.0013in" style:text-position="7.1% 100%" fo:font-size="7pt" style:font-size-asian="7pt"/>
    </style:style>
    <style:style style:name="T3349" style:parent-style-name="Fonteparág.padrão" style:family="text">
      <style:text-properties style:font-name="Gill Sans MT" fo:color="#C9302E" fo:letter-spacing="0.0041in" style:text-position="7.1% 100%" fo:font-size="7pt" style:font-size-asian="7pt"/>
    </style:style>
    <style:style style:name="T3350" style:parent-style-name="Fonteparág.padrão" style:family="text">
      <style:text-properties style:font-name="Gill Sans MT" fo:color="#C9302E" fo:letter-spacing="0.0041in" style:text-position="7.1% 100%" fo:font-size="7pt" style:font-size-asian="7pt"/>
    </style:style>
    <style:style style:name="T3351" style:parent-style-name="Fonteparág.padrão" style:family="text">
      <style:text-properties style:font-name="Arial" fo:color="#C7C8CA" fo:font-size="18pt" style:font-size-asian="18pt"/>
    </style:style>
    <style:style style:name="T3352" style:parent-style-name="Fonteparág.padrão" style:family="text">
      <style:text-properties fo:language="en" fo:country="US" style:language-asian="en" style:country-asian="US" style:language-complex="ar" style:country-complex="SA"/>
    </style:style>
    <style:style style:name="P3353" style:parent-style-name="Normal" style:family="paragraph">
      <style:paragraph-properties fo:margin-top="0.0097in" fo:margin-left="0.0138in">
        <style:tab-stops/>
      </style:paragraph-properties>
    </style:style>
    <style:style style:name="T3354" style:parent-style-name="Fonteparág.padrão" style:family="text">
      <style:text-properties style:font-name="Gill Sans MT" fo:color="#C9302E" fo:font-size="7pt" style:font-size-asian="7pt"/>
    </style:style>
    <style:style style:name="T3355" style:parent-style-name="Fonteparág.padrão" style:family="text">
      <style:text-properties style:font-name="Gill Sans MT" fo:color="#939598" fo:font-size="6pt" style:font-size-asian="6pt"/>
    </style:style>
    <style:style style:name="P3356" style:parent-style-name="Corpodetexto" style:family="paragraph">
      <style:paragraph-properties fo:line-height="5%"/>
    </style:style>
    <style:style style:name="T3357" style:parent-style-name="Fonteparág.padrão" style:family="text">
      <style:text-properties fo:language="en" fo:country="US" style:language-asian="en" style:country-asian="US" style:language-complex="ar" style:country-complex="SA"/>
    </style:style>
    <style:style style:name="P3358" style:parent-style-name="Normal" style:family="paragraph">
      <style:paragraph-properties fo:margin-top="0.0076in" fo:margin-left="0.0277in">
        <style:tab-stops/>
      </style:paragraph-properties>
    </style:style>
    <style:style style:name="T3359" style:parent-style-name="Fonteparág.padrão" style:family="text">
      <style:text-properties style:font-name="Arial" fo:color="#C7C8CA" style:text-scale="110%" fo:font-size="18pt" style:font-size-asian="18pt"/>
    </style:style>
    <style:style style:name="T3360" style:parent-style-name="Fonteparág.padrão" style:family="text">
      <style:text-properties fo:language="en" fo:country="US" style:language-asian="en" style:country-asian="US" style:language-complex="ar" style:country-complex="SA"/>
    </style:style>
    <style:style style:name="P3361" style:parent-style-name="Normal" style:family="paragraph">
      <style:paragraph-properties fo:margin-top="0.0097in" fo:line-height="106%" fo:margin-left="0.0138in">
        <style:tab-stops/>
      </style:paragraph-properties>
    </style:style>
    <style:style style:name="T3362" style:parent-style-name="Fonteparág.padrão" style:family="text">
      <style:text-properties style:font-name="Gill Sans MT" fo:color="#939598" fo:font-size="6pt" style:font-size-asian="6pt"/>
    </style:style>
    <style:style style:name="T3363" style:parent-style-name="Fonteparág.padrão" style:family="text">
      <style:text-properties style:font-name="Gill Sans MT" fo:color="#C9302E" fo:font-size="7pt" style:font-size-asian="7pt"/>
    </style:style>
    <style:style style:name="T3364" style:parent-style-name="Fonteparág.padrão" style:family="text">
      <style:text-properties style:font-name="Gill Sans MT" fo:color="#C9302E" style:text-scale="90%" fo:font-size="7pt" style:font-size-asian="7pt"/>
    </style:style>
    <style:page-layout style:name="PL43">
      <style:page-layout-properties fo:page-width="7.4861in" fo:page-height="10.243in" style:print-orientation="portrait" fo:margin-top="0.6388in" fo:margin-left="0.9027in" fo:margin-bottom="0.1944in" fo:margin-right="0in" style:num-format="1" style:writing-mode="lr-tb">
        <style:footnote-sep style:width="0.007in" style:rel-width="33%" style:color="#000000" style:line-style="solid" style:adjustment="left"/>
      </style:page-layout-properties>
    </style:page-layout>
    <style:style style:name="P3681" style:parent-style-name="Corpodetexto" style:family="paragraph">
      <style:paragraph-properties fo:line-height="5%"/>
    </style:style>
    <style:style style:name="T3682" style:parent-style-name="Fonteparág.padrão" style:family="text">
      <style:text-properties fo:language="en" fo:country="US" style:language-asian="en" style:country-asian="US" style:language-complex="ar" style:country-complex="SA"/>
    </style:style>
    <style:style style:name="P3683" style:parent-style-name="Normal" style:family="paragraph">
      <style:paragraph-properties fo:margin-top="0.0076in" fo:margin-left="0.0138in">
        <style:tab-stops>
          <style:tab-stop style:type="right" style:position="1.9229in"/>
        </style:tab-stops>
      </style:paragraph-properties>
    </style:style>
    <style:style style:name="T3684" style:parent-style-name="Fonteparág.padrão" style:family="text">
      <style:text-properties style:font-name="Gill Sans MT" fo:color="#C9302E" fo:letter-spacing="0.0027in" style:text-position="7.1% 100%" fo:font-size="7pt" style:font-size-asian="7pt"/>
    </style:style>
    <style:style style:name="T3685" style:parent-style-name="Fonteparág.padrão" style:family="text">
      <style:text-properties style:font-name="Gill Sans MT" fo:color="#C9302E" fo:letter-spacing="-0.0013in" style:text-position="7.1% 100%" fo:font-size="7pt" style:font-size-asian="7pt"/>
    </style:style>
    <style:style style:name="T3686" style:parent-style-name="Fonteparág.padrão" style:family="text">
      <style:text-properties style:font-name="Gill Sans MT" fo:color="#C9302E" fo:letter-spacing="0.0041in" style:text-position="7.1% 100%" fo:font-size="7pt" style:font-size-asian="7pt"/>
    </style:style>
    <style:style style:name="T3687" style:parent-style-name="Fonteparág.padrão" style:family="text">
      <style:text-properties style:font-name="Gill Sans MT" fo:color="#C9302E" fo:letter-spacing="0.0041in" style:text-position="7.1% 100%" fo:font-size="7pt" style:font-size-asian="7pt"/>
    </style:style>
    <style:style style:name="T3688" style:parent-style-name="Fonteparág.padrão" style:family="text">
      <style:text-properties style:font-name="Arial" fo:color="#C7C8CA" fo:font-size="18pt" style:font-size-asian="18pt"/>
    </style:style>
    <style:style style:name="T3689" style:parent-style-name="Fonteparág.padrão" style:family="text">
      <style:text-properties fo:language="en" fo:country="US" style:language-asian="en" style:country-asian="US" style:language-complex="ar" style:country-complex="SA"/>
    </style:style>
    <style:style style:name="P3690" style:parent-style-name="Normal" style:family="paragraph">
      <style:paragraph-properties fo:margin-top="0.0097in" fo:margin-left="0.0138in">
        <style:tab-stops/>
      </style:paragraph-properties>
    </style:style>
    <style:style style:name="T3691" style:parent-style-name="Fonteparág.padrão" style:family="text">
      <style:text-properties style:font-name="Gill Sans MT" fo:color="#C9302E" fo:font-size="7pt" style:font-size-asian="7pt"/>
    </style:style>
    <style:style style:name="T3692" style:parent-style-name="Fonteparág.padrão" style:family="text">
      <style:text-properties style:font-name="Gill Sans MT" fo:color="#939598" fo:font-size="6pt" style:font-size-asian="6pt"/>
    </style:style>
    <style:style style:name="P3693" style:parent-style-name="Corpodetexto" style:family="paragraph">
      <style:paragraph-properties fo:line-height="5%"/>
    </style:style>
    <style:style style:name="T3694" style:parent-style-name="Fonteparág.padrão" style:family="text">
      <style:text-properties fo:language="en" fo:country="US" style:language-asian="en" style:country-asian="US" style:language-complex="ar" style:country-complex="SA"/>
    </style:style>
    <style:style style:name="P3695" style:parent-style-name="Normal" style:family="paragraph">
      <style:paragraph-properties fo:margin-top="0.0076in" fo:margin-left="0.0277in">
        <style:tab-stops/>
      </style:paragraph-properties>
    </style:style>
    <style:style style:name="T3696" style:parent-style-name="Fonteparág.padrão" style:family="text">
      <style:text-properties style:font-name="Arial" fo:color="#C7C8CA" style:text-scale="110%" fo:font-size="18pt" style:font-size-asian="18pt"/>
    </style:style>
    <style:style style:name="T3697" style:parent-style-name="Fonteparág.padrão" style:family="text">
      <style:text-properties fo:language="en" fo:country="US" style:language-asian="en" style:country-asian="US" style:language-complex="ar" style:country-complex="SA"/>
    </style:style>
    <style:style style:name="P3698" style:parent-style-name="Normal" style:family="paragraph">
      <style:paragraph-properties fo:margin-top="0.0097in" fo:line-height="106%" fo:margin-left="0.0138in">
        <style:tab-stops/>
      </style:paragraph-properties>
    </style:style>
    <style:style style:name="T3699" style:parent-style-name="Fonteparág.padrão" style:family="text">
      <style:text-properties style:font-name="Gill Sans MT" fo:color="#939598" fo:font-size="6pt" style:font-size-asian="6pt"/>
    </style:style>
    <style:style style:name="T3700" style:parent-style-name="Fonteparág.padrão" style:family="text">
      <style:text-properties style:font-name="Gill Sans MT" fo:color="#C9302E" fo:font-size="7pt" style:font-size-asian="7pt"/>
    </style:style>
    <style:style style:name="T3701" style:parent-style-name="Fonteparág.padrão" style:family="text">
      <style:text-properties style:font-name="Gill Sans MT" fo:color="#C9302E" style:text-scale="90%" fo:font-size="7pt" style:font-size-asian="7pt"/>
    </style:style>
    <style:page-layout style:name="PL49">
      <style:page-layout-properties fo:page-width="7.4861in" fo:page-height="10.243in" style:print-orientation="portrait" fo:margin-top="0.6388in" fo:margin-left="0.9027in" fo:margin-bottom="0in" fo:margin-right="0in" style:num-format="1" style:writing-mode="lr-tb">
        <style:footnote-sep style:width="0.007in" style:rel-width="33%" style:color="#000000" style:line-style="solid" style:adjustment="left"/>
      </style:page-layout-properties>
    </style:page-layout>
    <style:style style:name="P4118" style:parent-style-name="Corpodetexto" style:family="paragraph">
      <style:paragraph-properties fo:line-height="5%"/>
    </style:style>
    <style:style style:name="T4119" style:parent-style-name="Fonteparág.padrão" style:family="text">
      <style:text-properties fo:language="en" fo:country="US" style:language-asian="en" style:country-asian="US" style:language-complex="ar" style:country-complex="SA"/>
    </style:style>
    <style:style style:name="P4120" style:parent-style-name="Normal" style:family="paragraph">
      <style:paragraph-properties fo:margin-top="0.0076in" fo:margin-left="0.0138in">
        <style:tab-stops>
          <style:tab-stop style:type="right" style:position="1.9229in"/>
        </style:tab-stops>
      </style:paragraph-properties>
    </style:style>
    <style:style style:name="T4121" style:parent-style-name="Fonteparág.padrão" style:family="text">
      <style:text-properties style:font-name="Gill Sans MT" fo:color="#C9302E" fo:letter-spacing="0.0027in" style:text-position="7.1% 100%" fo:font-size="7pt" style:font-size-asian="7pt"/>
    </style:style>
    <style:style style:name="T4122" style:parent-style-name="Fonteparág.padrão" style:family="text">
      <style:text-properties style:font-name="Gill Sans MT" fo:color="#C9302E" fo:letter-spacing="-0.0013in" style:text-position="7.1% 100%" fo:font-size="7pt" style:font-size-asian="7pt"/>
    </style:style>
    <style:style style:name="T4123" style:parent-style-name="Fonteparág.padrão" style:family="text">
      <style:text-properties style:font-name="Gill Sans MT" fo:color="#C9302E" fo:letter-spacing="0.0041in" style:text-position="7.1% 100%" fo:font-size="7pt" style:font-size-asian="7pt"/>
    </style:style>
    <style:style style:name="T4124" style:parent-style-name="Fonteparág.padrão" style:family="text">
      <style:text-properties style:font-name="Gill Sans MT" fo:color="#C9302E" fo:letter-spacing="0.0041in" style:text-position="7.1% 100%" fo:font-size="7pt" style:font-size-asian="7pt"/>
    </style:style>
    <style:style style:name="T4125" style:parent-style-name="Fonteparág.padrão" style:family="text">
      <style:text-properties style:font-name="Arial" fo:color="#C7C8CA" fo:font-size="18pt" style:font-size-asian="18pt"/>
    </style:style>
    <style:style style:name="T4126" style:parent-style-name="Fonteparág.padrão" style:family="text">
      <style:text-properties fo:language="en" fo:country="US" style:language-asian="en" style:country-asian="US" style:language-complex="ar" style:country-complex="SA"/>
    </style:style>
    <style:style style:name="P4127" style:parent-style-name="Normal" style:family="paragraph">
      <style:paragraph-properties fo:margin-top="0.0097in" fo:margin-left="0.0138in">
        <style:tab-stops/>
      </style:paragraph-properties>
    </style:style>
    <style:style style:name="T4128" style:parent-style-name="Fonteparág.padrão" style:family="text">
      <style:text-properties style:font-name="Gill Sans MT" fo:color="#C9302E" fo:font-size="7pt" style:font-size-asian="7pt"/>
    </style:style>
    <style:style style:name="T4129" style:parent-style-name="Fonteparág.padrão" style:family="text">
      <style:text-properties style:font-name="Gill Sans MT" fo:color="#939598" fo:font-size="6pt" style:font-size-asian="6pt"/>
    </style:style>
    <style:style style:name="P4130" style:parent-style-name="Corpodetexto" style:family="paragraph">
      <style:paragraph-properties fo:line-height="5%"/>
    </style:style>
    <style:style style:name="T4131" style:parent-style-name="Fonteparág.padrão" style:family="text">
      <style:text-properties fo:language="en" fo:country="US" style:language-asian="en" style:country-asian="US" style:language-complex="ar" style:country-complex="SA"/>
    </style:style>
    <style:style style:name="P4132" style:parent-style-name="Normal" style:family="paragraph">
      <style:paragraph-properties fo:margin-top="0.0076in" fo:margin-left="0.0277in">
        <style:tab-stops/>
      </style:paragraph-properties>
    </style:style>
    <style:style style:name="T4133" style:parent-style-name="Fonteparág.padrão" style:family="text">
      <style:text-properties style:font-name="Arial" fo:color="#C7C8CA" style:text-scale="110%" fo:font-size="18pt" style:font-size-asian="18pt"/>
    </style:style>
    <style:style style:name="T4134" style:parent-style-name="Fonteparág.padrão" style:family="text">
      <style:text-properties fo:language="en" fo:country="US" style:language-asian="en" style:country-asian="US" style:language-complex="ar" style:country-complex="SA"/>
    </style:style>
    <style:style style:name="P4135" style:parent-style-name="Normal" style:family="paragraph">
      <style:paragraph-properties fo:margin-top="0.0097in" fo:line-height="106%" fo:margin-left="0.0138in">
        <style:tab-stops/>
      </style:paragraph-properties>
    </style:style>
    <style:style style:name="T4136" style:parent-style-name="Fonteparág.padrão" style:family="text">
      <style:text-properties style:font-name="Gill Sans MT" fo:color="#939598" fo:font-size="6pt" style:font-size-asian="6pt"/>
    </style:style>
    <style:style style:name="T4137" style:parent-style-name="Fonteparág.padrão" style:family="text">
      <style:text-properties style:font-name="Gill Sans MT" fo:color="#C9302E" fo:font-size="7pt" style:font-size-asian="7pt"/>
    </style:style>
    <style:style style:name="T4138" style:parent-style-name="Fonteparág.padrão" style:family="text">
      <style:text-properties style:font-name="Gill Sans MT" fo:color="#C9302E" style:text-scale="90%" fo:font-size="7pt" style:font-size-asian="7pt"/>
    </style:style>
    <style:page-layout style:name="PL62">
      <style:page-layout-properties fo:page-width="7.4861in" fo:page-height="10.243in" style:print-orientation="portrait" fo:margin-top="0.6388in" fo:margin-left="0.9027in" fo:margin-bottom="0.1944in" fo:margin-right="0in" style:num-format="1" style:writing-mode="lr-tb">
        <style:footnote-sep style:width="0.007in" style:rel-width="33%" style:color="#000000" style:line-style="solid" style:adjustment="left"/>
      </style:page-layout-properties>
    </style:page-layout>
    <style:style style:name="P4631" style:parent-style-name="Corpodetexto" style:family="paragraph">
      <style:paragraph-properties fo:line-height="5%"/>
    </style:style>
    <style:style style:name="T4632" style:parent-style-name="Fonteparág.padrão" style:family="text">
      <style:text-properties fo:language="en" fo:country="US" style:language-asian="en" style:country-asian="US" style:language-complex="ar" style:country-complex="SA"/>
    </style:style>
    <style:style style:name="P4633" style:parent-style-name="Normal" style:family="paragraph">
      <style:paragraph-properties fo:margin-top="0.0076in" fo:margin-left="0.0138in">
        <style:tab-stops>
          <style:tab-stop style:type="right" style:position="1.9229in"/>
        </style:tab-stops>
      </style:paragraph-properties>
    </style:style>
    <style:style style:name="T4634" style:parent-style-name="Fonteparág.padrão" style:family="text">
      <style:text-properties style:font-name="Gill Sans MT" fo:color="#C9302E" fo:letter-spacing="0.0027in" style:text-position="7.1% 100%" fo:font-size="7pt" style:font-size-asian="7pt"/>
    </style:style>
    <style:style style:name="T4635" style:parent-style-name="Fonteparág.padrão" style:family="text">
      <style:text-properties style:font-name="Gill Sans MT" fo:color="#C9302E" fo:letter-spacing="-0.0013in" style:text-position="7.1% 100%" fo:font-size="7pt" style:font-size-asian="7pt"/>
    </style:style>
    <style:style style:name="T4636" style:parent-style-name="Fonteparág.padrão" style:family="text">
      <style:text-properties style:font-name="Gill Sans MT" fo:color="#C9302E" fo:letter-spacing="0.0041in" style:text-position="7.1% 100%" fo:font-size="7pt" style:font-size-asian="7pt"/>
    </style:style>
    <style:style style:name="T4637" style:parent-style-name="Fonteparág.padrão" style:family="text">
      <style:text-properties style:font-name="Gill Sans MT" fo:color="#C9302E" fo:letter-spacing="0.0041in" style:text-position="7.1% 100%" fo:font-size="7pt" style:font-size-asian="7pt"/>
    </style:style>
    <style:style style:name="T4638" style:parent-style-name="Fonteparág.padrão" style:family="text">
      <style:text-properties style:font-name="Arial" fo:color="#C7C8CA" fo:font-size="18pt" style:font-size-asian="18pt"/>
    </style:style>
    <style:style style:name="T4639" style:parent-style-name="Fonteparág.padrão" style:family="text">
      <style:text-properties fo:language="en" fo:country="US" style:language-asian="en" style:country-asian="US" style:language-complex="ar" style:country-complex="SA"/>
    </style:style>
    <style:style style:name="P4640" style:parent-style-name="Normal" style:family="paragraph">
      <style:paragraph-properties fo:margin-top="0.0097in" fo:margin-left="0.0138in">
        <style:tab-stops/>
      </style:paragraph-properties>
    </style:style>
    <style:style style:name="T4641" style:parent-style-name="Fonteparág.padrão" style:family="text">
      <style:text-properties style:font-name="Gill Sans MT" fo:color="#C9302E" fo:font-size="7pt" style:font-size-asian="7pt"/>
    </style:style>
    <style:style style:name="T4642" style:parent-style-name="Fonteparág.padrão" style:family="text">
      <style:text-properties style:font-name="Gill Sans MT" fo:color="#939598" fo:font-size="6pt" style:font-size-asian="6pt"/>
    </style:style>
    <style:style style:name="P4643" style:parent-style-name="Corpodetexto" style:family="paragraph">
      <style:paragraph-properties fo:line-height="5%"/>
    </style:style>
    <style:style style:name="T4644" style:parent-style-name="Fonteparág.padrão" style:family="text">
      <style:text-properties fo:language="en" fo:country="US" style:language-asian="en" style:country-asian="US" style:language-complex="ar" style:country-complex="SA"/>
    </style:style>
    <style:style style:name="P4645" style:parent-style-name="Normal" style:family="paragraph">
      <style:paragraph-properties fo:margin-top="0.0076in" fo:margin-left="0.0277in">
        <style:tab-stops/>
      </style:paragraph-properties>
    </style:style>
    <style:style style:name="T4646" style:parent-style-name="Fonteparág.padrão" style:family="text">
      <style:text-properties style:font-name="Arial" fo:color="#C7C8CA" style:text-scale="110%" fo:font-size="18pt" style:font-size-asian="18pt"/>
    </style:style>
    <style:style style:name="T4647" style:parent-style-name="Fonteparág.padrão" style:family="text">
      <style:text-properties fo:language="en" fo:country="US" style:language-asian="en" style:country-asian="US" style:language-complex="ar" style:country-complex="SA"/>
    </style:style>
    <style:style style:name="P4648" style:parent-style-name="Normal" style:family="paragraph">
      <style:paragraph-properties fo:margin-top="0.0097in" fo:line-height="106%" fo:margin-left="0.0138in">
        <style:tab-stops/>
      </style:paragraph-properties>
    </style:style>
    <style:style style:name="T4649" style:parent-style-name="Fonteparág.padrão" style:family="text">
      <style:text-properties style:font-name="Gill Sans MT" fo:color="#939598" fo:font-size="6pt" style:font-size-asian="6pt"/>
    </style:style>
    <style:style style:name="T4650" style:parent-style-name="Fonteparág.padrão" style:family="text">
      <style:text-properties style:font-name="Gill Sans MT" fo:color="#C9302E" fo:font-size="7pt" style:font-size-asian="7pt"/>
    </style:style>
    <style:style style:name="T4651" style:parent-style-name="Fonteparág.padrão" style:family="text">
      <style:text-properties style:font-name="Gill Sans MT" fo:color="#C9302E" style:text-scale="90%" fo:font-size="7pt" style:font-size-asian="7pt"/>
    </style:style>
    <style:page-layout style:name="PL68">
      <style:page-layout-properties fo:page-width="7.4861in" fo:page-height="10.243in" style:print-orientation="portrait" fo:margin-top="0.6388in" fo:margin-left="0.9027in" fo:margin-bottom="0in" fo:margin-right="0in" style:num-format="1" style:writing-mode="lr-tb">
        <style:footnote-sep style:width="0.007in" style:rel-width="33%" style:color="#000000" style:line-style="solid" style:adjustment="left"/>
      </style:page-layout-properties>
    </style:page-layout>
    <style:style style:name="P5091" style:parent-style-name="Corpodetexto" style:family="paragraph">
      <style:paragraph-properties fo:line-height="5%"/>
    </style:style>
    <style:style style:name="T5092" style:parent-style-name="Fonteparág.padrão" style:family="text">
      <style:text-properties fo:language="en" fo:country="US" style:language-asian="en" style:country-asian="US" style:language-complex="ar" style:country-complex="SA"/>
    </style:style>
    <style:style style:name="P5093" style:parent-style-name="Normal" style:family="paragraph">
      <style:paragraph-properties fo:margin-top="0.0076in" fo:margin-left="0.0138in">
        <style:tab-stops>
          <style:tab-stop style:type="right" style:position="1.9229in"/>
        </style:tab-stops>
      </style:paragraph-properties>
    </style:style>
    <style:style style:name="T5094" style:parent-style-name="Fonteparág.padrão" style:family="text">
      <style:text-properties style:font-name="Gill Sans MT" fo:color="#C9302E" fo:letter-spacing="0.0027in" style:text-position="7.1% 100%" fo:font-size="7pt" style:font-size-asian="7pt"/>
    </style:style>
    <style:style style:name="T5095" style:parent-style-name="Fonteparág.padrão" style:family="text">
      <style:text-properties style:font-name="Gill Sans MT" fo:color="#C9302E" fo:letter-spacing="-0.0013in" style:text-position="7.1% 100%" fo:font-size="7pt" style:font-size-asian="7pt"/>
    </style:style>
    <style:style style:name="T5096" style:parent-style-name="Fonteparág.padrão" style:family="text">
      <style:text-properties style:font-name="Gill Sans MT" fo:color="#C9302E" fo:letter-spacing="0.0041in" style:text-position="7.1% 100%" fo:font-size="7pt" style:font-size-asian="7pt"/>
    </style:style>
    <style:style style:name="T5097" style:parent-style-name="Fonteparág.padrão" style:family="text">
      <style:text-properties style:font-name="Gill Sans MT" fo:color="#C9302E" fo:letter-spacing="0.0041in" style:text-position="7.1% 100%" fo:font-size="7pt" style:font-size-asian="7pt"/>
    </style:style>
    <style:style style:name="T5098" style:parent-style-name="Fonteparág.padrão" style:family="text">
      <style:text-properties style:font-name="Arial" fo:color="#C7C8CA" fo:font-size="18pt" style:font-size-asian="18pt"/>
    </style:style>
    <style:style style:name="T5099" style:parent-style-name="Fonteparág.padrão" style:family="text">
      <style:text-properties fo:language="en" fo:country="US" style:language-asian="en" style:country-asian="US" style:language-complex="ar" style:country-complex="SA"/>
    </style:style>
    <style:style style:name="P5100" style:parent-style-name="Normal" style:family="paragraph">
      <style:paragraph-properties fo:margin-top="0.0097in" fo:margin-left="0.0138in">
        <style:tab-stops/>
      </style:paragraph-properties>
    </style:style>
    <style:style style:name="T5101" style:parent-style-name="Fonteparág.padrão" style:family="text">
      <style:text-properties style:font-name="Gill Sans MT" fo:color="#C9302E" fo:font-size="7pt" style:font-size-asian="7pt"/>
    </style:style>
    <style:style style:name="T5102" style:parent-style-name="Fonteparág.padrão" style:family="text">
      <style:text-properties style:font-name="Gill Sans MT" fo:color="#939598" fo:font-size="6pt" style:font-size-asian="6pt"/>
    </style:style>
    <style:style style:name="P5103" style:parent-style-name="Corpodetexto" style:family="paragraph">
      <style:paragraph-properties fo:line-height="5%"/>
    </style:style>
    <style:style style:name="T5104" style:parent-style-name="Fonteparág.padrão" style:family="text">
      <style:text-properties fo:language="en" fo:country="US" style:language-asian="en" style:country-asian="US" style:language-complex="ar" style:country-complex="SA"/>
    </style:style>
    <style:style style:name="P5105" style:parent-style-name="Normal" style:family="paragraph">
      <style:paragraph-properties fo:margin-top="0.0076in" fo:margin-left="0.0277in">
        <style:tab-stops/>
      </style:paragraph-properties>
    </style:style>
    <style:style style:name="T5106" style:parent-style-name="Fonteparág.padrão" style:family="text">
      <style:text-properties style:font-name="Arial" fo:color="#C7C8CA" style:text-scale="110%" fo:font-size="18pt" style:font-size-asian="18pt"/>
    </style:style>
    <style:style style:name="T5107" style:parent-style-name="Fonteparág.padrão" style:family="text">
      <style:text-properties fo:language="en" fo:country="US" style:language-asian="en" style:country-asian="US" style:language-complex="ar" style:country-complex="SA"/>
    </style:style>
    <style:style style:name="P5108" style:parent-style-name="Normal" style:family="paragraph">
      <style:paragraph-properties fo:margin-top="0.0097in" fo:line-height="106%" fo:margin-left="0.0138in">
        <style:tab-stops/>
      </style:paragraph-properties>
    </style:style>
    <style:style style:name="T5109" style:parent-style-name="Fonteparág.padrão" style:family="text">
      <style:text-properties style:font-name="Gill Sans MT" fo:color="#939598" fo:font-size="6pt" style:font-size-asian="6pt"/>
    </style:style>
    <style:style style:name="T5110" style:parent-style-name="Fonteparág.padrão" style:family="text">
      <style:text-properties style:font-name="Gill Sans MT" fo:color="#C9302E" fo:font-size="7pt" style:font-size-asian="7pt"/>
    </style:style>
    <style:style style:name="T5111" style:parent-style-name="Fonteparág.padrão" style:family="text">
      <style:text-properties style:font-name="Gill Sans MT" fo:color="#C9302E" style:text-scale="90%" fo:font-size="7pt" style:font-size-asian="7pt"/>
    </style:style>
    <style:page-layout style:name="PL69">
      <style:page-layout-properties fo:page-width="7.4861in" fo:page-height="10.243in" style:print-orientation="portrait" fo:margin-top="0.6388in" fo:margin-left="0.9027in" fo:margin-bottom="0.1944in" fo:margin-right="0in" style:num-format="1" style:writing-mode="lr-tb">
        <style:footnote-sep style:width="0.007in" style:rel-width="33%" style:color="#000000" style:line-style="solid" style:adjustment="left"/>
      </style:page-layout-properties>
    </style:page-layout>
    <style:style style:name="P5400" style:parent-style-name="Corpodetexto" style:family="paragraph">
      <style:paragraph-properties fo:line-height="5%"/>
    </style:style>
    <style:style style:name="T5401" style:parent-style-name="Fonteparág.padrão" style:family="text">
      <style:text-properties fo:language="en" fo:country="US" style:language-asian="en" style:country-asian="US" style:language-complex="ar" style:country-complex="SA"/>
    </style:style>
    <style:style style:name="P5402" style:parent-style-name="Normal" style:family="paragraph">
      <style:paragraph-properties fo:margin-top="0.0076in" fo:margin-left="0.0138in">
        <style:tab-stops>
          <style:tab-stop style:type="right" style:position="1.9229in"/>
        </style:tab-stops>
      </style:paragraph-properties>
    </style:style>
    <style:style style:name="T5403" style:parent-style-name="Fonteparág.padrão" style:family="text">
      <style:text-properties style:font-name="Gill Sans MT" fo:color="#C9302E" fo:letter-spacing="0.0027in" style:text-position="7.1% 100%" fo:font-size="7pt" style:font-size-asian="7pt"/>
    </style:style>
    <style:style style:name="T5404" style:parent-style-name="Fonteparág.padrão" style:family="text">
      <style:text-properties style:font-name="Gill Sans MT" fo:color="#C9302E" fo:letter-spacing="-0.0013in" style:text-position="7.1% 100%" fo:font-size="7pt" style:font-size-asian="7pt"/>
    </style:style>
    <style:style style:name="T5405" style:parent-style-name="Fonteparág.padrão" style:family="text">
      <style:text-properties style:font-name="Gill Sans MT" fo:color="#C9302E" fo:letter-spacing="0.0041in" style:text-position="7.1% 100%" fo:font-size="7pt" style:font-size-asian="7pt"/>
    </style:style>
    <style:style style:name="T5406" style:parent-style-name="Fonteparág.padrão" style:family="text">
      <style:text-properties style:font-name="Gill Sans MT" fo:color="#C9302E" fo:letter-spacing="0.0041in" style:text-position="7.1% 100%" fo:font-size="7pt" style:font-size-asian="7pt"/>
    </style:style>
    <style:style style:name="T5407" style:parent-style-name="Fonteparág.padrão" style:family="text">
      <style:text-properties style:font-name="Arial" fo:color="#C7C8CA" fo:font-size="18pt" style:font-size-asian="18pt"/>
    </style:style>
    <style:style style:name="T5408" style:parent-style-name="Fonteparág.padrão" style:family="text">
      <style:text-properties fo:language="en" fo:country="US" style:language-asian="en" style:country-asian="US" style:language-complex="ar" style:country-complex="SA"/>
    </style:style>
    <style:style style:name="P5409" style:parent-style-name="Normal" style:family="paragraph">
      <style:paragraph-properties fo:margin-top="0.0097in" fo:margin-left="0.0138in">
        <style:tab-stops/>
      </style:paragraph-properties>
    </style:style>
    <style:style style:name="T5410" style:parent-style-name="Fonteparág.padrão" style:family="text">
      <style:text-properties style:font-name="Gill Sans MT" fo:color="#C9302E" fo:font-size="7pt" style:font-size-asian="7pt"/>
    </style:style>
    <style:style style:name="T5411" style:parent-style-name="Fonteparág.padrão" style:family="text">
      <style:text-properties style:font-name="Gill Sans MT" fo:color="#939598" fo:font-size="6pt" style:font-size-asian="6pt"/>
    </style:style>
    <style:style style:name="P5412" style:parent-style-name="Corpodetexto" style:family="paragraph">
      <style:paragraph-properties fo:line-height="5%"/>
    </style:style>
    <style:style style:name="T5413" style:parent-style-name="Fonteparág.padrão" style:family="text">
      <style:text-properties fo:language="en" fo:country="US" style:language-asian="en" style:country-asian="US" style:language-complex="ar" style:country-complex="SA"/>
    </style:style>
    <style:style style:name="P5414" style:parent-style-name="Normal" style:family="paragraph">
      <style:paragraph-properties fo:margin-top="0.0076in" fo:margin-left="0.0277in">
        <style:tab-stops/>
      </style:paragraph-properties>
    </style:style>
    <style:style style:name="T5415" style:parent-style-name="Fonteparág.padrão" style:family="text">
      <style:text-properties style:font-name="Arial" fo:color="#C7C8CA" style:text-scale="110%" fo:font-size="18pt" style:font-size-asian="18pt"/>
    </style:style>
    <style:style style:name="T5416" style:parent-style-name="Fonteparág.padrão" style:family="text">
      <style:text-properties fo:language="en" fo:country="US" style:language-asian="en" style:country-asian="US" style:language-complex="ar" style:country-complex="SA"/>
    </style:style>
    <style:style style:name="P5417" style:parent-style-name="Normal" style:family="paragraph">
      <style:paragraph-properties fo:margin-top="0.0097in" fo:line-height="106%" fo:margin-left="0.0138in">
        <style:tab-stops/>
      </style:paragraph-properties>
    </style:style>
    <style:style style:name="T5418" style:parent-style-name="Fonteparág.padrão" style:family="text">
      <style:text-properties style:font-name="Gill Sans MT" fo:color="#939598" fo:font-size="6pt" style:font-size-asian="6pt"/>
    </style:style>
    <style:style style:name="T5419" style:parent-style-name="Fonteparág.padrão" style:family="text">
      <style:text-properties style:font-name="Gill Sans MT" fo:color="#C9302E" fo:font-size="7pt" style:font-size-asian="7pt"/>
    </style:style>
    <style:style style:name="T5420" style:parent-style-name="Fonteparág.padrão" style:family="text">
      <style:text-properties style:font-name="Gill Sans MT" fo:color="#C9302E" style:text-scale="90%" fo:font-size="7pt" style:font-size-asian="7pt"/>
    </style:style>
    <style:page-layout style:name="PL70">
      <style:page-layout-properties fo:page-width="7.4861in" fo:page-height="10.243in" style:print-orientation="portrait" fo:margin-top="0.6388in" fo:margin-left="0.9027in" fo:margin-bottom="0in" fo:margin-right="0in" style:num-format="1" style:writing-mode="lr-tb">
        <style:footnote-sep style:width="0.007in" style:rel-width="33%" style:color="#000000" style:line-style="solid" style:adjustment="left"/>
      </style:page-layout-properties>
    </style:page-layout>
    <style:style style:name="P5671" style:parent-style-name="Corpodetexto" style:family="paragraph">
      <style:paragraph-properties fo:line-height="5%"/>
    </style:style>
    <style:style style:name="T5672" style:parent-style-name="Fonteparág.padrão" style:family="text">
      <style:text-properties fo:language="en" fo:country="US" style:language-asian="en" style:country-asian="US" style:language-complex="ar" style:country-complex="SA"/>
    </style:style>
    <style:style style:name="P5673" style:parent-style-name="Normal" style:family="paragraph">
      <style:paragraph-properties fo:margin-top="0.0076in" fo:margin-left="0.0138in">
        <style:tab-stops>
          <style:tab-stop style:type="right" style:position="1.9229in"/>
        </style:tab-stops>
      </style:paragraph-properties>
    </style:style>
    <style:style style:name="T5674" style:parent-style-name="Fonteparág.padrão" style:family="text">
      <style:text-properties style:font-name="Gill Sans MT" fo:color="#C9302E" fo:letter-spacing="0.0027in" style:text-position="7.1% 100%" fo:font-size="7pt" style:font-size-asian="7pt"/>
    </style:style>
    <style:style style:name="T5675" style:parent-style-name="Fonteparág.padrão" style:family="text">
      <style:text-properties style:font-name="Gill Sans MT" fo:color="#C9302E" fo:letter-spacing="-0.0013in" style:text-position="7.1% 100%" fo:font-size="7pt" style:font-size-asian="7pt"/>
    </style:style>
    <style:style style:name="T5676" style:parent-style-name="Fonteparág.padrão" style:family="text">
      <style:text-properties style:font-name="Gill Sans MT" fo:color="#C9302E" fo:letter-spacing="0.0041in" style:text-position="7.1% 100%" fo:font-size="7pt" style:font-size-asian="7pt"/>
    </style:style>
    <style:style style:name="T5677" style:parent-style-name="Fonteparág.padrão" style:family="text">
      <style:text-properties style:font-name="Gill Sans MT" fo:color="#C9302E" fo:letter-spacing="0.0041in" style:text-position="7.1% 100%" fo:font-size="7pt" style:font-size-asian="7pt"/>
    </style:style>
    <style:style style:name="T5678" style:parent-style-name="Fonteparág.padrão" style:family="text">
      <style:text-properties style:font-name="Arial" fo:color="#C7C8CA" fo:font-size="18pt" style:font-size-asian="18pt"/>
    </style:style>
    <style:style style:name="T5679" style:parent-style-name="Fonteparág.padrão" style:family="text">
      <style:text-properties fo:language="en" fo:country="US" style:language-asian="en" style:country-asian="US" style:language-complex="ar" style:country-complex="SA"/>
    </style:style>
    <style:style style:name="P5680" style:parent-style-name="Normal" style:family="paragraph">
      <style:paragraph-properties fo:margin-top="0.0097in" fo:margin-left="0.0138in">
        <style:tab-stops/>
      </style:paragraph-properties>
    </style:style>
    <style:style style:name="T5681" style:parent-style-name="Fonteparág.padrão" style:family="text">
      <style:text-properties style:font-name="Gill Sans MT" fo:color="#C9302E" fo:font-size="7pt" style:font-size-asian="7pt"/>
    </style:style>
    <style:style style:name="T5682" style:parent-style-name="Fonteparág.padrão" style:family="text">
      <style:text-properties style:font-name="Gill Sans MT" fo:color="#939598" fo:font-size="6pt" style:font-size-asian="6pt"/>
    </style:style>
    <style:style style:name="P5683" style:parent-style-name="Corpodetexto" style:family="paragraph">
      <style:paragraph-properties fo:line-height="5%"/>
    </style:style>
    <style:style style:name="T5684" style:parent-style-name="Fonteparág.padrão" style:family="text">
      <style:text-properties fo:language="en" fo:country="US" style:language-asian="en" style:country-asian="US" style:language-complex="ar" style:country-complex="SA"/>
    </style:style>
    <style:style style:name="P5685" style:parent-style-name="Normal" style:family="paragraph">
      <style:paragraph-properties fo:margin-top="0.0076in" fo:margin-left="0.0277in">
        <style:tab-stops/>
      </style:paragraph-properties>
    </style:style>
    <style:style style:name="T5686" style:parent-style-name="Fonteparág.padrão" style:family="text">
      <style:text-properties style:font-name="Arial" fo:color="#C7C8CA" style:text-scale="110%" fo:font-size="18pt" style:font-size-asian="18pt"/>
    </style:style>
    <style:style style:name="T5687" style:parent-style-name="Fonteparág.padrão" style:family="text">
      <style:text-properties fo:language="en" fo:country="US" style:language-asian="en" style:country-asian="US" style:language-complex="ar" style:country-complex="SA"/>
    </style:style>
    <style:style style:name="P5688" style:parent-style-name="Normal" style:family="paragraph">
      <style:paragraph-properties fo:margin-top="0.0097in" fo:line-height="106%" fo:margin-left="0.0138in">
        <style:tab-stops/>
      </style:paragraph-properties>
    </style:style>
    <style:style style:name="T5689" style:parent-style-name="Fonteparág.padrão" style:family="text">
      <style:text-properties style:font-name="Gill Sans MT" fo:color="#939598" fo:font-size="6pt" style:font-size-asian="6pt"/>
    </style:style>
    <style:style style:name="T5690" style:parent-style-name="Fonteparág.padrão" style:family="text">
      <style:text-properties style:font-name="Gill Sans MT" fo:color="#C9302E" fo:font-size="7pt" style:font-size-asian="7pt"/>
    </style:style>
    <style:style style:name="T5691" style:parent-style-name="Fonteparág.padrão" style:family="text">
      <style:text-properties style:font-name="Gill Sans MT" fo:color="#C9302E" style:text-scale="90%" fo:font-size="7pt" style:font-size-asian="7pt"/>
    </style:style>
    <style:page-layout style:name="PL73">
      <style:page-layout-properties fo:page-width="7.4861in" fo:page-height="10.243in" style:print-orientation="portrait" fo:margin-top="0.6388in" fo:margin-left="0.9027in" fo:margin-bottom="0.1944in" fo:margin-right="0in" style:num-format="1" style:writing-mode="lr-tb">
        <style:footnote-sep style:width="0.007in" style:rel-width="33%" style:color="#000000" style:line-style="solid" style:adjustment="left"/>
      </style:page-layout-properties>
    </style:page-layout>
    <style:style style:name="P5794" style:parent-style-name="Corpodetexto" style:family="paragraph">
      <style:paragraph-properties fo:line-height="5%"/>
    </style:style>
    <style:style style:name="T5795" style:parent-style-name="Fonteparág.padrão" style:family="text">
      <style:text-properties fo:language="en" fo:country="US" style:language-asian="en" style:country-asian="US" style:language-complex="ar" style:country-complex="SA"/>
    </style:style>
    <style:style style:name="P5796" style:parent-style-name="Normal" style:family="paragraph">
      <style:paragraph-properties fo:margin-top="0.0076in" fo:margin-left="0.0138in">
        <style:tab-stops>
          <style:tab-stop style:type="right" style:position="1.9229in"/>
        </style:tab-stops>
      </style:paragraph-properties>
    </style:style>
    <style:style style:name="T5797" style:parent-style-name="Fonteparág.padrão" style:family="text">
      <style:text-properties style:font-name="Gill Sans MT" fo:color="#C9302E" fo:letter-spacing="0.0027in" style:text-position="7.1% 100%" fo:font-size="7pt" style:font-size-asian="7pt"/>
    </style:style>
    <style:style style:name="T5798" style:parent-style-name="Fonteparág.padrão" style:family="text">
      <style:text-properties style:font-name="Gill Sans MT" fo:color="#C9302E" fo:letter-spacing="-0.0013in" style:text-position="7.1% 100%" fo:font-size="7pt" style:font-size-asian="7pt"/>
    </style:style>
    <style:style style:name="T5799" style:parent-style-name="Fonteparág.padrão" style:family="text">
      <style:text-properties style:font-name="Gill Sans MT" fo:color="#C9302E" fo:letter-spacing="0.0041in" style:text-position="7.1% 100%" fo:font-size="7pt" style:font-size-asian="7pt"/>
    </style:style>
    <style:style style:name="T5800" style:parent-style-name="Fonteparág.padrão" style:family="text">
      <style:text-properties style:font-name="Gill Sans MT" fo:color="#C9302E" fo:letter-spacing="0.0041in" style:text-position="7.1% 100%" fo:font-size="7pt" style:font-size-asian="7pt"/>
    </style:style>
    <style:style style:name="T5801" style:parent-style-name="Fonteparág.padrão" style:family="text">
      <style:text-properties style:font-name="Arial" fo:color="#C7C8CA" fo:font-size="18pt" style:font-size-asian="18pt"/>
    </style:style>
    <style:style style:name="T5802" style:parent-style-name="Fonteparág.padrão" style:family="text">
      <style:text-properties fo:language="en" fo:country="US" style:language-asian="en" style:country-asian="US" style:language-complex="ar" style:country-complex="SA"/>
    </style:style>
    <style:style style:name="P5803" style:parent-style-name="Normal" style:family="paragraph">
      <style:paragraph-properties fo:margin-top="0.0097in" fo:margin-left="0.0138in">
        <style:tab-stops/>
      </style:paragraph-properties>
    </style:style>
    <style:style style:name="T5804" style:parent-style-name="Fonteparág.padrão" style:family="text">
      <style:text-properties style:font-name="Gill Sans MT" fo:color="#C9302E" fo:font-size="7pt" style:font-size-asian="7pt"/>
    </style:style>
    <style:style style:name="T5805" style:parent-style-name="Fonteparág.padrão" style:family="text">
      <style:text-properties style:font-name="Gill Sans MT" fo:color="#939598" fo:font-size="6pt" style:font-size-asian="6pt"/>
    </style:style>
    <style:style style:name="P5806" style:parent-style-name="Corpodetexto" style:family="paragraph">
      <style:paragraph-properties fo:line-height="5%"/>
    </style:style>
    <style:style style:name="T5807" style:parent-style-name="Fonteparág.padrão" style:family="text">
      <style:text-properties fo:language="en" fo:country="US" style:language-asian="en" style:country-asian="US" style:language-complex="ar" style:country-complex="SA"/>
    </style:style>
    <style:style style:name="P5808" style:parent-style-name="Normal" style:family="paragraph">
      <style:paragraph-properties fo:margin-top="0.0076in" fo:margin-left="0.0277in">
        <style:tab-stops/>
      </style:paragraph-properties>
    </style:style>
    <style:style style:name="T5809" style:parent-style-name="Fonteparág.padrão" style:family="text">
      <style:text-properties style:font-name="Arial" fo:color="#C7C8CA" style:text-scale="110%" fo:font-size="18pt" style:font-size-asian="18pt"/>
    </style:style>
    <style:style style:name="T5810" style:parent-style-name="Fonteparág.padrão" style:family="text">
      <style:text-properties fo:language="en" fo:country="US" style:language-asian="en" style:country-asian="US" style:language-complex="ar" style:country-complex="SA"/>
    </style:style>
    <style:style style:name="P5811" style:parent-style-name="Normal" style:family="paragraph">
      <style:paragraph-properties fo:margin-top="0.0097in" fo:line-height="106%" fo:margin-left="0.0138in">
        <style:tab-stops/>
      </style:paragraph-properties>
    </style:style>
    <style:style style:name="T5812" style:parent-style-name="Fonteparág.padrão" style:family="text">
      <style:text-properties style:font-name="Gill Sans MT" fo:color="#939598" fo:font-size="6pt" style:font-size-asian="6pt"/>
    </style:style>
    <style:style style:name="T5813" style:parent-style-name="Fonteparág.padrão" style:family="text">
      <style:text-properties style:font-name="Gill Sans MT" fo:color="#C9302E" fo:font-size="7pt" style:font-size-asian="7pt"/>
    </style:style>
    <style:style style:name="T5814" style:parent-style-name="Fonteparág.padrão" style:family="text">
      <style:text-properties style:font-name="Gill Sans MT" fo:color="#C9302E" style:text-scale="90%" fo:font-size="7pt" style:font-size-asian="7pt"/>
    </style:style>
    <style:page-layout style:name="PL75">
      <style:page-layout-properties fo:page-width="7.4861in" fo:page-height="10.243in" style:print-orientation="portrait" fo:margin-top="0.6388in" fo:margin-left="0.9027in" fo:margin-bottom="0in" fo:margin-right="0in" style:num-format="1" style:writing-mode="lr-tb">
        <style:footnote-sep style:width="0.007in" style:rel-width="33%" style:color="#000000" style:line-style="solid" style:adjustment="left"/>
      </style:page-layout-properties>
    </style:page-layout>
    <style:style style:name="P6018" style:parent-style-name="Corpodetexto" style:family="paragraph">
      <style:paragraph-properties fo:line-height="5%"/>
    </style:style>
    <style:style style:name="T6019" style:parent-style-name="Fonteparág.padrão" style:family="text">
      <style:text-properties fo:language="en" fo:country="US" style:language-asian="en" style:country-asian="US" style:language-complex="ar" style:country-complex="SA"/>
    </style:style>
    <style:style style:name="P6020" style:parent-style-name="Normal" style:family="paragraph">
      <style:paragraph-properties fo:margin-top="0.0076in" fo:margin-left="0.0138in">
        <style:tab-stops>
          <style:tab-stop style:type="right" style:position="1.9229in"/>
        </style:tab-stops>
      </style:paragraph-properties>
    </style:style>
    <style:style style:name="T6021" style:parent-style-name="Fonteparág.padrão" style:family="text">
      <style:text-properties style:font-name="Gill Sans MT" fo:color="#C9302E" fo:letter-spacing="0.0027in" style:text-position="7.1% 100%" fo:font-size="7pt" style:font-size-asian="7pt"/>
    </style:style>
    <style:style style:name="T6022" style:parent-style-name="Fonteparág.padrão" style:family="text">
      <style:text-properties style:font-name="Gill Sans MT" fo:color="#C9302E" fo:letter-spacing="-0.0013in" style:text-position="7.1% 100%" fo:font-size="7pt" style:font-size-asian="7pt"/>
    </style:style>
    <style:style style:name="T6023" style:parent-style-name="Fonteparág.padrão" style:family="text">
      <style:text-properties style:font-name="Gill Sans MT" fo:color="#C9302E" fo:letter-spacing="0.0041in" style:text-position="7.1% 100%" fo:font-size="7pt" style:font-size-asian="7pt"/>
    </style:style>
    <style:style style:name="T6024" style:parent-style-name="Fonteparág.padrão" style:family="text">
      <style:text-properties style:font-name="Gill Sans MT" fo:color="#C9302E" fo:letter-spacing="0.0041in" style:text-position="7.1% 100%" fo:font-size="7pt" style:font-size-asian="7pt"/>
    </style:style>
    <style:style style:name="T6025" style:parent-style-name="Fonteparág.padrão" style:family="text">
      <style:text-properties style:font-name="Arial" fo:color="#C7C8CA" fo:font-size="18pt" style:font-size-asian="18pt"/>
    </style:style>
    <style:style style:name="T6026" style:parent-style-name="Fonteparág.padrão" style:family="text">
      <style:text-properties fo:language="en" fo:country="US" style:language-asian="en" style:country-asian="US" style:language-complex="ar" style:country-complex="SA"/>
    </style:style>
    <style:style style:name="P6027" style:parent-style-name="Normal" style:family="paragraph">
      <style:paragraph-properties fo:margin-top="0.0097in" fo:margin-left="0.0138in">
        <style:tab-stops/>
      </style:paragraph-properties>
    </style:style>
    <style:style style:name="T6028" style:parent-style-name="Fonteparág.padrão" style:family="text">
      <style:text-properties style:font-name="Gill Sans MT" fo:color="#C9302E" fo:font-size="7pt" style:font-size-asian="7pt"/>
    </style:style>
    <style:style style:name="T6029" style:parent-style-name="Fonteparág.padrão" style:family="text">
      <style:text-properties style:font-name="Gill Sans MT" fo:color="#939598" fo:font-size="6pt" style:font-size-asian="6pt"/>
    </style:style>
    <style:style style:name="P6030" style:parent-style-name="Corpodetexto" style:family="paragraph">
      <style:paragraph-properties fo:line-height="5%"/>
    </style:style>
    <style:style style:name="T6031" style:parent-style-name="Fonteparág.padrão" style:family="text">
      <style:text-properties fo:language="en" fo:country="US" style:language-asian="en" style:country-asian="US" style:language-complex="ar" style:country-complex="SA"/>
    </style:style>
    <style:style style:name="P6032" style:parent-style-name="Normal" style:family="paragraph">
      <style:paragraph-properties fo:margin-top="0.0076in" fo:margin-left="0.0277in">
        <style:tab-stops/>
      </style:paragraph-properties>
    </style:style>
    <style:style style:name="T6033" style:parent-style-name="Fonteparág.padrão" style:family="text">
      <style:text-properties style:font-name="Arial" fo:color="#C7C8CA" style:text-scale="110%" fo:font-size="18pt" style:font-size-asian="18pt"/>
    </style:style>
    <style:style style:name="T6034" style:parent-style-name="Fonteparág.padrão" style:family="text">
      <style:text-properties fo:language="en" fo:country="US" style:language-asian="en" style:country-asian="US" style:language-complex="ar" style:country-complex="SA"/>
    </style:style>
    <style:style style:name="P6035" style:parent-style-name="Normal" style:family="paragraph">
      <style:paragraph-properties fo:margin-top="0.0097in" fo:line-height="106%" fo:margin-left="0.0138in">
        <style:tab-stops/>
      </style:paragraph-properties>
    </style:style>
    <style:style style:name="T6036" style:parent-style-name="Fonteparág.padrão" style:family="text">
      <style:text-properties style:font-name="Gill Sans MT" fo:color="#939598" fo:font-size="6pt" style:font-size-asian="6pt"/>
    </style:style>
    <style:style style:name="T6037" style:parent-style-name="Fonteparág.padrão" style:family="text">
      <style:text-properties style:font-name="Gill Sans MT" fo:color="#C9302E" fo:font-size="7pt" style:font-size-asian="7pt"/>
    </style:style>
    <style:style style:name="T6038" style:parent-style-name="Fonteparág.padrão" style:family="text">
      <style:text-properties style:font-name="Gill Sans MT" fo:color="#C9302E" style:text-scale="90%" fo:font-size="7pt" style:font-size-asian="7pt"/>
    </style:style>
    <style:page-layout style:name="PL78">
      <style:page-layout-properties fo:page-width="7.4861in" fo:page-height="10.243in" style:print-orientation="portrait" fo:margin-top="0.6388in" fo:margin-left="0.9027in" fo:margin-bottom="0.1944in" fo:margin-right="0in" style:num-format="1" style:writing-mode="lr-tb">
        <style:footnote-sep style:width="0.007in" style:rel-width="33%" style:color="#000000" style:line-style="solid" style:adjustment="left"/>
      </style:page-layout-properties>
    </style:page-layout>
    <style:style style:name="P6301" style:parent-style-name="Corpodetexto" style:family="paragraph">
      <style:paragraph-properties fo:line-height="5%"/>
    </style:style>
    <style:style style:name="T6302" style:parent-style-name="Fonteparág.padrão" style:family="text">
      <style:text-properties fo:language="en" fo:country="US" style:language-asian="en" style:country-asian="US" style:language-complex="ar" style:country-complex="SA"/>
    </style:style>
    <style:style style:name="P6303" style:parent-style-name="Normal" style:family="paragraph">
      <style:paragraph-properties fo:margin-top="0.0076in" fo:margin-left="0.0138in">
        <style:tab-stops>
          <style:tab-stop style:type="right" style:position="1.9229in"/>
        </style:tab-stops>
      </style:paragraph-properties>
    </style:style>
    <style:style style:name="T6304" style:parent-style-name="Fonteparág.padrão" style:family="text">
      <style:text-properties style:font-name="Gill Sans MT" fo:color="#C9302E" fo:letter-spacing="0.0027in" style:text-position="7.1% 100%" fo:font-size="7pt" style:font-size-asian="7pt"/>
    </style:style>
    <style:style style:name="T6305" style:parent-style-name="Fonteparág.padrão" style:family="text">
      <style:text-properties style:font-name="Gill Sans MT" fo:color="#C9302E" fo:letter-spacing="-0.0013in" style:text-position="7.1% 100%" fo:font-size="7pt" style:font-size-asian="7pt"/>
    </style:style>
    <style:style style:name="T6306" style:parent-style-name="Fonteparág.padrão" style:family="text">
      <style:text-properties style:font-name="Gill Sans MT" fo:color="#C9302E" fo:letter-spacing="0.0041in" style:text-position="7.1% 100%" fo:font-size="7pt" style:font-size-asian="7pt"/>
    </style:style>
    <style:style style:name="T6307" style:parent-style-name="Fonteparág.padrão" style:family="text">
      <style:text-properties style:font-name="Gill Sans MT" fo:color="#C9302E" fo:letter-spacing="0.0041in" style:text-position="7.1% 100%" fo:font-size="7pt" style:font-size-asian="7pt"/>
    </style:style>
    <style:style style:name="T6308" style:parent-style-name="Fonteparág.padrão" style:family="text">
      <style:text-properties style:font-name="Arial" fo:color="#C7C8CA" fo:font-size="18pt" style:font-size-asian="18pt"/>
    </style:style>
    <style:style style:name="T6309" style:parent-style-name="Fonteparág.padrão" style:family="text">
      <style:text-properties fo:language="en" fo:country="US" style:language-asian="en" style:country-asian="US" style:language-complex="ar" style:country-complex="SA"/>
    </style:style>
    <style:style style:name="P6310" style:parent-style-name="Normal" style:family="paragraph">
      <style:paragraph-properties fo:margin-top="0.0097in" fo:margin-left="0.0138in">
        <style:tab-stops/>
      </style:paragraph-properties>
    </style:style>
    <style:style style:name="T6311" style:parent-style-name="Fonteparág.padrão" style:family="text">
      <style:text-properties style:font-name="Gill Sans MT" fo:color="#C9302E" fo:font-size="7pt" style:font-size-asian="7pt"/>
    </style:style>
    <style:style style:name="T6312" style:parent-style-name="Fonteparág.padrão" style:family="text">
      <style:text-properties style:font-name="Gill Sans MT" fo:color="#939598" fo:font-size="6pt" style:font-size-asian="6pt"/>
    </style:style>
    <style:style style:name="P6313" style:parent-style-name="Corpodetexto" style:family="paragraph">
      <style:paragraph-properties fo:line-height="5%"/>
    </style:style>
    <style:style style:name="T6314" style:parent-style-name="Fonteparág.padrão" style:family="text">
      <style:text-properties fo:language="en" fo:country="US" style:language-asian="en" style:country-asian="US" style:language-complex="ar" style:country-complex="SA"/>
    </style:style>
    <style:style style:name="P6315" style:parent-style-name="Normal" style:family="paragraph">
      <style:paragraph-properties fo:margin-top="0.0076in" fo:margin-left="0.0277in">
        <style:tab-stops/>
      </style:paragraph-properties>
    </style:style>
    <style:style style:name="T6316" style:parent-style-name="Fonteparág.padrão" style:family="text">
      <style:text-properties style:font-name="Arial" fo:color="#C7C8CA" style:text-scale="110%" fo:font-size="18pt" style:font-size-asian="18pt"/>
    </style:style>
    <style:style style:name="T6317" style:parent-style-name="Fonteparág.padrão" style:family="text">
      <style:text-properties fo:language="en" fo:country="US" style:language-asian="en" style:country-asian="US" style:language-complex="ar" style:country-complex="SA"/>
    </style:style>
    <style:style style:name="P6318" style:parent-style-name="Normal" style:family="paragraph">
      <style:paragraph-properties fo:margin-top="0.0097in" fo:line-height="106%" fo:margin-left="0.0138in">
        <style:tab-stops/>
      </style:paragraph-properties>
    </style:style>
    <style:style style:name="T6319" style:parent-style-name="Fonteparág.padrão" style:family="text">
      <style:text-properties style:font-name="Gill Sans MT" fo:color="#939598" fo:font-size="6pt" style:font-size-asian="6pt"/>
    </style:style>
    <style:style style:name="T6320" style:parent-style-name="Fonteparág.padrão" style:family="text">
      <style:text-properties style:font-name="Gill Sans MT" fo:color="#C9302E" fo:font-size="7pt" style:font-size-asian="7pt"/>
    </style:style>
    <style:style style:name="T6321" style:parent-style-name="Fonteparág.padrão" style:family="text">
      <style:text-properties style:font-name="Gill Sans MT" fo:color="#C9302E" style:text-scale="90%" fo:font-size="7pt" style:font-size-asian="7pt"/>
    </style:style>
    <style:page-layout style:name="PL79">
      <style:page-layout-properties fo:page-width="7.4861in" fo:page-height="10.243in" style:print-orientation="portrait" fo:margin-top="0.6388in" fo:margin-left="0.9027in" fo:margin-bottom="0in" fo:margin-right="0in" style:num-format="1" style:writing-mode="lr-tb">
        <style:footnote-sep style:width="0.007in" style:rel-width="33%" style:color="#000000" style:line-style="solid" style:adjustment="left"/>
      </style:page-layout-properties>
    </style:page-layout>
    <style:style style:name="P6536" style:parent-style-name="Corpodetexto" style:family="paragraph">
      <style:paragraph-properties fo:line-height="5%"/>
    </style:style>
    <style:style style:name="T6537" style:parent-style-name="Fonteparág.padrão" style:family="text">
      <style:text-properties fo:language="en" fo:country="US" style:language-asian="en" style:country-asian="US" style:language-complex="ar" style:country-complex="SA"/>
    </style:style>
    <style:style style:name="P6538" style:parent-style-name="Normal" style:family="paragraph">
      <style:paragraph-properties fo:margin-top="0.0076in" fo:margin-left="0.0138in">
        <style:tab-stops>
          <style:tab-stop style:type="right" style:position="1.9229in"/>
        </style:tab-stops>
      </style:paragraph-properties>
    </style:style>
    <style:style style:name="T6539" style:parent-style-name="Fonteparág.padrão" style:family="text">
      <style:text-properties style:font-name="Gill Sans MT" fo:color="#C9302E" fo:letter-spacing="0.0027in" style:text-position="7.1% 100%" fo:font-size="7pt" style:font-size-asian="7pt"/>
    </style:style>
    <style:style style:name="T6540" style:parent-style-name="Fonteparág.padrão" style:family="text">
      <style:text-properties style:font-name="Gill Sans MT" fo:color="#C9302E" fo:letter-spacing="-0.0013in" style:text-position="7.1% 100%" fo:font-size="7pt" style:font-size-asian="7pt"/>
    </style:style>
    <style:style style:name="T6541" style:parent-style-name="Fonteparág.padrão" style:family="text">
      <style:text-properties style:font-name="Gill Sans MT" fo:color="#C9302E" fo:letter-spacing="0.0041in" style:text-position="7.1% 100%" fo:font-size="7pt" style:font-size-asian="7pt"/>
    </style:style>
    <style:style style:name="T6542" style:parent-style-name="Fonteparág.padrão" style:family="text">
      <style:text-properties style:font-name="Gill Sans MT" fo:color="#C9302E" fo:letter-spacing="0.0041in" style:text-position="7.1% 100%" fo:font-size="7pt" style:font-size-asian="7pt"/>
    </style:style>
    <style:style style:name="T6543" style:parent-style-name="Fonteparág.padrão" style:family="text">
      <style:text-properties style:font-name="Arial" fo:color="#C7C8CA" fo:font-size="18pt" style:font-size-asian="18pt"/>
    </style:style>
    <style:style style:name="T6544" style:parent-style-name="Fonteparág.padrão" style:family="text">
      <style:text-properties fo:language="en" fo:country="US" style:language-asian="en" style:country-asian="US" style:language-complex="ar" style:country-complex="SA"/>
    </style:style>
    <style:style style:name="P6545" style:parent-style-name="Normal" style:family="paragraph">
      <style:paragraph-properties fo:margin-top="0.0097in" fo:margin-left="0.0138in">
        <style:tab-stops/>
      </style:paragraph-properties>
    </style:style>
    <style:style style:name="T6546" style:parent-style-name="Fonteparág.padrão" style:family="text">
      <style:text-properties style:font-name="Gill Sans MT" fo:color="#C9302E" fo:font-size="7pt" style:font-size-asian="7pt"/>
    </style:style>
    <style:style style:name="T6547" style:parent-style-name="Fonteparág.padrão" style:family="text">
      <style:text-properties style:font-name="Gill Sans MT" fo:color="#939598" fo:font-size="6pt" style:font-size-asian="6pt"/>
    </style:style>
    <style:style style:name="P6548" style:parent-style-name="Corpodetexto" style:family="paragraph">
      <style:paragraph-properties fo:line-height="5%"/>
    </style:style>
    <style:style style:name="T6549" style:parent-style-name="Fonteparág.padrão" style:family="text">
      <style:text-properties fo:language="en" fo:country="US" style:language-asian="en" style:country-asian="US" style:language-complex="ar" style:country-complex="SA"/>
    </style:style>
    <style:style style:name="P6550" style:parent-style-name="Normal" style:family="paragraph">
      <style:paragraph-properties fo:margin-top="0.0076in" fo:margin-left="0.0277in">
        <style:tab-stops/>
      </style:paragraph-properties>
    </style:style>
    <style:style style:name="T6551" style:parent-style-name="Fonteparág.padrão" style:family="text">
      <style:text-properties style:font-name="Arial" fo:color="#C7C8CA" style:text-scale="110%" fo:font-size="18pt" style:font-size-asian="18pt"/>
    </style:style>
    <style:style style:name="T6552" style:parent-style-name="Fonteparág.padrão" style:family="text">
      <style:text-properties fo:language="en" fo:country="US" style:language-asian="en" style:country-asian="US" style:language-complex="ar" style:country-complex="SA"/>
    </style:style>
    <style:style style:name="P6553" style:parent-style-name="Normal" style:family="paragraph">
      <style:paragraph-properties fo:margin-top="0.0097in" fo:line-height="106%" fo:margin-left="0.0138in">
        <style:tab-stops/>
      </style:paragraph-properties>
    </style:style>
    <style:style style:name="T6554" style:parent-style-name="Fonteparág.padrão" style:family="text">
      <style:text-properties style:font-name="Gill Sans MT" fo:color="#939598" fo:font-size="6pt" style:font-size-asian="6pt"/>
    </style:style>
    <style:style style:name="T6555" style:parent-style-name="Fonteparág.padrão" style:family="text">
      <style:text-properties style:font-name="Gill Sans MT" fo:color="#C9302E" fo:font-size="7pt" style:font-size-asian="7pt"/>
    </style:style>
    <style:style style:name="T6556" style:parent-style-name="Fonteparág.padrão" style:family="text">
      <style:text-properties style:font-name="Gill Sans MT" fo:color="#C9302E" style:text-scale="90%" fo:font-size="7pt" style:font-size-asian="7pt"/>
    </style:style>
    <style:style style:family="graphic" style:name="a12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2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7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7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text:span text:style-name="T3"><draw:frame draw:z-index="249819136" draw:id="id0" draw:style-name="a0" draw:name="Text Box 4" text:anchor-type="paragraph" svg:x="5.19722in" svg:y="0.33889in" svg:width="1.96528in" svg:height="0.31944in" style:rel-width="scale" style:rel-height="scale"><draw:text-box><text:p text:style-name="P4"><text:span text:style-name="T5">RELATÓRIO</text:span><text:span text:style-name="T6"><text:s/></text:span><text:span text:style-name="T7">METODOLÓGICO</text:span><text:span text:style-name="T8"><text:tab/></text:span><text:span text:style-name="T9"><text:page-number text:fixed="false">91</text:page-number></text:span></text:p></draw:text-box><svg:title/><svg:desc/></draw:frame></text:span><text:span text:style-name="T10"><draw:frame draw:z-index="249820160" draw:id="id1" draw:style-name="a1" draw:name="Text Box 3" text:anchor-type="paragraph" svg:x="5.24514in" svg:y="0.35625in" svg:width="1.26528in" svg:height="0.13889in" style:rel-width="scale" style:rel-height="scale"><draw:text-box><text:p text:style-name="P11"><text:span text:style-name="T12">2018<text:s/></text:span><text:span text:style-name="T13">PESQUISA TIC EDUCAÇÃO</text:span></text:p></draw:text-box><svg:title/><svg:desc/></draw:frame></text:span></text:p>
      </style:header>
      <style:header-left>
        <text:p text:style-name="P14"><text:span text:style-name="T15"><draw:frame draw:z-index="249821184" draw:id="id2" draw:style-name="a2" draw:name="Text Box 2" text:anchor-type="paragraph" svg:x="0.31528in" svg:y="0.34306in" svg:width="0.35069in" svg:height="0.31944in" style:rel-width="scale" style:rel-height="scale"><draw:text-box><text:p text:style-name="P16"><text:span text:style-name="T17"><text:page-number text:fixed="false">92</text:page-number></text:span></text:p></draw:text-box><svg:title/><svg:desc/></draw:frame></text:span><text:span text:style-name="T18"><draw:frame draw:z-index="249822208" draw:id="id3" draw:style-name="a3" draw:name="Text Box 1" text:anchor-type="paragraph" svg:x="0.97014in" svg:y="0.35972in" svg:width="1.31806in" svg:height="0.25903in" style:rel-width="scale" style:rel-height="scale"><draw:text-box><text:p text:style-name="P19"><text:span text:style-name="T20">PESQUISA TIC EDUCAÇÃO<text:s/></text:span><text:span text:style-name="T21">2018<text:s/></text:span><text:span text:style-name="T22">RELATÓRIO METODOLÓGICO</text:span></text:p></draw:text-box><svg:title/><svg:desc/></draw:frame></text:span></text:p>
      </style:header-left>
    </style:master-page>
    <style:master-page style:name="MP1" style:page-layout-name="PL1">
      <style:header>
        <text:p text:style-name="P167"><text:span text:style-name="T168"><draw:frame draw:z-index="249819136" draw:id="id7" draw:style-name="a7" draw:name="Text Box 4" text:anchor-type="paragraph" svg:x="5.19722in" svg:y="0.33889in" svg:width="1.96528in" svg:height="0.31944in" style:rel-width="scale" style:rel-height="scale"><draw:text-box><text:p text:style-name="P169"><text:span text:style-name="T170">RELATÓRIO</text:span><text:span text:style-name="T171"><text:s/></text:span><text:span text:style-name="T172">METODOLÓGICO</text:span><text:span text:style-name="T173"><text:tab/></text:span><text:span text:style-name="T174"><text:page-number text:fixed="false">91</text:page-number></text:span></text:p></draw:text-box><svg:title/><svg:desc/></draw:frame></text:span><text:span text:style-name="T175"><draw:frame draw:z-index="249820160" draw:id="id8" draw:style-name="a8" draw:name="Text Box 3" text:anchor-type="paragraph" svg:x="5.24514in" svg:y="0.35625in" svg:width="1.26528in" svg:height="0.13889in" style:rel-width="scale" style:rel-height="scale"><draw:text-box><text:p text:style-name="P176"><text:span text:style-name="T177">2018<text:s/></text:span><text:span text:style-name="T178">PESQUISA TIC EDUCAÇÃO</text:span></text:p></draw:text-box><svg:title/><svg:desc/></draw:frame></text:span></text:p>
      </style:header>
      <style:header-left>
        <text:p text:style-name="P179"><text:span text:style-name="T180"><draw:frame draw:z-index="249821184" draw:id="id9" draw:style-name="a9" draw:name="Text Box 2" text:anchor-type="paragraph" svg:x="0.31528in" svg:y="0.34306in" svg:width="0.35069in" svg:height="0.31944in" style:rel-width="scale" style:rel-height="scale"><draw:text-box><text:p text:style-name="P181"><text:span text:style-name="T182"><text:page-number text:fixed="false">92</text:page-number></text:span></text:p></draw:text-box><svg:title/><svg:desc/></draw:frame></text:span><text:span text:style-name="T183"><draw:frame draw:z-index="249822208" draw:id="id10" draw:style-name="a10" draw:name="Text Box 1" text:anchor-type="paragraph" svg:x="0.97014in" svg:y="0.35972in" svg:width="1.31806in" svg:height="0.25903in" style:rel-width="scale" style:rel-height="scale"><draw:text-box><text:p text:style-name="P184"><text:span text:style-name="T185">PESQUISA TIC EDUCAÇÃO<text:s/></text:span><text:span text:style-name="T186">2018<text:s/></text:span><text:span text:style-name="T187">RELATÓRIO METODOLÓGICO</text:span></text:p></draw:text-box><svg:title/><svg:desc/></draw:frame></text:span></text:p>
      </style:header-left>
    </style:master-page>
    <style:master-page style:name="MP2" style:page-layout-name="PL2">
      <style:header>
        <text:p text:style-name="P577"><text:span text:style-name="T578"><draw:frame draw:z-index="249819136" draw:id="id18" draw:style-name="a18" draw:name="Text Box 4" text:anchor-type="paragraph" svg:x="5.19722in" svg:y="0.33889in" svg:width="1.96528in" svg:height="0.31944in" style:rel-width="scale" style:rel-height="scale"><draw:text-box><text:p text:style-name="P579"><text:span text:style-name="T580">RELATÓRIO</text:span><text:span text:style-name="T581"><text:s/></text:span><text:span text:style-name="T582">METODOLÓGICO</text:span><text:span text:style-name="T583"><text:tab/></text:span><text:span text:style-name="T584"><text:page-number text:fixed="false">91</text:page-number></text:span></text:p></draw:text-box><svg:title/><svg:desc/></draw:frame></text:span><text:span text:style-name="T585"><draw:frame draw:z-index="249820160" draw:id="id19" draw:style-name="a19" draw:name="Text Box 3" text:anchor-type="paragraph" svg:x="5.24514in" svg:y="0.35625in" svg:width="1.26528in" svg:height="0.13889in" style:rel-width="scale" style:rel-height="scale"><draw:text-box><text:p text:style-name="P586"><text:span text:style-name="T587">2018<text:s/></text:span><text:span text:style-name="T588">PESQUISA TIC EDUCAÇÃO</text:span></text:p></draw:text-box><svg:title/><svg:desc/></draw:frame></text:span></text:p>
      </style:header>
      <style:header-left>
        <text:p text:style-name="P589"><text:span text:style-name="T590"><draw:frame draw:z-index="249821184" draw:id="id20" draw:style-name="a20" draw:name="Text Box 2" text:anchor-type="paragraph" svg:x="0.31528in" svg:y="0.34306in" svg:width="0.35069in" svg:height="0.31944in" style:rel-width="scale" style:rel-height="scale"><draw:text-box><text:p text:style-name="P591"><text:span text:style-name="T592"><text:page-number text:fixed="false">92</text:page-number></text:span></text:p></draw:text-box><svg:title/><svg:desc/></draw:frame></text:span><text:span text:style-name="T593"><draw:frame draw:z-index="249822208" draw:id="id21" draw:style-name="a21" draw:name="Text Box 1" text:anchor-type="paragraph" svg:x="0.97014in" svg:y="0.35972in" svg:width="1.31806in" svg:height="0.25903in" style:rel-width="scale" style:rel-height="scale"><draw:text-box><text:p text:style-name="P594"><text:span text:style-name="T595">PESQUISA TIC EDUCAÇÃO<text:s/></text:span><text:span text:style-name="T596">2018<text:s/></text:span><text:span text:style-name="T597">RELATÓRIO METODOLÓGICO</text:span></text:p></draw:text-box><svg:title/><svg:desc/></draw:frame></text:span></text:p>
      </style:header-left>
    </style:master-page>
    <style:master-page style:name="MP3" style:page-layout-name="PL3">
      <style:header>
        <text:p text:style-name="P825"><text:span text:style-name="T826"><draw:frame draw:z-index="249819136" draw:id="id24" draw:style-name="a24" draw:name="Text Box 4" text:anchor-type="paragraph" svg:x="5.19722in" svg:y="0.33889in" svg:width="1.96528in" svg:height="0.31944in" style:rel-width="scale" style:rel-height="scale"><draw:text-box><text:p text:style-name="P827"><text:span text:style-name="T828">RELATÓRIO</text:span><text:span text:style-name="T829"><text:s/></text:span><text:span text:style-name="T830">METODOLÓGICO</text:span><text:span text:style-name="T831"><text:tab/></text:span><text:span text:style-name="T832"><text:page-number text:fixed="false">91</text:page-number></text:span></text:p></draw:text-box><svg:title/><svg:desc/></draw:frame></text:span><text:span text:style-name="T833"><draw:frame draw:z-index="249820160" draw:id="id25" draw:style-name="a25" draw:name="Text Box 3" text:anchor-type="paragraph" svg:x="5.24514in" svg:y="0.35625in" svg:width="1.26528in" svg:height="0.13889in" style:rel-width="scale" style:rel-height="scale"><draw:text-box><text:p text:style-name="P834"><text:span text:style-name="T835">2018<text:s/></text:span><text:span text:style-name="T836">PESQUISA TIC EDUCAÇÃO</text:span></text:p></draw:text-box><svg:title/><svg:desc/></draw:frame></text:span></text:p>
      </style:header>
      <style:header-left>
        <text:p text:style-name="P837"><text:span text:style-name="T838"><draw:frame draw:z-index="249821184" draw:id="id26" draw:style-name="a26" draw:name="Text Box 2" text:anchor-type="paragraph" svg:x="0.31528in" svg:y="0.34306in" svg:width="0.35069in" svg:height="0.31944in" style:rel-width="scale" style:rel-height="scale"><draw:text-box><text:p text:style-name="P839"><text:span text:style-name="T840"><text:page-number text:fixed="false">92</text:page-number></text:span></text:p></draw:text-box><svg:title/><svg:desc/></draw:frame></text:span><text:span text:style-name="T841"><draw:frame draw:z-index="249822208" draw:id="id27" draw:style-name="a27" draw:name="Text Box 1" text:anchor-type="paragraph" svg:x="0.97014in" svg:y="0.35972in" svg:width="1.31806in" svg:height="0.25903in" style:rel-width="scale" style:rel-height="scale"><draw:text-box><text:p text:style-name="P842"><text:span text:style-name="T843">PESQUISA TIC EDUCAÇÃO<text:s/></text:span><text:span text:style-name="T844">2018<text:s/></text:span><text:span text:style-name="T845">RELATÓRIO METODOLÓGICO</text:span></text:p></draw:text-box><svg:title/><svg:desc/></draw:frame></text:span></text:p>
      </style:header-left>
    </style:master-page>
    <style:master-page style:name="MP4" style:page-layout-name="PL4">
      <style:header>
        <text:p text:style-name="P1117"><text:span text:style-name="T1118"><draw:frame draw:z-index="249819136" draw:id="id41" draw:style-name="a41" draw:name="Text Box 4" text:anchor-type="paragraph" svg:x="5.19722in" svg:y="0.33889in" svg:width="1.96528in" svg:height="0.31944in" style:rel-width="scale" style:rel-height="scale"><draw:text-box><text:p text:style-name="P1119"><text:span text:style-name="T1120">RELATÓRIO</text:span><text:span text:style-name="T1121"><text:s/></text:span><text:span text:style-name="T1122">METODOLÓGICO</text:span><text:span text:style-name="T1123"><text:tab/></text:span><text:span text:style-name="T1124"><text:page-number text:fixed="false">91</text:page-number></text:span></text:p></draw:text-box><svg:title/><svg:desc/></draw:frame></text:span><text:span text:style-name="T1125"><draw:frame draw:z-index="249820160" draw:id="id42" draw:style-name="a42" draw:name="Text Box 3" text:anchor-type="paragraph" svg:x="5.24514in" svg:y="0.35625in" svg:width="1.26528in" svg:height="0.13889in" style:rel-width="scale" style:rel-height="scale"><draw:text-box><text:p text:style-name="P1126"><text:span text:style-name="T1127">2018<text:s/></text:span><text:span text:style-name="T1128">PESQUISA TIC EDUCAÇÃO</text:span></text:p></draw:text-box><svg:title/><svg:desc/></draw:frame></text:span></text:p>
      </style:header>
      <style:header-left>
        <text:p text:style-name="P1129"><text:span text:style-name="T1130"><draw:frame draw:z-index="249821184" draw:id="id43" draw:style-name="a43" draw:name="Text Box 2" text:anchor-type="paragraph" svg:x="0.31528in" svg:y="0.34306in" svg:width="0.35069in" svg:height="0.31944in" style:rel-width="scale" style:rel-height="scale"><draw:text-box><text:p text:style-name="P1131"><text:span text:style-name="T1132"><text:page-number text:fixed="false">92</text:page-number></text:span></text:p></draw:text-box><svg:title/><svg:desc/></draw:frame></text:span><text:span text:style-name="T1133"><draw:frame draw:z-index="249822208" draw:id="id44" draw:style-name="a44" draw:name="Text Box 1" text:anchor-type="paragraph" svg:x="0.97014in" svg:y="0.35972in" svg:width="1.31806in" svg:height="0.25903in" style:rel-width="scale" style:rel-height="scale"><draw:text-box><text:p text:style-name="P1134"><text:span text:style-name="T1135">PESQUISA TIC EDUCAÇÃO<text:s/></text:span><text:span text:style-name="T1136">2018<text:s/></text:span><text:span text:style-name="T1137">RELATÓRIO METODOLÓGICO</text:span></text:p></draw:text-box><svg:title/><svg:desc/></draw:frame></text:span></text:p>
      </style:header-left>
    </style:master-page>
    <style:master-page style:name="MP8" style:page-layout-name="PL8">
      <style:header>
        <text:p text:style-name="P1391"><text:span text:style-name="T1392"><draw:frame draw:z-index="249819136" draw:id="id55" draw:style-name="a55" draw:name="Text Box 4" text:anchor-type="paragraph" svg:x="5.19722in" svg:y="0.33889in" svg:width="1.96528in" svg:height="0.31944in" style:rel-width="scale" style:rel-height="scale"><draw:text-box><text:p text:style-name="P1393"><text:span text:style-name="T1394">RELATÓRIO</text:span><text:span text:style-name="T1395"><text:s/></text:span><text:span text:style-name="T1396">METODOLÓGICO</text:span><text:span text:style-name="T1397"><text:tab/></text:span><text:span text:style-name="T1398"><text:page-number text:fixed="false">91</text:page-number></text:span></text:p></draw:text-box><svg:title/><svg:desc/></draw:frame></text:span><text:span text:style-name="T1399"><draw:frame draw:z-index="249820160" draw:id="id56" draw:style-name="a56" draw:name="Text Box 3" text:anchor-type="paragraph" svg:x="5.24514in" svg:y="0.35625in" svg:width="1.26528in" svg:height="0.13889in" style:rel-width="scale" style:rel-height="scale"><draw:text-box><text:p text:style-name="P1400"><text:span text:style-name="T1401">2018<text:s/></text:span><text:span text:style-name="T1402">PESQUISA TIC EDUCAÇÃO</text:span></text:p></draw:text-box><svg:title/><svg:desc/></draw:frame></text:span></text:p>
      </style:header>
      <style:header-left>
        <text:p text:style-name="P1403"><text:span text:style-name="T1404"><draw:frame draw:z-index="249821184" draw:id="id57" draw:style-name="a57" draw:name="Text Box 2" text:anchor-type="paragraph" svg:x="0.31528in" svg:y="0.34306in" svg:width="0.35069in" svg:height="0.31944in" style:rel-width="scale" style:rel-height="scale"><draw:text-box><text:p text:style-name="P1405"><text:span text:style-name="T1406"><text:page-number text:fixed="false">92</text:page-number></text:span></text:p></draw:text-box><svg:title/><svg:desc/></draw:frame></text:span><text:span text:style-name="T1407"><draw:frame draw:z-index="249822208" draw:id="id58" draw:style-name="a58" draw:name="Text Box 1" text:anchor-type="paragraph" svg:x="0.97014in" svg:y="0.35972in" svg:width="1.31806in" svg:height="0.25903in" style:rel-width="scale" style:rel-height="scale"><draw:text-box><text:p text:style-name="P1408"><text:span text:style-name="T1409">PESQUISA TIC EDUCAÇÃO<text:s/></text:span><text:span text:style-name="T1410">2018<text:s/></text:span><text:span text:style-name="T1411">RELATÓRIO METODOLÓGICO</text:span></text:p></draw:text-box><svg:title/><svg:desc/></draw:frame></text:span></text:p>
      </style:header-left>
    </style:master-page>
    <style:master-page style:name="MP9" style:page-layout-name="PL9">
      <style:header>
        <text:p text:style-name="P1595"><text:span text:style-name="T1596"><draw:frame draw:z-index="249819136" draw:id="id61" draw:style-name="a61" draw:name="Text Box 4" text:anchor-type="paragraph" svg:x="5.19722in" svg:y="0.33889in" svg:width="1.96528in" svg:height="0.31944in" style:rel-width="scale" style:rel-height="scale"><draw:text-box><text:p text:style-name="P1597"><text:span text:style-name="T1598">RELATÓRIO</text:span><text:span text:style-name="T1599"><text:s/></text:span><text:span text:style-name="T1600">METODOLÓGICO</text:span><text:span text:style-name="T1601"><text:tab/></text:span><text:span text:style-name="T1602"><text:page-number text:fixed="false">91</text:page-number></text:span></text:p></draw:text-box><svg:title/><svg:desc/></draw:frame></text:span><text:span text:style-name="T1603"><draw:frame draw:z-index="249820160" draw:id="id62" draw:style-name="a62" draw:name="Text Box 3" text:anchor-type="paragraph" svg:x="5.24514in" svg:y="0.35625in" svg:width="1.26528in" svg:height="0.13889in" style:rel-width="scale" style:rel-height="scale"><draw:text-box><text:p text:style-name="P1604"><text:span text:style-name="T1605">2018<text:s/></text:span><text:span text:style-name="T1606">PESQUISA TIC EDUCAÇÃO</text:span></text:p></draw:text-box><svg:title/><svg:desc/></draw:frame></text:span></text:p>
      </style:header>
      <style:header-left>
        <text:p text:style-name="P1607"><text:span text:style-name="T1608"><draw:frame draw:z-index="249821184" draw:id="id63" draw:style-name="a63" draw:name="Text Box 2" text:anchor-type="paragraph" svg:x="0.31528in" svg:y="0.34306in" svg:width="0.35069in" svg:height="0.31944in" style:rel-width="scale" style:rel-height="scale"><draw:text-box><text:p text:style-name="P1609"><text:span text:style-name="T1610"><text:page-number text:fixed="false">92</text:page-number></text:span></text:p></draw:text-box><svg:title/><svg:desc/></draw:frame></text:span><text:span text:style-name="T1611"><draw:frame draw:z-index="249822208" draw:id="id64" draw:style-name="a64" draw:name="Text Box 1" text:anchor-type="paragraph" svg:x="0.97014in" svg:y="0.35972in" svg:width="1.31806in" svg:height="0.25903in" style:rel-width="scale" style:rel-height="scale"><draw:text-box><text:p text:style-name="P1612"><text:span text:style-name="T1613">PESQUISA TIC EDUCAÇÃO<text:s/></text:span><text:span text:style-name="T1614">2018<text:s/></text:span><text:span text:style-name="T1615">RELATÓRIO METODOLÓGICO</text:span></text:p></draw:text-box><svg:title/><svg:desc/></draw:frame></text:span></text:p>
      </style:header-left>
    </style:master-page>
    <style:master-page style:name="MP12" style:page-layout-name="PL12">
      <style:header>
        <text:p text:style-name="P1780"><text:span text:style-name="T1781"><draw:frame draw:z-index="249819136" draw:id="id68" draw:style-name="a68" draw:name="Text Box 4" text:anchor-type="paragraph" svg:x="5.19722in" svg:y="0.33889in" svg:width="1.96528in" svg:height="0.31944in" style:rel-width="scale" style:rel-height="scale"><draw:text-box><text:p text:style-name="P1782"><text:span text:style-name="T1783">RELATÓRIO</text:span><text:span text:style-name="T1784"><text:s/></text:span><text:span text:style-name="T1785">METODOLÓGICO</text:span><text:span text:style-name="T1786"><text:tab/></text:span><text:span text:style-name="T1787"><text:page-number text:fixed="false">91</text:page-number></text:span></text:p></draw:text-box><svg:title/><svg:desc/></draw:frame></text:span><text:span text:style-name="T1788"><draw:frame draw:z-index="249820160" draw:id="id69" draw:style-name="a69" draw:name="Text Box 3" text:anchor-type="paragraph" svg:x="5.24514in" svg:y="0.35625in" svg:width="1.26528in" svg:height="0.13889in" style:rel-width="scale" style:rel-height="scale"><draw:text-box><text:p text:style-name="P1789"><text:span text:style-name="T1790">2018<text:s/></text:span><text:span text:style-name="T1791">PESQUISA TIC EDUCAÇÃO</text:span></text:p></draw:text-box><svg:title/><svg:desc/></draw:frame></text:span></text:p>
      </style:header>
      <style:header-left>
        <text:p text:style-name="P1792"><text:span text:style-name="T1793"><draw:frame draw:z-index="249821184" draw:id="id70" draw:style-name="a70" draw:name="Text Box 2" text:anchor-type="paragraph" svg:x="0.31528in" svg:y="0.34306in" svg:width="0.35069in" svg:height="0.31944in" style:rel-width="scale" style:rel-height="scale"><draw:text-box><text:p text:style-name="P1794"><text:span text:style-name="T1795"><text:page-number text:fixed="false">92</text:page-number></text:span></text:p></draw:text-box><svg:title/><svg:desc/></draw:frame></text:span><text:span text:style-name="T1796"><draw:frame draw:z-index="249822208" draw:id="id71" draw:style-name="a71" draw:name="Text Box 1" text:anchor-type="paragraph" svg:x="0.97014in" svg:y="0.35972in" svg:width="1.31806in" svg:height="0.25903in" style:rel-width="scale" style:rel-height="scale"><draw:text-box><text:p text:style-name="P1797"><text:span text:style-name="T1798">PESQUISA TIC EDUCAÇÃO<text:s/></text:span><text:span text:style-name="T1799">2018<text:s/></text:span><text:span text:style-name="T1800">RELATÓRIO METODOLÓGICO</text:span></text:p></draw:text-box><svg:title/><svg:desc/></draw:frame></text:span></text:p>
      </style:header-left>
    </style:master-page>
    <style:master-page style:name="MP13" style:page-layout-name="PL13">
      <style:header>
        <text:p text:style-name="P2219"><text:span text:style-name="T2220"><draw:frame draw:z-index="249819136" draw:id="id77" draw:style-name="a77" draw:name="Text Box 4" text:anchor-type="paragraph" svg:x="5.19722in" svg:y="0.33889in" svg:width="1.96528in" svg:height="0.31944in" style:rel-width="scale" style:rel-height="scale"><draw:text-box><text:p text:style-name="P2221"><text:span text:style-name="T2222">RELATÓRIO</text:span><text:span text:style-name="T2223"><text:s/></text:span><text:span text:style-name="T2224">METODOLÓGICO</text:span><text:span text:style-name="T2225"><text:tab/></text:span><text:span text:style-name="T2226"><text:page-number text:fixed="false">91</text:page-number></text:span></text:p></draw:text-box><svg:title/><svg:desc/></draw:frame></text:span><text:span text:style-name="T2227"><draw:frame draw:z-index="249820160" draw:id="id78" draw:style-name="a78" draw:name="Text Box 3" text:anchor-type="paragraph" svg:x="5.24514in" svg:y="0.35625in" svg:width="1.26528in" svg:height="0.13889in" style:rel-width="scale" style:rel-height="scale"><draw:text-box><text:p text:style-name="P2228"><text:span text:style-name="T2229">2018<text:s/></text:span><text:span text:style-name="T2230">PESQUISA TIC EDUCAÇÃO</text:span></text:p></draw:text-box><svg:title/><svg:desc/></draw:frame></text:span></text:p>
      </style:header>
      <style:header-left>
        <text:p text:style-name="P2231"><text:span text:style-name="T2232"><draw:frame draw:z-index="249821184" draw:id="id79" draw:style-name="a79" draw:name="Text Box 2" text:anchor-type="paragraph" svg:x="0.31528in" svg:y="0.34306in" svg:width="0.35069in" svg:height="0.31944in" style:rel-width="scale" style:rel-height="scale"><draw:text-box><text:p text:style-name="P2233"><text:span text:style-name="T2234"><text:page-number text:fixed="false">92</text:page-number></text:span></text:p></draw:text-box><svg:title/><svg:desc/></draw:frame></text:span><text:span text:style-name="T2235"><draw:frame draw:z-index="249822208" draw:id="id80" draw:style-name="a80" draw:name="Text Box 1" text:anchor-type="paragraph" svg:x="0.97014in" svg:y="0.35972in" svg:width="1.31806in" svg:height="0.25903in" style:rel-width="scale" style:rel-height="scale"><draw:text-box><text:p text:style-name="P2236"><text:span text:style-name="T2237">PESQUISA TIC EDUCAÇÃO<text:s/></text:span><text:span text:style-name="T2238">2018<text:s/></text:span><text:span text:style-name="T2239">RELATÓRIO METODOLÓGICO</text:span></text:p></draw:text-box><svg:title/><svg:desc/></draw:frame></text:span></text:p>
      </style:header-left>
    </style:master-page>
    <style:master-page style:name="MP14" style:page-layout-name="PL14">
      <style:header>
        <text:p text:style-name="P2407"><text:span text:style-name="T2408"><draw:frame draw:z-index="249819136" draw:id="id90" draw:style-name="a90" draw:name="Text Box 4" text:anchor-type="paragraph" svg:x="5.19722in" svg:y="0.33889in" svg:width="1.96528in" svg:height="0.31944in" style:rel-width="scale" style:rel-height="scale"><draw:text-box><text:p text:style-name="P2409"><text:span text:style-name="T2410">RELATÓRIO</text:span><text:span text:style-name="T2411"><text:s/></text:span><text:span text:style-name="T2412">METODOLÓGICO</text:span><text:span text:style-name="T2413"><text:tab/></text:span><text:span text:style-name="T2414"><text:page-number text:fixed="false">91</text:page-number></text:span></text:p></draw:text-box><svg:title/><svg:desc/></draw:frame></text:span><text:span text:style-name="T2415"><draw:frame draw:z-index="249820160" draw:id="id91" draw:style-name="a91" draw:name="Text Box 3" text:anchor-type="paragraph" svg:x="5.24514in" svg:y="0.35625in" svg:width="1.26528in" svg:height="0.13889in" style:rel-width="scale" style:rel-height="scale"><draw:text-box><text:p text:style-name="P2416"><text:span text:style-name="T2417">2018<text:s/></text:span><text:span text:style-name="T2418">PESQUISA TIC EDUCAÇÃO</text:span></text:p></draw:text-box><svg:title/><svg:desc/></draw:frame></text:span></text:p>
      </style:header>
      <style:header-left>
        <text:p text:style-name="P2419"><text:span text:style-name="T2420"><draw:frame draw:z-index="249821184" draw:id="id92" draw:style-name="a92" draw:name="Text Box 2" text:anchor-type="paragraph" svg:x="0.31528in" svg:y="0.34306in" svg:width="0.35069in" svg:height="0.31944in" style:rel-width="scale" style:rel-height="scale"><draw:text-box><text:p text:style-name="P2421"><text:span text:style-name="T2422"><text:page-number text:fixed="false">92</text:page-number></text:span></text:p></draw:text-box><svg:title/><svg:desc/></draw:frame></text:span><text:span text:style-name="T2423"><draw:frame draw:z-index="249822208" draw:id="id93" draw:style-name="a93" draw:name="Text Box 1" text:anchor-type="paragraph" svg:x="0.97014in" svg:y="0.35972in" svg:width="1.31806in" svg:height="0.25903in" style:rel-width="scale" style:rel-height="scale"><draw:text-box><text:p text:style-name="P2424"><text:span text:style-name="T2425">PESQUISA TIC EDUCAÇÃO<text:s/></text:span><text:span text:style-name="T2426">2018<text:s/></text:span><text:span text:style-name="T2427">RELATÓRIO METODOLÓGICO</text:span></text:p></draw:text-box><svg:title/><svg:desc/></draw:frame></text:span></text:p>
      </style:header-left>
    </style:master-page>
    <style:master-page style:name="MP27" style:page-layout-name="PL27">
      <style:header>
        <text:p text:style-name="P2803"><text:span text:style-name="T2804"><draw:frame draw:z-index="249819136" draw:id="id116" draw:style-name="a116" draw:name="Text Box 4" text:anchor-type="paragraph" svg:x="5.19722in" svg:y="0.33889in" svg:width="1.96528in" svg:height="0.31944in" style:rel-width="scale" style:rel-height="scale"><draw:text-box><text:p text:style-name="P2805"><text:span text:style-name="T2806">RELATÓRIO</text:span><text:span text:style-name="T2807"><text:s/></text:span><text:span text:style-name="T2808">METODOLÓGICO</text:span><text:span text:style-name="T2809"><text:tab/></text:span><text:span text:style-name="T2810"><text:page-number text:fixed="false">91</text:page-number></text:span></text:p></draw:text-box><svg:title/><svg:desc/></draw:frame></text:span><text:span text:style-name="T2811"><draw:frame draw:z-index="249820160" draw:id="id117" draw:style-name="a117" draw:name="Text Box 3" text:anchor-type="paragraph" svg:x="5.24514in" svg:y="0.35625in" svg:width="1.26528in" svg:height="0.13889in" style:rel-width="scale" style:rel-height="scale"><draw:text-box><text:p text:style-name="P2812"><text:span text:style-name="T2813">2018<text:s/></text:span><text:span text:style-name="T2814">PESQUISA TIC EDUCAÇÃO</text:span></text:p></draw:text-box><svg:title/><svg:desc/></draw:frame></text:span></text:p>
      </style:header>
      <style:header-left>
        <text:p text:style-name="P2815"><text:span text:style-name="T2816"><draw:frame draw:z-index="249821184" draw:id="id118" draw:style-name="a118" draw:name="Text Box 2" text:anchor-type="paragraph" svg:x="0.31528in" svg:y="0.34306in" svg:width="0.35069in" svg:height="0.31944in" style:rel-width="scale" style:rel-height="scale"><draw:text-box><text:p text:style-name="P2817"><text:span text:style-name="T2818"><text:page-number text:fixed="false">92</text:page-number></text:span></text:p></draw:text-box><svg:title/><svg:desc/></draw:frame></text:span><text:span text:style-name="T2819"><draw:frame draw:z-index="249822208" draw:id="id119" draw:style-name="a119" draw:name="Text Box 1" text:anchor-type="paragraph" svg:x="0.97014in" svg:y="0.35972in" svg:width="1.31806in" svg:height="0.25903in" style:rel-width="scale" style:rel-height="scale"><draw:text-box><text:p text:style-name="P2820"><text:span text:style-name="T2821">PESQUISA TIC EDUCAÇÃO<text:s/></text:span><text:span text:style-name="T2822">2018<text:s/></text:span><text:span text:style-name="T2823">RELATÓRIO METODOLÓGICO</text:span></text:p></draw:text-box><svg:title/><svg:desc/></draw:frame></text:span></text:p>
      </style:header-left>
    </style:master-page>
    <style:master-page style:name="MP28" style:page-layout-name="PL28">
      <style:header>
        <text:p text:style-name="P3198"><text:span text:style-name="T3199"><draw:frame draw:z-index="249819136" draw:id="id124" draw:style-name="a124" draw:name="Text Box 4" text:anchor-type="paragraph" svg:x="5.19722in" svg:y="0.33889in" svg:width="1.96528in" svg:height="0.31944in" style:rel-width="scale" style:rel-height="scale"><draw:text-box><text:p text:style-name="P3200"><text:span text:style-name="T3201">RELATÓRIO</text:span><text:span text:style-name="T3202"><text:s/></text:span><text:span text:style-name="T3203">METODOLÓGICO</text:span><text:span text:style-name="T3204"><text:tab/></text:span><text:span text:style-name="T3205"><text:page-number text:fixed="false">91</text:page-number></text:span></text:p></draw:text-box><svg:title/><svg:desc/></draw:frame></text:span><text:span text:style-name="T3206"><draw:frame draw:z-index="249820160" draw:id="id125" draw:style-name="a125" draw:name="Text Box 3" text:anchor-type="paragraph" svg:x="5.24514in" svg:y="0.35625in" svg:width="1.26528in" svg:height="0.13889in" style:rel-width="scale" style:rel-height="scale"><draw:text-box><text:p text:style-name="P3207"><text:span text:style-name="T3208">2018<text:s/></text:span><text:span text:style-name="T3209">PESQUISA TIC EDUCAÇÃO</text:span></text:p></draw:text-box><svg:title/><svg:desc/></draw:frame></text:span></text:p>
      </style:header>
      <style:header-left>
        <text:p text:style-name="P3210"><text:span text:style-name="T3211"><draw:frame draw:z-index="249821184" draw:id="id126" draw:style-name="a126" draw:name="Text Box 2" text:anchor-type="paragraph" svg:x="0.31528in" svg:y="0.34306in" svg:width="0.35069in" svg:height="0.31944in" style:rel-width="scale" style:rel-height="scale"><draw:text-box><text:p text:style-name="P3212"><text:span text:style-name="T3213"><text:page-number text:fixed="false">92</text:page-number></text:span></text:p></draw:text-box><svg:title/><svg:desc/></draw:frame></text:span><text:span text:style-name="T3214"><draw:frame draw:z-index="249822208" draw:id="id127" draw:style-name="a127" draw:name="Text Box 1" text:anchor-type="paragraph" svg:x="0.97014in" svg:y="0.35972in" svg:width="1.31806in" svg:height="0.25903in" style:rel-width="scale" style:rel-height="scale"><draw:text-box><text:p text:style-name="P3215"><text:span text:style-name="T3216">PESQUISA TIC EDUCAÇÃO<text:s/></text:span><text:span text:style-name="T3217">2018<text:s/></text:span><text:span text:style-name="T3218">RELATÓRIO METODOLÓGICO</text:span></text:p></draw:text-box><svg:title/><svg:desc/></draw:frame></text:span></text:p>
      </style:header-left>
    </style:master-page>
    <style:master-page style:name="MP29" style:page-layout-name="PL29">
      <style:header>
        <text:p text:style-name="P3344"><text:span text:style-name="T3345"><draw:frame draw:z-index="249819136" draw:id="id130" draw:style-name="a130" draw:name="Text Box 4" text:anchor-type="paragraph" svg:x="5.19722in" svg:y="0.33889in" svg:width="1.96528in" svg:height="0.31944in" style:rel-width="scale" style:rel-height="scale"><draw:text-box><text:p text:style-name="P3346"><text:span text:style-name="T3347">RELATÓRIO</text:span><text:span text:style-name="T3348"><text:s/></text:span><text:span text:style-name="T3349">METODOLÓGICO</text:span><text:span text:style-name="T3350"><text:tab/></text:span><text:span text:style-name="T3351"><text:page-number text:fixed="false">91</text:page-number></text:span></text:p></draw:text-box><svg:title/><svg:desc/></draw:frame></text:span><text:span text:style-name="T3352"><draw:frame draw:z-index="249820160" draw:id="id131" draw:style-name="a131" draw:name="Text Box 3" text:anchor-type="paragraph" svg:x="5.24514in" svg:y="0.35625in" svg:width="1.26528in" svg:height="0.13889in" style:rel-width="scale" style:rel-height="scale"><draw:text-box><text:p text:style-name="P3353"><text:span text:style-name="T3354">2018<text:s/></text:span><text:span text:style-name="T3355">PESQUISA TIC EDUCAÇÃO</text:span></text:p></draw:text-box><svg:title/><svg:desc/></draw:frame></text:span></text:p>
      </style:header>
      <style:header-left>
        <text:p text:style-name="P3356"><text:span text:style-name="T3357"><draw:frame draw:z-index="249821184" draw:id="id132" draw:style-name="a132" draw:name="Text Box 2" text:anchor-type="paragraph" svg:x="0.31528in" svg:y="0.34306in" svg:width="0.35069in" svg:height="0.31944in" style:rel-width="scale" style:rel-height="scale"><draw:text-box><text:p text:style-name="P3358"><text:span text:style-name="T3359"><text:page-number text:fixed="false">92</text:page-number></text:span></text:p></draw:text-box><svg:title/><svg:desc/></draw:frame></text:span><text:span text:style-name="T3360"><draw:frame draw:z-index="249822208" draw:id="id133" draw:style-name="a133" draw:name="Text Box 1" text:anchor-type="paragraph" svg:x="0.97014in" svg:y="0.35972in" svg:width="1.31806in" svg:height="0.25903in" style:rel-width="scale" style:rel-height="scale"><draw:text-box><text:p text:style-name="P3361"><text:span text:style-name="T3362">PESQUISA TIC EDUCAÇÃO<text:s/></text:span><text:span text:style-name="T3363">2018<text:s/></text:span><text:span text:style-name="T3364">RELATÓRIO METODOLÓGICO</text:span></text:p></draw:text-box><svg:title/><svg:desc/></draw:frame></text:span></text:p>
      </style:header-left>
    </style:master-page>
    <style:master-page style:name="MP43" style:page-layout-name="PL43">
      <style:header>
        <text:p text:style-name="P3681"><text:span text:style-name="T3682"><draw:frame draw:z-index="249819136" draw:id="id168" draw:style-name="a168" draw:name="Text Box 4" text:anchor-type="paragraph" svg:x="5.19722in" svg:y="0.33889in" svg:width="1.96528in" svg:height="0.31944in" style:rel-width="scale" style:rel-height="scale"><draw:text-box><text:p text:style-name="P3683"><text:span text:style-name="T3684">RELATÓRIO</text:span><text:span text:style-name="T3685"><text:s/></text:span><text:span text:style-name="T3686">METODOLÓGICO</text:span><text:span text:style-name="T3687"><text:tab/></text:span><text:span text:style-name="T3688"><text:page-number text:fixed="false">91</text:page-number></text:span></text:p></draw:text-box><svg:title/><svg:desc/></draw:frame></text:span><text:span text:style-name="T3689"><draw:frame draw:z-index="249820160" draw:id="id169" draw:style-name="a169" draw:name="Text Box 3" text:anchor-type="paragraph" svg:x="5.24514in" svg:y="0.35625in" svg:width="1.26528in" svg:height="0.13889in" style:rel-width="scale" style:rel-height="scale"><draw:text-box><text:p text:style-name="P3690"><text:span text:style-name="T3691">2018<text:s/></text:span><text:span text:style-name="T3692">PESQUISA TIC EDUCAÇÃO</text:span></text:p></draw:text-box><svg:title/><svg:desc/></draw:frame></text:span></text:p>
      </style:header>
      <style:header-left>
        <text:p text:style-name="P3693"><text:span text:style-name="T3694"><draw:frame draw:z-index="249821184" draw:id="id170" draw:style-name="a170" draw:name="Text Box 2" text:anchor-type="paragraph" svg:x="0.31528in" svg:y="0.34306in" svg:width="0.35069in" svg:height="0.31944in" style:rel-width="scale" style:rel-height="scale"><draw:text-box><text:p text:style-name="P3695"><text:span text:style-name="T3696"><text:page-number text:fixed="false">92</text:page-number></text:span></text:p></draw:text-box><svg:title/><svg:desc/></draw:frame></text:span><text:span text:style-name="T3697"><draw:frame draw:z-index="249822208" draw:id="id171" draw:style-name="a171" draw:name="Text Box 1" text:anchor-type="paragraph" svg:x="0.97014in" svg:y="0.35972in" svg:width="1.31806in" svg:height="0.25903in" style:rel-width="scale" style:rel-height="scale"><draw:text-box><text:p text:style-name="P3698"><text:span text:style-name="T3699">PESQUISA TIC EDUCAÇÃO<text:s/></text:span><text:span text:style-name="T3700">2018<text:s/></text:span><text:span text:style-name="T3701">RELATÓRIO METODOLÓGICO</text:span></text:p></draw:text-box><svg:title/><svg:desc/></draw:frame></text:span></text:p>
      </style:header-left>
    </style:master-page>
    <style:master-page style:name="MP49" style:page-layout-name="PL49">
      <style:header>
        <text:p text:style-name="P4118"><text:span text:style-name="T4119"><draw:frame draw:z-index="249819136" draw:id="id184" draw:style-name="a184" draw:name="Text Box 4" text:anchor-type="paragraph" svg:x="5.19722in" svg:y="0.33889in" svg:width="1.96528in" svg:height="0.31944in" style:rel-width="scale" style:rel-height="scale"><draw:text-box><text:p text:style-name="P4120"><text:span text:style-name="T4121">RELATÓRIO</text:span><text:span text:style-name="T4122"><text:s/></text:span><text:span text:style-name="T4123">METODOLÓGICO</text:span><text:span text:style-name="T4124"><text:tab/></text:span><text:span text:style-name="T4125"><text:page-number text:fixed="false">91</text:page-number></text:span></text:p></draw:text-box><svg:title/><svg:desc/></draw:frame></text:span><text:span text:style-name="T4126"><draw:frame draw:z-index="249820160" draw:id="id185" draw:style-name="a185" draw:name="Text Box 3" text:anchor-type="paragraph" svg:x="5.24514in" svg:y="0.35625in" svg:width="1.26528in" svg:height="0.13889in" style:rel-width="scale" style:rel-height="scale"><draw:text-box><text:p text:style-name="P4127"><text:span text:style-name="T4128">2018<text:s/></text:span><text:span text:style-name="T4129">PESQUISA TIC EDUCAÇÃO</text:span></text:p></draw:text-box><svg:title/><svg:desc/></draw:frame></text:span></text:p>
      </style:header>
      <style:header-left>
        <text:p text:style-name="P4130"><text:span text:style-name="T4131"><draw:frame draw:z-index="249821184" draw:id="id186" draw:style-name="a186" draw:name="Text Box 2" text:anchor-type="paragraph" svg:x="0.31528in" svg:y="0.34306in" svg:width="0.35069in" svg:height="0.31944in" style:rel-width="scale" style:rel-height="scale"><draw:text-box><text:p text:style-name="P4132"><text:span text:style-name="T4133"><text:page-number text:fixed="false">92</text:page-number></text:span></text:p></draw:text-box><svg:title/><svg:desc/></draw:frame></text:span><text:span text:style-name="T4134"><draw:frame draw:z-index="249822208" draw:id="id187" draw:style-name="a187" draw:name="Text Box 1" text:anchor-type="paragraph" svg:x="0.97014in" svg:y="0.35972in" svg:width="1.31806in" svg:height="0.25903in" style:rel-width="scale" style:rel-height="scale"><draw:text-box><text:p text:style-name="P4135"><text:span text:style-name="T4136">PESQUISA TIC EDUCAÇÃO<text:s/></text:span><text:span text:style-name="T4137">2018<text:s/></text:span><text:span text:style-name="T4138">RELATÓRIO METODOLÓGICO</text:span></text:p></draw:text-box><svg:title/><svg:desc/></draw:frame></text:span></text:p>
      </style:header-left>
    </style:master-page>
    <style:master-page style:name="MP62" style:page-layout-name="PL62">
      <style:header>
        <text:p text:style-name="P4631"><text:span text:style-name="T4632"><draw:frame draw:z-index="249819136" draw:id="id206" draw:style-name="a206" draw:name="Text Box 4" text:anchor-type="paragraph" svg:x="5.19722in" svg:y="0.33889in" svg:width="1.96528in" svg:height="0.31944in" style:rel-width="scale" style:rel-height="scale"><draw:text-box><text:p text:style-name="P4633"><text:span text:style-name="T4634">RELATÓRIO</text:span><text:span text:style-name="T4635"><text:s/></text:span><text:span text:style-name="T4636">METODOLÓGICO</text:span><text:span text:style-name="T4637"><text:tab/></text:span><text:span text:style-name="T4638"><text:page-number text:fixed="false">91</text:page-number></text:span></text:p></draw:text-box><svg:title/><svg:desc/></draw:frame></text:span><text:span text:style-name="T4639"><draw:frame draw:z-index="249820160" draw:id="id207" draw:style-name="a207" draw:name="Text Box 3" text:anchor-type="paragraph" svg:x="5.24514in" svg:y="0.35625in" svg:width="1.26528in" svg:height="0.13889in" style:rel-width="scale" style:rel-height="scale"><draw:text-box><text:p text:style-name="P4640"><text:span text:style-name="T4641">2018<text:s/></text:span><text:span text:style-name="T4642">PESQUISA TIC EDUCAÇÃO</text:span></text:p></draw:text-box><svg:title/><svg:desc/></draw:frame></text:span></text:p>
      </style:header>
      <style:header-left>
        <text:p text:style-name="P4643"><text:span text:style-name="T4644"><draw:frame draw:z-index="249821184" draw:id="id208" draw:style-name="a208" draw:name="Text Box 2" text:anchor-type="paragraph" svg:x="0.31528in" svg:y="0.34306in" svg:width="0.35069in" svg:height="0.31944in" style:rel-width="scale" style:rel-height="scale"><draw:text-box><text:p text:style-name="P4645"><text:span text:style-name="T4646"><text:page-number text:fixed="false">92</text:page-number></text:span></text:p></draw:text-box><svg:title/><svg:desc/></draw:frame></text:span><text:span text:style-name="T4647"><draw:frame draw:z-index="249822208" draw:id="id209" draw:style-name="a209" draw:name="Text Box 1" text:anchor-type="paragraph" svg:x="0.97014in" svg:y="0.35972in" svg:width="1.31806in" svg:height="0.25903in" style:rel-width="scale" style:rel-height="scale"><draw:text-box><text:p text:style-name="P4648"><text:span text:style-name="T4649">PESQUISA TIC EDUCAÇÃO<text:s/></text:span><text:span text:style-name="T4650">2018<text:s/></text:span><text:span text:style-name="T4651">RELATÓRIO METODOLÓGICO</text:span></text:p></draw:text-box><svg:title/><svg:desc/></draw:frame></text:span></text:p>
      </style:header-left>
    </style:master-page>
    <style:master-page style:name="MP68" style:page-layout-name="PL68">
      <style:header>
        <text:p text:style-name="P5091"><text:span text:style-name="T5092"><draw:frame draw:z-index="249819136" draw:id="id224" draw:style-name="a224" draw:name="Text Box 4" text:anchor-type="paragraph" svg:x="5.19722in" svg:y="0.33889in" svg:width="1.96528in" svg:height="0.31944in" style:rel-width="scale" style:rel-height="scale"><draw:text-box><text:p text:style-name="P5093"><text:span text:style-name="T5094">RELATÓRIO</text:span><text:span text:style-name="T5095"><text:s/></text:span><text:span text:style-name="T5096">METODOLÓGICO</text:span><text:span text:style-name="T5097"><text:tab/></text:span><text:span text:style-name="T5098"><text:page-number text:fixed="false">91</text:page-number></text:span></text:p></draw:text-box><svg:title/><svg:desc/></draw:frame></text:span><text:span text:style-name="T5099"><draw:frame draw:z-index="249820160" draw:id="id225" draw:style-name="a225" draw:name="Text Box 3" text:anchor-type="paragraph" svg:x="5.24514in" svg:y="0.35625in" svg:width="1.26528in" svg:height="0.13889in" style:rel-width="scale" style:rel-height="scale"><draw:text-box><text:p text:style-name="P5100"><text:span text:style-name="T5101">2018<text:s/></text:span><text:span text:style-name="T5102">PESQUISA TIC EDUCAÇÃO</text:span></text:p></draw:text-box><svg:title/><svg:desc/></draw:frame></text:span></text:p>
      </style:header>
      <style:header-left>
        <text:p text:style-name="P5103"><text:span text:style-name="T5104"><draw:frame draw:z-index="249821184" draw:id="id226" draw:style-name="a226" draw:name="Text Box 2" text:anchor-type="paragraph" svg:x="0.31528in" svg:y="0.34306in" svg:width="0.35069in" svg:height="0.31944in" style:rel-width="scale" style:rel-height="scale"><draw:text-box><text:p text:style-name="P5105"><text:span text:style-name="T5106"><text:page-number text:fixed="false">92</text:page-number></text:span></text:p></draw:text-box><svg:title/><svg:desc/></draw:frame></text:span><text:span text:style-name="T5107"><draw:frame draw:z-index="249822208" draw:id="id227" draw:style-name="a227" draw:name="Text Box 1" text:anchor-type="paragraph" svg:x="0.97014in" svg:y="0.35972in" svg:width="1.31806in" svg:height="0.25903in" style:rel-width="scale" style:rel-height="scale"><draw:text-box><text:p text:style-name="P5108"><text:span text:style-name="T5109">PESQUISA TIC EDUCAÇÃO<text:s/></text:span><text:span text:style-name="T5110">2018<text:s/></text:span><text:span text:style-name="T5111">RELATÓRIO METODOLÓGICO</text:span></text:p></draw:text-box><svg:title/><svg:desc/></draw:frame></text:span></text:p>
      </style:header-left>
    </style:master-page>
    <style:master-page style:name="MP69" style:page-layout-name="PL69">
      <style:header>
        <text:p text:style-name="P5400"><text:span text:style-name="T5401"><draw:frame draw:z-index="249819136" draw:id="id230" draw:style-name="a230" draw:name="Text Box 4" text:anchor-type="paragraph" svg:x="5.19722in" svg:y="0.33889in" svg:width="1.96528in" svg:height="0.31944in" style:rel-width="scale" style:rel-height="scale"><draw:text-box><text:p text:style-name="P5402"><text:span text:style-name="T5403">RELATÓRIO</text:span><text:span text:style-name="T5404"><text:s/></text:span><text:span text:style-name="T5405">METODOLÓGICO</text:span><text:span text:style-name="T5406"><text:tab/></text:span><text:span text:style-name="T5407"><text:page-number text:fixed="false">91</text:page-number></text:span></text:p></draw:text-box><svg:title/><svg:desc/></draw:frame></text:span><text:span text:style-name="T5408"><draw:frame draw:z-index="249820160" draw:id="id231" draw:style-name="a231" draw:name="Text Box 3" text:anchor-type="paragraph" svg:x="5.24514in" svg:y="0.35625in" svg:width="1.26528in" svg:height="0.13889in" style:rel-width="scale" style:rel-height="scale"><draw:text-box><text:p text:style-name="P5409"><text:span text:style-name="T5410">2018<text:s/></text:span><text:span text:style-name="T5411">PESQUISA TIC EDUCAÇÃO</text:span></text:p></draw:text-box><svg:title/><svg:desc/></draw:frame></text:span></text:p>
      </style:header>
      <style:header-left>
        <text:p text:style-name="P5412"><text:span text:style-name="T5413"><draw:frame draw:z-index="249821184" draw:id="id232" draw:style-name="a232" draw:name="Text Box 2" text:anchor-type="paragraph" svg:x="0.31528in" svg:y="0.34306in" svg:width="0.35069in" svg:height="0.31944in" style:rel-width="scale" style:rel-height="scale"><draw:text-box><text:p text:style-name="P5414"><text:span text:style-name="T5415"><text:page-number text:fixed="false">92</text:page-number></text:span></text:p></draw:text-box><svg:title/><svg:desc/></draw:frame></text:span><text:span text:style-name="T5416"><draw:frame draw:z-index="249822208" draw:id="id233" draw:style-name="a233" draw:name="Text Box 1" text:anchor-type="paragraph" svg:x="0.97014in" svg:y="0.35972in" svg:width="1.31806in" svg:height="0.25903in" style:rel-width="scale" style:rel-height="scale"><draw:text-box><text:p text:style-name="P5417"><text:span text:style-name="T5418">PESQUISA TIC EDUCAÇÃO<text:s/></text:span><text:span text:style-name="T5419">2018<text:s/></text:span><text:span text:style-name="T5420">RELATÓRIO METODOLÓGICO</text:span></text:p></draw:text-box><svg:title/><svg:desc/></draw:frame></text:span></text:p>
      </style:header-left>
    </style:master-page>
    <style:master-page style:name="MP70" style:page-layout-name="PL70">
      <style:header>
        <text:p text:style-name="P5671"><text:span text:style-name="T5672"><draw:frame draw:z-index="249819136" draw:id="id237" draw:style-name="a237" draw:name="Text Box 4" text:anchor-type="paragraph" svg:x="5.19722in" svg:y="0.33889in" svg:width="1.96528in" svg:height="0.31944in" style:rel-width="scale" style:rel-height="scale"><draw:text-box><text:p text:style-name="P5673"><text:span text:style-name="T5674">RELATÓRIO</text:span><text:span text:style-name="T5675"><text:s/></text:span><text:span text:style-name="T5676">METODOLÓGICO</text:span><text:span text:style-name="T5677"><text:tab/></text:span><text:span text:style-name="T5678"><text:page-number text:fixed="false">91</text:page-number></text:span></text:p></draw:text-box><svg:title/><svg:desc/></draw:frame></text:span><text:span text:style-name="T5679"><draw:frame draw:z-index="249820160" draw:id="id238" draw:style-name="a238" draw:name="Text Box 3" text:anchor-type="paragraph" svg:x="5.24514in" svg:y="0.35625in" svg:width="1.26528in" svg:height="0.13889in" style:rel-width="scale" style:rel-height="scale"><draw:text-box><text:p text:style-name="P5680"><text:span text:style-name="T5681">2018<text:s/></text:span><text:span text:style-name="T5682">PESQUISA TIC EDUCAÇÃO</text:span></text:p></draw:text-box><svg:title/><svg:desc/></draw:frame></text:span></text:p>
      </style:header>
      <style:header-left>
        <text:p text:style-name="P5683"><text:span text:style-name="T5684"><draw:frame draw:z-index="249821184" draw:id="id239" draw:style-name="a239" draw:name="Text Box 2" text:anchor-type="paragraph" svg:x="0.31528in" svg:y="0.34306in" svg:width="0.35069in" svg:height="0.31944in" style:rel-width="scale" style:rel-height="scale"><draw:text-box><text:p text:style-name="P5685"><text:span text:style-name="T5686"><text:page-number text:fixed="false">92</text:page-number></text:span></text:p></draw:text-box><svg:title/><svg:desc/></draw:frame></text:span><text:span text:style-name="T5687"><draw:frame draw:z-index="249822208" draw:id="id240" draw:style-name="a240" draw:name="Text Box 1" text:anchor-type="paragraph" svg:x="0.97014in" svg:y="0.35972in" svg:width="1.31806in" svg:height="0.25903in" style:rel-width="scale" style:rel-height="scale"><draw:text-box><text:p text:style-name="P5688"><text:span text:style-name="T5689">PESQUISA TIC EDUCAÇÃO<text:s/></text:span><text:span text:style-name="T5690">2018<text:s/></text:span><text:span text:style-name="T5691">RELATÓRIO METODOLÓGICO</text:span></text:p></draw:text-box><svg:title/><svg:desc/></draw:frame></text:span></text:p>
      </style:header-left>
    </style:master-page>
    <style:master-page style:name="MP73" style:page-layout-name="PL73">
      <style:header>
        <text:p text:style-name="P5794"><text:span text:style-name="T5795"><draw:frame draw:z-index="249819136" draw:id="id245" draw:style-name="a245" draw:name="Text Box 4" text:anchor-type="paragraph" svg:x="5.19722in" svg:y="0.33889in" svg:width="1.96528in" svg:height="0.31944in" style:rel-width="scale" style:rel-height="scale"><draw:text-box><text:p text:style-name="P5796"><text:span text:style-name="T5797">RELATÓRIO</text:span><text:span text:style-name="T5798"><text:s/></text:span><text:span text:style-name="T5799">METODOLÓGICO</text:span><text:span text:style-name="T5800"><text:tab/></text:span><text:span text:style-name="T5801"><text:page-number text:fixed="false">91</text:page-number></text:span></text:p></draw:text-box><svg:title/><svg:desc/></draw:frame></text:span><text:span text:style-name="T5802"><draw:frame draw:z-index="249820160" draw:id="id246" draw:style-name="a246" draw:name="Text Box 3" text:anchor-type="paragraph" svg:x="5.24514in" svg:y="0.35625in" svg:width="1.26528in" svg:height="0.13889in" style:rel-width="scale" style:rel-height="scale"><draw:text-box><text:p text:style-name="P5803"><text:span text:style-name="T5804">2018<text:s/></text:span><text:span text:style-name="T5805">PESQUISA TIC EDUCAÇÃO</text:span></text:p></draw:text-box><svg:title/><svg:desc/></draw:frame></text:span></text:p>
      </style:header>
      <style:header-left>
        <text:p text:style-name="P5806"><text:span text:style-name="T5807"><draw:frame draw:z-index="249821184" draw:id="id247" draw:style-name="a247" draw:name="Text Box 2" text:anchor-type="paragraph" svg:x="0.31528in" svg:y="0.34306in" svg:width="0.35069in" svg:height="0.31944in" style:rel-width="scale" style:rel-height="scale"><draw:text-box><text:p text:style-name="P5808"><text:span text:style-name="T5809"><text:page-number text:fixed="false">92</text:page-number></text:span></text:p></draw:text-box><svg:title/><svg:desc/></draw:frame></text:span><text:span text:style-name="T5810"><draw:frame draw:z-index="249822208" draw:id="id248" draw:style-name="a248" draw:name="Text Box 1" text:anchor-type="paragraph" svg:x="0.97014in" svg:y="0.35972in" svg:width="1.31806in" svg:height="0.25903in" style:rel-width="scale" style:rel-height="scale"><draw:text-box><text:p text:style-name="P5811"><text:span text:style-name="T5812">PESQUISA TIC EDUCAÇÃO<text:s/></text:span><text:span text:style-name="T5813">2018<text:s/></text:span><text:span text:style-name="T5814">RELATÓRIO METODOLÓGICO</text:span></text:p></draw:text-box><svg:title/><svg:desc/></draw:frame></text:span></text:p>
      </style:header-left>
    </style:master-page>
    <style:master-page style:name="MP75" style:page-layout-name="PL75">
      <style:header>
        <text:p text:style-name="P6018"><text:span text:style-name="T6019"><draw:frame draw:z-index="249819136" draw:id="id252" draw:style-name="a252" draw:name="Text Box 4" text:anchor-type="paragraph" svg:x="5.19722in" svg:y="0.33889in" svg:width="1.96528in" svg:height="0.31944in" style:rel-width="scale" style:rel-height="scale"><draw:text-box><text:p text:style-name="P6020"><text:span text:style-name="T6021">RELATÓRIO</text:span><text:span text:style-name="T6022"><text:s/></text:span><text:span text:style-name="T6023">METODOLÓGICO</text:span><text:span text:style-name="T6024"><text:tab/></text:span><text:span text:style-name="T6025"><text:page-number text:fixed="false">91</text:page-number></text:span></text:p></draw:text-box><svg:title/><svg:desc/></draw:frame></text:span><text:span text:style-name="T6026"><draw:frame draw:z-index="249820160" draw:id="id253" draw:style-name="a253" draw:name="Text Box 3" text:anchor-type="paragraph" svg:x="5.24514in" svg:y="0.35625in" svg:width="1.26528in" svg:height="0.13889in" style:rel-width="scale" style:rel-height="scale"><draw:text-box><text:p text:style-name="P6027"><text:span text:style-name="T6028">2018<text:s/></text:span><text:span text:style-name="T6029">PESQUISA TIC EDUCAÇÃO</text:span></text:p></draw:text-box><svg:title/><svg:desc/></draw:frame></text:span></text:p>
      </style:header>
      <style:header-left>
        <text:p text:style-name="P6030"><text:span text:style-name="T6031"><draw:frame draw:z-index="249821184" draw:id="id254" draw:style-name="a254" draw:name="Text Box 2" text:anchor-type="paragraph" svg:x="0.31528in" svg:y="0.34306in" svg:width="0.35069in" svg:height="0.31944in" style:rel-width="scale" style:rel-height="scale"><draw:text-box><text:p text:style-name="P6032"><text:span text:style-name="T6033"><text:page-number text:fixed="false">92</text:page-number></text:span></text:p></draw:text-box><svg:title/><svg:desc/></draw:frame></text:span><text:span text:style-name="T6034"><draw:frame draw:z-index="249822208" draw:id="id255" draw:style-name="a255" draw:name="Text Box 1" text:anchor-type="paragraph" svg:x="0.97014in" svg:y="0.35972in" svg:width="1.31806in" svg:height="0.25903in" style:rel-width="scale" style:rel-height="scale"><draw:text-box><text:p text:style-name="P6035"><text:span text:style-name="T6036">PESQUISA TIC EDUCAÇÃO<text:s/></text:span><text:span text:style-name="T6037">2018<text:s/></text:span><text:span text:style-name="T6038">RELATÓRIO METODOLÓGICO</text:span></text:p></draw:text-box><svg:title/><svg:desc/></draw:frame></text:span></text:p>
      </style:header-left>
    </style:master-page>
    <style:master-page style:name="MP78" style:page-layout-name="PL78">
      <style:header>
        <text:p text:style-name="P6301"><text:span text:style-name="T6302"><draw:frame draw:z-index="249819136" draw:id="id262" draw:style-name="a262" draw:name="Text Box 4" text:anchor-type="paragraph" svg:x="5.19722in" svg:y="0.33889in" svg:width="1.96528in" svg:height="0.31944in" style:rel-width="scale" style:rel-height="scale"><draw:text-box><text:p text:style-name="P6303"><text:span text:style-name="T6304">RELATÓRIO</text:span><text:span text:style-name="T6305"><text:s/></text:span><text:span text:style-name="T6306">METODOLÓGICO</text:span><text:span text:style-name="T6307"><text:tab/></text:span><text:span text:style-name="T6308"><text:page-number text:fixed="false">91</text:page-number></text:span></text:p></draw:text-box><svg:title/><svg:desc/></draw:frame></text:span><text:span text:style-name="T6309"><draw:frame draw:z-index="249820160" draw:id="id263" draw:style-name="a263" draw:name="Text Box 3" text:anchor-type="paragraph" svg:x="5.24514in" svg:y="0.35625in" svg:width="1.26528in" svg:height="0.13889in" style:rel-width="scale" style:rel-height="scale"><draw:text-box><text:p text:style-name="P6310"><text:span text:style-name="T6311">2018<text:s/></text:span><text:span text:style-name="T6312">PESQUISA TIC EDUCAÇÃO</text:span></text:p></draw:text-box><svg:title/><svg:desc/></draw:frame></text:span></text:p>
      </style:header>
      <style:header-left>
        <text:p text:style-name="P6313"><text:span text:style-name="T6314"><draw:frame draw:z-index="249821184" draw:id="id264" draw:style-name="a264" draw:name="Text Box 2" text:anchor-type="paragraph" svg:x="0.31528in" svg:y="0.34306in" svg:width="0.35069in" svg:height="0.31944in" style:rel-width="scale" style:rel-height="scale"><draw:text-box><text:p text:style-name="P6315"><text:span text:style-name="T6316"><text:page-number text:fixed="false">92</text:page-number></text:span></text:p></draw:text-box><svg:title/><svg:desc/></draw:frame></text:span><text:span text:style-name="T6317"><draw:frame draw:z-index="249822208" draw:id="id265" draw:style-name="a265" draw:name="Text Box 1" text:anchor-type="paragraph" svg:x="0.97014in" svg:y="0.35972in" svg:width="1.31806in" svg:height="0.25903in" style:rel-width="scale" style:rel-height="scale"><draw:text-box><text:p text:style-name="P6318"><text:span text:style-name="T6319">PESQUISA TIC EDUCAÇÃO<text:s/></text:span><text:span text:style-name="T6320">2018<text:s/></text:span><text:span text:style-name="T6321">RELATÓRIO METODOLÓGICO</text:span></text:p></draw:text-box><svg:title/><svg:desc/></draw:frame></text:span></text:p>
      </style:header-left>
    </style:master-page>
    <style:master-page style:name="MP79" style:page-layout-name="PL79">
      <style:header>
        <text:p text:style-name="P6536"><text:span text:style-name="T6537"><draw:frame draw:z-index="249819136" draw:id="id269" draw:style-name="a269" draw:name="Text Box 4" text:anchor-type="paragraph" svg:x="5.19722in" svg:y="0.33889in" svg:width="1.96528in" svg:height="0.31944in" style:rel-width="scale" style:rel-height="scale"><draw:text-box><text:p text:style-name="P6538"><text:span text:style-name="T6539">RELATÓRIO</text:span><text:span text:style-name="T6540"><text:s/></text:span><text:span text:style-name="T6541">METODOLÓGICO</text:span><text:span text:style-name="T6542"><text:tab/></text:span><text:span text:style-name="T6543"><text:page-number text:fixed="false">91</text:page-number></text:span></text:p></draw:text-box><svg:title/><svg:desc/></draw:frame></text:span><text:span text:style-name="T6544"><draw:frame draw:z-index="249820160" draw:id="id270" draw:style-name="a270" draw:name="Text Box 3" text:anchor-type="paragraph" svg:x="5.24514in" svg:y="0.35625in" svg:width="1.26528in" svg:height="0.13889in" style:rel-width="scale" style:rel-height="scale"><draw:text-box><text:p text:style-name="P6545"><text:span text:style-name="T6546">2018<text:s/></text:span><text:span text:style-name="T6547">PESQUISA TIC EDUCAÇÃO</text:span></text:p></draw:text-box><svg:title/><svg:desc/></draw:frame></text:span></text:p>
      </style:header>
      <style:header-left>
        <text:p text:style-name="P6548"><text:span text:style-name="T6549"><draw:frame draw:z-index="249821184" draw:id="id271" draw:style-name="a271" draw:name="Text Box 2" text:anchor-type="paragraph" svg:x="0.31528in" svg:y="0.34306in" svg:width="0.35069in" svg:height="0.31944in" style:rel-width="scale" style:rel-height="scale"><draw:text-box><text:p text:style-name="P6550"><text:span text:style-name="T6551"><text:page-number text:fixed="false">92</text:page-number></text:span></text:p></draw:text-box><svg:title/><svg:desc/></draw:frame></text:span><text:span text:style-name="T6552"><draw:frame draw:z-index="249822208" draw:id="id272" draw:style-name="a272" draw:name="Text Box 1" text:anchor-type="paragraph" svg:x="0.97014in" svg:y="0.35972in" svg:width="1.31806in" svg:height="0.25903in" style:rel-width="scale" style:rel-height="scale"><draw:text-box><text:p text:style-name="P6553"><text:span text:style-name="T6554">PESQUISA TIC EDUCAÇÃO<text:s/></text:span><text:span text:style-name="T6555">2018<text:s/></text:span><text:span text:style-name="T6556">RELATÓRIO METODOLÓGICO</text:span></text:p></draw:text-box><svg:title/><svg:desc/></draw:frame></text:span></text:p>
      </style:head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meta:initial-creator>
    <dc:creator>Luiza C</dc:creator>
    <meta:creation-date>2020-08-26T13:00:00Z</meta:creation-date>
    <dc:date>2020-08-26T13:00:00Z</dc:date>
    <meta:template xlink:href="Normal" xlink:type="simple"/>
    <meta:editing-cycles>2</meta:editing-cycles>
    <meta:editing-duration>PT120S</meta:editing-duration>
    <meta:user-defined meta:name="Created" meta:value-type="date">2020-08-26T00:00:00Z</meta:user-defined>
    <meta:user-defined meta:name="LastSaved" meta:value-type="date">2020-08-26T00:00:00Z</meta:user-defined>
    <meta:document-statistic meta:page-count="23" meta:paragraph-count="97" meta:word-count="7258" meta:character-count="48534" meta:row-count="344" meta:non-whitespace-character-count="41373"/>
  </office:meta>
</office:document-meta>
</file>